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368106430295" calcext:value-type="float">
            <text:p>0.389368106430295</text:p>
          </table:table-cell>
          <table:table-cell table:style-name="ce4" table:formula="of:=[$Redistribution_central.C23]" office:value-type="float" office:value="0.45625364334987" calcext:value-type="float">
            <text:p>0.45625364334987</text:p>
          </table:table-cell>
          <table:table-cell table:style-name="ce4" table:formula="of:=[$Redistribution_central.D23]" office:value-type="float" office:value="0.404910467245035" calcext:value-type="float">
            <text:p>0.404910467245035</text:p>
          </table:table-cell>
          <table:table-cell table:style-name="ce4" table:formula="of:=[$Redistribution_central.E23]" office:value-type="float" office:value="0.437953144629884" calcext:value-type="float">
            <text:p>0.437953144629884</text:p>
          </table:table-cell>
          <table:table-cell/>
          <table:table-cell table:style-name="ce4" table:formula="of:=[$redistribution_low.B23]" office:value-type="float" office:value="0.386014068158532" calcext:value-type="float">
            <text:p>0.386014068158532</text:p>
          </table:table-cell>
          <table:table-cell table:style-name="ce4" table:formula="of:=[$redistribution_low.C23]" office:value-type="float" office:value="0.45807176707283" calcext:value-type="float">
            <text:p>0.45807176707283</text:p>
          </table:table-cell>
          <table:table-cell table:style-name="ce4" table:formula="of:=[$redistribution_low.D23]" office:value-type="float" office:value="0.404843203788053" calcext:value-type="float">
            <text:p>0.404843203788053</text:p>
          </table:table-cell>
          <table:table-cell table:style-name="ce4" table:formula="of:=[$redistribution_low.E23]" office:value-type="float" office:value="0.434565491169177" calcext:value-type="float">
            <text:p>0.434565491169177</text:p>
          </table:table-cell>
          <table:table-cell/>
          <table:table-cell table:style-name="ce4" table:formula="of:=[$Redistribution_high.B23]" office:value-type="float" office:value="0.386014068769207" calcext:value-type="float">
            <text:p>0.386014068769207</text:p>
          </table:table-cell>
          <table:table-cell table:style-name="ce4" table:formula="of:=[$Redistribution_high.C23]" office:value-type="float" office:value="0.45807176707283" calcext:value-type="float">
            <text:p>0.45807176707283</text:p>
          </table:table-cell>
          <table:table-cell table:style-name="ce4" table:formula="of:=[$Redistribution_high.D23]" office:value-type="float" office:value="0.40484320439213" calcext:value-type="float">
            <text:p>0.40484320439213</text:p>
          </table:table-cell>
          <table:table-cell table:style-name="ce4" table:formula="of:=[$Redistribution_high.E23]" office:value-type="float" office:value="0.434565491169177" calcext:value-type="float">
            <text:p>0.434565491169177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8557791380571" calcext:value-type="float">
            <text:p>0.388557791380571</text:p>
          </table:table-cell>
          <table:table-cell table:style-name="ce4" table:formula="of:=[$Redistribution_central.C24]" office:value-type="float" office:value="0.45789394630222" calcext:value-type="float">
            <text:p>0.45789394630222</text:p>
          </table:table-cell>
          <table:table-cell table:style-name="ce4" table:formula="of:=[$Redistribution_central.D24]" office:value-type="float" office:value="0.403654341142237" calcext:value-type="float">
            <text:p>0.403654341142237</text:p>
          </table:table-cell>
          <table:table-cell table:style-name="ce4" table:formula="of:=[$Redistribution_central.E24]" office:value-type="float" office:value="0.442072474905888" calcext:value-type="float">
            <text:p>0.442072474905888</text:p>
          </table:table-cell>
          <table:table-cell/>
          <table:table-cell table:style-name="ce4" table:formula="of:=[$redistribution_low.B24]" office:value-type="float" office:value="0.3844182681577" calcext:value-type="float">
            <text:p>0.3844182681577</text:p>
          </table:table-cell>
          <table:table-cell table:style-name="ce4" table:formula="of:=[$redistribution_low.C24]" office:value-type="float" office:value="0.45315359376722" calcext:value-type="float">
            <text:p>0.45315359376722</text:p>
          </table:table-cell>
          <table:table-cell table:style-name="ce4" table:formula="of:=[$redistribution_low.D24]" office:value-type="float" office:value="0.401272341974524" calcext:value-type="float">
            <text:p>0.401272341974524</text:p>
          </table:table-cell>
          <table:table-cell table:style-name="ce4" table:formula="of:=[$redistribution_low.E24]" office:value-type="float" office:value="0.433651098392162" calcext:value-type="float">
            <text:p>0.433651098392162</text:p>
          </table:table-cell>
          <table:table-cell/>
          <table:table-cell table:style-name="ce4" table:formula="of:=[$Redistribution_high.B24]" office:value-type="float" office:value="0.383679254195639" calcext:value-type="float">
            <text:p>0.383679254195639</text:p>
          </table:table-cell>
          <table:table-cell table:style-name="ce4" table:formula="of:=[$Redistribution_high.C24]" office:value-type="float" office:value="0.453153593767216" calcext:value-type="float">
            <text:p>0.453153593767216</text:p>
          </table:table-cell>
          <table:table-cell table:style-name="ce4" table:formula="of:=[$Redistribution_high.D24]" office:value-type="float" office:value="0.400792625600372" calcext:value-type="float">
            <text:p>0.400792625600372</text:p>
          </table:table-cell>
          <table:table-cell table:style-name="ce4" table:formula="of:=[$Redistribution_high.E24]" office:value-type="float" office:value="0.433192931277167" calcext:value-type="float">
            <text:p>0.433192931277167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1321724591559" calcext:value-type="float">
            <text:p>0.391321724591559</text:p>
          </table:table-cell>
          <table:table-cell table:style-name="ce4" table:formula="of:=[$Redistribution_central.C25]" office:value-type="float" office:value="0.460486172884804" calcext:value-type="float">
            <text:p>0.460486172884804</text:p>
          </table:table-cell>
          <table:table-cell table:style-name="ce4" table:formula="of:=[$Redistribution_central.D25]" office:value-type="float" office:value="0.408591328651365" calcext:value-type="float">
            <text:p>0.408591328651365</text:p>
          </table:table-cell>
          <table:table-cell table:style-name="ce4" table:formula="of:=[$Redistribution_central.E25]" office:value-type="float" office:value="0.439098812232651" calcext:value-type="float">
            <text:p>0.439098812232651</text:p>
          </table:table-cell>
          <table:table-cell/>
          <table:table-cell table:style-name="ce4" table:formula="of:=[$redistribution_low.B25]" office:value-type="float" office:value="0.387017035266215" calcext:value-type="float">
            <text:p>0.387017035266215</text:p>
          </table:table-cell>
          <table:table-cell table:style-name="ce4" table:formula="of:=[$redistribution_low.C25]" office:value-type="float" office:value="0.454279096662505" calcext:value-type="float">
            <text:p>0.454279096662505</text:p>
          </table:table-cell>
          <table:table-cell table:style-name="ce4" table:formula="of:=[$redistribution_low.D25]" office:value-type="float" office:value="0.404920608054871" calcext:value-type="float">
            <text:p>0.404920608054871</text:p>
          </table:table-cell>
          <table:table-cell table:style-name="ce4" table:formula="of:=[$redistribution_low.E25]" office:value-type="float" office:value="0.432537733398109" calcext:value-type="float">
            <text:p>0.432537733398109</text:p>
          </table:table-cell>
          <table:table-cell/>
          <table:table-cell table:style-name="ce4" table:formula="of:=[$Redistribution_high.B25]" office:value-type="float" office:value="0.38378525699046" calcext:value-type="float">
            <text:p>0.38378525699046</text:p>
          </table:table-cell>
          <table:table-cell table:style-name="ce4" table:formula="of:=[$Redistribution_high.C25]" office:value-type="float" office:value="0.454675858988561" calcext:value-type="float">
            <text:p>0.454675858988561</text:p>
          </table:table-cell>
          <table:table-cell table:style-name="ce4" table:formula="of:=[$Redistribution_high.D25]" office:value-type="float" office:value="0.40266631721513" calcext:value-type="float">
            <text:p>0.40266631721513</text:p>
          </table:table-cell>
          <table:table-cell table:style-name="ce4" table:formula="of:=[$Redistribution_high.E25]" office:value-type="float" office:value="0.431134611908352" calcext:value-type="float">
            <text:p>0.431134611908352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91386822422541" calcext:value-type="float">
            <text:p>0.391386822422541</text:p>
          </table:table-cell>
          <table:table-cell table:style-name="ce4" table:formula="of:=[$Redistribution_central.C26]" office:value-type="float" office:value="0.462361479840926" calcext:value-type="float">
            <text:p>0.462361479840926</text:p>
          </table:table-cell>
          <table:table-cell table:style-name="ce4" table:formula="of:=[$Redistribution_central.D26]" office:value-type="float" office:value="0.412028416713934" calcext:value-type="float">
            <text:p>0.412028416713934</text:p>
          </table:table-cell>
          <table:table-cell table:style-name="ce4" table:formula="of:=[$Redistribution_central.E26]" office:value-type="float" office:value="0.438278209765896" calcext:value-type="float">
            <text:p>0.438278209765896</text:p>
          </table:table-cell>
          <table:table-cell/>
          <table:table-cell table:style-name="ce4" table:formula="of:=[$redistribution_low.B26]" office:value-type="float" office:value="0.386347966867201" calcext:value-type="float">
            <text:p>0.386347966867201</text:p>
          </table:table-cell>
          <table:table-cell table:style-name="ce4" table:formula="of:=[$redistribution_low.C26]" office:value-type="float" office:value="0.455397449332239" calcext:value-type="float">
            <text:p>0.455397449332239</text:p>
          </table:table-cell>
          <table:table-cell table:style-name="ce4" table:formula="of:=[$redistribution_low.D26]" office:value-type="float" office:value="0.406488550114413" calcext:value-type="float">
            <text:p>0.406488550114413</text:p>
          </table:table-cell>
          <table:table-cell table:style-name="ce4" table:formula="of:=[$redistribution_low.E26]" office:value-type="float" office:value="0.432791945480202" calcext:value-type="float">
            <text:p>0.432791945480202</text:p>
          </table:table-cell>
          <table:table-cell/>
          <table:table-cell table:style-name="ce4" table:formula="of:=[$Redistribution_high.B26]" office:value-type="float" office:value="0.3818172912874" calcext:value-type="float">
            <text:p>0.3818172912874</text:p>
          </table:table-cell>
          <table:table-cell table:style-name="ce4" table:formula="of:=[$Redistribution_high.C26]" office:value-type="float" office:value="0.455433407360319" calcext:value-type="float">
            <text:p>0.455433407360319</text:p>
          </table:table-cell>
          <table:table-cell table:style-name="ce4" table:formula="of:=[$Redistribution_high.D26]" office:value-type="float" office:value="0.40338847671665" calcext:value-type="float">
            <text:p>0.40338847671665</text:p>
          </table:table-cell>
          <table:table-cell table:style-name="ce4" table:formula="of:=[$Redistribution_high.E26]" office:value-type="float" office:value="0.430304816185658" calcext:value-type="float">
            <text:p>0.430304816185658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9830926942753" calcext:value-type="float">
            <text:p>0.389830926942753</text:p>
          </table:table-cell>
          <table:table-cell table:style-name="ce4" table:formula="of:=[$Redistribution_central.C27]" office:value-type="float" office:value="0.462822630560376" calcext:value-type="float">
            <text:p>0.462822630560376</text:p>
          </table:table-cell>
          <table:table-cell table:style-name="ce4" table:formula="of:=[$Redistribution_central.D27]" office:value-type="float" office:value="0.408423476637897" calcext:value-type="float">
            <text:p>0.408423476637897</text:p>
          </table:table-cell>
          <table:table-cell table:style-name="ce4" table:formula="of:=[$Redistribution_central.E27]" office:value-type="float" office:value="0.439407825961833" calcext:value-type="float">
            <text:p>0.439407825961833</text:p>
          </table:table-cell>
          <table:table-cell/>
          <table:table-cell table:style-name="ce4" table:formula="of:=[$redistribution_low.B27]" office:value-type="float" office:value="0.384816297586675" calcext:value-type="float">
            <text:p>0.384816297586675</text:p>
          </table:table-cell>
          <table:table-cell table:style-name="ce4" table:formula="of:=[$redistribution_low.C27]" office:value-type="float" office:value="0.453813715257969" calcext:value-type="float">
            <text:p>0.453813715257969</text:p>
          </table:table-cell>
          <table:table-cell table:style-name="ce4" table:formula="of:=[$redistribution_low.D27]" office:value-type="float" office:value="0.402182773362214" calcext:value-type="float">
            <text:p>0.402182773362214</text:p>
          </table:table-cell>
          <table:table-cell table:style-name="ce4" table:formula="of:=[$redistribution_low.E27]" office:value-type="float" office:value="0.432965230564351" calcext:value-type="float">
            <text:p>0.432965230564351</text:p>
          </table:table-cell>
          <table:table-cell/>
          <table:table-cell table:style-name="ce4" table:formula="of:=[$Redistribution_high.B27]" office:value-type="float" office:value="0.382647680766517" calcext:value-type="float">
            <text:p>0.382647680766517</text:p>
          </table:table-cell>
          <table:table-cell table:style-name="ce4" table:formula="of:=[$Redistribution_high.C27]" office:value-type="float" office:value="0.455747728458504" calcext:value-type="float">
            <text:p>0.455747728458504</text:p>
          </table:table-cell>
          <table:table-cell table:style-name="ce4" table:formula="of:=[$Redistribution_high.D27]" office:value-type="float" office:value="0.400556647152959" calcext:value-type="float">
            <text:p>0.400556647152959</text:p>
          </table:table-cell>
          <table:table-cell table:style-name="ce4" table:formula="of:=[$Redistribution_high.E27]" office:value-type="float" office:value="0.433934507858121" calcext:value-type="float">
            <text:p>0.433934507858121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6766552585347" calcext:value-type="float">
            <text:p>0.386766552585347</text:p>
          </table:table-cell>
          <table:table-cell table:style-name="ce4" table:formula="of:=[$Redistribution_central.C28]" office:value-type="float" office:value="0.45750237075972" calcext:value-type="float">
            <text:p>0.45750237075972</text:p>
          </table:table-cell>
          <table:table-cell table:style-name="ce4" table:formula="of:=[$Redistribution_central.D28]" office:value-type="float" office:value="0.403822622520321" calcext:value-type="float">
            <text:p>0.403822622520321</text:p>
          </table:table-cell>
          <table:table-cell table:style-name="ce4" table:formula="of:=[$Redistribution_central.E28]" office:value-type="float" office:value="0.437996426326434" calcext:value-type="float">
            <text:p>0.437996426326434</text:p>
          </table:table-cell>
          <table:table-cell/>
          <table:table-cell table:style-name="ce4" table:formula="of:=[$redistribution_low.B28]" office:value-type="float" office:value="0.387207255328048" calcext:value-type="float">
            <text:p>0.387207255328048</text:p>
          </table:table-cell>
          <table:table-cell table:style-name="ce4" table:formula="of:=[$redistribution_low.C28]" office:value-type="float" office:value="0.455756902383121" calcext:value-type="float">
            <text:p>0.455756902383121</text:p>
          </table:table-cell>
          <table:table-cell table:style-name="ce4" table:formula="of:=[$redistribution_low.D28]" office:value-type="float" office:value="0.403433141258172" calcext:value-type="float">
            <text:p>0.403433141258172</text:p>
          </table:table-cell>
          <table:table-cell table:style-name="ce4" table:formula="of:=[$redistribution_low.E28]" office:value-type="float" office:value="0.436679007271368" calcext:value-type="float">
            <text:p>0.436679007271368</text:p>
          </table:table-cell>
          <table:table-cell/>
          <table:table-cell table:style-name="ce4" table:formula="of:=[$Redistribution_high.B28]" office:value-type="float" office:value="0.385576200041927" calcext:value-type="float">
            <text:p>0.385576200041927</text:p>
          </table:table-cell>
          <table:table-cell table:style-name="ce4" table:formula="of:=[$Redistribution_high.C28]" office:value-type="float" office:value="0.457510825300743" calcext:value-type="float">
            <text:p>0.457510825300743</text:p>
          </table:table-cell>
          <table:table-cell table:style-name="ce4" table:formula="of:=[$Redistribution_high.D28]" office:value-type="float" office:value="0.402424068213131" calcext:value-type="float">
            <text:p>0.402424068213131</text:p>
          </table:table-cell>
          <table:table-cell table:style-name="ce4" table:formula="of:=[$Redistribution_high.E28]" office:value-type="float" office:value="0.437309286116591" calcext:value-type="float">
            <text:p>0.437309286116591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5111727831512" calcext:value-type="float">
            <text:p>0.385111727831512</text:p>
          </table:table-cell>
          <table:table-cell table:style-name="ce4" table:formula="of:=[$Redistribution_central.C29]" office:value-type="float" office:value="0.459885494507103" calcext:value-type="float">
            <text:p>0.459885494507103</text:p>
          </table:table-cell>
          <table:table-cell table:style-name="ce4" table:formula="of:=[$Redistribution_central.D29]" office:value-type="float" office:value="0.403830226797224" calcext:value-type="float">
            <text:p>0.403830226797224</text:p>
          </table:table-cell>
          <table:table-cell table:style-name="ce4" table:formula="of:=[$Redistribution_central.E29]" office:value-type="float" office:value="0.43749456665693" calcext:value-type="float">
            <text:p>0.43749456665693</text:p>
          </table:table-cell>
          <table:table-cell/>
          <table:table-cell table:style-name="ce4" table:formula="of:=[$redistribution_low.B29]" office:value-type="float" office:value="0.384067096122451" calcext:value-type="float">
            <text:p>0.384067096122451</text:p>
          </table:table-cell>
          <table:table-cell table:style-name="ce4" table:formula="of:=[$redistribution_low.C29]" office:value-type="float" office:value="0.45617618440744" calcext:value-type="float">
            <text:p>0.45617618440744</text:p>
          </table:table-cell>
          <table:table-cell table:style-name="ce4" table:formula="of:=[$redistribution_low.D29]" office:value-type="float" office:value="0.402204296098" calcext:value-type="float">
            <text:p>0.402204296098</text:p>
          </table:table-cell>
          <table:table-cell table:style-name="ce4" table:formula="of:=[$redistribution_low.E29]" office:value-type="float" office:value="0.433649694531726" calcext:value-type="float">
            <text:p>0.433649694531726</text:p>
          </table:table-cell>
          <table:table-cell/>
          <table:table-cell table:style-name="ce4" table:formula="of:=[$Redistribution_high.B29]" office:value-type="float" office:value="0.38196747749511" calcext:value-type="float">
            <text:p>0.38196747749511</text:p>
          </table:table-cell>
          <table:table-cell table:style-name="ce4" table:formula="of:=[$Redistribution_high.C29]" office:value-type="float" office:value="0.4567964853269" calcext:value-type="float">
            <text:p>0.4567964853269</text:p>
          </table:table-cell>
          <table:table-cell table:style-name="ce4" table:formula="of:=[$Redistribution_high.D29]" office:value-type="float" office:value="0.400815838163923" calcext:value-type="float">
            <text:p>0.400815838163923</text:p>
          </table:table-cell>
          <table:table-cell table:style-name="ce4" table:formula="of:=[$Redistribution_high.E29]" office:value-type="float" office:value="0.432896149201306" calcext:value-type="float">
            <text:p>0.432896149201306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5692479953356" calcext:value-type="float">
            <text:p>0.385692479953356</text:p>
          </table:table-cell>
          <table:table-cell table:style-name="ce4" table:formula="of:=[$Redistribution_central.C30]" office:value-type="float" office:value="0.462769305417168" calcext:value-type="float">
            <text:p>0.462769305417168</text:p>
          </table:table-cell>
          <table:table-cell table:style-name="ce4" table:formula="of:=[$Redistribution_central.D30]" office:value-type="float" office:value="0.407135060558047" calcext:value-type="float">
            <text:p>0.407135060558047</text:p>
          </table:table-cell>
          <table:table-cell table:style-name="ce4" table:formula="of:=[$Redistribution_central.E30]" office:value-type="float" office:value="0.435605514405222" calcext:value-type="float">
            <text:p>0.435605514405222</text:p>
          </table:table-cell>
          <table:table-cell/>
          <table:table-cell table:style-name="ce4" table:formula="of:=[$redistribution_low.B30]" office:value-type="float" office:value="0.380663534550052" calcext:value-type="float">
            <text:p>0.380663534550052</text:p>
          </table:table-cell>
          <table:table-cell table:style-name="ce4" table:formula="of:=[$redistribution_low.C30]" office:value-type="float" office:value="0.455166052600713" calcext:value-type="float">
            <text:p>0.455166052600713</text:p>
          </table:table-cell>
          <table:table-cell table:style-name="ce4" table:formula="of:=[$redistribution_low.D30]" office:value-type="float" office:value="0.401903289513785" calcext:value-type="float">
            <text:p>0.401903289513785</text:p>
          </table:table-cell>
          <table:table-cell table:style-name="ce4" table:formula="of:=[$redistribution_low.E30]" office:value-type="float" office:value="0.428589522666319" calcext:value-type="float">
            <text:p>0.428589522666319</text:p>
          </table:table-cell>
          <table:table-cell/>
          <table:table-cell table:style-name="ce4" table:formula="of:=[$Redistribution_high.B30]" office:value-type="float" office:value="0.377006588858552" calcext:value-type="float">
            <text:p>0.377006588858552</text:p>
          </table:table-cell>
          <table:table-cell table:style-name="ce4" table:formula="of:=[$Redistribution_high.C30]" office:value-type="float" office:value="0.453895369101911" calcext:value-type="float">
            <text:p>0.453895369101911</text:p>
          </table:table-cell>
          <table:table-cell table:style-name="ce4" table:formula="of:=[$Redistribution_high.D30]" office:value-type="float" office:value="0.399098286979057" calcext:value-type="float">
            <text:p>0.399098286979057</text:p>
          </table:table-cell>
          <table:table-cell table:style-name="ce4" table:formula="of:=[$Redistribution_high.E30]" office:value-type="float" office:value="0.425355924506592" calcext:value-type="float">
            <text:p>0.425355924506592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195575734378" calcext:value-type="float">
            <text:p>0.38195575734378</text:p>
          </table:table-cell>
          <table:table-cell table:style-name="ce4" table:formula="of:=[$Redistribution_central.C31]" office:value-type="float" office:value="0.458977589066111" calcext:value-type="float">
            <text:p>0.458977589066111</text:p>
          </table:table-cell>
          <table:table-cell table:style-name="ce4" table:formula="of:=[$Redistribution_central.D31]" office:value-type="float" office:value="0.400050141411438" calcext:value-type="float">
            <text:p>0.400050141411438</text:p>
          </table:table-cell>
          <table:table-cell table:style-name="ce4" table:formula="of:=[$Redistribution_central.E31]" office:value-type="float" office:value="0.435392420687966" calcext:value-type="float">
            <text:p>0.435392420687966</text:p>
          </table:table-cell>
          <table:table-cell/>
          <table:table-cell table:style-name="ce4" table:formula="of:=[$redistribution_low.B31]" office:value-type="float" office:value="0.381420906838895" calcext:value-type="float">
            <text:p>0.381420906838895</text:p>
          </table:table-cell>
          <table:table-cell table:style-name="ce4" table:formula="of:=[$redistribution_low.C31]" office:value-type="float" office:value="0.45620823209696" calcext:value-type="float">
            <text:p>0.45620823209696</text:p>
          </table:table-cell>
          <table:table-cell table:style-name="ce4" table:formula="of:=[$redistribution_low.D31]" office:value-type="float" office:value="0.399660663152636" calcext:value-type="float">
            <text:p>0.399660663152636</text:p>
          </table:table-cell>
          <table:table-cell table:style-name="ce4" table:formula="of:=[$redistribution_low.E31]" office:value-type="float" office:value="0.433732232014659" calcext:value-type="float">
            <text:p>0.433732232014659</text:p>
          </table:table-cell>
          <table:table-cell/>
          <table:table-cell table:style-name="ce4" table:formula="of:=[$Redistribution_high.B31]" office:value-type="float" office:value="0.380042505902872" calcext:value-type="float">
            <text:p>0.380042505902872</text:p>
          </table:table-cell>
          <table:table-cell table:style-name="ce4" table:formula="of:=[$Redistribution_high.C31]" office:value-type="float" office:value="0.458404821494305" calcext:value-type="float">
            <text:p>0.458404821494305</text:p>
          </table:table-cell>
          <table:table-cell table:style-name="ce4" table:formula="of:=[$Redistribution_high.D31]" office:value-type="float" office:value="0.398965293948477" calcext:value-type="float">
            <text:p>0.398965293948477</text:p>
          </table:table-cell>
          <table:table-cell table:style-name="ce4" table:formula="of:=[$Redistribution_high.E31]" office:value-type="float" office:value="0.434666186112482" calcext:value-type="float">
            <text:p>0.434666186112482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85020399321878" calcext:value-type="float">
            <text:p>0.385020399321878</text:p>
          </table:table-cell>
          <table:table-cell table:style-name="ce4" table:formula="of:=[$Redistribution_central.C32]" office:value-type="float" office:value="0.460283119805182" calcext:value-type="float">
            <text:p>0.460283119805182</text:p>
          </table:table-cell>
          <table:table-cell table:style-name="ce4" table:formula="of:=[$Redistribution_central.D32]" office:value-type="float" office:value="0.403364162678289" calcext:value-type="float">
            <text:p>0.403364162678289</text:p>
          </table:table-cell>
          <table:table-cell table:style-name="ce4" table:formula="of:=[$Redistribution_central.E32]" office:value-type="float" office:value="0.437746934590671" calcext:value-type="float">
            <text:p>0.437746934590671</text:p>
          </table:table-cell>
          <table:table-cell/>
          <table:table-cell table:style-name="ce4" table:formula="of:=[$redistribution_low.B32]" office:value-type="float" office:value="0.385331975428325" calcext:value-type="float">
            <text:p>0.385331975428325</text:p>
          </table:table-cell>
          <table:table-cell table:style-name="ce4" table:formula="of:=[$redistribution_low.C32]" office:value-type="float" office:value="0.460626692317704" calcext:value-type="float">
            <text:p>0.460626692317704</text:p>
          </table:table-cell>
          <table:table-cell table:style-name="ce4" table:formula="of:=[$redistribution_low.D32]" office:value-type="float" office:value="0.40244012066942" calcext:value-type="float">
            <text:p>0.40244012066942</text:p>
          </table:table-cell>
          <table:table-cell table:style-name="ce4" table:formula="of:=[$redistribution_low.E32]" office:value-type="float" office:value="0.44069462325238" calcext:value-type="float">
            <text:p>0.44069462325238</text:p>
          </table:table-cell>
          <table:table-cell/>
          <table:table-cell table:style-name="ce4" table:formula="of:=[$Redistribution_high.B32]" office:value-type="float" office:value="0.382505649161047" calcext:value-type="float">
            <text:p>0.382505649161047</text:p>
          </table:table-cell>
          <table:table-cell table:style-name="ce4" table:formula="of:=[$Redistribution_high.C32]" office:value-type="float" office:value="0.459737473993501" calcext:value-type="float">
            <text:p>0.459737473993501</text:p>
          </table:table-cell>
          <table:table-cell table:style-name="ce4" table:formula="of:=[$Redistribution_high.D32]" office:value-type="float" office:value="0.400367392490274" calcext:value-type="float">
            <text:p>0.400367392490274</text:p>
          </table:table-cell>
          <table:table-cell table:style-name="ce4" table:formula="of:=[$Redistribution_high.E32]" office:value-type="float" office:value="0.438347005559253" calcext:value-type="float">
            <text:p>0.438347005559253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3848648115907" calcext:value-type="float">
            <text:p>0.383848648115907</text:p>
          </table:table-cell>
          <table:table-cell table:style-name="ce4" table:formula="of:=[$Redistribution_central.C33]" office:value-type="float" office:value="0.458881684429561" calcext:value-type="float">
            <text:p>0.458881684429561</text:p>
          </table:table-cell>
          <table:table-cell table:style-name="ce4" table:formula="of:=[$Redistribution_central.D33]" office:value-type="float" office:value="0.401503959987091" calcext:value-type="float">
            <text:p>0.401503959987091</text:p>
          </table:table-cell>
          <table:table-cell table:style-name="ce4" table:formula="of:=[$Redistribution_central.E33]" office:value-type="float" office:value="0.435926747541759" calcext:value-type="float">
            <text:p>0.435926747541759</text:p>
          </table:table-cell>
          <table:table-cell/>
          <table:table-cell table:style-name="ce4" table:formula="of:=[$redistribution_low.B33]" office:value-type="float" office:value="0.378719315301269" calcext:value-type="float">
            <text:p>0.378719315301269</text:p>
          </table:table-cell>
          <table:table-cell table:style-name="ce4" table:formula="of:=[$redistribution_low.C33]" office:value-type="float" office:value="0.452601501277241" calcext:value-type="float">
            <text:p>0.452601501277241</text:p>
          </table:table-cell>
          <table:table-cell table:style-name="ce4" table:formula="of:=[$redistribution_low.D33]" office:value-type="float" office:value="0.397190906745593" calcext:value-type="float">
            <text:p>0.397190906745593</text:p>
          </table:table-cell>
          <table:table-cell table:style-name="ce4" table:formula="of:=[$redistribution_low.E33]" office:value-type="float" office:value="0.428466002452465" calcext:value-type="float">
            <text:p>0.428466002452465</text:p>
          </table:table-cell>
          <table:table-cell/>
          <table:table-cell table:style-name="ce4" table:formula="of:=[$Redistribution_high.B33]" office:value-type="float" office:value="0.381996459797118" calcext:value-type="float">
            <text:p>0.381996459797118</text:p>
          </table:table-cell>
          <table:table-cell table:style-name="ce4" table:formula="of:=[$Redistribution_high.C33]" office:value-type="float" office:value="0.462364159482728" calcext:value-type="float">
            <text:p>0.462364159482728</text:p>
          </table:table-cell>
          <table:table-cell table:style-name="ce4" table:formula="of:=[$Redistribution_high.D33]" office:value-type="float" office:value="0.401383232527937" calcext:value-type="float">
            <text:p>0.401383232527937</text:p>
          </table:table-cell>
          <table:table-cell table:style-name="ce4" table:formula="of:=[$Redistribution_high.E33]" office:value-type="float" office:value="0.439613215348131" calcext:value-type="float">
            <text:p>0.439613215348131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2205921910766" calcext:value-type="float">
            <text:p>0.382205921910766</text:p>
          </table:table-cell>
          <table:table-cell table:style-name="ce4" table:formula="of:=[$Redistribution_central.C34]" office:value-type="float" office:value="0.458602452619819" calcext:value-type="float">
            <text:p>0.458602452619819</text:p>
          </table:table-cell>
          <table:table-cell table:style-name="ce4" table:formula="of:=[$Redistribution_central.D34]" office:value-type="float" office:value="0.40217581504411" calcext:value-type="float">
            <text:p>0.40217581504411</text:p>
          </table:table-cell>
          <table:table-cell table:style-name="ce4" table:formula="of:=[$Redistribution_central.E34]" office:value-type="float" office:value="0.430948350842277" calcext:value-type="float">
            <text:p>0.430948350842277</text:p>
          </table:table-cell>
          <table:table-cell/>
          <table:table-cell table:style-name="ce4" table:formula="of:=[$redistribution_low.B34]" office:value-type="float" office:value="0.381657195399486" calcext:value-type="float">
            <text:p>0.381657195399486</text:p>
          </table:table-cell>
          <table:table-cell table:style-name="ce4" table:formula="of:=[$redistribution_low.C34]" office:value-type="float" office:value="0.459767650842307" calcext:value-type="float">
            <text:p>0.459767650842307</text:p>
          </table:table-cell>
          <table:table-cell table:style-name="ce4" table:formula="of:=[$redistribution_low.D34]" office:value-type="float" office:value="0.402597531167605" calcext:value-type="float">
            <text:p>0.402597531167605</text:p>
          </table:table-cell>
          <table:table-cell table:style-name="ce4" table:formula="of:=[$redistribution_low.E34]" office:value-type="float" office:value="0.430535126000346" calcext:value-type="float">
            <text:p>0.430535126000346</text:p>
          </table:table-cell>
          <table:table-cell/>
          <table:table-cell table:style-name="ce4" table:formula="of:=[$Redistribution_high.B34]" office:value-type="float" office:value="0.379615631382395" calcext:value-type="float">
            <text:p>0.379615631382395</text:p>
          </table:table-cell>
          <table:table-cell table:style-name="ce4" table:formula="of:=[$Redistribution_high.C34]" office:value-type="float" office:value="0.46482595813685" calcext:value-type="float">
            <text:p>0.46482595813685</text:p>
          </table:table-cell>
          <table:table-cell table:style-name="ce4" table:formula="of:=[$Redistribution_high.D34]" office:value-type="float" office:value="0.40304605777509" calcext:value-type="float">
            <text:p>0.40304605777509</text:p>
          </table:table-cell>
          <table:table-cell table:style-name="ce4" table:formula="of:=[$Redistribution_high.E34]" office:value-type="float" office:value="0.433729546899776" calcext:value-type="float">
            <text:p>0.433729546899776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79891749402144" calcext:value-type="float">
            <text:p>0.379891749402144</text:p>
          </table:table-cell>
          <table:table-cell table:style-name="ce4" table:formula="of:=[$Redistribution_central.C35]" office:value-type="float" office:value="0.458967122448421" calcext:value-type="float">
            <text:p>0.458967122448421</text:p>
          </table:table-cell>
          <table:table-cell table:style-name="ce4" table:formula="of:=[$Redistribution_central.D35]" office:value-type="float" office:value="0.398405483622215" calcext:value-type="float">
            <text:p>0.398405483622215</text:p>
          </table:table-cell>
          <table:table-cell table:style-name="ce4" table:formula="of:=[$Redistribution_central.E35]" office:value-type="float" office:value="0.434185698412463" calcext:value-type="float">
            <text:p>0.434185698412463</text:p>
          </table:table-cell>
          <table:table-cell/>
          <table:table-cell table:style-name="ce4" table:formula="of:=[$redistribution_low.B35]" office:value-type="float" office:value="0.380757065258091" calcext:value-type="float">
            <text:p>0.380757065258091</text:p>
          </table:table-cell>
          <table:table-cell table:style-name="ce4" table:formula="of:=[$redistribution_low.C35]" office:value-type="float" office:value="0.460891741303315" calcext:value-type="float">
            <text:p>0.460891741303315</text:p>
          </table:table-cell>
          <table:table-cell table:style-name="ce4" table:formula="of:=[$redistribution_low.D35]" office:value-type="float" office:value="0.400556557363658" calcext:value-type="float">
            <text:p>0.400556557363658</text:p>
          </table:table-cell>
          <table:table-cell table:style-name="ce4" table:formula="of:=[$redistribution_low.E35]" office:value-type="float" office:value="0.43350737112522" calcext:value-type="float">
            <text:p>0.43350737112522</text:p>
          </table:table-cell>
          <table:table-cell/>
          <table:table-cell table:style-name="ce4" table:formula="of:=[$Redistribution_high.B35]" office:value-type="float" office:value="0.379173110387846" calcext:value-type="float">
            <text:p>0.379173110387846</text:p>
          </table:table-cell>
          <table:table-cell table:style-name="ce4" table:formula="of:=[$Redistribution_high.C35]" office:value-type="float" office:value="0.461187889550722" calcext:value-type="float">
            <text:p>0.461187889550722</text:p>
          </table:table-cell>
          <table:table-cell table:style-name="ce4" table:formula="of:=[$Redistribution_high.D35]" office:value-type="float" office:value="0.398958099432826" calcext:value-type="float">
            <text:p>0.398958099432826</text:p>
          </table:table-cell>
          <table:table-cell table:style-name="ce4" table:formula="of:=[$Redistribution_high.E35]" office:value-type="float" office:value="0.43401397622511" calcext:value-type="float">
            <text:p>0.43401397622511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83432738464024" calcext:value-type="float">
            <text:p>0.383432738464024</text:p>
          </table:table-cell>
          <table:table-cell table:style-name="ce4" table:formula="of:=[$Redistribution_central.C36]" office:value-type="float" office:value="0.461119912940587" calcext:value-type="float">
            <text:p>0.461119912940587</text:p>
          </table:table-cell>
          <table:table-cell table:style-name="ce4" table:formula="of:=[$Redistribution_central.D36]" office:value-type="float" office:value="0.399938867832995" calcext:value-type="float">
            <text:p>0.399938867832995</text:p>
          </table:table-cell>
          <table:table-cell table:style-name="ce4" table:formula="of:=[$Redistribution_central.E36]" office:value-type="float" office:value="0.438288711705173" calcext:value-type="float">
            <text:p>0.438288711705173</text:p>
          </table:table-cell>
          <table:table-cell/>
          <table:table-cell table:style-name="ce4" table:formula="of:=[$redistribution_low.B36]" office:value-type="float" office:value="0.383145895596098" calcext:value-type="float">
            <text:p>0.383145895596098</text:p>
          </table:table-cell>
          <table:table-cell table:style-name="ce4" table:formula="of:=[$redistribution_low.C36]" office:value-type="float" office:value="0.464921872953588" calcext:value-type="float">
            <text:p>0.464921872953588</text:p>
          </table:table-cell>
          <table:table-cell table:style-name="ce4" table:formula="of:=[$redistribution_low.D36]" office:value-type="float" office:value="0.400867988818791" calcext:value-type="float">
            <text:p>0.400867988818791</text:p>
          </table:table-cell>
          <table:table-cell table:style-name="ce4" table:formula="of:=[$redistribution_low.E36]" office:value-type="float" office:value="0.44028188076357" calcext:value-type="float">
            <text:p>0.44028188076357</text:p>
          </table:table-cell>
          <table:table-cell/>
          <table:table-cell table:style-name="ce4" table:formula="of:=[$Redistribution_high.B36]" office:value-type="float" office:value="0.381335964342887" calcext:value-type="float">
            <text:p>0.381335964342887</text:p>
          </table:table-cell>
          <table:table-cell table:style-name="ce4" table:formula="of:=[$Redistribution_high.C36]" office:value-type="float" office:value="0.461319213730061" calcext:value-type="float">
            <text:p>0.461319213730061</text:p>
          </table:table-cell>
          <table:table-cell table:style-name="ce4" table:formula="of:=[$Redistribution_high.D36]" office:value-type="float" office:value="0.398876005169353" calcext:value-type="float">
            <text:p>0.398876005169353</text:p>
          </table:table-cell>
          <table:table-cell table:style-name="ce4" table:formula="of:=[$Redistribution_high.E36]" office:value-type="float" office:value="0.436976528729861" calcext:value-type="float">
            <text:p>0.436976528729861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77780313381376" calcext:value-type="float">
            <text:p>0.377780313381376</text:p>
          </table:table-cell>
          <table:table-cell table:style-name="ce4" table:formula="of:=[$Redistribution_central.C37]" office:value-type="float" office:value="0.456252021773651" calcext:value-type="float">
            <text:p>0.456252021773651</text:p>
          </table:table-cell>
          <table:table-cell table:style-name="ce4" table:formula="of:=[$Redistribution_central.D37]" office:value-type="float" office:value="0.394649005311769" calcext:value-type="float">
            <text:p>0.394649005311769</text:p>
          </table:table-cell>
          <table:table-cell table:style-name="ce4" table:formula="of:=[$Redistribution_central.E37]" office:value-type="float" office:value="0.434768177262156" calcext:value-type="float">
            <text:p>0.434768177262156</text:p>
          </table:table-cell>
          <table:table-cell/>
          <table:table-cell table:style-name="ce4" table:formula="of:=[$redistribution_low.B37]" office:value-type="float" office:value="0.382837473276014" calcext:value-type="float">
            <text:p>0.382837473276014</text:p>
          </table:table-cell>
          <table:table-cell table:style-name="ce4" table:formula="of:=[$redistribution_low.C37]" office:value-type="float" office:value="0.461782625680646" calcext:value-type="float">
            <text:p>0.461782625680646</text:p>
          </table:table-cell>
          <table:table-cell table:style-name="ce4" table:formula="of:=[$redistribution_low.D37]" office:value-type="float" office:value="0.399892098301272" calcext:value-type="float">
            <text:p>0.399892098301272</text:p>
          </table:table-cell>
          <table:table-cell table:style-name="ce4" table:formula="of:=[$redistribution_low.E37]" office:value-type="float" office:value="0.437436299127935" calcext:value-type="float">
            <text:p>0.437436299127935</text:p>
          </table:table-cell>
          <table:table-cell/>
          <table:table-cell table:style-name="ce4" table:formula="of:=[$Redistribution_high.B37]" office:value-type="float" office:value="0.374290968105494" calcext:value-type="float">
            <text:p>0.374290968105494</text:p>
          </table:table-cell>
          <table:table-cell table:style-name="ce4" table:formula="of:=[$Redistribution_high.C37]" office:value-type="float" office:value="0.455094778518366" calcext:value-type="float">
            <text:p>0.455094778518366</text:p>
          </table:table-cell>
          <table:table-cell table:style-name="ce4" table:formula="of:=[$Redistribution_high.D37]" office:value-type="float" office:value="0.39156987124202" calcext:value-type="float">
            <text:p>0.39156987124202</text:p>
          </table:table-cell>
          <table:table-cell table:style-name="ce4" table:formula="of:=[$Redistribution_high.E37]" office:value-type="float" office:value="0.430467039264871" calcext:value-type="float">
            <text:p>0.430467039264871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76000259248422" calcext:value-type="float">
            <text:p>0.376000259248422</text:p>
          </table:table-cell>
          <table:table-cell table:style-name="ce4" table:formula="of:=[$Redistribution_central.C38]" office:value-type="float" office:value="0.46070300616994" calcext:value-type="float">
            <text:p>0.46070300616994</text:p>
          </table:table-cell>
          <table:table-cell table:style-name="ce4" table:formula="of:=[$Redistribution_central.D38]" office:value-type="float" office:value="0.396489674004867" calcext:value-type="float">
            <text:p>0.396489674004867</text:p>
          </table:table-cell>
          <table:table-cell table:style-name="ce4" table:formula="of:=[$Redistribution_central.E38]" office:value-type="float" office:value="0.431459406511423" calcext:value-type="float">
            <text:p>0.431459406511423</text:p>
          </table:table-cell>
          <table:table-cell/>
          <table:table-cell table:style-name="ce4" table:formula="of:=[$redistribution_low.B38]" office:value-type="float" office:value="0.37796077225841" calcext:value-type="float">
            <text:p>0.37796077225841</text:p>
          </table:table-cell>
          <table:table-cell table:style-name="ce4" table:formula="of:=[$redistribution_low.C38]" office:value-type="float" office:value="0.463992615094579" calcext:value-type="float">
            <text:p>0.463992615094579</text:p>
          </table:table-cell>
          <table:table-cell table:style-name="ce4" table:formula="of:=[$redistribution_low.D38]" office:value-type="float" office:value="0.398437848522626" calcext:value-type="float">
            <text:p>0.398437848522626</text:p>
          </table:table-cell>
          <table:table-cell table:style-name="ce4" table:formula="of:=[$redistribution_low.E38]" office:value-type="float" office:value="0.434962192377534" calcext:value-type="float">
            <text:p>0.434962192377534</text:p>
          </table:table-cell>
          <table:table-cell/>
          <table:table-cell table:style-name="ce4" table:formula="of:=[$Redistribution_high.B38]" office:value-type="float" office:value="0.370359467813849" calcext:value-type="float">
            <text:p>0.370359467813849</text:p>
          </table:table-cell>
          <table:table-cell table:style-name="ce4" table:formula="of:=[$Redistribution_high.C38]" office:value-type="float" office:value="0.451023344164061" calcext:value-type="float">
            <text:p>0.451023344164061</text:p>
          </table:table-cell>
          <table:table-cell table:style-name="ce4" table:formula="of:=[$Redistribution_high.D38]" office:value-type="float" office:value="0.389842193667286" calcext:value-type="float">
            <text:p>0.389842193667286</text:p>
          </table:table-cell>
          <table:table-cell table:style-name="ce4" table:formula="of:=[$Redistribution_high.E38]" office:value-type="float" office:value="0.423599651820575" calcext:value-type="float">
            <text:p>0.423599651820575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79555380838322" calcext:value-type="float">
            <text:p>0.379555380838322</text:p>
          </table:table-cell>
          <table:table-cell table:style-name="ce4" table:formula="of:=[$Redistribution_central.C39]" office:value-type="float" office:value="0.458300819293607" calcext:value-type="float">
            <text:p>0.458300819293607</text:p>
          </table:table-cell>
          <table:table-cell table:style-name="ce4" table:formula="of:=[$Redistribution_central.D39]" office:value-type="float" office:value="0.396394009825837" calcext:value-type="float">
            <text:p>0.396394009825837</text:p>
          </table:table-cell>
          <table:table-cell table:style-name="ce4" table:formula="of:=[$Redistribution_central.E39]" office:value-type="float" office:value="0.434304300988029" calcext:value-type="float">
            <text:p>0.434304300988029</text:p>
          </table:table-cell>
          <table:table-cell/>
          <table:table-cell table:style-name="ce4" table:formula="of:=[$redistribution_low.B39]" office:value-type="float" office:value="0.384688101942982" calcext:value-type="float">
            <text:p>0.384688101942982</text:p>
          </table:table-cell>
          <table:table-cell table:style-name="ce4" table:formula="of:=[$redistribution_low.C39]" office:value-type="float" office:value="0.46731120891109" calcext:value-type="float">
            <text:p>0.46731120891109</text:p>
          </table:table-cell>
          <table:table-cell table:style-name="ce4" table:formula="of:=[$redistribution_low.D39]" office:value-type="float" office:value="0.402041072481876" calcext:value-type="float">
            <text:p>0.402041072481876</text:p>
          </table:table-cell>
          <table:table-cell table:style-name="ce4" table:formula="of:=[$redistribution_low.E39]" office:value-type="float" office:value="0.440542509035822" calcext:value-type="float">
            <text:p>0.440542509035822</text:p>
          </table:table-cell>
          <table:table-cell/>
          <table:table-cell table:style-name="ce4" table:formula="of:=[$Redistribution_high.B39]" office:value-type="float" office:value="0.372322920348273" calcext:value-type="float">
            <text:p>0.372322920348273</text:p>
          </table:table-cell>
          <table:table-cell table:style-name="ce4" table:formula="of:=[$Redistribution_high.C39]" office:value-type="float" office:value="0.449110148670954" calcext:value-type="float">
            <text:p>0.449110148670954</text:p>
          </table:table-cell>
          <table:table-cell table:style-name="ce4" table:formula="of:=[$Redistribution_high.D39]" office:value-type="float" office:value="0.388825117418824" calcext:value-type="float">
            <text:p>0.388825117418824</text:p>
          </table:table-cell>
          <table:table-cell table:style-name="ce4" table:formula="of:=[$Redistribution_high.E39]" office:value-type="float" office:value="0.426884181917168" calcext:value-type="float">
            <text:p>0.426884181917168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71686121748465" calcext:value-type="float">
            <text:p>0.371686121748465</text:p>
          </table:table-cell>
          <table:table-cell table:style-name="ce4" table:formula="of:=[$Redistribution_central.C40]" office:value-type="float" office:value="0.449320815010744" calcext:value-type="float">
            <text:p>0.449320815010744</text:p>
          </table:table-cell>
          <table:table-cell table:style-name="ce4" table:formula="of:=[$Redistribution_central.D40]" office:value-type="float" office:value="0.388556848401891" calcext:value-type="float">
            <text:p>0.388556848401891</text:p>
          </table:table-cell>
          <table:table-cell table:style-name="ce4" table:formula="of:=[$Redistribution_central.E40]" office:value-type="float" office:value="0.42635433546877" calcext:value-type="float">
            <text:p>0.42635433546877</text:p>
          </table:table-cell>
          <table:table-cell/>
          <table:table-cell table:style-name="ce4" table:formula="of:=[$redistribution_low.B40]" office:value-type="float" office:value="0.385703219767124" calcext:value-type="float">
            <text:p>0.385703219767124</text:p>
          </table:table-cell>
          <table:table-cell table:style-name="ce4" table:formula="of:=[$redistribution_low.C40]" office:value-type="float" office:value="0.467708273073578" calcext:value-type="float">
            <text:p>0.467708273073578</text:p>
          </table:table-cell>
          <table:table-cell table:style-name="ce4" table:formula="of:=[$redistribution_low.D40]" office:value-type="float" office:value="0.402459907366714" calcext:value-type="float">
            <text:p>0.402459907366714</text:p>
          </table:table-cell>
          <table:table-cell table:style-name="ce4" table:formula="of:=[$redistribution_low.E40]" office:value-type="float" office:value="0.443170473871224" calcext:value-type="float">
            <text:p>0.443170473871224</text:p>
          </table:table-cell>
          <table:table-cell/>
          <table:table-cell table:style-name="ce4" table:formula="of:=[$Redistribution_high.B40]" office:value-type="float" office:value="0.373453099719866" calcext:value-type="float">
            <text:p>0.373453099719866</text:p>
          </table:table-cell>
          <table:table-cell table:style-name="ce4" table:formula="of:=[$Redistribution_high.C40]" office:value-type="float" office:value="0.451562020915752" calcext:value-type="float">
            <text:p>0.451562020915752</text:p>
          </table:table-cell>
          <table:table-cell table:style-name="ce4" table:formula="of:=[$Redistribution_high.D40]" office:value-type="float" office:value="0.389799625904459" calcext:value-type="float">
            <text:p>0.389799625904459</text:p>
          </table:table-cell>
          <table:table-cell table:style-name="ce4" table:formula="of:=[$Redistribution_high.E40]" office:value-type="float" office:value="0.43036872854529" calcext:value-type="float">
            <text:p>0.43036872854529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7366607958095" calcext:value-type="float">
            <text:p>0.37366607958095</text:p>
          </table:table-cell>
          <table:table-cell table:style-name="ce4" table:formula="of:=[$Redistribution_central.C41]" office:value-type="float" office:value="0.453577010337068" calcext:value-type="float">
            <text:p>0.453577010337068</text:p>
          </table:table-cell>
          <table:table-cell table:style-name="ce4" table:formula="of:=[$Redistribution_central.D41]" office:value-type="float" office:value="0.390947775673038" calcext:value-type="float">
            <text:p>0.390947775673038</text:p>
          </table:table-cell>
          <table:table-cell table:style-name="ce4" table:formula="of:=[$Redistribution_central.E41]" office:value-type="float" office:value="0.430499166979399" calcext:value-type="float">
            <text:p>0.430499166979399</text:p>
          </table:table-cell>
          <table:table-cell/>
          <table:table-cell table:style-name="ce4" table:formula="of:=[$redistribution_low.B41]" office:value-type="float" office:value="0.377660523320691" calcext:value-type="float">
            <text:p>0.377660523320691</text:p>
          </table:table-cell>
          <table:table-cell table:style-name="ce4" table:formula="of:=[$redistribution_low.C41]" office:value-type="float" office:value="0.459166342574556" calcext:value-type="float">
            <text:p>0.459166342574556</text:p>
          </table:table-cell>
          <table:table-cell table:style-name="ce4" table:formula="of:=[$redistribution_low.D41]" office:value-type="float" office:value="0.394179449631267" calcext:value-type="float">
            <text:p>0.394179449631267</text:p>
          </table:table-cell>
          <table:table-cell table:style-name="ce4" table:formula="of:=[$redistribution_low.E41]" office:value-type="float" office:value="0.435333647441742" calcext:value-type="float">
            <text:p>0.435333647441742</text:p>
          </table:table-cell>
          <table:table-cell/>
          <table:table-cell table:style-name="ce4" table:formula="of:=[$Redistribution_high.B41]" office:value-type="float" office:value="0.374766858369663" calcext:value-type="float">
            <text:p>0.374766858369663</text:p>
          </table:table-cell>
          <table:table-cell table:style-name="ce4" table:formula="of:=[$Redistribution_high.C41]" office:value-type="float" office:value="0.455207969196749" calcext:value-type="float">
            <text:p>0.455207969196749</text:p>
          </table:table-cell>
          <table:table-cell table:style-name="ce4" table:formula="of:=[$Redistribution_high.D41]" office:value-type="float" office:value="0.391375577101633" calcext:value-type="float">
            <text:p>0.391375577101633</text:p>
          </table:table-cell>
          <table:table-cell table:style-name="ce4" table:formula="of:=[$Redistribution_high.E41]" office:value-type="float" office:value="0.432542284434181" calcext:value-type="float">
            <text:p>0.432542284434181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68742140502517" calcext:value-type="float">
            <text:p>0.368742140502517</text:p>
          </table:table-cell>
          <table:table-cell table:style-name="ce4" table:formula="of:=[$Redistribution_central.C42]" office:value-type="float" office:value="0.451911757708399" calcext:value-type="float">
            <text:p>0.451911757708399</text:p>
          </table:table-cell>
          <table:table-cell table:style-name="ce4" table:formula="of:=[$Redistribution_central.D42]" office:value-type="float" office:value="0.388926983530631" calcext:value-type="float">
            <text:p>0.388926983530631</text:p>
          </table:table-cell>
          <table:table-cell table:style-name="ce4" table:formula="of:=[$Redistribution_central.E42]" office:value-type="float" office:value="0.423460837572095" calcext:value-type="float">
            <text:p>0.423460837572095</text:p>
          </table:table-cell>
          <table:table-cell/>
          <table:table-cell table:style-name="ce4" table:formula="of:=[$redistribution_low.B42]" office:value-type="float" office:value="0.375303666917053" calcext:value-type="float">
            <text:p>0.375303666917053</text:p>
          </table:table-cell>
          <table:table-cell table:style-name="ce4" table:formula="of:=[$redistribution_low.C42]" office:value-type="float" office:value="0.453744961384471" calcext:value-type="float">
            <text:p>0.453744961384471</text:p>
          </table:table-cell>
          <table:table-cell table:style-name="ce4" table:formula="of:=[$redistribution_low.D42]" office:value-type="float" office:value="0.39521004163419" calcext:value-type="float">
            <text:p>0.39521004163419</text:p>
          </table:table-cell>
          <table:table-cell table:style-name="ce4" table:formula="of:=[$redistribution_low.E42]" office:value-type="float" office:value="0.423749456774206" calcext:value-type="float">
            <text:p>0.423749456774206</text:p>
          </table:table-cell>
          <table:table-cell/>
          <table:table-cell table:style-name="ce4" table:formula="of:=[$Redistribution_high.B42]" office:value-type="float" office:value="0.370101476369366" calcext:value-type="float">
            <text:p>0.370101476369366</text:p>
          </table:table-cell>
          <table:table-cell table:style-name="ce4" table:formula="of:=[$Redistribution_high.C42]" office:value-type="float" office:value="0.453209030545231" calcext:value-type="float">
            <text:p>0.453209030545231</text:p>
          </table:table-cell>
          <table:table-cell table:style-name="ce4" table:formula="of:=[$Redistribution_high.D42]" office:value-type="float" office:value="0.389900682977458" calcext:value-type="float">
            <text:p>0.389900682977458</text:p>
          </table:table-cell>
          <table:table-cell table:style-name="ce4" table:formula="of:=[$Redistribution_high.E42]" office:value-type="float" office:value="0.426851089722169" calcext:value-type="float">
            <text:p>0.426851089722169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72869657854374" calcext:value-type="float">
            <text:p>0.372869657854374</text:p>
          </table:table-cell>
          <table:table-cell table:style-name="ce4" table:formula="of:=[$Redistribution_central.C43]" office:value-type="float" office:value="0.45001196826105" calcext:value-type="float">
            <text:p>0.45001196826105</text:p>
          </table:table-cell>
          <table:table-cell table:style-name="ce4" table:formula="of:=[$Redistribution_central.D43]" office:value-type="float" office:value="0.390298093118412" calcext:value-type="float">
            <text:p>0.390298093118412</text:p>
          </table:table-cell>
          <table:table-cell table:style-name="ce4" table:formula="of:=[$Redistribution_central.E43]" office:value-type="float" office:value="0.425691586155995" calcext:value-type="float">
            <text:p>0.425691586155995</text:p>
          </table:table-cell>
          <table:table-cell/>
          <table:table-cell table:style-name="ce4" table:formula="of:=[$redistribution_low.B43]" office:value-type="float" office:value="0.381615499997786" calcext:value-type="float">
            <text:p>0.381615499997786</text:p>
          </table:table-cell>
          <table:table-cell table:style-name="ce4" table:formula="of:=[$redistribution_low.C43]" office:value-type="float" office:value="0.459227470326316" calcext:value-type="float">
            <text:p>0.459227470326316</text:p>
          </table:table-cell>
          <table:table-cell table:style-name="ce4" table:formula="of:=[$redistribution_low.D43]" office:value-type="float" office:value="0.396415746605754" calcext:value-type="float">
            <text:p>0.396415746605754</text:p>
          </table:table-cell>
          <table:table-cell table:style-name="ce4" table:formula="of:=[$redistribution_low.E43]" office:value-type="float" office:value="0.436582851828516" calcext:value-type="float">
            <text:p>0.436582851828516</text:p>
          </table:table-cell>
          <table:table-cell/>
          <table:table-cell table:style-name="ce4" table:formula="of:=[$Redistribution_high.B43]" office:value-type="float" office:value="0.375695308267482" calcext:value-type="float">
            <text:p>0.375695308267482</text:p>
          </table:table-cell>
          <table:table-cell table:style-name="ce4" table:formula="of:=[$Redistribution_high.C43]" office:value-type="float" office:value="0.452027445203231" calcext:value-type="float">
            <text:p>0.452027445203231</text:p>
          </table:table-cell>
          <table:table-cell table:style-name="ce4" table:formula="of:=[$Redistribution_high.D43]" office:value-type="float" office:value="0.39050718994817" calcext:value-type="float">
            <text:p>0.39050718994817</text:p>
          </table:table-cell>
          <table:table-cell table:style-name="ce4" table:formula="of:=[$Redistribution_high.E43]" office:value-type="float" office:value="0.433324883546813" calcext:value-type="float">
            <text:p>0.433324883546813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67957856976772" calcext:value-type="float">
            <text:p>0.367957856976772</text:p>
          </table:table-cell>
          <table:table-cell table:style-name="ce4" table:formula="of:=[$Redistribution_central.C44]" office:value-type="float" office:value="0.445203821480951" calcext:value-type="float">
            <text:p>0.445203821480951</text:p>
          </table:table-cell>
          <table:table-cell table:style-name="ce4" table:formula="of:=[$Redistribution_central.D44]" office:value-type="float" office:value="0.383752081869043" calcext:value-type="float">
            <text:p>0.383752081869043</text:p>
          </table:table-cell>
          <table:table-cell table:style-name="ce4" table:formula="of:=[$Redistribution_central.E44]" office:value-type="float" office:value="0.422734145730525" calcext:value-type="float">
            <text:p>0.422734145730525</text:p>
          </table:table-cell>
          <table:table-cell/>
          <table:table-cell table:style-name="ce4" table:formula="of:=[$redistribution_low.B44]" office:value-type="float" office:value="0.378536465008249" calcext:value-type="float">
            <text:p>0.378536465008249</text:p>
          </table:table-cell>
          <table:table-cell table:style-name="ce4" table:formula="of:=[$redistribution_low.C44]" office:value-type="float" office:value="0.45652663032897" calcext:value-type="float">
            <text:p>0.45652663032897</text:p>
          </table:table-cell>
          <table:table-cell table:style-name="ce4" table:formula="of:=[$redistribution_low.D44]" office:value-type="float" office:value="0.393804449252479" calcext:value-type="float">
            <text:p>0.393804449252479</text:p>
          </table:table-cell>
          <table:table-cell table:style-name="ce4" table:formula="of:=[$redistribution_low.E44]" office:value-type="float" office:value="0.434859735165949" calcext:value-type="float">
            <text:p>0.434859735165949</text:p>
          </table:table-cell>
          <table:table-cell/>
          <table:table-cell table:style-name="ce4" table:formula="of:=[$Redistribution_high.B44]" office:value-type="float" office:value="0.374800519124655" calcext:value-type="float">
            <text:p>0.374800519124655</text:p>
          </table:table-cell>
          <table:table-cell table:style-name="ce4" table:formula="of:=[$Redistribution_high.C44]" office:value-type="float" office:value="0.453632596388263" calcext:value-type="float">
            <text:p>0.453632596388263</text:p>
          </table:table-cell>
          <table:table-cell table:style-name="ce4" table:formula="of:=[$Redistribution_high.D44]" office:value-type="float" office:value="0.388925861519297" calcext:value-type="float">
            <text:p>0.388925861519297</text:p>
          </table:table-cell>
          <table:table-cell table:style-name="ce4" table:formula="of:=[$Redistribution_high.E44]" office:value-type="float" office:value="0.434293367551312" calcext:value-type="float">
            <text:p>0.434293367551312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68018886433553" calcext:value-type="float">
            <text:p>0.368018886433553</text:p>
          </table:table-cell>
          <table:table-cell table:style-name="ce4" table:formula="of:=[$Redistribution_central.C45]" office:value-type="float" office:value="0.447605721558159" calcext:value-type="float">
            <text:p>0.447605721558159</text:p>
          </table:table-cell>
          <table:table-cell table:style-name="ce4" table:formula="of:=[$Redistribution_central.D45]" office:value-type="float" office:value="0.383121642080532" calcext:value-type="float">
            <text:p>0.383121642080532</text:p>
          </table:table-cell>
          <table:table-cell table:style-name="ce4" table:formula="of:=[$Redistribution_central.E45]" office:value-type="float" office:value="0.424377931204687" calcext:value-type="float">
            <text:p>0.424377931204687</text:p>
          </table:table-cell>
          <table:table-cell/>
          <table:table-cell table:style-name="ce4" table:formula="of:=[$redistribution_low.B45]" office:value-type="float" office:value="0.377473159563441" calcext:value-type="float">
            <text:p>0.377473159563441</text:p>
          </table:table-cell>
          <table:table-cell table:style-name="ce4" table:formula="of:=[$redistribution_low.C45]" office:value-type="float" office:value="0.457389458020296" calcext:value-type="float">
            <text:p>0.457389458020296</text:p>
          </table:table-cell>
          <table:table-cell table:style-name="ce4" table:formula="of:=[$redistribution_low.D45]" office:value-type="float" office:value="0.39336333297789" calcext:value-type="float">
            <text:p>0.39336333297789</text:p>
          </table:table-cell>
          <table:table-cell table:style-name="ce4" table:formula="of:=[$redistribution_low.E45]" office:value-type="float" office:value="0.434372803121009" calcext:value-type="float">
            <text:p>0.434372803121009</text:p>
          </table:table-cell>
          <table:table-cell/>
          <table:table-cell table:style-name="ce4" table:formula="of:=[$Redistribution_high.B45]" office:value-type="float" office:value="0.373044662725506" calcext:value-type="float">
            <text:p>0.373044662725506</text:p>
          </table:table-cell>
          <table:table-cell table:style-name="ce4" table:formula="of:=[$Redistribution_high.C45]" office:value-type="float" office:value="0.453393407093707" calcext:value-type="float">
            <text:p>0.453393407093707</text:p>
          </table:table-cell>
          <table:table-cell table:style-name="ce4" table:formula="of:=[$Redistribution_high.D45]" office:value-type="float" office:value="0.389080590585708" calcext:value-type="float">
            <text:p>0.389080590585708</text:p>
          </table:table-cell>
          <table:table-cell table:style-name="ce4" table:formula="of:=[$Redistribution_high.E45]" office:value-type="float" office:value="0.431078063606426" calcext:value-type="float">
            <text:p>0.431078063606426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6267825074497" calcext:value-type="float">
            <text:p>0.36267825074497</text:p>
          </table:table-cell>
          <table:table-cell table:style-name="ce4" table:formula="of:=[$Redistribution_central.C46]" office:value-type="float" office:value="0.44577492011504" calcext:value-type="float">
            <text:p>0.44577492011504</text:p>
          </table:table-cell>
          <table:table-cell table:style-name="ce4" table:formula="of:=[$Redistribution_central.D46]" office:value-type="float" office:value="0.381810082126727" calcext:value-type="float">
            <text:p>0.381810082126727</text:p>
          </table:table-cell>
          <table:table-cell table:style-name="ce4" table:formula="of:=[$Redistribution_central.E46]" office:value-type="float" office:value="0.417846988891444" calcext:value-type="float">
            <text:p>0.417846988891444</text:p>
          </table:table-cell>
          <table:table-cell/>
          <table:table-cell table:style-name="ce4" table:formula="of:=[$redistribution_low.B46]" office:value-type="float" office:value="0.372535448657693" calcext:value-type="float">
            <text:p>0.372535448657693</text:p>
          </table:table-cell>
          <table:table-cell table:style-name="ce4" table:formula="of:=[$redistribution_low.C46]" office:value-type="float" office:value="0.457820718882091" calcext:value-type="float">
            <text:p>0.457820718882091</text:p>
          </table:table-cell>
          <table:table-cell table:style-name="ce4" table:formula="of:=[$redistribution_low.D46]" office:value-type="float" office:value="0.391857984816804" calcext:value-type="float">
            <text:p>0.391857984816804</text:p>
          </table:table-cell>
          <table:table-cell table:style-name="ce4" table:formula="of:=[$redistribution_low.E46]" office:value-type="float" office:value="0.429666305400652" calcext:value-type="float">
            <text:p>0.429666305400652</text:p>
          </table:table-cell>
          <table:table-cell/>
          <table:table-cell table:style-name="ce4" table:formula="of:=[$Redistribution_high.B46]" office:value-type="float" office:value="0.365963040803815" calcext:value-type="float">
            <text:p>0.365963040803815</text:p>
          </table:table-cell>
          <table:table-cell table:style-name="ce4" table:formula="of:=[$Redistribution_high.C46]" office:value-type="float" office:value="0.45191896564675" calcext:value-type="float">
            <text:p>0.45191896564675</text:p>
          </table:table-cell>
          <table:table-cell table:style-name="ce4" table:formula="of:=[$Redistribution_high.D46]" office:value-type="float" office:value="0.38550183279175" calcext:value-type="float">
            <text:p>0.38550183279175</text:p>
          </table:table-cell>
          <table:table-cell table:style-name="ce4" table:formula="of:=[$Redistribution_high.E46]" office:value-type="float" office:value="0.424126095999243" calcext:value-type="float">
            <text:p>0.424126095999243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66526604988369" calcext:value-type="float">
            <text:p>0.366526604988369</text:p>
          </table:table-cell>
          <table:table-cell table:style-name="ce4" table:formula="of:=[$Redistribution_central.C47]" office:value-type="float" office:value="0.44622785289986" calcext:value-type="float">
            <text:p>0.44622785289986</text:p>
          </table:table-cell>
          <table:table-cell table:style-name="ce4" table:formula="of:=[$Redistribution_central.D47]" office:value-type="float" office:value="0.382008480971989" calcext:value-type="float">
            <text:p>0.382008480971989</text:p>
          </table:table-cell>
          <table:table-cell table:style-name="ce4" table:formula="of:=[$Redistribution_central.E47]" office:value-type="float" office:value="0.422708030635113" calcext:value-type="float">
            <text:p>0.422708030635113</text:p>
          </table:table-cell>
          <table:table-cell/>
          <table:table-cell table:style-name="ce4" table:formula="of:=[$redistribution_low.B47]" office:value-type="float" office:value="0.377887045420172" calcext:value-type="float">
            <text:p>0.377887045420172</text:p>
          </table:table-cell>
          <table:table-cell table:style-name="ce4" table:formula="of:=[$redistribution_low.C47]" office:value-type="float" office:value="0.458533523898169" calcext:value-type="float">
            <text:p>0.458533523898169</text:p>
          </table:table-cell>
          <table:table-cell table:style-name="ce4" table:formula="of:=[$redistribution_low.D47]" office:value-type="float" office:value="0.392239009874154" calcext:value-type="float">
            <text:p>0.392239009874154</text:p>
          </table:table-cell>
          <table:table-cell table:style-name="ce4" table:formula="of:=[$redistribution_low.E47]" office:value-type="float" office:value="0.43699986574904" calcext:value-type="float">
            <text:p>0.43699986574904</text:p>
          </table:table-cell>
          <table:table-cell/>
          <table:table-cell table:style-name="ce4" table:formula="of:=[$Redistribution_high.B47]" office:value-type="float" office:value="0.374003971932115" calcext:value-type="float">
            <text:p>0.374003971932115</text:p>
          </table:table-cell>
          <table:table-cell table:style-name="ce4" table:formula="of:=[$Redistribution_high.C47]" office:value-type="float" office:value="0.457453050798241" calcext:value-type="float">
            <text:p>0.457453050798241</text:p>
          </table:table-cell>
          <table:table-cell table:style-name="ce4" table:formula="of:=[$Redistribution_high.D47]" office:value-type="float" office:value="0.390091513368864" calcext:value-type="float">
            <text:p>0.390091513368864</text:p>
          </table:table-cell>
          <table:table-cell table:style-name="ce4" table:formula="of:=[$Redistribution_high.E47]" office:value-type="float" office:value="0.43620429160716" calcext:value-type="float">
            <text:p>0.43620429160716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60869368217464" calcext:value-type="float">
            <text:p>0.360869368217464</text:p>
          </table:table-cell>
          <table:table-cell table:style-name="ce4" table:formula="of:=[$Redistribution_central.C48]" office:value-type="float" office:value="0.43741400178464" calcext:value-type="float">
            <text:p>0.43741400178464</text:p>
          </table:table-cell>
          <table:table-cell table:style-name="ce4" table:formula="of:=[$Redistribution_central.D48]" office:value-type="float" office:value="0.376019502246604" calcext:value-type="float">
            <text:p>0.376019502246604</text:p>
          </table:table-cell>
          <table:table-cell table:style-name="ce4" table:formula="of:=[$Redistribution_central.E48]" office:value-type="float" office:value="0.414129113052717" calcext:value-type="float">
            <text:p>0.414129113052717</text:p>
          </table:table-cell>
          <table:table-cell/>
          <table:table-cell table:style-name="ce4" table:formula="of:=[$redistribution_low.B48]" office:value-type="float" office:value="0.377759491046493" calcext:value-type="float">
            <text:p>0.377759491046493</text:p>
          </table:table-cell>
          <table:table-cell table:style-name="ce4" table:formula="of:=[$redistribution_low.C48]" office:value-type="float" office:value="0.459012476320935" calcext:value-type="float">
            <text:p>0.459012476320935</text:p>
          </table:table-cell>
          <table:table-cell table:style-name="ce4" table:formula="of:=[$redistribution_low.D48]" office:value-type="float" office:value="0.392668118388821" calcext:value-type="float">
            <text:p>0.392668118388821</text:p>
          </table:table-cell>
          <table:table-cell table:style-name="ce4" table:formula="of:=[$redistribution_low.E48]" office:value-type="float" office:value="0.437980698117088" calcext:value-type="float">
            <text:p>0.437980698117088</text:p>
          </table:table-cell>
          <table:table-cell/>
          <table:table-cell table:style-name="ce4" table:formula="of:=[$Redistribution_high.B48]" office:value-type="float" office:value="0.377054068722381" calcext:value-type="float">
            <text:p>0.377054068722381</text:p>
          </table:table-cell>
          <table:table-cell table:style-name="ce4" table:formula="of:=[$Redistribution_high.C48]" office:value-type="float" office:value="0.46014074485433" calcext:value-type="float">
            <text:p>0.46014074485433</text:p>
          </table:table-cell>
          <table:table-cell table:style-name="ce4" table:formula="of:=[$Redistribution_high.D48]" office:value-type="float" office:value="0.392961453629013" calcext:value-type="float">
            <text:p>0.392961453629013</text:p>
          </table:table-cell>
          <table:table-cell table:style-name="ce4" table:formula="of:=[$Redistribution_high.E48]" office:value-type="float" office:value="0.436906373951886" calcext:value-type="float">
            <text:p>0.436906373951886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62659051256685" calcext:value-type="float">
            <text:p>0.362659051256685</text:p>
          </table:table-cell>
          <table:table-cell table:style-name="ce4" table:formula="of:=[$Redistribution_central.C49]" office:value-type="float" office:value="0.446193749514603" calcext:value-type="float">
            <text:p>0.446193749514603</text:p>
          </table:table-cell>
          <table:table-cell table:style-name="ce4" table:formula="of:=[$Redistribution_central.D49]" office:value-type="float" office:value="0.377752165904563" calcext:value-type="float">
            <text:p>0.377752165904563</text:p>
          </table:table-cell>
          <table:table-cell table:style-name="ce4" table:formula="of:=[$Redistribution_central.E49]" office:value-type="float" office:value="0.423166952550417" calcext:value-type="float">
            <text:p>0.423166952550417</text:p>
          </table:table-cell>
          <table:table-cell/>
          <table:table-cell table:style-name="ce4" table:formula="of:=[$redistribution_low.B49]" office:value-type="float" office:value="0.379629494596215" calcext:value-type="float">
            <text:p>0.379629494596215</text:p>
          </table:table-cell>
          <table:table-cell table:style-name="ce4" table:formula="of:=[$redistribution_low.C49]" office:value-type="float" office:value="0.463287763976631" calcext:value-type="float">
            <text:p>0.463287763976631</text:p>
          </table:table-cell>
          <table:table-cell table:style-name="ce4" table:formula="of:=[$redistribution_low.D49]" office:value-type="float" office:value="0.393793908188222" calcext:value-type="float">
            <text:p>0.393793908188222</text:p>
          </table:table-cell>
          <table:table-cell table:style-name="ce4" table:formula="of:=[$redistribution_low.E49]" office:value-type="float" office:value="0.442491020062312" calcext:value-type="float">
            <text:p>0.442491020062312</text:p>
          </table:table-cell>
          <table:table-cell/>
          <table:table-cell table:style-name="ce4" table:formula="of:=[$Redistribution_high.B49]" office:value-type="float" office:value="0.372766844572366" calcext:value-type="float">
            <text:p>0.372766844572366</text:p>
          </table:table-cell>
          <table:table-cell table:style-name="ce4" table:formula="of:=[$Redistribution_high.C49]" office:value-type="float" office:value="0.459174835184251" calcext:value-type="float">
            <text:p>0.459174835184251</text:p>
          </table:table-cell>
          <table:table-cell table:style-name="ce4" table:formula="of:=[$Redistribution_high.D49]" office:value-type="float" office:value="0.388853138164293" calcext:value-type="float">
            <text:p>0.388853138164293</text:p>
          </table:table-cell>
          <table:table-cell table:style-name="ce4" table:formula="of:=[$Redistribution_high.E49]" office:value-type="float" office:value="0.437596028064833" calcext:value-type="float">
            <text:p>0.437596028064833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61782755895552" calcext:value-type="float">
            <text:p>0.361782755895552</text:p>
          </table:table-cell>
          <table:table-cell table:style-name="ce4" table:formula="of:=[$Redistribution_central.C50]" office:value-type="float" office:value="0.448302599141621" calcext:value-type="float">
            <text:p>0.448302599141621</text:p>
          </table:table-cell>
          <table:table-cell table:style-name="ce4" table:formula="of:=[$Redistribution_central.D50]" office:value-type="float" office:value="0.37959869014322" calcext:value-type="float">
            <text:p>0.37959869014322</text:p>
          </table:table-cell>
          <table:table-cell table:style-name="ce4" table:formula="of:=[$Redistribution_central.E50]" office:value-type="float" office:value="0.421824015814595" calcext:value-type="float">
            <text:p>0.421824015814595</text:p>
          </table:table-cell>
          <table:table-cell/>
          <table:table-cell table:style-name="ce4" table:formula="of:=[$redistribution_low.B50]" office:value-type="float" office:value="0.378529300952649" calcext:value-type="float">
            <text:p>0.378529300952649</text:p>
          </table:table-cell>
          <table:table-cell table:style-name="ce4" table:formula="of:=[$redistribution_low.C50]" office:value-type="float" office:value="0.467636852843057" calcext:value-type="float">
            <text:p>0.467636852843057</text:p>
          </table:table-cell>
          <table:table-cell table:style-name="ce4" table:formula="of:=[$redistribution_low.D50]" office:value-type="float" office:value="0.396917015309417" calcext:value-type="float">
            <text:p>0.396917015309417</text:p>
          </table:table-cell>
          <table:table-cell table:style-name="ce4" table:formula="of:=[$redistribution_low.E50]" office:value-type="float" office:value="0.440104185562404" calcext:value-type="float">
            <text:p>0.440104185562404</text:p>
          </table:table-cell>
          <table:table-cell/>
          <table:table-cell table:style-name="ce4" table:formula="of:=[$Redistribution_high.B50]" office:value-type="float" office:value="0.367556246069234" calcext:value-type="float">
            <text:p>0.367556246069234</text:p>
          </table:table-cell>
          <table:table-cell table:style-name="ce4" table:formula="of:=[$Redistribution_high.C50]" office:value-type="float" office:value="0.455459369749786" calcext:value-type="float">
            <text:p>0.455459369749786</text:p>
          </table:table-cell>
          <table:table-cell table:style-name="ce4" table:formula="of:=[$Redistribution_high.D50]" office:value-type="float" office:value="0.386079683749934" calcext:value-type="float">
            <text:p>0.386079683749934</text:p>
          </table:table-cell>
          <table:table-cell table:style-name="ce4" table:formula="of:=[$Redistribution_high.E50]" office:value-type="float" office:value="0.427872304028303" calcext:value-type="float">
            <text:p>0.427872304028303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66617723014459" calcext:value-type="float">
            <text:p>0.366617723014459</text:p>
          </table:table-cell>
          <table:table-cell table:style-name="ce4" table:formula="of:=[$Redistribution_central.C51]" office:value-type="float" office:value="0.452191048794306" calcext:value-type="float">
            <text:p>0.452191048794306</text:p>
          </table:table-cell>
          <table:table-cell table:style-name="ce4" table:formula="of:=[$Redistribution_central.D51]" office:value-type="float" office:value="0.380791194899058" calcext:value-type="float">
            <text:p>0.380791194899058</text:p>
          </table:table-cell>
          <table:table-cell table:style-name="ce4" table:formula="of:=[$Redistribution_central.E51]" office:value-type="float" office:value="0.4307935225597" calcext:value-type="float">
            <text:p>0.4307935225597</text:p>
          </table:table-cell>
          <table:table-cell/>
          <table:table-cell table:style-name="ce4" table:formula="of:=[$redistribution_low.B51]" office:value-type="float" office:value="0.378972477551691" calcext:value-type="float">
            <text:p>0.378972477551691</text:p>
          </table:table-cell>
          <table:table-cell table:style-name="ce4" table:formula="of:=[$redistribution_low.C51]" office:value-type="float" office:value="0.46125386502234" calcext:value-type="float">
            <text:p>0.46125386502234</text:p>
          </table:table-cell>
          <table:table-cell table:style-name="ce4" table:formula="of:=[$redistribution_low.D51]" office:value-type="float" office:value="0.391671457386818" calcext:value-type="float">
            <text:p>0.391671457386818</text:p>
          </table:table-cell>
          <table:table-cell table:style-name="ce4" table:formula="of:=[$redistribution_low.E51]" office:value-type="float" office:value="0.441532636827395" calcext:value-type="float">
            <text:p>0.441532636827395</text:p>
          </table:table-cell>
          <table:table-cell/>
          <table:table-cell table:style-name="ce4" table:formula="of:=[$Redistribution_high.B51]" office:value-type="float" office:value="0.368914158080174" calcext:value-type="float">
            <text:p>0.368914158080174</text:p>
          </table:table-cell>
          <table:table-cell table:style-name="ce4" table:formula="of:=[$Redistribution_high.C51]" office:value-type="float" office:value="0.451081816718727" calcext:value-type="float">
            <text:p>0.451081816718727</text:p>
          </table:table-cell>
          <table:table-cell table:style-name="ce4" table:formula="of:=[$Redistribution_high.D51]" office:value-type="float" office:value="0.385266351603572" calcext:value-type="float">
            <text:p>0.385266351603572</text:p>
          </table:table-cell>
          <table:table-cell table:style-name="ce4" table:formula="of:=[$Redistribution_high.E51]" office:value-type="float" office:value="0.427879264071654" calcext:value-type="float">
            <text:p>0.427879264071654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67298659157596" calcext:value-type="float">
            <text:p>0.367298659157596</text:p>
          </table:table-cell>
          <table:table-cell table:style-name="ce4" table:formula="of:=[$Redistribution_central.C52]" office:value-type="float" office:value="0.453886915701162" calcext:value-type="float">
            <text:p>0.453886915701162</text:p>
          </table:table-cell>
          <table:table-cell table:style-name="ce4" table:formula="of:=[$Redistribution_central.D52]" office:value-type="float" office:value="0.382054586130365" calcext:value-type="float">
            <text:p>0.382054586130365</text:p>
          </table:table-cell>
          <table:table-cell table:style-name="ce4" table:formula="of:=[$Redistribution_central.E52]" office:value-type="float" office:value="0.43024460405919" calcext:value-type="float">
            <text:p>0.43024460405919</text:p>
          </table:table-cell>
          <table:table-cell/>
          <table:table-cell table:style-name="ce4" table:formula="of:=[$redistribution_low.B52]" office:value-type="float" office:value="0.377772520282696" calcext:value-type="float">
            <text:p>0.377772520282696</text:p>
          </table:table-cell>
          <table:table-cell table:style-name="ce4" table:formula="of:=[$redistribution_low.C52]" office:value-type="float" office:value="0.460596490722377" calcext:value-type="float">
            <text:p>0.460596490722377</text:p>
          </table:table-cell>
          <table:table-cell table:style-name="ce4" table:formula="of:=[$redistribution_low.D52]" office:value-type="float" office:value="0.390071534182207" calcext:value-type="float">
            <text:p>0.390071534182207</text:p>
          </table:table-cell>
          <table:table-cell table:style-name="ce4" table:formula="of:=[$redistribution_low.E52]" office:value-type="float" office:value="0.442354095166019" calcext:value-type="float">
            <text:p>0.442354095166019</text:p>
          </table:table-cell>
          <table:table-cell/>
          <table:table-cell table:style-name="ce4" table:formula="of:=[$Redistribution_high.B52]" office:value-type="float" office:value="0.370996305444296" calcext:value-type="float">
            <text:p>0.370996305444296</text:p>
          </table:table-cell>
          <table:table-cell table:style-name="ce4" table:formula="of:=[$Redistribution_high.C52]" office:value-type="float" office:value="0.454059583733101" calcext:value-type="float">
            <text:p>0.454059583733101</text:p>
          </table:table-cell>
          <table:table-cell table:style-name="ce4" table:formula="of:=[$Redistribution_high.D52]" office:value-type="float" office:value="0.386961694084766" calcext:value-type="float">
            <text:p>0.386961694084766</text:p>
          </table:table-cell>
          <table:table-cell table:style-name="ce4" table:formula="of:=[$Redistribution_high.E52]" office:value-type="float" office:value="0.432539703108364" calcext:value-type="float">
            <text:p>0.432539703108364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6010310364111" calcext:value-type="float">
            <text:p>0.376010310364111</text:p>
          </table:table-cell>
          <table:table-cell table:style-name="ce4" table:formula="of:=[$Redistribution_central.C53]" office:value-type="float" office:value="0.468340504859998" calcext:value-type="float">
            <text:p>0.468340504859998</text:p>
          </table:table-cell>
          <table:table-cell table:style-name="ce4" table:formula="of:=[$Redistribution_central.D53]" office:value-type="float" office:value="0.389996963237933" calcext:value-type="float">
            <text:p>0.389996963237933</text:p>
          </table:table-cell>
          <table:table-cell table:style-name="ce4" table:formula="of:=[$Redistribution_central.E53]" office:value-type="float" office:value="0.446522208322337" calcext:value-type="float">
            <text:p>0.446522208322337</text:p>
          </table:table-cell>
          <table:table-cell/>
          <table:table-cell table:style-name="ce4" table:formula="of:=[$redistribution_low.B53]" office:value-type="float" office:value="0.371570167911817" calcext:value-type="float">
            <text:p>0.371570167911817</text:p>
          </table:table-cell>
          <table:table-cell table:style-name="ce4" table:formula="of:=[$redistribution_low.C53]" office:value-type="float" office:value="0.455438092599125" calcext:value-type="float">
            <text:p>0.455438092599125</text:p>
          </table:table-cell>
          <table:table-cell table:style-name="ce4" table:formula="of:=[$redistribution_low.D53]" office:value-type="float" office:value="0.385571458815494" calcext:value-type="float">
            <text:p>0.385571458815494</text:p>
          </table:table-cell>
          <table:table-cell table:style-name="ce4" table:formula="of:=[$redistribution_low.E53]" office:value-type="float" office:value="0.434878271464981" calcext:value-type="float">
            <text:p>0.434878271464981</text:p>
          </table:table-cell>
          <table:table-cell/>
          <table:table-cell table:style-name="ce4" table:formula="of:=[$Redistribution_high.B53]" office:value-type="float" office:value="0.36921043892811" calcext:value-type="float">
            <text:p>0.36921043892811</text:p>
          </table:table-cell>
          <table:table-cell table:style-name="ce4" table:formula="of:=[$Redistribution_high.C53]" office:value-type="float" office:value="0.454696187247265" calcext:value-type="float">
            <text:p>0.454696187247265</text:p>
          </table:table-cell>
          <table:table-cell table:style-name="ce4" table:formula="of:=[$Redistribution_high.D53]" office:value-type="float" office:value="0.384083381154557" calcext:value-type="float">
            <text:p>0.384083381154557</text:p>
          </table:table-cell>
          <table:table-cell table:style-name="ce4" table:formula="of:=[$Redistribution_high.E53]" office:value-type="float" office:value="0.433367521459422" calcext:value-type="float">
            <text:p>0.433367521459422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6560553337482" calcext:value-type="float">
            <text:p>0.36560553337482</text:p>
          </table:table-cell>
          <table:table-cell table:style-name="ce4" table:formula="of:=[$Redistribution_central.C54]" office:value-type="float" office:value="0.459390431077598" calcext:value-type="float">
            <text:p>0.459390431077598</text:p>
          </table:table-cell>
          <table:table-cell table:style-name="ce4" table:formula="of:=[$Redistribution_central.D54]" office:value-type="float" office:value="0.384151585403777" calcext:value-type="float">
            <text:p>0.384151585403777</text:p>
          </table:table-cell>
          <table:table-cell table:style-name="ce4" table:formula="of:=[$Redistribution_central.E54]" office:value-type="float" office:value="0.431709660732712" calcext:value-type="float">
            <text:p>0.431709660732712</text:p>
          </table:table-cell>
          <table:table-cell/>
          <table:table-cell table:style-name="ce4" table:formula="of:=[$redistribution_low.B54]" office:value-type="float" office:value="0.36965073125056" calcext:value-type="float">
            <text:p>0.36965073125056</text:p>
          </table:table-cell>
          <table:table-cell table:style-name="ce4" table:formula="of:=[$redistribution_low.C54]" office:value-type="float" office:value="0.458232669664575" calcext:value-type="float">
            <text:p>0.458232669664575</text:p>
          </table:table-cell>
          <table:table-cell table:style-name="ce4" table:formula="of:=[$redistribution_low.D54]" office:value-type="float" office:value="0.3855448520935" calcext:value-type="float">
            <text:p>0.3855448520935</text:p>
          </table:table-cell>
          <table:table-cell table:style-name="ce4" table:formula="of:=[$redistribution_low.E54]" office:value-type="float" office:value="0.436205208174567" calcext:value-type="float">
            <text:p>0.436205208174567</text:p>
          </table:table-cell>
          <table:table-cell/>
          <table:table-cell table:style-name="ce4" table:formula="of:=[$Redistribution_high.B54]" office:value-type="float" office:value="0.359379866265533" calcext:value-type="float">
            <text:p>0.359379866265533</text:p>
          </table:table-cell>
          <table:table-cell table:style-name="ce4" table:formula="of:=[$Redistribution_high.C54]" office:value-type="float" office:value="0.445141050553541" calcext:value-type="float">
            <text:p>0.445141050553541</text:p>
          </table:table-cell>
          <table:table-cell table:style-name="ce4" table:formula="of:=[$Redistribution_high.D54]" office:value-type="float" office:value="0.377574198393846" calcext:value-type="float">
            <text:p>0.377574198393846</text:p>
          </table:table-cell>
          <table:table-cell table:style-name="ce4" table:formula="of:=[$Redistribution_high.E54]" office:value-type="float" office:value="0.417566753711198" calcext:value-type="float">
            <text:p>0.417566753711198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72383522001197" calcext:value-type="float">
            <text:p>0.372383522001197</text:p>
          </table:table-cell>
          <table:table-cell table:style-name="ce4" table:formula="of:=[$Redistribution_central.C55]" office:value-type="float" office:value="0.459638522395119" calcext:value-type="float">
            <text:p>0.459638522395119</text:p>
          </table:table-cell>
          <table:table-cell table:style-name="ce4" table:formula="of:=[$Redistribution_central.D55]" office:value-type="float" office:value="0.386047232722287" calcext:value-type="float">
            <text:p>0.386047232722287</text:p>
          </table:table-cell>
          <table:table-cell table:style-name="ce4" table:formula="of:=[$Redistribution_central.E55]" office:value-type="float" office:value="0.437771672504441" calcext:value-type="float">
            <text:p>0.437771672504441</text:p>
          </table:table-cell>
          <table:table-cell/>
          <table:table-cell table:style-name="ce4" table:formula="of:=[$redistribution_low.B55]" office:value-type="float" office:value="0.369766362732129" calcext:value-type="float">
            <text:p>0.369766362732129</text:p>
          </table:table-cell>
          <table:table-cell table:style-name="ce4" table:formula="of:=[$redistribution_low.C55]" office:value-type="float" office:value="0.451813072851657" calcext:value-type="float">
            <text:p>0.451813072851657</text:p>
          </table:table-cell>
          <table:table-cell table:style-name="ce4" table:formula="of:=[$redistribution_low.D55]" office:value-type="float" office:value="0.380941330918772" calcext:value-type="float">
            <text:p>0.380941330918772</text:p>
          </table:table-cell>
          <table:table-cell table:style-name="ce4" table:formula="of:=[$redistribution_low.E55]" office:value-type="float" office:value="0.43507714848769" calcext:value-type="float">
            <text:p>0.43507714848769</text:p>
          </table:table-cell>
          <table:table-cell/>
          <table:table-cell table:style-name="ce4" table:formula="of:=[$Redistribution_high.B55]" office:value-type="float" office:value="0.360024182807878" calcext:value-type="float">
            <text:p>0.360024182807878</text:p>
          </table:table-cell>
          <table:table-cell table:style-name="ce4" table:formula="of:=[$Redistribution_high.C55]" office:value-type="float" office:value="0.441849097863846" calcext:value-type="float">
            <text:p>0.441849097863846</text:p>
          </table:table-cell>
          <table:table-cell table:style-name="ce4" table:formula="of:=[$Redistribution_high.D55]" office:value-type="float" office:value="0.37320880930543" calcext:value-type="float">
            <text:p>0.37320880930543</text:p>
          </table:table-cell>
          <table:table-cell table:style-name="ce4" table:formula="of:=[$Redistribution_high.E55]" office:value-type="float" office:value="0.423727309141373" calcext:value-type="float">
            <text:p>0.423727309141373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555352277322" calcext:value-type="float">
            <text:p>0.37555352277322</text:p>
          </table:table-cell>
          <table:table-cell table:style-name="ce4" table:formula="of:=[$Redistribution_central.C56]" office:value-type="float" office:value="0.461903979087903" calcext:value-type="float">
            <text:p>0.461903979087903</text:p>
          </table:table-cell>
          <table:table-cell table:style-name="ce4" table:formula="of:=[$Redistribution_central.D56]" office:value-type="float" office:value="0.387714645159842" calcext:value-type="float">
            <text:p>0.387714645159842</text:p>
          </table:table-cell>
          <table:table-cell table:style-name="ce4" table:formula="of:=[$Redistribution_central.E56]" office:value-type="float" office:value="0.442822861963737" calcext:value-type="float">
            <text:p>0.442822861963737</text:p>
          </table:table-cell>
          <table:table-cell/>
          <table:table-cell table:style-name="ce4" table:formula="of:=[$redistribution_low.B56]" office:value-type="float" office:value="0.373393501443294" calcext:value-type="float">
            <text:p>0.373393501443294</text:p>
          </table:table-cell>
          <table:table-cell table:style-name="ce4" table:formula="of:=[$redistribution_low.C56]" office:value-type="float" office:value="0.456813981192707" calcext:value-type="float">
            <text:p>0.456813981192707</text:p>
          </table:table-cell>
          <table:table-cell table:style-name="ce4" table:formula="of:=[$redistribution_low.D56]" office:value-type="float" office:value="0.384757504291866" calcext:value-type="float">
            <text:p>0.384757504291866</text:p>
          </table:table-cell>
          <table:table-cell table:style-name="ce4" table:formula="of:=[$redistribution_low.E56]" office:value-type="float" office:value="0.439312440018726" calcext:value-type="float">
            <text:p>0.439312440018726</text:p>
          </table:table-cell>
          <table:table-cell/>
          <table:table-cell table:style-name="ce4" table:formula="of:=[$Redistribution_high.B56]" office:value-type="float" office:value="0.366147943738586" calcext:value-type="float">
            <text:p>0.366147943738586</text:p>
          </table:table-cell>
          <table:table-cell table:style-name="ce4" table:formula="of:=[$Redistribution_high.C56]" office:value-type="float" office:value="0.454415770318398" calcext:value-type="float">
            <text:p>0.454415770318398</text:p>
          </table:table-cell>
          <table:table-cell table:style-name="ce4" table:formula="of:=[$Redistribution_high.D56]" office:value-type="float" office:value="0.379205274145873" calcext:value-type="float">
            <text:p>0.379205274145873</text:p>
          </table:table-cell>
          <table:table-cell table:style-name="ce4" table:formula="of:=[$Redistribution_high.E56]" office:value-type="float" office:value="0.436305811507637" calcext:value-type="float">
            <text:p>0.436305811507637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8116851106195" calcext:value-type="float">
            <text:p>0.378116851106195</text:p>
          </table:table-cell>
          <table:table-cell table:style-name="ce4" table:formula="of:=[$Redistribution_central.C57]" office:value-type="float" office:value="0.458954920880696" calcext:value-type="float">
            <text:p>0.458954920880696</text:p>
          </table:table-cell>
          <table:table-cell table:style-name="ce4" table:formula="of:=[$Redistribution_central.D57]" office:value-type="float" office:value="0.389221943816393" calcext:value-type="float">
            <text:p>0.389221943816393</text:p>
          </table:table-cell>
          <table:table-cell table:style-name="ce4" table:formula="of:=[$Redistribution_central.E57]" office:value-type="float" office:value="0.441345326745084" calcext:value-type="float">
            <text:p>0.441345326745084</text:p>
          </table:table-cell>
          <table:table-cell/>
          <table:table-cell table:style-name="ce4" table:formula="of:=[$redistribution_low.B57]" office:value-type="float" office:value="0.377067443784054" calcext:value-type="float">
            <text:p>0.377067443784054</text:p>
          </table:table-cell>
          <table:table-cell table:style-name="ce4" table:formula="of:=[$redistribution_low.C57]" office:value-type="float" office:value="0.458076694758213" calcext:value-type="float">
            <text:p>0.458076694758213</text:p>
          </table:table-cell>
          <table:table-cell table:style-name="ce4" table:formula="of:=[$redistribution_low.D57]" office:value-type="float" office:value="0.389227233328569" calcext:value-type="float">
            <text:p>0.389227233328569</text:p>
          </table:table-cell>
          <table:table-cell table:style-name="ce4" table:formula="of:=[$redistribution_low.E57]" office:value-type="float" office:value="0.439795012679447" calcext:value-type="float">
            <text:p>0.439795012679447</text:p>
          </table:table-cell>
          <table:table-cell/>
          <table:table-cell table:style-name="ce4" table:formula="of:=[$Redistribution_high.B57]" office:value-type="float" office:value="0.367145180259906" calcext:value-type="float">
            <text:p>0.367145180259906</text:p>
          </table:table-cell>
          <table:table-cell table:style-name="ce4" table:formula="of:=[$Redistribution_high.C57]" office:value-type="float" office:value="0.457937746524198" calcext:value-type="float">
            <text:p>0.457937746524198</text:p>
          </table:table-cell>
          <table:table-cell table:style-name="ce4" table:formula="of:=[$Redistribution_high.D57]" office:value-type="float" office:value="0.380607955895086" calcext:value-type="float">
            <text:p>0.380607955895086</text:p>
          </table:table-cell>
          <table:table-cell table:style-name="ce4" table:formula="of:=[$Redistribution_high.E57]" office:value-type="float" office:value="0.439370091699978" calcext:value-type="float">
            <text:p>0.439370091699978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76403564515477" calcext:value-type="float">
            <text:p>0.376403564515477</text:p>
          </table:table-cell>
          <table:table-cell table:style-name="ce4" table:formula="of:=[$Redistribution_central.C58]" office:value-type="float" office:value="0.463056221740733" calcext:value-type="float">
            <text:p>0.463056221740733</text:p>
          </table:table-cell>
          <table:table-cell table:style-name="ce4" table:formula="of:=[$Redistribution_central.D58]" office:value-type="float" office:value="0.391283314273701" calcext:value-type="float">
            <text:p>0.391283314273701</text:p>
          </table:table-cell>
          <table:table-cell table:style-name="ce4" table:formula="of:=[$Redistribution_central.E58]" office:value-type="float" office:value="0.440216537459063" calcext:value-type="float">
            <text:p>0.440216537459063</text:p>
          </table:table-cell>
          <table:table-cell/>
          <table:table-cell table:style-name="ce4" table:formula="of:=[$redistribution_low.B58]" office:value-type="float" office:value="0.374207964267457" calcext:value-type="float">
            <text:p>0.374207964267457</text:p>
          </table:table-cell>
          <table:table-cell table:style-name="ce4" table:formula="of:=[$redistribution_low.C58]" office:value-type="float" office:value="0.462299500142656" calcext:value-type="float">
            <text:p>0.462299500142656</text:p>
          </table:table-cell>
          <table:table-cell table:style-name="ce4" table:formula="of:=[$redistribution_low.D58]" office:value-type="float" office:value="0.389975906495205" calcext:value-type="float">
            <text:p>0.389975906495205</text:p>
          </table:table-cell>
          <table:table-cell table:style-name="ce4" table:formula="of:=[$redistribution_low.E58]" office:value-type="float" office:value="0.440754468039217" calcext:value-type="float">
            <text:p>0.440754468039217</text:p>
          </table:table-cell>
          <table:table-cell/>
          <table:table-cell table:style-name="ce4" table:formula="of:=[$Redistribution_high.B58]" office:value-type="float" office:value="0.365598370403744" calcext:value-type="float">
            <text:p>0.365598370403744</text:p>
          </table:table-cell>
          <table:table-cell table:style-name="ce4" table:formula="of:=[$Redistribution_high.C58]" office:value-type="float" office:value="0.456891643344191" calcext:value-type="float">
            <text:p>0.456891643344191</text:p>
          </table:table-cell>
          <table:table-cell table:style-name="ce4" table:formula="of:=[$Redistribution_high.D58]" office:value-type="float" office:value="0.38011512510092" calcext:value-type="float">
            <text:p>0.38011512510092</text:p>
          </table:table-cell>
          <table:table-cell table:style-name="ce4" table:formula="of:=[$Redistribution_high.E58]" office:value-type="float" office:value="0.434223430906435" calcext:value-type="float">
            <text:p>0.434223430906435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76107157082634" calcext:value-type="float">
            <text:p>0.376107157082634</text:p>
          </table:table-cell>
          <table:table-cell table:style-name="ce4" table:formula="of:=[$Redistribution_central.C59]" office:value-type="float" office:value="0.458669227698674" calcext:value-type="float">
            <text:p>0.458669227698674</text:p>
          </table:table-cell>
          <table:table-cell table:style-name="ce4" table:formula="of:=[$Redistribution_central.D59]" office:value-type="float" office:value="0.389809184965375" calcext:value-type="float">
            <text:p>0.389809184965375</text:p>
          </table:table-cell>
          <table:table-cell table:style-name="ce4" table:formula="of:=[$Redistribution_central.E59]" office:value-type="float" office:value="0.438063172651096" calcext:value-type="float">
            <text:p>0.438063172651096</text:p>
          </table:table-cell>
          <table:table-cell/>
          <table:table-cell table:style-name="ce4" table:formula="of:=[$redistribution_low.B59]" office:value-type="float" office:value="0.374571665276" calcext:value-type="float">
            <text:p>0.374571665276</text:p>
          </table:table-cell>
          <table:table-cell table:style-name="ce4" table:formula="of:=[$redistribution_low.C59]" office:value-type="float" office:value="0.453861170206572" calcext:value-type="float">
            <text:p>0.453861170206572</text:p>
          </table:table-cell>
          <table:table-cell table:style-name="ce4" table:formula="of:=[$redistribution_low.D59]" office:value-type="float" office:value="0.385701773621262" calcext:value-type="float">
            <text:p>0.385701773621262</text:p>
          </table:table-cell>
          <table:table-cell table:style-name="ce4" table:formula="of:=[$redistribution_low.E59]" office:value-type="float" office:value="0.43843905078372" calcext:value-type="float">
            <text:p>0.43843905078372</text:p>
          </table:table-cell>
          <table:table-cell/>
          <table:table-cell table:style-name="ce4" table:formula="of:=[$Redistribution_high.B59]" office:value-type="float" office:value="0.361952005822172" calcext:value-type="float">
            <text:p>0.361952005822172</text:p>
          </table:table-cell>
          <table:table-cell table:style-name="ce4" table:formula="of:=[$Redistribution_high.C59]" office:value-type="float" office:value="0.451229162145465" calcext:value-type="float">
            <text:p>0.451229162145465</text:p>
          </table:table-cell>
          <table:table-cell table:style-name="ce4" table:formula="of:=[$Redistribution_high.D59]" office:value-type="float" office:value="0.373492793822247" calcext:value-type="float">
            <text:p>0.373492793822247</text:p>
          </table:table-cell>
          <table:table-cell table:style-name="ce4" table:formula="of:=[$Redistribution_high.E59]" office:value-type="float" office:value="0.433832176225129" calcext:value-type="float">
            <text:p>0.433832176225129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80850012232109" calcext:value-type="float">
            <text:p>0.380850012232109</text:p>
          </table:table-cell>
          <table:table-cell table:style-name="ce4" table:formula="of:=[$Redistribution_central.C60]" office:value-type="float" office:value="0.467159901493585" calcext:value-type="float">
            <text:p>0.467159901493585</text:p>
          </table:table-cell>
          <table:table-cell table:style-name="ce4" table:formula="of:=[$Redistribution_central.D60]" office:value-type="float" office:value="0.392292210501256" calcext:value-type="float">
            <text:p>0.392292210501256</text:p>
          </table:table-cell>
          <table:table-cell table:style-name="ce4" table:formula="of:=[$Redistribution_central.E60]" office:value-type="float" office:value="0.449152965716358" calcext:value-type="float">
            <text:p>0.449152965716358</text:p>
          </table:table-cell>
          <table:table-cell/>
          <table:table-cell table:style-name="ce4" table:formula="of:=[$redistribution_low.B60]" office:value-type="float" office:value="0.377162559037063" calcext:value-type="float">
            <text:p>0.377162559037063</text:p>
          </table:table-cell>
          <table:table-cell table:style-name="ce4" table:formula="of:=[$redistribution_low.C60]" office:value-type="float" office:value="0.46106974849883" calcext:value-type="float">
            <text:p>0.46106974849883</text:p>
          </table:table-cell>
          <table:table-cell table:style-name="ce4" table:formula="of:=[$redistribution_low.D60]" office:value-type="float" office:value="0.387436487160165" calcext:value-type="float">
            <text:p>0.387436487160165</text:p>
          </table:table-cell>
          <table:table-cell table:style-name="ce4" table:formula="of:=[$redistribution_low.E60]" office:value-type="float" office:value="0.44387829930599" calcext:value-type="float">
            <text:p>0.44387829930599</text:p>
          </table:table-cell>
          <table:table-cell/>
          <table:table-cell table:style-name="ce4" table:formula="of:=[$Redistribution_high.B60]" office:value-type="float" office:value="0.368234121912303" calcext:value-type="float">
            <text:p>0.368234121912303</text:p>
          </table:table-cell>
          <table:table-cell table:style-name="ce4" table:formula="of:=[$Redistribution_high.C60]" office:value-type="float" office:value="0.456752771455209" calcext:value-type="float">
            <text:p>0.456752771455209</text:p>
          </table:table-cell>
          <table:table-cell table:style-name="ce4" table:formula="of:=[$Redistribution_high.D60]" office:value-type="float" office:value="0.378543533768375" calcext:value-type="float">
            <text:p>0.378543533768375</text:p>
          </table:table-cell>
          <table:table-cell table:style-name="ce4" table:formula="of:=[$Redistribution_high.E60]" office:value-type="float" office:value="0.441132612220228" calcext:value-type="float">
            <text:p>0.441132612220228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79751821526162" calcext:value-type="float">
            <text:p>0.379751821526162</text:p>
          </table:table-cell>
          <table:table-cell table:style-name="ce4" table:formula="of:=[$Redistribution_central.C61]" office:value-type="float" office:value="0.461584822704465" calcext:value-type="float">
            <text:p>0.461584822704465</text:p>
          </table:table-cell>
          <table:table-cell table:style-name="ce4" table:formula="of:=[$Redistribution_central.D61]" office:value-type="float" office:value="0.391256668859106" calcext:value-type="float">
            <text:p>0.391256668859106</text:p>
          </table:table-cell>
          <table:table-cell table:style-name="ce4" table:formula="of:=[$Redistribution_central.E61]" office:value-type="float" office:value="0.443448868532527" calcext:value-type="float">
            <text:p>0.443448868532527</text:p>
          </table:table-cell>
          <table:table-cell/>
          <table:table-cell table:style-name="ce4" table:formula="of:=[$redistribution_low.B61]" office:value-type="float" office:value="0.376575624151602" calcext:value-type="float">
            <text:p>0.376575624151602</text:p>
          </table:table-cell>
          <table:table-cell table:style-name="ce4" table:formula="of:=[$redistribution_low.C61]" office:value-type="float" office:value="0.458072008565051" calcext:value-type="float">
            <text:p>0.458072008565051</text:p>
          </table:table-cell>
          <table:table-cell table:style-name="ce4" table:formula="of:=[$redistribution_low.D61]" office:value-type="float" office:value="0.388887217319828" calcext:value-type="float">
            <text:p>0.388887217319828</text:p>
          </table:table-cell>
          <table:table-cell table:style-name="ce4" table:formula="of:=[$redistribution_low.E61]" office:value-type="float" office:value="0.438411318266208" calcext:value-type="float">
            <text:p>0.438411318266208</text:p>
          </table:table-cell>
          <table:table-cell/>
          <table:table-cell table:style-name="ce4" table:formula="of:=[$Redistribution_high.B61]" office:value-type="float" office:value="0.36559879307368" calcext:value-type="float">
            <text:p>0.36559879307368</text:p>
          </table:table-cell>
          <table:table-cell table:style-name="ce4" table:formula="of:=[$Redistribution_high.C61]" office:value-type="float" office:value="0.45486798801416" calcext:value-type="float">
            <text:p>0.45486798801416</text:p>
          </table:table-cell>
          <table:table-cell table:style-name="ce4" table:formula="of:=[$Redistribution_high.D61]" office:value-type="float" office:value="0.377621040670362" calcext:value-type="float">
            <text:p>0.377621040670362</text:p>
          </table:table-cell>
          <table:table-cell table:style-name="ce4" table:formula="of:=[$Redistribution_high.E61]" office:value-type="float" office:value="0.436873905258072" calcext:value-type="float">
            <text:p>0.436873905258072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75629499528281" calcext:value-type="float">
            <text:p>0.375629499528281</text:p>
          </table:table-cell>
          <table:table-cell table:style-name="ce4" table:formula="of:=[$Redistribution_central.C62]" office:value-type="float" office:value="0.459708394487023" calcext:value-type="float">
            <text:p>0.459708394487023</text:p>
          </table:table-cell>
          <table:table-cell table:style-name="ce4" table:formula="of:=[$Redistribution_central.D62]" office:value-type="float" office:value="0.38764533710732" calcext:value-type="float">
            <text:p>0.38764533710732</text:p>
          </table:table-cell>
          <table:table-cell table:style-name="ce4" table:formula="of:=[$Redistribution_central.E62]" office:value-type="float" office:value="0.440722920546327" calcext:value-type="float">
            <text:p>0.440722920546327</text:p>
          </table:table-cell>
          <table:table-cell/>
          <table:table-cell table:style-name="ce4" table:formula="of:=[$redistribution_low.B62]" office:value-type="float" office:value="0.375678497351708" calcext:value-type="float">
            <text:p>0.375678497351708</text:p>
          </table:table-cell>
          <table:table-cell table:style-name="ce4" table:formula="of:=[$redistribution_low.C62]" office:value-type="float" office:value="0.459570597680612" calcext:value-type="float">
            <text:p>0.459570597680612</text:p>
          </table:table-cell>
          <table:table-cell table:style-name="ce4" table:formula="of:=[$redistribution_low.D62]" office:value-type="float" office:value="0.38943061512665" calcext:value-type="float">
            <text:p>0.38943061512665</text:p>
          </table:table-cell>
          <table:table-cell table:style-name="ce4" table:formula="of:=[$redistribution_low.E62]" office:value-type="float" office:value="0.437664635862108" calcext:value-type="float">
            <text:p>0.437664635862108</text:p>
          </table:table-cell>
          <table:table-cell/>
          <table:table-cell table:style-name="ce4" table:formula="of:=[$Redistribution_high.B62]" office:value-type="float" office:value="0.354718473497182" calcext:value-type="float">
            <text:p>0.354718473497182</text:p>
          </table:table-cell>
          <table:table-cell table:style-name="ce4" table:formula="of:=[$Redistribution_high.C62]" office:value-type="float" office:value="0.446252198076666" calcext:value-type="float">
            <text:p>0.446252198076666</text:p>
          </table:table-cell>
          <table:table-cell table:style-name="ce4" table:formula="of:=[$Redistribution_high.D62]" office:value-type="float" office:value="0.369680793061211" calcext:value-type="float">
            <text:p>0.369680793061211</text:p>
          </table:table-cell>
          <table:table-cell table:style-name="ce4" table:formula="of:=[$Redistribution_high.E62]" office:value-type="float" office:value="0.423709716764546" calcext:value-type="float">
            <text:p>0.423709716764546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78995723495512" calcext:value-type="float">
            <text:p>0.378995723495512</text:p>
          </table:table-cell>
          <table:table-cell table:style-name="ce4" table:formula="of:=[$Redistribution_central.C63]" office:value-type="float" office:value="0.461576410550056" calcext:value-type="float">
            <text:p>0.461576410550056</text:p>
          </table:table-cell>
          <table:table-cell table:style-name="ce4" table:formula="of:=[$Redistribution_central.D63]" office:value-type="float" office:value="0.388205291977107" calcext:value-type="float">
            <text:p>0.388205291977107</text:p>
          </table:table-cell>
          <table:table-cell table:style-name="ce4" table:formula="of:=[$Redistribution_central.E63]" office:value-type="float" office:value="0.445562024583963" calcext:value-type="float">
            <text:p>0.445562024583963</text:p>
          </table:table-cell>
          <table:table-cell/>
          <table:table-cell table:style-name="ce4" table:formula="of:=[$redistribution_low.B63]" office:value-type="float" office:value="0.378061175775346" calcext:value-type="float">
            <text:p>0.378061175775346</text:p>
          </table:table-cell>
          <table:table-cell table:style-name="ce4" table:formula="of:=[$redistribution_low.C63]" office:value-type="float" office:value="0.455568402621573" calcext:value-type="float">
            <text:p>0.455568402621573</text:p>
          </table:table-cell>
          <table:table-cell table:style-name="ce4" table:formula="of:=[$redistribution_low.D63]" office:value-type="float" office:value="0.38876986809476" calcext:value-type="float">
            <text:p>0.38876986809476</text:p>
          </table:table-cell>
          <table:table-cell table:style-name="ce4" table:formula="of:=[$redistribution_low.E63]" office:value-type="float" office:value="0.437991102883802" calcext:value-type="float">
            <text:p>0.437991102883802</text:p>
          </table:table-cell>
          <table:table-cell/>
          <table:table-cell table:style-name="ce4" table:formula="of:=[$Redistribution_high.B63]" office:value-type="float" office:value="0.365082438969967" calcext:value-type="float">
            <text:p>0.365082438969967</text:p>
          </table:table-cell>
          <table:table-cell table:style-name="ce4" table:formula="of:=[$Redistribution_high.C63]" office:value-type="float" office:value="0.447591946943511" calcext:value-type="float">
            <text:p>0.447591946943511</text:p>
          </table:table-cell>
          <table:table-cell table:style-name="ce4" table:formula="of:=[$Redistribution_high.D63]" office:value-type="float" office:value="0.37556857157627" calcext:value-type="float">
            <text:p>0.37556857157627</text:p>
          </table:table-cell>
          <table:table-cell table:style-name="ce4" table:formula="of:=[$Redistribution_high.E63]" office:value-type="float" office:value="0.433096143790653" calcext:value-type="float">
            <text:p>0.433096143790653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3163666245244" calcext:value-type="float">
            <text:p>0.373163666245244</text:p>
          </table:table-cell>
          <table:table-cell table:style-name="ce4" table:formula="of:=[$Redistribution_central.C64]" office:value-type="float" office:value="0.458002356766968" calcext:value-type="float">
            <text:p>0.458002356766968</text:p>
          </table:table-cell>
          <table:table-cell table:style-name="ce4" table:formula="of:=[$Redistribution_central.D64]" office:value-type="float" office:value="0.384106181346425" calcext:value-type="float">
            <text:p>0.384106181346425</text:p>
          </table:table-cell>
          <table:table-cell table:style-name="ce4" table:formula="of:=[$Redistribution_central.E64]" office:value-type="float" office:value="0.440076407032667" calcext:value-type="float">
            <text:p>0.440076407032667</text:p>
          </table:table-cell>
          <table:table-cell/>
          <table:table-cell table:style-name="ce4" table:formula="of:=[$redistribution_low.B64]" office:value-type="float" office:value="0.373665891024658" calcext:value-type="float">
            <text:p>0.373665891024658</text:p>
          </table:table-cell>
          <table:table-cell table:style-name="ce4" table:formula="of:=[$redistribution_low.C64]" office:value-type="float" office:value="0.449015058549088" calcext:value-type="float">
            <text:p>0.449015058549088</text:p>
          </table:table-cell>
          <table:table-cell table:style-name="ce4" table:formula="of:=[$redistribution_low.D64]" office:value-type="float" office:value="0.384068094844472" calcext:value-type="float">
            <text:p>0.384068094844472</text:p>
          </table:table-cell>
          <table:table-cell table:style-name="ce4" table:formula="of:=[$redistribution_low.E64]" office:value-type="float" office:value="0.431732674638298" calcext:value-type="float">
            <text:p>0.431732674638298</text:p>
          </table:table-cell>
          <table:table-cell/>
          <table:table-cell table:style-name="ce4" table:formula="of:=[$Redistribution_high.B64]" office:value-type="float" office:value="0.364743242728445" calcext:value-type="float">
            <text:p>0.364743242728445</text:p>
          </table:table-cell>
          <table:table-cell table:style-name="ce4" table:formula="of:=[$Redistribution_high.C64]" office:value-type="float" office:value="0.451608041824222" calcext:value-type="float">
            <text:p>0.451608041824222</text:p>
          </table:table-cell>
          <table:table-cell table:style-name="ce4" table:formula="of:=[$Redistribution_high.D64]" office:value-type="float" office:value="0.375491119342442" calcext:value-type="float">
            <text:p>0.375491119342442</text:p>
          </table:table-cell>
          <table:table-cell table:style-name="ce4" table:formula="of:=[$Redistribution_high.E64]" office:value-type="float" office:value="0.436212100399995" calcext:value-type="float">
            <text:p>0.436212100399995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4426127209458" calcext:value-type="float">
            <text:p>0.374426127209458</text:p>
          </table:table-cell>
          <table:table-cell table:style-name="ce4" table:formula="of:=[$Redistribution_central.C65]" office:value-type="float" office:value="0.453029236675359" calcext:value-type="float">
            <text:p>0.453029236675359</text:p>
          </table:table-cell>
          <table:table-cell table:style-name="ce4" table:formula="of:=[$Redistribution_central.D65]" office:value-type="float" office:value="0.384107133802493" calcext:value-type="float">
            <text:p>0.384107133802493</text:p>
          </table:table-cell>
          <table:table-cell table:style-name="ce4" table:formula="of:=[$Redistribution_central.E65]" office:value-type="float" office:value="0.438845375941025" calcext:value-type="float">
            <text:p>0.438845375941025</text:p>
          </table:table-cell>
          <table:table-cell/>
          <table:table-cell table:style-name="ce4" table:formula="of:=[$redistribution_low.B65]" office:value-type="float" office:value="0.376607474181598" calcext:value-type="float">
            <text:p>0.376607474181598</text:p>
          </table:table-cell>
          <table:table-cell table:style-name="ce4" table:formula="of:=[$redistribution_low.C65]" office:value-type="float" office:value="0.452865218173913" calcext:value-type="float">
            <text:p>0.452865218173913</text:p>
          </table:table-cell>
          <table:table-cell table:style-name="ce4" table:formula="of:=[$redistribution_low.D65]" office:value-type="float" office:value="0.3860780692275" calcext:value-type="float">
            <text:p>0.3860780692275</text:p>
          </table:table-cell>
          <table:table-cell table:style-name="ce4" table:formula="of:=[$redistribution_low.E65]" office:value-type="float" office:value="0.438475338557238" calcext:value-type="float">
            <text:p>0.438475338557238</text:p>
          </table:table-cell>
          <table:table-cell/>
          <table:table-cell table:style-name="ce4" table:formula="of:=[$Redistribution_high.B65]" office:value-type="float" office:value="0.367081051116143" calcext:value-type="float">
            <text:p>0.367081051116143</text:p>
          </table:table-cell>
          <table:table-cell table:style-name="ce4" table:formula="of:=[$Redistribution_high.C65]" office:value-type="float" office:value="0.451588217199326" calcext:value-type="float">
            <text:p>0.451588217199326</text:p>
          </table:table-cell>
          <table:table-cell table:style-name="ce4" table:formula="of:=[$Redistribution_high.D65]" office:value-type="float" office:value="0.376656098106837" calcext:value-type="float">
            <text:p>0.376656098106837</text:p>
          </table:table-cell>
          <table:table-cell table:style-name="ce4" table:formula="of:=[$Redistribution_high.E65]" office:value-type="float" office:value="0.441337053585531" calcext:value-type="float">
            <text:p>0.441337053585531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1034420998422" calcext:value-type="float">
            <text:p>0.371034420998422</text:p>
          </table:table-cell>
          <table:table-cell table:style-name="ce4" table:formula="of:=[$Redistribution_central.C66]" office:value-type="float" office:value="0.451104910984787" calcext:value-type="float">
            <text:p>0.451104910984787</text:p>
          </table:table-cell>
          <table:table-cell table:style-name="ce4" table:formula="of:=[$Redistribution_central.D66]" office:value-type="float" office:value="0.38261986953079" calcext:value-type="float">
            <text:p>0.38261986953079</text:p>
          </table:table-cell>
          <table:table-cell table:style-name="ce4" table:formula="of:=[$Redistribution_central.E66]" office:value-type="float" office:value="0.432386141633832" calcext:value-type="float">
            <text:p>0.432386141633832</text:p>
          </table:table-cell>
          <table:table-cell/>
          <table:table-cell table:style-name="ce4" table:formula="of:=[$redistribution_low.B66]" office:value-type="float" office:value="0.373092754020808" calcext:value-type="float">
            <text:p>0.373092754020808</text:p>
          </table:table-cell>
          <table:table-cell table:style-name="ce4" table:formula="of:=[$redistribution_low.C66]" office:value-type="float" office:value="0.452767994033836" calcext:value-type="float">
            <text:p>0.452767994033836</text:p>
          </table:table-cell>
          <table:table-cell table:style-name="ce4" table:formula="of:=[$redistribution_low.D66]" office:value-type="float" office:value="0.383875071587426" calcext:value-type="float">
            <text:p>0.383875071587426</text:p>
          </table:table-cell>
          <table:table-cell table:style-name="ce4" table:formula="of:=[$redistribution_low.E66]" office:value-type="float" office:value="0.436991889939207" calcext:value-type="float">
            <text:p>0.436991889939207</text:p>
          </table:table-cell>
          <table:table-cell/>
          <table:table-cell table:style-name="ce4" table:formula="of:=[$Redistribution_high.B66]" office:value-type="float" office:value="0.365258636109765" calcext:value-type="float">
            <text:p>0.365258636109765</text:p>
          </table:table-cell>
          <table:table-cell table:style-name="ce4" table:formula="of:=[$Redistribution_high.C66]" office:value-type="float" office:value="0.451891482051264" calcext:value-type="float">
            <text:p>0.451891482051264</text:p>
          </table:table-cell>
          <table:table-cell table:style-name="ce4" table:formula="of:=[$Redistribution_high.D66]" office:value-type="float" office:value="0.37612148978381" calcext:value-type="float">
            <text:p>0.37612148978381</text:p>
          </table:table-cell>
          <table:table-cell table:style-name="ce4" table:formula="of:=[$Redistribution_high.E66]" office:value-type="float" office:value="0.437435048161825" calcext:value-type="float">
            <text:p>0.437435048161825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79135806224967" calcext:value-type="float">
            <text:p>0.379135806224967</text:p>
          </table:table-cell>
          <table:table-cell table:style-name="ce4" table:formula="of:=[$Redistribution_central.C67]" office:value-type="float" office:value="0.456772549454143" calcext:value-type="float">
            <text:p>0.456772549454143</text:p>
          </table:table-cell>
          <table:table-cell table:style-name="ce4" table:formula="of:=[$Redistribution_central.D67]" office:value-type="float" office:value="0.388339432284417" calcext:value-type="float">
            <text:p>0.388339432284417</text:p>
          </table:table-cell>
          <table:table-cell table:style-name="ce4" table:formula="of:=[$Redistribution_central.E67]" office:value-type="float" office:value="0.442147746998184" calcext:value-type="float">
            <text:p>0.442147746998184</text:p>
          </table:table-cell>
          <table:table-cell/>
          <table:table-cell table:style-name="ce4" table:formula="of:=[$redistribution_low.B67]" office:value-type="float" office:value="0.380662802779967" calcext:value-type="float">
            <text:p>0.380662802779967</text:p>
          </table:table-cell>
          <table:table-cell table:style-name="ce4" table:formula="of:=[$redistribution_low.C67]" office:value-type="float" office:value="0.457918911397009" calcext:value-type="float">
            <text:p>0.457918911397009</text:p>
          </table:table-cell>
          <table:table-cell table:style-name="ce4" table:formula="of:=[$redistribution_low.D67]" office:value-type="float" office:value="0.389390680871582" calcext:value-type="float">
            <text:p>0.389390680871582</text:p>
          </table:table-cell>
          <table:table-cell table:style-name="ce4" table:formula="of:=[$redistribution_low.E67]" office:value-type="float" office:value="0.444016609416899" calcext:value-type="float">
            <text:p>0.444016609416899</text:p>
          </table:table-cell>
          <table:table-cell/>
          <table:table-cell table:style-name="ce4" table:formula="of:=[$Redistribution_high.B67]" office:value-type="float" office:value="0.369619408519709" calcext:value-type="float">
            <text:p>0.369619408519709</text:p>
          </table:table-cell>
          <table:table-cell table:style-name="ce4" table:formula="of:=[$Redistribution_high.C67]" office:value-type="float" office:value="0.459829428632639" calcext:value-type="float">
            <text:p>0.459829428632639</text:p>
          </table:table-cell>
          <table:table-cell table:style-name="ce4" table:formula="of:=[$Redistribution_high.D67]" office:value-type="float" office:value="0.376957027417581" calcext:value-type="float">
            <text:p>0.376957027417581</text:p>
          </table:table-cell>
          <table:table-cell table:style-name="ce4" table:formula="of:=[$Redistribution_high.E67]" office:value-type="float" office:value="0.450190634017404" calcext:value-type="float">
            <text:p>0.450190634017404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9485043149647" calcext:value-type="float">
            <text:p>0.379485043149647</text:p>
          </table:table-cell>
          <table:table-cell table:style-name="ce4" table:formula="of:=[$Redistribution_central.C68]" office:value-type="float" office:value="0.457720643744514" calcext:value-type="float">
            <text:p>0.457720643744514</text:p>
          </table:table-cell>
          <table:table-cell table:style-name="ce4" table:formula="of:=[$Redistribution_central.D68]" office:value-type="float" office:value="0.387333809247281" calcext:value-type="float">
            <text:p>0.387333809247281</text:p>
          </table:table-cell>
          <table:table-cell table:style-name="ce4" table:formula="of:=[$Redistribution_central.E68]" office:value-type="float" office:value="0.444946631484198" calcext:value-type="float">
            <text:p>0.444946631484198</text:p>
          </table:table-cell>
          <table:table-cell/>
          <table:table-cell table:style-name="ce4" table:formula="of:=[$redistribution_low.B68]" office:value-type="float" office:value="0.377713575129085" calcext:value-type="float">
            <text:p>0.377713575129085</text:p>
          </table:table-cell>
          <table:table-cell table:style-name="ce4" table:formula="of:=[$redistribution_low.C68]" office:value-type="float" office:value="0.460018472817116" calcext:value-type="float">
            <text:p>0.460018472817116</text:p>
          </table:table-cell>
          <table:table-cell table:style-name="ce4" table:formula="of:=[$redistribution_low.D68]" office:value-type="float" office:value="0.386549912128407" calcext:value-type="float">
            <text:p>0.386549912128407</text:p>
          </table:table-cell>
          <table:table-cell table:style-name="ce4" table:formula="of:=[$redistribution_low.E68]" office:value-type="float" office:value="0.446760803542513" calcext:value-type="float">
            <text:p>0.446760803542513</text:p>
          </table:table-cell>
          <table:table-cell/>
          <table:table-cell table:style-name="ce4" table:formula="of:=[$Redistribution_high.B68]" office:value-type="float" office:value="0.371041705696816" calcext:value-type="float">
            <text:p>0.371041705696816</text:p>
          </table:table-cell>
          <table:table-cell table:style-name="ce4" table:formula="of:=[$Redistribution_high.C68]" office:value-type="float" office:value="0.457714819542807" calcext:value-type="float">
            <text:p>0.457714819542807</text:p>
          </table:table-cell>
          <table:table-cell table:style-name="ce4" table:formula="of:=[$Redistribution_high.D68]" office:value-type="float" office:value="0.379457204660898" calcext:value-type="float">
            <text:p>0.379457204660898</text:p>
          </table:table-cell>
          <table:table-cell table:style-name="ce4" table:formula="of:=[$Redistribution_high.E68]" office:value-type="float" office:value="0.445935690258961" calcext:value-type="float">
            <text:p>0.445935690258961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86720802541733" calcext:value-type="float">
            <text:p>0.386720802541733</text:p>
          </table:table-cell>
          <table:table-cell table:style-name="ce4" table:formula="of:=[$Redistribution_central.C69]" office:value-type="float" office:value="0.466819967347047" calcext:value-type="float">
            <text:p>0.466819967347047</text:p>
          </table:table-cell>
          <table:table-cell table:style-name="ce4" table:formula="of:=[$Redistribution_central.D69]" office:value-type="float" office:value="0.392914880240015" calcext:value-type="float">
            <text:p>0.392914880240015</text:p>
          </table:table-cell>
          <table:table-cell table:style-name="ce4" table:formula="of:=[$Redistribution_central.E69]" office:value-type="float" office:value="0.456427264030808" calcext:value-type="float">
            <text:p>0.456427264030808</text:p>
          </table:table-cell>
          <table:table-cell/>
          <table:table-cell table:style-name="ce4" table:formula="of:=[$redistribution_low.B69]" office:value-type="float" office:value="0.378603386943424" calcext:value-type="float">
            <text:p>0.378603386943424</text:p>
          </table:table-cell>
          <table:table-cell table:style-name="ce4" table:formula="of:=[$redistribution_low.C69]" office:value-type="float" office:value="0.459252459309295" calcext:value-type="float">
            <text:p>0.459252459309295</text:p>
          </table:table-cell>
          <table:table-cell table:style-name="ce4" table:formula="of:=[$redistribution_low.D69]" office:value-type="float" office:value="0.386526480662192" calcext:value-type="float">
            <text:p>0.386526480662192</text:p>
          </table:table-cell>
          <table:table-cell table:style-name="ce4" table:formula="of:=[$redistribution_low.E69]" office:value-type="float" office:value="0.44709766886899" calcext:value-type="float">
            <text:p>0.44709766886899</text:p>
          </table:table-cell>
          <table:table-cell/>
          <table:table-cell table:style-name="ce4" table:formula="of:=[$Redistribution_high.B69]" office:value-type="float" office:value="0.37499801438691" calcext:value-type="float">
            <text:p>0.37499801438691</text:p>
          </table:table-cell>
          <table:table-cell table:style-name="ce4" table:formula="of:=[$Redistribution_high.C69]" office:value-type="float" office:value="0.461414510637372" calcext:value-type="float">
            <text:p>0.461414510637372</text:p>
          </table:table-cell>
          <table:table-cell table:style-name="ce4" table:formula="of:=[$Redistribution_high.D69]" office:value-type="float" office:value="0.38151404402862" calcext:value-type="float">
            <text:p>0.38151404402862</text:p>
          </table:table-cell>
          <table:table-cell table:style-name="ce4" table:formula="of:=[$Redistribution_high.E69]" office:value-type="float" office:value="0.452258465612498" calcext:value-type="float">
            <text:p>0.452258465612498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85368607922074" calcext:value-type="float">
            <text:p>0.385368607922074</text:p>
          </table:table-cell>
          <table:table-cell table:style-name="ce4" table:formula="of:=[$Redistribution_central.C70]" office:value-type="float" office:value="0.458212174462576" calcext:value-type="float">
            <text:p>0.458212174462576</text:p>
          </table:table-cell>
          <table:table-cell table:style-name="ce4" table:formula="of:=[$Redistribution_central.D70]" office:value-type="float" office:value="0.392088720751342" calcext:value-type="float">
            <text:p>0.392088720751342</text:p>
          </table:table-cell>
          <table:table-cell table:style-name="ce4" table:formula="of:=[$Redistribution_central.E70]" office:value-type="float" office:value="0.447301538808543" calcext:value-type="float">
            <text:p>0.447301538808543</text:p>
          </table:table-cell>
          <table:table-cell/>
          <table:table-cell table:style-name="ce4" table:formula="of:=[$redistribution_low.B70]" office:value-type="float" office:value="0.379845960517012" calcext:value-type="float">
            <text:p>0.379845960517012</text:p>
          </table:table-cell>
          <table:table-cell table:style-name="ce4" table:formula="of:=[$redistribution_low.C70]" office:value-type="float" office:value="0.462778790128898" calcext:value-type="float">
            <text:p>0.462778790128898</text:p>
          </table:table-cell>
          <table:table-cell table:style-name="ce4" table:formula="of:=[$redistribution_low.D70]" office:value-type="float" office:value="0.386801857218814" calcext:value-type="float">
            <text:p>0.386801857218814</text:p>
          </table:table-cell>
          <table:table-cell table:style-name="ce4" table:formula="of:=[$redistribution_low.E70]" office:value-type="float" office:value="0.452051043231369" calcext:value-type="float">
            <text:p>0.452051043231369</text:p>
          </table:table-cell>
          <table:table-cell/>
          <table:table-cell table:style-name="ce4" table:formula="of:=[$Redistribution_high.B70]" office:value-type="float" office:value="0.369423102098041" calcext:value-type="float">
            <text:p>0.369423102098041</text:p>
          </table:table-cell>
          <table:table-cell table:style-name="ce4" table:formula="of:=[$Redistribution_high.C70]" office:value-type="float" office:value="0.454983314014261" calcext:value-type="float">
            <text:p>0.454983314014261</text:p>
          </table:table-cell>
          <table:table-cell table:style-name="ce4" table:formula="of:=[$Redistribution_high.D70]" office:value-type="float" office:value="0.377080243432857" calcext:value-type="float">
            <text:p>0.377080243432857</text:p>
          </table:table-cell>
          <table:table-cell table:style-name="ce4" table:formula="of:=[$Redistribution_high.E70]" office:value-type="float" office:value="0.444568750860621" calcext:value-type="float">
            <text:p>0.444568750860621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85908281671257" calcext:value-type="float">
            <text:p>0.385908281671257</text:p>
          </table:table-cell>
          <table:table-cell table:style-name="ce4" table:formula="of:=[$Redistribution_central.C71]" office:value-type="float" office:value="0.461760817633006" calcext:value-type="float">
            <text:p>0.461760817633006</text:p>
          </table:table-cell>
          <table:table-cell table:style-name="ce4" table:formula="of:=[$Redistribution_central.D71]" office:value-type="float" office:value="0.390770785413132" calcext:value-type="float">
            <text:p>0.390770785413132</text:p>
          </table:table-cell>
          <table:table-cell table:style-name="ce4" table:formula="of:=[$Redistribution_central.E71]" office:value-type="float" office:value="0.453555623914679" calcext:value-type="float">
            <text:p>0.453555623914679</text:p>
          </table:table-cell>
          <table:table-cell/>
          <table:table-cell table:style-name="ce4" table:formula="of:=[$redistribution_low.B71]" office:value-type="float" office:value="0.381416633157955" calcext:value-type="float">
            <text:p>0.381416633157955</text:p>
          </table:table-cell>
          <table:table-cell table:style-name="ce4" table:formula="of:=[$redistribution_low.C71]" office:value-type="float" office:value="0.459627328819829" calcext:value-type="float">
            <text:p>0.459627328819829</text:p>
          </table:table-cell>
          <table:table-cell table:style-name="ce4" table:formula="of:=[$redistribution_low.D71]" office:value-type="float" office:value="0.387840959054706" calcext:value-type="float">
            <text:p>0.387840959054706</text:p>
          </table:table-cell>
          <table:table-cell table:style-name="ce4" table:formula="of:=[$redistribution_low.E71]" office:value-type="float" office:value="0.449837230319347" calcext:value-type="float">
            <text:p>0.449837230319347</text:p>
          </table:table-cell>
          <table:table-cell/>
          <table:table-cell table:style-name="ce4" table:formula="of:=[$Redistribution_high.B71]" office:value-type="float" office:value="0.374335027012663" calcext:value-type="float">
            <text:p>0.374335027012663</text:p>
          </table:table-cell>
          <table:table-cell table:style-name="ce4" table:formula="of:=[$Redistribution_high.C71]" office:value-type="float" office:value="0.458190177702777" calcext:value-type="float">
            <text:p>0.458190177702777</text:p>
          </table:table-cell>
          <table:table-cell table:style-name="ce4" table:formula="of:=[$Redistribution_high.D71]" office:value-type="float" office:value="0.381199115481683" calcext:value-type="float">
            <text:p>0.381199115481683</text:p>
          </table:table-cell>
          <table:table-cell table:style-name="ce4" table:formula="of:=[$Redistribution_high.E71]" office:value-type="float" office:value="0.449361468734663" calcext:value-type="float">
            <text:p>0.449361468734663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87577662908152" calcext:value-type="float">
            <text:p>0.387577662908152</text:p>
          </table:table-cell>
          <table:table-cell table:style-name="ce4" table:formula="of:=[$Redistribution_central.C72]" office:value-type="float" office:value="0.463742757086037" calcext:value-type="float">
            <text:p>0.463742757086037</text:p>
          </table:table-cell>
          <table:table-cell table:style-name="ce4" table:formula="of:=[$Redistribution_central.D72]" office:value-type="float" office:value="0.392191107937261" calcext:value-type="float">
            <text:p>0.392191107937261</text:p>
          </table:table-cell>
          <table:table-cell table:style-name="ce4" table:formula="of:=[$Redistribution_central.E72]" office:value-type="float" office:value="0.455751480826518" calcext:value-type="float">
            <text:p>0.455751480826518</text:p>
          </table:table-cell>
          <table:table-cell/>
          <table:table-cell table:style-name="ce4" table:formula="of:=[$redistribution_low.B72]" office:value-type="float" office:value="0.385003687170314" calcext:value-type="float">
            <text:p>0.385003687170314</text:p>
          </table:table-cell>
          <table:table-cell table:style-name="ce4" table:formula="of:=[$redistribution_low.C72]" office:value-type="float" office:value="0.459585521167164" calcext:value-type="float">
            <text:p>0.459585521167164</text:p>
          </table:table-cell>
          <table:table-cell table:style-name="ce4" table:formula="of:=[$redistribution_low.D72]" office:value-type="float" office:value="0.389810604693094" calcext:value-type="float">
            <text:p>0.389810604693094</text:p>
          </table:table-cell>
          <table:table-cell table:style-name="ce4" table:formula="of:=[$redistribution_low.E72]" office:value-type="float" office:value="0.452287574037459" calcext:value-type="float">
            <text:p>0.452287574037459</text:p>
          </table:table-cell>
          <table:table-cell/>
          <table:table-cell table:style-name="ce4" table:formula="of:=[$Redistribution_high.B72]" office:value-type="float" office:value="0.376425511819022" calcext:value-type="float">
            <text:p>0.376425511819022</text:p>
          </table:table-cell>
          <table:table-cell table:style-name="ce4" table:formula="of:=[$Redistribution_high.C72]" office:value-type="float" office:value="0.462116083488422" calcext:value-type="float">
            <text:p>0.462116083488422</text:p>
          </table:table-cell>
          <table:table-cell table:style-name="ce4" table:formula="of:=[$Redistribution_high.D72]" office:value-type="float" office:value="0.38171791051047" calcext:value-type="float">
            <text:p>0.38171791051047</text:p>
          </table:table-cell>
          <table:table-cell table:style-name="ce4" table:formula="of:=[$Redistribution_high.E72]" office:value-type="float" office:value="0.455433787819583" calcext:value-type="float">
            <text:p>0.455433787819583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88084203911717" calcext:value-type="float">
            <text:p>0.388084203911717</text:p>
          </table:table-cell>
          <table:table-cell table:style-name="ce4" table:formula="of:=[$Redistribution_central.C73]" office:value-type="float" office:value="0.461649495011314" calcext:value-type="float">
            <text:p>0.461649495011314</text:p>
          </table:table-cell>
          <table:table-cell table:style-name="ce4" table:formula="of:=[$Redistribution_central.D73]" office:value-type="float" office:value="0.391868859585669" calcext:value-type="float">
            <text:p>0.391868859585669</text:p>
          </table:table-cell>
          <table:table-cell table:style-name="ce4" table:formula="of:=[$Redistribution_central.E73]" office:value-type="float" office:value="0.454814249318157" calcext:value-type="float">
            <text:p>0.454814249318157</text:p>
          </table:table-cell>
          <table:table-cell/>
          <table:table-cell table:style-name="ce4" table:formula="of:=[$redistribution_low.B73]" office:value-type="float" office:value="0.384151342391218" calcext:value-type="float">
            <text:p>0.384151342391218</text:p>
          </table:table-cell>
          <table:table-cell table:style-name="ce4" table:formula="of:=[$redistribution_low.C73]" office:value-type="float" office:value="0.45456529234228" calcext:value-type="float">
            <text:p>0.45456529234228</text:p>
          </table:table-cell>
          <table:table-cell table:style-name="ce4" table:formula="of:=[$redistribution_low.D73]" office:value-type="float" office:value="0.387096764551031" calcext:value-type="float">
            <text:p>0.387096764551031</text:p>
          </table:table-cell>
          <table:table-cell table:style-name="ce4" table:formula="of:=[$redistribution_low.E73]" office:value-type="float" office:value="0.449530037706922" calcext:value-type="float">
            <text:p>0.449530037706922</text:p>
          </table:table-cell>
          <table:table-cell/>
          <table:table-cell table:style-name="ce4" table:formula="of:=[$Redistribution_high.B73]" office:value-type="float" office:value="0.367964541026924" calcext:value-type="float">
            <text:p>0.367964541026924</text:p>
          </table:table-cell>
          <table:table-cell table:style-name="ce4" table:formula="of:=[$Redistribution_high.C73]" office:value-type="float" office:value="0.443755034082684" calcext:value-type="float">
            <text:p>0.443755034082684</text:p>
          </table:table-cell>
          <table:table-cell table:style-name="ce4" table:formula="of:=[$Redistribution_high.D73]" office:value-type="float" office:value="0.37246770999034" calcext:value-type="float">
            <text:p>0.37246770999034</text:p>
          </table:table-cell>
          <table:table-cell table:style-name="ce4" table:formula="of:=[$Redistribution_high.E73]" office:value-type="float" office:value="0.438294263571979" calcext:value-type="float">
            <text:p>0.438294263571979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82033249257853" calcext:value-type="float">
            <text:p>0.382033249257853</text:p>
          </table:table-cell>
          <table:table-cell table:style-name="ce4" table:formula="of:=[$Redistribution_central.C74]" office:value-type="float" office:value="0.455308869229151" calcext:value-type="float">
            <text:p>0.455308869229151</text:p>
          </table:table-cell>
          <table:table-cell table:style-name="ce4" table:formula="of:=[$Redistribution_central.D74]" office:value-type="float" office:value="0.385678696438239" calcext:value-type="float">
            <text:p>0.385678696438239</text:p>
          </table:table-cell>
          <table:table-cell table:style-name="ce4" table:formula="of:=[$Redistribution_central.E74]" office:value-type="float" office:value="0.448966047411405" calcext:value-type="float">
            <text:p>0.448966047411405</text:p>
          </table:table-cell>
          <table:table-cell/>
          <table:table-cell table:style-name="ce4" table:formula="of:=[$redistribution_low.B74]" office:value-type="float" office:value="0.383061733242986" calcext:value-type="float">
            <text:p>0.383061733242986</text:p>
          </table:table-cell>
          <table:table-cell table:style-name="ce4" table:formula="of:=[$redistribution_low.C74]" office:value-type="float" office:value="0.44981752301471" calcext:value-type="float">
            <text:p>0.44981752301471</text:p>
          </table:table-cell>
          <table:table-cell table:style-name="ce4" table:formula="of:=[$redistribution_low.D74]" office:value-type="float" office:value="0.387426945822151" calcext:value-type="float">
            <text:p>0.387426945822151</text:p>
          </table:table-cell>
          <table:table-cell table:style-name="ce4" table:formula="of:=[$redistribution_low.E74]" office:value-type="float" office:value="0.442712947972041" calcext:value-type="float">
            <text:p>0.442712947972041</text:p>
          </table:table-cell>
          <table:table-cell/>
          <table:table-cell table:style-name="ce4" table:formula="of:=[$Redistribution_high.B74]" office:value-type="float" office:value="0.373914601753169" calcext:value-type="float">
            <text:p>0.373914601753169</text:p>
          </table:table-cell>
          <table:table-cell table:style-name="ce4" table:formula="of:=[$Redistribution_high.C74]" office:value-type="float" office:value="0.454562408849383" calcext:value-type="float">
            <text:p>0.454562408849383</text:p>
          </table:table-cell>
          <table:table-cell table:style-name="ce4" table:formula="of:=[$Redistribution_high.D74]" office:value-type="float" office:value="0.379220260863378" calcext:value-type="float">
            <text:p>0.379220260863378</text:p>
          </table:table-cell>
          <table:table-cell table:style-name="ce4" table:formula="of:=[$Redistribution_high.E74]" office:value-type="float" office:value="0.447501341781488" calcext:value-type="float">
            <text:p>0.447501341781488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85524025206392" calcext:value-type="float">
            <text:p>0.385524025206392</text:p>
          </table:table-cell>
          <table:table-cell table:style-name="ce4" table:formula="of:=[$Redistribution_central.C75]" office:value-type="float" office:value="0.463395227377325" calcext:value-type="float">
            <text:p>0.463395227377325</text:p>
          </table:table-cell>
          <table:table-cell table:style-name="ce4" table:formula="of:=[$Redistribution_central.D75]" office:value-type="float" office:value="0.388851991798234" calcext:value-type="float">
            <text:p>0.388851991798234</text:p>
          </table:table-cell>
          <table:table-cell table:style-name="ce4" table:formula="of:=[$Redistribution_central.E75]" office:value-type="float" office:value="0.457266353160936" calcext:value-type="float">
            <text:p>0.457266353160936</text:p>
          </table:table-cell>
          <table:table-cell/>
          <table:table-cell table:style-name="ce4" table:formula="of:=[$redistribution_low.B75]" office:value-type="float" office:value="0.378140703641172" calcext:value-type="float">
            <text:p>0.378140703641172</text:p>
          </table:table-cell>
          <table:table-cell table:style-name="ce4" table:formula="of:=[$redistribution_low.C75]" office:value-type="float" office:value="0.446100795960947" calcext:value-type="float">
            <text:p>0.446100795960947</text:p>
          </table:table-cell>
          <table:table-cell table:style-name="ce4" table:formula="of:=[$redistribution_low.D75]" office:value-type="float" office:value="0.382245759030651" calcext:value-type="float">
            <text:p>0.382245759030651</text:p>
          </table:table-cell>
          <table:table-cell table:style-name="ce4" table:formula="of:=[$redistribution_low.E75]" office:value-type="float" office:value="0.441380224535211" calcext:value-type="float">
            <text:p>0.441380224535211</text:p>
          </table:table-cell>
          <table:table-cell/>
          <table:table-cell table:style-name="ce4" table:formula="of:=[$Redistribution_high.B75]" office:value-type="float" office:value="0.370802709276112" calcext:value-type="float">
            <text:p>0.370802709276112</text:p>
          </table:table-cell>
          <table:table-cell table:style-name="ce4" table:formula="of:=[$Redistribution_high.C75]" office:value-type="float" office:value="0.444387800925673" calcext:value-type="float">
            <text:p>0.444387800925673</text:p>
          </table:table-cell>
          <table:table-cell table:style-name="ce4" table:formula="of:=[$Redistribution_high.D75]" office:value-type="float" office:value="0.375445066613277" calcext:value-type="float">
            <text:p>0.375445066613277</text:p>
          </table:table-cell>
          <table:table-cell table:style-name="ce4" table:formula="of:=[$Redistribution_high.E75]" office:value-type="float" office:value="0.438516467725896" calcext:value-type="float">
            <text:p>0.438516467725896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87979185708771" calcext:value-type="float">
            <text:p>0.387979185708771</text:p>
          </table:table-cell>
          <table:table-cell table:style-name="ce4" table:formula="of:=[$Redistribution_central.C76]" office:value-type="float" office:value="0.462690372471137" calcext:value-type="float">
            <text:p>0.462690372471137</text:p>
          </table:table-cell>
          <table:table-cell table:style-name="ce4" table:formula="of:=[$Redistribution_central.D76]" office:value-type="float" office:value="0.392174123578418" calcext:value-type="float">
            <text:p>0.392174123578418</text:p>
          </table:table-cell>
          <table:table-cell table:style-name="ce4" table:formula="of:=[$Redistribution_central.E76]" office:value-type="float" office:value="0.455728984441666" calcext:value-type="float">
            <text:p>0.455728984441666</text:p>
          </table:table-cell>
          <table:table-cell/>
          <table:table-cell table:style-name="ce4" table:formula="of:=[$redistribution_low.B76]" office:value-type="float" office:value="0.373386530903044" calcext:value-type="float">
            <text:p>0.373386530903044</text:p>
          </table:table-cell>
          <table:table-cell table:style-name="ce4" table:formula="of:=[$redistribution_low.C76]" office:value-type="float" office:value="0.439979760392157" calcext:value-type="float">
            <text:p>0.439979760392157</text:p>
          </table:table-cell>
          <table:table-cell table:style-name="ce4" table:formula="of:=[$redistribution_low.D76]" office:value-type="float" office:value="0.376920395936062" calcext:value-type="float">
            <text:p>0.376920395936062</text:p>
          </table:table-cell>
          <table:table-cell table:style-name="ce4" table:formula="of:=[$redistribution_low.E76]" office:value-type="float" office:value="0.434685914249097" calcext:value-type="float">
            <text:p>0.434685914249097</text:p>
          </table:table-cell>
          <table:table-cell/>
          <table:table-cell table:style-name="ce4" table:formula="of:=[$Redistribution_high.B76]" office:value-type="float" office:value="0.376299754855324" calcext:value-type="float">
            <text:p>0.376299754855324</text:p>
          </table:table-cell>
          <table:table-cell table:style-name="ce4" table:formula="of:=[$Redistribution_high.C76]" office:value-type="float" office:value="0.451172122705463" calcext:value-type="float">
            <text:p>0.451172122705463</text:p>
          </table:table-cell>
          <table:table-cell table:style-name="ce4" table:formula="of:=[$Redistribution_high.D76]" office:value-type="float" office:value="0.380514258324922" calcext:value-type="float">
            <text:p>0.380514258324922</text:p>
          </table:table-cell>
          <table:table-cell table:style-name="ce4" table:formula="of:=[$Redistribution_high.E76]" office:value-type="float" office:value="0.44590938531584" calcext:value-type="float">
            <text:p>0.44590938531584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4261827684735" calcext:value-type="float">
            <text:p>0.384261827684735</text:p>
          </table:table-cell>
          <table:table-cell table:style-name="ce4" table:formula="of:=[$Redistribution_central.C77]" office:value-type="float" office:value="0.465274414607238" calcext:value-type="float">
            <text:p>0.465274414607238</text:p>
          </table:table-cell>
          <table:table-cell table:style-name="ce4" table:formula="of:=[$Redistribution_central.D77]" office:value-type="float" office:value="0.388161406217616" calcext:value-type="float">
            <text:p>0.388161406217616</text:p>
          </table:table-cell>
          <table:table-cell table:style-name="ce4" table:formula="of:=[$Redistribution_central.E77]" office:value-type="float" office:value="0.458623210630007" calcext:value-type="float">
            <text:p>0.458623210630007</text:p>
          </table:table-cell>
          <table:table-cell/>
          <table:table-cell table:style-name="ce4" table:formula="of:=[$redistribution_low.B77]" office:value-type="float" office:value="0.374569005788839" calcext:value-type="float">
            <text:p>0.374569005788839</text:p>
          </table:table-cell>
          <table:table-cell table:style-name="ce4" table:formula="of:=[$redistribution_low.C77]" office:value-type="float" office:value="0.440231030632429" calcext:value-type="float">
            <text:p>0.440231030632429</text:p>
          </table:table-cell>
          <table:table-cell table:style-name="ce4" table:formula="of:=[$redistribution_low.D77]" office:value-type="float" office:value="0.37841865439869" calcext:value-type="float">
            <text:p>0.37841865439869</text:p>
          </table:table-cell>
          <table:table-cell table:style-name="ce4" table:formula="of:=[$redistribution_low.E77]" office:value-type="float" office:value="0.434281759087912" calcext:value-type="float">
            <text:p>0.434281759087912</text:p>
          </table:table-cell>
          <table:table-cell/>
          <table:table-cell table:style-name="ce4" table:formula="of:=[$Redistribution_high.B77]" office:value-type="float" office:value="0.37006198627701" calcext:value-type="float">
            <text:p>0.37006198627701</text:p>
          </table:table-cell>
          <table:table-cell table:style-name="ce4" table:formula="of:=[$Redistribution_high.C77]" office:value-type="float" office:value="0.444941066597634" calcext:value-type="float">
            <text:p>0.444941066597634</text:p>
          </table:table-cell>
          <table:table-cell table:style-name="ce4" table:formula="of:=[$Redistribution_high.D77]" office:value-type="float" office:value="0.374522911334524" calcext:value-type="float">
            <text:p>0.374522911334524</text:p>
          </table:table-cell>
          <table:table-cell table:style-name="ce4" table:formula="of:=[$Redistribution_high.E77]" office:value-type="float" office:value="0.439666592708543" calcext:value-type="float">
            <text:p>0.439666592708543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82382581958854" calcext:value-type="float">
            <text:p>0.382382581958854</text:p>
          </table:table-cell>
          <table:table-cell table:style-name="ce4" table:formula="of:=[$Redistribution_central.C78]" office:value-type="float" office:value="0.46504893371175" calcext:value-type="float">
            <text:p>0.46504893371175</text:p>
          </table:table-cell>
          <table:table-cell table:style-name="ce4" table:formula="of:=[$Redistribution_central.D78]" office:value-type="float" office:value="0.386985810891552" calcext:value-type="float">
            <text:p>0.386985810891552</text:p>
          </table:table-cell>
          <table:table-cell table:style-name="ce4" table:formula="of:=[$Redistribution_central.E78]" office:value-type="float" office:value="0.456994235631894" calcext:value-type="float">
            <text:p>0.456994235631894</text:p>
          </table:table-cell>
          <table:table-cell/>
          <table:table-cell table:style-name="ce4" table:formula="of:=[$redistribution_low.B78]" office:value-type="float" office:value="0.37193010235536" calcext:value-type="float">
            <text:p>0.37193010235536</text:p>
          </table:table-cell>
          <table:table-cell table:style-name="ce4" table:formula="of:=[$redistribution_low.C78]" office:value-type="float" office:value="0.438968105853394" calcext:value-type="float">
            <text:p>0.438968105853394</text:p>
          </table:table-cell>
          <table:table-cell table:style-name="ce4" table:formula="of:=[$redistribution_low.D78]" office:value-type="float" office:value="0.376761285151634" calcext:value-type="float">
            <text:p>0.376761285151634</text:p>
          </table:table-cell>
          <table:table-cell table:style-name="ce4" table:formula="of:=[$redistribution_low.E78]" office:value-type="float" office:value="0.431546987006982" calcext:value-type="float">
            <text:p>0.431546987006982</text:p>
          </table:table-cell>
          <table:table-cell/>
          <table:table-cell table:style-name="ce4" table:formula="of:=[$Redistribution_high.B78]" office:value-type="float" office:value="0.37197731292047" calcext:value-type="float">
            <text:p>0.37197731292047</text:p>
          </table:table-cell>
          <table:table-cell table:style-name="ce4" table:formula="of:=[$Redistribution_high.C78]" office:value-type="float" office:value="0.448340055557634" calcext:value-type="float">
            <text:p>0.448340055557634</text:p>
          </table:table-cell>
          <table:table-cell table:style-name="ce4" table:formula="of:=[$Redistribution_high.D78]" office:value-type="float" office:value="0.376553682648184" calcext:value-type="float">
            <text:p>0.376553682648184</text:p>
          </table:table-cell>
          <table:table-cell table:style-name="ce4" table:formula="of:=[$Redistribution_high.E78]" office:value-type="float" office:value="0.442662392039132" calcext:value-type="float">
            <text:p>0.442662392039132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7486860312151" calcext:value-type="float">
            <text:p>0.37486860312151</text:p>
          </table:table-cell>
          <table:table-cell table:style-name="ce4" table:formula="of:=[$Redistribution_central.C79]" office:value-type="float" office:value="0.454324140914655" calcext:value-type="float">
            <text:p>0.454324140914655</text:p>
          </table:table-cell>
          <table:table-cell table:style-name="ce4" table:formula="of:=[$Redistribution_central.D79]" office:value-type="float" office:value="0.378725146622979" calcext:value-type="float">
            <text:p>0.378725146622979</text:p>
          </table:table-cell>
          <table:table-cell table:style-name="ce4" table:formula="of:=[$Redistribution_central.E79]" office:value-type="float" office:value="0.449815527667582" calcext:value-type="float">
            <text:p>0.449815527667582</text:p>
          </table:table-cell>
          <table:table-cell/>
          <table:table-cell table:style-name="ce4" table:formula="of:=[$redistribution_low.B79]" office:value-type="float" office:value="0.373857293780397" calcext:value-type="float">
            <text:p>0.373857293780397</text:p>
          </table:table-cell>
          <table:table-cell table:style-name="ce4" table:formula="of:=[$redistribution_low.C79]" office:value-type="float" office:value="0.442419101942031" calcext:value-type="float">
            <text:p>0.442419101942031</text:p>
          </table:table-cell>
          <table:table-cell table:style-name="ce4" table:formula="of:=[$redistribution_low.D79]" office:value-type="float" office:value="0.377690259228345" calcext:value-type="float">
            <text:p>0.377690259228345</text:p>
          </table:table-cell>
          <table:table-cell table:style-name="ce4" table:formula="of:=[$redistribution_low.E79]" office:value-type="float" office:value="0.436061490890014" calcext:value-type="float">
            <text:p>0.436061490890014</text:p>
          </table:table-cell>
          <table:table-cell/>
          <table:table-cell table:style-name="ce4" table:formula="of:=[$Redistribution_high.B79]" office:value-type="float" office:value="0.37272513279765" calcext:value-type="float">
            <text:p>0.37272513279765</text:p>
          </table:table-cell>
          <table:table-cell table:style-name="ce4" table:formula="of:=[$Redistribution_high.C79]" office:value-type="float" office:value="0.450816499086551" calcext:value-type="float">
            <text:p>0.450816499086551</text:p>
          </table:table-cell>
          <table:table-cell table:style-name="ce4" table:formula="of:=[$Redistribution_high.D79]" office:value-type="float" office:value="0.376019243644525" calcext:value-type="float">
            <text:p>0.376019243644525</text:p>
          </table:table-cell>
          <table:table-cell table:style-name="ce4" table:formula="of:=[$Redistribution_high.E79]" office:value-type="float" office:value="0.446691279061857" calcext:value-type="float">
            <text:p>0.446691279061857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9660022305553" calcext:value-type="float">
            <text:p>0.379660022305553</text:p>
          </table:table-cell>
          <table:table-cell table:style-name="ce4" table:formula="of:=[$Redistribution_central.C80]" office:value-type="float" office:value="0.461244479591287" calcext:value-type="float">
            <text:p>0.461244479591287</text:p>
          </table:table-cell>
          <table:table-cell table:style-name="ce4" table:formula="of:=[$Redistribution_central.D80]" office:value-type="float" office:value="0.383473066945329" calcext:value-type="float">
            <text:p>0.383473066945329</text:p>
          </table:table-cell>
          <table:table-cell table:style-name="ce4" table:formula="of:=[$Redistribution_central.E80]" office:value-type="float" office:value="0.455447790216398" calcext:value-type="float">
            <text:p>0.455447790216398</text:p>
          </table:table-cell>
          <table:table-cell/>
          <table:table-cell table:style-name="ce4" table:formula="of:=[$redistribution_low.B80]" office:value-type="float" office:value="0.369336255704232" calcext:value-type="float">
            <text:p>0.369336255704232</text:p>
          </table:table-cell>
          <table:table-cell table:style-name="ce4" table:formula="of:=[$redistribution_low.C80]" office:value-type="float" office:value="0.441532348211354" calcext:value-type="float">
            <text:p>0.441532348211354</text:p>
          </table:table-cell>
          <table:table-cell table:style-name="ce4" table:formula="of:=[$redistribution_low.D80]" office:value-type="float" office:value="0.372383853656194" calcext:value-type="float">
            <text:p>0.372383853656194</text:p>
          </table:table-cell>
          <table:table-cell table:style-name="ce4" table:formula="of:=[$redistribution_low.E80]" office:value-type="float" office:value="0.437373189633649" calcext:value-type="float">
            <text:p>0.437373189633649</text:p>
          </table:table-cell>
          <table:table-cell/>
          <table:table-cell table:style-name="ce4" table:formula="of:=[$Redistribution_high.B80]" office:value-type="float" office:value="0.371234549518426" calcext:value-type="float">
            <text:p>0.371234549518426</text:p>
          </table:table-cell>
          <table:table-cell table:style-name="ce4" table:formula="of:=[$Redistribution_high.C80]" office:value-type="float" office:value="0.449824956464717" calcext:value-type="float">
            <text:p>0.449824956464717</text:p>
          </table:table-cell>
          <table:table-cell table:style-name="ce4" table:formula="of:=[$Redistribution_high.D80]" office:value-type="float" office:value="0.374410832501599" calcext:value-type="float">
            <text:p>0.374410832501599</text:p>
          </table:table-cell>
          <table:table-cell table:style-name="ce4" table:formula="of:=[$Redistribution_high.E80]" office:value-type="float" office:value="0.446775959163841" calcext:value-type="float">
            <text:p>0.446775959163841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77930832329207" calcext:value-type="float">
            <text:p>0.377930832329207</text:p>
          </table:table-cell>
          <table:table-cell table:style-name="ce4" table:formula="of:=[$Redistribution_central.C81]" office:value-type="float" office:value="0.454724709613203" calcext:value-type="float">
            <text:p>0.454724709613203</text:p>
          </table:table-cell>
          <table:table-cell table:style-name="ce4" table:formula="of:=[$Redistribution_central.D81]" office:value-type="float" office:value="0.381478349290455" calcext:value-type="float">
            <text:p>0.381478349290455</text:p>
          </table:table-cell>
          <table:table-cell table:style-name="ce4" table:formula="of:=[$Redistribution_central.E81]" office:value-type="float" office:value="0.44859077041528" calcext:value-type="float">
            <text:p>0.44859077041528</text:p>
          </table:table-cell>
          <table:table-cell/>
          <table:table-cell table:style-name="ce4" table:formula="of:=[$redistribution_low.B81]" office:value-type="float" office:value="0.367180212927436" calcext:value-type="float">
            <text:p>0.367180212927436</text:p>
          </table:table-cell>
          <table:table-cell table:style-name="ce4" table:formula="of:=[$redistribution_low.C81]" office:value-type="float" office:value="0.438378190074478" calcext:value-type="float">
            <text:p>0.438378190074478</text:p>
          </table:table-cell>
          <table:table-cell table:style-name="ce4" table:formula="of:=[$redistribution_low.D81]" office:value-type="float" office:value="0.371530939140186" calcext:value-type="float">
            <text:p>0.371530939140186</text:p>
          </table:table-cell>
          <table:table-cell table:style-name="ce4" table:formula="of:=[$redistribution_low.E81]" office:value-type="float" office:value="0.432274493435244" calcext:value-type="float">
            <text:p>0.432274493435244</text:p>
          </table:table-cell>
          <table:table-cell/>
          <table:table-cell table:style-name="ce4" table:formula="of:=[$Redistribution_high.B81]" office:value-type="float" office:value="0.367351284070948" calcext:value-type="float">
            <text:p>0.367351284070948</text:p>
          </table:table-cell>
          <table:table-cell table:style-name="ce4" table:formula="of:=[$Redistribution_high.C81]" office:value-type="float" office:value="0.437527732984002" calcext:value-type="float">
            <text:p>0.437527732984002</text:p>
          </table:table-cell>
          <table:table-cell table:style-name="ce4" table:formula="of:=[$Redistribution_high.D81]" office:value-type="float" office:value="0.370097117567806" calcext:value-type="float">
            <text:p>0.370097117567806</text:p>
          </table:table-cell>
          <table:table-cell table:style-name="ce4" table:formula="of:=[$Redistribution_high.E81]" office:value-type="float" office:value="0.436517401163541" calcext:value-type="float">
            <text:p>0.436517401163541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4725855615003" calcext:value-type="float">
            <text:p>0.374725855615003</text:p>
          </table:table-cell>
          <table:table-cell table:style-name="ce4" table:formula="of:=[$Redistribution_central.C82]" office:value-type="float" office:value="0.456555734139271" calcext:value-type="float">
            <text:p>0.456555734139271</text:p>
          </table:table-cell>
          <table:table-cell table:style-name="ce4" table:formula="of:=[$Redistribution_central.D82]" office:value-type="float" office:value="0.37874545289059" calcext:value-type="float">
            <text:p>0.37874545289059</text:p>
          </table:table-cell>
          <table:table-cell table:style-name="ce4" table:formula="of:=[$Redistribution_central.E82]" office:value-type="float" office:value="0.449673128097926" calcext:value-type="float">
            <text:p>0.449673128097926</text:p>
          </table:table-cell>
          <table:table-cell/>
          <table:table-cell table:style-name="ce4" table:formula="of:=[$redistribution_low.B82]" office:value-type="float" office:value="0.369168361910037" calcext:value-type="float">
            <text:p>0.369168361910037</text:p>
          </table:table-cell>
          <table:table-cell table:style-name="ce4" table:formula="of:=[$redistribution_low.C82]" office:value-type="float" office:value="0.438436904579963" calcext:value-type="float">
            <text:p>0.438436904579963</text:p>
          </table:table-cell>
          <table:table-cell table:style-name="ce4" table:formula="of:=[$redistribution_low.D82]" office:value-type="float" office:value="0.37337114994601" calcext:value-type="float">
            <text:p>0.37337114994601</text:p>
          </table:table-cell>
          <table:table-cell table:style-name="ce4" table:formula="of:=[$redistribution_low.E82]" office:value-type="float" office:value="0.431797566758129" calcext:value-type="float">
            <text:p>0.431797566758129</text:p>
          </table:table-cell>
          <table:table-cell/>
          <table:table-cell table:style-name="ce4" table:formula="of:=[$Redistribution_high.B82]" office:value-type="float" office:value="0.369002635380312" calcext:value-type="float">
            <text:p>0.369002635380312</text:p>
          </table:table-cell>
          <table:table-cell table:style-name="ce4" table:formula="of:=[$Redistribution_high.C82]" office:value-type="float" office:value="0.442515745387046" calcext:value-type="float">
            <text:p>0.442515745387046</text:p>
          </table:table-cell>
          <table:table-cell table:style-name="ce4" table:formula="of:=[$Redistribution_high.D82]" office:value-type="float" office:value="0.372998844337979" calcext:value-type="float">
            <text:p>0.372998844337979</text:p>
          </table:table-cell>
          <table:table-cell table:style-name="ce4" table:formula="of:=[$Redistribution_high.E82]" office:value-type="float" office:value="0.437601616806319" calcext:value-type="float">
            <text:p>0.437601616806319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73262372114409" calcext:value-type="float">
            <text:p>0.373262372114409</text:p>
          </table:table-cell>
          <table:table-cell table:style-name="ce4" table:formula="of:=[$Redistribution_central.C83]" office:value-type="float" office:value="0.449773491665816" calcext:value-type="float">
            <text:p>0.449773491665816</text:p>
          </table:table-cell>
          <table:table-cell table:style-name="ce4" table:formula="of:=[$Redistribution_central.D83]" office:value-type="float" office:value="0.375887289433492" calcext:value-type="float">
            <text:p>0.375887289433492</text:p>
          </table:table-cell>
          <table:table-cell table:style-name="ce4" table:formula="of:=[$Redistribution_central.E83]" office:value-type="float" office:value="0.444833822579357" calcext:value-type="float">
            <text:p>0.444833822579357</text:p>
          </table:table-cell>
          <table:table-cell/>
          <table:table-cell table:style-name="ce4" table:formula="of:=[$redistribution_low.B83]" office:value-type="float" office:value="0.364051701766674" calcext:value-type="float">
            <text:p>0.364051701766674</text:p>
          </table:table-cell>
          <table:table-cell table:style-name="ce4" table:formula="of:=[$redistribution_low.C83]" office:value-type="float" office:value="0.43122269681254" calcext:value-type="float">
            <text:p>0.43122269681254</text:p>
          </table:table-cell>
          <table:table-cell table:style-name="ce4" table:formula="of:=[$redistribution_low.D83]" office:value-type="float" office:value="0.367281423293975" calcext:value-type="float">
            <text:p>0.367281423293975</text:p>
          </table:table-cell>
          <table:table-cell table:style-name="ce4" table:formula="of:=[$redistribution_low.E83]" office:value-type="float" office:value="0.425521348503223" calcext:value-type="float">
            <text:p>0.425521348503223</text:p>
          </table:table-cell>
          <table:table-cell/>
          <table:table-cell table:style-name="ce4" table:formula="of:=[$Redistribution_high.B83]" office:value-type="float" office:value="0.365372869298118" calcext:value-type="float">
            <text:p>0.365372869298118</text:p>
          </table:table-cell>
          <table:table-cell table:style-name="ce4" table:formula="of:=[$Redistribution_high.C83]" office:value-type="float" office:value="0.437213813728682" calcext:value-type="float">
            <text:p>0.437213813728682</text:p>
          </table:table-cell>
          <table:table-cell table:style-name="ce4" table:formula="of:=[$Redistribution_high.D83]" office:value-type="float" office:value="0.368887593093804" calcext:value-type="float">
            <text:p>0.368887593093804</text:p>
          </table:table-cell>
          <table:table-cell table:style-name="ce4" table:formula="of:=[$Redistribution_high.E83]" office:value-type="float" office:value="0.433091292888079" calcext:value-type="float">
            <text:p>0.433091292888079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74683368840922" calcext:value-type="float">
            <text:p>0.374683368840922</text:p>
          </table:table-cell>
          <table:table-cell table:style-name="ce4" table:formula="of:=[$Redistribution_central.C84]" office:value-type="float" office:value="0.450469747686073" calcext:value-type="float">
            <text:p>0.450469747686073</text:p>
          </table:table-cell>
          <table:table-cell table:style-name="ce4" table:formula="of:=[$Redistribution_central.D84]" office:value-type="float" office:value="0.378123313158542" calcext:value-type="float">
            <text:p>0.378123313158542</text:p>
          </table:table-cell>
          <table:table-cell table:style-name="ce4" table:formula="of:=[$Redistribution_central.E84]" office:value-type="float" office:value="0.444192313333997" calcext:value-type="float">
            <text:p>0.444192313333997</text:p>
          </table:table-cell>
          <table:table-cell/>
          <table:table-cell table:style-name="ce4" table:formula="of:=[$redistribution_low.B84]" office:value-type="float" office:value="0.366255622816934" calcext:value-type="float">
            <text:p>0.366255622816934</text:p>
          </table:table-cell>
          <table:table-cell table:style-name="ce4" table:formula="of:=[$redistribution_low.C84]" office:value-type="float" office:value="0.432634131970963" calcext:value-type="float">
            <text:p>0.432634131970963</text:p>
          </table:table-cell>
          <table:table-cell table:style-name="ce4" table:formula="of:=[$redistribution_low.D84]" office:value-type="float" office:value="0.369185868157104" calcext:value-type="float">
            <text:p>0.369185868157104</text:p>
          </table:table-cell>
          <table:table-cell table:style-name="ce4" table:formula="of:=[$redistribution_low.E84]" office:value-type="float" office:value="0.428502289980734" calcext:value-type="float">
            <text:p>0.428502289980734</text:p>
          </table:table-cell>
          <table:table-cell/>
          <table:table-cell table:style-name="ce4" table:formula="of:=[$Redistribution_high.B84]" office:value-type="float" office:value="0.370231825590398" calcext:value-type="float">
            <text:p>0.370231825590398</text:p>
          </table:table-cell>
          <table:table-cell table:style-name="ce4" table:formula="of:=[$Redistribution_high.C84]" office:value-type="float" office:value="0.446495211261869" calcext:value-type="float">
            <text:p>0.446495211261869</text:p>
          </table:table-cell>
          <table:table-cell table:style-name="ce4" table:formula="of:=[$Redistribution_high.D84]" office:value-type="float" office:value="0.373471416909156" calcext:value-type="float">
            <text:p>0.373471416909156</text:p>
          </table:table-cell>
          <table:table-cell table:style-name="ce4" table:formula="of:=[$Redistribution_high.E84]" office:value-type="float" office:value="0.443479023279451" calcext:value-type="float">
            <text:p>0.443479023279451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4001835093352" calcext:value-type="float">
            <text:p>0.374001835093352</text:p>
          </table:table-cell>
          <table:table-cell table:style-name="ce4" table:formula="of:=[$Redistribution_central.C85]" office:value-type="float" office:value="0.443676339204577" calcext:value-type="float">
            <text:p>0.443676339204577</text:p>
          </table:table-cell>
          <table:table-cell table:style-name="ce4" table:formula="of:=[$Redistribution_central.D85]" office:value-type="float" office:value="0.377470922724427" calcext:value-type="float">
            <text:p>0.377470922724427</text:p>
          </table:table-cell>
          <table:table-cell table:style-name="ce4" table:formula="of:=[$Redistribution_central.E85]" office:value-type="float" office:value="0.437564494104783" calcext:value-type="float">
            <text:p>0.437564494104783</text:p>
          </table:table-cell>
          <table:table-cell/>
          <table:table-cell table:style-name="ce4" table:formula="of:=[$redistribution_low.B85]" office:value-type="float" office:value="0.364119803536501" calcext:value-type="float">
            <text:p>0.364119803536501</text:p>
          </table:table-cell>
          <table:table-cell table:style-name="ce4" table:formula="of:=[$redistribution_low.C85]" office:value-type="float" office:value="0.430460434483389" calcext:value-type="float">
            <text:p>0.430460434483389</text:p>
          </table:table-cell>
          <table:table-cell table:style-name="ce4" table:formula="of:=[$redistribution_low.D85]" office:value-type="float" office:value="0.366392805074049" calcext:value-type="float">
            <text:p>0.366392805074049</text:p>
          </table:table-cell>
          <table:table-cell table:style-name="ce4" table:formula="of:=[$redistribution_low.E85]" office:value-type="float" office:value="0.426916644915796" calcext:value-type="float">
            <text:p>0.426916644915796</text:p>
          </table:table-cell>
          <table:table-cell/>
          <table:table-cell table:style-name="ce4" table:formula="of:=[$Redistribution_high.B85]" office:value-type="float" office:value="0.357241456744326" calcext:value-type="float">
            <text:p>0.357241456744326</text:p>
          </table:table-cell>
          <table:table-cell table:style-name="ce4" table:formula="of:=[$Redistribution_high.C85]" office:value-type="float" office:value="0.427189149803686" calcext:value-type="float">
            <text:p>0.427189149803686</text:p>
          </table:table-cell>
          <table:table-cell table:style-name="ce4" table:formula="of:=[$Redistribution_high.D85]" office:value-type="float" office:value="0.360289320112584" calcext:value-type="float">
            <text:p>0.360289320112584</text:p>
          </table:table-cell>
          <table:table-cell table:style-name="ce4" table:formula="of:=[$Redistribution_high.E85]" office:value-type="float" office:value="0.424139479205526" calcext:value-type="float">
            <text:p>0.424139479205526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68987077353966" calcext:value-type="float">
            <text:p>0.368987077353966</text:p>
          </table:table-cell>
          <table:table-cell table:style-name="ce4" table:formula="of:=[$Redistribution_central.C86]" office:value-type="float" office:value="0.445240186365057" calcext:value-type="float">
            <text:p>0.445240186365057</text:p>
          </table:table-cell>
          <table:table-cell table:style-name="ce4" table:formula="of:=[$Redistribution_central.D86]" office:value-type="float" office:value="0.37157490847185" calcext:value-type="float">
            <text:p>0.37157490847185</text:p>
          </table:table-cell>
          <table:table-cell table:style-name="ce4" table:formula="of:=[$Redistribution_central.E86]" office:value-type="float" office:value="0.440562211814167" calcext:value-type="float">
            <text:p>0.440562211814167</text:p>
          </table:table-cell>
          <table:table-cell/>
          <table:table-cell table:style-name="ce4" table:formula="of:=[$redistribution_low.B86]" office:value-type="float" office:value="0.364576835660445" calcext:value-type="float">
            <text:p>0.364576835660445</text:p>
          </table:table-cell>
          <table:table-cell table:style-name="ce4" table:formula="of:=[$redistribution_low.C86]" office:value-type="float" office:value="0.431814148268959" calcext:value-type="float">
            <text:p>0.431814148268959</text:p>
          </table:table-cell>
          <table:table-cell table:style-name="ce4" table:formula="of:=[$redistribution_low.D86]" office:value-type="float" office:value="0.366860997429072" calcext:value-type="float">
            <text:p>0.366860997429072</text:p>
          </table:table-cell>
          <table:table-cell table:style-name="ce4" table:formula="of:=[$redistribution_low.E86]" office:value-type="float" office:value="0.428637327972913" calcext:value-type="float">
            <text:p>0.428637327972913</text:p>
          </table:table-cell>
          <table:table-cell/>
          <table:table-cell table:style-name="ce4" table:formula="of:=[$Redistribution_high.B86]" office:value-type="float" office:value="0.360014200813525" calcext:value-type="float">
            <text:p>0.360014200813525</text:p>
          </table:table-cell>
          <table:table-cell table:style-name="ce4" table:formula="of:=[$Redistribution_high.C86]" office:value-type="float" office:value="0.429085470166743" calcext:value-type="float">
            <text:p>0.429085470166743</text:p>
          </table:table-cell>
          <table:table-cell table:style-name="ce4" table:formula="of:=[$Redistribution_high.D86]" office:value-type="float" office:value="0.363490730719658" calcext:value-type="float">
            <text:p>0.363490730719658</text:p>
          </table:table-cell>
          <table:table-cell table:style-name="ce4" table:formula="of:=[$Redistribution_high.E86]" office:value-type="float" office:value="0.425566092749237" calcext:value-type="float">
            <text:p>0.425566092749237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6715475137172" calcext:value-type="float">
            <text:p>0.36715475137172</text:p>
          </table:table-cell>
          <table:table-cell table:style-name="ce4" table:formula="of:=[$Redistribution_central.C87]" office:value-type="float" office:value="0.45006021856833" calcext:value-type="float">
            <text:p>0.45006021856833</text:p>
          </table:table-cell>
          <table:table-cell table:style-name="ce4" table:formula="of:=[$Redistribution_central.D87]" office:value-type="float" office:value="0.369651787660196" calcext:value-type="float">
            <text:p>0.369651787660196</text:p>
          </table:table-cell>
          <table:table-cell table:style-name="ce4" table:formula="of:=[$Redistribution_central.E87]" office:value-type="float" office:value="0.445170975783419" calcext:value-type="float">
            <text:p>0.445170975783419</text:p>
          </table:table-cell>
          <table:table-cell/>
          <table:table-cell table:style-name="ce4" table:formula="of:=[$redistribution_low.B87]" office:value-type="float" office:value="0.365974043735383" calcext:value-type="float">
            <text:p>0.365974043735383</text:p>
          </table:table-cell>
          <table:table-cell table:style-name="ce4" table:formula="of:=[$redistribution_low.C87]" office:value-type="float" office:value="0.44079068477214" calcext:value-type="float">
            <text:p>0.44079068477214</text:p>
          </table:table-cell>
          <table:table-cell table:style-name="ce4" table:formula="of:=[$redistribution_low.D87]" office:value-type="float" office:value="0.368745476989057" calcext:value-type="float">
            <text:p>0.368745476989057</text:p>
          </table:table-cell>
          <table:table-cell table:style-name="ce4" table:formula="of:=[$redistribution_low.E87]" office:value-type="float" office:value="0.436929607519344" calcext:value-type="float">
            <text:p>0.436929607519344</text:p>
          </table:table-cell>
          <table:table-cell/>
          <table:table-cell table:style-name="ce4" table:formula="of:=[$Redistribution_high.B87]" office:value-type="float" office:value="0.359320351036175" calcext:value-type="float">
            <text:p>0.359320351036175</text:p>
          </table:table-cell>
          <table:table-cell table:style-name="ce4" table:formula="of:=[$Redistribution_high.C87]" office:value-type="float" office:value="0.427308542843" calcext:value-type="float">
            <text:p>0.427308542843</text:p>
          </table:table-cell>
          <table:table-cell table:style-name="ce4" table:formula="of:=[$Redistribution_high.D87]" office:value-type="float" office:value="0.362354293179492" calcext:value-type="float">
            <text:p>0.362354293179492</text:p>
          </table:table-cell>
          <table:table-cell table:style-name="ce4" table:formula="of:=[$Redistribution_high.E87]" office:value-type="float" office:value="0.424294170404022" calcext:value-type="float">
            <text:p>0.424294170404022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64305020822505" calcext:value-type="float">
            <text:p>0.364305020822505</text:p>
          </table:table-cell>
          <table:table-cell table:style-name="ce4" table:formula="of:=[$Redistribution_central.C88]" office:value-type="float" office:value="0.441071601612973" calcext:value-type="float">
            <text:p>0.441071601612973</text:p>
          </table:table-cell>
          <table:table-cell table:style-name="ce4" table:formula="of:=[$Redistribution_central.D88]" office:value-type="float" office:value="0.366347278259123" calcext:value-type="float">
            <text:p>0.366347278259123</text:p>
          </table:table-cell>
          <table:table-cell table:style-name="ce4" table:formula="of:=[$Redistribution_central.E88]" office:value-type="float" office:value="0.437631564396052" calcext:value-type="float">
            <text:p>0.437631564396052</text:p>
          </table:table-cell>
          <table:table-cell/>
          <table:table-cell table:style-name="ce4" table:formula="of:=[$redistribution_low.B88]" office:value-type="float" office:value="0.36586763162207" calcext:value-type="float">
            <text:p>0.36586763162207</text:p>
          </table:table-cell>
          <table:table-cell table:style-name="ce4" table:formula="of:=[$redistribution_low.C88]" office:value-type="float" office:value="0.433671999139327" calcext:value-type="float">
            <text:p>0.433671999139327</text:p>
          </table:table-cell>
          <table:table-cell table:style-name="ce4" table:formula="of:=[$redistribution_low.D88]" office:value-type="float" office:value="0.368820325356139" calcext:value-type="float">
            <text:p>0.368820325356139</text:p>
          </table:table-cell>
          <table:table-cell table:style-name="ce4" table:formula="of:=[$redistribution_low.E88]" office:value-type="float" office:value="0.428466139337093" calcext:value-type="float">
            <text:p>0.428466139337093</text:p>
          </table:table-cell>
          <table:table-cell/>
          <table:table-cell table:style-name="ce4" table:formula="of:=[$Redistribution_high.B88]" office:value-type="float" office:value="0.359100295248426" calcext:value-type="float">
            <text:p>0.359100295248426</text:p>
          </table:table-cell>
          <table:table-cell table:style-name="ce4" table:formula="of:=[$Redistribution_high.C88]" office:value-type="float" office:value="0.425397951907179" calcext:value-type="float">
            <text:p>0.425397951907179</text:p>
          </table:table-cell>
          <table:table-cell table:style-name="ce4" table:formula="of:=[$Redistribution_high.D88]" office:value-type="float" office:value="0.361585697478415" calcext:value-type="float">
            <text:p>0.361585697478415</text:p>
          </table:table-cell>
          <table:table-cell table:style-name="ce4" table:formula="of:=[$Redistribution_high.E88]" office:value-type="float" office:value="0.425089095283966" calcext:value-type="float">
            <text:p>0.425089095283966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63904740020716" calcext:value-type="float">
            <text:p>0.363904740020716</text:p>
          </table:table-cell>
          <table:table-cell table:style-name="ce4" table:formula="of:=[$Redistribution_central.C89]" office:value-type="float" office:value="0.449358073147445" calcext:value-type="float">
            <text:p>0.449358073147445</text:p>
          </table:table-cell>
          <table:table-cell table:style-name="ce4" table:formula="of:=[$Redistribution_central.D89]" office:value-type="float" office:value="0.366109912183764" calcext:value-type="float">
            <text:p>0.366109912183764</text:p>
          </table:table-cell>
          <table:table-cell table:style-name="ce4" table:formula="of:=[$Redistribution_central.E89]" office:value-type="float" office:value="0.444723840440462" calcext:value-type="float">
            <text:p>0.444723840440462</text:p>
          </table:table-cell>
          <table:table-cell/>
          <table:table-cell table:style-name="ce4" table:formula="of:=[$redistribution_low.B89]" office:value-type="float" office:value="0.359048981743648" calcext:value-type="float">
            <text:p>0.359048981743648</text:p>
          </table:table-cell>
          <table:table-cell table:style-name="ce4" table:formula="of:=[$redistribution_low.C89]" office:value-type="float" office:value="0.417330164521983" calcext:value-type="float">
            <text:p>0.417330164521983</text:p>
          </table:table-cell>
          <table:table-cell table:style-name="ce4" table:formula="of:=[$redistribution_low.D89]" office:value-type="float" office:value="0.359110609745982" calcext:value-type="float">
            <text:p>0.359110609745982</text:p>
          </table:table-cell>
          <table:table-cell table:style-name="ce4" table:formula="of:=[$redistribution_low.E89]" office:value-type="float" office:value="0.416655346410132" calcext:value-type="float">
            <text:p>0.416655346410132</text:p>
          </table:table-cell>
          <table:table-cell/>
          <table:table-cell table:style-name="ce4" table:formula="of:=[$Redistribution_high.B89]" office:value-type="float" office:value="0.360145400174699" calcext:value-type="float">
            <text:p>0.360145400174699</text:p>
          </table:table-cell>
          <table:table-cell table:style-name="ce4" table:formula="of:=[$Redistribution_high.C89]" office:value-type="float" office:value="0.428926032449649" calcext:value-type="float">
            <text:p>0.428926032449649</text:p>
          </table:table-cell>
          <table:table-cell table:style-name="ce4" table:formula="of:=[$Redistribution_high.D89]" office:value-type="float" office:value="0.362397140972381" calcext:value-type="float">
            <text:p>0.362397140972381</text:p>
          </table:table-cell>
          <table:table-cell table:style-name="ce4" table:formula="of:=[$Redistribution_high.E89]" office:value-type="float" office:value="0.427498401818906" calcext:value-type="float">
            <text:p>0.427498401818906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59116980032986" calcext:value-type="float">
            <text:p>0.359116980032986</text:p>
          </table:table-cell>
          <table:table-cell table:style-name="ce4" table:formula="of:=[$Redistribution_central.C90]" office:value-type="float" office:value="0.44350379712048" calcext:value-type="float">
            <text:p>0.44350379712048</text:p>
          </table:table-cell>
          <table:table-cell table:style-name="ce4" table:formula="of:=[$Redistribution_central.D90]" office:value-type="float" office:value="0.362630999308188" calcext:value-type="float">
            <text:p>0.362630999308188</text:p>
          </table:table-cell>
          <table:table-cell table:style-name="ce4" table:formula="of:=[$Redistribution_central.E90]" office:value-type="float" office:value="0.436529577221528" calcext:value-type="float">
            <text:p>0.436529577221528</text:p>
          </table:table-cell>
          <table:table-cell/>
          <table:table-cell table:style-name="ce4" table:formula="of:=[$redistribution_low.B90]" office:value-type="float" office:value="0.365068703147093" calcext:value-type="float">
            <text:p>0.365068703147093</text:p>
          </table:table-cell>
          <table:table-cell table:style-name="ce4" table:formula="of:=[$redistribution_low.C90]" office:value-type="float" office:value="0.423799563836145" calcext:value-type="float">
            <text:p>0.423799563836145</text:p>
          </table:table-cell>
          <table:table-cell table:style-name="ce4" table:formula="of:=[$redistribution_low.D90]" office:value-type="float" office:value="0.365666992066016" calcext:value-type="float">
            <text:p>0.365666992066016</text:p>
          </table:table-cell>
          <table:table-cell table:style-name="ce4" table:formula="of:=[$redistribution_low.E90]" office:value-type="float" office:value="0.422320315418634" calcext:value-type="float">
            <text:p>0.422320315418634</text:p>
          </table:table-cell>
          <table:table-cell/>
          <table:table-cell table:style-name="ce4" table:formula="of:=[$Redistribution_high.B90]" office:value-type="float" office:value="0.360280498221755" calcext:value-type="float">
            <text:p>0.360280498221755</text:p>
          </table:table-cell>
          <table:table-cell table:style-name="ce4" table:formula="of:=[$Redistribution_high.C90]" office:value-type="float" office:value="0.429782045823416" calcext:value-type="float">
            <text:p>0.429782045823416</text:p>
          </table:table-cell>
          <table:table-cell table:style-name="ce4" table:formula="of:=[$Redistribution_high.D90]" office:value-type="float" office:value="0.363538552796576" calcext:value-type="float">
            <text:p>0.363538552796576</text:p>
          </table:table-cell>
          <table:table-cell table:style-name="ce4" table:formula="of:=[$Redistribution_high.E90]" office:value-type="float" office:value="0.42647476093352" calcext:value-type="float">
            <text:p>0.42647476093352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56355365755075" calcext:value-type="float">
            <text:p>0.356355365755075</text:p>
          </table:table-cell>
          <table:table-cell table:style-name="ce4" table:formula="of:=[$Redistribution_central.C91]" office:value-type="float" office:value="0.432311113005636" calcext:value-type="float">
            <text:p>0.432311113005636</text:p>
          </table:table-cell>
          <table:table-cell table:style-name="ce4" table:formula="of:=[$Redistribution_central.D91]" office:value-type="float" office:value="0.358685726821756" calcext:value-type="float">
            <text:p>0.358685726821756</text:p>
          </table:table-cell>
          <table:table-cell table:style-name="ce4" table:formula="of:=[$Redistribution_central.E91]" office:value-type="float" office:value="0.427302297406105" calcext:value-type="float">
            <text:p>0.427302297406105</text:p>
          </table:table-cell>
          <table:table-cell/>
          <table:table-cell table:style-name="ce4" table:formula="of:=[$redistribution_low.B91]" office:value-type="float" office:value="0.372850668316576" calcext:value-type="float">
            <text:p>0.372850668316576</text:p>
          </table:table-cell>
          <table:table-cell table:style-name="ce4" table:formula="of:=[$redistribution_low.C91]" office:value-type="float" office:value="0.441316016665772" calcext:value-type="float">
            <text:p>0.441316016665772</text:p>
          </table:table-cell>
          <table:table-cell table:style-name="ce4" table:formula="of:=[$redistribution_low.D91]" office:value-type="float" office:value="0.374896373400196" calcext:value-type="float">
            <text:p>0.374896373400196</text:p>
          </table:table-cell>
          <table:table-cell table:style-name="ce4" table:formula="of:=[$redistribution_low.E91]" office:value-type="float" office:value="0.437920206611386" calcext:value-type="float">
            <text:p>0.437920206611386</text:p>
          </table:table-cell>
          <table:table-cell/>
          <table:table-cell table:style-name="ce4" table:formula="of:=[$Redistribution_high.B91]" office:value-type="float" office:value="0.368710109647927" calcext:value-type="float">
            <text:p>0.368710109647927</text:p>
          </table:table-cell>
          <table:table-cell table:style-name="ce4" table:formula="of:=[$Redistribution_high.C91]" office:value-type="float" office:value="0.445510789666826" calcext:value-type="float">
            <text:p>0.445510789666826</text:p>
          </table:table-cell>
          <table:table-cell table:style-name="ce4" table:formula="of:=[$Redistribution_high.D91]" office:value-type="float" office:value="0.371558410620927" calcext:value-type="float">
            <text:p>0.371558410620927</text:p>
          </table:table-cell>
          <table:table-cell table:style-name="ce4" table:formula="of:=[$Redistribution_high.E91]" office:value-type="float" office:value="0.443027730526786" calcext:value-type="float">
            <text:p>0.443027730526786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48268264606531" calcext:value-type="float">
            <text:p>0.348268264606531</text:p>
          </table:table-cell>
          <table:table-cell table:style-name="ce4" table:formula="of:=[$Redistribution_central.C92]" office:value-type="float" office:value="0.429049733691714" calcext:value-type="float">
            <text:p>0.429049733691714</text:p>
          </table:table-cell>
          <table:table-cell table:style-name="ce4" table:formula="of:=[$Redistribution_central.D92]" office:value-type="float" office:value="0.350242650605641" calcext:value-type="float">
            <text:p>0.350242650605641</text:p>
          </table:table-cell>
          <table:table-cell table:style-name="ce4" table:formula="of:=[$Redistribution_central.E92]" office:value-type="float" office:value="0.426626849271851" calcext:value-type="float">
            <text:p>0.426626849271851</text:p>
          </table:table-cell>
          <table:table-cell/>
          <table:table-cell table:style-name="ce4" table:formula="of:=[$redistribution_low.B92]" office:value-type="float" office:value="0.371648792088485" calcext:value-type="float">
            <text:p>0.371648792088485</text:p>
          </table:table-cell>
          <table:table-cell table:style-name="ce4" table:formula="of:=[$redistribution_low.C92]" office:value-type="float" office:value="0.439997062309154" calcext:value-type="float">
            <text:p>0.439997062309154</text:p>
          </table:table-cell>
          <table:table-cell table:style-name="ce4" table:formula="of:=[$redistribution_low.D92]" office:value-type="float" office:value="0.373539947193769" calcext:value-type="float">
            <text:p>0.373539947193769</text:p>
          </table:table-cell>
          <table:table-cell table:style-name="ce4" table:formula="of:=[$redistribution_low.E92]" office:value-type="float" office:value="0.437035639916986" calcext:value-type="float">
            <text:p>0.437035639916986</text:p>
          </table:table-cell>
          <table:table-cell/>
          <table:table-cell table:style-name="ce4" table:formula="of:=[$Redistribution_high.B92]" office:value-type="float" office:value="0.372371844102236" calcext:value-type="float">
            <text:p>0.372371844102236</text:p>
          </table:table-cell>
          <table:table-cell table:style-name="ce4" table:formula="of:=[$Redistribution_high.C92]" office:value-type="float" office:value="0.44503396535771" calcext:value-type="float">
            <text:p>0.44503396535771</text:p>
          </table:table-cell>
          <table:table-cell table:style-name="ce4" table:formula="of:=[$Redistribution_high.D92]" office:value-type="float" office:value="0.375036422368941" calcext:value-type="float">
            <text:p>0.375036422368941</text:p>
          </table:table-cell>
          <table:table-cell table:style-name="ce4" table:formula="of:=[$Redistribution_high.E92]" office:value-type="float" office:value="0.444098439428301" calcext:value-type="float">
            <text:p>0.444098439428301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53088653611722" calcext:value-type="float">
            <text:p>0.353088653611722</text:p>
          </table:table-cell>
          <table:table-cell table:style-name="ce4" table:formula="of:=[$Redistribution_central.C93]" office:value-type="float" office:value="0.435334969236384" calcext:value-type="float">
            <text:p>0.435334969236384</text:p>
          </table:table-cell>
          <table:table-cell table:style-name="ce4" table:formula="of:=[$Redistribution_central.D93]" office:value-type="float" office:value="0.354866955730847" calcext:value-type="float">
            <text:p>0.354866955730847</text:p>
          </table:table-cell>
          <table:table-cell table:style-name="ce4" table:formula="of:=[$Redistribution_central.E93]" office:value-type="float" office:value="0.432881830152297" calcext:value-type="float">
            <text:p>0.432881830152297</text:p>
          </table:table-cell>
          <table:table-cell/>
          <table:table-cell table:style-name="ce4" table:formula="of:=[$redistribution_low.B93]" office:value-type="float" office:value="0.372594441289309" calcext:value-type="float">
            <text:p>0.372594441289309</text:p>
          </table:table-cell>
          <table:table-cell table:style-name="ce4" table:formula="of:=[$redistribution_low.C93]" office:value-type="float" office:value="0.437250080686635" calcext:value-type="float">
            <text:p>0.437250080686635</text:p>
          </table:table-cell>
          <table:table-cell table:style-name="ce4" table:formula="of:=[$redistribution_low.D93]" office:value-type="float" office:value="0.373959324712603" calcext:value-type="float">
            <text:p>0.373959324712603</text:p>
          </table:table-cell>
          <table:table-cell table:style-name="ce4" table:formula="of:=[$redistribution_low.E93]" office:value-type="float" office:value="0.435046946506457" calcext:value-type="float">
            <text:p>0.435046946506457</text:p>
          </table:table-cell>
          <table:table-cell/>
          <table:table-cell table:style-name="ce4" table:formula="of:=[$Redistribution_high.B93]" office:value-type="float" office:value="0.364024149123181" calcext:value-type="float">
            <text:p>0.364024149123181</text:p>
          </table:table-cell>
          <table:table-cell table:style-name="ce4" table:formula="of:=[$Redistribution_high.C93]" office:value-type="float" office:value="0.436297487035633" calcext:value-type="float">
            <text:p>0.436297487035633</text:p>
          </table:table-cell>
          <table:table-cell table:style-name="ce4" table:formula="of:=[$Redistribution_high.D93]" office:value-type="float" office:value="0.366418302177078" calcext:value-type="float">
            <text:p>0.366418302177078</text:p>
          </table:table-cell>
          <table:table-cell table:style-name="ce4" table:formula="of:=[$Redistribution_high.E93]" office:value-type="float" office:value="0.435743581832783" calcext:value-type="float">
            <text:p>0.435743581832783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49595110520497" calcext:value-type="float">
            <text:p>0.349595110520497</text:p>
          </table:table-cell>
          <table:table-cell table:style-name="ce4" table:formula="of:=[$Redistribution_central.C94]" office:value-type="float" office:value="0.432105289864139" calcext:value-type="float">
            <text:p>0.432105289864139</text:p>
          </table:table-cell>
          <table:table-cell table:style-name="ce4" table:formula="of:=[$Redistribution_central.D94]" office:value-type="float" office:value="0.351887292379868" calcext:value-type="float">
            <text:p>0.351887292379868</text:p>
          </table:table-cell>
          <table:table-cell table:style-name="ce4" table:formula="of:=[$Redistribution_central.E94]" office:value-type="float" office:value="0.428249805724258" calcext:value-type="float">
            <text:p>0.428249805724258</text:p>
          </table:table-cell>
          <table:table-cell/>
          <table:table-cell table:style-name="ce4" table:formula="of:=[$redistribution_low.B94]" office:value-type="float" office:value="0.376203551277743" calcext:value-type="float">
            <text:p>0.376203551277743</text:p>
          </table:table-cell>
          <table:table-cell table:style-name="ce4" table:formula="of:=[$redistribution_low.C94]" office:value-type="float" office:value="0.447830951544532" calcext:value-type="float">
            <text:p>0.447830951544532</text:p>
          </table:table-cell>
          <table:table-cell table:style-name="ce4" table:formula="of:=[$redistribution_low.D94]" office:value-type="float" office:value="0.379116836146157" calcext:value-type="float">
            <text:p>0.379116836146157</text:p>
          </table:table-cell>
          <table:table-cell table:style-name="ce4" table:formula="of:=[$redistribution_low.E94]" office:value-type="float" office:value="0.442534550394413" calcext:value-type="float">
            <text:p>0.442534550394413</text:p>
          </table:table-cell>
          <table:table-cell/>
          <table:table-cell table:style-name="ce4" table:formula="of:=[$Redistribution_high.B94]" office:value-type="float" office:value="0.364776035672204" calcext:value-type="float">
            <text:p>0.364776035672204</text:p>
          </table:table-cell>
          <table:table-cell table:style-name="ce4" table:formula="of:=[$Redistribution_high.C94]" office:value-type="float" office:value="0.437634281916996" calcext:value-type="float">
            <text:p>0.437634281916996</text:p>
          </table:table-cell>
          <table:table-cell table:style-name="ce4" table:formula="of:=[$Redistribution_high.D94]" office:value-type="float" office:value="0.367927908149731" calcext:value-type="float">
            <text:p>0.367927908149731</text:p>
          </table:table-cell>
          <table:table-cell table:style-name="ce4" table:formula="of:=[$Redistribution_high.E94]" office:value-type="float" office:value="0.436005906654477" calcext:value-type="float">
            <text:p>0.436005906654477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2049507639356" calcext:value-type="float">
            <text:p>0.352049507639356</text:p>
          </table:table-cell>
          <table:table-cell table:style-name="ce4" table:formula="of:=[$Redistribution_central.C95]" office:value-type="float" office:value="0.43333458380002" calcext:value-type="float">
            <text:p>0.43333458380002</text:p>
          </table:table-cell>
          <table:table-cell table:style-name="ce4" table:formula="of:=[$Redistribution_central.D95]" office:value-type="float" office:value="0.354010932948407" calcext:value-type="float">
            <text:p>0.354010932948407</text:p>
          </table:table-cell>
          <table:table-cell table:style-name="ce4" table:formula="of:=[$Redistribution_central.E95]" office:value-type="float" office:value="0.430003447627552" calcext:value-type="float">
            <text:p>0.430003447627552</text:p>
          </table:table-cell>
          <table:table-cell/>
          <table:table-cell table:style-name="ce4" table:formula="of:=[$redistribution_low.B95]" office:value-type="float" office:value="0.378176623039467" calcext:value-type="float">
            <text:p>0.378176623039467</text:p>
          </table:table-cell>
          <table:table-cell table:style-name="ce4" table:formula="of:=[$redistribution_low.C95]" office:value-type="float" office:value="0.445537214671867" calcext:value-type="float">
            <text:p>0.445537214671867</text:p>
          </table:table-cell>
          <table:table-cell table:style-name="ce4" table:formula="of:=[$redistribution_low.D95]" office:value-type="float" office:value="0.380001807170007" calcext:value-type="float">
            <text:p>0.380001807170007</text:p>
          </table:table-cell>
          <table:table-cell table:style-name="ce4" table:formula="of:=[$redistribution_low.E95]" office:value-type="float" office:value="0.444543575047678" calcext:value-type="float">
            <text:p>0.444543575047678</text:p>
          </table:table-cell>
          <table:table-cell/>
          <table:table-cell table:style-name="ce4" table:formula="of:=[$Redistribution_high.B95]" office:value-type="float" office:value="0.367652089377932" calcext:value-type="float">
            <text:p>0.367652089377932</text:p>
          </table:table-cell>
          <table:table-cell table:style-name="ce4" table:formula="of:=[$Redistribution_high.C95]" office:value-type="float" office:value="0.445830839607453" calcext:value-type="float">
            <text:p>0.445830839607453</text:p>
          </table:table-cell>
          <table:table-cell table:style-name="ce4" table:formula="of:=[$Redistribution_high.D95]" office:value-type="float" office:value="0.370132953554043" calcext:value-type="float">
            <text:p>0.370132953554043</text:p>
          </table:table-cell>
          <table:table-cell table:style-name="ce4" table:formula="of:=[$Redistribution_high.E95]" office:value-type="float" office:value="0.445379558251569" calcext:value-type="float">
            <text:p>0.445379558251569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51077384080222" calcext:value-type="float">
            <text:p>0.351077384080222</text:p>
          </table:table-cell>
          <table:table-cell table:style-name="ce4" table:formula="of:=[$Redistribution_central.C96]" office:value-type="float" office:value="0.430490911537113" calcext:value-type="float">
            <text:p>0.430490911537113</text:p>
          </table:table-cell>
          <table:table-cell table:style-name="ce4" table:formula="of:=[$Redistribution_central.D96]" office:value-type="float" office:value="0.353576808561765" calcext:value-type="float">
            <text:p>0.353576808561765</text:p>
          </table:table-cell>
          <table:table-cell table:style-name="ce4" table:formula="of:=[$Redistribution_central.E96]" office:value-type="float" office:value="0.426367084271284" calcext:value-type="float">
            <text:p>0.426367084271284</text:p>
          </table:table-cell>
          <table:table-cell/>
          <table:table-cell table:style-name="ce4" table:formula="of:=[$redistribution_low.B96]" office:value-type="float" office:value="0.373486739434088" calcext:value-type="float">
            <text:p>0.373486739434088</text:p>
          </table:table-cell>
          <table:table-cell table:style-name="ce4" table:formula="of:=[$redistribution_low.C96]" office:value-type="float" office:value="0.436621844927816" calcext:value-type="float">
            <text:p>0.436621844927816</text:p>
          </table:table-cell>
          <table:table-cell table:style-name="ce4" table:formula="of:=[$redistribution_low.D96]" office:value-type="float" office:value="0.374111639010043" calcext:value-type="float">
            <text:p>0.374111639010043</text:p>
          </table:table-cell>
          <table:table-cell table:style-name="ce4" table:formula="of:=[$redistribution_low.E96]" office:value-type="float" office:value="0.435642522514878" calcext:value-type="float">
            <text:p>0.435642522514878</text:p>
          </table:table-cell>
          <table:table-cell/>
          <table:table-cell table:style-name="ce4" table:formula="of:=[$Redistribution_high.B96]" office:value-type="float" office:value="0.372437677596432" calcext:value-type="float">
            <text:p>0.372437677596432</text:p>
          </table:table-cell>
          <table:table-cell table:style-name="ce4" table:formula="of:=[$Redistribution_high.C96]" office:value-type="float" office:value="0.44986160481689" calcext:value-type="float">
            <text:p>0.44986160481689</text:p>
          </table:table-cell>
          <table:table-cell table:style-name="ce4" table:formula="of:=[$Redistribution_high.D96]" office:value-type="float" office:value="0.372617914658578" calcext:value-type="float">
            <text:p>0.372617914658578</text:p>
          </table:table-cell>
          <table:table-cell table:style-name="ce4" table:formula="of:=[$Redistribution_high.E96]" office:value-type="float" office:value="0.453434556298438" calcext:value-type="float">
            <text:p>0.453434556298438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51924887825696" calcext:value-type="float">
            <text:p>0.351924887825696</text:p>
          </table:table-cell>
          <table:table-cell table:style-name="ce4" table:formula="of:=[$Redistribution_central.C97]" office:value-type="float" office:value="0.431934987127079" calcext:value-type="float">
            <text:p>0.431934987127079</text:p>
          </table:table-cell>
          <table:table-cell table:style-name="ce4" table:formula="of:=[$Redistribution_central.D97]" office:value-type="float" office:value="0.353458725662719" calcext:value-type="float">
            <text:p>0.353458725662719</text:p>
          </table:table-cell>
          <table:table-cell table:style-name="ce4" table:formula="of:=[$Redistribution_central.E97]" office:value-type="float" office:value="0.429842237418123" calcext:value-type="float">
            <text:p>0.429842237418123</text:p>
          </table:table-cell>
          <table:table-cell/>
          <table:table-cell table:style-name="ce4" table:formula="of:=[$redistribution_low.B97]" office:value-type="float" office:value="0.373613841218425" calcext:value-type="float">
            <text:p>0.373613841218425</text:p>
          </table:table-cell>
          <table:table-cell table:style-name="ce4" table:formula="of:=[$redistribution_low.C97]" office:value-type="float" office:value="0.439330281046498" calcext:value-type="float">
            <text:p>0.439330281046498</text:p>
          </table:table-cell>
          <table:table-cell table:style-name="ce4" table:formula="of:=[$redistribution_low.D97]" office:value-type="float" office:value="0.374092917626211" calcext:value-type="float">
            <text:p>0.374092917626211</text:p>
          </table:table-cell>
          <table:table-cell table:style-name="ce4" table:formula="of:=[$redistribution_low.E97]" office:value-type="float" office:value="0.438433481811846" calcext:value-type="float">
            <text:p>0.438433481811846</text:p>
          </table:table-cell>
          <table:table-cell/>
          <table:table-cell table:style-name="ce4" table:formula="of:=[$Redistribution_high.B97]" office:value-type="float" office:value="0.365513079896251" calcext:value-type="float">
            <text:p>0.365513079896251</text:p>
          </table:table-cell>
          <table:table-cell table:style-name="ce4" table:formula="of:=[$Redistribution_high.C97]" office:value-type="float" office:value="0.437666971530546" calcext:value-type="float">
            <text:p>0.437666971530546</text:p>
          </table:table-cell>
          <table:table-cell table:style-name="ce4" table:formula="of:=[$Redistribution_high.D97]" office:value-type="float" office:value="0.366772718132993" calcext:value-type="float">
            <text:p>0.366772718132993</text:p>
          </table:table-cell>
          <table:table-cell table:style-name="ce4" table:formula="of:=[$Redistribution_high.E97]" office:value-type="float" office:value="0.436540497483539" calcext:value-type="float">
            <text:p>0.436540497483539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48858948231702" calcext:value-type="float">
            <text:p>0.348858948231702</text:p>
          </table:table-cell>
          <table:table-cell table:style-name="ce4" table:formula="of:=[$Redistribution_central.C98]" office:value-type="float" office:value="0.428068236874395" calcext:value-type="float">
            <text:p>0.428068236874395</text:p>
          </table:table-cell>
          <table:table-cell table:style-name="ce4" table:formula="of:=[$Redistribution_central.D98]" office:value-type="float" office:value="0.35157556641447" calcext:value-type="float">
            <text:p>0.35157556641447</text:p>
          </table:table-cell>
          <table:table-cell table:style-name="ce4" table:formula="of:=[$Redistribution_central.E98]" office:value-type="float" office:value="0.423649771288831" calcext:value-type="float">
            <text:p>0.423649771288831</text:p>
          </table:table-cell>
          <table:table-cell/>
          <table:table-cell table:style-name="ce4" table:formula="of:=[$redistribution_low.B98]" office:value-type="float" office:value="0.368601382461638" calcext:value-type="float">
            <text:p>0.368601382461638</text:p>
          </table:table-cell>
          <table:table-cell table:style-name="ce4" table:formula="of:=[$redistribution_low.C98]" office:value-type="float" office:value="0.431647261959154" calcext:value-type="float">
            <text:p>0.431647261959154</text:p>
          </table:table-cell>
          <table:table-cell table:style-name="ce4" table:formula="of:=[$redistribution_low.D98]" office:value-type="float" office:value="0.37026548057025" calcext:value-type="float">
            <text:p>0.37026548057025</text:p>
          </table:table-cell>
          <table:table-cell table:style-name="ce4" table:formula="of:=[$redistribution_low.E98]" office:value-type="float" office:value="0.428432022030476" calcext:value-type="float">
            <text:p>0.428432022030476</text:p>
          </table:table-cell>
          <table:table-cell/>
          <table:table-cell table:style-name="ce4" table:formula="of:=[$Redistribution_high.B98]" office:value-type="float" office:value="0.360325373612422" calcext:value-type="float">
            <text:p>0.360325373612422</text:p>
          </table:table-cell>
          <table:table-cell table:style-name="ce4" table:formula="of:=[$Redistribution_high.C98]" office:value-type="float" office:value="0.439580607910344" calcext:value-type="float">
            <text:p>0.439580607910344</text:p>
          </table:table-cell>
          <table:table-cell table:style-name="ce4" table:formula="of:=[$Redistribution_high.D98]" office:value-type="float" office:value="0.362081549605054" calcext:value-type="float">
            <text:p>0.362081549605054</text:p>
          </table:table-cell>
          <table:table-cell table:style-name="ce4" table:formula="of:=[$Redistribution_high.E98]" office:value-type="float" office:value="0.436671652491437" calcext:value-type="float">
            <text:p>0.436671652491437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52961330176594" calcext:value-type="float">
            <text:p>0.352961330176594</text:p>
          </table:table-cell>
          <table:table-cell table:style-name="ce4" table:formula="of:=[$Redistribution_central.C99]" office:value-type="float" office:value="0.431210889651481" calcext:value-type="float">
            <text:p>0.431210889651481</text:p>
          </table:table-cell>
          <table:table-cell table:style-name="ce4" table:formula="of:=[$Redistribution_central.D99]" office:value-type="float" office:value="0.354784720809431" calcext:value-type="float">
            <text:p>0.354784720809431</text:p>
          </table:table-cell>
          <table:table-cell table:style-name="ce4" table:formula="of:=[$Redistribution_central.E99]" office:value-type="float" office:value="0.427076567207936" calcext:value-type="float">
            <text:p>0.427076567207936</text:p>
          </table:table-cell>
          <table:table-cell/>
          <table:table-cell table:style-name="ce4" table:formula="of:=[$redistribution_low.B99]" office:value-type="float" office:value="0.367085451131613" calcext:value-type="float">
            <text:p>0.367085451131613</text:p>
          </table:table-cell>
          <table:table-cell table:style-name="ce4" table:formula="of:=[$redistribution_low.C99]" office:value-type="float" office:value="0.425140852431073" calcext:value-type="float">
            <text:p>0.425140852431073</text:p>
          </table:table-cell>
          <table:table-cell table:style-name="ce4" table:formula="of:=[$redistribution_low.D99]" office:value-type="float" office:value="0.36845238047498" calcext:value-type="float">
            <text:p>0.36845238047498</text:p>
          </table:table-cell>
          <table:table-cell table:style-name="ce4" table:formula="of:=[$redistribution_low.E99]" office:value-type="float" office:value="0.422462720818579" calcext:value-type="float">
            <text:p>0.422462720818579</text:p>
          </table:table-cell>
          <table:table-cell/>
          <table:table-cell table:style-name="ce4" table:formula="of:=[$Redistribution_high.B99]" office:value-type="float" office:value="0.356906070855061" calcext:value-type="float">
            <text:p>0.356906070855061</text:p>
          </table:table-cell>
          <table:table-cell table:style-name="ce4" table:formula="of:=[$Redistribution_high.C99]" office:value-type="float" office:value="0.442873861932805" calcext:value-type="float">
            <text:p>0.442873861932805</text:p>
          </table:table-cell>
          <table:table-cell table:style-name="ce4" table:formula="of:=[$Redistribution_high.D99]" office:value-type="float" office:value="0.358639929886211" calcext:value-type="float">
            <text:p>0.358639929886211</text:p>
          </table:table-cell>
          <table:table-cell table:style-name="ce4" table:formula="of:=[$Redistribution_high.E99]" office:value-type="float" office:value="0.440145786499402" calcext:value-type="float">
            <text:p>0.440145786499402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8493674250302" calcext:value-type="float">
            <text:p>0.358493674250302</text:p>
          </table:table-cell>
          <table:table-cell table:style-name="ce4" table:formula="of:=[$Redistribution_central.C100]" office:value-type="float" office:value="0.436094947801831" calcext:value-type="float">
            <text:p>0.436094947801831</text:p>
          </table:table-cell>
          <table:table-cell table:style-name="ce4" table:formula="of:=[$Redistribution_central.D100]" office:value-type="float" office:value="0.360121533674721" calcext:value-type="float">
            <text:p>0.360121533674721</text:p>
          </table:table-cell>
          <table:table-cell table:style-name="ce4" table:formula="of:=[$Redistribution_central.E100]" office:value-type="float" office:value="0.433945964847765" calcext:value-type="float">
            <text:p>0.433945964847765</text:p>
          </table:table-cell>
          <table:table-cell/>
          <table:table-cell table:style-name="ce4" table:formula="of:=[$redistribution_low.B100]" office:value-type="float" office:value="0.365783145595684" calcext:value-type="float">
            <text:p>0.365783145595684</text:p>
          </table:table-cell>
          <table:table-cell table:style-name="ce4" table:formula="of:=[$redistribution_low.C100]" office:value-type="float" office:value="0.421235350935059" calcext:value-type="float">
            <text:p>0.421235350935059</text:p>
          </table:table-cell>
          <table:table-cell table:style-name="ce4" table:formula="of:=[$redistribution_low.D100]" office:value-type="float" office:value="0.366376491685471" calcext:value-type="float">
            <text:p>0.366376491685471</text:p>
          </table:table-cell>
          <table:table-cell table:style-name="ce4" table:formula="of:=[$redistribution_low.E100]" office:value-type="float" office:value="0.423417673390201" calcext:value-type="float">
            <text:p>0.423417673390201</text:p>
          </table:table-cell>
          <table:table-cell/>
          <table:table-cell table:style-name="ce4" table:formula="of:=[$Redistribution_high.B100]" office:value-type="float" office:value="0.357654762555787" calcext:value-type="float">
            <text:p>0.357654762555787</text:p>
          </table:table-cell>
          <table:table-cell table:style-name="ce4" table:formula="of:=[$Redistribution_high.C100]" office:value-type="float" office:value="0.43682376715738" calcext:value-type="float">
            <text:p>0.43682376715738</text:p>
          </table:table-cell>
          <table:table-cell table:style-name="ce4" table:formula="of:=[$Redistribution_high.D100]" office:value-type="float" office:value="0.359496522069664" calcext:value-type="float">
            <text:p>0.359496522069664</text:p>
          </table:table-cell>
          <table:table-cell table:style-name="ce4" table:formula="of:=[$Redistribution_high.E100]" office:value-type="float" office:value="0.434200981631194" calcext:value-type="float">
            <text:p>0.434200981631194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58049266748542" calcext:value-type="float">
            <text:p>0.358049266748542</text:p>
          </table:table-cell>
          <table:table-cell table:style-name="ce4" table:formula="of:=[$Redistribution_central.C101]" office:value-type="float" office:value="0.431082020991902" calcext:value-type="float">
            <text:p>0.431082020991902</text:p>
          </table:table-cell>
          <table:table-cell table:style-name="ce4" table:formula="of:=[$Redistribution_central.D101]" office:value-type="float" office:value="0.359658929366238" calcext:value-type="float">
            <text:p>0.359658929366238</text:p>
          </table:table-cell>
          <table:table-cell table:style-name="ce4" table:formula="of:=[$Redistribution_central.E101]" office:value-type="float" office:value="0.4285905040305" calcext:value-type="float">
            <text:p>0.4285905040305</text:p>
          </table:table-cell>
          <table:table-cell/>
          <table:table-cell table:style-name="ce4" table:formula="of:=[$redistribution_low.B101]" office:value-type="float" office:value="0.370728790399425" calcext:value-type="float">
            <text:p>0.370728790399425</text:p>
          </table:table-cell>
          <table:table-cell table:style-name="ce4" table:formula="of:=[$redistribution_low.C101]" office:value-type="float" office:value="0.429715799127704" calcext:value-type="float">
            <text:p>0.429715799127704</text:p>
          </table:table-cell>
          <table:table-cell table:style-name="ce4" table:formula="of:=[$redistribution_low.D101]" office:value-type="float" office:value="0.372316735910806" calcext:value-type="float">
            <text:p>0.372316735910806</text:p>
          </table:table-cell>
          <table:table-cell table:style-name="ce4" table:formula="of:=[$redistribution_low.E101]" office:value-type="float" office:value="0.42717304857383" calcext:value-type="float">
            <text:p>0.42717304857383</text:p>
          </table:table-cell>
          <table:table-cell/>
          <table:table-cell table:style-name="ce4" table:formula="of:=[$Redistribution_high.B101]" office:value-type="float" office:value="0.365772580944738" calcext:value-type="float">
            <text:p>0.365772580944738</text:p>
          </table:table-cell>
          <table:table-cell table:style-name="ce4" table:formula="of:=[$Redistribution_high.C101]" office:value-type="float" office:value="0.440733381740739" calcext:value-type="float">
            <text:p>0.440733381740739</text:p>
          </table:table-cell>
          <table:table-cell table:style-name="ce4" table:formula="of:=[$Redistribution_high.D101]" office:value-type="float" office:value="0.367210371378497" calcext:value-type="float">
            <text:p>0.367210371378497</text:p>
          </table:table-cell>
          <table:table-cell table:style-name="ce4" table:formula="of:=[$Redistribution_high.E101]" office:value-type="float" office:value="0.441016798936692" calcext:value-type="float">
            <text:p>0.441016798936692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56275300764346" calcext:value-type="float">
            <text:p>0.356275300764346</text:p>
          </table:table-cell>
          <table:table-cell table:style-name="ce4" table:formula="of:=[$Redistribution_central.C102]" office:value-type="float" office:value="0.431305130633874" calcext:value-type="float">
            <text:p>0.431305130633874</text:p>
          </table:table-cell>
          <table:table-cell table:style-name="ce4" table:formula="of:=[$Redistribution_central.D102]" office:value-type="float" office:value="0.358321193306782" calcext:value-type="float">
            <text:p>0.358321193306782</text:p>
          </table:table-cell>
          <table:table-cell table:style-name="ce4" table:formula="of:=[$Redistribution_central.E102]" office:value-type="float" office:value="0.429339033630621" calcext:value-type="float">
            <text:p>0.429339033630621</text:p>
          </table:table-cell>
          <table:table-cell/>
          <table:table-cell table:style-name="ce4" table:formula="of:=[$redistribution_low.B102]" office:value-type="float" office:value="0.373927789471594" calcext:value-type="float">
            <text:p>0.373927789471594</text:p>
          </table:table-cell>
          <table:table-cell table:style-name="ce4" table:formula="of:=[$redistribution_low.C102]" office:value-type="float" office:value="0.435026380076677" calcext:value-type="float">
            <text:p>0.435026380076677</text:p>
          </table:table-cell>
          <table:table-cell table:style-name="ce4" table:formula="of:=[$redistribution_low.D102]" office:value-type="float" office:value="0.375246367325372" calcext:value-type="float">
            <text:p>0.375246367325372</text:p>
          </table:table-cell>
          <table:table-cell table:style-name="ce4" table:formula="of:=[$redistribution_low.E102]" office:value-type="float" office:value="0.43410712365467" calcext:value-type="float">
            <text:p>0.43410712365467</text:p>
          </table:table-cell>
          <table:table-cell/>
          <table:table-cell table:style-name="ce4" table:formula="of:=[$Redistribution_high.B102]" office:value-type="float" office:value="0.365502437024947" calcext:value-type="float">
            <text:p>0.365502437024947</text:p>
          </table:table-cell>
          <table:table-cell table:style-name="ce4" table:formula="of:=[$Redistribution_high.C102]" office:value-type="float" office:value="0.435655323721111" calcext:value-type="float">
            <text:p>0.435655323721111</text:p>
          </table:table-cell>
          <table:table-cell table:style-name="ce4" table:formula="of:=[$Redistribution_high.D102]" office:value-type="float" office:value="0.36747192832409" calcext:value-type="float">
            <text:p>0.36747192832409</text:p>
          </table:table-cell>
          <table:table-cell table:style-name="ce4" table:formula="of:=[$Redistribution_high.E102]" office:value-type="float" office:value="0.432719557317215" calcext:value-type="float">
            <text:p>0.432719557317215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53968397503376" calcext:value-type="float">
            <text:p>0.353968397503376</text:p>
          </table:table-cell>
          <table:table-cell table:style-name="ce4" table:formula="of:=[$Redistribution_central.C103]" office:value-type="float" office:value="0.429625053554024" calcext:value-type="float">
            <text:p>0.429625053554024</text:p>
          </table:table-cell>
          <table:table-cell table:style-name="ce4" table:formula="of:=[$Redistribution_central.D103]" office:value-type="float" office:value="0.355537545608044" calcext:value-type="float">
            <text:p>0.355537545608044</text:p>
          </table:table-cell>
          <table:table-cell table:style-name="ce4" table:formula="of:=[$Redistribution_central.E103]" office:value-type="float" office:value="0.428642673415544" calcext:value-type="float">
            <text:p>0.428642673415544</text:p>
          </table:table-cell>
          <table:table-cell/>
          <table:table-cell table:style-name="ce4" table:formula="of:=[$redistribution_low.B103]" office:value-type="float" office:value="0.367090927601207" calcext:value-type="float">
            <text:p>0.367090927601207</text:p>
          </table:table-cell>
          <table:table-cell table:style-name="ce4" table:formula="of:=[$redistribution_low.C103]" office:value-type="float" office:value="0.435808244970175" calcext:value-type="float">
            <text:p>0.435808244970175</text:p>
          </table:table-cell>
          <table:table-cell table:style-name="ce4" table:formula="of:=[$redistribution_low.D103]" office:value-type="float" office:value="0.366963234150959" calcext:value-type="float">
            <text:p>0.366963234150959</text:p>
          </table:table-cell>
          <table:table-cell table:style-name="ce4" table:formula="of:=[$redistribution_low.E103]" office:value-type="float" office:value="0.435089228535404" calcext:value-type="float">
            <text:p>0.435089228535404</text:p>
          </table:table-cell>
          <table:table-cell/>
          <table:table-cell table:style-name="ce4" table:formula="of:=[$Redistribution_high.B103]" office:value-type="float" office:value="0.362214497423074" calcext:value-type="float">
            <text:p>0.362214497423074</text:p>
          </table:table-cell>
          <table:table-cell table:style-name="ce4" table:formula="of:=[$Redistribution_high.C103]" office:value-type="float" office:value="0.442847637455717" calcext:value-type="float">
            <text:p>0.442847637455717</text:p>
          </table:table-cell>
          <table:table-cell table:style-name="ce4" table:formula="of:=[$Redistribution_high.D103]" office:value-type="float" office:value="0.363458377193874" calcext:value-type="float">
            <text:p>0.363458377193874</text:p>
          </table:table-cell>
          <table:table-cell table:style-name="ce4" table:formula="of:=[$Redistribution_high.E103]" office:value-type="float" office:value="0.440989326943578" calcext:value-type="float">
            <text:p>0.440989326943578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49185899446698" calcext:value-type="float">
            <text:p>0.349185899446698</text:p>
          </table:table-cell>
          <table:table-cell table:style-name="ce4" table:formula="of:=[$Redistribution_central.C104]" office:value-type="float" office:value="0.407549539501669" calcext:value-type="float">
            <text:p>0.407549539501669</text:p>
          </table:table-cell>
          <table:table-cell table:style-name="ce4" table:formula="of:=[$Redistribution_central.D104]" office:value-type="float" office:value="0.349160953638339" calcext:value-type="float">
            <text:p>0.349160953638339</text:p>
          </table:table-cell>
          <table:table-cell table:style-name="ce4" table:formula="of:=[$Redistribution_central.E104]" office:value-type="float" office:value="0.407848891791075" calcext:value-type="float">
            <text:p>0.407848891791075</text:p>
          </table:table-cell>
          <table:table-cell/>
          <table:table-cell table:style-name="ce4" table:formula="of:=[$redistribution_low.B104]" office:value-type="float" office:value="0.369906830575909" calcext:value-type="float">
            <text:p>0.369906830575909</text:p>
          </table:table-cell>
          <table:table-cell table:style-name="ce4" table:formula="of:=[$redistribution_low.C104]" office:value-type="float" office:value="0.433571519568991" calcext:value-type="float">
            <text:p>0.433571519568991</text:p>
          </table:table-cell>
          <table:table-cell table:style-name="ce4" table:formula="of:=[$redistribution_low.D104]" office:value-type="float" office:value="0.372232225546356" calcext:value-type="float">
            <text:p>0.372232225546356</text:p>
          </table:table-cell>
          <table:table-cell table:style-name="ce4" table:formula="of:=[$redistribution_low.E104]" office:value-type="float" office:value="0.428630010704913" calcext:value-type="float">
            <text:p>0.428630010704913</text:p>
          </table:table-cell>
          <table:table-cell/>
          <table:table-cell table:style-name="ce4" table:formula="of:=[$Redistribution_high.B104]" office:value-type="float" office:value="0.361008687464335" calcext:value-type="float">
            <text:p>0.361008687464335</text:p>
          </table:table-cell>
          <table:table-cell table:style-name="ce4" table:formula="of:=[$Redistribution_high.C104]" office:value-type="float" office:value="0.441633912121298" calcext:value-type="float">
            <text:p>0.441633912121298</text:p>
          </table:table-cell>
          <table:table-cell table:style-name="ce4" table:formula="of:=[$Redistribution_high.D104]" office:value-type="float" office:value="0.362277862016848" calcext:value-type="float">
            <text:p>0.362277862016848</text:p>
          </table:table-cell>
          <table:table-cell table:style-name="ce4" table:formula="of:=[$Redistribution_high.E104]" office:value-type="float" office:value="0.439782647299602" calcext:value-type="float">
            <text:p>0.439782647299602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51473633694043" calcext:value-type="float">
            <text:p>0.351473633694043</text:p>
          </table:table-cell>
          <table:table-cell table:style-name="ce4" table:formula="of:=[$Redistribution_central.C105]" office:value-type="float" office:value="0.412507710137832" calcext:value-type="float">
            <text:p>0.412507710137832</text:p>
          </table:table-cell>
          <table:table-cell table:style-name="ce4" table:formula="of:=[$Redistribution_central.D105]" office:value-type="float" office:value="0.352395429490535" calcext:value-type="float">
            <text:p>0.352395429490535</text:p>
          </table:table-cell>
          <table:table-cell table:style-name="ce4" table:formula="of:=[$Redistribution_central.E105]" office:value-type="float" office:value="0.411186382643195" calcext:value-type="float">
            <text:p>0.411186382643195</text:p>
          </table:table-cell>
          <table:table-cell/>
          <table:table-cell table:style-name="ce4" table:formula="of:=[$redistribution_low.B105]" office:value-type="float" office:value="0.365607434688737" calcext:value-type="float">
            <text:p>0.365607434688737</text:p>
          </table:table-cell>
          <table:table-cell table:style-name="ce4" table:formula="of:=[$redistribution_low.C105]" office:value-type="float" office:value="0.4275273564179" calcext:value-type="float">
            <text:p>0.4275273564179</text:p>
          </table:table-cell>
          <table:table-cell table:style-name="ce4" table:formula="of:=[$redistribution_low.D105]" office:value-type="float" office:value="0.36717155754332" calcext:value-type="float">
            <text:p>0.36717155754332</text:p>
          </table:table-cell>
          <table:table-cell table:style-name="ce4" table:formula="of:=[$redistribution_low.E105]" office:value-type="float" office:value="0.421053692139167" calcext:value-type="float">
            <text:p>0.421053692139167</text:p>
          </table:table-cell>
          <table:table-cell/>
          <table:table-cell table:style-name="ce4" table:formula="of:=[$Redistribution_high.B105]" office:value-type="float" office:value="0.371735588908959" calcext:value-type="float">
            <text:p>0.371735588908959</text:p>
          </table:table-cell>
          <table:table-cell table:style-name="ce4" table:formula="of:=[$Redistribution_high.C105]" office:value-type="float" office:value="0.437179812743252" calcext:value-type="float">
            <text:p>0.437179812743252</text:p>
          </table:table-cell>
          <table:table-cell table:style-name="ce4" table:formula="of:=[$Redistribution_high.D105]" office:value-type="float" office:value="0.37341051105047" calcext:value-type="float">
            <text:p>0.37341051105047</text:p>
          </table:table-cell>
          <table:table-cell table:style-name="ce4" table:formula="of:=[$Redistribution_high.E105]" office:value-type="float" office:value="0.434936427545227" calcext:value-type="float">
            <text:p>0.434936427545227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2" calcext:value-type="float">
            <text:p>0.434606868246302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1" calcext:value-type="float">
            <text:p>0.389841184361681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9" calcext:value-type="float">
            <text:p>0.390258472579819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500367514746" calcext:value-type="float">
            <text:p>0.455500367514746</text:p>
          </table:table-cell>
          <table:table-cell table:formula="of:=AVERAGE([$'Gini per capita'.D25:.D28])" office:value-type="float" office:value="0.401259315684171" calcext:value-type="float">
            <text:p>0.401259315684171</text:p>
          </table:table-cell>
          <table:table-cell table:formula="of:=AVERAGE([$'Gini per capita'.E25:.E28])" office:value-type="float" office:value="0.434726540238922" calcext:value-type="float">
            <text:p>0.434726540238922</text:p>
          </table:table-cell>
          <table:table-cell table:formula="of:=AVERAGE([$'Gini per capita'.B25:.B28])" office:value-type="float" office:value="0.383512231059669" calcext:value-type="float">
            <text:p>0.383512231059669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3467788761909" calcext:value-type="float">
            <text:p>0.453467788761909</text:p>
          </table:table-cell>
          <table:table-cell table:style-name="ce3" table:formula="of:=AVERAGE([$'Gini per capita'.I25:.I28])" office:value-type="float" office:value="0.399639979222466" calcext:value-type="float">
            <text:p>0.399639979222466</text:p>
          </table:table-cell>
          <table:table-cell table:style-name="ce3" table:formula="of:=AVERAGE([$'Gini per capita'.J25:.J28])" office:value-type="float" office:value="0.430397640268559" calcext:value-type="float">
            <text:p>0.430397640268559</text:p>
          </table:table-cell>
          <table:table-cell table:style-name="ce3" table:formula="of:=AVERAGE([$'Gini per capita'.G25:.G28])" office:value-type="float" office:value="0.380484830127863" calcext:value-type="float">
            <text:p>0.380484830127863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3566979343422" calcext:value-type="float">
            <text:p>0.453566979343422</text:p>
          </table:table-cell>
          <table:table-cell table:style-name="ce3" table:formula="of:=AVERAGE([$'Gini per capita'.N25:.N28])" office:value-type="float" office:value="0.398956477626253" calcext:value-type="float">
            <text:p>0.398956477626253</text:p>
          </table:table-cell>
          <table:table-cell table:style-name="ce3" table:formula="of:=AVERAGE([$'Gini per capita'.O25:.O28])" office:value-type="float" office:value="0.429932318117371" calcext:value-type="float">
            <text:p>0.429932318117371</text:p>
          </table:table-cell>
          <table:table-cell table:style-name="ce3" table:formula="of:=AVERAGE([$'Gini per capita'.L25:.L28])" office:value-type="float" office:value="0.379492132278087" calcext:value-type="float">
            <text:p>0.379492132278087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642993917031" calcext:value-type="float">
            <text:p>0.460642993917031</text:p>
          </table:table-cell>
          <table:table-cell table:formula="of:=AVERAGE([$'Gini per capita'.D29:.D32])" office:value-type="float" office:value="0.407026185667344" calcext:value-type="float">
            <text:p>0.407026185667344</text:p>
          </table:table-cell>
          <table:table-cell table:formula="of:=AVERAGE([$'Gini per capita'.E29:.E32])" office:value-type="float" office:value="0.438294257177773" calcext:value-type="float">
            <text:p>0.438294257177773</text:p>
          </table:table-cell>
          <table:table-cell table:formula="of:=AVERAGE([$'Gini per capita'.B29:.B32])" office:value-type="float" office:value="0.388274007445538" calcext:value-type="float">
            <text:p>0.38827400744553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55286062845192" calcext:value-type="float">
            <text:p>0.455286062845192</text:p>
          </table:table-cell>
          <table:table-cell table:style-name="ce3" table:formula="of:=AVERAGE([$'Gini per capita'.I29:.I32])" office:value-type="float" office:value="0.4035771902082" calcext:value-type="float">
            <text:p>0.4035771902082</text:p>
          </table:table-cell>
          <table:table-cell table:style-name="ce3" table:formula="of:=AVERAGE([$'Gini per capita'.J29:.J32])" office:value-type="float" office:value="0.434021469461912" calcext:value-type="float">
            <text:p>0.434021469461912</text:p>
          </table:table-cell>
          <table:table-cell table:style-name="ce3" table:formula="of:=AVERAGE([$'Gini per capita'.G29:.G32])" office:value-type="float" office:value="0.385609653976094" calcext:value-type="float">
            <text:p>0.385609653976094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56372111611616" calcext:value-type="float">
            <text:p>0.456372111611616</text:p>
          </table:table-cell>
          <table:table-cell table:style-name="ce3" table:formula="of:=AVERAGE([$'Gini per capita'.N29:.N32])" office:value-type="float" office:value="0.401796257561666" calcext:value-type="float">
            <text:p>0.401796257561666</text:p>
          </table:table-cell>
          <table:table-cell table:style-name="ce3" table:formula="of:=AVERAGE([$'Gini per capita'.O29:.O32])" office:value-type="float" office:value="0.433611189840419" calcext:value-type="float">
            <text:p>0.433611189840419</text:p>
          </table:table-cell>
          <table:table-cell table:style-name="ce3" table:formula="of:=AVERAGE([$'Gini per capita'.L29:.L32])" office:value-type="float" office:value="0.383002162397738" calcext:value-type="float">
            <text:p>0.383002162397738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0227924679506" calcext:value-type="float">
            <text:p>0.460227924679506</text:p>
          </table:table-cell>
          <table:table-cell table:formula="of:=AVERAGE([$'Gini per capita'.D33:.D36])" office:value-type="float" office:value="0.403013331158716" calcext:value-type="float">
            <text:p>0.403013331158716</text:p>
          </table:table-cell>
          <table:table-cell table:formula="of:=AVERAGE([$'Gini per capita'.E33:.E36])" office:value-type="float" office:value="0.436167904306405" calcext:value-type="float">
            <text:p>0.436167904306405</text:p>
          </table:table-cell>
          <table:table-cell table:formula="of:=AVERAGE([$'Gini per capita'.B33:.B36])" office:value-type="float" office:value="0.38412932118373" calcext:value-type="float">
            <text:p>0.38412932118373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56150619573155" calcext:value-type="float">
            <text:p>0.456150619573155</text:p>
          </table:table-cell>
          <table:table-cell table:style-name="ce3" table:formula="of:=AVERAGE([$'Gini per capita'.I33:.I36])" office:value-type="float" office:value="0.400298745020359" calcext:value-type="float">
            <text:p>0.400298745020359</text:p>
          </table:table-cell>
          <table:table-cell table:style-name="ce3" table:formula="of:=AVERAGE([$'Gini per capita'.J33:.J36])" office:value-type="float" office:value="0.432870595096456" calcext:value-type="float">
            <text:p>0.432870595096456</text:p>
          </table:table-cell>
          <table:table-cell table:style-name="ce3" table:formula="of:=AVERAGE([$'Gini per capita'.G33:.G36])" office:value-type="float" office:value="0.381533933029635" calcext:value-type="float">
            <text:p>0.381533933029635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58600456018111" calcext:value-type="float">
            <text:p>0.458600456018111</text:p>
          </table:table-cell>
          <table:table-cell table:style-name="ce3" table:formula="of:=AVERAGE([$'Gini per capita'.N33:.N36])" office:value-type="float" office:value="0.399953551486436" calcext:value-type="float">
            <text:p>0.399953551486436</text:p>
          </table:table-cell>
          <table:table-cell table:style-name="ce3" table:formula="of:=AVERAGE([$'Gini per capita'.O33:.O36])" office:value-type="float" office:value="0.434495582881615" calcext:value-type="float">
            <text:p>0.434495582881615</text:p>
          </table:table-cell>
          <table:table-cell table:style-name="ce3" table:formula="of:=AVERAGE([$'Gini per capita'.L33:.L36])" office:value-type="float" office:value="0.380387800929897" calcext:value-type="float">
            <text:p>0.380387800929897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5873537744562" calcext:value-type="float">
            <text:p>0.45873537744562</text:p>
          </table:table-cell>
          <table:table-cell table:formula="of:=AVERAGE([$'Gini per capita'.D37:.D40])" office:value-type="float" office:value="0.398792292952772" calcext:value-type="float">
            <text:p>0.398792292952772</text:p>
          </table:table-cell>
          <table:table-cell table:formula="of:=AVERAGE([$'Gini per capita'.E37:.E40])" office:value-type="float" office:value="0.434547734555518" calcext:value-type="float">
            <text:p>0.434547734555518</text:p>
          </table:table-cell>
          <table:table-cell table:formula="of:=AVERAGE([$'Gini per capita'.B37:.B40])" office:value-type="float" office:value="0.380827680789577" calcext:value-type="float">
            <text:p>0.380827680789577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1840972694964" calcext:value-type="float">
            <text:p>0.461840972694964</text:p>
          </table:table-cell>
          <table:table-cell table:style-name="ce3" table:formula="of:=AVERAGE([$'Gini per capita'.I37:.I40])" office:value-type="float" office:value="0.400978543912832" calcext:value-type="float">
            <text:p>0.400978543912832</text:p>
          </table:table-cell>
          <table:table-cell table:style-name="ce3" table:formula="of:=AVERAGE([$'Gini per capita'.J37:.J40])" office:value-type="float" office:value="0.435440169254268" calcext:value-type="float">
            <text:p>0.435440169254268</text:p>
          </table:table-cell>
          <table:table-cell table:style-name="ce3" table:formula="of:=AVERAGE([$'Gini per capita'.G37:.G40])" office:value-type="float" office:value="0.382099407382422" calcext:value-type="float">
            <text:p>0.382099407382422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60606959984" calcext:value-type="float">
            <text:p>0.460606959984</text:p>
          </table:table-cell>
          <table:table-cell table:style-name="ce3" table:formula="of:=AVERAGE([$'Gini per capita'.N37:.N40])" office:value-type="float" office:value="0.398112508404822" calcext:value-type="float">
            <text:p>0.398112508404822</text:p>
          </table:table-cell>
          <table:table-cell table:style-name="ce3" table:formula="of:=AVERAGE([$'Gini per capita'.O37:.O40])" office:value-type="float" office:value="0.433796772779905" calcext:value-type="float">
            <text:p>0.433796772779905</text:p>
          </table:table-cell>
          <table:table-cell table:style-name="ce3" table:formula="of:=AVERAGE([$'Gini per capita'.L37:.L40])" office:value-type="float" office:value="0.378603918554656" calcext:value-type="float">
            <text:p>0.378603918554656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7pt" svg:height="505.59pt" svg:x="2.41pt" svg:y="14.57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547541270284" calcext:value-type="float">
            <text:p>0.45547541270284</text:p>
          </table:table-cell>
          <table:table-cell table:formula="of:=AVERAGE([$'Gini per capita'.D41:.D44])" office:value-type="float" office:value="0.393097076976408" calcext:value-type="float">
            <text:p>0.393097076976408</text:p>
          </table:table-cell>
          <table:table-cell table:formula="of:=AVERAGE([$'Gini per capita'.E41:.E44])" office:value-type="float" office:value="0.430654302486905" calcext:value-type="float">
            <text:p>0.430654302486905</text:p>
          </table:table-cell>
          <table:table-cell table:formula="of:=AVERAGE([$'Gini per capita'.B41:.B44])" office:value-type="float" office:value="0.37522696035404" calcext:value-type="float">
            <text:p>0.37522696035404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64544609913451" calcext:value-type="float">
            <text:p>0.464544609913451</text:p>
          </table:table-cell>
          <table:table-cell table:style-name="ce3" table:formula="of:=AVERAGE([$'Gini per capita'.I41:.I44])" office:value-type="float" office:value="0.399279569500621" calcext:value-type="float">
            <text:p>0.399279569500621</text:p>
          </table:table-cell>
          <table:table-cell table:style-name="ce3" table:formula="of:=AVERAGE([$'Gini per capita'.J41:.J44])" office:value-type="float" office:value="0.43850220568158" calcext:value-type="float">
            <text:p>0.43850220568158</text:p>
          </table:table-cell>
          <table:table-cell table:style-name="ce3" table:formula="of:=AVERAGE([$'Gini per capita'.G41:.G44])" office:value-type="float" office:value="0.381503154322302" calcext:value-type="float">
            <text:p>0.381503154322302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51725870736879" calcext:value-type="float">
            <text:p>0.451725870736879</text:p>
          </table:table-cell>
          <table:table-cell table:style-name="ce3" table:formula="of:=AVERAGE([$'Gini per capita'.N41:.N44])" office:value-type="float" office:value="0.389960628523051" calcext:value-type="float">
            <text:p>0.389960628523051</text:p>
          </table:table-cell>
          <table:table-cell table:style-name="ce3" table:formula="of:=AVERAGE([$'Gini per capita'.O41:.O44])" office:value-type="float" office:value="0.428348711679303" calcext:value-type="float">
            <text:p>0.428348711679303</text:p>
          </table:table-cell>
          <table:table-cell table:style-name="ce3" table:formula="of:=AVERAGE([$'Gini per capita'.L41:.L44])" office:value-type="float" office:value="0.372725586562913" calcext:value-type="float">
            <text:p>0.3727255865629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4868331725214" calcext:value-type="float">
            <text:p>0.44868331725214</text:p>
          </table:table-cell>
          <table:table-cell table:formula="of:=AVERAGE([$'Gini per capita'.D45:.D48])" office:value-type="float" office:value="0.386524700149654" calcext:value-type="float">
            <text:p>0.386524700149654</text:p>
          </table:table-cell>
          <table:table-cell table:formula="of:=AVERAGE([$'Gini per capita'.E45:.E48])" office:value-type="float" office:value="0.424066125165825" calcext:value-type="float">
            <text:p>0.424066125165825</text:p>
          </table:table-cell>
          <table:table-cell table:formula="of:=AVERAGE([$'Gini per capita'.B45:.B48])" office:value-type="float" office:value="0.369397135441804" calcext:value-type="float">
            <text:p>0.369397135441804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56722130015014" calcext:value-type="float">
            <text:p>0.456722130015014</text:p>
          </table:table-cell>
          <table:table-cell table:style-name="ce3" table:formula="of:=AVERAGE([$'Gini per capita'.I45:.I48])" office:value-type="float" office:value="0.394698392617578" calcext:value-type="float">
            <text:p>0.394698392617578</text:p>
          </table:table-cell>
          <table:table-cell table:style-name="ce3" table:formula="of:=AVERAGE([$'Gini per capita'.J45:.J48])" office:value-type="float" office:value="0.43239121172242" calcext:value-type="float">
            <text:p>0.43239121172242</text:p>
          </table:table-cell>
          <table:table-cell table:style-name="ce3" table:formula="of:=AVERAGE([$'Gini per capita'.G45:.G48])" office:value-type="float" office:value="0.378232197871632" calcext:value-type="float">
            <text:p>0.378232197871632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3065619807608" calcext:value-type="float">
            <text:p>0.453065619807608</text:p>
          </table:table-cell>
          <table:table-cell table:style-name="ce3" table:formula="of:=AVERAGE([$'Gini per capita'.N45:.N48])" office:value-type="float" office:value="0.389603581257658" calcext:value-type="float">
            <text:p>0.389603581257658</text:p>
          </table:table-cell>
          <table:table-cell table:style-name="ce3" table:formula="of:=AVERAGE([$'Gini per capita'.O45:.O48])" office:value-type="float" office:value="0.43138685110668" calcext:value-type="float">
            <text:p>0.43138685110668</text:p>
          </table:table-cell>
          <table:table-cell table:style-name="ce3" table:formula="of:=AVERAGE([$'Gini per capita'.L45:.L48])" office:value-type="float" office:value="0.373410491621752" calcext:value-type="float">
            <text:p>0.373410491621752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43902631078536" calcext:value-type="float">
            <text:p>0.443902631078536</text:p>
          </table:table-cell>
          <table:table-cell table:formula="of:=AVERAGE([$'Gini per capita'.D49:.D52])" office:value-type="float" office:value="0.37939755781247" calcext:value-type="float">
            <text:p>0.37939755781247</text:p>
          </table:table-cell>
          <table:table-cell table:formula="of:=AVERAGE([$'Gini per capita'.E49:.E52])" office:value-type="float" office:value="0.419462771282423" calcext:value-type="float">
            <text:p>0.419462771282423</text:p>
          </table:table-cell>
          <table:table-cell table:formula="of:=AVERAGE([$'Gini per capita'.B49:.B52])" office:value-type="float" office:value="0.363183318801872" calcext:value-type="float">
            <text:p>0.363183318801872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59663620769457" calcext:value-type="float">
            <text:p>0.459663620769457</text:p>
          </table:table-cell>
          <table:table-cell table:style-name="ce3" table:formula="of:=AVERAGE([$'Gini per capita'.I49:.I52])" office:value-type="float" office:value="0.392639755317" calcext:value-type="float">
            <text:p>0.392639755317</text:p>
          </table:table-cell>
          <table:table-cell table:style-name="ce3" table:formula="of:=AVERAGE([$'Gini per capita'.J49:.J52])" office:value-type="float" office:value="0.436784472332273" calcext:value-type="float">
            <text:p>0.436784472332273</text:p>
          </table:table-cell>
          <table:table-cell table:style-name="ce3" table:formula="of:=AVERAGE([$'Gini per capita'.G49:.G52])" office:value-type="float" office:value="0.376952869930143" calcext:value-type="float">
            <text:p>0.376952869930143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57171899120893" calcext:value-type="float">
            <text:p>0.457171899120893</text:p>
          </table:table-cell>
          <table:table-cell table:style-name="ce3" table:formula="of:=AVERAGE([$'Gini per capita'.N49:.N52])" office:value-type="float" office:value="0.38935198448848" calcext:value-type="float">
            <text:p>0.38935198448848</text:p>
          </table:table-cell>
          <table:table-cell table:style-name="ce3" table:formula="of:=AVERAGE([$'Gini per capita'.O49:.O52])" office:value-type="float" office:value="0.43370819740578" calcext:value-type="float">
            <text:p>0.43370819740578</text:p>
          </table:table-cell>
          <table:table-cell table:style-name="ce3" table:formula="of:=AVERAGE([$'Gini per capita'.L49:.L52])" office:value-type="float" office:value="0.372446981507669" calcext:value-type="float">
            <text:p>0.372446981507669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5680267124272" calcext:value-type="float">
            <text:p>0.455680267124272</text:p>
          </table:table-cell>
          <table:table-cell table:formula="of:=AVERAGE([$'Gini per capita'.D53:.D56])" office:value-type="float" office:value="0.383110358602644" calcext:value-type="float">
            <text:p>0.383110358602644</text:p>
          </table:table-cell>
          <table:table-cell table:formula="of:=AVERAGE([$'Gini per capita'.E53:.E56])" office:value-type="float" office:value="0.432346087688955" calcext:value-type="float">
            <text:p>0.432346087688955</text:p>
          </table:table-cell>
          <table:table-cell table:formula="of:=AVERAGE([$'Gini per capita'.B53:.B56])" office:value-type="float" office:value="0.367927362107929" calcext:value-type="float">
            <text:p>0.367927362107929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1231325296725" calcext:value-type="float">
            <text:p>0.461231325296725</text:p>
          </table:table-cell>
          <table:table-cell table:style-name="ce3" table:formula="of:=AVERAGE([$'Gini per capita'.I53:.I56])" office:value-type="float" office:value="0.391057866423484" calcext:value-type="float">
            <text:p>0.391057866423484</text:p>
          </table:table-cell>
          <table:table-cell table:style-name="ce3" table:formula="of:=AVERAGE([$'Gini per capita'.J53:.J56])" office:value-type="float" office:value="0.4397172972552" calcext:value-type="float">
            <text:p>0.4397172972552</text:p>
          </table:table-cell>
          <table:table-cell table:style-name="ce3" table:formula="of:=AVERAGE([$'Gini per capita'.G53:.G56])" office:value-type="float" office:value="0.376711116674713" calcext:value-type="float">
            <text:p>0.376711116674713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5382423936222" calcext:value-type="float">
            <text:p>0.45382423936222</text:p>
          </table:table-cell>
          <table:table-cell table:style-name="ce3" table:formula="of:=AVERAGE([$'Gini per capita'.N53:.N56])" office:value-type="float" office:value="0.385597777648207" calcext:value-type="float">
            <text:p>0.385597777648207</text:p>
          </table:table-cell>
          <table:table-cell table:style-name="ce3" table:formula="of:=AVERAGE([$'Gini per capita'.O53:.O56])" office:value-type="float" office:value="0.430414698166936" calcext:value-type="float">
            <text:p>0.430414698166936</text:p>
          </table:table-cell>
          <table:table-cell table:style-name="ce3" table:formula="of:=AVERAGE([$'Gini per capita'.L53:.L56])" office:value-type="float" office:value="0.369169287130454" calcext:value-type="float">
            <text:p>0.369169287130454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9971963360329" calcext:value-type="float">
            <text:p>0.459971963360329</text:p>
          </table:table-cell>
          <table:table-cell table:formula="of:=AVERAGE([$'Gini per capita'.D57:.D60])" office:value-type="float" office:value="0.386783851775575" calcext:value-type="float">
            <text:p>0.386783851775575</text:p>
          </table:table-cell>
          <table:table-cell table:formula="of:=AVERAGE([$'Gini per capita'.E57:.E60])" office:value-type="float" office:value="0.438412380486494" calcext:value-type="float">
            <text:p>0.438412380486494</text:p>
          </table:table-cell>
          <table:table-cell table:formula="of:=AVERAGE([$'Gini per capita'.B57:.B60])" office:value-type="float" office:value="0.372914857313858" calcext:value-type="float">
            <text:p>0.372914857313858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56234104616788" calcext:value-type="float">
            <text:p>0.456234104616788</text:p>
          </table:table-cell>
          <table:table-cell table:style-name="ce3" table:formula="of:=AVERAGE([$'Gini per capita'.I57:.I60])" office:value-type="float" office:value="0.385117730158177" calcext:value-type="float">
            <text:p>0.385117730158177</text:p>
          </table:table-cell>
          <table:table-cell table:style-name="ce3" table:formula="of:=AVERAGE([$'Gini per capita'.J57:.J60])" office:value-type="float" office:value="0.437597452340107" calcext:value-type="float">
            <text:p>0.437597452340107</text:p>
          </table:table-cell>
          <table:table-cell table:style-name="ce3" table:formula="of:=AVERAGE([$'Gini per capita'.G57:.G60])" office:value-type="float" office:value="0.372469509802509" calcext:value-type="float">
            <text:p>0.372469509802509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49835916314996" calcext:value-type="float">
            <text:p>0.449835916314996</text:p>
          </table:table-cell>
          <table:table-cell table:style-name="ce3" table:formula="of:=AVERAGE([$'Gini per capita'.N57:.N60])" office:value-type="float" office:value="0.377649059435059" calcext:value-type="float">
            <text:p>0.377649059435059</text:p>
          </table:table-cell>
          <table:table-cell table:style-name="ce3" table:formula="of:=AVERAGE([$'Gini per capita'.O57:.O60])" office:value-type="float" office:value="0.429242491515047" calcext:value-type="float">
            <text:p>0.429242491515047</text:p>
          </table:table-cell>
          <table:table-cell table:style-name="ce3" table:formula="of:=AVERAGE([$'Gini per capita'.L57:.L60])" office:value-type="float" office:value="0.363174293267976" calcext:value-type="float">
            <text:p>0.363174293267976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2617543409364" calcext:value-type="float">
            <text:p>0.462617543409364</text:p>
          </table:table-cell>
          <table:table-cell table:formula="of:=AVERAGE([$'Gini per capita'.D61:.D64])" office:value-type="float" office:value="0.391160344649859" calcext:value-type="float">
            <text:p>0.391160344649859</text:p>
          </table:table-cell>
          <table:table-cell table:formula="of:=AVERAGE([$'Gini per capita'.E61:.E64])" office:value-type="float" office:value="0.442720386089761" calcext:value-type="float">
            <text:p>0.442720386089761</text:p>
          </table:table-cell>
          <table:table-cell table:formula="of:=AVERAGE([$'Gini per capita'.B61:.B64])" office:value-type="float" office:value="0.378278138839095" calcext:value-type="float">
            <text:p>0.378278138839095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8825606853277" calcext:value-type="float">
            <text:p>0.458825606853277</text:p>
          </table:table-cell>
          <table:table-cell table:style-name="ce3" table:formula="of:=AVERAGE([$'Gini per capita'.I61:.I64])" office:value-type="float" office:value="0.388000346149115" calcext:value-type="float">
            <text:p>0.388000346149115</text:p>
          </table:table-cell>
          <table:table-cell table:style-name="ce3" table:formula="of:=AVERAGE([$'Gini per capita'.J61:.J64])" office:value-type="float" office:value="0.440370784098784" calcext:value-type="float">
            <text:p>0.440370784098784</text:p>
          </table:table-cell>
          <table:table-cell table:style-name="ce3" table:formula="of:=AVERAGE([$'Gini per capita'.G61:.G64])" office:value-type="float" office:value="0.375629453183031" calcext:value-type="float">
            <text:p>0.37562945318303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54935391239756" calcext:value-type="float">
            <text:p>0.454935391239756</text:p>
          </table:table-cell>
          <table:table-cell table:style-name="ce3" table:formula="of:=AVERAGE([$'Gini per capita'.N61:.N64])" office:value-type="float" office:value="0.377443123340476" calcext:value-type="float">
            <text:p>0.377443123340476</text:p>
          </table:table-cell>
          <table:table-cell table:style-name="ce3" table:formula="of:=AVERAGE([$'Gini per capita'.O61:.O64])" office:value-type="float" office:value="0.436515531152466" calcext:value-type="float">
            <text:p>0.436515531152466</text:p>
          </table:table-cell>
          <table:table-cell table:style-name="ce3" table:formula="of:=AVERAGE([$'Gini per capita'.L61:.L64])" office:value-type="float" office:value="0.365345822802975" calcext:value-type="float">
            <text:p>0.365345822802975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58079099619852" calcext:value-type="float">
            <text:p>0.458079099619852</text:p>
          </table:table-cell>
          <table:table-cell table:formula="of:=AVERAGE([$'Gini per capita'.D65:.D68])" office:value-type="float" office:value="0.386015986058336" calcext:value-type="float">
            <text:p>0.386015986058336</text:p>
          </table:table-cell>
          <table:table-cell table:formula="of:=AVERAGE([$'Gini per capita'.E65:.E68])" office:value-type="float" office:value="0.441301682025996" calcext:value-type="float">
            <text:p>0.441301682025996</text:p>
          </table:table-cell>
          <table:table-cell table:formula="of:=AVERAGE([$'Gini per capita'.B65:.B68])" office:value-type="float" office:value="0.375553754119624" calcext:value-type="float">
            <text:p>0.375553754119624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54254819256297" calcext:value-type="float">
            <text:p>0.454254819256297</text:p>
          </table:table-cell>
          <table:table-cell table:style-name="ce3" table:formula="of:=AVERAGE([$'Gini per capita'.I65:.I68])" office:value-type="float" office:value="0.387086661823345" calcext:value-type="float">
            <text:p>0.387086661823345</text:p>
          </table:table-cell>
          <table:table-cell table:style-name="ce3" table:formula="of:=AVERAGE([$'Gini per capita'.J65:.J68])" office:value-type="float" office:value="0.436465937985362" calcext:value-type="float">
            <text:p>0.436465937985362</text:p>
          </table:table-cell>
          <table:table-cell table:style-name="ce3" table:formula="of:=AVERAGE([$'Gini per capita'.G65:.G68])" office:value-type="float" office:value="0.376003259583327" calcext:value-type="float">
            <text:p>0.376003259583327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49260101010931" calcext:value-type="float">
            <text:p>0.449260101010931</text:p>
          </table:table-cell>
          <table:table-cell table:style-name="ce3" table:formula="of:=AVERAGE([$'Gini per capita'.N65:.N68])" office:value-type="float" office:value="0.37434914552169" calcext:value-type="float">
            <text:p>0.37434914552169</text:p>
          </table:table-cell>
          <table:table-cell table:style-name="ce3" table:formula="of:=AVERAGE([$'Gini per capita'.O65:.O68])" office:value-type="float" office:value="0.433588753635181" calcext:value-type="float">
            <text:p>0.433588753635181</text:p>
          </table:table-cell>
          <table:table-cell table:style-name="ce3" table:formula="of:=AVERAGE([$'Gini per capita'.L65:.L68])" office:value-type="float" office:value="0.362906301577934" calcext:value-type="float">
            <text:p>0.362906301577934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58104517882623" calcext:value-type="float">
            <text:p>0.458104517882623</text:p>
          </table:table-cell>
          <table:table-cell table:formula="of:=AVERAGE([$'Gini per capita'.D69:.D72])" office:value-type="float" office:value="0.387801997825626" calcext:value-type="float">
            <text:p>0.387801997825626</text:p>
          </table:table-cell>
          <table:table-cell table:formula="of:=AVERAGE([$'Gini per capita'.E69:.E72])" office:value-type="float" office:value="0.443976946036756" calcext:value-type="float">
            <text:p>0.443976946036756</text:p>
          </table:table-cell>
          <table:table-cell table:formula="of:=AVERAGE([$'Gini per capita'.B69:.B72])" office:value-type="float" office:value="0.379094018228692" calcext:value-type="float">
            <text:p>0.379094018228692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57489459389314" calcext:value-type="float">
            <text:p>0.457489459389314</text:p>
          </table:table-cell>
          <table:table-cell table:style-name="ce3" table:formula="of:=AVERAGE([$'Gini per capita'.I69:.I72])" office:value-type="float" office:value="0.386585536312402" calcext:value-type="float">
            <text:p>0.386585536312402</text:p>
          </table:table-cell>
          <table:table-cell table:style-name="ce3" table:formula="of:=AVERAGE([$'Gini per capita'.J69:.J72])" office:value-type="float" office:value="0.443716742941902" calcext:value-type="float">
            <text:p>0.443716742941902</text:p>
          </table:table-cell>
          <table:table-cell table:style-name="ce3" table:formula="of:=AVERAGE([$'Gini per capita'.G69:.G72])" office:value-type="float" office:value="0.377518129718321" calcext:value-type="float">
            <text:p>0.377518129718321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771256021602" calcext:value-type="float">
            <text:p>0.45771256021602</text:p>
          </table:table-cell>
          <table:table-cell table:style-name="ce3" table:formula="of:=AVERAGE([$'Gini per capita'.N69:.N72])" office:value-type="float" office:value="0.378512441472727" calcext:value-type="float">
            <text:p>0.378512441472727</text:p>
          </table:table-cell>
          <table:table-cell table:style-name="ce3" table:formula="of:=AVERAGE([$'Gini per capita'.O69:.O72])" office:value-type="float" office:value="0.446454959512672" calcext:value-type="float">
            <text:p>0.446454959512672</text:p>
          </table:table-cell>
          <table:table-cell table:style-name="ce3" table:formula="of:=AVERAGE([$'Gini per capita'.L69:.L72])" office:value-type="float" office:value="0.3702294411783" calcext:value-type="float">
            <text:p>0.3702294411783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61341311048233" calcext:value-type="float">
            <text:p>0.461341311048233</text:p>
          </table:table-cell>
          <table:table-cell table:formula="of:=AVERAGE([$'Gini per capita'.D73:.D76])" office:value-type="float" office:value="0.391729868421851" calcext:value-type="float">
            <text:p>0.391729868421851</text:p>
          </table:table-cell>
          <table:table-cell table:formula="of:=AVERAGE([$'Gini per capita'.E73:.E76])" office:value-type="float" office:value="0.452855723216974" calcext:value-type="float">
            <text:p>0.452855723216974</text:p>
          </table:table-cell>
          <table:table-cell table:formula="of:=AVERAGE([$'Gini per capita'.B73:.B76])" office:value-type="float" office:value="0.3867346891033" calcext:value-type="float">
            <text:p>0.3867346891033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59139233114543" calcext:value-type="float">
            <text:p>0.459139233114543</text:p>
          </table:table-cell>
          <table:table-cell table:style-name="ce3" table:formula="of:=AVERAGE([$'Gini per capita'.I73:.I76])" office:value-type="float" office:value="0.387887546379411" calcext:value-type="float">
            <text:p>0.387887546379411</text:p>
          </table:table-cell>
          <table:table-cell table:style-name="ce3" table:formula="of:=AVERAGE([$'Gini per capita'.J73:.J76])" office:value-type="float" office:value="0.450926471323774" calcext:value-type="float">
            <text:p>0.450926471323774</text:p>
          </table:table-cell>
          <table:table-cell table:style-name="ce3" table:formula="of:=AVERAGE([$'Gini per capita'.G73:.G76])" office:value-type="float" office:value="0.382604405809125" calcext:value-type="float">
            <text:p>0.382604405809125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54761152322036" calcext:value-type="float">
            <text:p>0.454761152322036</text:p>
          </table:table-cell>
          <table:table-cell table:style-name="ce3" table:formula="of:=AVERAGE([$'Gini per capita'.N73:.N76])" office:value-type="float" office:value="0.378116244853837" calcext:value-type="float">
            <text:p>0.378116244853837</text:p>
          </table:table-cell>
          <table:table-cell table:style-name="ce3" table:formula="of:=AVERAGE([$'Gini per capita'.O73:.O76])" office:value-type="float" office:value="0.446914567746711" calcext:value-type="float">
            <text:p>0.446914567746711</text:p>
          </table:table-cell>
          <table:table-cell table:style-name="ce3" table:formula="of:=AVERAGE([$'Gini per capita'.L73:.L76])" office:value-type="float" office:value="0.372037045489162" calcext:value-type="float">
            <text:p>0.372037045489162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61667220921213" calcext:value-type="float">
            <text:p>0.461667220921213</text:p>
          </table:table-cell>
          <table:table-cell table:formula="of:=AVERAGE([$'Gini per capita'.D77:.D80])" office:value-type="float" office:value="0.388716554508127" calcext:value-type="float">
            <text:p>0.388716554508127</text:p>
          </table:table-cell>
          <table:table-cell table:formula="of:=AVERAGE([$'Gini per capita'.E77:.E80])" office:value-type="float" office:value="0.455146148911003" calcext:value-type="float">
            <text:p>0.455146148911003</text:p>
          </table:table-cell>
          <table:table-cell table:formula="of:=AVERAGE([$'Gini per capita'.B77:.B80])" office:value-type="float" office:value="0.384949571964438" calcext:value-type="float">
            <text:p>0.38494957196443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44032277500061" calcext:value-type="float">
            <text:p>0.444032277500061</text:p>
          </table:table-cell>
          <table:table-cell table:style-name="ce3" table:formula="of:=AVERAGE([$'Gini per capita'.I77:.I80])" office:value-type="float" office:value="0.381252938796889" calcext:value-type="float">
            <text:p>0.381252938796889</text:p>
          </table:table-cell>
          <table:table-cell table:style-name="ce3" table:formula="of:=AVERAGE([$'Gini per capita'.J77:.J80])" office:value-type="float" office:value="0.438265211461066" calcext:value-type="float">
            <text:p>0.438265211461066</text:p>
          </table:table-cell>
          <table:table-cell table:style-name="ce3" table:formula="of:=AVERAGE([$'Gini per capita'.G77:.G80])" office:value-type="float" office:value="0.37728949339401" calcext:value-type="float">
            <text:p>0.37728949339401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48765849769538" calcext:value-type="float">
            <text:p>0.448765849769538</text:p>
          </table:table-cell>
          <table:table-cell table:style-name="ce3" table:formula="of:=AVERAGE([$'Gini per capita'.N77:.N80])" office:value-type="float" office:value="0.377425624284025" calcext:value-type="float">
            <text:p>0.377425624284025</text:p>
          </table:table-cell>
          <table:table-cell table:style-name="ce3" table:formula="of:=AVERAGE([$'Gini per capita'.O77:.O80])" office:value-type="float" office:value="0.442898446882942" calcext:value-type="float">
            <text:p>0.442898446882942</text:p>
          </table:table-cell>
          <table:table-cell table:style-name="ce3" table:formula="of:=AVERAGE([$'Gini per capita'.L77:.L80])" office:value-type="float" office:value="0.372769763040404" calcext:value-type="float">
            <text:p>0.372769763040404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58835565957723" calcext:value-type="float">
            <text:p>0.458835565957723</text:p>
          </table:table-cell>
          <table:table-cell table:formula="of:=AVERAGE([$'Gini per capita'.D81:.D84])" office:value-type="float" office:value="0.382665593437579" calcext:value-type="float">
            <text:p>0.382665593437579</text:p>
          </table:table-cell>
          <table:table-cell table:formula="of:=AVERAGE([$'Gini per capita'.E81:.E84])" office:value-type="float" office:value="0.452712080982789" calcext:value-type="float">
            <text:p>0.452712080982789</text:p>
          </table:table-cell>
          <table:table-cell table:formula="of:=AVERAGE([$'Gini per capita'.B81:.B84])" office:value-type="float" office:value="0.378710509928781" calcext:value-type="float">
            <text:p>0.378710509928781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40324436520314" calcext:value-type="float">
            <text:p>0.440324436520314</text:p>
          </table:table-cell>
          <table:table-cell table:style-name="ce3" table:formula="of:=AVERAGE([$'Gini per capita'.I81:.I84])" office:value-type="float" office:value="0.37459158429409" calcext:value-type="float">
            <text:p>0.37459158429409</text:p>
          </table:table-cell>
          <table:table-cell table:style-name="ce3" table:formula="of:=AVERAGE([$'Gini per capita'.J81:.J84])" office:value-type="float" office:value="0.434314040241472" calcext:value-type="float">
            <text:p>0.434314040241472</text:p>
          </table:table-cell>
          <table:table-cell table:style-name="ce3" table:formula="of:=AVERAGE([$'Gini per capita'.G81:.G84])" office:value-type="float" office:value="0.370575966191856" calcext:value-type="float">
            <text:p>0.370575966191856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46627311023226" calcext:value-type="float">
            <text:p>0.446627311023226</text:p>
          </table:table-cell>
          <table:table-cell table:style-name="ce3" table:formula="of:=AVERAGE([$'Gini per capita'.N81:.N84])" office:value-type="float" office:value="0.374270219090529" calcext:value-type="float">
            <text:p>0.374270219090529</text:p>
          </table:table-cell>
          <table:table-cell table:style-name="ce3" table:formula="of:=AVERAGE([$'Gini per capita'.O81:.O84])" office:value-type="float" office:value="0.443161757857093" calcext:value-type="float">
            <text:p>0.443161757857093</text:p>
          </table:table-cell>
          <table:table-cell table:style-name="ce3" table:formula="of:=AVERAGE([$'Gini per capita'.L81:.L84])" office:value-type="float" office:value="0.370822069826873" calcext:value-type="float">
            <text:p>0.37082206982687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50118828173934" calcext:value-type="float">
            <text:p>0.450118828173934</text:p>
          </table:table-cell>
          <table:table-cell table:formula="of:=AVERAGE([$'Gini per capita'.D85:.D88])" office:value-type="float" office:value="0.377556744551763" calcext:value-type="float">
            <text:p>0.377556744551763</text:p>
          </table:table-cell>
          <table:table-cell table:formula="of:=AVERAGE([$'Gini per capita'.E85:.E88])" office:value-type="float" office:value="0.444065939529016" calcext:value-type="float">
            <text:p>0.444065939529016</text:p>
          </table:table-cell>
          <table:table-cell table:formula="of:=AVERAGE([$'Gini per capita'.B85:.B88])" office:value-type="float" office:value="0.374168357915922" calcext:value-type="float">
            <text:p>0.374168357915922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33188541961714" calcext:value-type="float">
            <text:p>0.433188541961714</text:p>
          </table:table-cell>
          <table:table-cell table:style-name="ce3" table:formula="of:=AVERAGE([$'Gini per capita'.I85:.I88])" office:value-type="float" office:value="0.369057811617785" calcext:value-type="float">
            <text:p>0.369057811617785</text:p>
          </table:table-cell>
          <table:table-cell table:style-name="ce3" table:formula="of:=AVERAGE([$'Gini per capita'.J85:.J88])" office:value-type="float" office:value="0.42818446253947" calcext:value-type="float">
            <text:p>0.42818446253947</text:p>
          </table:table-cell>
          <table:table-cell table:style-name="ce3" table:formula="of:=AVERAGE([$'Gini per capita'.G85:.G88])" office:value-type="float" office:value="0.365898872507536" calcext:value-type="float">
            <text:p>0.365898872507536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38353480045321" calcext:value-type="float">
            <text:p>0.438353480045321</text:p>
          </table:table-cell>
          <table:table-cell table:style-name="ce3" table:formula="of:=AVERAGE([$'Gini per capita'.N85:.N88])" office:value-type="float" office:value="0.368911793613381" calcext:value-type="float">
            <text:p>0.368911793613381</text:p>
          </table:table-cell>
          <table:table-cell table:style-name="ce3" table:formula="of:=AVERAGE([$'Gini per capita'.O85:.O88])" office:value-type="float" office:value="0.434577853044844" calcext:value-type="float">
            <text:p>0.434577853044844</text:p>
          </table:table-cell>
          <table:table-cell table:style-name="ce3" table:formula="of:=AVERAGE([$'Gini per capita'.L85:.L88])" office:value-type="float" office:value="0.365462196753289" calcext:value-type="float">
            <text:p>0.365462196753289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46432519923451" calcext:value-type="float">
            <text:p>0.446432519923451</text:p>
          </table:table-cell>
          <table:table-cell table:formula="of:=AVERAGE([$'Gini per capita'.D89:.D92])" office:value-type="float" office:value="0.368420971643734" calcext:value-type="float">
            <text:p>0.368420971643734</text:p>
          </table:table-cell>
          <table:table-cell table:formula="of:=AVERAGE([$'Gini per capita'.E89:.E92])" office:value-type="float" office:value="0.442022148108525" calcext:value-type="float">
            <text:p>0.442022148108525</text:p>
          </table:table-cell>
          <table:table-cell table:formula="of:=AVERAGE([$'Gini per capita'.B89:.B92])" office:value-type="float" office:value="0.366087897392227" calcext:value-type="float">
            <text:p>0.366087897392227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30901749175602" calcext:value-type="float">
            <text:p>0.430901749175602</text:p>
          </table:table-cell>
          <table:table-cell table:style-name="ce3" table:formula="of:=AVERAGE([$'Gini per capita'.I89:.I92])" office:value-type="float" office:value="0.365884352380062" calcext:value-type="float">
            <text:p>0.365884352380062</text:p>
          </table:table-cell>
          <table:table-cell table:style-name="ce3" table:formula="of:=AVERAGE([$'Gini per capita'.J89:.J92])" office:value-type="float" office:value="0.427672105309871" calcext:value-type="float">
            <text:p>0.427672105309871</text:p>
          </table:table-cell>
          <table:table-cell table:style-name="ce3" table:formula="of:=AVERAGE([$'Gini per capita'.G89:.G92])" office:value-type="float" office:value="0.363866873190387" calcext:value-type="float">
            <text:p>0.363866873190387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27679499341643" calcext:value-type="float">
            <text:p>0.427679499341643</text:p>
          </table:table-cell>
          <table:table-cell table:style-name="ce3" table:formula="of:=AVERAGE([$'Gini per capita'.N89:.N92])" office:value-type="float" office:value="0.362456965587486" calcext:value-type="float">
            <text:p>0.362456965587486</text:p>
          </table:table-cell>
          <table:table-cell table:style-name="ce3" table:formula="of:=AVERAGE([$'Gini per capita'.O89:.O92])" office:value-type="float" office:value="0.425611940064033" calcext:value-type="float">
            <text:p>0.425611940064033</text:p>
          </table:table-cell>
          <table:table-cell table:style-name="ce3" table:formula="of:=AVERAGE([$'Gini per capita'.L89:.L92])" office:value-type="float" office:value="0.359645061818206" calcext:value-type="float">
            <text:p>0.359645061818206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35049903263554" calcext:value-type="float">
            <text:p>0.435049903263554</text:p>
          </table:table-cell>
          <table:table-cell table:formula="of:=AVERAGE([$'Gini per capita'.D93:.D96])" office:value-type="float" office:value="0.356606583116608" calcext:value-type="float">
            <text:p>0.356606583116608</text:p>
          </table:table-cell>
          <table:table-cell table:formula="of:=AVERAGE([$'Gini per capita'.E93:.E96])" office:value-type="float" office:value="0.430835138512945" calcext:value-type="float">
            <text:p>0.430835138512945</text:p>
          </table:table-cell>
          <table:table-cell table:formula="of:=AVERAGE([$'Gini per capita'.B93:.B96])" office:value-type="float" office:value="0.354207316001579" calcext:value-type="float">
            <text:p>0.354207316001579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35590680874427" calcext:value-type="float">
            <text:p>0.435590680874427</text:p>
          </table:table-cell>
          <table:table-cell table:style-name="ce3" table:formula="of:=AVERAGE([$'Gini per capita'.I93:.I96])" office:value-type="float" office:value="0.372015659343146" calcext:value-type="float">
            <text:p>0.372015659343146</text:p>
          </table:table-cell>
          <table:table-cell table:style-name="ce3" table:formula="of:=AVERAGE([$'Gini per capita'.J93:.J96])" office:value-type="float" office:value="0.433080777113366" calcext:value-type="float">
            <text:p>0.433080777113366</text:p>
          </table:table-cell>
          <table:table-cell table:style-name="ce3" table:formula="of:=AVERAGE([$'Gini per capita'.G93:.G96])" office:value-type="float" office:value="0.370540651210366" calcext:value-type="float">
            <text:p>0.370540651210366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39156071970896" calcext:value-type="float">
            <text:p>0.439156071970896</text:p>
          </table:table-cell>
          <table:table-cell table:style-name="ce3" table:formula="of:=AVERAGE([$'Gini per capita'.N93:.N96])" office:value-type="float" office:value="0.36913792199088" calcext:value-type="float">
            <text:p>0.36913792199088</text:p>
          </table:table-cell>
          <table:table-cell table:style-name="ce3" table:formula="of:=AVERAGE([$'Gini per capita'.O93:.O96])" office:value-type="float" office:value="0.437336128180347" calcext:value-type="float">
            <text:p>0.437336128180347</text:p>
          </table:table-cell>
          <table:table-cell table:style-name="ce3" table:formula="of:=AVERAGE([$'Gini per capita'.L93:.L96])" office:value-type="float" office:value="0.366346650273775" calcext:value-type="float">
            <text:p>0.366346650273775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31966443082088" calcext:value-type="float">
            <text:p>0.431966443082088</text:p>
          </table:table-cell>
          <table:table-cell table:formula="of:=AVERAGE([$'Gini per capita'.D97:.D100])" office:value-type="float" office:value="0.35323343988819" calcext:value-type="float">
            <text:p>0.35323343988819</text:p>
          </table:table-cell>
          <table:table-cell table:formula="of:=AVERAGE([$'Gini per capita'.E97:.E100])" office:value-type="float" office:value="0.428615643760304" calcext:value-type="float">
            <text:p>0.428615643760304</text:p>
          </table:table-cell>
          <table:table-cell table:formula="of:=AVERAGE([$'Gini per capita'.B97:.B100])" office:value-type="float" office:value="0.351161722516443" calcext:value-type="float">
            <text:p>0.351161722516443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42330073047678" calcext:value-type="float">
            <text:p>0.442330073047678</text:p>
          </table:table-cell>
          <table:table-cell table:style-name="ce3" table:formula="of:=AVERAGE([$'Gini per capita'.I97:.I100])" office:value-type="float" office:value="0.376830799988104" calcext:value-type="float">
            <text:p>0.376830799988104</text:p>
          </table:table-cell>
          <table:table-cell table:style-name="ce3" table:formula="of:=AVERAGE([$'Gini per capita'.J97:.J100])" office:value-type="float" office:value="0.440288532442204" calcext:value-type="float">
            <text:p>0.440288532442204</text:p>
          </table:table-cell>
          <table:table-cell table:style-name="ce3" table:formula="of:=AVERAGE([$'Gini per capita'.G97:.G100])" office:value-type="float" office:value="0.375370188742431" calcext:value-type="float">
            <text:p>0.375370188742431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42748424467971" calcext:value-type="float">
            <text:p>0.442748424467971</text:p>
          </table:table-cell>
          <table:table-cell table:style-name="ce3" table:formula="of:=AVERAGE([$'Gini per capita'.N97:.N100])" office:value-type="float" office:value="0.369362873623837" calcext:value-type="float">
            <text:p>0.369362873623837</text:p>
          </table:table-cell>
          <table:table-cell table:style-name="ce3" table:formula="of:=AVERAGE([$'Gini per capita'.O97:.O100])" office:value-type="float" office:value="0.442840129672005" calcext:value-type="float">
            <text:p>0.442840129672005</text:p>
          </table:table-cell>
          <table:table-cell table:style-name="ce3" table:formula="of:=AVERAGE([$'Gini per capita'.L97:.L100])" office:value-type="float" office:value="0.367594720635705" calcext:value-type="float">
            <text:p>0.367594720635705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31614023829902" calcext:value-type="float">
            <text:p>0.431614023829902</text:p>
          </table:table-cell>
          <table:table-cell table:formula="of:=AVERAGE([$'Gini per capita'.D101:.D104])" office:value-type="float" office:value="0.356535187566215" calcext:value-type="float">
            <text:p>0.356535187566215</text:p>
          </table:table-cell>
          <table:table-cell table:formula="of:=AVERAGE([$'Gini per capita'.E101:.E104])" office:value-type="float" office:value="0.428315701843758" calcext:value-type="float">
            <text:p>0.428315701843758</text:p>
          </table:table-cell>
          <table:table-cell table:formula="of:=AVERAGE([$'Gini per capita'.B101:.B104])" office:value-type="float" office:value="0.354590804851785" calcext:value-type="float">
            <text:p>0.354590804851785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26934816113247" calcext:value-type="float">
            <text:p>0.426934816113247</text:p>
          </table:table-cell>
          <table:table-cell table:style-name="ce3" table:formula="of:=AVERAGE([$'Gini per capita'.I101:.I104])" office:value-type="float" office:value="0.369352772160377" calcext:value-type="float">
            <text:p>0.369352772160377</text:p>
          </table:table-cell>
          <table:table-cell table:style-name="ce3" table:formula="of:=AVERAGE([$'Gini per capita'.J101:.J104])" office:value-type="float" office:value="0.425371366203271" calcext:value-type="float">
            <text:p>0.425371366203271</text:p>
          </table:table-cell>
          <table:table-cell table:style-name="ce3" table:formula="of:=AVERAGE([$'Gini per capita'.G101:.G104])" office:value-type="float" office:value="0.36804969239709" calcext:value-type="float">
            <text:p>0.36804969239709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40002904685317" calcext:value-type="float">
            <text:p>0.440002904685317</text:p>
          </table:table-cell>
          <table:table-cell table:style-name="ce3" table:formula="of:=AVERAGE([$'Gini per capita'.N101:.N104])" office:value-type="float" office:value="0.361857093234857" calcext:value-type="float">
            <text:p>0.361857093234857</text:p>
          </table:table-cell>
          <table:table-cell table:style-name="ce3" table:formula="of:=AVERAGE([$'Gini per capita'.O101:.O104])" office:value-type="float" office:value="0.438008804889681" calcext:value-type="float">
            <text:p>0.438008804889681</text:p>
          </table:table-cell>
          <table:table-cell table:style-name="ce3" table:formula="of:=AVERAGE([$'Gini per capita'.L101:.L104])" office:value-type="float" office:value="0.360164696992002" calcext:value-type="float">
            <text:p>0.360164696992002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2024685845685" calcext:value-type="float">
            <text:p>0.42024685845685</text:p>
          </table:table-cell>
          <table:table-cell table:formula="of:=AVERAGE([$'Gini per capita'.D105:.D108])" office:value-type="float" office:value="0.353853780510925" calcext:value-type="float">
            <text:p>0.353853780510925</text:p>
          </table:table-cell>
          <table:table-cell table:formula="of:=AVERAGE([$'Gini per capita'.E105:.E108])" office:value-type="float" office:value="0.419254245370108" calcext:value-type="float">
            <text:p>0.419254245370108</text:p>
          </table:table-cell>
          <table:table-cell table:formula="of:=AVERAGE([$'Gini per capita'.B105:.B108])" office:value-type="float" office:value="0.352725807852116" calcext:value-type="float">
            <text:p>0.352725807852116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32983375258436" calcext:value-type="float">
            <text:p>0.432983375258436</text:p>
          </table:table-cell>
          <table:table-cell table:style-name="ce3" table:formula="of:=AVERAGE([$'Gini per capita'.I105:.I108])" office:value-type="float" office:value="0.370403346141502" calcext:value-type="float">
            <text:p>0.370403346141502</text:p>
          </table:table-cell>
          <table:table-cell table:style-name="ce3" table:formula="of:=AVERAGE([$'Gini per capita'.J105:.J108])" office:value-type="float" office:value="0.429720013758539" calcext:value-type="float">
            <text:p>0.429720013758539</text:p>
          </table:table-cell>
          <table:table-cell table:style-name="ce3" table:formula="of:=AVERAGE([$'Gini per capita'.G105:.G108])" office:value-type="float" office:value="0.369133245584362" calcext:value-type="float">
            <text:p>0.36913324558436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439329171510344" calcext:value-type="float">
            <text:p>0.439329171510344</text:p>
          </table:table-cell>
          <table:table-cell table:style-name="ce3" table:formula="of:=AVERAGE([$'Gini per capita'.N105:.N108])" office:value-type="float" office:value="0.36665466964632" calcext:value-type="float">
            <text:p>0.36665466964632</text:p>
          </table:table-cell>
          <table:table-cell table:style-name="ce3" table:formula="of:=AVERAGE([$'Gini per capita'.O105:.O108])" office:value-type="float" office:value="0.437106989776405" calcext:value-type="float">
            <text:p>0.437106989776405</text:p>
          </table:table-cell>
          <table:table-cell table:style-name="ce3" table:formula="of:=AVERAGE([$'Gini per capita'.L105:.L108])" office:value-type="float" office:value="0.365115302705329" calcext:value-type="float">
            <text:p>0.365115302705329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56pt" svg:x="101.48pt" svg:y="6.72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09pt" svg:height="566.99pt" svg:x="6.66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76pt" svg:x="0pt" svg:y="0.71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74936931156084" calcext:value-type="float">
            <text:p>6.74936931156084</text:p>
          </table:table-cell>
          <table:table-cell table:style-name="ce4" table:formula="of:=[$Redistribution_high.G23]" office:value-type="float" office:value="11.9719646132753" calcext:value-type="float">
            <text:p>11.9719646132753</text:p>
          </table:table-cell>
          <table:table-cell table:style-name="ce4" table:formula="of:=[$Redistribution_high.H23]" office:value-type="float" office:value="8.40821882671052" calcext:value-type="float">
            <text:p>8.40821882671052</text:p>
          </table:table-cell>
          <table:table-cell table:style-name="ce4" table:formula="of:=[$Redistribution_high.I23]" office:value-type="float" office:value="8.85189591322195" calcext:value-type="float">
            <text:p>8.85189591322195</text:p>
          </table:table-cell>
          <table:table-cell table:style-name="ce4"/>
          <table:table-cell/>
          <table:table-cell table:style-name="ce4" table:formula="of:=[$Redistribution_central.F23]" office:value-type="float" office:value="6.97049691561321" calcext:value-type="float">
            <text:p>6.97049691561321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5390193028664" calcext:value-type="float">
            <text:p>8.65390193028664</text:p>
          </table:table-cell>
          <table:table-cell table:style-name="ce4" table:formula="of:=[$Redistribution_central.I23]" office:value-type="float" office:value="9.08250989342894" calcext:value-type="float">
            <text:p>9.08250989342894</text:p>
          </table:table-cell>
          <table:table-cell table:style-name="ce4"/>
          <table:table-cell/>
          <table:table-cell table:style-name="ce4" table:formula="of:=[$redistribution_low.F23]" office:value-type="float" office:value="6.74936931156084" calcext:value-type="float">
            <text:p>6.74936931156084</text:p>
          </table:table-cell>
          <table:table-cell table:style-name="ce4" table:formula="of:=[$redistribution_low.G23]" office:value-type="float" office:value="11.9719646132753" calcext:value-type="float">
            <text:p>11.9719646132753</text:p>
          </table:table-cell>
          <table:table-cell table:style-name="ce4" table:formula="of:=[$redistribution_low.H23]" office:value-type="float" office:value="8.40821882671052" calcext:value-type="float">
            <text:p>8.40821882671052</text:p>
          </table:table-cell>
          <table:table-cell table:style-name="ce4" table:formula="of:=[$redistribution_low.I23]" office:value-type="float" office:value="8.85189591322195" calcext:value-type="float">
            <text:p>8.85189591322195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6.75667183926906" calcext:value-type="float">
            <text:p>6.75667183926906</text:p>
          </table:table-cell>
          <table:table-cell table:style-name="ce4" table:formula="of:=[$Redistribution_high.G24]" office:value-type="float" office:value="11.8228924345532" calcext:value-type="float">
            <text:p>11.8228924345532</text:p>
          </table:table-cell>
          <table:table-cell table:style-name="ce4" table:formula="of:=[$Redistribution_high.H24]" office:value-type="float" office:value="8.55537502928381" calcext:value-type="float">
            <text:p>8.55537502928381</text:p>
          </table:table-cell>
          <table:table-cell table:style-name="ce4" table:formula="of:=[$Redistribution_high.I24]" office:value-type="float" office:value="9.04232532935552" calcext:value-type="float">
            <text:p>9.04232532935552</text:p>
          </table:table-cell>
          <table:table-cell table:style-name="ce4"/>
          <table:table-cell/>
          <table:table-cell table:style-name="ce4" table:formula="of:=[$Redistribution_central.F24]" office:value-type="float" office:value="7.26511350561208" calcext:value-type="float">
            <text:p>7.26511350561208</text:p>
          </table:table-cell>
          <table:table-cell table:style-name="ce4" table:formula="of:=[$Redistribution_central.G24]" office:value-type="float" office:value="12.7960197861198" calcext:value-type="float">
            <text:p>12.7960197861198</text:p>
          </table:table-cell>
          <table:table-cell table:style-name="ce4" table:formula="of:=[$Redistribution_central.H24]" office:value-type="float" office:value="9.09457791811802" calcext:value-type="float">
            <text:p>9.09457791811802</text:p>
          </table:table-cell>
          <table:table-cell table:style-name="ce4" table:formula="of:=[$Redistribution_central.I24]" office:value-type="float" office:value="10.2272663415236" calcext:value-type="float">
            <text:p>10.2272663415236</text:p>
          </table:table-cell>
          <table:table-cell table:style-name="ce4"/>
          <table:table-cell/>
          <table:table-cell table:style-name="ce4" table:formula="of:=[$redistribution_low.F24]" office:value-type="float" office:value="6.78692080558329" calcext:value-type="float">
            <text:p>6.78692080558329</text:p>
          </table:table-cell>
          <table:table-cell table:style-name="ce4" table:formula="of:=[$redistribution_low.G24]" office:value-type="float" office:value="11.8228924345532" calcext:value-type="float">
            <text:p>11.8228924345532</text:p>
          </table:table-cell>
          <table:table-cell table:style-name="ce4" table:formula="of:=[$redistribution_low.H24]" office:value-type="float" office:value="8.49618264410304" calcext:value-type="float">
            <text:p>8.49618264410304</text:p>
          </table:table-cell>
          <table:table-cell table:style-name="ce4" table:formula="of:=[$redistribution_low.I24]" office:value-type="float" office:value="9.09459171253747" calcext:value-type="float">
            <text:p>9.09459171253747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6.72179695766222" calcext:value-type="float">
            <text:p>6.72179695766222</text:p>
          </table:table-cell>
          <table:table-cell table:style-name="ce4" table:formula="of:=[$Redistribution_high.G25]" office:value-type="float" office:value="11.3483795854581" calcext:value-type="float">
            <text:p>11.3483795854581</text:p>
          </table:table-cell>
          <table:table-cell table:style-name="ce4" table:formula="of:=[$Redistribution_high.H25]" office:value-type="float" office:value="8.32160707848895" calcext:value-type="float">
            <text:p>8.32160707848895</text:p>
          </table:table-cell>
          <table:table-cell table:style-name="ce4" table:formula="of:=[$Redistribution_high.I25]" office:value-type="float" office:value="8.64904218702126" calcext:value-type="float">
            <text:p>8.64904218702126</text:p>
          </table:table-cell>
          <table:table-cell table:style-name="ce4"/>
          <table:table-cell/>
          <table:table-cell table:style-name="ce4" table:formula="of:=[$Redistribution_central.F25]" office:value-type="float" office:value="7.04675704549447" calcext:value-type="float">
            <text:p>7.04675704549447</text:p>
          </table:table-cell>
          <table:table-cell table:style-name="ce4" table:formula="of:=[$Redistribution_central.G25]" office:value-type="float" office:value="12.3441483693838" calcext:value-type="float">
            <text:p>12.3441483693838</text:p>
          </table:table-cell>
          <table:table-cell table:style-name="ce4" table:formula="of:=[$Redistribution_central.H25]" office:value-type="float" office:value="8.69628533550587" calcext:value-type="float">
            <text:p>8.69628533550587</text:p>
          </table:table-cell>
          <table:table-cell table:style-name="ce4" table:formula="of:=[$Redistribution_central.I25]" office:value-type="float" office:value="9.31486045721211" calcext:value-type="float">
            <text:p>9.31486045721211</text:p>
          </table:table-cell>
          <table:table-cell table:style-name="ce4"/>
          <table:table-cell/>
          <table:table-cell table:style-name="ce4" table:formula="of:=[$redistribution_low.F25]" office:value-type="float" office:value="6.73146522348623" calcext:value-type="float">
            <text:p>6.73146522348623</text:p>
          </table:table-cell>
          <table:table-cell table:style-name="ce4" table:formula="of:=[$redistribution_low.G25]" office:value-type="float" office:value="11.3072241355524" calcext:value-type="float">
            <text:p>11.3072241355524</text:p>
          </table:table-cell>
          <table:table-cell table:style-name="ce4" table:formula="of:=[$redistribution_low.H25]" office:value-type="float" office:value="8.1437184065904" calcext:value-type="float">
            <text:p>8.1437184065904</text:p>
          </table:table-cell>
          <table:table-cell table:style-name="ce4" table:formula="of:=[$redistribution_low.I25]" office:value-type="float" office:value="8.78872576340957" calcext:value-type="float">
            <text:p>8.78872576340957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34739091552477" calcext:value-type="float">
            <text:p>6.34739091552477</text:p>
          </table:table-cell>
          <table:table-cell table:style-name="ce4" table:formula="of:=[$Redistribution_high.G26]" office:value-type="float" office:value="11.1809179355453" calcext:value-type="float">
            <text:p>11.1809179355453</text:p>
          </table:table-cell>
          <table:table-cell table:style-name="ce4" table:formula="of:=[$Redistribution_high.H26]" office:value-type="float" office:value="7.95682951318675" calcext:value-type="float">
            <text:p>7.95682951318675</text:p>
          </table:table-cell>
          <table:table-cell table:style-name="ce4" table:formula="of:=[$Redistribution_high.I26]" office:value-type="float" office:value="8.51529126979831" calcext:value-type="float">
            <text:p>8.51529126979831</text:p>
          </table:table-cell>
          <table:table-cell table:style-name="ce4"/>
          <table:table-cell/>
          <table:table-cell table:style-name="ce4" table:formula="of:=[$Redistribution_central.F26]" office:value-type="float" office:value="6.82513816437695" calcext:value-type="float">
            <text:p>6.82513816437695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83427184471166" calcext:value-type="float">
            <text:p>8.83427184471166</text:p>
          </table:table-cell>
          <table:table-cell table:style-name="ce4" table:formula="of:=[$Redistribution_central.I26]" office:value-type="float" office:value="8.87071636418804" calcext:value-type="float">
            <text:p>8.87071636418804</text:p>
          </table:table-cell>
          <table:table-cell table:style-name="ce4"/>
          <table:table-cell/>
          <table:table-cell table:style-name="ce4" table:formula="of:=[$redistribution_low.F26]" office:value-type="float" office:value="6.35842319551394" calcext:value-type="float">
            <text:p>6.35842319551394</text:p>
          </table:table-cell>
          <table:table-cell table:style-name="ce4" table:formula="of:=[$redistribution_low.G26]" office:value-type="float" office:value="11.1832085865312" calcext:value-type="float">
            <text:p>11.1832085865312</text:p>
          </table:table-cell>
          <table:table-cell table:style-name="ce4" table:formula="of:=[$redistribution_low.H26]" office:value-type="float" office:value="7.90471898989749" calcext:value-type="float">
            <text:p>7.90471898989749</text:p>
          </table:table-cell>
          <table:table-cell table:style-name="ce4" table:formula="of:=[$redistribution_low.I26]" office:value-type="float" office:value="8.5666728577173" calcext:value-type="float">
            <text:p>8.5666728577173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65609806318265" calcext:value-type="float">
            <text:p>6.65609806318265</text:p>
          </table:table-cell>
          <table:table-cell table:style-name="ce4" table:formula="of:=[$Redistribution_high.G27]" office:value-type="float" office:value="10.9581711519194" calcext:value-type="float">
            <text:p>10.9581711519194</text:p>
          </table:table-cell>
          <table:table-cell table:style-name="ce4" table:formula="of:=[$Redistribution_high.H27]" office:value-type="float" office:value="8.15790409096022" calcext:value-type="float">
            <text:p>8.15790409096022</text:p>
          </table:table-cell>
          <table:table-cell table:style-name="ce4" table:formula="of:=[$Redistribution_high.I27]" office:value-type="float" office:value="8.80677730421674" calcext:value-type="float">
            <text:p>8.80677730421674</text:p>
          </table:table-cell>
          <table:table-cell table:style-name="ce4"/>
          <table:table-cell/>
          <table:table-cell table:style-name="ce4" table:formula="of:=[$Redistribution_central.F27]" office:value-type="float" office:value="6.8293399446676" calcext:value-type="float">
            <text:p>6.8293399446676</text:p>
          </table:table-cell>
          <table:table-cell table:style-name="ce4" table:formula="of:=[$Redistribution_central.G27]" office:value-type="float" office:value="11.4954311425813" calcext:value-type="float">
            <text:p>11.4954311425813</text:p>
          </table:table-cell>
          <table:table-cell table:style-name="ce4" table:formula="of:=[$Redistribution_central.H27]" office:value-type="float" office:value="8.60436938810538" calcext:value-type="float">
            <text:p>8.60436938810538</text:p>
          </table:table-cell>
          <table:table-cell table:style-name="ce4" table:formula="of:=[$Redistribution_central.I27]" office:value-type="float" office:value="8.82858004177507" calcext:value-type="float">
            <text:p>8.82858004177507</text:p>
          </table:table-cell>
          <table:table-cell table:style-name="ce4"/>
          <table:table-cell/>
          <table:table-cell table:style-name="ce4" table:formula="of:=[$redistribution_low.F27]" office:value-type="float" office:value="6.60349156708734" calcext:value-type="float">
            <text:p>6.60349156708734</text:p>
          </table:table-cell>
          <table:table-cell table:style-name="ce4" table:formula="of:=[$redistribution_low.G27]" office:value-type="float" office:value="10.8806567008133" calcext:value-type="float">
            <text:p>10.8806567008133</text:p>
          </table:table-cell>
          <table:table-cell table:style-name="ce4" table:formula="of:=[$redistribution_low.H27]" office:value-type="float" office:value="7.97312315231632" calcext:value-type="float">
            <text:p>7.97312315231632</text:p>
          </table:table-cell>
          <table:table-cell table:style-name="ce4" table:formula="of:=[$redistribution_low.I27]" office:value-type="float" office:value="8.7563948162772" calcext:value-type="float">
            <text:p>8.7563948162772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2540811295775" calcext:value-type="float">
            <text:p>6.52540811295775</text:p>
          </table:table-cell>
          <table:table-cell table:style-name="ce4" table:formula="of:=[$Redistribution_high.G28]" office:value-type="float" office:value="11.5713870029845" calcext:value-type="float">
            <text:p>11.5713870029845</text:p>
          </table:table-cell>
          <table:table-cell table:style-name="ce4" table:formula="of:=[$Redistribution_high.H28]" office:value-type="float" office:value="8.06275127597964" calcext:value-type="float">
            <text:p>8.06275127597964</text:p>
          </table:table-cell>
          <table:table-cell table:style-name="ce4" table:formula="of:=[$Redistribution_high.I28]" office:value-type="float" office:value="9.02364734040809" calcext:value-type="float">
            <text:p>9.02364734040809</text:p>
          </table:table-cell>
          <table:table-cell table:style-name="ce4"/>
          <table:table-cell/>
          <table:table-cell table:style-name="ce4" table:formula="of:=[$Redistribution_central.F28]" office:value-type="float" office:value="6.5912464055729" calcext:value-type="float">
            <text:p>6.5912464055729</text:p>
          </table:table-cell>
          <table:table-cell table:style-name="ce4" table:formula="of:=[$Redistribution_central.G28]" office:value-type="float" office:value="11.1829855220578" calcext:value-type="float">
            <text:p>11.1829855220578</text:p>
          </table:table-cell>
          <table:table-cell table:style-name="ce4" table:formula="of:=[$Redistribution_central.H28]" office:value-type="float" office:value="7.97772635105627" calcext:value-type="float">
            <text:p>7.97772635105627</text:p>
          </table:table-cell>
          <table:table-cell table:style-name="ce4" table:formula="of:=[$Redistribution_central.I28]" office:value-type="float" office:value="9.03887071501329" calcext:value-type="float">
            <text:p>9.03887071501329</text:p>
          </table:table-cell>
          <table:table-cell table:style-name="ce4"/>
          <table:table-cell/>
          <table:table-cell table:style-name="ce4" table:formula="of:=[$redistribution_low.F28]" office:value-type="float" office:value="6.51091832664313" calcext:value-type="float">
            <text:p>6.51091832664313</text:p>
          </table:table-cell>
          <table:table-cell table:style-name="ce4" table:formula="of:=[$redistribution_low.G28]" office:value-type="float" office:value="11.5909557350662" calcext:value-type="float">
            <text:p>11.5909557350662</text:p>
          </table:table-cell>
          <table:table-cell table:style-name="ce4" table:formula="of:=[$redistribution_low.H28]" office:value-type="float" office:value="8.04928408450401" calcext:value-type="float">
            <text:p>8.04928408450401</text:p>
          </table:table-cell>
          <table:table-cell table:style-name="ce4" table:formula="of:=[$redistribution_low.I28]" office:value-type="float" office:value="9.08793744542175" calcext:value-type="float">
            <text:p>9.08793744542175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6.75576319201566" calcext:value-type="float">
            <text:p>6.75576319201566</text:p>
          </table:table-cell>
          <table:table-cell table:style-name="ce4" table:formula="of:=[$Redistribution_high.G29]" office:value-type="float" office:value="11.1691353639415" calcext:value-type="float">
            <text:p>11.1691353639415</text:p>
          </table:table-cell>
          <table:table-cell table:style-name="ce4" table:formula="of:=[$Redistribution_high.H29]" office:value-type="float" office:value="8.59829484722361" calcext:value-type="float">
            <text:p>8.59829484722361</text:p>
          </table:table-cell>
          <table:table-cell table:style-name="ce4" table:formula="of:=[$Redistribution_high.I29]" office:value-type="float" office:value="8.75111772167854" calcext:value-type="float">
            <text:p>8.75111772167854</text:p>
          </table:table-cell>
          <table:table-cell table:style-name="ce4"/>
          <table:table-cell/>
          <table:table-cell table:style-name="ce4" table:formula="of:=[$Redistribution_central.F29]" office:value-type="float" office:value="7.1246964454537" calcext:value-type="float">
            <text:p>7.1246964454537</text:p>
          </table:table-cell>
          <table:table-cell table:style-name="ce4" table:formula="of:=[$Redistribution_central.G29]" office:value-type="float" office:value="11.671349407136" calcext:value-type="float">
            <text:p>11.671349407136</text:p>
          </table:table-cell>
          <table:table-cell table:style-name="ce4" table:formula="of:=[$Redistribution_central.H29]" office:value-type="float" office:value="8.60586543632662" calcext:value-type="float">
            <text:p>8.60586543632662</text:p>
          </table:table-cell>
          <table:table-cell table:style-name="ce4" table:formula="of:=[$Redistribution_central.I29]" office:value-type="float" office:value="9.2422742033048" calcext:value-type="float">
            <text:p>9.2422742033048</text:p>
          </table:table-cell>
          <table:table-cell table:style-name="ce4"/>
          <table:table-cell/>
          <table:table-cell table:style-name="ce4" table:formula="of:=[$redistribution_low.F29]" office:value-type="float" office:value="6.70790133450245" calcext:value-type="float">
            <text:p>6.70790133450245</text:p>
          </table:table-cell>
          <table:table-cell table:style-name="ce4" table:formula="of:=[$redistribution_low.G29]" office:value-type="float" office:value="11.2309080259656" calcext:value-type="float">
            <text:p>11.2309080259656</text:p>
          </table:table-cell>
          <table:table-cell table:style-name="ce4" table:formula="of:=[$redistribution_low.H29]" office:value-type="float" office:value="8.4396514763199" calcext:value-type="float">
            <text:p>8.4396514763199</text:p>
          </table:table-cell>
          <table:table-cell table:style-name="ce4" table:formula="of:=[$redistribution_low.I29]" office:value-type="float" office:value="8.88841298061474" calcext:value-type="float">
            <text:p>8.88841298061474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24606047987397" calcext:value-type="float">
            <text:p>6.24606047987397</text:p>
          </table:table-cell>
          <table:table-cell table:style-name="ce4" table:formula="of:=[$Redistribution_high.G30]" office:value-type="float" office:value="11.5039576107037" calcext:value-type="float">
            <text:p>11.5039576107037</text:p>
          </table:table-cell>
          <table:table-cell table:style-name="ce4" table:formula="of:=[$Redistribution_high.H30]" office:value-type="float" office:value="8.33077964622848" calcext:value-type="float">
            <text:p>8.33077964622848</text:p>
          </table:table-cell>
          <table:table-cell table:style-name="ce4" table:formula="of:=[$Redistribution_high.I30]" office:value-type="float" office:value="8.27309322405582" calcext:value-type="float">
            <text:p>8.27309322405582</text:p>
          </table:table-cell>
          <table:table-cell table:style-name="ce4"/>
          <table:table-cell/>
          <table:table-cell table:style-name="ce4" table:formula="of:=[$Redistribution_central.F30]" office:value-type="float" office:value="6.63973559141862" calcext:value-type="float">
            <text:p>6.63973559141862</text:p>
          </table:table-cell>
          <table:table-cell table:style-name="ce4" table:formula="of:=[$Redistribution_central.G30]" office:value-type="float" office:value="11.6100011635972" calcext:value-type="float">
            <text:p>11.6100011635972</text:p>
          </table:table-cell>
          <table:table-cell table:style-name="ce4" table:formula="of:=[$Redistribution_central.H30]" office:value-type="float" office:value="8.54125892623599" calcext:value-type="float">
            <text:p>8.54125892623599</text:p>
          </table:table-cell>
          <table:table-cell table:style-name="ce4" table:formula="of:=[$Redistribution_central.I30]" office:value-type="float" office:value="8.98002511057149" calcext:value-type="float">
            <text:p>8.98002511057149</text:p>
          </table:table-cell>
          <table:table-cell table:style-name="ce4"/>
          <table:table-cell/>
          <table:table-cell table:style-name="ce4" table:formula="of:=[$redistribution_low.F30]" office:value-type="float" office:value="6.10811504175" calcext:value-type="float">
            <text:p>6.10811504175</text:p>
          </table:table-cell>
          <table:table-cell table:style-name="ce4" table:formula="of:=[$redistribution_low.G30]" office:value-type="float" office:value="11.4661740853749" calcext:value-type="float">
            <text:p>11.4661740853749</text:p>
          </table:table-cell>
          <table:table-cell table:style-name="ce4" table:formula="of:=[$redistribution_low.H30]" office:value-type="float" office:value="8.02450671816967" calcext:value-type="float">
            <text:p>8.02450671816967</text:p>
          </table:table-cell>
          <table:table-cell table:style-name="ce4" table:formula="of:=[$redistribution_low.I30]" office:value-type="float" office:value="8.42283706792765" calcext:value-type="float">
            <text:p>8.42283706792765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6.45651276982849" calcext:value-type="float">
            <text:p>6.45651276982849</text:p>
          </table:table-cell>
          <table:table-cell table:style-name="ce4" table:formula="of:=[$Redistribution_high.G31]" office:value-type="float" office:value="11.3543948265539" calcext:value-type="float">
            <text:p>11.3543948265539</text:p>
          </table:table-cell>
          <table:table-cell table:style-name="ce4" table:formula="of:=[$Redistribution_high.H31]" office:value-type="float" office:value="8.19316102981051" calcext:value-type="float">
            <text:p>8.19316102981051</text:p>
          </table:table-cell>
          <table:table-cell table:style-name="ce4" table:formula="of:=[$Redistribution_high.I31]" office:value-type="float" office:value="9.05541304555267" calcext:value-type="float">
            <text:p>9.05541304555267</text:p>
          </table:table-cell>
          <table:table-cell table:style-name="ce4"/>
          <table:table-cell/>
          <table:table-cell table:style-name="ce4" table:formula="of:=[$Redistribution_central.F31]" office:value-type="float" office:value="6.89510163290909" calcext:value-type="float">
            <text:p>6.89510163290909</text:p>
          </table:table-cell>
          <table:table-cell table:style-name="ce4" table:formula="of:=[$Redistribution_central.G31]" office:value-type="float" office:value="11.3638048994021" calcext:value-type="float">
            <text:p>11.3638048994021</text:p>
          </table:table-cell>
          <table:table-cell table:style-name="ce4" table:formula="of:=[$Redistribution_central.H31]" office:value-type="float" office:value="8.42042982188261" calcext:value-type="float">
            <text:p>8.42042982188261</text:p>
          </table:table-cell>
          <table:table-cell table:style-name="ce4" table:formula="of:=[$Redistribution_central.I31]" office:value-type="float" office:value="9.21060933523137" calcext:value-type="float">
            <text:p>9.21060933523137</text:p>
          </table:table-cell>
          <table:table-cell table:style-name="ce4"/>
          <table:table-cell/>
          <table:table-cell table:style-name="ce4" table:formula="of:=[$redistribution_low.F31]" office:value-type="float" office:value="6.47204824020898" calcext:value-type="float">
            <text:p>6.47204824020898</text:p>
          </table:table-cell>
          <table:table-cell table:style-name="ce4" table:formula="of:=[$redistribution_low.G31]" office:value-type="float" office:value="11.3141188643825" calcext:value-type="float">
            <text:p>11.3141188643825</text:p>
          </table:table-cell>
          <table:table-cell table:style-name="ce4" table:formula="of:=[$redistribution_low.H31]" office:value-type="float" office:value="8.19247437077909" calcext:value-type="float">
            <text:p>8.19247437077909</text:p>
          </table:table-cell>
          <table:table-cell table:style-name="ce4" table:formula="of:=[$redistribution_low.I31]" office:value-type="float" office:value="8.92730977376699" calcext:value-type="float">
            <text:p>8.92730977376699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53773053210761" calcext:value-type="float">
            <text:p>6.53773053210761</text:p>
          </table:table-cell>
          <table:table-cell table:style-name="ce4" table:formula="of:=[$Redistribution_high.G32]" office:value-type="float" office:value="11.6427775500896" calcext:value-type="float">
            <text:p>11.6427775500896</text:p>
          </table:table-cell>
          <table:table-cell table:style-name="ce4" table:formula="of:=[$Redistribution_high.H32]" office:value-type="float" office:value="8.09504118073421" calcext:value-type="float">
            <text:p>8.09504118073421</text:p>
          </table:table-cell>
          <table:table-cell table:style-name="ce4" table:formula="of:=[$Redistribution_high.I32]" office:value-type="float" office:value="9.0499098553115" calcext:value-type="float">
            <text:p>9.0499098553115</text:p>
          </table:table-cell>
          <table:table-cell table:style-name="ce4"/>
          <table:table-cell/>
          <table:table-cell table:style-name="ce4" table:formula="of:=[$Redistribution_central.F32]" office:value-type="float" office:value="6.58837562179222" calcext:value-type="float">
            <text:p>6.58837562179222</text:p>
          </table:table-cell>
          <table:table-cell table:style-name="ce4" table:formula="of:=[$Redistribution_central.G32]" office:value-type="float" office:value="11.9540619930354" calcext:value-type="float">
            <text:p>11.9540619930354</text:p>
          </table:table-cell>
          <table:table-cell table:style-name="ce4" table:formula="of:=[$Redistribution_central.H32]" office:value-type="float" office:value="8.2990005564489" calcext:value-type="float">
            <text:p>8.2990005564489</text:p>
          </table:table-cell>
          <table:table-cell table:style-name="ce4" table:formula="of:=[$Redistribution_central.I32]" office:value-type="float" office:value="9.28666258276519" calcext:value-type="float">
            <text:p>9.28666258276519</text:p>
          </table:table-cell>
          <table:table-cell table:style-name="ce4"/>
          <table:table-cell/>
          <table:table-cell table:style-name="ce4" table:formula="of:=[$redistribution_low.F32]" office:value-type="float" office:value="6.48158104074051" calcext:value-type="float">
            <text:p>6.48158104074051</text:p>
          </table:table-cell>
          <table:table-cell table:style-name="ce4" table:formula="of:=[$redistribution_low.G32]" office:value-type="float" office:value="11.7599250623541" calcext:value-type="float">
            <text:p>11.7599250623541</text:p>
          </table:table-cell>
          <table:table-cell table:style-name="ce4" table:formula="of:=[$redistribution_low.H32]" office:value-type="float" office:value="7.8113551098645" calcext:value-type="float">
            <text:p>7.8113551098645</text:p>
          </table:table-cell>
          <table:table-cell table:style-name="ce4" table:formula="of:=[$redistribution_low.I32]" office:value-type="float" office:value="9.18797084607864" calcext:value-type="float">
            <text:p>9.18797084607864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7683237537897" calcext:value-type="float">
            <text:p>6.7683237537897</text:p>
          </table:table-cell>
          <table:table-cell table:style-name="ce4" table:formula="of:=[$Redistribution_high.G33]" office:value-type="float" office:value="12.0171411628307" calcext:value-type="float">
            <text:p>12.0171411628307</text:p>
          </table:table-cell>
          <table:table-cell table:style-name="ce4" table:formula="of:=[$Redistribution_high.H33]" office:value-type="float" office:value="8.3879293934484" calcext:value-type="float">
            <text:p>8.3879293934484</text:p>
          </table:table-cell>
          <table:table-cell table:style-name="ce4" table:formula="of:=[$Redistribution_high.I33]" office:value-type="float" office:value="9.11927384981146" calcext:value-type="float">
            <text:p>9.11927384981146</text:p>
          </table:table-cell>
          <table:table-cell table:style-name="ce4"/>
          <table:table-cell/>
          <table:table-cell table:style-name="ce4" table:formula="of:=[$Redistribution_central.F33]" office:value-type="float" office:value="6.91114092336394" calcext:value-type="float">
            <text:p>6.91114092336394</text:p>
          </table:table-cell>
          <table:table-cell table:style-name="ce4" table:formula="of:=[$Redistribution_central.G33]" office:value-type="float" office:value="11.6777657572276" calcext:value-type="float">
            <text:p>11.6777657572276</text:p>
          </table:table-cell>
          <table:table-cell table:style-name="ce4" table:formula="of:=[$Redistribution_central.H33]" office:value-type="float" office:value="8.24638033882972" calcext:value-type="float">
            <text:p>8.24638033882972</text:p>
          </table:table-cell>
          <table:table-cell table:style-name="ce4" table:formula="of:=[$Redistribution_central.I33]" office:value-type="float" office:value="8.839830596433" calcext:value-type="float">
            <text:p>8.839830596433</text:p>
          </table:table-cell>
          <table:table-cell table:style-name="ce4"/>
          <table:table-cell/>
          <table:table-cell table:style-name="ce4" table:formula="of:=[$redistribution_low.F33]" office:value-type="float" office:value="6.6979777314688" calcext:value-type="float">
            <text:p>6.6979777314688</text:p>
          </table:table-cell>
          <table:table-cell table:style-name="ce4" table:formula="of:=[$redistribution_low.G33]" office:value-type="float" office:value="11.4173551345002" calcext:value-type="float">
            <text:p>11.4173551345002</text:p>
          </table:table-cell>
          <table:table-cell table:style-name="ce4" table:formula="of:=[$redistribution_low.H33]" office:value-type="float" office:value="8.21441337418842" calcext:value-type="float">
            <text:p>8.21441337418842</text:p>
          </table:table-cell>
          <table:table-cell table:style-name="ce4" table:formula="of:=[$redistribution_low.I33]" office:value-type="float" office:value="8.47406507515773" calcext:value-type="float">
            <text:p>8.47406507515773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38440311441108" calcext:value-type="float">
            <text:p>6.38440311441108</text:p>
          </table:table-cell>
          <table:table-cell table:style-name="ce4" table:formula="of:=[$Redistribution_high.G34]" office:value-type="float" office:value="11.966041157268" calcext:value-type="float">
            <text:p>11.966041157268</text:p>
          </table:table-cell>
          <table:table-cell table:style-name="ce4" table:formula="of:=[$Redistribution_high.H34]" office:value-type="float" office:value="8.55848483362785" calcext:value-type="float">
            <text:p>8.55848483362785</text:p>
          </table:table-cell>
          <table:table-cell table:style-name="ce4" table:formula="of:=[$Redistribution_high.I34]" office:value-type="float" office:value="8.78753128838468" calcext:value-type="float">
            <text:p>8.78753128838468</text:p>
          </table:table-cell>
          <table:table-cell table:style-name="ce4"/>
          <table:table-cell/>
          <table:table-cell table:style-name="ce4" table:formula="of:=[$Redistribution_central.F34]" office:value-type="float" office:value="6.63825193372676" calcext:value-type="float">
            <text:p>6.63825193372676</text:p>
          </table:table-cell>
          <table:table-cell table:style-name="ce4" table:formula="of:=[$Redistribution_central.G34]" office:value-type="float" office:value="12.0996011056027" calcext:value-type="float">
            <text:p>12.0996011056027</text:p>
          </table:table-cell>
          <table:table-cell table:style-name="ce4" table:formula="of:=[$Redistribution_central.H34]" office:value-type="float" office:value="8.30145193007069" calcext:value-type="float">
            <text:p>8.30145193007069</text:p>
          </table:table-cell>
          <table:table-cell table:style-name="ce4" table:formula="of:=[$Redistribution_central.I34]" office:value-type="float" office:value="9.32745063821163" calcext:value-type="float">
            <text:p>9.32745063821163</text:p>
          </table:table-cell>
          <table:table-cell table:style-name="ce4"/>
          <table:table-cell/>
          <table:table-cell table:style-name="ce4" table:formula="of:=[$redistribution_low.F34]" office:value-type="float" office:value="6.56746974316122" calcext:value-type="float">
            <text:p>6.56746974316122</text:p>
          </table:table-cell>
          <table:table-cell table:style-name="ce4" table:formula="of:=[$redistribution_low.G34]" office:value-type="float" office:value="11.6733701642587" calcext:value-type="float">
            <text:p>11.6733701642587</text:p>
          </table:table-cell>
          <table:table-cell table:style-name="ce4" table:formula="of:=[$redistribution_low.H34]" office:value-type="float" office:value="8.41671501892443" calcext:value-type="float">
            <text:p>8.41671501892443</text:p>
          </table:table-cell>
          <table:table-cell table:style-name="ce4" table:formula="of:=[$redistribution_low.I34]" office:value-type="float" office:value="8.91265067496413" calcext:value-type="float">
            <text:p>8.91265067496413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6.723266083573" calcext:value-type="float">
            <text:p>6.723266083573</text:p>
          </table:table-cell>
          <table:table-cell table:style-name="ce4" table:formula="of:=[$Redistribution_high.G35]" office:value-type="float" office:value="11.5083946105765" calcext:value-type="float">
            <text:p>11.5083946105765</text:p>
          </table:table-cell>
          <table:table-cell table:style-name="ce4" table:formula="of:=[$Redistribution_high.H35]" office:value-type="float" office:value="8.44066974325186" calcext:value-type="float">
            <text:p>8.44066974325186</text:p>
          </table:table-cell>
          <table:table-cell table:style-name="ce4" table:formula="of:=[$Redistribution_high.I35]" office:value-type="float" office:value="8.7421660509022" calcext:value-type="float">
            <text:p>8.7421660509022</text:p>
          </table:table-cell>
          <table:table-cell table:style-name="ce4"/>
          <table:table-cell/>
          <table:table-cell table:style-name="ce4" table:formula="of:=[$Redistribution_central.F35]" office:value-type="float" office:value="7.04135148565184" calcext:value-type="float">
            <text:p>7.04135148565184</text:p>
          </table:table-cell>
          <table:table-cell table:style-name="ce4" table:formula="of:=[$Redistribution_central.G35]" office:value-type="float" office:value="12.3299396469408" calcext:value-type="float">
            <text:p>12.3299396469408</text:p>
          </table:table-cell>
          <table:table-cell table:style-name="ce4" table:formula="of:=[$Redistribution_central.H35]" office:value-type="float" office:value="8.8775473043271" calcext:value-type="float">
            <text:p>8.8775473043271</text:p>
          </table:table-cell>
          <table:table-cell table:style-name="ce4" table:formula="of:=[$Redistribution_central.I35]" office:value-type="float" office:value="9.68880562297049" calcext:value-type="float">
            <text:p>9.68880562297049</text:p>
          </table:table-cell>
          <table:table-cell table:style-name="ce4"/>
          <table:table-cell/>
          <table:table-cell table:style-name="ce4" table:formula="of:=[$redistribution_low.F35]" office:value-type="float" office:value="6.74375180211294" calcext:value-type="float">
            <text:p>6.74375180211294</text:p>
          </table:table-cell>
          <table:table-cell table:style-name="ce4" table:formula="of:=[$redistribution_low.G35]" office:value-type="float" office:value="11.4576466642598" calcext:value-type="float">
            <text:p>11.4576466642598</text:p>
          </table:table-cell>
          <table:table-cell table:style-name="ce4" table:formula="of:=[$redistribution_low.H35]" office:value-type="float" office:value="8.47195704266154" calcext:value-type="float">
            <text:p>8.47195704266154</text:p>
          </table:table-cell>
          <table:table-cell table:style-name="ce4" table:formula="of:=[$redistribution_low.I35]" office:value-type="float" office:value="8.73533599130564" calcext:value-type="float">
            <text:p>8.73533599130564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3213840955249" calcext:value-type="float">
            <text:p>6.3213840955249</text:p>
          </table:table-cell>
          <table:table-cell table:style-name="ce4" table:formula="of:=[$Redistribution_high.G36]" office:value-type="float" office:value="11.0855216910062" calcext:value-type="float">
            <text:p>11.0855216910062</text:p>
          </table:table-cell>
          <table:table-cell table:style-name="ce4" table:formula="of:=[$Redistribution_high.H36]" office:value-type="float" office:value="8.09369550018838" calcext:value-type="float">
            <text:p>8.09369550018838</text:p>
          </table:table-cell>
          <table:table-cell table:style-name="ce4" table:formula="of:=[$Redistribution_high.I36]" office:value-type="float" office:value="8.83013227060127" calcext:value-type="float">
            <text:p>8.83013227060127</text:p>
          </table:table-cell>
          <table:table-cell table:style-name="ce4"/>
          <table:table-cell/>
          <table:table-cell table:style-name="ce4" table:formula="of:=[$Redistribution_central.F36]" office:value-type="float" office:value="6.97089909452768" calcext:value-type="float">
            <text:p>6.97089909452768</text:p>
          </table:table-cell>
          <table:table-cell table:style-name="ce4" table:formula="of:=[$Redistribution_central.G36]" office:value-type="float" office:value="12.1633934146363" calcext:value-type="float">
            <text:p>12.1633934146363</text:p>
          </table:table-cell>
          <table:table-cell table:style-name="ce4" table:formula="of:=[$Redistribution_central.H36]" office:value-type="float" office:value="8.47732222478716" calcext:value-type="float">
            <text:p>8.47732222478716</text:p>
          </table:table-cell>
          <table:table-cell table:style-name="ce4" table:formula="of:=[$Redistribution_central.I36]" office:value-type="float" office:value="9.59117333230168" calcext:value-type="float">
            <text:p>9.59117333230168</text:p>
          </table:table-cell>
          <table:table-cell table:style-name="ce4"/>
          <table:table-cell/>
          <table:table-cell table:style-name="ce4" table:formula="of:=[$redistribution_low.F36]" office:value-type="float" office:value="7.02853066964202" calcext:value-type="float">
            <text:p>7.02853066964202</text:p>
          </table:table-cell>
          <table:table-cell table:style-name="ce4" table:formula="of:=[$redistribution_low.G36]" office:value-type="float" office:value="12.1384547791406" calcext:value-type="float">
            <text:p>12.1384547791406</text:p>
          </table:table-cell>
          <table:table-cell table:style-name="ce4" table:formula="of:=[$redistribution_low.H36]" office:value-type="float" office:value="8.5598423705162" calcext:value-type="float">
            <text:p>8.5598423705162</text:p>
          </table:table-cell>
          <table:table-cell table:style-name="ce4" table:formula="of:=[$redistribution_low.I36]" office:value-type="float" office:value="9.3198082672603" calcext:value-type="float">
            <text:p>9.3198082672603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60938199566238" calcext:value-type="float">
            <text:p>6.60938199566238</text:p>
          </table:table-cell>
          <table:table-cell table:style-name="ce4" table:formula="of:=[$Redistribution_high.G37]" office:value-type="float" office:value="10.7224520534421" calcext:value-type="float">
            <text:p>10.7224520534421</text:p>
          </table:table-cell>
          <table:table-cell table:style-name="ce4" table:formula="of:=[$Redistribution_high.H37]" office:value-type="float" office:value="8.13019208062916" calcext:value-type="float">
            <text:p>8.13019208062916</text:p>
          </table:table-cell>
          <table:table-cell table:style-name="ce4" table:formula="of:=[$Redistribution_high.I37]" office:value-type="float" office:value="8.6814064192837" calcext:value-type="float">
            <text:p>8.6814064192837</text:p>
          </table:table-cell>
          <table:table-cell table:style-name="ce4"/>
          <table:table-cell/>
          <table:table-cell table:style-name="ce4" table:formula="of:=[$Redistribution_central.F37]" office:value-type="float" office:value="6.9403813423877" calcext:value-type="float">
            <text:p>6.9403813423877</text:p>
          </table:table-cell>
          <table:table-cell table:style-name="ce4" table:formula="of:=[$Redistribution_central.G37]" office:value-type="float" office:value="11.9722289937578" calcext:value-type="float">
            <text:p>11.9722289937578</text:p>
          </table:table-cell>
          <table:table-cell table:style-name="ce4" table:formula="of:=[$Redistribution_central.H37]" office:value-type="float" office:value="8.38846222131169" calcext:value-type="float">
            <text:p>8.38846222131169</text:p>
          </table:table-cell>
          <table:table-cell table:style-name="ce4" table:formula="of:=[$Redistribution_central.I37]" office:value-type="float" office:value="9.64756804441485" calcext:value-type="float">
            <text:p>9.64756804441485</text:p>
          </table:table-cell>
          <table:table-cell table:style-name="ce4"/>
          <table:table-cell/>
          <table:table-cell table:style-name="ce4" table:formula="of:=[$redistribution_low.F37]" office:value-type="float" office:value="7.08671159253391" calcext:value-type="float">
            <text:p>7.08671159253391</text:p>
          </table:table-cell>
          <table:table-cell table:style-name="ce4" table:formula="of:=[$redistribution_low.G37]" office:value-type="float" office:value="12.3637859143513" calcext:value-type="float">
            <text:p>12.3637859143513</text:p>
          </table:table-cell>
          <table:table-cell table:style-name="ce4" table:formula="of:=[$redistribution_low.H37]" office:value-type="float" office:value="8.76917454791624" calcext:value-type="float">
            <text:p>8.76917454791624</text:p>
          </table:table-cell>
          <table:table-cell table:style-name="ce4" table:formula="of:=[$redistribution_low.I37]" office:value-type="float" office:value="9.40875689883092" calcext:value-type="float">
            <text:p>9.40875689883092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24910013287689" calcext:value-type="float">
            <text:p>6.24910013287689</text:p>
          </table:table-cell>
          <table:table-cell table:style-name="ce4" table:formula="of:=[$Redistribution_high.G38]" office:value-type="float" office:value="10.5594707125939" calcext:value-type="float">
            <text:p>10.5594707125939</text:p>
          </table:table-cell>
          <table:table-cell table:style-name="ce4" table:formula="of:=[$Redistribution_high.H38]" office:value-type="float" office:value="8.10110122325197" calcext:value-type="float">
            <text:p>8.10110122325197</text:p>
          </table:table-cell>
          <table:table-cell table:style-name="ce4" table:formula="of:=[$Redistribution_high.I38]" office:value-type="float" office:value="8.31929375320796" calcext:value-type="float">
            <text:p>8.31929375320796</text:p>
          </table:table-cell>
          <table:table-cell table:style-name="ce4"/>
          <table:table-cell/>
          <table:table-cell table:style-name="ce4" table:formula="of:=[$Redistribution_central.F38]" office:value-type="float" office:value="6.73392133412691" calcext:value-type="float">
            <text:p>6.73392133412691</text:p>
          </table:table-cell>
          <table:table-cell table:style-name="ce4" table:formula="of:=[$Redistribution_central.G38]" office:value-type="float" office:value="11.3748882700877" calcext:value-type="float">
            <text:p>11.3748882700877</text:p>
          </table:table-cell>
          <table:table-cell table:style-name="ce4" table:formula="of:=[$Redistribution_central.H38]" office:value-type="float" office:value="8.71472359679801" calcext:value-type="float">
            <text:p>8.71472359679801</text:p>
          </table:table-cell>
          <table:table-cell table:style-name="ce4" table:formula="of:=[$Redistribution_central.I38]" office:value-type="float" office:value="8.99574085954211" calcext:value-type="float">
            <text:p>8.99574085954211</text:p>
          </table:table-cell>
          <table:table-cell table:style-name="ce4"/>
          <table:table-cell/>
          <table:table-cell table:style-name="ce4" table:formula="of:=[$redistribution_low.F38]" office:value-type="float" office:value="7.02096285286861" calcext:value-type="float">
            <text:p>7.02096285286861</text:p>
          </table:table-cell>
          <table:table-cell table:style-name="ce4" table:formula="of:=[$redistribution_low.G38]" office:value-type="float" office:value="12.4142810789238" calcext:value-type="float">
            <text:p>12.4142810789238</text:p>
          </table:table-cell>
          <table:table-cell table:style-name="ce4" table:formula="of:=[$redistribution_low.H38]" office:value-type="float" office:value="8.6899413446157" calcext:value-type="float">
            <text:p>8.6899413446157</text:p>
          </table:table-cell>
          <table:table-cell table:style-name="ce4" table:formula="of:=[$redistribution_low.I38]" office:value-type="float" office:value="9.29335929885252" calcext:value-type="float">
            <text:p>9.29335929885252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56307599769228" calcext:value-type="float">
            <text:p>6.56307599769228</text:p>
          </table:table-cell>
          <table:table-cell table:style-name="ce4" table:formula="of:=[$Redistribution_high.G39]" office:value-type="float" office:value="10.8691739111928" calcext:value-type="float">
            <text:p>10.8691739111928</text:p>
          </table:table-cell>
          <table:table-cell table:style-name="ce4" table:formula="of:=[$Redistribution_high.H39]" office:value-type="float" office:value="8.53131584254166" calcext:value-type="float">
            <text:p>8.53131584254166</text:p>
          </table:table-cell>
          <table:table-cell table:style-name="ce4" table:formula="of:=[$Redistribution_high.I39]" office:value-type="float" office:value="8.81828258114436" calcext:value-type="float">
            <text:p>8.81828258114436</text:p>
          </table:table-cell>
          <table:table-cell table:style-name="ce4"/>
          <table:table-cell/>
          <table:table-cell table:style-name="ce4" table:formula="of:=[$Redistribution_central.F39]" office:value-type="float" office:value="6.94879794022021" calcext:value-type="float">
            <text:p>6.94879794022021</text:p>
          </table:table-cell>
          <table:table-cell table:style-name="ce4" table:formula="of:=[$Redistribution_central.G39]" office:value-type="float" office:value="11.5075419574445" calcext:value-type="float">
            <text:p>11.5075419574445</text:p>
          </table:table-cell>
          <table:table-cell table:style-name="ce4" table:formula="of:=[$Redistribution_central.H39]" office:value-type="float" office:value="8.77919724319251" calcext:value-type="float">
            <text:p>8.77919724319251</text:p>
          </table:table-cell>
          <table:table-cell table:style-name="ce4" table:formula="of:=[$Redistribution_central.I39]" office:value-type="float" office:value="9.25419301396087" calcext:value-type="float">
            <text:p>9.25419301396087</text:p>
          </table:table-cell>
          <table:table-cell table:style-name="ce4"/>
          <table:table-cell/>
          <table:table-cell table:style-name="ce4" table:formula="of:=[$redistribution_low.F39]" office:value-type="float" office:value="7.17521327507499" calcext:value-type="float">
            <text:p>7.17521327507499</text:p>
          </table:table-cell>
          <table:table-cell table:style-name="ce4" table:formula="of:=[$redistribution_low.G39]" office:value-type="float" office:value="12.6755028245314" calcext:value-type="float">
            <text:p>12.6755028245314</text:p>
          </table:table-cell>
          <table:table-cell table:style-name="ce4" table:formula="of:=[$redistribution_low.H39]" office:value-type="float" office:value="8.82058635775836" calcext:value-type="float">
            <text:p>8.82058635775836</text:p>
          </table:table-cell>
          <table:table-cell table:style-name="ce4" table:formula="of:=[$redistribution_low.I39]" office:value-type="float" office:value="9.33092080061478" calcext:value-type="float">
            <text:p>9.33092080061478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49231821989985" calcext:value-type="float">
            <text:p>6.49231821989985</text:p>
          </table:table-cell>
          <table:table-cell table:style-name="ce4" table:formula="of:=[$Redistribution_high.G40]" office:value-type="float" office:value="10.629656662379" calcext:value-type="float">
            <text:p>10.629656662379</text:p>
          </table:table-cell>
          <table:table-cell table:style-name="ce4" table:formula="of:=[$Redistribution_high.H40]" office:value-type="float" office:value="8.08727559058984" calcext:value-type="float">
            <text:p>8.08727559058984</text:p>
          </table:table-cell>
          <table:table-cell table:style-name="ce4" table:formula="of:=[$Redistribution_high.I40]" office:value-type="float" office:value="8.96004552083868" calcext:value-type="float">
            <text:p>8.96004552083868</text:p>
          </table:table-cell>
          <table:table-cell table:style-name="ce4"/>
          <table:table-cell/>
          <table:table-cell table:style-name="ce4" table:formula="of:=[$Redistribution_central.F40]" office:value-type="float" office:value="6.64220592537194" calcext:value-type="float">
            <text:p>6.64220592537194</text:p>
          </table:table-cell>
          <table:table-cell table:style-name="ce4" table:formula="of:=[$Redistribution_central.G40]" office:value-type="float" office:value="10.523563296684" calcext:value-type="float">
            <text:p>10.523563296684</text:p>
          </table:table-cell>
          <table:table-cell table:style-name="ce4" table:formula="of:=[$Redistribution_central.H40]" office:value-type="float" office:value="8.15427764154843" calcext:value-type="float">
            <text:p>8.15427764154843</text:p>
          </table:table-cell>
          <table:table-cell table:style-name="ce4" table:formula="of:=[$Redistribution_central.I40]" office:value-type="float" office:value="8.87889276880564" calcext:value-type="float">
            <text:p>8.87889276880564</text:p>
          </table:table-cell>
          <table:table-cell table:style-name="ce4"/>
          <table:table-cell/>
          <table:table-cell table:style-name="ce4" table:formula="of:=[$redistribution_low.F40]" office:value-type="float" office:value="7.21452714117607" calcext:value-type="float">
            <text:p>7.21452714117607</text:p>
          </table:table-cell>
          <table:table-cell table:style-name="ce4" table:formula="of:=[$redistribution_low.G40]" office:value-type="float" office:value="12.3191797184499" calcext:value-type="float">
            <text:p>12.3191797184499</text:p>
          </table:table-cell>
          <table:table-cell table:style-name="ce4" table:formula="of:=[$redistribution_low.H40]" office:value-type="float" office:value="9.06653558830228" calcext:value-type="float">
            <text:p>9.06653558830228</text:p>
          </table:table-cell>
          <table:table-cell table:style-name="ce4" table:formula="of:=[$redistribution_low.I40]" office:value-type="float" office:value="9.50768405858136" calcext:value-type="float">
            <text:p>9.50768405858136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72143576636378" calcext:value-type="float">
            <text:p>6.72143576636378</text:p>
          </table:table-cell>
          <table:table-cell table:style-name="ce4" table:formula="of:=[$Redistribution_high.G41]" office:value-type="float" office:value="11.0303145471694" calcext:value-type="float">
            <text:p>11.0303145471694</text:p>
          </table:table-cell>
          <table:table-cell table:style-name="ce4" table:formula="of:=[$Redistribution_high.H41]" office:value-type="float" office:value="8.00733410155789" calcext:value-type="float">
            <text:p>8.00733410155789</text:p>
          </table:table-cell>
          <table:table-cell table:style-name="ce4" table:formula="of:=[$Redistribution_high.I41]" office:value-type="float" office:value="8.82034070554841" calcext:value-type="float">
            <text:p>8.82034070554841</text:p>
          </table:table-cell>
          <table:table-cell table:style-name="ce4"/>
          <table:table-cell/>
          <table:table-cell table:style-name="ce4" table:formula="of:=[$Redistribution_central.F41]" office:value-type="float" office:value="6.6315619064365" calcext:value-type="float">
            <text:p>6.6315619064365</text:p>
          </table:table-cell>
          <table:table-cell table:style-name="ce4" table:formula="of:=[$Redistribution_central.G41]" office:value-type="float" office:value="10.9921131846819" calcext:value-type="float">
            <text:p>10.9921131846819</text:p>
          </table:table-cell>
          <table:table-cell table:style-name="ce4" table:formula="of:=[$Redistribution_central.H41]" office:value-type="float" office:value="8.26115641880414" calcext:value-type="float">
            <text:p>8.26115641880414</text:p>
          </table:table-cell>
          <table:table-cell table:style-name="ce4" table:formula="of:=[$Redistribution_central.I41]" office:value-type="float" office:value="8.78251286442215" calcext:value-type="float">
            <text:p>8.78251286442215</text:p>
          </table:table-cell>
          <table:table-cell table:style-name="ce4"/>
          <table:table-cell/>
          <table:table-cell table:style-name="ce4" table:formula="of:=[$redistribution_low.F41]" office:value-type="float" office:value="6.85160068690896" calcext:value-type="float">
            <text:p>6.85160068690896</text:p>
          </table:table-cell>
          <table:table-cell table:style-name="ce4" table:formula="of:=[$redistribution_low.G41]" office:value-type="float" office:value="11.6583972473181" calcext:value-type="float">
            <text:p>11.6583972473181</text:p>
          </table:table-cell>
          <table:table-cell table:style-name="ce4" table:formula="of:=[$redistribution_low.H41]" office:value-type="float" office:value="8.49925350956517" calcext:value-type="float">
            <text:p>8.49925350956517</text:p>
          </table:table-cell>
          <table:table-cell table:style-name="ce4" table:formula="of:=[$redistribution_low.I41]" office:value-type="float" office:value="9.35619359607715" calcext:value-type="float">
            <text:p>9.35619359607715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34369187524639" calcext:value-type="float">
            <text:p>6.34369187524639</text:p>
          </table:table-cell>
          <table:table-cell table:style-name="ce4" table:formula="of:=[$Redistribution_high.G42]" office:value-type="float" office:value="10.9098952602124" calcext:value-type="float">
            <text:p>10.9098952602124</text:p>
          </table:table-cell>
          <table:table-cell table:style-name="ce4" table:formula="of:=[$Redistribution_high.H42]" office:value-type="float" office:value="7.93596752332332" calcext:value-type="float">
            <text:p>7.93596752332332</text:p>
          </table:table-cell>
          <table:table-cell table:style-name="ce4" table:formula="of:=[$Redistribution_high.I42]" office:value-type="float" office:value="8.25017037827065" calcext:value-type="float">
            <text:p>8.25017037827065</text:p>
          </table:table-cell>
          <table:table-cell table:style-name="ce4"/>
          <table:table-cell/>
          <table:table-cell table:style-name="ce4" table:formula="of:=[$Redistribution_central.F42]" office:value-type="float" office:value="6.35985825076185" calcext:value-type="float">
            <text:p>6.35985825076185</text:p>
          </table:table-cell>
          <table:table-cell table:style-name="ce4" table:formula="of:=[$Redistribution_central.G42]" office:value-type="float" office:value="10.9630411751343" calcext:value-type="float">
            <text:p>10.9630411751343</text:p>
          </table:table-cell>
          <table:table-cell table:style-name="ce4" table:formula="of:=[$Redistribution_central.H42]" office:value-type="float" office:value="8.14268398825451" calcext:value-type="float">
            <text:p>8.14268398825451</text:p>
          </table:table-cell>
          <table:table-cell table:style-name="ce4" table:formula="of:=[$Redistribution_central.I42]" office:value-type="float" office:value="8.30481649107612" calcext:value-type="float">
            <text:p>8.30481649107612</text:p>
          </table:table-cell>
          <table:table-cell table:style-name="ce4"/>
          <table:table-cell/>
          <table:table-cell table:style-name="ce4" table:formula="of:=[$redistribution_low.F42]" office:value-type="float" office:value="6.80342165740885" calcext:value-type="float">
            <text:p>6.80342165740885</text:p>
          </table:table-cell>
          <table:table-cell table:style-name="ce4" table:formula="of:=[$redistribution_low.G42]" office:value-type="float" office:value="11.5021228772512" calcext:value-type="float">
            <text:p>11.5021228772512</text:p>
          </table:table-cell>
          <table:table-cell table:style-name="ce4" table:formula="of:=[$redistribution_low.H42]" office:value-type="float" office:value="8.24541199288293" calcext:value-type="float">
            <text:p>8.24541199288293</text:p>
          </table:table-cell>
          <table:table-cell table:style-name="ce4" table:formula="of:=[$redistribution_low.I42]" office:value-type="float" office:value="8.68543729433832" calcext:value-type="float">
            <text:p>8.68543729433832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74636097044357" calcext:value-type="float">
            <text:p>6.74636097044357</text:p>
          </table:table-cell>
          <table:table-cell table:style-name="ce4" table:formula="of:=[$Redistribution_high.G43]" office:value-type="float" office:value="10.8091528908971" calcext:value-type="float">
            <text:p>10.8091528908971</text:p>
          </table:table-cell>
          <table:table-cell table:style-name="ce4" table:formula="of:=[$Redistribution_high.H43]" office:value-type="float" office:value="7.99481360807761" calcext:value-type="float">
            <text:p>7.99481360807761</text:p>
          </table:table-cell>
          <table:table-cell table:style-name="ce4" table:formula="of:=[$Redistribution_high.I43]" office:value-type="float" office:value="9.0130734013216" calcext:value-type="float">
            <text:p>9.0130734013216</text:p>
          </table:table-cell>
          <table:table-cell table:style-name="ce4"/>
          <table:table-cell/>
          <table:table-cell table:style-name="ce4" table:formula="of:=[$Redistribution_central.F43]" office:value-type="float" office:value="6.46170526579102" calcext:value-type="float">
            <text:p>6.46170526579102</text:p>
          </table:table-cell>
          <table:table-cell table:style-name="ce4" table:formula="of:=[$Redistribution_central.G43]" office:value-type="float" office:value="10.7282545272938" calcext:value-type="float">
            <text:p>10.7282545272938</text:p>
          </table:table-cell>
          <table:table-cell table:style-name="ce4" table:formula="of:=[$Redistribution_central.H43]" office:value-type="float" office:value="8.23433065033163" calcext:value-type="float">
            <text:p>8.23433065033163</text:p>
          </table:table-cell>
          <table:table-cell table:style-name="ce4" table:formula="of:=[$Redistribution_central.I43]" office:value-type="float" office:value="8.4662235084138" calcext:value-type="float">
            <text:p>8.4662235084138</text:p>
          </table:table-cell>
          <table:table-cell table:style-name="ce4"/>
          <table:table-cell/>
          <table:table-cell table:style-name="ce4" table:formula="of:=[$redistribution_low.F43]" office:value-type="float" office:value="6.95237205832047" calcext:value-type="float">
            <text:p>6.95237205832047</text:p>
          </table:table-cell>
          <table:table-cell table:style-name="ce4" table:formula="of:=[$redistribution_low.G43]" office:value-type="float" office:value="11.6009394891421" calcext:value-type="float">
            <text:p>11.6009394891421</text:p>
          </table:table-cell>
          <table:table-cell table:style-name="ce4" table:formula="of:=[$redistribution_low.H43]" office:value-type="float" office:value="8.30334387753126" calcext:value-type="float">
            <text:p>8.30334387753126</text:p>
          </table:table-cell>
          <table:table-cell table:style-name="ce4" table:formula="of:=[$redistribution_low.I43]" office:value-type="float" office:value="9.04097367273163" calcext:value-type="float">
            <text:p>9.04097367273163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6.59475555387045" calcext:value-type="float">
            <text:p>6.59475555387045</text:p>
          </table:table-cell>
          <table:table-cell table:style-name="ce4" table:formula="of:=[$Redistribution_high.G44]" office:value-type="float" office:value="10.7409788074142" calcext:value-type="float">
            <text:p>10.7409788074142</text:p>
          </table:table-cell>
          <table:table-cell table:style-name="ce4" table:formula="of:=[$Redistribution_high.H44]" office:value-type="float" office:value="7.86546878295655" calcext:value-type="float">
            <text:p>7.86546878295655</text:p>
          </table:table-cell>
          <table:table-cell table:style-name="ce4" table:formula="of:=[$Redistribution_high.I44]" office:value-type="float" office:value="9.01777435610391" calcext:value-type="float">
            <text:p>9.01777435610391</text:p>
          </table:table-cell>
          <table:table-cell table:style-name="ce4"/>
          <table:table-cell/>
          <table:table-cell table:style-name="ce4" table:formula="of:=[$Redistribution_central.F44]" office:value-type="float" office:value="6.08825590713826" calcext:value-type="float">
            <text:p>6.08825590713826</text:p>
          </table:table-cell>
          <table:table-cell table:style-name="ce4" table:formula="of:=[$Redistribution_central.G44]" office:value-type="float" office:value="10.3028703325263" calcext:value-type="float">
            <text:p>10.3028703325263</text:p>
          </table:table-cell>
          <table:table-cell table:style-name="ce4" table:formula="of:=[$Redistribution_central.H44]" office:value-type="float" office:value="7.82464416708641" calcext:value-type="float">
            <text:p>7.82464416708641</text:p>
          </table:table-cell>
          <table:table-cell table:style-name="ce4" table:formula="of:=[$Redistribution_central.I44]" office:value-type="float" office:value="8.09047105198302" calcext:value-type="float">
            <text:p>8.09047105198302</text:p>
          </table:table-cell>
          <table:table-cell table:style-name="ce4"/>
          <table:table-cell/>
          <table:table-cell table:style-name="ce4" table:formula="of:=[$redistribution_low.F44]" office:value-type="float" office:value="6.75479597880344" calcext:value-type="float">
            <text:p>6.75479597880344</text:p>
          </table:table-cell>
          <table:table-cell table:style-name="ce4" table:formula="of:=[$redistribution_low.G44]" office:value-type="float" office:value="11.4993613015902" calcext:value-type="float">
            <text:p>11.4993613015902</text:p>
          </table:table-cell>
          <table:table-cell table:style-name="ce4" table:formula="of:=[$redistribution_low.H44]" office:value-type="float" office:value="8.34310043746258" calcext:value-type="float">
            <text:p>8.34310043746258</text:p>
          </table:table-cell>
          <table:table-cell table:style-name="ce4" table:formula="of:=[$redistribution_low.I44]" office:value-type="float" office:value="8.84923885170686" calcext:value-type="float">
            <text:p>8.84923885170686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48143823239308" calcext:value-type="float">
            <text:p>6.48143823239308</text:p>
          </table:table-cell>
          <table:table-cell table:style-name="ce4" table:formula="of:=[$Redistribution_high.G45]" office:value-type="float" office:value="10.3473821516206" calcext:value-type="float">
            <text:p>10.3473821516206</text:p>
          </table:table-cell>
          <table:table-cell table:style-name="ce4" table:formula="of:=[$Redistribution_high.H45]" office:value-type="float" office:value="7.60651068438949" calcext:value-type="float">
            <text:p>7.60651068438949</text:p>
          </table:table-cell>
          <table:table-cell table:style-name="ce4" table:formula="of:=[$Redistribution_high.I45]" office:value-type="float" office:value="8.44680037615501" calcext:value-type="float">
            <text:p>8.44680037615501</text:p>
          </table:table-cell>
          <table:table-cell table:style-name="ce4"/>
          <table:table-cell/>
          <table:table-cell table:style-name="ce4" table:formula="of:=[$Redistribution_central.F45]" office:value-type="float" office:value="6.27342981848669" calcext:value-type="float">
            <text:p>6.27342981848669</text:p>
          </table:table-cell>
          <table:table-cell table:style-name="ce4" table:formula="of:=[$Redistribution_central.G45]" office:value-type="float" office:value="10.1265844345481" calcext:value-type="float">
            <text:p>10.1265844345481</text:p>
          </table:table-cell>
          <table:table-cell table:style-name="ce4" table:formula="of:=[$Redistribution_central.H45]" office:value-type="float" office:value="7.42137117965564" calcext:value-type="float">
            <text:p>7.42137117965564</text:p>
          </table:table-cell>
          <table:table-cell table:style-name="ce4" table:formula="of:=[$Redistribution_central.I45]" office:value-type="float" office:value="8.03443013923712" calcext:value-type="float">
            <text:p>8.03443013923712</text:p>
          </table:table-cell>
          <table:table-cell table:style-name="ce4"/>
          <table:table-cell/>
          <table:table-cell table:style-name="ce4" table:formula="of:=[$redistribution_low.F45]" office:value-type="float" office:value="6.84860126333269" calcext:value-type="float">
            <text:p>6.84860126333269</text:p>
          </table:table-cell>
          <table:table-cell table:style-name="ce4" table:formula="of:=[$redistribution_low.G45]" office:value-type="float" office:value="11.4840794292979" calcext:value-type="float">
            <text:p>11.4840794292979</text:p>
          </table:table-cell>
          <table:table-cell table:style-name="ce4" table:formula="of:=[$redistribution_low.H45]" office:value-type="float" office:value="8.57450100455182" calcext:value-type="float">
            <text:p>8.57450100455182</text:p>
          </table:table-cell>
          <table:table-cell table:style-name="ce4" table:formula="of:=[$redistribution_low.I45]" office:value-type="float" office:value="8.922843329178" calcext:value-type="float">
            <text:p>8.922843329178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5.93566536458935" calcext:value-type="float">
            <text:p>5.93566536458935</text:p>
          </table:table-cell>
          <table:table-cell table:style-name="ce4" table:formula="of:=[$Redistribution_high.G46]" office:value-type="float" office:value="10.3254065099784" calcext:value-type="float">
            <text:p>10.3254065099784</text:p>
          </table:table-cell>
          <table:table-cell table:style-name="ce4" table:formula="of:=[$Redistribution_high.H46]" office:value-type="float" office:value="7.24031436649357" calcext:value-type="float">
            <text:p>7.24031436649357</text:p>
          </table:table-cell>
          <table:table-cell table:style-name="ce4" table:formula="of:=[$Redistribution_high.I46]" office:value-type="float" office:value="7.92157691221066" calcext:value-type="float">
            <text:p>7.92157691221066</text:p>
          </table:table-cell>
          <table:table-cell table:style-name="ce4"/>
          <table:table-cell/>
          <table:table-cell table:style-name="ce4" table:formula="of:=[$Redistribution_central.F46]" office:value-type="float" office:value="5.99433586756696" calcext:value-type="float">
            <text:p>5.99433586756696</text:p>
          </table:table-cell>
          <table:table-cell table:style-name="ce4" table:formula="of:=[$Redistribution_central.G46]" office:value-type="float" office:value="10.3761631954747" calcext:value-type="float">
            <text:p>10.3761631954747</text:p>
          </table:table-cell>
          <table:table-cell table:style-name="ce4" table:formula="of:=[$Redistribution_central.H46]" office:value-type="float" office:value="7.42230733266164" calcext:value-type="float">
            <text:p>7.42230733266164</text:p>
          </table:table-cell>
          <table:table-cell table:style-name="ce4" table:formula="of:=[$Redistribution_central.I46]" office:value-type="float" office:value="7.89203175963899" calcext:value-type="float">
            <text:p>7.89203175963899</text:p>
          </table:table-cell>
          <table:table-cell table:style-name="ce4"/>
          <table:table-cell/>
          <table:table-cell table:style-name="ce4" table:formula="of:=[$redistribution_low.F46]" office:value-type="float" office:value="6.42664504088935" calcext:value-type="float">
            <text:p>6.42664504088935</text:p>
          </table:table-cell>
          <table:table-cell table:style-name="ce4" table:formula="of:=[$redistribution_low.G46]" office:value-type="float" office:value="10.9068001495626" calcext:value-type="float">
            <text:p>10.9068001495626</text:p>
          </table:table-cell>
          <table:table-cell table:style-name="ce4" table:formula="of:=[$redistribution_low.H46]" office:value-type="float" office:value="8.31875471195293" calcext:value-type="float">
            <text:p>8.31875471195293</text:p>
          </table:table-cell>
          <table:table-cell table:style-name="ce4" table:formula="of:=[$redistribution_low.I46]" office:value-type="float" office:value="8.33226600547428" calcext:value-type="float">
            <text:p>8.33226600547428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6.43911743104672" calcext:value-type="float">
            <text:p>6.43911743104672</text:p>
          </table:table-cell>
          <table:table-cell table:style-name="ce4" table:formula="of:=[$Redistribution_high.G47]" office:value-type="float" office:value="11.1148440275565" calcext:value-type="float">
            <text:p>11.1148440275565</text:p>
          </table:table-cell>
          <table:table-cell table:style-name="ce4" table:formula="of:=[$Redistribution_high.H47]" office:value-type="float" office:value="7.66865061831907" calcext:value-type="float">
            <text:p>7.66865061831907</text:p>
          </table:table-cell>
          <table:table-cell table:style-name="ce4" table:formula="of:=[$Redistribution_high.I47]" office:value-type="float" office:value="9.21207684858026" calcext:value-type="float">
            <text:p>9.21207684858026</text:p>
          </table:table-cell>
          <table:table-cell table:style-name="ce4"/>
          <table:table-cell/>
          <table:table-cell table:style-name="ce4" table:formula="of:=[$Redistribution_central.F47]" office:value-type="float" office:value="6.27055730711912" calcext:value-type="float">
            <text:p>6.27055730711912</text:p>
          </table:table-cell>
          <table:table-cell table:style-name="ce4" table:formula="of:=[$Redistribution_central.G47]" office:value-type="float" office:value="10.5558858691537" calcext:value-type="float">
            <text:p>10.5558858691537</text:p>
          </table:table-cell>
          <table:table-cell table:style-name="ce4" table:formula="of:=[$Redistribution_central.H47]" office:value-type="float" office:value="7.82808778715617" calcext:value-type="float">
            <text:p>7.82808778715617</text:p>
          </table:table-cell>
          <table:table-cell table:style-name="ce4" table:formula="of:=[$Redistribution_central.I47]" office:value-type="float" office:value="8.51084026139516" calcext:value-type="float">
            <text:p>8.51084026139516</text:p>
          </table:table-cell>
          <table:table-cell table:style-name="ce4"/>
          <table:table-cell/>
          <table:table-cell table:style-name="ce4" table:formula="of:=[$redistribution_low.F47]" office:value-type="float" office:value="6.78529797012069" calcext:value-type="float">
            <text:p>6.78529797012069</text:p>
          </table:table-cell>
          <table:table-cell table:style-name="ce4" table:formula="of:=[$redistribution_low.G47]" office:value-type="float" office:value="10.9716389416573" calcext:value-type="float">
            <text:p>10.9716389416573</text:p>
          </table:table-cell>
          <table:table-cell table:style-name="ce4" table:formula="of:=[$redistribution_low.H47]" office:value-type="float" office:value="8.27577952190865" calcext:value-type="float">
            <text:p>8.27577952190865</text:p>
          </table:table-cell>
          <table:table-cell table:style-name="ce4" table:formula="of:=[$redistribution_low.I47]" office:value-type="float" office:value="8.85190538518905" calcext:value-type="float">
            <text:p>8.85190538518905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6.84711267178213" calcext:value-type="float">
            <text:p>6.84711267178213</text:p>
          </table:table-cell>
          <table:table-cell table:style-name="ce4" table:formula="of:=[$Redistribution_high.G48]" office:value-type="float" office:value="11.5569283646546" calcext:value-type="float">
            <text:p>11.5569283646546</text:p>
          </table:table-cell>
          <table:table-cell table:style-name="ce4" table:formula="of:=[$Redistribution_high.H48]" office:value-type="float" office:value="8.03028156579702" calcext:value-type="float">
            <text:p>8.03028156579702</text:p>
          </table:table-cell>
          <table:table-cell table:style-name="ce4" table:formula="of:=[$Redistribution_high.I48]" office:value-type="float" office:value="9.21589440470338" calcext:value-type="float">
            <text:p>9.21589440470338</text:p>
          </table:table-cell>
          <table:table-cell table:style-name="ce4"/>
          <table:table-cell/>
          <table:table-cell table:style-name="ce4" table:formula="of:=[$Redistribution_central.F48]" office:value-type="float" office:value="6.35152429500504" calcext:value-type="float">
            <text:p>6.35152429500504</text:p>
          </table:table-cell>
          <table:table-cell table:style-name="ce4" table:formula="of:=[$Redistribution_central.G48]" office:value-type="float" office:value="9.67029788918447" calcext:value-type="float">
            <text:p>9.67029788918447</text:p>
          </table:table-cell>
          <table:table-cell table:style-name="ce4" table:formula="of:=[$Redistribution_central.H48]" office:value-type="float" office:value="7.7258935354557" calcext:value-type="float">
            <text:p>7.7258935354557</text:p>
          </table:table-cell>
          <table:table-cell table:style-name="ce4" table:formula="of:=[$Redistribution_central.I48]" office:value-type="float" office:value="7.82581235122789" calcext:value-type="float">
            <text:p>7.82581235122789</text:p>
          </table:table-cell>
          <table:table-cell table:style-name="ce4"/>
          <table:table-cell/>
          <table:table-cell table:style-name="ce4" table:formula="of:=[$redistribution_low.F48]" office:value-type="float" office:value="6.9823368038535" calcext:value-type="float">
            <text:p>6.9823368038535</text:p>
          </table:table-cell>
          <table:table-cell table:style-name="ce4" table:formula="of:=[$redistribution_low.G48]" office:value-type="float" office:value="11.099316310675" calcext:value-type="float">
            <text:p>11.099316310675</text:p>
          </table:table-cell>
          <table:table-cell table:style-name="ce4" table:formula="of:=[$redistribution_low.H48]" office:value-type="float" office:value="8.18879342876846" calcext:value-type="float">
            <text:p>8.18879342876846</text:p>
          </table:table-cell>
          <table:table-cell table:style-name="ce4" table:formula="of:=[$redistribution_low.I48]" office:value-type="float" office:value="9.22699921587043" calcext:value-type="float">
            <text:p>9.22699921587043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6.84117503052857" calcext:value-type="float">
            <text:p>6.84117503052857</text:p>
          </table:table-cell>
          <table:table-cell table:style-name="ce4" table:formula="of:=[$Redistribution_high.G49]" office:value-type="float" office:value="11.2578975718905" calcext:value-type="float">
            <text:p>11.2578975718905</text:p>
          </table:table-cell>
          <table:table-cell table:style-name="ce4" table:formula="of:=[$Redistribution_high.H49]" office:value-type="float" office:value="8.19829024635041" calcext:value-type="float">
            <text:p>8.19829024635041</text:p>
          </table:table-cell>
          <table:table-cell table:style-name="ce4" table:formula="of:=[$Redistribution_high.I49]" office:value-type="float" office:value="9.13889469133102" calcext:value-type="float">
            <text:p>9.13889469133102</text:p>
          </table:table-cell>
          <table:table-cell table:style-name="ce4"/>
          <table:table-cell/>
          <table:table-cell table:style-name="ce4" table:formula="of:=[$Redistribution_central.F49]" office:value-type="float" office:value="6.64258546027063" calcext:value-type="float">
            <text:p>6.64258546027063</text:p>
          </table:table-cell>
          <table:table-cell table:style-name="ce4" table:formula="of:=[$Redistribution_central.G49]" office:value-type="float" office:value="10.1262483556946" calcext:value-type="float">
            <text:p>10.1262483556946</text:p>
          </table:table-cell>
          <table:table-cell table:style-name="ce4" table:formula="of:=[$Redistribution_central.H49]" office:value-type="float" office:value="7.88620162690005" calcext:value-type="float">
            <text:p>7.88620162690005</text:p>
          </table:table-cell>
          <table:table-cell table:style-name="ce4" table:formula="of:=[$Redistribution_central.I49]" office:value-type="float" office:value="8.30096089985238" calcext:value-type="float">
            <text:p>8.30096089985238</text:p>
          </table:table-cell>
          <table:table-cell table:style-name="ce4"/>
          <table:table-cell/>
          <table:table-cell table:style-name="ce4" table:formula="of:=[$redistribution_low.F49]" office:value-type="float" office:value="7.0830034110886" calcext:value-type="float">
            <text:p>7.0830034110886</text:p>
          </table:table-cell>
          <table:table-cell table:style-name="ce4" table:formula="of:=[$redistribution_low.G49]" office:value-type="float" office:value="11.0222093396724" calcext:value-type="float">
            <text:p>11.0222093396724</text:p>
          </table:table-cell>
          <table:table-cell table:style-name="ce4" table:formula="of:=[$redistribution_low.H49]" office:value-type="float" office:value="8.29832447652387" calcext:value-type="float">
            <text:p>8.29832447652387</text:p>
          </table:table-cell>
          <table:table-cell table:style-name="ce4" table:formula="of:=[$redistribution_low.I49]" office:value-type="float" office:value="9.1221776420654" calcext:value-type="float">
            <text:p>9.1221776420654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65863976390346" calcext:value-type="float">
            <text:p>6.65863976390346</text:p>
          </table:table-cell>
          <table:table-cell table:style-name="ce4" table:formula="of:=[$Redistribution_high.G50]" office:value-type="float" office:value="11.255931432374" calcext:value-type="float">
            <text:p>11.255931432374</text:p>
          </table:table-cell>
          <table:table-cell table:style-name="ce4" table:formula="of:=[$Redistribution_high.H50]" office:value-type="float" office:value="7.91105018419844" calcext:value-type="float">
            <text:p>7.91105018419844</text:p>
          </table:table-cell>
          <table:table-cell table:style-name="ce4" table:formula="of:=[$Redistribution_high.I50]" office:value-type="float" office:value="8.39573849035389" calcext:value-type="float">
            <text:p>8.39573849035389</text:p>
          </table:table-cell>
          <table:table-cell table:style-name="ce4"/>
          <table:table-cell/>
          <table:table-cell table:style-name="ce4" table:formula="of:=[$Redistribution_central.F50]" office:value-type="float" office:value="6.29647508403731" calcext:value-type="float">
            <text:p>6.29647508403731</text:p>
          </table:table-cell>
          <table:table-cell table:style-name="ce4" table:formula="of:=[$Redistribution_central.G50]" office:value-type="float" office:value="9.96665885957412" calcext:value-type="float">
            <text:p>9.96665885957412</text:p>
          </table:table-cell>
          <table:table-cell table:style-name="ce4" table:formula="of:=[$Redistribution_central.H50]" office:value-type="float" office:value="7.53299659440219" calcext:value-type="float">
            <text:p>7.53299659440219</text:p>
          </table:table-cell>
          <table:table-cell table:style-name="ce4" table:formula="of:=[$Redistribution_central.I50]" office:value-type="float" office:value="7.66302101336844" calcext:value-type="float">
            <text:p>7.66302101336844</text:p>
          </table:table-cell>
          <table:table-cell table:style-name="ce4"/>
          <table:table-cell/>
          <table:table-cell table:style-name="ce4" table:formula="of:=[$redistribution_low.F50]" office:value-type="float" office:value="6.86765028447216" calcext:value-type="float">
            <text:p>6.86765028447216</text:p>
          </table:table-cell>
          <table:table-cell table:style-name="ce4" table:formula="of:=[$redistribution_low.G50]" office:value-type="float" office:value="12.5940409077747" calcext:value-type="float">
            <text:p>12.5940409077747</text:p>
          </table:table-cell>
          <table:table-cell table:style-name="ce4" table:formula="of:=[$redistribution_low.H50]" office:value-type="float" office:value="8.55907162407112" calcext:value-type="float">
            <text:p>8.55907162407112</text:p>
          </table:table-cell>
          <table:table-cell table:style-name="ce4" table:formula="of:=[$redistribution_low.I50]" office:value-type="float" office:value="9.55797877958662" calcext:value-type="float">
            <text:p>9.55797877958662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62289823004647" calcext:value-type="float">
            <text:p>6.62289823004647</text:p>
          </table:table-cell>
          <table:table-cell table:style-name="ce4" table:formula="of:=[$Redistribution_high.G51]" office:value-type="float" office:value="11.0246892317559" calcext:value-type="float">
            <text:p>11.0246892317559</text:p>
          </table:table-cell>
          <table:table-cell table:style-name="ce4" table:formula="of:=[$Redistribution_high.H51]" office:value-type="float" office:value="8.01340834641488" calcext:value-type="float">
            <text:p>8.01340834641488</text:p>
          </table:table-cell>
          <table:table-cell table:style-name="ce4" table:formula="of:=[$Redistribution_high.I51]" office:value-type="float" office:value="8.4482060528434" calcext:value-type="float">
            <text:p>8.4482060528434</text:p>
          </table:table-cell>
          <table:table-cell table:style-name="ce4"/>
          <table:table-cell/>
          <table:table-cell table:style-name="ce4" table:formula="of:=[$Redistribution_central.F51]" office:value-type="float" office:value="6.50342102616655" calcext:value-type="float">
            <text:p>6.50342102616655</text:p>
          </table:table-cell>
          <table:table-cell table:style-name="ce4" table:formula="of:=[$Redistribution_central.G51]" office:value-type="float" office:value="10.7239769132946" calcext:value-type="float">
            <text:p>10.7239769132946</text:p>
          </table:table-cell>
          <table:table-cell table:style-name="ce4" table:formula="of:=[$Redistribution_central.H51]" office:value-type="float" office:value="7.61984634386452" calcext:value-type="float">
            <text:p>7.61984634386452</text:p>
          </table:table-cell>
          <table:table-cell table:style-name="ce4" table:formula="of:=[$Redistribution_central.I51]" office:value-type="float" office:value="8.42471028753289" calcext:value-type="float">
            <text:p>8.42471028753289</text:p>
          </table:table-cell>
          <table:table-cell table:style-name="ce4"/>
          <table:table-cell/>
          <table:table-cell table:style-name="ce4" table:formula="of:=[$redistribution_low.F51]" office:value-type="float" office:value="7.44930521367924" calcext:value-type="float">
            <text:p>7.44930521367924</text:p>
          </table:table-cell>
          <table:table-cell table:style-name="ce4" table:formula="of:=[$redistribution_low.G51]" office:value-type="float" office:value="11.3775253611663" calcext:value-type="float">
            <text:p>11.3775253611663</text:p>
          </table:table-cell>
          <table:table-cell table:style-name="ce4" table:formula="of:=[$redistribution_low.H51]" office:value-type="float" office:value="8.34045391387848" calcext:value-type="float">
            <text:p>8.34045391387848</text:p>
          </table:table-cell>
          <table:table-cell table:style-name="ce4" table:formula="of:=[$redistribution_low.I51]" office:value-type="float" office:value="9.62064418221737" calcext:value-type="float">
            <text:p>9.62064418221737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46374624575468" calcext:value-type="float">
            <text:p>6.46374624575468</text:p>
          </table:table-cell>
          <table:table-cell table:style-name="ce4" table:formula="of:=[$Redistribution_high.G52]" office:value-type="float" office:value="10.9126463308115" calcext:value-type="float">
            <text:p>10.9126463308115</text:p>
          </table:table-cell>
          <table:table-cell table:style-name="ce4" table:formula="of:=[$Redistribution_high.H52]" office:value-type="float" office:value="7.81931092064838" calcext:value-type="float">
            <text:p>7.81931092064838</text:p>
          </table:table-cell>
          <table:table-cell table:style-name="ce4" table:formula="of:=[$Redistribution_high.I52]" office:value-type="float" office:value="8.5849623849346" calcext:value-type="float">
            <text:p>8.5849623849346</text:p>
          </table:table-cell>
          <table:table-cell table:style-name="ce4"/>
          <table:table-cell/>
          <table:table-cell table:style-name="ce4" table:formula="of:=[$Redistribution_central.F52]" office:value-type="float" office:value="6.50625226337123" calcext:value-type="float">
            <text:p>6.50625226337123</text:p>
          </table:table-cell>
          <table:table-cell table:style-name="ce4" table:formula="of:=[$Redistribution_central.G52]" office:value-type="float" office:value="10.4866455185458" calcext:value-type="float">
            <text:p>10.4866455185458</text:p>
          </table:table-cell>
          <table:table-cell table:style-name="ce4" table:formula="of:=[$Redistribution_central.H52]" office:value-type="float" office:value="7.96489911505151" calcext:value-type="float">
            <text:p>7.96489911505151</text:p>
          </table:table-cell>
          <table:table-cell table:style-name="ce4" table:formula="of:=[$Redistribution_central.I52]" office:value-type="float" office:value="8.2958404935035" calcext:value-type="float">
            <text:p>8.2958404935035</text:p>
          </table:table-cell>
          <table:table-cell table:style-name="ce4"/>
          <table:table-cell/>
          <table:table-cell table:style-name="ce4" table:formula="of:=[$redistribution_low.F52]" office:value-type="float" office:value="7.32675892299647" calcext:value-type="float">
            <text:p>7.32675892299647</text:p>
          </table:table-cell>
          <table:table-cell table:style-name="ce4" table:formula="of:=[$redistribution_low.G52]" office:value-type="float" office:value="11.4301423038944" calcext:value-type="float">
            <text:p>11.4301423038944</text:p>
          </table:table-cell>
          <table:table-cell table:style-name="ce4" table:formula="of:=[$redistribution_low.H52]" office:value-type="float" office:value="8.24217387995575" calcext:value-type="float">
            <text:p>8.24217387995575</text:p>
          </table:table-cell>
          <table:table-cell table:style-name="ce4" table:formula="of:=[$redistribution_low.I52]" office:value-type="float" office:value="9.75335571356857" calcext:value-type="float">
            <text:p>9.75335571356857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37104800014017" calcext:value-type="float">
            <text:p>6.37104800014017</text:p>
          </table:table-cell>
          <table:table-cell table:style-name="ce4" table:formula="of:=[$Redistribution_high.G53]" office:value-type="float" office:value="10.9674755434453" calcext:value-type="float">
            <text:p>10.9674755434453</text:p>
          </table:table-cell>
          <table:table-cell table:style-name="ce4" table:formula="of:=[$Redistribution_high.H53]" office:value-type="float" office:value="7.76721823828279" calcext:value-type="float">
            <text:p>7.76721823828279</text:p>
          </table:table-cell>
          <table:table-cell table:style-name="ce4" table:formula="of:=[$Redistribution_high.I53]" office:value-type="float" office:value="8.82411364899659" calcext:value-type="float">
            <text:p>8.82411364899659</text:p>
          </table:table-cell>
          <table:table-cell table:style-name="ce4"/>
          <table:table-cell/>
          <table:table-cell table:style-name="ce4" table:formula="of:=[$Redistribution_central.F53]" office:value-type="float" office:value="6.71346288211056" calcext:value-type="float">
            <text:p>6.71346288211056</text:p>
          </table:table-cell>
          <table:table-cell table:style-name="ce4" table:formula="of:=[$Redistribution_central.G53]" office:value-type="float" office:value="11.2487767446621" calcext:value-type="float">
            <text:p>11.2487767446621</text:p>
          </table:table-cell>
          <table:table-cell table:style-name="ce4" table:formula="of:=[$Redistribution_central.H53]" office:value-type="float" office:value="8.13117933159956" calcext:value-type="float">
            <text:p>8.13117933159956</text:p>
          </table:table-cell>
          <table:table-cell table:style-name="ce4" table:formula="of:=[$Redistribution_central.I53]" office:value-type="float" office:value="9.27085193298161" calcext:value-type="float">
            <text:p>9.27085193298161</text:p>
          </table:table-cell>
          <table:table-cell table:style-name="ce4"/>
          <table:table-cell/>
          <table:table-cell table:style-name="ce4" table:formula="of:=[$redistribution_low.F53]" office:value-type="float" office:value="6.89361610043892" calcext:value-type="float">
            <text:p>6.89361610043892</text:p>
          </table:table-cell>
          <table:table-cell table:style-name="ce4" table:formula="of:=[$redistribution_low.G53]" office:value-type="float" office:value="11.2888590425021" calcext:value-type="float">
            <text:p>11.2888590425021</text:p>
          </table:table-cell>
          <table:table-cell table:style-name="ce4" table:formula="of:=[$redistribution_low.H53]" office:value-type="float" office:value="8.222453400666" calcext:value-type="float">
            <text:p>8.222453400666</text:p>
          </table:table-cell>
          <table:table-cell table:style-name="ce4" table:formula="of:=[$redistribution_low.I53]" office:value-type="float" office:value="9.34311135722418" calcext:value-type="float">
            <text:p>9.34311135722418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08884569001289" calcext:value-type="float">
            <text:p>6.08884569001289</text:p>
          </table:table-cell>
          <table:table-cell table:style-name="ce4" table:formula="of:=[$Redistribution_high.G54]" office:value-type="float" office:value="9.8373926503371" calcext:value-type="float">
            <text:p>9.8373926503371</text:p>
          </table:table-cell>
          <table:table-cell table:style-name="ce4" table:formula="of:=[$Redistribution_high.H54]" office:value-type="float" office:value="7.60361715421986" calcext:value-type="float">
            <text:p>7.60361715421986</text:p>
          </table:table-cell>
          <table:table-cell table:style-name="ce4" table:formula="of:=[$Redistribution_high.I54]" office:value-type="float" office:value="7.59903263595352" calcext:value-type="float">
            <text:p>7.59903263595352</text:p>
          </table:table-cell>
          <table:table-cell table:style-name="ce4"/>
          <table:table-cell/>
          <table:table-cell table:style-name="ce4" table:formula="of:=[$Redistribution_central.F54]" office:value-type="float" office:value="6.09713344512443" calcext:value-type="float">
            <text:p>6.09713344512443</text:p>
          </table:table-cell>
          <table:table-cell table:style-name="ce4" table:formula="of:=[$Redistribution_central.G54]" office:value-type="float" office:value="10.4383245085432" calcext:value-type="float">
            <text:p>10.4383245085432</text:p>
          </table:table-cell>
          <table:table-cell table:style-name="ce4" table:formula="of:=[$Redistribution_central.H54]" office:value-type="float" office:value="7.42436712105085" calcext:value-type="float">
            <text:p>7.42436712105085</text:p>
          </table:table-cell>
          <table:table-cell table:style-name="ce4" table:formula="of:=[$Redistribution_central.I54]" office:value-type="float" office:value="8.17262331926561" calcext:value-type="float">
            <text:p>8.17262331926561</text:p>
          </table:table-cell>
          <table:table-cell table:style-name="ce4"/>
          <table:table-cell/>
          <table:table-cell table:style-name="ce4" table:formula="of:=[$redistribution_low.F54]" office:value-type="float" office:value="6.64073525666573" calcext:value-type="float">
            <text:p>6.64073525666573</text:p>
          </table:table-cell>
          <table:table-cell table:style-name="ce4" table:formula="of:=[$redistribution_low.G54]" office:value-type="float" office:value="11.0110161287163" calcext:value-type="float">
            <text:p>11.0110161287163</text:p>
          </table:table-cell>
          <table:table-cell table:style-name="ce4" table:formula="of:=[$redistribution_low.H54]" office:value-type="float" office:value="8.03059093561322" calcext:value-type="float">
            <text:p>8.03059093561322</text:p>
          </table:table-cell>
          <table:table-cell table:style-name="ce4" table:formula="of:=[$redistribution_low.I54]" office:value-type="float" office:value="9.00042865806273" calcext:value-type="float">
            <text:p>9.00042865806273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19489604944743" calcext:value-type="float">
            <text:p>6.19489604944743</text:p>
          </table:table-cell>
          <table:table-cell table:style-name="ce4" table:formula="of:=[$Redistribution_high.G55]" office:value-type="float" office:value="9.81161740369884" calcext:value-type="float">
            <text:p>9.81161740369884</text:p>
          </table:table-cell>
          <table:table-cell table:style-name="ce4" table:formula="of:=[$Redistribution_high.H55]" office:value-type="float" office:value="7.3025866485944" calcext:value-type="float">
            <text:p>7.3025866485944</text:p>
          </table:table-cell>
          <table:table-cell table:style-name="ce4" table:formula="of:=[$Redistribution_high.I55]" office:value-type="float" office:value="8.0845304354436" calcext:value-type="float">
            <text:p>8.0845304354436</text:p>
          </table:table-cell>
          <table:table-cell table:style-name="ce4"/>
          <table:table-cell/>
          <table:table-cell table:style-name="ce4" table:formula="of:=[$Redistribution_central.F55]" office:value-type="float" office:value="6.64750873358844" calcext:value-type="float">
            <text:p>6.64750873358844</text:p>
          </table:table-cell>
          <table:table-cell table:style-name="ce4" table:formula="of:=[$Redistribution_central.G55]" office:value-type="float" office:value="10.54767840019" calcext:value-type="float">
            <text:p>10.54767840019</text:p>
          </table:table-cell>
          <table:table-cell table:style-name="ce4" table:formula="of:=[$Redistribution_central.H55]" office:value-type="float" office:value="7.63143524219238" calcext:value-type="float">
            <text:p>7.63143524219238</text:p>
          </table:table-cell>
          <table:table-cell table:style-name="ce4" table:formula="of:=[$Redistribution_central.I55]" office:value-type="float" office:value="8.62732657017192" calcext:value-type="float">
            <text:p>8.62732657017192</text:p>
          </table:table-cell>
          <table:table-cell table:style-name="ce4"/>
          <table:table-cell/>
          <table:table-cell table:style-name="ce4" table:formula="of:=[$redistribution_low.F55]" office:value-type="float" office:value="7.00498492074015" calcext:value-type="float">
            <text:p>7.00498492074015</text:p>
          </table:table-cell>
          <table:table-cell table:style-name="ce4" table:formula="of:=[$redistribution_low.G55]" office:value-type="float" office:value="11.2044657026828" calcext:value-type="float">
            <text:p>11.2044657026828</text:p>
          </table:table-cell>
          <table:table-cell table:style-name="ce4" table:formula="of:=[$redistribution_low.H55]" office:value-type="float" office:value="8.10022678952028" calcext:value-type="float">
            <text:p>8.10022678952028</text:p>
          </table:table-cell>
          <table:table-cell table:style-name="ce4" table:formula="of:=[$redistribution_low.I55]" office:value-type="float" office:value="9.57538651014616" calcext:value-type="float">
            <text:p>9.57538651014616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32169861006238" calcext:value-type="float">
            <text:p>6.32169861006238</text:p>
          </table:table-cell>
          <table:table-cell table:style-name="ce4" table:formula="of:=[$Redistribution_high.G56]" office:value-type="float" office:value="10.4841925615636" calcext:value-type="float">
            <text:p>10.4841925615636</text:p>
          </table:table-cell>
          <table:table-cell table:style-name="ce4" table:formula="of:=[$Redistribution_high.H56]" office:value-type="float" office:value="7.53533808393552" calcext:value-type="float">
            <text:p>7.53533808393552</text:p>
          </table:table-cell>
          <table:table-cell table:style-name="ce4" table:formula="of:=[$Redistribution_high.I56]" office:value-type="float" office:value="8.51084789168137" calcext:value-type="float">
            <text:p>8.51084789168137</text:p>
          </table:table-cell>
          <table:table-cell table:style-name="ce4"/>
          <table:table-cell/>
          <table:table-cell table:style-name="ce4" table:formula="of:=[$Redistribution_central.F56]" office:value-type="float" office:value="6.88392911303991" calcext:value-type="float">
            <text:p>6.88392911303991</text:p>
          </table:table-cell>
          <table:table-cell table:style-name="ce4" table:formula="of:=[$Redistribution_central.G56]" office:value-type="float" office:value="10.8920232791499" calcext:value-type="float">
            <text:p>10.8920232791499</text:p>
          </table:table-cell>
          <table:table-cell table:style-name="ce4" table:formula="of:=[$Redistribution_central.H56]" office:value-type="float" office:value="8.24666807693475" calcext:value-type="float">
            <text:p>8.24666807693475</text:p>
          </table:table-cell>
          <table:table-cell table:style-name="ce4" table:formula="of:=[$Redistribution_central.I56]" office:value-type="float" office:value="9.42949756198455" calcext:value-type="float">
            <text:p>9.42949756198455</text:p>
          </table:table-cell>
          <table:table-cell table:style-name="ce4"/>
          <table:table-cell/>
          <table:table-cell table:style-name="ce4" table:formula="of:=[$redistribution_low.F56]" office:value-type="float" office:value="7.25606942297599" calcext:value-type="float">
            <text:p>7.25606942297599</text:p>
          </table:table-cell>
          <table:table-cell table:style-name="ce4" table:formula="of:=[$redistribution_low.G56]" office:value-type="float" office:value="11.5361449942578" calcext:value-type="float">
            <text:p>11.5361449942578</text:p>
          </table:table-cell>
          <table:table-cell table:style-name="ce4" table:formula="of:=[$redistribution_low.H56]" office:value-type="float" office:value="8.60520980065024" calcext:value-type="float">
            <text:p>8.60520980065024</text:p>
          </table:table-cell>
          <table:table-cell table:style-name="ce4" table:formula="of:=[$redistribution_low.I56]" office:value-type="float" office:value="9.70954434728652" calcext:value-type="float">
            <text:p>9.70954434728652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17729518847998" calcext:value-type="float">
            <text:p>6.17729518847998</text:p>
          </table:table-cell>
          <table:table-cell table:style-name="ce4" table:formula="of:=[$Redistribution_high.G57]" office:value-type="float" office:value="10.611971745229" calcext:value-type="float">
            <text:p>10.611971745229</text:p>
          </table:table-cell>
          <table:table-cell table:style-name="ce4" table:formula="of:=[$Redistribution_high.H57]" office:value-type="float" office:value="7.23867296586238" calcext:value-type="float">
            <text:p>7.23867296586238</text:p>
          </table:table-cell>
          <table:table-cell table:style-name="ce4" table:formula="of:=[$Redistribution_high.I57]" office:value-type="float" office:value="8.49999751242546" calcext:value-type="float">
            <text:p>8.49999751242546</text:p>
          </table:table-cell>
          <table:table-cell table:style-name="ce4"/>
          <table:table-cell/>
          <table:table-cell table:style-name="ce4" table:formula="of:=[$Redistribution_central.F57]" office:value-type="float" office:value="7.06453814135472" calcext:value-type="float">
            <text:p>7.06453814135472</text:p>
          </table:table-cell>
          <table:table-cell table:style-name="ce4" table:formula="of:=[$Redistribution_central.G57]" office:value-type="float" office:value="10.2787085947803" calcext:value-type="float">
            <text:p>10.2787085947803</text:p>
          </table:table-cell>
          <table:table-cell table:style-name="ce4" table:formula="of:=[$Redistribution_central.H57]" office:value-type="float" office:value="8.268135015645" calcext:value-type="float">
            <text:p>8.268135015645</text:p>
          </table:table-cell>
          <table:table-cell table:style-name="ce4" table:formula="of:=[$Redistribution_central.I57]" office:value-type="float" office:value="8.92592040083252" calcext:value-type="float">
            <text:p>8.92592040083252</text:p>
          </table:table-cell>
          <table:table-cell table:style-name="ce4"/>
          <table:table-cell/>
          <table:table-cell table:style-name="ce4" table:formula="of:=[$redistribution_low.F57]" office:value-type="float" office:value="7.02644834662476" calcext:value-type="float">
            <text:p>7.02644834662476</text:p>
          </table:table-cell>
          <table:table-cell table:style-name="ce4" table:formula="of:=[$redistribution_low.G57]" office:value-type="float" office:value="10.8625151660766" calcext:value-type="float">
            <text:p>10.8625151660766</text:p>
          </table:table-cell>
          <table:table-cell table:style-name="ce4" table:formula="of:=[$redistribution_low.H57]" office:value-type="float" office:value="8.34186318485482" calcext:value-type="float">
            <text:p>8.34186318485482</text:p>
          </table:table-cell>
          <table:table-cell table:style-name="ce4" table:formula="of:=[$redistribution_low.I57]" office:value-type="float" office:value="9.16595627368953" calcext:value-type="float">
            <text:p>9.16595627368953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33310860870931" calcext:value-type="float">
            <text:p>6.33310860870931</text:p>
          </table:table-cell>
          <table:table-cell table:style-name="ce4" table:formula="of:=[$Redistribution_high.G58]" office:value-type="float" office:value="10.5513353192876" calcext:value-type="float">
            <text:p>10.5513353192876</text:p>
          </table:table-cell>
          <table:table-cell table:style-name="ce4" table:formula="of:=[$Redistribution_high.H58]" office:value-type="float" office:value="7.31785560348916" calcext:value-type="float">
            <text:p>7.31785560348916</text:p>
          </table:table-cell>
          <table:table-cell table:style-name="ce4" table:formula="of:=[$Redistribution_high.I58]" office:value-type="float" office:value="8.37719634215197" calcext:value-type="float">
            <text:p>8.37719634215197</text:p>
          </table:table-cell>
          <table:table-cell table:style-name="ce4"/>
          <table:table-cell/>
          <table:table-cell table:style-name="ce4" table:formula="of:=[$Redistribution_central.F58]" office:value-type="float" office:value="6.81136453061754" calcext:value-type="float">
            <text:p>6.81136453061754</text:p>
          </table:table-cell>
          <table:table-cell table:style-name="ce4" table:formula="of:=[$Redistribution_central.G58]" office:value-type="float" office:value="10.7441148185066" calcext:value-type="float">
            <text:p>10.7441148185066</text:p>
          </table:table-cell>
          <table:table-cell table:style-name="ce4" table:formula="of:=[$Redistribution_central.H58]" office:value-type="float" office:value="8.41040678866997" calcext:value-type="float">
            <text:p>8.41040678866997</text:p>
          </table:table-cell>
          <table:table-cell table:style-name="ce4" table:formula="of:=[$Redistribution_central.I58]" office:value-type="float" office:value="8.58704229577341" calcext:value-type="float">
            <text:p>8.58704229577341</text:p>
          </table:table-cell>
          <table:table-cell table:style-name="ce4"/>
          <table:table-cell/>
          <table:table-cell table:style-name="ce4" table:formula="of:=[$redistribution_low.F58]" office:value-type="float" office:value="6.63146877674001" calcext:value-type="float">
            <text:p>6.63146877674001</text:p>
          </table:table-cell>
          <table:table-cell table:style-name="ce4" table:formula="of:=[$redistribution_low.G58]" office:value-type="float" office:value="10.5806248402485" calcext:value-type="float">
            <text:p>10.5806248402485</text:p>
          </table:table-cell>
          <table:table-cell table:style-name="ce4" table:formula="of:=[$redistribution_low.H58]" office:value-type="float" office:value="8.3270786135463" calcext:value-type="float">
            <text:p>8.3270786135463</text:p>
          </table:table-cell>
          <table:table-cell table:style-name="ce4" table:formula="of:=[$redistribution_low.I58]" office:value-type="float" office:value="8.83597825809805" calcext:value-type="float">
            <text:p>8.83597825809805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34306841124895" calcext:value-type="float">
            <text:p>6.34306841124895</text:p>
          </table:table-cell>
          <table:table-cell table:style-name="ce4" table:formula="of:=[$Redistribution_high.G59]" office:value-type="float" office:value="9.99867544714545" calcext:value-type="float">
            <text:p>9.99867544714545</text:p>
          </table:table-cell>
          <table:table-cell table:style-name="ce4" table:formula="of:=[$Redistribution_high.H59]" office:value-type="float" office:value="7.03302835472663" calcext:value-type="float">
            <text:p>7.03302835472663</text:p>
          </table:table-cell>
          <table:table-cell table:style-name="ce4" table:formula="of:=[$Redistribution_high.I59]" office:value-type="float" office:value="8.38734510558652" calcext:value-type="float">
            <text:p>8.38734510558652</text:p>
          </table:table-cell>
          <table:table-cell table:style-name="ce4"/>
          <table:table-cell/>
          <table:table-cell table:style-name="ce4" table:formula="of:=[$Redistribution_central.F59]" office:value-type="float" office:value="7.08014486063172" calcext:value-type="float">
            <text:p>7.08014486063172</text:p>
          </table:table-cell>
          <table:table-cell table:style-name="ce4" table:formula="of:=[$Redistribution_central.G59]" office:value-type="float" office:value="11.0903309319214" calcext:value-type="float">
            <text:p>11.0903309319214</text:p>
          </table:table-cell>
          <table:table-cell table:style-name="ce4" table:formula="of:=[$Redistribution_central.H59]" office:value-type="float" office:value="8.05868781560258" calcext:value-type="float">
            <text:p>8.05868781560258</text:p>
          </table:table-cell>
          <table:table-cell table:style-name="ce4" table:formula="of:=[$Redistribution_central.I59]" office:value-type="float" office:value="8.97027931165763" calcext:value-type="float">
            <text:p>8.97027931165763</text:p>
          </table:table-cell>
          <table:table-cell table:style-name="ce4"/>
          <table:table-cell/>
          <table:table-cell table:style-name="ce4" table:formula="of:=[$redistribution_low.F59]" office:value-type="float" office:value="6.87963267098844" calcext:value-type="float">
            <text:p>6.87963267098844</text:p>
          </table:table-cell>
          <table:table-cell table:style-name="ce4" table:formula="of:=[$redistribution_low.G59]" office:value-type="float" office:value="10.4022453179062" calcext:value-type="float">
            <text:p>10.4022453179062</text:p>
          </table:table-cell>
          <table:table-cell table:style-name="ce4" table:formula="of:=[$redistribution_low.H59]" office:value-type="float" office:value="7.80556702905997" calcext:value-type="float">
            <text:p>7.80556702905997</text:p>
          </table:table-cell>
          <table:table-cell table:style-name="ce4" table:formula="of:=[$redistribution_low.I59]" office:value-type="float" office:value="9.132936378313" calcext:value-type="float">
            <text:p>9.132936378313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61344990362346" calcext:value-type="float">
            <text:p>6.61344990362346</text:p>
          </table:table-cell>
          <table:table-cell table:style-name="ce4" table:formula="of:=[$Redistribution_high.G60]" office:value-type="float" office:value="9.86213584751803" calcext:value-type="float">
            <text:p>9.86213584751803</text:p>
          </table:table-cell>
          <table:table-cell table:style-name="ce4" table:formula="of:=[$Redistribution_high.H60]" office:value-type="float" office:value="7.51789410434983" calcext:value-type="float">
            <text:p>7.51789410434983</text:p>
          </table:table-cell>
          <table:table-cell table:style-name="ce4" table:formula="of:=[$Redistribution_high.I60]" office:value-type="float" office:value="8.65217468663661" calcext:value-type="float">
            <text:p>8.65217468663661</text:p>
          </table:table-cell>
          <table:table-cell table:style-name="ce4"/>
          <table:table-cell/>
          <table:table-cell table:style-name="ce4" table:formula="of:=[$Redistribution_central.F60]" office:value-type="float" office:value="6.97489652640505" calcext:value-type="float">
            <text:p>6.97489652640505</text:p>
          </table:table-cell>
          <table:table-cell table:style-name="ce4" table:formula="of:=[$Redistribution_central.G60]" office:value-type="float" office:value="11.5259898975059" calcext:value-type="float">
            <text:p>11.5259898975059</text:p>
          </table:table-cell>
          <table:table-cell table:style-name="ce4" table:formula="of:=[$Redistribution_central.H60]" office:value-type="float" office:value="8.03598677009035" calcext:value-type="float">
            <text:p>8.03598677009035</text:p>
          </table:table-cell>
          <table:table-cell table:style-name="ce4" table:formula="of:=[$Redistribution_central.I60]" office:value-type="float" office:value="9.71123592251887" calcext:value-type="float">
            <text:p>9.71123592251887</text:p>
          </table:table-cell>
          <table:table-cell table:style-name="ce4"/>
          <table:table-cell/>
          <table:table-cell table:style-name="ce4" table:formula="of:=[$redistribution_low.F60]" office:value-type="float" office:value="7.16147529567115" calcext:value-type="float">
            <text:p>7.16147529567115</text:p>
          </table:table-cell>
          <table:table-cell table:style-name="ce4" table:formula="of:=[$redistribution_low.G60]" office:value-type="float" office:value="11.9697904337813" calcext:value-type="float">
            <text:p>11.9697904337813</text:p>
          </table:table-cell>
          <table:table-cell table:style-name="ce4" table:formula="of:=[$redistribution_low.H60]" office:value-type="float" office:value="7.8702020833365" calcext:value-type="float">
            <text:p>7.8702020833365</text:p>
          </table:table-cell>
          <table:table-cell table:style-name="ce4" table:formula="of:=[$redistribution_low.I60]" office:value-type="float" office:value="9.91566865536165" calcext:value-type="float">
            <text:p>9.91566865536165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20826244092424" calcext:value-type="float">
            <text:p>6.20826244092424</text:p>
          </table:table-cell>
          <table:table-cell table:style-name="ce4" table:formula="of:=[$Redistribution_high.G61]" office:value-type="float" office:value="9.15671975485838" calcext:value-type="float">
            <text:p>9.15671975485838</text:p>
          </table:table-cell>
          <table:table-cell table:style-name="ce4" table:formula="of:=[$Redistribution_high.H61]" office:value-type="float" office:value="7.30468334119601" calcext:value-type="float">
            <text:p>7.30468334119601</text:p>
          </table:table-cell>
          <table:table-cell table:style-name="ce4" table:formula="of:=[$Redistribution_high.I61]" office:value-type="float" office:value="8.01836368907424" calcext:value-type="float">
            <text:p>8.01836368907424</text:p>
          </table:table-cell>
          <table:table-cell table:style-name="ce4"/>
          <table:table-cell/>
          <table:table-cell table:style-name="ce4" table:formula="of:=[$Redistribution_central.F61]" office:value-type="float" office:value="7.29317484428613" calcext:value-type="float">
            <text:p>7.29317484428613</text:p>
          </table:table-cell>
          <table:table-cell table:style-name="ce4" table:formula="of:=[$Redistribution_central.G61]" office:value-type="float" office:value="11.410005715945" calcext:value-type="float">
            <text:p>11.410005715945</text:p>
          </table:table-cell>
          <table:table-cell table:style-name="ce4" table:formula="of:=[$Redistribution_central.H61]" office:value-type="float" office:value="8.23848254794665" calcext:value-type="float">
            <text:p>8.23848254794665</text:p>
          </table:table-cell>
          <table:table-cell table:style-name="ce4" table:formula="of:=[$Redistribution_central.I61]" office:value-type="float" office:value="8.89395455052728" calcext:value-type="float">
            <text:p>8.89395455052728</text:p>
          </table:table-cell>
          <table:table-cell table:style-name="ce4"/>
          <table:table-cell/>
          <table:table-cell table:style-name="ce4" table:formula="of:=[$redistribution_low.F61]" office:value-type="float" office:value="7.13804450772178" calcext:value-type="float">
            <text:p>7.13804450772178</text:p>
          </table:table-cell>
          <table:table-cell table:style-name="ce4" table:formula="of:=[$redistribution_low.G61]" office:value-type="float" office:value="11.0316426184227" calcext:value-type="float">
            <text:p>11.0316426184227</text:p>
          </table:table-cell>
          <table:table-cell table:style-name="ce4" table:formula="of:=[$redistribution_low.H61]" office:value-type="float" office:value="8.23710662733479" calcext:value-type="float">
            <text:p>8.23710662733479</text:p>
          </table:table-cell>
          <table:table-cell table:style-name="ce4" table:formula="of:=[$redistribution_low.I61]" office:value-type="float" office:value="9.30146657962387" calcext:value-type="float">
            <text:p>9.30146657962387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5.7776052109531" calcext:value-type="float">
            <text:p>5.7776052109531</text:p>
          </table:table-cell>
          <table:table-cell table:style-name="ce4" table:formula="of:=[$Redistribution_high.G62]" office:value-type="float" office:value="9.00222900495099" calcext:value-type="float">
            <text:p>9.00222900495099</text:p>
          </table:table-cell>
          <table:table-cell table:style-name="ce4" table:formula="of:=[$Redistribution_high.H62]" office:value-type="float" office:value="6.84017292671893" calcext:value-type="float">
            <text:p>6.84017292671893</text:p>
          </table:table-cell>
          <table:table-cell table:style-name="ce4" table:formula="of:=[$Redistribution_high.I62]" office:value-type="float" office:value="7.37393125206851" calcext:value-type="float">
            <text:p>7.37393125206851</text:p>
          </table:table-cell>
          <table:table-cell table:style-name="ce4"/>
          <table:table-cell/>
          <table:table-cell table:style-name="ce4" table:formula="of:=[$Redistribution_central.F62]" office:value-type="float" office:value="7.05207225700068" calcext:value-type="float">
            <text:p>7.05207225700068</text:p>
          </table:table-cell>
          <table:table-cell table:style-name="ce4" table:formula="of:=[$Redistribution_central.G62]" office:value-type="float" office:value="11.2187047116708" calcext:value-type="float">
            <text:p>11.2187047116708</text:p>
          </table:table-cell>
          <table:table-cell table:style-name="ce4" table:formula="of:=[$Redistribution_central.H62]" office:value-type="float" office:value="8.02855830987997" calcext:value-type="float">
            <text:p>8.02855830987997</text:p>
          </table:table-cell>
          <table:table-cell table:style-name="ce4" table:formula="of:=[$Redistribution_central.I62]" office:value-type="float" office:value="9.30760855209481" calcext:value-type="float">
            <text:p>9.30760855209481</text:p>
          </table:table-cell>
          <table:table-cell table:style-name="ce4"/>
          <table:table-cell/>
          <table:table-cell table:style-name="ce4" table:formula="of:=[$redistribution_low.F62]" office:value-type="float" office:value="6.89195156679029" calcext:value-type="float">
            <text:p>6.89195156679029</text:p>
          </table:table-cell>
          <table:table-cell table:style-name="ce4" table:formula="of:=[$redistribution_low.G62]" office:value-type="float" office:value="11.1376553433332" calcext:value-type="float">
            <text:p>11.1376553433332</text:p>
          </table:table-cell>
          <table:table-cell table:style-name="ce4" table:formula="of:=[$redistribution_low.H62]" office:value-type="float" office:value="8.25832379760127" calcext:value-type="float">
            <text:p>8.25832379760127</text:p>
          </table:table-cell>
          <table:table-cell table:style-name="ce4" table:formula="of:=[$redistribution_low.I62]" office:value-type="float" office:value="9.31176547730775" calcext:value-type="float">
            <text:p>9.31176547730775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22503006375656" calcext:value-type="float">
            <text:p>6.22503006375656</text:p>
          </table:table-cell>
          <table:table-cell table:style-name="ce4" table:formula="of:=[$Redistribution_high.G63]" office:value-type="float" office:value="9.05305906883522" calcext:value-type="float">
            <text:p>9.05305906883522</text:p>
          </table:table-cell>
          <table:table-cell table:style-name="ce4" table:formula="of:=[$Redistribution_high.H63]" office:value-type="float" office:value="7.03586575135247" calcext:value-type="float">
            <text:p>7.03586575135247</text:p>
          </table:table-cell>
          <table:table-cell table:style-name="ce4" table:formula="of:=[$Redistribution_high.I63]" office:value-type="float" office:value="7.99092426172068" calcext:value-type="float">
            <text:p>7.99092426172068</text:p>
          </table:table-cell>
          <table:table-cell table:style-name="ce4"/>
          <table:table-cell/>
          <table:table-cell table:style-name="ce4" table:formula="of:=[$Redistribution_central.F63]" office:value-type="float" office:value="7.24335827719609" calcext:value-type="float">
            <text:p>7.24335827719609</text:p>
          </table:table-cell>
          <table:table-cell table:style-name="ce4" table:formula="of:=[$Redistribution_central.G63]" office:value-type="float" office:value="10.6668407295642" calcext:value-type="float">
            <text:p>10.6668407295642</text:p>
          </table:table-cell>
          <table:table-cell table:style-name="ce4" table:formula="of:=[$Redistribution_central.H63]" office:value-type="float" office:value="8.20244608097913" calcext:value-type="float">
            <text:p>8.20244608097913</text:p>
          </table:table-cell>
          <table:table-cell table:style-name="ce4" table:formula="of:=[$Redistribution_central.I63]" office:value-type="float" office:value="9.14169072020471" calcext:value-type="float">
            <text:p>9.14169072020471</text:p>
          </table:table-cell>
          <table:table-cell table:style-name="ce4"/>
          <table:table-cell/>
          <table:table-cell table:style-name="ce4" table:formula="of:=[$redistribution_low.F63]" office:value-type="float" office:value="6.89066213205868" calcext:value-type="float">
            <text:p>6.89066213205868</text:p>
          </table:table-cell>
          <table:table-cell table:style-name="ce4" table:formula="of:=[$redistribution_low.G63]" office:value-type="float" office:value="10.9101412180227" calcext:value-type="float">
            <text:p>10.9101412180227</text:p>
          </table:table-cell>
          <table:table-cell table:style-name="ce4" table:formula="of:=[$redistribution_low.H63]" office:value-type="float" office:value="8.08918888751878" calcext:value-type="float">
            <text:p>8.08918888751878</text:p>
          </table:table-cell>
          <table:table-cell table:style-name="ce4" table:formula="of:=[$redistribution_low.I63]" office:value-type="float" office:value="9.41696145037395" calcext:value-type="float">
            <text:p>9.41696145037395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01078866634337" calcext:value-type="float">
            <text:p>6.01078866634337</text:p>
          </table:table-cell>
          <table:table-cell table:style-name="ce4" table:formula="of:=[$Redistribution_high.G64]" office:value-type="float" office:value="9.49650901716231" calcext:value-type="float">
            <text:p>9.49650901716231</text:p>
          </table:table-cell>
          <table:table-cell table:style-name="ce4" table:formula="of:=[$Redistribution_high.H64]" office:value-type="float" office:value="6.80402979019636" calcext:value-type="float">
            <text:p>6.80402979019636</text:p>
          </table:table-cell>
          <table:table-cell table:style-name="ce4" table:formula="of:=[$Redistribution_high.I64]" office:value-type="float" office:value="8.25890233118137" calcext:value-type="float">
            <text:p>8.25890233118137</text:p>
          </table:table-cell>
          <table:table-cell table:style-name="ce4"/>
          <table:table-cell/>
          <table:table-cell table:style-name="ce4" table:formula="of:=[$Redistribution_central.F64]" office:value-type="float" office:value="6.71320840652616" calcext:value-type="float">
            <text:p>6.71320840652616</text:p>
          </table:table-cell>
          <table:table-cell table:style-name="ce4" table:formula="of:=[$Redistribution_central.G64]" office:value-type="float" office:value="9.85583855531129" calcext:value-type="float">
            <text:p>9.85583855531129</text:p>
          </table:table-cell>
          <table:table-cell table:style-name="ce4" table:formula="of:=[$Redistribution_central.H64]" office:value-type="float" office:value="7.43963237943597" calcext:value-type="float">
            <text:p>7.43963237943597</text:p>
          </table:table-cell>
          <table:table-cell table:style-name="ce4" table:formula="of:=[$Redistribution_central.I64]" office:value-type="float" office:value="8.38839990248791" calcext:value-type="float">
            <text:p>8.38839990248791</text:p>
          </table:table-cell>
          <table:table-cell table:style-name="ce4"/>
          <table:table-cell/>
          <table:table-cell table:style-name="ce4" table:formula="of:=[$redistribution_low.F64]" office:value-type="float" office:value="6.93857593418854" calcext:value-type="float">
            <text:p>6.93857593418854</text:p>
          </table:table-cell>
          <table:table-cell table:style-name="ce4" table:formula="of:=[$redistribution_low.G64]" office:value-type="float" office:value="10.5325618216014" calcext:value-type="float">
            <text:p>10.5325618216014</text:p>
          </table:table-cell>
          <table:table-cell table:style-name="ce4" table:formula="of:=[$redistribution_low.H64]" office:value-type="float" office:value="8.21673102887328" calcext:value-type="float">
            <text:p>8.21673102887328</text:p>
          </table:table-cell>
          <table:table-cell table:style-name="ce4" table:formula="of:=[$redistribution_low.I64]" office:value-type="float" office:value="9.2649895673272" calcext:value-type="float">
            <text:p>9.2649895673272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50211704023412" calcext:value-type="float">
            <text:p>6.50211704023412</text:p>
          </table:table-cell>
          <table:table-cell table:style-name="ce4" table:formula="of:=[$Redistribution_high.G65]" office:value-type="float" office:value="9.19413616604609" calcext:value-type="float">
            <text:p>9.19413616604609</text:p>
          </table:table-cell>
          <table:table-cell table:style-name="ce4" table:formula="of:=[$Redistribution_high.H65]" office:value-type="float" office:value="7.21385032683247" calcext:value-type="float">
            <text:p>7.21385032683247</text:p>
          </table:table-cell>
          <table:table-cell table:style-name="ce4" table:formula="of:=[$Redistribution_high.I65]" office:value-type="float" office:value="8.62075997453669" calcext:value-type="float">
            <text:p>8.62075997453669</text:p>
          </table:table-cell>
          <table:table-cell table:style-name="ce4"/>
          <table:table-cell/>
          <table:table-cell table:style-name="ce4" table:formula="of:=[$Redistribution_central.F65]" office:value-type="float" office:value="6.61634575962803" calcext:value-type="float">
            <text:p>6.61634575962803</text:p>
          </table:table-cell>
          <table:table-cell table:style-name="ce4" table:formula="of:=[$Redistribution_central.G65]" office:value-type="float" office:value="9.88018837785706" calcext:value-type="float">
            <text:p>9.88018837785706</text:p>
          </table:table-cell>
          <table:table-cell table:style-name="ce4" table:formula="of:=[$Redistribution_central.H65]" office:value-type="float" office:value="7.49235494145742" calcext:value-type="float">
            <text:p>7.49235494145742</text:p>
          </table:table-cell>
          <table:table-cell table:style-name="ce4" table:formula="of:=[$Redistribution_central.I65]" office:value-type="float" office:value="8.92151443307959" calcext:value-type="float">
            <text:p>8.92151443307959</text:p>
          </table:table-cell>
          <table:table-cell table:style-name="ce4"/>
          <table:table-cell/>
          <table:table-cell table:style-name="ce4" table:formula="of:=[$redistribution_low.F65]" office:value-type="float" office:value="7.22724166380147" calcext:value-type="float">
            <text:p>7.22724166380147</text:p>
          </table:table-cell>
          <table:table-cell table:style-name="ce4" table:formula="of:=[$redistribution_low.G65]" office:value-type="float" office:value="10.8020175016026" calcext:value-type="float">
            <text:p>10.8020175016026</text:p>
          </table:table-cell>
          <table:table-cell table:style-name="ce4" table:formula="of:=[$redistribution_low.H65]" office:value-type="float" office:value="8.18863245602003" calcext:value-type="float">
            <text:p>8.18863245602003</text:p>
          </table:table-cell>
          <table:table-cell table:style-name="ce4" table:formula="of:=[$redistribution_low.I65]" office:value-type="float" office:value="9.59359434200122" calcext:value-type="float">
            <text:p>9.59359434200122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53821836642489" calcext:value-type="float">
            <text:p>6.53821836642489</text:p>
          </table:table-cell>
          <table:table-cell table:style-name="ce4" table:formula="of:=[$Redistribution_high.G66]" office:value-type="float" office:value="9.2736553256591" calcext:value-type="float">
            <text:p>9.2736553256591</text:p>
          </table:table-cell>
          <table:table-cell table:style-name="ce4" table:formula="of:=[$Redistribution_high.H66]" office:value-type="float" office:value="7.30399448150495" calcext:value-type="float">
            <text:p>7.30399448150495</text:p>
          </table:table-cell>
          <table:table-cell table:style-name="ce4" table:formula="of:=[$Redistribution_high.I66]" office:value-type="float" office:value="8.15050081186609" calcext:value-type="float">
            <text:p>8.15050081186609</text:p>
          </table:table-cell>
          <table:table-cell table:style-name="ce4"/>
          <table:table-cell/>
          <table:table-cell table:style-name="ce4" table:formula="of:=[$Redistribution_central.F66]" office:value-type="float" office:value="6.68071779444446" calcext:value-type="float">
            <text:p>6.68071779444446</text:p>
          </table:table-cell>
          <table:table-cell table:style-name="ce4" table:formula="of:=[$Redistribution_central.G66]" office:value-type="float" office:value="11.1146689725688" calcext:value-type="float">
            <text:p>11.1146689725688</text:p>
          </table:table-cell>
          <table:table-cell table:style-name="ce4" table:formula="of:=[$Redistribution_central.H66]" office:value-type="float" office:value="7.39708432193675" calcext:value-type="float">
            <text:p>7.39708432193675</text:p>
          </table:table-cell>
          <table:table-cell table:style-name="ce4" table:formula="of:=[$Redistribution_central.I66]" office:value-type="float" office:value="8.47984639232366" calcext:value-type="float">
            <text:p>8.47984639232366</text:p>
          </table:table-cell>
          <table:table-cell table:style-name="ce4"/>
          <table:table-cell/>
          <table:table-cell table:style-name="ce4" table:formula="of:=[$redistribution_low.F66]" office:value-type="float" office:value="7.04129311362155" calcext:value-type="float">
            <text:p>7.04129311362155</text:p>
          </table:table-cell>
          <table:table-cell table:style-name="ce4" table:formula="of:=[$redistribution_low.G66]" office:value-type="float" office:value="10.3822021957463" calcext:value-type="float">
            <text:p>10.3822021957463</text:p>
          </table:table-cell>
          <table:table-cell table:style-name="ce4" table:formula="of:=[$redistribution_low.H66]" office:value-type="float" office:value="7.72020767441797" calcext:value-type="float">
            <text:p>7.72020767441797</text:p>
          </table:table-cell>
          <table:table-cell table:style-name="ce4" table:formula="of:=[$redistribution_low.I66]" office:value-type="float" office:value="9.20158913142413" calcext:value-type="float">
            <text:p>9.20158913142413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47918678573187" calcext:value-type="float">
            <text:p>6.47918678573187</text:p>
          </table:table-cell>
          <table:table-cell table:style-name="ce4" table:formula="of:=[$Redistribution_high.G67]" office:value-type="float" office:value="9.19116105504915" calcext:value-type="float">
            <text:p>9.19116105504915</text:p>
          </table:table-cell>
          <table:table-cell table:style-name="ce4" table:formula="of:=[$Redistribution_high.H67]" office:value-type="float" office:value="7.25274646019355" calcext:value-type="float">
            <text:p>7.25274646019355</text:p>
          </table:table-cell>
          <table:table-cell table:style-name="ce4" table:formula="of:=[$Redistribution_high.I67]" office:value-type="float" office:value="8.66367205290898" calcext:value-type="float">
            <text:p>8.66367205290898</text:p>
          </table:table-cell>
          <table:table-cell table:style-name="ce4"/>
          <table:table-cell/>
          <table:table-cell table:style-name="ce4" table:formula="of:=[$Redistribution_central.F67]" office:value-type="float" office:value="7.1939037388985" calcext:value-type="float">
            <text:p>7.1939037388985</text:p>
          </table:table-cell>
          <table:table-cell table:style-name="ce4" table:formula="of:=[$Redistribution_central.G67]" office:value-type="float" office:value="11.1951549700877" calcext:value-type="float">
            <text:p>11.1951549700877</text:p>
          </table:table-cell>
          <table:table-cell table:style-name="ce4" table:formula="of:=[$Redistribution_central.H67]" office:value-type="float" office:value="7.75694205975291" calcext:value-type="float">
            <text:p>7.75694205975291</text:p>
          </table:table-cell>
          <table:table-cell table:style-name="ce4" table:formula="of:=[$Redistribution_central.I67]" office:value-type="float" office:value="9.62070143636156" calcext:value-type="float">
            <text:p>9.62070143636156</text:p>
          </table:table-cell>
          <table:table-cell table:style-name="ce4"/>
          <table:table-cell/>
          <table:table-cell table:style-name="ce4" table:formula="of:=[$redistribution_low.F67]" office:value-type="float" office:value="7.38224234309305" calcext:value-type="float">
            <text:p>7.38224234309305</text:p>
          </table:table-cell>
          <table:table-cell table:style-name="ce4" table:formula="of:=[$redistribution_low.G67]" office:value-type="float" office:value="10.8618553503138" calcext:value-type="float">
            <text:p>10.8618553503138</text:p>
          </table:table-cell>
          <table:table-cell table:style-name="ce4" table:formula="of:=[$redistribution_low.H67]" office:value-type="float" office:value="8.10981112148281" calcext:value-type="float">
            <text:p>8.10981112148281</text:p>
          </table:table-cell>
          <table:table-cell table:style-name="ce4" table:formula="of:=[$redistribution_low.I67]" office:value-type="float" office:value="9.48823700530347" calcext:value-type="float">
            <text:p>9.48823700530347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61711233400406" calcext:value-type="float">
            <text:p>6.61711233400406</text:p>
          </table:table-cell>
          <table:table-cell table:style-name="ce4" table:formula="of:=[$Redistribution_high.G68]" office:value-type="float" office:value="9.42105093243246" calcext:value-type="float">
            <text:p>9.42105093243246</text:p>
          </table:table-cell>
          <table:table-cell table:style-name="ce4" table:formula="of:=[$Redistribution_high.H68]" office:value-type="float" office:value="7.26375414283599" calcext:value-type="float">
            <text:p>7.26375414283599</text:p>
          </table:table-cell>
          <table:table-cell table:style-name="ce4" table:formula="of:=[$Redistribution_high.I68]" office:value-type="float" office:value="8.64831030986922" calcext:value-type="float">
            <text:p>8.64831030986922</text:p>
          </table:table-cell>
          <table:table-cell table:style-name="ce4"/>
          <table:table-cell/>
          <table:table-cell table:style-name="ce4" table:formula="of:=[$Redistribution_central.F68]" office:value-type="float" office:value="6.52357314708017" calcext:value-type="float">
            <text:p>6.52357314708017</text:p>
          </table:table-cell>
          <table:table-cell table:style-name="ce4" table:formula="of:=[$Redistribution_central.G68]" office:value-type="float" office:value="10.8954684455363" calcext:value-type="float">
            <text:p>10.8954684455363</text:p>
          </table:table-cell>
          <table:table-cell table:style-name="ce4" table:formula="of:=[$Redistribution_central.H68]" office:value-type="float" office:value="7.37005764400261" calcext:value-type="float">
            <text:p>7.37005764400261</text:p>
          </table:table-cell>
          <table:table-cell table:style-name="ce4" table:formula="of:=[$Redistribution_central.I68]" office:value-type="float" office:value="9.65131706437464" calcext:value-type="float">
            <text:p>9.65131706437464</text:p>
          </table:table-cell>
          <table:table-cell table:style-name="ce4"/>
          <table:table-cell/>
          <table:table-cell table:style-name="ce4" table:formula="of:=[$redistribution_low.F68]" office:value-type="float" office:value="7.13551115326856" calcext:value-type="float">
            <text:p>7.13551115326856</text:p>
          </table:table-cell>
          <table:table-cell table:style-name="ce4" table:formula="of:=[$redistribution_low.G68]" office:value-type="float" office:value="10.1015963846223" calcext:value-type="float">
            <text:p>10.1015963846223</text:p>
          </table:table-cell>
          <table:table-cell table:style-name="ce4" table:formula="of:=[$redistribution_low.H68]" office:value-type="float" office:value="7.78119277775962" calcext:value-type="float">
            <text:p>7.78119277775962</text:p>
          </table:table-cell>
          <table:table-cell table:style-name="ce4" table:formula="of:=[$redistribution_low.I68]" office:value-type="float" office:value="9.4137660839959" calcext:value-type="float">
            <text:p>9.4137660839959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7.02102094335468" calcext:value-type="float">
            <text:p>7.02102094335468</text:p>
          </table:table-cell>
          <table:table-cell table:style-name="ce4" table:formula="of:=[$Redistribution_high.G69]" office:value-type="float" office:value="10.0764970673258" calcext:value-type="float">
            <text:p>10.0764970673258</text:p>
          </table:table-cell>
          <table:table-cell table:style-name="ce4" table:formula="of:=[$Redistribution_high.H69]" office:value-type="float" office:value="7.33154568510771" calcext:value-type="float">
            <text:p>7.33154568510771</text:p>
          </table:table-cell>
          <table:table-cell table:style-name="ce4" table:formula="of:=[$Redistribution_high.I69]" office:value-type="float" office:value="9.46365148326224" calcext:value-type="float">
            <text:p>9.46365148326224</text:p>
          </table:table-cell>
          <table:table-cell table:style-name="ce4"/>
          <table:table-cell/>
          <table:table-cell table:style-name="ce4" table:formula="of:=[$Redistribution_central.F69]" office:value-type="float" office:value="7.63649763247684" calcext:value-type="float">
            <text:p>7.63649763247684</text:p>
          </table:table-cell>
          <table:table-cell table:style-name="ce4" table:formula="of:=[$Redistribution_central.G69]" office:value-type="float" office:value="12.1025492738626" calcext:value-type="float">
            <text:p>12.1025492738626</text:p>
          </table:table-cell>
          <table:table-cell table:style-name="ce4" table:formula="of:=[$Redistribution_central.H69]" office:value-type="float" office:value="8.11355982418927" calcext:value-type="float">
            <text:p>8.11355982418927</text:p>
          </table:table-cell>
          <table:table-cell table:style-name="ce4" table:formula="of:=[$Redistribution_central.I69]" office:value-type="float" office:value="11.3395305003923" calcext:value-type="float">
            <text:p>11.3395305003923</text:p>
          </table:table-cell>
          <table:table-cell table:style-name="ce4"/>
          <table:table-cell/>
          <table:table-cell table:style-name="ce4" table:formula="of:=[$redistribution_low.F69]" office:value-type="float" office:value="7.7869649286896" calcext:value-type="float">
            <text:p>7.7869649286896</text:p>
          </table:table-cell>
          <table:table-cell table:style-name="ce4" table:formula="of:=[$redistribution_low.G69]" office:value-type="float" office:value="11.1902388312161" calcext:value-type="float">
            <text:p>11.1902388312161</text:p>
          </table:table-cell>
          <table:table-cell table:style-name="ce4" table:formula="of:=[$redistribution_low.H69]" office:value-type="float" office:value="8.56547096822693" calcext:value-type="float">
            <text:p>8.56547096822693</text:p>
          </table:table-cell>
          <table:table-cell table:style-name="ce4" table:formula="of:=[$redistribution_low.I69]" office:value-type="float" office:value="10.3204272386878" calcext:value-type="float">
            <text:p>10.3204272386878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78276125501218" calcext:value-type="float">
            <text:p>6.78276125501218</text:p>
          </table:table-cell>
          <table:table-cell table:style-name="ce4" table:formula="of:=[$Redistribution_high.G70]" office:value-type="float" office:value="9.713479603226" calcext:value-type="float">
            <text:p>9.713479603226</text:p>
          </table:table-cell>
          <table:table-cell table:style-name="ce4" table:formula="of:=[$Redistribution_high.H70]" office:value-type="float" office:value="7.43159561196405" calcext:value-type="float">
            <text:p>7.43159561196405</text:p>
          </table:table-cell>
          <table:table-cell table:style-name="ce4" table:formula="of:=[$Redistribution_high.I70]" office:value-type="float" office:value="9.30789023197339" calcext:value-type="float">
            <text:p>9.30789023197339</text:p>
          </table:table-cell>
          <table:table-cell table:style-name="ce4"/>
          <table:table-cell/>
          <table:table-cell table:style-name="ce4" table:formula="of:=[$Redistribution_central.F70]" office:value-type="float" office:value="6.87670549390784" calcext:value-type="float">
            <text:p>6.87670549390784</text:p>
          </table:table-cell>
          <table:table-cell table:style-name="ce4" table:formula="of:=[$Redistribution_central.G70]" office:value-type="float" office:value="11.0830122655659" calcext:value-type="float">
            <text:p>11.0830122655659</text:p>
          </table:table-cell>
          <table:table-cell table:style-name="ce4" table:formula="of:=[$Redistribution_central.H70]" office:value-type="float" office:value="7.40191245752653" calcext:value-type="float">
            <text:p>7.40191245752653</text:p>
          </table:table-cell>
          <table:table-cell table:style-name="ce4" table:formula="of:=[$Redistribution_central.I70]" office:value-type="float" office:value="10.2430683051558" calcext:value-type="float">
            <text:p>10.2430683051558</text:p>
          </table:table-cell>
          <table:table-cell table:style-name="ce4"/>
          <table:table-cell/>
          <table:table-cell table:style-name="ce4" table:formula="of:=[$redistribution_low.F70]" office:value-type="float" office:value="7.64436715274902" calcext:value-type="float">
            <text:p>7.64436715274902</text:p>
          </table:table-cell>
          <table:table-cell table:style-name="ce4" table:formula="of:=[$redistribution_low.G70]" office:value-type="float" office:value="10.8907479395049" calcext:value-type="float">
            <text:p>10.8907479395049</text:p>
          </table:table-cell>
          <table:table-cell table:style-name="ce4" table:formula="of:=[$redistribution_low.H70]" office:value-type="float" office:value="8.57377733187118" calcext:value-type="float">
            <text:p>8.57377733187118</text:p>
          </table:table-cell>
          <table:table-cell table:style-name="ce4" table:formula="of:=[$redistribution_low.I70]" office:value-type="float" office:value="10.3591260933954" calcext:value-type="float">
            <text:p>10.3591260933954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7.02807315704362" calcext:value-type="float">
            <text:p>7.02807315704362</text:p>
          </table:table-cell>
          <table:table-cell table:style-name="ce4" table:formula="of:=[$Redistribution_high.G71]" office:value-type="float" office:value="9.22581580413579" calcext:value-type="float">
            <text:p>9.22581580413579</text:p>
          </table:table-cell>
          <table:table-cell table:style-name="ce4" table:formula="of:=[$Redistribution_high.H71]" office:value-type="float" office:value="7.75920654535987" calcext:value-type="float">
            <text:p>7.75920654535987</text:p>
          </table:table-cell>
          <table:table-cell table:style-name="ce4" table:formula="of:=[$Redistribution_high.I71]" office:value-type="float" office:value="8.88906259420611" calcext:value-type="float">
            <text:p>8.88906259420611</text:p>
          </table:table-cell>
          <table:table-cell table:style-name="ce4"/>
          <table:table-cell/>
          <table:table-cell table:style-name="ce4" table:formula="of:=[$Redistribution_central.F71]" office:value-type="float" office:value="7.10961254292639" calcext:value-type="float">
            <text:p>7.10961254292639</text:p>
          </table:table-cell>
          <table:table-cell table:style-name="ce4" table:formula="of:=[$Redistribution_central.G71]" office:value-type="float" office:value="10.8225247621959" calcext:value-type="float">
            <text:p>10.8225247621959</text:p>
          </table:table-cell>
          <table:table-cell table:style-name="ce4" table:formula="of:=[$Redistribution_central.H71]" office:value-type="float" office:value="7.56949265649291" calcext:value-type="float">
            <text:p>7.56949265649291</text:p>
          </table:table-cell>
          <table:table-cell table:style-name="ce4" table:formula="of:=[$Redistribution_central.I71]" office:value-type="float" office:value="9.97742236736181" calcext:value-type="float">
            <text:p>9.97742236736181</text:p>
          </table:table-cell>
          <table:table-cell table:style-name="ce4"/>
          <table:table-cell/>
          <table:table-cell table:style-name="ce4" table:formula="of:=[$redistribution_low.F71]" office:value-type="float" office:value="7.39031412206021" calcext:value-type="float">
            <text:p>7.39031412206021</text:p>
          </table:table-cell>
          <table:table-cell table:style-name="ce4" table:formula="of:=[$redistribution_low.G71]" office:value-type="float" office:value="10.4722106436562" calcext:value-type="float">
            <text:p>10.4722106436562</text:p>
          </table:table-cell>
          <table:table-cell table:style-name="ce4" table:formula="of:=[$redistribution_low.H71]" office:value-type="float" office:value="8.00183193301096" calcext:value-type="float">
            <text:p>8.00183193301096</text:p>
          </table:table-cell>
          <table:table-cell table:style-name="ce4" table:formula="of:=[$redistribution_low.I71]" office:value-type="float" office:value="9.52082124625464" calcext:value-type="float">
            <text:p>9.52082124625464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74116869555727" calcext:value-type="float">
            <text:p>6.74116869555727</text:p>
          </table:table-cell>
          <table:table-cell table:style-name="ce4" table:formula="of:=[$Redistribution_high.G72]" office:value-type="float" office:value="10.0729560281436" calcext:value-type="float">
            <text:p>10.0729560281436</text:p>
          </table:table-cell>
          <table:table-cell table:style-name="ce4" table:formula="of:=[$Redistribution_high.H72]" office:value-type="float" office:value="7.06570833541538" calcext:value-type="float">
            <text:p>7.06570833541538</text:p>
          </table:table-cell>
          <table:table-cell table:style-name="ce4" table:formula="of:=[$Redistribution_high.I72]" office:value-type="float" office:value="9.91225329857866" calcext:value-type="float">
            <text:p>9.91225329857866</text:p>
          </table:table-cell>
          <table:table-cell table:style-name="ce4"/>
          <table:table-cell/>
          <table:table-cell table:style-name="ce4" table:formula="of:=[$Redistribution_central.F72]" office:value-type="float" office:value="6.8797520598035" calcext:value-type="float">
            <text:p>6.8797520598035</text:p>
          </table:table-cell>
          <table:table-cell table:style-name="ce4" table:formula="of:=[$Redistribution_central.G72]" office:value-type="float" office:value="11.0096023107006" calcext:value-type="float">
            <text:p>11.0096023107006</text:p>
          </table:table-cell>
          <table:table-cell table:style-name="ce4" table:formula="of:=[$Redistribution_central.H72]" office:value-type="float" office:value="7.12625117234183" calcext:value-type="float">
            <text:p>7.12625117234183</text:p>
          </table:table-cell>
          <table:table-cell table:style-name="ce4" table:formula="of:=[$Redistribution_central.I72]" office:value-type="float" office:value="9.9395750584535" calcext:value-type="float">
            <text:p>9.9395750584535</text:p>
          </table:table-cell>
          <table:table-cell table:style-name="ce4"/>
          <table:table-cell/>
          <table:table-cell table:style-name="ce4" table:formula="of:=[$redistribution_low.F72]" office:value-type="float" office:value="7.50766652426017" calcext:value-type="float">
            <text:p>7.50766652426017</text:p>
          </table:table-cell>
          <table:table-cell table:style-name="ce4" table:formula="of:=[$redistribution_low.G72]" office:value-type="float" office:value="10.3120537322979" calcext:value-type="float">
            <text:p>10.3120537322979</text:p>
          </table:table-cell>
          <table:table-cell table:style-name="ce4" table:formula="of:=[$redistribution_low.H72]" office:value-type="float" office:value="8.13300374630875" calcext:value-type="float">
            <text:p>8.13300374630875</text:p>
          </table:table-cell>
          <table:table-cell table:style-name="ce4" table:formula="of:=[$redistribution_low.I72]" office:value-type="float" office:value="9.81763445282178" calcext:value-type="float">
            <text:p>9.81763445282178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44959691180299" calcext:value-type="float">
            <text:p>6.44959691180299</text:p>
          </table:table-cell>
          <table:table-cell table:style-name="ce4" table:formula="of:=[$Redistribution_high.G73]" office:value-type="float" office:value="9.12734135770097" calcext:value-type="float">
            <text:p>9.12734135770097</text:p>
          </table:table-cell>
          <table:table-cell table:style-name="ce4" table:formula="of:=[$Redistribution_high.H73]" office:value-type="float" office:value="6.6053583270708" calcext:value-type="float">
            <text:p>6.6053583270708</text:p>
          </table:table-cell>
          <table:table-cell table:style-name="ce4" table:formula="of:=[$Redistribution_high.I73]" office:value-type="float" office:value="8.91321957264242" calcext:value-type="float">
            <text:p>8.91321957264242</text:p>
          </table:table-cell>
          <table:table-cell table:style-name="ce4"/>
          <table:table-cell/>
          <table:table-cell table:style-name="ce4" table:formula="of:=[$Redistribution_central.F73]" office:value-type="float" office:value="7.21242046996223" calcext:value-type="float">
            <text:p>7.21242046996223</text:p>
          </table:table-cell>
          <table:table-cell table:style-name="ce4" table:formula="of:=[$Redistribution_central.G73]" office:value-type="float" office:value="10.826306654242" calcext:value-type="float">
            <text:p>10.826306654242</text:p>
          </table:table-cell>
          <table:table-cell table:style-name="ce4" table:formula="of:=[$Redistribution_central.H73]" office:value-type="float" office:value="7.72470613882629" calcext:value-type="float">
            <text:p>7.72470613882629</text:p>
          </table:table-cell>
          <table:table-cell table:style-name="ce4" table:formula="of:=[$Redistribution_central.I73]" office:value-type="float" office:value="10.0248515519044" calcext:value-type="float">
            <text:p>10.0248515519044</text:p>
          </table:table-cell>
          <table:table-cell table:style-name="ce4"/>
          <table:table-cell/>
          <table:table-cell table:style-name="ce4" table:formula="of:=[$redistribution_low.F73]" office:value-type="float" office:value="7.49408661781011" calcext:value-type="float">
            <text:p>7.49408661781011</text:p>
          </table:table-cell>
          <table:table-cell table:style-name="ce4" table:formula="of:=[$redistribution_low.G73]" office:value-type="float" office:value="10.4332222190619" calcext:value-type="float">
            <text:p>10.4332222190619</text:p>
          </table:table-cell>
          <table:table-cell table:style-name="ce4" table:formula="of:=[$redistribution_low.H73]" office:value-type="float" office:value="7.89875922948646" calcext:value-type="float">
            <text:p>7.89875922948646</text:p>
          </table:table-cell>
          <table:table-cell table:style-name="ce4" table:formula="of:=[$redistribution_low.I73]" office:value-type="float" office:value="10.177567082115" calcext:value-type="float">
            <text:p>10.177567082115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57176919344516" calcext:value-type="float">
            <text:p>6.57176919344516</text:p>
          </table:table-cell>
          <table:table-cell table:style-name="ce4" table:formula="of:=[$Redistribution_high.G74]" office:value-type="float" office:value="10.1406120831927" calcext:value-type="float">
            <text:p>10.1406120831927</text:p>
          </table:table-cell>
          <table:table-cell table:style-name="ce4" table:formula="of:=[$Redistribution_high.H74]" office:value-type="float" office:value="6.99930542926581" calcext:value-type="float">
            <text:p>6.99930542926581</text:p>
          </table:table-cell>
          <table:table-cell table:style-name="ce4" table:formula="of:=[$Redistribution_high.I74]" office:value-type="float" office:value="9.40515486643808" calcext:value-type="float">
            <text:p>9.40515486643808</text:p>
          </table:table-cell>
          <table:table-cell table:style-name="ce4"/>
          <table:table-cell/>
          <table:table-cell table:style-name="ce4" table:formula="of:=[$Redistribution_central.F74]" office:value-type="float" office:value="7.19294417862213" calcext:value-type="float">
            <text:p>7.19294417862213</text:p>
          </table:table-cell>
          <table:table-cell table:style-name="ce4" table:formula="of:=[$Redistribution_central.G74]" office:value-type="float" office:value="10.6138127758243" calcext:value-type="float">
            <text:p>10.6138127758243</text:p>
          </table:table-cell>
          <table:table-cell table:style-name="ce4" table:formula="of:=[$Redistribution_central.H74]" office:value-type="float" office:value="7.60776449582043" calcext:value-type="float">
            <text:p>7.60776449582043</text:p>
          </table:table-cell>
          <table:table-cell table:style-name="ce4" table:formula="of:=[$Redistribution_central.I74]" office:value-type="float" office:value="9.64685974423659" calcext:value-type="float">
            <text:p>9.64685974423659</text:p>
          </table:table-cell>
          <table:table-cell table:style-name="ce4"/>
          <table:table-cell/>
          <table:table-cell table:style-name="ce4" table:formula="of:=[$redistribution_low.F74]" office:value-type="float" office:value="7.36016628436681" calcext:value-type="float">
            <text:p>7.36016628436681</text:p>
          </table:table-cell>
          <table:table-cell table:style-name="ce4" table:formula="of:=[$redistribution_low.G74]" office:value-type="float" office:value="9.79865432337804" calcext:value-type="float">
            <text:p>9.79865432337804</text:p>
          </table:table-cell>
          <table:table-cell table:style-name="ce4" table:formula="of:=[$redistribution_low.H74]" office:value-type="float" office:value="8.00395922034007" calcext:value-type="float">
            <text:p>8.00395922034007</text:p>
          </table:table-cell>
          <table:table-cell table:style-name="ce4" table:formula="of:=[$redistribution_low.I74]" office:value-type="float" office:value="9.00071071660141" calcext:value-type="float">
            <text:p>9.00071071660141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40186547586696" calcext:value-type="float">
            <text:p>6.40186547586696</text:p>
          </table:table-cell>
          <table:table-cell table:style-name="ce4" table:formula="of:=[$Redistribution_high.G75]" office:value-type="float" office:value="9.04023137455155" calcext:value-type="float">
            <text:p>9.04023137455155</text:p>
          </table:table-cell>
          <table:table-cell table:style-name="ce4" table:formula="of:=[$Redistribution_high.H75]" office:value-type="float" office:value="6.89970091950242" calcext:value-type="float">
            <text:p>6.89970091950242</text:p>
          </table:table-cell>
          <table:table-cell table:style-name="ce4" table:formula="of:=[$Redistribution_high.I75]" office:value-type="float" office:value="8.58371733288974" calcext:value-type="float">
            <text:p>8.58371733288974</text:p>
          </table:table-cell>
          <table:table-cell table:style-name="ce4"/>
          <table:table-cell/>
          <table:table-cell table:style-name="ce4" table:formula="of:=[$Redistribution_central.F75]" office:value-type="float" office:value="7.16929083289062" calcext:value-type="float">
            <text:p>7.16929083289062</text:p>
          </table:table-cell>
          <table:table-cell table:style-name="ce4" table:formula="of:=[$Redistribution_central.G75]" office:value-type="float" office:value="11.2295735340791" calcext:value-type="float">
            <text:p>11.2295735340791</text:p>
          </table:table-cell>
          <table:table-cell table:style-name="ce4" table:formula="of:=[$Redistribution_central.H75]" office:value-type="float" office:value="7.53192142392825" calcext:value-type="float">
            <text:p>7.53192142392825</text:p>
          </table:table-cell>
          <table:table-cell table:style-name="ce4" table:formula="of:=[$Redistribution_central.I75]" office:value-type="float" office:value="10.7986326958919" calcext:value-type="float">
            <text:p>10.7986326958919</text:p>
          </table:table-cell>
          <table:table-cell table:style-name="ce4"/>
          <table:table-cell/>
          <table:table-cell table:style-name="ce4" table:formula="of:=[$redistribution_low.F75]" office:value-type="float" office:value="7.28418924103344" calcext:value-type="float">
            <text:p>7.28418924103344</text:p>
          </table:table-cell>
          <table:table-cell table:style-name="ce4" table:formula="of:=[$redistribution_low.G75]" office:value-type="float" office:value="9.85657234082812" calcext:value-type="float">
            <text:p>9.85657234082812</text:p>
          </table:table-cell>
          <table:table-cell table:style-name="ce4" table:formula="of:=[$redistribution_low.H75]" office:value-type="float" office:value="7.63898276141321" calcext:value-type="float">
            <text:p>7.63898276141321</text:p>
          </table:table-cell>
          <table:table-cell table:style-name="ce4" table:formula="of:=[$redistribution_low.I75]" office:value-type="float" office:value="9.23880940624029" calcext:value-type="float">
            <text:p>9.23880940624029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6631114178764" calcext:value-type="float">
            <text:p>6.6631114178764</text:p>
          </table:table-cell>
          <table:table-cell table:style-name="ce4" table:formula="of:=[$Redistribution_high.G76]" office:value-type="float" office:value="9.52961536452773" calcext:value-type="float">
            <text:p>9.52961536452773</text:p>
          </table:table-cell>
          <table:table-cell table:style-name="ce4" table:formula="of:=[$Redistribution_high.H76]" office:value-type="float" office:value="6.96744482331004" calcext:value-type="float">
            <text:p>6.96744482331004</text:p>
          </table:table-cell>
          <table:table-cell table:style-name="ce4" table:formula="of:=[$Redistribution_high.I76]" office:value-type="float" office:value="9.10797618690181" calcext:value-type="float">
            <text:p>9.10797618690181</text:p>
          </table:table-cell>
          <table:table-cell table:style-name="ce4"/>
          <table:table-cell/>
          <table:table-cell table:style-name="ce4" table:formula="of:=[$Redistribution_central.F76]" office:value-type="float" office:value="7.07945713398114" calcext:value-type="float">
            <text:p>7.07945713398114</text:p>
          </table:table-cell>
          <table:table-cell table:style-name="ce4" table:formula="of:=[$Redistribution_central.G76]" office:value-type="float" office:value="10.9747571101776" calcext:value-type="float">
            <text:p>10.9747571101776</text:p>
          </table:table-cell>
          <table:table-cell table:style-name="ce4" table:formula="of:=[$Redistribution_central.H76]" office:value-type="float" office:value="7.31734982212311" calcext:value-type="float">
            <text:p>7.31734982212311</text:p>
          </table:table-cell>
          <table:table-cell table:style-name="ce4" table:formula="of:=[$Redistribution_central.I76]" office:value-type="float" office:value="9.62262403505965" calcext:value-type="float">
            <text:p>9.62262403505965</text:p>
          </table:table-cell>
          <table:table-cell table:style-name="ce4"/>
          <table:table-cell/>
          <table:table-cell table:style-name="ce4" table:formula="of:=[$redistribution_low.F76]" office:value-type="float" office:value="7.25591023543478" calcext:value-type="float">
            <text:p>7.25591023543478</text:p>
          </table:table-cell>
          <table:table-cell table:style-name="ce4" table:formula="of:=[$redistribution_low.G76]" office:value-type="float" office:value="9.80003329728126" calcext:value-type="float">
            <text:p>9.80003329728126</text:p>
          </table:table-cell>
          <table:table-cell table:style-name="ce4" table:formula="of:=[$redistribution_low.H76]" office:value-type="float" office:value="7.37787991559403" calcext:value-type="float">
            <text:p>7.37787991559403</text:p>
          </table:table-cell>
          <table:table-cell table:style-name="ce4" table:formula="of:=[$redistribution_low.I76]" office:value-type="float" office:value="9.12966340881335" calcext:value-type="float">
            <text:p>9.12966340881335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42880222643801" calcext:value-type="float">
            <text:p>6.42880222643801</text:p>
          </table:table-cell>
          <table:table-cell table:style-name="ce4" table:formula="of:=[$Redistribution_high.G77]" office:value-type="float" office:value="9.09114918315544" calcext:value-type="float">
            <text:p>9.09114918315544</text:p>
          </table:table-cell>
          <table:table-cell table:style-name="ce4" table:formula="of:=[$Redistribution_high.H77]" office:value-type="float" office:value="6.65512504145867" calcext:value-type="float">
            <text:p>6.65512504145867</text:p>
          </table:table-cell>
          <table:table-cell table:style-name="ce4" table:formula="of:=[$Redistribution_high.I77]" office:value-type="float" office:value="8.87803044897523" calcext:value-type="float">
            <text:p>8.87803044897523</text:p>
          </table:table-cell>
          <table:table-cell table:style-name="ce4"/>
          <table:table-cell/>
          <table:table-cell table:style-name="ce4" table:formula="of:=[$Redistribution_central.F77]" office:value-type="float" office:value="7.25758502805575" calcext:value-type="float">
            <text:p>7.25758502805575</text:p>
          </table:table-cell>
          <table:table-cell table:style-name="ce4" table:formula="of:=[$Redistribution_central.G77]" office:value-type="float" office:value="11.6258511710818" calcext:value-type="float">
            <text:p>11.6258511710818</text:p>
          </table:table-cell>
          <table:table-cell table:style-name="ce4" table:formula="of:=[$Redistribution_central.H77]" office:value-type="float" office:value="7.52082755406024" calcext:value-type="float">
            <text:p>7.52082755406024</text:p>
          </table:table-cell>
          <table:table-cell table:style-name="ce4" table:formula="of:=[$Redistribution_central.I77]" office:value-type="float" office:value="10.4920749514134" calcext:value-type="float">
            <text:p>10.4920749514134</text:p>
          </table:table-cell>
          <table:table-cell table:style-name="ce4"/>
          <table:table-cell/>
          <table:table-cell table:style-name="ce4" table:formula="of:=[$redistribution_low.F77]" office:value-type="float" office:value="7.08923762170129" calcext:value-type="float">
            <text:p>7.08923762170129</text:p>
          </table:table-cell>
          <table:table-cell table:style-name="ce4" table:formula="of:=[$redistribution_low.G77]" office:value-type="float" office:value="9.89910216856607" calcext:value-type="float">
            <text:p>9.89910216856607</text:p>
          </table:table-cell>
          <table:table-cell table:style-name="ce4" table:formula="of:=[$redistribution_low.H77]" office:value-type="float" office:value="7.39587228886783" calcext:value-type="float">
            <text:p>7.39587228886783</text:p>
          </table:table-cell>
          <table:table-cell table:style-name="ce4" table:formula="of:=[$redistribution_low.I77]" office:value-type="float" office:value="8.98935049807762" calcext:value-type="float">
            <text:p>8.98935049807762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50593956082936" calcext:value-type="float">
            <text:p>6.50593956082936</text:p>
          </table:table-cell>
          <table:table-cell table:style-name="ce4" table:formula="of:=[$Redistribution_high.G78]" office:value-type="float" office:value="9.75228377538118" calcext:value-type="float">
            <text:p>9.75228377538118</text:p>
          </table:table-cell>
          <table:table-cell table:style-name="ce4" table:formula="of:=[$Redistribution_high.H78]" office:value-type="float" office:value="6.8860560432045" calcext:value-type="float">
            <text:p>6.8860560432045</text:p>
          </table:table-cell>
          <table:table-cell table:style-name="ce4" table:formula="of:=[$Redistribution_high.I78]" office:value-type="float" office:value="9.2306007088271" calcext:value-type="float">
            <text:p>9.2306007088271</text:p>
          </table:table-cell>
          <table:table-cell table:style-name="ce4"/>
          <table:table-cell/>
          <table:table-cell table:style-name="ce4" table:formula="of:=[$Redistribution_central.F78]" office:value-type="float" office:value="6.97472529373787" calcext:value-type="float">
            <text:p>6.97472529373787</text:p>
          </table:table-cell>
          <table:table-cell table:style-name="ce4" table:formula="of:=[$Redistribution_central.G78]" office:value-type="float" office:value="11.4798539474355" calcext:value-type="float">
            <text:p>11.4798539474355</text:p>
          </table:table-cell>
          <table:table-cell table:style-name="ce4" table:formula="of:=[$Redistribution_central.H78]" office:value-type="float" office:value="7.34189771643719" calcext:value-type="float">
            <text:p>7.34189771643719</text:p>
          </table:table-cell>
          <table:table-cell table:style-name="ce4" table:formula="of:=[$Redistribution_central.I78]" office:value-type="float" office:value="10.0172453794333" calcext:value-type="float">
            <text:p>10.0172453794333</text:p>
          </table:table-cell>
          <table:table-cell table:style-name="ce4"/>
          <table:table-cell/>
          <table:table-cell table:style-name="ce4" table:formula="of:=[$redistribution_low.F78]" office:value-type="float" office:value="6.82293286339498" calcext:value-type="float">
            <text:p>6.82293286339498</text:p>
          </table:table-cell>
          <table:table-cell table:style-name="ce4" table:formula="of:=[$redistribution_low.G78]" office:value-type="float" office:value="9.85563692964377" calcext:value-type="float">
            <text:p>9.85563692964377</text:p>
          </table:table-cell>
          <table:table-cell table:style-name="ce4" table:formula="of:=[$redistribution_low.H78]" office:value-type="float" office:value="7.09709370086825" calcext:value-type="float">
            <text:p>7.09709370086825</text:p>
          </table:table-cell>
          <table:table-cell table:style-name="ce4" table:formula="of:=[$redistribution_low.I78]" office:value-type="float" office:value="8.87661022664011" calcext:value-type="float">
            <text:p>8.87661022664011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45046833205106" calcext:value-type="float">
            <text:p>6.45046833205106</text:p>
          </table:table-cell>
          <table:table-cell table:style-name="ce4" table:formula="of:=[$Redistribution_high.G79]" office:value-type="float" office:value="9.72678712408067" calcext:value-type="float">
            <text:p>9.72678712408067</text:p>
          </table:table-cell>
          <table:table-cell table:style-name="ce4" table:formula="of:=[$Redistribution_high.H79]" office:value-type="float" office:value="6.88451719022769" calcext:value-type="float">
            <text:p>6.88451719022769</text:p>
          </table:table-cell>
          <table:table-cell table:style-name="ce4" table:formula="of:=[$Redistribution_high.I79]" office:value-type="float" office:value="9.45795181956359" calcext:value-type="float">
            <text:p>9.45795181956359</text:p>
          </table:table-cell>
          <table:table-cell table:style-name="ce4"/>
          <table:table-cell/>
          <table:table-cell table:style-name="ce4" table:formula="of:=[$Redistribution_central.F79]" office:value-type="float" office:value="6.92957898971017" calcext:value-type="float">
            <text:p>6.92957898971017</text:p>
          </table:table-cell>
          <table:table-cell table:style-name="ce4" table:formula="of:=[$Redistribution_central.G79]" office:value-type="float" office:value="11.0710069048506" calcext:value-type="float">
            <text:p>11.0710069048506</text:p>
          </table:table-cell>
          <table:table-cell table:style-name="ce4" table:formula="of:=[$Redistribution_central.H79]" office:value-type="float" office:value="7.3656550247406" calcext:value-type="float">
            <text:p>7.3656550247406</text:p>
          </table:table-cell>
          <table:table-cell table:style-name="ce4" table:formula="of:=[$Redistribution_central.I79]" office:value-type="float" office:value="10.7314663928624" calcext:value-type="float">
            <text:p>10.7314663928624</text:p>
          </table:table-cell>
          <table:table-cell table:style-name="ce4"/>
          <table:table-cell/>
          <table:table-cell table:style-name="ce4" table:formula="of:=[$redistribution_low.F79]" office:value-type="float" office:value="6.66509332114945" calcext:value-type="float">
            <text:p>6.66509332114945</text:p>
          </table:table-cell>
          <table:table-cell table:style-name="ce4" table:formula="of:=[$redistribution_low.G79]" office:value-type="float" office:value="9.6468974208865" calcext:value-type="float">
            <text:p>9.6468974208865</text:p>
          </table:table-cell>
          <table:table-cell table:style-name="ce4" table:formula="of:=[$redistribution_low.H79]" office:value-type="float" office:value="7.05971055699432" calcext:value-type="float">
            <text:p>7.05971055699432</text:p>
          </table:table-cell>
          <table:table-cell table:style-name="ce4" table:formula="of:=[$redistribution_low.I79]" office:value-type="float" office:value="9.34150484605684" calcext:value-type="float">
            <text:p>9.34150484605684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36687348363705" calcext:value-type="float">
            <text:p>6.36687348363705</text:p>
          </table:table-cell>
          <table:table-cell table:style-name="ce4" table:formula="of:=[$Redistribution_high.G80]" office:value-type="float" office:value="9.61567427115522" calcext:value-type="float">
            <text:p>9.61567427115522</text:p>
          </table:table-cell>
          <table:table-cell table:style-name="ce4" table:formula="of:=[$Redistribution_high.H80]" office:value-type="float" office:value="6.65360380186434" calcext:value-type="float">
            <text:p>6.65360380186434</text:p>
          </table:table-cell>
          <table:table-cell table:style-name="ce4" table:formula="of:=[$Redistribution_high.I80]" office:value-type="float" office:value="9.40460892551866" calcext:value-type="float">
            <text:p>9.40460892551866</text:p>
          </table:table-cell>
          <table:table-cell table:style-name="ce4"/>
          <table:table-cell/>
          <table:table-cell table:style-name="ce4" table:formula="of:=[$Redistribution_central.F80]" office:value-type="float" office:value="7.04404828878763" calcext:value-type="float">
            <text:p>7.04404828878763</text:p>
          </table:table-cell>
          <table:table-cell table:style-name="ce4" table:formula="of:=[$Redistribution_central.G80]" office:value-type="float" office:value="11.5927185307046" calcext:value-type="float">
            <text:p>11.5927185307046</text:p>
          </table:table-cell>
          <table:table-cell table:style-name="ce4" table:formula="of:=[$Redistribution_central.H80]" office:value-type="float" office:value="7.30949400540558" calcext:value-type="float">
            <text:p>7.30949400540558</text:p>
          </table:table-cell>
          <table:table-cell table:style-name="ce4" table:formula="of:=[$Redistribution_central.I80]" office:value-type="float" office:value="10.9360458365817" calcext:value-type="float">
            <text:p>10.9360458365817</text:p>
          </table:table-cell>
          <table:table-cell table:style-name="ce4"/>
          <table:table-cell/>
          <table:table-cell table:style-name="ce4" table:formula="of:=[$redistribution_low.F80]" office:value-type="float" office:value="7.0130275327433" calcext:value-type="float">
            <text:p>7.0130275327433</text:p>
          </table:table-cell>
          <table:table-cell table:style-name="ce4" table:formula="of:=[$redistribution_low.G80]" office:value-type="float" office:value="10.2277903321992" calcext:value-type="float">
            <text:p>10.2277903321992</text:p>
          </table:table-cell>
          <table:table-cell table:style-name="ce4" table:formula="of:=[$redistribution_low.H80]" office:value-type="float" office:value="7.07624958851694" calcext:value-type="float">
            <text:p>7.07624958851694</text:p>
          </table:table-cell>
          <table:table-cell table:style-name="ce4" table:formula="of:=[$redistribution_low.I80]" office:value-type="float" office:value="9.79040647633979" calcext:value-type="float">
            <text:p>9.79040647633979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24319665356626" calcext:value-type="float">
            <text:p>6.24319665356626</text:p>
          </table:table-cell>
          <table:table-cell table:style-name="ce4" table:formula="of:=[$Redistribution_high.G81]" office:value-type="float" office:value="9.03226568988546" calcext:value-type="float">
            <text:p>9.03226568988546</text:p>
          </table:table-cell>
          <table:table-cell table:style-name="ce4" table:formula="of:=[$Redistribution_high.H81]" office:value-type="float" office:value="6.52449680412979" calcext:value-type="float">
            <text:p>6.52449680412979</text:p>
          </table:table-cell>
          <table:table-cell table:style-name="ce4" table:formula="of:=[$Redistribution_high.I81]" office:value-type="float" office:value="8.89418756068687" calcext:value-type="float">
            <text:p>8.89418756068687</text:p>
          </table:table-cell>
          <table:table-cell table:style-name="ce4"/>
          <table:table-cell/>
          <table:table-cell table:style-name="ce4" table:formula="of:=[$Redistribution_central.F81]" office:value-type="float" office:value="6.75966337516314" calcext:value-type="float">
            <text:p>6.75966337516314</text:p>
          </table:table-cell>
          <table:table-cell table:style-name="ce4" table:formula="of:=[$Redistribution_central.G81]" office:value-type="float" office:value="10.5348753318811" calcext:value-type="float">
            <text:p>10.5348753318811</text:p>
          </table:table-cell>
          <table:table-cell table:style-name="ce4" table:formula="of:=[$Redistribution_central.H81]" office:value-type="float" office:value="7.16579039420407" calcext:value-type="float">
            <text:p>7.16579039420407</text:p>
          </table:table-cell>
          <table:table-cell table:style-name="ce4" table:formula="of:=[$Redistribution_central.I81]" office:value-type="float" office:value="9.92561903515972" calcext:value-type="float">
            <text:p>9.92561903515972</text:p>
          </table:table-cell>
          <table:table-cell table:style-name="ce4"/>
          <table:table-cell/>
          <table:table-cell table:style-name="ce4" table:formula="of:=[$redistribution_low.F81]" office:value-type="float" office:value="6.74625031419877" calcext:value-type="float">
            <text:p>6.74625031419877</text:p>
          </table:table-cell>
          <table:table-cell table:style-name="ce4" table:formula="of:=[$redistribution_low.G81]" office:value-type="float" office:value="10.038458250505" calcext:value-type="float">
            <text:p>10.038458250505</text:p>
          </table:table-cell>
          <table:table-cell table:style-name="ce4" table:formula="of:=[$redistribution_low.H81]" office:value-type="float" office:value="7.21478362544922" calcext:value-type="float">
            <text:p>7.21478362544922</text:p>
          </table:table-cell>
          <table:table-cell table:style-name="ce4" table:formula="of:=[$redistribution_low.I81]" office:value-type="float" office:value="9.34779928869299" calcext:value-type="float">
            <text:p>9.34779928869299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5.97425688985195" calcext:value-type="float">
            <text:p>5.97425688985195</text:p>
          </table:table-cell>
          <table:table-cell table:style-name="ce4" table:formula="of:=[$Redistribution_high.G82]" office:value-type="float" office:value="8.77884604694095" calcext:value-type="float">
            <text:p>8.77884604694095</text:p>
          </table:table-cell>
          <table:table-cell table:style-name="ce4" table:formula="of:=[$Redistribution_high.H82]" office:value-type="float" office:value="6.22152712705828" calcext:value-type="float">
            <text:p>6.22152712705828</text:p>
          </table:table-cell>
          <table:table-cell table:style-name="ce4" table:formula="of:=[$Redistribution_high.I82]" office:value-type="float" office:value="8.23744571251931" calcext:value-type="float">
            <text:p>8.23744571251931</text:p>
          </table:table-cell>
          <table:table-cell table:style-name="ce4"/>
          <table:table-cell/>
          <table:table-cell table:style-name="ce4" table:formula="of:=[$Redistribution_central.F82]" office:value-type="float" office:value="6.8459165537807" calcext:value-type="float">
            <text:p>6.8459165537807</text:p>
          </table:table-cell>
          <table:table-cell table:style-name="ce4" table:formula="of:=[$Redistribution_central.G82]" office:value-type="float" office:value="11.3811280132396" calcext:value-type="float">
            <text:p>11.3811280132396</text:p>
          </table:table-cell>
          <table:table-cell table:style-name="ce4" table:formula="of:=[$Redistribution_central.H82]" office:value-type="float" office:value="7.24346784389228" calcext:value-type="float">
            <text:p>7.24346784389228</text:p>
          </table:table-cell>
          <table:table-cell table:style-name="ce4" table:formula="of:=[$Redistribution_central.I82]" office:value-type="float" office:value="10.851498808641" calcext:value-type="float">
            <text:p>10.851498808641</text:p>
          </table:table-cell>
          <table:table-cell table:style-name="ce4"/>
          <table:table-cell/>
          <table:table-cell table:style-name="ce4" table:formula="of:=[$redistribution_low.F82]" office:value-type="float" office:value="6.61737715896515" calcext:value-type="float">
            <text:p>6.61737715896515</text:p>
          </table:table-cell>
          <table:table-cell table:style-name="ce4" table:formula="of:=[$redistribution_low.G82]" office:value-type="float" office:value="9.23707814055078" calcext:value-type="float">
            <text:p>9.23707814055078</text:p>
          </table:table-cell>
          <table:table-cell table:style-name="ce4" table:formula="of:=[$redistribution_low.H82]" office:value-type="float" office:value="6.9570676363411" calcext:value-type="float">
            <text:p>6.9570676363411</text:p>
          </table:table-cell>
          <table:table-cell table:style-name="ce4" table:formula="of:=[$redistribution_low.I82]" office:value-type="float" office:value="8.79426374859808" calcext:value-type="float">
            <text:p>8.79426374859808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04133815275851" calcext:value-type="float">
            <text:p>6.04133815275851</text:p>
          </table:table-cell>
          <table:table-cell table:style-name="ce4" table:formula="of:=[$Redistribution_high.G83]" office:value-type="float" office:value="8.53531592004954" calcext:value-type="float">
            <text:p>8.53531592004954</text:p>
          </table:table-cell>
          <table:table-cell table:style-name="ce4" table:formula="of:=[$Redistribution_high.H83]" office:value-type="float" office:value="6.35939465940599" calcext:value-type="float">
            <text:p>6.35939465940599</text:p>
          </table:table-cell>
          <table:table-cell table:style-name="ce4" table:formula="of:=[$Redistribution_high.I83]" office:value-type="float" office:value="8.28351475341069" calcext:value-type="float">
            <text:p>8.28351475341069</text:p>
          </table:table-cell>
          <table:table-cell table:style-name="ce4"/>
          <table:table-cell/>
          <table:table-cell table:style-name="ce4" table:formula="of:=[$Redistribution_central.F83]" office:value-type="float" office:value="6.86519508160826" calcext:value-type="float">
            <text:p>6.86519508160826</text:p>
          </table:table-cell>
          <table:table-cell table:style-name="ce4" table:formula="of:=[$Redistribution_central.G83]" office:value-type="float" office:value="10.0411623626065" calcext:value-type="float">
            <text:p>10.0411623626065</text:p>
          </table:table-cell>
          <table:table-cell table:style-name="ce4" table:formula="of:=[$Redistribution_central.H83]" office:value-type="float" office:value="7.07513021775568" calcext:value-type="float">
            <text:p>7.07513021775568</text:p>
          </table:table-cell>
          <table:table-cell table:style-name="ce4" table:formula="of:=[$Redistribution_central.I83]" office:value-type="float" office:value="9.13878727360141" calcext:value-type="float">
            <text:p>9.13878727360141</text:p>
          </table:table-cell>
          <table:table-cell table:style-name="ce4"/>
          <table:table-cell/>
          <table:table-cell table:style-name="ce4" table:formula="of:=[$redistribution_low.F83]" office:value-type="float" office:value="6.49535602427277" calcext:value-type="float">
            <text:p>6.49535602427277</text:p>
          </table:table-cell>
          <table:table-cell table:style-name="ce4" table:formula="of:=[$redistribution_low.G83]" office:value-type="float" office:value="8.84832664919049" calcext:value-type="float">
            <text:p>8.84832664919049</text:p>
          </table:table-cell>
          <table:table-cell table:style-name="ce4" table:formula="of:=[$redistribution_low.H83]" office:value-type="float" office:value="6.75438698953874" calcext:value-type="float">
            <text:p>6.75438698953874</text:p>
          </table:table-cell>
          <table:table-cell table:style-name="ce4" table:formula="of:=[$redistribution_low.I83]" office:value-type="float" office:value="8.48289734146362" calcext:value-type="float">
            <text:p>8.48289734146362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09328938405967" calcext:value-type="float">
            <text:p>6.09328938405967</text:p>
          </table:table-cell>
          <table:table-cell table:style-name="ce4" table:formula="of:=[$Redistribution_high.G84]" office:value-type="float" office:value="9.46401246870799" calcext:value-type="float">
            <text:p>9.46401246870799</text:p>
          </table:table-cell>
          <table:table-cell table:style-name="ce4" table:formula="of:=[$Redistribution_high.H84]" office:value-type="float" office:value="6.32375081789519" calcext:value-type="float">
            <text:p>6.32375081789519</text:p>
          </table:table-cell>
          <table:table-cell table:style-name="ce4" table:formula="of:=[$Redistribution_high.I84]" office:value-type="float" office:value="9.2318899855728" calcext:value-type="float">
            <text:p>9.2318899855728</text:p>
          </table:table-cell>
          <table:table-cell table:style-name="ce4"/>
          <table:table-cell/>
          <table:table-cell table:style-name="ce4" table:formula="of:=[$Redistribution_central.F84]" office:value-type="float" office:value="6.79905317157782" calcext:value-type="float">
            <text:p>6.79905317157782</text:p>
          </table:table-cell>
          <table:table-cell table:style-name="ce4" table:formula="of:=[$Redistribution_central.G84]" office:value-type="float" office:value="10.4315603019868" calcext:value-type="float">
            <text:p>10.4315603019868</text:p>
          </table:table-cell>
          <table:table-cell table:style-name="ce4" table:formula="of:=[$Redistribution_central.H84]" office:value-type="float" office:value="7.06326730114295" calcext:value-type="float">
            <text:p>7.06326730114295</text:p>
          </table:table-cell>
          <table:table-cell table:style-name="ce4" table:formula="of:=[$Redistribution_central.I84]" office:value-type="float" office:value="9.61379551987452" calcext:value-type="float">
            <text:p>9.61379551987452</text:p>
          </table:table-cell>
          <table:table-cell table:style-name="ce4"/>
          <table:table-cell/>
          <table:table-cell table:style-name="ce4" table:formula="of:=[$redistribution_low.F84]" office:value-type="float" office:value="6.60144547497712" calcext:value-type="float">
            <text:p>6.60144547497712</text:p>
          </table:table-cell>
          <table:table-cell table:style-name="ce4" table:formula="of:=[$redistribution_low.G84]" office:value-type="float" office:value="9.40597131154513" calcext:value-type="float">
            <text:p>9.40597131154513</text:p>
          </table:table-cell>
          <table:table-cell table:style-name="ce4" table:formula="of:=[$redistribution_low.H84]" office:value-type="float" office:value="7.02139249123227" calcext:value-type="float">
            <text:p>7.02139249123227</text:p>
          </table:table-cell>
          <table:table-cell table:style-name="ce4" table:formula="of:=[$redistribution_low.I84]" office:value-type="float" office:value="8.97938169433369" calcext:value-type="float">
            <text:p>8.97938169433369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5.85836457561362" calcext:value-type="float">
            <text:p>5.85836457561362</text:p>
          </table:table-cell>
          <table:table-cell table:style-name="ce4" table:formula="of:=[$Redistribution_high.G85]" office:value-type="float" office:value="8.02158815240084" calcext:value-type="float">
            <text:p>8.02158815240084</text:p>
          </table:table-cell>
          <table:table-cell table:style-name="ce4" table:formula="of:=[$Redistribution_high.H85]" office:value-type="float" office:value="6.03659604851568" calcext:value-type="float">
            <text:p>6.03659604851568</text:p>
          </table:table-cell>
          <table:table-cell table:style-name="ce4" table:formula="of:=[$Redistribution_high.I85]" office:value-type="float" office:value="7.71332449450216" calcext:value-type="float">
            <text:p>7.71332449450216</text:p>
          </table:table-cell>
          <table:table-cell table:style-name="ce4"/>
          <table:table-cell/>
          <table:table-cell table:style-name="ce4" table:formula="of:=[$Redistribution_central.F85]" office:value-type="float" office:value="6.53634336496233" calcext:value-type="float">
            <text:p>6.53634336496233</text:p>
          </table:table-cell>
          <table:table-cell table:style-name="ce4" table:formula="of:=[$Redistribution_central.G85]" office:value-type="float" office:value="10.5412517176238" calcext:value-type="float">
            <text:p>10.5412517176238</text:p>
          </table:table-cell>
          <table:table-cell table:style-name="ce4" table:formula="of:=[$Redistribution_central.H85]" office:value-type="float" office:value="6.93814939696884" calcext:value-type="float">
            <text:p>6.93814939696884</text:p>
          </table:table-cell>
          <table:table-cell table:style-name="ce4" table:formula="of:=[$Redistribution_central.I85]" office:value-type="float" office:value="9.70938863674106" calcext:value-type="float">
            <text:p>9.70938863674106</text:p>
          </table:table-cell>
          <table:table-cell table:style-name="ce4"/>
          <table:table-cell/>
          <table:table-cell table:style-name="ce4" table:formula="of:=[$redistribution_low.F85]" office:value-type="float" office:value="6.84057170086312" calcext:value-type="float">
            <text:p>6.84057170086312</text:p>
          </table:table-cell>
          <table:table-cell table:style-name="ce4" table:formula="of:=[$redistribution_low.G85]" office:value-type="float" office:value="9.4968912791186" calcext:value-type="float">
            <text:p>9.4968912791186</text:p>
          </table:table-cell>
          <table:table-cell table:style-name="ce4" table:formula="of:=[$redistribution_low.H85]" office:value-type="float" office:value="7.08221158719096" calcext:value-type="float">
            <text:p>7.08221158719096</text:p>
          </table:table-cell>
          <table:table-cell table:style-name="ce4" table:formula="of:=[$redistribution_low.I85]" office:value-type="float" office:value="9.03051982916559" calcext:value-type="float">
            <text:p>9.03051982916559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5.86853116344707" calcext:value-type="float">
            <text:p>5.86853116344707</text:p>
          </table:table-cell>
          <table:table-cell table:style-name="ce4" table:formula="of:=[$Redistribution_high.G86]" office:value-type="float" office:value="8.54308871281954" calcext:value-type="float">
            <text:p>8.54308871281954</text:p>
          </table:table-cell>
          <table:table-cell table:style-name="ce4" table:formula="of:=[$Redistribution_high.H86]" office:value-type="float" office:value="6.11406925995636" calcext:value-type="float">
            <text:p>6.11406925995636</text:p>
          </table:table-cell>
          <table:table-cell table:style-name="ce4" table:formula="of:=[$Redistribution_high.I86]" office:value-type="float" office:value="8.06669086477621" calcext:value-type="float">
            <text:p>8.06669086477621</text:p>
          </table:table-cell>
          <table:table-cell table:style-name="ce4"/>
          <table:table-cell/>
          <table:table-cell table:style-name="ce4" table:formula="of:=[$Redistribution_central.F86]" office:value-type="float" office:value="6.33626908848275" calcext:value-type="float">
            <text:p>6.33626908848275</text:p>
          </table:table-cell>
          <table:table-cell table:style-name="ce4" table:formula="of:=[$Redistribution_central.G86]" office:value-type="float" office:value="9.40086408669441" calcext:value-type="float">
            <text:p>9.40086408669441</text:p>
          </table:table-cell>
          <table:table-cell table:style-name="ce4" table:formula="of:=[$Redistribution_central.H86]" office:value-type="float" office:value="6.38682394405413" calcext:value-type="float">
            <text:p>6.38682394405413</text:p>
          </table:table-cell>
          <table:table-cell table:style-name="ce4" table:formula="of:=[$Redistribution_central.I86]" office:value-type="float" office:value="9.15831854614891" calcext:value-type="float">
            <text:p>9.15831854614891</text:p>
          </table:table-cell>
          <table:table-cell table:style-name="ce4"/>
          <table:table-cell/>
          <table:table-cell table:style-name="ce4" table:formula="of:=[$redistribution_low.F86]" office:value-type="float" office:value="7.03833262775796" calcext:value-type="float">
            <text:p>7.03833262775796</text:p>
          </table:table-cell>
          <table:table-cell table:style-name="ce4" table:formula="of:=[$redistribution_low.G86]" office:value-type="float" office:value="10.3565575614569" calcext:value-type="float">
            <text:p>10.3565575614569</text:p>
          </table:table-cell>
          <table:table-cell table:style-name="ce4" table:formula="of:=[$redistribution_low.H86]" office:value-type="float" office:value="7.22442029821464" calcext:value-type="float">
            <text:p>7.22442029821464</text:p>
          </table:table-cell>
          <table:table-cell table:style-name="ce4" table:formula="of:=[$redistribution_low.I86]" office:value-type="float" office:value="9.72031607345282" calcext:value-type="float">
            <text:p>9.72031607345282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1414004532859" calcext:value-type="float">
            <text:p>6.1414004532859</text:p>
          </table:table-cell>
          <table:table-cell table:style-name="ce4" table:formula="of:=[$Redistribution_high.G87]" office:value-type="float" office:value="8.82423688834717" calcext:value-type="float">
            <text:p>8.82423688834717</text:p>
          </table:table-cell>
          <table:table-cell table:style-name="ce4" table:formula="of:=[$Redistribution_high.H87]" office:value-type="float" office:value="6.14445234352944" calcext:value-type="float">
            <text:p>6.14445234352944</text:p>
          </table:table-cell>
          <table:table-cell table:style-name="ce4" table:formula="of:=[$Redistribution_high.I87]" office:value-type="float" office:value="8.60557520445366" calcext:value-type="float">
            <text:p>8.60557520445366</text:p>
          </table:table-cell>
          <table:table-cell table:style-name="ce4"/>
          <table:table-cell/>
          <table:table-cell table:style-name="ce4" table:formula="of:=[$Redistribution_central.F87]" office:value-type="float" office:value="6.34206467473143" calcext:value-type="float">
            <text:p>6.34206467473143</text:p>
          </table:table-cell>
          <table:table-cell table:style-name="ce4" table:formula="of:=[$Redistribution_central.G87]" office:value-type="float" office:value="9.30434258361981" calcext:value-type="float">
            <text:p>9.30434258361981</text:p>
          </table:table-cell>
          <table:table-cell table:style-name="ce4" table:formula="of:=[$Redistribution_central.H87]" office:value-type="float" office:value="6.43441158587813" calcext:value-type="float">
            <text:p>6.43441158587813</text:p>
          </table:table-cell>
          <table:table-cell table:style-name="ce4" table:formula="of:=[$Redistribution_central.I87]" office:value-type="float" office:value="8.81049000006292" calcext:value-type="float">
            <text:p>8.81049000006292</text:p>
          </table:table-cell>
          <table:table-cell table:style-name="ce4"/>
          <table:table-cell/>
          <table:table-cell table:style-name="ce4" table:formula="of:=[$redistribution_low.F87]" office:value-type="float" office:value="7.08612734235581" calcext:value-type="float">
            <text:p>7.08612734235581</text:p>
          </table:table-cell>
          <table:table-cell table:style-name="ce4" table:formula="of:=[$redistribution_low.G87]" office:value-type="float" office:value="9.96545029471518" calcext:value-type="float">
            <text:p>9.96545029471518</text:p>
          </table:table-cell>
          <table:table-cell table:style-name="ce4" table:formula="of:=[$redistribution_low.H87]" office:value-type="float" office:value="7.52949667719959" calcext:value-type="float">
            <text:p>7.52949667719959</text:p>
          </table:table-cell>
          <table:table-cell table:style-name="ce4" table:formula="of:=[$redistribution_low.I87]" office:value-type="float" office:value="8.97428586789254" calcext:value-type="float">
            <text:p>8.97428586789254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28453253955856" calcext:value-type="float">
            <text:p>6.28453253955856</text:p>
          </table:table-cell>
          <table:table-cell table:style-name="ce4" table:formula="of:=[$Redistribution_high.G88]" office:value-type="float" office:value="8.40556738300695" calcext:value-type="float">
            <text:p>8.40556738300695</text:p>
          </table:table-cell>
          <table:table-cell table:style-name="ce4" table:formula="of:=[$Redistribution_high.H88]" office:value-type="float" office:value="6.41603968005747" calcext:value-type="float">
            <text:p>6.41603968005747</text:p>
          </table:table-cell>
          <table:table-cell table:style-name="ce4" table:formula="of:=[$Redistribution_high.I88]" office:value-type="float" office:value="8.31516336581004" calcext:value-type="float">
            <text:p>8.31516336581004</text:p>
          </table:table-cell>
          <table:table-cell table:style-name="ce4"/>
          <table:table-cell/>
          <table:table-cell table:style-name="ce4" table:formula="of:=[$Redistribution_central.F88]" office:value-type="float" office:value="6.32970856160593" calcext:value-type="float">
            <text:p>6.32970856160593</text:p>
          </table:table-cell>
          <table:table-cell table:style-name="ce4" table:formula="of:=[$Redistribution_central.G88]" office:value-type="float" office:value="9.72433862869456" calcext:value-type="float">
            <text:p>9.72433862869456</text:p>
          </table:table-cell>
          <table:table-cell table:style-name="ce4" table:formula="of:=[$Redistribution_central.H88]" office:value-type="float" office:value="6.42147379115112" calcext:value-type="float">
            <text:p>6.42147379115112</text:p>
          </table:table-cell>
          <table:table-cell table:style-name="ce4" table:formula="of:=[$Redistribution_central.I88]" office:value-type="float" office:value="9.11208101338483" calcext:value-type="float">
            <text:p>9.11208101338483</text:p>
          </table:table-cell>
          <table:table-cell table:style-name="ce4"/>
          <table:table-cell/>
          <table:table-cell table:style-name="ce4" table:formula="of:=[$redistribution_low.F88]" office:value-type="float" office:value="7.02759973373031" calcext:value-type="float">
            <text:p>7.02759973373031</text:p>
          </table:table-cell>
          <table:table-cell table:style-name="ce4" table:formula="of:=[$redistribution_low.G88]" office:value-type="float" office:value="9.60804684967503" calcext:value-type="float">
            <text:p>9.60804684967503</text:p>
          </table:table-cell>
          <table:table-cell table:style-name="ce4" table:formula="of:=[$redistribution_low.H88]" office:value-type="float" office:value="7.16020579857686" calcext:value-type="float">
            <text:p>7.16020579857686</text:p>
          </table:table-cell>
          <table:table-cell table:style-name="ce4" table:formula="of:=[$redistribution_low.I88]" office:value-type="float" office:value="8.97103618297274" calcext:value-type="float">
            <text:p>8.97103618297274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35019378654292" calcext:value-type="float">
            <text:p>6.35019378654292</text:p>
          </table:table-cell>
          <table:table-cell table:style-name="ce4" table:formula="of:=[$Redistribution_high.G89]" office:value-type="float" office:value="8.91372330121268" calcext:value-type="float">
            <text:p>8.91372330121268</text:p>
          </table:table-cell>
          <table:table-cell table:style-name="ce4" table:formula="of:=[$Redistribution_high.H89]" office:value-type="float" office:value="6.44578817258664" calcext:value-type="float">
            <text:p>6.44578817258664</text:p>
          </table:table-cell>
          <table:table-cell table:style-name="ce4" table:formula="of:=[$Redistribution_high.I89]" office:value-type="float" office:value="8.3897441538637" calcext:value-type="float">
            <text:p>8.3897441538637</text:p>
          </table:table-cell>
          <table:table-cell table:style-name="ce4"/>
          <table:table-cell/>
          <table:table-cell table:style-name="ce4" table:formula="of:=[$Redistribution_central.F89]" office:value-type="float" office:value="6.74196797285946" calcext:value-type="float">
            <text:p>6.74196797285946</text:p>
          </table:table-cell>
          <table:table-cell table:style-name="ce4" table:formula="of:=[$Redistribution_central.G89]" office:value-type="float" office:value="11.0643596837315" calcext:value-type="float">
            <text:p>11.0643596837315</text:p>
          </table:table-cell>
          <table:table-cell table:style-name="ce4" table:formula="of:=[$Redistribution_central.H89]" office:value-type="float" office:value="6.96811248083061" calcext:value-type="float">
            <text:p>6.96811248083061</text:p>
          </table:table-cell>
          <table:table-cell table:style-name="ce4" table:formula="of:=[$Redistribution_central.I89]" office:value-type="float" office:value="10.7641230356752" calcext:value-type="float">
            <text:p>10.7641230356752</text:p>
          </table:table-cell>
          <table:table-cell table:style-name="ce4"/>
          <table:table-cell/>
          <table:table-cell table:style-name="ce4" table:formula="of:=[$redistribution_low.F89]" office:value-type="float" office:value="6.80287388656926" calcext:value-type="float">
            <text:p>6.80287388656926</text:p>
          </table:table-cell>
          <table:table-cell table:style-name="ce4" table:formula="of:=[$redistribution_low.G89]" office:value-type="float" office:value="8.93251625737942" calcext:value-type="float">
            <text:p>8.93251625737942</text:p>
          </table:table-cell>
          <table:table-cell table:style-name="ce4" table:formula="of:=[$redistribution_low.H89]" office:value-type="float" office:value="6.8182276243442" calcext:value-type="float">
            <text:p>6.8182276243442</text:p>
          </table:table-cell>
          <table:table-cell table:style-name="ce4" table:formula="of:=[$redistribution_low.I89]" office:value-type="float" office:value="8.97103618297274" calcext:value-type="float">
            <text:p>8.97103618297274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6.18197013376194" calcext:value-type="float">
            <text:p>6.18197013376194</text:p>
          </table:table-cell>
          <table:table-cell table:style-name="ce4" table:formula="of:=[$Redistribution_high.G90]" office:value-type="float" office:value="8.42145531646376" calcext:value-type="float">
            <text:p>8.42145531646376</text:p>
          </table:table-cell>
          <table:table-cell table:style-name="ce4" table:formula="of:=[$Redistribution_high.H90]" office:value-type="float" office:value="6.37216974886373" calcext:value-type="float">
            <text:p>6.37216974886373</text:p>
          </table:table-cell>
          <table:table-cell table:style-name="ce4" table:formula="of:=[$Redistribution_high.I90]" office:value-type="float" office:value="8.26952387606921" calcext:value-type="float">
            <text:p>8.26952387606921</text:p>
          </table:table-cell>
          <table:table-cell table:style-name="ce4"/>
          <table:table-cell/>
          <table:table-cell table:style-name="ce4" table:formula="of:=[$Redistribution_central.F90]" office:value-type="float" office:value="6.29765229391012" calcext:value-type="float">
            <text:p>6.29765229391012</text:p>
          </table:table-cell>
          <table:table-cell table:style-name="ce4" table:formula="of:=[$Redistribution_central.G90]" office:value-type="float" office:value="11.5935998315488" calcext:value-type="float">
            <text:p>11.5935998315488</text:p>
          </table:table-cell>
          <table:table-cell table:style-name="ce4" table:formula="of:=[$Redistribution_central.H90]" office:value-type="float" office:value="6.46351019313529" calcext:value-type="float">
            <text:p>6.46351019313529</text:p>
          </table:table-cell>
          <table:table-cell table:style-name="ce4" table:formula="of:=[$Redistribution_central.I90]" office:value-type="float" office:value="9.67525790262814" calcext:value-type="float">
            <text:p>9.67525790262814</text:p>
          </table:table-cell>
          <table:table-cell table:style-name="ce4"/>
          <table:table-cell/>
          <table:table-cell table:style-name="ce4" table:formula="of:=[$redistribution_low.F90]" office:value-type="float" office:value="6.85296505547584" calcext:value-type="float">
            <text:p>6.85296505547584</text:p>
          </table:table-cell>
          <table:table-cell table:style-name="ce4" table:formula="of:=[$redistribution_low.G90]" office:value-type="float" office:value="9.69019088086866" calcext:value-type="float">
            <text:p>9.69019088086866</text:p>
          </table:table-cell>
          <table:table-cell table:style-name="ce4" table:formula="of:=[$redistribution_low.H90]" office:value-type="float" office:value="7.03233832416195" calcext:value-type="float">
            <text:p>7.03233832416195</text:p>
          </table:table-cell>
          <table:table-cell table:style-name="ce4" table:formula="of:=[$redistribution_low.I90]" office:value-type="float" office:value="9.45805464502427" calcext:value-type="float">
            <text:p>9.45805464502427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6.25787252255005" calcext:value-type="float">
            <text:p>6.25787252255005</text:p>
          </table:table-cell>
          <table:table-cell table:style-name="ce4" table:formula="of:=[$Redistribution_high.G91]" office:value-type="float" office:value="8.97103618297274" calcext:value-type="float">
            <text:p>8.97103618297274</text:p>
          </table:table-cell>
          <table:table-cell table:style-name="ce4" table:formula="of:=[$Redistribution_high.H91]" office:value-type="float" office:value="6.33799483493963" calcext:value-type="float">
            <text:p>6.33799483493963</text:p>
          </table:table-cell>
          <table:table-cell table:style-name="ce4" table:formula="of:=[$Redistribution_high.I91]" office:value-type="float" office:value="8.44689060812596" calcext:value-type="float">
            <text:p>8.44689060812596</text:p>
          </table:table-cell>
          <table:table-cell table:style-name="ce4"/>
          <table:table-cell/>
          <table:table-cell table:style-name="ce4" table:formula="of:=[$Redistribution_central.F91]" office:value-type="float" office:value="6.0121868314952" calcext:value-type="float">
            <text:p>6.0121868314952</text:p>
          </table:table-cell>
          <table:table-cell table:style-name="ce4" table:formula="of:=[$Redistribution_central.G91]" office:value-type="float" office:value="8.90241548226894" calcext:value-type="float">
            <text:p>8.90241548226894</text:p>
          </table:table-cell>
          <table:table-cell table:style-name="ce4" table:formula="of:=[$Redistribution_central.H91]" office:value-type="float" office:value="6.17385090523437" calcext:value-type="float">
            <text:p>6.17385090523437</text:p>
          </table:table-cell>
          <table:table-cell table:style-name="ce4" table:formula="of:=[$Redistribution_central.I91]" office:value-type="float" office:value="8.09309949142343" calcext:value-type="float">
            <text:p>8.09309949142343</text:p>
          </table:table-cell>
          <table:table-cell table:style-name="ce4"/>
          <table:table-cell/>
          <table:table-cell table:style-name="ce4" table:formula="of:=[$redistribution_low.F91]" office:value-type="float" office:value="7.02170270847904" calcext:value-type="float">
            <text:p>7.02170270847904</text:p>
          </table:table-cell>
          <table:table-cell table:style-name="ce4" table:formula="of:=[$redistribution_low.G91]" office:value-type="float" office:value="9.7456325766202" calcext:value-type="float">
            <text:p>9.7456325766202</text:p>
          </table:table-cell>
          <table:table-cell table:style-name="ce4" table:formula="of:=[$redistribution_low.H91]" office:value-type="float" office:value="7.38721705919844" calcext:value-type="float">
            <text:p>7.38721705919844</text:p>
          </table:table-cell>
          <table:table-cell table:style-name="ce4" table:formula="of:=[$redistribution_low.I91]" office:value-type="float" office:value="9.39148475868275" calcext:value-type="float">
            <text:p>9.39148475868275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6.09858553314537" calcext:value-type="float">
            <text:p>6.09858553314537</text:p>
          </table:table-cell>
          <table:table-cell table:style-name="ce4" table:formula="of:=[$Redistribution_high.G92]" office:value-type="float" office:value="8.99300168589593" calcext:value-type="float">
            <text:p>8.99300168589593</text:p>
          </table:table-cell>
          <table:table-cell table:style-name="ce4" table:formula="of:=[$Redistribution_high.H92]" office:value-type="float" office:value="6.32731725661362" calcext:value-type="float">
            <text:p>6.32731725661362</text:p>
          </table:table-cell>
          <table:table-cell table:style-name="ce4" table:formula="of:=[$Redistribution_high.I92]" office:value-type="float" office:value="8.32296471961215" calcext:value-type="float">
            <text:p>8.32296471961215</text:p>
          </table:table-cell>
          <table:table-cell table:style-name="ce4"/>
          <table:table-cell/>
          <table:table-cell table:style-name="ce4" table:formula="of:=[$Redistribution_central.F92]" office:value-type="float" office:value="5.61700984715221" calcext:value-type="float">
            <text:p>5.61700984715221</text:p>
          </table:table-cell>
          <table:table-cell table:style-name="ce4" table:formula="of:=[$Redistribution_central.G92]" office:value-type="float" office:value="8.70094652372997" calcext:value-type="float">
            <text:p>8.70094652372997</text:p>
          </table:table-cell>
          <table:table-cell table:style-name="ce4" table:formula="of:=[$Redistribution_central.H92]" office:value-type="float" office:value="5.71721114070737" calcext:value-type="float">
            <text:p>5.71721114070737</text:p>
          </table:table-cell>
          <table:table-cell table:style-name="ce4" table:formula="of:=[$Redistribution_central.I92]" office:value-type="float" office:value="8.31960703076101" calcext:value-type="float">
            <text:p>8.31960703076101</text:p>
          </table:table-cell>
          <table:table-cell table:style-name="ce4"/>
          <table:table-cell/>
          <table:table-cell table:style-name="ce4" table:formula="of:=[$redistribution_low.F92]" office:value-type="float" office:value="6.90201087186034" calcext:value-type="float">
            <text:p>6.90201087186034</text:p>
          </table:table-cell>
          <table:table-cell table:style-name="ce4" table:formula="of:=[$redistribution_low.G92]" office:value-type="float" office:value="9.71129173320267" calcext:value-type="float">
            <text:p>9.71129173320267</text:p>
          </table:table-cell>
          <table:table-cell table:style-name="ce4" table:formula="of:=[$redistribution_low.H92]" office:value-type="float" office:value="7.18965320247223" calcext:value-type="float">
            <text:p>7.18965320247223</text:p>
          </table:table-cell>
          <table:table-cell table:style-name="ce4" table:formula="of:=[$redistribution_low.I92]" office:value-type="float" office:value="9.33307348403879" calcext:value-type="float">
            <text:p>9.33307348403879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5.97352959894879" calcext:value-type="float">
            <text:p>5.97352959894879</text:p>
          </table:table-cell>
          <table:table-cell table:style-name="ce4" table:formula="of:=[$Redistribution_high.G93]" office:value-type="float" office:value="8.42167440188924" calcext:value-type="float">
            <text:p>8.42167440188924</text:p>
          </table:table-cell>
          <table:table-cell table:style-name="ce4" table:formula="of:=[$Redistribution_high.H93]" office:value-type="float" office:value="6.18206073687766" calcext:value-type="float">
            <text:p>6.18206073687766</text:p>
          </table:table-cell>
          <table:table-cell table:style-name="ce4" table:formula="of:=[$Redistribution_high.I93]" office:value-type="float" office:value="8.41726550796678" calcext:value-type="float">
            <text:p>8.41726550796678</text:p>
          </table:table-cell>
          <table:table-cell table:style-name="ce4"/>
          <table:table-cell/>
          <table:table-cell table:style-name="ce4" table:formula="of:=[$Redistribution_central.F93]" office:value-type="float" office:value="5.91946455768987" calcext:value-type="float">
            <text:p>5.91946455768987</text:p>
          </table:table-cell>
          <table:table-cell table:style-name="ce4" table:formula="of:=[$Redistribution_central.G93]" office:value-type="float" office:value="9.5106904912531" calcext:value-type="float">
            <text:p>9.5106904912531</text:p>
          </table:table-cell>
          <table:table-cell table:style-name="ce4" table:formula="of:=[$Redistribution_central.H93]" office:value-type="float" office:value="6.06303670330631" calcext:value-type="float">
            <text:p>6.06303670330631</text:p>
          </table:table-cell>
          <table:table-cell table:style-name="ce4" table:formula="of:=[$Redistribution_central.I93]" office:value-type="float" office:value="9.37832229426097" calcext:value-type="float">
            <text:p>9.37832229426097</text:p>
          </table:table-cell>
          <table:table-cell table:style-name="ce4"/>
          <table:table-cell/>
          <table:table-cell table:style-name="ce4" table:formula="of:=[$redistribution_low.F93]" office:value-type="float" office:value="6.96889887624716" calcext:value-type="float">
            <text:p>6.96889887624716</text:p>
          </table:table-cell>
          <table:table-cell table:style-name="ce4" table:formula="of:=[$redistribution_low.G93]" office:value-type="float" office:value="9.04992280390343" calcext:value-type="float">
            <text:p>9.04992280390343</text:p>
          </table:table-cell>
          <table:table-cell table:style-name="ce4" table:formula="of:=[$redistribution_low.H93]" office:value-type="float" office:value="7.2461258841897" calcext:value-type="float">
            <text:p>7.2461258841897</text:p>
          </table:table-cell>
          <table:table-cell table:style-name="ce4" table:formula="of:=[$redistribution_low.I93]" office:value-type="float" office:value="9.0290720763414" calcext:value-type="float">
            <text:p>9.0290720763414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6.14616774026696" calcext:value-type="float">
            <text:p>6.14616774026696</text:p>
          </table:table-cell>
          <table:table-cell table:style-name="ce4" table:formula="of:=[$Redistribution_high.G94]" office:value-type="float" office:value="8.6164807402381" calcext:value-type="float">
            <text:p>8.6164807402381</text:p>
          </table:table-cell>
          <table:table-cell table:style-name="ce4" table:formula="of:=[$Redistribution_high.H94]" office:value-type="float" office:value="6.42744634466293" calcext:value-type="float">
            <text:p>6.42744634466293</text:p>
          </table:table-cell>
          <table:table-cell table:style-name="ce4" table:formula="of:=[$Redistribution_high.I94]" office:value-type="float" office:value="9.00352033882355" calcext:value-type="float">
            <text:p>9.00352033882355</text:p>
          </table:table-cell>
          <table:table-cell table:style-name="ce4"/>
          <table:table-cell/>
          <table:table-cell table:style-name="ce4" table:formula="of:=[$Redistribution_central.F94]" office:value-type="float" office:value="5.89671288739906" calcext:value-type="float">
            <text:p>5.89671288739906</text:p>
          </table:table-cell>
          <table:table-cell table:style-name="ce4" table:formula="of:=[$Redistribution_central.G94]" office:value-type="float" office:value="10.1340569272666" calcext:value-type="float">
            <text:p>10.1340569272666</text:p>
          </table:table-cell>
          <table:table-cell table:style-name="ce4" table:formula="of:=[$Redistribution_central.H94]" office:value-type="float" office:value="6.06786638931008" calcext:value-type="float">
            <text:p>6.06786638931008</text:p>
          </table:table-cell>
          <table:table-cell table:style-name="ce4" table:formula="of:=[$Redistribution_central.I94]" office:value-type="float" office:value="9.33695165740267" calcext:value-type="float">
            <text:p>9.33695165740267</text:p>
          </table:table-cell>
          <table:table-cell table:style-name="ce4"/>
          <table:table-cell/>
          <table:table-cell table:style-name="ce4" table:formula="of:=[$redistribution_low.F94]" office:value-type="float" office:value="7.094083723831" calcext:value-type="float">
            <text:p>7.094083723831</text:p>
          </table:table-cell>
          <table:table-cell table:style-name="ce4" table:formula="of:=[$redistribution_low.G94]" office:value-type="float" office:value="10.4776857934601" calcext:value-type="float">
            <text:p>10.4776857934601</text:p>
          </table:table-cell>
          <table:table-cell table:style-name="ce4" table:formula="of:=[$redistribution_low.H94]" office:value-type="float" office:value="7.48483477421036" calcext:value-type="float">
            <text:p>7.48483477421036</text:p>
          </table:table-cell>
          <table:table-cell table:style-name="ce4" table:formula="of:=[$redistribution_low.I94]" office:value-type="float" office:value="9.58020143278942" calcext:value-type="float">
            <text:p>9.58020143278942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6.10962098875823" calcext:value-type="float">
            <text:p>6.10962098875823</text:p>
          </table:table-cell>
          <table:table-cell table:style-name="ce4" table:formula="of:=[$Redistribution_high.G95]" office:value-type="float" office:value="8.51688159443194" calcext:value-type="float">
            <text:p>8.51688159443194</text:p>
          </table:table-cell>
          <table:table-cell table:style-name="ce4" table:formula="of:=[$Redistribution_high.H95]" office:value-type="float" office:value="6.33692240056868" calcext:value-type="float">
            <text:p>6.33692240056868</text:p>
          </table:table-cell>
          <table:table-cell table:style-name="ce4" table:formula="of:=[$Redistribution_high.I95]" office:value-type="float" office:value="8.57365912711116" calcext:value-type="float">
            <text:p>8.57365912711116</text:p>
          </table:table-cell>
          <table:table-cell table:style-name="ce4"/>
          <table:table-cell/>
          <table:table-cell table:style-name="ce4" table:formula="of:=[$Redistribution_central.F95]" office:value-type="float" office:value="6.01751936935515" calcext:value-type="float">
            <text:p>6.01751936935515</text:p>
          </table:table-cell>
          <table:table-cell table:style-name="ce4" table:formula="of:=[$Redistribution_central.G95]" office:value-type="float" office:value="9.70377700475693" calcext:value-type="float">
            <text:p>9.70377700475693</text:p>
          </table:table-cell>
          <table:table-cell table:style-name="ce4" table:formula="of:=[$Redistribution_central.H95]" office:value-type="float" office:value="6.08783829958994" calcext:value-type="float">
            <text:p>6.08783829958994</text:p>
          </table:table-cell>
          <table:table-cell table:style-name="ce4" table:formula="of:=[$Redistribution_central.I95]" office:value-type="float" office:value="9.49295721145578" calcext:value-type="float">
            <text:p>9.49295721145578</text:p>
          </table:table-cell>
          <table:table-cell table:style-name="ce4"/>
          <table:table-cell/>
          <table:table-cell table:style-name="ce4" table:formula="of:=[$redistribution_low.F95]" office:value-type="float" office:value="7.37404032190773" calcext:value-type="float">
            <text:p>7.37404032190773</text:p>
          </table:table-cell>
          <table:table-cell table:style-name="ce4" table:formula="of:=[$redistribution_low.G95]" office:value-type="float" office:value="9.54751152288674" calcext:value-type="float">
            <text:p>9.54751152288674</text:p>
          </table:table-cell>
          <table:table-cell table:style-name="ce4" table:formula="of:=[$redistribution_low.H95]" office:value-type="float" office:value="7.64444591969948" calcext:value-type="float">
            <text:p>7.64444591969948</text:p>
          </table:table-cell>
          <table:table-cell table:style-name="ce4" table:formula="of:=[$redistribution_low.I95]" office:value-type="float" office:value="9.61871022609507" calcext:value-type="float">
            <text:p>9.61871022609507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6.11950696300778" calcext:value-type="float">
            <text:p>6.11950696300778</text:p>
          </table:table-cell>
          <table:table-cell table:style-name="ce4" table:formula="of:=[$Redistribution_high.G96]" office:value-type="float" office:value="9.1020104330517" calcext:value-type="float">
            <text:p>9.1020104330517</text:p>
          </table:table-cell>
          <table:table-cell table:style-name="ce4" table:formula="of:=[$Redistribution_high.H96]" office:value-type="float" office:value="6.25289324773791" calcext:value-type="float">
            <text:p>6.25289324773791</text:p>
          </table:table-cell>
          <table:table-cell table:style-name="ce4" table:formula="of:=[$Redistribution_high.I96]" office:value-type="float" office:value="9.37541619809552" calcext:value-type="float">
            <text:p>9.37541619809552</text:p>
          </table:table-cell>
          <table:table-cell table:style-name="ce4"/>
          <table:table-cell/>
          <table:table-cell table:style-name="ce4" table:formula="of:=[$Redistribution_central.F96]" office:value-type="float" office:value="6.14806376407561" calcext:value-type="float">
            <text:p>6.14806376407561</text:p>
          </table:table-cell>
          <table:table-cell table:style-name="ce4" table:formula="of:=[$Redistribution_central.G96]" office:value-type="float" office:value="9.59604337764511" calcext:value-type="float">
            <text:p>9.59604337764511</text:p>
          </table:table-cell>
          <table:table-cell table:style-name="ce4" table:formula="of:=[$Redistribution_central.H96]" office:value-type="float" office:value="6.24681058711958" calcext:value-type="float">
            <text:p>6.24681058711958</text:p>
          </table:table-cell>
          <table:table-cell table:style-name="ce4" table:formula="of:=[$Redistribution_central.I96]" office:value-type="float" office:value="8.89347390833148" calcext:value-type="float">
            <text:p>8.89347390833148</text:p>
          </table:table-cell>
          <table:table-cell table:style-name="ce4"/>
          <table:table-cell/>
          <table:table-cell table:style-name="ce4" table:formula="of:=[$redistribution_low.F96]" office:value-type="float" office:value="6.77445649447218" calcext:value-type="float">
            <text:p>6.77445649447218</text:p>
          </table:table-cell>
          <table:table-cell table:style-name="ce4" table:formula="of:=[$redistribution_low.G96]" office:value-type="float" office:value="8.8199016153083" calcext:value-type="float">
            <text:p>8.8199016153083</text:p>
          </table:table-cell>
          <table:table-cell table:style-name="ce4" table:formula="of:=[$redistribution_low.H96]" office:value-type="float" office:value="6.83172719040675" calcext:value-type="float">
            <text:p>6.83172719040675</text:p>
          </table:table-cell>
          <table:table-cell table:style-name="ce4" table:formula="of:=[$redistribution_low.I96]" office:value-type="float" office:value="9.01890048744198" calcext:value-type="float">
            <text:p>9.01890048744198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6.08160433135619" calcext:value-type="float">
            <text:p>6.08160433135619</text:p>
          </table:table-cell>
          <table:table-cell table:style-name="ce4" table:formula="of:=[$Redistribution_high.G97]" office:value-type="float" office:value="9.07620421307529" calcext:value-type="float">
            <text:p>9.07620421307529</text:p>
          </table:table-cell>
          <table:table-cell table:style-name="ce4" table:formula="of:=[$Redistribution_high.H97]" office:value-type="float" office:value="6.19610841625899" calcext:value-type="float">
            <text:p>6.19610841625899</text:p>
          </table:table-cell>
          <table:table-cell table:style-name="ce4" table:formula="of:=[$Redistribution_high.I97]" office:value-type="float" office:value="9.01971959606336" calcext:value-type="float">
            <text:p>9.01971959606336</text:p>
          </table:table-cell>
          <table:table-cell table:style-name="ce4"/>
          <table:table-cell/>
          <table:table-cell table:style-name="ce4" table:formula="of:=[$Redistribution_central.F97]" office:value-type="float" office:value="6.09015396601825" calcext:value-type="float">
            <text:p>6.09015396601825</text:p>
          </table:table-cell>
          <table:table-cell table:style-name="ce4" table:formula="of:=[$Redistribution_central.G97]" office:value-type="float" office:value="10.2746654307466" calcext:value-type="float">
            <text:p>10.2746654307466</text:p>
          </table:table-cell>
          <table:table-cell table:style-name="ce4" table:formula="of:=[$Redistribution_central.H97]" office:value-type="float" office:value="6.09015396601825" calcext:value-type="float">
            <text:p>6.09015396601825</text:p>
          </table:table-cell>
          <table:table-cell table:style-name="ce4" table:formula="of:=[$Redistribution_central.I97]" office:value-type="float" office:value="10.2184900108886" calcext:value-type="float">
            <text:p>10.2184900108886</text:p>
          </table:table-cell>
          <table:table-cell table:style-name="ce4"/>
          <table:table-cell/>
          <table:table-cell table:style-name="ce4" table:formula="of:=[$redistribution_low.F97]" office:value-type="float" office:value="7.21415821136882" calcext:value-type="float">
            <text:p>7.21415821136882</text:p>
          </table:table-cell>
          <table:table-cell table:style-name="ce4" table:formula="of:=[$redistribution_low.G97]" office:value-type="float" office:value="9.18042872852998" calcext:value-type="float">
            <text:p>9.18042872852998</text:p>
          </table:table-cell>
          <table:table-cell table:style-name="ce4" table:formula="of:=[$redistribution_low.H97]" office:value-type="float" office:value="7.2333895968226" calcext:value-type="float">
            <text:p>7.2333895968226</text:p>
          </table:table-cell>
          <table:table-cell table:style-name="ce4" table:formula="of:=[$redistribution_low.I97]" office:value-type="float" office:value="9.07642971915279" calcext:value-type="float">
            <text:p>9.07642971915279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7146902231344" calcext:value-type="float">
            <text:p>5.7146902231344</text:p>
          </table:table-cell>
          <table:table-cell table:style-name="ce4" table:formula="of:=[$Redistribution_high.G98]" office:value-type="float" office:value="9.03762546320414" calcext:value-type="float">
            <text:p>9.03762546320414</text:p>
          </table:table-cell>
          <table:table-cell table:style-name="ce4" table:formula="of:=[$Redistribution_high.H98]" office:value-type="float" office:value="5.88292069657514" calcext:value-type="float">
            <text:p>5.88292069657514</text:p>
          </table:table-cell>
          <table:table-cell table:style-name="ce4" table:formula="of:=[$Redistribution_high.I98]" office:value-type="float" office:value="9.05496767637691" calcext:value-type="float">
            <text:p>9.05496767637691</text:p>
          </table:table-cell>
          <table:table-cell table:style-name="ce4"/>
          <table:table-cell/>
          <table:table-cell table:style-name="ce4" table:formula="of:=[$Redistribution_central.F98]" office:value-type="float" office:value="5.71295553965745" calcext:value-type="float">
            <text:p>5.71295553965745</text:p>
          </table:table-cell>
          <table:table-cell table:style-name="ce4" table:formula="of:=[$Redistribution_central.G98]" office:value-type="float" office:value="9.08245037034906" calcext:value-type="float">
            <text:p>9.08245037034906</text:p>
          </table:table-cell>
          <table:table-cell table:style-name="ce4" table:formula="of:=[$Redistribution_central.H98]" office:value-type="float" office:value="6.1195570417446" calcext:value-type="float">
            <text:p>6.1195570417446</text:p>
          </table:table-cell>
          <table:table-cell table:style-name="ce4" table:formula="of:=[$Redistribution_central.I98]" office:value-type="float" office:value="8.37587858887642" calcext:value-type="float">
            <text:p>8.37587858887642</text:p>
          </table:table-cell>
          <table:table-cell table:style-name="ce4"/>
          <table:table-cell/>
          <table:table-cell table:style-name="ce4" table:formula="of:=[$redistribution_low.F98]" office:value-type="float" office:value="6.76846763997662" calcext:value-type="float">
            <text:p>6.76846763997662</text:p>
          </table:table-cell>
          <table:table-cell table:style-name="ce4" table:formula="of:=[$redistribution_low.G98]" office:value-type="float" office:value="8.95496245360866" calcext:value-type="float">
            <text:p>8.95496245360866</text:p>
          </table:table-cell>
          <table:table-cell table:style-name="ce4" table:formula="of:=[$redistribution_low.H98]" office:value-type="float" office:value="6.98806660874586" calcext:value-type="float">
            <text:p>6.98806660874586</text:p>
          </table:table-cell>
          <table:table-cell table:style-name="ce4" table:formula="of:=[$redistribution_low.I98]" office:value-type="float" office:value="8.82560265724555" calcext:value-type="float">
            <text:p>8.8256026572455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5.84398562094326" calcext:value-type="float">
            <text:p>5.84398562094326</text:p>
          </table:table-cell>
          <table:table-cell table:style-name="ce4" table:formula="of:=[$Redistribution_high.G99]" office:value-type="float" office:value="8.85390894852914" calcext:value-type="float">
            <text:p>8.85390894852914</text:p>
          </table:table-cell>
          <table:table-cell table:style-name="ce4" table:formula="of:=[$Redistribution_high.H99]" office:value-type="float" office:value="5.9350631628077" calcext:value-type="float">
            <text:p>5.9350631628077</text:p>
          </table:table-cell>
          <table:table-cell table:style-name="ce4" table:formula="of:=[$Redistribution_high.I99]" office:value-type="float" office:value="8.76268786972714" calcext:value-type="float">
            <text:p>8.76268786972714</text:p>
          </table:table-cell>
          <table:table-cell table:style-name="ce4"/>
          <table:table-cell/>
          <table:table-cell table:style-name="ce4" table:formula="of:=[$Redistribution_central.F99]" office:value-type="float" office:value="6.14744435963374" calcext:value-type="float">
            <text:p>6.14744435963374</text:p>
          </table:table-cell>
          <table:table-cell table:style-name="ce4" table:formula="of:=[$Redistribution_central.G99]" office:value-type="float" office:value="9.2894760187427" calcext:value-type="float">
            <text:p>9.2894760187427</text:p>
          </table:table-cell>
          <table:table-cell table:style-name="ce4" table:formula="of:=[$Redistribution_central.H99]" office:value-type="float" office:value="6.32026860350376" calcext:value-type="float">
            <text:p>6.32026860350376</text:p>
          </table:table-cell>
          <table:table-cell table:style-name="ce4" table:formula="of:=[$Redistribution_central.I99]" office:value-type="float" office:value="9.23305942990218" calcext:value-type="float">
            <text:p>9.23305942990218</text:p>
          </table:table-cell>
          <table:table-cell table:style-name="ce4"/>
          <table:table-cell/>
          <table:table-cell table:style-name="ce4" table:formula="of:=[$redistribution_low.F99]" office:value-type="float" office:value="6.74192539409734" calcext:value-type="float">
            <text:p>6.74192539409734</text:p>
          </table:table-cell>
          <table:table-cell table:style-name="ce4" table:formula="of:=[$redistribution_low.G99]" office:value-type="float" office:value="9.23939659825709" calcext:value-type="float">
            <text:p>9.23939659825709</text:p>
          </table:table-cell>
          <table:table-cell table:style-name="ce4" table:formula="of:=[$redistribution_low.H99]" office:value-type="float" office:value="6.74192539409734" calcext:value-type="float">
            <text:p>6.74192539409734</text:p>
          </table:table-cell>
          <table:table-cell table:style-name="ce4" table:formula="of:=[$redistribution_low.I99]" office:value-type="float" office:value="9.13332642552657" calcext:value-type="float">
            <text:p>9.13332642552657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70577813945864" calcext:value-type="float">
            <text:p>5.70577813945864</text:p>
          </table:table-cell>
          <table:table-cell table:style-name="ce4" table:formula="of:=[$Redistribution_high.G100]" office:value-type="float" office:value="8.892853885232" calcext:value-type="float">
            <text:p>8.892853885232</text:p>
          </table:table-cell>
          <table:table-cell table:style-name="ce4" table:formula="of:=[$Redistribution_high.H100]" office:value-type="float" office:value="5.72449413959627" calcext:value-type="float">
            <text:p>5.72449413959627</text:p>
          </table:table-cell>
          <table:table-cell table:style-name="ce4" table:formula="of:=[$Redistribution_high.I100]" office:value-type="float" office:value="8.77919628504084" calcext:value-type="float">
            <text:p>8.77919628504084</text:p>
          </table:table-cell>
          <table:table-cell table:style-name="ce4"/>
          <table:table-cell/>
          <table:table-cell table:style-name="ce4" table:formula="of:=[$Redistribution_central.F100]" office:value-type="float" office:value="6.41317694302857" calcext:value-type="float">
            <text:p>6.41317694302857</text:p>
          </table:table-cell>
          <table:table-cell table:style-name="ce4" table:formula="of:=[$Redistribution_central.G100]" office:value-type="float" office:value="11.4069806473372" calcext:value-type="float">
            <text:p>11.4069806473372</text:p>
          </table:table-cell>
          <table:table-cell table:style-name="ce4" table:formula="of:=[$Redistribution_central.H100]" office:value-type="float" office:value="6.67545565262863" calcext:value-type="float">
            <text:p>6.67545565262863</text:p>
          </table:table-cell>
          <table:table-cell table:style-name="ce4" table:formula="of:=[$Redistribution_central.I100]" office:value-type="float" office:value="11.3677561904192" calcext:value-type="float">
            <text:p>11.3677561904192</text:p>
          </table:table-cell>
          <table:table-cell table:style-name="ce4"/>
          <table:table-cell/>
          <table:table-cell table:style-name="ce4" table:formula="of:=[$redistribution_low.F100]" office:value-type="float" office:value="7.07904035272191" calcext:value-type="float">
            <text:p>7.07904035272191</text:p>
          </table:table-cell>
          <table:table-cell table:style-name="ce4" table:formula="of:=[$redistribution_low.G100]" office:value-type="float" office:value="8.47202356231985" calcext:value-type="float">
            <text:p>8.47202356231985</text:p>
          </table:table-cell>
          <table:table-cell table:style-name="ce4" table:formula="of:=[$redistribution_low.H100]" office:value-type="float" office:value="7.1771982462206" calcext:value-type="float">
            <text:p>7.1771982462206</text:p>
          </table:table-cell>
          <table:table-cell table:style-name="ce4" table:formula="of:=[$redistribution_low.I100]" office:value-type="float" office:value="8.8036133493558" calcext:value-type="float">
            <text:p>8.8036133493558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41433701214238" calcext:value-type="float">
            <text:p>5.41433701214238</text:p>
          </table:table-cell>
          <table:table-cell table:style-name="ce4" table:formula="of:=[$Redistribution_high.G101]" office:value-type="float" office:value="8.49409218771163" calcext:value-type="float">
            <text:p>8.49409218771163</text:p>
          </table:table-cell>
          <table:table-cell table:style-name="ce4" table:formula="of:=[$Redistribution_high.H101]" office:value-type="float" office:value="5.45234836129495" calcext:value-type="float">
            <text:p>5.45234836129495</text:p>
          </table:table-cell>
          <table:table-cell table:style-name="ce4" table:formula="of:=[$Redistribution_high.I101]" office:value-type="float" office:value="8.32982507009913" calcext:value-type="float">
            <text:p>8.32982507009913</text:p>
          </table:table-cell>
          <table:table-cell table:style-name="ce4"/>
          <table:table-cell/>
          <table:table-cell table:style-name="ce4" table:formula="of:=[$Redistribution_central.F101]" office:value-type="float" office:value="6.19468509975793" calcext:value-type="float">
            <text:p>6.19468509975793</text:p>
          </table:table-cell>
          <table:table-cell table:style-name="ce4" table:formula="of:=[$Redistribution_central.G101]" office:value-type="float" office:value="9.44507155184033" calcext:value-type="float">
            <text:p>9.44507155184033</text:p>
          </table:table-cell>
          <table:table-cell table:style-name="ce4" table:formula="of:=[$Redistribution_central.H101]" office:value-type="float" office:value="6.41603968005787" calcext:value-type="float">
            <text:p>6.41603968005787</text:p>
          </table:table-cell>
          <table:table-cell table:style-name="ce4" table:formula="of:=[$Redistribution_central.I101]" office:value-type="float" office:value="9.37994450855552" calcext:value-type="float">
            <text:p>9.37994450855552</text:p>
          </table:table-cell>
          <table:table-cell table:style-name="ce4"/>
          <table:table-cell/>
          <table:table-cell table:style-name="ce4" table:formula="of:=[$redistribution_low.F101]" office:value-type="float" office:value="7.16881487921802" calcext:value-type="float">
            <text:p>7.16881487921802</text:p>
          </table:table-cell>
          <table:table-cell table:style-name="ce4" table:formula="of:=[$redistribution_low.G101]" office:value-type="float" office:value="9.25893511033986" calcext:value-type="float">
            <text:p>9.25893511033986</text:p>
          </table:table-cell>
          <table:table-cell table:style-name="ce4" table:formula="of:=[$redistribution_low.H101]" office:value-type="float" office:value="7.17968327309501" calcext:value-type="float">
            <text:p>7.17968327309501</text:p>
          </table:table-cell>
          <table:table-cell table:style-name="ce4" table:formula="of:=[$redistribution_low.I101]" office:value-type="float" office:value="9.15648845188356" calcext:value-type="float">
            <text:p>9.15648845188356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42468683629692" calcext:value-type="float">
            <text:p>5.42468683629692</text:p>
          </table:table-cell>
          <table:table-cell table:style-name="ce4" table:formula="of:=[$Redistribution_high.G102]" office:value-type="float" office:value="8.7154330916159" calcext:value-type="float">
            <text:p>8.7154330916159</text:p>
          </table:table-cell>
          <table:table-cell table:style-name="ce4" table:formula="of:=[$Redistribution_high.H102]" office:value-type="float" office:value="5.65960884113464" calcext:value-type="float">
            <text:p>5.65960884113464</text:p>
          </table:table-cell>
          <table:table-cell table:style-name="ce4" table:formula="of:=[$Redistribution_high.I102]" office:value-type="float" office:value="8.48781784755662" calcext:value-type="float">
            <text:p>8.48781784755662</text:p>
          </table:table-cell>
          <table:table-cell table:style-name="ce4"/>
          <table:table-cell/>
          <table:table-cell table:style-name="ce4" table:formula="of:=[$Redistribution_central.F102]" office:value-type="float" office:value="5.74710540156206" calcext:value-type="float">
            <text:p>5.74710540156206</text:p>
          </table:table-cell>
          <table:table-cell table:style-name="ce4" table:formula="of:=[$Redistribution_central.G102]" office:value-type="float" office:value="9.69977062809227" calcext:value-type="float">
            <text:p>9.69977062809227</text:p>
          </table:table-cell>
          <table:table-cell table:style-name="ce4" table:formula="of:=[$Redistribution_central.H102]" office:value-type="float" office:value="5.77087143479818" calcext:value-type="float">
            <text:p>5.77087143479818</text:p>
          </table:table-cell>
          <table:table-cell table:style-name="ce4" table:formula="of:=[$Redistribution_central.I102]" office:value-type="float" office:value="9.39722100884569" calcext:value-type="float">
            <text:p>9.39722100884569</text:p>
          </table:table-cell>
          <table:table-cell table:style-name="ce4"/>
          <table:table-cell/>
          <table:table-cell table:style-name="ce4" table:formula="of:=[$redistribution_low.F102]" office:value-type="float" office:value="6.86379098865007" calcext:value-type="float">
            <text:p>6.86379098865007</text:p>
          </table:table-cell>
          <table:table-cell table:style-name="ce4" table:formula="of:=[$redistribution_low.G102]" office:value-type="float" office:value="9.5859025750512" calcext:value-type="float">
            <text:p>9.5859025750512</text:p>
          </table:table-cell>
          <table:table-cell table:style-name="ce4" table:formula="of:=[$redistribution_low.H102]" office:value-type="float" office:value="7.16471384056863" calcext:value-type="float">
            <text:p>7.16471384056863</text:p>
          </table:table-cell>
          <table:table-cell table:style-name="ce4" table:formula="of:=[$redistribution_low.I102]" office:value-type="float" office:value="9.23650515299882" calcext:value-type="float">
            <text:p>9.23650515299882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56838169042871" calcext:value-type="float">
            <text:p>5.56838169042871</text:p>
          </table:table-cell>
          <table:table-cell table:style-name="ce4" table:formula="of:=[$Redistribution_high.G103]" office:value-type="float" office:value="9.37930055541969" calcext:value-type="float">
            <text:p>9.37930055541969</text:p>
          </table:table-cell>
          <table:table-cell table:style-name="ce4" table:formula="of:=[$Redistribution_high.H103]" office:value-type="float" office:value="5.79292264692622" calcext:value-type="float">
            <text:p>5.79292264692622</text:p>
          </table:table-cell>
          <table:table-cell table:style-name="ce4" table:formula="of:=[$Redistribution_high.I103]" office:value-type="float" office:value="9.27441582023735" calcext:value-type="float">
            <text:p>9.27441582023735</text:p>
          </table:table-cell>
          <table:table-cell table:style-name="ce4"/>
          <table:table-cell/>
          <table:table-cell table:style-name="ce4" table:formula="of:=[$Redistribution_central.F103]" office:value-type="float" office:value="5.69057182966866" calcext:value-type="float">
            <text:p>5.69057182966866</text:p>
          </table:table-cell>
          <table:table-cell table:style-name="ce4" table:formula="of:=[$Redistribution_central.G103]" office:value-type="float" office:value="9.2276925704745" calcext:value-type="float">
            <text:p>9.2276925704745</text:p>
          </table:table-cell>
          <table:table-cell table:style-name="ce4" table:formula="of:=[$Redistribution_central.H103]" office:value-type="float" office:value="5.99132859999895" calcext:value-type="float">
            <text:p>5.99132859999895</text:p>
          </table:table-cell>
          <table:table-cell table:style-name="ce4" table:formula="of:=[$Redistribution_central.I103]" office:value-type="float" office:value="9.23977697535056" calcext:value-type="float">
            <text:p>9.23977697535056</text:p>
          </table:table-cell>
          <table:table-cell table:style-name="ce4"/>
          <table:table-cell/>
          <table:table-cell table:style-name="ce4" table:formula="of:=[$redistribution_low.F103]" office:value-type="float" office:value="6.34380882159253" calcext:value-type="float">
            <text:p>6.34380882159253</text:p>
          </table:table-cell>
          <table:table-cell table:style-name="ce4" table:formula="of:=[$redistribution_low.G103]" office:value-type="float" office:value="9.21746831929624" calcext:value-type="float">
            <text:p>9.21746831929624</text:p>
          </table:table-cell>
          <table:table-cell table:style-name="ce4" table:formula="of:=[$redistribution_low.H103]" office:value-type="float" office:value="6.40332220288837" calcext:value-type="float">
            <text:p>6.40332220288837</text:p>
          </table:table-cell>
          <table:table-cell table:style-name="ce4" table:formula="of:=[$redistribution_low.I103]" office:value-type="float" office:value="9.19793633179776" calcext:value-type="float">
            <text:p>9.19793633179776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22114920594534" calcext:value-type="float">
            <text:p>5.22114920594534</text:p>
          </table:table-cell>
          <table:table-cell table:style-name="ce4" table:formula="of:=[$Redistribution_high.G104]" office:value-type="float" office:value="9.15320186400901" calcext:value-type="float">
            <text:p>9.15320186400901</text:p>
          </table:table-cell>
          <table:table-cell table:style-name="ce4" table:formula="of:=[$Redistribution_high.H104]" office:value-type="float" office:value="5.45724767754246" calcext:value-type="float">
            <text:p>5.45724767754246</text:p>
          </table:table-cell>
          <table:table-cell table:style-name="ce4" table:formula="of:=[$Redistribution_high.I104]" office:value-type="float" office:value="9.10010717419251" calcext:value-type="float">
            <text:p>9.10010717419251</text:p>
          </table:table-cell>
          <table:table-cell table:style-name="ce4"/>
          <table:table-cell/>
          <table:table-cell table:style-name="ce4" table:formula="of:=[$Redistribution_central.F104]" office:value-type="float" office:value="5.38178122497172" calcext:value-type="float">
            <text:p>5.38178122497172</text:p>
          </table:table-cell>
          <table:table-cell table:style-name="ce4" table:formula="of:=[$Redistribution_central.G104]" office:value-type="float" office:value="7.6426594945079" calcext:value-type="float">
            <text:p>7.6426594945079</text:p>
          </table:table-cell>
          <table:table-cell table:style-name="ce4" table:formula="of:=[$Redistribution_central.H104]" office:value-type="float" office:value="5.32912085251078" calcext:value-type="float">
            <text:p>5.32912085251078</text:p>
          </table:table-cell>
          <table:table-cell table:style-name="ce4" table:formula="of:=[$Redistribution_central.I104]" office:value-type="float" office:value="7.66037234280179" calcext:value-type="float">
            <text:p>7.66037234280179</text:p>
          </table:table-cell>
          <table:table-cell table:style-name="ce4"/>
          <table:table-cell/>
          <table:table-cell table:style-name="ce4" table:formula="of:=[$redistribution_low.F104]" office:value-type="float" office:value="6.3241462688209" calcext:value-type="float">
            <text:p>6.3241462688209</text:p>
          </table:table-cell>
          <table:table-cell table:style-name="ce4" table:formula="of:=[$redistribution_low.G104]" office:value-type="float" office:value="9.35147510985809" calcext:value-type="float">
            <text:p>9.35147510985809</text:p>
          </table:table-cell>
          <table:table-cell table:style-name="ce4" table:formula="of:=[$redistribution_low.H104]" office:value-type="float" office:value="6.69490704647099" calcext:value-type="float">
            <text:p>6.69490704647099</text:p>
          </table:table-cell>
          <table:table-cell table:style-name="ce4" table:formula="of:=[$redistribution_low.I104]" office:value-type="float" office:value="8.94838515196803" calcext:value-type="float">
            <text:p>8.94838515196803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5.97532908066249" calcext:value-type="float">
            <text:p>5.97532908066249</text:p>
          </table:table-cell>
          <table:table-cell table:style-name="ce4" table:formula="of:=[$Redistribution_high.G105]" office:value-type="float" office:value="9.18971109848088" calcext:value-type="float">
            <text:p>9.18971109848088</text:p>
          </table:table-cell>
          <table:table-cell table:style-name="ce4" table:formula="of:=[$Redistribution_high.H105]" office:value-type="float" office:value="6.04348974020711" calcext:value-type="float">
            <text:p>6.04348974020711</text:p>
          </table:table-cell>
          <table:table-cell table:style-name="ce4" table:formula="of:=[$Redistribution_high.I105]" office:value-type="float" office:value="8.86011549487067" calcext:value-type="float">
            <text:p>8.86011549487067</text:p>
          </table:table-cell>
          <table:table-cell table:style-name="ce4"/>
          <table:table-cell/>
          <table:table-cell table:style-name="ce4" table:formula="of:=[$Redistribution_central.F105]" office:value-type="float" office:value="5.41061788091307" calcext:value-type="float">
            <text:p>5.41061788091307</text:p>
          </table:table-cell>
          <table:table-cell table:style-name="ce4" table:formula="of:=[$Redistribution_central.G105]" office:value-type="float" office:value="7.69152485350936" calcext:value-type="float">
            <text:p>7.69152485350936</text:p>
          </table:table-cell>
          <table:table-cell table:style-name="ce4" table:formula="of:=[$Redistribution_central.H105]" office:value-type="float" office:value="5.4422479740252" calcext:value-type="float">
            <text:p>5.4422479740252</text:p>
          </table:table-cell>
          <table:table-cell table:style-name="ce4" table:formula="of:=[$Redistribution_central.I105]" office:value-type="float" office:value="7.64701620469856" calcext:value-type="float">
            <text:p>7.64701620469856</text:p>
          </table:table-cell>
          <table:table-cell table:style-name="ce4"/>
          <table:table-cell/>
          <table:table-cell table:style-name="ce4" table:formula="of:=[$redistribution_low.F105]" office:value-type="float" office:value="6.36287914968554" calcext:value-type="float">
            <text:p>6.36287914968554</text:p>
          </table:table-cell>
          <table:table-cell table:style-name="ce4" table:formula="of:=[$redistribution_low.G105]" office:value-type="float" office:value="8.71615150612579" calcext:value-type="float">
            <text:p>8.71615150612579</text:p>
          </table:table-cell>
          <table:table-cell table:style-name="ce4" table:formula="of:=[$redistribution_low.H105]" office:value-type="float" office:value="6.379696702894" calcext:value-type="float">
            <text:p>6.379696702894</text:p>
          </table:table-cell>
          <table:table-cell table:style-name="ce4" table:formula="of:=[$redistribution_low.I105]" office:value-type="float" office:value="8.1541497307702" calcext:value-type="float">
            <text:p>8.1541497307702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2" calcext:value-type="float">
            <text:p>8.37130278918482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1.5367503202295" calcext:value-type="float">
            <text:p>11.5367503202295</text:p>
          </table:table-cell>
          <table:table-cell table:formula="of:=AVERAGE([$'Decile ratio'.D25:.D28])" office:value-type="float" office:value="8.32540588484703" calcext:value-type="float">
            <text:p>8.32540588484703</text:p>
          </table:table-cell>
          <table:table-cell table:formula="of:=AVERAGE([$'Decile ratio'.E25:.E28])" office:value-type="float" office:value="8.58182859601074" calcext:value-type="float">
            <text:p>8.58182859601074</text:p>
          </table:table-cell>
          <table:table-cell table:formula="of:=AVERAGE([$'Decile ratio'.B25:.B28])" office:value-type="float" office:value="6.54696549396686" calcext:value-type="float">
            <text:p>6.54696549396686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313648687436" calcext:value-type="float">
            <text:p>12.1313648687436</text:p>
          </table:table-cell>
          <table:table-cell table:style-name="ce3" table:formula="of:=AVERAGE([$'Decile ratio'.J25:.J28])" office:value-type="float" office:value="8.61972654109489" calcext:value-type="float">
            <text:p>8.61972654109489</text:p>
          </table:table-cell>
          <table:table-cell table:style-name="ce3" table:formula="of:=AVERAGE([$'Decile ratio'.K25:.K28])" office:value-type="float" office:value="9.09574164749574" calcext:value-type="float">
            <text:p>9.09574164749574</text:p>
          </table:table-cell>
          <table:table-cell table:style-name="ce3" table:formula="of:=AVERAGE([$'Decile ratio'.H25:.H28])" office:value-type="float" office:value="6.81059783352377" calcext:value-type="float">
            <text:p>6.81059783352377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1.5264614577531" calcext:value-type="float">
            <text:p>11.5264614577531</text:p>
          </table:table-cell>
          <table:table-cell table:style-name="ce3" table:formula="of:=AVERAGE([$'Decile ratio'.P25:.P28])" office:value-type="float" office:value="8.2661356205772" calcext:value-type="float">
            <text:p>8.2661356205772</text:p>
          </table:table-cell>
          <table:table-cell table:style-name="ce3" table:formula="of:=AVERAGE([$'Decile ratio'.Q25:.Q28])" office:value-type="float" office:value="8.6298160859033" calcext:value-type="float">
            <text:p>8.6298160859033</text:p>
          </table:table-cell>
          <table:table-cell table:style-name="ce3" table:formula="of:=AVERAGE([$'Decile ratio'.N25:.N28])" office:value-type="float" office:value="6.55694480200142" calcext:value-type="float">
            <text:p>6.55694480200142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2199028635977" calcext:value-type="float">
            <text:p>11.2199028635977</text:p>
          </table:table-cell>
          <table:table-cell table:formula="of:=AVERAGE([$'Decile ratio'.D29:.D32])" office:value-type="float" office:value="8.19394493183756" calcext:value-type="float">
            <text:p>8.19394493183756</text:p>
          </table:table-cell>
          <table:table-cell table:formula="of:=AVERAGE([$'Decile ratio'.E29:.E32])" office:value-type="float" office:value="8.77420840902542" calcext:value-type="float">
            <text:p>8.77420840902542</text:p>
          </table:table-cell>
          <table:table-cell table:formula="of:=AVERAGE([$'Decile ratio'.B29:.B32])" office:value-type="float" office:value="6.57116507092021" calcext:value-type="float">
            <text:p>6.57116507092021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487928691262" calcext:value-type="float">
            <text:p>11.6487928691262</text:p>
          </table:table-cell>
          <table:table-cell table:style-name="ce3" table:formula="of:=AVERAGE([$'Decile ratio'.J29:.J32])" office:value-type="float" office:value="8.50555825504998" calcext:value-type="float">
            <text:p>8.50555825504998</text:p>
          </table:table-cell>
          <table:table-cell table:style-name="ce3" table:formula="of:=AVERAGE([$'Decile ratio'.K29:.K32])" office:value-type="float" office:value="8.9951103310703" calcext:value-type="float">
            <text:p>8.9951103310703</text:p>
          </table:table-cell>
          <table:table-cell table:style-name="ce3" table:formula="of:=AVERAGE([$'Decile ratio'.H29:.H32])" office:value-type="float" office:value="6.84260524001779" calcext:value-type="float">
            <text:p>6.84260524001779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221432262094" calcext:value-type="float">
            <text:p>11.221432262094</text:p>
          </table:table-cell>
          <table:table-cell table:style-name="ce3" table:formula="of:=AVERAGE([$'Decile ratio'.P29:.P32])" office:value-type="float" office:value="8.09169442575943" calcext:value-type="float">
            <text:p>8.09169442575943</text:p>
          </table:table-cell>
          <table:table-cell table:style-name="ce3" table:formula="of:=AVERAGE([$'Decile ratio'.Q29:.Q32])" office:value-type="float" office:value="8.82485452500775" calcext:value-type="float">
            <text:p>8.82485452500775</text:p>
          </table:table-cell>
          <table:table-cell table:style-name="ce3" table:formula="of:=AVERAGE([$'Decile ratio'.N29:.N32])" office:value-type="float" office:value="6.54518360593671" calcext:value-type="float">
            <text:p>6.54518360593671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6295677875445" calcext:value-type="float">
            <text:p>11.6295677875445</text:p>
          </table:table-cell>
          <table:table-cell table:formula="of:=AVERAGE([$'Decile ratio'.D33:.D36])" office:value-type="float" office:value="8.2517278125554" calcext:value-type="float">
            <text:p>8.2517278125554</text:p>
          </table:table-cell>
          <table:table-cell table:formula="of:=AVERAGE([$'Decile ratio'.E33:.E36])" office:value-type="float" office:value="8.87442249368286" calcext:value-type="float">
            <text:p>8.87442249368286</text:p>
          </table:table-cell>
          <table:table-cell table:formula="of:=AVERAGE([$'Decile ratio'.B33:.B36])" office:value-type="float" office:value="6.50215688389994" calcext:value-type="float">
            <text:p>6.50215688389994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6514084533156" calcext:value-type="float">
            <text:p>11.6514084533156</text:p>
          </table:table-cell>
          <table:table-cell table:style-name="ce3" table:formula="of:=AVERAGE([$'Decile ratio'.J33:.J36])" office:value-type="float" office:value="8.3767674108493" calcext:value-type="float">
            <text:p>8.3767674108493</text:p>
          </table:table-cell>
          <table:table-cell table:style-name="ce3" table:formula="of:=AVERAGE([$'Decile ratio'.K33:.K36])" office:value-type="float" office:value="9.07928190625026" calcext:value-type="float">
            <text:p>9.07928190625026</text:p>
          </table:table-cell>
          <table:table-cell table:style-name="ce3" table:formula="of:=AVERAGE([$'Decile ratio'.H33:.H36])" office:value-type="float" office:value="6.75858844237097" calcext:value-type="float">
            <text:p>6.75858844237097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4893932866529" calcext:value-type="float">
            <text:p>11.4893932866529</text:p>
          </table:table-cell>
          <table:table-cell table:style-name="ce3" table:formula="of:=AVERAGE([$'Decile ratio'.P33:.P36])" office:value-type="float" office:value="8.06068739325042" calcext:value-type="float">
            <text:p>8.06068739325042</text:p>
          </table:table-cell>
          <table:table-cell table:style-name="ce3" table:formula="of:=AVERAGE([$'Decile ratio'.Q33:.Q36])" office:value-type="float" office:value="8.75304569073275" calcext:value-type="float">
            <text:p>8.75304569073275</text:p>
          </table:table-cell>
          <table:table-cell table:style-name="ce3" table:formula="of:=AVERAGE([$'Decile ratio'.N33:.N36])" office:value-type="float" office:value="6.43993051354207" calcext:value-type="float">
            <text:p>6.43993051354207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3206023780732" calcext:value-type="float">
            <text:p>11.3206023780732</text:p>
          </table:table-cell>
          <table:table-cell table:formula="of:=AVERAGE([$'Decile ratio'.D37:.D40])" office:value-type="float" office:value="8.30576053942431" calcext:value-type="float">
            <text:p>8.30576053942431</text:p>
          </table:table-cell>
          <table:table-cell table:formula="of:=AVERAGE([$'Decile ratio'.E37:.E40])" office:value-type="float" office:value="8.76030900729296" calcext:value-type="float">
            <text:p>8.76030900729296</text:p>
          </table:table-cell>
          <table:table-cell table:formula="of:=AVERAGE([$'Decile ratio'.B37:.B40])" office:value-type="float" office:value="6.50960882229284" calcext:value-type="float">
            <text:p>6.50960882229284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2.1412907902344" calcext:value-type="float">
            <text:p>12.1412907902344</text:p>
          </table:table-cell>
          <table:table-cell table:style-name="ce3" table:formula="of:=AVERAGE([$'Decile ratio'.J37:.J40])" office:value-type="float" office:value="8.51119592012416" calcext:value-type="float">
            <text:p>8.51119592012416</text:p>
          </table:table-cell>
          <table:table-cell table:style-name="ce3" table:formula="of:=AVERAGE([$'Decile ratio'.K37:.K40])" office:value-type="float" office:value="9.56374940947466" calcext:value-type="float">
            <text:p>9.56374940947466</text:p>
          </table:table-cell>
          <table:table-cell table:style-name="ce3" table:formula="of:=AVERAGE([$'Decile ratio'.H37:.H40])" office:value-type="float" office:value="6.8977209640735" calcext:value-type="float">
            <text:p>6.8977209640735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1.9083143805026" calcext:value-type="float">
            <text:p>11.9083143805026</text:p>
          </table:table-cell>
          <table:table-cell table:style-name="ce3" table:formula="of:=AVERAGE([$'Decile ratio'.P37:.P40])" office:value-type="float" office:value="8.5544222450046" calcext:value-type="float">
            <text:p>8.5544222450046</text:p>
          </table:table-cell>
          <table:table-cell table:style-name="ce3" table:formula="of:=AVERAGE([$'Decile ratio'.Q37:.Q40])" office:value-type="float" office:value="9.09413795809025" calcext:value-type="float">
            <text:p>9.09413795809025</text:p>
          </table:table-cell>
          <table:table-cell table:style-name="ce3" table:formula="of:=AVERAGE([$'Decile ratio'.N37:.N40])" office:value-type="float" office:value="6.85661595186252" calcext:value-type="float">
            <text:p>6.85661595186252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0.7721539583338" calcext:value-type="float">
            <text:p>10.7721539583338</text:p>
          </table:table-cell>
          <table:table-cell table:formula="of:=AVERAGE([$'Decile ratio'.D41:.D44])" office:value-type="float" office:value="8.18175668948534" calcext:value-type="float">
            <text:p>8.18175668948534</text:p>
          </table:table-cell>
          <table:table-cell table:formula="of:=AVERAGE([$'Decile ratio'.E41:.E44])" office:value-type="float" office:value="8.72949064018485" calcext:value-type="float">
            <text:p>8.72949064018485</text:p>
          </table:table-cell>
          <table:table-cell table:formula="of:=AVERAGE([$'Decile ratio'.B41:.B44])" office:value-type="float" office:value="6.5064825292082" calcext:value-type="float">
            <text:p>6.5064825292082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1.0995266772245" calcext:value-type="float">
            <text:p>11.0995266772245</text:p>
          </table:table-cell>
          <table:table-cell table:style-name="ce3" table:formula="of:=AVERAGE([$'Decile ratio'.J41:.J44])" office:value-type="float" office:value="8.47733872508577" calcext:value-type="float">
            <text:p>8.47733872508577</text:p>
          </table:table-cell>
          <table:table-cell table:style-name="ce3" table:formula="of:=AVERAGE([$'Decile ratio'.K41:.K44])" office:value-type="float" office:value="8.97783487668269" calcext:value-type="float">
            <text:p>8.97783487668269</text:p>
          </table:table-cell>
          <table:table-cell table:style-name="ce3" table:formula="of:=AVERAGE([$'Decile ratio'.H41:.H44])" office:value-type="float" office:value="6.73912177653889" calcext:value-type="float">
            <text:p>6.73912177653889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2.2668402173058" calcext:value-type="float">
            <text:p>12.2668402173058</text:p>
          </table:table-cell>
          <table:table-cell table:style-name="ce3" table:formula="of:=AVERAGE([$'Decile ratio'.P41:.P44])" office:value-type="float" office:value="8.76907920006038" calcext:value-type="float">
            <text:p>8.76907920006038</text:p>
          </table:table-cell>
          <table:table-cell table:style-name="ce3" table:formula="of:=AVERAGE([$'Decile ratio'.Q41:.Q44])" office:value-type="float" office:value="9.37203943853145" calcext:value-type="float">
            <text:p>9.37203943853145</text:p>
          </table:table-cell>
          <table:table-cell table:style-name="ce3" table:formula="of:=AVERAGE([$'Decile ratio'.N41:.N44])" office:value-type="float" office:value="7.06557598900716" calcext:value-type="float">
            <text:p>7.06557598900716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0.7018522775361" calcext:value-type="float">
            <text:p>10.7018522775361</text:p>
          </table:table-cell>
          <table:table-cell table:formula="of:=AVERAGE([$'Decile ratio'.D45:.D48])" office:value-type="float" office:value="7.85069014968674" calcext:value-type="float">
            <text:p>7.85069014968674</text:p>
          </table:table-cell>
          <table:table-cell table:formula="of:=AVERAGE([$'Decile ratio'.E45:.E48])" office:value-type="float" office:value="8.68195462796279" calcext:value-type="float">
            <text:p>8.68195462796279</text:p>
          </table:table-cell>
          <table:table-cell table:formula="of:=AVERAGE([$'Decile ratio'.B45:.B48])" office:value-type="float" office:value="6.54156165798837" calcext:value-type="float">
            <text:p>6.54156165798837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0.5301876173756" calcext:value-type="float">
            <text:p>10.5301876173756</text:p>
          </table:table-cell>
          <table:table-cell table:style-name="ce3" table:formula="of:=AVERAGE([$'Decile ratio'.J45:.J48])" office:value-type="float" office:value="7.90575749633205" calcext:value-type="float">
            <text:p>7.90575749633205</text:p>
          </table:table-cell>
          <table:table-cell table:style-name="ce3" table:formula="of:=AVERAGE([$'Decile ratio'.K45:.K48])" office:value-type="float" office:value="8.22398529767752" calcext:value-type="float">
            <text:p>8.22398529767752</text:p>
          </table:table-cell>
          <table:table-cell table:style-name="ce3" table:formula="of:=AVERAGE([$'Decile ratio'.H45:.H48])" office:value-type="float" office:value="6.29581231054446" calcext:value-type="float">
            <text:p>6.29581231054446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5216257743203" calcext:value-type="float">
            <text:p>11.5216257743203</text:p>
          </table:table-cell>
          <table:table-cell table:style-name="ce3" table:formula="of:=AVERAGE([$'Decile ratio'.P45:.P48])" office:value-type="float" office:value="8.36658932810715" calcext:value-type="float">
            <text:p>8.36658932810715</text:p>
          </table:table-cell>
          <table:table-cell table:style-name="ce3" table:formula="of:=AVERAGE([$'Decile ratio'.Q45:.Q48])" office:value-type="float" office:value="8.8746232869887" calcext:value-type="float">
            <text:p>8.8746232869887</text:p>
          </table:table-cell>
          <table:table-cell table:style-name="ce3" table:formula="of:=AVERAGE([$'Decile ratio'.N45:.N48])" office:value-type="float" office:value="6.83979773946636" calcext:value-type="float">
            <text:p>6.83979773946636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1.06376911852" calcext:value-type="float">
            <text:p>11.06376911852</text:p>
          </table:table-cell>
          <table:table-cell table:formula="of:=AVERAGE([$'Decile ratio'.D49:.D52])" office:value-type="float" office:value="7.78438419924002" calcext:value-type="float">
            <text:p>7.78438419924002</text:p>
          </table:table-cell>
          <table:table-cell table:formula="of:=AVERAGE([$'Decile ratio'.E49:.E52])" office:value-type="float" office:value="8.87211071420633" calcext:value-type="float">
            <text:p>8.87211071420633</text:p>
          </table:table-cell>
          <table:table-cell table:formula="of:=AVERAGE([$'Decile ratio'.B49:.B52])" office:value-type="float" office:value="6.51576762448669" calcext:value-type="float">
            <text:p>6.5157676244866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0.1821488273769" calcext:value-type="float">
            <text:p>10.1821488273769</text:p>
          </table:table-cell>
          <table:table-cell table:style-name="ce3" table:formula="of:=AVERAGE([$'Decile ratio'.J49:.J52])" office:value-type="float" office:value="7.71562257054339" calcext:value-type="float">
            <text:p>7.71562257054339</text:p>
          </table:table-cell>
          <table:table-cell table:style-name="ce3" table:formula="of:=AVERAGE([$'Decile ratio'.K49:.K52])" office:value-type="float" office:value="8.1324113180286" calcext:value-type="float">
            <text:p>8.1324113180286</text:p>
          </table:table-cell>
          <table:table-cell table:style-name="ce3" table:formula="of:=AVERAGE([$'Decile ratio'.H49:.H52])" office:value-type="float" office:value="6.31475073249044" calcext:value-type="float">
            <text:p>6.31475073249044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0.9999911853918" calcext:value-type="float">
            <text:p>10.9999911853918</text:p>
          </table:table-cell>
          <table:table-cell table:style-name="ce3" table:formula="of:=AVERAGE([$'Decile ratio'.P49:.P52])" office:value-type="float" office:value="8.27041303478848" calcext:value-type="float">
            <text:p>8.27041303478848</text:p>
          </table:table-cell>
          <table:table-cell table:style-name="ce3" table:formula="of:=AVERAGE([$'Decile ratio'.Q49:.Q52])" office:value-type="float" office:value="8.88333706214979" calcext:value-type="float">
            <text:p>8.88333706214979</text:p>
          </table:table-cell>
          <table:table-cell table:style-name="ce3" table:formula="of:=AVERAGE([$'Decile ratio'.N49:.N52])" office:value-type="float" office:value="6.81932080648803" calcext:value-type="float">
            <text:p>6.81932080648803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1.0401856345967" calcext:value-type="float">
            <text:p>11.0401856345967</text:p>
          </table:table-cell>
          <table:table-cell table:formula="of:=AVERAGE([$'Decile ratio'.D53:.D56])" office:value-type="float" office:value="7.87774692238612" calcext:value-type="float">
            <text:p>7.87774692238612</text:p>
          </table:table-cell>
          <table:table-cell table:formula="of:=AVERAGE([$'Decile ratio'.E53:.E56])" office:value-type="float" office:value="8.56325514428212" calcext:value-type="float">
            <text:p>8.56325514428212</text:p>
          </table:table-cell>
          <table:table-cell table:formula="of:=AVERAGE([$'Decile ratio'.B53:.B56])" office:value-type="float" office:value="6.5290830599612" calcext:value-type="float">
            <text:p>6.5290830599612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6065145090192" calcext:value-type="float">
            <text:p>10.6065145090192</text:p>
          </table:table-cell>
          <table:table-cell table:style-name="ce3" table:formula="of:=AVERAGE([$'Decile ratio'.J53:.J56])" office:value-type="float" office:value="7.81223034622945" calcext:value-type="float">
            <text:p>7.81223034622945</text:p>
          </table:table-cell>
          <table:table-cell table:style-name="ce3" table:formula="of:=AVERAGE([$'Decile ratio'.K53:.K56])" office:value-type="float" office:value="8.41360593184661" calcext:value-type="float">
            <text:p>8.41360593184661</text:p>
          </table:table-cell>
          <table:table-cell table:style-name="ce3" table:formula="of:=AVERAGE([$'Decile ratio'.H53:.H56])" office:value-type="float" office:value="6.50490281392141" calcext:value-type="float">
            <text:p>6.50490281392141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1.6726419038344" calcext:value-type="float">
            <text:p>11.6726419038344</text:p>
          </table:table-cell>
          <table:table-cell table:style-name="ce3" table:formula="of:=AVERAGE([$'Decile ratio'.P53:.P56])" office:value-type="float" office:value="8.34103820464284" calcext:value-type="float">
            <text:p>8.34103820464284</text:p>
          </table:table-cell>
          <table:table-cell table:style-name="ce3" table:formula="of:=AVERAGE([$'Decile ratio'.Q53:.Q56])" office:value-type="float" office:value="9.56877250814918" calcext:value-type="float">
            <text:p>9.56877250814918</text:p>
          </table:table-cell>
          <table:table-cell table:style-name="ce3" table:formula="of:=AVERAGE([$'Decile ratio'.N53:.N56])" office:value-type="float" office:value="7.13433263039669" calcext:value-type="float">
            <text:p>7.13433263039669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1862935902071" calcext:value-type="float">
            <text:p>10.1862935902071</text:p>
          </table:table-cell>
          <table:table-cell table:formula="of:=AVERAGE([$'Decile ratio'.D57:.D60])" office:value-type="float" office:value="7.42005371315304" calcext:value-type="float">
            <text:p>7.42005371315304</text:p>
          </table:table-cell>
          <table:table-cell table:formula="of:=AVERAGE([$'Decile ratio'.E57:.E60])" office:value-type="float" office:value="8.17360211887599" calcext:value-type="float">
            <text:p>8.17360211887599</text:p>
          </table:table-cell>
          <table:table-cell table:formula="of:=AVERAGE([$'Decile ratio'.B57:.B60])" office:value-type="float" office:value="6.19568388450067" calcext:value-type="float">
            <text:p>6.19568388450067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0.5391836956658" calcext:value-type="float">
            <text:p>10.5391836956658</text:p>
          </table:table-cell>
          <table:table-cell table:style-name="ce3" table:formula="of:=AVERAGE([$'Decile ratio'.J57:.J60])" office:value-type="float" office:value="7.89265136395574" calcext:value-type="float">
            <text:p>7.89265136395574</text:p>
          </table:table-cell>
          <table:table-cell table:style-name="ce3" table:formula="of:=AVERAGE([$'Decile ratio'.K57:.K60])" office:value-type="float" office:value="8.78884196306365" calcext:value-type="float">
            <text:p>8.78884196306365</text:p>
          </table:table-cell>
          <table:table-cell table:style-name="ce3" table:formula="of:=AVERAGE([$'Decile ratio'.H57:.H60])" office:value-type="float" office:value="6.67327735827687" calcext:value-type="float">
            <text:p>6.67327735827687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1.1535354979334" calcext:value-type="float">
            <text:p>11.1535354979334</text:p>
          </table:table-cell>
          <table:table-cell table:style-name="ce3" table:formula="of:=AVERAGE([$'Decile ratio'.P57:.P60])" office:value-type="float" office:value="8.26947267765964" calcext:value-type="float">
            <text:p>8.26947267765964</text:p>
          </table:table-cell>
          <table:table-cell table:style-name="ce3" table:formula="of:=AVERAGE([$'Decile ratio'.Q57:.Q60])" office:value-type="float" office:value="9.36282894729623" calcext:value-type="float">
            <text:p>9.36282894729623</text:p>
          </table:table-cell>
          <table:table-cell table:style-name="ce3" table:formula="of:=AVERAGE([$'Decile ratio'.N57:.N60])" office:value-type="float" office:value="6.98205948675166" calcext:value-type="float">
            <text:p>6.98205948675166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9.89221659220236" calcext:value-type="float">
            <text:p>9.89221659220236</text:p>
          </table:table-cell>
          <table:table-cell table:formula="of:=AVERAGE([$'Decile ratio'.D61:.D64])" office:value-type="float" office:value="7.29336535094041" calcext:value-type="float">
            <text:p>7.29336535094041</text:p>
          </table:table-cell>
          <table:table-cell table:formula="of:=AVERAGE([$'Decile ratio'.E61:.E64])" office:value-type="float" office:value="8.35876995586234" calcext:value-type="float">
            <text:p>8.35876995586234</text:p>
          </table:table-cell>
          <table:table-cell table:formula="of:=AVERAGE([$'Decile ratio'.B61:.B64])" office:value-type="float" office:value="6.37447234112649" calcext:value-type="float">
            <text:p>6.37447234112649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1.1926103409697" calcext:value-type="float">
            <text:p>11.1926103409697</text:p>
          </table:table-cell>
          <table:table-cell table:style-name="ce3" table:formula="of:=AVERAGE([$'Decile ratio'.J61:.J64])" office:value-type="float" office:value="8.18589098057739" calcext:value-type="float">
            <text:p>8.18589098057739</text:p>
          </table:table-cell>
          <table:table-cell table:style-name="ce3" table:formula="of:=AVERAGE([$'Decile ratio'.K61:.K64])" office:value-type="float" office:value="9.0406280201193" calcext:value-type="float">
            <text:p>9.0406280201193</text:p>
          </table:table-cell>
          <table:table-cell table:style-name="ce3" table:formula="of:=AVERAGE([$'Decile ratio'.H61:.H64])" office:value-type="float" office:value="7.03989519048511" calcext:value-type="float">
            <text:p>7.0398951904851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0.9960758025897" calcext:value-type="float">
            <text:p>10.9960758025897</text:p>
          </table:table-cell>
          <table:table-cell table:style-name="ce3" table:formula="of:=AVERAGE([$'Decile ratio'.P61:.P64])" office:value-type="float" office:value="8.05998858831939" calcext:value-type="float">
            <text:p>8.05998858831939</text:p>
          </table:table-cell>
          <table:table-cell table:style-name="ce3" table:formula="of:=AVERAGE([$'Decile ratio'.Q61:.Q64])" office:value-type="float" office:value="9.29651246784914" calcext:value-type="float">
            <text:p>9.29651246784914</text:p>
          </table:table-cell>
          <table:table-cell table:style-name="ce3" table:formula="of:=AVERAGE([$'Decile ratio'.N61:.N64])" office:value-type="float" office:value="6.95265531278035" calcext:value-type="float">
            <text:p>6.95265531278035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9.18648331424865" calcext:value-type="float">
            <text:p>9.18648331424865</text:p>
          </table:table-cell>
          <table:table-cell table:formula="of:=AVERAGE([$'Decile ratio'.D65:.D68])" office:value-type="float" office:value="6.97347969877506" calcext:value-type="float">
            <text:p>6.97347969877506</text:p>
          </table:table-cell>
          <table:table-cell table:formula="of:=AVERAGE([$'Decile ratio'.E65:.E68])" office:value-type="float" office:value="8.06112945487681" calcext:value-type="float">
            <text:p>8.06112945487681</text:p>
          </table:table-cell>
          <table:table-cell table:formula="of:=AVERAGE([$'Decile ratio'.B65:.B68])" office:value-type="float" office:value="6.12888524532179" calcext:value-type="float">
            <text:p>6.1288852453217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0.4053930936008" calcext:value-type="float">
            <text:p>10.4053930936008</text:p>
          </table:table-cell>
          <table:table-cell table:style-name="ce3" table:formula="of:=AVERAGE([$'Decile ratio'.J65:.J68])" office:value-type="float" office:value="7.79074792793812" calcext:value-type="float">
            <text:p>7.79074792793812</text:p>
          </table:table-cell>
          <table:table-cell table:style-name="ce3" table:formula="of:=AVERAGE([$'Decile ratio'.K65:.K68])" office:value-type="float" office:value="8.93980340196676" calcext:value-type="float">
            <text:p>8.93980340196676</text:p>
          </table:table-cell>
          <table:table-cell table:style-name="ce3" table:formula="of:=AVERAGE([$'Decile ratio'.H65:.H68])" office:value-type="float" office:value="6.90624617508774" calcext:value-type="float">
            <text:p>6.90624617508774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0.84559397114" calcext:value-type="float">
            <text:p>10.84559397114</text:p>
          </table:table-cell>
          <table:table-cell table:style-name="ce3" table:formula="of:=AVERAGE([$'Decile ratio'.P65:.P68])" office:value-type="float" office:value="8.18821904250334" calcext:value-type="float">
            <text:p>8.18821904250334</text:p>
          </table:table-cell>
          <table:table-cell table:style-name="ce3" table:formula="of:=AVERAGE([$'Decile ratio'.Q65:.Q68])" office:value-type="float" office:value="9.39682770925253" calcext:value-type="float">
            <text:p>9.39682770925253</text:p>
          </table:table-cell>
          <table:table-cell table:style-name="ce3" table:formula="of:=AVERAGE([$'Decile ratio'.N65:.N68])" office:value-type="float" office:value="6.98710782420974" calcext:value-type="float">
            <text:p>6.98710782420974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9.49059109511662" calcext:value-type="float">
            <text:p>9.49059109511662</text:p>
          </table:table-cell>
          <table:table-cell table:formula="of:=AVERAGE([$'Decile ratio'.D69:.D72])" office:value-type="float" office:value="7.28801019241055" calcext:value-type="float">
            <text:p>7.28801019241055</text:p>
          </table:table-cell>
          <table:table-cell table:formula="of:=AVERAGE([$'Decile ratio'.E69:.E72])" office:value-type="float" office:value="8.73153366447663" calcext:value-type="float">
            <text:p>8.73153366447663</text:p>
          </table:table-cell>
          <table:table-cell table:formula="of:=AVERAGE([$'Decile ratio'.B69:.B72])" office:value-type="float" office:value="6.66388460737887" calcext:value-type="float">
            <text:p>6.66388460737887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1.3269604155139" calcext:value-type="float">
            <text:p>11.3269604155139</text:p>
          </table:table-cell>
          <table:table-cell table:style-name="ce3" table:formula="of:=AVERAGE([$'Decile ratio'.J69:.J72])" office:value-type="float" office:value="7.65941096247038" calcext:value-type="float">
            <text:p>7.65941096247038</text:p>
          </table:table-cell>
          <table:table-cell table:style-name="ce3" table:formula="of:=AVERAGE([$'Decile ratio'.K69:.K72])" office:value-type="float" office:value="9.77284884836305" calcext:value-type="float">
            <text:p>9.77284884836305</text:p>
          </table:table-cell>
          <table:table-cell table:style-name="ce3" table:formula="of:=AVERAGE([$'Decile ratio'.H69:.H72])" office:value-type="float" office:value="7.00867307822499" calcext:value-type="float">
            <text:p>7.00867307822499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0.6339731904746" calcext:value-type="float">
            <text:p>10.6339731904746</text:p>
          </table:table-cell>
          <table:table-cell table:style-name="ce3" table:formula="of:=AVERAGE([$'Decile ratio'.P69:.P72])" office:value-type="float" office:value="8.04417063547183" calcext:value-type="float">
            <text:p>8.04417063547183</text:p>
          </table:table-cell>
          <table:table-cell table:style-name="ce3" table:formula="of:=AVERAGE([$'Decile ratio'.Q69:.Q72])" office:value-type="float" office:value="9.60600486485282" calcext:value-type="float">
            <text:p>9.60600486485282</text:p>
          </table:table-cell>
          <table:table-cell table:style-name="ce3" table:formula="of:=AVERAGE([$'Decile ratio'.N69:.N72])" office:value-type="float" office:value="7.33650288466819" calcext:value-type="float">
            <text:p>7.33650288466819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9.53489819830158" calcext:value-type="float">
            <text:p>9.53489819830158</text:p>
          </table:table-cell>
          <table:table-cell table:formula="of:=AVERAGE([$'Decile ratio'.D73:.D76])" office:value-type="float" office:value="7.21546720495253" calcext:value-type="float">
            <text:p>7.21546720495253</text:p>
          </table:table-cell>
          <table:table-cell table:formula="of:=AVERAGE([$'Decile ratio'.E73:.E76])" office:value-type="float" office:value="9.25560642435015" calcext:value-type="float">
            <text:p>9.25560642435015</text:p>
          </table:table-cell>
          <table:table-cell table:formula="of:=AVERAGE([$'Decile ratio'.B73:.B76])" office:value-type="float" office:value="6.75040000485402" calcext:value-type="float">
            <text:p>6.75040000485402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0.9353614981761" calcext:value-type="float">
            <text:p>10.9353614981761</text:p>
          </table:table-cell>
          <table:table-cell table:style-name="ce3" table:formula="of:=AVERAGE([$'Decile ratio'.J73:.J76])" office:value-type="float" office:value="7.45559060629689" calcext:value-type="float">
            <text:p>7.45559060629689</text:p>
          </table:table-cell>
          <table:table-cell table:style-name="ce3" table:formula="of:=AVERAGE([$'Decile ratio'.K73:.K76])" office:value-type="float" office:value="10.0462293207189" calcext:value-type="float">
            <text:p>10.0462293207189</text:p>
          </table:table-cell>
          <table:table-cell table:style-name="ce3" table:formula="of:=AVERAGE([$'Decile ratio'.H73:.H76])" office:value-type="float" office:value="7.01962264164999" calcext:value-type="float">
            <text:p>7.01962264164999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5270586336303" calcext:value-type="float">
            <text:p>10.5270586336303</text:p>
          </table:table-cell>
          <table:table-cell table:style-name="ce3" table:formula="of:=AVERAGE([$'Decile ratio'.P73:.P76])" office:value-type="float" office:value="8.15184306016934" calcext:value-type="float">
            <text:p>8.15184306016934</text:p>
          </table:table-cell>
          <table:table-cell table:style-name="ce3" table:formula="of:=AVERAGE([$'Decile ratio'.Q73:.Q76])" office:value-type="float" office:value="9.96878721864671" calcext:value-type="float">
            <text:p>9.96878721864671</text:p>
          </table:table-cell>
          <table:table-cell table:style-name="ce3" table:formula="of:=AVERAGE([$'Decile ratio'.N73:.N76])" office:value-type="float" office:value="7.50910860421988" calcext:value-type="float">
            <text:p>7.50910860421988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45040200135685" calcext:value-type="float">
            <text:p>9.45040200135685</text:p>
          </table:table-cell>
          <table:table-cell table:formula="of:=AVERAGE([$'Decile ratio'.D77:.D80])" office:value-type="float" office:value="6.88039405338424" calcext:value-type="float">
            <text:p>6.88039405338424</text:p>
          </table:table-cell>
          <table:table-cell table:formula="of:=AVERAGE([$'Decile ratio'.E77:.E80])" office:value-type="float" office:value="8.99371970880122" calcext:value-type="float">
            <text:p>8.99371970880122</text:p>
          </table:table-cell>
          <table:table-cell table:formula="of:=AVERAGE([$'Decile ratio'.B77:.B80])" office:value-type="float" office:value="6.51638707840663" calcext:value-type="float">
            <text:p>6.51638707840663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11.1109986477907" calcext:value-type="float">
            <text:p>11.1109986477907</text:p>
          </table:table-cell>
          <table:table-cell table:style-name="ce3" table:formula="of:=AVERAGE([$'Decile ratio'.J77:.J80])" office:value-type="float" office:value="7.49446582398301" calcext:value-type="float">
            <text:p>7.49446582398301</text:p>
          </table:table-cell>
          <table:table-cell table:style-name="ce3" table:formula="of:=AVERAGE([$'Decile ratio'.K77:.K80])" office:value-type="float" office:value="10.1400478566504" calcext:value-type="float">
            <text:p>10.1400478566504</text:p>
          </table:table-cell>
          <table:table-cell table:style-name="ce3" table:formula="of:=AVERAGE([$'Decile ratio'.H77:.H80])" office:value-type="float" office:value="7.17481929338741" calcext:value-type="float">
            <text:p>7.17481929338741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9.83859053251337" calcext:value-type="float">
            <text:p>9.83859053251337</text:p>
          </table:table-cell>
          <table:table-cell table:style-name="ce3" table:formula="of:=AVERAGE([$'Decile ratio'.P77:.P80])" office:value-type="float" office:value="7.60417354655379" calcext:value-type="float">
            <text:p>7.60417354655379</text:p>
          </table:table-cell>
          <table:table-cell table:style-name="ce3" table:formula="of:=AVERAGE([$'Decile ratio'.Q77:.Q80])" office:value-type="float" office:value="9.08963350743317" calcext:value-type="float">
            <text:p>9.08963350743317</text:p>
          </table:table-cell>
          <table:table-cell table:style-name="ce3" table:formula="of:=AVERAGE([$'Decile ratio'.N77:.N80])" office:value-type="float" office:value="7.24737584563408" calcext:value-type="float">
            <text:p>7.24737584563408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53175271512563" calcext:value-type="float">
            <text:p>9.53175271512563</text:p>
          </table:table-cell>
          <table:table-cell table:formula="of:=AVERAGE([$'Decile ratio'.D81:.D84])" office:value-type="float" office:value="6.73716845985658" calcext:value-type="float">
            <text:p>6.73716845985658</text:p>
          </table:table-cell>
          <table:table-cell table:formula="of:=AVERAGE([$'Decile ratio'.E81:.E84])" office:value-type="float" office:value="9.24683725364906" calcext:value-type="float">
            <text:p>9.24683725364906</text:p>
          </table:table-cell>
          <table:table-cell table:formula="of:=AVERAGE([$'Decile ratio'.B81:.B84])" office:value-type="float" office:value="6.39161950752093" calcext:value-type="float">
            <text:p>6.39161950752093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11.169613678718" calcext:value-type="float">
            <text:p>11.169613678718</text:p>
          </table:table-cell>
          <table:table-cell table:style-name="ce3" table:formula="of:=AVERAGE([$'Decile ratio'.J81:.J84])" office:value-type="float" office:value="7.29570928519686" calcext:value-type="float">
            <text:p>7.29570928519686</text:p>
          </table:table-cell>
          <table:table-cell table:style-name="ce3" table:formula="of:=AVERAGE([$'Decile ratio'.K81:.K84])" office:value-type="float" office:value="10.4025941610093" calcext:value-type="float">
            <text:p>10.4025941610093</text:p>
          </table:table-cell>
          <table:table-cell table:style-name="ce3" table:formula="of:=AVERAGE([$'Decile ratio'.H81:.H84])" office:value-type="float" office:value="6.9270039868497" calcext:value-type="float">
            <text:p>6.9270039868497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9.94219573330862" calcext:value-type="float">
            <text:p>9.94219573330862</text:p>
          </table:table-cell>
          <table:table-cell table:style-name="ce3" table:formula="of:=AVERAGE([$'Decile ratio'.P81:.P84])" office:value-type="float" office:value="7.11195936795718" calcext:value-type="float">
            <text:p>7.11195936795718</text:p>
          </table:table-cell>
          <table:table-cell table:style-name="ce3" table:formula="of:=AVERAGE([$'Decile ratio'.Q81:.Q84])" office:value-type="float" office:value="9.33908020943243" calcext:value-type="float">
            <text:p>9.33908020943243</text:p>
          </table:table-cell>
          <table:table-cell table:style-name="ce3" table:formula="of:=AVERAGE([$'Decile ratio'.N81:.N84])" office:value-type="float" office:value="6.81182600787162" calcext:value-type="float">
            <text:p>6.81182600787162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8.69994064702483" calcext:value-type="float">
            <text:p>8.69994064702483</text:p>
          </table:table-cell>
          <table:table-cell table:formula="of:=AVERAGE([$'Decile ratio'.D85:.D88])" office:value-type="float" office:value="6.23531716321879" calcext:value-type="float">
            <text:p>6.23531716321879</text:p>
          </table:table-cell>
          <table:table-cell table:formula="of:=AVERAGE([$'Decile ratio'.E85:.E88])" office:value-type="float" office:value="8.36654373650124" calcext:value-type="float">
            <text:p>8.36654373650124</text:p>
          </table:table-cell>
          <table:table-cell table:formula="of:=AVERAGE([$'Decile ratio'.B85:.B88])" office:value-type="float" office:value="5.99181225057094" calcext:value-type="float">
            <text:p>5.99181225057094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10.5987755988642" calcext:value-type="float">
            <text:p>10.5987755988642</text:p>
          </table:table-cell>
          <table:table-cell table:style-name="ce3" table:formula="of:=AVERAGE([$'Decile ratio'.J85:.J88])" office:value-type="float" office:value="7.08000368993994" calcext:value-type="float">
            <text:p>7.08000368993994</text:p>
          </table:table-cell>
          <table:table-cell table:style-name="ce3" table:formula="of:=AVERAGE([$'Decile ratio'.K85:.K88])" office:value-type="float" office:value="9.82836755971449" calcext:value-type="float">
            <text:p>9.82836755971449</text:p>
          </table:table-cell>
          <table:table-cell table:style-name="ce3" table:formula="of:=AVERAGE([$'Decile ratio'.H85:.H88])" office:value-type="float" office:value="6.76162704298228" calcext:value-type="float">
            <text:p>6.76162704298228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9.24706684510125" calcext:value-type="float">
            <text:p>9.24706684510125</text:p>
          </table:table-cell>
          <table:table-cell table:style-name="ce3" table:formula="of:=AVERAGE([$'Decile ratio'.P85:.P88])" office:value-type="float" office:value="6.95376467607577" calcext:value-type="float">
            <text:p>6.95376467607577</text:p>
          </table:table-cell>
          <table:table-cell table:style-name="ce3" table:formula="of:=AVERAGE([$'Decile ratio'.Q85:.Q88])" office:value-type="float" office:value="8.82176565339024" calcext:value-type="float">
            <text:p>8.82176565339024</text:p>
          </table:table-cell>
          <table:table-cell table:style-name="ce3" table:formula="of:=AVERAGE([$'Decile ratio'.N85:.N88])" office:value-type="float" office:value="6.63868758976954" calcext:value-type="float">
            <text:p>6.63868758976954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8.67165407134658" calcext:value-type="float">
            <text:p>8.67165407134658</text:p>
          </table:table-cell>
          <table:table-cell table:formula="of:=AVERAGE([$'Decile ratio'.D89:.D92])" office:value-type="float" office:value="6.28008736403248" calcext:value-type="float">
            <text:p>6.28008736403248</text:p>
          </table:table-cell>
          <table:table-cell table:formula="of:=AVERAGE([$'Decile ratio'.E89:.E92])" office:value-type="float" office:value="8.3442933972259" calcext:value-type="float">
            <text:p>8.3442933972259</text:p>
          </table:table-cell>
          <table:table-cell table:formula="of:=AVERAGE([$'Decile ratio'.B89:.B92])" office:value-type="float" office:value="6.16116448570861" calcext:value-type="float">
            <text:p>6.16116448570861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9.87347624568507" calcext:value-type="float">
            <text:p>9.87347624568507</text:p>
          </table:table-cell>
          <table:table-cell table:style-name="ce3" table:formula="of:=AVERAGE([$'Decile ratio'.J89:.J92])" office:value-type="float" office:value="6.5527054504785" calcext:value-type="float">
            <text:p>6.5527054504785</text:p>
          </table:table-cell>
          <table:table-cell table:style-name="ce3" table:formula="of:=AVERAGE([$'Decile ratio'.K89:.K92])" office:value-type="float" office:value="9.46125314881796" calcext:value-type="float">
            <text:p>9.46125314881796</text:p>
          </table:table-cell>
          <table:table-cell table:style-name="ce3" table:formula="of:=AVERAGE([$'Decile ratio'.H89:.H92])" office:value-type="float" office:value="6.43750257441989" calcext:value-type="float">
            <text:p>6.43750257441989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9.71564274080663" calcext:value-type="float">
            <text:p>9.71564274080663</text:p>
          </table:table-cell>
          <table:table-cell table:style-name="ce3" table:formula="of:=AVERAGE([$'Decile ratio'.P89:.P92])" office:value-type="float" office:value="7.18308759958382" calcext:value-type="float">
            <text:p>7.18308759958382</text:p>
          </table:table-cell>
          <table:table-cell table:style-name="ce3" table:formula="of:=AVERAGE([$'Decile ratio'.Q89:.Q92])" office:value-type="float" office:value="9.15916857682271" calcext:value-type="float">
            <text:p>9.15916857682271</text:p>
          </table:table-cell>
          <table:table-cell table:style-name="ce3" table:formula="of:=AVERAGE([$'Decile ratio'.N89:.N92])" office:value-type="float" office:value="6.98873339760334" calcext:value-type="float">
            <text:p>6.98873339760334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8.70179189680542" calcext:value-type="float">
            <text:p>8.70179189680542</text:p>
          </table:table-cell>
          <table:table-cell table:formula="of:=AVERAGE([$'Decile ratio'.D93:.D96])" office:value-type="float" office:value="6.30488564432366" calcext:value-type="float">
            <text:p>6.30488564432366</text:p>
          </table:table-cell>
          <table:table-cell table:formula="of:=AVERAGE([$'Decile ratio'.E93:.E96])" office:value-type="float" office:value="8.36416117794353" calcext:value-type="float">
            <text:p>8.36416117794353</text:p>
          </table:table-cell>
          <table:table-cell table:formula="of:=AVERAGE([$'Decile ratio'.B93:.B96])" office:value-type="float" office:value="6.12798944710154" calcext:value-type="float">
            <text:p>6.12798944710154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67691308220019" calcext:value-type="float">
            <text:p>9.67691308220019</text:p>
          </table:table-cell>
          <table:table-cell table:style-name="ce3" table:formula="of:=AVERAGE([$'Decile ratio'.J93:.J96])" office:value-type="float" office:value="6.10440223559583" calcext:value-type="float">
            <text:p>6.10440223559583</text:p>
          </table:table-cell>
          <table:table-cell table:style-name="ce3" table:formula="of:=AVERAGE([$'Decile ratio'.K93:.K96])" office:value-type="float" office:value="8.86657167976839" calcext:value-type="float">
            <text:p>8.86657167976839</text:p>
          </table:table-cell>
          <table:table-cell table:style-name="ce3" table:formula="of:=AVERAGE([$'Decile ratio'.H93:.H96])" office:value-type="float" office:value="5.96157838256185" calcext:value-type="float">
            <text:p>5.96157838256185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9.54925949864874" calcext:value-type="float">
            <text:p>9.54925949864874</text:p>
          </table:table-cell>
          <table:table-cell table:style-name="ce3" table:formula="of:=AVERAGE([$'Decile ratio'.P93:.P96])" office:value-type="float" office:value="7.21383361750558" calcext:value-type="float">
            <text:p>7.21383361750558</text:p>
          </table:table-cell>
          <table:table-cell table:style-name="ce3" table:formula="of:=AVERAGE([$'Decile ratio'.Q93:.Q96])" office:value-type="float" office:value="9.3029212410218" calcext:value-type="float">
            <text:p>9.3029212410218</text:p>
          </table:table-cell>
          <table:table-cell table:style-name="ce3" table:formula="of:=AVERAGE([$'Decile ratio'.N93:.N96])" office:value-type="float" office:value="6.93639437801559" calcext:value-type="float">
            <text:p>6.93639437801559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82789424519926" calcext:value-type="float">
            <text:p>8.82789424519926</text:p>
          </table:table-cell>
          <table:table-cell table:formula="of:=AVERAGE([$'Decile ratio'.D97:.D100])" office:value-type="float" office:value="6.30334260230713" calcext:value-type="float">
            <text:p>6.30334260230713</text:p>
          </table:table-cell>
          <table:table-cell table:formula="of:=AVERAGE([$'Decile ratio'.E97:.E100])" office:value-type="float" office:value="8.9930788150234" calcext:value-type="float">
            <text:p>8.9930788150234</text:p>
          </table:table-cell>
          <table:table-cell table:formula="of:=AVERAGE([$'Decile ratio'.B97:.B100])" office:value-type="float" office:value="6.11422500584729" calcext:value-type="float">
            <text:p>6.11422500584729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9.92713568510381" calcext:value-type="float">
            <text:p>9.92713568510381</text:p>
          </table:table-cell>
          <table:table-cell table:style-name="ce3" table:formula="of:=AVERAGE([$'Decile ratio'.J97:.J100])" office:value-type="float" office:value="6.12316731050946" calcext:value-type="float">
            <text:p>6.12316731050946</text:p>
          </table:table-cell>
          <table:table-cell table:style-name="ce3" table:formula="of:=AVERAGE([$'Decile ratio'.K97:.K100])" office:value-type="float" office:value="9.48546819701962" calcext:value-type="float">
            <text:p>9.48546819701962</text:p>
          </table:table-cell>
          <table:table-cell table:style-name="ce3" table:formula="of:=AVERAGE([$'Decile ratio'.H97:.H100])" office:value-type="float" office:value="6.03811249671202" calcext:value-type="float">
            <text:p>6.03811249671202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50638191504629" calcext:value-type="float">
            <text:p>9.50638191504629</text:p>
          </table:table-cell>
          <table:table-cell table:style-name="ce3" table:formula="of:=AVERAGE([$'Decile ratio'.P97:.P100])" office:value-type="float" office:value="7.29859937028479" calcext:value-type="float">
            <text:p>7.29859937028479</text:p>
          </table:table-cell>
          <table:table-cell table:style-name="ce3" table:formula="of:=AVERAGE([$'Decile ratio'.Q97:.Q100])" office:value-type="float" office:value="9.32356046636981" calcext:value-type="float">
            <text:p>9.32356046636981</text:p>
          </table:table-cell>
          <table:table-cell table:style-name="ce3" table:formula="of:=AVERAGE([$'Decile ratio'.N97:.N100])" office:value-type="float" office:value="7.11418468789493" calcext:value-type="float">
            <text:p>7.11418468789493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8.81962012116923" calcext:value-type="float">
            <text:p>8.81962012116923</text:p>
          </table:table-cell>
          <table:table-cell table:formula="of:=AVERAGE([$'Decile ratio'.D101:.D104])" office:value-type="float" office:value="5.74870659006851" calcext:value-type="float">
            <text:p>5.74870659006851</text:p>
          </table:table-cell>
          <table:table-cell table:formula="of:=AVERAGE([$'Decile ratio'.E101:.E104])" office:value-type="float" office:value="8.731669225311" calcext:value-type="float">
            <text:p>8.731669225311</text:p>
          </table:table-cell>
          <table:table-cell table:formula="of:=AVERAGE([$'Decile ratio'.B101:.B104])" office:value-type="float" office:value="5.66969774891967" calcext:value-type="float">
            <text:p>5.66969774891967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9.80599464706732" calcext:value-type="float">
            <text:p>9.80599464706732</text:p>
          </table:table-cell>
          <table:table-cell table:style-name="ce3" table:formula="of:=AVERAGE([$'Decile ratio'.J101:.J104])" office:value-type="float" office:value="6.38283024448371" calcext:value-type="float">
            <text:p>6.38283024448371</text:p>
          </table:table-cell>
          <table:table-cell table:style-name="ce3" table:formula="of:=AVERAGE([$'Decile ratio'.K101:.K104])" office:value-type="float" office:value="9.58915967943832" calcext:value-type="float">
            <text:p>9.58915967943832</text:p>
          </table:table-cell>
          <table:table-cell table:style-name="ce3" table:formula="of:=AVERAGE([$'Decile ratio'.H101:.H104])" office:value-type="float" office:value="6.11706548551942" calcext:value-type="float">
            <text:p>6.11706548551942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8.98132943113136" calcext:value-type="float">
            <text:p>8.98132943113136</text:p>
          </table:table-cell>
          <table:table-cell table:style-name="ce3" table:formula="of:=AVERAGE([$'Decile ratio'.P101:.P104])" office:value-type="float" office:value="7.0217183805397" calcext:value-type="float">
            <text:p>7.0217183805397</text:p>
          </table:table-cell>
          <table:table-cell table:style-name="ce3" table:formula="of:=AVERAGE([$'Decile ratio'.Q101:.Q104])" office:value-type="float" office:value="8.97975772100287" calcext:value-type="float">
            <text:p>8.97975772100287</text:p>
          </table:table-cell>
          <table:table-cell table:style-name="ce3" table:formula="of:=AVERAGE([$'Decile ratio'.N101:.N104])" office:value-type="float" office:value="6.93956206650347" calcext:value-type="float">
            <text:p>6.93956206650347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9.10941165238137" calcext:value-type="float">
            <text:p>9.10941165238137</text:p>
          </table:table-cell>
          <table:table-cell table:formula="of:=AVERAGE([$'Decile ratio'.D105:.D108])" office:value-type="float" office:value="5.73831722645261" calcext:value-type="float">
            <text:p>5.73831722645261</text:p>
          </table:table-cell>
          <table:table-cell table:formula="of:=AVERAGE([$'Decile ratio'.E105:.E108])" office:value-type="float" office:value="8.93061408421429" calcext:value-type="float">
            <text:p>8.93061408421429</text:p>
          </table:table-cell>
          <table:table-cell table:formula="of:=AVERAGE([$'Decile ratio'.B105:.B108])" office:value-type="float" office:value="5.54738670333337" calcext:value-type="float">
            <text:p>5.54738670333337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56541188664601" calcext:value-type="float">
            <text:p>8.56541188664601</text:p>
          </table:table-cell>
          <table:table-cell table:style-name="ce3" table:formula="of:=AVERAGE([$'Decile ratio'.J105:.J108])" office:value-type="float" office:value="5.63339221533328" calcext:value-type="float">
            <text:p>5.63339221533328</text:p>
          </table:table-cell>
          <table:table-cell table:style-name="ce3" table:formula="of:=AVERAGE([$'Decile ratio'.K105:.K108])" office:value-type="float" office:value="8.48609663292415" calcext:value-type="float">
            <text:p>8.48609663292415</text:p>
          </table:table-cell>
          <table:table-cell table:style-name="ce3" table:formula="of:=AVERAGE([$'Decile ratio'.H105:.H108])" office:value-type="float" office:value="5.55751908427888" calcext:value-type="float">
            <text:p>5.55751908427888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9.21774937758283" calcext:value-type="float">
            <text:p>9.21774937758283</text:p>
          </table:table-cell>
          <table:table-cell table:style-name="ce3" table:formula="of:=AVERAGE([$'Decile ratio'.P105:.P108])" office:value-type="float" office:value="6.6606599482055" calcext:value-type="float">
            <text:p>6.6606599482055</text:p>
          </table:table-cell>
          <table:table-cell table:style-name="ce3" table:formula="of:=AVERAGE([$'Decile ratio'.Q105:.Q108])" office:value-type="float" office:value="8.8842440918837" calcext:value-type="float">
            <text:p>8.8842440918837</text:p>
          </table:table-cell>
          <table:table-cell table:style-name="ce3" table:formula="of:=AVERAGE([$'Decile ratio'.N105:.N108])" office:value-type="float" office:value="6.47365630718726" calcext:value-type="float">
            <text:p>6.47365630718726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6pt" svg:height="507.69pt" svg:x="22.25pt" svg:y="15.02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17249920209503" calcext:value-type="float">
            <text:p>0.217249920209503</text:p>
          </table:table-cell>
          <table:table-cell table:style-name="ce4" table:formula="of:=[$Redistribution_high.K23]" office:value-type="float" office:value="0.247780960419567" calcext:value-type="float">
            <text:p>0.247780960419567</text:p>
          </table:table-cell>
          <table:table-cell table:style-name="ce4" table:formula="of:=[$Redistribution_high.L23]" office:value-type="float" office:value="0.228045948397786" calcext:value-type="float">
            <text:p>0.228045948397786</text:p>
          </table:table-cell>
          <table:table-cell table:style-name="ce4" table:formula="of:=[$Redistribution_high.M23]" office:value-type="float" office:value="0.23162765715332" calcext:value-type="float">
            <text:p>0.23162765715332</text:p>
          </table:table-cell>
          <table:table-cell/>
          <table:table-cell table:style-name="ce4"/>
          <table:table-cell table:style-name="ce4" table:formula="of:=[$Redistribution_central.J23]" office:value-type="float" office:value="0.218163294563572" calcext:value-type="float">
            <text:p>0.218163294563572</text:p>
          </table:table-cell>
          <table:table-cell table:style-name="ce4" table:formula="of:=[$Redistribution_central.K23]" office:value-type="float" office:value="0.255900157815669" calcext:value-type="float">
            <text:p>0.255900157815669</text:p>
          </table:table-cell>
          <table:table-cell table:style-name="ce4" table:formula="of:=[$Redistribution_central.L23]" office:value-type="float" office:value="0.228585434765302" calcext:value-type="float">
            <text:p>0.228585434765302</text:p>
          </table:table-cell>
          <table:table-cell table:style-name="ce4" table:formula="of:=[$Redistribution_central.M23]" office:value-type="float" office:value="0.239541420876103" calcext:value-type="float">
            <text:p>0.239541420876103</text:p>
          </table:table-cell>
          <table:table-cell table:number-columns-repeated="2"/>
          <table:table-cell table:style-name="ce4" table:formula="of:=[$redistribution_low.J23]" office:value-type="float" office:value="0.217249919684248" calcext:value-type="float">
            <text:p>0.217249919684248</text:p>
          </table:table-cell>
          <table:table-cell table:style-name="ce4" table:formula="of:=[$redistribution_low.K23]" office:value-type="float" office:value="0.247780960419567" calcext:value-type="float">
            <text:p>0.247780960419567</text:p>
          </table:table-cell>
          <table:table-cell table:style-name="ce4" table:formula="of:=[$redistribution_low.L23]" office:value-type="float" office:value="0.228045947853977" calcext:value-type="float">
            <text:p>0.228045947853977</text:p>
          </table:table-cell>
          <table:table-cell table:style-name="ce4" table:formula="of:=[$redistribution_low.M23]" office:value-type="float" office:value="0.23162765715332" calcext:value-type="float">
            <text:p>0.23162765715332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21728646920043" calcext:value-type="float">
            <text:p>0.221728646920043</text:p>
          </table:table-cell>
          <table:table-cell table:style-name="ce4" table:formula="of:=[$Redistribution_high.K24]" office:value-type="float" office:value="0.255904491876058" calcext:value-type="float">
            <text:p>0.255904491876058</text:p>
          </table:table-cell>
          <table:table-cell table:style-name="ce4" table:formula="of:=[$Redistribution_high.L24]" office:value-type="float" office:value="0.232078103307826" calcext:value-type="float">
            <text:p>0.232078103307826</text:p>
          </table:table-cell>
          <table:table-cell table:style-name="ce4" table:formula="of:=[$Redistribution_high.M24]" office:value-type="float" office:value="0.240140320276161" calcext:value-type="float">
            <text:p>0.240140320276161</text:p>
          </table:table-cell>
          <table:table-cell/>
          <table:table-cell table:style-name="ce4"/>
          <table:table-cell table:style-name="ce4" table:formula="of:=[$Redistribution_central.J24]" office:value-type="float" office:value="0.221164159687136" calcext:value-type="float">
            <text:p>0.221164159687136</text:p>
          </table:table-cell>
          <table:table-cell table:style-name="ce4" table:formula="of:=[$Redistribution_central.K24]" office:value-type="float" office:value="0.264683272688961" calcext:value-type="float">
            <text:p>0.264683272688961</text:p>
          </table:table-cell>
          <table:table-cell table:style-name="ce4" table:formula="of:=[$Redistribution_central.L24]" office:value-type="float" office:value="0.231477009194366" calcext:value-type="float">
            <text:p>0.231477009194366</text:p>
          </table:table-cell>
          <table:table-cell table:style-name="ce4" table:formula="of:=[$Redistribution_central.M24]" office:value-type="float" office:value="0.248048039900977" calcext:value-type="float">
            <text:p>0.248048039900977</text:p>
          </table:table-cell>
          <table:table-cell table:number-columns-repeated="2"/>
          <table:table-cell table:style-name="ce4" table:formula="of:=[$redistribution_low.J24]" office:value-type="float" office:value="0.221365820704181" calcext:value-type="float">
            <text:p>0.221365820704181</text:p>
          </table:table-cell>
          <table:table-cell table:style-name="ce4" table:formula="of:=[$redistribution_low.K24]" office:value-type="float" office:value="0.261113930529319" calcext:value-type="float">
            <text:p>0.261113930529319</text:p>
          </table:table-cell>
          <table:table-cell table:style-name="ce4" table:formula="of:=[$redistribution_low.L24]" office:value-type="float" office:value="0.231521107976081" calcext:value-type="float">
            <text:p>0.231521107976081</text:p>
          </table:table-cell>
          <table:table-cell table:style-name="ce4" table:formula="of:=[$redistribution_low.M24]" office:value-type="float" office:value="0.245347853604157" calcext:value-type="float">
            <text:p>0.245347853604157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16534106202832" calcext:value-type="float">
            <text:p>0.216534106202832</text:p>
          </table:table-cell>
          <table:table-cell table:style-name="ce4" table:formula="of:=[$Redistribution_high.K25]" office:value-type="float" office:value="0.245298371206953" calcext:value-type="float">
            <text:p>0.245298371206953</text:p>
          </table:table-cell>
          <table:table-cell table:style-name="ce4" table:formula="of:=[$Redistribution_high.L25]" office:value-type="float" office:value="0.22688631807017" calcext:value-type="float">
            <text:p>0.22688631807017</text:p>
          </table:table-cell>
          <table:table-cell table:style-name="ce4" table:formula="of:=[$Redistribution_high.M25]" office:value-type="float" office:value="0.229706396053867" calcext:value-type="float">
            <text:p>0.229706396053867</text:p>
          </table:table-cell>
          <table:table-cell/>
          <table:table-cell table:style-name="ce4"/>
          <table:table-cell table:style-name="ce4" table:formula="of:=[$Redistribution_central.J25]" office:value-type="float" office:value="0.220437078118085" calcext:value-type="float">
            <text:p>0.220437078118085</text:p>
          </table:table-cell>
          <table:table-cell table:style-name="ce4" table:formula="of:=[$Redistribution_central.K25]" office:value-type="float" office:value="0.259131322879709" calcext:value-type="float">
            <text:p>0.259131322879709</text:p>
          </table:table-cell>
          <table:table-cell table:style-name="ce4" table:formula="of:=[$Redistribution_central.L25]" office:value-type="float" office:value="0.230280509234392" calcext:value-type="float">
            <text:p>0.230280509234392</text:p>
          </table:table-cell>
          <table:table-cell table:style-name="ce4" table:formula="of:=[$Redistribution_central.M25]" office:value-type="float" office:value="0.243680015417368" calcext:value-type="float">
            <text:p>0.243680015417368</text:p>
          </table:table-cell>
          <table:table-cell table:number-columns-repeated="2"/>
          <table:table-cell table:style-name="ce4" table:formula="of:=[$redistribution_low.J25]" office:value-type="float" office:value="0.219908968388819" calcext:value-type="float">
            <text:p>0.219908968388819</text:p>
          </table:table-cell>
          <table:table-cell table:style-name="ce4" table:formula="of:=[$redistribution_low.K25]" office:value-type="float" office:value="0.256166618321908" calcext:value-type="float">
            <text:p>0.256166618321908</text:p>
          </table:table-cell>
          <table:table-cell table:style-name="ce4" table:formula="of:=[$redistribution_low.L25]" office:value-type="float" office:value="0.229751611176594" calcext:value-type="float">
            <text:p>0.229751611176594</text:p>
          </table:table-cell>
          <table:table-cell table:style-name="ce4" table:formula="of:=[$redistribution_low.M25]" office:value-type="float" office:value="0.241107682922898" calcext:value-type="float">
            <text:p>0.241107682922898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0230958728436" calcext:value-type="float">
            <text:p>0.220230958728436</text:p>
          </table:table-cell>
          <table:table-cell table:style-name="ce4" table:formula="of:=[$Redistribution_high.K26]" office:value-type="float" office:value="0.265240563452274" calcext:value-type="float">
            <text:p>0.265240563452274</text:p>
          </table:table-cell>
          <table:table-cell table:style-name="ce4" table:formula="of:=[$Redistribution_high.L26]" office:value-type="float" office:value="0.232582530307417" calcext:value-type="float">
            <text:p>0.232582530307417</text:p>
          </table:table-cell>
          <table:table-cell table:style-name="ce4" table:formula="of:=[$Redistribution_high.M26]" office:value-type="float" office:value="0.245974792894257" calcext:value-type="float">
            <text:p>0.245974792894257</text:p>
          </table:table-cell>
          <table:table-cell/>
          <table:table-cell table:style-name="ce4"/>
          <table:table-cell table:style-name="ce4" table:formula="of:=[$Redistribution_central.J26]" office:value-type="float" office:value="0.223044813432848" calcext:value-type="float">
            <text:p>0.223044813432848</text:p>
          </table:table-cell>
          <table:table-cell table:style-name="ce4" table:formula="of:=[$Redistribution_central.K26]" office:value-type="float" office:value="0.269533660608863" calcext:value-type="float">
            <text:p>0.269533660608863</text:p>
          </table:table-cell>
          <table:table-cell table:style-name="ce4" table:formula="of:=[$Redistribution_central.L26]" office:value-type="float" office:value="0.234788885155184" calcext:value-type="float">
            <text:p>0.234788885155184</text:p>
          </table:table-cell>
          <table:table-cell table:style-name="ce4" table:formula="of:=[$Redistribution_central.M26]" office:value-type="float" office:value="0.251127969239312" calcext:value-type="float">
            <text:p>0.251127969239312</text:p>
          </table:table-cell>
          <table:table-cell table:number-columns-repeated="2"/>
          <table:table-cell table:style-name="ce4" table:formula="of:=[$redistribution_low.J26]" office:value-type="float" office:value="0.223327553486722" calcext:value-type="float">
            <text:p>0.223327553486722</text:p>
          </table:table-cell>
          <table:table-cell table:style-name="ce4" table:formula="of:=[$redistribution_low.K26]" office:value-type="float" office:value="0.26960955628073" calcext:value-type="float">
            <text:p>0.26960955628073</text:p>
          </table:table-cell>
          <table:table-cell table:style-name="ce4" table:formula="of:=[$redistribution_low.L26]" office:value-type="float" office:value="0.234791913830005" calcext:value-type="float">
            <text:p>0.234791913830005</text:p>
          </table:table-cell>
          <table:table-cell table:style-name="ce4" table:formula="of:=[$redistribution_low.M26]" office:value-type="float" office:value="0.251917696063418" calcext:value-type="float">
            <text:p>0.251917696063418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20005388112723" calcext:value-type="float">
            <text:p>0.220005388112723</text:p>
          </table:table-cell>
          <table:table-cell table:style-name="ce4" table:formula="of:=[$Redistribution_high.K27]" office:value-type="float" office:value="0.251626045440939" calcext:value-type="float">
            <text:p>0.251626045440939</text:p>
          </table:table-cell>
          <table:table-cell table:style-name="ce4" table:formula="of:=[$Redistribution_high.L27]" office:value-type="float" office:value="0.23025278782288" calcext:value-type="float">
            <text:p>0.23025278782288</text:p>
          </table:table-cell>
          <table:table-cell table:style-name="ce4" table:formula="of:=[$Redistribution_high.M27]" office:value-type="float" office:value="0.235901940200111" calcext:value-type="float">
            <text:p>0.235901940200111</text:p>
          </table:table-cell>
          <table:table-cell/>
          <table:table-cell table:style-name="ce4"/>
          <table:table-cell table:style-name="ce4" table:formula="of:=[$Redistribution_central.J27]" office:value-type="float" office:value="0.219911580645585" calcext:value-type="float">
            <text:p>0.219911580645585</text:p>
          </table:table-cell>
          <table:table-cell table:style-name="ce4" table:formula="of:=[$Redistribution_central.K27]" office:value-type="float" office:value="0.249848726169235" calcext:value-type="float">
            <text:p>0.249848726169235</text:p>
          </table:table-cell>
          <table:table-cell table:style-name="ce4" table:formula="of:=[$Redistribution_central.L27]" office:value-type="float" office:value="0.230654723026786" calcext:value-type="float">
            <text:p>0.230654723026786</text:p>
          </table:table-cell>
          <table:table-cell table:style-name="ce4" table:formula="of:=[$Redistribution_central.M27]" office:value-type="float" office:value="0.233493200519864" calcext:value-type="float">
            <text:p>0.233493200519864</text:p>
          </table:table-cell>
          <table:table-cell table:number-columns-repeated="2"/>
          <table:table-cell table:style-name="ce4" table:formula="of:=[$redistribution_low.J27]" office:value-type="float" office:value="0.221064217271779" calcext:value-type="float">
            <text:p>0.221064217271779</text:p>
          </table:table-cell>
          <table:table-cell table:style-name="ce4" table:formula="of:=[$redistribution_low.K27]" office:value-type="float" office:value="0.25908355168514" calcext:value-type="float">
            <text:p>0.25908355168514</text:p>
          </table:table-cell>
          <table:table-cell table:style-name="ce4" table:formula="of:=[$redistribution_low.L27]" office:value-type="float" office:value="0.23095848285371" calcext:value-type="float">
            <text:p>0.23095848285371</text:p>
          </table:table-cell>
          <table:table-cell table:style-name="ce4" table:formula="of:=[$redistribution_low.M27]" office:value-type="float" office:value="0.243640763257194" calcext:value-type="float">
            <text:p>0.243640763257194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8044472304692" calcext:value-type="float">
            <text:p>0.228044472304692</text:p>
          </table:table-cell>
          <table:table-cell table:style-name="ce4" table:formula="of:=[$Redistribution_high.K28]" office:value-type="float" office:value="0.27328911099063" calcext:value-type="float">
            <text:p>0.27328911099063</text:p>
          </table:table-cell>
          <table:table-cell table:style-name="ce4" table:formula="of:=[$Redistribution_high.L28]" office:value-type="float" office:value="0.238426329302952" calcext:value-type="float">
            <text:p>0.238426329302952</text:p>
          </table:table-cell>
          <table:table-cell table:style-name="ce4" table:formula="of:=[$Redistribution_high.M28]" office:value-type="float" office:value="0.256792847330238" calcext:value-type="float">
            <text:p>0.256792847330238</text:p>
          </table:table-cell>
          <table:table-cell/>
          <table:table-cell table:style-name="ce4"/>
          <table:table-cell table:style-name="ce4" table:formula="of:=[$Redistribution_central.J28]" office:value-type="float" office:value="0.222375921918" calcext:value-type="float">
            <text:p>0.222375921918</text:p>
          </table:table-cell>
          <table:table-cell table:style-name="ce4" table:formula="of:=[$Redistribution_central.K28]" office:value-type="float" office:value="0.255163364469904" calcext:value-type="float">
            <text:p>0.255163364469904</text:p>
          </table:table-cell>
          <table:table-cell table:style-name="ce4" table:formula="of:=[$Redistribution_central.L28]" office:value-type="float" office:value="0.232144884627868" calcext:value-type="float">
            <text:p>0.232144884627868</text:p>
          </table:table-cell>
          <table:table-cell table:style-name="ce4" table:formula="of:=[$Redistribution_central.M28]" office:value-type="float" office:value="0.240214676640649" calcext:value-type="float">
            <text:p>0.240214676640649</text:p>
          </table:table-cell>
          <table:table-cell table:number-columns-repeated="2"/>
          <table:table-cell table:style-name="ce4" table:formula="of:=[$redistribution_low.J28]" office:value-type="float" office:value="0.229150299799084" calcext:value-type="float">
            <text:p>0.229150299799084</text:p>
          </table:table-cell>
          <table:table-cell table:style-name="ce4" table:formula="of:=[$redistribution_low.K28]" office:value-type="float" office:value="0.274769259342472" calcext:value-type="float">
            <text:p>0.274769259342472</text:p>
          </table:table-cell>
          <table:table-cell table:style-name="ce4" table:formula="of:=[$redistribution_low.L28]" office:value-type="float" office:value="0.239131117273391" calcext:value-type="float">
            <text:p>0.239131117273391</text:p>
          </table:table-cell>
          <table:table-cell table:style-name="ce4" table:formula="of:=[$redistribution_low.M28]" office:value-type="float" office:value="0.259029759277007" calcext:value-type="float">
            <text:p>0.259029759277007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17944809095424" calcext:value-type="float">
            <text:p>0.217944809095424</text:p>
          </table:table-cell>
          <table:table-cell table:style-name="ce4" table:formula="of:=[$Redistribution_high.K29]" office:value-type="float" office:value="0.24985725078533" calcext:value-type="float">
            <text:p>0.24985725078533</text:p>
          </table:table-cell>
          <table:table-cell table:style-name="ce4" table:formula="of:=[$Redistribution_high.L29]" office:value-type="float" office:value="0.229080775561073" calcext:value-type="float">
            <text:p>0.229080775561073</text:p>
          </table:table-cell>
          <table:table-cell table:style-name="ce4" table:formula="of:=[$Redistribution_high.M29]" office:value-type="float" office:value="0.232560495887522" calcext:value-type="float">
            <text:p>0.232560495887522</text:p>
          </table:table-cell>
          <table:table-cell/>
          <table:table-cell table:style-name="ce4"/>
          <table:table-cell table:style-name="ce4" table:formula="of:=[$Redistribution_central.J29]" office:value-type="float" office:value="0.220462928358025" calcext:value-type="float">
            <text:p>0.220462928358025</text:p>
          </table:table-cell>
          <table:table-cell table:style-name="ce4" table:formula="of:=[$Redistribution_central.K29]" office:value-type="float" office:value="0.252065436013879" calcext:value-type="float">
            <text:p>0.252065436013879</text:p>
          </table:table-cell>
          <table:table-cell table:style-name="ce4" table:formula="of:=[$Redistribution_central.L29]" office:value-type="float" office:value="0.231590037597768" calcext:value-type="float">
            <text:p>0.231590037597768</text:p>
          </table:table-cell>
          <table:table-cell table:style-name="ce4" table:formula="of:=[$Redistribution_central.M29]" office:value-type="float" office:value="0.234863216979862" calcext:value-type="float">
            <text:p>0.234863216979862</text:p>
          </table:table-cell>
          <table:table-cell table:number-columns-repeated="2"/>
          <table:table-cell table:style-name="ce4" table:formula="of:=[$redistribution_low.J29]" office:value-type="float" office:value="0.222517264313043" calcext:value-type="float">
            <text:p>0.222517264313043</text:p>
          </table:table-cell>
          <table:table-cell table:style-name="ce4" table:formula="of:=[$redistribution_low.K29]" office:value-type="float" office:value="0.259033334043945" calcext:value-type="float">
            <text:p>0.259033334043945</text:p>
          </table:table-cell>
          <table:table-cell table:style-name="ce4" table:formula="of:=[$redistribution_low.L29]" office:value-type="float" office:value="0.233327013805761" calcext:value-type="float">
            <text:p>0.233327013805761</text:p>
          </table:table-cell>
          <table:table-cell table:style-name="ce4" table:formula="of:=[$redistribution_low.M29]" office:value-type="float" office:value="0.242133143863387" calcext:value-type="float">
            <text:p>0.242133143863387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4761074713271" calcext:value-type="float">
            <text:p>0.214761074713271</text:p>
          </table:table-cell>
          <table:table-cell table:style-name="ce4" table:formula="of:=[$Redistribution_high.K30]" office:value-type="float" office:value="0.251245702816751" calcext:value-type="float">
            <text:p>0.251245702816751</text:p>
          </table:table-cell>
          <table:table-cell table:style-name="ce4" table:formula="of:=[$Redistribution_high.L30]" office:value-type="float" office:value="0.227978487483292" calcext:value-type="float">
            <text:p>0.227978487483292</text:p>
          </table:table-cell>
          <table:table-cell table:style-name="ce4" table:formula="of:=[$Redistribution_high.M30]" office:value-type="float" office:value="0.230852052325367" calcext:value-type="float">
            <text:p>0.230852052325367</text:p>
          </table:table-cell>
          <table:table-cell/>
          <table:table-cell table:style-name="ce4"/>
          <table:table-cell table:style-name="ce4" table:formula="of:=[$Redistribution_central.J30]" office:value-type="float" office:value="0.218585960219484" calcext:value-type="float">
            <text:p>0.218585960219484</text:p>
          </table:table-cell>
          <table:table-cell table:style-name="ce4" table:formula="of:=[$Redistribution_central.K30]" office:value-type="float" office:value="0.260870636617152" calcext:value-type="float">
            <text:p>0.260870636617152</text:p>
          </table:table-cell>
          <table:table-cell table:style-name="ce4" table:formula="of:=[$Redistribution_central.L30]" office:value-type="float" office:value="0.230957862277083" calcext:value-type="float">
            <text:p>0.230957862277083</text:p>
          </table:table-cell>
          <table:table-cell table:style-name="ce4" table:formula="of:=[$Redistribution_central.M30]" office:value-type="float" office:value="0.241407719745237" calcext:value-type="float">
            <text:p>0.241407719745237</text:p>
          </table:table-cell>
          <table:table-cell table:number-columns-repeated="2"/>
          <table:table-cell table:style-name="ce4" table:formula="of:=[$redistribution_low.J30]" office:value-type="float" office:value="0.218818555320182" calcext:value-type="float">
            <text:p>0.218818555320182</text:p>
          </table:table-cell>
          <table:table-cell table:style-name="ce4" table:formula="of:=[$redistribution_low.K30]" office:value-type="float" office:value="0.263833348414891" calcext:value-type="float">
            <text:p>0.263833348414891</text:p>
          </table:table-cell>
          <table:table-cell table:style-name="ce4" table:formula="of:=[$redistribution_low.L30]" office:value-type="float" office:value="0.231637120169664" calcext:value-type="float">
            <text:p>0.231637120169664</text:p>
          </table:table-cell>
          <table:table-cell table:style-name="ce4" table:formula="of:=[$redistribution_low.M30]" office:value-type="float" office:value="0.24365058333307" calcext:value-type="float">
            <text:p>0.24365058333307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15302225372899" calcext:value-type="float">
            <text:p>0.215302225372899</text:p>
          </table:table-cell>
          <table:table-cell table:style-name="ce4" table:formula="of:=[$Redistribution_high.K31]" office:value-type="float" office:value="0.242642863696835" calcext:value-type="float">
            <text:p>0.242642863696835</text:p>
          </table:table-cell>
          <table:table-cell table:style-name="ce4" table:formula="of:=[$Redistribution_high.L31]" office:value-type="float" office:value="0.226262541385842" calcext:value-type="float">
            <text:p>0.226262541385842</text:p>
          </table:table-cell>
          <table:table-cell table:style-name="ce4" table:formula="of:=[$Redistribution_high.M31]" office:value-type="float" office:value="0.225709397890579" calcext:value-type="float">
            <text:p>0.225709397890579</text:p>
          </table:table-cell>
          <table:table-cell/>
          <table:table-cell table:style-name="ce4"/>
          <table:table-cell table:style-name="ce4" table:formula="of:=[$Redistribution_central.J31]" office:value-type="float" office:value="0.215412583678098" calcext:value-type="float">
            <text:p>0.215412583678098</text:p>
          </table:table-cell>
          <table:table-cell table:style-name="ce4" table:formula="of:=[$Redistribution_central.K31]" office:value-type="float" office:value="0.245462925270378" calcext:value-type="float">
            <text:p>0.245462925270378</text:p>
          </table:table-cell>
          <table:table-cell table:style-name="ce4" table:formula="of:=[$Redistribution_central.L31]" office:value-type="float" office:value="0.226290770680288" calcext:value-type="float">
            <text:p>0.226290770680288</text:p>
          </table:table-cell>
          <table:table-cell table:style-name="ce4" table:formula="of:=[$Redistribution_central.M31]" office:value-type="float" office:value="0.228378110537436" calcext:value-type="float">
            <text:p>0.228378110537436</text:p>
          </table:table-cell>
          <table:table-cell table:number-columns-repeated="2"/>
          <table:table-cell table:style-name="ce4" table:formula="of:=[$redistribution_low.J31]" office:value-type="float" office:value="0.216225908316485" calcext:value-type="float">
            <text:p>0.216225908316485</text:p>
          </table:table-cell>
          <table:table-cell table:style-name="ce4" table:formula="of:=[$redistribution_low.K31]" office:value-type="float" office:value="0.244290958557656" calcext:value-type="float">
            <text:p>0.244290958557656</text:p>
          </table:table-cell>
          <table:table-cell table:style-name="ce4" table:formula="of:=[$redistribution_low.L31]" office:value-type="float" office:value="0.22672980870285" calcext:value-type="float">
            <text:p>0.22672980870285</text:p>
          </table:table-cell>
          <table:table-cell table:style-name="ce4" table:formula="of:=[$redistribution_low.M31]" office:value-type="float" office:value="0.228172988266464" calcext:value-type="float">
            <text:p>0.228172988266464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18380319789061" calcext:value-type="float">
            <text:p>0.218380319789061</text:p>
          </table:table-cell>
          <table:table-cell table:style-name="ce4" table:formula="of:=[$Redistribution_high.K32]" office:value-type="float" office:value="0.2520345734541" calcext:value-type="float">
            <text:p>0.2520345734541</text:p>
          </table:table-cell>
          <table:table-cell table:style-name="ce4" table:formula="of:=[$Redistribution_high.L32]" office:value-type="float" office:value="0.228840184948396" calcext:value-type="float">
            <text:p>0.228840184948396</text:p>
          </table:table-cell>
          <table:table-cell table:style-name="ce4" table:formula="of:=[$Redistribution_high.M32]" office:value-type="float" office:value="0.23564021349615" calcext:value-type="float">
            <text:p>0.23564021349615</text:p>
          </table:table-cell>
          <table:table-cell/>
          <table:table-cell table:style-name="ce4"/>
          <table:table-cell table:style-name="ce4" table:formula="of:=[$Redistribution_central.J32]" office:value-type="float" office:value="0.222241993641306" calcext:value-type="float">
            <text:p>0.222241993641306</text:p>
          </table:table-cell>
          <table:table-cell table:style-name="ce4" table:formula="of:=[$Redistribution_central.K32]" office:value-type="float" office:value="0.256963854207533" calcext:value-type="float">
            <text:p>0.256963854207533</text:p>
          </table:table-cell>
          <table:table-cell table:style-name="ce4" table:formula="of:=[$Redistribution_central.L32]" office:value-type="float" office:value="0.232855884457846" calcext:value-type="float">
            <text:p>0.232855884457846</text:p>
          </table:table-cell>
          <table:table-cell table:style-name="ce4" table:formula="of:=[$Redistribution_central.M32]" office:value-type="float" office:value="0.240205409163678" calcext:value-type="float">
            <text:p>0.240205409163678</text:p>
          </table:table-cell>
          <table:table-cell table:number-columns-repeated="2"/>
          <table:table-cell table:style-name="ce4" table:formula="of:=[$redistribution_low.J32]" office:value-type="float" office:value="0.225867708113791" calcext:value-type="float">
            <text:p>0.225867708113791</text:p>
          </table:table-cell>
          <table:table-cell table:style-name="ce4" table:formula="of:=[$redistribution_low.K32]" office:value-type="float" office:value="0.263537225736223" calcext:value-type="float">
            <text:p>0.263537225736223</text:p>
          </table:table-cell>
          <table:table-cell table:style-name="ce4" table:formula="of:=[$redistribution_low.L32]" office:value-type="float" office:value="0.23619278374773" calcext:value-type="float">
            <text:p>0.23619278374773</text:p>
          </table:table-cell>
          <table:table-cell table:style-name="ce4" table:formula="of:=[$redistribution_low.M32]" office:value-type="float" office:value="0.247340318171366" calcext:value-type="float">
            <text:p>0.247340318171366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0033145899381" calcext:value-type="float">
            <text:p>0.220033145899381</text:p>
          </table:table-cell>
          <table:table-cell table:style-name="ce4" table:formula="of:=[$Redistribution_high.K33]" office:value-type="float" office:value="0.251835625723902" calcext:value-type="float">
            <text:p>0.251835625723902</text:p>
          </table:table-cell>
          <table:table-cell table:style-name="ce4" table:formula="of:=[$Redistribution_high.L33]" office:value-type="float" office:value="0.231416528474157" calcext:value-type="float">
            <text:p>0.231416528474157</text:p>
          </table:table-cell>
          <table:table-cell table:style-name="ce4" table:formula="of:=[$Redistribution_high.M33]" office:value-type="float" office:value="0.233994058724296" calcext:value-type="float">
            <text:p>0.233994058724296</text:p>
          </table:table-cell>
          <table:table-cell/>
          <table:table-cell table:style-name="ce4"/>
          <table:table-cell table:style-name="ce4" table:formula="of:=[$Redistribution_central.J33]" office:value-type="float" office:value="0.22170930702151" calcext:value-type="float">
            <text:p>0.22170930702151</text:p>
          </table:table-cell>
          <table:table-cell table:style-name="ce4" table:formula="of:=[$Redistribution_central.K33]" office:value-type="float" office:value="0.252233540981548" calcext:value-type="float">
            <text:p>0.252233540981548</text:p>
          </table:table-cell>
          <table:table-cell table:style-name="ce4" table:formula="of:=[$Redistribution_central.L33]" office:value-type="float" office:value="0.232838127008527" calcext:value-type="float">
            <text:p>0.232838127008527</text:p>
          </table:table-cell>
          <table:table-cell table:style-name="ce4" table:formula="of:=[$Redistribution_central.M33]" office:value-type="float" office:value="0.234646237504597" calcext:value-type="float">
            <text:p>0.234646237504597</text:p>
          </table:table-cell>
          <table:table-cell table:number-columns-repeated="2"/>
          <table:table-cell table:style-name="ce4" table:formula="of:=[$redistribution_low.J33]" office:value-type="float" office:value="0.215922435728738" calcext:value-type="float">
            <text:p>0.215922435728738</text:p>
          </table:table-cell>
          <table:table-cell table:style-name="ce4" table:formula="of:=[$redistribution_low.K33]" office:value-type="float" office:value="0.242825697470288" calcext:value-type="float">
            <text:p>0.242825697470288</text:p>
          </table:table-cell>
          <table:table-cell table:style-name="ce4" table:formula="of:=[$redistribution_low.L33]" office:value-type="float" office:value="0.226472977995664" calcext:value-type="float">
            <text:p>0.226472977995664</text:p>
          </table:table-cell>
          <table:table-cell table:style-name="ce4" table:formula="of:=[$redistribution_low.M33]" office:value-type="float" office:value="0.226548913193542" calcext:value-type="float">
            <text:p>0.226548913193542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012818068126" calcext:value-type="float">
            <text:p>0.22012818068126</text:p>
          </table:table-cell>
          <table:table-cell table:style-name="ce4" table:formula="of:=[$Redistribution_high.K34]" office:value-type="float" office:value="0.254778900938291" calcext:value-type="float">
            <text:p>0.254778900938291</text:p>
          </table:table-cell>
          <table:table-cell table:style-name="ce4" table:formula="of:=[$Redistribution_high.L34]" office:value-type="float" office:value="0.23395979505679" calcext:value-type="float">
            <text:p>0.23395979505679</text:p>
          </table:table-cell>
          <table:table-cell table:style-name="ce4" table:formula="of:=[$Redistribution_high.M34]" office:value-type="float" office:value="0.233406924285372" calcext:value-type="float">
            <text:p>0.233406924285372</text:p>
          </table:table-cell>
          <table:table-cell/>
          <table:table-cell table:style-name="ce4"/>
          <table:table-cell table:style-name="ce4" table:formula="of:=[$Redistribution_central.J34]" office:value-type="float" office:value="0.220601538932326" calcext:value-type="float">
            <text:p>0.220601538932326</text:p>
          </table:table-cell>
          <table:table-cell table:style-name="ce4" table:formula="of:=[$Redistribution_central.K34]" office:value-type="float" office:value="0.256382446419479" calcext:value-type="float">
            <text:p>0.256382446419479</text:p>
          </table:table-cell>
          <table:table-cell table:style-name="ce4" table:formula="of:=[$Redistribution_central.L34]" office:value-type="float" office:value="0.23320299877586" calcext:value-type="float">
            <text:p>0.23320299877586</text:p>
          </table:table-cell>
          <table:table-cell table:style-name="ce4" table:formula="of:=[$Redistribution_central.M34]" office:value-type="float" office:value="0.236544823450892" calcext:value-type="float">
            <text:p>0.236544823450892</text:p>
          </table:table-cell>
          <table:table-cell table:number-columns-repeated="2"/>
          <table:table-cell table:style-name="ce4" table:formula="of:=[$redistribution_low.J34]" office:value-type="float" office:value="0.219481461648992" calcext:value-type="float">
            <text:p>0.219481461648992</text:p>
          </table:table-cell>
          <table:table-cell table:style-name="ce4" table:formula="of:=[$redistribution_low.K34]" office:value-type="float" office:value="0.2558835820798" calcext:value-type="float">
            <text:p>0.2558835820798</text:p>
          </table:table-cell>
          <table:table-cell table:style-name="ce4" table:formula="of:=[$redistribution_low.L34]" office:value-type="float" office:value="0.232140664595989" calcext:value-type="float">
            <text:p>0.232140664595989</text:p>
          </table:table-cell>
          <table:table-cell table:style-name="ce4" table:formula="of:=[$redistribution_low.M34]" office:value-type="float" office:value="0.236053323727975" calcext:value-type="float">
            <text:p>0.236053323727975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18933219098033" calcext:value-type="float">
            <text:p>0.218933219098033</text:p>
          </table:table-cell>
          <table:table-cell table:style-name="ce4" table:formula="of:=[$Redistribution_high.K35]" office:value-type="float" office:value="0.248191884823913" calcext:value-type="float">
            <text:p>0.248191884823913</text:p>
          </table:table-cell>
          <table:table-cell table:style-name="ce4" table:formula="of:=[$Redistribution_high.L35]" office:value-type="float" office:value="0.23025281476408" calcext:value-type="float">
            <text:p>0.23025281476408</text:p>
          </table:table-cell>
          <table:table-cell table:style-name="ce4" table:formula="of:=[$Redistribution_high.M35]" office:value-type="float" office:value="0.230501126440504" calcext:value-type="float">
            <text:p>0.230501126440504</text:p>
          </table:table-cell>
          <table:table-cell/>
          <table:table-cell table:style-name="ce4"/>
          <table:table-cell table:style-name="ce4" table:formula="of:=[$Redistribution_central.J35]" office:value-type="float" office:value="0.216686870208111" calcext:value-type="float">
            <text:p>0.216686870208111</text:p>
          </table:table-cell>
          <table:table-cell table:style-name="ce4" table:formula="of:=[$Redistribution_central.K35]" office:value-type="float" office:value="0.242346036385739" calcext:value-type="float">
            <text:p>0.242346036385739</text:p>
          </table:table-cell>
          <table:table-cell table:style-name="ce4" table:formula="of:=[$Redistribution_central.L35]" office:value-type="float" office:value="0.22774066446968" calcext:value-type="float">
            <text:p>0.22774066446968</text:p>
          </table:table-cell>
          <table:table-cell table:style-name="ce4" table:formula="of:=[$Redistribution_central.M35]" office:value-type="float" office:value="0.224950706461798" calcext:value-type="float">
            <text:p>0.224950706461798</text:p>
          </table:table-cell>
          <table:table-cell table:number-columns-repeated="2"/>
          <table:table-cell table:style-name="ce4" table:formula="of:=[$redistribution_low.J35]" office:value-type="float" office:value="0.218752761104097" calcext:value-type="float">
            <text:p>0.218752761104097</text:p>
          </table:table-cell>
          <table:table-cell table:style-name="ce4" table:formula="of:=[$redistribution_low.K35]" office:value-type="float" office:value="0.248004353202808" calcext:value-type="float">
            <text:p>0.248004353202808</text:p>
          </table:table-cell>
          <table:table-cell table:style-name="ce4" table:formula="of:=[$redistribution_low.L35]" office:value-type="float" office:value="0.230152791725876" calcext:value-type="float">
            <text:p>0.230152791725876</text:p>
          </table:table-cell>
          <table:table-cell table:style-name="ce4" table:formula="of:=[$redistribution_low.M35]" office:value-type="float" office:value="0.229942356269544" calcext:value-type="float">
            <text:p>0.229942356269544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21978498511821" calcext:value-type="float">
            <text:p>0.221978498511821</text:p>
          </table:table-cell>
          <table:table-cell table:style-name="ce4" table:formula="of:=[$Redistribution_high.K36]" office:value-type="float" office:value="0.252168790335686" calcext:value-type="float">
            <text:p>0.252168790335686</text:p>
          </table:table-cell>
          <table:table-cell table:style-name="ce4" table:formula="of:=[$Redistribution_high.L36]" office:value-type="float" office:value="0.232433812943906" calcext:value-type="float">
            <text:p>0.232433812943906</text:p>
          </table:table-cell>
          <table:table-cell table:style-name="ce4" table:formula="of:=[$Redistribution_high.M36]" office:value-type="float" office:value="0.235781817775013" calcext:value-type="float">
            <text:p>0.235781817775013</text:p>
          </table:table-cell>
          <table:table-cell/>
          <table:table-cell table:style-name="ce4"/>
          <table:table-cell table:style-name="ce4" table:formula="of:=[$Redistribution_central.J36]" office:value-type="float" office:value="0.220176428389914" calcext:value-type="float">
            <text:p>0.220176428389914</text:p>
          </table:table-cell>
          <table:table-cell table:style-name="ce4" table:formula="of:=[$Redistribution_central.K36]" office:value-type="float" office:value="0.250157422080247" calcext:value-type="float">
            <text:p>0.250157422080247</text:p>
          </table:table-cell>
          <table:table-cell table:style-name="ce4" table:formula="of:=[$Redistribution_central.L36]" office:value-type="float" office:value="0.23044367600594" calcext:value-type="float">
            <text:p>0.23044367600594</text:p>
          </table:table-cell>
          <table:table-cell table:style-name="ce4" table:formula="of:=[$Redistribution_central.M36]" office:value-type="float" office:value="0.233925831093958" calcext:value-type="float">
            <text:p>0.233925831093958</text:p>
          </table:table-cell>
          <table:table-cell table:number-columns-repeated="2"/>
          <table:table-cell table:style-name="ce4" table:formula="of:=[$redistribution_low.J36]" office:value-type="float" office:value="0.220718462721653" calcext:value-type="float">
            <text:p>0.220718462721653</text:p>
          </table:table-cell>
          <table:table-cell table:style-name="ce4" table:formula="of:=[$redistribution_low.K36]" office:value-type="float" office:value="0.255360148365761" calcext:value-type="float">
            <text:p>0.255360148365761</text:p>
          </table:table-cell>
          <table:table-cell table:style-name="ce4" table:formula="of:=[$redistribution_low.L36]" office:value-type="float" office:value="0.231466227055633" calcext:value-type="float">
            <text:p>0.231466227055633</text:p>
          </table:table-cell>
          <table:table-cell table:style-name="ce4" table:formula="of:=[$redistribution_low.M36]" office:value-type="float" office:value="0.238147254949184" calcext:value-type="float">
            <text:p>0.238147254949184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2534507987933" calcext:value-type="float">
            <text:p>0.212534507987933</text:p>
          </table:table-cell>
          <table:table-cell table:style-name="ce4" table:formula="of:=[$Redistribution_high.K37]" office:value-type="float" office:value="0.236827601500611" calcext:value-type="float">
            <text:p>0.236827601500611</text:p>
          </table:table-cell>
          <table:table-cell table:style-name="ce4" table:formula="of:=[$Redistribution_high.L37]" office:value-type="float" office:value="0.222719836742927" calcext:value-type="float">
            <text:p>0.222719836742927</text:p>
          </table:table-cell>
          <table:table-cell table:style-name="ce4" table:formula="of:=[$Redistribution_high.M37]" office:value-type="float" office:value="0.220920326888646" calcext:value-type="float">
            <text:p>0.220920326888646</text:p>
          </table:table-cell>
          <table:table-cell/>
          <table:table-cell table:style-name="ce4"/>
          <table:table-cell table:style-name="ce4" table:formula="of:=[$Redistribution_central.J37]" office:value-type="float" office:value="0.214031658039392" calcext:value-type="float">
            <text:p>0.214031658039392</text:p>
          </table:table-cell>
          <table:table-cell table:style-name="ce4" table:formula="of:=[$Redistribution_central.K37]" office:value-type="float" office:value="0.238774403002609" calcext:value-type="float">
            <text:p>0.238774403002609</text:p>
          </table:table-cell>
          <table:table-cell table:style-name="ce4" table:formula="of:=[$Redistribution_central.L37]" office:value-type="float" office:value="0.223799116534901" calcext:value-type="float">
            <text:p>0.223799116534901</text:p>
          </table:table-cell>
          <table:table-cell table:style-name="ce4" table:formula="of:=[$Redistribution_central.M37]" office:value-type="float" office:value="0.223310255618822" calcext:value-type="float">
            <text:p>0.223310255618822</text:p>
          </table:table-cell>
          <table:table-cell table:number-columns-repeated="2"/>
          <table:table-cell table:style-name="ce4" table:formula="of:=[$redistribution_low.J37]" office:value-type="float" office:value="0.22298817291814" calcext:value-type="float">
            <text:p>0.22298817291814</text:p>
          </table:table-cell>
          <table:table-cell table:style-name="ce4" table:formula="of:=[$redistribution_low.K37]" office:value-type="float" office:value="0.253430130122262" calcext:value-type="float">
            <text:p>0.253430130122262</text:p>
          </table:table-cell>
          <table:table-cell table:style-name="ce4" table:formula="of:=[$redistribution_low.L37]" office:value-type="float" office:value="0.234107798510347" calcext:value-type="float">
            <text:p>0.234107798510347</text:p>
          </table:table-cell>
          <table:table-cell table:style-name="ce4" table:formula="of:=[$redistribution_low.M37]" office:value-type="float" office:value="0.235681074711753" calcext:value-type="float">
            <text:p>0.235681074711753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11863982276702" calcext:value-type="float">
            <text:p>0.211863982276702</text:p>
          </table:table-cell>
          <table:table-cell table:style-name="ce4" table:formula="of:=[$Redistribution_high.K38]" office:value-type="float" office:value="0.243811186048934" calcext:value-type="float">
            <text:p>0.243811186048934</text:p>
          </table:table-cell>
          <table:table-cell table:style-name="ce4" table:formula="of:=[$Redistribution_high.L38]" office:value-type="float" office:value="0.224084860237544" calcext:value-type="float">
            <text:p>0.224084860237544</text:p>
          </table:table-cell>
          <table:table-cell table:style-name="ce4" table:formula="of:=[$Redistribution_high.M38]" office:value-type="float" office:value="0.224554933596846" calcext:value-type="float">
            <text:p>0.224554933596846</text:p>
          </table:table-cell>
          <table:table-cell/>
          <table:table-cell table:style-name="ce4"/>
          <table:table-cell table:style-name="ce4" table:formula="of:=[$Redistribution_central.J38]" office:value-type="float" office:value="0.21180153930977" calcext:value-type="float">
            <text:p>0.21180153930977</text:p>
          </table:table-cell>
          <table:table-cell table:style-name="ce4" table:formula="of:=[$Redistribution_central.K38]" office:value-type="float" office:value="0.241115100313196" calcext:value-type="float">
            <text:p>0.241115100313196</text:p>
          </table:table-cell>
          <table:table-cell table:style-name="ce4" table:formula="of:=[$Redistribution_central.L38]" office:value-type="float" office:value="0.224196971801609" calcext:value-type="float">
            <text:p>0.224196971801609</text:p>
          </table:table-cell>
          <table:table-cell table:style-name="ce4" table:formula="of:=[$Redistribution_central.M38]" office:value-type="float" office:value="0.221563055333122" calcext:value-type="float">
            <text:p>0.221563055333122</text:p>
          </table:table-cell>
          <table:table-cell table:number-columns-repeated="2"/>
          <table:table-cell table:style-name="ce4" table:formula="of:=[$redistribution_low.J38]" office:value-type="float" office:value="0.214872512680001" calcext:value-type="float">
            <text:p>0.214872512680001</text:p>
          </table:table-cell>
          <table:table-cell table:style-name="ce4" table:formula="of:=[$redistribution_low.K38]" office:value-type="float" office:value="0.250877932369468" calcext:value-type="float">
            <text:p>0.250877932369468</text:p>
          </table:table-cell>
          <table:table-cell table:style-name="ce4" table:formula="of:=[$redistribution_low.L38]" office:value-type="float" office:value="0.227649594468251" calcext:value-type="float">
            <text:p>0.227649594468251</text:p>
          </table:table-cell>
          <table:table-cell table:style-name="ce4" table:formula="of:=[$redistribution_low.M38]" office:value-type="float" office:value="0.230447340265689" calcext:value-type="float">
            <text:p>0.230447340265689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13703672810859" calcext:value-type="float">
            <text:p>0.213703672810859</text:p>
          </table:table-cell>
          <table:table-cell table:style-name="ce4" table:formula="of:=[$Redistribution_high.K39]" office:value-type="float" office:value="0.242706245262132" calcext:value-type="float">
            <text:p>0.242706245262132</text:p>
          </table:table-cell>
          <table:table-cell table:style-name="ce4" table:formula="of:=[$Redistribution_high.L39]" office:value-type="float" office:value="0.223746990387194" calcext:value-type="float">
            <text:p>0.223746990387194</text:p>
          </table:table-cell>
          <table:table-cell table:style-name="ce4" table:formula="of:=[$Redistribution_high.M39]" office:value-type="float" office:value="0.22665802634137" calcext:value-type="float">
            <text:p>0.22665802634137</text:p>
          </table:table-cell>
          <table:table-cell/>
          <table:table-cell table:style-name="ce4"/>
          <table:table-cell table:style-name="ce4" table:formula="of:=[$Redistribution_central.J39]" office:value-type="float" office:value="0.210245999484237" calcext:value-type="float">
            <text:p>0.210245999484237</text:p>
          </table:table-cell>
          <table:table-cell table:style-name="ce4" table:formula="of:=[$Redistribution_central.K39]" office:value-type="float" office:value="0.229294282756149" calcext:value-type="float">
            <text:p>0.229294282756149</text:p>
          </table:table-cell>
          <table:table-cell table:style-name="ce4" table:formula="of:=[$Redistribution_central.L39]" office:value-type="float" office:value="0.220480330328925" calcext:value-type="float">
            <text:p>0.220480330328925</text:p>
          </table:table-cell>
          <table:table-cell table:style-name="ce4" table:formula="of:=[$Redistribution_central.M39]" office:value-type="float" office:value="0.213301908548611" calcext:value-type="float">
            <text:p>0.213301908548611</text:p>
          </table:table-cell>
          <table:table-cell table:number-columns-repeated="2"/>
          <table:table-cell table:style-name="ce4" table:formula="of:=[$redistribution_low.J39]" office:value-type="float" office:value="0.218830275794327" calcext:value-type="float">
            <text:p>0.218830275794327</text:p>
          </table:table-cell>
          <table:table-cell table:style-name="ce4" table:formula="of:=[$redistribution_low.K39]" office:value-type="float" office:value="0.246813147861473" calcext:value-type="float">
            <text:p>0.246813147861473</text:p>
          </table:table-cell>
          <table:table-cell table:style-name="ce4" table:formula="of:=[$redistribution_low.L39]" office:value-type="float" office:value="0.229457349885707" calcext:value-type="float">
            <text:p>0.229457349885707</text:p>
          </table:table-cell>
          <table:table-cell table:style-name="ce4" table:formula="of:=[$redistribution_low.M39]" office:value-type="float" office:value="0.229800524580207" calcext:value-type="float">
            <text:p>0.229800524580207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6697572631569" calcext:value-type="float">
            <text:p>0.216697572631569</text:p>
          </table:table-cell>
          <table:table-cell table:style-name="ce4" table:formula="of:=[$Redistribution_high.K40]" office:value-type="float" office:value="0.244437740884202" calcext:value-type="float">
            <text:p>0.244437740884202</text:p>
          </table:table-cell>
          <table:table-cell table:style-name="ce4" table:formula="of:=[$Redistribution_high.L40]" office:value-type="float" office:value="0.22658803206183" calcext:value-type="float">
            <text:p>0.22658803206183</text:p>
          </table:table-cell>
          <table:table-cell table:style-name="ce4" table:formula="of:=[$Redistribution_high.M40]" office:value-type="float" office:value="0.228773427942883" calcext:value-type="float">
            <text:p>0.228773427942883</text:p>
          </table:table-cell>
          <table:table-cell/>
          <table:table-cell table:style-name="ce4"/>
          <table:table-cell table:style-name="ce4" table:formula="of:=[$Redistribution_central.J40]" office:value-type="float" office:value="0.210364481245338" calcext:value-type="float">
            <text:p>0.210364481245338</text:p>
          </table:table-cell>
          <table:table-cell table:style-name="ce4" table:formula="of:=[$Redistribution_central.K40]" office:value-type="float" office:value="0.230630244187162" calcext:value-type="float">
            <text:p>0.230630244187162</text:p>
          </table:table-cell>
          <table:table-cell table:style-name="ce4" table:formula="of:=[$Redistribution_central.L40]" office:value-type="float" office:value="0.220207767336473" calcext:value-type="float">
            <text:p>0.220207767336473</text:p>
          </table:table-cell>
          <table:table-cell table:style-name="ce4" table:formula="of:=[$Redistribution_central.M40]" office:value-type="float" office:value="0.215228385525954" calcext:value-type="float">
            <text:p>0.215228385525954</text:p>
          </table:table-cell>
          <table:table-cell table:number-columns-repeated="2"/>
          <table:table-cell table:style-name="ce4" table:formula="of:=[$redistribution_low.J40]" office:value-type="float" office:value="0.2173315682134" calcext:value-type="float">
            <text:p>0.2173315682134</text:p>
          </table:table-cell>
          <table:table-cell table:style-name="ce4" table:formula="of:=[$redistribution_low.K40]" office:value-type="float" office:value="0.247136089843274" calcext:value-type="float">
            <text:p>0.247136089843274</text:p>
          </table:table-cell>
          <table:table-cell table:style-name="ce4" table:formula="of:=[$redistribution_low.L40]" office:value-type="float" office:value="0.227268971365321" calcext:value-type="float">
            <text:p>0.227268971365321</text:p>
          </table:table-cell>
          <table:table-cell table:style-name="ce4" table:formula="of:=[$redistribution_low.M40]" office:value-type="float" office:value="0.231280229521352" calcext:value-type="float">
            <text:p>0.231280229521352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21649643092843" calcext:value-type="float">
            <text:p>0.221649643092843</text:p>
          </table:table-cell>
          <table:table-cell table:style-name="ce4" table:formula="of:=[$Redistribution_high.K41]" office:value-type="float" office:value="0.249201473515836" calcext:value-type="float">
            <text:p>0.249201473515836</text:p>
          </table:table-cell>
          <table:table-cell table:style-name="ce4" table:formula="of:=[$Redistribution_high.L41]" office:value-type="float" office:value="0.231396307856057" calcext:value-type="float">
            <text:p>0.231396307856057</text:p>
          </table:table-cell>
          <table:table-cell table:style-name="ce4" table:formula="of:=[$Redistribution_high.M41]" office:value-type="float" office:value="0.233630723670068" calcext:value-type="float">
            <text:p>0.233630723670068</text:p>
          </table:table-cell>
          <table:table-cell/>
          <table:table-cell table:style-name="ce4"/>
          <table:table-cell table:style-name="ce4" table:formula="of:=[$Redistribution_central.J41]" office:value-type="float" office:value="0.213140375005705" calcext:value-type="float">
            <text:p>0.213140375005705</text:p>
          </table:table-cell>
          <table:table-cell table:style-name="ce4" table:formula="of:=[$Redistribution_central.K41]" office:value-type="float" office:value="0.227596093586672" calcext:value-type="float">
            <text:p>0.227596093586672</text:p>
          </table:table-cell>
          <table:table-cell table:style-name="ce4" table:formula="of:=[$Redistribution_central.L41]" office:value-type="float" office:value="0.223292495864679" calcext:value-type="float">
            <text:p>0.223292495864679</text:p>
          </table:table-cell>
          <table:table-cell table:style-name="ce4" table:formula="of:=[$Redistribution_central.M41]" office:value-type="float" office:value="0.211974167165753" calcext:value-type="float">
            <text:p>0.211974167165753</text:p>
          </table:table-cell>
          <table:table-cell table:number-columns-repeated="2"/>
          <table:table-cell table:style-name="ce4" table:formula="of:=[$redistribution_low.J41]" office:value-type="float" office:value="0.213452025251135" calcext:value-type="float">
            <text:p>0.213452025251135</text:p>
          </table:table-cell>
          <table:table-cell table:style-name="ce4" table:formula="of:=[$redistribution_low.K41]" office:value-type="float" office:value="0.240436940258498" calcext:value-type="float">
            <text:p>0.240436940258498</text:p>
          </table:table-cell>
          <table:table-cell table:style-name="ce4" table:formula="of:=[$redistribution_low.L41]" office:value-type="float" office:value="0.223760169811024" calcext:value-type="float">
            <text:p>0.223760169811024</text:p>
          </table:table-cell>
          <table:table-cell table:style-name="ce4" table:formula="of:=[$redistribution_low.M41]" office:value-type="float" office:value="0.223928039002724" calcext:value-type="float">
            <text:p>0.223928039002724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0985059563175" calcext:value-type="float">
            <text:p>0.20985059563175</text:p>
          </table:table-cell>
          <table:table-cell table:style-name="ce4" table:formula="of:=[$Redistribution_high.K42]" office:value-type="float" office:value="0.235701128379386" calcext:value-type="float">
            <text:p>0.235701128379386</text:p>
          </table:table-cell>
          <table:table-cell table:style-name="ce4" table:formula="of:=[$Redistribution_high.L42]" office:value-type="float" office:value="0.221157788800179" calcext:value-type="float">
            <text:p>0.221157788800179</text:p>
          </table:table-cell>
          <table:table-cell table:style-name="ce4" table:formula="of:=[$Redistribution_high.M42]" office:value-type="float" office:value="0.218015915936545" calcext:value-type="float">
            <text:p>0.218015915936545</text:p>
          </table:table-cell>
          <table:table-cell/>
          <table:table-cell table:style-name="ce4"/>
          <table:table-cell table:style-name="ce4" table:formula="of:=[$Redistribution_central.J42]" office:value-type="float" office:value="0.203729522752179" calcext:value-type="float">
            <text:p>0.203729522752179</text:p>
          </table:table-cell>
          <table:table-cell table:style-name="ce4" table:formula="of:=[$Redistribution_central.K42]" office:value-type="float" office:value="0.224723913772689" calcext:value-type="float">
            <text:p>0.224723913772689</text:p>
          </table:table-cell>
          <table:table-cell table:style-name="ce4" table:formula="of:=[$Redistribution_central.L42]" office:value-type="float" office:value="0.215571258564857" calcext:value-type="float">
            <text:p>0.215571258564857</text:p>
          </table:table-cell>
          <table:table-cell table:style-name="ce4" table:formula="of:=[$Redistribution_central.M42]" office:value-type="float" office:value="0.20643722829302" calcext:value-type="float">
            <text:p>0.20643722829302</text:p>
          </table:table-cell>
          <table:table-cell table:number-columns-repeated="2"/>
          <table:table-cell table:style-name="ce4" table:formula="of:=[$redistribution_low.J42]" office:value-type="float" office:value="0.215122311543579" calcext:value-type="float">
            <text:p>0.215122311543579</text:p>
          </table:table-cell>
          <table:table-cell table:style-name="ce4" table:formula="of:=[$redistribution_low.K42]" office:value-type="float" office:value="0.24682030202158" calcext:value-type="float">
            <text:p>0.24682030202158</text:p>
          </table:table-cell>
          <table:table-cell table:style-name="ce4" table:formula="of:=[$redistribution_low.L42]" office:value-type="float" office:value="0.227524055719683" calcext:value-type="float">
            <text:p>0.227524055719683</text:p>
          </table:table-cell>
          <table:table-cell table:style-name="ce4" table:formula="of:=[$redistribution_low.M42]" office:value-type="float" office:value="0.22706453079912" calcext:value-type="float">
            <text:p>0.22706453079912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13083315205576" calcext:value-type="float">
            <text:p>0.213083315205576</text:p>
          </table:table-cell>
          <table:table-cell table:style-name="ce4" table:formula="of:=[$Redistribution_high.K43]" office:value-type="float" office:value="0.23319666579548" calcext:value-type="float">
            <text:p>0.23319666579548</text:p>
          </table:table-cell>
          <table:table-cell table:style-name="ce4" table:formula="of:=[$Redistribution_high.L43]" office:value-type="float" office:value="0.222281234505997" calcext:value-type="float">
            <text:p>0.222281234505997</text:p>
          </table:table-cell>
          <table:table-cell table:style-name="ce4" table:formula="of:=[$Redistribution_high.M43]" office:value-type="float" office:value="0.218816536842353" calcext:value-type="float">
            <text:p>0.218816536842353</text:p>
          </table:table-cell>
          <table:table-cell/>
          <table:table-cell table:style-name="ce4"/>
          <table:table-cell table:style-name="ce4" table:formula="of:=[$Redistribution_central.J43]" office:value-type="float" office:value="0.211265993753553" calcext:value-type="float">
            <text:p>0.211265993753553</text:p>
          </table:table-cell>
          <table:table-cell table:style-name="ce4" table:formula="of:=[$Redistribution_central.K43]" office:value-type="float" office:value="0.219317118337342" calcext:value-type="float">
            <text:p>0.219317118337342</text:p>
          </table:table-cell>
          <table:table-cell table:style-name="ce4" table:formula="of:=[$Redistribution_central.L43]" office:value-type="float" office:value="0.221454414337191" calcext:value-type="float">
            <text:p>0.221454414337191</text:p>
          </table:table-cell>
          <table:table-cell table:style-name="ce4" table:formula="of:=[$Redistribution_central.M43]" office:value-type="float" office:value="0.204026511748681" calcext:value-type="float">
            <text:p>0.204026511748681</text:p>
          </table:table-cell>
          <table:table-cell table:number-columns-repeated="2"/>
          <table:table-cell table:style-name="ce4" table:formula="of:=[$redistribution_low.J43]" office:value-type="float" office:value="0.222975851328286" calcext:value-type="float">
            <text:p>0.222975851328286</text:p>
          </table:table-cell>
          <table:table-cell table:style-name="ce4" table:formula="of:=[$redistribution_low.K43]" office:value-type="float" office:value="0.251285062434132" calcext:value-type="float">
            <text:p>0.251285062434132</text:p>
          </table:table-cell>
          <table:table-cell table:style-name="ce4" table:formula="of:=[$redistribution_low.L43]" office:value-type="float" office:value="0.232935846430301" calcext:value-type="float">
            <text:p>0.232935846430301</text:p>
          </table:table-cell>
          <table:table-cell table:style-name="ce4" table:formula="of:=[$redistribution_low.M43]" office:value-type="float" office:value="0.235105546115613" calcext:value-type="float">
            <text:p>0.235105546115613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19001794596661" calcext:value-type="float">
            <text:p>0.219001794596661</text:p>
          </table:table-cell>
          <table:table-cell table:style-name="ce4" table:formula="of:=[$Redistribution_high.K44]" office:value-type="float" office:value="0.248237929312194" calcext:value-type="float">
            <text:p>0.248237929312194</text:p>
          </table:table-cell>
          <table:table-cell table:style-name="ce4" table:formula="of:=[$Redistribution_high.L44]" office:value-type="float" office:value="0.228445094705032" calcext:value-type="float">
            <text:p>0.228445094705032</text:p>
          </table:table-cell>
          <table:table-cell table:style-name="ce4" table:formula="of:=[$Redistribution_high.M44]" office:value-type="float" office:value="0.232988256706723" calcext:value-type="float">
            <text:p>0.232988256706723</text:p>
          </table:table-cell>
          <table:table-cell/>
          <table:table-cell table:style-name="ce4"/>
          <table:table-cell table:style-name="ce4" table:formula="of:=[$Redistribution_central.J44]" office:value-type="float" office:value="0.210212961179742" calcext:value-type="float">
            <text:p>0.210212961179742</text:p>
          </table:table-cell>
          <table:table-cell table:style-name="ce4" table:formula="of:=[$Redistribution_central.K44]" office:value-type="float" office:value="0.223697317013971" calcext:value-type="float">
            <text:p>0.223697317013971</text:p>
          </table:table-cell>
          <table:table-cell table:style-name="ce4" table:formula="of:=[$Redistribution_central.L44]" office:value-type="float" office:value="0.22005869099959" calcext:value-type="float">
            <text:p>0.22005869099959</text:p>
          </table:table-cell>
          <table:table-cell table:style-name="ce4" table:formula="of:=[$Redistribution_central.M44]" office:value-type="float" office:value="0.208682537966982" calcext:value-type="float">
            <text:p>0.208682537966982</text:p>
          </table:table-cell>
          <table:table-cell table:number-columns-repeated="2"/>
          <table:table-cell table:style-name="ce4" table:formula="of:=[$redistribution_low.J44]" office:value-type="float" office:value="0.221499994832442" calcext:value-type="float">
            <text:p>0.221499994832442</text:p>
          </table:table-cell>
          <table:table-cell table:style-name="ce4" table:formula="of:=[$redistribution_low.K44]" office:value-type="float" office:value="0.248686365860785" calcext:value-type="float">
            <text:p>0.248686365860785</text:p>
          </table:table-cell>
          <table:table-cell table:style-name="ce4" table:formula="of:=[$redistribution_low.L44]" office:value-type="float" office:value="0.230671708341905" calcext:value-type="float">
            <text:p>0.230671708341905</text:p>
          </table:table-cell>
          <table:table-cell table:style-name="ce4" table:formula="of:=[$redistribution_low.M44]" office:value-type="float" office:value="0.234024751127087" calcext:value-type="float">
            <text:p>0.234024751127087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8831516632945" calcext:value-type="float">
            <text:p>0.218831516632945</text:p>
          </table:table-cell>
          <table:table-cell table:style-name="ce4" table:formula="of:=[$Redistribution_high.K45]" office:value-type="float" office:value="0.236096034491739" calcext:value-type="float">
            <text:p>0.236096034491739</text:p>
          </table:table-cell>
          <table:table-cell table:style-name="ce4" table:formula="of:=[$Redistribution_high.L45]" office:value-type="float" office:value="0.228506065641062" calcext:value-type="float">
            <text:p>0.228506065641062</text:p>
          </table:table-cell>
          <table:table-cell table:style-name="ce4" table:formula="of:=[$Redistribution_high.M45]" office:value-type="float" office:value="0.221164775746346" calcext:value-type="float">
            <text:p>0.221164775746346</text:p>
          </table:table-cell>
          <table:table-cell/>
          <table:table-cell table:style-name="ce4"/>
          <table:table-cell table:style-name="ce4" table:formula="of:=[$Redistribution_central.J45]" office:value-type="float" office:value="0.204413152751386" calcext:value-type="float">
            <text:p>0.204413152751386</text:p>
          </table:table-cell>
          <table:table-cell table:style-name="ce4" table:formula="of:=[$Redistribution_central.K45]" office:value-type="float" office:value="0.216432433649288" calcext:value-type="float">
            <text:p>0.216432433649288</text:p>
          </table:table-cell>
          <table:table-cell table:style-name="ce4" table:formula="of:=[$Redistribution_central.L45]" office:value-type="float" office:value="0.214280183147024" calcext:value-type="float">
            <text:p>0.214280183147024</text:p>
          </table:table-cell>
          <table:table-cell table:style-name="ce4" table:formula="of:=[$Redistribution_central.M45]" office:value-type="float" office:value="0.201308609202843" calcext:value-type="float">
            <text:p>0.201308609202843</text:p>
          </table:table-cell>
          <table:table-cell table:number-columns-repeated="2"/>
          <table:table-cell table:style-name="ce4" table:formula="of:=[$redistribution_low.J45]" office:value-type="float" office:value="0.228458628693543" calcext:value-type="float">
            <text:p>0.228458628693543</text:p>
          </table:table-cell>
          <table:table-cell table:style-name="ce4" table:formula="of:=[$redistribution_low.K45]" office:value-type="float" office:value="0.262436454793946" calcext:value-type="float">
            <text:p>0.262436454793946</text:p>
          </table:table-cell>
          <table:table-cell table:style-name="ce4" table:formula="of:=[$redistribution_low.L45]" office:value-type="float" office:value="0.238121809352069" calcext:value-type="float">
            <text:p>0.238121809352069</text:p>
          </table:table-cell>
          <table:table-cell table:style-name="ce4" table:formula="of:=[$redistribution_low.M45]" office:value-type="float" office:value="0.246420020964981" calcext:value-type="float">
            <text:p>0.246420020964981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19193330174328" calcext:value-type="float">
            <text:p>0.219193330174328</text:p>
          </table:table-cell>
          <table:table-cell table:style-name="ce4" table:formula="of:=[$Redistribution_high.K46]" office:value-type="float" office:value="0.239893377342748" calcext:value-type="float">
            <text:p>0.239893377342748</text:p>
          </table:table-cell>
          <table:table-cell table:style-name="ce4" table:formula="of:=[$Redistribution_high.L46]" office:value-type="float" office:value="0.231120942607513" calcext:value-type="float">
            <text:p>0.231120942607513</text:p>
          </table:table-cell>
          <table:table-cell table:style-name="ce4" table:formula="of:=[$Redistribution_high.M46]" office:value-type="float" office:value="0.221486878715783" calcext:value-type="float">
            <text:p>0.221486878715783</text:p>
          </table:table-cell>
          <table:table-cell/>
          <table:table-cell table:style-name="ce4"/>
          <table:table-cell table:style-name="ce4" table:formula="of:=[$Redistribution_central.J46]" office:value-type="float" office:value="0.204112529735845" calcext:value-type="float">
            <text:p>0.204112529735845</text:p>
          </table:table-cell>
          <table:table-cell table:style-name="ce4" table:formula="of:=[$Redistribution_central.K46]" office:value-type="float" office:value="0.218520694324239" calcext:value-type="float">
            <text:p>0.218520694324239</text:p>
          </table:table-cell>
          <table:table-cell table:style-name="ce4" table:formula="of:=[$Redistribution_central.L46]" office:value-type="float" office:value="0.215649457607412" calcext:value-type="float">
            <text:p>0.215649457607412</text:p>
          </table:table-cell>
          <table:table-cell table:style-name="ce4" table:formula="of:=[$Redistribution_central.M46]" office:value-type="float" office:value="0.200881095156472" calcext:value-type="float">
            <text:p>0.200881095156472</text:p>
          </table:table-cell>
          <table:table-cell table:number-columns-repeated="2"/>
          <table:table-cell table:style-name="ce4" table:formula="of:=[$redistribution_low.J46]" office:value-type="float" office:value="0.221158180088924" calcext:value-type="float">
            <text:p>0.221158180088924</text:p>
          </table:table-cell>
          <table:table-cell table:style-name="ce4" table:formula="of:=[$redistribution_low.K46]" office:value-type="float" office:value="0.250490019770583" calcext:value-type="float">
            <text:p>0.250490019770583</text:p>
          </table:table-cell>
          <table:table-cell table:style-name="ce4" table:formula="of:=[$redistribution_low.L46]" office:value-type="float" office:value="0.232438189026573" calcext:value-type="float">
            <text:p>0.232438189026573</text:p>
          </table:table-cell>
          <table:table-cell table:style-name="ce4" table:formula="of:=[$redistribution_low.M46]" office:value-type="float" office:value="0.23242122210685" calcext:value-type="float">
            <text:p>0.23242122210685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19749827731104" calcext:value-type="float">
            <text:p>0.219749827731104</text:p>
          </table:table-cell>
          <table:table-cell table:style-name="ce4" table:formula="of:=[$Redistribution_high.K47]" office:value-type="float" office:value="0.240986962883295" calcext:value-type="float">
            <text:p>0.240986962883295</text:p>
          </table:table-cell>
          <table:table-cell table:style-name="ce4" table:formula="of:=[$Redistribution_high.L47]" office:value-type="float" office:value="0.229774306842104" calcext:value-type="float">
            <text:p>0.229774306842104</text:p>
          </table:table-cell>
          <table:table-cell table:style-name="ce4" table:formula="of:=[$Redistribution_high.M47]" office:value-type="float" office:value="0.225046510441111" calcext:value-type="float">
            <text:p>0.225046510441111</text:p>
          </table:table-cell>
          <table:table-cell/>
          <table:table-cell table:style-name="ce4"/>
          <table:table-cell table:style-name="ce4" table:formula="of:=[$Redistribution_central.J47]" office:value-type="float" office:value="0.208230656538554" calcext:value-type="float">
            <text:p>0.208230656538554</text:p>
          </table:table-cell>
          <table:table-cell table:style-name="ce4" table:formula="of:=[$Redistribution_central.K47]" office:value-type="float" office:value="0.223180424133706" calcext:value-type="float">
            <text:p>0.223180424133706</text:p>
          </table:table-cell>
          <table:table-cell table:style-name="ce4" table:formula="of:=[$Redistribution_central.L47]" office:value-type="float" office:value="0.218127971388517" calcext:value-type="float">
            <text:p>0.218127971388517</text:p>
          </table:table-cell>
          <table:table-cell table:style-name="ce4" table:formula="of:=[$Redistribution_central.M47]" office:value-type="float" office:value="0.207437205905603" calcext:value-type="float">
            <text:p>0.207437205905603</text:p>
          </table:table-cell>
          <table:table-cell table:number-columns-repeated="2"/>
          <table:table-cell table:style-name="ce4" table:formula="of:=[$redistribution_low.J47]" office:value-type="float" office:value="0.22721465372028" calcext:value-type="float">
            <text:p>0.22721465372028</text:p>
          </table:table-cell>
          <table:table-cell table:style-name="ce4" table:formula="of:=[$redistribution_low.K47]" office:value-type="float" office:value="0.247784509951145" calcext:value-type="float">
            <text:p>0.247784509951145</text:p>
          </table:table-cell>
          <table:table-cell table:style-name="ce4" table:formula="of:=[$redistribution_low.L47]" office:value-type="float" office:value="0.236496356715872" calcext:value-type="float">
            <text:p>0.236496356715872</text:p>
          </table:table-cell>
          <table:table-cell table:style-name="ce4" table:formula="of:=[$redistribution_low.M47]" office:value-type="float" office:value="0.233025593447547" calcext:value-type="float">
            <text:p>0.233025593447547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24259700702621" calcext:value-type="float">
            <text:p>0.224259700702621</text:p>
          </table:table-cell>
          <table:table-cell table:style-name="ce4" table:formula="of:=[$Redistribution_high.K48]" office:value-type="float" office:value="0.249699396402809" calcext:value-type="float">
            <text:p>0.249699396402809</text:p>
          </table:table-cell>
          <table:table-cell table:style-name="ce4" table:formula="of:=[$Redistribution_high.L48]" office:value-type="float" office:value="0.234387021533282" calcext:value-type="float">
            <text:p>0.234387021533282</text:p>
          </table:table-cell>
          <table:table-cell table:style-name="ce4" table:formula="of:=[$Redistribution_high.M48]" office:value-type="float" office:value="0.233329393973491" calcext:value-type="float">
            <text:p>0.233329393973491</text:p>
          </table:table-cell>
          <table:table-cell/>
          <table:table-cell table:style-name="ce4"/>
          <table:table-cell table:style-name="ce4" table:formula="of:=[$Redistribution_central.J48]" office:value-type="float" office:value="0.203117250689241" calcext:value-type="float">
            <text:p>0.203117250689241</text:p>
          </table:table-cell>
          <table:table-cell table:style-name="ce4" table:formula="of:=[$Redistribution_central.K48]" office:value-type="float" office:value="0.214035172260913" calcext:value-type="float">
            <text:p>0.214035172260913</text:p>
          </table:table-cell>
          <table:table-cell table:style-name="ce4" table:formula="of:=[$Redistribution_central.L48]" office:value-type="float" office:value="0.212027459242232" calcext:value-type="float">
            <text:p>0.212027459242232</text:p>
          </table:table-cell>
          <table:table-cell table:style-name="ce4" table:formula="of:=[$Redistribution_central.M48]" office:value-type="float" office:value="0.200171415142925" calcext:value-type="float">
            <text:p>0.200171415142925</text:p>
          </table:table-cell>
          <table:table-cell table:number-columns-repeated="2"/>
          <table:table-cell table:style-name="ce4" table:formula="of:=[$redistribution_low.J48]" office:value-type="float" office:value="0.228085503043373" calcext:value-type="float">
            <text:p>0.228085503043373</text:p>
          </table:table-cell>
          <table:table-cell table:style-name="ce4" table:formula="of:=[$redistribution_low.K48]" office:value-type="float" office:value="0.259080840528601" calcext:value-type="float">
            <text:p>0.259080840528601</text:p>
          </table:table-cell>
          <table:table-cell table:style-name="ce4" table:formula="of:=[$redistribution_low.L48]" office:value-type="float" office:value="0.237470618148068" calcext:value-type="float">
            <text:p>0.237470618148068</text:p>
          </table:table-cell>
          <table:table-cell table:style-name="ce4" table:formula="of:=[$redistribution_low.M48]" office:value-type="float" office:value="0.243596862040003" calcext:value-type="float">
            <text:p>0.243596862040003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22725743127999" calcext:value-type="float">
            <text:p>0.222725743127999</text:p>
          </table:table-cell>
          <table:table-cell table:style-name="ce4" table:formula="of:=[$Redistribution_high.K49]" office:value-type="float" office:value="0.247947173929506" calcext:value-type="float">
            <text:p>0.247947173929506</text:p>
          </table:table-cell>
          <table:table-cell table:style-name="ce4" table:formula="of:=[$Redistribution_high.L49]" office:value-type="float" office:value="0.232907712006165" calcext:value-type="float">
            <text:p>0.232907712006165</text:p>
          </table:table-cell>
          <table:table-cell table:style-name="ce4" table:formula="of:=[$Redistribution_high.M49]" office:value-type="float" office:value="0.231406387194663" calcext:value-type="float">
            <text:p>0.231406387194663</text:p>
          </table:table-cell>
          <table:table-cell/>
          <table:table-cell table:style-name="ce4"/>
          <table:table-cell table:style-name="ce4" table:formula="of:=[$Redistribution_central.J49]" office:value-type="float" office:value="0.202472278670204" calcext:value-type="float">
            <text:p>0.202472278670204</text:p>
          </table:table-cell>
          <table:table-cell table:style-name="ce4" table:formula="of:=[$Redistribution_central.K49]" office:value-type="float" office:value="0.210105286131079" calcext:value-type="float">
            <text:p>0.210105286131079</text:p>
          </table:table-cell>
          <table:table-cell table:style-name="ce4" table:formula="of:=[$Redistribution_central.L49]" office:value-type="float" office:value="0.211544996037574" calcext:value-type="float">
            <text:p>0.211544996037574</text:p>
          </table:table-cell>
          <table:table-cell table:style-name="ce4" table:formula="of:=[$Redistribution_central.M49]" office:value-type="float" office:value="0.196092914460377" calcext:value-type="float">
            <text:p>0.196092914460377</text:p>
          </table:table-cell>
          <table:table-cell table:number-columns-repeated="2"/>
          <table:table-cell table:style-name="ce4" table:formula="of:=[$redistribution_low.J49]" office:value-type="float" office:value="0.22868065178583" calcext:value-type="float">
            <text:p>0.22868065178583</text:p>
          </table:table-cell>
          <table:table-cell table:style-name="ce4" table:formula="of:=[$redistribution_low.K49]" office:value-type="float" office:value="0.263972616294565" calcext:value-type="float">
            <text:p>0.263972616294565</text:p>
          </table:table-cell>
          <table:table-cell table:style-name="ce4" table:formula="of:=[$redistribution_low.L49]" office:value-type="float" office:value="0.238302420667419" calcext:value-type="float">
            <text:p>0.238302420667419</text:p>
          </table:table-cell>
          <table:table-cell table:style-name="ce4" table:formula="of:=[$redistribution_low.M49]" office:value-type="float" office:value="0.24764334500574" calcext:value-type="float">
            <text:p>0.24764334500574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13661297533826" calcext:value-type="float">
            <text:p>0.213661297533826</text:p>
          </table:table-cell>
          <table:table-cell table:style-name="ce4" table:formula="of:=[$Redistribution_high.K50]" office:value-type="float" office:value="0.231301633239509" calcext:value-type="float">
            <text:p>0.231301633239509</text:p>
          </table:table-cell>
          <table:table-cell table:style-name="ce4" table:formula="of:=[$Redistribution_high.L50]" office:value-type="float" office:value="0.225269076141" calcext:value-type="float">
            <text:p>0.225269076141</text:p>
          </table:table-cell>
          <table:table-cell table:style-name="ce4" table:formula="of:=[$Redistribution_high.M50]" office:value-type="float" office:value="0.213144489258322" calcext:value-type="float">
            <text:p>0.213144489258322</text:p>
          </table:table-cell>
          <table:table-cell/>
          <table:table-cell table:style-name="ce4"/>
          <table:table-cell table:style-name="ce4" table:formula="of:=[$Redistribution_central.J50]" office:value-type="float" office:value="0.198948318629188" calcext:value-type="float">
            <text:p>0.198948318629188</text:p>
          </table:table-cell>
          <table:table-cell table:style-name="ce4" table:formula="of:=[$Redistribution_central.K50]" office:value-type="float" office:value="0.210459096798858" calcext:value-type="float">
            <text:p>0.210459096798858</text:p>
          </table:table-cell>
          <table:table-cell table:style-name="ce4" table:formula="of:=[$Redistribution_central.L50]" office:value-type="float" office:value="0.20934375957876" calcext:value-type="float">
            <text:p>0.20934375957876</text:p>
          </table:table-cell>
          <table:table-cell table:style-name="ce4" table:formula="of:=[$Redistribution_central.M50]" office:value-type="float" office:value="0.194421464647374" calcext:value-type="float">
            <text:p>0.194421464647374</text:p>
          </table:table-cell>
          <table:table-cell table:number-columns-repeated="2"/>
          <table:table-cell table:style-name="ce4" table:formula="of:=[$redistribution_low.J50]" office:value-type="float" office:value="0.225795227824206" calcext:value-type="float">
            <text:p>0.225795227824206</text:p>
          </table:table-cell>
          <table:table-cell table:style-name="ce4" table:formula="of:=[$redistribution_low.K50]" office:value-type="float" office:value="0.263276468215432" calcext:value-type="float">
            <text:p>0.263276468215432</text:p>
          </table:table-cell>
          <table:table-cell table:style-name="ce4" table:formula="of:=[$redistribution_low.L50]" office:value-type="float" office:value="0.237532317354289" calcext:value-type="float">
            <text:p>0.237532317354289</text:p>
          </table:table-cell>
          <table:table-cell table:style-name="ce4" table:formula="of:=[$redistribution_low.M50]" office:value-type="float" office:value="0.243570203785456" calcext:value-type="float">
            <text:p>0.243570203785456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18300997641675" calcext:value-type="float">
            <text:p>0.218300997641675</text:p>
          </table:table-cell>
          <table:table-cell table:style-name="ce4" table:formula="of:=[$Redistribution_high.K51]" office:value-type="float" office:value="0.235423877513383" calcext:value-type="float">
            <text:p>0.235423877513383</text:p>
          </table:table-cell>
          <table:table-cell table:style-name="ce4" table:formula="of:=[$Redistribution_high.L51]" office:value-type="float" office:value="0.227600831304135" calcext:value-type="float">
            <text:p>0.227600831304135</text:p>
          </table:table-cell>
          <table:table-cell table:style-name="ce4" table:formula="of:=[$Redistribution_high.M51]" office:value-type="float" office:value="0.220663338131975" calcext:value-type="float">
            <text:p>0.220663338131975</text:p>
          </table:table-cell>
          <table:table-cell/>
          <table:table-cell table:style-name="ce4"/>
          <table:table-cell table:style-name="ce4" table:formula="of:=[$Redistribution_central.J51]" office:value-type="float" office:value="0.205755823258713" calcext:value-type="float">
            <text:p>0.205755823258713</text:p>
          </table:table-cell>
          <table:table-cell table:style-name="ce4" table:formula="of:=[$Redistribution_central.K51]" office:value-type="float" office:value="0.217080805582447" calcext:value-type="float">
            <text:p>0.217080805582447</text:p>
          </table:table-cell>
          <table:table-cell table:style-name="ce4" table:formula="of:=[$Redistribution_central.L51]" office:value-type="float" office:value="0.214388187437663" calcext:value-type="float">
            <text:p>0.214388187437663</text:p>
          </table:table-cell>
          <table:table-cell table:style-name="ce4" table:formula="of:=[$Redistribution_central.M51]" office:value-type="float" office:value="0.203531101520166" calcext:value-type="float">
            <text:p>0.203531101520166</text:p>
          </table:table-cell>
          <table:table-cell table:number-columns-repeated="2"/>
          <table:table-cell table:style-name="ce4" table:formula="of:=[$redistribution_low.J51]" office:value-type="float" office:value="0.223757914378286" calcext:value-type="float">
            <text:p>0.223757914378286</text:p>
          </table:table-cell>
          <table:table-cell table:style-name="ce4" table:formula="of:=[$redistribution_low.K51]" office:value-type="float" office:value="0.254914341980993" calcext:value-type="float">
            <text:p>0.254914341980993</text:p>
          </table:table-cell>
          <table:table-cell table:style-name="ce4" table:formula="of:=[$redistribution_low.L51]" office:value-type="float" office:value="0.232092727582413" calcext:value-type="float">
            <text:p>0.232092727582413</text:p>
          </table:table-cell>
          <table:table-cell table:style-name="ce4" table:formula="of:=[$redistribution_low.M51]" office:value-type="float" office:value="0.240864695611228" calcext:value-type="float">
            <text:p>0.240864695611228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26302614393914" calcext:value-type="float">
            <text:p>0.226302614393914</text:p>
          </table:table-cell>
          <table:table-cell table:style-name="ce4" table:formula="of:=[$Redistribution_high.K52]" office:value-type="float" office:value="0.245153649746587" calcext:value-type="float">
            <text:p>0.245153649746587</text:p>
          </table:table-cell>
          <table:table-cell table:style-name="ce4" table:formula="of:=[$Redistribution_high.L52]" office:value-type="float" office:value="0.236353184534604" calcext:value-type="float">
            <text:p>0.236353184534604</text:p>
          </table:table-cell>
          <table:table-cell table:style-name="ce4" table:formula="of:=[$Redistribution_high.M52]" office:value-type="float" office:value="0.229139592029678" calcext:value-type="float">
            <text:p>0.229139592029678</text:p>
          </table:table-cell>
          <table:table-cell/>
          <table:table-cell table:style-name="ce4"/>
          <table:table-cell table:style-name="ce4" table:formula="of:=[$Redistribution_central.J52]" office:value-type="float" office:value="0.212632826268409" calcext:value-type="float">
            <text:p>0.212632826268409</text:p>
          </table:table-cell>
          <table:table-cell table:style-name="ce4" table:formula="of:=[$Redistribution_central.K52]" office:value-type="float" office:value="0.224888187179918" calcext:value-type="float">
            <text:p>0.224888187179918</text:p>
          </table:table-cell>
          <table:table-cell table:style-name="ce4" table:formula="of:=[$Redistribution_central.L52]" office:value-type="float" office:value="0.221444904295707" calcext:value-type="float">
            <text:p>0.221444904295707</text:p>
          </table:table-cell>
          <table:table-cell table:style-name="ce4" table:formula="of:=[$Redistribution_central.M52]" office:value-type="float" office:value="0.211071842464906" calcext:value-type="float">
            <text:p>0.211071842464906</text:p>
          </table:table-cell>
          <table:table-cell table:number-columns-repeated="2"/>
          <table:table-cell table:style-name="ce4" table:formula="of:=[$redistribution_low.J52]" office:value-type="float" office:value="0.224562545048845" calcext:value-type="float">
            <text:p>0.224562545048845</text:p>
          </table:table-cell>
          <table:table-cell table:style-name="ce4" table:formula="of:=[$redistribution_low.K52]" office:value-type="float" office:value="0.258255097754015" calcext:value-type="float">
            <text:p>0.258255097754015</text:p>
          </table:table-cell>
          <table:table-cell table:style-name="ce4" table:formula="of:=[$redistribution_low.L52]" office:value-type="float" office:value="0.232535669631612" calcext:value-type="float">
            <text:p>0.232535669631612</text:p>
          </table:table-cell>
          <table:table-cell table:style-name="ce4" table:formula="of:=[$redistribution_low.M52]" office:value-type="float" office:value="0.244609587652782" calcext:value-type="float">
            <text:p>0.244609587652782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21664065751303" calcext:value-type="float">
            <text:p>0.221664065751303</text:p>
          </table:table-cell>
          <table:table-cell table:style-name="ce4" table:formula="of:=[$Redistribution_high.K53]" office:value-type="float" office:value="0.238266670998842" calcext:value-type="float">
            <text:p>0.238266670998842</text:p>
          </table:table-cell>
          <table:table-cell table:style-name="ce4" table:formula="of:=[$Redistribution_high.L53]" office:value-type="float" office:value="0.230977758761643" calcext:value-type="float">
            <text:p>0.230977758761643</text:p>
          </table:table-cell>
          <table:table-cell table:style-name="ce4" table:formula="of:=[$Redistribution_high.M53]" office:value-type="float" office:value="0.223301620813435" calcext:value-type="float">
            <text:p>0.223301620813435</text:p>
          </table:table-cell>
          <table:table-cell/>
          <table:table-cell table:style-name="ce4"/>
          <table:table-cell table:style-name="ce4" table:formula="of:=[$Redistribution_central.J53]" office:value-type="float" office:value="0.216508673765956" calcext:value-type="float">
            <text:p>0.216508673765956</text:p>
          </table:table-cell>
          <table:table-cell table:style-name="ce4" table:formula="of:=[$Redistribution_central.K53]" office:value-type="float" office:value="0.22942830813983" calcext:value-type="float">
            <text:p>0.22942830813983</text:p>
          </table:table-cell>
          <table:table-cell table:style-name="ce4" table:formula="of:=[$Redistribution_central.L53]" office:value-type="float" office:value="0.22601620219411" calcext:value-type="float">
            <text:p>0.22601620219411</text:p>
          </table:table-cell>
          <table:table-cell table:style-name="ce4" table:formula="of:=[$Redistribution_central.M53]" office:value-type="float" office:value="0.214344980150096" calcext:value-type="float">
            <text:p>0.214344980150096</text:p>
          </table:table-cell>
          <table:table-cell table:number-columns-repeated="2"/>
          <table:table-cell table:style-name="ce4" table:formula="of:=[$redistribution_low.J53]" office:value-type="float" office:value="0.217553820641856" calcext:value-type="float">
            <text:p>0.217553820641856</text:p>
          </table:table-cell>
          <table:table-cell table:style-name="ce4" table:formula="of:=[$redistribution_low.K53]" office:value-type="float" office:value="0.247804768377454" calcext:value-type="float">
            <text:p>0.247804768377454</text:p>
          </table:table-cell>
          <table:table-cell table:style-name="ce4" table:formula="of:=[$redistribution_low.L53]" office:value-type="float" office:value="0.225527024540683" calcext:value-type="float">
            <text:p>0.225527024540683</text:p>
          </table:table-cell>
          <table:table-cell table:style-name="ce4" table:formula="of:=[$redistribution_low.M53]" office:value-type="float" office:value="0.234211128598889" calcext:value-type="float">
            <text:p>0.234211128598889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1745568532118" calcext:value-type="float">
            <text:p>0.21745568532118</text:p>
          </table:table-cell>
          <table:table-cell table:style-name="ce4" table:formula="of:=[$Redistribution_high.K54]" office:value-type="float" office:value="0.234223003229616" calcext:value-type="float">
            <text:p>0.234223003229616</text:p>
          </table:table-cell>
          <table:table-cell table:style-name="ce4" table:formula="of:=[$Redistribution_high.L54]" office:value-type="float" office:value="0.228102912908478" calcext:value-type="float">
            <text:p>0.228102912908478</text:p>
          </table:table-cell>
          <table:table-cell table:style-name="ce4" table:formula="of:=[$Redistribution_high.M54]" office:value-type="float" office:value="0.217390924583722" calcext:value-type="float">
            <text:p>0.217390924583722</text:p>
          </table:table-cell>
          <table:table-cell/>
          <table:table-cell table:style-name="ce4"/>
          <table:table-cell table:style-name="ce4" table:formula="of:=[$Redistribution_central.J54]" office:value-type="float" office:value="0.207260657914779" calcext:value-type="float">
            <text:p>0.207260657914779</text:p>
          </table:table-cell>
          <table:table-cell table:style-name="ce4" table:formula="of:=[$Redistribution_central.K54]" office:value-type="float" office:value="0.218586963252323" calcext:value-type="float">
            <text:p>0.218586963252323</text:p>
          </table:table-cell>
          <table:table-cell table:style-name="ce4" table:formula="of:=[$Redistribution_central.L54]" office:value-type="float" office:value="0.218377003680953" calcext:value-type="float">
            <text:p>0.218377003680953</text:p>
          </table:table-cell>
          <table:table-cell table:style-name="ce4" table:formula="of:=[$Redistribution_central.M54]" office:value-type="float" office:value="0.201478490043555" calcext:value-type="float">
            <text:p>0.201478490043555</text:p>
          </table:table-cell>
          <table:table-cell table:number-columns-repeated="2"/>
          <table:table-cell table:style-name="ce4" table:formula="of:=[$redistribution_low.J54]" office:value-type="float" office:value="0.216494777819777" calcext:value-type="float">
            <text:p>0.216494777819777</text:p>
          </table:table-cell>
          <table:table-cell table:style-name="ce4" table:formula="of:=[$redistribution_low.K54]" office:value-type="float" office:value="0.247661571529048" calcext:value-type="float">
            <text:p>0.247661571529048</text:p>
          </table:table-cell>
          <table:table-cell table:style-name="ce4" table:formula="of:=[$redistribution_low.L54]" office:value-type="float" office:value="0.225901048714357" calcext:value-type="float">
            <text:p>0.225901048714357</text:p>
          </table:table-cell>
          <table:table-cell table:style-name="ce4" table:formula="of:=[$redistribution_low.M54]" office:value-type="float" office:value="0.231716649809347" calcext:value-type="float">
            <text:p>0.231716649809347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16514273151396" calcext:value-type="float">
            <text:p>0.216514273151396</text:p>
          </table:table-cell>
          <table:table-cell table:style-name="ce4" table:formula="of:=[$Redistribution_high.K55]" office:value-type="float" office:value="0.229546151359687" calcext:value-type="float">
            <text:p>0.229546151359687</text:p>
          </table:table-cell>
          <table:table-cell table:style-name="ce4" table:formula="of:=[$Redistribution_high.L55]" office:value-type="float" office:value="0.225097793125363" calcext:value-type="float">
            <text:p>0.225097793125363</text:p>
          </table:table-cell>
          <table:table-cell table:style-name="ce4" table:formula="of:=[$Redistribution_high.M55]" office:value-type="float" office:value="0.215887007156889" calcext:value-type="float">
            <text:p>0.215887007156889</text:p>
          </table:table-cell>
          <table:table-cell/>
          <table:table-cell table:style-name="ce4"/>
          <table:table-cell table:style-name="ce4" table:formula="of:=[$Redistribution_central.J55]" office:value-type="float" office:value="0.213191446338127" calcext:value-type="float">
            <text:p>0.213191446338127</text:p>
          </table:table-cell>
          <table:table-cell table:style-name="ce4" table:formula="of:=[$Redistribution_central.K55]" office:value-type="float" office:value="0.223261141085374" calcext:value-type="float">
            <text:p>0.223261141085374</text:p>
          </table:table-cell>
          <table:table-cell table:style-name="ce4" table:formula="of:=[$Redistribution_central.L55]" office:value-type="float" office:value="0.222222381845128" calcext:value-type="float">
            <text:p>0.222222381845128</text:p>
          </table:table-cell>
          <table:table-cell table:style-name="ce4" table:formula="of:=[$Redistribution_central.M55]" office:value-type="float" office:value="0.209133178862336" calcext:value-type="float">
            <text:p>0.209133178862336</text:p>
          </table:table-cell>
          <table:table-cell table:number-columns-repeated="2"/>
          <table:table-cell table:style-name="ce4" table:formula="of:=[$redistribution_low.J55]" office:value-type="float" office:value="0.214549748944163" calcext:value-type="float">
            <text:p>0.214549748944163</text:p>
          </table:table-cell>
          <table:table-cell table:style-name="ce4" table:formula="of:=[$redistribution_low.K55]" office:value-type="float" office:value="0.228272941544746" calcext:value-type="float">
            <text:p>0.228272941544746</text:p>
          </table:table-cell>
          <table:table-cell table:style-name="ce4" table:formula="of:=[$redistribution_low.L55]" office:value-type="float" office:value="0.222513949125791" calcext:value-type="float">
            <text:p>0.222513949125791</text:p>
          </table:table-cell>
          <table:table-cell table:style-name="ce4" table:formula="of:=[$redistribution_low.M55]" office:value-type="float" office:value="0.215497179416767" calcext:value-type="float">
            <text:p>0.215497179416767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16863850260551" calcext:value-type="float">
            <text:p>0.216863850260551</text:p>
          </table:table-cell>
          <table:table-cell table:style-name="ce4" table:formula="of:=[$Redistribution_high.K56]" office:value-type="float" office:value="0.232377624908707" calcext:value-type="float">
            <text:p>0.232377624908707</text:p>
          </table:table-cell>
          <table:table-cell table:style-name="ce4" table:formula="of:=[$Redistribution_high.L56]" office:value-type="float" office:value="0.224737882649729" calcext:value-type="float">
            <text:p>0.224737882649729</text:p>
          </table:table-cell>
          <table:table-cell table:style-name="ce4" table:formula="of:=[$Redistribution_high.M56]" office:value-type="float" office:value="0.219625711377693" calcext:value-type="float">
            <text:p>0.219625711377693</text:p>
          </table:table-cell>
          <table:table-cell/>
          <table:table-cell table:style-name="ce4"/>
          <table:table-cell table:style-name="ce4" table:formula="of:=[$Redistribution_central.J56]" office:value-type="float" office:value="0.214931175827688" calcext:value-type="float">
            <text:p>0.214931175827688</text:p>
          </table:table-cell>
          <table:table-cell table:style-name="ce4" table:formula="of:=[$Redistribution_central.K56]" office:value-type="float" office:value="0.231638126846514" calcext:value-type="float">
            <text:p>0.231638126846514</text:p>
          </table:table-cell>
          <table:table-cell table:style-name="ce4" table:formula="of:=[$Redistribution_central.L56]" office:value-type="float" office:value="0.223021888624535" calcext:value-type="float">
            <text:p>0.223021888624535</text:p>
          </table:table-cell>
          <table:table-cell table:style-name="ce4" table:formula="of:=[$Redistribution_central.M56]" office:value-type="float" office:value="0.218445122865132" calcext:value-type="float">
            <text:p>0.218445122865132</text:p>
          </table:table-cell>
          <table:table-cell table:number-columns-repeated="2"/>
          <table:table-cell table:style-name="ce4" table:formula="of:=[$redistribution_low.J56]" office:value-type="float" office:value="0.219120162832651" calcext:value-type="float">
            <text:p>0.219120162832651</text:p>
          </table:table-cell>
          <table:table-cell table:style-name="ce4" table:formula="of:=[$redistribution_low.K56]" office:value-type="float" office:value="0.245940785044649" calcext:value-type="float">
            <text:p>0.245940785044649</text:p>
          </table:table-cell>
          <table:table-cell table:style-name="ce4" table:formula="of:=[$redistribution_low.L56]" office:value-type="float" office:value="0.226833458793107" calcext:value-type="float">
            <text:p>0.226833458793107</text:p>
          </table:table-cell>
          <table:table-cell table:style-name="ce4" table:formula="of:=[$redistribution_low.M56]" office:value-type="float" office:value="0.232811845681715" calcext:value-type="float">
            <text:p>0.232811845681715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19679111337883" calcext:value-type="float">
            <text:p>0.219679111337883</text:p>
          </table:table-cell>
          <table:table-cell table:style-name="ce4" table:formula="of:=[$Redistribution_high.K57]" office:value-type="float" office:value="0.236867432402569" calcext:value-type="float">
            <text:p>0.236867432402569</text:p>
          </table:table-cell>
          <table:table-cell table:style-name="ce4" table:formula="of:=[$Redistribution_high.L57]" office:value-type="float" office:value="0.227598619603665" calcext:value-type="float">
            <text:p>0.227598619603665</text:p>
          </table:table-cell>
          <table:table-cell table:style-name="ce4" table:formula="of:=[$Redistribution_high.M57]" office:value-type="float" office:value="0.22387349576143" calcext:value-type="float">
            <text:p>0.22387349576143</text:p>
          </table:table-cell>
          <table:table-cell/>
          <table:table-cell table:style-name="ce4"/>
          <table:table-cell table:style-name="ce4" table:formula="of:=[$Redistribution_central.J57]" office:value-type="float" office:value="0.231669003445317" calcext:value-type="float">
            <text:p>0.231669003445317</text:p>
          </table:table-cell>
          <table:table-cell table:style-name="ce4" table:formula="of:=[$Redistribution_central.K57]" office:value-type="float" office:value="0.250077608708233" calcext:value-type="float">
            <text:p>0.250077608708233</text:p>
          </table:table-cell>
          <table:table-cell table:style-name="ce4" table:formula="of:=[$Redistribution_central.L57]" office:value-type="float" office:value="0.24018442769939" calcext:value-type="float">
            <text:p>0.24018442769939</text:p>
          </table:table-cell>
          <table:table-cell table:style-name="ce4" table:formula="of:=[$Redistribution_central.M57]" office:value-type="float" office:value="0.236137391419768" calcext:value-type="float">
            <text:p>0.236137391419768</text:p>
          </table:table-cell>
          <table:table-cell table:number-columns-repeated="2"/>
          <table:table-cell table:style-name="ce4" table:formula="of:=[$redistribution_low.J57]" office:value-type="float" office:value="0.227661272500227" calcext:value-type="float">
            <text:p>0.227661272500227</text:p>
          </table:table-cell>
          <table:table-cell table:style-name="ce4" table:formula="of:=[$redistribution_low.K57]" office:value-type="float" office:value="0.238710029578171" calcext:value-type="float">
            <text:p>0.238710029578171</text:p>
          </table:table-cell>
          <table:table-cell table:style-name="ce4" table:formula="of:=[$redistribution_low.L57]" office:value-type="float" office:value="0.235328752389459" calcext:value-type="float">
            <text:p>0.235328752389459</text:p>
          </table:table-cell>
          <table:table-cell table:style-name="ce4" table:formula="of:=[$redistribution_low.M57]" office:value-type="float" office:value="0.226374051598609" calcext:value-type="float">
            <text:p>0.226374051598609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1810798002262" calcext:value-type="float">
            <text:p>0.21810798002262</text:p>
          </table:table-cell>
          <table:table-cell table:style-name="ce4" table:formula="of:=[$Redistribution_high.K58]" office:value-type="float" office:value="0.236471512139179" calcext:value-type="float">
            <text:p>0.236471512139179</text:p>
          </table:table-cell>
          <table:table-cell table:style-name="ce4" table:formula="of:=[$Redistribution_high.L58]" office:value-type="float" office:value="0.227596572695494" calcext:value-type="float">
            <text:p>0.227596572695494</text:p>
          </table:table-cell>
          <table:table-cell table:style-name="ce4" table:formula="of:=[$Redistribution_high.M58]" office:value-type="float" office:value="0.221117400092832" calcext:value-type="float">
            <text:p>0.221117400092832</text:p>
          </table:table-cell>
          <table:table-cell/>
          <table:table-cell table:style-name="ce4"/>
          <table:table-cell table:style-name="ce4" table:formula="of:=[$Redistribution_central.J58]" office:value-type="float" office:value="0.236604179857325" calcext:value-type="float">
            <text:p>0.236604179857325</text:p>
          </table:table-cell>
          <table:table-cell table:style-name="ce4" table:formula="of:=[$Redistribution_central.K58]" office:value-type="float" office:value="0.266474492076332" calcext:value-type="float">
            <text:p>0.266474492076332</text:p>
          </table:table-cell>
          <table:table-cell table:style-name="ce4" table:formula="of:=[$Redistribution_central.L58]" office:value-type="float" office:value="0.247188159248401" calcext:value-type="float">
            <text:p>0.247188159248401</text:p>
          </table:table-cell>
          <table:table-cell table:style-name="ce4" table:formula="of:=[$Redistribution_central.M58]" office:value-type="float" office:value="0.24863890852869" calcext:value-type="float">
            <text:p>0.24863890852869</text:p>
          </table:table-cell>
          <table:table-cell table:number-columns-repeated="2"/>
          <table:table-cell table:style-name="ce4" table:formula="of:=[$redistribution_low.J58]" office:value-type="float" office:value="0.226028871208325" calcext:value-type="float">
            <text:p>0.226028871208325</text:p>
          </table:table-cell>
          <table:table-cell table:style-name="ce4" table:formula="of:=[$redistribution_low.K58]" office:value-type="float" office:value="0.241399581485573" calcext:value-type="float">
            <text:p>0.241399581485573</text:p>
          </table:table-cell>
          <table:table-cell table:style-name="ce4" table:formula="of:=[$redistribution_low.L58]" office:value-type="float" office:value="0.235474395490465" calcext:value-type="float">
            <text:p>0.235474395490465</text:p>
          </table:table-cell>
          <table:table-cell table:style-name="ce4" table:formula="of:=[$redistribution_low.M58]" office:value-type="float" office:value="0.226236832776843" calcext:value-type="float">
            <text:p>0.226236832776843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17836127851596" calcext:value-type="float">
            <text:p>0.217836127851596</text:p>
          </table:table-cell>
          <table:table-cell table:style-name="ce4" table:formula="of:=[$Redistribution_high.K59]" office:value-type="float" office:value="0.236605782848988" calcext:value-type="float">
            <text:p>0.236605782848988</text:p>
          </table:table-cell>
          <table:table-cell table:style-name="ce4" table:formula="of:=[$Redistribution_high.L59]" office:value-type="float" office:value="0.224895377278553" calcext:value-type="float">
            <text:p>0.224895377278553</text:p>
          </table:table-cell>
          <table:table-cell table:style-name="ce4" table:formula="of:=[$Redistribution_high.M59]" office:value-type="float" office:value="0.2249208888406" calcext:value-type="float">
            <text:p>0.2249208888406</text:p>
          </table:table-cell>
          <table:table-cell/>
          <table:table-cell table:style-name="ce4"/>
          <table:table-cell table:style-name="ce4" table:formula="of:=[$Redistribution_central.J59]" office:value-type="float" office:value="0.232230253071612" calcext:value-type="float">
            <text:p>0.232230253071612</text:p>
          </table:table-cell>
          <table:table-cell table:style-name="ce4" table:formula="of:=[$Redistribution_central.K59]" office:value-type="float" office:value="0.261844254458756" calcext:value-type="float">
            <text:p>0.261844254458756</text:p>
          </table:table-cell>
          <table:table-cell table:style-name="ce4" table:formula="of:=[$Redistribution_central.L59]" office:value-type="float" office:value="0.240800666088495" calcext:value-type="float">
            <text:p>0.240800666088495</text:p>
          </table:table-cell>
          <table:table-cell table:style-name="ce4" table:formula="of:=[$Redistribution_central.M59]" office:value-type="float" office:value="0.247235929270787" calcext:value-type="float">
            <text:p>0.247235929270787</text:p>
          </table:table-cell>
          <table:table-cell table:number-columns-repeated="2"/>
          <table:table-cell table:style-name="ce4" table:formula="of:=[$redistribution_low.J59]" office:value-type="float" office:value="0.215874073849721" calcext:value-type="float">
            <text:p>0.215874073849721</text:p>
          </table:table-cell>
          <table:table-cell table:style-name="ce4" table:formula="of:=[$redistribution_low.K59]" office:value-type="float" office:value="0.222717562073661" calcext:value-type="float">
            <text:p>0.222717562073661</text:p>
          </table:table-cell>
          <table:table-cell table:style-name="ce4" table:formula="of:=[$redistribution_low.L59]" office:value-type="float" office:value="0.223038176876914" calcext:value-type="float">
            <text:p>0.223038176876914</text:p>
          </table:table-cell>
          <table:table-cell table:style-name="ce4" table:formula="of:=[$redistribution_low.M59]" office:value-type="float" office:value="0.211419971725503" calcext:value-type="float">
            <text:p>0.211419971725503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22406516300393" calcext:value-type="float">
            <text:p>0.222406516300393</text:p>
          </table:table-cell>
          <table:table-cell table:style-name="ce4" table:formula="of:=[$Redistribution_high.K60]" office:value-type="float" office:value="0.241800514882546" calcext:value-type="float">
            <text:p>0.241800514882546</text:p>
          </table:table-cell>
          <table:table-cell table:style-name="ce4" table:formula="of:=[$Redistribution_high.L60]" office:value-type="float" office:value="0.22969401429633" calcext:value-type="float">
            <text:p>0.22969401429633</text:p>
          </table:table-cell>
          <table:table-cell table:style-name="ce4" table:formula="of:=[$Redistribution_high.M60]" office:value-type="float" office:value="0.229765810634026" calcext:value-type="float">
            <text:p>0.229765810634026</text:p>
          </table:table-cell>
          <table:table-cell/>
          <table:table-cell table:style-name="ce4"/>
          <table:table-cell table:style-name="ce4" table:formula="of:=[$Redistribution_central.J60]" office:value-type="float" office:value="0.23556272733575" calcext:value-type="float">
            <text:p>0.23556272733575</text:p>
          </table:table-cell>
          <table:table-cell table:style-name="ce4" table:formula="of:=[$Redistribution_central.K60]" office:value-type="float" office:value="0.267974703680267" calcext:value-type="float">
            <text:p>0.267974703680267</text:p>
          </table:table-cell>
          <table:table-cell table:style-name="ce4" table:formula="of:=[$Redistribution_central.L60]" office:value-type="float" office:value="0.243502208920689" calcext:value-type="float">
            <text:p>0.243502208920689</text:p>
          </table:table-cell>
          <table:table-cell table:style-name="ce4" table:formula="of:=[$Redistribution_central.M60]" office:value-type="float" office:value="0.254359976739258" calcext:value-type="float">
            <text:p>0.254359976739258</text:p>
          </table:table-cell>
          <table:table-cell table:number-columns-repeated="2"/>
          <table:table-cell table:style-name="ce4" table:formula="of:=[$redistribution_low.J60]" office:value-type="float" office:value="0.22007763536351" calcext:value-type="float">
            <text:p>0.22007763536351</text:p>
          </table:table-cell>
          <table:table-cell table:style-name="ce4" table:formula="of:=[$redistribution_low.K60]" office:value-type="float" office:value="0.241124838074527" calcext:value-type="float">
            <text:p>0.241124838074527</text:p>
          </table:table-cell>
          <table:table-cell table:style-name="ce4" table:formula="of:=[$redistribution_low.L60]" office:value-type="float" office:value="0.226949467789579" calcext:value-type="float">
            <text:p>0.226949467789579</text:p>
          </table:table-cell>
          <table:table-cell table:style-name="ce4" table:formula="of:=[$redistribution_low.M60]" office:value-type="float" office:value="0.229628953577952" calcext:value-type="float">
            <text:p>0.229628953577952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17366133239699" calcext:value-type="float">
            <text:p>0.217366133239699</text:p>
          </table:table-cell>
          <table:table-cell table:style-name="ce4" table:formula="of:=[$Redistribution_high.K61]" office:value-type="float" office:value="0.233526816160299" calcext:value-type="float">
            <text:p>0.233526816160299</text:p>
          </table:table-cell>
          <table:table-cell table:style-name="ce4" table:formula="of:=[$Redistribution_high.L61]" office:value-type="float" office:value="0.224251063673002" calcext:value-type="float">
            <text:p>0.224251063673002</text:p>
          </table:table-cell>
          <table:table-cell table:style-name="ce4" table:formula="of:=[$Redistribution_high.M61]" office:value-type="float" office:value="0.222275475654745" calcext:value-type="float">
            <text:p>0.222275475654745</text:p>
          </table:table-cell>
          <table:table-cell/>
          <table:table-cell table:style-name="ce4"/>
          <table:table-cell table:style-name="ce4" table:formula="of:=[$Redistribution_central.J61]" office:value-type="float" office:value="0.233198338333768" calcext:value-type="float">
            <text:p>0.233198338333768</text:p>
          </table:table-cell>
          <table:table-cell table:style-name="ce4" table:formula="of:=[$Redistribution_central.K61]" office:value-type="float" office:value="0.262852989359043" calcext:value-type="float">
            <text:p>0.262852989359043</text:p>
          </table:table-cell>
          <table:table-cell table:style-name="ce4" table:formula="of:=[$Redistribution_central.L61]" office:value-type="float" office:value="0.240800744284828" calcext:value-type="float">
            <text:p>0.240800744284828</text:p>
          </table:table-cell>
          <table:table-cell table:style-name="ce4" table:formula="of:=[$Redistribution_central.M61]" office:value-type="float" office:value="0.249708676410118" calcext:value-type="float">
            <text:p>0.249708676410118</text:p>
          </table:table-cell>
          <table:table-cell table:number-columns-repeated="2"/>
          <table:table-cell table:style-name="ce4" table:formula="of:=[$redistribution_low.J61]" office:value-type="float" office:value="0.223858598811477" calcext:value-type="float">
            <text:p>0.223858598811477</text:p>
          </table:table-cell>
          <table:table-cell table:style-name="ce4" table:formula="of:=[$redistribution_low.K61]" office:value-type="float" office:value="0.232227698347653" calcext:value-type="float">
            <text:p>0.232227698347653</text:p>
          </table:table-cell>
          <table:table-cell table:style-name="ce4" table:formula="of:=[$redistribution_low.L61]" office:value-type="float" office:value="0.230936768629437" calcext:value-type="float">
            <text:p>0.230936768629437</text:p>
          </table:table-cell>
          <table:table-cell table:style-name="ce4" table:formula="of:=[$redistribution_low.M61]" office:value-type="float" office:value="0.220887909883015" calcext:value-type="float">
            <text:p>0.220887909883015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5024434031616" calcext:value-type="float">
            <text:p>0.215024434031616</text:p>
          </table:table-cell>
          <table:table-cell table:style-name="ce4" table:formula="of:=[$Redistribution_high.K62]" office:value-type="float" office:value="0.232351138838168" calcext:value-type="float">
            <text:p>0.232351138838168</text:p>
          </table:table-cell>
          <table:table-cell table:style-name="ce4" table:formula="of:=[$Redistribution_high.L62]" office:value-type="float" office:value="0.223266847658538" calcext:value-type="float">
            <text:p>0.223266847658538</text:p>
          </table:table-cell>
          <table:table-cell table:style-name="ce4" table:formula="of:=[$Redistribution_high.M62]" office:value-type="float" office:value="0.219005485527026" calcext:value-type="float">
            <text:p>0.219005485527026</text:p>
          </table:table-cell>
          <table:table-cell/>
          <table:table-cell table:style-name="ce4"/>
          <table:table-cell table:style-name="ce4" table:formula="of:=[$Redistribution_central.J62]" office:value-type="float" office:value="0.232524693619758" calcext:value-type="float">
            <text:p>0.232524693619758</text:p>
          </table:table-cell>
          <table:table-cell table:style-name="ce4" table:formula="of:=[$Redistribution_central.K62]" office:value-type="float" office:value="0.260608983555871" calcext:value-type="float">
            <text:p>0.260608983555871</text:p>
          </table:table-cell>
          <table:table-cell table:style-name="ce4" table:formula="of:=[$Redistribution_central.L62]" office:value-type="float" office:value="0.241633611877946" calcext:value-type="float">
            <text:p>0.241633611877946</text:p>
          </table:table-cell>
          <table:table-cell table:style-name="ce4" table:formula="of:=[$Redistribution_central.M62]" office:value-type="float" office:value="0.245232374928064" calcext:value-type="float">
            <text:p>0.245232374928064</text:p>
          </table:table-cell>
          <table:table-cell table:number-columns-repeated="2"/>
          <table:table-cell table:style-name="ce4" table:formula="of:=[$redistribution_low.J62]" office:value-type="float" office:value="0.221455084929016" calcext:value-type="float">
            <text:p>0.221455084929016</text:p>
          </table:table-cell>
          <table:table-cell table:style-name="ce4" table:formula="of:=[$redistribution_low.K62]" office:value-type="float" office:value="0.250143348524388" calcext:value-type="float">
            <text:p>0.250143348524388</text:p>
          </table:table-cell>
          <table:table-cell table:style-name="ce4" table:formula="of:=[$redistribution_low.L62]" office:value-type="float" office:value="0.229956845994055" calcext:value-type="float">
            <text:p>0.229956845994055</text:p>
          </table:table-cell>
          <table:table-cell table:style-name="ce4" table:formula="of:=[$redistribution_low.M62]" office:value-type="float" office:value="0.235423855858057" calcext:value-type="float">
            <text:p>0.235423855858057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17660714867363" calcext:value-type="float">
            <text:p>0.217660714867363</text:p>
          </table:table-cell>
          <table:table-cell table:style-name="ce4" table:formula="of:=[$Redistribution_high.K63]" office:value-type="float" office:value="0.226715278582793" calcext:value-type="float">
            <text:p>0.226715278582793</text:p>
          </table:table-cell>
          <table:table-cell table:style-name="ce4" table:formula="of:=[$Redistribution_high.L63]" office:value-type="float" office:value="0.224350988325583" calcext:value-type="float">
            <text:p>0.224350988325583</text:p>
          </table:table-cell>
          <table:table-cell table:style-name="ce4" table:formula="of:=[$Redistribution_high.M63]" office:value-type="float" office:value="0.21595834765772" calcext:value-type="float">
            <text:p>0.21595834765772</text:p>
          </table:table-cell>
          <table:table-cell/>
          <table:table-cell table:style-name="ce4"/>
          <table:table-cell table:style-name="ce4" table:formula="of:=[$Redistribution_central.J63]" office:value-type="float" office:value="0.234685709448143" calcext:value-type="float">
            <text:p>0.234685709448143</text:p>
          </table:table-cell>
          <table:table-cell table:style-name="ce4" table:formula="of:=[$Redistribution_central.K63]" office:value-type="float" office:value="0.254894870860683" calcext:value-type="float">
            <text:p>0.254894870860683</text:p>
          </table:table-cell>
          <table:table-cell table:style-name="ce4" table:formula="of:=[$Redistribution_central.L63]" office:value-type="float" office:value="0.241327867595405" calcext:value-type="float">
            <text:p>0.241327867595405</text:p>
          </table:table-cell>
          <table:table-cell table:style-name="ce4" table:formula="of:=[$Redistribution_central.M63]" office:value-type="float" office:value="0.243739769887613" calcext:value-type="float">
            <text:p>0.243739769887613</text:p>
          </table:table-cell>
          <table:table-cell table:number-columns-repeated="2"/>
          <table:table-cell table:style-name="ce4" table:formula="of:=[$redistribution_low.J63]" office:value-type="float" office:value="0.222490780814522" calcext:value-type="float">
            <text:p>0.222490780814522</text:p>
          </table:table-cell>
          <table:table-cell table:style-name="ce4" table:formula="of:=[$redistribution_low.K63]" office:value-type="float" office:value="0.239674829615543" calcext:value-type="float">
            <text:p>0.239674829615543</text:p>
          </table:table-cell>
          <table:table-cell table:style-name="ce4" table:formula="of:=[$redistribution_low.L63]" office:value-type="float" office:value="0.229001772133991" calcext:value-type="float">
            <text:p>0.229001772133991</text:p>
          </table:table-cell>
          <table:table-cell table:style-name="ce4" table:formula="of:=[$redistribution_low.M63]" office:value-type="float" office:value="0.228573605714023" calcext:value-type="float">
            <text:p>0.228573605714023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23004699904439" calcext:value-type="float">
            <text:p>0.223004699904439</text:p>
          </table:table-cell>
          <table:table-cell table:style-name="ce4" table:formula="of:=[$Redistribution_high.K64]" office:value-type="float" office:value="0.23703081529707" calcext:value-type="float">
            <text:p>0.23703081529707</text:p>
          </table:table-cell>
          <table:table-cell table:style-name="ce4" table:formula="of:=[$Redistribution_high.L64]" office:value-type="float" office:value="0.229168945587216" calcext:value-type="float">
            <text:p>0.229168945587216</text:p>
          </table:table-cell>
          <table:table-cell table:style-name="ce4" table:formula="of:=[$Redistribution_high.M64]" office:value-type="float" office:value="0.226960956080535" calcext:value-type="float">
            <text:p>0.226960956080535</text:p>
          </table:table-cell>
          <table:table-cell/>
          <table:table-cell table:style-name="ce4"/>
          <table:table-cell table:style-name="ce4" table:formula="of:=[$Redistribution_central.J64]" office:value-type="float" office:value="0.230051642688032" calcext:value-type="float">
            <text:p>0.230051642688032</text:p>
          </table:table-cell>
          <table:table-cell table:style-name="ce4" table:formula="of:=[$Redistribution_central.K64]" office:value-type="float" office:value="0.246087463178741" calcext:value-type="float">
            <text:p>0.246087463178741</text:p>
          </table:table-cell>
          <table:table-cell table:style-name="ce4" table:formula="of:=[$Redistribution_central.L64]" office:value-type="float" office:value="0.236555659688291" calcext:value-type="float">
            <text:p>0.236555659688291</text:p>
          </table:table-cell>
          <table:table-cell table:style-name="ce4" table:formula="of:=[$Redistribution_central.M64]" office:value-type="float" office:value="0.235409503068943" calcext:value-type="float">
            <text:p>0.235409503068943</text:p>
          </table:table-cell>
          <table:table-cell table:number-columns-repeated="2"/>
          <table:table-cell table:style-name="ce4" table:formula="of:=[$redistribution_low.J64]" office:value-type="float" office:value="0.223868716330658" calcext:value-type="float">
            <text:p>0.223868716330658</text:p>
          </table:table-cell>
          <table:table-cell table:style-name="ce4" table:formula="of:=[$redistribution_low.K64]" office:value-type="float" office:value="0.237053298655423" calcext:value-type="float">
            <text:p>0.237053298655423</text:p>
          </table:table-cell>
          <table:table-cell table:style-name="ce4" table:formula="of:=[$redistribution_low.L64]" office:value-type="float" office:value="0.230476329266817" calcext:value-type="float">
            <text:p>0.230476329266817</text:p>
          </table:table-cell>
          <table:table-cell table:style-name="ce4" table:formula="of:=[$redistribution_low.M64]" office:value-type="float" office:value="0.226108842341295" calcext:value-type="float">
            <text:p>0.226108842341295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23608699023027" calcext:value-type="float">
            <text:p>0.223608699023027</text:p>
          </table:table-cell>
          <table:table-cell table:style-name="ce4" table:formula="of:=[$Redistribution_high.K65]" office:value-type="float" office:value="0.23598203249227" calcext:value-type="float">
            <text:p>0.23598203249227</text:p>
          </table:table-cell>
          <table:table-cell table:style-name="ce4" table:formula="of:=[$Redistribution_high.L65]" office:value-type="float" office:value="0.229524669071513" calcext:value-type="float">
            <text:p>0.229524669071513</text:p>
          </table:table-cell>
          <table:table-cell table:style-name="ce4" table:formula="of:=[$Redistribution_high.M65]" office:value-type="float" office:value="0.226452332321299" calcext:value-type="float">
            <text:p>0.226452332321299</text:p>
          </table:table-cell>
          <table:table-cell/>
          <table:table-cell table:style-name="ce4"/>
          <table:table-cell table:style-name="ce4" table:formula="of:=[$Redistribution_central.J65]" office:value-type="float" office:value="0.223985662517451" calcext:value-type="float">
            <text:p>0.223985662517451</text:p>
          </table:table-cell>
          <table:table-cell table:style-name="ce4" table:formula="of:=[$Redistribution_central.K65]" office:value-type="float" office:value="0.230807085445665" calcext:value-type="float">
            <text:p>0.230807085445665</text:p>
          </table:table-cell>
          <table:table-cell table:style-name="ce4" table:formula="of:=[$Redistribution_central.L65]" office:value-type="float" office:value="0.230287626407214" calcext:value-type="float">
            <text:p>0.230287626407214</text:p>
          </table:table-cell>
          <table:table-cell table:style-name="ce4" table:formula="of:=[$Redistribution_central.M65]" office:value-type="float" office:value="0.220781295730523" calcext:value-type="float">
            <text:p>0.220781295730523</text:p>
          </table:table-cell>
          <table:table-cell table:number-columns-repeated="2"/>
          <table:table-cell table:style-name="ce4" table:formula="of:=[$redistribution_low.J65]" office:value-type="float" office:value="0.235798495827076" calcext:value-type="float">
            <text:p>0.235798495827076</text:p>
          </table:table-cell>
          <table:table-cell table:style-name="ce4" table:formula="of:=[$redistribution_low.K65]" office:value-type="float" office:value="0.240093332000125" calcext:value-type="float">
            <text:p>0.240093332000125</text:p>
          </table:table-cell>
          <table:table-cell table:style-name="ce4" table:formula="of:=[$redistribution_low.L65]" office:value-type="float" office:value="0.242604820077126" calcext:value-type="float">
            <text:p>0.242604820077126</text:p>
          </table:table-cell>
          <table:table-cell table:style-name="ce4" table:formula="of:=[$redistribution_low.M65]" office:value-type="float" office:value="0.22908971152242" calcext:value-type="float">
            <text:p>0.22908971152242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23076056366899" calcext:value-type="float">
            <text:p>0.223076056366899</text:p>
          </table:table-cell>
          <table:table-cell table:style-name="ce4" table:formula="of:=[$Redistribution_high.K66]" office:value-type="float" office:value="0.238820889059311" calcext:value-type="float">
            <text:p>0.238820889059311</text:p>
          </table:table-cell>
          <table:table-cell table:style-name="ce4" table:formula="of:=[$Redistribution_high.L66]" office:value-type="float" office:value="0.230246118180301" calcext:value-type="float">
            <text:p>0.230246118180301</text:p>
          </table:table-cell>
          <table:table-cell table:style-name="ce4" table:formula="of:=[$Redistribution_high.M66]" office:value-type="float" office:value="0.227297930941171" calcext:value-type="float">
            <text:p>0.227297930941171</text:p>
          </table:table-cell>
          <table:table-cell/>
          <table:table-cell table:style-name="ce4"/>
          <table:table-cell table:style-name="ce4" table:formula="of:=[$Redistribution_central.J66]" office:value-type="float" office:value="0.222737923122899" calcext:value-type="float">
            <text:p>0.222737923122899</text:p>
          </table:table-cell>
          <table:table-cell table:style-name="ce4" table:formula="of:=[$Redistribution_central.K66]" office:value-type="float" office:value="0.231649964245081" calcext:value-type="float">
            <text:p>0.231649964245081</text:p>
          </table:table-cell>
          <table:table-cell table:style-name="ce4" table:formula="of:=[$Redistribution_central.L66]" office:value-type="float" office:value="0.230249954383472" calcext:value-type="float">
            <text:p>0.230249954383472</text:p>
          </table:table-cell>
          <table:table-cell table:style-name="ce4" table:formula="of:=[$Redistribution_central.M66]" office:value-type="float" office:value="0.219629007520132" calcext:value-type="float">
            <text:p>0.219629007520132</text:p>
          </table:table-cell>
          <table:table-cell table:number-columns-repeated="2"/>
          <table:table-cell table:style-name="ce4" table:formula="of:=[$redistribution_low.J66]" office:value-type="float" office:value="0.229929668440329" calcext:value-type="float">
            <text:p>0.229929668440329</text:p>
          </table:table-cell>
          <table:table-cell table:style-name="ce4" table:formula="of:=[$redistribution_low.K66]" office:value-type="float" office:value="0.245160372651387" calcext:value-type="float">
            <text:p>0.245160372651387</text:p>
          </table:table-cell>
          <table:table-cell table:style-name="ce4" table:formula="of:=[$redistribution_low.L66]" office:value-type="float" office:value="0.237678485392235" calcext:value-type="float">
            <text:p>0.237678485392235</text:p>
          </table:table-cell>
          <table:table-cell table:style-name="ce4" table:formula="of:=[$redistribution_low.M66]" office:value-type="float" office:value="0.232222807785055" calcext:value-type="float">
            <text:p>0.232222807785055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35709676422298" calcext:value-type="float">
            <text:p>0.235709676422298</text:p>
          </table:table-cell>
          <table:table-cell table:style-name="ce4" table:formula="of:=[$Redistribution_high.K67]" office:value-type="float" office:value="0.259711059351275" calcext:value-type="float">
            <text:p>0.259711059351275</text:p>
          </table:table-cell>
          <table:table-cell table:style-name="ce4" table:formula="of:=[$Redistribution_high.L67]" office:value-type="float" office:value="0.241683328178875" calcext:value-type="float">
            <text:p>0.241683328178875</text:p>
          </table:table-cell>
          <table:table-cell table:style-name="ce4" table:formula="of:=[$Redistribution_high.M67]" office:value-type="float" office:value="0.249687740489452" calcext:value-type="float">
            <text:p>0.249687740489452</text:p>
          </table:table-cell>
          <table:table-cell/>
          <table:table-cell table:style-name="ce4"/>
          <table:table-cell table:style-name="ce4" table:formula="of:=[$Redistribution_central.J67]" office:value-type="float" office:value="0.230350500535934" calcext:value-type="float">
            <text:p>0.230350500535934</text:p>
          </table:table-cell>
          <table:table-cell table:style-name="ce4" table:formula="of:=[$Redistribution_central.K67]" office:value-type="float" office:value="0.241372541412714" calcext:value-type="float">
            <text:p>0.241372541412714</text:p>
          </table:table-cell>
          <table:table-cell table:style-name="ce4" table:formula="of:=[$Redistribution_central.L67]" office:value-type="float" office:value="0.236204626578451" calcext:value-type="float">
            <text:p>0.236204626578451</text:p>
          </table:table-cell>
          <table:table-cell table:style-name="ce4" table:formula="of:=[$Redistribution_central.M67]" office:value-type="float" office:value="0.231844042725338" calcext:value-type="float">
            <text:p>0.231844042725338</text:p>
          </table:table-cell>
          <table:table-cell table:number-columns-repeated="2"/>
          <table:table-cell table:style-name="ce4" table:formula="of:=[$redistribution_low.J67]" office:value-type="float" office:value="0.23030628344509" calcext:value-type="float">
            <text:p>0.23030628344509</text:p>
          </table:table-cell>
          <table:table-cell table:style-name="ce4" table:formula="of:=[$redistribution_low.K67]" office:value-type="float" office:value="0.241436211974327" calcext:value-type="float">
            <text:p>0.241436211974327</text:p>
          </table:table-cell>
          <table:table-cell table:style-name="ce4" table:formula="of:=[$redistribution_low.L67]" office:value-type="float" office:value="0.236216372306214" calcext:value-type="float">
            <text:p>0.236216372306214</text:p>
          </table:table-cell>
          <table:table-cell table:style-name="ce4" table:formula="of:=[$redistribution_low.M67]" office:value-type="float" office:value="0.231575141328932" calcext:value-type="float">
            <text:p>0.231575141328932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29037903762613" calcext:value-type="float">
            <text:p>0.229037903762613</text:p>
          </table:table-cell>
          <table:table-cell table:style-name="ce4" table:formula="of:=[$Redistribution_high.K68]" office:value-type="float" office:value="0.247376900401301" calcext:value-type="float">
            <text:p>0.247376900401301</text:p>
          </table:table-cell>
          <table:table-cell table:style-name="ce4" table:formula="of:=[$Redistribution_high.L68]" office:value-type="float" office:value="0.234687751507313" calcext:value-type="float">
            <text:p>0.234687751507313</text:p>
          </table:table-cell>
          <table:table-cell table:style-name="ce4" table:formula="of:=[$Redistribution_high.M68]" office:value-type="float" office:value="0.238171764923346" calcext:value-type="float">
            <text:p>0.238171764923346</text:p>
          </table:table-cell>
          <table:table-cell/>
          <table:table-cell table:style-name="ce4"/>
          <table:table-cell table:style-name="ce4" table:formula="of:=[$Redistribution_central.J68]" office:value-type="float" office:value="0.232525182345375" calcext:value-type="float">
            <text:p>0.232525182345375</text:p>
          </table:table-cell>
          <table:table-cell table:style-name="ce4" table:formula="of:=[$Redistribution_central.K68]" office:value-type="float" office:value="0.247349635572253" calcext:value-type="float">
            <text:p>0.247349635572253</text:p>
          </table:table-cell>
          <table:table-cell table:style-name="ce4" table:formula="of:=[$Redistribution_central.L68]" office:value-type="float" office:value="0.237732576648436" calcext:value-type="float">
            <text:p>0.237732576648436</text:p>
          </table:table-cell>
          <table:table-cell table:style-name="ce4" table:formula="of:=[$Redistribution_central.M68]" office:value-type="float" office:value="0.23872095306274" calcext:value-type="float">
            <text:p>0.23872095306274</text:p>
          </table:table-cell>
          <table:table-cell table:number-columns-repeated="2"/>
          <table:table-cell table:style-name="ce4" table:formula="of:=[$redistribution_low.J68]" office:value-type="float" office:value="0.227950625814986" calcext:value-type="float">
            <text:p>0.227950625814986</text:p>
          </table:table-cell>
          <table:table-cell table:style-name="ce4" table:formula="of:=[$redistribution_low.K68]" office:value-type="float" office:value="0.23337682764018" calcext:value-type="float">
            <text:p>0.23337682764018</text:p>
          </table:table-cell>
          <table:table-cell table:style-name="ce4" table:formula="of:=[$redistribution_low.L68]" office:value-type="float" office:value="0.233923298487447" calcext:value-type="float">
            <text:p>0.233923298487447</text:p>
          </table:table-cell>
          <table:table-cell table:style-name="ce4" table:formula="of:=[$redistribution_low.M68]" office:value-type="float" office:value="0.223687829159762" calcext:value-type="float">
            <text:p>0.223687829159762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31669043123276" calcext:value-type="float">
            <text:p>0.231669043123276</text:p>
          </table:table-cell>
          <table:table-cell table:style-name="ce4" table:formula="of:=[$Redistribution_high.K69]" office:value-type="float" office:value="0.249179201524946" calcext:value-type="float">
            <text:p>0.249179201524946</text:p>
          </table:table-cell>
          <table:table-cell table:style-name="ce4" table:formula="of:=[$Redistribution_high.L69]" office:value-type="float" office:value="0.236988849392399" calcext:value-type="float">
            <text:p>0.236988849392399</text:p>
          </table:table-cell>
          <table:table-cell table:style-name="ce4" table:formula="of:=[$Redistribution_high.M69]" office:value-type="float" office:value="0.240439479560256" calcext:value-type="float">
            <text:p>0.240439479560256</text:p>
          </table:table-cell>
          <table:table-cell/>
          <table:table-cell table:style-name="ce4"/>
          <table:table-cell table:style-name="ce4" table:formula="of:=[$Redistribution_central.J69]" office:value-type="float" office:value="0.236378579181259" calcext:value-type="float">
            <text:p>0.236378579181259</text:p>
          </table:table-cell>
          <table:table-cell table:style-name="ce4" table:formula="of:=[$Redistribution_central.K69]" office:value-type="float" office:value="0.264855664460015" calcext:value-type="float">
            <text:p>0.264855664460015</text:p>
          </table:table-cell>
          <table:table-cell table:style-name="ce4" table:formula="of:=[$Redistribution_central.L69]" office:value-type="float" office:value="0.241360679551373" calcext:value-type="float">
            <text:p>0.241360679551373</text:p>
          </table:table-cell>
          <table:table-cell table:style-name="ce4" table:formula="of:=[$Redistribution_central.M69]" office:value-type="float" office:value="0.256150532368994" calcext:value-type="float">
            <text:p>0.256150532368994</text:p>
          </table:table-cell>
          <table:table-cell table:number-columns-repeated="2"/>
          <table:table-cell table:style-name="ce4" table:formula="of:=[$redistribution_low.J69]" office:value-type="float" office:value="0.229730293013003" calcext:value-type="float">
            <text:p>0.229730293013003</text:p>
          </table:table-cell>
          <table:table-cell table:style-name="ce4" table:formula="of:=[$redistribution_low.K69]" office:value-type="float" office:value="0.236359410087174" calcext:value-type="float">
            <text:p>0.236359410087174</text:p>
          </table:table-cell>
          <table:table-cell table:style-name="ce4" table:formula="of:=[$redistribution_low.L69]" office:value-type="float" office:value="0.23571238088897" calcext:value-type="float">
            <text:p>0.23571238088897</text:p>
          </table:table-cell>
          <table:table-cell table:style-name="ce4" table:formula="of:=[$redistribution_low.M69]" office:value-type="float" office:value="0.226510709449651" calcext:value-type="float">
            <text:p>0.226510709449651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2949148986532" calcext:value-type="float">
            <text:p>0.22949148986532</text:p>
          </table:table-cell>
          <table:table-cell table:style-name="ce4" table:formula="of:=[$Redistribution_high.K70]" office:value-type="float" office:value="0.248020959328209" calcext:value-type="float">
            <text:p>0.248020959328209</text:p>
          </table:table-cell>
          <table:table-cell table:style-name="ce4" table:formula="of:=[$Redistribution_high.L70]" office:value-type="float" office:value="0.236044852558471" calcext:value-type="float">
            <text:p>0.236044852558471</text:p>
          </table:table-cell>
          <table:table-cell table:style-name="ce4" table:formula="of:=[$Redistribution_high.M70]" office:value-type="float" office:value="0.237250370171565" calcext:value-type="float">
            <text:p>0.237250370171565</text:p>
          </table:table-cell>
          <table:table-cell/>
          <table:table-cell table:style-name="ce4"/>
          <table:table-cell table:style-name="ce4" table:formula="of:=[$Redistribution_central.J70]" office:value-type="float" office:value="0.238261324638041" calcext:value-type="float">
            <text:p>0.238261324638041</text:p>
          </table:table-cell>
          <table:table-cell table:style-name="ce4" table:formula="of:=[$Redistribution_central.K70]" office:value-type="float" office:value="0.268120692249072" calcext:value-type="float">
            <text:p>0.268120692249072</text:p>
          </table:table-cell>
          <table:table-cell table:style-name="ce4" table:formula="of:=[$Redistribution_central.L70]" office:value-type="float" office:value="0.243602822812505" calcext:value-type="float">
            <text:p>0.243602822812505</text:p>
          </table:table-cell>
          <table:table-cell table:style-name="ce4" table:formula="of:=[$Redistribution_central.M70]" office:value-type="float" office:value="0.258819067859132" calcext:value-type="float">
            <text:p>0.258819067859132</text:p>
          </table:table-cell>
          <table:table-cell table:number-columns-repeated="2"/>
          <table:table-cell table:style-name="ce4" table:formula="of:=[$redistribution_low.J70]" office:value-type="float" office:value="0.230043430502624" calcext:value-type="float">
            <text:p>0.230043430502624</text:p>
          </table:table-cell>
          <table:table-cell table:style-name="ce4" table:formula="of:=[$redistribution_low.K70]" office:value-type="float" office:value="0.246631968460248" calcext:value-type="float">
            <text:p>0.246631968460248</text:p>
          </table:table-cell>
          <table:table-cell table:style-name="ce4" table:formula="of:=[$redistribution_low.L70]" office:value-type="float" office:value="0.236191334647732" calcext:value-type="float">
            <text:p>0.236191334647732</text:p>
          </table:table-cell>
          <table:table-cell table:style-name="ce4" table:formula="of:=[$redistribution_low.M70]" office:value-type="float" office:value="0.236121313655654" calcext:value-type="float">
            <text:p>0.236121313655654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30764909899764" calcext:value-type="float">
            <text:p>0.230764909899764</text:p>
          </table:table-cell>
          <table:table-cell table:style-name="ce4" table:formula="of:=[$Redistribution_high.K71]" office:value-type="float" office:value="0.244229994994935" calcext:value-type="float">
            <text:p>0.244229994994935</text:p>
          </table:table-cell>
          <table:table-cell table:style-name="ce4" table:formula="of:=[$Redistribution_high.L71]" office:value-type="float" office:value="0.235969007498356" calcext:value-type="float">
            <text:p>0.235969007498356</text:p>
          </table:table-cell>
          <table:table-cell table:style-name="ce4" table:formula="of:=[$Redistribution_high.M71]" office:value-type="float" office:value="0.235726946907115" calcext:value-type="float">
            <text:p>0.235726946907115</text:p>
          </table:table-cell>
          <table:table-cell/>
          <table:table-cell table:style-name="ce4"/>
          <table:table-cell table:style-name="ce4" table:formula="of:=[$Redistribution_central.J71]" office:value-type="float" office:value="0.245204550242883" calcext:value-type="float">
            <text:p>0.245204550242883</text:p>
          </table:table-cell>
          <table:table-cell table:style-name="ce4" table:formula="of:=[$Redistribution_central.K71]" office:value-type="float" office:value="0.265375354748971" calcext:value-type="float">
            <text:p>0.265375354748971</text:p>
          </table:table-cell>
          <table:table-cell table:style-name="ce4" table:formula="of:=[$Redistribution_central.L71]" office:value-type="float" office:value="0.249538249713954" calcext:value-type="float">
            <text:p>0.249538249713954</text:p>
          </table:table-cell>
          <table:table-cell table:style-name="ce4" table:formula="of:=[$Redistribution_central.M71]" office:value-type="float" office:value="0.258016476054598" calcext:value-type="float">
            <text:p>0.258016476054598</text:p>
          </table:table-cell>
          <table:table-cell table:number-columns-repeated="2"/>
          <table:table-cell table:style-name="ce4" table:formula="of:=[$redistribution_low.J71]" office:value-type="float" office:value="0.230481640233571" calcext:value-type="float">
            <text:p>0.230481640233571</text:p>
          </table:table-cell>
          <table:table-cell table:style-name="ce4" table:formula="of:=[$redistribution_low.K71]" office:value-type="float" office:value="0.245569744076544" calcext:value-type="float">
            <text:p>0.245569744076544</text:p>
          </table:table-cell>
          <table:table-cell table:style-name="ce4" table:formula="of:=[$redistribution_low.L71]" office:value-type="float" office:value="0.235424299886854" calcext:value-type="float">
            <text:p>0.235424299886854</text:p>
          </table:table-cell>
          <table:table-cell table:style-name="ce4" table:formula="of:=[$redistribution_low.M71]" office:value-type="float" office:value="0.237036377885841" calcext:value-type="float">
            <text:p>0.237036377885841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4376034503103" calcext:value-type="float">
            <text:p>0.24376034503103</text:p>
          </table:table-cell>
          <table:table-cell table:style-name="ce4" table:formula="of:=[$Redistribution_high.K72]" office:value-type="float" office:value="0.265097176553077" calcext:value-type="float">
            <text:p>0.265097176553077</text:p>
          </table:table-cell>
          <table:table-cell table:style-name="ce4" table:formula="of:=[$Redistribution_high.L72]" office:value-type="float" office:value="0.24892474494769" calcext:value-type="float">
            <text:p>0.24892474494769</text:p>
          </table:table-cell>
          <table:table-cell table:style-name="ce4" table:formula="of:=[$Redistribution_high.M72]" office:value-type="float" office:value="0.256411655366634" calcext:value-type="float">
            <text:p>0.256411655366634</text:p>
          </table:table-cell>
          <table:table-cell/>
          <table:table-cell table:style-name="ce4"/>
          <table:table-cell table:style-name="ce4" table:formula="of:=[$Redistribution_central.J72]" office:value-type="float" office:value="0.241470090489052" calcext:value-type="float">
            <text:p>0.241470090489052</text:p>
          </table:table-cell>
          <table:table-cell table:style-name="ce4" table:formula="of:=[$Redistribution_central.K72]" office:value-type="float" office:value="0.26734104661344" calcext:value-type="float">
            <text:p>0.26734104661344</text:p>
          </table:table-cell>
          <table:table-cell table:style-name="ce4" table:formula="of:=[$Redistribution_central.L72]" office:value-type="float" office:value="0.245427725509327" calcext:value-type="float">
            <text:p>0.245427725509327</text:p>
          </table:table-cell>
          <table:table-cell table:style-name="ce4" table:formula="of:=[$Redistribution_central.M72]" office:value-type="float" office:value="0.260558242063372" calcext:value-type="float">
            <text:p>0.260558242063372</text:p>
          </table:table-cell>
          <table:table-cell table:number-columns-repeated="2"/>
          <table:table-cell table:style-name="ce4" table:formula="of:=[$redistribution_low.J72]" office:value-type="float" office:value="0.240138582696142" calcext:value-type="float">
            <text:p>0.240138582696142</text:p>
          </table:table-cell>
          <table:table-cell table:style-name="ce4" table:formula="of:=[$redistribution_low.K72]" office:value-type="float" office:value="0.261705944373404" calcext:value-type="float">
            <text:p>0.261705944373404</text:p>
          </table:table-cell>
          <table:table-cell table:style-name="ce4" table:formula="of:=[$redistribution_low.L72]" office:value-type="float" office:value="0.244718915046974" calcext:value-type="float">
            <text:p>0.244718915046974</text:p>
          </table:table-cell>
          <table:table-cell table:style-name="ce4" table:formula="of:=[$redistribution_low.M72]" office:value-type="float" office:value="0.253659000868113" calcext:value-type="float">
            <text:p>0.253659000868113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29405181856524" calcext:value-type="float">
            <text:p>0.229405181856524</text:p>
          </table:table-cell>
          <table:table-cell table:style-name="ce4" table:formula="of:=[$Redistribution_high.K73]" office:value-type="float" office:value="0.233911256379658" calcext:value-type="float">
            <text:p>0.233911256379658</text:p>
          </table:table-cell>
          <table:table-cell table:style-name="ce4" table:formula="of:=[$Redistribution_high.L73]" office:value-type="float" office:value="0.233701916610868" calcext:value-type="float">
            <text:p>0.233701916610868</text:p>
          </table:table-cell>
          <table:table-cell table:style-name="ce4" table:formula="of:=[$Redistribution_high.M73]" office:value-type="float" office:value="0.227049933384372" calcext:value-type="float">
            <text:p>0.227049933384372</text:p>
          </table:table-cell>
          <table:table-cell/>
          <table:table-cell table:style-name="ce4"/>
          <table:table-cell table:style-name="ce4" table:formula="of:=[$Redistribution_central.J73]" office:value-type="float" office:value="0.241158787931714" calcext:value-type="float">
            <text:p>0.241158787931714</text:p>
          </table:table-cell>
          <table:table-cell table:style-name="ce4" table:formula="of:=[$Redistribution_central.K73]" office:value-type="float" office:value="0.266031083387048" calcext:value-type="float">
            <text:p>0.266031083387048</text:p>
          </table:table-cell>
          <table:table-cell table:style-name="ce4" table:formula="of:=[$Redistribution_central.L73]" office:value-type="float" office:value="0.245593625319717" calcext:value-type="float">
            <text:p>0.245593625319717</text:p>
          </table:table-cell>
          <table:table-cell table:style-name="ce4" table:formula="of:=[$Redistribution_central.M73]" office:value-type="float" office:value="0.258436181750869" calcext:value-type="float">
            <text:p>0.258436181750869</text:p>
          </table:table-cell>
          <table:table-cell table:number-columns-repeated="2"/>
          <table:table-cell table:style-name="ce4" table:formula="of:=[$redistribution_low.J73]" office:value-type="float" office:value="0.237277878522452" calcext:value-type="float">
            <text:p>0.237277878522452</text:p>
          </table:table-cell>
          <table:table-cell table:style-name="ce4" table:formula="of:=[$redistribution_low.K73]" office:value-type="float" office:value="0.251046126710698" calcext:value-type="float">
            <text:p>0.251046126710698</text:p>
          </table:table-cell>
          <table:table-cell table:style-name="ce4" table:formula="of:=[$redistribution_low.L73]" office:value-type="float" office:value="0.241049857153713" calcext:value-type="float">
            <text:p>0.241049857153713</text:p>
          </table:table-cell>
          <table:table-cell table:style-name="ce4" table:formula="of:=[$redistribution_low.M73]" office:value-type="float" office:value="0.244410878693063" calcext:value-type="float">
            <text:p>0.244410878693063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44127494567872" calcext:value-type="float">
            <text:p>0.244127494567872</text:p>
          </table:table-cell>
          <table:table-cell table:style-name="ce4" table:formula="of:=[$Redistribution_high.K74]" office:value-type="float" office:value="0.262034232446149" calcext:value-type="float">
            <text:p>0.262034232446149</text:p>
          </table:table-cell>
          <table:table-cell table:style-name="ce4" table:formula="of:=[$Redistribution_high.L74]" office:value-type="float" office:value="0.249343243529038" calcext:value-type="float">
            <text:p>0.249343243529038</text:p>
          </table:table-cell>
          <table:table-cell table:style-name="ce4" table:formula="of:=[$Redistribution_high.M74]" office:value-type="float" office:value="0.253339485126667" calcext:value-type="float">
            <text:p>0.253339485126667</text:p>
          </table:table-cell>
          <table:table-cell/>
          <table:table-cell table:style-name="ce4"/>
          <table:table-cell table:style-name="ce4" table:formula="of:=[$Redistribution_central.J74]" office:value-type="float" office:value="0.238836237602701" calcext:value-type="float">
            <text:p>0.238836237602701</text:p>
          </table:table-cell>
          <table:table-cell table:style-name="ce4" table:formula="of:=[$Redistribution_central.K74]" office:value-type="float" office:value="0.266262055139925" calcext:value-type="float">
            <text:p>0.266262055139925</text:p>
          </table:table-cell>
          <table:table-cell table:style-name="ce4" table:formula="of:=[$Redistribution_central.L74]" office:value-type="float" office:value="0.243495312684202" calcext:value-type="float">
            <text:p>0.243495312684202</text:p>
          </table:table-cell>
          <table:table-cell table:style-name="ce4" table:formula="of:=[$Redistribution_central.M74]" office:value-type="float" office:value="0.258235907747878" calcext:value-type="float">
            <text:p>0.258235907747878</text:p>
          </table:table-cell>
          <table:table-cell table:number-columns-repeated="2"/>
          <table:table-cell table:style-name="ce4" table:formula="of:=[$redistribution_low.J74]" office:value-type="float" office:value="0.233110605775079" calcext:value-type="float">
            <text:p>0.233110605775079</text:p>
          </table:table-cell>
          <table:table-cell table:style-name="ce4" table:formula="of:=[$redistribution_low.K74]" office:value-type="float" office:value="0.230739672752616" calcext:value-type="float">
            <text:p>0.230739672752616</text:p>
          </table:table-cell>
          <table:table-cell table:style-name="ce4" table:formula="of:=[$redistribution_low.L74]" office:value-type="float" office:value="0.237476370001913" calcext:value-type="float">
            <text:p>0.237476370001913</text:p>
          </table:table-cell>
          <table:table-cell table:style-name="ce4" table:formula="of:=[$redistribution_low.M74]" office:value-type="float" office:value="0.223562325202828" calcext:value-type="float">
            <text:p>0.223562325202828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46740640569842" calcext:value-type="float">
            <text:p>0.246740640569842</text:p>
          </table:table-cell>
          <table:table-cell table:style-name="ce4" table:formula="of:=[$Redistribution_high.K75]" office:value-type="float" office:value="0.262149847526007" calcext:value-type="float">
            <text:p>0.262149847526007</text:p>
          </table:table-cell>
          <table:table-cell table:style-name="ce4" table:formula="of:=[$Redistribution_high.L75]" office:value-type="float" office:value="0.251285485922567" calcext:value-type="float">
            <text:p>0.251285485922567</text:p>
          </table:table-cell>
          <table:table-cell table:style-name="ce4" table:formula="of:=[$Redistribution_high.M75]" office:value-type="float" office:value="0.254625370653223" calcext:value-type="float">
            <text:p>0.254625370653223</text:p>
          </table:table-cell>
          <table:table-cell/>
          <table:table-cell table:style-name="ce4"/>
          <table:table-cell table:style-name="ce4" table:formula="of:=[$Redistribution_central.J75]" office:value-type="float" office:value="0.24170358854301" calcext:value-type="float">
            <text:p>0.24170358854301</text:p>
          </table:table-cell>
          <table:table-cell table:style-name="ce4" table:formula="of:=[$Redistribution_central.K75]" office:value-type="float" office:value="0.267327592433649" calcext:value-type="float">
            <text:p>0.267327592433649</text:p>
          </table:table-cell>
          <table:table-cell table:style-name="ce4" table:formula="of:=[$Redistribution_central.L75]" office:value-type="float" office:value="0.245128021815231" calcext:value-type="float">
            <text:p>0.245128021815231</text:p>
          </table:table-cell>
          <table:table-cell table:style-name="ce4" table:formula="of:=[$Redistribution_central.M75]" office:value-type="float" office:value="0.261404173369118" calcext:value-type="float">
            <text:p>0.261404173369118</text:p>
          </table:table-cell>
          <table:table-cell table:number-columns-repeated="2"/>
          <table:table-cell table:style-name="ce4" table:formula="of:=[$redistribution_low.J75]" office:value-type="float" office:value="0.230323283702223" calcext:value-type="float">
            <text:p>0.230323283702223</text:p>
          </table:table-cell>
          <table:table-cell table:style-name="ce4" table:formula="of:=[$redistribution_low.K75]" office:value-type="float" office:value="0.225571334836839" calcext:value-type="float">
            <text:p>0.225571334836839</text:p>
          </table:table-cell>
          <table:table-cell table:style-name="ce4" table:formula="of:=[$redistribution_low.L75]" office:value-type="float" office:value="0.234283377417736" calcext:value-type="float">
            <text:p>0.234283377417736</text:p>
          </table:table-cell>
          <table:table-cell table:style-name="ce4" table:formula="of:=[$redistribution_low.M75]" office:value-type="float" office:value="0.219167019226477" calcext:value-type="float">
            <text:p>0.219167019226477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55516813892288" calcext:value-type="float">
            <text:p>0.255516813892288</text:p>
          </table:table-cell>
          <table:table-cell table:style-name="ce4" table:formula="of:=[$Redistribution_high.K76]" office:value-type="float" office:value="0.272148286366649" calcext:value-type="float">
            <text:p>0.272148286366649</text:p>
          </table:table-cell>
          <table:table-cell table:style-name="ce4" table:formula="of:=[$Redistribution_high.L76]" office:value-type="float" office:value="0.259642353251318" calcext:value-type="float">
            <text:p>0.259642353251318</text:p>
          </table:table-cell>
          <table:table-cell table:style-name="ce4" table:formula="of:=[$Redistribution_high.M76]" office:value-type="float" office:value="0.265187195037949" calcext:value-type="float">
            <text:p>0.265187195037949</text:p>
          </table:table-cell>
          <table:table-cell/>
          <table:table-cell table:style-name="ce4"/>
          <table:table-cell table:style-name="ce4" table:formula="of:=[$Redistribution_central.J76]" office:value-type="float" office:value="0.241261100083866" calcext:value-type="float">
            <text:p>0.241261100083866</text:p>
          </table:table-cell>
          <table:table-cell table:style-name="ce4" table:formula="of:=[$Redistribution_central.K76]" office:value-type="float" office:value="0.275575585737677" calcext:value-type="float">
            <text:p>0.275575585737677</text:p>
          </table:table-cell>
          <table:table-cell table:style-name="ce4" table:formula="of:=[$Redistribution_central.L76]" office:value-type="float" office:value="0.245189537201714" calcext:value-type="float">
            <text:p>0.245189537201714</text:p>
          </table:table-cell>
          <table:table-cell table:style-name="ce4" table:formula="of:=[$Redistribution_central.M76]" office:value-type="float" office:value="0.268634090009331" calcext:value-type="float">
            <text:p>0.268634090009331</text:p>
          </table:table-cell>
          <table:table-cell table:number-columns-repeated="2"/>
          <table:table-cell table:style-name="ce4" table:formula="of:=[$redistribution_low.J76]" office:value-type="float" office:value="0.23215680872651" calcext:value-type="float">
            <text:p>0.23215680872651</text:p>
          </table:table-cell>
          <table:table-cell table:style-name="ce4" table:formula="of:=[$redistribution_low.K76]" office:value-type="float" office:value="0.236467274618668" calcext:value-type="float">
            <text:p>0.236467274618668</text:p>
          </table:table-cell>
          <table:table-cell table:style-name="ce4" table:formula="of:=[$redistribution_low.L76]" office:value-type="float" office:value="0.235882197669778" calcext:value-type="float">
            <text:p>0.235882197669778</text:p>
          </table:table-cell>
          <table:table-cell table:style-name="ce4" table:formula="of:=[$redistribution_low.M76]" office:value-type="float" office:value="0.230233935835087" calcext:value-type="float">
            <text:p>0.230233935835087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46782013212161" calcext:value-type="float">
            <text:p>0.246782013212161</text:p>
          </table:table-cell>
          <table:table-cell table:style-name="ce4" table:formula="of:=[$Redistribution_high.K77]" office:value-type="float" office:value="0.253281841691265" calcext:value-type="float">
            <text:p>0.253281841691265</text:p>
          </table:table-cell>
          <table:table-cell table:style-name="ce4" table:formula="of:=[$Redistribution_high.L77]" office:value-type="float" office:value="0.251268165352641" calcext:value-type="float">
            <text:p>0.251268165352641</text:p>
          </table:table-cell>
          <table:table-cell table:style-name="ce4" table:formula="of:=[$Redistribution_high.M77]" office:value-type="float" office:value="0.245915691405348" calcext:value-type="float">
            <text:p>0.245915691405348</text:p>
          </table:table-cell>
          <table:table-cell/>
          <table:table-cell table:style-name="ce4"/>
          <table:table-cell table:style-name="ce4" table:formula="of:=[$Redistribution_central.J77]" office:value-type="float" office:value="0.233771860551065" calcext:value-type="float">
            <text:p>0.233771860551065</text:p>
          </table:table-cell>
          <table:table-cell table:style-name="ce4" table:formula="of:=[$Redistribution_central.K77]" office:value-type="float" office:value="0.256838707678506" calcext:value-type="float">
            <text:p>0.256838707678506</text:p>
          </table:table-cell>
          <table:table-cell table:style-name="ce4" table:formula="of:=[$Redistribution_central.L77]" office:value-type="float" office:value="0.23735379554865" calcext:value-type="float">
            <text:p>0.23735379554865</text:p>
          </table:table-cell>
          <table:table-cell table:style-name="ce4" table:formula="of:=[$Redistribution_central.M77]" office:value-type="float" office:value="0.250572181874841" calcext:value-type="float">
            <text:p>0.250572181874841</text:p>
          </table:table-cell>
          <table:table-cell table:number-columns-repeated="2"/>
          <table:table-cell table:style-name="ce4" table:formula="of:=[$redistribution_low.J77]" office:value-type="float" office:value="0.223265548806156" calcext:value-type="float">
            <text:p>0.223265548806156</text:p>
          </table:table-cell>
          <table:table-cell table:style-name="ce4" table:formula="of:=[$redistribution_low.K77]" office:value-type="float" office:value="0.213805611570279" calcext:value-type="float">
            <text:p>0.213805611570279</text:p>
          </table:table-cell>
          <table:table-cell table:style-name="ce4" table:formula="of:=[$redistribution_low.L77]" office:value-type="float" office:value="0.227115012619095" calcext:value-type="float">
            <text:p>0.227115012619095</text:p>
          </table:table-cell>
          <table:table-cell table:style-name="ce4" table:formula="of:=[$redistribution_low.M77]" office:value-type="float" office:value="0.207611110330928" calcext:value-type="float">
            <text:p>0.207611110330928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48064551396153" calcext:value-type="float">
            <text:p>0.248064551396153</text:p>
          </table:table-cell>
          <table:table-cell table:style-name="ce4" table:formula="of:=[$Redistribution_high.K78]" office:value-type="float" office:value="0.257362440659387" calcext:value-type="float">
            <text:p>0.257362440659387</text:p>
          </table:table-cell>
          <table:table-cell table:style-name="ce4" table:formula="of:=[$Redistribution_high.L78]" office:value-type="float" office:value="0.252981718281004" calcext:value-type="float">
            <text:p>0.252981718281004</text:p>
          </table:table-cell>
          <table:table-cell table:style-name="ce4" table:formula="of:=[$Redistribution_high.M78]" office:value-type="float" office:value="0.249216099140755" calcext:value-type="float">
            <text:p>0.249216099140755</text:p>
          </table:table-cell>
          <table:table-cell/>
          <table:table-cell table:style-name="ce4"/>
          <table:table-cell table:style-name="ce4" table:formula="of:=[$Redistribution_central.J78]" office:value-type="float" office:value="0.232831132640378" calcext:value-type="float">
            <text:p>0.232831132640378</text:p>
          </table:table-cell>
          <table:table-cell table:style-name="ce4" table:formula="of:=[$Redistribution_central.K78]" office:value-type="float" office:value="0.258516046488312" calcext:value-type="float">
            <text:p>0.258516046488312</text:p>
          </table:table-cell>
          <table:table-cell table:style-name="ce4" table:formula="of:=[$Redistribution_central.L78]" office:value-type="float" office:value="0.237089599281644" calcext:value-type="float">
            <text:p>0.237089599281644</text:p>
          </table:table-cell>
          <table:table-cell table:style-name="ce4" table:formula="of:=[$Redistribution_central.M78]" office:value-type="float" office:value="0.251053215461696" calcext:value-type="float">
            <text:p>0.251053215461696</text:p>
          </table:table-cell>
          <table:table-cell table:number-columns-repeated="2"/>
          <table:table-cell table:style-name="ce4" table:formula="of:=[$redistribution_low.J78]" office:value-type="float" office:value="0.224136752801658" calcext:value-type="float">
            <text:p>0.224136752801658</text:p>
          </table:table-cell>
          <table:table-cell table:style-name="ce4" table:formula="of:=[$redistribution_low.K78]" office:value-type="float" office:value="0.229299528467567" calcext:value-type="float">
            <text:p>0.229299528467567</text:p>
          </table:table-cell>
          <table:table-cell table:style-name="ce4" table:formula="of:=[$redistribution_low.L78]" office:value-type="float" office:value="0.228899920617457" calcext:value-type="float">
            <text:p>0.228899920617457</text:p>
          </table:table-cell>
          <table:table-cell table:style-name="ce4" table:formula="of:=[$redistribution_low.M78]" office:value-type="float" office:value="0.221182730133267" calcext:value-type="float">
            <text:p>0.221182730133267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51450865828338" calcext:value-type="float">
            <text:p>0.251450865828338</text:p>
          </table:table-cell>
          <table:table-cell table:style-name="ce4" table:formula="of:=[$Redistribution_high.K79]" office:value-type="float" office:value="0.268070912881344" calcext:value-type="float">
            <text:p>0.268070912881344</text:p>
          </table:table-cell>
          <table:table-cell table:style-name="ce4" table:formula="of:=[$Redistribution_high.L79]" office:value-type="float" office:value="0.254649799811046" calcext:value-type="float">
            <text:p>0.254649799811046</text:p>
          </table:table-cell>
          <table:table-cell table:style-name="ce4" table:formula="of:=[$Redistribution_high.M79]" office:value-type="float" office:value="0.262490612178109" calcext:value-type="float">
            <text:p>0.262490612178109</text:p>
          </table:table-cell>
          <table:table-cell/>
          <table:table-cell table:style-name="ce4"/>
          <table:table-cell table:style-name="ce4" table:formula="of:=[$Redistribution_central.J79]" office:value-type="float" office:value="0.235649393348288" calcext:value-type="float">
            <text:p>0.235649393348288</text:p>
          </table:table-cell>
          <table:table-cell table:style-name="ce4" table:formula="of:=[$Redistribution_central.K79]" office:value-type="float" office:value="0.260200617492443" calcext:value-type="float">
            <text:p>0.260200617492443</text:p>
          </table:table-cell>
          <table:table-cell table:style-name="ce4" table:formula="of:=[$Redistribution_central.L79]" office:value-type="float" office:value="0.239343295742874" calcext:value-type="float">
            <text:p>0.239343295742874</text:p>
          </table:table-cell>
          <table:table-cell table:style-name="ce4" table:formula="of:=[$Redistribution_central.M79]" office:value-type="float" office:value="0.253736222681028" calcext:value-type="float">
            <text:p>0.253736222681028</text:p>
          </table:table-cell>
          <table:table-cell table:number-columns-repeated="2"/>
          <table:table-cell table:style-name="ce4" table:formula="of:=[$redistribution_low.J79]" office:value-type="float" office:value="0.22841395272672" calcext:value-type="float">
            <text:p>0.22841395272672</text:p>
          </table:table-cell>
          <table:table-cell table:style-name="ce4" table:formula="of:=[$redistribution_low.K79]" office:value-type="float" office:value="0.236471211220682" calcext:value-type="float">
            <text:p>0.236471211220682</text:p>
          </table:table-cell>
          <table:table-cell table:style-name="ce4" table:formula="of:=[$redistribution_low.L79]" office:value-type="float" office:value="0.232263697539081" calcext:value-type="float">
            <text:p>0.232263697539081</text:p>
          </table:table-cell>
          <table:table-cell table:style-name="ce4" table:formula="of:=[$redistribution_low.M79]" office:value-type="float" office:value="0.22966891128931" calcext:value-type="float">
            <text:p>0.22966891128931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56863653024829" calcext:value-type="float">
            <text:p>0.256863653024829</text:p>
          </table:table-cell>
          <table:table-cell table:style-name="ce4" table:formula="of:=[$Redistribution_high.K80]" office:value-type="float" office:value="0.274740037208318" calcext:value-type="float">
            <text:p>0.274740037208318</text:p>
          </table:table-cell>
          <table:table-cell table:style-name="ce4" table:formula="of:=[$Redistribution_high.L80]" office:value-type="float" office:value="0.260332236636372" calcext:value-type="float">
            <text:p>0.260332236636372</text:p>
          </table:table-cell>
          <table:table-cell table:style-name="ce4" table:formula="of:=[$Redistribution_high.M80]" office:value-type="float" office:value="0.268725598497712" calcext:value-type="float">
            <text:p>0.268725598497712</text:p>
          </table:table-cell>
          <table:table-cell/>
          <table:table-cell table:style-name="ce4"/>
          <table:table-cell table:style-name="ce4" table:formula="of:=[$Redistribution_central.J80]" office:value-type="float" office:value="0.235127191561584" calcext:value-type="float">
            <text:p>0.235127191561584</text:p>
          </table:table-cell>
          <table:table-cell table:style-name="ce4" table:formula="of:=[$Redistribution_central.K80]" office:value-type="float" office:value="0.271986628973213" calcext:value-type="float">
            <text:p>0.271986628973213</text:p>
          </table:table-cell>
          <table:table-cell table:style-name="ce4" table:formula="of:=[$Redistribution_central.L80]" office:value-type="float" office:value="0.23870873918345" calcext:value-type="float">
            <text:p>0.23870873918345</text:p>
          </table:table-cell>
          <table:table-cell table:style-name="ce4" table:formula="of:=[$Redistribution_central.M80]" office:value-type="float" office:value="0.265393866203736" calcext:value-type="float">
            <text:p>0.265393866203736</text:p>
          </table:table-cell>
          <table:table-cell table:number-columns-repeated="2"/>
          <table:table-cell table:style-name="ce4" table:formula="of:=[$redistribution_low.J80]" office:value-type="float" office:value="0.222332551311633" calcext:value-type="float">
            <text:p>0.222332551311633</text:p>
          </table:table-cell>
          <table:table-cell table:style-name="ce4" table:formula="of:=[$redistribution_low.K80]" office:value-type="float" office:value="0.238902103104503" calcext:value-type="float">
            <text:p>0.238902103104503</text:p>
          </table:table-cell>
          <table:table-cell table:style-name="ce4" table:formula="of:=[$redistribution_low.L80]" office:value-type="float" office:value="0.225509132941984" calcext:value-type="float">
            <text:p>0.225509132941984</text:p>
          </table:table-cell>
          <table:table-cell table:style-name="ce4" table:formula="of:=[$redistribution_low.M80]" office:value-type="float" office:value="0.233113853890688" calcext:value-type="float">
            <text:p>0.233113853890688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39733743921022" calcext:value-type="float">
            <text:p>0.239733743921022</text:p>
          </table:table-cell>
          <table:table-cell table:style-name="ce4" table:formula="of:=[$Redistribution_high.K81]" office:value-type="float" office:value="0.239429048276786" calcext:value-type="float">
            <text:p>0.239429048276786</text:p>
          </table:table-cell>
          <table:table-cell table:style-name="ce4" table:formula="of:=[$Redistribution_high.L81]" office:value-type="float" office:value="0.242693558940261" calcext:value-type="float">
            <text:p>0.242693558940261</text:p>
          </table:table-cell>
          <table:table-cell table:style-name="ce4" table:formula="of:=[$Redistribution_high.M81]" office:value-type="float" office:value="0.234614661777404" calcext:value-type="float">
            <text:p>0.234614661777404</text:p>
          </table:table-cell>
          <table:table-cell/>
          <table:table-cell table:style-name="ce4"/>
          <table:table-cell table:style-name="ce4" table:formula="of:=[$Redistribution_central.J81]" office:value-type="float" office:value="0.232451895345202" calcext:value-type="float">
            <text:p>0.232451895345202</text:p>
          </table:table-cell>
          <table:table-cell table:style-name="ce4" table:formula="of:=[$Redistribution_central.K81]" office:value-type="float" office:value="0.256814636697017" calcext:value-type="float">
            <text:p>0.256814636697017</text:p>
          </table:table-cell>
          <table:table-cell table:style-name="ce4" table:formula="of:=[$Redistribution_central.L81]" office:value-type="float" office:value="0.235914660081358" calcext:value-type="float">
            <text:p>0.235914660081358</text:p>
          </table:table-cell>
          <table:table-cell table:style-name="ce4" table:formula="of:=[$Redistribution_central.M81]" office:value-type="float" office:value="0.250611168363779" calcext:value-type="float">
            <text:p>0.250611168363779</text:p>
          </table:table-cell>
          <table:table-cell table:number-columns-repeated="2"/>
          <table:table-cell table:style-name="ce4" table:formula="of:=[$redistribution_low.J81]" office:value-type="float" office:value="0.222960326493053" calcext:value-type="float">
            <text:p>0.222960326493053</text:p>
          </table:table-cell>
          <table:table-cell table:style-name="ce4" table:formula="of:=[$redistribution_low.K81]" office:value-type="float" office:value="0.235789951709048" calcext:value-type="float">
            <text:p>0.235789951709048</text:p>
          </table:table-cell>
          <table:table-cell table:style-name="ce4" table:formula="of:=[$redistribution_low.L81]" office:value-type="float" office:value="0.226899731593967" calcext:value-type="float">
            <text:p>0.226899731593967</text:p>
          </table:table-cell>
          <table:table-cell table:style-name="ce4" table:formula="of:=[$redistribution_low.M81]" office:value-type="float" office:value="0.22870193789942" calcext:value-type="float">
            <text:p>0.22870193789942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49387750821019" calcext:value-type="float">
            <text:p>0.249387750821019</text:p>
          </table:table-cell>
          <table:table-cell table:style-name="ce4" table:formula="of:=[$Redistribution_high.K82]" office:value-type="float" office:value="0.25752935430374" calcext:value-type="float">
            <text:p>0.25752935430374</text:p>
          </table:table-cell>
          <table:table-cell table:style-name="ce4" table:formula="of:=[$Redistribution_high.L82]" office:value-type="float" office:value="0.253451228423576" calcext:value-type="float">
            <text:p>0.253451228423576</text:p>
          </table:table-cell>
          <table:table-cell table:style-name="ce4" table:formula="of:=[$Redistribution_high.M82]" office:value-type="float" office:value="0.250758084102874" calcext:value-type="float">
            <text:p>0.250758084102874</text:p>
          </table:table-cell>
          <table:table-cell/>
          <table:table-cell table:style-name="ce4"/>
          <table:table-cell table:style-name="ce4" table:formula="of:=[$Redistribution_central.J82]" office:value-type="float" office:value="0.227856308584555" calcext:value-type="float">
            <text:p>0.227856308584555</text:p>
          </table:table-cell>
          <table:table-cell table:style-name="ce4" table:formula="of:=[$Redistribution_central.K82]" office:value-type="float" office:value="0.265236221457924" calcext:value-type="float">
            <text:p>0.265236221457924</text:p>
          </table:table-cell>
          <table:table-cell table:style-name="ce4" table:formula="of:=[$Redistribution_central.L82]" office:value-type="float" office:value="0.231833621002484" calcext:value-type="float">
            <text:p>0.231833621002484</text:p>
          </table:table-cell>
          <table:table-cell table:style-name="ce4" table:formula="of:=[$Redistribution_central.M82]" office:value-type="float" office:value="0.257780063201296" calcext:value-type="float">
            <text:p>0.257780063201296</text:p>
          </table:table-cell>
          <table:table-cell table:number-columns-repeated="2"/>
          <table:table-cell table:style-name="ce4" table:formula="of:=[$redistribution_low.J82]" office:value-type="float" office:value="0.22346727547662" calcext:value-type="float">
            <text:p>0.22346727547662</text:p>
          </table:table-cell>
          <table:table-cell table:style-name="ce4" table:formula="of:=[$redistribution_low.K82]" office:value-type="float" office:value="0.241190239512234" calcext:value-type="float">
            <text:p>0.241190239512234</text:p>
          </table:table-cell>
          <table:table-cell table:style-name="ce4" table:formula="of:=[$redistribution_low.L82]" office:value-type="float" office:value="0.227584146477907" calcext:value-type="float">
            <text:p>0.227584146477907</text:p>
          </table:table-cell>
          <table:table-cell table:style-name="ce4" table:formula="of:=[$redistribution_low.M82]" office:value-type="float" office:value="0.233851056163883" calcext:value-type="float">
            <text:p>0.233851056163883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42580560231817" calcext:value-type="float">
            <text:p>0.242580560231817</text:p>
          </table:table-cell>
          <table:table-cell table:style-name="ce4" table:formula="of:=[$Redistribution_high.K83]" office:value-type="float" office:value="0.242334911534546" calcext:value-type="float">
            <text:p>0.242334911534546</text:p>
          </table:table-cell>
          <table:table-cell table:style-name="ce4" table:formula="of:=[$Redistribution_high.L83]" office:value-type="float" office:value="0.245990893399656" calcext:value-type="float">
            <text:p>0.245990893399656</text:p>
          </table:table-cell>
          <table:table-cell table:style-name="ce4" table:formula="of:=[$Redistribution_high.M83]" office:value-type="float" office:value="0.236789733714439" calcext:value-type="float">
            <text:p>0.236789733714439</text:p>
          </table:table-cell>
          <table:table-cell/>
          <table:table-cell table:style-name="ce4"/>
          <table:table-cell table:style-name="ce4" table:formula="of:=[$Redistribution_central.J83]" office:value-type="float" office:value="0.231403255597419" calcext:value-type="float">
            <text:p>0.231403255597419</text:p>
          </table:table-cell>
          <table:table-cell table:style-name="ce4" table:formula="of:=[$Redistribution_central.K83]" office:value-type="float" office:value="0.270206912801276" calcext:value-type="float">
            <text:p>0.270206912801276</text:p>
          </table:table-cell>
          <table:table-cell table:style-name="ce4" table:formula="of:=[$Redistribution_central.L83]" office:value-type="float" office:value="0.234611592971478" calcext:value-type="float">
            <text:p>0.234611592971478</text:p>
          </table:table-cell>
          <table:table-cell table:style-name="ce4" table:formula="of:=[$Redistribution_central.M83]" office:value-type="float" office:value="0.264156681395276" calcext:value-type="float">
            <text:p>0.264156681395276</text:p>
          </table:table-cell>
          <table:table-cell table:number-columns-repeated="2"/>
          <table:table-cell table:style-name="ce4" table:formula="of:=[$redistribution_low.J83]" office:value-type="float" office:value="0.224019189684495" calcext:value-type="float">
            <text:p>0.224019189684495</text:p>
          </table:table-cell>
          <table:table-cell table:style-name="ce4" table:formula="of:=[$redistribution_low.K83]" office:value-type="float" office:value="0.243056669357183" calcext:value-type="float">
            <text:p>0.243056669357183</text:p>
          </table:table-cell>
          <table:table-cell table:style-name="ce4" table:formula="of:=[$redistribution_low.L83]" office:value-type="float" office:value="0.227363831414315" calcext:value-type="float">
            <text:p>0.227363831414315</text:p>
          </table:table-cell>
          <table:table-cell table:style-name="ce4" table:formula="of:=[$redistribution_low.M83]" office:value-type="float" office:value="0.236938977630938" calcext:value-type="float">
            <text:p>0.236938977630938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46930351775874" calcext:value-type="float">
            <text:p>0.246930351775874</text:p>
          </table:table-cell>
          <table:table-cell table:style-name="ce4" table:formula="of:=[$Redistribution_high.K84]" office:value-type="float" office:value="0.27219152221316" calcext:value-type="float">
            <text:p>0.27219152221316</text:p>
          </table:table-cell>
          <table:table-cell table:style-name="ce4" table:formula="of:=[$Redistribution_high.L84]" office:value-type="float" office:value="0.25023337553423" calcext:value-type="float">
            <text:p>0.25023337553423</text:p>
          </table:table-cell>
          <table:table-cell table:style-name="ce4" table:formula="of:=[$Redistribution_high.M84]" office:value-type="float" office:value="0.266237812373426" calcext:value-type="float">
            <text:p>0.266237812373426</text:p>
          </table:table-cell>
          <table:table-cell/>
          <table:table-cell table:style-name="ce4"/>
          <table:table-cell table:style-name="ce4" table:formula="of:=[$Redistribution_central.J84]" office:value-type="float" office:value="0.22974153530222" calcext:value-type="float">
            <text:p>0.22974153530222</text:p>
          </table:table-cell>
          <table:table-cell table:style-name="ce4" table:formula="of:=[$Redistribution_central.K84]" office:value-type="float" office:value="0.268306338821915" calcext:value-type="float">
            <text:p>0.268306338821915</text:p>
          </table:table-cell>
          <table:table-cell table:style-name="ce4" table:formula="of:=[$Redistribution_central.L84]" office:value-type="float" office:value="0.232881128224233" calcext:value-type="float">
            <text:p>0.232881128224233</text:p>
          </table:table-cell>
          <table:table-cell table:style-name="ce4" table:formula="of:=[$Redistribution_central.M84]" office:value-type="float" office:value="0.262405747774419" calcext:value-type="float">
            <text:p>0.262405747774419</text:p>
          </table:table-cell>
          <table:table-cell table:number-columns-repeated="2"/>
          <table:table-cell table:style-name="ce4" table:formula="of:=[$redistribution_low.J84]" office:value-type="float" office:value="0.223249189183651" calcext:value-type="float">
            <text:p>0.223249189183651</text:p>
          </table:table-cell>
          <table:table-cell table:style-name="ce4" table:formula="of:=[$redistribution_low.K84]" office:value-type="float" office:value="0.245202473614406" calcext:value-type="float">
            <text:p>0.245202473614406</text:p>
          </table:table-cell>
          <table:table-cell table:style-name="ce4" table:formula="of:=[$redistribution_low.L84]" office:value-type="float" office:value="0.22621051380977" calcext:value-type="float">
            <text:p>0.22621051380977</text:p>
          </table:table-cell>
          <table:table-cell table:style-name="ce4" table:formula="of:=[$redistribution_low.M84]" office:value-type="float" office:value="0.239723773178929" calcext:value-type="float">
            <text:p>0.239723773178929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32893093419018" calcext:value-type="float">
            <text:p>0.232893093419018</text:p>
          </table:table-cell>
          <table:table-cell table:style-name="ce4" table:formula="of:=[$Redistribution_high.K85]" office:value-type="float" office:value="0.246233468434115" calcext:value-type="float">
            <text:p>0.246233468434115</text:p>
          </table:table-cell>
          <table:table-cell table:style-name="ce4" table:formula="of:=[$Redistribution_high.L85]" office:value-type="float" office:value="0.235603784063515" calcext:value-type="float">
            <text:p>0.235603784063515</text:p>
          </table:table-cell>
          <table:table-cell table:style-name="ce4" table:formula="of:=[$Redistribution_high.M85]" office:value-type="float" office:value="0.24144250969986" calcext:value-type="float">
            <text:p>0.24144250969986</text:p>
          </table:table-cell>
          <table:table-cell/>
          <table:table-cell table:style-name="ce4"/>
          <table:table-cell table:style-name="ce4" table:formula="of:=[$Redistribution_central.J85]" office:value-type="float" office:value="0.226218274502686" calcext:value-type="float">
            <text:p>0.226218274502686</text:p>
          </table:table-cell>
          <table:table-cell table:style-name="ce4" table:formula="of:=[$Redistribution_central.K85]" office:value-type="float" office:value="0.251546284318741" calcext:value-type="float">
            <text:p>0.251546284318741</text:p>
          </table:table-cell>
          <table:table-cell table:style-name="ce4" table:formula="of:=[$Redistribution_central.L85]" office:value-type="float" office:value="0.229390680446797" calcext:value-type="float">
            <text:p>0.229390680446797</text:p>
          </table:table-cell>
          <table:table-cell table:style-name="ce4" table:formula="of:=[$Redistribution_central.M85]" office:value-type="float" office:value="0.245852900021795" calcext:value-type="float">
            <text:p>0.245852900021795</text:p>
          </table:table-cell>
          <table:table-cell table:number-columns-repeated="2"/>
          <table:table-cell table:style-name="ce4" table:formula="of:=[$redistribution_low.J85]" office:value-type="float" office:value="0.215280493884241" calcext:value-type="float">
            <text:p>0.215280493884241</text:p>
          </table:table-cell>
          <table:table-cell table:style-name="ce4" table:formula="of:=[$redistribution_low.K85]" office:value-type="float" office:value="0.233844063176992" calcext:value-type="float">
            <text:p>0.233844063176992</text:p>
          </table:table-cell>
          <table:table-cell table:style-name="ce4" table:formula="of:=[$redistribution_low.L85]" office:value-type="float" office:value="0.217713439261019" calcext:value-type="float">
            <text:p>0.217713439261019</text:p>
          </table:table-cell>
          <table:table-cell table:style-name="ce4" table:formula="of:=[$redistribution_low.M85]" office:value-type="float" office:value="0.229455886849629" calcext:value-type="float">
            <text:p>0.229455886849629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2570352540845" calcext:value-type="float">
            <text:p>0.232570352540845</text:p>
          </table:table-cell>
          <table:table-cell table:style-name="ce4" table:formula="of:=[$Redistribution_high.K86]" office:value-type="float" office:value="0.244350192364483" calcext:value-type="float">
            <text:p>0.244350192364483</text:p>
          </table:table-cell>
          <table:table-cell table:style-name="ce4" table:formula="of:=[$Redistribution_high.L86]" office:value-type="float" office:value="0.235820908822595" calcext:value-type="float">
            <text:p>0.235820908822595</text:p>
          </table:table-cell>
          <table:table-cell table:style-name="ce4" table:formula="of:=[$Redistribution_high.M86]" office:value-type="float" office:value="0.238764731838769" calcext:value-type="float">
            <text:p>0.238764731838769</text:p>
          </table:table-cell>
          <table:table-cell/>
          <table:table-cell table:style-name="ce4"/>
          <table:table-cell table:style-name="ce4" table:formula="of:=[$Redistribution_central.J86]" office:value-type="float" office:value="0.229008904583826" calcext:value-type="float">
            <text:p>0.229008904583826</text:p>
          </table:table-cell>
          <table:table-cell table:style-name="ce4" table:formula="of:=[$Redistribution_central.K86]" office:value-type="float" office:value="0.266870500491734" calcext:value-type="float">
            <text:p>0.266870500491734</text:p>
          </table:table-cell>
          <table:table-cell table:style-name="ce4" table:formula="of:=[$Redistribution_central.L86]" office:value-type="float" office:value="0.231647489016248" calcext:value-type="float">
            <text:p>0.231647489016248</text:p>
          </table:table-cell>
          <table:table-cell table:style-name="ce4" table:formula="of:=[$Redistribution_central.M86]" office:value-type="float" office:value="0.261901151667149" calcext:value-type="float">
            <text:p>0.261901151667149</text:p>
          </table:table-cell>
          <table:table-cell table:number-columns-repeated="2"/>
          <table:table-cell table:style-name="ce4" table:formula="of:=[$redistribution_low.J86]" office:value-type="float" office:value="0.217306925208738" calcext:value-type="float">
            <text:p>0.217306925208738</text:p>
          </table:table-cell>
          <table:table-cell table:style-name="ce4" table:formula="of:=[$redistribution_low.K86]" office:value-type="float" office:value="0.240510198977647" calcext:value-type="float">
            <text:p>0.240510198977647</text:p>
          </table:table-cell>
          <table:table-cell table:style-name="ce4" table:formula="of:=[$redistribution_low.L86]" office:value-type="float" office:value="0.220815960510784" calcext:value-type="float">
            <text:p>0.220815960510784</text:p>
          </table:table-cell>
          <table:table-cell table:style-name="ce4" table:formula="of:=[$redistribution_low.M86]" office:value-type="float" office:value="0.234127242445312" calcext:value-type="float">
            <text:p>0.234127242445312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28290283477556" calcext:value-type="float">
            <text:p>0.228290283477556</text:p>
          </table:table-cell>
          <table:table-cell table:style-name="ce4" table:formula="of:=[$Redistribution_high.K87]" office:value-type="float" office:value="0.239593235212504" calcext:value-type="float">
            <text:p>0.239593235212504</text:p>
          </table:table-cell>
          <table:table-cell table:style-name="ce4" table:formula="of:=[$Redistribution_high.L87]" office:value-type="float" office:value="0.231051662106426" calcext:value-type="float">
            <text:p>0.231051662106426</text:p>
          </table:table-cell>
          <table:table-cell table:style-name="ce4" table:formula="of:=[$Redistribution_high.M87]" office:value-type="float" office:value="0.234792832088662" calcext:value-type="float">
            <text:p>0.234792832088662</text:p>
          </table:table-cell>
          <table:table-cell/>
          <table:table-cell table:style-name="ce4"/>
          <table:table-cell table:style-name="ce4" table:formula="of:=[$Redistribution_central.J87]" office:value-type="float" office:value="0.23254246565405" calcext:value-type="float">
            <text:p>0.23254246565405</text:p>
          </table:table-cell>
          <table:table-cell table:style-name="ce4" table:formula="of:=[$Redistribution_central.K87]" office:value-type="float" office:value="0.273468908979707" calcext:value-type="float">
            <text:p>0.273468908979707</text:p>
          </table:table-cell>
          <table:table-cell table:style-name="ce4" table:formula="of:=[$Redistribution_central.L87]" office:value-type="float" office:value="0.234975531522153" calcext:value-type="float">
            <text:p>0.234975531522153</text:p>
          </table:table-cell>
          <table:table-cell table:style-name="ce4" table:formula="of:=[$Redistribution_central.M87]" office:value-type="float" office:value="0.268736666716097" calcext:value-type="float">
            <text:p>0.268736666716097</text:p>
          </table:table-cell>
          <table:table-cell table:number-columns-repeated="2"/>
          <table:table-cell table:style-name="ce4" table:formula="of:=[$redistribution_low.J87]" office:value-type="float" office:value="0.220987399375932" calcext:value-type="float">
            <text:p>0.220987399375932</text:p>
          </table:table-cell>
          <table:table-cell table:style-name="ce4" table:formula="of:=[$redistribution_low.K87]" office:value-type="float" office:value="0.242441081848921" calcext:value-type="float">
            <text:p>0.242441081848921</text:p>
          </table:table-cell>
          <table:table-cell table:style-name="ce4" table:formula="of:=[$redistribution_low.L87]" office:value-type="float" office:value="0.223405154607073" calcext:value-type="float">
            <text:p>0.223405154607073</text:p>
          </table:table-cell>
          <table:table-cell table:style-name="ce4" table:formula="of:=[$redistribution_low.M87]" office:value-type="float" office:value="0.237963185784632" calcext:value-type="float">
            <text:p>0.237963185784632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30093001993532" calcext:value-type="float">
            <text:p>0.230093001993532</text:p>
          </table:table-cell>
          <table:table-cell table:style-name="ce4" table:formula="of:=[$Redistribution_high.K88]" office:value-type="float" office:value="0.247021690366465" calcext:value-type="float">
            <text:p>0.247021690366465</text:p>
          </table:table-cell>
          <table:table-cell table:style-name="ce4" table:formula="of:=[$Redistribution_high.L88]" office:value-type="float" office:value="0.232813506528517" calcext:value-type="float">
            <text:p>0.232813506528517</text:p>
          </table:table-cell>
          <table:table-cell table:style-name="ce4" table:formula="of:=[$Redistribution_high.M88]" office:value-type="float" office:value="0.242245355212152" calcext:value-type="float">
            <text:p>0.242245355212152</text:p>
          </table:table-cell>
          <table:table-cell/>
          <table:table-cell table:style-name="ce4"/>
          <table:table-cell table:style-name="ce4" table:formula="of:=[$Redistribution_central.J88]" office:value-type="float" office:value="0.237862390441165" calcext:value-type="float">
            <text:p>0.237862390441165</text:p>
          </table:table-cell>
          <table:table-cell table:style-name="ce4" table:formula="of:=[$Redistribution_central.K88]" office:value-type="float" office:value="0.285561972220964" calcext:value-type="float">
            <text:p>0.285561972220964</text:p>
          </table:table-cell>
          <table:table-cell table:style-name="ce4" table:formula="of:=[$Redistribution_central.L88]" office:value-type="float" office:value="0.239799492798542" calcext:value-type="float">
            <text:p>0.239799492798542</text:p>
          </table:table-cell>
          <table:table-cell table:style-name="ce4" table:formula="of:=[$Redistribution_central.M88]" office:value-type="float" office:value="0.281715822222902" calcext:value-type="float">
            <text:p>0.281715822222902</text:p>
          </table:table-cell>
          <table:table-cell table:number-columns-repeated="2"/>
          <table:table-cell table:style-name="ce4" table:formula="of:=[$redistribution_low.J88]" office:value-type="float" office:value="0.222342674378808" calcext:value-type="float">
            <text:p>0.222342674378808</text:p>
          </table:table-cell>
          <table:table-cell table:style-name="ce4" table:formula="of:=[$redistribution_low.K88]" office:value-type="float" office:value="0.257435730915811" calcext:value-type="float">
            <text:p>0.257435730915811</text:p>
          </table:table-cell>
          <table:table-cell table:style-name="ce4" table:formula="of:=[$redistribution_low.L88]" office:value-type="float" office:value="0.225032212203635" calcext:value-type="float">
            <text:p>0.225032212203635</text:p>
          </table:table-cell>
          <table:table-cell table:style-name="ce4" table:formula="of:=[$redistribution_low.M88]" office:value-type="float" office:value="0.252274865259535" calcext:value-type="float">
            <text:p>0.252274865259535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24536884015074" calcext:value-type="float">
            <text:p>0.224536884015074</text:p>
          </table:table-cell>
          <table:table-cell table:style-name="ce4" table:formula="of:=[$Redistribution_high.K89]" office:value-type="float" office:value="0.244022724608151" calcext:value-type="float">
            <text:p>0.244022724608151</text:p>
          </table:table-cell>
          <table:table-cell table:style-name="ce4" table:formula="of:=[$Redistribution_high.L89]" office:value-type="float" office:value="0.226897547437478" calcext:value-type="float">
            <text:p>0.226897547437478</text:p>
          </table:table-cell>
          <table:table-cell table:style-name="ce4" table:formula="of:=[$Redistribution_high.M89]" office:value-type="float" office:value="0.23978625414727" calcext:value-type="float">
            <text:p>0.23978625414727</text:p>
          </table:table-cell>
          <table:table-cell/>
          <table:table-cell table:style-name="ce4"/>
          <table:table-cell table:style-name="ce4" table:formula="of:=[$Redistribution_central.J89]" office:value-type="float" office:value="0.233388921556884" calcext:value-type="float">
            <text:p>0.233388921556884</text:p>
          </table:table-cell>
          <table:table-cell table:style-name="ce4" table:formula="of:=[$Redistribution_central.K89]" office:value-type="float" office:value="0.286262955035175" calcext:value-type="float">
            <text:p>0.286262955035175</text:p>
          </table:table-cell>
          <table:table-cell table:style-name="ce4" table:formula="of:=[$Redistribution_central.L89]" office:value-type="float" office:value="0.235538396462886" calcext:value-type="float">
            <text:p>0.235538396462886</text:p>
          </table:table-cell>
          <table:table-cell table:style-name="ce4" table:formula="of:=[$Redistribution_central.M89]" office:value-type="float" office:value="0.281900109708011" calcext:value-type="float">
            <text:p>0.281900109708011</text:p>
          </table:table-cell>
          <table:table-cell table:number-columns-repeated="2"/>
          <table:table-cell table:style-name="ce4" table:formula="of:=[$redistribution_low.J89]" office:value-type="float" office:value="0.231900753294599" calcext:value-type="float">
            <text:p>0.231900753294599</text:p>
          </table:table-cell>
          <table:table-cell table:style-name="ce4" table:formula="of:=[$redistribution_low.K89]" office:value-type="float" office:value="0.260162480246073" calcext:value-type="float">
            <text:p>0.260162480246073</text:p>
          </table:table-cell>
          <table:table-cell table:style-name="ce4" table:formula="of:=[$redistribution_low.L89]" office:value-type="float" office:value="0.234074936757251" calcext:value-type="float">
            <text:p>0.234074936757251</text:p>
          </table:table-cell>
          <table:table-cell table:style-name="ce4" table:formula="of:=[$redistribution_low.M89]" office:value-type="float" office:value="0.255972092630911" calcext:value-type="float">
            <text:p>0.255972092630911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32057192861275" calcext:value-type="float">
            <text:p>0.232057192861275</text:p>
          </table:table-cell>
          <table:table-cell table:style-name="ce4" table:formula="of:=[$Redistribution_high.K90]" office:value-type="float" office:value="0.262248341953864" calcext:value-type="float">
            <text:p>0.262248341953864</text:p>
          </table:table-cell>
          <table:table-cell table:style-name="ce4" table:formula="of:=[$Redistribution_high.L90]" office:value-type="float" office:value="0.235098569568477" calcext:value-type="float">
            <text:p>0.235098569568477</text:p>
          </table:table-cell>
          <table:table-cell table:style-name="ce4" table:formula="of:=[$Redistribution_high.M90]" office:value-type="float" office:value="0.256621633287848" calcext:value-type="float">
            <text:p>0.256621633287848</text:p>
          </table:table-cell>
          <table:table-cell/>
          <table:table-cell table:style-name="ce4"/>
          <table:table-cell table:style-name="ce4" table:formula="of:=[$Redistribution_central.J90]" office:value-type="float" office:value="0.228538182092469" calcext:value-type="float">
            <text:p>0.228538182092469</text:p>
          </table:table-cell>
          <table:table-cell table:style-name="ce4" table:formula="of:=[$Redistribution_central.K90]" office:value-type="float" office:value="0.281292783407975" calcext:value-type="float">
            <text:p>0.281292783407975</text:p>
          </table:table-cell>
          <table:table-cell table:style-name="ce4" table:formula="of:=[$Redistribution_central.L90]" office:value-type="float" office:value="0.231751077429672" calcext:value-type="float">
            <text:p>0.231751077429672</text:p>
          </table:table-cell>
          <table:table-cell table:style-name="ce4" table:formula="of:=[$Redistribution_central.M90]" office:value-type="float" office:value="0.274876105823646" calcext:value-type="float">
            <text:p>0.274876105823646</text:p>
          </table:table-cell>
          <table:table-cell table:number-columns-repeated="2"/>
          <table:table-cell table:style-name="ce4" table:formula="of:=[$redistribution_low.J90]" office:value-type="float" office:value="0.24034559492698" calcext:value-type="float">
            <text:p>0.24034559492698</text:p>
          </table:table-cell>
          <table:table-cell table:style-name="ce4" table:formula="of:=[$redistribution_low.K90]" office:value-type="float" office:value="0.267456950142549" calcext:value-type="float">
            <text:p>0.267456950142549</text:p>
          </table:table-cell>
          <table:table-cell table:style-name="ce4" table:formula="of:=[$redistribution_low.L90]" office:value-type="float" office:value="0.243080227538133" calcext:value-type="float">
            <text:p>0.243080227538133</text:p>
          </table:table-cell>
          <table:table-cell table:style-name="ce4" table:formula="of:=[$redistribution_low.M90]" office:value-type="float" office:value="0.262312450645263" calcext:value-type="float">
            <text:p>0.262312450645263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5632163419057" calcext:value-type="float">
            <text:p>0.235632163419057</text:p>
          </table:table-cell>
          <table:table-cell table:style-name="ce4" table:formula="of:=[$Redistribution_high.K91]" office:value-type="float" office:value="0.259765989499446" calcext:value-type="float">
            <text:p>0.259765989499446</text:p>
          </table:table-cell>
          <table:table-cell table:style-name="ce4" table:formula="of:=[$Redistribution_high.L91]" office:value-type="float" office:value="0.238295734418756" calcext:value-type="float">
            <text:p>0.238295734418756</text:p>
          </table:table-cell>
          <table:table-cell table:style-name="ce4" table:formula="of:=[$Redistribution_high.M91]" office:value-type="float" office:value="0.254822639924375" calcext:value-type="float">
            <text:p>0.254822639924375</text:p>
          </table:table-cell>
          <table:table-cell/>
          <table:table-cell table:style-name="ce4"/>
          <table:table-cell table:style-name="ce4" table:formula="of:=[$Redistribution_central.J91]" office:value-type="float" office:value="0.228266923003359" calcext:value-type="float">
            <text:p>0.228266923003359</text:p>
          </table:table-cell>
          <table:table-cell table:style-name="ce4" table:formula="of:=[$Redistribution_central.K91]" office:value-type="float" office:value="0.271779403266587" calcext:value-type="float">
            <text:p>0.271779403266587</text:p>
          </table:table-cell>
          <table:table-cell table:style-name="ce4" table:formula="of:=[$Redistribution_central.L91]" office:value-type="float" office:value="0.230434845357203" calcext:value-type="float">
            <text:p>0.230434845357203</text:p>
          </table:table-cell>
          <table:table-cell table:style-name="ce4" table:formula="of:=[$Redistribution_central.M91]" office:value-type="float" office:value="0.26750015275254" calcext:value-type="float">
            <text:p>0.26750015275254</text:p>
          </table:table-cell>
          <table:table-cell table:number-columns-repeated="2"/>
          <table:table-cell table:style-name="ce4" table:formula="of:=[$redistribution_low.J91]" office:value-type="float" office:value="0.250973235786141" calcext:value-type="float">
            <text:p>0.250973235786141</text:p>
          </table:table-cell>
          <table:table-cell table:style-name="ce4" table:formula="of:=[$redistribution_low.K91]" office:value-type="float" office:value="0.28549757954976" calcext:value-type="float">
            <text:p>0.28549757954976</text:p>
          </table:table-cell>
          <table:table-cell table:style-name="ce4" table:formula="of:=[$redistribution_low.L91]" office:value-type="float" office:value="0.253170379350249" calcext:value-type="float">
            <text:p>0.253170379350249</text:p>
          </table:table-cell>
          <table:table-cell table:style-name="ce4" table:formula="of:=[$redistribution_low.M91]" office:value-type="float" office:value="0.281191384090714" calcext:value-type="float">
            <text:p>0.281191384090714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43888800708791" calcext:value-type="float">
            <text:p>0.243888800708791</text:p>
          </table:table-cell>
          <table:table-cell table:style-name="ce4" table:formula="of:=[$Redistribution_high.K92]" office:value-type="float" office:value="0.279602218918607" calcext:value-type="float">
            <text:p>0.279602218918607</text:p>
          </table:table-cell>
          <table:table-cell table:style-name="ce4" table:formula="of:=[$Redistribution_high.L92]" office:value-type="float" office:value="0.246547916869906" calcext:value-type="float">
            <text:p>0.246547916869906</text:p>
          </table:table-cell>
          <table:table-cell table:style-name="ce4" table:formula="of:=[$Redistribution_high.M92]" office:value-type="float" office:value="0.274493848838369" calcext:value-type="float">
            <text:p>0.274493848838369</text:p>
          </table:table-cell>
          <table:table-cell/>
          <table:table-cell table:style-name="ce4"/>
          <table:table-cell table:style-name="ce4" table:formula="of:=[$Redistribution_central.J92]" office:value-type="float" office:value="0.233963314229408" calcext:value-type="float">
            <text:p>0.233963314229408</text:p>
          </table:table-cell>
          <table:table-cell table:style-name="ce4" table:formula="of:=[$Redistribution_central.K92]" office:value-type="float" office:value="0.291584281888771" calcext:value-type="float">
            <text:p>0.291584281888771</text:p>
          </table:table-cell>
          <table:table-cell table:style-name="ce4" table:formula="of:=[$Redistribution_central.L92]" office:value-type="float" office:value="0.235788370651878" calcext:value-type="float">
            <text:p>0.235788370651878</text:p>
          </table:table-cell>
          <table:table-cell table:style-name="ce4" table:formula="of:=[$Redistribution_central.M92]" office:value-type="float" office:value="0.287807353267048" calcext:value-type="float">
            <text:p>0.287807353267048</text:p>
          </table:table-cell>
          <table:table-cell table:number-columns-repeated="2"/>
          <table:table-cell table:style-name="ce4" table:formula="of:=[$redistribution_low.J92]" office:value-type="float" office:value="0.252692068702493" calcext:value-type="float">
            <text:p>0.252692068702493</text:p>
          </table:table-cell>
          <table:table-cell table:style-name="ce4" table:formula="of:=[$redistribution_low.K92]" office:value-type="float" office:value="0.293944410765951" calcext:value-type="float">
            <text:p>0.293944410765951</text:p>
          </table:table-cell>
          <table:table-cell table:style-name="ce4" table:formula="of:=[$redistribution_low.L92]" office:value-type="float" office:value="0.254579964574918" calcext:value-type="float">
            <text:p>0.254579964574918</text:p>
          </table:table-cell>
          <table:table-cell table:style-name="ce4" table:formula="of:=[$redistribution_low.M92]" office:value-type="float" office:value="0.290136146052505" calcext:value-type="float">
            <text:p>0.290136146052505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3652206958781" calcext:value-type="float">
            <text:p>0.23652206958781</text:p>
          </table:table-cell>
          <table:table-cell table:style-name="ce4" table:formula="of:=[$Redistribution_high.K93]" office:value-type="float" office:value="0.263978560426903" calcext:value-type="float">
            <text:p>0.263978560426903</text:p>
          </table:table-cell>
          <table:table-cell table:style-name="ce4" table:formula="of:=[$Redistribution_high.L93]" office:value-type="float" office:value="0.239066721529107" calcext:value-type="float">
            <text:p>0.239066721529107</text:p>
          </table:table-cell>
          <table:table-cell table:style-name="ce4" table:formula="of:=[$Redistribution_high.M93]" office:value-type="float" office:value="0.259199472948969" calcext:value-type="float">
            <text:p>0.259199472948969</text:p>
          </table:table-cell>
          <table:table-cell/>
          <table:table-cell table:style-name="ce4"/>
          <table:table-cell table:style-name="ce4" table:formula="of:=[$Redistribution_central.J93]" office:value-type="float" office:value="0.231015945775123" calcext:value-type="float">
            <text:p>0.231015945775123</text:p>
          </table:table-cell>
          <table:table-cell table:style-name="ce4" table:formula="of:=[$Redistribution_central.K93]" office:value-type="float" office:value="0.287585641956076" calcext:value-type="float">
            <text:p>0.287585641956076</text:p>
          </table:table-cell>
          <table:table-cell table:style-name="ce4" table:formula="of:=[$Redistribution_central.L93]" office:value-type="float" office:value="0.232806370679132" calcext:value-type="float">
            <text:p>0.232806370679132</text:p>
          </table:table-cell>
          <table:table-cell table:style-name="ce4" table:formula="of:=[$Redistribution_central.M93]" office:value-type="float" office:value="0.283778635873244" calcext:value-type="float">
            <text:p>0.283778635873244</text:p>
          </table:table-cell>
          <table:table-cell table:number-columns-repeated="2"/>
          <table:table-cell table:style-name="ce4" table:formula="of:=[$redistribution_low.J93]" office:value-type="float" office:value="0.255418719382834" calcext:value-type="float">
            <text:p>0.255418719382834</text:p>
          </table:table-cell>
          <table:table-cell table:style-name="ce4" table:formula="of:=[$redistribution_low.K93]" office:value-type="float" office:value="0.28401731058924" calcext:value-type="float">
            <text:p>0.28401731058924</text:p>
          </table:table-cell>
          <table:table-cell table:style-name="ce4" table:formula="of:=[$redistribution_low.L93]" office:value-type="float" office:value="0.257507044258235" calcext:value-type="float">
            <text:p>0.257507044258235</text:p>
          </table:table-cell>
          <table:table-cell table:style-name="ce4" table:formula="of:=[$redistribution_low.M93]" office:value-type="float" office:value="0.279974234242945" calcext:value-type="float">
            <text:p>0.279974234242945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35973929512358" calcext:value-type="float">
            <text:p>0.235973929512358</text:p>
          </table:table-cell>
          <table:table-cell table:style-name="ce4" table:formula="of:=[$Redistribution_high.K94]" office:value-type="float" office:value="0.264770656560381" calcext:value-type="float">
            <text:p>0.264770656560381</text:p>
          </table:table-cell>
          <table:table-cell table:style-name="ce4" table:formula="of:=[$Redistribution_high.L94]" office:value-type="float" office:value="0.239310875398157" calcext:value-type="float">
            <text:p>0.239310875398157</text:p>
          </table:table-cell>
          <table:table-cell table:style-name="ce4" table:formula="of:=[$Redistribution_high.M94]" office:value-type="float" office:value="0.258408294398582" calcext:value-type="float">
            <text:p>0.258408294398582</text:p>
          </table:table-cell>
          <table:table-cell/>
          <table:table-cell table:style-name="ce4"/>
          <table:table-cell table:style-name="ce4" table:formula="of:=[$Redistribution_central.J94]" office:value-type="float" office:value="0.220547907872014" calcext:value-type="float">
            <text:p>0.220547907872014</text:p>
          </table:table-cell>
          <table:table-cell table:style-name="ce4" table:formula="of:=[$Redistribution_central.K94]" office:value-type="float" office:value="0.258050249605232" calcext:value-type="float">
            <text:p>0.258050249605232</text:p>
          </table:table-cell>
          <table:table-cell table:style-name="ce4" table:formula="of:=[$Redistribution_central.L94]" office:value-type="float" office:value="0.223148336648895" calcext:value-type="float">
            <text:p>0.223148336648895</text:p>
          </table:table-cell>
          <table:table-cell table:style-name="ce4" table:formula="of:=[$Redistribution_central.M94]" office:value-type="float" office:value="0.252893919157525" calcext:value-type="float">
            <text:p>0.252893919157525</text:p>
          </table:table-cell>
          <table:table-cell table:number-columns-repeated="2"/>
          <table:table-cell table:style-name="ce4" table:formula="of:=[$redistribution_low.J94]" office:value-type="float" office:value="0.249294030448498" calcext:value-type="float">
            <text:p>0.249294030448498</text:p>
          </table:table-cell>
          <table:table-cell table:style-name="ce4" table:formula="of:=[$redistribution_low.K94]" office:value-type="float" office:value="0.291870620562996" calcext:value-type="float">
            <text:p>0.291870620562996</text:p>
          </table:table-cell>
          <table:table-cell table:style-name="ce4" table:formula="of:=[$redistribution_low.L94]" office:value-type="float" office:value="0.252618001860152" calcext:value-type="float">
            <text:p>0.252618001860152</text:p>
          </table:table-cell>
          <table:table-cell table:style-name="ce4" table:formula="of:=[$redistribution_low.M94]" office:value-type="float" office:value="0.285160060841009" calcext:value-type="float">
            <text:p>0.285160060841009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42432134951419" calcext:value-type="float">
            <text:p>0.242432134951419</text:p>
          </table:table-cell>
          <table:table-cell table:style-name="ce4" table:formula="of:=[$Redistribution_high.K95]" office:value-type="float" office:value="0.284448080779771" calcext:value-type="float">
            <text:p>0.284448080779771</text:p>
          </table:table-cell>
          <table:table-cell table:style-name="ce4" table:formula="of:=[$Redistribution_high.L95]" office:value-type="float" office:value="0.245071789485963" calcext:value-type="float">
            <text:p>0.245071789485963</text:p>
          </table:table-cell>
          <table:table-cell table:style-name="ce4" table:formula="of:=[$Redistribution_high.M95]" office:value-type="float" office:value="0.27913391098283" calcext:value-type="float">
            <text:p>0.27913391098283</text:p>
          </table:table-cell>
          <table:table-cell/>
          <table:table-cell table:style-name="ce4"/>
          <table:table-cell table:style-name="ce4" table:formula="of:=[$Redistribution_central.J95]" office:value-type="float" office:value="0.231238600732146" calcext:value-type="float">
            <text:p>0.231238600732146</text:p>
          </table:table-cell>
          <table:table-cell table:style-name="ce4" table:formula="of:=[$Redistribution_central.K95]" office:value-type="float" office:value="0.273962815310283" calcext:value-type="float">
            <text:p>0.273962815310283</text:p>
          </table:table-cell>
          <table:table-cell table:style-name="ce4" table:formula="of:=[$Redistribution_central.L95]" office:value-type="float" office:value="0.233123240278482" calcext:value-type="float">
            <text:p>0.233123240278482</text:p>
          </table:table-cell>
          <table:table-cell table:style-name="ce4" table:formula="of:=[$Redistribution_central.M95]" office:value-type="float" office:value="0.270136704974468" calcext:value-type="float">
            <text:p>0.270136704974468</text:p>
          </table:table-cell>
          <table:table-cell table:number-columns-repeated="2"/>
          <table:table-cell table:style-name="ce4" table:formula="of:=[$redistribution_low.J95]" office:value-type="float" office:value="0.250856226705927" calcext:value-type="float">
            <text:p>0.250856226705927</text:p>
          </table:table-cell>
          <table:table-cell table:style-name="ce4" table:formula="of:=[$redistribution_low.K95]" office:value-type="float" office:value="0.288490221725125" calcext:value-type="float">
            <text:p>0.288490221725125</text:p>
          </table:table-cell>
          <table:table-cell table:style-name="ce4" table:formula="of:=[$redistribution_low.L95]" office:value-type="float" office:value="0.252965047111284" calcext:value-type="float">
            <text:p>0.252965047111284</text:p>
          </table:table-cell>
          <table:table-cell table:style-name="ce4" table:formula="of:=[$redistribution_low.M95]" office:value-type="float" office:value="0.284205564771259" calcext:value-type="float">
            <text:p>0.284205564771259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47034862489339" calcext:value-type="float">
            <text:p>0.247034862489339</text:p>
          </table:table-cell>
          <table:table-cell table:style-name="ce4" table:formula="of:=[$Redistribution_high.K96]" office:value-type="float" office:value="0.292579032253445" calcext:value-type="float">
            <text:p>0.292579032253445</text:p>
          </table:table-cell>
          <table:table-cell table:style-name="ce4" table:formula="of:=[$Redistribution_high.L96]" office:value-type="float" office:value="0.248943713583921" calcext:value-type="float">
            <text:p>0.248943713583921</text:p>
          </table:table-cell>
          <table:table-cell table:style-name="ce4" table:formula="of:=[$Redistribution_high.M96]" office:value-type="float" office:value="0.288650445203658" calcext:value-type="float">
            <text:p>0.288650445203658</text:p>
          </table:table-cell>
          <table:table-cell/>
          <table:table-cell table:style-name="ce4"/>
          <table:table-cell table:style-name="ce4" table:formula="of:=[$Redistribution_central.J96]" office:value-type="float" office:value="0.242786335235281" calcext:value-type="float">
            <text:p>0.242786335235281</text:p>
          </table:table-cell>
          <table:table-cell table:style-name="ce4" table:formula="of:=[$Redistribution_central.K96]" office:value-type="float" office:value="0.305931300275155" calcext:value-type="float">
            <text:p>0.305931300275155</text:p>
          </table:table-cell>
          <table:table-cell table:style-name="ce4" table:formula="of:=[$Redistribution_central.L96]" office:value-type="float" office:value="0.245406626330198" calcext:value-type="float">
            <text:p>0.245406626330198</text:p>
          </table:table-cell>
          <table:table-cell table:style-name="ce4" table:formula="of:=[$Redistribution_central.M96]" office:value-type="float" office:value="0.300273378109617" calcext:value-type="float">
            <text:p>0.300273378109617</text:p>
          </table:table-cell>
          <table:table-cell table:number-columns-repeated="2"/>
          <table:table-cell table:style-name="ce4" table:formula="of:=[$redistribution_low.J96]" office:value-type="float" office:value="0.248689352760406" calcext:value-type="float">
            <text:p>0.248689352760406</text:p>
          </table:table-cell>
          <table:table-cell table:style-name="ce4" table:formula="of:=[$redistribution_low.K96]" office:value-type="float" office:value="0.294735581965095" calcext:value-type="float">
            <text:p>0.294735581965095</text:p>
          </table:table-cell>
          <table:table-cell table:style-name="ce4" table:formula="of:=[$redistribution_low.L96]" office:value-type="float" office:value="0.25109104929301" calcext:value-type="float">
            <text:p>0.25109104929301</text:p>
          </table:table-cell>
          <table:table-cell table:style-name="ce4" table:formula="of:=[$redistribution_low.M96]" office:value-type="float" office:value="0.289755339781871" calcext:value-type="float">
            <text:p>0.289755339781871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4356172475939" calcext:value-type="float">
            <text:p>0.24356172475939</text:p>
          </table:table-cell>
          <table:table-cell table:style-name="ce4" table:formula="of:=[$Redistribution_high.K97]" office:value-type="float" office:value="0.278744483631272" calcext:value-type="float">
            <text:p>0.278744483631272</text:p>
          </table:table-cell>
          <table:table-cell table:style-name="ce4" table:formula="of:=[$Redistribution_high.L97]" office:value-type="float" office:value="0.245432702315758" calcext:value-type="float">
            <text:p>0.245432702315758</text:p>
          </table:table-cell>
          <table:table-cell table:style-name="ce4" table:formula="of:=[$Redistribution_high.M97]" office:value-type="float" office:value="0.275021980673644" calcext:value-type="float">
            <text:p>0.275021980673644</text:p>
          </table:table-cell>
          <table:table-cell/>
          <table:table-cell table:style-name="ce4"/>
          <table:table-cell table:style-name="ce4" table:formula="of:=[$Redistribution_central.J97]" office:value-type="float" office:value="0.23103492441375" calcext:value-type="float">
            <text:p>0.23103492441375</text:p>
          </table:table-cell>
          <table:table-cell table:style-name="ce4" table:formula="of:=[$Redistribution_central.K97]" office:value-type="float" office:value="0.268503217726179" calcext:value-type="float">
            <text:p>0.268503217726179</text:p>
          </table:table-cell>
          <table:table-cell table:style-name="ce4" table:formula="of:=[$Redistribution_central.L97]" office:value-type="float" office:value="0.233173765975662" calcext:value-type="float">
            <text:p>0.233173765975662</text:p>
          </table:table-cell>
          <table:table-cell table:style-name="ce4" table:formula="of:=[$Redistribution_central.M97]" office:value-type="float" office:value="0.264174581359595" calcext:value-type="float">
            <text:p>0.264174581359595</text:p>
          </table:table-cell>
          <table:table-cell table:number-columns-repeated="2"/>
          <table:table-cell table:style-name="ce4" table:formula="of:=[$redistribution_low.J97]" office:value-type="float" office:value="0.25168698013052" calcext:value-type="float">
            <text:p>0.25168698013052</text:p>
          </table:table-cell>
          <table:table-cell table:style-name="ce4" table:formula="of:=[$redistribution_low.K97]" office:value-type="float" office:value="0.294544374954039" calcext:value-type="float">
            <text:p>0.294544374954039</text:p>
          </table:table-cell>
          <table:table-cell table:style-name="ce4" table:formula="of:=[$redistribution_low.L97]" office:value-type="float" office:value="0.254198898437379" calcext:value-type="float">
            <text:p>0.254198898437379</text:p>
          </table:table-cell>
          <table:table-cell table:style-name="ce4" table:formula="of:=[$redistribution_low.M97]" office:value-type="float" office:value="0.289378211085068" calcext:value-type="float">
            <text:p>0.289378211085068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38456087076076" calcext:value-type="float">
            <text:p>0.238456087076076</text:p>
          </table:table-cell>
          <table:table-cell table:style-name="ce4" table:formula="of:=[$Redistribution_high.K98]" office:value-type="float" office:value="0.27436461592107" calcext:value-type="float">
            <text:p>0.27436461592107</text:p>
          </table:table-cell>
          <table:table-cell table:style-name="ce4" table:formula="of:=[$Redistribution_high.L98]" office:value-type="float" office:value="0.240967357478857" calcext:value-type="float">
            <text:p>0.240967357478857</text:p>
          </table:table-cell>
          <table:table-cell table:style-name="ce4" table:formula="of:=[$Redistribution_high.M98]" office:value-type="float" office:value="0.269361622930765" calcext:value-type="float">
            <text:p>0.269361622930765</text:p>
          </table:table-cell>
          <table:table-cell/>
          <table:table-cell table:style-name="ce4"/>
          <table:table-cell table:style-name="ce4" table:formula="of:=[$Redistribution_central.J98]" office:value-type="float" office:value="0.225321181017445" calcext:value-type="float">
            <text:p>0.225321181017445</text:p>
          </table:table-cell>
          <table:table-cell table:style-name="ce4" table:formula="of:=[$Redistribution_central.K98]" office:value-type="float" office:value="0.271236304306612" calcext:value-type="float">
            <text:p>0.271236304306612</text:p>
          </table:table-cell>
          <table:table-cell table:style-name="ce4" table:formula="of:=[$Redistribution_central.L98]" office:value-type="float" office:value="0.228086087832388" calcext:value-type="float">
            <text:p>0.228086087832388</text:p>
          </table:table-cell>
          <table:table-cell table:style-name="ce4" table:formula="of:=[$Redistribution_central.M98]" office:value-type="float" office:value="0.265584355057541" calcext:value-type="float">
            <text:p>0.265584355057541</text:p>
          </table:table-cell>
          <table:table-cell table:number-columns-repeated="2"/>
          <table:table-cell table:style-name="ce4" table:formula="of:=[$redistribution_low.J98]" office:value-type="float" office:value="0.245102717274382" calcext:value-type="float">
            <text:p>0.245102717274382</text:p>
          </table:table-cell>
          <table:table-cell table:style-name="ce4" table:formula="of:=[$redistribution_low.K98]" office:value-type="float" office:value="0.27936908626302" calcext:value-type="float">
            <text:p>0.27936908626302</text:p>
          </table:table-cell>
          <table:table-cell table:style-name="ce4" table:formula="of:=[$redistribution_low.L98]" office:value-type="float" office:value="0.247216924430962" calcext:value-type="float">
            <text:p>0.247216924430962</text:p>
          </table:table-cell>
          <table:table-cell table:style-name="ce4" table:formula="of:=[$redistribution_low.M98]" office:value-type="float" office:value="0.275219754642286" calcext:value-type="float">
            <text:p>0.275219754642286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33339515411134" calcext:value-type="float">
            <text:p>0.233339515411134</text:p>
          </table:table-cell>
          <table:table-cell table:style-name="ce4" table:formula="of:=[$Redistribution_high.K99]" office:value-type="float" office:value="0.272861708332163" calcext:value-type="float">
            <text:p>0.272861708332163</text:p>
          </table:table-cell>
          <table:table-cell table:style-name="ce4" table:formula="of:=[$Redistribution_high.L99]" office:value-type="float" office:value="0.235153484071808" calcext:value-type="float">
            <text:p>0.235153484071808</text:p>
          </table:table-cell>
          <table:table-cell table:style-name="ce4" table:formula="of:=[$Redistribution_high.M99]" office:value-type="float" office:value="0.269100006444562" calcext:value-type="float">
            <text:p>0.269100006444562</text:p>
          </table:table-cell>
          <table:table-cell/>
          <table:table-cell table:style-name="ce4"/>
          <table:table-cell table:style-name="ce4" table:formula="of:=[$Redistribution_central.J99]" office:value-type="float" office:value="0.230184018671719" calcext:value-type="float">
            <text:p>0.230184018671719</text:p>
          </table:table-cell>
          <table:table-cell table:style-name="ce4" table:formula="of:=[$Redistribution_central.K99]" office:value-type="float" office:value="0.284191722893539" calcext:value-type="float">
            <text:p>0.284191722893539</text:p>
          </table:table-cell>
          <table:table-cell table:style-name="ce4" table:formula="of:=[$Redistribution_central.L99]" office:value-type="float" office:value="0.232152362256414" calcext:value-type="float">
            <text:p>0.232152362256414</text:p>
          </table:table-cell>
          <table:table-cell table:style-name="ce4" table:formula="of:=[$Redistribution_central.M99]" office:value-type="float" office:value="0.279892694916867" calcext:value-type="float">
            <text:p>0.279892694916867</text:p>
          </table:table-cell>
          <table:table-cell table:number-columns-repeated="2"/>
          <table:table-cell table:style-name="ce4" table:formula="of:=[$redistribution_low.J99]" office:value-type="float" office:value="0.253495080301765" calcext:value-type="float">
            <text:p>0.253495080301765</text:p>
          </table:table-cell>
          <table:table-cell table:style-name="ce4" table:formula="of:=[$redistribution_low.K99]" office:value-type="float" office:value="0.279476286102842" calcext:value-type="float">
            <text:p>0.279476286102842</text:p>
          </table:table-cell>
          <table:table-cell table:style-name="ce4" table:formula="of:=[$redistribution_low.L99]" office:value-type="float" office:value="0.254887150978792" calcext:value-type="float">
            <text:p>0.254887150978792</text:p>
          </table:table-cell>
          <table:table-cell table:style-name="ce4" table:formula="of:=[$redistribution_low.M99]" office:value-type="float" office:value="0.276780163088983" calcext:value-type="float">
            <text:p>0.276780163088983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36970962441327" calcext:value-type="float">
            <text:p>0.236970962441327</text:p>
          </table:table-cell>
          <table:table-cell table:style-name="ce4" table:formula="of:=[$Redistribution_high.K100]" office:value-type="float" office:value="0.28075032594821" calcext:value-type="float">
            <text:p>0.28075032594821</text:p>
          </table:table-cell>
          <table:table-cell table:style-name="ce4" table:formula="of:=[$Redistribution_high.L100]" office:value-type="float" office:value="0.238771334769094" calcext:value-type="float">
            <text:p>0.238771334769094</text:p>
          </table:table-cell>
          <table:table-cell table:style-name="ce4" table:formula="of:=[$Redistribution_high.M100]" office:value-type="float" office:value="0.276992792278072" calcext:value-type="float">
            <text:p>0.276992792278072</text:p>
          </table:table-cell>
          <table:table-cell/>
          <table:table-cell table:style-name="ce4"/>
          <table:table-cell table:style-name="ce4" table:formula="of:=[$Redistribution_central.J100]" office:value-type="float" office:value="0.233802711245955" calcext:value-type="float">
            <text:p>0.233802711245955</text:p>
          </table:table-cell>
          <table:table-cell table:style-name="ce4" table:formula="of:=[$Redistribution_central.K100]" office:value-type="float" office:value="0.286763172474179" calcext:value-type="float">
            <text:p>0.286763172474179</text:p>
          </table:table-cell>
          <table:table-cell table:style-name="ce4" table:formula="of:=[$Redistribution_central.L100]" office:value-type="float" office:value="0.235621606317564" calcext:value-type="float">
            <text:p>0.235621606317564</text:p>
          </table:table-cell>
          <table:table-cell table:style-name="ce4" table:formula="of:=[$Redistribution_central.M100]" office:value-type="float" office:value="0.282830114140585" calcext:value-type="float">
            <text:p>0.282830114140585</text:p>
          </table:table-cell>
          <table:table-cell table:number-columns-repeated="2"/>
          <table:table-cell table:style-name="ce4" table:formula="of:=[$redistribution_low.J100]" office:value-type="float" office:value="0.25178431066486" calcext:value-type="float">
            <text:p>0.25178431066486</text:p>
          </table:table-cell>
          <table:table-cell table:style-name="ce4" table:formula="of:=[$redistribution_low.K100]" office:value-type="float" office:value="0.295129731387013" calcext:value-type="float">
            <text:p>0.295129731387013</text:p>
          </table:table-cell>
          <table:table-cell table:style-name="ce4" table:formula="of:=[$redistribution_low.L100]" office:value-type="float" office:value="0.253376595676105" calcext:value-type="float">
            <text:p>0.253376595676105</text:p>
          </table:table-cell>
          <table:table-cell table:style-name="ce4" table:formula="of:=[$redistribution_low.M100]" office:value-type="float" office:value="0.291881885677581" calcext:value-type="float">
            <text:p>0.291881885677581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4464495099441" calcext:value-type="float">
            <text:p>0.24464495099441</text:p>
          </table:table-cell>
          <table:table-cell table:style-name="ce4" table:formula="of:=[$Redistribution_high.K101]" office:value-type="float" office:value="0.294731617856124" calcext:value-type="float">
            <text:p>0.294731617856124</text:p>
          </table:table-cell>
          <table:table-cell table:style-name="ce4" table:formula="of:=[$Redistribution_high.L101]" office:value-type="float" office:value="0.246125287706643" calcext:value-type="float">
            <text:p>0.246125287706643</text:p>
          </table:table-cell>
          <table:table-cell table:style-name="ce4" table:formula="of:=[$Redistribution_high.M101]" office:value-type="float" office:value="0.291575047499949" calcext:value-type="float">
            <text:p>0.291575047499949</text:p>
          </table:table-cell>
          <table:table-cell/>
          <table:table-cell table:style-name="ce4"/>
          <table:table-cell table:style-name="ce4" table:formula="of:=[$Redistribution_central.J101]" office:value-type="float" office:value="0.232121202062923" calcext:value-type="float">
            <text:p>0.232121202062923</text:p>
          </table:table-cell>
          <table:table-cell table:style-name="ce4" table:formula="of:=[$Redistribution_central.K101]" office:value-type="float" office:value="0.278541824058916" calcext:value-type="float">
            <text:p>0.278541824058916</text:p>
          </table:table-cell>
          <table:table-cell table:style-name="ce4" table:formula="of:=[$Redistribution_central.L101]" office:value-type="float" office:value="0.233861375582965" calcext:value-type="float">
            <text:p>0.233861375582965</text:p>
          </table:table-cell>
          <table:table-cell table:style-name="ce4" table:formula="of:=[$Redistribution_central.M101]" office:value-type="float" office:value="0.274880656709766" calcext:value-type="float">
            <text:p>0.274880656709766</text:p>
          </table:table-cell>
          <table:table-cell table:number-columns-repeated="2"/>
          <table:table-cell table:style-name="ce4" table:formula="of:=[$redistribution_low.J101]" office:value-type="float" office:value="0.252578370567037" calcext:value-type="float">
            <text:p>0.252578370567037</text:p>
          </table:table-cell>
          <table:table-cell table:style-name="ce4" table:formula="of:=[$redistribution_low.K101]" office:value-type="float" office:value="0.292471562172491" calcext:value-type="float">
            <text:p>0.292471562172491</text:p>
          </table:table-cell>
          <table:table-cell table:style-name="ce4" table:formula="of:=[$redistribution_low.L101]" office:value-type="float" office:value="0.2541187984416" calcext:value-type="float">
            <text:p>0.2541187984416</text:p>
          </table:table-cell>
          <table:table-cell table:style-name="ce4" table:formula="of:=[$redistribution_low.M101]" office:value-type="float" office:value="0.289325975338824" calcext:value-type="float">
            <text:p>0.289325975338824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57755847775643" calcext:value-type="float">
            <text:p>0.257755847775643</text:p>
          </table:table-cell>
          <table:table-cell table:style-name="ce4" table:formula="of:=[$Redistribution_high.K102]" office:value-type="float" office:value="0.322950146584779" calcext:value-type="float">
            <text:p>0.322950146584779</text:p>
          </table:table-cell>
          <table:table-cell table:style-name="ce4" table:formula="of:=[$Redistribution_high.L102]" office:value-type="float" office:value="0.260121770361409" calcext:value-type="float">
            <text:p>0.260121770361409</text:p>
          </table:table-cell>
          <table:table-cell table:style-name="ce4" table:formula="of:=[$Redistribution_high.M102]" office:value-type="float" office:value="0.317731434450944" calcext:value-type="float">
            <text:p>0.317731434450944</text:p>
          </table:table-cell>
          <table:table-cell/>
          <table:table-cell table:style-name="ce4"/>
          <table:table-cell table:style-name="ce4" table:formula="of:=[$Redistribution_central.J102]" office:value-type="float" office:value="0.230724689709794" calcext:value-type="float">
            <text:p>0.230724689709794</text:p>
          </table:table-cell>
          <table:table-cell table:style-name="ce4" table:formula="of:=[$Redistribution_central.K102]" office:value-type="float" office:value="0.275091478743636" calcext:value-type="float">
            <text:p>0.275091478743636</text:p>
          </table:table-cell>
          <table:table-cell table:style-name="ce4" table:formula="of:=[$Redistribution_central.L102]" office:value-type="float" office:value="0.232975621412401" calcext:value-type="float">
            <text:p>0.232975621412401</text:p>
          </table:table-cell>
          <table:table-cell table:style-name="ce4" table:formula="of:=[$Redistribution_central.M102]" office:value-type="float" office:value="0.270383986602047" calcext:value-type="float">
            <text:p>0.270383986602047</text:p>
          </table:table-cell>
          <table:table-cell table:number-columns-repeated="2"/>
          <table:table-cell table:style-name="ce4" table:formula="of:=[$redistribution_low.J102]" office:value-type="float" office:value="0.257472186849841" calcext:value-type="float">
            <text:p>0.257472186849841</text:p>
          </table:table-cell>
          <table:table-cell table:style-name="ce4" table:formula="of:=[$redistribution_low.K102]" office:value-type="float" office:value="0.306139800326612" calcext:value-type="float">
            <text:p>0.306139800326612</text:p>
          </table:table-cell>
          <table:table-cell table:style-name="ce4" table:formula="of:=[$redistribution_low.L102]" office:value-type="float" office:value="0.259504005400978" calcext:value-type="float">
            <text:p>0.259504005400978</text:p>
          </table:table-cell>
          <table:table-cell table:style-name="ce4" table:formula="of:=[$redistribution_low.M102]" office:value-type="float" office:value="0.301875229394107" calcext:value-type="float">
            <text:p>0.301875229394107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55233390325123" calcext:value-type="float">
            <text:p>0.255233390325123</text:p>
          </table:table-cell>
          <table:table-cell table:style-name="ce4" table:formula="of:=[$Redistribution_high.K103]" office:value-type="float" office:value="0.311614642027852" calcext:value-type="float">
            <text:p>0.311614642027852</text:p>
          </table:table-cell>
          <table:table-cell table:style-name="ce4" table:formula="of:=[$Redistribution_high.L103]" office:value-type="float" office:value="0.256937268868705" calcext:value-type="float">
            <text:p>0.256937268868705</text:p>
          </table:table-cell>
          <table:table-cell table:style-name="ce4" table:formula="of:=[$Redistribution_high.M103]" office:value-type="float" office:value="0.307804857427098" calcext:value-type="float">
            <text:p>0.307804857427098</text:p>
          </table:table-cell>
          <table:table-cell/>
          <table:table-cell table:style-name="ce4"/>
          <table:table-cell table:style-name="ce4" table:formula="of:=[$Redistribution_central.J103]" office:value-type="float" office:value="0.233459573130765" calcext:value-type="float">
            <text:p>0.233459573130765</text:p>
          </table:table-cell>
          <table:table-cell table:style-name="ce4" table:formula="of:=[$Redistribution_central.K103]" office:value-type="float" office:value="0.281974054114814" calcext:value-type="float">
            <text:p>0.281974054114814</text:p>
          </table:table-cell>
          <table:table-cell table:style-name="ce4" table:formula="of:=[$Redistribution_central.L103]" office:value-type="float" office:value="0.235225045343629" calcext:value-type="float">
            <text:p>0.235225045343629</text:p>
          </table:table-cell>
          <table:table-cell table:style-name="ce4" table:formula="of:=[$Redistribution_central.M103]" office:value-type="float" office:value="0.278128592549262" calcext:value-type="float">
            <text:p>0.278128592549262</text:p>
          </table:table-cell>
          <table:table-cell table:number-columns-repeated="2"/>
          <table:table-cell table:style-name="ce4" table:formula="of:=[$redistribution_low.J103]" office:value-type="float" office:value="0.259883876914013" calcext:value-type="float">
            <text:p>0.259883876914013</text:p>
          </table:table-cell>
          <table:table-cell table:style-name="ce4" table:formula="of:=[$redistribution_low.K103]" office:value-type="float" office:value="0.315476814936099" calcext:value-type="float">
            <text:p>0.315476814936099</text:p>
          </table:table-cell>
          <table:table-cell table:style-name="ce4" table:formula="of:=[$redistribution_low.L103]" office:value-type="float" office:value="0.261994359795751" calcext:value-type="float">
            <text:p>0.261994359795751</text:p>
          </table:table-cell>
          <table:table-cell table:style-name="ce4" table:formula="of:=[$redistribution_low.M103]" office:value-type="float" office:value="0.3107830887551" calcext:value-type="float">
            <text:p>0.3107830887551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52046294737283" calcext:value-type="float">
            <text:p>0.252046294737283</text:p>
          </table:table-cell>
          <table:table-cell table:style-name="ce4" table:formula="of:=[$Redistribution_high.K104]" office:value-type="float" office:value="0.316370262197133" calcext:value-type="float">
            <text:p>0.316370262197133</text:p>
          </table:table-cell>
          <table:table-cell table:style-name="ce4" table:formula="of:=[$Redistribution_high.L104]" office:value-type="float" office:value="0.253812448828294" calcext:value-type="float">
            <text:p>0.253812448828294</text:p>
          </table:table-cell>
          <table:table-cell table:style-name="ce4" table:formula="of:=[$Redistribution_high.M104]" office:value-type="float" office:value="0.312338296269021" calcext:value-type="float">
            <text:p>0.312338296269021</text:p>
          </table:table-cell>
          <table:table-cell/>
          <table:table-cell table:style-name="ce4"/>
          <table:table-cell table:style-name="ce4" table:formula="of:=[$Redistribution_central.J104]" office:value-type="float" office:value="0.234315194280405" calcext:value-type="float">
            <text:p>0.234315194280405</text:p>
          </table:table-cell>
          <table:table-cell table:style-name="ce4" table:formula="of:=[$Redistribution_central.K104]" office:value-type="float" office:value="0.285537863070178" calcext:value-type="float">
            <text:p>0.285537863070178</text:p>
          </table:table-cell>
          <table:table-cell table:style-name="ce4" table:formula="of:=[$Redistribution_central.L104]" office:value-type="float" office:value="0.235711578116434" calcext:value-type="float">
            <text:p>0.235711578116434</text:p>
          </table:table-cell>
          <table:table-cell table:style-name="ce4" table:formula="of:=[$Redistribution_central.M104]" office:value-type="float" office:value="0.282495922263928" calcext:value-type="float">
            <text:p>0.282495922263928</text:p>
          </table:table-cell>
          <table:table-cell table:number-columns-repeated="2"/>
          <table:table-cell table:style-name="ce4" table:formula="of:=[$redistribution_low.J104]" office:value-type="float" office:value="0.254762440422491" calcext:value-type="float">
            <text:p>0.254762440422491</text:p>
          </table:table-cell>
          <table:table-cell table:style-name="ce4" table:formula="of:=[$redistribution_low.K104]" office:value-type="float" office:value="0.307490995207553" calcext:value-type="float">
            <text:p>0.307490995207553</text:p>
          </table:table-cell>
          <table:table-cell table:style-name="ce4" table:formula="of:=[$redistribution_low.L104]" office:value-type="float" office:value="0.257078798314511" calcext:value-type="float">
            <text:p>0.257078798314511</text:p>
          </table:table-cell>
          <table:table-cell table:style-name="ce4" table:formula="of:=[$redistribution_low.M104]" office:value-type="float" office:value="0.30245167424979" calcext:value-type="float">
            <text:p>0.30245167424979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61948398473424" calcext:value-type="float">
            <text:p>0.261948398473424</text:p>
          </table:table-cell>
          <table:table-cell table:style-name="ce4" table:formula="of:=[$Redistribution_high.K105]" office:value-type="float" office:value="0.313786134757991" calcext:value-type="float">
            <text:p>0.313786134757991</text:p>
          </table:table-cell>
          <table:table-cell table:style-name="ce4" table:formula="of:=[$Redistribution_high.L105]" office:value-type="float" office:value="0.263634716957601" calcext:value-type="float">
            <text:p>0.263634716957601</text:p>
          </table:table-cell>
          <table:table-cell table:style-name="ce4" table:formula="of:=[$Redistribution_high.M105]" office:value-type="float" office:value="0.309941713682633" calcext:value-type="float">
            <text:p>0.309941713682633</text:p>
          </table:table-cell>
          <table:table-cell/>
          <table:table-cell table:style-name="ce4"/>
          <table:table-cell table:style-name="ce4" table:formula="of:=[$Redistribution_central.J105]" office:value-type="float" office:value="0.231079485087034" calcext:value-type="float">
            <text:p>0.231079485087034</text:p>
          </table:table-cell>
          <table:table-cell table:style-name="ce4" table:formula="of:=[$Redistribution_central.K105]" office:value-type="float" office:value="0.281019868133941" calcext:value-type="float">
            <text:p>0.281019868133941</text:p>
          </table:table-cell>
          <table:table-cell table:style-name="ce4" table:formula="of:=[$Redistribution_central.L105]" office:value-type="float" office:value="0.232554366636841" calcext:value-type="float">
            <text:p>0.232554366636841</text:p>
          </table:table-cell>
          <table:table-cell table:style-name="ce4" table:formula="of:=[$Redistribution_central.M105]" office:value-type="float" office:value="0.277774797102595" calcext:value-type="float">
            <text:p>0.277774797102595</text:p>
          </table:table-cell>
          <table:table-cell table:number-columns-repeated="2"/>
          <table:table-cell table:style-name="ce4" table:formula="of:=[$redistribution_low.J105]" office:value-type="float" office:value="0.251490567517453" calcext:value-type="float">
            <text:p>0.251490567517453</text:p>
          </table:table-cell>
          <table:table-cell table:style-name="ce4" table:formula="of:=[$redistribution_low.K105]" office:value-type="float" office:value="0.296376453209273" calcext:value-type="float">
            <text:p>0.296376453209273</text:p>
          </table:table-cell>
          <table:table-cell table:style-name="ce4" table:formula="of:=[$redistribution_low.L105]" office:value-type="float" office:value="0.253032412296258" calcext:value-type="float">
            <text:p>0.253032412296258</text:p>
          </table:table-cell>
          <table:table-cell table:style-name="ce4" table:formula="of:=[$redistribution_low.M105]" office:value-type="float" office:value="0.293014802477884" calcext:value-type="float">
            <text:p>0.293014802477884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49947119203705" calcext:value-type="percentage">
            <text:p>25%</text:p>
          </table:table-cell>
          <table:table-cell table:style-name="ce10" table:formula="of:=AVERAGE([$'Top 10% share'.D25:.D28])" office:value-type="percentage" office:value="0.228264922544908" calcext:value-type="percentage">
            <text:p>23%</text:p>
          </table:table-cell>
          <table:table-cell table:style-name="ce10" table:formula="of:=AVERAGE([$'Top 10% share'.E25:.E28])" office:value-type="percentage" office:value="0.23309066163158" calcext:value-type="percentage">
            <text:p>23%</text:p>
          </table:table-cell>
          <table:table-cell table:style-name="ce10" table:formula="of:=AVERAGE([$'Top 10% share'.B25:.B28])" office:value-type="percentage" office:value="0.217032603390098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4263974209596" calcext:value-type="percentage">
            <text:p>25%</text:p>
          </table:table-cell>
          <table:table-cell table:style-name="ce10" table:formula="of:=AVERAGE([$'Top 10% share'.J25:.J28])" office:value-type="percentage" office:value="0.228532511601314" calcext:value-type="percentage">
            <text:p>23%</text:p>
          </table:table-cell>
          <table:table-cell table:style-name="ce10" table:formula="of:=AVERAGE([$'Top 10% share'.K25:.K28])" office:value-type="percentage" office:value="0.23714142034657" calcext:value-type="percentage">
            <text:p>24%</text:p>
          </table:table-cell>
          <table:table-cell table:style-name="ce10" table:formula="of:=AVERAGE([$'Top 10% share'.H25:.H28])" office:value-type="percentage" office:value="0.217393571951619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1249478867021" calcext:value-type="percentage">
            <text:p>25%</text:p>
          </table:table-cell>
          <table:table-cell table:style-name="ce10" table:formula="of:=AVERAGE([$'Top 10% share'.P25:.P28])" office:value-type="percentage" office:value="0.228125673474599" calcext:value-type="percentage">
            <text:p>23%</text:p>
          </table:table-cell>
          <table:table-cell table:style-name="ce10" table:formula="of:=AVERAGE([$'Top 10% share'.Q25:.Q28])" office:value-type="percentage" office:value="0.234392544963579" calcext:value-type="percentage">
            <text:p>23%</text:p>
          </table:table-cell>
          <table:table-cell table:style-name="ce10" table:formula="of:=AVERAGE([$'Top 10% share'.N25:.N28])" office:value-type="percentage" office:value="0.2169418966072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58863522772699" calcext:value-type="percentage">
            <text:p>26%</text:p>
          </table:table-cell>
          <table:table-cell table:style-name="ce10" table:formula="of:=AVERAGE([$'Top 10% share'.D29:.D32])" office:value-type="percentage" office:value="0.232036991375855" calcext:value-type="percentage">
            <text:p>23%</text:p>
          </table:table-cell>
          <table:table-cell table:style-name="ce10" table:formula="of:=AVERAGE([$'Top 10% share'.E29:.E32])" office:value-type="percentage" office:value="0.242093994119618" calcext:value-type="percentage">
            <text:p>24%</text:p>
          </table:table-cell>
          <table:table-cell table:style-name="ce10" table:formula="of:=AVERAGE([$'Top 10% share'.B29:.B32])" office:value-type="percentage" office:value="0.221203731337171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58419268531928" calcext:value-type="percentage">
            <text:p>26%</text:p>
          </table:table-cell>
          <table:table-cell table:style-name="ce10" table:formula="of:=AVERAGE([$'Top 10% share'.J29:.J32])" office:value-type="percentage" office:value="0.231967250511057" calcext:value-type="percentage">
            <text:p>23%</text:p>
          </table:table-cell>
          <table:table-cell table:style-name="ce10" table:formula="of:=AVERAGE([$'Top 10% share'.K29:.K32])" office:value-type="percentage" office:value="0.242128965454298" calcext:value-type="percentage">
            <text:p>24%</text:p>
          </table:table-cell>
          <table:table-cell table:style-name="ce10" table:formula="of:=AVERAGE([$'Top 10% share'.H29:.H32])" office:value-type="percentage" office:value="0.221442348528629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64907246407563" calcext:value-type="percentage">
            <text:p>26%</text:p>
          </table:table-cell>
          <table:table-cell table:style-name="ce10" table:formula="of:=AVERAGE([$'Top 10% share'.P29:.P32])" office:value-type="percentage" office:value="0.233658281283425" calcext:value-type="percentage">
            <text:p>23%</text:p>
          </table:table-cell>
          <table:table-cell table:style-name="ce10" table:formula="of:=AVERAGE([$'Top 10% share'.Q29:.Q32])" office:value-type="percentage" office:value="0.248923975380129" calcext:value-type="percentage">
            <text:p>25%</text:p>
          </table:table-cell>
          <table:table-cell table:style-name="ce10" table:formula="of:=AVERAGE([$'Top 10% share'.N29:.N32])" office:value-type="percentage" office:value="0.223362759736601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48945097688254" calcext:value-type="percentage">
            <text:p>25%</text:p>
          </table:table-cell>
          <table:table-cell table:style-name="ce10" table:formula="of:=AVERAGE([$'Top 10% share'.D33:.D36])" office:value-type="percentage" office:value="0.228040497344651" calcext:value-type="percentage">
            <text:p>23%</text:p>
          </table:table-cell>
          <table:table-cell table:style-name="ce10" table:formula="of:=AVERAGE([$'Top 10% share'.E33:.E36])" office:value-type="percentage" office:value="0.231190539899905" calcext:value-type="percentage">
            <text:p>23%</text:p>
          </table:table-cell>
          <table:table-cell table:style-name="ce10" table:formula="of:=AVERAGE([$'Top 10% share'.B33:.B36])" office:value-type="percentage" office:value="0.216597107242664" calcext:value-type="percentage">
            <text:p>22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53840713027236" calcext:value-type="percentage">
            <text:p>25%</text:p>
          </table:table-cell>
          <table:table-cell table:style-name="ce10" table:formula="of:=AVERAGE([$'Top 10% share'.J33:.J36])" office:value-type="percentage" office:value="0.230423638753246" calcext:value-type="percentage">
            <text:p>23%</text:p>
          </table:table-cell>
          <table:table-cell table:style-name="ce10" table:formula="of:=AVERAGE([$'Top 10% share'.K33:.K36])" office:value-type="percentage" office:value="0.236213614106553" calcext:value-type="percentage">
            <text:p>24%</text:p>
          </table:table-cell>
          <table:table-cell table:style-name="ce10" table:formula="of:=AVERAGE([$'Top 10% share'.H33:.H36])" office:value-type="percentage" office:value="0.219175866474228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57673716688179" calcext:value-type="percentage">
            <text:p>26%</text:p>
          </table:table-cell>
          <table:table-cell table:style-name="ce10" table:formula="of:=AVERAGE([$'Top 10% share'.P33:.P36])" office:value-type="percentage" office:value="0.231971681606502" calcext:value-type="percentage">
            <text:p>23%</text:p>
          </table:table-cell>
          <table:table-cell table:style-name="ce10" table:formula="of:=AVERAGE([$'Top 10% share'.Q33:.Q36])" office:value-type="percentage" office:value="0.240324258408572" calcext:value-type="percentage">
            <text:p>24%</text:p>
          </table:table-cell>
          <table:table-cell table:style-name="ce10" table:formula="of:=AVERAGE([$'Top 10% share'.N33:.N36])" office:value-type="percentage" office:value="0.22085735901587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1743800455448" calcext:value-type="percentage">
            <text:p>25%</text:p>
          </table:table-cell>
          <table:table-cell table:style-name="ce10" table:formula="of:=AVERAGE([$'Top 10% share'.D37:.D40])" office:value-type="percentage" office:value="0.232015737809733" calcext:value-type="percentage">
            <text:p>23%</text:p>
          </table:table-cell>
          <table:table-cell table:style-name="ce10" table:formula="of:=AVERAGE([$'Top 10% share'.E37:.E40])" office:value-type="percentage" office:value="0.233420981806296" calcext:value-type="percentage">
            <text:p>23%</text:p>
          </table:table-cell>
          <table:table-cell table:style-name="ce10" table:formula="of:=AVERAGE([$'Top 10% share'.B37:.B40])" office:value-type="percentage" office:value="0.220268261047624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50279861466753" calcext:value-type="percentage">
            <text:p>25%</text:p>
          </table:table-cell>
          <table:table-cell table:style-name="ce10" table:formula="of:=AVERAGE([$'Top 10% share'.J37:.J40])" office:value-type="percentage" office:value="0.231056366565002" calcext:value-type="percentage">
            <text:p>23%</text:p>
          </table:table-cell>
          <table:table-cell table:style-name="ce10" table:formula="of:=AVERAGE([$'Top 10% share'.K37:.K40])" office:value-type="percentage" office:value="0.232516899627812" calcext:value-type="percentage">
            <text:p>23%</text:p>
          </table:table-cell>
          <table:table-cell table:style-name="ce10" table:formula="of:=AVERAGE([$'Top 10% share'.H37:.H40])" office:value-type="percentage" office:value="0.219793536137965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50518445279664" calcext:value-type="percentage">
            <text:p>25%</text:p>
          </table:table-cell>
          <table:table-cell table:style-name="ce10" table:formula="of:=AVERAGE([$'Top 10% share'.P37:.P40])" office:value-type="percentage" office:value="0.230058165343291" calcext:value-type="percentage">
            <text:p>23%</text:p>
          </table:table-cell>
          <table:table-cell table:style-name="ce10" table:formula="of:=AVERAGE([$'Top 10% share'.Q37:.Q40])" office:value-type="percentage" office:value="0.232672962035061" calcext:value-type="percentage">
            <text:p>23%</text:p>
          </table:table-cell>
          <table:table-cell table:style-name="ce10" table:formula="of:=AVERAGE([$'Top 10% share'.N37:.N40])" office:value-type="percentage" office:value="0.2187187803008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4194569342397" calcext:value-type="percentage">
            <text:p>24%</text:p>
          </table:table-cell>
          <table:table-cell table:style-name="ce10" table:formula="of:=AVERAGE([$'Top 10% share'.D41:.D44])" office:value-type="percentage" office:value="0.224284929857374" calcext:value-type="percentage">
            <text:p>22%</text:p>
          </table:table-cell>
          <table:table-cell table:style-name="ce10" table:formula="of:=AVERAGE([$'Top 10% share'.E41:.E44])" office:value-type="percentage" office:value="0.225226678692436" calcext:value-type="percentage">
            <text:p>23%</text:p>
          </table:table-cell>
          <table:table-cell table:style-name="ce10" table:formula="of:=AVERAGE([$'Top 10% share'.B41:.B44])" office:value-type="percentage" office:value="0.213699933926766" calcext:value-type="percentage">
            <text:p>21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34953507564779" calcext:value-type="percentage">
            <text:p>23%</text:p>
          </table:table-cell>
          <table:table-cell table:style-name="ce10" table:formula="of:=AVERAGE([$'Top 10% share'.J41:.J44])" office:value-type="percentage" office:value="0.222171046500477" calcext:value-type="percentage">
            <text:p>22%</text:p>
          </table:table-cell>
          <table:table-cell table:style-name="ce10" table:formula="of:=AVERAGE([$'Top 10% share'.K41:.K44])" office:value-type="percentage" office:value="0.218350901256627" calcext:value-type="percentage">
            <text:p>22%</text:p>
          </table:table-cell>
          <table:table-cell table:style-name="ce10" table:formula="of:=AVERAGE([$'Top 10% share'.H41:.H44])" office:value-type="percentage" office:value="0.211610919519684" calcext:value-type="percentage">
            <text:p>21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4956432504912" calcext:value-type="percentage">
            <text:p>25%</text:p>
          </table:table-cell>
          <table:table-cell table:style-name="ce10" table:formula="of:=AVERAGE([$'Top 10% share'.P41:.P44])" office:value-type="percentage" office:value="0.229620928557407" calcext:value-type="percentage">
            <text:p>23%</text:p>
          </table:table-cell>
          <table:table-cell table:style-name="ce10" table:formula="of:=AVERAGE([$'Top 10% share'.Q41:.Q44])" office:value-type="percentage" office:value="0.23180229226975" calcext:value-type="percentage">
            <text:p>23%</text:p>
          </table:table-cell>
          <table:table-cell table:style-name="ce10" table:formula="of:=AVERAGE([$'Top 10% share'.N41:.N44])" office:value-type="percentage" office:value="0.21850563240146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41584299250724" calcext:value-type="percentage">
            <text:p>24%</text:p>
          </table:table-cell>
          <table:table-cell table:style-name="ce10" table:formula="of:=AVERAGE([$'Top 10% share'.D45:.D48])" office:value-type="percentage" office:value="0.225820106466816" calcext:value-type="percentage">
            <text:p>23%</text:p>
          </table:table-cell>
          <table:table-cell table:style-name="ce10" table:formula="of:=AVERAGE([$'Top 10% share'.E45:.E48])" office:value-type="percentage" office:value="0.225862858288923" calcext:value-type="percentage">
            <text:p>23%</text:p>
          </table:table-cell>
          <table:table-cell table:style-name="ce10" table:formula="of:=AVERAGE([$'Top 10% share'.B45:.B48])" office:value-type="percentage" office:value="0.215896337131707" calcext:value-type="percentage">
            <text:p>2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23833610677668" calcext:value-type="percentage">
            <text:p>22%</text:p>
          </table:table-cell>
          <table:table-cell table:style-name="ce10" table:formula="of:=AVERAGE([$'Top 10% share'.J45:.J48])" office:value-type="percentage" office:value="0.22009421494158" calcext:value-type="percentage">
            <text:p>22%</text:p>
          </table:table-cell>
          <table:table-cell table:style-name="ce10" table:formula="of:=AVERAGE([$'Top 10% share'.K45:.K48])" office:value-type="percentage" office:value="0.207780111293609" calcext:value-type="percentage">
            <text:p>21%</text:p>
          </table:table-cell>
          <table:table-cell table:style-name="ce10" table:formula="of:=AVERAGE([$'Top 10% share'.H45:.H48])" office:value-type="percentage" office:value="0.209587213172795" calcext:value-type="percentage">
            <text:p>21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6807167643749" calcext:value-type="percentage">
            <text:p>25%</text:p>
          </table:table-cell>
          <table:table-cell table:style-name="ce10" table:formula="of:=AVERAGE([$'Top 10% share'.P45:.P48])" office:value-type="percentage" office:value="0.228722945075728" calcext:value-type="percentage">
            <text:p>23%</text:p>
          </table:table-cell>
          <table:table-cell table:style-name="ce10" table:formula="of:=AVERAGE([$'Top 10% share'.Q45:.Q48])" office:value-type="percentage" office:value="0.230030716761136" calcext:value-type="percentage">
            <text:p>23%</text:p>
          </table:table-cell>
          <table:table-cell table:style-name="ce10" table:formula="of:=AVERAGE([$'Top 10% share'.N45:.N48])" office:value-type="percentage" office:value="0.2182625457388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41668942780148" calcext:value-type="percentage">
            <text:p>24%</text:p>
          </table:table-cell>
          <table:table-cell table:style-name="ce10" table:formula="of:=AVERAGE([$'Top 10% share'.D49:.D52])" office:value-type="percentage" office:value="0.23094708415599" calcext:value-type="percentage">
            <text:p>23%</text:p>
          </table:table-cell>
          <table:table-cell table:style-name="ce10" table:formula="of:=AVERAGE([$'Top 10% share'.E49:.E52])" office:value-type="percentage" office:value="0.225256889719183" calcext:value-type="percentage">
            <text:p>23%</text:p>
          </table:table-cell>
          <table:table-cell table:style-name="ce10" table:formula="of:=AVERAGE([$'Top 10% share'.B49:.B52])" office:value-type="percentage" office:value="0.22050859381025" calcext:value-type="percentage">
            <text:p>22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18042181092037" calcext:value-type="percentage">
            <text:p>22%</text:p>
          </table:table-cell>
          <table:table-cell table:style-name="ce10" table:formula="of:=AVERAGE([$'Top 10% share'.J49:.J52])" office:value-type="percentage" office:value="0.215021267846296" calcext:value-type="percentage">
            <text:p>22%</text:p>
          </table:table-cell>
          <table:table-cell table:style-name="ce10" table:formula="of:=AVERAGE([$'Top 10% share'.K49:.K52])" office:value-type="percentage" office:value="0.202449581351961" calcext:value-type="percentage">
            <text:p>20%</text:p>
          </table:table-cell>
          <table:table-cell table:style-name="ce10" table:formula="of:=AVERAGE([$'Top 10% share'.H49:.H52])" office:value-type="percentage" office:value="0.204968397428756" calcext:value-type="percentage">
            <text:p>20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54947956261069" calcext:value-type="percentage">
            <text:p>25%</text:p>
          </table:table-cell>
          <table:table-cell table:style-name="ce10" table:formula="of:=AVERAGE([$'Top 10% share'.P49:.P52])" office:value-type="percentage" office:value="0.236131743310646" calcext:value-type="percentage">
            <text:p>24%</text:p>
          </table:table-cell>
          <table:table-cell table:style-name="ce10" table:formula="of:=AVERAGE([$'Top 10% share'.Q49:.Q52])" office:value-type="percentage" office:value="0.238865924639845" calcext:value-type="percentage">
            <text:p>24%</text:p>
          </table:table-cell>
          <table:table-cell table:style-name="ce10" table:formula="of:=AVERAGE([$'Top 10% share'.N49:.N52])" office:value-type="percentage" office:value="0.2262292413865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39956583607246" calcext:value-type="percentage">
            <text:p>24%</text:p>
          </table:table-cell>
          <table:table-cell table:style-name="ce10" table:formula="of:=AVERAGE([$'Top 10% share'.D53:.D56])" office:value-type="percentage" office:value="0.230532700996476" calcext:value-type="percentage">
            <text:p>23%</text:p>
          </table:table-cell>
          <table:table-cell table:style-name="ce10" table:formula="of:=AVERAGE([$'Top 10% share'.E53:.E56])" office:value-type="percentage" office:value="0.223588451653659" calcext:value-type="percentage">
            <text:p>22%</text:p>
          </table:table-cell>
          <table:table-cell table:style-name="ce10" table:formula="of:=AVERAGE([$'Top 10% share'.B53:.B56])" office:value-type="percentage" office:value="0.220247663174354" calcext:value-type="percentage">
            <text:p>22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15633343923075" calcext:value-type="percentage">
            <text:p>22%</text:p>
          </table:table-cell>
          <table:table-cell table:style-name="ce10" table:formula="of:=AVERAGE([$'Top 10% share'.J53:.J56])" office:value-type="percentage" office:value="0.214180461837426" calcext:value-type="percentage">
            <text:p>21%</text:p>
          </table:table-cell>
          <table:table-cell table:style-name="ce10" table:formula="of:=AVERAGE([$'Top 10% share'.K53:.K56])" office:value-type="percentage" office:value="0.201279330773206" calcext:value-type="percentage">
            <text:p>20%</text:p>
          </table:table-cell>
          <table:table-cell table:style-name="ce10" table:formula="of:=AVERAGE([$'Top 10% share'.H53:.H56])" office:value-type="percentage" office:value="0.204952311706628" calcext:value-type="percentage">
            <text:p>20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60104631061251" calcext:value-type="percentage">
            <text:p>26%</text:p>
          </table:table-cell>
          <table:table-cell table:style-name="ce10" table:formula="of:=AVERAGE([$'Top 10% share'.P53:.P56])" office:value-type="percentage" office:value="0.235115783808933" calcext:value-type="percentage">
            <text:p>24%</text:p>
          </table:table-cell>
          <table:table-cell table:style-name="ce10" table:formula="of:=AVERAGE([$'Top 10% share'.Q53:.Q56])" office:value-type="percentage" office:value="0.244171958013802" calcext:value-type="percentage">
            <text:p>24%</text:p>
          </table:table-cell>
          <table:table-cell table:style-name="ce10" table:formula="of:=AVERAGE([$'Top 10% share'.N53:.N56])" office:value-type="percentage" office:value="0.225699084759292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33603362624213" calcext:value-type="percentage">
            <text:p>23%</text:p>
          </table:table-cell>
          <table:table-cell table:style-name="ce10" table:formula="of:=AVERAGE([$'Top 10% share'.D57:.D60])" office:value-type="percentage" office:value="0.227229086861303" calcext:value-type="percentage">
            <text:p>23%</text:p>
          </table:table-cell>
          <table:table-cell table:style-name="ce10" table:formula="of:=AVERAGE([$'Top 10% share'.E57:.E60])" office:value-type="percentage" office:value="0.219051315982935" calcext:value-type="percentage">
            <text:p>22%</text:p>
          </table:table-cell>
          <table:table-cell table:style-name="ce10" table:formula="of:=AVERAGE([$'Top 10% share'.B57:.B60])" office:value-type="percentage" office:value="0.218124468621107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2572863483101" calcext:value-type="percentage">
            <text:p>23%</text:p>
          </table:table-cell>
          <table:table-cell table:style-name="ce10" table:formula="of:=AVERAGE([$'Top 10% share'.J57:.J60])" office:value-type="percentage" office:value="0.222409369086181" calcext:value-type="percentage">
            <text:p>22%</text:p>
          </table:table-cell>
          <table:table-cell table:style-name="ce10" table:formula="of:=AVERAGE([$'Top 10% share'.K57:.K60])" office:value-type="percentage" office:value="0.21085044298028" calcext:value-type="percentage">
            <text:p>21%</text:p>
          </table:table-cell>
          <table:table-cell table:style-name="ce10" table:formula="of:=AVERAGE([$'Top 10% share'.H57:.H60])" office:value-type="percentage" office:value="0.212972988461638" calcext:value-type="percentage">
            <text:p>21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42420016623974" calcext:value-type="percentage">
            <text:p>24%</text:p>
          </table:table-cell>
          <table:table-cell table:style-name="ce10" table:formula="of:=AVERAGE([$'Top 10% share'.P57:.P60])" office:value-type="percentage" office:value="0.225193870293485" calcext:value-type="percentage">
            <text:p>23%</text:p>
          </table:table-cell>
          <table:table-cell table:style-name="ce10" table:formula="of:=AVERAGE([$'Top 10% share'.Q57:.Q60])" office:value-type="percentage" office:value="0.228559200876679" calcext:value-type="percentage">
            <text:p>23%</text:p>
          </table:table-cell>
          <table:table-cell table:style-name="ce10" table:formula="of:=AVERAGE([$'Top 10% share'.N57:.N60])" office:value-type="percentage" office:value="0.21692962755961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37936310568321" calcext:value-type="percentage">
            <text:p>24%</text:p>
          </table:table-cell>
          <table:table-cell table:style-name="ce10" table:formula="of:=AVERAGE([$'Top 10% share'.D61:.D64])" office:value-type="percentage" office:value="0.227446145968511" calcext:value-type="percentage">
            <text:p>23%</text:p>
          </table:table-cell>
          <table:table-cell table:style-name="ce10" table:formula="of:=AVERAGE([$'Top 10% share'.E61:.E64])" office:value-type="percentage" office:value="0.224919398832222" calcext:value-type="percentage">
            <text:p>22%</text:p>
          </table:table-cell>
          <table:table-cell table:style-name="ce10" table:formula="of:=AVERAGE([$'Top 10% share'.B61:.B64])" office:value-type="percentage" office:value="0.219507433878123" calcext:value-type="percentage">
            <text:p>22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61592764730897" calcext:value-type="percentage">
            <text:p>26%</text:p>
          </table:table-cell>
          <table:table-cell table:style-name="ce10" table:formula="of:=AVERAGE([$'Top 10% share'.J61:.J64])" office:value-type="percentage" office:value="0.242918865489244" calcext:value-type="percentage">
            <text:p>24%</text:p>
          </table:table-cell>
          <table:table-cell table:style-name="ce10" table:formula="of:=AVERAGE([$'Top 10% share'.K61:.K64])" office:value-type="percentage" office:value="0.246593051489626" calcext:value-type="percentage">
            <text:p>25%</text:p>
          </table:table-cell>
          <table:table-cell table:style-name="ce10" table:formula="of:=AVERAGE([$'Top 10% share'.H61:.H64])" office:value-type="percentage" office:value="0.234016540927501" calcext:value-type="percentage">
            <text:p>23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35988002802983" calcext:value-type="percentage">
            <text:p>24%</text:p>
          </table:table-cell>
          <table:table-cell table:style-name="ce10" table:formula="of:=AVERAGE([$'Top 10% share'.P61:.P64])" office:value-type="percentage" office:value="0.230197698136604" calcext:value-type="percentage">
            <text:p>23%</text:p>
          </table:table-cell>
          <table:table-cell table:style-name="ce10" table:formula="of:=AVERAGE([$'Top 10% share'.Q61:.Q64])" office:value-type="percentage" office:value="0.223414952419727" calcext:value-type="percentage">
            <text:p>22%</text:p>
          </table:table-cell>
          <table:table-cell table:style-name="ce10" table:formula="of:=AVERAGE([$'Top 10% share'.N61:.N64])" office:value-type="percentage" office:value="0.22241046323044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32406012219583" calcext:value-type="percentage">
            <text:p>23%</text:p>
          </table:table-cell>
          <table:table-cell table:style-name="ce10" table:formula="of:=AVERAGE([$'Top 10% share'.D65:.D68])" office:value-type="percentage" office:value="0.225259461311085" calcext:value-type="percentage">
            <text:p>23%</text:p>
          </table:table-cell>
          <table:table-cell table:style-name="ce10" table:formula="of:=AVERAGE([$'Top 10% share'.E65:.E68])" office:value-type="percentage" office:value="0.221050066230006" calcext:value-type="percentage">
            <text:p>22%</text:p>
          </table:table-cell>
          <table:table-cell table:style-name="ce10" table:formula="of:=AVERAGE([$'Top 10% share'.B65:.B68])" office:value-type="percentage" office:value="0.218263995510779" calcext:value-type="percentage">
            <text:p>2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56111076738585" calcext:value-type="percentage">
            <text:p>26%</text:p>
          </table:table-cell>
          <table:table-cell table:style-name="ce10" table:formula="of:=AVERAGE([$'Top 10% share'.J65:.J68])" office:value-type="percentage" office:value="0.240079470861618" calcext:value-type="percentage">
            <text:p>24%</text:p>
          </table:table-cell>
          <table:table-cell table:style-name="ce10" table:formula="of:=AVERAGE([$'Top 10% share'.K65:.K68])" office:value-type="percentage" office:value="0.243522581073685" calcext:value-type="percentage">
            <text:p>24%</text:p>
          </table:table-cell>
          <table:table-cell table:style-name="ce10" table:formula="of:=AVERAGE([$'Top 10% share'.H65:.H68])" office:value-type="percentage" office:value="0.232615096022425" calcext:value-type="percentage">
            <text:p>23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39774793785752" calcext:value-type="percentage">
            <text:p>24%</text:p>
          </table:table-cell>
          <table:table-cell table:style-name="ce10" table:formula="of:=AVERAGE([$'Top 10% share'.P65:.P68])" office:value-type="percentage" office:value="0.230092929006075" calcext:value-type="percentage">
            <text:p>23%</text:p>
          </table:table-cell>
          <table:table-cell table:style-name="ce10" table:formula="of:=AVERAGE([$'Top 10% share'.Q65:.Q68])" office:value-type="percentage" office:value="0.227748553449098" calcext:value-type="percentage">
            <text:p>23%</text:p>
          </table:table-cell>
          <table:table-cell table:style-name="ce10" table:formula="of:=AVERAGE([$'Top 10% share'.N65:.N68])" office:value-type="percentage" office:value="0.22291829522141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45472720326039" calcext:value-type="percentage">
            <text:p>25%</text:p>
          </table:table-cell>
          <table:table-cell table:style-name="ce10" table:formula="of:=AVERAGE([$'Top 10% share'.D69:.D72])" office:value-type="percentage" office:value="0.2340354667345" calcext:value-type="percentage">
            <text:p>23%</text:p>
          </table:table-cell>
          <table:table-cell table:style-name="ce10" table:formula="of:=AVERAGE([$'Top 10% share'.E69:.E72])" office:value-type="percentage" office:value="0.235402442168817" calcext:value-type="percentage">
            <text:p>24%</text:p>
          </table:table-cell>
          <table:table-cell table:style-name="ce10" table:formula="of:=AVERAGE([$'Top 10% share'.B69:.B72])" office:value-type="percentage" office:value="0.227858083893709" calcext:value-type="percentage">
            <text:p>23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37794806668928" calcext:value-type="percentage">
            <text:p>24%</text:p>
          </table:table-cell>
          <table:table-cell table:style-name="ce10" table:formula="of:=AVERAGE([$'Top 10% share'.J69:.J72])" office:value-type="percentage" office:value="0.233618696004393" calcext:value-type="percentage">
            <text:p>23%</text:p>
          </table:table-cell>
          <table:table-cell table:style-name="ce10" table:formula="of:=AVERAGE([$'Top 10% share'.K69:.K72])" office:value-type="percentage" office:value="0.227743824759683" calcext:value-type="percentage">
            <text:p>23%</text:p>
          </table:table-cell>
          <table:table-cell table:style-name="ce10" table:formula="of:=AVERAGE([$'Top 10% share'.H69:.H72])" office:value-type="percentage" office:value="0.227399817130415" calcext:value-type="percentage">
            <text:p>23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40016686066505" calcext:value-type="percentage">
            <text:p>24%</text:p>
          </table:table-cell>
          <table:table-cell table:style-name="ce10" table:formula="of:=AVERAGE([$'Top 10% share'.P69:.P72])" office:value-type="percentage" office:value="0.237605744065756" calcext:value-type="percentage">
            <text:p>24%</text:p>
          </table:table-cell>
          <table:table-cell table:style-name="ce10" table:formula="of:=AVERAGE([$'Top 10% share'.Q69:.Q72])" office:value-type="percentage" office:value="0.229143872449042" calcext:value-type="percentage">
            <text:p>23%</text:p>
          </table:table-cell>
          <table:table-cell table:style-name="ce10" table:formula="of:=AVERAGE([$'Top 10% share'.N69:.N72])" office:value-type="percentage" office:value="0.2309962683818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51631833100292" calcext:value-type="percentage">
            <text:p>25%</text:p>
          </table:table-cell>
          <table:table-cell table:style-name="ce10" table:formula="of:=AVERAGE([$'Top 10% share'.D73:.D76])" office:value-type="percentage" office:value="0.239481863599229" calcext:value-type="percentage">
            <text:p>24%</text:p>
          </table:table-cell>
          <table:table-cell table:style-name="ce10" table:formula="of:=AVERAGE([$'Top 10% share'.E73:.E76])" office:value-type="percentage" office:value="0.242457113001392" calcext:value-type="percentage">
            <text:p>24%</text:p>
          </table:table-cell>
          <table:table-cell table:style-name="ce10" table:formula="of:=AVERAGE([$'Top 10% share'.B73:.B76])" office:value-type="percentage" office:value="0.233921446979847" calcext:value-type="percentage">
            <text:p>23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66423189517874" calcext:value-type="percentage">
            <text:p>27%</text:p>
          </table:table-cell>
          <table:table-cell table:style-name="ce10" table:formula="of:=AVERAGE([$'Top 10% share'.J73:.J76])" office:value-type="percentage" office:value="0.24498236939679" calcext:value-type="percentage">
            <text:p>24%</text:p>
          </table:table-cell>
          <table:table-cell table:style-name="ce10" table:formula="of:=AVERAGE([$'Top 10% share'.K73:.K76])" office:value-type="percentage" office:value="0.258386079586524" calcext:value-type="percentage">
            <text:p>26%</text:p>
          </table:table-cell>
          <table:table-cell table:style-name="ce10" table:formula="of:=AVERAGE([$'Top 10% share'.H73:.H76])" office:value-type="percentage" office:value="0.240328636137808" calcext:value-type="percentage">
            <text:p>2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47566766749343" calcext:value-type="percentage">
            <text:p>25%</text:p>
          </table:table-cell>
          <table:table-cell table:style-name="ce10" table:formula="of:=AVERAGE([$'Top 10% share'.P73:.P76])" office:value-type="percentage" office:value="0.238011732617633" calcext:value-type="percentage">
            <text:p>24%</text:p>
          </table:table-cell>
          <table:table-cell table:style-name="ce10" table:formula="of:=AVERAGE([$'Top 10% share'.Q73:.Q76])" office:value-type="percentage" office:value="0.238331850464815" calcext:value-type="percentage">
            <text:p>24%</text:p>
          </table:table-cell>
          <table:table-cell table:style-name="ce10" table:formula="of:=AVERAGE([$'Top 10% share'.N73:.N76])" office:value-type="percentage" office:value="0.232598486611335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57560905679616" calcext:value-type="percentage">
            <text:p>26%</text:p>
          </table:table-cell>
          <table:table-cell table:style-name="ce10" table:formula="of:=AVERAGE([$'Top 10% share'.D77:.D80])" office:value-type="percentage" office:value="0.248493249828448" calcext:value-type="percentage">
            <text:p>25%</text:p>
          </table:table-cell>
          <table:table-cell table:style-name="ce10" table:formula="of:=AVERAGE([$'Top 10% share'.E77:.E80])" office:value-type="percentage" office:value="0.250050496050553" calcext:value-type="percentage">
            <text:p>25%</text:p>
          </table:table-cell>
          <table:table-cell table:style-name="ce10" table:formula="of:=AVERAGE([$'Top 10% share'.B77:.B80])" office:value-type="percentage" office:value="0.243947532721632" calcext:value-type="percentage">
            <text:p>24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68799079174575" calcext:value-type="percentage">
            <text:p>27%</text:p>
          </table:table-cell>
          <table:table-cell table:style-name="ce10" table:formula="of:=AVERAGE([$'Top 10% share'.J77:.J80])" office:value-type="percentage" office:value="0.244851624255216" calcext:value-type="percentage">
            <text:p>24%</text:p>
          </table:table-cell>
          <table:table-cell table:style-name="ce10" table:formula="of:=AVERAGE([$'Top 10% share'.K77:.K80])" office:value-type="percentage" office:value="0.261677588219299" calcext:value-type="percentage">
            <text:p>26%</text:p>
          </table:table-cell>
          <table:table-cell table:style-name="ce10" table:formula="of:=AVERAGE([$'Top 10% share'.H77:.H80])" office:value-type="percentage" office:value="0.240739928540323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35956102229705" calcext:value-type="percentage">
            <text:p>24%</text:p>
          </table:table-cell>
          <table:table-cell table:style-name="ce10" table:formula="of:=AVERAGE([$'Top 10% share'.P77:.P80])" office:value-type="percentage" office:value="0.237172950560785" calcext:value-type="percentage">
            <text:p>24%</text:p>
          </table:table-cell>
          <table:table-cell table:style-name="ce10" table:formula="of:=AVERAGE([$'Top 10% share'.Q77:.Q80])" office:value-type="percentage" office:value="0.229343539739364" calcext:value-type="percentage">
            <text:p>23%</text:p>
          </table:table-cell>
          <table:table-cell table:style-name="ce10" table:formula="of:=AVERAGE([$'Top 10% share'.N77:.N80])" office:value-type="percentage" office:value="0.233217144181566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63363808110079" calcext:value-type="percentage">
            <text:p>26%</text:p>
          </table:table-cell>
          <table:table-cell table:style-name="ce10" table:formula="of:=AVERAGE([$'Top 10% share'.D81:.D84])" office:value-type="percentage" office:value="0.254807980020266" calcext:value-type="percentage">
            <text:p>25%</text:p>
          </table:table-cell>
          <table:table-cell table:style-name="ce10" table:formula="of:=AVERAGE([$'Top 10% share'.E81:.E84])" office:value-type="percentage" office:value="0.256587000305481" calcext:value-type="percentage">
            <text:p>26%</text:p>
          </table:table-cell>
          <table:table-cell table:style-name="ce10" table:formula="of:=AVERAGE([$'Top 10% share'.B81:.B84])" office:value-type="percentage" office:value="0.25079027086537" calcext:value-type="percentage">
            <text:p>25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61885500158119" calcext:value-type="percentage">
            <text:p>26%</text:p>
          </table:table-cell>
          <table:table-cell table:style-name="ce10" table:formula="of:=AVERAGE([$'Top 10% share'.J81:.J84])" office:value-type="percentage" office:value="0.238123857439154" calcext:value-type="percentage">
            <text:p>24%</text:p>
          </table:table-cell>
          <table:table-cell table:style-name="ce10" table:formula="of:=AVERAGE([$'Top 10% share'.K81:.K84])" office:value-type="percentage" office:value="0.255188871555326" calcext:value-type="percentage">
            <text:p>26%</text:p>
          </table:table-cell>
          <table:table-cell table:style-name="ce10" table:formula="of:=AVERAGE([$'Top 10% share'.H81:.H84])" office:value-type="percentage" office:value="0.234344894525329" calcext:value-type="percentage">
            <text:p>23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29619613590758" calcext:value-type="percentage">
            <text:p>23%</text:p>
          </table:table-cell>
          <table:table-cell table:style-name="ce10" table:formula="of:=AVERAGE([$'Top 10% share'.P81:.P84])" office:value-type="percentage" office:value="0.228446940929404" calcext:value-type="percentage">
            <text:p>23%</text:p>
          </table:table-cell>
          <table:table-cell table:style-name="ce10" table:formula="of:=AVERAGE([$'Top 10% share'.Q81:.Q84])" office:value-type="percentage" office:value="0.222894151411048" calcext:value-type="percentage">
            <text:p>22%</text:p>
          </table:table-cell>
          <table:table-cell table:style-name="ce10" table:formula="of:=AVERAGE([$'Top 10% share'.N81:.N84])" office:value-type="percentage" office:value="0.22453720141154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52871209082058" calcext:value-type="percentage">
            <text:p>25%</text:p>
          </table:table-cell>
          <table:table-cell table:style-name="ce10" table:formula="of:=AVERAGE([$'Top 10% share'.D85:.D88])" office:value-type="percentage" office:value="0.248092264074431" calcext:value-type="percentage">
            <text:p>25%</text:p>
          </table:table-cell>
          <table:table-cell table:style-name="ce10" table:formula="of:=AVERAGE([$'Top 10% share'.E85:.E88])" office:value-type="percentage" office:value="0.247100072992036" calcext:value-type="percentage">
            <text:p>25%</text:p>
          </table:table-cell>
          <table:table-cell table:style-name="ce10" table:formula="of:=AVERAGE([$'Top 10% share'.B85:.B88])" office:value-type="percentage" office:value="0.244658101687433" calcext:value-type="percentage">
            <text:p>24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65141027444533" calcext:value-type="percentage">
            <text:p>27%</text:p>
          </table:table-cell>
          <table:table-cell table:style-name="ce10" table:formula="of:=AVERAGE([$'Top 10% share'.J85:.J88])" office:value-type="percentage" office:value="0.233810250569888" calcext:value-type="percentage">
            <text:p>23%</text:p>
          </table:table-cell>
          <table:table-cell table:style-name="ce10" table:formula="of:=AVERAGE([$'Top 10% share'.K85:.K88])" office:value-type="percentage" office:value="0.258738415183692" calcext:value-type="percentage">
            <text:p>26%</text:p>
          </table:table-cell>
          <table:table-cell table:style-name="ce10" table:formula="of:=AVERAGE([$'Top 10% share'.H85:.H88])" office:value-type="percentage" office:value="0.230363248707349" calcext:value-type="percentage">
            <text:p>23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41309833548218" calcext:value-type="percentage">
            <text:p>24%</text:p>
          </table:table-cell>
          <table:table-cell table:style-name="ce10" table:formula="of:=AVERAGE([$'Top 10% share'.P85:.P88])" office:value-type="percentage" office:value="0.22701455582399" calcext:value-type="percentage">
            <text:p>23%</text:p>
          </table:table-cell>
          <table:table-cell table:style-name="ce10" table:formula="of:=AVERAGE([$'Top 10% share'.Q85:.Q88])" office:value-type="percentage" office:value="0.234803936218292" calcext:value-type="percentage">
            <text:p>23%</text:p>
          </table:table-cell>
          <table:table-cell table:style-name="ce10" table:formula="of:=AVERAGE([$'Top 10% share'.N85:.N88])" office:value-type="percentage" office:value="0.22342399520945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44299646594392" calcext:value-type="percentage">
            <text:p>24%</text:p>
          </table:table-cell>
          <table:table-cell table:style-name="ce10" table:formula="of:=AVERAGE([$'Top 10% share'.D89:.D92])" office:value-type="percentage" office:value="0.233822465380263" calcext:value-type="percentage">
            <text:p>23%</text:p>
          </table:table-cell>
          <table:table-cell table:style-name="ce10" table:formula="of:=AVERAGE([$'Top 10% share'.E89:.E92])" office:value-type="percentage" office:value="0.239311357209861" calcext:value-type="percentage">
            <text:p>24%</text:p>
          </table:table-cell>
          <table:table-cell table:style-name="ce10" table:formula="of:=AVERAGE([$'Top 10% share'.B89:.B92])" office:value-type="percentage" office:value="0.230961682857738" calcext:value-type="percentage">
            <text:p>23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69361916502787" calcext:value-type="percentage">
            <text:p>27%</text:p>
          </table:table-cell>
          <table:table-cell table:style-name="ce10" table:formula="of:=AVERAGE([$'Top 10% share'.J89:.J92])" office:value-type="percentage" office:value="0.233953298445935" calcext:value-type="percentage">
            <text:p>23%</text:p>
          </table:table-cell>
          <table:table-cell table:style-name="ce10" table:formula="of:=AVERAGE([$'Top 10% share'.K89:.K92])" office:value-type="percentage" office:value="0.264551635156985" calcext:value-type="percentage">
            <text:p>26%</text:p>
          </table:table-cell>
          <table:table-cell table:style-name="ce10" table:formula="of:=AVERAGE([$'Top 10% share'.H89:.H92])" office:value-type="percentage" office:value="0.231408008795432" calcext:value-type="percentage">
            <text:p>23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43557768729843" calcext:value-type="percentage">
            <text:p>24%</text:p>
          </table:table-cell>
          <table:table-cell table:style-name="ce10" table:formula="of:=AVERAGE([$'Top 10% share'.P89:.P92])" office:value-type="percentage" office:value="0.221741691645628" calcext:value-type="percentage">
            <text:p>22%</text:p>
          </table:table-cell>
          <table:table-cell table:style-name="ce10" table:formula="of:=AVERAGE([$'Top 10% share'.Q89:.Q92])" office:value-type="percentage" office:value="0.238455295084777" calcext:value-type="percentage">
            <text:p>24%</text:p>
          </table:table-cell>
          <table:table-cell table:style-name="ce10" table:formula="of:=AVERAGE([$'Top 10% share'.N89:.N92])" office:value-type="percentage" office:value="0.2189793732119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61409818745017" calcext:value-type="percentage">
            <text:p>26%</text:p>
          </table:table-cell>
          <table:table-cell table:style-name="ce10" table:formula="of:=AVERAGE([$'Top 10% share'.D93:.D96])" office:value-type="percentage" office:value="0.236709942073654" calcext:value-type="percentage">
            <text:p>24%</text:p>
          </table:table-cell>
          <table:table-cell table:style-name="ce10" table:formula="of:=AVERAGE([$'Top 10% share'.E93:.E96])" office:value-type="percentage" office:value="0.256431094049465" calcext:value-type="percentage">
            <text:p>26%</text:p>
          </table:table-cell>
          <table:table-cell table:style-name="ce10" table:formula="of:=AVERAGE([$'Top 10% share'.B93:.B96])" office:value-type="percentage" office:value="0.23402876025105" calcext:value-type="percentage">
            <text:p>23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82729855899627" calcext:value-type="percentage">
            <text:p>28%</text:p>
          </table:table-cell>
          <table:table-cell table:style-name="ce10" table:formula="of:=AVERAGE([$'Top 10% share'.J93:.J96])" office:value-type="percentage" office:value="0.23337817247541" calcext:value-type="percentage">
            <text:p>23%</text:p>
          </table:table-cell>
          <table:table-cell table:style-name="ce10" table:formula="of:=AVERAGE([$'Top 10% share'.K93:.K96])" office:value-type="percentage" office:value="0.278020930387812" calcext:value-type="percentage">
            <text:p>28%</text:p>
          </table:table-cell>
          <table:table-cell table:style-name="ce10" table:formula="of:=AVERAGE([$'Top 10% share'.H93:.H96])" office:value-type="percentage" office:value="0.23103933522053" calcext:value-type="percentage">
            <text:p>23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76765355176083" calcext:value-type="percentage">
            <text:p>28%</text:p>
          </table:table-cell>
          <table:table-cell table:style-name="ce10" table:formula="of:=AVERAGE([$'Top 10% share'.P93:.P96])" office:value-type="percentage" office:value="0.246226377055138" calcext:value-type="percentage">
            <text:p>25%</text:p>
          </table:table-cell>
          <table:table-cell table:style-name="ce10" table:formula="of:=AVERAGE([$'Top 10% share'.Q93:.Q96])" office:value-type="percentage" office:value="0.272403018354848" calcext:value-type="percentage">
            <text:p>27%</text:p>
          </table:table-cell>
          <table:table-cell table:style-name="ce10" table:formula="of:=AVERAGE([$'Top 10% share'.N93:.N96])" office:value-type="percentage" office:value="0.243977913177553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76444082505125" calcext:value-type="percentage">
            <text:p>28%</text:p>
          </table:table-cell>
          <table:table-cell table:style-name="ce10" table:formula="of:=AVERAGE([$'Top 10% share'.D97:.D100])" office:value-type="percentage" office:value="0.243098274999287" calcext:value-type="percentage">
            <text:p>24%</text:p>
          </table:table-cell>
          <table:table-cell table:style-name="ce10" table:formula="of:=AVERAGE([$'Top 10% share'.E97:.E100])" office:value-type="percentage" office:value="0.27134803088351" calcext:value-type="percentage">
            <text:p>27%</text:p>
          </table:table-cell>
          <table:table-cell table:style-name="ce10" table:formula="of:=AVERAGE([$'Top 10% share'.B97:.B100])" office:value-type="percentage" office:value="0.240490749135231" calcext:value-type="percentage">
            <text:p>24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81382501786686" calcext:value-type="percentage">
            <text:p>28%</text:p>
          </table:table-cell>
          <table:table-cell table:style-name="ce10" table:formula="of:=AVERAGE([$'Top 10% share'.J97:.J100])" office:value-type="percentage" office:value="0.233621143484177" calcext:value-type="percentage">
            <text:p>23%</text:p>
          </table:table-cell>
          <table:table-cell table:style-name="ce10" table:formula="of:=AVERAGE([$'Top 10% share'.K97:.K100])" office:value-type="percentage" office:value="0.276770659528713" calcext:value-type="percentage">
            <text:p>28%</text:p>
          </table:table-cell>
          <table:table-cell table:style-name="ce10" table:formula="of:=AVERAGE([$'Top 10% share'.H97:.H100])" office:value-type="percentage" office:value="0.231397197403641" calcext:value-type="percentage">
            <text:p>23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89778433710614" calcext:value-type="percentage">
            <text:p>29%</text:p>
          </table:table-cell>
          <table:table-cell table:style-name="ce10" table:formula="of:=AVERAGE([$'Top 10% share'.P97:.P100])" office:value-type="percentage" office:value="0.25354528563067" calcext:value-type="percentage">
            <text:p>25%</text:p>
          </table:table-cell>
          <table:table-cell table:style-name="ce10" table:formula="of:=AVERAGE([$'Top 10% share'.Q97:.Q100])" office:value-type="percentage" office:value="0.284773799909271" calcext:value-type="percentage">
            <text:p>28%</text:p>
          </table:table-cell>
          <table:table-cell table:style-name="ce10" table:formula="of:=AVERAGE([$'Top 10% share'.N97:.N100])" office:value-type="percentage" office:value="0.251064582324416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76680283458179" calcext:value-type="percentage">
            <text:p>28%</text:p>
          </table:table-cell>
          <table:table-cell table:style-name="ce10" table:formula="of:=AVERAGE([$'Top 10% share'.D101:.D104])" office:value-type="percentage" office:value="0.240081219658879" calcext:value-type="percentage">
            <text:p>24%</text:p>
          </table:table-cell>
          <table:table-cell table:style-name="ce10" table:formula="of:=AVERAGE([$'Top 10% share'.E101:.E104])" office:value-type="percentage" office:value="0.272619100581761" calcext:value-type="percentage">
            <text:p>27%</text:p>
          </table:table-cell>
          <table:table-cell table:style-name="ce10" table:formula="of:=AVERAGE([$'Top 10% share'.B101:.B104])" office:value-type="percentage" office:value="0.238082072421982" calcext:value-type="percentage">
            <text:p>24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77673604350127" calcext:value-type="percentage">
            <text:p>28%</text:p>
          </table:table-cell>
          <table:table-cell table:style-name="ce10" table:formula="of:=AVERAGE([$'Top 10% share'.J101:.J104])" office:value-type="percentage" office:value="0.232258455595507" calcext:value-type="percentage">
            <text:p>23%</text:p>
          </table:table-cell>
          <table:table-cell table:style-name="ce10" table:formula="of:=AVERAGE([$'Top 10% share'.K101:.K104])" office:value-type="percentage" office:value="0.273120436368647" calcext:value-type="percentage">
            <text:p>27%</text:p>
          </table:table-cell>
          <table:table-cell table:style-name="ce10" table:formula="of:=AVERAGE([$'Top 10% share'.H101:.H104])" office:value-type="percentage" office:value="0.230085708837217" calcext:value-type="percentage">
            <text:p>23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87129869676729" calcext:value-type="percentage">
            <text:p>29%</text:p>
          </table:table-cell>
          <table:table-cell table:style-name="ce10" table:formula="of:=AVERAGE([$'Top 10% share'.P101:.P104])" office:value-type="percentage" office:value="0.252419892380809" calcext:value-type="percentage">
            <text:p>25%</text:p>
          </table:table-cell>
          <table:table-cell table:style-name="ce10" table:formula="of:=AVERAGE([$'Top 10% share'.Q101:.Q104])" office:value-type="percentage" office:value="0.283315003623479" calcext:value-type="percentage">
            <text:p>28%</text:p>
          </table:table-cell>
          <table:table-cell table:style-name="ce10" table:formula="of:=AVERAGE([$'Top 10% share'.N101:.N104])" office:value-type="percentage" office:value="0.250517272092882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311416667166472" calcext:value-type="percentage">
            <text:p>31%</text:p>
          </table:table-cell>
          <table:table-cell table:style-name="ce11" table:formula="of:=AVERAGE([$'Top 10% share'.D105:.D108])" office:value-type="percentage" office:value="0.254249193941263" calcext:value-type="percentage">
            <text:p>25.4%</text:p>
          </table:table-cell>
          <table:table-cell table:style-name="ce10" table:formula="of:=AVERAGE([$'Top 10% share'.E105:.E108])" office:value-type="percentage" office:value="0.307362408911753" calcext:value-type="percentage">
            <text:p>31%</text:p>
          </table:table-cell>
          <table:table-cell table:style-name="ce10" table:formula="of:=AVERAGE([$'Top 10% share'.B105:.B108])" office:value-type="percentage" office:value="0.252420120958114" calcext:value-type="percentage">
            <text:p>25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280286304996886" calcext:value-type="percentage">
            <text:p>28.03%</text:p>
          </table:table-cell>
          <table:table-cell table:style-name="ce12" table:formula="of:=AVERAGE([$'Top 10% share'.J105:.J108])" office:value-type="percentage" office:value="0.234443405113857" calcext:value-type="percentage">
            <text:p>23.44%</text:p>
          </table:table-cell>
          <table:table-cell table:style-name="ce10" table:formula="of:=AVERAGE([$'Top 10% share'.K105:.K108])" office:value-type="percentage" office:value="0.276472289531251" calcext:value-type="percentage">
            <text:p>28%</text:p>
          </table:table-cell>
          <table:table-cell table:style-name="ce10" table:formula="of:=AVERAGE([$'Top 10% share'.H105:.H108])" office:value-type="percentage" office:value="0.232655164795972" calcext:value-type="percentage">
            <text:p>23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305394793160689" calcext:value-type="percentage">
            <text:p>31%</text:p>
          </table:table-cell>
          <table:table-cell table:style-name="ce10" table:formula="of:=AVERAGE([$'Top 10% share'.P105:.P108])" office:value-type="percentage" office:value="0.25817399048821" calcext:value-type="percentage">
            <text:p>26%</text:p>
          </table:table-cell>
          <table:table-cell table:style-name="ce10" table:formula="of:=AVERAGE([$'Top 10% share'.Q105:.Q108])" office:value-type="percentage" office:value="0.301108991934455" calcext:value-type="percentage">
            <text:p>30%</text:p>
          </table:table-cell>
          <table:table-cell table:style-name="ce10" table:formula="of:=AVERAGE([$'Top 10% share'.N105:.N108])" office:value-type="percentage" office:value="0.256174218688346" calcext:value-type="percentage">
            <text:p>26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61pt" svg:x="2.13pt" svg:y="14.6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14pt" svg:height="430.64pt" svg:x="120.9pt" svg:y="13.58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12pt" svg:height="430.64pt" svg:x="20.41pt" svg:y="11.57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6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6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6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5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0209774199023" calcext:value-type="float">
            <text:p>0.040209774199023</text:p>
          </table:table-cell>
          <table:table-cell table:style-name="ce4" table:formula="of:=[$Redistribution_high.O23]" office:value-type="float" office:value="0.0330791236281161" calcext:value-type="float">
            <text:p>0.033079123628116</text:p>
          </table:table-cell>
          <table:table-cell table:style-name="ce4" table:formula="of:=[$Redistribution_high.P23]" office:value-type="float" office:value="0.0297196141141695" calcext:value-type="float">
            <text:p>0.02971961411417</text:p>
          </table:table-cell>
          <table:table-cell table:style-name="ce4" table:formula="of:=[$Redistribution_high.Q23]" office:value-type="float" office:value="0.0473037411442871" calcext:value-type="float">
            <text:p>0.047303741144287</text:p>
          </table:table-cell>
          <table:table-cell/>
          <table:table-cell table:style-name="ce4" table:formula="of:=[$Redistribution_central.N23]" office:value-type="float" office:value="0.0409691563375732" calcext:value-type="float">
            <text:p>0.040969156337573</text:p>
          </table:table-cell>
          <table:table-cell table:style-name="ce4" table:formula="of:=[$Redistribution_central.O23]" office:value-type="float" office:value="0.0305943412314994" calcext:value-type="float">
            <text:p>0.0305943412315</text:p>
          </table:table-cell>
          <table:table-cell table:style-name="ce4" table:formula="of:=[$Redistribution_central.P23]" office:value-type="float" office:value="0.0295330668261677" calcext:value-type="float">
            <text:p>0.029533066826168</text:p>
          </table:table-cell>
          <table:table-cell table:style-name="ce4" table:formula="of:=[$Redistribution_central.Q23]" office:value-type="float" office:value="0.0465581468907044" calcext:value-type="float">
            <text:p>0.046558146890705</text:p>
          </table:table-cell>
          <table:table-cell/>
          <table:table-cell table:style-name="ce4" table:formula="of:=[$redistribution_low.N23]" office:value-type="float" office:value="0.0402097742259402" calcext:value-type="float">
            <text:p>0.04020977422594</text:p>
          </table:table-cell>
          <table:table-cell table:style-name="ce4" table:formula="of:=[$redistribution_low.O23]" office:value-type="float" office:value="0.0330791236281161" calcext:value-type="float">
            <text:p>0.033079123628116</text:p>
          </table:table-cell>
          <table:table-cell table:style-name="ce4" table:formula="of:=[$redistribution_low.P23]" office:value-type="float" office:value="0.0297196141350545" calcext:value-type="float">
            <text:p>0.029719614135055</text:p>
          </table:table-cell>
          <table:table-cell table:style-name="ce4" table:formula="of:=[$redistribution_low.Q23]" office:value-type="float" office:value="0.0473037411442871" calcext:value-type="float">
            <text:p>0.047303741144287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402507638409739" calcext:value-type="float">
            <text:p>0.040250763840974</text:p>
          </table:table-cell>
          <table:table-cell table:style-name="ce4" table:formula="of:=[$Redistribution_high.O24]" office:value-type="float" office:value="0.0314150045721049" calcext:value-type="float">
            <text:p>0.031415004572105</text:p>
          </table:table-cell>
          <table:table-cell table:style-name="ce4" table:formula="of:=[$Redistribution_high.P24]" office:value-type="float" office:value="0.0301940857171403" calcext:value-type="float">
            <text:p>0.03019408571714</text:p>
          </table:table-cell>
          <table:table-cell table:style-name="ce4" table:formula="of:=[$Redistribution_high.Q24]" office:value-type="float" office:value="0.0452286170313585" calcext:value-type="float">
            <text:p>0.045228617031359</text:p>
          </table:table-cell>
          <table:table-cell/>
          <table:table-cell table:style-name="ce4" table:formula="of:=[$Redistribution_central.N24]" office:value-type="float" office:value="0.0387780654476789" calcext:value-type="float">
            <text:p>0.038778065447679</text:p>
          </table:table-cell>
          <table:table-cell table:style-name="ce4" table:formula="of:=[$Redistribution_central.O24]" office:value-type="float" office:value="0.0273027856014955" calcext:value-type="float">
            <text:p>0.027302785601496</text:p>
          </table:table-cell>
          <table:table-cell table:style-name="ce4" table:formula="of:=[$Redistribution_central.P24]" office:value-type="float" office:value="0.0279517222582631" calcext:value-type="float">
            <text:p>0.027951722258263</text:p>
          </table:table-cell>
          <table:table-cell table:style-name="ce4" table:formula="of:=[$Redistribution_central.Q24]" office:value-type="float" office:value="0.0426151651974757" calcext:value-type="float">
            <text:p>0.042615165197476</text:p>
          </table:table-cell>
          <table:table-cell/>
          <table:table-cell table:style-name="ce4" table:formula="of:=[$redistribution_low.N24]" office:value-type="float" office:value="0.040003818793907" calcext:value-type="float">
            <text:p>0.040003818793907</text:p>
          </table:table-cell>
          <table:table-cell table:style-name="ce4" table:formula="of:=[$redistribution_low.O24]" office:value-type="float" office:value="0.0308466271267698" calcext:value-type="float">
            <text:p>0.03084662712677</text:p>
          </table:table-cell>
          <table:table-cell table:style-name="ce4" table:formula="of:=[$redistribution_low.P24]" office:value-type="float" office:value="0.0301131858386552" calcext:value-type="float">
            <text:p>0.030113185838655</text:p>
          </table:table-cell>
          <table:table-cell table:style-name="ce4" table:formula="of:=[$redistribution_low.Q24]" office:value-type="float" office:value="0.0444137923052023" calcext:value-type="float">
            <text:p>0.044413792305202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401062236345794" calcext:value-type="float">
            <text:p>0.04010622363458</text:p>
          </table:table-cell>
          <table:table-cell table:style-name="ce4" table:formula="of:=[$Redistribution_high.O25]" office:value-type="float" office:value="0.0330673713431436" calcext:value-type="float">
            <text:p>0.033067371343144</text:p>
          </table:table-cell>
          <table:table-cell table:style-name="ce4" table:formula="of:=[$Redistribution_high.P25]" office:value-type="float" office:value="0.031315024845121" calcext:value-type="float">
            <text:p>0.031315024845121</text:p>
          </table:table-cell>
          <table:table-cell table:style-name="ce4" table:formula="of:=[$Redistribution_high.Q25]" office:value-type="float" office:value="0.0451989617926119" calcext:value-type="float">
            <text:p>0.045198961792612</text:p>
          </table:table-cell>
          <table:table-cell/>
          <table:table-cell table:style-name="ce4" table:formula="of:=[$Redistribution_central.N25]" office:value-type="float" office:value="0.0383274192658053" calcext:value-type="float">
            <text:p>0.038327419265805</text:p>
          </table:table-cell>
          <table:table-cell table:style-name="ce4" table:formula="of:=[$Redistribution_central.O25]" office:value-type="float" office:value="0.0290598390819291" calcext:value-type="float">
            <text:p>0.029059839081929</text:p>
          </table:table-cell>
          <table:table-cell table:style-name="ce4" table:formula="of:=[$Redistribution_central.P25]" office:value-type="float" office:value="0.0291393226314097" calcext:value-type="float">
            <text:p>0.02913932263141</text:p>
          </table:table-cell>
          <table:table-cell table:style-name="ce4" table:formula="of:=[$Redistribution_central.Q25]" office:value-type="float" office:value="0.0418778716416881" calcext:value-type="float">
            <text:p>0.041877871641688</text:p>
          </table:table-cell>
          <table:table-cell/>
          <table:table-cell table:style-name="ce4" table:formula="of:=[$redistribution_low.N25]" office:value-type="float" office:value="0.0407724774766238" calcext:value-type="float">
            <text:p>0.040772477476624</text:p>
          </table:table-cell>
          <table:table-cell table:style-name="ce4" table:formula="of:=[$redistribution_low.O25]" office:value-type="float" office:value="0.0319361250703234" calcext:value-type="float">
            <text:p>0.031936125070324</text:p>
          </table:table-cell>
          <table:table-cell table:style-name="ce4" table:formula="of:=[$redistribution_low.P25]" office:value-type="float" office:value="0.0316622382627709" calcext:value-type="float">
            <text:p>0.031662238262771</text:p>
          </table:table-cell>
          <table:table-cell table:style-name="ce4" table:formula="of:=[$redistribution_low.Q25]" office:value-type="float" office:value="0.0444180195286857" calcext:value-type="float">
            <text:p>0.044418019528686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05312518015056" calcext:value-type="float">
            <text:p>0.040531251801506</text:p>
          </table:table-cell>
          <table:table-cell table:style-name="ce4" table:formula="of:=[$Redistribution_high.O26]" office:value-type="float" office:value="0.0312994232081131" calcext:value-type="float">
            <text:p>0.031299423208113</text:p>
          </table:table-cell>
          <table:table-cell table:style-name="ce4" table:formula="of:=[$Redistribution_high.P26]" office:value-type="float" office:value="0.030915379514699" calcext:value-type="float">
            <text:p>0.030915379514699</text:p>
          </table:table-cell>
          <table:table-cell table:style-name="ce4" table:formula="of:=[$Redistribution_high.Q26]" office:value-type="float" office:value="0.0444239014631222" calcext:value-type="float">
            <text:p>0.044423901463122</text:p>
          </table:table-cell>
          <table:table-cell/>
          <table:table-cell table:style-name="ce4" table:formula="of:=[$Redistribution_central.N26]" office:value-type="float" office:value="0.0414918134256736" calcext:value-type="float">
            <text:p>0.041491813425674</text:p>
          </table:table-cell>
          <table:table-cell table:style-name="ce4" table:formula="of:=[$Redistribution_central.O26]" office:value-type="float" office:value="0.0284978371642698" calcext:value-type="float">
            <text:p>0.02849783716427</text:p>
          </table:table-cell>
          <table:table-cell table:style-name="ce4" table:formula="of:=[$Redistribution_central.P26]" office:value-type="float" office:value="0.0300714799941085" calcext:value-type="float">
            <text:p>0.030071479994109</text:p>
          </table:table-cell>
          <table:table-cell table:style-name="ce4" table:formula="of:=[$Redistribution_central.Q26]" office:value-type="float" office:value="0.0441966772608792" calcext:value-type="float">
            <text:p>0.044196677260879</text:p>
          </table:table-cell>
          <table:table-cell/>
          <table:table-cell table:style-name="ce4" table:formula="of:=[$redistribution_low.N26]" office:value-type="float" office:value="0.0406808898430508" calcext:value-type="float">
            <text:p>0.040680889843051</text:p>
          </table:table-cell>
          <table:table-cell table:style-name="ce4" table:formula="of:=[$redistribution_low.O26]" office:value-type="float" office:value="0.031343304280362" calcext:value-type="float">
            <text:p>0.031343304280362</text:p>
          </table:table-cell>
          <table:table-cell table:style-name="ce4" table:formula="of:=[$redistribution_low.P26]" office:value-type="float" office:value="0.0311866946026061" calcext:value-type="float">
            <text:p>0.031186694602606</text:p>
          </table:table-cell>
          <table:table-cell table:style-name="ce4" table:formula="of:=[$redistribution_low.Q26]" office:value-type="float" office:value="0.0440926530147997" calcext:value-type="float">
            <text:p>0.0440926530148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10549605201161" calcext:value-type="float">
            <text:p>0.041054960520116</text:p>
          </table:table-cell>
          <table:table-cell table:style-name="ce4" table:formula="of:=[$Redistribution_high.O27]" office:value-type="float" office:value="0.0350099010571315" calcext:value-type="float">
            <text:p>0.035009901057132</text:p>
          </table:table-cell>
          <table:table-cell table:style-name="ce4" table:formula="of:=[$Redistribution_high.P27]" office:value-type="float" office:value="0.031539247602455" calcext:value-type="float">
            <text:p>0.031539247602455</text:p>
          </table:table-cell>
          <table:table-cell table:style-name="ce4" table:formula="of:=[$Redistribution_high.Q27]" office:value-type="float" office:value="0.0481520314176095" calcext:value-type="float">
            <text:p>0.04815203141761</text:p>
          </table:table-cell>
          <table:table-cell/>
          <table:table-cell table:style-name="ce4" table:formula="of:=[$Redistribution_central.N27]" office:value-type="float" office:value="0.0410034918913605" calcext:value-type="float">
            <text:p>0.041003491891361</text:p>
          </table:table-cell>
          <table:table-cell table:style-name="ce4" table:formula="of:=[$Redistribution_central.O27]" office:value-type="float" office:value="0.0311474832153689" calcext:value-type="float">
            <text:p>0.031147483215369</text:p>
          </table:table-cell>
          <table:table-cell table:style-name="ce4" table:formula="of:=[$Redistribution_central.P27]" office:value-type="float" office:value="0.0296820400598024" calcext:value-type="float">
            <text:p>0.029682040059803</text:p>
          </table:table-cell>
          <table:table-cell table:style-name="ce4" table:formula="of:=[$Redistribution_central.Q27]" office:value-type="float" office:value="0.0469614450849994" calcext:value-type="float">
            <text:p>0.046961445085</text:p>
          </table:table-cell>
          <table:table-cell/>
          <table:table-cell table:style-name="ce4" table:formula="of:=[$redistribution_low.N27]" office:value-type="float" office:value="0.0413574395773068" calcext:value-type="float">
            <text:p>0.041357439577307</text:p>
          </table:table-cell>
          <table:table-cell table:style-name="ce4" table:formula="of:=[$redistribution_low.O27]" office:value-type="float" office:value="0.0354867956103286" calcext:value-type="float">
            <text:p>0.035486795610329</text:p>
          </table:table-cell>
          <table:table-cell table:style-name="ce4" table:formula="of:=[$redistribution_low.P27]" office:value-type="float" office:value="0.0320695884997525" calcext:value-type="float">
            <text:p>0.032069588499753</text:p>
          </table:table-cell>
          <table:table-cell table:style-name="ce4" table:formula="of:=[$redistribution_low.Q27]" office:value-type="float" office:value="0.0482004297884536" calcext:value-type="float">
            <text:p>0.048200429788454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432367301986871" calcext:value-type="float">
            <text:p>0.043236730198687</text:p>
          </table:table-cell>
          <table:table-cell table:style-name="ce4" table:formula="of:=[$Redistribution_high.O28]" office:value-type="float" office:value="0.0339166928064913" calcext:value-type="float">
            <text:p>0.033916692806491</text:p>
          </table:table-cell>
          <table:table-cell table:style-name="ce4" table:formula="of:=[$Redistribution_high.P28]" office:value-type="float" office:value="0.0327676460059297" calcext:value-type="float">
            <text:p>0.03276764600593</text:p>
          </table:table-cell>
          <table:table-cell table:style-name="ce4" table:formula="of:=[$Redistribution_high.Q28]" office:value-type="float" office:value="0.0483603534668517" calcext:value-type="float">
            <text:p>0.048360353466852</text:p>
          </table:table-cell>
          <table:table-cell/>
          <table:table-cell table:style-name="ce4" table:formula="of:=[$Redistribution_central.N28]" office:value-type="float" office:value="0.041783164106144" calcext:value-type="float">
            <text:p>0.041783164106144</text:p>
          </table:table-cell>
          <table:table-cell table:style-name="ce4" table:formula="of:=[$Redistribution_central.O28]" office:value-type="float" office:value="0.0316022400298233" calcext:value-type="float">
            <text:p>0.031602240029823</text:p>
          </table:table-cell>
          <table:table-cell table:style-name="ce4" table:formula="of:=[$Redistribution_central.P28]" office:value-type="float" office:value="0.0308841611275554" calcext:value-type="float">
            <text:p>0.030884161127555</text:p>
          </table:table-cell>
          <table:table-cell table:style-name="ce4" table:formula="of:=[$Redistribution_central.Q28]" office:value-type="float" office:value="0.0467337857002627" calcext:value-type="float">
            <text:p>0.046733785700263</text:p>
          </table:table-cell>
          <table:table-cell/>
          <table:table-cell table:style-name="ce4" table:formula="of:=[$redistribution_low.N28]" office:value-type="float" office:value="0.0438694062867657" calcext:value-type="float">
            <text:p>0.043869406286766</text:p>
          </table:table-cell>
          <table:table-cell table:style-name="ce4" table:formula="of:=[$redistribution_low.O28]" office:value-type="float" office:value="0.0339308445319994" calcext:value-type="float">
            <text:p>0.033930844531999</text:p>
          </table:table-cell>
          <table:table-cell table:style-name="ce4" table:formula="of:=[$redistribution_low.P28]" office:value-type="float" office:value="0.0330811106933196" calcext:value-type="float">
            <text:p>0.03308111069332</text:p>
          </table:table-cell>
          <table:table-cell table:style-name="ce4" table:formula="of:=[$redistribution_low.Q28]" office:value-type="float" office:value="0.0486886163963076" calcext:value-type="float">
            <text:p>0.048688616396308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396510831445689" calcext:value-type="float">
            <text:p>0.039651083144569</text:p>
          </table:table-cell>
          <table:table-cell table:style-name="ce4" table:formula="of:=[$Redistribution_high.O29]" office:value-type="float" office:value="0.0344930145233785" calcext:value-type="float">
            <text:p>0.034493014523379</text:p>
          </table:table-cell>
          <table:table-cell table:style-name="ce4" table:formula="of:=[$Redistribution_high.P29]" office:value-type="float" office:value="0.0301154832877279" calcext:value-type="float">
            <text:p>0.030115483287728</text:p>
          </table:table-cell>
          <table:table-cell table:style-name="ce4" table:formula="of:=[$Redistribution_high.Q29]" office:value-type="float" office:value="0.0477645517154763" calcext:value-type="float">
            <text:p>0.047764551715476</text:p>
          </table:table-cell>
          <table:table-cell/>
          <table:table-cell table:style-name="ce4" table:formula="of:=[$Redistribution_central.N29]" office:value-type="float" office:value="0.0396860614149145" calcext:value-type="float">
            <text:p>0.039686061414915</text:p>
          </table:table-cell>
          <table:table-cell table:style-name="ce4" table:formula="of:=[$Redistribution_central.O29]" office:value-type="float" office:value="0.032849171952976" calcext:value-type="float">
            <text:p>0.032849171952976</text:p>
          </table:table-cell>
          <table:table-cell table:style-name="ce4" table:formula="of:=[$Redistribution_central.P29]" office:value-type="float" office:value="0.0298155578155233" calcext:value-type="float">
            <text:p>0.029815557815523</text:p>
          </table:table-cell>
          <table:table-cell table:style-name="ce4" table:formula="of:=[$Redistribution_central.Q29]" office:value-type="float" office:value="0.0466599773732236" calcext:value-type="float">
            <text:p>0.046659977373224</text:p>
          </table:table-cell>
          <table:table-cell/>
          <table:table-cell table:style-name="ce4" table:formula="of:=[$redistribution_low.N29]" office:value-type="float" office:value="0.0412056113473187" calcext:value-type="float">
            <text:p>0.041205611347319</text:p>
          </table:table-cell>
          <table:table-cell table:style-name="ce4" table:formula="of:=[$redistribution_low.O29]" office:value-type="float" office:value="0.0351360851362861" calcext:value-type="float">
            <text:p>0.035136085136286</text:p>
          </table:table-cell>
          <table:table-cell table:style-name="ce4" table:formula="of:=[$redistribution_low.P29]" office:value-type="float" office:value="0.0309081654478819" calcext:value-type="float">
            <text:p>0.030908165447882</text:p>
          </table:table-cell>
          <table:table-cell table:style-name="ce4" table:formula="of:=[$redistribution_low.Q29]" office:value-type="float" office:value="0.0493592062416671" calcext:value-type="float">
            <text:p>0.049359206241667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392891809042695" calcext:value-type="float">
            <text:p>0.03928918090427</text:p>
          </table:table-cell>
          <table:table-cell table:style-name="ce4" table:formula="of:=[$Redistribution_high.O30]" office:value-type="float" office:value="0.0318434032787521" calcext:value-type="float">
            <text:p>0.031843403278752</text:p>
          </table:table-cell>
          <table:table-cell table:style-name="ce4" table:formula="of:=[$Redistribution_high.P30]" office:value-type="float" office:value="0.0291092933102826" calcext:value-type="float">
            <text:p>0.029109293310283</text:p>
          </table:table-cell>
          <table:table-cell table:style-name="ce4" table:formula="of:=[$Redistribution_high.Q30]" office:value-type="float" office:value="0.0458698624638581" calcext:value-type="float">
            <text:p>0.045869862463858</text:p>
          </table:table-cell>
          <table:table-cell/>
          <table:table-cell table:style-name="ce4" table:formula="of:=[$Redistribution_central.N30]" office:value-type="float" office:value="0.042040413747098" calcext:value-type="float">
            <text:p>0.042040413747098</text:p>
          </table:table-cell>
          <table:table-cell table:style-name="ce4" table:formula="of:=[$Redistribution_central.O30]" office:value-type="float" office:value="0.0336626527218427" calcext:value-type="float">
            <text:p>0.033662652721843</text:p>
          </table:table-cell>
          <table:table-cell table:style-name="ce4" table:formula="of:=[$Redistribution_central.P30]" office:value-type="float" office:value="0.031814955039325" calcext:value-type="float">
            <text:p>0.031814955039325</text:p>
          </table:table-cell>
          <table:table-cell table:style-name="ce4" table:formula="of:=[$Redistribution_central.Q30]" office:value-type="float" office:value="0.0477668837404092" calcext:value-type="float">
            <text:p>0.047766883740409</text:p>
          </table:table-cell>
          <table:table-cell/>
          <table:table-cell table:style-name="ce4" table:formula="of:=[$redistribution_low.N30]" office:value-type="float" office:value="0.0401281813924697" calcext:value-type="float">
            <text:p>0.04012818139247</text:p>
          </table:table-cell>
          <table:table-cell table:style-name="ce4" table:formula="of:=[$redistribution_low.O30]" office:value-type="float" office:value="0.0323977768369194" calcext:value-type="float">
            <text:p>0.032397776836919</text:p>
          </table:table-cell>
          <table:table-cell table:style-name="ce4" table:formula="of:=[$redistribution_low.P30]" office:value-type="float" office:value="0.0297487667998743" calcext:value-type="float">
            <text:p>0.029748766799874</text:p>
          </table:table-cell>
          <table:table-cell table:style-name="ce4" table:formula="of:=[$redistribution_low.Q30]" office:value-type="float" office:value="0.0465419903675771" calcext:value-type="float">
            <text:p>0.046541990367577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388139074312816" calcext:value-type="float">
            <text:p>0.038813907431282</text:p>
          </table:table-cell>
          <table:table-cell table:style-name="ce4" table:formula="of:=[$Redistribution_high.O31]" office:value-type="float" office:value="0.0364640780178374" calcext:value-type="float">
            <text:p>0.036464078017837</text:p>
          </table:table-cell>
          <table:table-cell table:style-name="ce4" table:formula="of:=[$Redistribution_high.P31]" office:value-type="float" office:value="0.0296692829762451" calcext:value-type="float">
            <text:p>0.029669282976245</text:p>
          </table:table-cell>
          <table:table-cell table:style-name="ce4" table:formula="of:=[$Redistribution_high.Q31]" office:value-type="float" office:value="0.0491584785497637" calcext:value-type="float">
            <text:p>0.049158478549764</text:p>
          </table:table-cell>
          <table:table-cell/>
          <table:table-cell table:style-name="ce4" table:formula="of:=[$Redistribution_central.N31]" office:value-type="float" office:value="0.0404246218159678" calcext:value-type="float">
            <text:p>0.040424621815968</text:p>
          </table:table-cell>
          <table:table-cell table:style-name="ce4" table:formula="of:=[$Redistribution_central.O31]" office:value-type="float" office:value="0.0340608581788599" calcext:value-type="float">
            <text:p>0.03406085817886</text:p>
          </table:table-cell>
          <table:table-cell table:style-name="ce4" table:formula="of:=[$Redistribution_central.P31]" office:value-type="float" office:value="0.0302129712259223" calcext:value-type="float">
            <text:p>0.030212971225922</text:p>
          </table:table-cell>
          <table:table-cell table:style-name="ce4" table:formula="of:=[$Redistribution_central.Q31]" office:value-type="float" office:value="0.0485757861810504" calcext:value-type="float">
            <text:p>0.04857578618105</text:p>
          </table:table-cell>
          <table:table-cell/>
          <table:table-cell table:style-name="ce4" table:formula="of:=[$redistribution_low.N31]" office:value-type="float" office:value="0.0392649337622696" calcext:value-type="float">
            <text:p>0.03926493376227</text:p>
          </table:table-cell>
          <table:table-cell table:style-name="ce4" table:formula="of:=[$redistribution_low.O31]" office:value-type="float" office:value="0.0364448392083969" calcext:value-type="float">
            <text:p>0.036444839208397</text:p>
          </table:table-cell>
          <table:table-cell table:style-name="ce4" table:formula="of:=[$redistribution_low.P31]" office:value-type="float" office:value="0.0302255044419145" calcext:value-type="float">
            <text:p>0.030225504441915</text:p>
          </table:table-cell>
          <table:table-cell table:style-name="ce4" table:formula="of:=[$redistribution_low.Q31]" office:value-type="float" office:value="0.0489063451049404" calcext:value-type="float">
            <text:p>0.04890634510494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1290339001972" calcext:value-type="float">
            <text:p>0.041290339001972</text:p>
          </table:table-cell>
          <table:table-cell table:style-name="ce4" table:formula="of:=[$Redistribution_high.O32]" office:value-type="float" office:value="0.0368793010359395" calcext:value-type="float">
            <text:p>0.03687930103594</text:p>
          </table:table-cell>
          <table:table-cell table:style-name="ce4" table:formula="of:=[$Redistribution_high.P32]" office:value-type="float" office:value="0.0302575138686959" calcext:value-type="float">
            <text:p>0.030257513868696</text:p>
          </table:table-cell>
          <table:table-cell table:style-name="ce4" table:formula="of:=[$Redistribution_high.Q32]" office:value-type="float" office:value="0.0521475392834356" calcext:value-type="float">
            <text:p>0.052147539283436</text:p>
          </table:table-cell>
          <table:table-cell/>
          <table:table-cell table:style-name="ce4" table:formula="of:=[$Redistribution_central.N32]" office:value-type="float" office:value="0.0420102850533292" calcext:value-type="float">
            <text:p>0.042010285053329</text:p>
          </table:table-cell>
          <table:table-cell table:style-name="ce4" table:formula="of:=[$Redistribution_central.O32]" office:value-type="float" office:value="0.0368299981760033" calcext:value-type="float">
            <text:p>0.036829998176003</text:p>
          </table:table-cell>
          <table:table-cell table:style-name="ce4" table:formula="of:=[$Redistribution_central.P32]" office:value-type="float" office:value="0.0312446060408775" calcext:value-type="float">
            <text:p>0.031244606040878</text:p>
          </table:table-cell>
          <table:table-cell table:style-name="ce4" table:formula="of:=[$Redistribution_central.Q32]" office:value-type="float" office:value="0.051866386401138" calcext:value-type="float">
            <text:p>0.051866386401138</text:p>
          </table:table-cell>
          <table:table-cell/>
          <table:table-cell table:style-name="ce4" table:formula="of:=[$redistribution_low.N32]" office:value-type="float" office:value="0.040925612415737" calcext:value-type="float">
            <text:p>0.040925612415737</text:p>
          </table:table-cell>
          <table:table-cell table:style-name="ce4" table:formula="of:=[$redistribution_low.O32]" office:value-type="float" office:value="0.0356131791713853" calcext:value-type="float">
            <text:p>0.035613179171385</text:p>
          </table:table-cell>
          <table:table-cell table:style-name="ce4" table:formula="of:=[$redistribution_low.P32]" office:value-type="float" office:value="0.0302944559065815" calcext:value-type="float">
            <text:p>0.030294455906582</text:p>
          </table:table-cell>
          <table:table-cell table:style-name="ce4" table:formula="of:=[$redistribution_low.Q32]" office:value-type="float" office:value="0.0502339776127317" calcext:value-type="float">
            <text:p>0.050233977612732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21999126149415" calcext:value-type="float">
            <text:p>0.042199912614942</text:p>
          </table:table-cell>
          <table:table-cell table:style-name="ce4" table:formula="of:=[$Redistribution_high.O33]" office:value-type="float" office:value="0.036817883514345" calcext:value-type="float">
            <text:p>0.036817883514345</text:p>
          </table:table-cell>
          <table:table-cell table:style-name="ce4" table:formula="of:=[$Redistribution_high.P33]" office:value-type="float" office:value="0.0299529930960232" calcext:value-type="float">
            <text:p>0.029952993096023</text:p>
          </table:table-cell>
          <table:table-cell table:style-name="ce4" table:formula="of:=[$Redistribution_high.Q33]" office:value-type="float" office:value="0.05396452732508" calcext:value-type="float">
            <text:p>0.05396452732508</text:p>
          </table:table-cell>
          <table:table-cell/>
          <table:table-cell table:style-name="ce4" table:formula="of:=[$Redistribution_central.N33]" office:value-type="float" office:value="0.0418120391520915" calcext:value-type="float">
            <text:p>0.041812039152092</text:p>
          </table:table-cell>
          <table:table-cell table:style-name="ce4" table:formula="of:=[$Redistribution_central.O33]" office:value-type="float" office:value="0.0366753268641018" calcext:value-type="float">
            <text:p>0.036675326864102</text:p>
          </table:table-cell>
          <table:table-cell table:style-name="ce4" table:formula="of:=[$Redistribution_central.P33]" office:value-type="float" office:value="0.0315348910988778" calcext:value-type="float">
            <text:p>0.031534891098878</text:p>
          </table:table-cell>
          <table:table-cell table:style-name="ce4" table:formula="of:=[$Redistribution_central.Q33]" office:value-type="float" office:value="0.0513069808880311" calcext:value-type="float">
            <text:p>0.051306980888031</text:p>
          </table:table-cell>
          <table:table-cell/>
          <table:table-cell table:style-name="ce4" table:formula="of:=[$redistribution_low.N33]" office:value-type="float" office:value="0.0419229017463401" calcext:value-type="float">
            <text:p>0.04192290174634</text:p>
          </table:table-cell>
          <table:table-cell table:style-name="ce4" table:formula="of:=[$redistribution_low.O33]" office:value-type="float" office:value="0.0383924870476682" calcext:value-type="float">
            <text:p>0.038392487047668</text:p>
          </table:table-cell>
          <table:table-cell table:style-name="ce4" table:formula="of:=[$redistribution_low.P33]" office:value-type="float" office:value="0.0317600131401683" calcext:value-type="float">
            <text:p>0.031760013140168</text:p>
          </table:table-cell>
          <table:table-cell table:style-name="ce4" table:formula="of:=[$redistribution_low.Q33]" office:value-type="float" office:value="0.0525684488352706" calcext:value-type="float">
            <text:p>0.052568448835271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388307864870449" calcext:value-type="float">
            <text:p>0.038830786487045</text:p>
          </table:table-cell>
          <table:table-cell table:style-name="ce4" table:formula="of:=[$Redistribution_high.O34]" office:value-type="float" office:value="0.0351120909506102" calcext:value-type="float">
            <text:p>0.03511209095061</text:p>
          </table:table-cell>
          <table:table-cell table:style-name="ce4" table:formula="of:=[$Redistribution_high.P34]" office:value-type="float" office:value="0.029318554424586" calcext:value-type="float">
            <text:p>0.029318554424586</text:p>
          </table:table-cell>
          <table:table-cell table:style-name="ce4" table:formula="of:=[$Redistribution_high.Q34]" office:value-type="float" office:value="0.0481193530053485" calcext:value-type="float">
            <text:p>0.048119353005349</text:p>
          </table:table-cell>
          <table:table-cell/>
          <table:table-cell table:style-name="ce4" table:formula="of:=[$Redistribution_central.N34]" office:value-type="float" office:value="0.0391487172347821" calcext:value-type="float">
            <text:p>0.039148717234782</text:p>
          </table:table-cell>
          <table:table-cell table:style-name="ce4" table:formula="of:=[$Redistribution_central.O34]" office:value-type="float" office:value="0.0341254838025277" calcext:value-type="float">
            <text:p>0.034125483802528</text:p>
          </table:table-cell>
          <table:table-cell table:style-name="ce4" table:formula="of:=[$Redistribution_central.P34]" office:value-type="float" office:value="0.028735566536366" calcext:value-type="float">
            <text:p>0.028735566536366</text:p>
          </table:table-cell>
          <table:table-cell table:style-name="ce4" table:formula="of:=[$Redistribution_central.Q34]" office:value-type="float" office:value="0.048613701411574" calcext:value-type="float">
            <text:p>0.048613701411574</text:p>
          </table:table-cell>
          <table:table-cell/>
          <table:table-cell table:style-name="ce4" table:formula="of:=[$redistribution_low.N34]" office:value-type="float" office:value="0.0399722946695633" calcext:value-type="float">
            <text:p>0.039972294669563</text:p>
          </table:table-cell>
          <table:table-cell table:style-name="ce4" table:formula="of:=[$redistribution_low.O34]" office:value-type="float" office:value="0.036190173063553" calcext:value-type="float">
            <text:p>0.036190173063553</text:p>
          </table:table-cell>
          <table:table-cell table:style-name="ce4" table:formula="of:=[$redistribution_low.P34]" office:value-type="float" office:value="0.0312421414176809" calcext:value-type="float">
            <text:p>0.031242141417681</text:p>
          </table:table-cell>
          <table:table-cell table:style-name="ce4" table:formula="of:=[$redistribution_low.Q34]" office:value-type="float" office:value="0.0482093849308552" calcext:value-type="float">
            <text:p>0.048209384930855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91594734827279" calcext:value-type="float">
            <text:p>0.039159473482728</text:p>
          </table:table-cell>
          <table:table-cell table:style-name="ce4" table:formula="of:=[$Redistribution_high.O35]" office:value-type="float" office:value="0.0355835860464819" calcext:value-type="float">
            <text:p>0.035583586046482</text:p>
          </table:table-cell>
          <table:table-cell table:style-name="ce4" table:formula="of:=[$Redistribution_high.P35]" office:value-type="float" office:value="0.0284974163373199" calcext:value-type="float">
            <text:p>0.02849741633732</text:p>
          </table:table-cell>
          <table:table-cell table:style-name="ce4" table:formula="of:=[$Redistribution_high.Q35]" office:value-type="float" office:value="0.0505329364295597" calcext:value-type="float">
            <text:p>0.05053293642956</text:p>
          </table:table-cell>
          <table:table-cell/>
          <table:table-cell table:style-name="ce4" table:formula="of:=[$Redistribution_central.N35]" office:value-type="float" office:value="0.0394010183460744" calcext:value-type="float">
            <text:p>0.039401018346075</text:p>
          </table:table-cell>
          <table:table-cell table:style-name="ce4" table:formula="of:=[$Redistribution_central.O35]" office:value-type="float" office:value="0.035121932075991" calcext:value-type="float">
            <text:p>0.035121932075991</text:p>
          </table:table-cell>
          <table:table-cell table:style-name="ce4" table:formula="of:=[$Redistribution_central.P35]" office:value-type="float" office:value="0.0286293439045175" calcext:value-type="float">
            <text:p>0.028629343904518</text:p>
          </table:table-cell>
          <table:table-cell table:style-name="ce4" table:formula="of:=[$Redistribution_central.Q35]" office:value-type="float" office:value="0.0505813750995781" calcext:value-type="float">
            <text:p>0.050581375099578</text:p>
          </table:table-cell>
          <table:table-cell/>
          <table:table-cell table:style-name="ce4" table:formula="of:=[$redistribution_low.N35]" office:value-type="float" office:value="0.0391719452503821" calcext:value-type="float">
            <text:p>0.039171945250382</text:p>
          </table:table-cell>
          <table:table-cell table:style-name="ce4" table:formula="of:=[$redistribution_low.O35]" office:value-type="float" office:value="0.0380808760381126" calcext:value-type="float">
            <text:p>0.038080876038113</text:p>
          </table:table-cell>
          <table:table-cell table:style-name="ce4" table:formula="of:=[$redistribution_low.P35]" office:value-type="float" office:value="0.0304938514111349" calcext:value-type="float">
            <text:p>0.030493851411135</text:p>
          </table:table-cell>
          <table:table-cell table:style-name="ce4" table:formula="of:=[$redistribution_low.Q35]" office:value-type="float" office:value="0.0502826169900127" calcext:value-type="float">
            <text:p>0.050282616990013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392159150057381" calcext:value-type="float">
            <text:p>0.039215915005738</text:p>
          </table:table-cell>
          <table:table-cell table:style-name="ce4" table:formula="of:=[$Redistribution_high.O36]" office:value-type="float" office:value="0.0363848922598539" calcext:value-type="float">
            <text:p>0.036384892259854</text:p>
          </table:table-cell>
          <table:table-cell table:style-name="ce4" table:formula="of:=[$Redistribution_high.P36]" office:value-type="float" office:value="0.0298685169571874" calcext:value-type="float">
            <text:p>0.029868516957188</text:p>
          </table:table-cell>
          <table:table-cell table:style-name="ce4" table:formula="of:=[$Redistribution_high.Q36]" office:value-type="float" office:value="0.0494654434502098" calcext:value-type="float">
            <text:p>0.04946544345021</text:p>
          </table:table-cell>
          <table:table-cell/>
          <table:table-cell table:style-name="ce4" table:formula="of:=[$Redistribution_central.N36]" office:value-type="float" office:value="0.0399202186054713" calcext:value-type="float">
            <text:p>0.039920218605471</text:p>
          </table:table-cell>
          <table:table-cell table:style-name="ce4" table:formula="of:=[$Redistribution_central.O36]" office:value-type="float" office:value="0.035513054467434" calcext:value-type="float">
            <text:p>0.035513054467434</text:p>
          </table:table-cell>
          <table:table-cell table:style-name="ce4" table:formula="of:=[$Redistribution_central.P36]" office:value-type="float" office:value="0.0295885502617667" calcext:value-type="float">
            <text:p>0.029588550261767</text:p>
          </table:table-cell>
          <table:table-cell table:style-name="ce4" table:formula="of:=[$Redistribution_central.Q36]" office:value-type="float" office:value="0.0501740984200407" calcext:value-type="float">
            <text:p>0.050174098420041</text:p>
          </table:table-cell>
          <table:table-cell/>
          <table:table-cell table:style-name="ce4" table:formula="of:=[$redistribution_low.N36]" office:value-type="float" office:value="0.0386709328508489" calcext:value-type="float">
            <text:p>0.038670932850849</text:p>
          </table:table-cell>
          <table:table-cell table:style-name="ce4" table:formula="of:=[$redistribution_low.O36]" office:value-type="float" office:value="0.0361904198333319" calcext:value-type="float">
            <text:p>0.036190419833332</text:p>
          </table:table-cell>
          <table:table-cell table:style-name="ce4" table:formula="of:=[$redistribution_low.P36]" office:value-type="float" office:value="0.0303488210129797" calcext:value-type="float">
            <text:p>0.03034882101298</text:p>
          </table:table-cell>
          <table:table-cell table:style-name="ce4" table:formula="of:=[$redistribution_low.Q36]" office:value-type="float" office:value="0.047877895483117" calcext:value-type="float">
            <text:p>0.047877895483117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384315730821117" calcext:value-type="float">
            <text:p>0.038431573082112</text:p>
          </table:table-cell>
          <table:table-cell table:style-name="ce4" table:formula="of:=[$Redistribution_high.O37]" office:value-type="float" office:value="0.0369434622298639" calcext:value-type="float">
            <text:p>0.036943462229864</text:p>
          </table:table-cell>
          <table:table-cell table:style-name="ce4" table:formula="of:=[$Redistribution_high.P37]" office:value-type="float" office:value="0.0293567553711137" calcext:value-type="float">
            <text:p>0.029356755371114</text:p>
          </table:table-cell>
          <table:table-cell table:style-name="ce4" table:formula="of:=[$Redistribution_high.Q37]" office:value-type="float" office:value="0.0497636211086388" calcext:value-type="float">
            <text:p>0.049763621108639</text:p>
          </table:table-cell>
          <table:table-cell/>
          <table:table-cell table:style-name="ce4" table:formula="of:=[$Redistribution_central.N37]" office:value-type="float" office:value="0.0392377508146845" calcext:value-type="float">
            <text:p>0.039237750814685</text:p>
          </table:table-cell>
          <table:table-cell table:style-name="ce4" table:formula="of:=[$Redistribution_central.O37]" office:value-type="float" office:value="0.0378374913133267" calcext:value-type="float">
            <text:p>0.037837491313327</text:p>
          </table:table-cell>
          <table:table-cell table:style-name="ce4" table:formula="of:=[$Redistribution_central.P37]" office:value-type="float" office:value="0.0314868108818431" calcext:value-type="float">
            <text:p>0.031486810881843</text:p>
          </table:table-cell>
          <table:table-cell table:style-name="ce4" table:formula="of:=[$Redistribution_central.Q37]" office:value-type="float" office:value="0.0489260095113565" calcext:value-type="float">
            <text:p>0.048926009511357</text:p>
          </table:table-cell>
          <table:table-cell/>
          <table:table-cell table:style-name="ce4" table:formula="of:=[$redistribution_low.N37]" office:value-type="float" office:value="0.0395970110384779" calcext:value-type="float">
            <text:p>0.039597011038478</text:p>
          </table:table-cell>
          <table:table-cell table:style-name="ce4" table:formula="of:=[$redistribution_low.O37]" office:value-type="float" office:value="0.0378236128533978" calcext:value-type="float">
            <text:p>0.037823612853398</text:p>
          </table:table-cell>
          <table:table-cell table:style-name="ce4" table:formula="of:=[$redistribution_low.P37]" office:value-type="float" office:value="0.0292499399961876" calcext:value-type="float">
            <text:p>0.029249939996188</text:p>
          </table:table-cell>
          <table:table-cell table:style-name="ce4" table:formula="of:=[$redistribution_low.Q37]" office:value-type="float" office:value="0.0524769708361893" calcext:value-type="float">
            <text:p>0.052476970836189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03200188348307" calcext:value-type="float">
            <text:p>0.040320018834831</text:p>
          </table:table-cell>
          <table:table-cell table:style-name="ce4" table:formula="of:=[$Redistribution_high.O38]" office:value-type="float" office:value="0.036197426307034" calcext:value-type="float">
            <text:p>0.036197426307034</text:p>
          </table:table-cell>
          <table:table-cell table:style-name="ce4" table:formula="of:=[$Redistribution_high.P38]" office:value-type="float" office:value="0.0306649008502249" calcext:value-type="float">
            <text:p>0.030664900850225</text:p>
          </table:table-cell>
          <table:table-cell table:style-name="ce4" table:formula="of:=[$Redistribution_high.Q38]" office:value-type="float" office:value="0.0497403003862765" calcext:value-type="float">
            <text:p>0.049740300386277</text:p>
          </table:table-cell>
          <table:table-cell/>
          <table:table-cell table:style-name="ce4" table:formula="of:=[$Redistribution_central.N38]" office:value-type="float" office:value="0.0397191112394336" calcext:value-type="float">
            <text:p>0.039719111239434</text:p>
          </table:table-cell>
          <table:table-cell table:style-name="ce4" table:formula="of:=[$Redistribution_central.O38]" office:value-type="float" office:value="0.0353461493234558" calcext:value-type="float">
            <text:p>0.035346149323456</text:p>
          </table:table-cell>
          <table:table-cell table:style-name="ce4" table:formula="of:=[$Redistribution_central.P38]" office:value-type="float" office:value="0.0294021562672775" calcext:value-type="float">
            <text:p>0.029402156267278</text:p>
          </table:table-cell>
          <table:table-cell table:style-name="ce4" table:formula="of:=[$Redistribution_central.Q38]" office:value-type="float" office:value="0.0499945239828834" calcext:value-type="float">
            <text:p>0.049994523982884</text:p>
          </table:table-cell>
          <table:table-cell/>
          <table:table-cell table:style-name="ce4" table:formula="of:=[$redistribution_low.N38]" office:value-type="float" office:value="0.0379659861306989" calcext:value-type="float">
            <text:p>0.037965986130699</text:p>
          </table:table-cell>
          <table:table-cell table:style-name="ce4" table:formula="of:=[$redistribution_low.O38]" office:value-type="float" office:value="0.033246901219763" calcext:value-type="float">
            <text:p>0.033246901219763</text:p>
          </table:table-cell>
          <table:table-cell table:style-name="ce4" table:formula="of:=[$redistribution_low.P38]" office:value-type="float" office:value="0.0271651050158809" calcext:value-type="float">
            <text:p>0.027165105015881</text:p>
          </table:table-cell>
          <table:table-cell table:style-name="ce4" table:formula="of:=[$redistribution_low.Q38]" office:value-type="float" office:value="0.0484217165486415" calcext:value-type="float">
            <text:p>0.048421716548642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400223072165202" calcext:value-type="float">
            <text:p>0.04002230721652</text:p>
          </table:table-cell>
          <table:table-cell table:style-name="ce4" table:formula="of:=[$Redistribution_high.O39]" office:value-type="float" office:value="0.0366080029840251" calcext:value-type="float">
            <text:p>0.036608002984025</text:p>
          </table:table-cell>
          <table:table-cell table:style-name="ce4" table:formula="of:=[$Redistribution_high.P39]" office:value-type="float" office:value="0.0298906989932398" calcext:value-type="float">
            <text:p>0.02989069899324</text:p>
          </table:table-cell>
          <table:table-cell table:style-name="ce4" table:formula="of:=[$Redistribution_high.Q39]" office:value-type="float" office:value="0.0510889133184771" calcext:value-type="float">
            <text:p>0.051088913318477</text:p>
          </table:table-cell>
          <table:table-cell/>
          <table:table-cell table:style-name="ce4" table:formula="of:=[$Redistribution_central.N39]" office:value-type="float" office:value="0.036338320803887" calcext:value-type="float">
            <text:p>0.036338320803887</text:p>
          </table:table-cell>
          <table:table-cell table:style-name="ce4" table:formula="of:=[$Redistribution_central.O39]" office:value-type="float" office:value="0.0346668413014048" calcext:value-type="float">
            <text:p>0.034666841301405</text:p>
          </table:table-cell>
          <table:table-cell table:style-name="ce4" table:formula="of:=[$Redistribution_central.P39]" office:value-type="float" office:value="0.0285743692279188" calcext:value-type="float">
            <text:p>0.028574369227919</text:p>
          </table:table-cell>
          <table:table-cell table:style-name="ce4" table:formula="of:=[$Redistribution_central.Q39]" office:value-type="float" office:value="0.0459077168620206" calcext:value-type="float">
            <text:p>0.045907716862021</text:p>
          </table:table-cell>
          <table:table-cell/>
          <table:table-cell table:style-name="ce4" table:formula="of:=[$redistribution_low.N39]" office:value-type="float" office:value="0.0370820234243203" calcext:value-type="float">
            <text:p>0.03708202342432</text:p>
          </table:table-cell>
          <table:table-cell table:style-name="ce4" table:formula="of:=[$redistribution_low.O39]" office:value-type="float" office:value="0.0337203208625447" calcext:value-type="float">
            <text:p>0.033720320862545</text:p>
          </table:table-cell>
          <table:table-cell table:style-name="ce4" table:formula="of:=[$redistribution_low.P39]" office:value-type="float" office:value="0.0285442586667903" calcext:value-type="float">
            <text:p>0.02854425866679</text:p>
          </table:table-cell>
          <table:table-cell table:style-name="ce4" table:formula="of:=[$redistribution_low.Q39]" office:value-type="float" office:value="0.0460682491867563" calcext:value-type="float">
            <text:p>0.046068249186756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374568784471439" calcext:value-type="float">
            <text:p>0.037456878447144</text:p>
          </table:table-cell>
          <table:table-cell table:style-name="ce4" table:formula="of:=[$Redistribution_high.O40]" office:value-type="float" office:value="0.0355899413712912" calcext:value-type="float">
            <text:p>0.035589941371291</text:p>
          </table:table-cell>
          <table:table-cell table:style-name="ce4" table:formula="of:=[$Redistribution_high.P40]" office:value-type="float" office:value="0.029125626394559" calcext:value-type="float">
            <text:p>0.029125626394559</text:p>
          </table:table-cell>
          <table:table-cell table:style-name="ce4" table:formula="of:=[$Redistribution_high.Q40]" office:value-type="float" office:value="0.0474059239899446" calcext:value-type="float">
            <text:p>0.047405923989945</text:p>
          </table:table-cell>
          <table:table-cell/>
          <table:table-cell table:style-name="ce4" table:formula="of:=[$Redistribution_central.N40]" office:value-type="float" office:value="0.038507471311559" calcext:value-type="float">
            <text:p>0.038507471311559</text:p>
          </table:table-cell>
          <table:table-cell table:style-name="ce4" table:formula="of:=[$Redistribution_central.O40]" office:value-type="float" office:value="0.0370863900359651" calcext:value-type="float">
            <text:p>0.037086390035965</text:p>
          </table:table-cell>
          <table:table-cell table:style-name="ce4" table:formula="of:=[$Redistribution_central.P40]" office:value-type="float" office:value="0.0303558668623297" calcext:value-type="float">
            <text:p>0.03035586686233</text:p>
          </table:table-cell>
          <table:table-cell table:style-name="ce4" table:formula="of:=[$Redistribution_central.Q40]" office:value-type="float" office:value="0.0488150446922715" calcext:value-type="float">
            <text:p>0.048815044692272</text:p>
          </table:table-cell>
          <table:table-cell/>
          <table:table-cell table:style-name="ce4" table:formula="of:=[$redistribution_low.N40]" office:value-type="float" office:value="0.0360432186337117" calcext:value-type="float">
            <text:p>0.036043218633712</text:p>
          </table:table-cell>
          <table:table-cell table:style-name="ce4" table:formula="of:=[$redistribution_low.O40]" office:value-type="float" office:value="0.0348073626394317" calcext:value-type="float">
            <text:p>0.034807362639432</text:p>
          </table:table-cell>
          <table:table-cell table:style-name="ce4" table:formula="of:=[$redistribution_low.P40]" office:value-type="float" office:value="0.0281017265338356" calcext:value-type="float">
            <text:p>0.028101726533836</text:p>
          </table:table-cell>
          <table:table-cell table:style-name="ce4" table:formula="of:=[$redistribution_low.Q40]" office:value-type="float" office:value="0.0460264607638791" calcext:value-type="float">
            <text:p>0.046026460763879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393750539782572" calcext:value-type="float">
            <text:p>0.039375053978257</text:p>
          </table:table-cell>
          <table:table-cell table:style-name="ce4" table:formula="of:=[$Redistribution_high.O41]" office:value-type="float" office:value="0.0391038958185679" calcext:value-type="float">
            <text:p>0.039103895818568</text:p>
          </table:table-cell>
          <table:table-cell table:style-name="ce4" table:formula="of:=[$Redistribution_high.P41]" office:value-type="float" office:value="0.0306762655599125" calcext:value-type="float">
            <text:p>0.030676265559913</text:p>
          </table:table-cell>
          <table:table-cell table:style-name="ce4" table:formula="of:=[$Redistribution_high.Q41]" office:value-type="float" office:value="0.0514810264521398" calcext:value-type="float">
            <text:p>0.05148102645214</text:p>
          </table:table-cell>
          <table:table-cell/>
          <table:table-cell table:style-name="ce4" table:formula="of:=[$Redistribution_central.N41]" office:value-type="float" office:value="0.0393482114515243" calcext:value-type="float">
            <text:p>0.039348211451524</text:p>
          </table:table-cell>
          <table:table-cell table:style-name="ce4" table:formula="of:=[$Redistribution_central.O41]" office:value-type="float" office:value="0.038503210913135" calcext:value-type="float">
            <text:p>0.038503210913135</text:p>
          </table:table-cell>
          <table:table-cell table:style-name="ce4" table:formula="of:=[$Redistribution_central.P41]" office:value-type="float" office:value="0.031134677303659" calcext:value-type="float">
            <text:p>0.031134677303659</text:p>
          </table:table-cell>
          <table:table-cell table:style-name="ce4" table:formula="of:=[$Redistribution_central.Q41]" office:value-type="float" office:value="0.0503972978414969" calcext:value-type="float">
            <text:p>0.050397297841497</text:p>
          </table:table-cell>
          <table:table-cell/>
          <table:table-cell table:style-name="ce4" table:formula="of:=[$redistribution_low.N41]" office:value-type="float" office:value="0.0361878669998712" calcext:value-type="float">
            <text:p>0.036187866999871</text:p>
          </table:table-cell>
          <table:table-cell table:style-name="ce4" table:formula="of:=[$redistribution_low.O41]" office:value-type="float" office:value="0.0358438789469079" calcext:value-type="float">
            <text:p>0.035843878946908</text:p>
          </table:table-cell>
          <table:table-cell table:style-name="ce4" table:formula="of:=[$redistribution_low.P41]" office:value-type="float" office:value="0.027816751118856" calcext:value-type="float">
            <text:p>0.027816751118856</text:p>
          </table:table-cell>
          <table:table-cell table:style-name="ce4" table:formula="of:=[$redistribution_low.Q41]" office:value-type="float" office:value="0.0477669592352209" calcext:value-type="float">
            <text:p>0.047766959235221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409342167737633" calcext:value-type="float">
            <text:p>0.040934216773763</text:p>
          </table:table-cell>
          <table:table-cell table:style-name="ce4" table:formula="of:=[$Redistribution_high.O42]" office:value-type="float" office:value="0.0383809358822767" calcext:value-type="float">
            <text:p>0.038380935882277</text:p>
          </table:table-cell>
          <table:table-cell table:style-name="ce4" table:formula="of:=[$Redistribution_high.P42]" office:value-type="float" office:value="0.030670108936846" calcext:value-type="float">
            <text:p>0.030670108936846</text:p>
          </table:table-cell>
          <table:table-cell table:style-name="ce4" table:formula="of:=[$Redistribution_high.Q42]" office:value-type="float" office:value="0.0528644519923905" calcext:value-type="float">
            <text:p>0.052864451992391</text:p>
          </table:table-cell>
          <table:table-cell/>
          <table:table-cell table:style-name="ce4" table:formula="of:=[$Redistribution_central.N42]" office:value-type="float" office:value="0.0395375841119302" calcext:value-type="float">
            <text:p>0.03953758411193</text:p>
          </table:table-cell>
          <table:table-cell table:style-name="ce4" table:formula="of:=[$Redistribution_central.O42]" office:value-type="float" office:value="0.0369392360262635" calcext:value-type="float">
            <text:p>0.036939236026264</text:p>
          </table:table-cell>
          <table:table-cell table:style-name="ce4" table:formula="of:=[$Redistribution_central.P42]" office:value-type="float" office:value="0.0300163220113602" calcext:value-type="float">
            <text:p>0.03001632201136</text:p>
          </table:table-cell>
          <table:table-cell table:style-name="ce4" table:formula="of:=[$Redistribution_central.Q42]" office:value-type="float" office:value="0.0504792408695822" calcext:value-type="float">
            <text:p>0.050479240869582</text:p>
          </table:table-cell>
          <table:table-cell/>
          <table:table-cell table:style-name="ce4" table:formula="of:=[$redistribution_low.N42]" office:value-type="float" office:value="0.0365290516164722" calcext:value-type="float">
            <text:p>0.036529051616472</text:p>
          </table:table-cell>
          <table:table-cell table:style-name="ce4" table:formula="of:=[$redistribution_low.O42]" office:value-type="float" office:value="0.0367869322309896" calcext:value-type="float">
            <text:p>0.03678693223099</text:p>
          </table:table-cell>
          <table:table-cell table:style-name="ce4" table:formula="of:=[$redistribution_low.P42]" office:value-type="float" office:value="0.0299401072609201" calcext:value-type="float">
            <text:p>0.02994010726092</text:p>
          </table:table-cell>
          <table:table-cell table:style-name="ce4" table:formula="of:=[$redistribution_low.Q42]" office:value-type="float" office:value="0.0459135948212622" calcext:value-type="float">
            <text:p>0.045913594821262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370909548675186" calcext:value-type="float">
            <text:p>0.037090954867519</text:p>
          </table:table-cell>
          <table:table-cell table:style-name="ce4" table:formula="of:=[$Redistribution_high.O43]" office:value-type="float" office:value="0.0383993089833667" calcext:value-type="float">
            <text:p>0.038399308983367</text:p>
          </table:table-cell>
          <table:table-cell table:style-name="ce4" table:formula="of:=[$Redistribution_high.P43]" office:value-type="float" office:value="0.029221020948356" calcext:value-type="float">
            <text:p>0.029221020948356</text:p>
          </table:table-cell>
          <table:table-cell table:style-name="ce4" table:formula="of:=[$Redistribution_high.Q43]" office:value-type="float" office:value="0.0495614305433153" calcext:value-type="float">
            <text:p>0.049561430543315</text:p>
          </table:table-cell>
          <table:table-cell/>
          <table:table-cell table:style-name="ce4" table:formula="of:=[$Redistribution_central.N43]" office:value-type="float" office:value="0.0384840721167869" calcext:value-type="float">
            <text:p>0.038484072116787</text:p>
          </table:table-cell>
          <table:table-cell table:style-name="ce4" table:formula="of:=[$Redistribution_central.O43]" office:value-type="float" office:value="0.03821903927159" calcext:value-type="float">
            <text:p>0.03821903927159</text:p>
          </table:table-cell>
          <table:table-cell table:style-name="ce4" table:formula="of:=[$Redistribution_central.P43]" office:value-type="float" office:value="0.0298636201998269" calcext:value-type="float">
            <text:p>0.029863620199827</text:p>
          </table:table-cell>
          <table:table-cell table:style-name="ce4" table:formula="of:=[$Redistribution_central.Q43]" office:value-type="float" office:value="0.0506955339219131" calcext:value-type="float">
            <text:p>0.050695533921913</text:p>
          </table:table-cell>
          <table:table-cell/>
          <table:table-cell table:style-name="ce4" table:formula="of:=[$redistribution_low.N43]" office:value-type="float" office:value="0.036854361134851" calcext:value-type="float">
            <text:p>0.036854361134851</text:p>
          </table:table-cell>
          <table:table-cell table:style-name="ce4" table:formula="of:=[$redistribution_low.O43]" office:value-type="float" office:value="0.0371792160080103" calcext:value-type="float">
            <text:p>0.03717921600801</text:p>
          </table:table-cell>
          <table:table-cell table:style-name="ce4" table:formula="of:=[$redistribution_low.P43]" office:value-type="float" office:value="0.0293853504669836" calcext:value-type="float">
            <text:p>0.029385350466984</text:p>
          </table:table-cell>
          <table:table-cell table:style-name="ce4" table:formula="of:=[$redistribution_low.Q43]" office:value-type="float" office:value="0.0479250116130024" calcext:value-type="float">
            <text:p>0.047925011613002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66625547986351" calcext:value-type="float">
            <text:p>0.036662554798635</text:p>
          </table:table-cell>
          <table:table-cell table:style-name="ce4" table:formula="of:=[$Redistribution_high.O44]" office:value-type="float" office:value="0.0371846471604761" calcext:value-type="float">
            <text:p>0.037184647160476</text:p>
          </table:table-cell>
          <table:table-cell table:style-name="ce4" table:formula="of:=[$Redistribution_high.P44]" office:value-type="float" office:value="0.0296760381837475" calcext:value-type="float">
            <text:p>0.029676038183748</text:p>
          </table:table-cell>
          <table:table-cell table:style-name="ce4" table:formula="of:=[$Redistribution_high.Q44]" office:value-type="float" office:value="0.0470821220309521" calcext:value-type="float">
            <text:p>0.047082122030952</text:p>
          </table:table-cell>
          <table:table-cell/>
          <table:table-cell table:style-name="ce4" table:formula="of:=[$Redistribution_central.N44]" office:value-type="float" office:value="0.0386338217187503" calcext:value-type="float">
            <text:p>0.03863382171875</text:p>
          </table:table-cell>
          <table:table-cell table:style-name="ce4" table:formula="of:=[$Redistribution_central.O44]" office:value-type="float" office:value="0.038686432704132" calcext:value-type="float">
            <text:p>0.038686432704132</text:p>
          </table:table-cell>
          <table:table-cell table:style-name="ce4" table:formula="of:=[$Redistribution_central.P44]" office:value-type="float" office:value="0.0296367027379958" calcext:value-type="float">
            <text:p>0.029636702737996</text:p>
          </table:table-cell>
          <table:table-cell table:style-name="ce4" table:formula="of:=[$Redistribution_central.Q44]" office:value-type="float" office:value="0.0515751171461744" calcext:value-type="float">
            <text:p>0.051575117146174</text:p>
          </table:table-cell>
          <table:table-cell/>
          <table:table-cell table:style-name="ce4" table:formula="of:=[$redistribution_low.N44]" office:value-type="float" office:value="0.0374338558777292" calcext:value-type="float">
            <text:p>0.037433855877729</text:p>
          </table:table-cell>
          <table:table-cell table:style-name="ce4" table:formula="of:=[$redistribution_low.O44]" office:value-type="float" office:value="0.037758664935109" calcext:value-type="float">
            <text:p>0.037758664935109</text:p>
          </table:table-cell>
          <table:table-cell table:style-name="ce4" table:formula="of:=[$redistribution_low.P44]" office:value-type="float" office:value="0.030081776563966" calcext:value-type="float">
            <text:p>0.030081776563966</text:p>
          </table:table-cell>
          <table:table-cell table:style-name="ce4" table:formula="of:=[$redistribution_low.Q44]" office:value-type="float" office:value="0.0481837118599308" calcext:value-type="float">
            <text:p>0.048183711859931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76280253696345" calcext:value-type="float">
            <text:p>0.037628025369635</text:p>
          </table:table-cell>
          <table:table-cell table:style-name="ce4" table:formula="of:=[$Redistribution_high.O45]" office:value-type="float" office:value="0.0394673206149112" calcext:value-type="float">
            <text:p>0.039467320614911</text:p>
          </table:table-cell>
          <table:table-cell table:style-name="ce4" table:formula="of:=[$Redistribution_high.P45]" office:value-type="float" office:value="0.0294747858672343" calcext:value-type="float">
            <text:p>0.029474785867234</text:p>
          </table:table-cell>
          <table:table-cell table:style-name="ce4" table:formula="of:=[$Redistribution_high.Q45]" office:value-type="float" office:value="0.0509934702663036" calcext:value-type="float">
            <text:p>0.050993470266304</text:p>
          </table:table-cell>
          <table:table-cell/>
          <table:table-cell table:style-name="ce4" table:formula="of:=[$Redistribution_central.N45]" office:value-type="float" office:value="0.0379582837357335" calcext:value-type="float">
            <text:p>0.037958283735734</text:p>
          </table:table-cell>
          <table:table-cell table:style-name="ce4" table:formula="of:=[$Redistribution_central.O45]" office:value-type="float" office:value="0.0375878508738307" calcext:value-type="float">
            <text:p>0.037587850873831</text:p>
          </table:table-cell>
          <table:table-cell table:style-name="ce4" table:formula="of:=[$Redistribution_central.P45]" office:value-type="float" office:value="0.0283563982850021" calcext:value-type="float">
            <text:p>0.028356398285002</text:p>
          </table:table-cell>
          <table:table-cell table:style-name="ce4" table:formula="of:=[$Redistribution_central.Q45]" office:value-type="float" office:value="0.0515137468750366" calcext:value-type="float">
            <text:p>0.051513746875037</text:p>
          </table:table-cell>
          <table:table-cell/>
          <table:table-cell table:style-name="ce4" table:formula="of:=[$redistribution_low.N45]" office:value-type="float" office:value="0.0379072021561729" calcext:value-type="float">
            <text:p>0.037907202156173</text:p>
          </table:table-cell>
          <table:table-cell table:style-name="ce4" table:formula="of:=[$redistribution_low.O45]" office:value-type="float" office:value="0.0400616214746324" calcext:value-type="float">
            <text:p>0.040061621474632</text:p>
          </table:table-cell>
          <table:table-cell table:style-name="ce4" table:formula="of:=[$redistribution_low.P45]" office:value-type="float" office:value="0.0305430552395437" calcext:value-type="float">
            <text:p>0.030543055239544</text:p>
          </table:table-cell>
          <table:table-cell table:style-name="ce4" table:formula="of:=[$redistribution_low.Q45]" office:value-type="float" office:value="0.0505185557845976" calcext:value-type="float">
            <text:p>0.050518555784598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56594069710348" calcext:value-type="float">
            <text:p>0.035659406971035</text:p>
          </table:table-cell>
          <table:table-cell table:style-name="ce4" table:formula="of:=[$Redistribution_high.O46]" office:value-type="float" office:value="0.0360483081176175" calcext:value-type="float">
            <text:p>0.036048308117618</text:p>
          </table:table-cell>
          <table:table-cell table:style-name="ce4" table:formula="of:=[$Redistribution_high.P46]" office:value-type="float" office:value="0.0289125393904497" calcext:value-type="float">
            <text:p>0.02891253939045</text:p>
          </table:table-cell>
          <table:table-cell table:style-name="ce4" table:formula="of:=[$Redistribution_high.Q46]" office:value-type="float" office:value="0.0455131602985766" calcext:value-type="float">
            <text:p>0.045513160298577</text:p>
          </table:table-cell>
          <table:table-cell/>
          <table:table-cell table:style-name="ce4" table:formula="of:=[$Redistribution_central.N46]" office:value-type="float" office:value="0.0417959093645269" calcext:value-type="float">
            <text:p>0.041795909364527</text:p>
          </table:table-cell>
          <table:table-cell table:style-name="ce4" table:formula="of:=[$Redistribution_central.O46]" office:value-type="float" office:value="0.0372290240458203" calcext:value-type="float">
            <text:p>0.03722902404582</text:p>
          </table:table-cell>
          <table:table-cell table:style-name="ce4" table:formula="of:=[$Redistribution_central.P46]" office:value-type="float" office:value="0.0306648113955931" calcext:value-type="float">
            <text:p>0.030664811395593</text:p>
          </table:table-cell>
          <table:table-cell table:style-name="ce4" table:formula="of:=[$Redistribution_central.Q46]" office:value-type="float" office:value="0.0534911676454616" calcext:value-type="float">
            <text:p>0.053491167645462</text:p>
          </table:table-cell>
          <table:table-cell/>
          <table:table-cell table:style-name="ce4" table:formula="of:=[$redistribution_low.N46]" office:value-type="float" office:value="0.0427501381773652" calcext:value-type="float">
            <text:p>0.042750138177365</text:p>
          </table:table-cell>
          <table:table-cell table:style-name="ce4" table:formula="of:=[$redistribution_low.O46]" office:value-type="float" office:value="0.0449117725374892" calcext:value-type="float">
            <text:p>0.044911772537489</text:p>
          </table:table-cell>
          <table:table-cell table:style-name="ce4" table:formula="of:=[$redistribution_low.P46]" office:value-type="float" office:value="0.034021914029041" calcext:value-type="float">
            <text:p>0.034021914029041</text:p>
          </table:table-cell>
          <table:table-cell table:style-name="ce4" table:formula="of:=[$redistribution_low.Q46]" office:value-type="float" office:value="0.0570936598496934" calcext:value-type="float">
            <text:p>0.057093659849693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82604099524698" calcext:value-type="float">
            <text:p>0.03826040995247</text:p>
          </table:table-cell>
          <table:table-cell table:style-name="ce4" table:formula="of:=[$Redistribution_high.O47]" office:value-type="float" office:value="0.0387572938758554" calcext:value-type="float">
            <text:p>0.038757293875856</text:p>
          </table:table-cell>
          <table:table-cell table:style-name="ce4" table:formula="of:=[$Redistribution_high.P47]" office:value-type="float" office:value="0.0284439213240343" calcext:value-type="float">
            <text:p>0.028443921324034</text:p>
          </table:table-cell>
          <table:table-cell table:style-name="ce4" table:formula="of:=[$Redistribution_high.Q47]" office:value-type="float" office:value="0.0529585718532336" calcext:value-type="float">
            <text:p>0.052958571853234</text:p>
          </table:table-cell>
          <table:table-cell/>
          <table:table-cell table:style-name="ce4" table:formula="of:=[$Redistribution_central.N47]" office:value-type="float" office:value="0.0394153929565515" calcext:value-type="float">
            <text:p>0.039415392956552</text:p>
          </table:table-cell>
          <table:table-cell table:style-name="ce4" table:formula="of:=[$Redistribution_central.O47]" office:value-type="float" office:value="0.0403186054622184" calcext:value-type="float">
            <text:p>0.040318605462219</text:p>
          </table:table-cell>
          <table:table-cell table:style-name="ce4" table:formula="of:=[$Redistribution_central.P47]" office:value-type="float" office:value="0.0298377581408885" calcext:value-type="float">
            <text:p>0.029837758140889</text:p>
          </table:table-cell>
          <table:table-cell table:style-name="ce4" table:formula="of:=[$Redistribution_central.Q47]" office:value-type="float" office:value="0.0544680867526472" calcext:value-type="float">
            <text:p>0.054468086752647</text:p>
          </table:table-cell>
          <table:table-cell/>
          <table:table-cell table:style-name="ce4" table:formula="of:=[$redistribution_low.N47]" office:value-type="float" office:value="0.0366753228009752" calcext:value-type="float">
            <text:p>0.036675322800975</text:p>
          </table:table-cell>
          <table:table-cell table:style-name="ce4" table:formula="of:=[$redistribution_low.O47]" office:value-type="float" office:value="0.0409443779798018" calcext:value-type="float">
            <text:p>0.040944377979802</text:p>
          </table:table-cell>
          <table:table-cell table:style-name="ce4" table:formula="of:=[$redistribution_low.P47]" office:value-type="float" office:value="0.0303314454427947" calcext:value-type="float">
            <text:p>0.030331445442795</text:p>
          </table:table-cell>
          <table:table-cell table:style-name="ce4" table:formula="of:=[$redistribution_low.Q47]" office:value-type="float" office:value="0.0499347273997419" calcext:value-type="float">
            <text:p>0.049934727399742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39487917012286" calcext:value-type="float">
            <text:p>0.033948791701229</text:p>
          </table:table-cell>
          <table:table-cell table:style-name="ce4" table:formula="of:=[$Redistribution_high.O48]" office:value-type="float" office:value="0.0338282407483391" calcext:value-type="float">
            <text:p>0.033828240748339</text:p>
          </table:table-cell>
          <table:table-cell table:style-name="ce4" table:formula="of:=[$Redistribution_high.P48]" office:value-type="float" office:value="0.0259014996940057" calcext:value-type="float">
            <text:p>0.025901499694006</text:p>
          </table:table-cell>
          <table:table-cell table:style-name="ce4" table:formula="of:=[$Redistribution_high.Q48]" office:value-type="float" office:value="0.045494137021464" calcext:value-type="float">
            <text:p>0.045494137021464</text:p>
          </table:table-cell>
          <table:table-cell/>
          <table:table-cell table:style-name="ce4" table:formula="of:=[$Redistribution_central.N48]" office:value-type="float" office:value="0.040619865574242" calcext:value-type="float">
            <text:p>0.040619865574242</text:p>
          </table:table-cell>
          <table:table-cell table:style-name="ce4" table:formula="of:=[$Redistribution_central.O48]" office:value-type="float" office:value="0.0392836294680739" calcext:value-type="float">
            <text:p>0.039283629468074</text:p>
          </table:table-cell>
          <table:table-cell table:style-name="ce4" table:formula="of:=[$Redistribution_central.P48]" office:value-type="float" office:value="0.030080437597788" calcext:value-type="float">
            <text:p>0.030080437597788</text:p>
          </table:table-cell>
          <table:table-cell table:style-name="ce4" table:formula="of:=[$Redistribution_central.Q48]" office:value-type="float" office:value="0.0549323665976177" calcext:value-type="float">
            <text:p>0.054932366597618</text:p>
          </table:table-cell>
          <table:table-cell/>
          <table:table-cell table:style-name="ce4" table:formula="of:=[$redistribution_low.N48]" office:value-type="float" office:value="0.037896792527721" calcext:value-type="float">
            <text:p>0.037896792527721</text:p>
          </table:table-cell>
          <table:table-cell table:style-name="ce4" table:formula="of:=[$redistribution_low.O48]" office:value-type="float" office:value="0.0415163134651558" calcext:value-type="float">
            <text:p>0.041516313465156</text:p>
          </table:table-cell>
          <table:table-cell table:style-name="ce4" table:formula="of:=[$redistribution_low.P48]" office:value-type="float" office:value="0.0306333564333467" calcext:value-type="float">
            <text:p>0.030633356433347</text:p>
          </table:table-cell>
          <table:table-cell table:style-name="ce4" table:formula="of:=[$redistribution_low.Q48]" office:value-type="float" office:value="0.0518408817628295" calcext:value-type="float">
            <text:p>0.05184088176283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350438505430635" calcext:value-type="float">
            <text:p>0.035043850543064</text:p>
          </table:table-cell>
          <table:table-cell table:style-name="ce4" table:formula="of:=[$Redistribution_high.O49]" office:value-type="float" office:value="0.0360850139801657" calcext:value-type="float">
            <text:p>0.036085013980166</text:p>
          </table:table-cell>
          <table:table-cell table:style-name="ce4" table:formula="of:=[$Redistribution_high.P49]" office:value-type="float" office:value="0.0270410239866137" calcext:value-type="float">
            <text:p>0.027041023986614</text:p>
          </table:table-cell>
          <table:table-cell table:style-name="ce4" table:formula="of:=[$Redistribution_high.Q49]" office:value-type="float" office:value="0.0476925268023318" calcext:value-type="float">
            <text:p>0.047692526802332</text:p>
          </table:table-cell>
          <table:table-cell/>
          <table:table-cell table:style-name="ce4" table:formula="of:=[$Redistribution_central.N49]" office:value-type="float" office:value="0.0380421692270379" calcext:value-type="float">
            <text:p>0.038042169227038</text:p>
          </table:table-cell>
          <table:table-cell table:style-name="ce4" table:formula="of:=[$Redistribution_central.O49]" office:value-type="float" office:value="0.0394957794956791" calcext:value-type="float">
            <text:p>0.039495779495679</text:p>
          </table:table-cell>
          <table:table-cell table:style-name="ce4" table:formula="of:=[$Redistribution_central.P49]" office:value-type="float" office:value="0.029503738389428" calcext:value-type="float">
            <text:p>0.029503738389428</text:p>
          </table:table-cell>
          <table:table-cell table:style-name="ce4" table:formula="of:=[$Redistribution_central.Q49]" office:value-type="float" office:value="0.0521072414202625" calcext:value-type="float">
            <text:p>0.052107241420263</text:p>
          </table:table-cell>
          <table:table-cell/>
          <table:table-cell table:style-name="ce4" table:formula="of:=[$redistribution_low.N49]" office:value-type="float" office:value="0.0386086763374511" calcext:value-type="float">
            <text:p>0.038608676337451</text:p>
          </table:table-cell>
          <table:table-cell table:style-name="ce4" table:formula="of:=[$redistribution_low.O49]" office:value-type="float" office:value="0.0407641333596207" calcext:value-type="float">
            <text:p>0.040764133359621</text:p>
          </table:table-cell>
          <table:table-cell table:style-name="ce4" table:formula="of:=[$redistribution_low.P49]" office:value-type="float" office:value="0.0305170539442667" calcext:value-type="float">
            <text:p>0.030517053944267</text:p>
          </table:table-cell>
          <table:table-cell table:style-name="ce4" table:formula="of:=[$redistribution_low.Q49]" office:value-type="float" office:value="0.0525010863299369" calcext:value-type="float">
            <text:p>0.052501086329937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51935845576401" calcext:value-type="float">
            <text:p>0.03519358455764</text:p>
          </table:table-cell>
          <table:table-cell table:style-name="ce4" table:formula="of:=[$Redistribution_high.O50]" office:value-type="float" office:value="0.0354001331393803" calcext:value-type="float">
            <text:p>0.03540013313938</text:p>
          </table:table-cell>
          <table:table-cell table:style-name="ce4" table:formula="of:=[$Redistribution_high.P50]" office:value-type="float" office:value="0.0273476280955018" calcext:value-type="float">
            <text:p>0.027347628095502</text:p>
          </table:table-cell>
          <table:table-cell table:style-name="ce4" table:formula="of:=[$Redistribution_high.Q50]" office:value-type="float" office:value="0.0467199143117849" calcext:value-type="float">
            <text:p>0.046719914311785</text:p>
          </table:table-cell>
          <table:table-cell/>
          <table:table-cell table:style-name="ce4" table:formula="of:=[$Redistribution_central.N50]" office:value-type="float" office:value="0.0370002016355551" calcext:value-type="float">
            <text:p>0.037000201635555</text:p>
          </table:table-cell>
          <table:table-cell table:style-name="ce4" table:formula="of:=[$Redistribution_central.O50]" office:value-type="float" office:value="0.0402809887863094" calcext:value-type="float">
            <text:p>0.04028098878631</text:p>
          </table:table-cell>
          <table:table-cell table:style-name="ce4" table:formula="of:=[$Redistribution_central.P50]" office:value-type="float" office:value="0.029656391617997" calcext:value-type="float">
            <text:p>0.029656391617997</text:p>
          </table:table-cell>
          <table:table-cell table:style-name="ce4" table:formula="of:=[$Redistribution_central.Q50]" office:value-type="float" office:value="0.0507413939661217" calcext:value-type="float">
            <text:p>0.050741393966122</text:p>
          </table:table-cell>
          <table:table-cell/>
          <table:table-cell table:style-name="ce4" table:formula="of:=[$redistribution_low.N50]" office:value-type="float" office:value="0.0360141672244174" calcext:value-type="float">
            <text:p>0.036014167224417</text:p>
          </table:table-cell>
          <table:table-cell table:style-name="ce4" table:formula="of:=[$redistribution_low.O50]" office:value-type="float" office:value="0.0366120587061659" calcext:value-type="float">
            <text:p>0.036612058706166</text:p>
          </table:table-cell>
          <table:table-cell table:style-name="ce4" table:formula="of:=[$redistribution_low.P50]" office:value-type="float" office:value="0.0279493417910421" calcext:value-type="float">
            <text:p>0.027949341791042</text:p>
          </table:table-cell>
          <table:table-cell table:style-name="ce4" table:formula="of:=[$redistribution_low.Q50]" office:value-type="float" office:value="0.0481753215158125" calcext:value-type="float">
            <text:p>0.048175321515813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367314359159909" calcext:value-type="float">
            <text:p>0.036731435915991</text:p>
          </table:table-cell>
          <table:table-cell table:style-name="ce4" table:formula="of:=[$Redistribution_high.O51]" office:value-type="float" office:value="0.03820058635877" calcext:value-type="float">
            <text:p>0.03820058635877</text:p>
          </table:table-cell>
          <table:table-cell table:style-name="ce4" table:formula="of:=[$Redistribution_high.P51]" office:value-type="float" office:value="0.0283275711980907" calcext:value-type="float">
            <text:p>0.028327571198091</text:p>
          </table:table-cell>
          <table:table-cell table:style-name="ce4" table:formula="of:=[$Redistribution_high.Q51]" office:value-type="float" office:value="0.050476377234603" calcext:value-type="float">
            <text:p>0.050476377234603</text:p>
          </table:table-cell>
          <table:table-cell/>
          <table:table-cell table:style-name="ce4" table:formula="of:=[$Redistribution_central.N51]" office:value-type="float" office:value="0.0386883299914473" calcext:value-type="float">
            <text:p>0.038688329991447</text:p>
          </table:table-cell>
          <table:table-cell table:style-name="ce4" table:formula="of:=[$Redistribution_central.O51]" office:value-type="float" office:value="0.0407034803451994" calcext:value-type="float">
            <text:p>0.040703480345199</text:p>
          </table:table-cell>
          <table:table-cell table:style-name="ce4" table:formula="of:=[$Redistribution_central.P51]" office:value-type="float" office:value="0.0296196383988159" calcext:value-type="float">
            <text:p>0.029619638398816</text:p>
          </table:table-cell>
          <table:table-cell table:style-name="ce4" table:formula="of:=[$Redistribution_central.Q51]" office:value-type="float" office:value="0.0540703799017575" calcext:value-type="float">
            <text:p>0.054070379901758</text:p>
          </table:table-cell>
          <table:table-cell/>
          <table:table-cell table:style-name="ce4" table:formula="of:=[$redistribution_low.N51]" office:value-type="float" office:value="0.0363916835760594" calcext:value-type="float">
            <text:p>0.03639168357606</text:p>
          </table:table-cell>
          <table:table-cell table:style-name="ce4" table:formula="of:=[$redistribution_low.O51]" office:value-type="float" office:value="0.037029959713701" calcext:value-type="float">
            <text:p>0.037029959713701</text:p>
          </table:table-cell>
          <table:table-cell table:style-name="ce4" table:formula="of:=[$redistribution_low.P51]" office:value-type="float" office:value="0.0279555832231912" calcext:value-type="float">
            <text:p>0.027955583223191</text:p>
          </table:table-cell>
          <table:table-cell table:style-name="ce4" table:formula="of:=[$redistribution_low.Q51]" office:value-type="float" office:value="0.0494755038372248" calcext:value-type="float">
            <text:p>0.049475503837225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74555380414202" calcext:value-type="float">
            <text:p>0.03745553804142</text:p>
          </table:table-cell>
          <table:table-cell table:style-name="ce4" table:formula="of:=[$Redistribution_high.O52]" office:value-type="float" office:value="0.0398844764573858" calcext:value-type="float">
            <text:p>0.039884476457386</text:p>
          </table:table-cell>
          <table:table-cell table:style-name="ce4" table:formula="of:=[$Redistribution_high.P52]" office:value-type="float" office:value="0.0291506950266311" calcext:value-type="float">
            <text:p>0.029150695026631</text:p>
          </table:table-cell>
          <table:table-cell table:style-name="ce4" table:formula="of:=[$Redistribution_high.Q52]" office:value-type="float" office:value="0.0519383826023605" calcext:value-type="float">
            <text:p>0.051938382602361</text:p>
          </table:table-cell>
          <table:table-cell/>
          <table:table-cell table:style-name="ce4" table:formula="of:=[$Redistribution_central.N52]" office:value-type="float" office:value="0.0412025061491033" calcext:value-type="float">
            <text:p>0.041202506149103</text:p>
          </table:table-cell>
          <table:table-cell table:style-name="ce4" table:formula="of:=[$Redistribution_central.O52]" office:value-type="float" office:value="0.0447243810460228" calcext:value-type="float">
            <text:p>0.044724381046023</text:p>
          </table:table-cell>
          <table:table-cell table:style-name="ce4" table:formula="of:=[$Redistribution_central.P52]" office:value-type="float" office:value="0.0316675510242448" calcext:value-type="float">
            <text:p>0.031667551024245</text:p>
          </table:table-cell>
          <table:table-cell table:style-name="ce4" table:formula="of:=[$Redistribution_central.Q52]" office:value-type="float" office:value="0.0586438870107282" calcext:value-type="float">
            <text:p>0.058643887010728</text:p>
          </table:table-cell>
          <table:table-cell/>
          <table:table-cell table:style-name="ce4" table:formula="of:=[$redistribution_low.N52]" office:value-type="float" office:value="0.038731803150146" calcext:value-type="float">
            <text:p>0.038731803150146</text:p>
          </table:table-cell>
          <table:table-cell table:style-name="ce4" table:formula="of:=[$redistribution_low.O52]" office:value-type="float" office:value="0.0398137789714972" calcext:value-type="float">
            <text:p>0.039813778971497</text:p>
          </table:table-cell>
          <table:table-cell table:style-name="ce4" table:formula="of:=[$redistribution_low.P52]" office:value-type="float" office:value="0.0301503027629478" calcext:value-type="float">
            <text:p>0.030150302762948</text:p>
          </table:table-cell>
          <table:table-cell table:style-name="ce4" table:formula="of:=[$redistribution_low.Q52]" office:value-type="float" office:value="0.0525211558646079" calcext:value-type="float">
            <text:p>0.052521155864608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64241487781156" calcext:value-type="float">
            <text:p>0.036424148778116</text:p>
          </table:table-cell>
          <table:table-cell table:style-name="ce4" table:formula="of:=[$Redistribution_high.O53]" office:value-type="float" office:value="0.0395235987013823" calcext:value-type="float">
            <text:p>0.039523598701382</text:p>
          </table:table-cell>
          <table:table-cell table:style-name="ce4" table:formula="of:=[$Redistribution_high.P53]" office:value-type="float" office:value="0.0282007569860809" calcext:value-type="float">
            <text:p>0.028200756986081</text:p>
          </table:table-cell>
          <table:table-cell table:style-name="ce4" table:formula="of:=[$Redistribution_high.Q53]" office:value-type="float" office:value="0.0516056140782056" calcext:value-type="float">
            <text:p>0.051605614078206</text:p>
          </table:table-cell>
          <table:table-cell/>
          <table:table-cell table:style-name="ce4" table:formula="of:=[$Redistribution_central.N53]" office:value-type="float" office:value="0.0361373526887957" calcext:value-type="float">
            <text:p>0.036137352688796</text:p>
          </table:table-cell>
          <table:table-cell table:style-name="ce4" table:formula="of:=[$Redistribution_central.O53]" office:value-type="float" office:value="0.0393977119751959" calcext:value-type="float">
            <text:p>0.039397711975196</text:p>
          </table:table-cell>
          <table:table-cell table:style-name="ce4" table:formula="of:=[$Redistribution_central.P53]" office:value-type="float" office:value="0.0280104209541903" calcext:value-type="float">
            <text:p>0.02801042095419</text:p>
          </table:table-cell>
          <table:table-cell table:style-name="ce4" table:formula="of:=[$Redistribution_central.Q53]" office:value-type="float" office:value="0.0513509489547982" calcext:value-type="float">
            <text:p>0.051350948954798</text:p>
          </table:table-cell>
          <table:table-cell/>
          <table:table-cell table:style-name="ce4" table:formula="of:=[$redistribution_low.N53]" office:value-type="float" office:value="0.0392917105183727" calcext:value-type="float">
            <text:p>0.039291710518373</text:p>
          </table:table-cell>
          <table:table-cell table:style-name="ce4" table:formula="of:=[$redistribution_low.O53]" office:value-type="float" office:value="0.0413931022411053" calcext:value-type="float">
            <text:p>0.041393102241105</text:p>
          </table:table-cell>
          <table:table-cell table:style-name="ce4" table:formula="of:=[$redistribution_low.P53]" office:value-type="float" office:value="0.0307351244479011" calcext:value-type="float">
            <text:p>0.030735124447901</text:p>
          </table:table-cell>
          <table:table-cell table:style-name="ce4" table:formula="of:=[$redistribution_low.Q53]" office:value-type="float" office:value="0.0540785676619763" calcext:value-type="float">
            <text:p>0.054078567661976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6557103746317" calcext:value-type="float">
            <text:p>0.036557103746317</text:p>
          </table:table-cell>
          <table:table-cell table:style-name="ce4" table:formula="of:=[$Redistribution_high.O54]" office:value-type="float" office:value="0.0377808297098774" calcext:value-type="float">
            <text:p>0.037780829709878</text:p>
          </table:table-cell>
          <table:table-cell table:style-name="ce4" table:formula="of:=[$Redistribution_high.P54]" office:value-type="float" office:value="0.028224321148756" calcext:value-type="float">
            <text:p>0.028224321148756</text:p>
          </table:table-cell>
          <table:table-cell table:style-name="ce4" table:formula="of:=[$Redistribution_high.Q54]" office:value-type="float" office:value="0.0499223314108837" calcext:value-type="float">
            <text:p>0.049922331410884</text:p>
          </table:table-cell>
          <table:table-cell/>
          <table:table-cell table:style-name="ce4" table:formula="of:=[$Redistribution_central.N54]" office:value-type="float" office:value="0.0363034441195496" calcext:value-type="float">
            <text:p>0.03630344411955</text:p>
          </table:table-cell>
          <table:table-cell table:style-name="ce4" table:formula="of:=[$Redistribution_central.O54]" office:value-type="float" office:value="0.0416536509605798" calcext:value-type="float">
            <text:p>0.04165365096058</text:p>
          </table:table-cell>
          <table:table-cell table:style-name="ce4" table:formula="of:=[$Redistribution_central.P54]" office:value-type="float" office:value="0.0300771132388711" calcext:value-type="float">
            <text:p>0.030077113238871</text:p>
          </table:table-cell>
          <table:table-cell table:style-name="ce4" table:formula="of:=[$Redistribution_central.Q54]" office:value-type="float" office:value="0.0503223806253203" calcext:value-type="float">
            <text:p>0.05032238062532</text:p>
          </table:table-cell>
          <table:table-cell/>
          <table:table-cell table:style-name="ce4" table:formula="of:=[$redistribution_low.N54]" office:value-type="float" office:value="0.0396681970108554" calcext:value-type="float">
            <text:p>0.039668197010855</text:p>
          </table:table-cell>
          <table:table-cell table:style-name="ce4" table:formula="of:=[$redistribution_low.O54]" office:value-type="float" office:value="0.0421968670607034" calcext:value-type="float">
            <text:p>0.042196867060703</text:p>
          </table:table-cell>
          <table:table-cell table:style-name="ce4" table:formula="of:=[$redistribution_low.P54]" office:value-type="float" office:value="0.0314984417804656" calcext:value-type="float">
            <text:p>0.031498441780466</text:p>
          </table:table-cell>
          <table:table-cell table:style-name="ce4" table:formula="of:=[$redistribution_low.Q54]" office:value-type="float" office:value="0.0541350489611095" calcext:value-type="float">
            <text:p>0.05413504896111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354650758440511" calcext:value-type="float">
            <text:p>0.035465075844051</text:p>
          </table:table-cell>
          <table:table-cell table:style-name="ce4" table:formula="of:=[$Redistribution_high.O55]" office:value-type="float" office:value="0.0391857968453553" calcext:value-type="float">
            <text:p>0.039185796845355</text:p>
          </table:table-cell>
          <table:table-cell table:style-name="ce4" table:formula="of:=[$Redistribution_high.P55]" office:value-type="float" office:value="0.0277067246865499" calcext:value-type="float">
            <text:p>0.02770672468655</text:p>
          </table:table-cell>
          <table:table-cell table:style-name="ce4" table:formula="of:=[$Redistribution_high.Q55]" office:value-type="float" office:value="0.0506098811256988" calcext:value-type="float">
            <text:p>0.050609881125699</text:p>
          </table:table-cell>
          <table:table-cell/>
          <table:table-cell table:style-name="ce4" table:formula="of:=[$Redistribution_central.N55]" office:value-type="float" office:value="0.0362636967168337" calcext:value-type="float">
            <text:p>0.036263696716834</text:p>
          </table:table-cell>
          <table:table-cell table:style-name="ce4" table:formula="of:=[$Redistribution_central.O55]" office:value-type="float" office:value="0.0393502696080529" calcext:value-type="float">
            <text:p>0.039350269608053</text:p>
          </table:table-cell>
          <table:table-cell table:style-name="ce4" table:formula="of:=[$Redistribution_central.P55]" office:value-type="float" office:value="0.0287982620679993" calcext:value-type="float">
            <text:p>0.028798262067999</text:p>
          </table:table-cell>
          <table:table-cell table:style-name="ce4" table:formula="of:=[$Redistribution_central.Q55]" office:value-type="float" office:value="0.0503086650338754" calcext:value-type="float">
            <text:p>0.050308665033876</text:p>
          </table:table-cell>
          <table:table-cell/>
          <table:table-cell table:style-name="ce4" table:formula="of:=[$redistribution_low.N55]" office:value-type="float" office:value="0.0378411001615045" calcext:value-type="float">
            <text:p>0.037841100161505</text:p>
          </table:table-cell>
          <table:table-cell table:style-name="ce4" table:formula="of:=[$redistribution_low.O55]" office:value-type="float" office:value="0.03950500531996" calcext:value-type="float">
            <text:p>0.03950500531996</text:p>
          </table:table-cell>
          <table:table-cell table:style-name="ce4" table:formula="of:=[$redistribution_low.P55]" office:value-type="float" office:value="0.028816400685556" calcext:value-type="float">
            <text:p>0.028816400685556</text:p>
          </table:table-cell>
          <table:table-cell table:style-name="ce4" table:formula="of:=[$redistribution_low.Q55]" office:value-type="float" office:value="0.0530169298307358" calcext:value-type="float">
            <text:p>0.053016929830736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36614224004668" calcext:value-type="float">
            <text:p>0.036614224004668</text:p>
          </table:table-cell>
          <table:table-cell table:style-name="ce4" table:formula="of:=[$Redistribution_high.O56]" office:value-type="float" office:value="0.0434408833912727" calcext:value-type="float">
            <text:p>0.043440883391273</text:p>
          </table:table-cell>
          <table:table-cell table:style-name="ce4" table:formula="of:=[$Redistribution_high.P56]" office:value-type="float" office:value="0.0294739406984645" calcext:value-type="float">
            <text:p>0.029473940698465</text:p>
          </table:table-cell>
          <table:table-cell table:style-name="ce4" table:formula="of:=[$Redistribution_high.Q56]" office:value-type="float" office:value="0.0538597445940418" calcext:value-type="float">
            <text:p>0.053859744594042</text:p>
          </table:table-cell>
          <table:table-cell/>
          <table:table-cell table:style-name="ce4" table:formula="of:=[$Redistribution_central.N56]" office:value-type="float" office:value="0.0342231566323823" calcext:value-type="float">
            <text:p>0.034223156632382</text:p>
          </table:table-cell>
          <table:table-cell table:style-name="ce4" table:formula="of:=[$Redistribution_central.O56]" office:value-type="float" office:value="0.0361812794247107" calcext:value-type="float">
            <text:p>0.036181279424711</text:p>
          </table:table-cell>
          <table:table-cell table:style-name="ce4" table:formula="of:=[$Redistribution_central.P56]" office:value-type="float" office:value="0.027401253835955" calcext:value-type="float">
            <text:p>0.027401253835955</text:p>
          </table:table-cell>
          <table:table-cell table:style-name="ce4" table:formula="of:=[$Redistribution_central.Q56]" office:value-type="float" office:value="0.0463921790609221" calcext:value-type="float">
            <text:p>0.046392179060922</text:p>
          </table:table-cell>
          <table:table-cell/>
          <table:table-cell table:style-name="ce4" table:formula="of:=[$redistribution_low.N56]" office:value-type="float" office:value="0.0378182367476508" calcext:value-type="float">
            <text:p>0.037818236747651</text:p>
          </table:table-cell>
          <table:table-cell table:style-name="ce4" table:formula="of:=[$redistribution_low.O56]" office:value-type="float" office:value="0.0405358081364141" calcext:value-type="float">
            <text:p>0.040535808136414</text:p>
          </table:table-cell>
          <table:table-cell table:style-name="ce4" table:formula="of:=[$redistribution_low.P56]" office:value-type="float" office:value="0.0295729502076355" calcext:value-type="float">
            <text:p>0.029572950207636</text:p>
          </table:table-cell>
          <table:table-cell table:style-name="ce4" table:formula="of:=[$redistribution_low.Q56]" office:value-type="float" office:value="0.0528935724140489" calcext:value-type="float">
            <text:p>0.052893572414049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8330818466865" calcext:value-type="float">
            <text:p>0.038330818466865</text:p>
          </table:table-cell>
          <table:table-cell table:style-name="ce4" table:formula="of:=[$Redistribution_high.O57]" office:value-type="float" office:value="0.0439212960422636" calcext:value-type="float">
            <text:p>0.043921296042264</text:p>
          </table:table-cell>
          <table:table-cell table:style-name="ce4" table:formula="of:=[$Redistribution_high.P57]" office:value-type="float" office:value="0.0300103602113894" calcext:value-type="float">
            <text:p>0.030010360211389</text:p>
          </table:table-cell>
          <table:table-cell table:style-name="ce4" table:formula="of:=[$Redistribution_high.Q57]" office:value-type="float" office:value="0.0562773896408455" calcext:value-type="float">
            <text:p>0.056277389640846</text:p>
          </table:table-cell>
          <table:table-cell/>
          <table:table-cell table:style-name="ce4" table:formula="of:=[$Redistribution_central.N57]" office:value-type="float" office:value="0.0339857110235258" calcext:value-type="float">
            <text:p>0.033985711023526</text:p>
          </table:table-cell>
          <table:table-cell table:style-name="ce4" table:formula="of:=[$Redistribution_central.O57]" office:value-type="float" office:value="0.0391651571347341" calcext:value-type="float">
            <text:p>0.039165157134734</text:p>
          </table:table-cell>
          <table:table-cell table:style-name="ce4" table:formula="of:=[$Redistribution_central.P57]" office:value-type="float" office:value="0.0290500808700211" calcext:value-type="float">
            <text:p>0.029050080870021</text:p>
          </table:table-cell>
          <table:table-cell table:style-name="ce4" table:formula="of:=[$Redistribution_central.Q57]" office:value-type="float" office:value="0.0463569496461655" calcext:value-type="float">
            <text:p>0.046356949646166</text:p>
          </table:table-cell>
          <table:table-cell/>
          <table:table-cell table:style-name="ce4" table:formula="of:=[$redistribution_low.N57]" office:value-type="float" office:value="0.0345484346886521" calcext:value-type="float">
            <text:p>0.034548434688652</text:p>
          </table:table-cell>
          <table:table-cell table:style-name="ce4" table:formula="of:=[$redistribution_low.O57]" office:value-type="float" office:value="0.0402835041819019" calcext:value-type="float">
            <text:p>0.040283504181902</text:p>
          </table:table-cell>
          <table:table-cell table:style-name="ce4" table:formula="of:=[$redistribution_low.P57]" office:value-type="float" office:value="0.0290613803296596" calcext:value-type="float">
            <text:p>0.02906138032966</text:p>
          </table:table-cell>
          <table:table-cell table:style-name="ce4" table:formula="of:=[$redistribution_low.Q57]" office:value-type="float" office:value="0.0484000492127174" calcext:value-type="float">
            <text:p>0.048400049212717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54390163371235" calcext:value-type="float">
            <text:p>0.035439016337124</text:p>
          </table:table-cell>
          <table:table-cell table:style-name="ce4" table:formula="of:=[$Redistribution_high.O58]" office:value-type="float" office:value="0.0399097314653846" calcext:value-type="float">
            <text:p>0.039909731465385</text:p>
          </table:table-cell>
          <table:table-cell table:style-name="ce4" table:formula="of:=[$Redistribution_high.P58]" office:value-type="float" office:value="0.0272673036122777" calcext:value-type="float">
            <text:p>0.027267303612278</text:p>
          </table:table-cell>
          <table:table-cell table:style-name="ce4" table:formula="of:=[$Redistribution_high.Q58]" office:value-type="float" office:value="0.0518183491374064" calcext:value-type="float">
            <text:p>0.051818349137406</text:p>
          </table:table-cell>
          <table:table-cell/>
          <table:table-cell table:style-name="ce4" table:formula="of:=[$Redistribution_central.N58]" office:value-type="float" office:value="0.0338707573605721" calcext:value-type="float">
            <text:p>0.033870757360572</text:p>
          </table:table-cell>
          <table:table-cell table:style-name="ce4" table:formula="of:=[$Redistribution_central.O58]" office:value-type="float" office:value="0.0372220671528107" calcext:value-type="float">
            <text:p>0.037222067152811</text:p>
          </table:table-cell>
          <table:table-cell table:style-name="ce4" table:formula="of:=[$Redistribution_central.P58]" office:value-type="float" office:value="0.0285916496412011" calcext:value-type="float">
            <text:p>0.028591649641201</text:p>
          </table:table-cell>
          <table:table-cell table:style-name="ce4" table:formula="of:=[$Redistribution_central.Q58]" office:value-type="float" office:value="0.0448898284006821" calcext:value-type="float">
            <text:p>0.044889828400682</text:p>
          </table:table-cell>
          <table:table-cell/>
          <table:table-cell table:style-name="ce4" table:formula="of:=[$redistribution_low.N58]" office:value-type="float" office:value="0.0355622254791925" calcext:value-type="float">
            <text:p>0.035562225479193</text:p>
          </table:table-cell>
          <table:table-cell table:style-name="ce4" table:formula="of:=[$redistribution_low.O58]" office:value-type="float" office:value="0.0401716022169229" calcext:value-type="float">
            <text:p>0.040171602216923</text:p>
          </table:table-cell>
          <table:table-cell table:style-name="ce4" table:formula="of:=[$redistribution_low.P58]" office:value-type="float" office:value="0.0302597207602592" calcext:value-type="float">
            <text:p>0.030259720760259</text:p>
          </table:table-cell>
          <table:table-cell table:style-name="ce4" table:formula="of:=[$redistribution_low.Q58]" office:value-type="float" office:value="0.0478493072348379" calcext:value-type="float">
            <text:p>0.047849307234838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5923151950087" calcext:value-type="float">
            <text:p>0.035923151950087</text:p>
          </table:table-cell>
          <table:table-cell table:style-name="ce4" table:formula="of:=[$Redistribution_high.O59]" office:value-type="float" office:value="0.0427434349256599" calcext:value-type="float">
            <text:p>0.04274343492566</text:p>
          </table:table-cell>
          <table:table-cell table:style-name="ce4" table:formula="of:=[$Redistribution_high.P59]" office:value-type="float" office:value="0.02920716702567" calcext:value-type="float">
            <text:p>0.02920716702567</text:p>
          </table:table-cell>
          <table:table-cell table:style-name="ce4" table:formula="of:=[$Redistribution_high.Q59]" office:value-type="float" office:value="0.0526445196159942" calcext:value-type="float">
            <text:p>0.052644519615994</text:p>
          </table:table-cell>
          <table:table-cell/>
          <table:table-cell table:style-name="ce4" table:formula="of:=[$Redistribution_central.N59]" office:value-type="float" office:value="0.0381369194908333" calcext:value-type="float">
            <text:p>0.038136919490833</text:p>
          </table:table-cell>
          <table:table-cell table:style-name="ce4" table:formula="of:=[$Redistribution_central.O59]" office:value-type="float" office:value="0.0375241025556895" calcext:value-type="float">
            <text:p>0.03752410255569</text:p>
          </table:table-cell>
          <table:table-cell table:style-name="ce4" table:formula="of:=[$Redistribution_central.P59]" office:value-type="float" office:value="0.0291908622972172" calcext:value-type="float">
            <text:p>0.029190862297217</text:p>
          </table:table-cell>
          <table:table-cell table:style-name="ce4" table:formula="of:=[$Redistribution_central.Q59]" office:value-type="float" office:value="0.0510801772871015" calcext:value-type="float">
            <text:p>0.051080177287102</text:p>
          </table:table-cell>
          <table:table-cell/>
          <table:table-cell table:style-name="ce4" table:formula="of:=[$redistribution_low.N59]" office:value-type="float" office:value="0.035963224875681" calcext:value-type="float">
            <text:p>0.035963224875681</text:p>
          </table:table-cell>
          <table:table-cell table:style-name="ce4" table:formula="of:=[$redistribution_low.O59]" office:value-type="float" office:value="0.0391438770522998" calcext:value-type="float">
            <text:p>0.0391438770523</text:p>
          </table:table-cell>
          <table:table-cell table:style-name="ce4" table:formula="of:=[$redistribution_low.P59]" office:value-type="float" office:value="0.029326583939161" calcext:value-type="float">
            <text:p>0.029326583939161</text:p>
          </table:table-cell>
          <table:table-cell table:style-name="ce4" table:formula="of:=[$redistribution_low.Q59]" office:value-type="float" office:value="0.0491269932977129" calcext:value-type="float">
            <text:p>0.049126993297713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00216870381684" calcext:value-type="float">
            <text:p>0.030021687038168</text:p>
          </table:table-cell>
          <table:table-cell table:style-name="ce4" table:formula="of:=[$Redistribution_high.O60]" office:value-type="float" office:value="0.0374689141072801" calcext:value-type="float">
            <text:p>0.03746891410728</text:p>
          </table:table-cell>
          <table:table-cell table:style-name="ce4" table:formula="of:=[$Redistribution_high.P60]" office:value-type="float" office:value="0.0254568731108836" calcext:value-type="float">
            <text:p>0.025456873110884</text:p>
          </table:table-cell>
          <table:table-cell table:style-name="ce4" table:formula="of:=[$Redistribution_high.Q60]" office:value-type="float" office:value="0.0440324615989673" calcext:value-type="float">
            <text:p>0.044032461598967</text:p>
          </table:table-cell>
          <table:table-cell/>
          <table:table-cell table:style-name="ce4" table:formula="of:=[$Redistribution_central.N60]" office:value-type="float" office:value="0.0330721993293251" calcext:value-type="float">
            <text:p>0.033072199329325</text:p>
          </table:table-cell>
          <table:table-cell table:style-name="ce4" table:formula="of:=[$Redistribution_central.O60]" office:value-type="float" office:value="0.0325950921546633" calcext:value-type="float">
            <text:p>0.032595092154663</text:p>
          </table:table-cell>
          <table:table-cell table:style-name="ce4" table:formula="of:=[$Redistribution_central.P60]" office:value-type="float" office:value="0.0260220956892719" calcext:value-type="float">
            <text:p>0.026022095689272</text:p>
          </table:table-cell>
          <table:table-cell table:style-name="ce4" table:formula="of:=[$Redistribution_central.Q60]" office:value-type="float" office:value="0.0432483990548388" calcext:value-type="float">
            <text:p>0.043248399054839</text:p>
          </table:table-cell>
          <table:table-cell/>
          <table:table-cell table:style-name="ce4" table:formula="of:=[$redistribution_low.N60]" office:value-type="float" office:value="0.0368399836306132" calcext:value-type="float">
            <text:p>0.036839983630613</text:p>
          </table:table-cell>
          <table:table-cell table:style-name="ce4" table:formula="of:=[$redistribution_low.O60]" office:value-type="float" office:value="0.0407481442517116" calcext:value-type="float">
            <text:p>0.040748144251712</text:p>
          </table:table-cell>
          <table:table-cell table:style-name="ce4" table:formula="of:=[$redistribution_low.P60]" office:value-type="float" office:value="0.0289886492353996" calcext:value-type="float">
            <text:p>0.0289886492354</text:p>
          </table:table-cell>
          <table:table-cell table:style-name="ce4" table:formula="of:=[$redistribution_low.Q60]" office:value-type="float" office:value="0.0525511049261123" calcext:value-type="float">
            <text:p>0.052551104926112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21815190307171" calcext:value-type="float">
            <text:p>0.032181519030717</text:p>
          </table:table-cell>
          <table:table-cell table:style-name="ce4" table:formula="of:=[$Redistribution_high.O61]" office:value-type="float" office:value="0.0394386278266305" calcext:value-type="float">
            <text:p>0.039438627826631</text:p>
          </table:table-cell>
          <table:table-cell table:style-name="ce4" table:formula="of:=[$Redistribution_high.P61]" office:value-type="float" office:value="0.0271087655721851" calcext:value-type="float">
            <text:p>0.027108765572185</text:p>
          </table:table-cell>
          <table:table-cell table:style-name="ce4" table:formula="of:=[$Redistribution_high.Q61]" office:value-type="float" office:value="0.0468077527311177" calcext:value-type="float">
            <text:p>0.046807752731118</text:p>
          </table:table-cell>
          <table:table-cell/>
          <table:table-cell table:style-name="ce4" table:formula="of:=[$Redistribution_central.N61]" office:value-type="float" office:value="0.033551794485984" calcext:value-type="float">
            <text:p>0.033551794485984</text:p>
          </table:table-cell>
          <table:table-cell table:style-name="ce4" table:formula="of:=[$Redistribution_central.O61]" office:value-type="float" office:value="0.0345101862980182" calcext:value-type="float">
            <text:p>0.034510186298018</text:p>
          </table:table-cell>
          <table:table-cell table:style-name="ce4" table:formula="of:=[$Redistribution_central.P61]" office:value-type="float" office:value="0.0287401377249345" calcext:value-type="float">
            <text:p>0.028740137724935</text:p>
          </table:table-cell>
          <table:table-cell table:style-name="ce4" table:formula="of:=[$Redistribution_central.Q61]" office:value-type="float" office:value="0.0418449195817035" calcext:value-type="float">
            <text:p>0.041844919581704</text:p>
          </table:table-cell>
          <table:table-cell/>
          <table:table-cell table:style-name="ce4" table:formula="of:=[$redistribution_low.N61]" office:value-type="float" office:value="0.036722615960727" calcext:value-type="float">
            <text:p>0.036722615960727</text:p>
          </table:table-cell>
          <table:table-cell table:style-name="ce4" table:formula="of:=[$redistribution_low.O61]" office:value-type="float" office:value="0.0409824002639095" calcext:value-type="float">
            <text:p>0.04098240026391</text:p>
          </table:table-cell>
          <table:table-cell table:style-name="ce4" table:formula="of:=[$redistribution_low.P61]" office:value-type="float" office:value="0.0291650773055234" calcext:value-type="float">
            <text:p>0.029165077305523</text:p>
          </table:table-cell>
          <table:table-cell table:style-name="ce4" table:formula="of:=[$redistribution_low.Q61]" office:value-type="float" office:value="0.0524465300139131" calcext:value-type="float">
            <text:p>0.052446530013913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25337249831054" calcext:value-type="float">
            <text:p>0.032533724983105</text:p>
          </table:table-cell>
          <table:table-cell table:style-name="ce4" table:formula="of:=[$Redistribution_high.O62]" office:value-type="float" office:value="0.0366880828160499" calcext:value-type="float">
            <text:p>0.03668808281605</text:p>
          </table:table-cell>
          <table:table-cell table:style-name="ce4" table:formula="of:=[$Redistribution_high.P62]" office:value-type="float" office:value="0.0262176967726097" calcext:value-type="float">
            <text:p>0.02621769677261</text:p>
          </table:table-cell>
          <table:table-cell table:style-name="ce4" table:formula="of:=[$Redistribution_high.Q62]" office:value-type="float" office:value="0.0459168769537647" calcext:value-type="float">
            <text:p>0.045916876953765</text:p>
          </table:table-cell>
          <table:table-cell/>
          <table:table-cell table:style-name="ce4" table:formula="of:=[$Redistribution_central.N62]" office:value-type="float" office:value="0.0325117840011659" calcext:value-type="float">
            <text:p>0.032511784001166</text:p>
          </table:table-cell>
          <table:table-cell table:style-name="ce4" table:formula="of:=[$Redistribution_central.O62]" office:value-type="float" office:value="0.036408512264856" calcext:value-type="float">
            <text:p>0.036408512264856</text:p>
          </table:table-cell>
          <table:table-cell table:style-name="ce4" table:formula="of:=[$Redistribution_central.P62]" office:value-type="float" office:value="0.0283956969181622" calcext:value-type="float">
            <text:p>0.028395696918162</text:p>
          </table:table-cell>
          <table:table-cell table:style-name="ce4" table:formula="of:=[$Redistribution_central.Q62]" office:value-type="float" office:value="0.0423737519097778" calcext:value-type="float">
            <text:p>0.042373751909778</text:p>
          </table:table-cell>
          <table:table-cell/>
          <table:table-cell table:style-name="ce4" table:formula="of:=[$redistribution_low.N62]" office:value-type="float" office:value="0.0356079611281353" calcext:value-type="float">
            <text:p>0.035607961128135</text:p>
          </table:table-cell>
          <table:table-cell table:style-name="ce4" table:formula="of:=[$redistribution_low.O62]" office:value-type="float" office:value="0.0404152261050113" calcext:value-type="float">
            <text:p>0.040415226105011</text:p>
          </table:table-cell>
          <table:table-cell table:style-name="ce4" table:formula="of:=[$redistribution_low.P62]" office:value-type="float" office:value="0.0292571714953156" calcext:value-type="float">
            <text:p>0.029257171495316</text:p>
          </table:table-cell>
          <table:table-cell table:style-name="ce4" table:formula="of:=[$redistribution_low.Q62]" office:value-type="float" office:value="0.0498675337869662" calcext:value-type="float">
            <text:p>0.049867533786966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19556556895463" calcext:value-type="float">
            <text:p>0.031955655689546</text:p>
          </table:table-cell>
          <table:table-cell table:style-name="ce4" table:formula="of:=[$Redistribution_high.O63]" office:value-type="float" office:value="0.0372398723251913" calcext:value-type="float">
            <text:p>0.037239872325191</text:p>
          </table:table-cell>
          <table:table-cell table:style-name="ce4" table:formula="of:=[$Redistribution_high.P63]" office:value-type="float" office:value="0.0267921068870337" calcext:value-type="float">
            <text:p>0.026792106887034</text:p>
          </table:table-cell>
          <table:table-cell table:style-name="ce4" table:formula="of:=[$Redistribution_high.Q63]" office:value-type="float" office:value="0.0449616194344991" calcext:value-type="float">
            <text:p>0.044961619434499</text:p>
          </table:table-cell>
          <table:table-cell/>
          <table:table-cell table:style-name="ce4" table:formula="of:=[$Redistribution_central.N63]" office:value-type="float" office:value="0.0343285158126698" calcext:value-type="float">
            <text:p>0.03432851581267</text:p>
          </table:table-cell>
          <table:table-cell table:style-name="ce4" table:formula="of:=[$Redistribution_central.O63]" office:value-type="float" office:value="0.0373616163193409" calcext:value-type="float">
            <text:p>0.037361616319341</text:p>
          </table:table-cell>
          <table:table-cell table:style-name="ce4" table:formula="of:=[$Redistribution_central.P63]" office:value-type="float" office:value="0.028850112949813" calcext:value-type="float">
            <text:p>0.028850112949813</text:p>
          </table:table-cell>
          <table:table-cell table:style-name="ce4" table:formula="of:=[$Redistribution_central.Q63]" office:value-type="float" office:value="0.0457026160370936" calcext:value-type="float">
            <text:p>0.045702616037094</text:p>
          </table:table-cell>
          <table:table-cell/>
          <table:table-cell table:style-name="ce4" table:formula="of:=[$redistribution_low.N63]" office:value-type="float" office:value="0.0334455590479761" calcext:value-type="float">
            <text:p>0.033445559047976</text:p>
          </table:table-cell>
          <table:table-cell table:style-name="ce4" table:formula="of:=[$redistribution_low.O63]" office:value-type="float" office:value="0.0417156536318481" calcext:value-type="float">
            <text:p>0.041715653631848</text:p>
          </table:table-cell>
          <table:table-cell table:style-name="ce4" table:formula="of:=[$redistribution_low.P63]" office:value-type="float" office:value="0.0303964586226402" calcext:value-type="float">
            <text:p>0.03039645862264</text:p>
          </table:table-cell>
          <table:table-cell table:style-name="ce4" table:formula="of:=[$redistribution_low.Q63]" office:value-type="float" office:value="0.0461597115051249" calcext:value-type="float">
            <text:p>0.046159711505125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49348415381212" calcext:value-type="float">
            <text:p>0.034934841538121</text:p>
          </table:table-cell>
          <table:table-cell table:style-name="ce4" table:formula="of:=[$Redistribution_high.O64]" office:value-type="float" office:value="0.0414921473464085" calcext:value-type="float">
            <text:p>0.041492147346409</text:p>
          </table:table-cell>
          <table:table-cell table:style-name="ce4" table:formula="of:=[$Redistribution_high.P64]" office:value-type="float" office:value="0.0290989404266974" calcext:value-type="float">
            <text:p>0.029098940426697</text:p>
          </table:table-cell>
          <table:table-cell table:style-name="ce4" table:formula="of:=[$Redistribution_high.Q64]" office:value-type="float" office:value="0.0501856696540369" calcext:value-type="float">
            <text:p>0.050185669654037</text:p>
          </table:table-cell>
          <table:table-cell/>
          <table:table-cell table:style-name="ce4" table:formula="of:=[$Redistribution_central.N64]" office:value-type="float" office:value="0.0330694049159322" calcext:value-type="float">
            <text:p>0.033069404915932</text:p>
          </table:table-cell>
          <table:table-cell table:style-name="ce4" table:formula="of:=[$Redistribution_central.O64]" office:value-type="float" office:value="0.0387969333953498" calcext:value-type="float">
            <text:p>0.03879693339535</text:p>
          </table:table-cell>
          <table:table-cell table:style-name="ce4" table:formula="of:=[$Redistribution_central.P64]" office:value-type="float" office:value="0.0292053006065149" calcext:value-type="float">
            <text:p>0.029205300606515</text:p>
          </table:table-cell>
          <table:table-cell table:style-name="ce4" table:formula="of:=[$Redistribution_central.Q64]" office:value-type="float" office:value="0.0444807116929126" calcext:value-type="float">
            <text:p>0.044480711692913</text:p>
          </table:table-cell>
          <table:table-cell/>
          <table:table-cell table:style-name="ce4" table:formula="of:=[$redistribution_low.N64]" office:value-type="float" office:value="0.0354296436916912" calcext:value-type="float">
            <text:p>0.035429643691691</text:p>
          </table:table-cell>
          <table:table-cell table:style-name="ce4" table:formula="of:=[$redistribution_low.O64]" office:value-type="float" office:value="0.043632203635829" calcext:value-type="float">
            <text:p>0.043632203635829</text:p>
          </table:table-cell>
          <table:table-cell table:style-name="ce4" table:formula="of:=[$redistribution_low.P64]" office:value-type="float" office:value="0.0312803620280942" calcext:value-type="float">
            <text:p>0.031280362028094</text:p>
          </table:table-cell>
          <table:table-cell table:style-name="ce4" table:formula="of:=[$redistribution_low.Q64]" office:value-type="float" office:value="0.0497417357592796" calcext:value-type="float">
            <text:p>0.04974173575928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0960309451765" calcext:value-type="float">
            <text:p>0.030960309451765</text:p>
          </table:table-cell>
          <table:table-cell table:style-name="ce4" table:formula="of:=[$Redistribution_high.O65]" office:value-type="float" office:value="0.0384933586886172" calcext:value-type="float">
            <text:p>0.038493358688617</text:p>
          </table:table-cell>
          <table:table-cell table:style-name="ce4" table:formula="of:=[$Redistribution_high.P65]" office:value-type="float" office:value="0.0267065456726783" calcext:value-type="float">
            <text:p>0.026706545672678</text:p>
          </table:table-cell>
          <table:table-cell table:style-name="ce4" table:formula="of:=[$Redistribution_high.Q65]" office:value-type="float" office:value="0.0446845192228738" calcext:value-type="float">
            <text:p>0.044684519222874</text:p>
          </table:table-cell>
          <table:table-cell/>
          <table:table-cell table:style-name="ce4" table:formula="of:=[$Redistribution_central.N65]" office:value-type="float" office:value="0.0339640423157766" calcext:value-type="float">
            <text:p>0.033964042315777</text:p>
          </table:table-cell>
          <table:table-cell table:style-name="ce4" table:formula="of:=[$Redistribution_central.O65]" office:value-type="float" office:value="0.0399500366570324" calcext:value-type="float">
            <text:p>0.039950036657032</text:p>
          </table:table-cell>
          <table:table-cell table:style-name="ce4" table:formula="of:=[$Redistribution_central.P65]" office:value-type="float" office:value="0.0291944251914075" calcext:value-type="float">
            <text:p>0.029194425191408</text:p>
          </table:table-cell>
          <table:table-cell table:style-name="ce4" table:formula="of:=[$Redistribution_central.Q65]" office:value-type="float" office:value="0.0470537806490191" calcext:value-type="float">
            <text:p>0.047053780649019</text:p>
          </table:table-cell>
          <table:table-cell/>
          <table:table-cell table:style-name="ce4" table:formula="of:=[$redistribution_low.N65]" office:value-type="float" office:value="0.0291735609653914" calcext:value-type="float">
            <text:p>0.029173560965391</text:p>
          </table:table-cell>
          <table:table-cell table:style-name="ce4" table:formula="of:=[$redistribution_low.O65]" office:value-type="float" office:value="0.0386799043407856" calcext:value-type="float">
            <text:p>0.038679904340786</text:p>
          </table:table-cell>
          <table:table-cell table:style-name="ce4" table:formula="of:=[$redistribution_low.P65]" office:value-type="float" office:value="0.0259573592095987" calcext:value-type="float">
            <text:p>0.025957359209599</text:p>
          </table:table-cell>
          <table:table-cell table:style-name="ce4" table:formula="of:=[$redistribution_low.Q65]" office:value-type="float" office:value="0.0433495078885879" calcext:value-type="float">
            <text:p>0.043349507888588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23534726812616" calcext:value-type="float">
            <text:p>0.032353472681262</text:p>
          </table:table-cell>
          <table:table-cell table:style-name="ce4" table:formula="of:=[$Redistribution_high.O66]" office:value-type="float" office:value="0.0396834979879751" calcext:value-type="float">
            <text:p>0.039683497987975</text:p>
          </table:table-cell>
          <table:table-cell table:style-name="ce4" table:formula="of:=[$Redistribution_high.P66]" office:value-type="float" office:value="0.0280779085785393" calcext:value-type="float">
            <text:p>0.028077908578539</text:p>
          </table:table-cell>
          <table:table-cell table:style-name="ce4" table:formula="of:=[$Redistribution_high.Q66]" office:value-type="float" office:value="0.0457502492034416" calcext:value-type="float">
            <text:p>0.045750249203442</text:p>
          </table:table-cell>
          <table:table-cell/>
          <table:table-cell table:style-name="ce4" table:formula="of:=[$Redistribution_central.N66]" office:value-type="float" office:value="0.0292470241212251" calcext:value-type="float">
            <text:p>0.029247024121225</text:p>
          </table:table-cell>
          <table:table-cell table:style-name="ce4" table:formula="of:=[$Redistribution_central.O66]" office:value-type="float" office:value="0.0353820277108831" calcext:value-type="float">
            <text:p>0.035382027710883</text:p>
          </table:table-cell>
          <table:table-cell table:style-name="ce4" table:formula="of:=[$Redistribution_central.P66]" office:value-type="float" office:value="0.0260159647619595" calcext:value-type="float">
            <text:p>0.02601596476196</text:p>
          </table:table-cell>
          <table:table-cell table:style-name="ce4" table:formula="of:=[$Redistribution_central.Q66]" office:value-type="float" office:value="0.0400370461205595" calcext:value-type="float">
            <text:p>0.04003704612056</text:p>
          </table:table-cell>
          <table:table-cell/>
          <table:table-cell table:style-name="ce4" table:formula="of:=[$redistribution_low.N66]" office:value-type="float" office:value="0.0313983543431209" calcext:value-type="float">
            <text:p>0.031398354343121</text:p>
          </table:table-cell>
          <table:table-cell table:style-name="ce4" table:formula="of:=[$redistribution_low.O66]" office:value-type="float" office:value="0.0380370196785934" calcext:value-type="float">
            <text:p>0.038037019678593</text:p>
          </table:table-cell>
          <table:table-cell table:style-name="ce4" table:formula="of:=[$redistribution_low.P66]" office:value-type="float" office:value="0.0252791156299737" calcext:value-type="float">
            <text:p>0.025279115629974</text:p>
          </table:table-cell>
          <table:table-cell table:style-name="ce4" table:formula="of:=[$redistribution_low.Q66]" office:value-type="float" office:value="0.0472617188144241" calcext:value-type="float">
            <text:p>0.047261718814424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284959111693616" calcext:value-type="float">
            <text:p>0.028495911169362</text:p>
          </table:table-cell>
          <table:table-cell table:style-name="ce4" table:formula="of:=[$Redistribution_high.O67]" office:value-type="float" office:value="0.0372725873633742" calcext:value-type="float">
            <text:p>0.037272587363374</text:p>
          </table:table-cell>
          <table:table-cell table:style-name="ce4" table:formula="of:=[$Redistribution_high.P67]" office:value-type="float" office:value="0.0258518969442498" calcext:value-type="float">
            <text:p>0.02585189694425</text:p>
          </table:table-cell>
          <table:table-cell table:style-name="ce4" table:formula="of:=[$Redistribution_high.Q67]" office:value-type="float" office:value="0.0409628635304492" calcext:value-type="float">
            <text:p>0.040962863530449</text:p>
          </table:table-cell>
          <table:table-cell/>
          <table:table-cell table:style-name="ce4" table:formula="of:=[$Redistribution_central.N67]" office:value-type="float" office:value="0.0337155910591653" calcext:value-type="float">
            <text:p>0.033715591059165</text:p>
          </table:table-cell>
          <table:table-cell table:style-name="ce4" table:formula="of:=[$Redistribution_central.O67]" office:value-type="float" office:value="0.0430824229815947" calcext:value-type="float">
            <text:p>0.043082422981595</text:p>
          </table:table-cell>
          <table:table-cell table:style-name="ce4" table:formula="of:=[$Redistribution_central.P67]" office:value-type="float" office:value="0.0302647462008485" calcext:value-type="float">
            <text:p>0.030264746200849</text:p>
          </table:table-cell>
          <table:table-cell table:style-name="ce4" table:formula="of:=[$Redistribution_central.Q67]" office:value-type="float" office:value="0.0480754405250105" calcext:value-type="float">
            <text:p>0.048075440525011</text:p>
          </table:table-cell>
          <table:table-cell/>
          <table:table-cell table:style-name="ce4" table:formula="of:=[$redistribution_low.N67]" office:value-type="float" office:value="0.0341714898886897" calcext:value-type="float">
            <text:p>0.03417148988869</text:p>
          </table:table-cell>
          <table:table-cell table:style-name="ce4" table:formula="of:=[$redistribution_low.O67]" office:value-type="float" office:value="0.0428979723203822" calcext:value-type="float">
            <text:p>0.042897972320382</text:p>
          </table:table-cell>
          <table:table-cell table:style-name="ce4" table:formula="of:=[$redistribution_low.P67]" office:value-type="float" office:value="0.0272513308745241" calcext:value-type="float">
            <text:p>0.027251330874524</text:p>
          </table:table-cell>
          <table:table-cell table:style-name="ce4" table:formula="of:=[$redistribution_low.Q67]" office:value-type="float" office:value="0.0535274092006698" calcext:value-type="float">
            <text:p>0.05352740920067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282889317834877" calcext:value-type="float">
            <text:p>0.028288931783488</text:p>
          </table:table-cell>
          <table:table-cell table:style-name="ce4" table:formula="of:=[$Redistribution_high.O68]" office:value-type="float" office:value="0.0366772291310325" calcext:value-type="float">
            <text:p>0.036677229131033</text:p>
          </table:table-cell>
          <table:table-cell table:style-name="ce4" table:formula="of:=[$Redistribution_high.P68]" office:value-type="float" office:value="0.0264116961477228" calcext:value-type="float">
            <text:p>0.026411696147723</text:p>
          </table:table-cell>
          <table:table-cell table:style-name="ce4" table:formula="of:=[$Redistribution_high.Q68]" office:value-type="float" office:value="0.0391986187870649" calcext:value-type="float">
            <text:p>0.039198618787065</text:p>
          </table:table-cell>
          <table:table-cell/>
          <table:table-cell table:style-name="ce4" table:formula="of:=[$Redistribution_central.N68]" office:value-type="float" office:value="0.0328855979945968" calcext:value-type="float">
            <text:p>0.032885597994597</text:p>
          </table:table-cell>
          <table:table-cell table:style-name="ce4" table:formula="of:=[$Redistribution_central.O68]" office:value-type="float" office:value="0.0401597277102379" calcext:value-type="float">
            <text:p>0.040159727710238</text:p>
          </table:table-cell>
          <table:table-cell table:style-name="ce4" table:formula="of:=[$Redistribution_central.P68]" office:value-type="float" office:value="0.0295044631903621" calcext:value-type="float">
            <text:p>0.029504463190362</text:p>
          </table:table-cell>
          <table:table-cell table:style-name="ce4" table:formula="of:=[$Redistribution_central.Q68]" office:value-type="float" office:value="0.0451750024011162" calcext:value-type="float">
            <text:p>0.045175002401116</text:p>
          </table:table-cell>
          <table:table-cell/>
          <table:table-cell table:style-name="ce4" table:formula="of:=[$redistribution_low.N68]" office:value-type="float" office:value="0.0319985521151898" calcext:value-type="float">
            <text:p>0.03199855211519</text:p>
          </table:table-cell>
          <table:table-cell table:style-name="ce4" table:formula="of:=[$redistribution_low.O68]" office:value-type="float" office:value="0.0443996157442592" calcext:value-type="float">
            <text:p>0.044399615744259</text:p>
          </table:table-cell>
          <table:table-cell table:style-name="ce4" table:formula="of:=[$redistribution_low.P68]" office:value-type="float" office:value="0.0285933191319939" calcext:value-type="float">
            <text:p>0.028593319131994</text:p>
          </table:table-cell>
          <table:table-cell table:style-name="ce4" table:formula="of:=[$redistribution_low.Q68]" office:value-type="float" office:value="0.0492828868818239" calcext:value-type="float">
            <text:p>0.049282886881824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295705204937684" calcext:value-type="float">
            <text:p>0.029570520493769</text:p>
          </table:table-cell>
          <table:table-cell table:style-name="ce4" table:formula="of:=[$Redistribution_high.O69]" office:value-type="float" office:value="0.0375168903568653" calcext:value-type="float">
            <text:p>0.037516890356865</text:p>
          </table:table-cell>
          <table:table-cell table:style-name="ce4" table:formula="of:=[$Redistribution_high.P69]" office:value-type="float" office:value="0.0261327866637223" calcext:value-type="float">
            <text:p>0.026132786663722</text:p>
          </table:table-cell>
          <table:table-cell table:style-name="ce4" table:formula="of:=[$Redistribution_high.Q69]" office:value-type="float" office:value="0.0424916325779034" calcext:value-type="float">
            <text:p>0.042491632577903</text:p>
          </table:table-cell>
          <table:table-cell/>
          <table:table-cell table:style-name="ce4" table:formula="of:=[$Redistribution_central.N69]" office:value-type="float" office:value="0.0287360191235466" calcext:value-type="float">
            <text:p>0.028736019123547</text:p>
          </table:table-cell>
          <table:table-cell table:style-name="ce4" table:formula="of:=[$Redistribution_central.O69]" office:value-type="float" office:value="0.0374616709026376" calcext:value-type="float">
            <text:p>0.037461670902638</text:p>
          </table:table-cell>
          <table:table-cell table:style-name="ce4" table:formula="of:=[$Redistribution_central.P69]" office:value-type="float" office:value="0.0268138645694647" calcext:value-type="float">
            <text:p>0.026813864569465</text:p>
          </table:table-cell>
          <table:table-cell table:style-name="ce4" table:formula="of:=[$Redistribution_central.Q69]" office:value-type="float" office:value="0.0401747640668479" calcext:value-type="float">
            <text:p>0.040174764066848</text:p>
          </table:table-cell>
          <table:table-cell/>
          <table:table-cell table:style-name="ce4" table:formula="of:=[$redistribution_low.N69]" office:value-type="float" office:value="0.033269231995219" calcext:value-type="float">
            <text:p>0.033269231995219</text:p>
          </table:table-cell>
          <table:table-cell table:style-name="ce4" table:formula="of:=[$redistribution_low.O69]" office:value-type="float" office:value="0.0422150517094345" calcext:value-type="float">
            <text:p>0.042215051709435</text:p>
          </table:table-cell>
          <table:table-cell table:style-name="ce4" table:formula="of:=[$redistribution_low.P69]" office:value-type="float" office:value="0.029662094426254" calcext:value-type="float">
            <text:p>0.029662094426254</text:p>
          </table:table-cell>
          <table:table-cell table:style-name="ce4" table:formula="of:=[$redistribution_low.Q69]" office:value-type="float" office:value="0.0476167564029522" calcext:value-type="float">
            <text:p>0.047616756402952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266893095604002" calcext:value-type="float">
            <text:p>0.0266893095604</text:p>
          </table:table-cell>
          <table:table-cell table:style-name="ce4" table:formula="of:=[$Redistribution_high.O70]" office:value-type="float" office:value="0.0361605395376703" calcext:value-type="float">
            <text:p>0.03616053953767</text:p>
          </table:table-cell>
          <table:table-cell table:style-name="ce4" table:formula="of:=[$Redistribution_high.P70]" office:value-type="float" office:value="0.0260375766430191" calcext:value-type="float">
            <text:p>0.026037576643019</text:p>
          </table:table-cell>
          <table:table-cell table:style-name="ce4" table:formula="of:=[$Redistribution_high.Q70]" office:value-type="float" office:value="0.036741952236878" calcext:value-type="float">
            <text:p>0.036741952236878</text:p>
          </table:table-cell>
          <table:table-cell/>
          <table:table-cell table:style-name="ce4" table:formula="of:=[$Redistribution_central.N70]" office:value-type="float" office:value="0.03313110732456" calcext:value-type="float">
            <text:p>0.03313110732456</text:p>
          </table:table-cell>
          <table:table-cell table:style-name="ce4" table:formula="of:=[$Redistribution_central.O70]" office:value-type="float" office:value="0.0436247390152396" calcext:value-type="float">
            <text:p>0.04362473901524</text:p>
          </table:table-cell>
          <table:table-cell table:style-name="ce4" table:formula="of:=[$Redistribution_central.P70]" office:value-type="float" office:value="0.0316856700924829" calcext:value-type="float">
            <text:p>0.031685670092483</text:p>
          </table:table-cell>
          <table:table-cell table:style-name="ce4" table:formula="of:=[$Redistribution_central.Q70]" office:value-type="float" office:value="0.0455009045744481" calcext:value-type="float">
            <text:p>0.045500904574448</text:p>
          </table:table-cell>
          <table:table-cell/>
          <table:table-cell table:style-name="ce4" table:formula="of:=[$redistribution_low.N70]" office:value-type="float" office:value="0.0315343957224143" calcext:value-type="float">
            <text:p>0.031534395722414</text:p>
          </table:table-cell>
          <table:table-cell table:style-name="ce4" table:formula="of:=[$redistribution_low.O70]" office:value-type="float" office:value="0.0405768109710595" calcext:value-type="float">
            <text:p>0.04057681097106</text:p>
          </table:table-cell>
          <table:table-cell table:style-name="ce4" table:formula="of:=[$redistribution_low.P70]" office:value-type="float" office:value="0.029078225436056" calcext:value-type="float">
            <text:p>0.029078225436056</text:p>
          </table:table-cell>
          <table:table-cell table:style-name="ce4" table:formula="of:=[$redistribution_low.Q70]" office:value-type="float" office:value="0.0441115078181099" calcext:value-type="float">
            <text:p>0.04411150781811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285624488229847" calcext:value-type="float">
            <text:p>0.028562448822985</text:p>
          </table:table-cell>
          <table:table-cell table:style-name="ce4" table:formula="of:=[$Redistribution_high.O71]" office:value-type="float" office:value="0.0383939459370958" calcext:value-type="float">
            <text:p>0.038393945937096</text:p>
          </table:table-cell>
          <table:table-cell table:style-name="ce4" table:formula="of:=[$Redistribution_high.P71]" office:value-type="float" office:value="0.0268166291924922" calcext:value-type="float">
            <text:p>0.026816629192492</text:p>
          </table:table-cell>
          <table:table-cell table:style-name="ce4" table:formula="of:=[$Redistribution_high.Q71]" office:value-type="float" office:value="0.040749252340221" calcext:value-type="float">
            <text:p>0.040749252340221</text:p>
          </table:table-cell>
          <table:table-cell/>
          <table:table-cell table:style-name="ce4" table:formula="of:=[$Redistribution_central.N71]" office:value-type="float" office:value="0.0314804594579888" calcext:value-type="float">
            <text:p>0.031480459457989</text:p>
          </table:table-cell>
          <table:table-cell table:style-name="ce4" table:formula="of:=[$Redistribution_central.O71]" office:value-type="float" office:value="0.0425183601110525" calcext:value-type="float">
            <text:p>0.042518360111053</text:p>
          </table:table-cell>
          <table:table-cell table:style-name="ce4" table:formula="of:=[$Redistribution_central.P71]" office:value-type="float" office:value="0.029183993964249" calcext:value-type="float">
            <text:p>0.029183993964249</text:p>
          </table:table-cell>
          <table:table-cell table:style-name="ce4" table:formula="of:=[$Redistribution_central.Q71]" office:value-type="float" office:value="0.0458188544866163" calcext:value-type="float">
            <text:p>0.045818854486616</text:p>
          </table:table-cell>
          <table:table-cell/>
          <table:table-cell table:style-name="ce4" table:formula="of:=[$redistribution_low.N71]" office:value-type="float" office:value="0.0301674952494727" calcext:value-type="float">
            <text:p>0.030167495249473</text:p>
          </table:table-cell>
          <table:table-cell table:style-name="ce4" table:formula="of:=[$redistribution_low.O71]" office:value-type="float" office:value="0.0398788210454962" calcext:value-type="float">
            <text:p>0.039878821045496</text:p>
          </table:table-cell>
          <table:table-cell table:style-name="ce4" table:formula="of:=[$redistribution_low.P71]" office:value-type="float" office:value="0.0277322319229523" calcext:value-type="float">
            <text:p>0.027732231922952</text:p>
          </table:table-cell>
          <table:table-cell table:style-name="ce4" table:formula="of:=[$redistribution_low.Q71]" office:value-type="float" office:value="0.0434911070984435" calcext:value-type="float">
            <text:p>0.043491107098444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308789267023459" calcext:value-type="float">
            <text:p>0.030878926702346</text:p>
          </table:table-cell>
          <table:table-cell table:style-name="ce4" table:formula="of:=[$Redistribution_high.O72]" office:value-type="float" office:value="0.0398425849672822" calcext:value-type="float">
            <text:p>0.039842584967282</text:p>
          </table:table-cell>
          <table:table-cell table:style-name="ce4" table:formula="of:=[$Redistribution_high.P72]" office:value-type="float" office:value="0.0271058767921936" calcext:value-type="float">
            <text:p>0.027105876792194</text:p>
          </table:table-cell>
          <table:table-cell table:style-name="ce4" table:formula="of:=[$Redistribution_high.Q72]" office:value-type="float" office:value="0.0453576726227957" calcext:value-type="float">
            <text:p>0.045357672622796</text:p>
          </table:table-cell>
          <table:table-cell/>
          <table:table-cell table:style-name="ce4" table:formula="of:=[$Redistribution_central.N72]" office:value-type="float" office:value="0.0308691475959791" calcext:value-type="float">
            <text:p>0.030869147595979</text:p>
          </table:table-cell>
          <table:table-cell table:style-name="ce4" table:formula="of:=[$Redistribution_central.O72]" office:value-type="float" office:value="0.0400125122594326" calcext:value-type="float">
            <text:p>0.040012512259433</text:p>
          </table:table-cell>
          <table:table-cell table:style-name="ce4" table:formula="of:=[$Redistribution_central.P72]" office:value-type="float" office:value="0.0285704422094584" calcext:value-type="float">
            <text:p>0.028570442209458</text:p>
          </table:table-cell>
          <table:table-cell table:style-name="ce4" table:formula="of:=[$Redistribution_central.Q72]" office:value-type="float" office:value="0.0433424753034162" calcext:value-type="float">
            <text:p>0.043342475303416</text:p>
          </table:table-cell>
          <table:table-cell/>
          <table:table-cell table:style-name="ce4" table:formula="of:=[$redistribution_low.N72]" office:value-type="float" office:value="0.0300498749241069" calcext:value-type="float">
            <text:p>0.030049874924107</text:p>
          </table:table-cell>
          <table:table-cell table:style-name="ce4" table:formula="of:=[$redistribution_low.O72]" office:value-type="float" office:value="0.0378782309535814" calcext:value-type="float">
            <text:p>0.037878230953581</text:p>
          </table:table-cell>
          <table:table-cell table:style-name="ce4" table:formula="of:=[$redistribution_low.P72]" office:value-type="float" office:value="0.0269669527209459" calcext:value-type="float">
            <text:p>0.026966952720946</text:p>
          </table:table-cell>
          <table:table-cell table:style-name="ce4" table:formula="of:=[$redistribution_low.Q72]" office:value-type="float" office:value="0.0426112018998786" calcext:value-type="float">
            <text:p>0.042611201899879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317308641186596" calcext:value-type="float">
            <text:p>0.03173086411866</text:p>
          </table:table-cell>
          <table:table-cell table:style-name="ce4" table:formula="of:=[$Redistribution_high.O73]" office:value-type="float" office:value="0.0430440612578115" calcext:value-type="float">
            <text:p>0.043044061257812</text:p>
          </table:table-cell>
          <table:table-cell table:style-name="ce4" table:formula="of:=[$Redistribution_high.P73]" office:value-type="float" office:value="0.028883738274781" calcext:value-type="float">
            <text:p>0.028883738274781</text:p>
          </table:table-cell>
          <table:table-cell table:style-name="ce4" table:formula="of:=[$Redistribution_high.Q73]" office:value-type="float" office:value="0.0471744306340379" calcext:value-type="float">
            <text:p>0.047174430634038</text:p>
          </table:table-cell>
          <table:table-cell/>
          <table:table-cell table:style-name="ce4" table:formula="of:=[$Redistribution_central.N73]" office:value-type="float" office:value="0.031050043938561" calcext:value-type="float">
            <text:p>0.031050043938561</text:p>
          </table:table-cell>
          <table:table-cell table:style-name="ce4" table:formula="of:=[$Redistribution_central.O73]" office:value-type="float" office:value="0.0411634932649843" calcext:value-type="float">
            <text:p>0.041163493264984</text:p>
          </table:table-cell>
          <table:table-cell table:style-name="ce4" table:formula="of:=[$Redistribution_central.P73]" office:value-type="float" office:value="0.0287241153191954" calcext:value-type="float">
            <text:p>0.028724115319195</text:p>
          </table:table-cell>
          <table:table-cell table:style-name="ce4" table:formula="of:=[$Redistribution_central.Q73]" office:value-type="float" office:value="0.0444890989428048" calcext:value-type="float">
            <text:p>0.044489098942805</text:p>
          </table:table-cell>
          <table:table-cell/>
          <table:table-cell table:style-name="ce4" table:formula="of:=[$redistribution_low.N73]" office:value-type="float" office:value="0.0300697175575511" calcext:value-type="float">
            <text:p>0.030069717557551</text:p>
          </table:table-cell>
          <table:table-cell table:style-name="ce4" table:formula="of:=[$redistribution_low.O73]" office:value-type="float" office:value="0.0397652767384595" calcext:value-type="float">
            <text:p>0.03976527673846</text:p>
          </table:table-cell>
          <table:table-cell table:style-name="ce4" table:formula="of:=[$redistribution_low.P73]" office:value-type="float" office:value="0.0274354148459241" calcext:value-type="float">
            <text:p>0.027435414845924</text:p>
          </table:table-cell>
          <table:table-cell table:style-name="ce4" table:formula="of:=[$redistribution_low.Q73]" office:value-type="float" office:value="0.0438866204719952" calcext:value-type="float">
            <text:p>0.043886620471995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297710182483076" calcext:value-type="float">
            <text:p>0.029771018248308</text:p>
          </table:table-cell>
          <table:table-cell table:style-name="ce4" table:formula="of:=[$Redistribution_high.O74]" office:value-type="float" office:value="0.0420907648044791" calcext:value-type="float">
            <text:p>0.042090764804479</text:p>
          </table:table-cell>
          <table:table-cell table:style-name="ce4" table:formula="of:=[$Redistribution_high.P74]" office:value-type="float" office:value="0.0274886637229939" calcext:value-type="float">
            <text:p>0.027488663722994</text:p>
          </table:table-cell>
          <table:table-cell table:style-name="ce4" table:formula="of:=[$Redistribution_high.Q74]" office:value-type="float" office:value="0.0452316994748333" calcext:value-type="float">
            <text:p>0.045231699474833</text:p>
          </table:table-cell>
          <table:table-cell/>
          <table:table-cell table:style-name="ce4" table:formula="of:=[$Redistribution_central.N74]" office:value-type="float" office:value="0.0323258123373819" calcext:value-type="float">
            <text:p>0.032325812337382</text:p>
          </table:table-cell>
          <table:table-cell table:style-name="ce4" table:formula="of:=[$Redistribution_central.O74]" office:value-type="float" office:value="0.0442541912768724" calcext:value-type="float">
            <text:p>0.044254191276872</text:p>
          </table:table-cell>
          <table:table-cell table:style-name="ce4" table:formula="of:=[$Redistribution_central.P74]" office:value-type="float" office:value="0.0305263337611743" calcext:value-type="float">
            <text:p>0.030526333761174</text:p>
          </table:table-cell>
          <table:table-cell table:style-name="ce4" table:formula="of:=[$Redistribution_central.Q74]" office:value-type="float" office:value="0.0466801628072881" calcext:value-type="float">
            <text:p>0.046680162807288</text:p>
          </table:table-cell>
          <table:table-cell/>
          <table:table-cell table:style-name="ce4" table:formula="of:=[$redistribution_low.N74]" office:value-type="float" office:value="0.0275668128217368" calcext:value-type="float">
            <text:p>0.027566812821737</text:p>
          </table:table-cell>
          <table:table-cell table:style-name="ce4" table:formula="of:=[$redistribution_low.O74]" office:value-type="float" office:value="0.0383533534203302" calcext:value-type="float">
            <text:p>0.03835335342033</text:p>
          </table:table-cell>
          <table:table-cell table:style-name="ce4" table:formula="of:=[$redistribution_low.P74]" office:value-type="float" office:value="0.0266968128350211" calcext:value-type="float">
            <text:p>0.026696812835021</text:p>
          </table:table-cell>
          <table:table-cell table:style-name="ce4" table:formula="of:=[$redistribution_low.Q74]" office:value-type="float" office:value="0.0394661804742125" calcext:value-type="float">
            <text:p>0.039466180474213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282680648008147" calcext:value-type="float">
            <text:p>0.028268064800815</text:p>
          </table:table-cell>
          <table:table-cell table:style-name="ce4" table:formula="of:=[$Redistribution_high.O75]" office:value-type="float" office:value="0.0406797802656165" calcext:value-type="float">
            <text:p>0.040679780265617</text:p>
          </table:table-cell>
          <table:table-cell table:style-name="ce4" table:formula="of:=[$Redistribution_high.P75]" office:value-type="float" office:value="0.0267323992237826" calcext:value-type="float">
            <text:p>0.026732399223783</text:p>
          </table:table-cell>
          <table:table-cell table:style-name="ce4" table:formula="of:=[$Redistribution_high.Q75]" office:value-type="float" office:value="0.0427194469654785" calcext:value-type="float">
            <text:p>0.042719446965479</text:p>
          </table:table-cell>
          <table:table-cell/>
          <table:table-cell table:style-name="ce4" table:formula="of:=[$Redistribution_central.N75]" office:value-type="float" office:value="0.0308594666011858" calcext:value-type="float">
            <text:p>0.030859466601186</text:p>
          </table:table-cell>
          <table:table-cell table:style-name="ce4" table:formula="of:=[$Redistribution_central.O75]" office:value-type="float" office:value="0.0410477953833859" calcext:value-type="float">
            <text:p>0.041047795383386</text:p>
          </table:table-cell>
          <table:table-cell table:style-name="ce4" table:formula="of:=[$Redistribution_central.P75]" office:value-type="float" office:value="0.0285631564579833" calcext:value-type="float">
            <text:p>0.028563156457983</text:p>
          </table:table-cell>
          <table:table-cell table:style-name="ce4" table:formula="of:=[$Redistribution_central.Q75]" office:value-type="float" office:value="0.0444175980447384" calcext:value-type="float">
            <text:p>0.044417598044738</text:p>
          </table:table-cell>
          <table:table-cell/>
          <table:table-cell table:style-name="ce4" table:formula="of:=[$redistribution_low.N75]" office:value-type="float" office:value="0.0321960674414185" calcext:value-type="float">
            <text:p>0.032196067441419</text:p>
          </table:table-cell>
          <table:table-cell table:style-name="ce4" table:formula="of:=[$redistribution_low.O75]" office:value-type="float" office:value="0.0381789526201624" calcext:value-type="float">
            <text:p>0.038178952620163</text:p>
          </table:table-cell>
          <table:table-cell table:style-name="ce4" table:formula="of:=[$redistribution_low.P75]" office:value-type="float" office:value="0.0264856882864934" calcext:value-type="float">
            <text:p>0.026485688286494</text:p>
          </table:table-cell>
          <table:table-cell table:style-name="ce4" table:formula="of:=[$redistribution_low.Q75]" office:value-type="float" office:value="0.0474383123518786" calcext:value-type="float">
            <text:p>0.047438312351879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96748643078342" calcext:value-type="float">
            <text:p>0.029674864307834</text:p>
          </table:table-cell>
          <table:table-cell table:style-name="ce4" table:formula="of:=[$Redistribution_high.O76]" office:value-type="float" office:value="0.0427824953278561" calcext:value-type="float">
            <text:p>0.042782495327856</text:p>
          </table:table-cell>
          <table:table-cell table:style-name="ce4" table:formula="of:=[$Redistribution_high.P76]" office:value-type="float" office:value="0.0279565599843504" calcext:value-type="float">
            <text:p>0.02795655998435</text:p>
          </table:table-cell>
          <table:table-cell table:style-name="ce4" table:formula="of:=[$Redistribution_high.Q76]" office:value-type="float" office:value="0.0451727688946799" calcext:value-type="float">
            <text:p>0.04517276889468</text:p>
          </table:table-cell>
          <table:table-cell/>
          <table:table-cell table:style-name="ce4" table:formula="of:=[$Redistribution_central.N76]" office:value-type="float" office:value="0.0334191011633986" calcext:value-type="float">
            <text:p>0.033419101163399</text:p>
          </table:table-cell>
          <table:table-cell table:style-name="ce4" table:formula="of:=[$Redistribution_central.O76]" office:value-type="float" office:value="0.0411039755521951" calcext:value-type="float">
            <text:p>0.041103975552195</text:p>
          </table:table-cell>
          <table:table-cell table:style-name="ce4" table:formula="of:=[$Redistribution_central.P76]" office:value-type="float" office:value="0.0298412218297773" calcext:value-type="float">
            <text:p>0.029841221829777</text:p>
          </table:table-cell>
          <table:table-cell table:style-name="ce4" table:formula="of:=[$Redistribution_central.Q76]" office:value-type="float" office:value="0.0464505030523829" calcext:value-type="float">
            <text:p>0.046450503052383</text:p>
          </table:table-cell>
          <table:table-cell/>
          <table:table-cell table:style-name="ce4" table:formula="of:=[$redistribution_low.N76]" office:value-type="float" office:value="0.0329525165212391" calcext:value-type="float">
            <text:p>0.032952516521239</text:p>
          </table:table-cell>
          <table:table-cell table:style-name="ce4" table:formula="of:=[$redistribution_low.O76]" office:value-type="float" office:value="0.0419399139390001" calcext:value-type="float">
            <text:p>0.041939913939</text:p>
          </table:table-cell>
          <table:table-cell table:style-name="ce4" table:formula="of:=[$redistribution_low.P76]" office:value-type="float" office:value="0.0276720305959926" calcext:value-type="float">
            <text:p>0.027672030595993</text:p>
          </table:table-cell>
          <table:table-cell table:style-name="ce4" table:formula="of:=[$redistribution_low.Q76]" office:value-type="float" office:value="0.0503804080519419" calcext:value-type="float">
            <text:p>0.050380408051942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34318330893555" calcext:value-type="float">
            <text:p>0.033431833089356</text:p>
          </table:table-cell>
          <table:table-cell table:style-name="ce4" table:formula="of:=[$Redistribution_high.O77]" office:value-type="float" office:value="0.0466650969728306" calcext:value-type="float">
            <text:p>0.046665096972831</text:p>
          </table:table-cell>
          <table:table-cell table:style-name="ce4" table:formula="of:=[$Redistribution_high.P77]" office:value-type="float" office:value="0.0300577346725098" calcext:value-type="float">
            <text:p>0.03005773467251</text:p>
          </table:table-cell>
          <table:table-cell table:style-name="ce4" table:formula="of:=[$Redistribution_high.Q77]" office:value-type="float" office:value="0.0516814418721304" calcext:value-type="float">
            <text:p>0.05168144187213</text:p>
          </table:table-cell>
          <table:table-cell/>
          <table:table-cell table:style-name="ce4" table:formula="of:=[$Redistribution_central.N77]" office:value-type="float" office:value="0.0311012998198535" calcext:value-type="float">
            <text:p>0.031101299819854</text:p>
          </table:table-cell>
          <table:table-cell table:style-name="ce4" table:formula="of:=[$Redistribution_central.O77]" office:value-type="float" office:value="0.0413813189389071" calcext:value-type="float">
            <text:p>0.041381318938907</text:p>
          </table:table-cell>
          <table:table-cell table:style-name="ce4" table:formula="of:=[$Redistribution_central.P77]" office:value-type="float" office:value="0.0295771787602216" calcext:value-type="float">
            <text:p>0.029577178760222</text:p>
          </table:table-cell>
          <table:table-cell table:style-name="ce4" table:formula="of:=[$Redistribution_central.Q77]" office:value-type="float" office:value="0.0435616447593273" calcext:value-type="float">
            <text:p>0.043561644759327</text:p>
          </table:table-cell>
          <table:table-cell/>
          <table:table-cell table:style-name="ce4" table:formula="of:=[$redistribution_low.N77]" office:value-type="float" office:value="0.0353258076770816" calcext:value-type="float">
            <text:p>0.035325807677082</text:p>
          </table:table-cell>
          <table:table-cell table:style-name="ce4" table:formula="of:=[$redistribution_low.O77]" office:value-type="float" office:value="0.0442552122119309" calcext:value-type="float">
            <text:p>0.044255212211931</text:p>
          </table:table-cell>
          <table:table-cell table:style-name="ce4" table:formula="of:=[$redistribution_low.P77]" office:value-type="float" office:value="0.0285792226816831" calcext:value-type="float">
            <text:p>0.028579222681683</text:p>
          </table:table-cell>
          <table:table-cell table:style-name="ce4" table:formula="of:=[$redistribution_low.Q77]" office:value-type="float" office:value="0.0553310496461055" calcext:value-type="float">
            <text:p>0.055331049646106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11462218090608" calcext:value-type="float">
            <text:p>0.031146221809061</text:p>
          </table:table-cell>
          <table:table-cell table:style-name="ce4" table:formula="of:=[$Redistribution_high.O78]" office:value-type="float" office:value="0.0465730970901078" calcext:value-type="float">
            <text:p>0.046573097090108</text:p>
          </table:table-cell>
          <table:table-cell table:style-name="ce4" table:formula="of:=[$Redistribution_high.P78]" office:value-type="float" office:value="0.0302427060691792" calcext:value-type="float">
            <text:p>0.030242706069179</text:p>
          </table:table-cell>
          <table:table-cell table:style-name="ce4" table:formula="of:=[$Redistribution_high.Q78]" office:value-type="float" office:value="0.0475327032375364" calcext:value-type="float">
            <text:p>0.047532703237537</text:p>
          </table:table-cell>
          <table:table-cell/>
          <table:table-cell table:style-name="ce4" table:formula="of:=[$Redistribution_central.N78]" office:value-type="float" office:value="0.0324065446294369" calcext:value-type="float">
            <text:p>0.032406544629437</text:p>
          </table:table-cell>
          <table:table-cell table:style-name="ce4" table:formula="of:=[$Redistribution_central.O78]" office:value-type="float" office:value="0.0461888576516493" calcext:value-type="float">
            <text:p>0.046188857651649</text:p>
          </table:table-cell>
          <table:table-cell table:style-name="ce4" table:formula="of:=[$Redistribution_central.P78]" office:value-type="float" office:value="0.031906445760944" calcext:value-type="float">
            <text:p>0.031906445760944</text:p>
          </table:table-cell>
          <table:table-cell table:style-name="ce4" table:formula="of:=[$Redistribution_central.Q78]" office:value-type="float" office:value="0.0465848594335652" calcext:value-type="float">
            <text:p>0.046584859433565</text:p>
          </table:table-cell>
          <table:table-cell/>
          <table:table-cell table:style-name="ce4" table:formula="of:=[$redistribution_low.N78]" office:value-type="float" office:value="0.0360536182372765" calcext:value-type="float">
            <text:p>0.036053618237277</text:p>
          </table:table-cell>
          <table:table-cell table:style-name="ce4" table:formula="of:=[$redistribution_low.O78]" office:value-type="float" office:value="0.0458618731021378" calcext:value-type="float">
            <text:p>0.045861873102138</text:p>
          </table:table-cell>
          <table:table-cell table:style-name="ce4" table:formula="of:=[$redistribution_low.P78]" office:value-type="float" office:value="0.0316315614949277" calcext:value-type="float">
            <text:p>0.031631561494928</text:p>
          </table:table-cell>
          <table:table-cell table:style-name="ce4" table:formula="of:=[$redistribution_low.Q78]" office:value-type="float" office:value="0.0528850629918192" calcext:value-type="float">
            <text:p>0.052885062991819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06648962068466" calcext:value-type="float">
            <text:p>0.030664896206847</text:p>
          </table:table-cell>
          <table:table-cell table:style-name="ce4" table:formula="of:=[$Redistribution_high.O79]" office:value-type="float" office:value="0.0442739981453741" calcext:value-type="float">
            <text:p>0.044273998145374</text:p>
          </table:table-cell>
          <table:table-cell table:style-name="ce4" table:formula="of:=[$Redistribution_high.P79]" office:value-type="float" office:value="0.0281166759942765" calcext:value-type="float">
            <text:p>0.028116675994277</text:p>
          </table:table-cell>
          <table:table-cell table:style-name="ce4" table:formula="of:=[$Redistribution_high.Q79]" office:value-type="float" office:value="0.0481654884209938" calcext:value-type="float">
            <text:p>0.048165488420994</text:p>
          </table:table-cell>
          <table:table-cell/>
          <table:table-cell table:style-name="ce4" table:formula="of:=[$Redistribution_central.N79]" office:value-type="float" office:value="0.0289045465819601" calcext:value-type="float">
            <text:p>0.02890454658196</text:p>
          </table:table-cell>
          <table:table-cell table:style-name="ce4" table:formula="of:=[$Redistribution_central.O79]" office:value-type="float" office:value="0.0405170276914365" calcext:value-type="float">
            <text:p>0.040517027691437</text:p>
          </table:table-cell>
          <table:table-cell table:style-name="ce4" table:formula="of:=[$Redistribution_central.P79]" office:value-type="float" office:value="0.0278766939845352" calcext:value-type="float">
            <text:p>0.027876693984535</text:p>
          </table:table-cell>
          <table:table-cell table:style-name="ce4" table:formula="of:=[$Redistribution_central.Q79]" office:value-type="float" office:value="0.0418614711209711" calcext:value-type="float">
            <text:p>0.041861471120971</text:p>
          </table:table-cell>
          <table:table-cell/>
          <table:table-cell table:style-name="ce4" table:formula="of:=[$redistribution_low.N79]" office:value-type="float" office:value="0.0382078498719303" calcext:value-type="float">
            <text:p>0.03820784987193</text:p>
          </table:table-cell>
          <table:table-cell table:style-name="ce4" table:formula="of:=[$redistribution_low.O79]" office:value-type="float" office:value="0.0491665539939344" calcext:value-type="float">
            <text:p>0.049166553993935</text:p>
          </table:table-cell>
          <table:table-cell table:style-name="ce4" table:formula="of:=[$redistribution_low.P79]" office:value-type="float" office:value="0.0330568361888817" calcext:value-type="float">
            <text:p>0.033056836188882</text:p>
          </table:table-cell>
          <table:table-cell table:style-name="ce4" table:formula="of:=[$redistribution_low.Q79]" office:value-type="float" office:value="0.0576482051727815" calcext:value-type="float">
            <text:p>0.057648205172782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1588126004873" calcext:value-type="float">
            <text:p>0.031588126004873</text:p>
          </table:table-cell>
          <table:table-cell table:style-name="ce4" table:formula="of:=[$Redistribution_high.O80]" office:value-type="float" office:value="0.0434630184490558" calcext:value-type="float">
            <text:p>0.043463018449056</text:p>
          </table:table-cell>
          <table:table-cell table:style-name="ce4" table:formula="of:=[$Redistribution_high.P80]" office:value-type="float" office:value="0.0279714366103226" calcext:value-type="float">
            <text:p>0.027971436610323</text:p>
          </table:table-cell>
          <table:table-cell table:style-name="ce4" table:formula="of:=[$Redistribution_high.Q80]" office:value-type="float" office:value="0.0490725126980811" calcext:value-type="float">
            <text:p>0.049072512698081</text:p>
          </table:table-cell>
          <table:table-cell/>
          <table:table-cell table:style-name="ce4" table:formula="of:=[$Redistribution_central.N80]" office:value-type="float" office:value="0.030592634065787" calcext:value-type="float">
            <text:p>0.030592634065787</text:p>
          </table:table-cell>
          <table:table-cell table:style-name="ce4" table:formula="of:=[$Redistribution_central.O80]" office:value-type="float" office:value="0.04213220420345" calcext:value-type="float">
            <text:p>0.04213220420345</text:p>
          </table:table-cell>
          <table:table-cell table:style-name="ce4" table:formula="of:=[$Redistribution_central.P80]" office:value-type="float" office:value="0.0288402379558394" calcext:value-type="float">
            <text:p>0.028840237955839</text:p>
          </table:table-cell>
          <table:table-cell table:style-name="ce4" table:formula="of:=[$Redistribution_central.Q80]" office:value-type="float" office:value="0.0446474235422663" calcext:value-type="float">
            <text:p>0.044647423542266</text:p>
          </table:table-cell>
          <table:table-cell/>
          <table:table-cell table:style-name="ce4" table:formula="of:=[$redistribution_low.N80]" office:value-type="float" office:value="0.0393155445138267" calcext:value-type="float">
            <text:p>0.039315544513827</text:p>
          </table:table-cell>
          <table:table-cell table:style-name="ce4" table:formula="of:=[$redistribution_low.O80]" office:value-type="float" office:value="0.052003706973277" calcext:value-type="float">
            <text:p>0.052003706973277</text:p>
          </table:table-cell>
          <table:table-cell table:style-name="ce4" table:formula="of:=[$redistribution_low.P80]" office:value-type="float" office:value="0.0342271609538732" calcext:value-type="float">
            <text:p>0.034227160953873</text:p>
          </table:table-cell>
          <table:table-cell table:style-name="ce4" table:formula="of:=[$redistribution_low.Q80]" office:value-type="float" office:value="0.0603338146254804" calcext:value-type="float">
            <text:p>0.060333814625481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3695084896375" calcext:value-type="float">
            <text:p>0.033695084896375</text:p>
          </table:table-cell>
          <table:table-cell table:style-name="ce4" table:formula="of:=[$Redistribution_high.O81]" office:value-type="float" office:value="0.0480618701617523" calcext:value-type="float">
            <text:p>0.048061870161752</text:p>
          </table:table-cell>
          <table:table-cell table:style-name="ce4" table:formula="of:=[$Redistribution_high.P81]" office:value-type="float" office:value="0.030597978046169" calcext:value-type="float">
            <text:p>0.030597978046169</text:p>
          </table:table-cell>
          <table:table-cell table:style-name="ce4" table:formula="of:=[$Redistribution_high.Q81]" office:value-type="float" office:value="0.0528206594108477" calcext:value-type="float">
            <text:p>0.052820659410848</text:p>
          </table:table-cell>
          <table:table-cell/>
          <table:table-cell table:style-name="ce4" table:formula="of:=[$Redistribution_central.N81]" office:value-type="float" office:value="0.0317778326427164" calcext:value-type="float">
            <text:p>0.031777832642717</text:p>
          </table:table-cell>
          <table:table-cell table:style-name="ce4" table:formula="of:=[$Redistribution_central.O81]" office:value-type="float" office:value="0.0454436623221599" calcext:value-type="float">
            <text:p>0.04544366232216</text:p>
          </table:table-cell>
          <table:table-cell table:style-name="ce4" table:formula="of:=[$Redistribution_central.P81]" office:value-type="float" office:value="0.030547927698246" calcext:value-type="float">
            <text:p>0.030547927698246</text:p>
          </table:table-cell>
          <table:table-cell table:style-name="ce4" table:formula="of:=[$Redistribution_central.Q81]" office:value-type="float" office:value="0.0471130473968489" calcext:value-type="float">
            <text:p>0.047113047396849</text:p>
          </table:table-cell>
          <table:table-cell/>
          <table:table-cell table:style-name="ce4" table:formula="of:=[$redistribution_low.N81]" office:value-type="float" office:value="0.0370166362388368" calcext:value-type="float">
            <text:p>0.037016636238837</text:p>
          </table:table-cell>
          <table:table-cell table:style-name="ce4" table:formula="of:=[$redistribution_low.O81]" office:value-type="float" office:value="0.0494511970833956" calcext:value-type="float">
            <text:p>0.049451197083396</text:p>
          </table:table-cell>
          <table:table-cell table:style-name="ce4" table:formula="of:=[$redistribution_low.P81]" office:value-type="float" office:value="0.0329010340279737" calcext:value-type="float">
            <text:p>0.032901034027974</text:p>
          </table:table-cell>
          <table:table-cell table:style-name="ce4" table:formula="of:=[$redistribution_low.Q81]" office:value-type="float" office:value="0.0560851578694137" calcext:value-type="float">
            <text:p>0.056085157869414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25397433337267" calcext:value-type="float">
            <text:p>0.032539743333727</text:p>
          </table:table-cell>
          <table:table-cell table:style-name="ce4" table:formula="of:=[$Redistribution_high.O82]" office:value-type="float" office:value="0.0452942191826126" calcext:value-type="float">
            <text:p>0.045294219182613</text:p>
          </table:table-cell>
          <table:table-cell table:style-name="ce4" table:formula="of:=[$Redistribution_high.P82]" office:value-type="float" office:value="0.0313222901505626" calcext:value-type="float">
            <text:p>0.031322290150563</text:p>
          </table:table-cell>
          <table:table-cell table:style-name="ce4" table:formula="of:=[$Redistribution_high.Q82]" office:value-type="float" office:value="0.0469285574196355" calcext:value-type="float">
            <text:p>0.046928557419636</text:p>
          </table:table-cell>
          <table:table-cell/>
          <table:table-cell table:style-name="ce4" table:formula="of:=[$Redistribution_central.N82]" office:value-type="float" office:value="0.0328544569887737" calcext:value-type="float">
            <text:p>0.032854456988774</text:p>
          </table:table-cell>
          <table:table-cell table:style-name="ce4" table:formula="of:=[$Redistribution_central.O82]" office:value-type="float" office:value="0.0487866099403148" calcext:value-type="float">
            <text:p>0.048786609940315</text:p>
          </table:table-cell>
          <table:table-cell table:style-name="ce4" table:formula="of:=[$Redistribution_central.P82]" office:value-type="float" office:value="0.031405588242306" calcext:value-type="float">
            <text:p>0.031405588242306</text:p>
          </table:table-cell>
          <table:table-cell table:style-name="ce4" table:formula="of:=[$Redistribution_central.Q82]" office:value-type="float" office:value="0.0506825828877696" calcext:value-type="float">
            <text:p>0.05068258288777</text:p>
          </table:table-cell>
          <table:table-cell/>
          <table:table-cell table:style-name="ce4" table:formula="of:=[$redistribution_low.N82]" office:value-type="float" office:value="0.034660583709395" calcext:value-type="float">
            <text:p>0.034660583709395</text:p>
          </table:table-cell>
          <table:table-cell table:style-name="ce4" table:formula="of:=[$redistribution_low.O82]" office:value-type="float" office:value="0.0470863744689203" calcext:value-type="float">
            <text:p>0.04708637446892</text:p>
          </table:table-cell>
          <table:table-cell table:style-name="ce4" table:formula="of:=[$redistribution_low.P82]" office:value-type="float" office:value="0.0299862173114783" calcext:value-type="float">
            <text:p>0.029986217311478</text:p>
          </table:table-cell>
          <table:table-cell table:style-name="ce4" table:formula="of:=[$redistribution_low.Q82]" office:value-type="float" office:value="0.0544395236776812" calcext:value-type="float">
            <text:p>0.054439523677681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16630236528147" calcext:value-type="float">
            <text:p>0.031663023652815</text:p>
          </table:table-cell>
          <table:table-cell table:style-name="ce4" table:formula="of:=[$Redistribution_high.O83]" office:value-type="float" office:value="0.0460867416686925" calcext:value-type="float">
            <text:p>0.046086741668693</text:p>
          </table:table-cell>
          <table:table-cell table:style-name="ce4" table:formula="of:=[$Redistribution_high.P83]" office:value-type="float" office:value="0.0305155558170128" calcext:value-type="float">
            <text:p>0.030515555817013</text:p>
          </table:table-cell>
          <table:table-cell table:style-name="ce4" table:formula="of:=[$Redistribution_high.Q83]" office:value-type="float" office:value="0.0476279035778587" calcext:value-type="float">
            <text:p>0.047627903577859</text:p>
          </table:table-cell>
          <table:table-cell/>
          <table:table-cell table:style-name="ce4" table:formula="of:=[$Redistribution_central.N83]" office:value-type="float" office:value="0.0322301596150079" calcext:value-type="float">
            <text:p>0.032230159615008</text:p>
          </table:table-cell>
          <table:table-cell table:style-name="ce4" table:formula="of:=[$Redistribution_central.O83]" office:value-type="float" office:value="0.0468859703238515" calcext:value-type="float">
            <text:p>0.046885970323852</text:p>
          </table:table-cell>
          <table:table-cell table:style-name="ce4" table:formula="of:=[$Redistribution_central.P83]" office:value-type="float" office:value="0.0298093274887493" calcext:value-type="float">
            <text:p>0.029809327488749</text:p>
          </table:table-cell>
          <table:table-cell table:style-name="ce4" table:formula="of:=[$Redistribution_central.Q83]" office:value-type="float" office:value="0.0504752785638765" calcext:value-type="float">
            <text:p>0.050475278563877</text:p>
          </table:table-cell>
          <table:table-cell/>
          <table:table-cell table:style-name="ce4" table:formula="of:=[$redistribution_low.N83]" office:value-type="float" office:value="0.0376058868357505" calcext:value-type="float">
            <text:p>0.037605886835751</text:p>
          </table:table-cell>
          <table:table-cell table:style-name="ce4" table:formula="of:=[$redistribution_low.O83]" office:value-type="float" office:value="0.0534787535831441" calcext:value-type="float">
            <text:p>0.053478753583144</text:p>
          </table:table-cell>
          <table:table-cell table:style-name="ce4" table:formula="of:=[$redistribution_low.P83]" office:value-type="float" office:value="0.0338218682203533" calcext:value-type="float">
            <text:p>0.033821868220353</text:p>
          </table:table-cell>
          <table:table-cell table:style-name="ce4" table:formula="of:=[$redistribution_low.Q83]" office:value-type="float" office:value="0.0594671630371549" calcext:value-type="float">
            <text:p>0.059467163037155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5239329190396" calcext:value-type="float">
            <text:p>0.035239329190396</text:p>
          </table:table-cell>
          <table:table-cell table:style-name="ce4" table:formula="of:=[$Redistribution_high.O84]" office:value-type="float" office:value="0.0504651508453613" calcext:value-type="float">
            <text:p>0.050465150845361</text:p>
          </table:table-cell>
          <table:table-cell table:style-name="ce4" table:formula="of:=[$Redistribution_high.P84]" office:value-type="float" office:value="0.0340597495186833" calcext:value-type="float">
            <text:p>0.034059749518683</text:p>
          </table:table-cell>
          <table:table-cell table:style-name="ce4" table:formula="of:=[$Redistribution_high.Q84]" office:value-type="float" office:value="0.0520663806508567" calcext:value-type="float">
            <text:p>0.052066380650857</text:p>
          </table:table-cell>
          <table:table-cell/>
          <table:table-cell table:style-name="ce4" table:formula="of:=[$Redistribution_central.N84]" office:value-type="float" office:value="0.03516276201975" calcext:value-type="float">
            <text:p>0.03516276201975</text:p>
          </table:table-cell>
          <table:table-cell table:style-name="ce4" table:formula="of:=[$Redistribution_central.O84]" office:value-type="float" office:value="0.0494267005488547" calcext:value-type="float">
            <text:p>0.049426700548855</text:p>
          </table:table-cell>
          <table:table-cell table:style-name="ce4" table:formula="of:=[$Redistribution_central.P84]" office:value-type="float" office:value="0.0322642628513963" calcext:value-type="float">
            <text:p>0.032264262851396</text:p>
          </table:table-cell>
          <table:table-cell table:style-name="ce4" table:formula="of:=[$Redistribution_central.Q84]" office:value-type="float" office:value="0.0537877221967891" calcext:value-type="float">
            <text:p>0.053787722196789</text:p>
          </table:table-cell>
          <table:table-cell/>
          <table:table-cell table:style-name="ce4" table:formula="of:=[$redistribution_low.N84]" office:value-type="float" office:value="0.0350258049186776" calcext:value-type="float">
            <text:p>0.035025804918678</text:p>
          </table:table-cell>
          <table:table-cell table:style-name="ce4" table:formula="of:=[$redistribution_low.O84]" office:value-type="float" office:value="0.0522397163101678" calcext:value-type="float">
            <text:p>0.052239716310168</text:p>
          </table:table-cell>
          <table:table-cell table:style-name="ce4" table:formula="of:=[$redistribution_low.P84]" office:value-type="float" office:value="0.0325604608505264" calcext:value-type="float">
            <text:p>0.032560460850526</text:p>
          </table:table-cell>
          <table:table-cell table:style-name="ce4" table:formula="of:=[$redistribution_low.Q84]" office:value-type="float" office:value="0.0560148159958526" calcext:value-type="float">
            <text:p>0.056014815995853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7786860449437" calcext:value-type="float">
            <text:p>0.037786860449437</text:p>
          </table:table-cell>
          <table:table-cell table:style-name="ce4" table:formula="of:=[$Redistribution_high.O85]" office:value-type="float" office:value="0.0542083638367102" calcext:value-type="float">
            <text:p>0.05420836383671</text:p>
          </table:table-cell>
          <table:table-cell table:style-name="ce4" table:formula="of:=[$Redistribution_high.P85]" office:value-type="float" office:value="0.0357483755499464" calcext:value-type="float">
            <text:p>0.035748375549947</text:p>
          </table:table-cell>
          <table:table-cell table:style-name="ce4" table:formula="of:=[$Redistribution_high.Q85]" office:value-type="float" office:value="0.0573033466632492" calcext:value-type="float">
            <text:p>0.057303346663249</text:p>
          </table:table-cell>
          <table:table-cell/>
          <table:table-cell table:style-name="ce4" table:formula="of:=[$Redistribution_central.N85]" office:value-type="float" office:value="0.0338138106300159" calcext:value-type="float">
            <text:p>0.033813810630016</text:p>
          </table:table-cell>
          <table:table-cell table:style-name="ce4" table:formula="of:=[$Redistribution_central.O85]" office:value-type="float" office:value="0.046090642374345" calcext:value-type="float">
            <text:p>0.046090642374345</text:p>
          </table:table-cell>
          <table:table-cell table:style-name="ce4" table:formula="of:=[$Redistribution_central.P85]" office:value-type="float" office:value="0.0312483867395638" calcext:value-type="float">
            <text:p>0.031248386739564</text:p>
          </table:table-cell>
          <table:table-cell table:style-name="ce4" table:formula="of:=[$Redistribution_central.Q85]" office:value-type="float" office:value="0.0499597080654102" calcext:value-type="float">
            <text:p>0.04995970806541</text:p>
          </table:table-cell>
          <table:table-cell/>
          <table:table-cell table:style-name="ce4" table:formula="of:=[$redistribution_low.N85]" office:value-type="float" office:value="0.0322489482109501" calcext:value-type="float">
            <text:p>0.03224894821095</text:p>
          </table:table-cell>
          <table:table-cell table:style-name="ce4" table:formula="of:=[$redistribution_low.O85]" office:value-type="float" office:value="0.0469396517889293" calcext:value-type="float">
            <text:p>0.046939651788929</text:p>
          </table:table-cell>
          <table:table-cell table:style-name="ce4" table:formula="of:=[$redistribution_low.P85]" office:value-type="float" office:value="0.0295009686133698" calcext:value-type="float">
            <text:p>0.02950096861337</text:p>
          </table:table-cell>
          <table:table-cell table:style-name="ce4" table:formula="of:=[$redistribution_low.Q85]" office:value-type="float" office:value="0.0512351692562249" calcext:value-type="float">
            <text:p>0.051235169256225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43111199027538" calcext:value-type="float">
            <text:p>0.034311119902754</text:p>
          </table:table-cell>
          <table:table-cell table:style-name="ce4" table:formula="of:=[$Redistribution_high.O86]" office:value-type="float" office:value="0.0491274024700974" calcext:value-type="float">
            <text:p>0.049127402470097</text:p>
          </table:table-cell>
          <table:table-cell table:style-name="ce4" table:formula="of:=[$Redistribution_high.P86]" office:value-type="float" office:value="0.0327450201853189" calcext:value-type="float">
            <text:p>0.032745020185319</text:p>
          </table:table-cell>
          <table:table-cell table:style-name="ce4" table:formula="of:=[$Redistribution_high.Q86]" office:value-type="float" office:value="0.0513559699180673" calcext:value-type="float">
            <text:p>0.051355969918067</text:p>
          </table:table-cell>
          <table:table-cell/>
          <table:table-cell table:style-name="ce4" table:formula="of:=[$Redistribution_central.N86]" office:value-type="float" office:value="0.0351568350469934" calcext:value-type="float">
            <text:p>0.035156835046994</text:p>
          </table:table-cell>
          <table:table-cell table:style-name="ce4" table:formula="of:=[$Redistribution_central.O86]" office:value-type="float" office:value="0.0438103076725683" calcext:value-type="float">
            <text:p>0.043810307672568</text:p>
          </table:table-cell>
          <table:table-cell table:style-name="ce4" table:formula="of:=[$Redistribution_central.P86]" office:value-type="float" office:value="0.0327363903972607" calcext:value-type="float">
            <text:p>0.032736390397261</text:p>
          </table:table-cell>
          <table:table-cell table:style-name="ce4" table:formula="of:=[$Redistribution_central.Q86]" office:value-type="float" office:value="0.0475775829114881" calcext:value-type="float">
            <text:p>0.047577582911488</text:p>
          </table:table-cell>
          <table:table-cell/>
          <table:table-cell table:style-name="ce4" table:formula="of:=[$redistribution_low.N86]" office:value-type="float" office:value="0.0349424571937039" calcext:value-type="float">
            <text:p>0.034942457193704</text:p>
          </table:table-cell>
          <table:table-cell table:style-name="ce4" table:formula="of:=[$redistribution_low.O86]" office:value-type="float" office:value="0.0472819397081125" calcext:value-type="float">
            <text:p>0.047281939708113</text:p>
          </table:table-cell>
          <table:table-cell table:style-name="ce4" table:formula="of:=[$redistribution_low.P86]" office:value-type="float" office:value="0.0297151927682198" calcext:value-type="float">
            <text:p>0.02971519276822</text:p>
          </table:table-cell>
          <table:table-cell table:style-name="ce4" table:formula="of:=[$redistribution_low.Q86]" office:value-type="float" office:value="0.0555603632408102" calcext:value-type="float">
            <text:p>0.05556036324081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286560566914567" calcext:value-type="float">
            <text:p>0.028656056691457</text:p>
          </table:table-cell>
          <table:table-cell table:style-name="ce4" table:formula="of:=[$Redistribution_high.O87]" office:value-type="float" office:value="0.0390649512590164" calcext:value-type="float">
            <text:p>0.039064951259016</text:p>
          </table:table-cell>
          <table:table-cell table:style-name="ce4" table:formula="of:=[$Redistribution_high.P87]" office:value-type="float" office:value="0.0265040590284608" calcext:value-type="float">
            <text:p>0.026504059028461</text:p>
          </table:table-cell>
          <table:table-cell table:style-name="ce4" table:formula="of:=[$Redistribution_high.Q87]" office:value-type="float" office:value="0.0424263586411792" calcext:value-type="float">
            <text:p>0.042426358641179</text:p>
          </table:table-cell>
          <table:table-cell/>
          <table:table-cell table:style-name="ce4" table:formula="of:=[$Redistribution_central.N87]" office:value-type="float" office:value="0.0359537126698517" calcext:value-type="float">
            <text:p>0.035953712669852</text:p>
          </table:table-cell>
          <table:table-cell table:style-name="ce4" table:formula="of:=[$Redistribution_central.O87]" office:value-type="float" office:value="0.047229892097804" calcext:value-type="float">
            <text:p>0.047229892097804</text:p>
          </table:table-cell>
          <table:table-cell table:style-name="ce4" table:formula="of:=[$Redistribution_central.P87]" office:value-type="float" office:value="0.0331433457340597" calcext:value-type="float">
            <text:p>0.03314334573406</text:p>
          </table:table-cell>
          <table:table-cell table:style-name="ce4" table:formula="of:=[$Redistribution_central.Q87]" office:value-type="float" office:value="0.0516944953993586" calcext:value-type="float">
            <text:p>0.051694495399359</text:p>
          </table:table-cell>
          <table:table-cell/>
          <table:table-cell table:style-name="ce4" table:formula="of:=[$redistribution_low.N87]" office:value-type="float" office:value="0.0340790071365171" calcext:value-type="float">
            <text:p>0.034079007136517</text:p>
          </table:table-cell>
          <table:table-cell table:style-name="ce4" table:formula="of:=[$redistribution_low.O87]" office:value-type="float" office:value="0.0486805971923517" calcext:value-type="float">
            <text:p>0.048680597192352</text:p>
          </table:table-cell>
          <table:table-cell table:style-name="ce4" table:formula="of:=[$redistribution_low.P87]" office:value-type="float" office:value="0.0295750738605818" calcext:value-type="float">
            <text:p>0.029575073860582</text:p>
          </table:table-cell>
          <table:table-cell table:style-name="ce4" table:formula="of:=[$redistribution_low.Q87]" office:value-type="float" office:value="0.056026425126077" calcext:value-type="float">
            <text:p>0.056026425126077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298171925146749" calcext:value-type="float">
            <text:p>0.029817192514675</text:p>
          </table:table-cell>
          <table:table-cell table:style-name="ce4" table:formula="of:=[$Redistribution_high.O88]" office:value-type="float" office:value="0.0397825533383994" calcext:value-type="float">
            <text:p>0.039782553338399</text:p>
          </table:table-cell>
          <table:table-cell table:style-name="ce4" table:formula="of:=[$Redistribution_high.P88]" office:value-type="float" office:value="0.0274461903101399" calcext:value-type="float">
            <text:p>0.02744619031014</text:p>
          </table:table-cell>
          <table:table-cell table:style-name="ce4" table:formula="of:=[$Redistribution_high.Q88]" office:value-type="float" office:value="0.0434721135778754" calcext:value-type="float">
            <text:p>0.043472113577876</text:p>
          </table:table-cell>
          <table:table-cell/>
          <table:table-cell table:style-name="ce4" table:formula="of:=[$Redistribution_central.N88]" office:value-type="float" office:value="0.039258168007469" calcext:value-type="float">
            <text:p>0.039258168007469</text:p>
          </table:table-cell>
          <table:table-cell table:style-name="ce4" table:formula="of:=[$Redistribution_central.O88]" office:value-type="float" office:value="0.0468895836385634" calcext:value-type="float">
            <text:p>0.046889583638563</text:p>
          </table:table-cell>
          <table:table-cell table:style-name="ce4" table:formula="of:=[$Redistribution_central.P88]" office:value-type="float" office:value="0.034075815203474" calcext:value-type="float">
            <text:p>0.034075815203474</text:p>
          </table:table-cell>
          <table:table-cell table:style-name="ce4" table:formula="of:=[$Redistribution_central.Q88]" office:value-type="float" office:value="0.0553890641285266" calcext:value-type="float">
            <text:p>0.055389064128527</text:p>
          </table:table-cell>
          <table:table-cell/>
          <table:table-cell table:style-name="ce4" table:formula="of:=[$redistribution_low.N88]" office:value-type="float" office:value="0.0299686857184734" calcext:value-type="float">
            <text:p>0.029968685718473</text:p>
          </table:table-cell>
          <table:table-cell table:style-name="ce4" table:formula="of:=[$redistribution_low.O88]" office:value-type="float" office:value="0.0435698334775019" calcext:value-type="float">
            <text:p>0.043569833477502</text:p>
          </table:table-cell>
          <table:table-cell table:style-name="ce4" table:formula="of:=[$redistribution_low.P88]" office:value-type="float" office:value="0.0270002344288118" calcext:value-type="float">
            <text:p>0.027000234428812</text:p>
          </table:table-cell>
          <table:table-cell table:style-name="ce4" table:formula="of:=[$redistribution_low.Q88]" office:value-type="float" office:value="0.0482264404227885" calcext:value-type="float">
            <text:p>0.048226440422789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76526531595588" calcext:value-type="float">
            <text:p>0.037652653159559</text:p>
          </table:table-cell>
          <table:table-cell table:style-name="ce4" table:formula="of:=[$Redistribution_high.O89]" office:value-type="float" office:value="0.0502504047757123" calcext:value-type="float">
            <text:p>0.050250404775712</text:p>
          </table:table-cell>
          <table:table-cell table:style-name="ce4" table:formula="of:=[$Redistribution_high.P89]" office:value-type="float" office:value="0.034868134247121" calcext:value-type="float">
            <text:p>0.034868134247121</text:p>
          </table:table-cell>
          <table:table-cell table:style-name="ce4" table:formula="of:=[$Redistribution_high.Q89]" office:value-type="float" office:value="0.0546379009963704" calcext:value-type="float">
            <text:p>0.05463790099637</text:p>
          </table:table-cell>
          <table:table-cell/>
          <table:table-cell table:style-name="ce4" table:formula="of:=[$Redistribution_central.N89]" office:value-type="float" office:value="0.0367628041000694" calcext:value-type="float">
            <text:p>0.03676280410007</text:p>
          </table:table-cell>
          <table:table-cell table:style-name="ce4" table:formula="of:=[$Redistribution_central.O89]" office:value-type="float" office:value="0.0510977679814331" calcext:value-type="float">
            <text:p>0.051097767981433</text:p>
          </table:table-cell>
          <table:table-cell table:style-name="ce4" table:formula="of:=[$Redistribution_central.P89]" office:value-type="float" office:value="0.0331807415465444" calcext:value-type="float">
            <text:p>0.033180741546544</text:p>
          </table:table-cell>
          <table:table-cell table:style-name="ce4" table:formula="of:=[$Redistribution_central.Q89]" office:value-type="float" office:value="0.056829158976358" calcext:value-type="float">
            <text:p>0.056829158976358</text:p>
          </table:table-cell>
          <table:table-cell/>
          <table:table-cell table:style-name="ce4" table:formula="of:=[$redistribution_low.N89]" office:value-type="float" office:value="0.0292669943026108" calcext:value-type="float">
            <text:p>0.029266994302611</text:p>
          </table:table-cell>
          <table:table-cell table:style-name="ce4" table:formula="of:=[$redistribution_low.O89]" office:value-type="float" office:value="0.0428849236850971" calcext:value-type="float">
            <text:p>0.042884923685097</text:p>
          </table:table-cell>
          <table:table-cell table:style-name="ce4" table:formula="of:=[$redistribution_low.P89]" office:value-type="float" office:value="0.0259452312274984" calcext:value-type="float">
            <text:p>0.025945231227498</text:p>
          </table:table-cell>
          <table:table-cell table:style-name="ce4" table:formula="of:=[$redistribution_low.Q89]" office:value-type="float" office:value="0.0483845438907879" calcext:value-type="float">
            <text:p>0.048384543890788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2308835234834" calcext:value-type="float">
            <text:p>0.032308835234834</text:p>
          </table:table-cell>
          <table:table-cell table:style-name="ce4" table:formula="of:=[$Redistribution_high.O90]" office:value-type="float" office:value="0.0455226350747915" calcext:value-type="float">
            <text:p>0.045522635074792</text:p>
          </table:table-cell>
          <table:table-cell table:style-name="ce4" table:formula="of:=[$Redistribution_high.P90]" office:value-type="float" office:value="0.0319585772104476" calcext:value-type="float">
            <text:p>0.031958577210448</text:p>
          </table:table-cell>
          <table:table-cell table:style-name="ce4" table:formula="of:=[$Redistribution_high.Q90]" office:value-type="float" office:value="0.0458037712558828" calcext:value-type="float">
            <text:p>0.045803771255883</text:p>
          </table:table-cell>
          <table:table-cell/>
          <table:table-cell table:style-name="ce4" table:formula="of:=[$Redistribution_central.N90]" office:value-type="float" office:value="0.0366353858582584" calcext:value-type="float">
            <text:p>0.036635385858258</text:p>
          </table:table-cell>
          <table:table-cell table:style-name="ce4" table:formula="of:=[$Redistribution_central.O90]" office:value-type="float" office:value="0.0425530176660032" calcext:value-type="float">
            <text:p>0.042553017666003</text:p>
          </table:table-cell>
          <table:table-cell table:style-name="ce4" table:formula="of:=[$Redistribution_central.P90]" office:value-type="float" office:value="0.0327972398439385" calcext:value-type="float">
            <text:p>0.032797239843939</text:p>
          </table:table-cell>
          <table:table-cell table:style-name="ce4" table:formula="of:=[$Redistribution_central.Q90]" office:value-type="float" office:value="0.0486714097115565" calcext:value-type="float">
            <text:p>0.048671409711557</text:p>
          </table:table-cell>
          <table:table-cell/>
          <table:table-cell table:style-name="ce4" table:formula="of:=[$redistribution_low.N90]" office:value-type="float" office:value="0.0277857718664818" calcext:value-type="float">
            <text:p>0.027785771866482</text:p>
          </table:table-cell>
          <table:table-cell table:style-name="ce4" table:formula="of:=[$redistribution_low.O90]" office:value-type="float" office:value="0.039359712997603" calcext:value-type="float">
            <text:p>0.039359712997603</text:p>
          </table:table-cell>
          <table:table-cell table:style-name="ce4" table:formula="of:=[$redistribution_low.P90]" office:value-type="float" office:value="0.0239791019959415" calcext:value-type="float">
            <text:p>0.023979101995942</text:p>
          </table:table-cell>
          <table:table-cell table:style-name="ce4" table:formula="of:=[$redistribution_low.Q90]" office:value-type="float" office:value="0.0455870937025825" calcext:value-type="float">
            <text:p>0.045587093702583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56286511820774" calcext:value-type="float">
            <text:p>0.035628651182078</text:p>
          </table:table-cell>
          <table:table-cell table:style-name="ce4" table:formula="of:=[$Redistribution_high.O91]" office:value-type="float" office:value="0.0508358725722864" calcext:value-type="float">
            <text:p>0.050835872572286</text:p>
          </table:table-cell>
          <table:table-cell table:style-name="ce4" table:formula="of:=[$Redistribution_high.P91]" office:value-type="float" office:value="0.0342474231322514" calcext:value-type="float">
            <text:p>0.034247423132251</text:p>
          </table:table-cell>
          <table:table-cell table:style-name="ce4" table:formula="of:=[$Redistribution_high.Q91]" office:value-type="float" office:value="0.0528782395844295" calcext:value-type="float">
            <text:p>0.05287823958443</text:p>
          </table:table-cell>
          <table:table-cell/>
          <table:table-cell table:style-name="ce4" table:formula="of:=[$Redistribution_central.N91]" office:value-type="float" office:value="0.034237714164945" calcext:value-type="float">
            <text:p>0.034237714164945</text:p>
          </table:table-cell>
          <table:table-cell table:style-name="ce4" table:formula="of:=[$Redistribution_central.O91]" office:value-type="float" office:value="0.0409031844038563" calcext:value-type="float">
            <text:p>0.040903184403856</text:p>
          </table:table-cell>
          <table:table-cell table:style-name="ce4" table:formula="of:=[$Redistribution_central.P91]" office:value-type="float" office:value="0.0307060593361559" calcext:value-type="float">
            <text:p>0.030706059336156</text:p>
          </table:table-cell>
          <table:table-cell table:style-name="ce4" table:formula="of:=[$Redistribution_central.Q91]" office:value-type="float" office:value="0.0466683453329383" calcext:value-type="float">
            <text:p>0.046668345332938</text:p>
          </table:table-cell>
          <table:table-cell/>
          <table:table-cell table:style-name="ce4" table:formula="of:=[$redistribution_low.N91]" office:value-type="float" office:value="0.0296630260281607" calcext:value-type="float">
            <text:p>0.029663026028161</text:p>
          </table:table-cell>
          <table:table-cell table:style-name="ce4" table:formula="of:=[$redistribution_low.O91]" office:value-type="float" office:value="0.0452259212555644" calcext:value-type="float">
            <text:p>0.045225921255564</text:p>
          </table:table-cell>
          <table:table-cell table:style-name="ce4" table:formula="of:=[$redistribution_low.P91]" office:value-type="float" office:value="0.0268382601917955" calcext:value-type="float">
            <text:p>0.026838260191796</text:p>
          </table:table-cell>
          <table:table-cell table:style-name="ce4" table:formula="of:=[$redistribution_low.Q91]" office:value-type="float" office:value="0.049871123176997" calcext:value-type="float">
            <text:p>0.049871123176997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15798066102645" calcext:value-type="float">
            <text:p>0.031579806610265</text:p>
          </table:table-cell>
          <table:table-cell table:style-name="ce4" table:formula="of:=[$Redistribution_high.O92]" office:value-type="float" office:value="0.0420934855659787" calcext:value-type="float">
            <text:p>0.042093485565979</text:p>
          </table:table-cell>
          <table:table-cell table:style-name="ce4" table:formula="of:=[$Redistribution_high.P92]" office:value-type="float" office:value="0.02983356821424" calcext:value-type="float">
            <text:p>0.02983356821424</text:p>
          </table:table-cell>
          <table:table-cell table:style-name="ce4" table:formula="of:=[$Redistribution_high.Q92]" office:value-type="float" office:value="0.0448330264879053" calcext:value-type="float">
            <text:p>0.044833026487905</text:p>
          </table:table-cell>
          <table:table-cell/>
          <table:table-cell table:style-name="ce4" table:formula="of:=[$Redistribution_central.N92]" office:value-type="float" office:value="0.0348877584540486" calcext:value-type="float">
            <text:p>0.034887758454049</text:p>
          </table:table-cell>
          <table:table-cell table:style-name="ce4" table:formula="of:=[$Redistribution_central.O92]" office:value-type="float" office:value="0.0404181296846351" calcext:value-type="float">
            <text:p>0.040418129684635</text:p>
          </table:table-cell>
          <table:table-cell table:style-name="ce4" table:formula="of:=[$Redistribution_central.P92]" office:value-type="float" office:value="0.0316886360329645" calcext:value-type="float">
            <text:p>0.031688636032965</text:p>
          </table:table-cell>
          <table:table-cell table:style-name="ce4" table:formula="of:=[$Redistribution_central.Q92]" office:value-type="float" office:value="0.0456841074066187" calcext:value-type="float">
            <text:p>0.045684107406619</text:p>
          </table:table-cell>
          <table:table-cell/>
          <table:table-cell table:style-name="ce4" table:formula="of:=[$redistribution_low.N92]" office:value-type="float" office:value="0.0305851593190869" calcext:value-type="float">
            <text:p>0.030585159319087</text:p>
          </table:table-cell>
          <table:table-cell table:style-name="ce4" table:formula="of:=[$redistribution_low.O92]" office:value-type="float" office:value="0.0489054008108087" calcext:value-type="float">
            <text:p>0.048905400810809</text:p>
          </table:table-cell>
          <table:table-cell table:style-name="ce4" table:formula="of:=[$redistribution_low.P92]" office:value-type="float" office:value="0.0290957588855454" calcext:value-type="float">
            <text:p>0.029095758885545</text:p>
          </table:table-cell>
          <table:table-cell table:style-name="ce4" table:formula="of:=[$redistribution_low.Q92]" office:value-type="float" office:value="0.0512588546248357" calcext:value-type="float">
            <text:p>0.051258854624836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52670967651195" calcext:value-type="float">
            <text:p>0.03526709676512</text:p>
          </table:table-cell>
          <table:table-cell table:style-name="ce4" table:formula="of:=[$Redistribution_high.O93]" office:value-type="float" office:value="0.0462287510274889" calcext:value-type="float">
            <text:p>0.046228751027489</text:p>
          </table:table-cell>
          <table:table-cell table:style-name="ce4" table:formula="of:=[$Redistribution_high.P93]" office:value-type="float" office:value="0.0335277895225949" calcext:value-type="float">
            <text:p>0.033527789522595</text:p>
          </table:table-cell>
          <table:table-cell table:style-name="ce4" table:formula="of:=[$Redistribution_high.Q93]" office:value-type="float" office:value="0.0489632755878904" calcext:value-type="float">
            <text:p>0.04896327558789</text:p>
          </table:table-cell>
          <table:table-cell/>
          <table:table-cell table:style-name="ce4" table:formula="of:=[$Redistribution_central.N93]" office:value-type="float" office:value="0.037057160942641" calcext:value-type="float">
            <text:p>0.037057160942641</text:p>
          </table:table-cell>
          <table:table-cell table:style-name="ce4" table:formula="of:=[$Redistribution_central.O93]" office:value-type="float" office:value="0.0450945349090338" calcext:value-type="float">
            <text:p>0.045094534909034</text:p>
          </table:table-cell>
          <table:table-cell table:style-name="ce4" table:formula="of:=[$Redistribution_central.P93]" office:value-type="float" office:value="0.0341012334448096" calcext:value-type="float">
            <text:p>0.03410123344481</text:p>
          </table:table-cell>
          <table:table-cell table:style-name="ce4" table:formula="of:=[$Redistribution_central.Q93]" office:value-type="float" office:value="0.0500650404568908" calcext:value-type="float">
            <text:p>0.050065040456891</text:p>
          </table:table-cell>
          <table:table-cell/>
          <table:table-cell table:style-name="ce4" table:formula="of:=[$redistribution_low.N93]" office:value-type="float" office:value="0.0277415673807223" calcext:value-type="float">
            <text:p>0.027741567380722</text:p>
          </table:table-cell>
          <table:table-cell table:style-name="ce4" table:formula="of:=[$redistribution_low.O93]" office:value-type="float" office:value="0.0428452393777753" calcext:value-type="float">
            <text:p>0.042845239377775</text:p>
          </table:table-cell>
          <table:table-cell table:style-name="ce4" table:formula="of:=[$redistribution_low.P93]" office:value-type="float" office:value="0.0264371942214418" calcext:value-type="float">
            <text:p>0.026437194221442</text:p>
          </table:table-cell>
          <table:table-cell table:style-name="ce4" table:formula="of:=[$redistribution_low.Q93]" office:value-type="float" office:value="0.044910269607003" calcext:value-type="float">
            <text:p>0.044910269607003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279700674303922" calcext:value-type="float">
            <text:p>0.027970067430392</text:p>
          </table:table-cell>
          <table:table-cell table:style-name="ce4" table:formula="of:=[$Redistribution_high.O94]" office:value-type="float" office:value="0.0367569458959373" calcext:value-type="float">
            <text:p>0.036756945895937</text:p>
          </table:table-cell>
          <table:table-cell table:style-name="ce4" table:formula="of:=[$Redistribution_high.P94]" office:value-type="float" office:value="0.0272887010988659" calcext:value-type="float">
            <text:p>0.027288701098866</text:p>
          </table:table-cell>
          <table:table-cell table:style-name="ce4" table:formula="of:=[$Redistribution_high.Q94]" office:value-type="float" office:value="0.0376804337386541" calcext:value-type="float">
            <text:p>0.037680433738654</text:p>
          </table:table-cell>
          <table:table-cell/>
          <table:table-cell table:style-name="ce4" table:formula="of:=[$Redistribution_central.N94]" office:value-type="float" office:value="0.0325611403537759" calcext:value-type="float">
            <text:p>0.032561140353776</text:p>
          </table:table-cell>
          <table:table-cell table:style-name="ce4" table:formula="of:=[$Redistribution_central.O94]" office:value-type="float" office:value="0.0366511940385598" calcext:value-type="float">
            <text:p>0.03665119403856</text:p>
          </table:table-cell>
          <table:table-cell table:style-name="ce4" table:formula="of:=[$Redistribution_central.P94]" office:value-type="float" office:value="0.0288918084028717" calcext:value-type="float">
            <text:p>0.028891808402872</text:p>
          </table:table-cell>
          <table:table-cell table:style-name="ce4" table:formula="of:=[$Redistribution_central.Q94]" office:value-type="float" office:value="0.0428164658346969" calcext:value-type="float">
            <text:p>0.042816465834697</text:p>
          </table:table-cell>
          <table:table-cell/>
          <table:table-cell table:style-name="ce4" table:formula="of:=[$redistribution_low.N94]" office:value-type="float" office:value="0.0269533547460054" calcext:value-type="float">
            <text:p>0.026953354746006</text:p>
          </table:table-cell>
          <table:table-cell table:style-name="ce4" table:formula="of:=[$redistribution_low.O94]" office:value-type="float" office:value="0.0424412950463733" calcext:value-type="float">
            <text:p>0.042441295046373</text:p>
          </table:table-cell>
          <table:table-cell table:style-name="ce4" table:formula="of:=[$redistribution_low.P94]" office:value-type="float" office:value="0.0262793025698211" calcext:value-type="float">
            <text:p>0.026279302569821</text:p>
          </table:table-cell>
          <table:table-cell table:style-name="ce4" table:formula="of:=[$redistribution_low.Q94]" office:value-type="float" office:value="0.0432530140078597" calcext:value-type="float">
            <text:p>0.04325301400786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37202216791436" calcext:value-type="float">
            <text:p>0.033720221679144</text:p>
          </table:table-cell>
          <table:table-cell table:style-name="ce4" table:formula="of:=[$Redistribution_high.O95]" office:value-type="float" office:value="0.0456305378840556" calcext:value-type="float">
            <text:p>0.045630537884056</text:p>
          </table:table-cell>
          <table:table-cell table:style-name="ce4" table:formula="of:=[$Redistribution_high.P95]" office:value-type="float" office:value="0.0329123197525744" calcext:value-type="float">
            <text:p>0.032912319752574</text:p>
          </table:table-cell>
          <table:table-cell table:style-name="ce4" table:formula="of:=[$Redistribution_high.Q95]" office:value-type="float" office:value="0.0468001524321093" calcext:value-type="float">
            <text:p>0.046800152432109</text:p>
          </table:table-cell>
          <table:table-cell/>
          <table:table-cell table:style-name="ce4" table:formula="of:=[$Redistribution_central.N95]" office:value-type="float" office:value="0.032598992261096" calcext:value-type="float">
            <text:p>0.032598992261096</text:p>
          </table:table-cell>
          <table:table-cell table:style-name="ce4" table:formula="of:=[$Redistribution_central.O95]" office:value-type="float" office:value="0.0406664718353956" calcext:value-type="float">
            <text:p>0.040666471835396</text:p>
          </table:table-cell>
          <table:table-cell table:style-name="ce4" table:formula="of:=[$Redistribution_central.P95]" office:value-type="float" office:value="0.0289976235905584" calcext:value-type="float">
            <text:p>0.028997623590559</text:p>
          </table:table-cell>
          <table:table-cell table:style-name="ce4" table:formula="of:=[$Redistribution_central.Q95]" office:value-type="float" office:value="0.0467505942941668" calcext:value-type="float">
            <text:p>0.046750594294167</text:p>
          </table:table-cell>
          <table:table-cell/>
          <table:table-cell table:style-name="ce4" table:formula="of:=[$redistribution_low.N95]" office:value-type="float" office:value="0.0266981673781117" calcext:value-type="float">
            <text:p>0.026698167378112</text:p>
          </table:table-cell>
          <table:table-cell table:style-name="ce4" table:formula="of:=[$redistribution_low.O95]" office:value-type="float" office:value="0.0408113385137228" calcext:value-type="float">
            <text:p>0.040811338513723</text:p>
          </table:table-cell>
          <table:table-cell table:style-name="ce4" table:formula="of:=[$redistribution_low.P95]" office:value-type="float" office:value="0.0252244737781009" calcext:value-type="float">
            <text:p>0.025224473778101</text:p>
          </table:table-cell>
          <table:table-cell table:style-name="ce4" table:formula="of:=[$redistribution_low.Q95]" office:value-type="float" office:value="0.0432137832126938" calcext:value-type="float">
            <text:p>0.043213783212694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34925841864202" calcext:value-type="float">
            <text:p>0.03349258418642</text:p>
          </table:table-cell>
          <table:table-cell table:style-name="ce4" table:formula="of:=[$Redistribution_high.O96]" office:value-type="float" office:value="0.0446865409505229" calcext:value-type="float">
            <text:p>0.044686540950523</text:p>
          </table:table-cell>
          <table:table-cell table:style-name="ce4" table:formula="of:=[$Redistribution_high.P96]" office:value-type="float" office:value="0.0321492928312464" calcext:value-type="float">
            <text:p>0.032149292831246</text:p>
          </table:table-cell>
          <table:table-cell table:style-name="ce4" table:formula="of:=[$Redistribution_high.Q96]" office:value-type="float" office:value="0.0468798731220877" calcext:value-type="float">
            <text:p>0.046879873122088</text:p>
          </table:table-cell>
          <table:table-cell/>
          <table:table-cell table:style-name="ce4" table:formula="of:=[$Redistribution_central.N96]" office:value-type="float" office:value="0.041440179780009" calcext:value-type="float">
            <text:p>0.041440179780009</text:p>
          </table:table-cell>
          <table:table-cell table:style-name="ce4" table:formula="of:=[$Redistribution_central.O96]" office:value-type="float" office:value="0.0507899015156678" calcext:value-type="float">
            <text:p>0.050789901515668</text:p>
          </table:table-cell>
          <table:table-cell table:style-name="ce4" table:formula="of:=[$Redistribution_central.P96]" office:value-type="float" office:value="0.0341972916296089" calcext:value-type="float">
            <text:p>0.034197291629609</text:p>
          </table:table-cell>
          <table:table-cell table:style-name="ce4" table:formula="of:=[$Redistribution_central.Q96]" office:value-type="float" office:value="0.0630725816341744" calcext:value-type="float">
            <text:p>0.063072581634175</text:p>
          </table:table-cell>
          <table:table-cell/>
          <table:table-cell table:style-name="ce4" table:formula="of:=[$redistribution_low.N96]" office:value-type="float" office:value="0.0306269961780175" calcext:value-type="float">
            <text:p>0.030626996178018</text:p>
          </table:table-cell>
          <table:table-cell table:style-name="ce4" table:formula="of:=[$redistribution_low.O96]" office:value-type="float" office:value="0.0370174270576116" calcext:value-type="float">
            <text:p>0.037017427057612</text:p>
          </table:table-cell>
          <table:table-cell table:style-name="ce4" table:formula="of:=[$redistribution_low.P96]" office:value-type="float" office:value="0.0280639228793721" calcext:value-type="float">
            <text:p>0.028063922879372</text:p>
          </table:table-cell>
          <table:table-cell table:style-name="ce4" table:formula="of:=[$redistribution_low.Q96]" office:value-type="float" office:value="0.0414057757345283" calcext:value-type="float">
            <text:p>0.041405775734528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14061070236135" calcext:value-type="float">
            <text:p>0.031406107023614</text:p>
          </table:table-cell>
          <table:table-cell table:style-name="ce4" table:formula="of:=[$Redistribution_high.O97]" office:value-type="float" office:value="0.0415349458964903" calcext:value-type="float">
            <text:p>0.04153494589649</text:p>
          </table:table-cell>
          <table:table-cell table:style-name="ce4" table:formula="of:=[$Redistribution_high.P97]" office:value-type="float" office:value="0.0298260669562099" calcext:value-type="float">
            <text:p>0.02982606695621</text:p>
          </table:table-cell>
          <table:table-cell table:style-name="ce4" table:formula="of:=[$Redistribution_high.Q97]" office:value-type="float" office:value="0.0441524910395957" calcext:value-type="float">
            <text:p>0.044152491039596</text:p>
          </table:table-cell>
          <table:table-cell/>
          <table:table-cell table:style-name="ce4" table:formula="of:=[$Redistribution_central.N97]" office:value-type="float" office:value="0.0411214158434142" calcext:value-type="float">
            <text:p>0.041121415843414</text:p>
          </table:table-cell>
          <table:table-cell table:style-name="ce4" table:formula="of:=[$Redistribution_central.O97]" office:value-type="float" office:value="0.052895404046771" calcext:value-type="float">
            <text:p>0.052895404046771</text:p>
          </table:table-cell>
          <table:table-cell table:style-name="ce4" table:formula="of:=[$Redistribution_central.P97]" office:value-type="float" office:value="0.0359571997296444" calcext:value-type="float">
            <text:p>0.035957199729644</text:p>
          </table:table-cell>
          <table:table-cell table:style-name="ce4" table:formula="of:=[$Redistribution_central.Q97]" office:value-type="float" office:value="0.0617332688400814" calcext:value-type="float">
            <text:p>0.061733268840082</text:p>
          </table:table-cell>
          <table:table-cell/>
          <table:table-cell table:style-name="ce4" table:formula="of:=[$redistribution_low.N97]" office:value-type="float" office:value="0.0276322584612746" calcext:value-type="float">
            <text:p>0.027632258461275</text:p>
          </table:table-cell>
          <table:table-cell table:style-name="ce4" table:formula="of:=[$redistribution_low.O97]" office:value-type="float" office:value="0.0396055660741968" calcext:value-type="float">
            <text:p>0.039605566074197</text:p>
          </table:table-cell>
          <table:table-cell table:style-name="ce4" table:formula="of:=[$redistribution_low.P97]" office:value-type="float" office:value="0.0247805926531211" calcext:value-type="float">
            <text:p>0.024780592653121</text:p>
          </table:table-cell>
          <table:table-cell table:style-name="ce4" table:formula="of:=[$redistribution_low.Q97]" office:value-type="float" office:value="0.0444184875958537" calcext:value-type="float">
            <text:p>0.044418487595854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38751722136642" calcext:value-type="float">
            <text:p>0.033875172213664</text:p>
          </table:table-cell>
          <table:table-cell table:style-name="ce4" table:formula="of:=[$Redistribution_high.O98]" office:value-type="float" office:value="0.0509817170627786" calcext:value-type="float">
            <text:p>0.050981717062779</text:p>
          </table:table-cell>
          <table:table-cell table:style-name="ce4" table:formula="of:=[$Redistribution_high.P98]" office:value-type="float" office:value="0.0318844503738963" calcext:value-type="float">
            <text:p>0.031884450373896</text:p>
          </table:table-cell>
          <table:table-cell table:style-name="ce4" table:formula="of:=[$Redistribution_high.Q98]" office:value-type="float" office:value="0.0541334486380473" calcext:value-type="float">
            <text:p>0.054133448638047</text:p>
          </table:table-cell>
          <table:table-cell/>
          <table:table-cell table:style-name="ce4" table:formula="of:=[$Redistribution_central.N98]" office:value-type="float" office:value="0.0356483717191139" calcext:value-type="float">
            <text:p>0.035648371719114</text:p>
          </table:table-cell>
          <table:table-cell table:style-name="ce4" table:formula="of:=[$Redistribution_central.O98]" office:value-type="float" office:value="0.046865162687886" calcext:value-type="float">
            <text:p>0.046865162687886</text:p>
          </table:table-cell>
          <table:table-cell table:style-name="ce4" table:formula="of:=[$Redistribution_central.P98]" office:value-type="float" office:value="0.032693228917234" calcext:value-type="float">
            <text:p>0.032693228917234</text:p>
          </table:table-cell>
          <table:table-cell table:style-name="ce4" table:formula="of:=[$Redistribution_central.Q98]" office:value-type="float" office:value="0.05167716456174" calcext:value-type="float">
            <text:p>0.05167716456174</text:p>
          </table:table-cell>
          <table:table-cell/>
          <table:table-cell table:style-name="ce4" table:formula="of:=[$redistribution_low.N98]" office:value-type="float" office:value="0.0305024253608637" calcext:value-type="float">
            <text:p>0.030502425360864</text:p>
          </table:table-cell>
          <table:table-cell table:style-name="ce4" table:formula="of:=[$redistribution_low.O98]" office:value-type="float" office:value="0.044029093993182" calcext:value-type="float">
            <text:p>0.044029093993182</text:p>
          </table:table-cell>
          <table:table-cell table:style-name="ce4" table:formula="of:=[$redistribution_low.P98]" office:value-type="float" office:value="0.0298036821727927" calcext:value-type="float">
            <text:p>0.029803682172793</text:p>
          </table:table-cell>
          <table:table-cell table:style-name="ce4" table:formula="of:=[$redistribution_low.Q98]" office:value-type="float" office:value="0.0450397556052966" calcext:value-type="float">
            <text:p>0.045039755605297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45345717903612" calcext:value-type="float">
            <text:p>0.034534571790361</text:p>
          </table:table-cell>
          <table:table-cell table:style-name="ce4" table:formula="of:=[$Redistribution_high.O99]" office:value-type="float" office:value="0.0531143446568704" calcext:value-type="float">
            <text:p>0.053114344656871</text:p>
          </table:table-cell>
          <table:table-cell table:style-name="ce4" table:formula="of:=[$Redistribution_high.P99]" office:value-type="float" office:value="0.0317989670871361" calcext:value-type="float">
            <text:p>0.031798967087136</text:p>
          </table:table-cell>
          <table:table-cell table:style-name="ce4" table:formula="of:=[$Redistribution_high.Q99]" office:value-type="float" office:value="0.0577256863453412" calcext:value-type="float">
            <text:p>0.057725686345341</text:p>
          </table:table-cell>
          <table:table-cell/>
          <table:table-cell table:style-name="ce4" table:formula="of:=[$Redistribution_central.N99]" office:value-type="float" office:value="0.0398277668650212" calcext:value-type="float">
            <text:p>0.039827766865021</text:p>
          </table:table-cell>
          <table:table-cell table:style-name="ce4" table:formula="of:=[$Redistribution_central.O99]" office:value-type="float" office:value="0.0443347598087328" calcext:value-type="float">
            <text:p>0.044334759808733</text:p>
          </table:table-cell>
          <table:table-cell table:style-name="ce4" table:formula="of:=[$Redistribution_central.P99]" office:value-type="float" office:value="0.0385124359500148" calcext:value-type="float">
            <text:p>0.038512435950015</text:p>
          </table:table-cell>
          <table:table-cell table:style-name="ce4" table:formula="of:=[$Redistribution_central.Q99]" office:value-type="float" office:value="0.0466067323353743" calcext:value-type="float">
            <text:p>0.046606732335374</text:p>
          </table:table-cell>
          <table:table-cell/>
          <table:table-cell table:style-name="ce4" table:formula="of:=[$redistribution_low.N99]" office:value-type="float" office:value="0.0293555304583011" calcext:value-type="float">
            <text:p>0.029355530458301</text:p>
          </table:table-cell>
          <table:table-cell table:style-name="ce4" table:formula="of:=[$redistribution_low.O99]" office:value-type="float" office:value="0.0340664415409855" calcext:value-type="float">
            <text:p>0.034066441540986</text:p>
          </table:table-cell>
          <table:table-cell table:style-name="ce4" table:formula="of:=[$redistribution_low.P99]" office:value-type="float" office:value="0.026767843798119" calcext:value-type="float">
            <text:p>0.026767843798119</text:p>
          </table:table-cell>
          <table:table-cell table:style-name="ce4" table:formula="of:=[$redistribution_low.Q99]" office:value-type="float" office:value="0.0385795437624248" calcext:value-type="float">
            <text:p>0.038579543762425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71928834883184" calcext:value-type="float">
            <text:p>0.037192883488319</text:p>
          </table:table-cell>
          <table:table-cell table:style-name="ce4" table:formula="of:=[$Redistribution_high.O100]" office:value-type="float" office:value="0.0551071876802244" calcext:value-type="float">
            <text:p>0.055107187680224</text:p>
          </table:table-cell>
          <table:table-cell table:style-name="ce4" table:formula="of:=[$Redistribution_high.P100]" office:value-type="float" office:value="0.0334105214000959" calcext:value-type="float">
            <text:p>0.033410521400096</text:p>
          </table:table-cell>
          <table:table-cell table:style-name="ce4" table:formula="of:=[$Redistribution_high.Q100]" office:value-type="float" office:value="0.0615542592156612" calcext:value-type="float">
            <text:p>0.061554259215661</text:p>
          </table:table-cell>
          <table:table-cell/>
          <table:table-cell table:style-name="ce4" table:formula="of:=[$Redistribution_central.N100]" office:value-type="float" office:value="0.0395943445998324" calcext:value-type="float">
            <text:p>0.039594344599833</text:p>
          </table:table-cell>
          <table:table-cell table:style-name="ce4" table:formula="of:=[$Redistribution_central.O100]" office:value-type="float" office:value="0.0450293969304291" calcext:value-type="float">
            <text:p>0.045029396930429</text:p>
          </table:table-cell>
          <table:table-cell table:style-name="ce4" table:formula="of:=[$Redistribution_central.P100]" office:value-type="float" office:value="0.0389443233473474" calcext:value-type="float">
            <text:p>0.038944323347348</text:p>
          </table:table-cell>
          <table:table-cell table:style-name="ce4" table:formula="of:=[$Redistribution_central.Q100]" office:value-type="float" office:value="0.0461083932638998" calcext:value-type="float">
            <text:p>0.0461083932639</text:p>
          </table:table-cell>
          <table:table-cell/>
          <table:table-cell table:style-name="ce4" table:formula="of:=[$redistribution_low.N100]" office:value-type="float" office:value="0.0286553381398546" calcext:value-type="float">
            <text:p>0.028655338139855</text:p>
          </table:table-cell>
          <table:table-cell table:style-name="ce4" table:formula="of:=[$redistribution_low.O100]" office:value-type="float" office:value="0.0336475368274984" calcext:value-type="float">
            <text:p>0.033647536827499</text:p>
          </table:table-cell>
          <table:table-cell table:style-name="ce4" table:formula="of:=[$redistribution_low.P100]" office:value-type="float" office:value="0.0254321846512217" calcext:value-type="float">
            <text:p>0.025432184651222</text:p>
          </table:table-cell>
          <table:table-cell table:style-name="ce4" table:formula="of:=[$redistribution_low.Q100]" office:value-type="float" office:value="0.0392175566796029" calcext:value-type="float">
            <text:p>0.039217556679603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352774987639092" calcext:value-type="float">
            <text:p>0.035277498763909</text:p>
          </table:table-cell>
          <table:table-cell table:style-name="ce4" table:formula="of:=[$Redistribution_high.O101]" office:value-type="float" office:value="0.0517512749942514" calcext:value-type="float">
            <text:p>0.051751274994251</text:p>
          </table:table-cell>
          <table:table-cell table:style-name="ce4" table:formula="of:=[$Redistribution_high.P101]" office:value-type="float" office:value="0.0326279253569548" calcext:value-type="float">
            <text:p>0.032627925356955</text:p>
          </table:table-cell>
          <table:table-cell table:style-name="ce4" table:formula="of:=[$Redistribution_high.Q101]" office:value-type="float" office:value="0.0562868957809548" calcext:value-type="float">
            <text:p>0.056286895780955</text:p>
          </table:table-cell>
          <table:table-cell/>
          <table:table-cell table:style-name="ce4" table:formula="of:=[$Redistribution_central.N101]" office:value-type="float" office:value="0.0407873733292997" calcext:value-type="float">
            <text:p>0.0407873733293</text:p>
          </table:table-cell>
          <table:table-cell table:style-name="ce4" table:formula="of:=[$Redistribution_central.O101]" office:value-type="float" office:value="0.050208782217229" calcext:value-type="float">
            <text:p>0.050208782217229</text:p>
          </table:table-cell>
          <table:table-cell table:style-name="ce4" table:formula="of:=[$Redistribution_central.P101]" office:value-type="float" office:value="0.0398988719978317" calcext:value-type="float">
            <text:p>0.039898871997832</text:p>
          </table:table-cell>
          <table:table-cell table:style-name="ce4" table:formula="of:=[$Redistribution_central.Q101]" office:value-type="float" office:value="0.0516529496897782" calcext:value-type="float">
            <text:p>0.051652949689778</text:p>
          </table:table-cell>
          <table:table-cell/>
          <table:table-cell table:style-name="ce4" table:formula="of:=[$redistribution_low.N101]" office:value-type="float" office:value="0.0310323293916232" calcext:value-type="float">
            <text:p>0.031032329391623</text:p>
          </table:table-cell>
          <table:table-cell table:style-name="ce4" table:formula="of:=[$redistribution_low.O101]" office:value-type="float" office:value="0.0420421432091765" calcext:value-type="float">
            <text:p>0.042042143209177</text:p>
          </table:table-cell>
          <table:table-cell table:style-name="ce4" table:formula="of:=[$redistribution_low.P101]" office:value-type="float" office:value="0.0276091742118723" calcext:value-type="float">
            <text:p>0.027609174211872</text:p>
          </table:table-cell>
          <table:table-cell table:style-name="ce4" table:formula="of:=[$redistribution_low.Q101]" office:value-type="float" office:value="0.0479801050189965" calcext:value-type="float">
            <text:p>0.047980105018997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302277512294274" calcext:value-type="float">
            <text:p>0.030227751229427</text:p>
          </table:table-cell>
          <table:table-cell table:style-name="ce4" table:formula="of:=[$Redistribution_high.O102]" office:value-type="float" office:value="0.0442003466328817" calcext:value-type="float">
            <text:p>0.044200346632882</text:p>
          </table:table-cell>
          <table:table-cell table:style-name="ce4" table:formula="of:=[$Redistribution_high.P102]" office:value-type="float" office:value="0.0283747292661769" calcext:value-type="float">
            <text:p>0.028374729266177</text:p>
          </table:table-cell>
          <table:table-cell table:style-name="ce4" table:formula="of:=[$Redistribution_high.Q102]" office:value-type="float" office:value="0.047256418185027" calcext:value-type="float">
            <text:p>0.047256418185027</text:p>
          </table:table-cell>
          <table:table-cell/>
          <table:table-cell table:style-name="ce4" table:formula="of:=[$Redistribution_central.N102]" office:value-type="float" office:value="0.0426406510875355" calcext:value-type="float">
            <text:p>0.042640651087536</text:p>
          </table:table-cell>
          <table:table-cell table:style-name="ce4" table:formula="of:=[$Redistribution_central.O102]" office:value-type="float" office:value="0.0490173454648367" calcext:value-type="float">
            <text:p>0.049017345464837</text:p>
          </table:table-cell>
          <table:table-cell table:style-name="ce4" table:formula="of:=[$Redistribution_central.P102]" office:value-type="float" office:value="0.0380483259180508" calcext:value-type="float">
            <text:p>0.038048325918051</text:p>
          </table:table-cell>
          <table:table-cell table:style-name="ce4" table:formula="of:=[$Redistribution_central.Q102]" office:value-type="float" office:value="0.0570126450318267" calcext:value-type="float">
            <text:p>0.057012645031827</text:p>
          </table:table-cell>
          <table:table-cell/>
          <table:table-cell table:style-name="ce4" table:formula="of:=[$redistribution_low.N102]" office:value-type="float" office:value="0.0306091706883378" calcext:value-type="float">
            <text:p>0.030609170688338</text:p>
          </table:table-cell>
          <table:table-cell table:style-name="ce4" table:formula="of:=[$redistribution_low.O102]" office:value-type="float" office:value="0.0398362143530963" calcext:value-type="float">
            <text:p>0.039836214353096</text:p>
          </table:table-cell>
          <table:table-cell table:style-name="ce4" table:formula="of:=[$redistribution_low.P102]" office:value-type="float" office:value="0.0262679670925176" calcext:value-type="float">
            <text:p>0.026267967092518</text:p>
          </table:table-cell>
          <table:table-cell table:style-name="ce4" table:formula="of:=[$redistribution_low.Q102]" office:value-type="float" office:value="0.0474024333484409" calcext:value-type="float">
            <text:p>0.047402433348441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321399581741644" calcext:value-type="float">
            <text:p>0.032139958174165</text:p>
          </table:table-cell>
          <table:table-cell table:style-name="ce4" table:formula="of:=[$Redistribution_high.O103]" office:value-type="float" office:value="0.0514309357943611" calcext:value-type="float">
            <text:p>0.051430935794361</text:p>
          </table:table-cell>
          <table:table-cell table:style-name="ce4" table:formula="of:=[$Redistribution_high.P103]" office:value-type="float" office:value="0.0308439470770607" calcext:value-type="float">
            <text:p>0.030843947077061</text:p>
          </table:table-cell>
          <table:table-cell table:style-name="ce4" table:formula="of:=[$Redistribution_high.Q103]" office:value-type="float" office:value="0.053581626020155" calcext:value-type="float">
            <text:p>0.053581626020155</text:p>
          </table:table-cell>
          <table:table-cell/>
          <table:table-cell table:style-name="ce4" table:formula="of:=[$Redistribution_central.N103]" office:value-type="float" office:value="0.0383534370193834" calcext:value-type="float">
            <text:p>0.038353437019383</text:p>
          </table:table-cell>
          <table:table-cell table:style-name="ce4" table:formula="of:=[$Redistribution_central.O103]" office:value-type="float" office:value="0.0454661974058981" calcext:value-type="float">
            <text:p>0.045466197405898</text:p>
          </table:table-cell>
          <table:table-cell table:style-name="ce4" table:formula="of:=[$Redistribution_central.P103]" office:value-type="float" office:value="0.0367996230673987" calcext:value-type="float">
            <text:p>0.036799623067399</text:p>
          </table:table-cell>
          <table:table-cell table:style-name="ce4" table:formula="of:=[$Redistribution_central.Q103]" office:value-type="float" office:value="0.0481858512618337" calcext:value-type="float">
            <text:p>0.048185851261834</text:p>
          </table:table-cell>
          <table:table-cell/>
          <table:table-cell table:style-name="ce4" table:formula="of:=[$redistribution_low.N103]" office:value-type="float" office:value="0.0323573271252508" calcext:value-type="float">
            <text:p>0.032357327125251</text:p>
          </table:table-cell>
          <table:table-cell table:style-name="ce4" table:formula="of:=[$redistribution_low.O103]" office:value-type="float" office:value="0.0411368913856823" calcext:value-type="float">
            <text:p>0.041136891385682</text:p>
          </table:table-cell>
          <table:table-cell table:style-name="ce4" table:formula="of:=[$redistribution_low.P103]" office:value-type="float" office:value="0.026820572516259" calcext:value-type="float">
            <text:p>0.026820572516259</text:p>
          </table:table-cell>
          <table:table-cell table:style-name="ce4" table:formula="of:=[$redistribution_low.Q103]" office:value-type="float" office:value="0.0511934931298509" calcext:value-type="float">
            <text:p>0.051193493129851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25188942996912" calcext:value-type="float">
            <text:p>0.032518894299691</text:p>
          </table:table-cell>
          <table:table-cell table:style-name="ce4" table:formula="of:=[$Redistribution_high.O104]" office:value-type="float" office:value="0.0525959963421827" calcext:value-type="float">
            <text:p>0.052595996342183</text:p>
          </table:table-cell>
          <table:table-cell table:style-name="ce4" table:formula="of:=[$Redistribution_high.P104]" office:value-type="float" office:value="0.0310217269683985" calcext:value-type="float">
            <text:p>0.031021726968399</text:p>
          </table:table-cell>
          <table:table-cell table:style-name="ce4" table:formula="of:=[$Redistribution_high.Q104]" office:value-type="float" office:value="0.0550801070709971" calcext:value-type="float">
            <text:p>0.055080107070997</text:p>
          </table:table-cell>
          <table:table-cell/>
          <table:table-cell table:style-name="ce4" table:formula="of:=[$Redistribution_central.N104]" office:value-type="float" office:value="0.0462422805120319" calcext:value-type="float">
            <text:p>0.046242280512032</text:p>
          </table:table-cell>
          <table:table-cell table:style-name="ce4" table:formula="of:=[$Redistribution_central.O104]" office:value-type="float" office:value="0.057868029251219" calcext:value-type="float">
            <text:p>0.057868029251219</text:p>
          </table:table-cell>
          <table:table-cell table:style-name="ce4" table:formula="of:=[$Redistribution_central.P104]" office:value-type="float" office:value="0.0429932720625337" calcext:value-type="float">
            <text:p>0.042993272062534</text:p>
          </table:table-cell>
          <table:table-cell table:style-name="ce4" table:formula="of:=[$Redistribution_central.Q104]" office:value-type="float" office:value="0.0635929066880314" calcext:value-type="float">
            <text:p>0.063592906688032</text:p>
          </table:table-cell>
          <table:table-cell/>
          <table:table-cell table:style-name="ce4" table:formula="of:=[$redistribution_low.N104]" office:value-type="float" office:value="0.0364119234842747" calcext:value-type="float">
            <text:p>0.036411923484275</text:p>
          </table:table-cell>
          <table:table-cell table:style-name="ce4" table:formula="of:=[$redistribution_low.O104]" office:value-type="float" office:value="0.0495231247592109" calcext:value-type="float">
            <text:p>0.049523124759211</text:p>
          </table:table-cell>
          <table:table-cell table:style-name="ce4" table:formula="of:=[$redistribution_low.P104]" office:value-type="float" office:value="0.0306913179766893" calcext:value-type="float">
            <text:p>0.030691317976689</text:p>
          </table:table-cell>
          <table:table-cell table:style-name="ce4" table:formula="of:=[$redistribution_low.Q104]" office:value-type="float" office:value="0.0596566525707198" calcext:value-type="float">
            <text:p>0.05965665257072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06548086546214" calcext:value-type="float">
            <text:p>0.030654808654622</text:p>
          </table:table-cell>
          <table:table-cell table:style-name="ce4" table:formula="of:=[$Redistribution_high.O105]" office:value-type="float" office:value="0.0487863582733915" calcext:value-type="float">
            <text:p>0.048786358273392</text:p>
          </table:table-cell>
          <table:table-cell table:style-name="ce4" table:formula="of:=[$Redistribution_high.P105]" office:value-type="float" office:value="0.0299738326451443" calcext:value-type="float">
            <text:p>0.029973832645144</text:p>
          </table:table-cell>
          <table:table-cell table:style-name="ce4" table:formula="of:=[$Redistribution_high.Q105]" office:value-type="float" office:value="0.0498674842157641" calcext:value-type="float">
            <text:p>0.049867484215764</text:p>
          </table:table-cell>
          <table:table-cell/>
          <table:table-cell table:style-name="ce4" table:formula="of:=[$Redistribution_central.N105]" office:value-type="float" office:value="0.0503463429642937" calcext:value-type="float">
            <text:p>0.050346342964294</text:p>
          </table:table-cell>
          <table:table-cell table:style-name="ce4" table:formula="of:=[$Redistribution_central.O105]" office:value-type="float" office:value="0.0600420670194426" calcext:value-type="float">
            <text:p>0.060042067019443</text:p>
          </table:table-cell>
          <table:table-cell table:style-name="ce4" table:formula="of:=[$Redistribution_central.P105]" office:value-type="float" office:value="0.0458934492539007" calcext:value-type="float">
            <text:p>0.045893449253901</text:p>
          </table:table-cell>
          <table:table-cell table:style-name="ce4" table:formula="of:=[$Redistribution_central.Q105]" office:value-type="float" office:value="0.0680446693235287" calcext:value-type="float">
            <text:p>0.068044669323529</text:p>
          </table:table-cell>
          <table:table-cell/>
          <table:table-cell table:style-name="ce4" table:formula="of:=[$redistribution_low.N105]" office:value-type="float" office:value="0.0318441672182816" calcext:value-type="float">
            <text:p>0.031844167218282</text:p>
          </table:table-cell>
          <table:table-cell table:style-name="ce4" table:formula="of:=[$redistribution_low.O105]" office:value-type="float" office:value="0.0464952549307514" calcext:value-type="float">
            <text:p>0.046495254930751</text:p>
          </table:table-cell>
          <table:table-cell table:style-name="ce4" table:formula="of:=[$redistribution_low.P105]" office:value-type="float" office:value="0.0284354349837958" calcext:value-type="float">
            <text:p>0.028435434983796</text:p>
          </table:table-cell>
          <table:table-cell table:style-name="ce4" table:formula="of:=[$redistribution_low.Q105]" office:value-type="float" office:value="0.0526690159313227" calcext:value-type="float">
            <text:p>0.052669015931323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31705475732831" calcext:value-type="percentage">
            <text:p>3.32%</text:p>
          </table:table-cell>
          <table:table-cell table:style-name="ce12" table:formula="of:=AVERAGE([$'Bottom 10% share'.D25:.D28])" office:value-type="percentage" office:value="0.0307880252537507" calcext:value-type="percentage">
            <text:p>3.08%</text:p>
          </table:table-cell>
          <table:table-cell table:style-name="ce12" table:formula="of:=AVERAGE([$'Bottom 10% share'.E25:.E28])" office:value-type="percentage" office:value="0.0474302612849595" calcext:value-type="percentage">
            <text:p>4.74%</text:p>
          </table:table-cell>
          <table:table-cell table:style-name="ce12" table:formula="of:=AVERAGE([$'Bottom 10% share'.B25:.B28])" office:value-type="percentage" office:value="0.0412243855803197" calcext:value-type="percentage">
            <text:p>4.1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5123374468811" calcext:value-type="percentage">
            <text:p>3.05%</text:p>
          </table:table-cell>
          <table:table-cell table:style-name="ce12" table:formula="of:=AVERAGE([$'Bottom 10% share'.I25:.I28])" office:value-type="percentage" office:value="0.0296319747006637" calcext:value-type="percentage">
            <text:p>2.96%</text:p>
          </table:table-cell>
          <table:table-cell table:style-name="ce12" table:formula="of:=AVERAGE([$'Bottom 10% share'.J25:.J28])" office:value-type="percentage" office:value="0.0457447965772107" calcext:value-type="percentage">
            <text:p>4.57%</text:p>
          </table:table-cell>
          <table:table-cell table:style-name="ce12" table:formula="of:=AVERAGE([$'Bottom 10% share'.G25:.G28])" office:value-type="percentage" office:value="0.0405912572613406" calcext:value-type="percentage">
            <text:p>4.06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27456416437442" calcext:value-type="percentage">
            <text:p>3.27%</text:p>
          </table:table-cell>
          <table:table-cell table:style-name="ce12" table:formula="of:=AVERAGE([$'Bottom 10% share'.N25:.N28])" office:value-type="percentage" office:value="0.0308546036458246" calcext:value-type="percentage">
            <text:p>3.09%</text:p>
          </table:table-cell>
          <table:table-cell table:style-name="ce12" table:formula="of:=AVERAGE([$'Bottom 10% share'.O25:.O28])" office:value-type="percentage" office:value="0.0470313195374389" calcext:value-type="percentage">
            <text:p>4.70%</text:p>
          </table:table-cell>
          <table:table-cell table:style-name="ce12" table:formula="of:=AVERAGE([$'Bottom 10% share'.L25:.L28])" office:value-type="percentage" office:value="0.0413292127884959" calcext:value-type="percentage">
            <text:p>4.13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36797578987786" calcext:value-type="percentage">
            <text:p>3.37%</text:p>
          </table:table-cell>
          <table:table-cell table:style-name="ce12" table:formula="of:=AVERAGE([$'Bottom 10% share'.D29:.D32])" office:value-type="percentage" office:value="0.0313344391027029" calcext:value-type="percentage">
            <text:p>3.13%</text:p>
          </table:table-cell>
          <table:table-cell table:style-name="ce12" table:formula="of:=AVERAGE([$'Bottom 10% share'.E29:.E32])" office:value-type="percentage" office:value="0.0471752095157649" calcext:value-type="percentage">
            <text:p>4.72%</text:p>
          </table:table-cell>
          <table:table-cell table:style-name="ce12" table:formula="of:=AVERAGE([$'Bottom 10% share'.B29:.B32])" office:value-type="percentage" office:value="0.0411185064162194" calcext:value-type="percentage">
            <text:p>4.11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10241830906095" calcext:value-type="percentage">
            <text:p>3.10%</text:p>
          </table:table-cell>
          <table:table-cell table:style-name="ce12" table:formula="of:=AVERAGE([$'Bottom 10% share'.I29:.I32])" office:value-type="percentage" office:value="0.0301133097492474" calcext:value-type="percentage">
            <text:p>3.01%</text:p>
          </table:table-cell>
          <table:table-cell table:style-name="ce12" table:formula="of:=AVERAGE([$'Bottom 10% share'.J29:.J32])" office:value-type="percentage" office:value="0.0461379713548412" calcext:value-type="percentage">
            <text:p>4.61%</text:p>
          </table:table-cell>
          <table:table-cell table:style-name="ce12" table:formula="of:=AVERAGE([$'Bottom 10% share'.G29:.G32])" office:value-type="percentage" office:value="0.0409911327095232" calcext:value-type="percentage">
            <text:p>4.10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3974257389744" calcext:value-type="percentage">
            <text:p>3.40%</text:p>
          </table:table-cell>
          <table:table-cell table:style-name="ce12" table:formula="of:=AVERAGE([$'Bottom 10% share'.N29:.N32])" office:value-type="percentage" office:value="0.03181138981089" calcext:value-type="percentage">
            <text:p>3.18%</text:p>
          </table:table-cell>
          <table:table-cell table:style-name="ce12" table:formula="of:=AVERAGE([$'Bottom 10% share'.O29:.O32])" office:value-type="percentage" office:value="0.047585226360307" calcext:value-type="percentage">
            <text:p>4.76%</text:p>
          </table:table-cell>
          <table:table-cell table:style-name="ce12" table:formula="of:=AVERAGE([$'Bottom 10% share'.L29:.L32])" office:value-type="percentage" office:value="0.0417783367636105" calcext:value-type="percentage">
            <text:p>4.18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55011664617185" calcext:value-type="percentage">
            <text:p>3.55%</text:p>
          </table:table-cell>
          <table:table-cell table:style-name="ce12" table:formula="of:=AVERAGE([$'Bottom 10% share'.D33:.D36])" office:value-type="percentage" office:value="0.0297472708128117" calcext:value-type="percentage">
            <text:p>2.97%</text:p>
          </table:table-cell>
          <table:table-cell table:style-name="ce12" table:formula="of:=AVERAGE([$'Bottom 10% share'.E33:.E36])" office:value-type="percentage" office:value="0.0502851019055343" calcext:value-type="percentage">
            <text:p>5.03%</text:p>
          </table:table-cell>
          <table:table-cell table:style-name="ce12" table:formula="of:=AVERAGE([$'Bottom 10% share'.B33:.B36])" office:value-type="percentage" office:value="0.0403983349881162" calcext:value-type="percentage">
            <text:p>4.04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53072089852019" calcext:value-type="percentage">
            <text:p>3.53%</text:p>
          </table:table-cell>
          <table:table-cell table:style-name="ce12" table:formula="of:=AVERAGE([$'Bottom 10% share'.I33:.I36])" office:value-type="percentage" office:value="0.0312018558512506" calcext:value-type="percentage">
            <text:p>3.12%</text:p>
          </table:table-cell>
          <table:table-cell table:style-name="ce12" table:formula="of:=AVERAGE([$'Bottom 10% share'.J33:.J36])" office:value-type="percentage" office:value="0.0498790093026571" calcext:value-type="percentage">
            <text:p>4.99%</text:p>
          </table:table-cell>
          <table:table-cell table:style-name="ce12" table:formula="of:=AVERAGE([$'Bottom 10% share'.G33:.G36])" office:value-type="percentage" office:value="0.0415718399421216" calcext:value-type="percentage">
            <text:p>4.16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57120705660924" calcext:value-type="percentage">
            <text:p>3.57%</text:p>
          </table:table-cell>
          <table:table-cell table:style-name="ce12" table:formula="of:=AVERAGE([$'Bottom 10% share'.N33:.N36])" office:value-type="percentage" office:value="0.0305071850721347" calcext:value-type="percentage">
            <text:p>3.05%</text:p>
          </table:table-cell>
          <table:table-cell table:style-name="ce12" table:formula="of:=AVERAGE([$'Bottom 10% share'.O33:.O36])" office:value-type="percentage" office:value="0.0495626904801299" calcext:value-type="percentage">
            <text:p>4.96%</text:p>
          </table:table-cell>
          <table:table-cell table:style-name="ce12" table:formula="of:=AVERAGE([$'Bottom 10% share'.L33:.L36])" office:value-type="percentage" office:value="0.0405604073292041" calcext:value-type="percentage">
            <text:p>4.06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60060078717025" calcext:value-type="percentage">
            <text:p>3.60%</text:p>
          </table:table-cell>
          <table:table-cell table:style-name="ce12" table:formula="of:=AVERAGE([$'Bottom 10% share'.D37:.D40])" office:value-type="percentage" office:value="0.0292603107725518" calcext:value-type="percentage">
            <text:p>2.93%</text:p>
          </table:table-cell>
          <table:table-cell table:style-name="ce12" table:formula="of:=AVERAGE([$'Bottom 10% share'.E37:.E40])" office:value-type="percentage" office:value="0.0494703384984392" calcext:value-type="percentage">
            <text:p>4.95%</text:p>
          </table:table-cell>
          <table:table-cell table:style-name="ce12" table:formula="of:=AVERAGE([$'Bottom 10% share'.B37:.B40])" office:value-type="percentage" office:value="0.0389094370144056" calcext:value-type="percentage">
            <text:p>3.89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56494904148198" calcext:value-type="percentage">
            <text:p>3.56%</text:p>
          </table:table-cell>
          <table:table-cell table:style-name="ce12" table:formula="of:=AVERAGE([$'Bottom 10% share'.I37:.I40])" office:value-type="percentage" office:value="0.0296100678961233" calcext:value-type="percentage">
            <text:p>2.96%</text:p>
          </table:table-cell>
          <table:table-cell table:style-name="ce12" table:formula="of:=AVERAGE([$'Bottom 10% share'.J37:.J40])" office:value-type="percentage" office:value="0.0495737961106373" calcext:value-type="percentage">
            <text:p>4.96%</text:p>
          </table:table-cell>
          <table:table-cell table:style-name="ce12" table:formula="of:=AVERAGE([$'Bottom 10% share'.G37:.G40])" office:value-type="percentage" office:value="0.0394269262502531" calcext:value-type="percentage">
            <text:p>3.94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70712704470988" calcext:value-type="percentage">
            <text:p>3.71%</text:p>
          </table:table-cell>
          <table:table-cell table:style-name="ce12" table:formula="of:=AVERAGE([$'Bottom 10% share'.N37:.N40])" office:value-type="percentage" office:value="0.0303336884594958" calcext:value-type="percentage">
            <text:p>3.03%</text:p>
          </table:table-cell>
          <table:table-cell table:style-name="ce12" table:formula="of:=AVERAGE([$'Bottom 10% share'.O37:.O40])" office:value-type="percentage" office:value="0.0497117170600435" calcext:value-type="percentage">
            <text:p>4.97%</text:p>
          </table:table-cell>
          <table:table-cell table:style-name="ce12" table:formula="of:=AVERAGE([$'Bottom 10% share'.L37:.L40])" office:value-type="percentage" office:value="0.039353045952318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68748166202295" calcext:value-type="percentage">
            <text:p>3.69%</text:p>
          </table:table-cell>
          <table:table-cell table:style-name="ce12" table:formula="of:=AVERAGE([$'Bottom 10% share'.D41:.D44])" office:value-type="percentage" office:value="0.030089372949484" calcext:value-type="percentage">
            <text:p>3.01%</text:p>
          </table:table-cell>
          <table:table-cell table:style-name="ce12" table:formula="of:=AVERAGE([$'Bottom 10% share'.E41:.E44])" office:value-type="percentage" office:value="0.0499290410367095" calcext:value-type="percentage">
            <text:p>4.99%</text:p>
          </table:table-cell>
          <table:table-cell table:style-name="ce12" table:formula="of:=AVERAGE([$'Bottom 10% share'.B41:.B44])" office:value-type="percentage" office:value="0.039293564619188" calcext:value-type="percentage">
            <text:p>3.93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64006478934902" calcext:value-type="percentage">
            <text:p>3.64%</text:p>
          </table:table-cell>
          <table:table-cell table:style-name="ce12" table:formula="of:=AVERAGE([$'Bottom 10% share'.I41:.I44])" office:value-type="percentage" office:value="0.0298667674152963" calcext:value-type="percentage">
            <text:p>2.99%</text:p>
          </table:table-cell>
          <table:table-cell table:style-name="ce12" table:formula="of:=AVERAGE([$'Bottom 10% share'.J41:.J44])" office:value-type="percentage" office:value="0.0487786458446681" calcext:value-type="percentage">
            <text:p>4.88%</text:p>
          </table:table-cell>
          <table:table-cell table:style-name="ce12" table:formula="of:=AVERAGE([$'Bottom 10% share'.G41:.G44])" office:value-type="percentage" office:value="0.038478278701601" calcext:value-type="percentage">
            <text:p>3.85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44046159171618" calcext:value-type="percentage">
            <text:p>3.44%</text:p>
          </table:table-cell>
          <table:table-cell table:style-name="ce12" table:formula="of:=AVERAGE([$'Bottom 10% share'.N41:.N44])" office:value-type="percentage" office:value="0.0279069603338407" calcext:value-type="percentage">
            <text:p>2.79%</text:p>
          </table:table-cell>
          <table:table-cell table:style-name="ce12" table:formula="of:=AVERAGE([$'Bottom 10% share'.O41:.O44])" office:value-type="percentage" office:value="0.0470708464336244" calcext:value-type="percentage">
            <text:p>4.71%</text:p>
          </table:table-cell>
          <table:table-cell table:style-name="ce12" table:formula="of:=AVERAGE([$'Bottom 10% share'.L41:.L44])" office:value-type="percentage" office:value="0.0368197737971505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83580531602577" calcext:value-type="percentage">
            <text:p>3.84%</text:p>
          </table:table-cell>
          <table:table-cell table:style-name="ce12" table:formula="of:=AVERAGE([$'Bottom 10% share'.D45:.D48])" office:value-type="percentage" office:value="0.029760488484046" calcext:value-type="percentage">
            <text:p>2.98%</text:p>
          </table:table-cell>
          <table:table-cell table:style-name="ce12" table:formula="of:=AVERAGE([$'Bottom 10% share'.E45:.E48])" office:value-type="percentage" office:value="0.0501253687082404" calcext:value-type="percentage">
            <text:p>5.01%</text:p>
          </table:table-cell>
          <table:table-cell table:style-name="ce12" table:formula="of:=AVERAGE([$'Bottom 10% share'.B45:.B48])" office:value-type="percentage" office:value="0.0380789379523879" calcext:value-type="percentage">
            <text:p>3.81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7858139718954" calcext:value-type="percentage">
            <text:p>3.79%</text:p>
          </table:table-cell>
          <table:table-cell table:style-name="ce12" table:formula="of:=AVERAGE([$'Bottom 10% share'.I45:.I48])" office:value-type="percentage" office:value="0.0294682608085463" calcext:value-type="percentage">
            <text:p>2.95%</text:p>
          </table:table-cell>
          <table:table-cell table:style-name="ce12" table:formula="of:=AVERAGE([$'Bottom 10% share'.J45:.J48])" office:value-type="percentage" office:value="0.0510659097031766" calcext:value-type="percentage">
            <text:p>5.11%</text:p>
          </table:table-cell>
          <table:table-cell table:style-name="ce12" table:formula="of:=AVERAGE([$'Bottom 10% share'.G45:.G48])" office:value-type="percentage" office:value="0.0386534404208002" calcext:value-type="percentage">
            <text:p>3.87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79466086621853" calcext:value-type="percentage">
            <text:p>3.79%</text:p>
          </table:table-cell>
          <table:table-cell table:style-name="ce12" table:formula="of:=AVERAGE([$'Bottom 10% share'.N45:.N48])" office:value-type="percentage" office:value="0.0299875723828533" calcext:value-type="percentage">
            <text:p>3.00%</text:p>
          </table:table-cell>
          <table:table-cell table:style-name="ce12" table:formula="of:=AVERAGE([$'Bottom 10% share'.O45:.O48])" office:value-type="percentage" office:value="0.0481352185196982" calcext:value-type="percentage">
            <text:p>4.81%</text:p>
          </table:table-cell>
          <table:table-cell table:style-name="ce12" table:formula="of:=AVERAGE([$'Bottom 10% share'.L45:.L48])" office:value-type="percentage" office:value="0.0371811176963063" calcext:value-type="percentage">
            <text:p>3.7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61797141804944" calcext:value-type="percentage">
            <text:p>3.62%</text:p>
          </table:table-cell>
          <table:table-cell table:style-name="ce12" table:formula="of:=AVERAGE([$'Bottom 10% share'.D49:.D52])" office:value-type="percentage" office:value="0.0275747460987758" calcext:value-type="percentage">
            <text:p>2.76%</text:p>
          </table:table-cell>
          <table:table-cell table:style-name="ce12" table:formula="of:=AVERAGE([$'Bottom 10% share'.E49:.E52])" office:value-type="percentage" office:value="0.0479145989939015" calcext:value-type="percentage">
            <text:p>4.79%</text:p>
          </table:table-cell>
          <table:table-cell table:style-name="ce12" table:formula="of:=AVERAGE([$'Bottom 10% share'.B49:.B52])" office:value-type="percentage" office:value="0.0357281147919492" calcext:value-type="percentage">
            <text:p>3.57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90817596179479" calcext:value-type="percentage">
            <text:p>3.91%</text:p>
          </table:table-cell>
          <table:table-cell table:style-name="ce12" table:formula="of:=AVERAGE([$'Bottom 10% share'.I49:.I52])" office:value-type="percentage" office:value="0.0300216863809244" calcext:value-type="percentage">
            <text:p>3.00%</text:p>
          </table:table-cell>
          <table:table-cell table:style-name="ce12" table:formula="of:=AVERAGE([$'Bottom 10% share'.J49:.J52])" office:value-type="percentage" office:value="0.0537497156039972" calcext:value-type="percentage">
            <text:p>5.37%</text:p>
          </table:table-cell>
          <table:table-cell table:style-name="ce12" table:formula="of:=AVERAGE([$'Bottom 10% share'.G49:.G52])" office:value-type="percentage" office:value="0.0399683342805896" calcext:value-type="percentage">
            <text:p>4.00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420341493355169" calcext:value-type="percentage">
            <text:p>4.20%</text:p>
          </table:table-cell>
          <table:table-cell table:style-name="ce12" table:formula="of:=AVERAGE([$'Bottom 10% share'.N49:.N52])" office:value-type="percentage" office:value="0.0313759424623623" calcext:value-type="percentage">
            <text:p>3.14%</text:p>
          </table:table-cell>
          <table:table-cell table:style-name="ce12" table:formula="of:=AVERAGE([$'Bottom 10% share'.O49:.O52])" office:value-type="percentage" office:value="0.0528425888355504" calcext:value-type="percentage">
            <text:p>5.28%</text:p>
          </table:table-cell>
          <table:table-cell table:style-name="ce12" table:formula="of:=AVERAGE([$'Bottom 10% share'.L49:.L52])" office:value-type="percentage" office:value="0.0389827324608781" calcext:value-type="percentage">
            <text:p>3.90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82521986642296" calcext:value-type="percentage">
            <text:p>3.83%</text:p>
          </table:table-cell>
          <table:table-cell table:style-name="ce12" table:formula="of:=AVERAGE([$'Bottom 10% share'.D53:.D56])" office:value-type="percentage" office:value="0.0282566628265761" calcext:value-type="percentage">
            <text:p>2.83%</text:p>
          </table:table-cell>
          <table:table-cell table:style-name="ce12" table:formula="of:=AVERAGE([$'Bottom 10% share'.E53:.E56])" office:value-type="percentage" office:value="0.0501850720567385" calcext:value-type="percentage">
            <text:p>5.02%</text:p>
          </table:table-cell>
          <table:table-cell table:style-name="ce12" table:formula="of:=AVERAGE([$'Bottom 10% share'.B53:.B56])" office:value-type="percentage" office:value="0.0364511768232917" calcext:value-type="percentage">
            <text:p>3.65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412766405381819" calcext:value-type="percentage">
            <text:p>4.13%</text:p>
          </table:table-cell>
          <table:table-cell table:style-name="ce12" table:formula="of:=AVERAGE([$'Bottom 10% share'.I53:.I56])" office:value-type="percentage" office:value="0.029738500498812" calcext:value-type="percentage">
            <text:p>2.97%</text:p>
          </table:table-cell>
          <table:table-cell table:style-name="ce12" table:formula="of:=AVERAGE([$'Bottom 10% share'.J53:.J56])" office:value-type="percentage" office:value="0.0537016524583514" calcext:value-type="percentage">
            <text:p>5.37%</text:p>
          </table:table-cell>
          <table:table-cell table:style-name="ce12" table:formula="of:=AVERAGE([$'Bottom 10% share'.G53:.G56])" office:value-type="percentage" office:value="0.0382570976162254" calcext:value-type="percentage">
            <text:p>3.83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387122249081174" calcext:value-type="percentage">
            <text:p>3.87%</text:p>
          </table:table-cell>
          <table:table-cell table:style-name="ce12" table:formula="of:=AVERAGE([$'Bottom 10% share'.N53:.N56])" office:value-type="percentage" office:value="0.0291975880562705" calcext:value-type="percentage">
            <text:p>2.92%</text:p>
          </table:table-cell>
          <table:table-cell table:style-name="ce12" table:formula="of:=AVERAGE([$'Bottom 10% share'.O53:.O56])" office:value-type="percentage" office:value="0.0510626372199054" calcext:value-type="percentage">
            <text:p>5.11%</text:p>
          </table:table-cell>
          <table:table-cell table:style-name="ce12" table:formula="of:=AVERAGE([$'Bottom 10% share'.L53:.L56])" office:value-type="percentage" office:value="0.0376073411172489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410822014971923" calcext:value-type="percentage">
            <text:p>4.11%</text:p>
          </table:table-cell>
          <table:table-cell table:style-name="ce12" table:formula="of:=AVERAGE([$'Bottom 10% share'.D57:.D60])" office:value-type="percentage" office:value="0.02885383668629" calcext:value-type="percentage">
            <text:p>2.89%</text:p>
          </table:table-cell>
          <table:table-cell table:style-name="ce12" table:formula="of:=AVERAGE([$'Bottom 10% share'.E57:.E60])" office:value-type="percentage" office:value="0.0526673366928675" calcext:value-type="percentage">
            <text:p>5.27%</text:p>
          </table:table-cell>
          <table:table-cell table:style-name="ce12" table:formula="of:=AVERAGE([$'Bottom 10% share'.B57:.B60])" office:value-type="percentage" office:value="0.0367418055154753" calcext:value-type="percentage">
            <text:p>3.67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390875892820194" calcext:value-type="percentage">
            <text:p>3.91%</text:p>
          </table:table-cell>
          <table:table-cell table:style-name="ce12" table:formula="of:=AVERAGE([$'Bottom 10% share'.I57:.I60])" office:value-type="percentage" office:value="0.0288316775032116" calcext:value-type="percentage">
            <text:p>2.88%</text:p>
          </table:table-cell>
          <table:table-cell table:style-name="ce12" table:formula="of:=AVERAGE([$'Bottom 10% share'.J57:.J60])" office:value-type="percentage" office:value="0.0483450435915708" calcext:value-type="percentage">
            <text:p>4.83%</text:p>
          </table:table-cell>
          <table:table-cell table:style-name="ce12" table:formula="of:=AVERAGE([$'Bottom 10% share'.G57:.G60])" office:value-type="percentage" office:value="0.0351940021230728" calcext:value-type="percentage">
            <text:p>3.52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406302961747448" calcext:value-type="percentage">
            <text:p>4.06%</text:p>
          </table:table-cell>
          <table:table-cell table:style-name="ce12" table:formula="of:=AVERAGE([$'Bottom 10% share'.N57:.N60])" office:value-type="percentage" office:value="0.0297372932508291" calcext:value-type="percentage">
            <text:p>2.97%</text:p>
          </table:table-cell>
          <table:table-cell table:style-name="ce12" table:formula="of:=AVERAGE([$'Bottom 10% share'.O57:.O60])" office:value-type="percentage" office:value="0.0521114001046529" calcext:value-type="percentage">
            <text:p>5.21%</text:p>
          </table:table-cell>
          <table:table-cell table:style-name="ce12" table:formula="of:=AVERAGE([$'Bottom 10% share'.L57:.L60])" office:value-type="percentage" office:value="0.0374689921521657" calcext:value-type="percentage">
            <text:p>3.75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398901770812388" calcext:value-type="percentage">
            <text:p>3.99%</text:p>
          </table:table-cell>
          <table:table-cell table:style-name="ce12" table:formula="of:=AVERAGE([$'Bottom 10% share'.D61:.D64])" office:value-type="percentage" office:value="0.0272600273302541" calcext:value-type="percentage">
            <text:p>2.73%</text:p>
          </table:table-cell>
          <table:table-cell table:style-name="ce12" table:formula="of:=AVERAGE([$'Bottom 10% share'.E61:.E64])" office:value-type="percentage" office:value="0.0488257707708714" calcext:value-type="percentage">
            <text:p>4.88%</text:p>
          </table:table-cell>
          <table:table-cell table:style-name="ce12" table:formula="of:=AVERAGE([$'Bottom 10% share'.B61:.B64])" office:value-type="percentage" office:value="0.033391343589024" calcext:value-type="percentage">
            <text:p>3.34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54628620402954" calcext:value-type="percentage">
            <text:p>3.55%</text:p>
          </table:table-cell>
          <table:table-cell table:style-name="ce12" table:formula="of:=AVERAGE([$'Bottom 10% share'.I61:.I64])" office:value-type="percentage" office:value="0.0281361863381562" calcext:value-type="percentage">
            <text:p>2.81%</text:p>
          </table:table-cell>
          <table:table-cell table:style-name="ce12" table:formula="of:=AVERAGE([$'Bottom 10% share'.J61:.J64])" office:value-type="percentage" office:value="0.0452658310810815" calcext:value-type="percentage">
            <text:p>4.53%</text:p>
          </table:table-cell>
          <table:table-cell table:style-name="ce12" table:formula="of:=AVERAGE([$'Bottom 10% share'.G61:.G64])" office:value-type="percentage" office:value="0.0346579176666786" calcext:value-type="percentage">
            <text:p>3.47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40261505946211" calcext:value-type="percentage">
            <text:p>4.03%</text:p>
          </table:table-cell>
          <table:table-cell table:style-name="ce12" table:formula="of:=AVERAGE([$'Bottom 10% share'.N61:.N64])" office:value-type="percentage" office:value="0.0294350078100858" calcext:value-type="percentage">
            <text:p>2.94%</text:p>
          </table:table-cell>
          <table:table-cell table:style-name="ce12" table:formula="of:=AVERAGE([$'Bottom 10% share'.O61:.O64])" office:value-type="percentage" office:value="0.0504934838681441" calcext:value-type="percentage">
            <text:p>5.05%</text:p>
          </table:table-cell>
          <table:table-cell table:style-name="ce12" table:formula="of:=AVERAGE([$'Bottom 10% share'.L61:.L64])" office:value-type="percentage" office:value="0.0362720124865534" calcext:value-type="percentage">
            <text:p>3.63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384783652940667" calcext:value-type="percentage">
            <text:p>3.85%</text:p>
          </table:table-cell>
          <table:table-cell table:style-name="ce12" table:formula="of:=AVERAGE([$'Bottom 10% share'.D65:.D68])" office:value-type="percentage" office:value="0.0272038224397548" calcext:value-type="percentage">
            <text:p>2.72%</text:p>
          </table:table-cell>
          <table:table-cell table:style-name="ce12" table:formula="of:=AVERAGE([$'Bottom 10% share'.E65:.E68])" office:value-type="percentage" office:value="0.0464371713162936" calcext:value-type="percentage">
            <text:p>4.64%</text:p>
          </table:table-cell>
          <table:table-cell table:style-name="ce12" table:formula="of:=AVERAGE([$'Bottom 10% share'.B65:.B68])" office:value-type="percentage" office:value="0.0325961329156345" calcext:value-type="percentage">
            <text:p>3.26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81292746591448" calcext:value-type="percentage">
            <text:p>3.81%</text:p>
          </table:table-cell>
          <table:table-cell table:style-name="ce12" table:formula="of:=AVERAGE([$'Bottom 10% share'.I65:.I68])" office:value-type="percentage" office:value="0.0289113839164744" calcext:value-type="percentage">
            <text:p>2.89%</text:p>
          </table:table-cell>
          <table:table-cell table:style-name="ce12" table:formula="of:=AVERAGE([$'Bottom 10% share'.J65:.J68])" office:value-type="percentage" office:value="0.0449027150722008" calcext:value-type="percentage">
            <text:p>4.49%</text:p>
          </table:table-cell>
          <table:table-cell table:style-name="ce12" table:formula="of:=AVERAGE([$'Bottom 10% share'.G65:.G68])" office:value-type="percentage" office:value="0.0334684367613861" calcext:value-type="percentage">
            <text:p>3.35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411107469283685" calcext:value-type="percentage">
            <text:p>4.11%</text:p>
          </table:table-cell>
          <table:table-cell table:style-name="ce12" table:formula="of:=AVERAGE([$'Bottom 10% share'.N65:.N68])" office:value-type="percentage" office:value="0.0292228378389122" calcext:value-type="percentage">
            <text:p>2.92%</text:p>
          </table:table-cell>
          <table:table-cell table:style-name="ce12" table:formula="of:=AVERAGE([$'Bottom 10% share'.O65:.O68])" office:value-type="percentage" office:value="0.0472796222349896" calcext:value-type="percentage">
            <text:p>4.73%</text:p>
          </table:table-cell>
          <table:table-cell table:style-name="ce12" table:formula="of:=AVERAGE([$'Bottom 10% share'.L65:.L68])" office:value-type="percentage" office:value="0.0334141812082985" calcext:value-type="percentage">
            <text:p>3.34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77875512098118" calcext:value-type="percentage">
            <text:p>3.78%</text:p>
          </table:table-cell>
          <table:table-cell table:style-name="ce12" table:formula="of:=AVERAGE([$'Bottom 10% share'.D69:.D72])" office:value-type="percentage" office:value="0.0266185720835585" calcext:value-type="percentage">
            <text:p>2.66%</text:p>
          </table:table-cell>
          <table:table-cell table:style-name="ce12" table:formula="of:=AVERAGE([$'Bottom 10% share'.E69:.E72])" office:value-type="percentage" office:value="0.0421008410247148" calcext:value-type="percentage">
            <text:p>4.21%</text:p>
          </table:table-cell>
          <table:table-cell table:style-name="ce12" table:formula="of:=AVERAGE([$'Bottom 10% share'.B69:.B72])" office:value-type="percentage" office:value="0.0296772090319698" calcext:value-type="percentage">
            <text:p>2.97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390214623263383" calcext:value-type="percentage">
            <text:p>3.90%</text:p>
          </table:table-cell>
          <table:table-cell table:style-name="ce12" table:formula="of:=AVERAGE([$'Bottom 10% share'.I69:.I72])" office:value-type="percentage" office:value="0.0281497596806587" calcext:value-type="percentage">
            <text:p>2.81%</text:p>
          </table:table-cell>
          <table:table-cell table:style-name="ce12" table:formula="of:=AVERAGE([$'Bottom 10% share'.J69:.J72])" office:value-type="percentage" office:value="0.0433655632783835" calcext:value-type="percentage">
            <text:p>4.34%</text:p>
          </table:table-cell>
          <table:table-cell table:style-name="ce12" table:formula="of:=AVERAGE([$'Bottom 10% share'.G69:.G72])" office:value-type="percentage" office:value="0.0311460580746334" calcext:value-type="percentage">
            <text:p>3.11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418874148631673" calcext:value-type="percentage">
            <text:p>4.19%</text:p>
          </table:table-cell>
          <table:table-cell table:style-name="ce12" table:formula="of:=AVERAGE([$'Bottom 10% share'.N69:.N72])" office:value-type="percentage" office:value="0.0276964650156864" calcext:value-type="percentage">
            <text:p>2.77%</text:p>
          </table:table-cell>
          <table:table-cell table:style-name="ce12" table:formula="of:=AVERAGE([$'Bottom 10% share'.O69:.O72])" office:value-type="percentage" office:value="0.0494221928249675" calcext:value-type="percentage">
            <text:p>4.94%</text:p>
          </table:table-cell>
          <table:table-cell table:style-name="ce12" table:formula="of:=AVERAGE([$'Bottom 10% share'.L69:.L72])" office:value-type="percentage" office:value="0.0327094070855548" calcext:value-type="percentage">
            <text:p>3.27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9360282924965" calcext:value-type="percentage">
            <text:p>3.94%</text:p>
          </table:table-cell>
          <table:table-cell table:style-name="ce12" table:formula="of:=AVERAGE([$'Bottom 10% share'.D73:.D76])" office:value-type="percentage" office:value="0.0272109552256215" calcext:value-type="percentage">
            <text:p>2.72%</text:p>
          </table:table-cell>
          <table:table-cell table:style-name="ce12" table:formula="of:=AVERAGE([$'Bottom 10% share'.E73:.E76])" office:value-type="percentage" office:value="0.0425058269584832" calcext:value-type="percentage">
            <text:p>4.25%</text:p>
          </table:table-cell>
          <table:table-cell table:style-name="ce12" table:formula="of:=AVERAGE([$'Bottom 10% share'.B73:.B76])" office:value-type="percentage" office:value="0.0294653873010976" calcext:value-type="percentage">
            <text:p>2.95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418297761626772" calcext:value-type="percentage">
            <text:p>4.18%</text:p>
          </table:table-cell>
          <table:table-cell table:style-name="ce12" table:formula="of:=AVERAGE([$'Bottom 10% share'.I73:.I76])" office:value-type="percentage" office:value="0.0295410553963464" calcext:value-type="percentage">
            <text:p>2.95%</text:p>
          </table:table-cell>
          <table:table-cell table:style-name="ce12" table:formula="of:=AVERAGE([$'Bottom 10% share'.J73:.J76])" office:value-type="percentage" office:value="0.0447878333268214" calcext:value-type="percentage">
            <text:p>4.48%</text:p>
          </table:table-cell>
          <table:table-cell table:style-name="ce12" table:formula="of:=AVERAGE([$'Bottom 10% share'.G73:.G76])" office:value-type="percentage" office:value="0.0316326895792722" calcext:value-type="percentage">
            <text:p>3.16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395247849271491" calcext:value-type="percentage">
            <text:p>3.95%</text:p>
          </table:table-cell>
          <table:table-cell table:style-name="ce12" table:formula="of:=AVERAGE([$'Bottom 10% share'.N73:.N76])" office:value-type="percentage" office:value="0.0278032062314696" calcext:value-type="percentage">
            <text:p>2.78%</text:p>
          </table:table-cell>
          <table:table-cell table:style-name="ce12" table:formula="of:=AVERAGE([$'Bottom 10% share'.O73:.O76])" office:value-type="percentage" office:value="0.0435251093221068" calcext:value-type="percentage">
            <text:p>4.35%</text:p>
          </table:table-cell>
          <table:table-cell table:style-name="ce12" table:formula="of:=AVERAGE([$'Bottom 10% share'.L73:.L76])" office:value-type="percentage" office:value="0.0304553708633863" calcext:value-type="percentage">
            <text:p>3.05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430545343426956" calcext:value-type="percentage">
            <text:p>4.31%</text:p>
          </table:table-cell>
          <table:table-cell table:style-name="ce12" table:formula="of:=AVERAGE([$'Bottom 10% share'.D77:.D80])" office:value-type="percentage" office:value="0.0280588394009092" calcext:value-type="percentage">
            <text:p>2.81%</text:p>
          </table:table-cell>
          <table:table-cell table:style-name="ce12" table:formula="of:=AVERAGE([$'Bottom 10% share'.E77:.E80])" office:value-type="percentage" office:value="0.0462013393017805" calcext:value-type="percentage">
            <text:p>4.62%</text:p>
          </table:table-cell>
          <table:table-cell table:style-name="ce12" table:formula="of:=AVERAGE([$'Bottom 10% share'.B77:.B80])" office:value-type="percentage" office:value="0.030286445111578" calcext:value-type="percentage">
            <text:p>3.03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419468202878401" calcext:value-type="percentage">
            <text:p>4.19%</text:p>
          </table:table-cell>
          <table:table-cell table:style-name="ce12" table:formula="of:=AVERAGE([$'Bottom 10% share'.I77:.I80])" office:value-type="percentage" office:value="0.0296269727022891" calcext:value-type="percentage">
            <text:p>2.96%</text:p>
          </table:table-cell>
          <table:table-cell table:style-name="ce12" table:formula="of:=AVERAGE([$'Bottom 10% share'.J77:.J80])" office:value-type="percentage" office:value="0.0452774771659342" calcext:value-type="percentage">
            <text:p>4.53%</text:p>
          </table:table-cell>
          <table:table-cell table:style-name="ce12" table:formula="of:=AVERAGE([$'Bottom 10% share'.G77:.G80])" office:value-type="percentage" office:value="0.031926419980455" calcext:value-type="percentage">
            <text:p>3.19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06818580478559" calcext:value-type="percentage">
            <text:p>4.07%</text:p>
          </table:table-cell>
          <table:table-cell table:style-name="ce12" table:formula="of:=AVERAGE([$'Bottom 10% share'.N77:.N80])" office:value-type="percentage" office:value="0.0273584385997976" calcext:value-type="percentage">
            <text:p>2.74%</text:p>
          </table:table-cell>
          <table:table-cell table:style-name="ce12" table:formula="of:=AVERAGE([$'Bottom 10% share'.O77:.O80])" office:value-type="percentage" office:value="0.0481539876310346" calcext:value-type="percentage">
            <text:p>4.82%</text:p>
          </table:table-cell>
          <table:table-cell table:style-name="ce12" table:formula="of:=AVERAGE([$'Bottom 10% share'.L77:.L80])" office:value-type="percentage" office:value="0.032010301115369" calcext:value-type="percentage">
            <text:p>3.20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455929959615725" calcext:value-type="percentage">
            <text:p>4.56%</text:p>
          </table:table-cell>
          <table:table-cell table:style-name="ce12" table:formula="of:=AVERAGE([$'Bottom 10% share'.D81:.D84])" office:value-type="percentage" office:value="0.0292321991799868" calcext:value-type="percentage">
            <text:p>2.92%</text:p>
          </table:table-cell>
          <table:table-cell table:style-name="ce12" table:formula="of:=AVERAGE([$'Bottom 10% share'.E81:.E84])" office:value-type="percentage" office:value="0.0493978409418648" calcext:value-type="percentage">
            <text:p>4.94%</text:p>
          </table:table-cell>
          <table:table-cell table:style-name="ce12" table:formula="of:=AVERAGE([$'Bottom 10% share'.B81:.B84])" office:value-type="percentage" office:value="0.0317735822292888" calcext:value-type="percentage">
            <text:p>3.18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35704379671739" calcext:value-type="percentage">
            <text:p>4.36%</text:p>
          </table:table-cell>
          <table:table-cell table:style-name="ce12" table:formula="of:=AVERAGE([$'Bottom 10% share'.I81:.I84])" office:value-type="percentage" office:value="0.0297928263498911" calcext:value-type="percentage">
            <text:p>2.98%</text:p>
          </table:table-cell>
          <table:table-cell table:style-name="ce12" table:formula="of:=AVERAGE([$'Bottom 10% share'.J81:.J84])" office:value-type="percentage" office:value="0.0450517003734129" calcext:value-type="percentage">
            <text:p>4.51%</text:p>
          </table:table-cell>
          <table:table-cell table:style-name="ce12" table:formula="of:=AVERAGE([$'Bottom 10% share'.G81:.G84])" office:value-type="percentage" office:value="0.0309203894799751" calcext:value-type="percentage">
            <text:p>3.09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91208327881862" calcext:value-type="percentage">
            <text:p>4.91%</text:p>
          </table:table-cell>
          <table:table-cell table:style-name="ce12" table:formula="of:=AVERAGE([$'Bottom 10% share'.N81:.N84])" office:value-type="percentage" office:value="0.0329541481664141" calcext:value-type="percentage">
            <text:p>3.30%</text:p>
          </table:table-cell>
          <table:table-cell table:style-name="ce12" table:formula="of:=AVERAGE([$'Bottom 10% share'.O81:.O84])" office:value-type="percentage" office:value="0.0567380601648737" calcext:value-type="percentage">
            <text:p>5.67%</text:p>
          </table:table-cell>
          <table:table-cell table:style-name="ce12" table:formula="of:=AVERAGE([$'Bottom 10% share'.L81:.L84])" office:value-type="percentage" office:value="0.0376484122154676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90136188833442" calcext:value-type="percentage">
            <text:p>4.90%</text:p>
          </table:table-cell>
          <table:table-cell table:style-name="ce12" table:formula="of:=AVERAGE([$'Bottom 10% share'.D85:.D88])" office:value-type="percentage" office:value="0.0329114927590513" calcext:value-type="percentage">
            <text:p>3.29%</text:p>
          </table:table-cell>
          <table:table-cell table:style-name="ce12" table:formula="of:=AVERAGE([$'Bottom 10% share'.E85:.E88])" office:value-type="percentage" office:value="0.0509815470779" calcext:value-type="percentage">
            <text:p>5.10%</text:p>
          </table:table-cell>
          <table:table-cell table:style-name="ce12" table:formula="of:=AVERAGE([$'Bottom 10% share'.B85:.B88])" office:value-type="percentage" office:value="0.0343072391565936" calcext:value-type="percentage">
            <text:p>3.4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77974807968415" calcext:value-type="percentage">
            <text:p>4.78%</text:p>
          </table:table-cell>
          <table:table-cell table:style-name="ce12" table:formula="of:=AVERAGE([$'Bottom 10% share'.I85:.I88])" office:value-type="percentage" office:value="0.0311818913305039" calcext:value-type="percentage">
            <text:p>3.12%</text:p>
          </table:table-cell>
          <table:table-cell table:style-name="ce12" table:formula="of:=AVERAGE([$'Bottom 10% share'.J85:.J88])" office:value-type="percentage" office:value="0.0512263229284613" calcext:value-type="percentage">
            <text:p>5.12%</text:p>
          </table:table-cell>
          <table:table-cell table:style-name="ce12" table:formula="of:=AVERAGE([$'Bottom 10% share'.G85:.G88])" office:value-type="percentage" office:value="0.0335152973133869" calcext:value-type="percentage">
            <text:p>3.35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99361240377904" calcext:value-type="percentage">
            <text:p>4.99%</text:p>
          </table:table-cell>
          <table:table-cell table:style-name="ce12" table:formula="of:=AVERAGE([$'Bottom 10% share'.N85:.N88])" office:value-type="percentage" office:value="0.031467378748932" calcext:value-type="percentage">
            <text:p>3.15%</text:p>
          </table:table-cell>
          <table:table-cell table:style-name="ce12" table:formula="of:=AVERAGE([$'Bottom 10% share'.O85:.O88])" office:value-type="percentage" office:value="0.0552891679917284" calcext:value-type="percentage">
            <text:p>5.53%</text:p>
          </table:table-cell>
          <table:table-cell table:style-name="ce12" table:formula="of:=AVERAGE([$'Bottom 10% share'.L85:.L88])" office:value-type="percentage" office:value="0.0348853059186933" calcext:value-type="percentage">
            <text:p>3.49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45563279608064" calcext:value-type="percentage">
            <text:p>4.46%</text:p>
          </table:table-cell>
          <table:table-cell table:style-name="ce12" table:formula="of:=AVERAGE([$'Bottom 10% share'.D89:.D92])" office:value-type="percentage" office:value="0.0303908509427601" calcext:value-type="percentage">
            <text:p>3.04%</text:p>
          </table:table-cell>
          <table:table-cell table:style-name="ce12" table:formula="of:=AVERAGE([$'Bottom 10% share'.E89:.E92])" office:value-type="percentage" office:value="0.0479730857833731" calcext:value-type="percentage">
            <text:p>4.80%</text:p>
          </table:table-cell>
          <table:table-cell table:style-name="ce12" table:formula="of:=AVERAGE([$'Bottom 10% share'.B89:.B92])" office:value-type="percentage" office:value="0.032609255567111" calcext:value-type="percentage">
            <text:p>3.26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72568878475922" calcext:value-type="percentage">
            <text:p>4.73%</text:p>
          </table:table-cell>
          <table:table-cell table:style-name="ce12" table:formula="of:=AVERAGE([$'Bottom 10% share'.I89:.I92])" office:value-type="percentage" office:value="0.0332840732203347" calcext:value-type="percentage">
            <text:p>3.33%</text:p>
          </table:table-cell>
          <table:table-cell table:style-name="ce12" table:formula="of:=AVERAGE([$'Bottom 10% share'.J89:.J92])" office:value-type="percentage" office:value="0.0528725753539328" calcext:value-type="percentage">
            <text:p>5.29%</text:p>
          </table:table-cell>
          <table:table-cell table:style-name="ce12" table:formula="of:=AVERAGE([$'Bottom 10% share'.G89:.G92])" office:value-type="percentage" office:value="0.0367828799560959" calcext:value-type="percentage">
            <text:p>3.68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56043235157658" calcext:value-type="percentage">
            <text:p>4.56%</text:p>
          </table:table-cell>
          <table:table-cell table:style-name="ce12" table:formula="of:=AVERAGE([$'Bottom 10% share'.N89:.N92])" office:value-type="percentage" office:value="0.0280589330712779" calcext:value-type="percentage">
            <text:p>2.81%</text:p>
          </table:table-cell>
          <table:table-cell table:style-name="ce12" table:formula="of:=AVERAGE([$'Bottom 10% share'.O89:.O92])" office:value-type="percentage" office:value="0.0520494431701159" calcext:value-type="percentage">
            <text:p>5.20%</text:p>
          </table:table-cell>
          <table:table-cell table:style-name="ce12" table:formula="of:=AVERAGE([$'Bottom 10% share'.L89:.L92])" office:value-type="percentage" office:value="0.0320642860878263" calcext:value-type="percentage">
            <text:p>3.21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61701860601364" calcext:value-type="percentage">
            <text:p>4.62%</text:p>
          </table:table-cell>
          <table:table-cell table:style-name="ce12" table:formula="of:=AVERAGE([$'Bottom 10% share'.D93:.D96])" office:value-type="percentage" office:value="0.0323918395198835" calcext:value-type="percentage">
            <text:p>3.24%</text:p>
          </table:table-cell>
          <table:table-cell table:style-name="ce12" table:formula="of:=AVERAGE([$'Bottom 10% share'.E93:.E96])" office:value-type="percentage" office:value="0.048119578229027" calcext:value-type="percentage">
            <text:p>4.81%</text:p>
          </table:table-cell>
          <table:table-cell table:style-name="ce12" table:formula="of:=AVERAGE([$'Bottom 10% share'.B93:.B96])" office:value-type="percentage" office:value="0.0336960974480738" calcext:value-type="percentage">
            <text:p>3.37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422422166658821" calcext:value-type="percentage">
            <text:p>4.22%</text:p>
          </table:table-cell>
          <table:table-cell table:style-name="ce12" table:formula="of:=AVERAGE([$'Bottom 10% share'.I93:.I96])" office:value-type="percentage" office:value="0.0323232921644671" calcext:value-type="percentage">
            <text:p>3.23%</text:p>
          </table:table-cell>
          <table:table-cell table:style-name="ce12" table:formula="of:=AVERAGE([$'Bottom 10% share'.J93:.J96])" office:value-type="percentage" office:value="0.0477722257270011" calcext:value-type="percentage">
            <text:p>4.78%</text:p>
          </table:table-cell>
          <table:table-cell table:style-name="ce12" table:formula="of:=AVERAGE([$'Bottom 10% share'.G93:.G96])" office:value-type="percentage" office:value="0.0357045048549733" calcext:value-type="percentage">
            <text:p>3.57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40840686104378" calcext:value-type="percentage">
            <text:p>4.41%</text:p>
          </table:table-cell>
          <table:table-cell table:style-name="ce12" table:formula="of:=AVERAGE([$'Bottom 10% share'.N93:.N96])" office:value-type="percentage" office:value="0.026587578823681" calcext:value-type="percentage">
            <text:p>2.66%</text:p>
          </table:table-cell>
          <table:table-cell table:style-name="ce12" table:formula="of:=AVERAGE([$'Bottom 10% share'.O93:.O96])" office:value-type="percentage" office:value="0.0479068352778545" calcext:value-type="percentage">
            <text:p>4.79%</text:p>
          </table:table-cell>
          <table:table-cell table:style-name="ce12" table:formula="of:=AVERAGE([$'Bottom 10% share'.L93:.L96])" office:value-type="percentage" office:value="0.0289438811486129" calcext:value-type="percentage">
            <text:p>2.89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21522426567515" calcext:value-type="percentage">
            <text:p>4.22%</text:p>
          </table:table-cell>
          <table:table-cell table:style-name="ce12" table:formula="of:=AVERAGE([$'Bottom 10% share'.D97:.D100])" office:value-type="percentage" office:value="0.0305440951597241" calcext:value-type="percentage">
            <text:p>3.05%</text:p>
          </table:table-cell>
          <table:table-cell table:style-name="ce12" table:formula="of:=AVERAGE([$'Bottom 10% share'.E97:.E100])" office:value-type="percentage" office:value="0.0438782375831117" calcext:value-type="percentage">
            <text:p>4.39%</text:p>
          </table:table-cell>
          <table:table-cell table:style-name="ce12" table:formula="of:=AVERAGE([$'Bottom 10% share'.B97:.B100])" office:value-type="percentage" office:value="0.0316472450798924" calcext:value-type="percentage">
            <text:p>3.16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52507428590985" calcext:value-type="percentage">
            <text:p>4.53%</text:p>
          </table:table-cell>
          <table:table-cell table:style-name="ce12" table:formula="of:=AVERAGE([$'Bottom 10% share'.I97:.I100])" office:value-type="percentage" office:value="0.0320109808381708" calcext:value-type="percentage">
            <text:p>3.20%</text:p>
          </table:table-cell>
          <table:table-cell table:style-name="ce12" table:formula="of:=AVERAGE([$'Bottom 10% share'.J97:.J100])" office:value-type="percentage" office:value="0.0535932276507799" calcext:value-type="percentage">
            <text:p>5.36%</text:p>
          </table:table-cell>
          <table:table-cell table:style-name="ce12" table:formula="of:=AVERAGE([$'Bottom 10% share'.G97:.G100])" office:value-type="percentage" office:value="0.0369304320595738" calcext:value-type="percentage">
            <text:p>3.69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399689066729761" calcext:value-type="percentage">
            <text:p>4.00%</text:p>
          </table:table-cell>
          <table:table-cell table:style-name="ce12" table:formula="of:=AVERAGE([$'Bottom 10% share'.N97:.N100])" office:value-type="percentage" office:value="0.0260870729701038" calcext:value-type="percentage">
            <text:p>2.61%</text:p>
          </table:table-cell>
          <table:table-cell table:style-name="ce12" table:formula="of:=AVERAGE([$'Bottom 10% share'.O97:.O100])" office:value-type="percentage" office:value="0.0430727651377339" calcext:value-type="percentage">
            <text:p>4.31%</text:p>
          </table:table-cell>
          <table:table-cell table:style-name="ce12" table:formula="of:=AVERAGE([$'Bottom 10% share'.L97:.L100])" office:value-type="percentage" office:value="0.0279776941908523" calcext:value-type="percentage">
            <text:p>2.80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527386310985312" calcext:value-type="percentage">
            <text:p>5.27%</text:p>
          </table:table-cell>
          <table:table-cell table:style-name="ce12" table:formula="of:=AVERAGE([$'Bottom 10% share'.D101:.D104])" office:value-type="percentage" office:value="0.0324304660545208" calcext:value-type="percentage">
            <text:p>3.24%</text:p>
          </table:table-cell>
          <table:table-cell table:style-name="ce12" table:formula="of:=AVERAGE([$'Bottom 10% share'.E101:.E104])" office:value-type="percentage" office:value="0.0574250724950011" calcext:value-type="percentage">
            <text:p>5.74%</text:p>
          </table:table-cell>
          <table:table-cell table:style-name="ce12" table:formula="of:=AVERAGE([$'Bottom 10% share'.B101:.B104])" office:value-type="percentage" office:value="0.0352200315640632" calcext:value-type="percentage">
            <text:p>3.52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66095254110692" calcext:value-type="percentage">
            <text:p>4.66%</text:p>
          </table:table-cell>
          <table:table-cell table:style-name="ce12" table:formula="of:=AVERAGE([$'Bottom 10% share'.I101:.I104])" office:value-type="percentage" office:value="0.037512215053107" calcext:value-type="percentage">
            <text:p>3.75%</text:p>
          </table:table-cell>
          <table:table-cell table:style-name="ce12" table:formula="of:=AVERAGE([$'Bottom 10% share'.J101:.J104])" office:value-type="percentage" office:value="0.0490113099626981" calcext:value-type="percentage">
            <text:p>4.90%</text:p>
          </table:table-cell>
          <table:table-cell table:style-name="ce12" table:formula="of:=AVERAGE([$'Bottom 10% share'.G101:.G104])" office:value-type="percentage" office:value="0.0389644641283168" calcext:value-type="percentage">
            <text:p>3.90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384463038927106" calcext:value-type="percentage">
            <text:p>3.84%</text:p>
          </table:table-cell>
          <table:table-cell table:style-name="ce12" table:formula="of:=AVERAGE([$'Bottom 10% share'.N101:.N104])" office:value-type="percentage" office:value="0.0274032212085014" calcext:value-type="percentage">
            <text:p>2.74%</text:p>
          </table:table-cell>
          <table:table-cell table:style-name="ce12" table:formula="of:=AVERAGE([$'Bottom 10% share'.O101:.O104])" office:value-type="percentage" office:value="0.0427042402665802" calcext:value-type="percentage">
            <text:p>4.27%</text:p>
          </table:table-cell>
          <table:table-cell table:style-name="ce12" table:formula="of:=AVERAGE([$'Bottom 10% share'.L101:.L104])" office:value-type="percentage" office:value="0.0298864058376606" calcext:value-type="percentage">
            <text:p>2.99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492534092607043" calcext:value-type="percentage">
            <text:p>4.93%</text:p>
          </table:table-cell>
          <table:table-cell table:style-name="ce12" table:formula="of:=AVERAGE([$'Bottom 10% share'.D105:.D108])" office:value-type="percentage" office:value="0.0300535589891951" calcext:value-type="percentage">
            <text:p>3.01%</text:p>
          </table:table-cell>
          <table:table-cell table:style-name="ce12" table:formula="of:=AVERAGE([$'Bottom 10% share'.E105:.E108])" office:value-type="percentage" office:value="0.0514464088729858" calcext:value-type="percentage">
            <text:p>5.14%</text:p>
          </table:table-cell>
          <table:table-cell table:style-name="ce12" table:formula="of:=AVERAGE([$'Bottom 10% share'.B105:.B108])" office:value-type="percentage" office:value="0.0313853530894761" calcext:value-type="percentage">
            <text:p>3.14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530984097853491" calcext:value-type="percentage">
            <text:p>5.31%</text:p>
          </table:table-cell>
          <table:table-cell table:style-name="ce12" table:formula="of:=AVERAGE([$'Bottom 10% share'.I105:.I108])" office:value-type="percentage" office:value="0.040933667575471" calcext:value-type="percentage">
            <text:p>4.09%</text:p>
          </table:table-cell>
          <table:table-cell table:style-name="ce12" table:formula="of:=AVERAGE([$'Bottom 10% share'.J105:.J108])" office:value-type="percentage" office:value="0.0592090180763051" calcext:value-type="percentage">
            <text:p>5.92%</text:p>
          </table:table-cell>
          <table:table-cell table:style-name="ce12" table:formula="of:=AVERAGE([$'Bottom 10% share'.G105:.G108])" office:value-type="percentage" office:value="0.0443956778958111" calcext:value-type="percentage">
            <text:p>4.44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42478713571852" calcext:value-type="percentage">
            <text:p>4.42%</text:p>
          </table:table-cell>
          <table:table-cell table:style-name="ce12" table:formula="of:=AVERAGE([$'Bottom 10% share'.N105:.N108])" office:value-type="percentage" office:value="0.0280538231423154" calcext:value-type="percentage">
            <text:p>2.81%</text:p>
          </table:table-cell>
          <table:table-cell table:style-name="ce12" table:formula="of:=AVERAGE([$'Bottom 10% share'.O105:.O108])" office:value-type="percentage" office:value="0.0527303987450836" calcext:value-type="percentage">
            <text:p>5.27%</text:p>
          </table:table-cell>
          <table:table-cell table:style-name="ce12" table:formula="of:=AVERAGE([$'Bottom 10% share'.L105:.L108])" office:value-type="percentage" office:value="0.0328056471290362" calcext:value-type="percentage">
            <text:p>3.28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63pt" svg:x="2.13pt" svg:y="14.57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63pt" svg:x="32.63pt" svg:y="6.58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63pt" svg:x="2.13pt" svg:y="14.57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6014068158532" calcext:value-type="float">
            <text:p>0.386014068158532</text:p>
          </table:table-cell>
          <table:table-cell office:value-type="float" office:value="0.45807176707283" calcext:value-type="float">
            <text:p>0.45807176707283</text:p>
          </table:table-cell>
          <table:table-cell office:value-type="float" office:value="0.404843203788053" calcext:value-type="float">
            <text:p>0.404843203788053</text:p>
          </table:table-cell>
          <table:table-cell office:value-type="float" office:value="0.434565491169177" calcext:value-type="float">
            <text:p>0.434565491169177</text:p>
          </table:table-cell>
          <table:table-cell office:value-type="float" office:value="6.74936931156084" calcext:value-type="float">
            <text:p>6.74936931156084</text:p>
          </table:table-cell>
          <table:table-cell office:value-type="float" office:value="11.9719646132753" calcext:value-type="float">
            <text:p>11.9719646132753</text:p>
          </table:table-cell>
          <table:table-cell office:value-type="float" office:value="8.40821882671052" calcext:value-type="float">
            <text:p>8.40821882671052</text:p>
          </table:table-cell>
          <table:table-cell office:value-type="float" office:value="8.85189591322195" calcext:value-type="float">
            <text:p>8.85189591322195</text:p>
          </table:table-cell>
          <table:table-cell office:value-type="float" office:value="0.217249919684248" calcext:value-type="float">
            <text:p>0.217249919684248</text:p>
          </table:table-cell>
          <table:table-cell office:value-type="float" office:value="0.247780960419567" calcext:value-type="float">
            <text:p>0.247780960419567</text:p>
          </table:table-cell>
          <table:table-cell office:value-type="float" office:value="0.228045947853977" calcext:value-type="float">
            <text:p>0.228045947853977</text:p>
          </table:table-cell>
          <table:table-cell office:value-type="float" office:value="0.23162765715332" calcext:value-type="float">
            <text:p>0.23162765715332</text:p>
          </table:table-cell>
          <table:table-cell office:value-type="float" office:value="0.0402097742259402" calcext:value-type="float">
            <text:p>0.04020977422594</text:p>
          </table:table-cell>
          <table:table-cell office:value-type="float" office:value="0.0330791236281161" calcext:value-type="float">
            <text:p>0.033079123628116</text:p>
          </table:table-cell>
          <table:table-cell office:value-type="float" office:value="0.0297196141350545" calcext:value-type="float">
            <text:p>0.029719614135055</text:p>
          </table:table-cell>
          <table:table-cell office:value-type="float" office:value="0.0473037411442871" calcext:value-type="float">
            <text:p>0.04730374114428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44182681577" calcext:value-type="float">
            <text:p>0.3844182681577</text:p>
          </table:table-cell>
          <table:table-cell office:value-type="float" office:value="0.45315359376722" calcext:value-type="float">
            <text:p>0.45315359376722</text:p>
          </table:table-cell>
          <table:table-cell office:value-type="float" office:value="0.401272341974524" calcext:value-type="float">
            <text:p>0.401272341974524</text:p>
          </table:table-cell>
          <table:table-cell office:value-type="float" office:value="0.433651098392162" calcext:value-type="float">
            <text:p>0.433651098392162</text:p>
          </table:table-cell>
          <table:table-cell office:value-type="float" office:value="6.78692080558329" calcext:value-type="float">
            <text:p>6.78692080558329</text:p>
          </table:table-cell>
          <table:table-cell office:value-type="float" office:value="11.8228924345532" calcext:value-type="float">
            <text:p>11.8228924345532</text:p>
          </table:table-cell>
          <table:table-cell office:value-type="float" office:value="8.49618264410304" calcext:value-type="float">
            <text:p>8.49618264410304</text:p>
          </table:table-cell>
          <table:table-cell office:value-type="float" office:value="9.09459171253747" calcext:value-type="float">
            <text:p>9.09459171253747</text:p>
          </table:table-cell>
          <table:table-cell office:value-type="float" office:value="0.221365820704181" calcext:value-type="float">
            <text:p>0.221365820704181</text:p>
          </table:table-cell>
          <table:table-cell office:value-type="float" office:value="0.261113930529319" calcext:value-type="float">
            <text:p>0.261113930529319</text:p>
          </table:table-cell>
          <table:table-cell office:value-type="float" office:value="0.231521107976081" calcext:value-type="float">
            <text:p>0.231521107976081</text:p>
          </table:table-cell>
          <table:table-cell office:value-type="float" office:value="0.245347853604157" calcext:value-type="float">
            <text:p>0.245347853604157</text:p>
          </table:table-cell>
          <table:table-cell office:value-type="float" office:value="0.040003818793907" calcext:value-type="float">
            <text:p>0.040003818793907</text:p>
          </table:table-cell>
          <table:table-cell office:value-type="float" office:value="0.0308466271267698" calcext:value-type="float">
            <text:p>0.03084662712677</text:p>
          </table:table-cell>
          <table:table-cell office:value-type="float" office:value="0.0301131858386552" calcext:value-type="float">
            <text:p>0.030113185838655</text:p>
          </table:table-cell>
          <table:table-cell office:value-type="float" office:value="0.0444137923052023" calcext:value-type="float">
            <text:p>0.044413792305202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7017035266215" calcext:value-type="float">
            <text:p>0.387017035266215</text:p>
          </table:table-cell>
          <table:table-cell office:value-type="float" office:value="0.454279096662505" calcext:value-type="float">
            <text:p>0.454279096662505</text:p>
          </table:table-cell>
          <table:table-cell office:value-type="float" office:value="0.404920608054871" calcext:value-type="float">
            <text:p>0.404920608054871</text:p>
          </table:table-cell>
          <table:table-cell office:value-type="float" office:value="0.432537733398109" calcext:value-type="float">
            <text:p>0.432537733398109</text:p>
          </table:table-cell>
          <table:table-cell office:value-type="float" office:value="6.73146522348623" calcext:value-type="float">
            <text:p>6.73146522348623</text:p>
          </table:table-cell>
          <table:table-cell office:value-type="float" office:value="11.3072241355524" calcext:value-type="float">
            <text:p>11.3072241355524</text:p>
          </table:table-cell>
          <table:table-cell office:value-type="float" office:value="8.1437184065904" calcext:value-type="float">
            <text:p>8.1437184065904</text:p>
          </table:table-cell>
          <table:table-cell office:value-type="float" office:value="8.78872576340957" calcext:value-type="float">
            <text:p>8.78872576340957</text:p>
          </table:table-cell>
          <table:table-cell office:value-type="float" office:value="0.219908968388819" calcext:value-type="float">
            <text:p>0.219908968388819</text:p>
          </table:table-cell>
          <table:table-cell office:value-type="float" office:value="0.256166618321908" calcext:value-type="float">
            <text:p>0.256166618321908</text:p>
          </table:table-cell>
          <table:table-cell office:value-type="float" office:value="0.229751611176594" calcext:value-type="float">
            <text:p>0.229751611176594</text:p>
          </table:table-cell>
          <table:table-cell office:value-type="float" office:value="0.241107682922898" calcext:value-type="float">
            <text:p>0.241107682922898</text:p>
          </table:table-cell>
          <table:table-cell office:value-type="float" office:value="0.0407724774766238" calcext:value-type="float">
            <text:p>0.040772477476624</text:p>
          </table:table-cell>
          <table:table-cell office:value-type="float" office:value="0.0319361250703234" calcext:value-type="float">
            <text:p>0.031936125070324</text:p>
          </table:table-cell>
          <table:table-cell office:value-type="float" office:value="0.0316622382627709" calcext:value-type="float">
            <text:p>0.031662238262771</text:p>
          </table:table-cell>
          <table:table-cell office:value-type="float" office:value="0.0444180195286857" calcext:value-type="float">
            <text:p>0.044418019528686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6347966867201" calcext:value-type="float">
            <text:p>0.386347966867201</text:p>
          </table:table-cell>
          <table:table-cell office:value-type="float" office:value="0.455397449332239" calcext:value-type="float">
            <text:p>0.455397449332239</text:p>
          </table:table-cell>
          <table:table-cell office:value-type="float" office:value="0.406488550114413" calcext:value-type="float">
            <text:p>0.406488550114413</text:p>
          </table:table-cell>
          <table:table-cell office:value-type="float" office:value="0.432791945480202" calcext:value-type="float">
            <text:p>0.432791945480202</text:p>
          </table:table-cell>
          <table:table-cell office:value-type="float" office:value="6.35842319551394" calcext:value-type="float">
            <text:p>6.35842319551394</text:p>
          </table:table-cell>
          <table:table-cell office:value-type="float" office:value="11.1832085865312" calcext:value-type="float">
            <text:p>11.1832085865312</text:p>
          </table:table-cell>
          <table:table-cell office:value-type="float" office:value="7.90471898989749" calcext:value-type="float">
            <text:p>7.90471898989749</text:p>
          </table:table-cell>
          <table:table-cell office:value-type="float" office:value="8.5666728577173" calcext:value-type="float">
            <text:p>8.5666728577173</text:p>
          </table:table-cell>
          <table:table-cell office:value-type="float" office:value="0.223327553486722" calcext:value-type="float">
            <text:p>0.223327553486722</text:p>
          </table:table-cell>
          <table:table-cell office:value-type="float" office:value="0.26960955628073" calcext:value-type="float">
            <text:p>0.26960955628073</text:p>
          </table:table-cell>
          <table:table-cell office:value-type="float" office:value="0.234791913830005" calcext:value-type="float">
            <text:p>0.234791913830005</text:p>
          </table:table-cell>
          <table:table-cell office:value-type="float" office:value="0.251917696063418" calcext:value-type="float">
            <text:p>0.251917696063418</text:p>
          </table:table-cell>
          <table:table-cell office:value-type="float" office:value="0.0406808898430508" calcext:value-type="float">
            <text:p>0.040680889843051</text:p>
          </table:table-cell>
          <table:table-cell office:value-type="float" office:value="0.031343304280362" calcext:value-type="float">
            <text:p>0.031343304280362</text:p>
          </table:table-cell>
          <table:table-cell office:value-type="float" office:value="0.0311866946026061" calcext:value-type="float">
            <text:p>0.031186694602606</text:p>
          </table:table-cell>
          <table:table-cell office:value-type="float" office:value="0.0440926530147997" calcext:value-type="float">
            <text:p>0.0440926530148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4816297586675" calcext:value-type="float">
            <text:p>0.384816297586675</text:p>
          </table:table-cell>
          <table:table-cell table:style-name="ce24" office:value-type="float" office:value="0.453813715257969" calcext:value-type="float">
            <text:p>0.453813715257969</text:p>
          </table:table-cell>
          <table:table-cell office:value-type="float" office:value="0.402182773362214" calcext:value-type="float">
            <text:p>0.402182773362214</text:p>
          </table:table-cell>
          <table:table-cell office:value-type="float" office:value="0.432965230564351" calcext:value-type="float">
            <text:p>0.432965230564351</text:p>
          </table:table-cell>
          <table:table-cell office:value-type="float" office:value="6.60349156708734" calcext:value-type="float">
            <text:p>6.60349156708734</text:p>
          </table:table-cell>
          <table:table-cell office:value-type="float" office:value="10.8806567008133" calcext:value-type="float">
            <text:p>10.8806567008133</text:p>
          </table:table-cell>
          <table:table-cell office:value-type="float" office:value="7.97312315231632" calcext:value-type="float">
            <text:p>7.97312315231632</text:p>
          </table:table-cell>
          <table:table-cell office:value-type="float" office:value="8.7563948162772" calcext:value-type="float">
            <text:p>8.7563948162772</text:p>
          </table:table-cell>
          <table:table-cell office:value-type="float" office:value="0.221064217271779" calcext:value-type="float">
            <text:p>0.221064217271779</text:p>
          </table:table-cell>
          <table:table-cell office:value-type="float" office:value="0.25908355168514" calcext:value-type="float">
            <text:p>0.25908355168514</text:p>
          </table:table-cell>
          <table:table-cell office:value-type="float" office:value="0.23095848285371" calcext:value-type="float">
            <text:p>0.23095848285371</text:p>
          </table:table-cell>
          <table:table-cell office:value-type="float" office:value="0.243640763257194" calcext:value-type="float">
            <text:p>0.243640763257194</text:p>
          </table:table-cell>
          <table:table-cell office:value-type="float" office:value="0.0413574395773068" calcext:value-type="float">
            <text:p>0.041357439577307</text:p>
          </table:table-cell>
          <table:table-cell office:value-type="float" office:value="0.0354867956103286" calcext:value-type="float">
            <text:p>0.035486795610329</text:p>
          </table:table-cell>
          <table:table-cell office:value-type="float" office:value="0.0320695884997525" calcext:value-type="float">
            <text:p>0.032069588499753</text:p>
          </table:table-cell>
          <table:table-cell office:value-type="float" office:value="0.0482004297884536" calcext:value-type="float">
            <text:p>0.048200429788454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207255328048" calcext:value-type="float">
            <text:p>0.387207255328048</text:p>
          </table:table-cell>
          <table:table-cell office:value-type="float" office:value="0.455756902383121" calcext:value-type="float">
            <text:p>0.455756902383121</text:p>
          </table:table-cell>
          <table:table-cell office:value-type="float" office:value="0.403433141258172" calcext:value-type="float">
            <text:p>0.403433141258172</text:p>
          </table:table-cell>
          <table:table-cell office:value-type="float" office:value="0.436679007271368" calcext:value-type="float">
            <text:p>0.436679007271368</text:p>
          </table:table-cell>
          <table:table-cell office:value-type="float" office:value="6.51091832664313" calcext:value-type="float">
            <text:p>6.51091832664313</text:p>
          </table:table-cell>
          <table:table-cell office:value-type="float" office:value="11.5909557350662" calcext:value-type="float">
            <text:p>11.5909557350662</text:p>
          </table:table-cell>
          <table:table-cell office:value-type="float" office:value="8.04928408450401" calcext:value-type="float">
            <text:p>8.04928408450401</text:p>
          </table:table-cell>
          <table:table-cell office:value-type="float" office:value="9.08793744542175" calcext:value-type="float">
            <text:p>9.08793744542175</text:p>
          </table:table-cell>
          <table:table-cell office:value-type="float" office:value="0.229150299799084" calcext:value-type="float">
            <text:p>0.229150299799084</text:p>
          </table:table-cell>
          <table:table-cell office:value-type="float" office:value="0.274769259342472" calcext:value-type="float">
            <text:p>0.274769259342472</text:p>
          </table:table-cell>
          <table:table-cell office:value-type="float" office:value="0.239131117273391" calcext:value-type="float">
            <text:p>0.239131117273391</text:p>
          </table:table-cell>
          <table:table-cell office:value-type="float" office:value="0.259029759277007" calcext:value-type="float">
            <text:p>0.259029759277007</text:p>
          </table:table-cell>
          <table:table-cell office:value-type="float" office:value="0.0438694062867657" calcext:value-type="float">
            <text:p>0.043869406286766</text:p>
          </table:table-cell>
          <table:table-cell office:value-type="float" office:value="0.0339308445319994" calcext:value-type="float">
            <text:p>0.033930844531999</text:p>
          </table:table-cell>
          <table:table-cell office:value-type="float" office:value="0.0330811106933196" calcext:value-type="float">
            <text:p>0.03308111069332</text:p>
          </table:table-cell>
          <table:table-cell office:value-type="float" office:value="0.0486886163963076" calcext:value-type="float">
            <text:p>0.048688616396308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067096122451" calcext:value-type="float">
            <text:p>0.384067096122451</text:p>
          </table:table-cell>
          <table:table-cell office:value-type="float" office:value="0.45617618440744" calcext:value-type="float">
            <text:p>0.45617618440744</text:p>
          </table:table-cell>
          <table:table-cell office:value-type="float" office:value="0.402204296098" calcext:value-type="float">
            <text:p>0.402204296098</text:p>
          </table:table-cell>
          <table:table-cell office:value-type="float" office:value="0.433649694531726" calcext:value-type="float">
            <text:p>0.433649694531726</text:p>
          </table:table-cell>
          <table:table-cell office:value-type="float" office:value="6.70790133450245" calcext:value-type="float">
            <text:p>6.70790133450245</text:p>
          </table:table-cell>
          <table:table-cell office:value-type="float" office:value="11.2309080259656" calcext:value-type="float">
            <text:p>11.2309080259656</text:p>
          </table:table-cell>
          <table:table-cell office:value-type="float" office:value="8.4396514763199" calcext:value-type="float">
            <text:p>8.4396514763199</text:p>
          </table:table-cell>
          <table:table-cell office:value-type="float" office:value="8.88841298061474" calcext:value-type="float">
            <text:p>8.88841298061474</text:p>
          </table:table-cell>
          <table:table-cell office:value-type="float" office:value="0.222517264313043" calcext:value-type="float">
            <text:p>0.222517264313043</text:p>
          </table:table-cell>
          <table:table-cell office:value-type="float" office:value="0.259033334043945" calcext:value-type="float">
            <text:p>0.259033334043945</text:p>
          </table:table-cell>
          <table:table-cell office:value-type="float" office:value="0.233327013805761" calcext:value-type="float">
            <text:p>0.233327013805761</text:p>
          </table:table-cell>
          <table:table-cell office:value-type="float" office:value="0.242133143863387" calcext:value-type="float">
            <text:p>0.242133143863387</text:p>
          </table:table-cell>
          <table:table-cell office:value-type="float" office:value="0.0412056113473187" calcext:value-type="float">
            <text:p>0.041205611347319</text:p>
          </table:table-cell>
          <table:table-cell office:value-type="float" office:value="0.0351360851362861" calcext:value-type="float">
            <text:p>0.035136085136286</text:p>
          </table:table-cell>
          <table:table-cell office:value-type="float" office:value="0.0309081654478819" calcext:value-type="float">
            <text:p>0.030908165447882</text:p>
          </table:table-cell>
          <table:table-cell office:value-type="float" office:value="0.0493592062416671" calcext:value-type="float">
            <text:p>0.049359206241667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0663534550052" calcext:value-type="float">
            <text:p>0.380663534550052</text:p>
          </table:table-cell>
          <table:table-cell office:value-type="float" office:value="0.455166052600713" calcext:value-type="float">
            <text:p>0.455166052600713</text:p>
          </table:table-cell>
          <table:table-cell office:value-type="float" office:value="0.401903289513785" calcext:value-type="float">
            <text:p>0.401903289513785</text:p>
          </table:table-cell>
          <table:table-cell office:value-type="float" office:value="0.428589522666319" calcext:value-type="float">
            <text:p>0.428589522666319</text:p>
          </table:table-cell>
          <table:table-cell office:value-type="float" office:value="6.10811504175" calcext:value-type="float">
            <text:p>6.10811504175</text:p>
          </table:table-cell>
          <table:table-cell office:value-type="float" office:value="11.4661740853749" calcext:value-type="float">
            <text:p>11.4661740853749</text:p>
          </table:table-cell>
          <table:table-cell office:value-type="float" office:value="8.02450671816967" calcext:value-type="float">
            <text:p>8.02450671816967</text:p>
          </table:table-cell>
          <table:table-cell office:value-type="float" office:value="8.42283706792765" calcext:value-type="float">
            <text:p>8.42283706792765</text:p>
          </table:table-cell>
          <table:table-cell office:value-type="float" office:value="0.218818555320182" calcext:value-type="float">
            <text:p>0.218818555320182</text:p>
          </table:table-cell>
          <table:table-cell office:value-type="float" office:value="0.263833348414891" calcext:value-type="float">
            <text:p>0.263833348414891</text:p>
          </table:table-cell>
          <table:table-cell office:value-type="float" office:value="0.231637120169664" calcext:value-type="float">
            <text:p>0.231637120169664</text:p>
          </table:table-cell>
          <table:table-cell office:value-type="float" office:value="0.24365058333307" calcext:value-type="float">
            <text:p>0.24365058333307</text:p>
          </table:table-cell>
          <table:table-cell office:value-type="float" office:value="0.0401281813924697" calcext:value-type="float">
            <text:p>0.04012818139247</text:p>
          </table:table-cell>
          <table:table-cell office:value-type="float" office:value="0.0323977768369194" calcext:value-type="float">
            <text:p>0.032397776836919</text:p>
          </table:table-cell>
          <table:table-cell office:value-type="float" office:value="0.0297487667998743" calcext:value-type="float">
            <text:p>0.029748766799874</text:p>
          </table:table-cell>
          <table:table-cell office:value-type="float" office:value="0.0465419903675771" calcext:value-type="float">
            <text:p>0.04654199036757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1420906838895" calcext:value-type="float">
            <text:p>0.381420906838895</text:p>
          </table:table-cell>
          <table:table-cell office:value-type="float" office:value="0.45620823209696" calcext:value-type="float">
            <text:p>0.45620823209696</text:p>
          </table:table-cell>
          <table:table-cell office:value-type="float" office:value="0.399660663152636" calcext:value-type="float">
            <text:p>0.399660663152636</text:p>
          </table:table-cell>
          <table:table-cell office:value-type="float" office:value="0.433732232014659" calcext:value-type="float">
            <text:p>0.433732232014659</text:p>
          </table:table-cell>
          <table:table-cell office:value-type="float" office:value="6.47204824020898" calcext:value-type="float">
            <text:p>6.47204824020898</text:p>
          </table:table-cell>
          <table:table-cell office:value-type="float" office:value="11.3141188643825" calcext:value-type="float">
            <text:p>11.3141188643825</text:p>
          </table:table-cell>
          <table:table-cell office:value-type="float" office:value="8.19247437077909" calcext:value-type="float">
            <text:p>8.19247437077909</text:p>
          </table:table-cell>
          <table:table-cell office:value-type="float" office:value="8.92730977376699" calcext:value-type="float">
            <text:p>8.92730977376699</text:p>
          </table:table-cell>
          <table:table-cell office:value-type="float" office:value="0.216225908316485" calcext:value-type="float">
            <text:p>0.216225908316485</text:p>
          </table:table-cell>
          <table:table-cell office:value-type="float" office:value="0.244290958557656" calcext:value-type="float">
            <text:p>0.244290958557656</text:p>
          </table:table-cell>
          <table:table-cell office:value-type="float" office:value="0.22672980870285" calcext:value-type="float">
            <text:p>0.22672980870285</text:p>
          </table:table-cell>
          <table:table-cell office:value-type="float" office:value="0.228172988266464" calcext:value-type="float">
            <text:p>0.228172988266464</text:p>
          </table:table-cell>
          <table:table-cell office:value-type="float" office:value="0.0392649337622696" calcext:value-type="float">
            <text:p>0.03926493376227</text:p>
          </table:table-cell>
          <table:table-cell office:value-type="float" office:value="0.0364448392083969" calcext:value-type="float">
            <text:p>0.036444839208397</text:p>
          </table:table-cell>
          <table:table-cell office:value-type="float" office:value="0.0302255044419145" calcext:value-type="float">
            <text:p>0.030225504441915</text:p>
          </table:table-cell>
          <table:table-cell office:value-type="float" office:value="0.0489063451049404" calcext:value-type="float">
            <text:p>0.04890634510494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5331975428325" calcext:value-type="float">
            <text:p>0.385331975428325</text:p>
          </table:table-cell>
          <table:table-cell office:value-type="float" office:value="0.460626692317704" calcext:value-type="float">
            <text:p>0.460626692317704</text:p>
          </table:table-cell>
          <table:table-cell office:value-type="float" office:value="0.40244012066942" calcext:value-type="float">
            <text:p>0.40244012066942</text:p>
          </table:table-cell>
          <table:table-cell office:value-type="float" office:value="0.44069462325238" calcext:value-type="float">
            <text:p>0.44069462325238</text:p>
          </table:table-cell>
          <table:table-cell office:value-type="float" office:value="6.48158104074051" calcext:value-type="float">
            <text:p>6.48158104074051</text:p>
          </table:table-cell>
          <table:table-cell office:value-type="float" office:value="11.7599250623541" calcext:value-type="float">
            <text:p>11.7599250623541</text:p>
          </table:table-cell>
          <table:table-cell office:value-type="float" office:value="7.8113551098645" calcext:value-type="float">
            <text:p>7.8113551098645</text:p>
          </table:table-cell>
          <table:table-cell office:value-type="float" office:value="9.18797084607864" calcext:value-type="float">
            <text:p>9.18797084607864</text:p>
          </table:table-cell>
          <table:table-cell office:value-type="float" office:value="0.225867708113791" calcext:value-type="float">
            <text:p>0.225867708113791</text:p>
          </table:table-cell>
          <table:table-cell office:value-type="float" office:value="0.263537225736223" calcext:value-type="float">
            <text:p>0.263537225736223</text:p>
          </table:table-cell>
          <table:table-cell office:value-type="float" office:value="0.23619278374773" calcext:value-type="float">
            <text:p>0.23619278374773</text:p>
          </table:table-cell>
          <table:table-cell office:value-type="float" office:value="0.247340318171366" calcext:value-type="float">
            <text:p>0.247340318171366</text:p>
          </table:table-cell>
          <table:table-cell office:value-type="float" office:value="0.040925612415737" calcext:value-type="float">
            <text:p>0.040925612415737</text:p>
          </table:table-cell>
          <table:table-cell office:value-type="float" office:value="0.0356131791713853" calcext:value-type="float">
            <text:p>0.035613179171385</text:p>
          </table:table-cell>
          <table:table-cell office:value-type="float" office:value="0.0302944559065815" calcext:value-type="float">
            <text:p>0.030294455906582</text:p>
          </table:table-cell>
          <table:table-cell office:value-type="float" office:value="0.0502339776127317" calcext:value-type="float">
            <text:p>0.050233977612732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8719315301269" calcext:value-type="float">
            <text:p>0.378719315301269</text:p>
          </table:table-cell>
          <table:table-cell office:value-type="float" office:value="0.452601501277241" calcext:value-type="float">
            <text:p>0.452601501277241</text:p>
          </table:table-cell>
          <table:table-cell office:value-type="float" office:value="0.397190906745593" calcext:value-type="float">
            <text:p>0.397190906745593</text:p>
          </table:table-cell>
          <table:table-cell office:value-type="float" office:value="0.428466002452465" calcext:value-type="float">
            <text:p>0.428466002452465</text:p>
          </table:table-cell>
          <table:table-cell office:value-type="float" office:value="6.6979777314688" calcext:value-type="float">
            <text:p>6.6979777314688</text:p>
          </table:table-cell>
          <table:table-cell office:value-type="float" office:value="11.4173551345002" calcext:value-type="float">
            <text:p>11.4173551345002</text:p>
          </table:table-cell>
          <table:table-cell office:value-type="float" office:value="8.21441337418842" calcext:value-type="float">
            <text:p>8.21441337418842</text:p>
          </table:table-cell>
          <table:table-cell office:value-type="float" office:value="8.47406507515773" calcext:value-type="float">
            <text:p>8.47406507515773</text:p>
          </table:table-cell>
          <table:table-cell office:value-type="float" office:value="0.215922435728738" calcext:value-type="float">
            <text:p>0.215922435728738</text:p>
          </table:table-cell>
          <table:table-cell office:value-type="float" office:value="0.242825697470288" calcext:value-type="float">
            <text:p>0.242825697470288</text:p>
          </table:table-cell>
          <table:table-cell office:value-type="float" office:value="0.226472977995664" calcext:value-type="float">
            <text:p>0.226472977995664</text:p>
          </table:table-cell>
          <table:table-cell office:value-type="float" office:value="0.226548913193542" calcext:value-type="float">
            <text:p>0.226548913193542</text:p>
          </table:table-cell>
          <table:table-cell office:value-type="float" office:value="0.0419229017463401" calcext:value-type="float">
            <text:p>0.04192290174634</text:p>
          </table:table-cell>
          <table:table-cell office:value-type="float" office:value="0.0383924870476682" calcext:value-type="float">
            <text:p>0.038392487047668</text:p>
          </table:table-cell>
          <table:table-cell office:value-type="float" office:value="0.0317600131401683" calcext:value-type="float">
            <text:p>0.031760013140168</text:p>
          </table:table-cell>
          <table:table-cell office:value-type="float" office:value="0.0525684488352706" calcext:value-type="float">
            <text:p>0.05256844883527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1657195399486" calcext:value-type="float">
            <text:p>0.381657195399486</text:p>
          </table:table-cell>
          <table:table-cell office:value-type="float" office:value="0.459767650842307" calcext:value-type="float">
            <text:p>0.459767650842307</text:p>
          </table:table-cell>
          <table:table-cell office:value-type="float" office:value="0.402597531167605" calcext:value-type="float">
            <text:p>0.402597531167605</text:p>
          </table:table-cell>
          <table:table-cell office:value-type="float" office:value="0.430535126000346" calcext:value-type="float">
            <text:p>0.430535126000346</text:p>
          </table:table-cell>
          <table:table-cell office:value-type="float" office:value="6.56746974316122" calcext:value-type="float">
            <text:p>6.56746974316122</text:p>
          </table:table-cell>
          <table:table-cell office:value-type="float" office:value="11.6733701642587" calcext:value-type="float">
            <text:p>11.6733701642587</text:p>
          </table:table-cell>
          <table:table-cell office:value-type="float" office:value="8.41671501892443" calcext:value-type="float">
            <text:p>8.41671501892443</text:p>
          </table:table-cell>
          <table:table-cell office:value-type="float" office:value="8.91265067496413" calcext:value-type="float">
            <text:p>8.91265067496413</text:p>
          </table:table-cell>
          <table:table-cell office:value-type="float" office:value="0.219481461648992" calcext:value-type="float">
            <text:p>0.219481461648992</text:p>
          </table:table-cell>
          <table:table-cell office:value-type="float" office:value="0.2558835820798" calcext:value-type="float">
            <text:p>0.2558835820798</text:p>
          </table:table-cell>
          <table:table-cell office:value-type="float" office:value="0.232140664595989" calcext:value-type="float">
            <text:p>0.232140664595989</text:p>
          </table:table-cell>
          <table:table-cell office:value-type="float" office:value="0.236053323727975" calcext:value-type="float">
            <text:p>0.236053323727975</text:p>
          </table:table-cell>
          <table:table-cell office:value-type="float" office:value="0.0399722946695633" calcext:value-type="float">
            <text:p>0.039972294669563</text:p>
          </table:table-cell>
          <table:table-cell office:value-type="float" office:value="0.036190173063553" calcext:value-type="float">
            <text:p>0.036190173063553</text:p>
          </table:table-cell>
          <table:table-cell office:value-type="float" office:value="0.0312421414176809" calcext:value-type="float">
            <text:p>0.031242141417681</text:p>
          </table:table-cell>
          <table:table-cell office:value-type="float" office:value="0.0482093849308552" calcext:value-type="float">
            <text:p>0.048209384930855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0757065258091" calcext:value-type="float">
            <text:p>0.380757065258091</text:p>
          </table:table-cell>
          <table:table-cell office:value-type="float" office:value="0.460891741303315" calcext:value-type="float">
            <text:p>0.460891741303315</text:p>
          </table:table-cell>
          <table:table-cell office:value-type="float" office:value="0.400556557363658" calcext:value-type="float">
            <text:p>0.400556557363658</text:p>
          </table:table-cell>
          <table:table-cell office:value-type="float" office:value="0.43350737112522" calcext:value-type="float">
            <text:p>0.43350737112522</text:p>
          </table:table-cell>
          <table:table-cell office:value-type="float" office:value="6.74375180211294" calcext:value-type="float">
            <text:p>6.74375180211294</text:p>
          </table:table-cell>
          <table:table-cell office:value-type="float" office:value="11.4576466642598" calcext:value-type="float">
            <text:p>11.4576466642598</text:p>
          </table:table-cell>
          <table:table-cell office:value-type="float" office:value="8.47195704266154" calcext:value-type="float">
            <text:p>8.47195704266154</text:p>
          </table:table-cell>
          <table:table-cell office:value-type="float" office:value="8.73533599130564" calcext:value-type="float">
            <text:p>8.73533599130564</text:p>
          </table:table-cell>
          <table:table-cell office:value-type="float" office:value="0.218752761104097" calcext:value-type="float">
            <text:p>0.218752761104097</text:p>
          </table:table-cell>
          <table:table-cell office:value-type="float" office:value="0.248004353202808" calcext:value-type="float">
            <text:p>0.248004353202808</text:p>
          </table:table-cell>
          <table:table-cell office:value-type="float" office:value="0.230152791725876" calcext:value-type="float">
            <text:p>0.230152791725876</text:p>
          </table:table-cell>
          <table:table-cell office:value-type="float" office:value="0.229942356269544" calcext:value-type="float">
            <text:p>0.229942356269544</text:p>
          </table:table-cell>
          <table:table-cell office:value-type="float" office:value="0.0391719452503821" calcext:value-type="float">
            <text:p>0.039171945250382</text:p>
          </table:table-cell>
          <table:table-cell office:value-type="float" office:value="0.0380808760381126" calcext:value-type="float">
            <text:p>0.038080876038113</text:p>
          </table:table-cell>
          <table:table-cell office:value-type="float" office:value="0.0304938514111349" calcext:value-type="float">
            <text:p>0.030493851411135</text:p>
          </table:table-cell>
          <table:table-cell office:value-type="float" office:value="0.0502826169900127" calcext:value-type="float">
            <text:p>0.050282616990013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3145895596098" calcext:value-type="float">
            <text:p>0.383145895596098</text:p>
          </table:table-cell>
          <table:table-cell office:value-type="float" office:value="0.464921872953588" calcext:value-type="float">
            <text:p>0.464921872953588</text:p>
          </table:table-cell>
          <table:table-cell office:value-type="float" office:value="0.400867988818791" calcext:value-type="float">
            <text:p>0.400867988818791</text:p>
          </table:table-cell>
          <table:table-cell office:value-type="float" office:value="0.44028188076357" calcext:value-type="float">
            <text:p>0.44028188076357</text:p>
          </table:table-cell>
          <table:table-cell office:value-type="float" office:value="7.02853066964202" calcext:value-type="float">
            <text:p>7.02853066964202</text:p>
          </table:table-cell>
          <table:table-cell office:value-type="float" office:value="12.1384547791406" calcext:value-type="float">
            <text:p>12.1384547791406</text:p>
          </table:table-cell>
          <table:table-cell office:value-type="float" office:value="8.5598423705162" calcext:value-type="float">
            <text:p>8.5598423705162</text:p>
          </table:table-cell>
          <table:table-cell office:value-type="float" office:value="9.3198082672603" calcext:value-type="float">
            <text:p>9.3198082672603</text:p>
          </table:table-cell>
          <table:table-cell office:value-type="float" office:value="0.220718462721653" calcext:value-type="float">
            <text:p>0.220718462721653</text:p>
          </table:table-cell>
          <table:table-cell office:value-type="float" office:value="0.255360148365761" calcext:value-type="float">
            <text:p>0.255360148365761</text:p>
          </table:table-cell>
          <table:table-cell office:value-type="float" office:value="0.231466227055633" calcext:value-type="float">
            <text:p>0.231466227055633</text:p>
          </table:table-cell>
          <table:table-cell office:value-type="float" office:value="0.238147254949184" calcext:value-type="float">
            <text:p>0.238147254949184</text:p>
          </table:table-cell>
          <table:table-cell office:value-type="float" office:value="0.0386709328508489" calcext:value-type="float">
            <text:p>0.038670932850849</text:p>
          </table:table-cell>
          <table:table-cell office:value-type="float" office:value="0.0361904198333319" calcext:value-type="float">
            <text:p>0.036190419833332</text:p>
          </table:table-cell>
          <table:table-cell office:value-type="float" office:value="0.0303488210129797" calcext:value-type="float">
            <text:p>0.03034882101298</text:p>
          </table:table-cell>
          <table:table-cell office:value-type="float" office:value="0.047877895483117" calcext:value-type="float">
            <text:p>0.047877895483117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837473276014" calcext:value-type="float">
            <text:p>0.382837473276014</text:p>
          </table:table-cell>
          <table:table-cell office:value-type="float" office:value="0.461782625680646" calcext:value-type="float">
            <text:p>0.461782625680646</text:p>
          </table:table-cell>
          <table:table-cell office:value-type="float" office:value="0.399892098301272" calcext:value-type="float">
            <text:p>0.399892098301272</text:p>
          </table:table-cell>
          <table:table-cell office:value-type="float" office:value="0.437436299127935" calcext:value-type="float">
            <text:p>0.437436299127935</text:p>
          </table:table-cell>
          <table:table-cell office:value-type="float" office:value="7.08671159253391" calcext:value-type="float">
            <text:p>7.08671159253391</text:p>
          </table:table-cell>
          <table:table-cell office:value-type="float" office:value="12.3637859143513" calcext:value-type="float">
            <text:p>12.3637859143513</text:p>
          </table:table-cell>
          <table:table-cell office:value-type="float" office:value="8.76917454791624" calcext:value-type="float">
            <text:p>8.76917454791624</text:p>
          </table:table-cell>
          <table:table-cell office:value-type="float" office:value="9.40875689883092" calcext:value-type="float">
            <text:p>9.40875689883092</text:p>
          </table:table-cell>
          <table:table-cell office:value-type="float" office:value="0.22298817291814" calcext:value-type="float">
            <text:p>0.22298817291814</text:p>
          </table:table-cell>
          <table:table-cell office:value-type="float" office:value="0.253430130122262" calcext:value-type="float">
            <text:p>0.253430130122262</text:p>
          </table:table-cell>
          <table:table-cell office:value-type="float" office:value="0.234107798510347" calcext:value-type="float">
            <text:p>0.234107798510347</text:p>
          </table:table-cell>
          <table:table-cell office:value-type="float" office:value="0.235681074711753" calcext:value-type="float">
            <text:p>0.235681074711753</text:p>
          </table:table-cell>
          <table:table-cell office:value-type="float" office:value="0.0395970110384779" calcext:value-type="float">
            <text:p>0.039597011038478</text:p>
          </table:table-cell>
          <table:table-cell office:value-type="float" office:value="0.0378236128533978" calcext:value-type="float">
            <text:p>0.037823612853398</text:p>
          </table:table-cell>
          <table:table-cell office:value-type="float" office:value="0.0292499399961876" calcext:value-type="float">
            <text:p>0.029249939996188</text:p>
          </table:table-cell>
          <table:table-cell office:value-type="float" office:value="0.0524769708361893" calcext:value-type="float">
            <text:p>0.052476970836189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796077225841" calcext:value-type="float">
            <text:p>0.37796077225841</text:p>
          </table:table-cell>
          <table:table-cell office:value-type="float" office:value="0.463992615094579" calcext:value-type="float">
            <text:p>0.463992615094579</text:p>
          </table:table-cell>
          <table:table-cell office:value-type="float" office:value="0.398437848522626" calcext:value-type="float">
            <text:p>0.398437848522626</text:p>
          </table:table-cell>
          <table:table-cell office:value-type="float" office:value="0.434962192377534" calcext:value-type="float">
            <text:p>0.434962192377534</text:p>
          </table:table-cell>
          <table:table-cell office:value-type="float" office:value="7.02096285286861" calcext:value-type="float">
            <text:p>7.02096285286861</text:p>
          </table:table-cell>
          <table:table-cell office:value-type="float" office:value="12.4142810789238" calcext:value-type="float">
            <text:p>12.4142810789238</text:p>
          </table:table-cell>
          <table:table-cell office:value-type="float" office:value="8.6899413446157" calcext:value-type="float">
            <text:p>8.6899413446157</text:p>
          </table:table-cell>
          <table:table-cell office:value-type="float" office:value="9.29335929885252" calcext:value-type="float">
            <text:p>9.29335929885252</text:p>
          </table:table-cell>
          <table:table-cell office:value-type="float" office:value="0.214872512680001" calcext:value-type="float">
            <text:p>0.214872512680001</text:p>
          </table:table-cell>
          <table:table-cell office:value-type="float" office:value="0.250877932369468" calcext:value-type="float">
            <text:p>0.250877932369468</text:p>
          </table:table-cell>
          <table:table-cell office:value-type="float" office:value="0.227649594468251" calcext:value-type="float">
            <text:p>0.227649594468251</text:p>
          </table:table-cell>
          <table:table-cell office:value-type="float" office:value="0.230447340265689" calcext:value-type="float">
            <text:p>0.230447340265689</text:p>
          </table:table-cell>
          <table:table-cell office:value-type="float" office:value="0.0379659861306989" calcext:value-type="float">
            <text:p>0.037965986130699</text:p>
          </table:table-cell>
          <table:table-cell office:value-type="float" office:value="0.033246901219763" calcext:value-type="float">
            <text:p>0.033246901219763</text:p>
          </table:table-cell>
          <table:table-cell office:value-type="float" office:value="0.0271651050158809" calcext:value-type="float">
            <text:p>0.027165105015881</text:p>
          </table:table-cell>
          <table:table-cell office:value-type="float" office:value="0.0484217165486415" calcext:value-type="float">
            <text:p>0.048421716548642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4688101942982" calcext:value-type="float">
            <text:p>0.384688101942982</text:p>
          </table:table-cell>
          <table:table-cell office:value-type="float" office:value="0.46731120891109" calcext:value-type="float">
            <text:p>0.46731120891109</text:p>
          </table:table-cell>
          <table:table-cell office:value-type="float" office:value="0.402041072481876" calcext:value-type="float">
            <text:p>0.402041072481876</text:p>
          </table:table-cell>
          <table:table-cell office:value-type="float" office:value="0.440542509035822" calcext:value-type="float">
            <text:p>0.440542509035822</text:p>
          </table:table-cell>
          <table:table-cell office:value-type="float" office:value="7.17521327507499" calcext:value-type="float">
            <text:p>7.17521327507499</text:p>
          </table:table-cell>
          <table:table-cell office:value-type="float" office:value="12.6755028245314" calcext:value-type="float">
            <text:p>12.6755028245314</text:p>
          </table:table-cell>
          <table:table-cell office:value-type="float" office:value="8.82058635775836" calcext:value-type="float">
            <text:p>8.82058635775836</text:p>
          </table:table-cell>
          <table:table-cell office:value-type="float" office:value="9.33092080061478" calcext:value-type="float">
            <text:p>9.33092080061478</text:p>
          </table:table-cell>
          <table:table-cell office:value-type="float" office:value="0.218830275794327" calcext:value-type="float">
            <text:p>0.218830275794327</text:p>
          </table:table-cell>
          <table:table-cell office:value-type="float" office:value="0.246813147861473" calcext:value-type="float">
            <text:p>0.246813147861473</text:p>
          </table:table-cell>
          <table:table-cell office:value-type="float" office:value="0.229457349885707" calcext:value-type="float">
            <text:p>0.229457349885707</text:p>
          </table:table-cell>
          <table:table-cell office:value-type="float" office:value="0.229800524580207" calcext:value-type="float">
            <text:p>0.229800524580207</text:p>
          </table:table-cell>
          <table:table-cell office:value-type="float" office:value="0.0370820234243203" calcext:value-type="float">
            <text:p>0.03708202342432</text:p>
          </table:table-cell>
          <table:table-cell office:value-type="float" office:value="0.0337203208625447" calcext:value-type="float">
            <text:p>0.033720320862545</text:p>
          </table:table-cell>
          <table:table-cell office:value-type="float" office:value="0.0285442586667903" calcext:value-type="float">
            <text:p>0.02854425866679</text:p>
          </table:table-cell>
          <table:table-cell office:value-type="float" office:value="0.0460682491867563" calcext:value-type="float">
            <text:p>0.046068249186756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5703219767124" calcext:value-type="float">
            <text:p>0.385703219767124</text:p>
          </table:table-cell>
          <table:table-cell office:value-type="float" office:value="0.467708273073578" calcext:value-type="float">
            <text:p>0.467708273073578</text:p>
          </table:table-cell>
          <table:table-cell office:value-type="float" office:value="0.402459907366714" calcext:value-type="float">
            <text:p>0.402459907366714</text:p>
          </table:table-cell>
          <table:table-cell office:value-type="float" office:value="0.443170473871224" calcext:value-type="float">
            <text:p>0.443170473871224</text:p>
          </table:table-cell>
          <table:table-cell office:value-type="float" office:value="7.21452714117607" calcext:value-type="float">
            <text:p>7.21452714117607</text:p>
          </table:table-cell>
          <table:table-cell office:value-type="float" office:value="12.3191797184499" calcext:value-type="float">
            <text:p>12.3191797184499</text:p>
          </table:table-cell>
          <table:table-cell office:value-type="float" office:value="9.06653558830228" calcext:value-type="float">
            <text:p>9.06653558830228</text:p>
          </table:table-cell>
          <table:table-cell office:value-type="float" office:value="9.50768405858136" calcext:value-type="float">
            <text:p>9.50768405858136</text:p>
          </table:table-cell>
          <table:table-cell office:value-type="float" office:value="0.2173315682134" calcext:value-type="float">
            <text:p>0.2173315682134</text:p>
          </table:table-cell>
          <table:table-cell office:value-type="float" office:value="0.247136089843274" calcext:value-type="float">
            <text:p>0.247136089843274</text:p>
          </table:table-cell>
          <table:table-cell office:value-type="float" office:value="0.227268971365321" calcext:value-type="float">
            <text:p>0.227268971365321</text:p>
          </table:table-cell>
          <table:table-cell office:value-type="float" office:value="0.231280229521352" calcext:value-type="float">
            <text:p>0.231280229521352</text:p>
          </table:table-cell>
          <table:table-cell office:value-type="float" office:value="0.0360432186337117" calcext:value-type="float">
            <text:p>0.036043218633712</text:p>
          </table:table-cell>
          <table:table-cell office:value-type="float" office:value="0.0348073626394317" calcext:value-type="float">
            <text:p>0.034807362639432</text:p>
          </table:table-cell>
          <table:table-cell office:value-type="float" office:value="0.0281017265338356" calcext:value-type="float">
            <text:p>0.028101726533836</text:p>
          </table:table-cell>
          <table:table-cell office:value-type="float" office:value="0.0460264607638791" calcext:value-type="float">
            <text:p>0.04602646076387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7660523320691" calcext:value-type="float">
            <text:p>0.377660523320691</text:p>
          </table:table-cell>
          <table:table-cell office:value-type="float" office:value="0.459166342574556" calcext:value-type="float">
            <text:p>0.459166342574556</text:p>
          </table:table-cell>
          <table:table-cell office:value-type="float" office:value="0.394179449631267" calcext:value-type="float">
            <text:p>0.394179449631267</text:p>
          </table:table-cell>
          <table:table-cell office:value-type="float" office:value="0.435333647441742" calcext:value-type="float">
            <text:p>0.435333647441742</text:p>
          </table:table-cell>
          <table:table-cell office:value-type="float" office:value="6.85160068690896" calcext:value-type="float">
            <text:p>6.85160068690896</text:p>
          </table:table-cell>
          <table:table-cell office:value-type="float" office:value="11.6583972473181" calcext:value-type="float">
            <text:p>11.6583972473181</text:p>
          </table:table-cell>
          <table:table-cell office:value-type="float" office:value="8.49925350956517" calcext:value-type="float">
            <text:p>8.49925350956517</text:p>
          </table:table-cell>
          <table:table-cell office:value-type="float" office:value="9.35619359607715" calcext:value-type="float">
            <text:p>9.35619359607715</text:p>
          </table:table-cell>
          <table:table-cell office:value-type="float" office:value="0.213452025251135" calcext:value-type="float">
            <text:p>0.213452025251135</text:p>
          </table:table-cell>
          <table:table-cell office:value-type="float" office:value="0.240436940258498" calcext:value-type="float">
            <text:p>0.240436940258498</text:p>
          </table:table-cell>
          <table:table-cell office:value-type="float" office:value="0.223760169811024" calcext:value-type="float">
            <text:p>0.223760169811024</text:p>
          </table:table-cell>
          <table:table-cell office:value-type="float" office:value="0.223928039002724" calcext:value-type="float">
            <text:p>0.223928039002724</text:p>
          </table:table-cell>
          <table:table-cell office:value-type="float" office:value="0.0361878669998712" calcext:value-type="float">
            <text:p>0.036187866999871</text:p>
          </table:table-cell>
          <table:table-cell office:value-type="float" office:value="0.0358438789469079" calcext:value-type="float">
            <text:p>0.035843878946908</text:p>
          </table:table-cell>
          <table:table-cell office:value-type="float" office:value="0.027816751118856" calcext:value-type="float">
            <text:p>0.027816751118856</text:p>
          </table:table-cell>
          <table:table-cell office:value-type="float" office:value="0.0477669592352209" calcext:value-type="float">
            <text:p>0.047766959235221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303666917053" calcext:value-type="float">
            <text:p>0.375303666917053</text:p>
          </table:table-cell>
          <table:table-cell office:value-type="float" office:value="0.453744961384471" calcext:value-type="float">
            <text:p>0.453744961384471</text:p>
          </table:table-cell>
          <table:table-cell office:value-type="float" office:value="0.39521004163419" calcext:value-type="float">
            <text:p>0.39521004163419</text:p>
          </table:table-cell>
          <table:table-cell office:value-type="float" office:value="0.423749456774206" calcext:value-type="float">
            <text:p>0.423749456774206</text:p>
          </table:table-cell>
          <table:table-cell office:value-type="float" office:value="6.80342165740885" calcext:value-type="float">
            <text:p>6.80342165740885</text:p>
          </table:table-cell>
          <table:table-cell office:value-type="float" office:value="11.5021228772512" calcext:value-type="float">
            <text:p>11.5021228772512</text:p>
          </table:table-cell>
          <table:table-cell office:value-type="float" office:value="8.24541199288293" calcext:value-type="float">
            <text:p>8.24541199288293</text:p>
          </table:table-cell>
          <table:table-cell office:value-type="float" office:value="8.68543729433832" calcext:value-type="float">
            <text:p>8.68543729433832</text:p>
          </table:table-cell>
          <table:table-cell office:value-type="float" office:value="0.215122311543579" calcext:value-type="float">
            <text:p>0.215122311543579</text:p>
          </table:table-cell>
          <table:table-cell office:value-type="float" office:value="0.24682030202158" calcext:value-type="float">
            <text:p>0.24682030202158</text:p>
          </table:table-cell>
          <table:table-cell office:value-type="float" office:value="0.227524055719683" calcext:value-type="float">
            <text:p>0.227524055719683</text:p>
          </table:table-cell>
          <table:table-cell office:value-type="float" office:value="0.22706453079912" calcext:value-type="float">
            <text:p>0.22706453079912</text:p>
          </table:table-cell>
          <table:table-cell office:value-type="float" office:value="0.0365290516164722" calcext:value-type="float">
            <text:p>0.036529051616472</text:p>
          </table:table-cell>
          <table:table-cell office:value-type="float" office:value="0.0367869322309896" calcext:value-type="float">
            <text:p>0.03678693223099</text:p>
          </table:table-cell>
          <table:table-cell office:value-type="float" office:value="0.0299401072609201" calcext:value-type="float">
            <text:p>0.02994010726092</text:p>
          </table:table-cell>
          <table:table-cell office:value-type="float" office:value="0.0459135948212622" calcext:value-type="float">
            <text:p>0.04591359482126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1615499997786" calcext:value-type="float">
            <text:p>0.381615499997786</text:p>
          </table:table-cell>
          <table:table-cell office:value-type="float" office:value="0.459227470326316" calcext:value-type="float">
            <text:p>0.459227470326316</text:p>
          </table:table-cell>
          <table:table-cell office:value-type="float" office:value="0.396415746605754" calcext:value-type="float">
            <text:p>0.396415746605754</text:p>
          </table:table-cell>
          <table:table-cell office:value-type="float" office:value="0.436582851828516" calcext:value-type="float">
            <text:p>0.436582851828516</text:p>
          </table:table-cell>
          <table:table-cell office:value-type="float" office:value="6.95237205832047" calcext:value-type="float">
            <text:p>6.95237205832047</text:p>
          </table:table-cell>
          <table:table-cell office:value-type="float" office:value="11.6009394891421" calcext:value-type="float">
            <text:p>11.6009394891421</text:p>
          </table:table-cell>
          <table:table-cell office:value-type="float" office:value="8.30334387753126" calcext:value-type="float">
            <text:p>8.30334387753126</text:p>
          </table:table-cell>
          <table:table-cell office:value-type="float" office:value="9.04097367273163" calcext:value-type="float">
            <text:p>9.04097367273163</text:p>
          </table:table-cell>
          <table:table-cell office:value-type="float" office:value="0.222975851328286" calcext:value-type="float">
            <text:p>0.222975851328286</text:p>
          </table:table-cell>
          <table:table-cell office:value-type="float" office:value="0.251285062434132" calcext:value-type="float">
            <text:p>0.251285062434132</text:p>
          </table:table-cell>
          <table:table-cell office:value-type="float" office:value="0.232935846430301" calcext:value-type="float">
            <text:p>0.232935846430301</text:p>
          </table:table-cell>
          <table:table-cell office:value-type="float" office:value="0.235105546115613" calcext:value-type="float">
            <text:p>0.235105546115613</text:p>
          </table:table-cell>
          <table:table-cell office:value-type="float" office:value="0.036854361134851" calcext:value-type="float">
            <text:p>0.036854361134851</text:p>
          </table:table-cell>
          <table:table-cell office:value-type="float" office:value="0.0371792160080103" calcext:value-type="float">
            <text:p>0.03717921600801</text:p>
          </table:table-cell>
          <table:table-cell office:value-type="float" office:value="0.0293853504669836" calcext:value-type="float">
            <text:p>0.029385350466984</text:p>
          </table:table-cell>
          <table:table-cell office:value-type="float" office:value="0.0479250116130024" calcext:value-type="float">
            <text:p>0.047925011613002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8536465008249" calcext:value-type="float">
            <text:p>0.378536465008249</text:p>
          </table:table-cell>
          <table:table-cell office:value-type="float" office:value="0.45652663032897" calcext:value-type="float">
            <text:p>0.45652663032897</text:p>
          </table:table-cell>
          <table:table-cell office:value-type="float" office:value="0.393804449252479" calcext:value-type="float">
            <text:p>0.393804449252479</text:p>
          </table:table-cell>
          <table:table-cell office:value-type="float" office:value="0.434859735165949" calcext:value-type="float">
            <text:p>0.434859735165949</text:p>
          </table:table-cell>
          <table:table-cell office:value-type="float" office:value="6.75479597880344" calcext:value-type="float">
            <text:p>6.75479597880344</text:p>
          </table:table-cell>
          <table:table-cell office:value-type="float" office:value="11.4993613015902" calcext:value-type="float">
            <text:p>11.4993613015902</text:p>
          </table:table-cell>
          <table:table-cell office:value-type="float" office:value="8.34310043746258" calcext:value-type="float">
            <text:p>8.34310043746258</text:p>
          </table:table-cell>
          <table:table-cell office:value-type="float" office:value="8.84923885170686" calcext:value-type="float">
            <text:p>8.84923885170686</text:p>
          </table:table-cell>
          <table:table-cell office:value-type="float" office:value="0.221499994832442" calcext:value-type="float">
            <text:p>0.221499994832442</text:p>
          </table:table-cell>
          <table:table-cell office:value-type="float" office:value="0.248686365860785" calcext:value-type="float">
            <text:p>0.248686365860785</text:p>
          </table:table-cell>
          <table:table-cell office:value-type="float" office:value="0.230671708341905" calcext:value-type="float">
            <text:p>0.230671708341905</text:p>
          </table:table-cell>
          <table:table-cell office:value-type="float" office:value="0.234024751127087" calcext:value-type="float">
            <text:p>0.234024751127087</text:p>
          </table:table-cell>
          <table:table-cell office:value-type="float" office:value="0.0374338558777292" calcext:value-type="float">
            <text:p>0.037433855877729</text:p>
          </table:table-cell>
          <table:table-cell office:value-type="float" office:value="0.037758664935109" calcext:value-type="float">
            <text:p>0.037758664935109</text:p>
          </table:table-cell>
          <table:table-cell office:value-type="float" office:value="0.030081776563966" calcext:value-type="float">
            <text:p>0.030081776563966</text:p>
          </table:table-cell>
          <table:table-cell office:value-type="float" office:value="0.0481837118599308" calcext:value-type="float">
            <text:p>0.04818371185993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7473159563441" calcext:value-type="float">
            <text:p>0.377473159563441</text:p>
          </table:table-cell>
          <table:table-cell office:value-type="float" office:value="0.457389458020296" calcext:value-type="float">
            <text:p>0.457389458020296</text:p>
          </table:table-cell>
          <table:table-cell office:value-type="float" office:value="0.39336333297789" calcext:value-type="float">
            <text:p>0.39336333297789</text:p>
          </table:table-cell>
          <table:table-cell office:value-type="float" office:value="0.434372803121009" calcext:value-type="float">
            <text:p>0.434372803121009</text:p>
          </table:table-cell>
          <table:table-cell office:value-type="float" office:value="6.84860126333269" calcext:value-type="float">
            <text:p>6.84860126333269</text:p>
          </table:table-cell>
          <table:table-cell office:value-type="float" office:value="11.4840794292979" calcext:value-type="float">
            <text:p>11.4840794292979</text:p>
          </table:table-cell>
          <table:table-cell office:value-type="float" office:value="8.57450100455182" calcext:value-type="float">
            <text:p>8.57450100455182</text:p>
          </table:table-cell>
          <table:table-cell office:value-type="float" office:value="8.922843329178" calcext:value-type="float">
            <text:p>8.922843329178</text:p>
          </table:table-cell>
          <table:table-cell office:value-type="float" office:value="0.228458628693543" calcext:value-type="float">
            <text:p>0.228458628693543</text:p>
          </table:table-cell>
          <table:table-cell office:value-type="float" office:value="0.262436454793946" calcext:value-type="float">
            <text:p>0.262436454793946</text:p>
          </table:table-cell>
          <table:table-cell office:value-type="float" office:value="0.238121809352069" calcext:value-type="float">
            <text:p>0.238121809352069</text:p>
          </table:table-cell>
          <table:table-cell office:value-type="float" office:value="0.246420020964981" calcext:value-type="float">
            <text:p>0.246420020964981</text:p>
          </table:table-cell>
          <table:table-cell office:value-type="float" office:value="0.0379072021561729" calcext:value-type="float">
            <text:p>0.037907202156173</text:p>
          </table:table-cell>
          <table:table-cell office:value-type="float" office:value="0.0400616214746324" calcext:value-type="float">
            <text:p>0.040061621474632</text:p>
          </table:table-cell>
          <table:table-cell office:value-type="float" office:value="0.0305430552395437" calcext:value-type="float">
            <text:p>0.030543055239544</text:p>
          </table:table-cell>
          <table:table-cell office:value-type="float" office:value="0.0505185557845976" calcext:value-type="float">
            <text:p>0.050518555784598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2535448657693" calcext:value-type="float">
            <text:p>0.372535448657693</text:p>
          </table:table-cell>
          <table:table-cell office:value-type="float" office:value="0.457820718882091" calcext:value-type="float">
            <text:p>0.457820718882091</text:p>
          </table:table-cell>
          <table:table-cell office:value-type="float" office:value="0.391857984816804" calcext:value-type="float">
            <text:p>0.391857984816804</text:p>
          </table:table-cell>
          <table:table-cell office:value-type="float" office:value="0.429666305400652" calcext:value-type="float">
            <text:p>0.429666305400652</text:p>
          </table:table-cell>
          <table:table-cell office:value-type="float" office:value="6.42664504088935" calcext:value-type="float">
            <text:p>6.42664504088935</text:p>
          </table:table-cell>
          <table:table-cell office:value-type="float" office:value="10.9068001495626" calcext:value-type="float">
            <text:p>10.9068001495626</text:p>
          </table:table-cell>
          <table:table-cell office:value-type="float" office:value="8.31875471195293" calcext:value-type="float">
            <text:p>8.31875471195293</text:p>
          </table:table-cell>
          <table:table-cell office:value-type="float" office:value="8.33226600547428" calcext:value-type="float">
            <text:p>8.33226600547428</text:p>
          </table:table-cell>
          <table:table-cell office:value-type="float" office:value="0.221158180088924" calcext:value-type="float">
            <text:p>0.221158180088924</text:p>
          </table:table-cell>
          <table:table-cell office:value-type="float" office:value="0.250490019770583" calcext:value-type="float">
            <text:p>0.250490019770583</text:p>
          </table:table-cell>
          <table:table-cell office:value-type="float" office:value="0.232438189026573" calcext:value-type="float">
            <text:p>0.232438189026573</text:p>
          </table:table-cell>
          <table:table-cell office:value-type="float" office:value="0.23242122210685" calcext:value-type="float">
            <text:p>0.23242122210685</text:p>
          </table:table-cell>
          <table:table-cell office:value-type="float" office:value="0.0427501381773652" calcext:value-type="float">
            <text:p>0.042750138177365</text:p>
          </table:table-cell>
          <table:table-cell office:value-type="float" office:value="0.0449117725374892" calcext:value-type="float">
            <text:p>0.044911772537489</text:p>
          </table:table-cell>
          <table:table-cell office:value-type="float" office:value="0.034021914029041" calcext:value-type="float">
            <text:p>0.034021914029041</text:p>
          </table:table-cell>
          <table:table-cell office:value-type="float" office:value="0.0570936598496934" calcext:value-type="float">
            <text:p>0.057093659849693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7887045420172" calcext:value-type="float">
            <text:p>0.377887045420172</text:p>
          </table:table-cell>
          <table:table-cell office:value-type="float" office:value="0.458533523898169" calcext:value-type="float">
            <text:p>0.458533523898169</text:p>
          </table:table-cell>
          <table:table-cell office:value-type="float" office:value="0.392239009874154" calcext:value-type="float">
            <text:p>0.392239009874154</text:p>
          </table:table-cell>
          <table:table-cell office:value-type="float" office:value="0.43699986574904" calcext:value-type="float">
            <text:p>0.43699986574904</text:p>
          </table:table-cell>
          <table:table-cell office:value-type="float" office:value="6.78529797012069" calcext:value-type="float">
            <text:p>6.78529797012069</text:p>
          </table:table-cell>
          <table:table-cell office:value-type="float" office:value="10.9716389416573" calcext:value-type="float">
            <text:p>10.9716389416573</text:p>
          </table:table-cell>
          <table:table-cell office:value-type="float" office:value="8.27577952190865" calcext:value-type="float">
            <text:p>8.27577952190865</text:p>
          </table:table-cell>
          <table:table-cell office:value-type="float" office:value="8.85190538518905" calcext:value-type="float">
            <text:p>8.85190538518905</text:p>
          </table:table-cell>
          <table:table-cell office:value-type="float" office:value="0.22721465372028" calcext:value-type="float">
            <text:p>0.22721465372028</text:p>
          </table:table-cell>
          <table:table-cell office:value-type="float" office:value="0.247784509951145" calcext:value-type="float">
            <text:p>0.247784509951145</text:p>
          </table:table-cell>
          <table:table-cell office:value-type="float" office:value="0.236496356715872" calcext:value-type="float">
            <text:p>0.236496356715872</text:p>
          </table:table-cell>
          <table:table-cell office:value-type="float" office:value="0.233025593447547" calcext:value-type="float">
            <text:p>0.233025593447547</text:p>
          </table:table-cell>
          <table:table-cell office:value-type="float" office:value="0.0366753228009752" calcext:value-type="float">
            <text:p>0.036675322800975</text:p>
          </table:table-cell>
          <table:table-cell office:value-type="float" office:value="0.0409443779798018" calcext:value-type="float">
            <text:p>0.040944377979802</text:p>
          </table:table-cell>
          <table:table-cell office:value-type="float" office:value="0.0303314454427947" calcext:value-type="float">
            <text:p>0.030331445442795</text:p>
          </table:table-cell>
          <table:table-cell office:value-type="float" office:value="0.0499347273997419" calcext:value-type="float">
            <text:p>0.049934727399742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7759491046493" calcext:value-type="float">
            <text:p>0.377759491046493</text:p>
          </table:table-cell>
          <table:table-cell office:value-type="float" office:value="0.459012476320935" calcext:value-type="float">
            <text:p>0.459012476320935</text:p>
          </table:table-cell>
          <table:table-cell office:value-type="float" office:value="0.392668118388821" calcext:value-type="float">
            <text:p>0.392668118388821</text:p>
          </table:table-cell>
          <table:table-cell office:value-type="float" office:value="0.437980698117088" calcext:value-type="float">
            <text:p>0.437980698117088</text:p>
          </table:table-cell>
          <table:table-cell office:value-type="float" office:value="6.9823368038535" calcext:value-type="float">
            <text:p>6.9823368038535</text:p>
          </table:table-cell>
          <table:table-cell office:value-type="float" office:value="11.099316310675" calcext:value-type="float">
            <text:p>11.099316310675</text:p>
          </table:table-cell>
          <table:table-cell office:value-type="float" office:value="8.18879342876846" calcext:value-type="float">
            <text:p>8.18879342876846</text:p>
          </table:table-cell>
          <table:table-cell office:value-type="float" office:value="9.22699921587043" calcext:value-type="float">
            <text:p>9.22699921587043</text:p>
          </table:table-cell>
          <table:table-cell office:value-type="float" office:value="0.228085503043373" calcext:value-type="float">
            <text:p>0.228085503043373</text:p>
          </table:table-cell>
          <table:table-cell office:value-type="float" office:value="0.259080840528601" calcext:value-type="float">
            <text:p>0.259080840528601</text:p>
          </table:table-cell>
          <table:table-cell office:value-type="float" office:value="0.237470618148068" calcext:value-type="float">
            <text:p>0.237470618148068</text:p>
          </table:table-cell>
          <table:table-cell office:value-type="float" office:value="0.243596862040003" calcext:value-type="float">
            <text:p>0.243596862040003</text:p>
          </table:table-cell>
          <table:table-cell office:value-type="float" office:value="0.037896792527721" calcext:value-type="float">
            <text:p>0.037896792527721</text:p>
          </table:table-cell>
          <table:table-cell office:value-type="float" office:value="0.0415163134651558" calcext:value-type="float">
            <text:p>0.041516313465156</text:p>
          </table:table-cell>
          <table:table-cell office:value-type="float" office:value="0.0306333564333467" calcext:value-type="float">
            <text:p>0.030633356433347</text:p>
          </table:table-cell>
          <table:table-cell office:value-type="float" office:value="0.0518408817628295" calcext:value-type="float">
            <text:p>0.05184088176283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9629494596215" calcext:value-type="float">
            <text:p>0.379629494596215</text:p>
          </table:table-cell>
          <table:table-cell office:value-type="float" office:value="0.463287763976631" calcext:value-type="float">
            <text:p>0.463287763976631</text:p>
          </table:table-cell>
          <table:table-cell office:value-type="float" office:value="0.393793908188222" calcext:value-type="float">
            <text:p>0.393793908188222</text:p>
          </table:table-cell>
          <table:table-cell office:value-type="float" office:value="0.442491020062312" calcext:value-type="float">
            <text:p>0.442491020062312</text:p>
          </table:table-cell>
          <table:table-cell office:value-type="float" office:value="7.0830034110886" calcext:value-type="float">
            <text:p>7.0830034110886</text:p>
          </table:table-cell>
          <table:table-cell office:value-type="float" office:value="11.0222093396724" calcext:value-type="float">
            <text:p>11.0222093396724</text:p>
          </table:table-cell>
          <table:table-cell office:value-type="float" office:value="8.29832447652387" calcext:value-type="float">
            <text:p>8.29832447652387</text:p>
          </table:table-cell>
          <table:table-cell office:value-type="float" office:value="9.1221776420654" calcext:value-type="float">
            <text:p>9.1221776420654</text:p>
          </table:table-cell>
          <table:table-cell office:value-type="float" office:value="0.22868065178583" calcext:value-type="float">
            <text:p>0.22868065178583</text:p>
          </table:table-cell>
          <table:table-cell office:value-type="float" office:value="0.263972616294565" calcext:value-type="float">
            <text:p>0.263972616294565</text:p>
          </table:table-cell>
          <table:table-cell office:value-type="float" office:value="0.238302420667419" calcext:value-type="float">
            <text:p>0.238302420667419</text:p>
          </table:table-cell>
          <table:table-cell office:value-type="float" office:value="0.24764334500574" calcext:value-type="float">
            <text:p>0.24764334500574</text:p>
          </table:table-cell>
          <table:table-cell office:value-type="float" office:value="0.0386086763374511" calcext:value-type="float">
            <text:p>0.038608676337451</text:p>
          </table:table-cell>
          <table:table-cell office:value-type="float" office:value="0.0407641333596207" calcext:value-type="float">
            <text:p>0.040764133359621</text:p>
          </table:table-cell>
          <table:table-cell office:value-type="float" office:value="0.0305170539442667" calcext:value-type="float">
            <text:p>0.030517053944267</text:p>
          </table:table-cell>
          <table:table-cell office:value-type="float" office:value="0.0525010863299369" calcext:value-type="float">
            <text:p>0.052501086329937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8529300952649" calcext:value-type="float">
            <text:p>0.378529300952649</text:p>
          </table:table-cell>
          <table:table-cell office:value-type="float" office:value="0.467636852843057" calcext:value-type="float">
            <text:p>0.467636852843057</text:p>
          </table:table-cell>
          <table:table-cell office:value-type="float" office:value="0.396917015309417" calcext:value-type="float">
            <text:p>0.396917015309417</text:p>
          </table:table-cell>
          <table:table-cell office:value-type="float" office:value="0.440104185562404" calcext:value-type="float">
            <text:p>0.440104185562404</text:p>
          </table:table-cell>
          <table:table-cell office:value-type="float" office:value="6.86765028447216" calcext:value-type="float">
            <text:p>6.86765028447216</text:p>
          </table:table-cell>
          <table:table-cell office:value-type="float" office:value="12.5940409077747" calcext:value-type="float">
            <text:p>12.5940409077747</text:p>
          </table:table-cell>
          <table:table-cell office:value-type="float" office:value="8.55907162407112" calcext:value-type="float">
            <text:p>8.55907162407112</text:p>
          </table:table-cell>
          <table:table-cell office:value-type="float" office:value="9.55797877958662" calcext:value-type="float">
            <text:p>9.55797877958662</text:p>
          </table:table-cell>
          <table:table-cell office:value-type="float" office:value="0.225795227824206" calcext:value-type="float">
            <text:p>0.225795227824206</text:p>
          </table:table-cell>
          <table:table-cell office:value-type="float" office:value="0.263276468215432" calcext:value-type="float">
            <text:p>0.263276468215432</text:p>
          </table:table-cell>
          <table:table-cell office:value-type="float" office:value="0.237532317354289" calcext:value-type="float">
            <text:p>0.237532317354289</text:p>
          </table:table-cell>
          <table:table-cell office:value-type="float" office:value="0.243570203785456" calcext:value-type="float">
            <text:p>0.243570203785456</text:p>
          </table:table-cell>
          <table:table-cell office:value-type="float" office:value="0.0360141672244174" calcext:value-type="float">
            <text:p>0.036014167224417</text:p>
          </table:table-cell>
          <table:table-cell office:value-type="float" office:value="0.0366120587061659" calcext:value-type="float">
            <text:p>0.036612058706166</text:p>
          </table:table-cell>
          <table:table-cell office:value-type="float" office:value="0.0279493417910421" calcext:value-type="float">
            <text:p>0.027949341791042</text:p>
          </table:table-cell>
          <table:table-cell office:value-type="float" office:value="0.0481753215158125" calcext:value-type="float">
            <text:p>0.048175321515813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8972477551691" calcext:value-type="float">
            <text:p>0.378972477551691</text:p>
          </table:table-cell>
          <table:table-cell office:value-type="float" office:value="0.46125386502234" calcext:value-type="float">
            <text:p>0.46125386502234</text:p>
          </table:table-cell>
          <table:table-cell office:value-type="float" office:value="0.391671457386818" calcext:value-type="float">
            <text:p>0.391671457386818</text:p>
          </table:table-cell>
          <table:table-cell office:value-type="float" office:value="0.441532636827395" calcext:value-type="float">
            <text:p>0.441532636827395</text:p>
          </table:table-cell>
          <table:table-cell office:value-type="float" office:value="7.44930521367924" calcext:value-type="float">
            <text:p>7.44930521367924</text:p>
          </table:table-cell>
          <table:table-cell office:value-type="float" office:value="11.3775253611663" calcext:value-type="float">
            <text:p>11.3775253611663</text:p>
          </table:table-cell>
          <table:table-cell office:value-type="float" office:value="8.34045391387848" calcext:value-type="float">
            <text:p>8.34045391387848</text:p>
          </table:table-cell>
          <table:table-cell office:value-type="float" office:value="9.62064418221737" calcext:value-type="float">
            <text:p>9.62064418221737</text:p>
          </table:table-cell>
          <table:table-cell office:value-type="float" office:value="0.223757914378286" calcext:value-type="float">
            <text:p>0.223757914378286</text:p>
          </table:table-cell>
          <table:table-cell office:value-type="float" office:value="0.254914341980993" calcext:value-type="float">
            <text:p>0.254914341980993</text:p>
          </table:table-cell>
          <table:table-cell office:value-type="float" office:value="0.232092727582413" calcext:value-type="float">
            <text:p>0.232092727582413</text:p>
          </table:table-cell>
          <table:table-cell office:value-type="float" office:value="0.240864695611228" calcext:value-type="float">
            <text:p>0.240864695611228</text:p>
          </table:table-cell>
          <table:table-cell office:value-type="float" office:value="0.0363916835760594" calcext:value-type="float">
            <text:p>0.03639168357606</text:p>
          </table:table-cell>
          <table:table-cell office:value-type="float" office:value="0.037029959713701" calcext:value-type="float">
            <text:p>0.037029959713701</text:p>
          </table:table-cell>
          <table:table-cell office:value-type="float" office:value="0.0279555832231912" calcext:value-type="float">
            <text:p>0.027955583223191</text:p>
          </table:table-cell>
          <table:table-cell office:value-type="float" office:value="0.0494755038372248" calcext:value-type="float">
            <text:p>0.049475503837225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7772520282696" calcext:value-type="float">
            <text:p>0.377772520282696</text:p>
          </table:table-cell>
          <table:table-cell office:value-type="float" office:value="0.460596490722377" calcext:value-type="float">
            <text:p>0.460596490722377</text:p>
          </table:table-cell>
          <table:table-cell office:value-type="float" office:value="0.390071534182207" calcext:value-type="float">
            <text:p>0.390071534182207</text:p>
          </table:table-cell>
          <table:table-cell office:value-type="float" office:value="0.442354095166019" calcext:value-type="float">
            <text:p>0.442354095166019</text:p>
          </table:table-cell>
          <table:table-cell office:value-type="float" office:value="7.32675892299647" calcext:value-type="float">
            <text:p>7.32675892299647</text:p>
          </table:table-cell>
          <table:table-cell office:value-type="float" office:value="11.4301423038944" calcext:value-type="float">
            <text:p>11.4301423038944</text:p>
          </table:table-cell>
          <table:table-cell office:value-type="float" office:value="8.24217387995575" calcext:value-type="float">
            <text:p>8.24217387995575</text:p>
          </table:table-cell>
          <table:table-cell office:value-type="float" office:value="9.75335571356857" calcext:value-type="float">
            <text:p>9.75335571356857</text:p>
          </table:table-cell>
          <table:table-cell office:value-type="float" office:value="0.224562545048845" calcext:value-type="float">
            <text:p>0.224562545048845</text:p>
          </table:table-cell>
          <table:table-cell office:value-type="float" office:value="0.258255097754015" calcext:value-type="float">
            <text:p>0.258255097754015</text:p>
          </table:table-cell>
          <table:table-cell office:value-type="float" office:value="0.232535669631612" calcext:value-type="float">
            <text:p>0.232535669631612</text:p>
          </table:table-cell>
          <table:table-cell office:value-type="float" office:value="0.244609587652782" calcext:value-type="float">
            <text:p>0.244609587652782</text:p>
          </table:table-cell>
          <table:table-cell office:value-type="float" office:value="0.038731803150146" calcext:value-type="float">
            <text:p>0.038731803150146</text:p>
          </table:table-cell>
          <table:table-cell office:value-type="float" office:value="0.0398137789714972" calcext:value-type="float">
            <text:p>0.039813778971497</text:p>
          </table:table-cell>
          <table:table-cell office:value-type="float" office:value="0.0301503027629478" calcext:value-type="float">
            <text:p>0.030150302762948</text:p>
          </table:table-cell>
          <table:table-cell office:value-type="float" office:value="0.0525211558646079" calcext:value-type="float">
            <text:p>0.052521155864608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1570167911817" calcext:value-type="float">
            <text:p>0.371570167911817</text:p>
          </table:table-cell>
          <table:table-cell office:value-type="float" office:value="0.455438092599125" calcext:value-type="float">
            <text:p>0.455438092599125</text:p>
          </table:table-cell>
          <table:table-cell office:value-type="float" office:value="0.385571458815494" calcext:value-type="float">
            <text:p>0.385571458815494</text:p>
          </table:table-cell>
          <table:table-cell office:value-type="float" office:value="0.434878271464981" calcext:value-type="float">
            <text:p>0.434878271464981</text:p>
          </table:table-cell>
          <table:table-cell office:value-type="float" office:value="6.89361610043892" calcext:value-type="float">
            <text:p>6.89361610043892</text:p>
          </table:table-cell>
          <table:table-cell office:value-type="float" office:value="11.2888590425021" calcext:value-type="float">
            <text:p>11.2888590425021</text:p>
          </table:table-cell>
          <table:table-cell office:value-type="float" office:value="8.222453400666" calcext:value-type="float">
            <text:p>8.222453400666</text:p>
          </table:table-cell>
          <table:table-cell office:value-type="float" office:value="9.34311135722418" calcext:value-type="float">
            <text:p>9.34311135722418</text:p>
          </table:table-cell>
          <table:table-cell office:value-type="float" office:value="0.217553820641856" calcext:value-type="float">
            <text:p>0.217553820641856</text:p>
          </table:table-cell>
          <table:table-cell office:value-type="float" office:value="0.247804768377454" calcext:value-type="float">
            <text:p>0.247804768377454</text:p>
          </table:table-cell>
          <table:table-cell office:value-type="float" office:value="0.225527024540683" calcext:value-type="float">
            <text:p>0.225527024540683</text:p>
          </table:table-cell>
          <table:table-cell office:value-type="float" office:value="0.234211128598889" calcext:value-type="float">
            <text:p>0.234211128598889</text:p>
          </table:table-cell>
          <table:table-cell office:value-type="float" office:value="0.0392917105183727" calcext:value-type="float">
            <text:p>0.039291710518373</text:p>
          </table:table-cell>
          <table:table-cell office:value-type="float" office:value="0.0413931022411053" calcext:value-type="float">
            <text:p>0.041393102241105</text:p>
          </table:table-cell>
          <table:table-cell office:value-type="float" office:value="0.0307351244479011" calcext:value-type="float">
            <text:p>0.030735124447901</text:p>
          </table:table-cell>
          <table:table-cell office:value-type="float" office:value="0.0540785676619763" calcext:value-type="float">
            <text:p>0.054078567661976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965073125056" calcext:value-type="float">
            <text:p>0.36965073125056</text:p>
          </table:table-cell>
          <table:table-cell office:value-type="float" office:value="0.458232669664575" calcext:value-type="float">
            <text:p>0.458232669664575</text:p>
          </table:table-cell>
          <table:table-cell office:value-type="float" office:value="0.3855448520935" calcext:value-type="float">
            <text:p>0.3855448520935</text:p>
          </table:table-cell>
          <table:table-cell office:value-type="float" office:value="0.436205208174567" calcext:value-type="float">
            <text:p>0.436205208174567</text:p>
          </table:table-cell>
          <table:table-cell office:value-type="float" office:value="6.64073525666573" calcext:value-type="float">
            <text:p>6.64073525666573</text:p>
          </table:table-cell>
          <table:table-cell office:value-type="float" office:value="11.0110161287163" calcext:value-type="float">
            <text:p>11.0110161287163</text:p>
          </table:table-cell>
          <table:table-cell office:value-type="float" office:value="8.03059093561322" calcext:value-type="float">
            <text:p>8.03059093561322</text:p>
          </table:table-cell>
          <table:table-cell office:value-type="float" office:value="9.00042865806273" calcext:value-type="float">
            <text:p>9.00042865806273</text:p>
          </table:table-cell>
          <table:table-cell office:value-type="float" office:value="0.216494777819777" calcext:value-type="float">
            <text:p>0.216494777819777</text:p>
          </table:table-cell>
          <table:table-cell office:value-type="float" office:value="0.247661571529048" calcext:value-type="float">
            <text:p>0.247661571529048</text:p>
          </table:table-cell>
          <table:table-cell office:value-type="float" office:value="0.225901048714357" calcext:value-type="float">
            <text:p>0.225901048714357</text:p>
          </table:table-cell>
          <table:table-cell office:value-type="float" office:value="0.231716649809347" calcext:value-type="float">
            <text:p>0.231716649809347</text:p>
          </table:table-cell>
          <table:table-cell office:value-type="float" office:value="0.0396681970108554" calcext:value-type="float">
            <text:p>0.039668197010855</text:p>
          </table:table-cell>
          <table:table-cell office:value-type="float" office:value="0.0421968670607034" calcext:value-type="float">
            <text:p>0.042196867060703</text:p>
          </table:table-cell>
          <table:table-cell office:value-type="float" office:value="0.0314984417804656" calcext:value-type="float">
            <text:p>0.031498441780466</text:p>
          </table:table-cell>
          <table:table-cell office:value-type="float" office:value="0.0541350489611095" calcext:value-type="float">
            <text:p>0.05413504896111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9766362732129" calcext:value-type="float">
            <text:p>0.369766362732129</text:p>
          </table:table-cell>
          <table:table-cell office:value-type="float" office:value="0.451813072851657" calcext:value-type="float">
            <text:p>0.451813072851657</text:p>
          </table:table-cell>
          <table:table-cell office:value-type="float" office:value="0.380941330918772" calcext:value-type="float">
            <text:p>0.380941330918772</text:p>
          </table:table-cell>
          <table:table-cell office:value-type="float" office:value="0.43507714848769" calcext:value-type="float">
            <text:p>0.43507714848769</text:p>
          </table:table-cell>
          <table:table-cell office:value-type="float" office:value="7.00498492074015" calcext:value-type="float">
            <text:p>7.00498492074015</text:p>
          </table:table-cell>
          <table:table-cell office:value-type="float" office:value="11.2044657026828" calcext:value-type="float">
            <text:p>11.2044657026828</text:p>
          </table:table-cell>
          <table:table-cell office:value-type="float" office:value="8.10022678952028" calcext:value-type="float">
            <text:p>8.10022678952028</text:p>
          </table:table-cell>
          <table:table-cell office:value-type="float" office:value="9.57538651014616" calcext:value-type="float">
            <text:p>9.57538651014616</text:p>
          </table:table-cell>
          <table:table-cell office:value-type="float" office:value="0.214549748944163" calcext:value-type="float">
            <text:p>0.214549748944163</text:p>
          </table:table-cell>
          <table:table-cell office:value-type="float" office:value="0.228272941544746" calcext:value-type="float">
            <text:p>0.228272941544746</text:p>
          </table:table-cell>
          <table:table-cell office:value-type="float" office:value="0.222513949125791" calcext:value-type="float">
            <text:p>0.222513949125791</text:p>
          </table:table-cell>
          <table:table-cell office:value-type="float" office:value="0.215497179416767" calcext:value-type="float">
            <text:p>0.215497179416767</text:p>
          </table:table-cell>
          <table:table-cell office:value-type="float" office:value="0.0378411001615045" calcext:value-type="float">
            <text:p>0.037841100161505</text:p>
          </table:table-cell>
          <table:table-cell office:value-type="float" office:value="0.03950500531996" calcext:value-type="float">
            <text:p>0.03950500531996</text:p>
          </table:table-cell>
          <table:table-cell office:value-type="float" office:value="0.028816400685556" calcext:value-type="float">
            <text:p>0.028816400685556</text:p>
          </table:table-cell>
          <table:table-cell office:value-type="float" office:value="0.0530169298307358" calcext:value-type="float">
            <text:p>0.053016929830736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3393501443294" calcext:value-type="float">
            <text:p>0.373393501443294</text:p>
          </table:table-cell>
          <table:table-cell office:value-type="float" office:value="0.456813981192707" calcext:value-type="float">
            <text:p>0.456813981192707</text:p>
          </table:table-cell>
          <table:table-cell office:value-type="float" office:value="0.384757504291866" calcext:value-type="float">
            <text:p>0.384757504291866</text:p>
          </table:table-cell>
          <table:table-cell office:value-type="float" office:value="0.439312440018726" calcext:value-type="float">
            <text:p>0.439312440018726</text:p>
          </table:table-cell>
          <table:table-cell office:value-type="float" office:value="7.25606942297599" calcext:value-type="float">
            <text:p>7.25606942297599</text:p>
          </table:table-cell>
          <table:table-cell office:value-type="float" office:value="11.5361449942578" calcext:value-type="float">
            <text:p>11.5361449942578</text:p>
          </table:table-cell>
          <table:table-cell office:value-type="float" office:value="8.60520980065024" calcext:value-type="float">
            <text:p>8.60520980065024</text:p>
          </table:table-cell>
          <table:table-cell office:value-type="float" office:value="9.70954434728652" calcext:value-type="float">
            <text:p>9.70954434728652</text:p>
          </table:table-cell>
          <table:table-cell office:value-type="float" office:value="0.219120162832651" calcext:value-type="float">
            <text:p>0.219120162832651</text:p>
          </table:table-cell>
          <table:table-cell office:value-type="float" office:value="0.245940785044649" calcext:value-type="float">
            <text:p>0.245940785044649</text:p>
          </table:table-cell>
          <table:table-cell office:value-type="float" office:value="0.226833458793107" calcext:value-type="float">
            <text:p>0.226833458793107</text:p>
          </table:table-cell>
          <table:table-cell office:value-type="float" office:value="0.232811845681715" calcext:value-type="float">
            <text:p>0.232811845681715</text:p>
          </table:table-cell>
          <table:table-cell office:value-type="float" office:value="0.0378182367476508" calcext:value-type="float">
            <text:p>0.037818236747651</text:p>
          </table:table-cell>
          <table:table-cell office:value-type="float" office:value="0.0405358081364141" calcext:value-type="float">
            <text:p>0.040535808136414</text:p>
          </table:table-cell>
          <table:table-cell office:value-type="float" office:value="0.0295729502076355" calcext:value-type="float">
            <text:p>0.029572950207636</text:p>
          </table:table-cell>
          <table:table-cell office:value-type="float" office:value="0.0528935724140489" calcext:value-type="float">
            <text:p>0.052893572414049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7067443784054" calcext:value-type="float">
            <text:p>0.377067443784054</text:p>
          </table:table-cell>
          <table:table-cell office:value-type="float" office:value="0.458076694758213" calcext:value-type="float">
            <text:p>0.458076694758213</text:p>
          </table:table-cell>
          <table:table-cell office:value-type="float" office:value="0.389227233328569" calcext:value-type="float">
            <text:p>0.389227233328569</text:p>
          </table:table-cell>
          <table:table-cell office:value-type="float" office:value="0.439795012679447" calcext:value-type="float">
            <text:p>0.439795012679447</text:p>
          </table:table-cell>
          <table:table-cell office:value-type="float" office:value="7.02644834662476" calcext:value-type="float">
            <text:p>7.02644834662476</text:p>
          </table:table-cell>
          <table:table-cell office:value-type="float" office:value="10.8625151660766" calcext:value-type="float">
            <text:p>10.8625151660766</text:p>
          </table:table-cell>
          <table:table-cell office:value-type="float" office:value="8.34186318485482" calcext:value-type="float">
            <text:p>8.34186318485482</text:p>
          </table:table-cell>
          <table:table-cell office:value-type="float" office:value="9.16595627368953" calcext:value-type="float">
            <text:p>9.16595627368953</text:p>
          </table:table-cell>
          <table:table-cell office:value-type="float" office:value="0.227661272500227" calcext:value-type="float">
            <text:p>0.227661272500227</text:p>
          </table:table-cell>
          <table:table-cell office:value-type="float" office:value="0.238710029578171" calcext:value-type="float">
            <text:p>0.238710029578171</text:p>
          </table:table-cell>
          <table:table-cell office:value-type="float" office:value="0.235328752389459" calcext:value-type="float">
            <text:p>0.235328752389459</text:p>
          </table:table-cell>
          <table:table-cell office:value-type="float" office:value="0.226374051598609" calcext:value-type="float">
            <text:p>0.226374051598609</text:p>
          </table:table-cell>
          <table:table-cell office:value-type="float" office:value="0.0345484346886521" calcext:value-type="float">
            <text:p>0.034548434688652</text:p>
          </table:table-cell>
          <table:table-cell office:value-type="float" office:value="0.0402835041819019" calcext:value-type="float">
            <text:p>0.040283504181902</text:p>
          </table:table-cell>
          <table:table-cell office:value-type="float" office:value="0.0290613803296596" calcext:value-type="float">
            <text:p>0.02906138032966</text:p>
          </table:table-cell>
          <table:table-cell office:value-type="float" office:value="0.0484000492127174" calcext:value-type="float">
            <text:p>0.048400049212717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4207964267457" calcext:value-type="float">
            <text:p>0.374207964267457</text:p>
          </table:table-cell>
          <table:table-cell office:value-type="float" office:value="0.462299500142656" calcext:value-type="float">
            <text:p>0.462299500142656</text:p>
          </table:table-cell>
          <table:table-cell office:value-type="float" office:value="0.389975906495205" calcext:value-type="float">
            <text:p>0.389975906495205</text:p>
          </table:table-cell>
          <table:table-cell office:value-type="float" office:value="0.440754468039217" calcext:value-type="float">
            <text:p>0.440754468039217</text:p>
          </table:table-cell>
          <table:table-cell office:value-type="float" office:value="6.63146877674001" calcext:value-type="float">
            <text:p>6.63146877674001</text:p>
          </table:table-cell>
          <table:table-cell office:value-type="float" office:value="10.5806248402485" calcext:value-type="float">
            <text:p>10.5806248402485</text:p>
          </table:table-cell>
          <table:table-cell office:value-type="float" office:value="8.3270786135463" calcext:value-type="float">
            <text:p>8.3270786135463</text:p>
          </table:table-cell>
          <table:table-cell office:value-type="float" office:value="8.83597825809805" calcext:value-type="float">
            <text:p>8.83597825809805</text:p>
          </table:table-cell>
          <table:table-cell office:value-type="float" office:value="0.226028871208325" calcext:value-type="float">
            <text:p>0.226028871208325</text:p>
          </table:table-cell>
          <table:table-cell office:value-type="float" office:value="0.241399581485573" calcext:value-type="float">
            <text:p>0.241399581485573</text:p>
          </table:table-cell>
          <table:table-cell office:value-type="float" office:value="0.235474395490465" calcext:value-type="float">
            <text:p>0.235474395490465</text:p>
          </table:table-cell>
          <table:table-cell office:value-type="float" office:value="0.226236832776843" calcext:value-type="float">
            <text:p>0.226236832776843</text:p>
          </table:table-cell>
          <table:table-cell office:value-type="float" office:value="0.0355622254791925" calcext:value-type="float">
            <text:p>0.035562225479193</text:p>
          </table:table-cell>
          <table:table-cell office:value-type="float" office:value="0.0401716022169229" calcext:value-type="float">
            <text:p>0.040171602216923</text:p>
          </table:table-cell>
          <table:table-cell office:value-type="float" office:value="0.0302597207602592" calcext:value-type="float">
            <text:p>0.030259720760259</text:p>
          </table:table-cell>
          <table:table-cell office:value-type="float" office:value="0.0478493072348379" calcext:value-type="float">
            <text:p>0.047849307234838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4571665276" calcext:value-type="float">
            <text:p>0.374571665276</text:p>
          </table:table-cell>
          <table:table-cell office:value-type="float" office:value="0.453861170206572" calcext:value-type="float">
            <text:p>0.453861170206572</text:p>
          </table:table-cell>
          <table:table-cell office:value-type="float" office:value="0.385701773621262" calcext:value-type="float">
            <text:p>0.385701773621262</text:p>
          </table:table-cell>
          <table:table-cell office:value-type="float" office:value="0.43843905078372" calcext:value-type="float">
            <text:p>0.43843905078372</text:p>
          </table:table-cell>
          <table:table-cell office:value-type="float" office:value="6.87963267098844" calcext:value-type="float">
            <text:p>6.87963267098844</text:p>
          </table:table-cell>
          <table:table-cell office:value-type="float" office:value="10.4022453179062" calcext:value-type="float">
            <text:p>10.4022453179062</text:p>
          </table:table-cell>
          <table:table-cell office:value-type="float" office:value="7.80556702905997" calcext:value-type="float">
            <text:p>7.80556702905997</text:p>
          </table:table-cell>
          <table:table-cell office:value-type="float" office:value="9.132936378313" calcext:value-type="float">
            <text:p>9.132936378313</text:p>
          </table:table-cell>
          <table:table-cell office:value-type="float" office:value="0.215874073849721" calcext:value-type="float">
            <text:p>0.215874073849721</text:p>
          </table:table-cell>
          <table:table-cell office:value-type="float" office:value="0.222717562073661" calcext:value-type="float">
            <text:p>0.222717562073661</text:p>
          </table:table-cell>
          <table:table-cell office:value-type="float" office:value="0.223038176876914" calcext:value-type="float">
            <text:p>0.223038176876914</text:p>
          </table:table-cell>
          <table:table-cell office:value-type="float" office:value="0.211419971725503" calcext:value-type="float">
            <text:p>0.211419971725503</text:p>
          </table:table-cell>
          <table:table-cell office:value-type="float" office:value="0.035963224875681" calcext:value-type="float">
            <text:p>0.035963224875681</text:p>
          </table:table-cell>
          <table:table-cell office:value-type="float" office:value="0.0391438770522998" calcext:value-type="float">
            <text:p>0.0391438770523</text:p>
          </table:table-cell>
          <table:table-cell office:value-type="float" office:value="0.029326583939161" calcext:value-type="float">
            <text:p>0.029326583939161</text:p>
          </table:table-cell>
          <table:table-cell office:value-type="float" office:value="0.0491269932977129" calcext:value-type="float">
            <text:p>0.04912699329771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7162559037063" calcext:value-type="float">
            <text:p>0.377162559037063</text:p>
          </table:table-cell>
          <table:table-cell office:value-type="float" office:value="0.46106974849883" calcext:value-type="float">
            <text:p>0.46106974849883</text:p>
          </table:table-cell>
          <table:table-cell office:value-type="float" office:value="0.387436487160165" calcext:value-type="float">
            <text:p>0.387436487160165</text:p>
          </table:table-cell>
          <table:table-cell office:value-type="float" office:value="0.44387829930599" calcext:value-type="float">
            <text:p>0.44387829930599</text:p>
          </table:table-cell>
          <table:table-cell office:value-type="float" office:value="7.16147529567115" calcext:value-type="float">
            <text:p>7.16147529567115</text:p>
          </table:table-cell>
          <table:table-cell office:value-type="float" office:value="11.9697904337813" calcext:value-type="float">
            <text:p>11.9697904337813</text:p>
          </table:table-cell>
          <table:table-cell office:value-type="float" office:value="7.8702020833365" calcext:value-type="float">
            <text:p>7.8702020833365</text:p>
          </table:table-cell>
          <table:table-cell office:value-type="float" office:value="9.91566865536165" calcext:value-type="float">
            <text:p>9.91566865536165</text:p>
          </table:table-cell>
          <table:table-cell office:value-type="float" office:value="0.22007763536351" calcext:value-type="float">
            <text:p>0.22007763536351</text:p>
          </table:table-cell>
          <table:table-cell office:value-type="float" office:value="0.241124838074527" calcext:value-type="float">
            <text:p>0.241124838074527</text:p>
          </table:table-cell>
          <table:table-cell office:value-type="float" office:value="0.226949467789579" calcext:value-type="float">
            <text:p>0.226949467789579</text:p>
          </table:table-cell>
          <table:table-cell office:value-type="float" office:value="0.229628953577952" calcext:value-type="float">
            <text:p>0.229628953577952</text:p>
          </table:table-cell>
          <table:table-cell office:value-type="float" office:value="0.0368399836306132" calcext:value-type="float">
            <text:p>0.036839983630613</text:p>
          </table:table-cell>
          <table:table-cell office:value-type="float" office:value="0.0407481442517116" calcext:value-type="float">
            <text:p>0.040748144251712</text:p>
          </table:table-cell>
          <table:table-cell office:value-type="float" office:value="0.0289886492353996" calcext:value-type="float">
            <text:p>0.0289886492354</text:p>
          </table:table-cell>
          <table:table-cell office:value-type="float" office:value="0.0525511049261123" calcext:value-type="float">
            <text:p>0.052551104926112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6575624151602" calcext:value-type="float">
            <text:p>0.376575624151602</text:p>
          </table:table-cell>
          <table:table-cell office:value-type="float" office:value="0.458072008565051" calcext:value-type="float">
            <text:p>0.458072008565051</text:p>
          </table:table-cell>
          <table:table-cell office:value-type="float" office:value="0.388887217319828" calcext:value-type="float">
            <text:p>0.388887217319828</text:p>
          </table:table-cell>
          <table:table-cell office:value-type="float" office:value="0.438411318266208" calcext:value-type="float">
            <text:p>0.438411318266208</text:p>
          </table:table-cell>
          <table:table-cell office:value-type="float" office:value="7.13804450772178" calcext:value-type="float">
            <text:p>7.13804450772178</text:p>
          </table:table-cell>
          <table:table-cell office:value-type="float" office:value="11.0316426184227" calcext:value-type="float">
            <text:p>11.0316426184227</text:p>
          </table:table-cell>
          <table:table-cell office:value-type="float" office:value="8.23710662733479" calcext:value-type="float">
            <text:p>8.23710662733479</text:p>
          </table:table-cell>
          <table:table-cell office:value-type="float" office:value="9.30146657962387" calcext:value-type="float">
            <text:p>9.30146657962387</text:p>
          </table:table-cell>
          <table:table-cell office:value-type="float" office:value="0.223858598811477" calcext:value-type="float">
            <text:p>0.223858598811477</text:p>
          </table:table-cell>
          <table:table-cell office:value-type="float" office:value="0.232227698347653" calcext:value-type="float">
            <text:p>0.232227698347653</text:p>
          </table:table-cell>
          <table:table-cell office:value-type="float" office:value="0.230936768629437" calcext:value-type="float">
            <text:p>0.230936768629437</text:p>
          </table:table-cell>
          <table:table-cell office:value-type="float" office:value="0.220887909883015" calcext:value-type="float">
            <text:p>0.220887909883015</text:p>
          </table:table-cell>
          <table:table-cell office:value-type="float" office:value="0.036722615960727" calcext:value-type="float">
            <text:p>0.036722615960727</text:p>
          </table:table-cell>
          <table:table-cell office:value-type="float" office:value="0.0409824002639095" calcext:value-type="float">
            <text:p>0.04098240026391</text:p>
          </table:table-cell>
          <table:table-cell office:value-type="float" office:value="0.0291650773055234" calcext:value-type="float">
            <text:p>0.029165077305523</text:p>
          </table:table-cell>
          <table:table-cell office:value-type="float" office:value="0.0524465300139131" calcext:value-type="float">
            <text:p>0.052446530013913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5678497351708" calcext:value-type="float">
            <text:p>0.375678497351708</text:p>
          </table:table-cell>
          <table:table-cell office:value-type="float" office:value="0.459570597680612" calcext:value-type="float">
            <text:p>0.459570597680612</text:p>
          </table:table-cell>
          <table:table-cell office:value-type="float" office:value="0.38943061512665" calcext:value-type="float">
            <text:p>0.38943061512665</text:p>
          </table:table-cell>
          <table:table-cell office:value-type="float" office:value="0.437664635862108" calcext:value-type="float">
            <text:p>0.437664635862108</text:p>
          </table:table-cell>
          <table:table-cell office:value-type="float" office:value="6.89195156679029" calcext:value-type="float">
            <text:p>6.89195156679029</text:p>
          </table:table-cell>
          <table:table-cell office:value-type="float" office:value="11.1376553433332" calcext:value-type="float">
            <text:p>11.1376553433332</text:p>
          </table:table-cell>
          <table:table-cell office:value-type="float" office:value="8.25832379760127" calcext:value-type="float">
            <text:p>8.25832379760127</text:p>
          </table:table-cell>
          <table:table-cell office:value-type="float" office:value="9.31176547730775" calcext:value-type="float">
            <text:p>9.31176547730775</text:p>
          </table:table-cell>
          <table:table-cell office:value-type="float" office:value="0.221455084929016" calcext:value-type="float">
            <text:p>0.221455084929016</text:p>
          </table:table-cell>
          <table:table-cell office:value-type="float" office:value="0.250143348524388" calcext:value-type="float">
            <text:p>0.250143348524388</text:p>
          </table:table-cell>
          <table:table-cell office:value-type="float" office:value="0.229956845994055" calcext:value-type="float">
            <text:p>0.229956845994055</text:p>
          </table:table-cell>
          <table:table-cell office:value-type="float" office:value="0.235423855858057" calcext:value-type="float">
            <text:p>0.235423855858057</text:p>
          </table:table-cell>
          <table:table-cell office:value-type="float" office:value="0.0356079611281353" calcext:value-type="float">
            <text:p>0.035607961128135</text:p>
          </table:table-cell>
          <table:table-cell office:value-type="float" office:value="0.0404152261050113" calcext:value-type="float">
            <text:p>0.040415226105011</text:p>
          </table:table-cell>
          <table:table-cell office:value-type="float" office:value="0.0292571714953156" calcext:value-type="float">
            <text:p>0.029257171495316</text:p>
          </table:table-cell>
          <table:table-cell office:value-type="float" office:value="0.0498675337869662" calcext:value-type="float">
            <text:p>0.049867533786966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8061175775346" calcext:value-type="float">
            <text:p>0.378061175775346</text:p>
          </table:table-cell>
          <table:table-cell office:value-type="float" office:value="0.455568402621573" calcext:value-type="float">
            <text:p>0.455568402621573</text:p>
          </table:table-cell>
          <table:table-cell office:value-type="float" office:value="0.38876986809476" calcext:value-type="float">
            <text:p>0.38876986809476</text:p>
          </table:table-cell>
          <table:table-cell office:value-type="float" office:value="0.437991102883802" calcext:value-type="float">
            <text:p>0.437991102883802</text:p>
          </table:table-cell>
          <table:table-cell office:value-type="float" office:value="6.89066213205868" calcext:value-type="float">
            <text:p>6.89066213205868</text:p>
          </table:table-cell>
          <table:table-cell office:value-type="float" office:value="10.9101412180227" calcext:value-type="float">
            <text:p>10.9101412180227</text:p>
          </table:table-cell>
          <table:table-cell office:value-type="float" office:value="8.08918888751878" calcext:value-type="float">
            <text:p>8.08918888751878</text:p>
          </table:table-cell>
          <table:table-cell office:value-type="float" office:value="9.41696145037395" calcext:value-type="float">
            <text:p>9.41696145037395</text:p>
          </table:table-cell>
          <table:table-cell office:value-type="float" office:value="0.222490780814522" calcext:value-type="float">
            <text:p>0.222490780814522</text:p>
          </table:table-cell>
          <table:table-cell office:value-type="float" office:value="0.239674829615543" calcext:value-type="float">
            <text:p>0.239674829615543</text:p>
          </table:table-cell>
          <table:table-cell office:value-type="float" office:value="0.229001772133991" calcext:value-type="float">
            <text:p>0.229001772133991</text:p>
          </table:table-cell>
          <table:table-cell office:value-type="float" office:value="0.228573605714023" calcext:value-type="float">
            <text:p>0.228573605714023</text:p>
          </table:table-cell>
          <table:table-cell office:value-type="float" office:value="0.0334455590479761" calcext:value-type="float">
            <text:p>0.033445559047976</text:p>
          </table:table-cell>
          <table:table-cell office:value-type="float" office:value="0.0417156536318481" calcext:value-type="float">
            <text:p>0.041715653631848</text:p>
          </table:table-cell>
          <table:table-cell office:value-type="float" office:value="0.0303964586226402" calcext:value-type="float">
            <text:p>0.03039645862264</text:p>
          </table:table-cell>
          <table:table-cell office:value-type="float" office:value="0.0461597115051249" calcext:value-type="float">
            <text:p>0.046159711505125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3665891024658" calcext:value-type="float">
            <text:p>0.373665891024658</text:p>
          </table:table-cell>
          <table:table-cell office:value-type="float" office:value="0.449015058549088" calcext:value-type="float">
            <text:p>0.449015058549088</text:p>
          </table:table-cell>
          <table:table-cell office:value-type="float" office:value="0.384068094844472" calcext:value-type="float">
            <text:p>0.384068094844472</text:p>
          </table:table-cell>
          <table:table-cell office:value-type="float" office:value="0.431732674638298" calcext:value-type="float">
            <text:p>0.431732674638298</text:p>
          </table:table-cell>
          <table:table-cell office:value-type="float" office:value="6.93857593418854" calcext:value-type="float">
            <text:p>6.93857593418854</text:p>
          </table:table-cell>
          <table:table-cell office:value-type="float" office:value="10.5325618216014" calcext:value-type="float">
            <text:p>10.5325618216014</text:p>
          </table:table-cell>
          <table:table-cell office:value-type="float" office:value="8.21673102887328" calcext:value-type="float">
            <text:p>8.21673102887328</text:p>
          </table:table-cell>
          <table:table-cell office:value-type="float" office:value="9.2649895673272" calcext:value-type="float">
            <text:p>9.2649895673272</text:p>
          </table:table-cell>
          <table:table-cell office:value-type="float" office:value="0.223868716330658" calcext:value-type="float">
            <text:p>0.223868716330658</text:p>
          </table:table-cell>
          <table:table-cell office:value-type="float" office:value="0.237053298655423" calcext:value-type="float">
            <text:p>0.237053298655423</text:p>
          </table:table-cell>
          <table:table-cell office:value-type="float" office:value="0.230476329266817" calcext:value-type="float">
            <text:p>0.230476329266817</text:p>
          </table:table-cell>
          <table:table-cell office:value-type="float" office:value="0.226108842341295" calcext:value-type="float">
            <text:p>0.226108842341295</text:p>
          </table:table-cell>
          <table:table-cell office:value-type="float" office:value="0.0354296436916912" calcext:value-type="float">
            <text:p>0.035429643691691</text:p>
          </table:table-cell>
          <table:table-cell office:value-type="float" office:value="0.043632203635829" calcext:value-type="float">
            <text:p>0.043632203635829</text:p>
          </table:table-cell>
          <table:table-cell office:value-type="float" office:value="0.0312803620280942" calcext:value-type="float">
            <text:p>0.031280362028094</text:p>
          </table:table-cell>
          <table:table-cell office:value-type="float" office:value="0.0497417357592796" calcext:value-type="float">
            <text:p>0.04974173575928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6607474181598" calcext:value-type="float">
            <text:p>0.376607474181598</text:p>
          </table:table-cell>
          <table:table-cell office:value-type="float" office:value="0.452865218173913" calcext:value-type="float">
            <text:p>0.452865218173913</text:p>
          </table:table-cell>
          <table:table-cell office:value-type="float" office:value="0.3860780692275" calcext:value-type="float">
            <text:p>0.3860780692275</text:p>
          </table:table-cell>
          <table:table-cell office:value-type="float" office:value="0.438475338557238" calcext:value-type="float">
            <text:p>0.438475338557238</text:p>
          </table:table-cell>
          <table:table-cell office:value-type="float" office:value="7.22724166380147" calcext:value-type="float">
            <text:p>7.22724166380147</text:p>
          </table:table-cell>
          <table:table-cell office:value-type="float" office:value="10.8020175016026" calcext:value-type="float">
            <text:p>10.8020175016026</text:p>
          </table:table-cell>
          <table:table-cell office:value-type="float" office:value="8.18863245602003" calcext:value-type="float">
            <text:p>8.18863245602003</text:p>
          </table:table-cell>
          <table:table-cell office:value-type="float" office:value="9.59359434200122" calcext:value-type="float">
            <text:p>9.59359434200122</text:p>
          </table:table-cell>
          <table:table-cell office:value-type="float" office:value="0.235798495827076" calcext:value-type="float">
            <text:p>0.235798495827076</text:p>
          </table:table-cell>
          <table:table-cell office:value-type="float" office:value="0.240093332000125" calcext:value-type="float">
            <text:p>0.240093332000125</text:p>
          </table:table-cell>
          <table:table-cell office:value-type="float" office:value="0.242604820077126" calcext:value-type="float">
            <text:p>0.242604820077126</text:p>
          </table:table-cell>
          <table:table-cell office:value-type="float" office:value="0.22908971152242" calcext:value-type="float">
            <text:p>0.22908971152242</text:p>
          </table:table-cell>
          <table:table-cell office:value-type="float" office:value="0.0291735609653914" calcext:value-type="float">
            <text:p>0.029173560965391</text:p>
          </table:table-cell>
          <table:table-cell office:value-type="float" office:value="0.0386799043407856" calcext:value-type="float">
            <text:p>0.038679904340786</text:p>
          </table:table-cell>
          <table:table-cell office:value-type="float" office:value="0.0259573592095987" calcext:value-type="float">
            <text:p>0.025957359209599</text:p>
          </table:table-cell>
          <table:table-cell office:value-type="float" office:value="0.0433495078885879" calcext:value-type="float">
            <text:p>0.043349507888588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3092754020808" calcext:value-type="float">
            <text:p>0.373092754020808</text:p>
          </table:table-cell>
          <table:table-cell office:value-type="float" office:value="0.452767994033836" calcext:value-type="float">
            <text:p>0.452767994033836</text:p>
          </table:table-cell>
          <table:table-cell office:value-type="float" office:value="0.383875071587426" calcext:value-type="float">
            <text:p>0.383875071587426</text:p>
          </table:table-cell>
          <table:table-cell office:value-type="float" office:value="0.436991889939207" calcext:value-type="float">
            <text:p>0.436991889939207</text:p>
          </table:table-cell>
          <table:table-cell office:value-type="float" office:value="7.04129311362155" calcext:value-type="float">
            <text:p>7.04129311362155</text:p>
          </table:table-cell>
          <table:table-cell office:value-type="float" office:value="10.3822021957463" calcext:value-type="float">
            <text:p>10.3822021957463</text:p>
          </table:table-cell>
          <table:table-cell office:value-type="float" office:value="7.72020767441797" calcext:value-type="float">
            <text:p>7.72020767441797</text:p>
          </table:table-cell>
          <table:table-cell office:value-type="float" office:value="9.20158913142413" calcext:value-type="float">
            <text:p>9.20158913142413</text:p>
          </table:table-cell>
          <table:table-cell office:value-type="float" office:value="0.229929668440329" calcext:value-type="float">
            <text:p>0.229929668440329</text:p>
          </table:table-cell>
          <table:table-cell office:value-type="float" office:value="0.245160372651387" calcext:value-type="float">
            <text:p>0.245160372651387</text:p>
          </table:table-cell>
          <table:table-cell office:value-type="float" office:value="0.237678485392235" calcext:value-type="float">
            <text:p>0.237678485392235</text:p>
          </table:table-cell>
          <table:table-cell office:value-type="float" office:value="0.232222807785055" calcext:value-type="float">
            <text:p>0.232222807785055</text:p>
          </table:table-cell>
          <table:table-cell office:value-type="float" office:value="0.0313983543431209" calcext:value-type="float">
            <text:p>0.031398354343121</text:p>
          </table:table-cell>
          <table:table-cell office:value-type="float" office:value="0.0380370196785934" calcext:value-type="float">
            <text:p>0.038037019678593</text:p>
          </table:table-cell>
          <table:table-cell office:value-type="float" office:value="0.0252791156299737" calcext:value-type="float">
            <text:p>0.025279115629974</text:p>
          </table:table-cell>
          <table:table-cell office:value-type="float" office:value="0.0472617188144241" calcext:value-type="float">
            <text:p>0.04726171881442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0662802779967" calcext:value-type="float">
            <text:p>0.380662802779967</text:p>
          </table:table-cell>
          <table:table-cell office:value-type="float" office:value="0.457918911397009" calcext:value-type="float">
            <text:p>0.457918911397009</text:p>
          </table:table-cell>
          <table:table-cell office:value-type="float" office:value="0.389390680871582" calcext:value-type="float">
            <text:p>0.389390680871582</text:p>
          </table:table-cell>
          <table:table-cell office:value-type="float" office:value="0.444016609416899" calcext:value-type="float">
            <text:p>0.444016609416899</text:p>
          </table:table-cell>
          <table:table-cell office:value-type="float" office:value="7.38224234309305" calcext:value-type="float">
            <text:p>7.38224234309305</text:p>
          </table:table-cell>
          <table:table-cell office:value-type="float" office:value="10.8618553503138" calcext:value-type="float">
            <text:p>10.8618553503138</text:p>
          </table:table-cell>
          <table:table-cell office:value-type="float" office:value="8.10981112148281" calcext:value-type="float">
            <text:p>8.10981112148281</text:p>
          </table:table-cell>
          <table:table-cell office:value-type="float" office:value="9.48823700530347" calcext:value-type="float">
            <text:p>9.48823700530347</text:p>
          </table:table-cell>
          <table:table-cell office:value-type="float" office:value="0.23030628344509" calcext:value-type="float">
            <text:p>0.23030628344509</text:p>
          </table:table-cell>
          <table:table-cell office:value-type="float" office:value="0.241436211974327" calcext:value-type="float">
            <text:p>0.241436211974327</text:p>
          </table:table-cell>
          <table:table-cell office:value-type="float" office:value="0.236216372306214" calcext:value-type="float">
            <text:p>0.236216372306214</text:p>
          </table:table-cell>
          <table:table-cell office:value-type="float" office:value="0.231575141328932" calcext:value-type="float">
            <text:p>0.231575141328932</text:p>
          </table:table-cell>
          <table:table-cell office:value-type="float" office:value="0.0341714898886897" calcext:value-type="float">
            <text:p>0.03417148988869</text:p>
          </table:table-cell>
          <table:table-cell office:value-type="float" office:value="0.0428979723203822" calcext:value-type="float">
            <text:p>0.042897972320382</text:p>
          </table:table-cell>
          <table:table-cell office:value-type="float" office:value="0.0272513308745241" calcext:value-type="float">
            <text:p>0.027251330874524</text:p>
          </table:table-cell>
          <table:table-cell office:value-type="float" office:value="0.0535274092006698" calcext:value-type="float">
            <text:p>0.05352740920067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7713575129085" calcext:value-type="float">
            <text:p>0.377713575129085</text:p>
          </table:table-cell>
          <table:table-cell office:value-type="float" office:value="0.460018472817116" calcext:value-type="float">
            <text:p>0.460018472817116</text:p>
          </table:table-cell>
          <table:table-cell office:value-type="float" office:value="0.386549912128407" calcext:value-type="float">
            <text:p>0.386549912128407</text:p>
          </table:table-cell>
          <table:table-cell office:value-type="float" office:value="0.446760803542513" calcext:value-type="float">
            <text:p>0.446760803542513</text:p>
          </table:table-cell>
          <table:table-cell office:value-type="float" office:value="7.13551115326856" calcext:value-type="float">
            <text:p>7.13551115326856</text:p>
          </table:table-cell>
          <table:table-cell office:value-type="float" office:value="10.1015963846223" calcext:value-type="float">
            <text:p>10.1015963846223</text:p>
          </table:table-cell>
          <table:table-cell office:value-type="float" office:value="7.78119277775962" calcext:value-type="float">
            <text:p>7.78119277775962</text:p>
          </table:table-cell>
          <table:table-cell office:value-type="float" office:value="9.4137660839959" calcext:value-type="float">
            <text:p>9.4137660839959</text:p>
          </table:table-cell>
          <table:table-cell office:value-type="float" office:value="0.227950625814986" calcext:value-type="float">
            <text:p>0.227950625814986</text:p>
          </table:table-cell>
          <table:table-cell office:value-type="float" office:value="0.23337682764018" calcext:value-type="float">
            <text:p>0.23337682764018</text:p>
          </table:table-cell>
          <table:table-cell office:value-type="float" office:value="0.233923298487447" calcext:value-type="float">
            <text:p>0.233923298487447</text:p>
          </table:table-cell>
          <table:table-cell office:value-type="float" office:value="0.223687829159762" calcext:value-type="float">
            <text:p>0.223687829159762</text:p>
          </table:table-cell>
          <table:table-cell office:value-type="float" office:value="0.0319985521151898" calcext:value-type="float">
            <text:p>0.03199855211519</text:p>
          </table:table-cell>
          <table:table-cell office:value-type="float" office:value="0.0443996157442592" calcext:value-type="float">
            <text:p>0.044399615744259</text:p>
          </table:table-cell>
          <table:table-cell office:value-type="float" office:value="0.0285933191319939" calcext:value-type="float">
            <text:p>0.028593319131994</text:p>
          </table:table-cell>
          <table:table-cell office:value-type="float" office:value="0.0492828868818239" calcext:value-type="float">
            <text:p>0.049282886881824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8603386943424" calcext:value-type="float">
            <text:p>0.378603386943424</text:p>
          </table:table-cell>
          <table:table-cell office:value-type="float" office:value="0.459252459309295" calcext:value-type="float">
            <text:p>0.459252459309295</text:p>
          </table:table-cell>
          <table:table-cell office:value-type="float" office:value="0.386526480662192" calcext:value-type="float">
            <text:p>0.386526480662192</text:p>
          </table:table-cell>
          <table:table-cell office:value-type="float" office:value="0.44709766886899" calcext:value-type="float">
            <text:p>0.44709766886899</text:p>
          </table:table-cell>
          <table:table-cell office:value-type="float" office:value="7.7869649286896" calcext:value-type="float">
            <text:p>7.7869649286896</text:p>
          </table:table-cell>
          <table:table-cell office:value-type="float" office:value="11.1902388312161" calcext:value-type="float">
            <text:p>11.1902388312161</text:p>
          </table:table-cell>
          <table:table-cell office:value-type="float" office:value="8.56547096822693" calcext:value-type="float">
            <text:p>8.56547096822693</text:p>
          </table:table-cell>
          <table:table-cell office:value-type="float" office:value="10.3204272386878" calcext:value-type="float">
            <text:p>10.3204272386878</text:p>
          </table:table-cell>
          <table:table-cell office:value-type="float" office:value="0.229730293013003" calcext:value-type="float">
            <text:p>0.229730293013003</text:p>
          </table:table-cell>
          <table:table-cell office:value-type="float" office:value="0.236359410087174" calcext:value-type="float">
            <text:p>0.236359410087174</text:p>
          </table:table-cell>
          <table:table-cell office:value-type="float" office:value="0.23571238088897" calcext:value-type="float">
            <text:p>0.23571238088897</text:p>
          </table:table-cell>
          <table:table-cell office:value-type="float" office:value="0.226510709449651" calcext:value-type="float">
            <text:p>0.226510709449651</text:p>
          </table:table-cell>
          <table:table-cell office:value-type="float" office:value="0.033269231995219" calcext:value-type="float">
            <text:p>0.033269231995219</text:p>
          </table:table-cell>
          <table:table-cell office:value-type="float" office:value="0.0422150517094345" calcext:value-type="float">
            <text:p>0.042215051709435</text:p>
          </table:table-cell>
          <table:table-cell office:value-type="float" office:value="0.029662094426254" calcext:value-type="float">
            <text:p>0.029662094426254</text:p>
          </table:table-cell>
          <table:table-cell office:value-type="float" office:value="0.0476167564029522" calcext:value-type="float">
            <text:p>0.047616756402952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9845960517012" calcext:value-type="float">
            <text:p>0.379845960517012</text:p>
          </table:table-cell>
          <table:table-cell office:value-type="float" office:value="0.462778790128898" calcext:value-type="float">
            <text:p>0.462778790128898</text:p>
          </table:table-cell>
          <table:table-cell office:value-type="float" office:value="0.386801857218814" calcext:value-type="float">
            <text:p>0.386801857218814</text:p>
          </table:table-cell>
          <table:table-cell office:value-type="float" office:value="0.452051043231369" calcext:value-type="float">
            <text:p>0.452051043231369</text:p>
          </table:table-cell>
          <table:table-cell office:value-type="float" office:value="7.64436715274902" calcext:value-type="float">
            <text:p>7.64436715274902</text:p>
          </table:table-cell>
          <table:table-cell office:value-type="float" office:value="10.8907479395049" calcext:value-type="float">
            <text:p>10.8907479395049</text:p>
          </table:table-cell>
          <table:table-cell office:value-type="float" office:value="8.57377733187118" calcext:value-type="float">
            <text:p>8.57377733187118</text:p>
          </table:table-cell>
          <table:table-cell office:value-type="float" office:value="10.3591260933954" calcext:value-type="float">
            <text:p>10.3591260933954</text:p>
          </table:table-cell>
          <table:table-cell office:value-type="float" office:value="0.230043430502624" calcext:value-type="float">
            <text:p>0.230043430502624</text:p>
          </table:table-cell>
          <table:table-cell office:value-type="float" office:value="0.246631968460248" calcext:value-type="float">
            <text:p>0.246631968460248</text:p>
          </table:table-cell>
          <table:table-cell office:value-type="float" office:value="0.236191334647732" calcext:value-type="float">
            <text:p>0.236191334647732</text:p>
          </table:table-cell>
          <table:table-cell office:value-type="float" office:value="0.236121313655654" calcext:value-type="float">
            <text:p>0.236121313655654</text:p>
          </table:table-cell>
          <table:table-cell office:value-type="float" office:value="0.0315343957224143" calcext:value-type="float">
            <text:p>0.031534395722414</text:p>
          </table:table-cell>
          <table:table-cell office:value-type="float" office:value="0.0405768109710595" calcext:value-type="float">
            <text:p>0.04057681097106</text:p>
          </table:table-cell>
          <table:table-cell office:value-type="float" office:value="0.029078225436056" calcext:value-type="float">
            <text:p>0.029078225436056</text:p>
          </table:table-cell>
          <table:table-cell office:value-type="float" office:value="0.0441115078181099" calcext:value-type="float">
            <text:p>0.04411150781811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1416633157955" calcext:value-type="float">
            <text:p>0.381416633157955</text:p>
          </table:table-cell>
          <table:table-cell office:value-type="float" office:value="0.459627328819829" calcext:value-type="float">
            <text:p>0.459627328819829</text:p>
          </table:table-cell>
          <table:table-cell office:value-type="float" office:value="0.387840959054706" calcext:value-type="float">
            <text:p>0.387840959054706</text:p>
          </table:table-cell>
          <table:table-cell office:value-type="float" office:value="0.449837230319347" calcext:value-type="float">
            <text:p>0.449837230319347</text:p>
          </table:table-cell>
          <table:table-cell office:value-type="float" office:value="7.39031412206021" calcext:value-type="float">
            <text:p>7.39031412206021</text:p>
          </table:table-cell>
          <table:table-cell office:value-type="float" office:value="10.4722106436562" calcext:value-type="float">
            <text:p>10.4722106436562</text:p>
          </table:table-cell>
          <table:table-cell office:value-type="float" office:value="8.00183193301096" calcext:value-type="float">
            <text:p>8.00183193301096</text:p>
          </table:table-cell>
          <table:table-cell office:value-type="float" office:value="9.52082124625464" calcext:value-type="float">
            <text:p>9.52082124625464</text:p>
          </table:table-cell>
          <table:table-cell office:value-type="float" office:value="0.230481640233571" calcext:value-type="float">
            <text:p>0.230481640233571</text:p>
          </table:table-cell>
          <table:table-cell office:value-type="float" office:value="0.245569744076544" calcext:value-type="float">
            <text:p>0.245569744076544</text:p>
          </table:table-cell>
          <table:table-cell office:value-type="float" office:value="0.235424299886854" calcext:value-type="float">
            <text:p>0.235424299886854</text:p>
          </table:table-cell>
          <table:table-cell office:value-type="float" office:value="0.237036377885841" calcext:value-type="float">
            <text:p>0.237036377885841</text:p>
          </table:table-cell>
          <table:table-cell office:value-type="float" office:value="0.0301674952494727" calcext:value-type="float">
            <text:p>0.030167495249473</text:p>
          </table:table-cell>
          <table:table-cell office:value-type="float" office:value="0.0398788210454962" calcext:value-type="float">
            <text:p>0.039878821045496</text:p>
          </table:table-cell>
          <table:table-cell office:value-type="float" office:value="0.0277322319229523" calcext:value-type="float">
            <text:p>0.027732231922952</text:p>
          </table:table-cell>
          <table:table-cell office:value-type="float" office:value="0.0434911070984435" calcext:value-type="float">
            <text:p>0.043491107098444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5003687170314" calcext:value-type="float">
            <text:p>0.385003687170314</text:p>
          </table:table-cell>
          <table:table-cell office:value-type="float" office:value="0.459585521167164" calcext:value-type="float">
            <text:p>0.459585521167164</text:p>
          </table:table-cell>
          <table:table-cell office:value-type="float" office:value="0.389810604693094" calcext:value-type="float">
            <text:p>0.389810604693094</text:p>
          </table:table-cell>
          <table:table-cell office:value-type="float" office:value="0.452287574037459" calcext:value-type="float">
            <text:p>0.452287574037459</text:p>
          </table:table-cell>
          <table:table-cell office:value-type="float" office:value="7.50766652426017" calcext:value-type="float">
            <text:p>7.50766652426017</text:p>
          </table:table-cell>
          <table:table-cell office:value-type="float" office:value="10.3120537322979" calcext:value-type="float">
            <text:p>10.3120537322979</text:p>
          </table:table-cell>
          <table:table-cell office:value-type="float" office:value="8.13300374630875" calcext:value-type="float">
            <text:p>8.13300374630875</text:p>
          </table:table-cell>
          <table:table-cell office:value-type="float" office:value="9.81763445282178" calcext:value-type="float">
            <text:p>9.81763445282178</text:p>
          </table:table-cell>
          <table:table-cell office:value-type="float" office:value="0.240138582696142" calcext:value-type="float">
            <text:p>0.240138582696142</text:p>
          </table:table-cell>
          <table:table-cell office:value-type="float" office:value="0.261705944373404" calcext:value-type="float">
            <text:p>0.261705944373404</text:p>
          </table:table-cell>
          <table:table-cell office:value-type="float" office:value="0.244718915046974" calcext:value-type="float">
            <text:p>0.244718915046974</text:p>
          </table:table-cell>
          <table:table-cell office:value-type="float" office:value="0.253659000868113" calcext:value-type="float">
            <text:p>0.253659000868113</text:p>
          </table:table-cell>
          <table:table-cell office:value-type="float" office:value="0.0300498749241069" calcext:value-type="float">
            <text:p>0.030049874924107</text:p>
          </table:table-cell>
          <table:table-cell office:value-type="float" office:value="0.0378782309535814" calcext:value-type="float">
            <text:p>0.037878230953581</text:p>
          </table:table-cell>
          <table:table-cell office:value-type="float" office:value="0.0269669527209459" calcext:value-type="float">
            <text:p>0.026966952720946</text:p>
          </table:table-cell>
          <table:table-cell office:value-type="float" office:value="0.0426112018998786" calcext:value-type="float">
            <text:p>0.042611201899879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4151342391218" calcext:value-type="float">
            <text:p>0.384151342391218</text:p>
          </table:table-cell>
          <table:table-cell office:value-type="float" office:value="0.45456529234228" calcext:value-type="float">
            <text:p>0.45456529234228</text:p>
          </table:table-cell>
          <table:table-cell office:value-type="float" office:value="0.387096764551031" calcext:value-type="float">
            <text:p>0.387096764551031</text:p>
          </table:table-cell>
          <table:table-cell office:value-type="float" office:value="0.449530037706922" calcext:value-type="float">
            <text:p>0.449530037706922</text:p>
          </table:table-cell>
          <table:table-cell office:value-type="float" office:value="7.49408661781011" calcext:value-type="float">
            <text:p>7.49408661781011</text:p>
          </table:table-cell>
          <table:table-cell office:value-type="float" office:value="10.4332222190619" calcext:value-type="float">
            <text:p>10.4332222190619</text:p>
          </table:table-cell>
          <table:table-cell office:value-type="float" office:value="7.89875922948646" calcext:value-type="float">
            <text:p>7.89875922948646</text:p>
          </table:table-cell>
          <table:table-cell office:value-type="float" office:value="10.177567082115" calcext:value-type="float">
            <text:p>10.177567082115</text:p>
          </table:table-cell>
          <table:table-cell office:value-type="float" office:value="0.237277878522452" calcext:value-type="float">
            <text:p>0.237277878522452</text:p>
          </table:table-cell>
          <table:table-cell office:value-type="float" office:value="0.251046126710698" calcext:value-type="float">
            <text:p>0.251046126710698</text:p>
          </table:table-cell>
          <table:table-cell office:value-type="float" office:value="0.241049857153713" calcext:value-type="float">
            <text:p>0.241049857153713</text:p>
          </table:table-cell>
          <table:table-cell office:value-type="float" office:value="0.244410878693063" calcext:value-type="float">
            <text:p>0.244410878693063</text:p>
          </table:table-cell>
          <table:table-cell office:value-type="float" office:value="0.0300697175575511" calcext:value-type="float">
            <text:p>0.030069717557551</text:p>
          </table:table-cell>
          <table:table-cell office:value-type="float" office:value="0.0397652767384595" calcext:value-type="float">
            <text:p>0.03976527673846</text:p>
          </table:table-cell>
          <table:table-cell office:value-type="float" office:value="0.0274354148459241" calcext:value-type="float">
            <text:p>0.027435414845924</text:p>
          </table:table-cell>
          <table:table-cell office:value-type="float" office:value="0.0438866204719952" calcext:value-type="float">
            <text:p>0.043886620471995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3061733242986" calcext:value-type="float">
            <text:p>0.383061733242986</text:p>
          </table:table-cell>
          <table:table-cell office:value-type="float" office:value="0.44981752301471" calcext:value-type="float">
            <text:p>0.44981752301471</text:p>
          </table:table-cell>
          <table:table-cell office:value-type="float" office:value="0.387426945822151" calcext:value-type="float">
            <text:p>0.387426945822151</text:p>
          </table:table-cell>
          <table:table-cell office:value-type="float" office:value="0.442712947972041" calcext:value-type="float">
            <text:p>0.442712947972041</text:p>
          </table:table-cell>
          <table:table-cell office:value-type="float" office:value="7.36016628436681" calcext:value-type="float">
            <text:p>7.36016628436681</text:p>
          </table:table-cell>
          <table:table-cell office:value-type="float" office:value="9.79865432337804" calcext:value-type="float">
            <text:p>9.79865432337804</text:p>
          </table:table-cell>
          <table:table-cell office:value-type="float" office:value="8.00395922034007" calcext:value-type="float">
            <text:p>8.00395922034007</text:p>
          </table:table-cell>
          <table:table-cell office:value-type="float" office:value="9.00071071660141" calcext:value-type="float">
            <text:p>9.00071071660141</text:p>
          </table:table-cell>
          <table:table-cell office:value-type="float" office:value="0.233110605775079" calcext:value-type="float">
            <text:p>0.233110605775079</text:p>
          </table:table-cell>
          <table:table-cell office:value-type="float" office:value="0.230739672752616" calcext:value-type="float">
            <text:p>0.230739672752616</text:p>
          </table:table-cell>
          <table:table-cell office:value-type="float" office:value="0.237476370001913" calcext:value-type="float">
            <text:p>0.237476370001913</text:p>
          </table:table-cell>
          <table:table-cell office:value-type="float" office:value="0.223562325202828" calcext:value-type="float">
            <text:p>0.223562325202828</text:p>
          </table:table-cell>
          <table:table-cell office:value-type="float" office:value="0.0275668128217368" calcext:value-type="float">
            <text:p>0.027566812821737</text:p>
          </table:table-cell>
          <table:table-cell office:value-type="float" office:value="0.0383533534203302" calcext:value-type="float">
            <text:p>0.03835335342033</text:p>
          </table:table-cell>
          <table:table-cell office:value-type="float" office:value="0.0266968128350211" calcext:value-type="float">
            <text:p>0.026696812835021</text:p>
          </table:table-cell>
          <table:table-cell office:value-type="float" office:value="0.0394661804742125" calcext:value-type="float">
            <text:p>0.039466180474213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8140703641172" calcext:value-type="float">
            <text:p>0.378140703641172</text:p>
          </table:table-cell>
          <table:table-cell office:value-type="float" office:value="0.446100795960947" calcext:value-type="float">
            <text:p>0.446100795960947</text:p>
          </table:table-cell>
          <table:table-cell office:value-type="float" office:value="0.382245759030651" calcext:value-type="float">
            <text:p>0.382245759030651</text:p>
          </table:table-cell>
          <table:table-cell office:value-type="float" office:value="0.441380224535211" calcext:value-type="float">
            <text:p>0.441380224535211</text:p>
          </table:table-cell>
          <table:table-cell office:value-type="float" office:value="7.28418924103344" calcext:value-type="float">
            <text:p>7.28418924103344</text:p>
          </table:table-cell>
          <table:table-cell office:value-type="float" office:value="9.85657234082812" calcext:value-type="float">
            <text:p>9.85657234082812</text:p>
          </table:table-cell>
          <table:table-cell office:value-type="float" office:value="7.63898276141321" calcext:value-type="float">
            <text:p>7.63898276141321</text:p>
          </table:table-cell>
          <table:table-cell office:value-type="float" office:value="9.23880940624029" calcext:value-type="float">
            <text:p>9.23880940624029</text:p>
          </table:table-cell>
          <table:table-cell office:value-type="float" office:value="0.230323283702223" calcext:value-type="float">
            <text:p>0.230323283702223</text:p>
          </table:table-cell>
          <table:table-cell office:value-type="float" office:value="0.225571334836839" calcext:value-type="float">
            <text:p>0.225571334836839</text:p>
          </table:table-cell>
          <table:table-cell office:value-type="float" office:value="0.234283377417736" calcext:value-type="float">
            <text:p>0.234283377417736</text:p>
          </table:table-cell>
          <table:table-cell office:value-type="float" office:value="0.219167019226477" calcext:value-type="float">
            <text:p>0.219167019226477</text:p>
          </table:table-cell>
          <table:table-cell office:value-type="float" office:value="0.0321960674414185" calcext:value-type="float">
            <text:p>0.032196067441419</text:p>
          </table:table-cell>
          <table:table-cell office:value-type="float" office:value="0.0381789526201624" calcext:value-type="float">
            <text:p>0.038178952620163</text:p>
          </table:table-cell>
          <table:table-cell office:value-type="float" office:value="0.0264856882864934" calcext:value-type="float">
            <text:p>0.026485688286494</text:p>
          </table:table-cell>
          <table:table-cell office:value-type="float" office:value="0.0474383123518786" calcext:value-type="float">
            <text:p>0.047438312351879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3386530903044" calcext:value-type="float">
            <text:p>0.373386530903044</text:p>
          </table:table-cell>
          <table:table-cell office:value-type="float" office:value="0.439979760392157" calcext:value-type="float">
            <text:p>0.439979760392157</text:p>
          </table:table-cell>
          <table:table-cell office:value-type="float" office:value="0.376920395936062" calcext:value-type="float">
            <text:p>0.376920395936062</text:p>
          </table:table-cell>
          <table:table-cell office:value-type="float" office:value="0.434685914249097" calcext:value-type="float">
            <text:p>0.434685914249097</text:p>
          </table:table-cell>
          <table:table-cell office:value-type="float" office:value="7.25591023543478" calcext:value-type="float">
            <text:p>7.25591023543478</text:p>
          </table:table-cell>
          <table:table-cell office:value-type="float" office:value="9.80003329728126" calcext:value-type="float">
            <text:p>9.80003329728126</text:p>
          </table:table-cell>
          <table:table-cell office:value-type="float" office:value="7.37787991559403" calcext:value-type="float">
            <text:p>7.37787991559403</text:p>
          </table:table-cell>
          <table:table-cell office:value-type="float" office:value="9.12966340881335" calcext:value-type="float">
            <text:p>9.12966340881335</text:p>
          </table:table-cell>
          <table:table-cell office:value-type="float" office:value="0.23215680872651" calcext:value-type="float">
            <text:p>0.23215680872651</text:p>
          </table:table-cell>
          <table:table-cell office:value-type="float" office:value="0.236467274618668" calcext:value-type="float">
            <text:p>0.236467274618668</text:p>
          </table:table-cell>
          <table:table-cell office:value-type="float" office:value="0.235882197669778" calcext:value-type="float">
            <text:p>0.235882197669778</text:p>
          </table:table-cell>
          <table:table-cell office:value-type="float" office:value="0.230233935835087" calcext:value-type="float">
            <text:p>0.230233935835087</text:p>
          </table:table-cell>
          <table:table-cell office:value-type="float" office:value="0.0329525165212391" calcext:value-type="float">
            <text:p>0.032952516521239</text:p>
          </table:table-cell>
          <table:table-cell office:value-type="float" office:value="0.0419399139390001" calcext:value-type="float">
            <text:p>0.041939913939</text:p>
          </table:table-cell>
          <table:table-cell office:value-type="float" office:value="0.0276720305959926" calcext:value-type="float">
            <text:p>0.027672030595993</text:p>
          </table:table-cell>
          <table:table-cell office:value-type="float" office:value="0.0503804080519419" calcext:value-type="float">
            <text:p>0.050380408051942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4569005788839" calcext:value-type="float">
            <text:p>0.374569005788839</text:p>
          </table:table-cell>
          <table:table-cell office:value-type="float" office:value="0.440231030632429" calcext:value-type="float">
            <text:p>0.440231030632429</text:p>
          </table:table-cell>
          <table:table-cell office:value-type="float" office:value="0.37841865439869" calcext:value-type="float">
            <text:p>0.37841865439869</text:p>
          </table:table-cell>
          <table:table-cell office:value-type="float" office:value="0.434281759087912" calcext:value-type="float">
            <text:p>0.434281759087912</text:p>
          </table:table-cell>
          <table:table-cell office:value-type="float" office:value="7.08923762170129" calcext:value-type="float">
            <text:p>7.08923762170129</text:p>
          </table:table-cell>
          <table:table-cell office:value-type="float" office:value="9.89910216856607" calcext:value-type="float">
            <text:p>9.89910216856607</text:p>
          </table:table-cell>
          <table:table-cell office:value-type="float" office:value="7.39587228886783" calcext:value-type="float">
            <text:p>7.39587228886783</text:p>
          </table:table-cell>
          <table:table-cell office:value-type="float" office:value="8.98935049807762" calcext:value-type="float">
            <text:p>8.98935049807762</text:p>
          </table:table-cell>
          <table:table-cell office:value-type="float" office:value="0.223265548806156" calcext:value-type="float">
            <text:p>0.223265548806156</text:p>
          </table:table-cell>
          <table:table-cell office:value-type="float" office:value="0.213805611570279" calcext:value-type="float">
            <text:p>0.213805611570279</text:p>
          </table:table-cell>
          <table:table-cell office:value-type="float" office:value="0.227115012619095" calcext:value-type="float">
            <text:p>0.227115012619095</text:p>
          </table:table-cell>
          <table:table-cell office:value-type="float" office:value="0.207611110330928" calcext:value-type="float">
            <text:p>0.207611110330928</text:p>
          </table:table-cell>
          <table:table-cell office:value-type="float" office:value="0.0353258076770816" calcext:value-type="float">
            <text:p>0.035325807677082</text:p>
          </table:table-cell>
          <table:table-cell office:value-type="float" office:value="0.0442552122119309" calcext:value-type="float">
            <text:p>0.044255212211931</text:p>
          </table:table-cell>
          <table:table-cell office:value-type="float" office:value="0.0285792226816831" calcext:value-type="float">
            <text:p>0.028579222681683</text:p>
          </table:table-cell>
          <table:table-cell office:value-type="float" office:value="0.0553310496461055" calcext:value-type="float">
            <text:p>0.055331049646106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93010235536" calcext:value-type="float">
            <text:p>0.37193010235536</text:p>
          </table:table-cell>
          <table:table-cell office:value-type="float" office:value="0.438968105853394" calcext:value-type="float">
            <text:p>0.438968105853394</text:p>
          </table:table-cell>
          <table:table-cell office:value-type="float" office:value="0.376761285151634" calcext:value-type="float">
            <text:p>0.376761285151634</text:p>
          </table:table-cell>
          <table:table-cell office:value-type="float" office:value="0.431546987006982" calcext:value-type="float">
            <text:p>0.431546987006982</text:p>
          </table:table-cell>
          <table:table-cell office:value-type="float" office:value="6.82293286339498" calcext:value-type="float">
            <text:p>6.82293286339498</text:p>
          </table:table-cell>
          <table:table-cell office:value-type="float" office:value="9.85563692964377" calcext:value-type="float">
            <text:p>9.85563692964377</text:p>
          </table:table-cell>
          <table:table-cell office:value-type="float" office:value="7.09709370086825" calcext:value-type="float">
            <text:p>7.09709370086825</text:p>
          </table:table-cell>
          <table:table-cell office:value-type="float" office:value="8.87661022664011" calcext:value-type="float">
            <text:p>8.87661022664011</text:p>
          </table:table-cell>
          <table:table-cell office:value-type="float" office:value="0.224136752801658" calcext:value-type="float">
            <text:p>0.224136752801658</text:p>
          </table:table-cell>
          <table:table-cell office:value-type="float" office:value="0.229299528467567" calcext:value-type="float">
            <text:p>0.229299528467567</text:p>
          </table:table-cell>
          <table:table-cell office:value-type="float" office:value="0.228899920617457" calcext:value-type="float">
            <text:p>0.228899920617457</text:p>
          </table:table-cell>
          <table:table-cell office:value-type="float" office:value="0.221182730133267" calcext:value-type="float">
            <text:p>0.221182730133267</text:p>
          </table:table-cell>
          <table:table-cell office:value-type="float" office:value="0.0360536182372765" calcext:value-type="float">
            <text:p>0.036053618237277</text:p>
          </table:table-cell>
          <table:table-cell office:value-type="float" office:value="0.0458618731021378" calcext:value-type="float">
            <text:p>0.045861873102138</text:p>
          </table:table-cell>
          <table:table-cell office:value-type="float" office:value="0.0316315614949277" calcext:value-type="float">
            <text:p>0.031631561494928</text:p>
          </table:table-cell>
          <table:table-cell office:value-type="float" office:value="0.0528850629918192" calcext:value-type="float">
            <text:p>0.052885062991819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3857293780397" calcext:value-type="float">
            <text:p>0.373857293780397</text:p>
          </table:table-cell>
          <table:table-cell office:value-type="float" office:value="0.442419101942031" calcext:value-type="float">
            <text:p>0.442419101942031</text:p>
          </table:table-cell>
          <table:table-cell office:value-type="float" office:value="0.377690259228345" calcext:value-type="float">
            <text:p>0.377690259228345</text:p>
          </table:table-cell>
          <table:table-cell office:value-type="float" office:value="0.436061490890014" calcext:value-type="float">
            <text:p>0.436061490890014</text:p>
          </table:table-cell>
          <table:table-cell office:value-type="float" office:value="6.66509332114945" calcext:value-type="float">
            <text:p>6.66509332114945</text:p>
          </table:table-cell>
          <table:table-cell office:value-type="float" office:value="9.6468974208865" calcext:value-type="float">
            <text:p>9.6468974208865</text:p>
          </table:table-cell>
          <table:table-cell office:value-type="float" office:value="7.05971055699432" calcext:value-type="float">
            <text:p>7.05971055699432</text:p>
          </table:table-cell>
          <table:table-cell office:value-type="float" office:value="9.34150484605684" calcext:value-type="float">
            <text:p>9.34150484605684</text:p>
          </table:table-cell>
          <table:table-cell office:value-type="float" office:value="0.22841395272672" calcext:value-type="float">
            <text:p>0.22841395272672</text:p>
          </table:table-cell>
          <table:table-cell office:value-type="float" office:value="0.236471211220682" calcext:value-type="float">
            <text:p>0.236471211220682</text:p>
          </table:table-cell>
          <table:table-cell office:value-type="float" office:value="0.232263697539081" calcext:value-type="float">
            <text:p>0.232263697539081</text:p>
          </table:table-cell>
          <table:table-cell office:value-type="float" office:value="0.22966891128931" calcext:value-type="float">
            <text:p>0.22966891128931</text:p>
          </table:table-cell>
          <table:table-cell office:value-type="float" office:value="0.0382078498719303" calcext:value-type="float">
            <text:p>0.03820784987193</text:p>
          </table:table-cell>
          <table:table-cell office:value-type="float" office:value="0.0491665539939344" calcext:value-type="float">
            <text:p>0.049166553993935</text:p>
          </table:table-cell>
          <table:table-cell office:value-type="float" office:value="0.0330568361888817" calcext:value-type="float">
            <text:p>0.033056836188882</text:p>
          </table:table-cell>
          <table:table-cell office:value-type="float" office:value="0.0576482051727815" calcext:value-type="float">
            <text:p>0.057648205172782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9336255704232" calcext:value-type="float">
            <text:p>0.369336255704232</text:p>
          </table:table-cell>
          <table:table-cell office:value-type="float" office:value="0.441532348211354" calcext:value-type="float">
            <text:p>0.441532348211354</text:p>
          </table:table-cell>
          <table:table-cell office:value-type="float" office:value="0.372383853656194" calcext:value-type="float">
            <text:p>0.372383853656194</text:p>
          </table:table-cell>
          <table:table-cell office:value-type="float" office:value="0.437373189633649" calcext:value-type="float">
            <text:p>0.437373189633649</text:p>
          </table:table-cell>
          <table:table-cell office:value-type="float" office:value="7.0130275327433" calcext:value-type="float">
            <text:p>7.0130275327433</text:p>
          </table:table-cell>
          <table:table-cell office:value-type="float" office:value="10.2277903321992" calcext:value-type="float">
            <text:p>10.2277903321992</text:p>
          </table:table-cell>
          <table:table-cell office:value-type="float" office:value="7.07624958851694" calcext:value-type="float">
            <text:p>7.07624958851694</text:p>
          </table:table-cell>
          <table:table-cell office:value-type="float" office:value="9.79040647633979" calcext:value-type="float">
            <text:p>9.79040647633979</text:p>
          </table:table-cell>
          <table:table-cell office:value-type="float" office:value="0.222332551311633" calcext:value-type="float">
            <text:p>0.222332551311633</text:p>
          </table:table-cell>
          <table:table-cell office:value-type="float" office:value="0.238902103104503" calcext:value-type="float">
            <text:p>0.238902103104503</text:p>
          </table:table-cell>
          <table:table-cell office:value-type="float" office:value="0.225509132941984" calcext:value-type="float">
            <text:p>0.225509132941984</text:p>
          </table:table-cell>
          <table:table-cell office:value-type="float" office:value="0.233113853890688" calcext:value-type="float">
            <text:p>0.233113853890688</text:p>
          </table:table-cell>
          <table:table-cell office:value-type="float" office:value="0.0393155445138267" calcext:value-type="float">
            <text:p>0.039315544513827</text:p>
          </table:table-cell>
          <table:table-cell office:value-type="float" office:value="0.052003706973277" calcext:value-type="float">
            <text:p>0.052003706973277</text:p>
          </table:table-cell>
          <table:table-cell office:value-type="float" office:value="0.0342271609538732" calcext:value-type="float">
            <text:p>0.034227160953873</text:p>
          </table:table-cell>
          <table:table-cell office:value-type="float" office:value="0.0603338146254804" calcext:value-type="float">
            <text:p>0.060333814625481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7180212927436" calcext:value-type="float">
            <text:p>0.367180212927436</text:p>
          </table:table-cell>
          <table:table-cell office:value-type="float" office:value="0.438378190074478" calcext:value-type="float">
            <text:p>0.438378190074478</text:p>
          </table:table-cell>
          <table:table-cell office:value-type="float" office:value="0.371530939140186" calcext:value-type="float">
            <text:p>0.371530939140186</text:p>
          </table:table-cell>
          <table:table-cell office:value-type="float" office:value="0.432274493435244" calcext:value-type="float">
            <text:p>0.432274493435244</text:p>
          </table:table-cell>
          <table:table-cell office:value-type="float" office:value="6.74625031419877" calcext:value-type="float">
            <text:p>6.74625031419877</text:p>
          </table:table-cell>
          <table:table-cell office:value-type="float" office:value="10.038458250505" calcext:value-type="float">
            <text:p>10.038458250505</text:p>
          </table:table-cell>
          <table:table-cell office:value-type="float" office:value="7.21478362544922" calcext:value-type="float">
            <text:p>7.21478362544922</text:p>
          </table:table-cell>
          <table:table-cell office:value-type="float" office:value="9.34779928869299" calcext:value-type="float">
            <text:p>9.34779928869299</text:p>
          </table:table-cell>
          <table:table-cell office:value-type="float" office:value="0.222960326493053" calcext:value-type="float">
            <text:p>0.222960326493053</text:p>
          </table:table-cell>
          <table:table-cell office:value-type="float" office:value="0.235789951709048" calcext:value-type="float">
            <text:p>0.235789951709048</text:p>
          </table:table-cell>
          <table:table-cell office:value-type="float" office:value="0.226899731593967" calcext:value-type="float">
            <text:p>0.226899731593967</text:p>
          </table:table-cell>
          <table:table-cell office:value-type="float" office:value="0.22870193789942" calcext:value-type="float">
            <text:p>0.22870193789942</text:p>
          </table:table-cell>
          <table:table-cell office:value-type="float" office:value="0.0370166362388368" calcext:value-type="float">
            <text:p>0.037016636238837</text:p>
          </table:table-cell>
          <table:table-cell office:value-type="float" office:value="0.0494511970833956" calcext:value-type="float">
            <text:p>0.049451197083396</text:p>
          </table:table-cell>
          <table:table-cell office:value-type="float" office:value="0.0329010340279737" calcext:value-type="float">
            <text:p>0.032901034027974</text:p>
          </table:table-cell>
          <table:table-cell office:value-type="float" office:value="0.0560851578694137" calcext:value-type="float">
            <text:p>0.056085157869414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9168361910037" calcext:value-type="float">
            <text:p>0.369168361910037</text:p>
          </table:table-cell>
          <table:table-cell office:value-type="float" office:value="0.438436904579963" calcext:value-type="float">
            <text:p>0.438436904579963</text:p>
          </table:table-cell>
          <table:table-cell office:value-type="float" office:value="0.37337114994601" calcext:value-type="float">
            <text:p>0.37337114994601</text:p>
          </table:table-cell>
          <table:table-cell office:value-type="float" office:value="0.431797566758129" calcext:value-type="float">
            <text:p>0.431797566758129</text:p>
          </table:table-cell>
          <table:table-cell office:value-type="float" office:value="6.61737715896515" calcext:value-type="float">
            <text:p>6.61737715896515</text:p>
          </table:table-cell>
          <table:table-cell office:value-type="float" office:value="9.23707814055078" calcext:value-type="float">
            <text:p>9.23707814055078</text:p>
          </table:table-cell>
          <table:table-cell office:value-type="float" office:value="6.9570676363411" calcext:value-type="float">
            <text:p>6.9570676363411</text:p>
          </table:table-cell>
          <table:table-cell office:value-type="float" office:value="8.79426374859808" calcext:value-type="float">
            <text:p>8.79426374859808</text:p>
          </table:table-cell>
          <table:table-cell office:value-type="float" office:value="0.22346727547662" calcext:value-type="float">
            <text:p>0.22346727547662</text:p>
          </table:table-cell>
          <table:table-cell office:value-type="float" office:value="0.241190239512234" calcext:value-type="float">
            <text:p>0.241190239512234</text:p>
          </table:table-cell>
          <table:table-cell office:value-type="float" office:value="0.227584146477907" calcext:value-type="float">
            <text:p>0.227584146477907</text:p>
          </table:table-cell>
          <table:table-cell office:value-type="float" office:value="0.233851056163883" calcext:value-type="float">
            <text:p>0.233851056163883</text:p>
          </table:table-cell>
          <table:table-cell office:value-type="float" office:value="0.034660583709395" calcext:value-type="float">
            <text:p>0.034660583709395</text:p>
          </table:table-cell>
          <table:table-cell office:value-type="float" office:value="0.0470863744689203" calcext:value-type="float">
            <text:p>0.04708637446892</text:p>
          </table:table-cell>
          <table:table-cell office:value-type="float" office:value="0.0299862173114783" calcext:value-type="float">
            <text:p>0.029986217311478</text:p>
          </table:table-cell>
          <table:table-cell office:value-type="float" office:value="0.0544395236776812" calcext:value-type="float">
            <text:p>0.054439523677681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4051701766674" calcext:value-type="float">
            <text:p>0.364051701766674</text:p>
          </table:table-cell>
          <table:table-cell office:value-type="float" office:value="0.43122269681254" calcext:value-type="float">
            <text:p>0.43122269681254</text:p>
          </table:table-cell>
          <table:table-cell office:value-type="float" office:value="0.367281423293975" calcext:value-type="float">
            <text:p>0.367281423293975</text:p>
          </table:table-cell>
          <table:table-cell office:value-type="float" office:value="0.425521348503223" calcext:value-type="float">
            <text:p>0.425521348503223</text:p>
          </table:table-cell>
          <table:table-cell office:value-type="float" office:value="6.49535602427277" calcext:value-type="float">
            <text:p>6.49535602427277</text:p>
          </table:table-cell>
          <table:table-cell office:value-type="float" office:value="8.84832664919049" calcext:value-type="float">
            <text:p>8.84832664919049</text:p>
          </table:table-cell>
          <table:table-cell office:value-type="float" office:value="6.75438698953874" calcext:value-type="float">
            <text:p>6.75438698953874</text:p>
          </table:table-cell>
          <table:table-cell office:value-type="float" office:value="8.48289734146362" calcext:value-type="float">
            <text:p>8.48289734146362</text:p>
          </table:table-cell>
          <table:table-cell office:value-type="float" office:value="0.224019189684495" calcext:value-type="float">
            <text:p>0.224019189684495</text:p>
          </table:table-cell>
          <table:table-cell office:value-type="float" office:value="0.243056669357183" calcext:value-type="float">
            <text:p>0.243056669357183</text:p>
          </table:table-cell>
          <table:table-cell office:value-type="float" office:value="0.227363831414315" calcext:value-type="float">
            <text:p>0.227363831414315</text:p>
          </table:table-cell>
          <table:table-cell office:value-type="float" office:value="0.236938977630938" calcext:value-type="float">
            <text:p>0.236938977630938</text:p>
          </table:table-cell>
          <table:table-cell office:value-type="float" office:value="0.0376058868357505" calcext:value-type="float">
            <text:p>0.037605886835751</text:p>
          </table:table-cell>
          <table:table-cell office:value-type="float" office:value="0.0534787535831441" calcext:value-type="float">
            <text:p>0.053478753583144</text:p>
          </table:table-cell>
          <table:table-cell office:value-type="float" office:value="0.0338218682203533" calcext:value-type="float">
            <text:p>0.033821868220353</text:p>
          </table:table-cell>
          <table:table-cell office:value-type="float" office:value="0.0594671630371549" calcext:value-type="float">
            <text:p>0.059467163037155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6255622816934" calcext:value-type="float">
            <text:p>0.366255622816934</text:p>
          </table:table-cell>
          <table:table-cell office:value-type="float" office:value="0.432634131970963" calcext:value-type="float">
            <text:p>0.432634131970963</text:p>
          </table:table-cell>
          <table:table-cell office:value-type="float" office:value="0.369185868157104" calcext:value-type="float">
            <text:p>0.369185868157104</text:p>
          </table:table-cell>
          <table:table-cell office:value-type="float" office:value="0.428502289980734" calcext:value-type="float">
            <text:p>0.428502289980734</text:p>
          </table:table-cell>
          <table:table-cell office:value-type="float" office:value="6.60144547497712" calcext:value-type="float">
            <text:p>6.60144547497712</text:p>
          </table:table-cell>
          <table:table-cell office:value-type="float" office:value="9.40597131154513" calcext:value-type="float">
            <text:p>9.40597131154513</text:p>
          </table:table-cell>
          <table:table-cell office:value-type="float" office:value="7.02139249123227" calcext:value-type="float">
            <text:p>7.02139249123227</text:p>
          </table:table-cell>
          <table:table-cell office:value-type="float" office:value="8.97938169433369" calcext:value-type="float">
            <text:p>8.97938169433369</text:p>
          </table:table-cell>
          <table:table-cell office:value-type="float" office:value="0.223249189183651" calcext:value-type="float">
            <text:p>0.223249189183651</text:p>
          </table:table-cell>
          <table:table-cell office:value-type="float" office:value="0.245202473614406" calcext:value-type="float">
            <text:p>0.245202473614406</text:p>
          </table:table-cell>
          <table:table-cell office:value-type="float" office:value="0.22621051380977" calcext:value-type="float">
            <text:p>0.22621051380977</text:p>
          </table:table-cell>
          <table:table-cell office:value-type="float" office:value="0.239723773178929" calcext:value-type="float">
            <text:p>0.239723773178929</text:p>
          </table:table-cell>
          <table:table-cell office:value-type="float" office:value="0.0350258049186776" calcext:value-type="float">
            <text:p>0.035025804918678</text:p>
          </table:table-cell>
          <table:table-cell office:value-type="float" office:value="0.0522397163101678" calcext:value-type="float">
            <text:p>0.052239716310168</text:p>
          </table:table-cell>
          <table:table-cell office:value-type="float" office:value="0.0325604608505264" calcext:value-type="float">
            <text:p>0.032560460850526</text:p>
          </table:table-cell>
          <table:table-cell office:value-type="float" office:value="0.0560148159958526" calcext:value-type="float">
            <text:p>0.056014815995853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4119803536501" calcext:value-type="float">
            <text:p>0.364119803536501</text:p>
          </table:table-cell>
          <table:table-cell office:value-type="float" office:value="0.430460434483389" calcext:value-type="float">
            <text:p>0.430460434483389</text:p>
          </table:table-cell>
          <table:table-cell office:value-type="float" office:value="0.366392805074049" calcext:value-type="float">
            <text:p>0.366392805074049</text:p>
          </table:table-cell>
          <table:table-cell office:value-type="float" office:value="0.426916644915796" calcext:value-type="float">
            <text:p>0.426916644915796</text:p>
          </table:table-cell>
          <table:table-cell office:value-type="float" office:value="6.84057170086312" calcext:value-type="float">
            <text:p>6.84057170086312</text:p>
          </table:table-cell>
          <table:table-cell office:value-type="float" office:value="9.4968912791186" calcext:value-type="float">
            <text:p>9.4968912791186</text:p>
          </table:table-cell>
          <table:table-cell office:value-type="float" office:value="7.08221158719096" calcext:value-type="float">
            <text:p>7.08221158719096</text:p>
          </table:table-cell>
          <table:table-cell office:value-type="float" office:value="9.03051982916559" calcext:value-type="float">
            <text:p>9.03051982916559</text:p>
          </table:table-cell>
          <table:table-cell office:value-type="float" office:value="0.215280493884241" calcext:value-type="float">
            <text:p>0.215280493884241</text:p>
          </table:table-cell>
          <table:table-cell office:value-type="float" office:value="0.233844063176992" calcext:value-type="float">
            <text:p>0.233844063176992</text:p>
          </table:table-cell>
          <table:table-cell office:value-type="float" office:value="0.217713439261019" calcext:value-type="float">
            <text:p>0.217713439261019</text:p>
          </table:table-cell>
          <table:table-cell office:value-type="float" office:value="0.229455886849629" calcext:value-type="float">
            <text:p>0.229455886849629</text:p>
          </table:table-cell>
          <table:table-cell office:value-type="float" office:value="0.0322489482109501" calcext:value-type="float">
            <text:p>0.03224894821095</text:p>
          </table:table-cell>
          <table:table-cell office:value-type="float" office:value="0.0469396517889293" calcext:value-type="float">
            <text:p>0.046939651788929</text:p>
          </table:table-cell>
          <table:table-cell office:value-type="float" office:value="0.0295009686133698" calcext:value-type="float">
            <text:p>0.02950096861337</text:p>
          </table:table-cell>
          <table:table-cell office:value-type="float" office:value="0.0512351692562249" calcext:value-type="float">
            <text:p>0.051235169256225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4576835660445" calcext:value-type="float">
            <text:p>0.364576835660445</text:p>
          </table:table-cell>
          <table:table-cell office:value-type="float" office:value="0.431814148268959" calcext:value-type="float">
            <text:p>0.431814148268959</text:p>
          </table:table-cell>
          <table:table-cell office:value-type="float" office:value="0.366860997429072" calcext:value-type="float">
            <text:p>0.366860997429072</text:p>
          </table:table-cell>
          <table:table-cell office:value-type="float" office:value="0.428637327972913" calcext:value-type="float">
            <text:p>0.428637327972913</text:p>
          </table:table-cell>
          <table:table-cell office:value-type="float" office:value="7.03833262775796" calcext:value-type="float">
            <text:p>7.03833262775796</text:p>
          </table:table-cell>
          <table:table-cell office:value-type="float" office:value="10.3565575614569" calcext:value-type="float">
            <text:p>10.3565575614569</text:p>
          </table:table-cell>
          <table:table-cell office:value-type="float" office:value="7.22442029821464" calcext:value-type="float">
            <text:p>7.22442029821464</text:p>
          </table:table-cell>
          <table:table-cell office:value-type="float" office:value="9.72031607345282" calcext:value-type="float">
            <text:p>9.72031607345282</text:p>
          </table:table-cell>
          <table:table-cell office:value-type="float" office:value="0.217306925208738" calcext:value-type="float">
            <text:p>0.217306925208738</text:p>
          </table:table-cell>
          <table:table-cell office:value-type="float" office:value="0.240510198977647" calcext:value-type="float">
            <text:p>0.240510198977647</text:p>
          </table:table-cell>
          <table:table-cell office:value-type="float" office:value="0.220815960510784" calcext:value-type="float">
            <text:p>0.220815960510784</text:p>
          </table:table-cell>
          <table:table-cell office:value-type="float" office:value="0.234127242445312" calcext:value-type="float">
            <text:p>0.234127242445312</text:p>
          </table:table-cell>
          <table:table-cell office:value-type="float" office:value="0.0349424571937039" calcext:value-type="float">
            <text:p>0.034942457193704</text:p>
          </table:table-cell>
          <table:table-cell office:value-type="float" office:value="0.0472819397081125" calcext:value-type="float">
            <text:p>0.047281939708113</text:p>
          </table:table-cell>
          <table:table-cell office:value-type="float" office:value="0.0297151927682198" calcext:value-type="float">
            <text:p>0.02971519276822</text:p>
          </table:table-cell>
          <table:table-cell office:value-type="float" office:value="0.0555603632408102" calcext:value-type="float">
            <text:p>0.05556036324081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5974043735383" calcext:value-type="float">
            <text:p>0.365974043735383</text:p>
          </table:table-cell>
          <table:table-cell office:value-type="float" office:value="0.44079068477214" calcext:value-type="float">
            <text:p>0.44079068477214</text:p>
          </table:table-cell>
          <table:table-cell office:value-type="float" office:value="0.368745476989057" calcext:value-type="float">
            <text:p>0.368745476989057</text:p>
          </table:table-cell>
          <table:table-cell office:value-type="float" office:value="0.436929607519344" calcext:value-type="float">
            <text:p>0.436929607519344</text:p>
          </table:table-cell>
          <table:table-cell office:value-type="float" office:value="7.08612734235581" calcext:value-type="float">
            <text:p>7.08612734235581</text:p>
          </table:table-cell>
          <table:table-cell office:value-type="float" office:value="9.96545029471518" calcext:value-type="float">
            <text:p>9.96545029471518</text:p>
          </table:table-cell>
          <table:table-cell office:value-type="float" office:value="7.52949667719959" calcext:value-type="float">
            <text:p>7.52949667719959</text:p>
          </table:table-cell>
          <table:table-cell office:value-type="float" office:value="8.97428586789254" calcext:value-type="float">
            <text:p>8.97428586789254</text:p>
          </table:table-cell>
          <table:table-cell office:value-type="float" office:value="0.220987399375932" calcext:value-type="float">
            <text:p>0.220987399375932</text:p>
          </table:table-cell>
          <table:table-cell office:value-type="float" office:value="0.242441081848921" calcext:value-type="float">
            <text:p>0.242441081848921</text:p>
          </table:table-cell>
          <table:table-cell office:value-type="float" office:value="0.223405154607073" calcext:value-type="float">
            <text:p>0.223405154607073</text:p>
          </table:table-cell>
          <table:table-cell office:value-type="float" office:value="0.237963185784632" calcext:value-type="float">
            <text:p>0.237963185784632</text:p>
          </table:table-cell>
          <table:table-cell office:value-type="float" office:value="0.0340790071365171" calcext:value-type="float">
            <text:p>0.034079007136517</text:p>
          </table:table-cell>
          <table:table-cell office:value-type="float" office:value="0.0486805971923517" calcext:value-type="float">
            <text:p>0.048680597192352</text:p>
          </table:table-cell>
          <table:table-cell office:value-type="float" office:value="0.0295750738605818" calcext:value-type="float">
            <text:p>0.029575073860582</text:p>
          </table:table-cell>
          <table:table-cell office:value-type="float" office:value="0.056026425126077" calcext:value-type="float">
            <text:p>0.056026425126077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586763162207" calcext:value-type="float">
            <text:p>0.36586763162207</text:p>
          </table:table-cell>
          <table:table-cell office:value-type="float" office:value="0.433671999139327" calcext:value-type="float">
            <text:p>0.433671999139327</text:p>
          </table:table-cell>
          <table:table-cell office:value-type="float" office:value="0.368820325356139" calcext:value-type="float">
            <text:p>0.368820325356139</text:p>
          </table:table-cell>
          <table:table-cell office:value-type="float" office:value="0.428466139337093" calcext:value-type="float">
            <text:p>0.428466139337093</text:p>
          </table:table-cell>
          <table:table-cell office:value-type="float" office:value="7.02759973373031" calcext:value-type="float">
            <text:p>7.02759973373031</text:p>
          </table:table-cell>
          <table:table-cell office:value-type="float" office:value="9.60804684967503" calcext:value-type="float">
            <text:p>9.60804684967503</text:p>
          </table:table-cell>
          <table:table-cell office:value-type="float" office:value="7.16020579857686" calcext:value-type="float">
            <text:p>7.16020579857686</text:p>
          </table:table-cell>
          <table:table-cell office:value-type="float" office:value="8.97103618297274" calcext:value-type="float">
            <text:p>8.97103618297274</text:p>
          </table:table-cell>
          <table:table-cell office:value-type="float" office:value="0.222342674378808" calcext:value-type="float">
            <text:p>0.222342674378808</text:p>
          </table:table-cell>
          <table:table-cell office:value-type="float" office:value="0.257435730915811" calcext:value-type="float">
            <text:p>0.257435730915811</text:p>
          </table:table-cell>
          <table:table-cell office:value-type="float" office:value="0.225032212203635" calcext:value-type="float">
            <text:p>0.225032212203635</text:p>
          </table:table-cell>
          <table:table-cell office:value-type="float" office:value="0.252274865259535" calcext:value-type="float">
            <text:p>0.252274865259535</text:p>
          </table:table-cell>
          <table:table-cell office:value-type="float" office:value="0.0299686857184734" calcext:value-type="float">
            <text:p>0.029968685718473</text:p>
          </table:table-cell>
          <table:table-cell office:value-type="float" office:value="0.0435698334775019" calcext:value-type="float">
            <text:p>0.043569833477502</text:p>
          </table:table-cell>
          <table:table-cell office:value-type="float" office:value="0.0270002344288118" calcext:value-type="float">
            <text:p>0.027000234428812</text:p>
          </table:table-cell>
          <table:table-cell office:value-type="float" office:value="0.0482264404227885" calcext:value-type="float">
            <text:p>0.048226440422789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9048981743648" calcext:value-type="float">
            <text:p>0.359048981743648</text:p>
          </table:table-cell>
          <table:table-cell office:value-type="float" office:value="0.417330164521983" calcext:value-type="float">
            <text:p>0.417330164521983</text:p>
          </table:table-cell>
          <table:table-cell office:value-type="float" office:value="0.359110609745982" calcext:value-type="float">
            <text:p>0.359110609745982</text:p>
          </table:table-cell>
          <table:table-cell office:value-type="float" office:value="0.416655346410132" calcext:value-type="float">
            <text:p>0.416655346410132</text:p>
          </table:table-cell>
          <table:table-cell office:value-type="float" office:value="6.80287388656926" calcext:value-type="float">
            <text:p>6.80287388656926</text:p>
          </table:table-cell>
          <table:table-cell office:value-type="float" office:value="8.93251625737942" calcext:value-type="float">
            <text:p>8.93251625737942</text:p>
          </table:table-cell>
          <table:table-cell office:value-type="float" office:value="6.8182276243442" calcext:value-type="float">
            <text:p>6.8182276243442</text:p>
          </table:table-cell>
          <table:table-cell office:value-type="float" office:value="8.97103618297274" calcext:value-type="float">
            <text:p>8.97103618297274</text:p>
          </table:table-cell>
          <table:table-cell office:value-type="float" office:value="0.231900753294599" calcext:value-type="float">
            <text:p>0.231900753294599</text:p>
          </table:table-cell>
          <table:table-cell office:value-type="float" office:value="0.260162480246073" calcext:value-type="float">
            <text:p>0.260162480246073</text:p>
          </table:table-cell>
          <table:table-cell office:value-type="float" office:value="0.234074936757251" calcext:value-type="float">
            <text:p>0.234074936757251</text:p>
          </table:table-cell>
          <table:table-cell office:value-type="float" office:value="0.255972092630911" calcext:value-type="float">
            <text:p>0.255972092630911</text:p>
          </table:table-cell>
          <table:table-cell office:value-type="float" office:value="0.0292669943026108" calcext:value-type="float">
            <text:p>0.029266994302611</text:p>
          </table:table-cell>
          <table:table-cell office:value-type="float" office:value="0.0428849236850971" calcext:value-type="float">
            <text:p>0.042884923685097</text:p>
          </table:table-cell>
          <table:table-cell office:value-type="float" office:value="0.0259452312274984" calcext:value-type="float">
            <text:p>0.025945231227498</text:p>
          </table:table-cell>
          <table:table-cell office:value-type="float" office:value="0.0483845438907879" calcext:value-type="float">
            <text:p>0.048384543890788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5068703147093" calcext:value-type="float">
            <text:p>0.365068703147093</text:p>
          </table:table-cell>
          <table:table-cell office:value-type="float" office:value="0.423799563836145" calcext:value-type="float">
            <text:p>0.423799563836145</text:p>
          </table:table-cell>
          <table:table-cell office:value-type="float" office:value="0.365666992066016" calcext:value-type="float">
            <text:p>0.365666992066016</text:p>
          </table:table-cell>
          <table:table-cell office:value-type="float" office:value="0.422320315418634" calcext:value-type="float">
            <text:p>0.422320315418634</text:p>
          </table:table-cell>
          <table:table-cell office:value-type="float" office:value="6.85296505547584" calcext:value-type="float">
            <text:p>6.85296505547584</text:p>
          </table:table-cell>
          <table:table-cell office:value-type="float" office:value="9.69019088086866" calcext:value-type="float">
            <text:p>9.69019088086866</text:p>
          </table:table-cell>
          <table:table-cell office:value-type="float" office:value="7.03233832416195" calcext:value-type="float">
            <text:p>7.03233832416195</text:p>
          </table:table-cell>
          <table:table-cell office:value-type="float" office:value="9.45805464502427" calcext:value-type="float">
            <text:p>9.45805464502427</text:p>
          </table:table-cell>
          <table:table-cell office:value-type="float" office:value="0.24034559492698" calcext:value-type="float">
            <text:p>0.24034559492698</text:p>
          </table:table-cell>
          <table:table-cell office:value-type="float" office:value="0.267456950142549" calcext:value-type="float">
            <text:p>0.267456950142549</text:p>
          </table:table-cell>
          <table:table-cell office:value-type="float" office:value="0.243080227538133" calcext:value-type="float">
            <text:p>0.243080227538133</text:p>
          </table:table-cell>
          <table:table-cell office:value-type="float" office:value="0.262312450645263" calcext:value-type="float">
            <text:p>0.262312450645263</text:p>
          </table:table-cell>
          <table:table-cell office:value-type="float" office:value="0.0277857718664818" calcext:value-type="float">
            <text:p>0.027785771866482</text:p>
          </table:table-cell>
          <table:table-cell office:value-type="float" office:value="0.039359712997603" calcext:value-type="float">
            <text:p>0.039359712997603</text:p>
          </table:table-cell>
          <table:table-cell office:value-type="float" office:value="0.0239791019959415" calcext:value-type="float">
            <text:p>0.023979101995942</text:p>
          </table:table-cell>
          <table:table-cell office:value-type="float" office:value="0.0455870937025825" calcext:value-type="float">
            <text:p>0.045587093702583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2850668316576" calcext:value-type="float">
            <text:p>0.372850668316576</text:p>
          </table:table-cell>
          <table:table-cell office:value-type="float" office:value="0.441316016665772" calcext:value-type="float">
            <text:p>0.441316016665772</text:p>
          </table:table-cell>
          <table:table-cell office:value-type="float" office:value="0.374896373400196" calcext:value-type="float">
            <text:p>0.374896373400196</text:p>
          </table:table-cell>
          <table:table-cell office:value-type="float" office:value="0.437920206611386" calcext:value-type="float">
            <text:p>0.437920206611386</text:p>
          </table:table-cell>
          <table:table-cell office:value-type="float" office:value="7.02170270847904" calcext:value-type="float">
            <text:p>7.02170270847904</text:p>
          </table:table-cell>
          <table:table-cell office:value-type="float" office:value="9.7456325766202" calcext:value-type="float">
            <text:p>9.7456325766202</text:p>
          </table:table-cell>
          <table:table-cell office:value-type="float" office:value="7.38721705919844" calcext:value-type="float">
            <text:p>7.38721705919844</text:p>
          </table:table-cell>
          <table:table-cell office:value-type="float" office:value="9.39148475868275" calcext:value-type="float">
            <text:p>9.39148475868275</text:p>
          </table:table-cell>
          <table:table-cell office:value-type="float" office:value="0.250973235786141" calcext:value-type="float">
            <text:p>0.250973235786141</text:p>
          </table:table-cell>
          <table:table-cell office:value-type="float" office:value="0.28549757954976" calcext:value-type="float">
            <text:p>0.28549757954976</text:p>
          </table:table-cell>
          <table:table-cell office:value-type="float" office:value="0.253170379350249" calcext:value-type="float">
            <text:p>0.253170379350249</text:p>
          </table:table-cell>
          <table:table-cell office:value-type="float" office:value="0.281191384090714" calcext:value-type="float">
            <text:p>0.281191384090714</text:p>
          </table:table-cell>
          <table:table-cell office:value-type="float" office:value="0.0296630260281607" calcext:value-type="float">
            <text:p>0.029663026028161</text:p>
          </table:table-cell>
          <table:table-cell office:value-type="float" office:value="0.0452259212555644" calcext:value-type="float">
            <text:p>0.045225921255564</text:p>
          </table:table-cell>
          <table:table-cell office:value-type="float" office:value="0.0268382601917955" calcext:value-type="float">
            <text:p>0.026838260191796</text:p>
          </table:table-cell>
          <table:table-cell office:value-type="float" office:value="0.049871123176997" calcext:value-type="float">
            <text:p>0.049871123176997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1648792088485" calcext:value-type="float">
            <text:p>0.371648792088485</text:p>
          </table:table-cell>
          <table:table-cell office:value-type="float" office:value="0.439997062309154" calcext:value-type="float">
            <text:p>0.439997062309154</text:p>
          </table:table-cell>
          <table:table-cell office:value-type="float" office:value="0.373539947193769" calcext:value-type="float">
            <text:p>0.373539947193769</text:p>
          </table:table-cell>
          <table:table-cell office:value-type="float" office:value="0.437035639916986" calcext:value-type="float">
            <text:p>0.437035639916986</text:p>
          </table:table-cell>
          <table:table-cell office:value-type="float" office:value="6.90201087186034" calcext:value-type="float">
            <text:p>6.90201087186034</text:p>
          </table:table-cell>
          <table:table-cell office:value-type="float" office:value="9.71129173320267" calcext:value-type="float">
            <text:p>9.71129173320267</text:p>
          </table:table-cell>
          <table:table-cell office:value-type="float" office:value="7.18965320247223" calcext:value-type="float">
            <text:p>7.18965320247223</text:p>
          </table:table-cell>
          <table:table-cell office:value-type="float" office:value="9.33307348403879" calcext:value-type="float">
            <text:p>9.33307348403879</text:p>
          </table:table-cell>
          <table:table-cell office:value-type="float" office:value="0.252692068702493" calcext:value-type="float">
            <text:p>0.252692068702493</text:p>
          </table:table-cell>
          <table:table-cell office:value-type="float" office:value="0.293944410765951" calcext:value-type="float">
            <text:p>0.293944410765951</text:p>
          </table:table-cell>
          <table:table-cell office:value-type="float" office:value="0.254579964574918" calcext:value-type="float">
            <text:p>0.254579964574918</text:p>
          </table:table-cell>
          <table:table-cell office:value-type="float" office:value="0.290136146052505" calcext:value-type="float">
            <text:p>0.290136146052505</text:p>
          </table:table-cell>
          <table:table-cell office:value-type="float" office:value="0.0305851593190869" calcext:value-type="float">
            <text:p>0.030585159319087</text:p>
          </table:table-cell>
          <table:table-cell office:value-type="float" office:value="0.0489054008108087" calcext:value-type="float">
            <text:p>0.048905400810809</text:p>
          </table:table-cell>
          <table:table-cell office:value-type="float" office:value="0.0290957588855454" calcext:value-type="float">
            <text:p>0.029095758885545</text:p>
          </table:table-cell>
          <table:table-cell office:value-type="float" office:value="0.0512588546248357" calcext:value-type="float">
            <text:p>0.051258854624836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2594441289309" calcext:value-type="float">
            <text:p>0.372594441289309</text:p>
          </table:table-cell>
          <table:table-cell office:value-type="float" office:value="0.437250080686635" calcext:value-type="float">
            <text:p>0.437250080686635</text:p>
          </table:table-cell>
          <table:table-cell office:value-type="float" office:value="0.373959324712603" calcext:value-type="float">
            <text:p>0.373959324712603</text:p>
          </table:table-cell>
          <table:table-cell office:value-type="float" office:value="0.435046946506457" calcext:value-type="float">
            <text:p>0.435046946506457</text:p>
          </table:table-cell>
          <table:table-cell office:value-type="float" office:value="6.96889887624716" calcext:value-type="float">
            <text:p>6.96889887624716</text:p>
          </table:table-cell>
          <table:table-cell office:value-type="float" office:value="9.04992280390343" calcext:value-type="float">
            <text:p>9.04992280390343</text:p>
          </table:table-cell>
          <table:table-cell office:value-type="float" office:value="7.2461258841897" calcext:value-type="float">
            <text:p>7.2461258841897</text:p>
          </table:table-cell>
          <table:table-cell office:value-type="float" office:value="9.0290720763414" calcext:value-type="float">
            <text:p>9.0290720763414</text:p>
          </table:table-cell>
          <table:table-cell office:value-type="float" office:value="0.255418719382834" calcext:value-type="float">
            <text:p>0.255418719382834</text:p>
          </table:table-cell>
          <table:table-cell office:value-type="float" office:value="0.28401731058924" calcext:value-type="float">
            <text:p>0.28401731058924</text:p>
          </table:table-cell>
          <table:table-cell office:value-type="float" office:value="0.257507044258235" calcext:value-type="float">
            <text:p>0.257507044258235</text:p>
          </table:table-cell>
          <table:table-cell office:value-type="float" office:value="0.279974234242945" calcext:value-type="float">
            <text:p>0.279974234242945</text:p>
          </table:table-cell>
          <table:table-cell office:value-type="float" office:value="0.0277415673807223" calcext:value-type="float">
            <text:p>0.027741567380722</text:p>
          </table:table-cell>
          <table:table-cell office:value-type="float" office:value="0.0428452393777753" calcext:value-type="float">
            <text:p>0.042845239377775</text:p>
          </table:table-cell>
          <table:table-cell office:value-type="float" office:value="0.0264371942214418" calcext:value-type="float">
            <text:p>0.026437194221442</text:p>
          </table:table-cell>
          <table:table-cell office:value-type="float" office:value="0.044910269607003" calcext:value-type="float">
            <text:p>0.044910269607003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6203551277743" calcext:value-type="float">
            <text:p>0.376203551277743</text:p>
          </table:table-cell>
          <table:table-cell office:value-type="float" office:value="0.447830951544532" calcext:value-type="float">
            <text:p>0.447830951544532</text:p>
          </table:table-cell>
          <table:table-cell office:value-type="float" office:value="0.379116836146157" calcext:value-type="float">
            <text:p>0.379116836146157</text:p>
          </table:table-cell>
          <table:table-cell office:value-type="float" office:value="0.442534550394413" calcext:value-type="float">
            <text:p>0.442534550394413</text:p>
          </table:table-cell>
          <table:table-cell office:value-type="float" office:value="7.094083723831" calcext:value-type="float">
            <text:p>7.094083723831</text:p>
          </table:table-cell>
          <table:table-cell office:value-type="float" office:value="10.4776857934601" calcext:value-type="float">
            <text:p>10.4776857934601</text:p>
          </table:table-cell>
          <table:table-cell office:value-type="float" office:value="7.48483477421036" calcext:value-type="float">
            <text:p>7.48483477421036</text:p>
          </table:table-cell>
          <table:table-cell office:value-type="float" office:value="9.58020143278942" calcext:value-type="float">
            <text:p>9.58020143278942</text:p>
          </table:table-cell>
          <table:table-cell office:value-type="float" office:value="0.249294030448498" calcext:value-type="float">
            <text:p>0.249294030448498</text:p>
          </table:table-cell>
          <table:table-cell office:value-type="float" office:value="0.291870620562996" calcext:value-type="float">
            <text:p>0.291870620562996</text:p>
          </table:table-cell>
          <table:table-cell office:value-type="float" office:value="0.252618001860152" calcext:value-type="float">
            <text:p>0.252618001860152</text:p>
          </table:table-cell>
          <table:table-cell office:value-type="float" office:value="0.285160060841009" calcext:value-type="float">
            <text:p>0.285160060841009</text:p>
          </table:table-cell>
          <table:table-cell office:value-type="float" office:value="0.0269533547460054" calcext:value-type="float">
            <text:p>0.026953354746006</text:p>
          </table:table-cell>
          <table:table-cell office:value-type="float" office:value="0.0424412950463733" calcext:value-type="float">
            <text:p>0.042441295046373</text:p>
          </table:table-cell>
          <table:table-cell office:value-type="float" office:value="0.0262793025698211" calcext:value-type="float">
            <text:p>0.026279302569821</text:p>
          </table:table-cell>
          <table:table-cell office:value-type="float" office:value="0.0432530140078597" calcext:value-type="float">
            <text:p>0.04325301400786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8176623039467" calcext:value-type="float">
            <text:p>0.378176623039467</text:p>
          </table:table-cell>
          <table:table-cell office:value-type="float" office:value="0.445537214671867" calcext:value-type="float">
            <text:p>0.445537214671867</text:p>
          </table:table-cell>
          <table:table-cell office:value-type="float" office:value="0.380001807170007" calcext:value-type="float">
            <text:p>0.380001807170007</text:p>
          </table:table-cell>
          <table:table-cell office:value-type="float" office:value="0.444543575047678" calcext:value-type="float">
            <text:p>0.444543575047678</text:p>
          </table:table-cell>
          <table:table-cell office:value-type="float" office:value="7.37404032190773" calcext:value-type="float">
            <text:p>7.37404032190773</text:p>
          </table:table-cell>
          <table:table-cell office:value-type="float" office:value="9.54751152288674" calcext:value-type="float">
            <text:p>9.54751152288674</text:p>
          </table:table-cell>
          <table:table-cell office:value-type="float" office:value="7.64444591969948" calcext:value-type="float">
            <text:p>7.64444591969948</text:p>
          </table:table-cell>
          <table:table-cell office:value-type="float" office:value="9.61871022609507" calcext:value-type="float">
            <text:p>9.61871022609507</text:p>
          </table:table-cell>
          <table:table-cell office:value-type="float" office:value="0.250856226705927" calcext:value-type="float">
            <text:p>0.250856226705927</text:p>
          </table:table-cell>
          <table:table-cell office:value-type="float" office:value="0.288490221725125" calcext:value-type="float">
            <text:p>0.288490221725125</text:p>
          </table:table-cell>
          <table:table-cell office:value-type="float" office:value="0.252965047111284" calcext:value-type="float">
            <text:p>0.252965047111284</text:p>
          </table:table-cell>
          <table:table-cell office:value-type="float" office:value="0.284205564771259" calcext:value-type="float">
            <text:p>0.284205564771259</text:p>
          </table:table-cell>
          <table:table-cell office:value-type="float" office:value="0.0266981673781117" calcext:value-type="float">
            <text:p>0.026698167378112</text:p>
          </table:table-cell>
          <table:table-cell office:value-type="float" office:value="0.0408113385137228" calcext:value-type="float">
            <text:p>0.040811338513723</text:p>
          </table:table-cell>
          <table:table-cell office:value-type="float" office:value="0.0252244737781009" calcext:value-type="float">
            <text:p>0.025224473778101</text:p>
          </table:table-cell>
          <table:table-cell office:value-type="float" office:value="0.0432137832126938" calcext:value-type="float">
            <text:p>0.043213783212694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3486739434088" calcext:value-type="float">
            <text:p>0.373486739434088</text:p>
          </table:table-cell>
          <table:table-cell office:value-type="float" office:value="0.436621844927816" calcext:value-type="float">
            <text:p>0.436621844927816</text:p>
          </table:table-cell>
          <table:table-cell office:value-type="float" office:value="0.374111639010043" calcext:value-type="float">
            <text:p>0.374111639010043</text:p>
          </table:table-cell>
          <table:table-cell office:value-type="float" office:value="0.435642522514878" calcext:value-type="float">
            <text:p>0.435642522514878</text:p>
          </table:table-cell>
          <table:table-cell office:value-type="float" office:value="6.77445649447218" calcext:value-type="float">
            <text:p>6.77445649447218</text:p>
          </table:table-cell>
          <table:table-cell office:value-type="float" office:value="8.8199016153083" calcext:value-type="float">
            <text:p>8.8199016153083</text:p>
          </table:table-cell>
          <table:table-cell office:value-type="float" office:value="6.83172719040675" calcext:value-type="float">
            <text:p>6.83172719040675</text:p>
          </table:table-cell>
          <table:table-cell office:value-type="float" office:value="9.01890048744198" calcext:value-type="float">
            <text:p>9.01890048744198</text:p>
          </table:table-cell>
          <table:table-cell office:value-type="float" office:value="0.248689352760406" calcext:value-type="float">
            <text:p>0.248689352760406</text:p>
          </table:table-cell>
          <table:table-cell office:value-type="float" office:value="0.294735581965095" calcext:value-type="float">
            <text:p>0.294735581965095</text:p>
          </table:table-cell>
          <table:table-cell office:value-type="float" office:value="0.25109104929301" calcext:value-type="float">
            <text:p>0.25109104929301</text:p>
          </table:table-cell>
          <table:table-cell office:value-type="float" office:value="0.289755339781871" calcext:value-type="float">
            <text:p>0.289755339781871</text:p>
          </table:table-cell>
          <table:table-cell office:value-type="float" office:value="0.0306269961780175" calcext:value-type="float">
            <text:p>0.030626996178018</text:p>
          </table:table-cell>
          <table:table-cell office:value-type="float" office:value="0.0370174270576116" calcext:value-type="float">
            <text:p>0.037017427057612</text:p>
          </table:table-cell>
          <table:table-cell office:value-type="float" office:value="0.0280639228793721" calcext:value-type="float">
            <text:p>0.028063922879372</text:p>
          </table:table-cell>
          <table:table-cell office:value-type="float" office:value="0.0414057757345283" calcext:value-type="float">
            <text:p>0.041405775734528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3613841218425" calcext:value-type="float">
            <text:p>0.373613841218425</text:p>
          </table:table-cell>
          <table:table-cell office:value-type="float" office:value="0.439330281046498" calcext:value-type="float">
            <text:p>0.439330281046498</text:p>
          </table:table-cell>
          <table:table-cell office:value-type="float" office:value="0.374092917626211" calcext:value-type="float">
            <text:p>0.374092917626211</text:p>
          </table:table-cell>
          <table:table-cell office:value-type="float" office:value="0.438433481811846" calcext:value-type="float">
            <text:p>0.438433481811846</text:p>
          </table:table-cell>
          <table:table-cell office:value-type="float" office:value="7.21415821136882" calcext:value-type="float">
            <text:p>7.21415821136882</text:p>
          </table:table-cell>
          <table:table-cell office:value-type="float" office:value="9.18042872852998" calcext:value-type="float">
            <text:p>9.18042872852998</text:p>
          </table:table-cell>
          <table:table-cell office:value-type="float" office:value="7.2333895968226" calcext:value-type="float">
            <text:p>7.2333895968226</text:p>
          </table:table-cell>
          <table:table-cell office:value-type="float" office:value="9.07642971915279" calcext:value-type="float">
            <text:p>9.07642971915279</text:p>
          </table:table-cell>
          <table:table-cell office:value-type="float" office:value="0.25168698013052" calcext:value-type="float">
            <text:p>0.25168698013052</text:p>
          </table:table-cell>
          <table:table-cell office:value-type="float" office:value="0.294544374954039" calcext:value-type="float">
            <text:p>0.294544374954039</text:p>
          </table:table-cell>
          <table:table-cell office:value-type="float" office:value="0.254198898437379" calcext:value-type="float">
            <text:p>0.254198898437379</text:p>
          </table:table-cell>
          <table:table-cell office:value-type="float" office:value="0.289378211085068" calcext:value-type="float">
            <text:p>0.289378211085068</text:p>
          </table:table-cell>
          <table:table-cell office:value-type="float" office:value="0.0276322584612746" calcext:value-type="float">
            <text:p>0.027632258461275</text:p>
          </table:table-cell>
          <table:table-cell office:value-type="float" office:value="0.0396055660741968" calcext:value-type="float">
            <text:p>0.039605566074197</text:p>
          </table:table-cell>
          <table:table-cell office:value-type="float" office:value="0.0247805926531211" calcext:value-type="float">
            <text:p>0.024780592653121</text:p>
          </table:table-cell>
          <table:table-cell office:value-type="float" office:value="0.0444184875958537" calcext:value-type="float">
            <text:p>0.044418487595854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8601382461638" calcext:value-type="float">
            <text:p>0.368601382461638</text:p>
          </table:table-cell>
          <table:table-cell office:value-type="float" office:value="0.431647261959154" calcext:value-type="float">
            <text:p>0.431647261959154</text:p>
          </table:table-cell>
          <table:table-cell office:value-type="float" office:value="0.37026548057025" calcext:value-type="float">
            <text:p>0.37026548057025</text:p>
          </table:table-cell>
          <table:table-cell office:value-type="float" office:value="0.428432022030476" calcext:value-type="float">
            <text:p>0.428432022030476</text:p>
          </table:table-cell>
          <table:table-cell office:value-type="float" office:value="6.76846763997662" calcext:value-type="float">
            <text:p>6.76846763997662</text:p>
          </table:table-cell>
          <table:table-cell office:value-type="float" office:value="8.95496245360866" calcext:value-type="float">
            <text:p>8.95496245360866</text:p>
          </table:table-cell>
          <table:table-cell office:value-type="float" office:value="6.98806660874586" calcext:value-type="float">
            <text:p>6.98806660874586</text:p>
          </table:table-cell>
          <table:table-cell office:value-type="float" office:value="8.82560265724555" calcext:value-type="float">
            <text:p>8.82560265724555</text:p>
          </table:table-cell>
          <table:table-cell office:value-type="float" office:value="0.245102717274382" calcext:value-type="float">
            <text:p>0.245102717274382</text:p>
          </table:table-cell>
          <table:table-cell office:value-type="float" office:value="0.27936908626302" calcext:value-type="float">
            <text:p>0.27936908626302</text:p>
          </table:table-cell>
          <table:table-cell office:value-type="float" office:value="0.247216924430962" calcext:value-type="float">
            <text:p>0.247216924430962</text:p>
          </table:table-cell>
          <table:table-cell office:value-type="float" office:value="0.275219754642286" calcext:value-type="float">
            <text:p>0.275219754642286</text:p>
          </table:table-cell>
          <table:table-cell office:value-type="float" office:value="0.0305024253608637" calcext:value-type="float">
            <text:p>0.030502425360864</text:p>
          </table:table-cell>
          <table:table-cell office:value-type="float" office:value="0.044029093993182" calcext:value-type="float">
            <text:p>0.044029093993182</text:p>
          </table:table-cell>
          <table:table-cell office:value-type="float" office:value="0.0298036821727927" calcext:value-type="float">
            <text:p>0.029803682172793</text:p>
          </table:table-cell>
          <table:table-cell office:value-type="float" office:value="0.0450397556052966" calcext:value-type="float">
            <text:p>0.045039755605297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7085451131613" calcext:value-type="float">
            <text:p>0.367085451131613</text:p>
          </table:table-cell>
          <table:table-cell office:value-type="float" office:value="0.425140852431073" calcext:value-type="float">
            <text:p>0.425140852431073</text:p>
          </table:table-cell>
          <table:table-cell office:value-type="float" office:value="0.36845238047498" calcext:value-type="float">
            <text:p>0.36845238047498</text:p>
          </table:table-cell>
          <table:table-cell office:value-type="float" office:value="0.422462720818579" calcext:value-type="float">
            <text:p>0.422462720818579</text:p>
          </table:table-cell>
          <table:table-cell office:value-type="float" office:value="6.74192539409734" calcext:value-type="float">
            <text:p>6.74192539409734</text:p>
          </table:table-cell>
          <table:table-cell office:value-type="float" office:value="9.23939659825709" calcext:value-type="float">
            <text:p>9.23939659825709</text:p>
          </table:table-cell>
          <table:table-cell office:value-type="float" office:value="6.74192539409734" calcext:value-type="float">
            <text:p>6.74192539409734</text:p>
          </table:table-cell>
          <table:table-cell office:value-type="float" office:value="9.13332642552657" calcext:value-type="float">
            <text:p>9.13332642552657</text:p>
          </table:table-cell>
          <table:table-cell office:value-type="float" office:value="0.253495080301765" calcext:value-type="float">
            <text:p>0.253495080301765</text:p>
          </table:table-cell>
          <table:table-cell office:value-type="float" office:value="0.279476286102842" calcext:value-type="float">
            <text:p>0.279476286102842</text:p>
          </table:table-cell>
          <table:table-cell office:value-type="float" office:value="0.254887150978792" calcext:value-type="float">
            <text:p>0.254887150978792</text:p>
          </table:table-cell>
          <table:table-cell office:value-type="float" office:value="0.276780163088983" calcext:value-type="float">
            <text:p>0.276780163088983</text:p>
          </table:table-cell>
          <table:table-cell office:value-type="float" office:value="0.0293555304583011" calcext:value-type="float">
            <text:p>0.029355530458301</text:p>
          </table:table-cell>
          <table:table-cell office:value-type="float" office:value="0.0340664415409855" calcext:value-type="float">
            <text:p>0.034066441540986</text:p>
          </table:table-cell>
          <table:table-cell office:value-type="float" office:value="0.026767843798119" calcext:value-type="float">
            <text:p>0.026767843798119</text:p>
          </table:table-cell>
          <table:table-cell office:value-type="float" office:value="0.0385795437624248" calcext:value-type="float">
            <text:p>0.038579543762425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5783145595684" calcext:value-type="float">
            <text:p>0.365783145595684</text:p>
          </table:table-cell>
          <table:table-cell office:value-type="float" office:value="0.421235350935059" calcext:value-type="float">
            <text:p>0.421235350935059</text:p>
          </table:table-cell>
          <table:table-cell office:value-type="float" office:value="0.366376491685471" calcext:value-type="float">
            <text:p>0.366376491685471</text:p>
          </table:table-cell>
          <table:table-cell office:value-type="float" office:value="0.423417673390201" calcext:value-type="float">
            <text:p>0.423417673390201</text:p>
          </table:table-cell>
          <table:table-cell office:value-type="float" office:value="7.07904035272191" calcext:value-type="float">
            <text:p>7.07904035272191</text:p>
          </table:table-cell>
          <table:table-cell office:value-type="float" office:value="8.47202356231985" calcext:value-type="float">
            <text:p>8.47202356231985</text:p>
          </table:table-cell>
          <table:table-cell office:value-type="float" office:value="7.1771982462206" calcext:value-type="float">
            <text:p>7.1771982462206</text:p>
          </table:table-cell>
          <table:table-cell office:value-type="float" office:value="8.8036133493558" calcext:value-type="float">
            <text:p>8.8036133493558</text:p>
          </table:table-cell>
          <table:table-cell office:value-type="float" office:value="0.25178431066486" calcext:value-type="float">
            <text:p>0.25178431066486</text:p>
          </table:table-cell>
          <table:table-cell office:value-type="float" office:value="0.295129731387013" calcext:value-type="float">
            <text:p>0.295129731387013</text:p>
          </table:table-cell>
          <table:table-cell office:value-type="float" office:value="0.253376595676105" calcext:value-type="float">
            <text:p>0.253376595676105</text:p>
          </table:table-cell>
          <table:table-cell office:value-type="float" office:value="0.291881885677581" calcext:value-type="float">
            <text:p>0.291881885677581</text:p>
          </table:table-cell>
          <table:table-cell office:value-type="float" office:value="0.0286553381398546" calcext:value-type="float">
            <text:p>0.028655338139855</text:p>
          </table:table-cell>
          <table:table-cell office:value-type="float" office:value="0.0336475368274984" calcext:value-type="float">
            <text:p>0.033647536827499</text:p>
          </table:table-cell>
          <table:table-cell office:value-type="float" office:value="0.0254321846512217" calcext:value-type="float">
            <text:p>0.025432184651222</text:p>
          </table:table-cell>
          <table:table-cell office:value-type="float" office:value="0.0392175566796029" calcext:value-type="float">
            <text:p>0.039217556679603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0728790399425" calcext:value-type="float">
            <text:p>0.370728790399425</text:p>
          </table:table-cell>
          <table:table-cell office:value-type="float" office:value="0.429715799127704" calcext:value-type="float">
            <text:p>0.429715799127704</text:p>
          </table:table-cell>
          <table:table-cell office:value-type="float" office:value="0.372316735910806" calcext:value-type="float">
            <text:p>0.372316735910806</text:p>
          </table:table-cell>
          <table:table-cell office:value-type="float" office:value="0.42717304857383" calcext:value-type="float">
            <text:p>0.42717304857383</text:p>
          </table:table-cell>
          <table:table-cell office:value-type="float" office:value="7.16881487921802" calcext:value-type="float">
            <text:p>7.16881487921802</text:p>
          </table:table-cell>
          <table:table-cell office:value-type="float" office:value="9.25893511033986" calcext:value-type="float">
            <text:p>9.25893511033986</text:p>
          </table:table-cell>
          <table:table-cell office:value-type="float" office:value="7.17968327309501" calcext:value-type="float">
            <text:p>7.17968327309501</text:p>
          </table:table-cell>
          <table:table-cell office:value-type="float" office:value="9.15648845188356" calcext:value-type="float">
            <text:p>9.15648845188356</text:p>
          </table:table-cell>
          <table:table-cell office:value-type="float" office:value="0.252578370567037" calcext:value-type="float">
            <text:p>0.252578370567037</text:p>
          </table:table-cell>
          <table:table-cell office:value-type="float" office:value="0.292471562172491" calcext:value-type="float">
            <text:p>0.292471562172491</text:p>
          </table:table-cell>
          <table:table-cell office:value-type="float" office:value="0.2541187984416" calcext:value-type="float">
            <text:p>0.2541187984416</text:p>
          </table:table-cell>
          <table:table-cell office:value-type="float" office:value="0.289325975338824" calcext:value-type="float">
            <text:p>0.289325975338824</text:p>
          </table:table-cell>
          <table:table-cell office:value-type="float" office:value="0.0310323293916232" calcext:value-type="float">
            <text:p>0.031032329391623</text:p>
          </table:table-cell>
          <table:table-cell office:value-type="float" office:value="0.0420421432091765" calcext:value-type="float">
            <text:p>0.042042143209177</text:p>
          </table:table-cell>
          <table:table-cell office:value-type="float" office:value="0.0276091742118723" calcext:value-type="float">
            <text:p>0.027609174211872</text:p>
          </table:table-cell>
          <table:table-cell office:value-type="float" office:value="0.0479801050189965" calcext:value-type="float">
            <text:p>0.047980105018997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3927789471594" calcext:value-type="float">
            <text:p>0.373927789471594</text:p>
          </table:table-cell>
          <table:table-cell office:value-type="float" office:value="0.435026380076677" calcext:value-type="float">
            <text:p>0.435026380076677</text:p>
          </table:table-cell>
          <table:table-cell office:value-type="float" office:value="0.375246367325372" calcext:value-type="float">
            <text:p>0.375246367325372</text:p>
          </table:table-cell>
          <table:table-cell office:value-type="float" office:value="0.43410712365467" calcext:value-type="float">
            <text:p>0.43410712365467</text:p>
          </table:table-cell>
          <table:table-cell office:value-type="float" office:value="6.86379098865007" calcext:value-type="float">
            <text:p>6.86379098865007</text:p>
          </table:table-cell>
          <table:table-cell office:value-type="float" office:value="9.5859025750512" calcext:value-type="float">
            <text:p>9.5859025750512</text:p>
          </table:table-cell>
          <table:table-cell office:value-type="float" office:value="7.16471384056863" calcext:value-type="float">
            <text:p>7.16471384056863</text:p>
          </table:table-cell>
          <table:table-cell office:value-type="float" office:value="9.23650515299882" calcext:value-type="float">
            <text:p>9.23650515299882</text:p>
          </table:table-cell>
          <table:table-cell office:value-type="float" office:value="0.257472186849841" calcext:value-type="float">
            <text:p>0.257472186849841</text:p>
          </table:table-cell>
          <table:table-cell office:value-type="float" office:value="0.306139800326612" calcext:value-type="float">
            <text:p>0.306139800326612</text:p>
          </table:table-cell>
          <table:table-cell office:value-type="float" office:value="0.259504005400978" calcext:value-type="float">
            <text:p>0.259504005400978</text:p>
          </table:table-cell>
          <table:table-cell office:value-type="float" office:value="0.301875229394107" calcext:value-type="float">
            <text:p>0.301875229394107</text:p>
          </table:table-cell>
          <table:table-cell office:value-type="float" office:value="0.0306091706883378" calcext:value-type="float">
            <text:p>0.030609170688338</text:p>
          </table:table-cell>
          <table:table-cell office:value-type="float" office:value="0.0398362143530963" calcext:value-type="float">
            <text:p>0.039836214353096</text:p>
          </table:table-cell>
          <table:table-cell office:value-type="float" office:value="0.0262679670925176" calcext:value-type="float">
            <text:p>0.026267967092518</text:p>
          </table:table-cell>
          <table:table-cell office:value-type="float" office:value="0.0474024333484409" calcext:value-type="float">
            <text:p>0.047402433348441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7090927601207" calcext:value-type="float">
            <text:p>0.367090927601207</text:p>
          </table:table-cell>
          <table:table-cell office:value-type="float" office:value="0.435808244970175" calcext:value-type="float">
            <text:p>0.435808244970175</text:p>
          </table:table-cell>
          <table:table-cell office:value-type="float" office:value="0.366963234150959" calcext:value-type="float">
            <text:p>0.366963234150959</text:p>
          </table:table-cell>
          <table:table-cell office:value-type="float" office:value="0.435089228535404" calcext:value-type="float">
            <text:p>0.435089228535404</text:p>
          </table:table-cell>
          <table:table-cell office:value-type="float" office:value="6.34380882159253" calcext:value-type="float">
            <text:p>6.34380882159253</text:p>
          </table:table-cell>
          <table:table-cell office:value-type="float" office:value="9.21746831929624" calcext:value-type="float">
            <text:p>9.21746831929624</text:p>
          </table:table-cell>
          <table:table-cell office:value-type="float" office:value="6.40332220288837" calcext:value-type="float">
            <text:p>6.40332220288837</text:p>
          </table:table-cell>
          <table:table-cell office:value-type="float" office:value="9.19793633179776" calcext:value-type="float">
            <text:p>9.19793633179776</text:p>
          </table:table-cell>
          <table:table-cell office:value-type="float" office:value="0.259883876914013" calcext:value-type="float">
            <text:p>0.259883876914013</text:p>
          </table:table-cell>
          <table:table-cell office:value-type="float" office:value="0.315476814936099" calcext:value-type="float">
            <text:p>0.315476814936099</text:p>
          </table:table-cell>
          <table:table-cell office:value-type="float" office:value="0.261994359795751" calcext:value-type="float">
            <text:p>0.261994359795751</text:p>
          </table:table-cell>
          <table:table-cell office:value-type="float" office:value="0.3107830887551" calcext:value-type="float">
            <text:p>0.3107830887551</text:p>
          </table:table-cell>
          <table:table-cell office:value-type="float" office:value="0.0323573271252508" calcext:value-type="float">
            <text:p>0.032357327125251</text:p>
          </table:table-cell>
          <table:table-cell office:value-type="float" office:value="0.0411368913856823" calcext:value-type="float">
            <text:p>0.041136891385682</text:p>
          </table:table-cell>
          <table:table-cell office:value-type="float" office:value="0.026820572516259" calcext:value-type="float">
            <text:p>0.026820572516259</text:p>
          </table:table-cell>
          <table:table-cell office:value-type="float" office:value="0.0511934931298509" calcext:value-type="float">
            <text:p>0.051193493129851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9906830575909" calcext:value-type="float">
            <text:p>0.369906830575909</text:p>
          </table:table-cell>
          <table:table-cell office:value-type="float" office:value="0.433571519568991" calcext:value-type="float">
            <text:p>0.433571519568991</text:p>
          </table:table-cell>
          <table:table-cell office:value-type="float" office:value="0.372232225546356" calcext:value-type="float">
            <text:p>0.372232225546356</text:p>
          </table:table-cell>
          <table:table-cell office:value-type="float" office:value="0.428630010704913" calcext:value-type="float">
            <text:p>0.428630010704913</text:p>
          </table:table-cell>
          <table:table-cell office:value-type="float" office:value="6.3241462688209" calcext:value-type="float">
            <text:p>6.3241462688209</text:p>
          </table:table-cell>
          <table:table-cell office:value-type="float" office:value="9.35147510985809" calcext:value-type="float">
            <text:p>9.35147510985809</text:p>
          </table:table-cell>
          <table:table-cell office:value-type="float" office:value="6.69490704647099" calcext:value-type="float">
            <text:p>6.69490704647099</text:p>
          </table:table-cell>
          <table:table-cell office:value-type="float" office:value="8.94838515196803" calcext:value-type="float">
            <text:p>8.94838515196803</text:p>
          </table:table-cell>
          <table:table-cell office:value-type="float" office:value="0.254762440422491" calcext:value-type="float">
            <text:p>0.254762440422491</text:p>
          </table:table-cell>
          <table:table-cell office:value-type="float" office:value="0.307490995207553" calcext:value-type="float">
            <text:p>0.307490995207553</text:p>
          </table:table-cell>
          <table:table-cell office:value-type="float" office:value="0.257078798314511" calcext:value-type="float">
            <text:p>0.257078798314511</text:p>
          </table:table-cell>
          <table:table-cell office:value-type="float" office:value="0.30245167424979" calcext:value-type="float">
            <text:p>0.30245167424979</text:p>
          </table:table-cell>
          <table:table-cell office:value-type="float" office:value="0.0364119234842747" calcext:value-type="float">
            <text:p>0.036411923484275</text:p>
          </table:table-cell>
          <table:table-cell office:value-type="float" office:value="0.0495231247592109" calcext:value-type="float">
            <text:p>0.049523124759211</text:p>
          </table:table-cell>
          <table:table-cell office:value-type="float" office:value="0.0306913179766893" calcext:value-type="float">
            <text:p>0.030691317976689</text:p>
          </table:table-cell>
          <table:table-cell office:value-type="float" office:value="0.0596566525707198" calcext:value-type="float">
            <text:p>0.05965665257072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5607434688737" calcext:value-type="float">
            <text:p>0.365607434688737</text:p>
          </table:table-cell>
          <table:table-cell office:value-type="float" office:value="0.4275273564179" calcext:value-type="float">
            <text:p>0.4275273564179</text:p>
          </table:table-cell>
          <table:table-cell office:value-type="float" office:value="0.36717155754332" calcext:value-type="float">
            <text:p>0.36717155754332</text:p>
          </table:table-cell>
          <table:table-cell office:value-type="float" office:value="0.421053692139167" calcext:value-type="float">
            <text:p>0.421053692139167</text:p>
          </table:table-cell>
          <table:table-cell office:value-type="float" office:value="6.36287914968554" calcext:value-type="float">
            <text:p>6.36287914968554</text:p>
          </table:table-cell>
          <table:table-cell office:value-type="float" office:value="8.71615150612579" calcext:value-type="float">
            <text:p>8.71615150612579</text:p>
          </table:table-cell>
          <table:table-cell office:value-type="float" office:value="6.379696702894" calcext:value-type="float">
            <text:p>6.379696702894</text:p>
          </table:table-cell>
          <table:table-cell office:value-type="float" office:value="8.1541497307702" calcext:value-type="float">
            <text:p>8.1541497307702</text:p>
          </table:table-cell>
          <table:table-cell office:value-type="float" office:value="0.251490567517453" calcext:value-type="float">
            <text:p>0.251490567517453</text:p>
          </table:table-cell>
          <table:table-cell office:value-type="float" office:value="0.296376453209273" calcext:value-type="float">
            <text:p>0.296376453209273</text:p>
          </table:table-cell>
          <table:table-cell office:value-type="float" office:value="0.253032412296258" calcext:value-type="float">
            <text:p>0.253032412296258</text:p>
          </table:table-cell>
          <table:table-cell office:value-type="float" office:value="0.293014802477884" calcext:value-type="float">
            <text:p>0.293014802477884</text:p>
          </table:table-cell>
          <table:table-cell office:value-type="float" office:value="0.0318441672182816" calcext:value-type="float">
            <text:p>0.031844167218282</text:p>
          </table:table-cell>
          <table:table-cell office:value-type="float" office:value="0.0464952549307514" calcext:value-type="float">
            <text:p>0.046495254930751</text:p>
          </table:table-cell>
          <table:table-cell office:value-type="float" office:value="0.0284354349837958" calcext:value-type="float">
            <text:p>0.028435434983796</text:p>
          </table:table-cell>
          <table:table-cell office:value-type="float" office:value="0.0526690159313227" calcext:value-type="float">
            <text:p>0.052669015931323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5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368106430295" calcext:value-type="float">
            <text:p>0.389368106430295</text:p>
          </table:table-cell>
          <table:table-cell office:value-type="float" office:value="0.45625364334987" calcext:value-type="float">
            <text:p>0.45625364334987</text:p>
          </table:table-cell>
          <table:table-cell office:value-type="float" office:value="0.404910467245035" calcext:value-type="float">
            <text:p>0.404910467245035</text:p>
          </table:table-cell>
          <table:table-cell office:value-type="float" office:value="0.437953144629884" calcext:value-type="float">
            <text:p>0.437953144629884</text:p>
          </table:table-cell>
          <table:table-cell office:value-type="float" office:value="6.97049691561321" calcext:value-type="float">
            <text:p>6.97049691561321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5390193028664" calcext:value-type="float">
            <text:p>8.65390193028664</text:p>
          </table:table-cell>
          <table:table-cell office:value-type="float" office:value="9.08250989342894" calcext:value-type="float">
            <text:p>9.08250989342894</text:p>
          </table:table-cell>
          <table:table-cell office:value-type="float" office:value="0.218163294563572" calcext:value-type="float">
            <text:p>0.218163294563572</text:p>
          </table:table-cell>
          <table:table-cell office:value-type="float" office:value="0.255900157815669" calcext:value-type="float">
            <text:p>0.255900157815669</text:p>
          </table:table-cell>
          <table:table-cell office:value-type="float" office:value="0.228585434765302" calcext:value-type="float">
            <text:p>0.228585434765302</text:p>
          </table:table-cell>
          <table:table-cell office:value-type="float" office:value="0.239541420876103" calcext:value-type="float">
            <text:p>0.239541420876103</text:p>
          </table:table-cell>
          <table:table-cell office:value-type="float" office:value="0.0409691563375732" calcext:value-type="float">
            <text:p>0.040969156337573</text:p>
          </table:table-cell>
          <table:table-cell office:value-type="float" office:value="0.0305943412314994" calcext:value-type="float">
            <text:p>0.0305943412315</text:p>
          </table:table-cell>
          <table:table-cell office:value-type="float" office:value="0.0295330668261677" calcext:value-type="float">
            <text:p>0.029533066826168</text:p>
          </table:table-cell>
          <table:table-cell office:value-type="float" office:value="0.0465581468907044" calcext:value-type="float">
            <text:p>0.046558146890705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8557791380571" calcext:value-type="float">
            <text:p>0.388557791380571</text:p>
          </table:table-cell>
          <table:table-cell office:value-type="float" office:value="0.45789394630222" calcext:value-type="float">
            <text:p>0.45789394630222</text:p>
          </table:table-cell>
          <table:table-cell office:value-type="float" office:value="0.403654341142237" calcext:value-type="float">
            <text:p>0.403654341142237</text:p>
          </table:table-cell>
          <table:table-cell office:value-type="float" office:value="0.442072474905888" calcext:value-type="float">
            <text:p>0.442072474905888</text:p>
          </table:table-cell>
          <table:table-cell office:value-type="float" office:value="7.26511350561208" calcext:value-type="float">
            <text:p>7.26511350561208</text:p>
          </table:table-cell>
          <table:table-cell office:value-type="float" office:value="12.7960197861198" calcext:value-type="float">
            <text:p>12.7960197861198</text:p>
          </table:table-cell>
          <table:table-cell office:value-type="float" office:value="9.09457791811802" calcext:value-type="float">
            <text:p>9.09457791811802</text:p>
          </table:table-cell>
          <table:table-cell office:value-type="float" office:value="10.2272663415236" calcext:value-type="float">
            <text:p>10.2272663415236</text:p>
          </table:table-cell>
          <table:table-cell office:value-type="float" office:value="0.221164159687136" calcext:value-type="float">
            <text:p>0.221164159687136</text:p>
          </table:table-cell>
          <table:table-cell office:value-type="float" office:value="0.264683272688961" calcext:value-type="float">
            <text:p>0.264683272688961</text:p>
          </table:table-cell>
          <table:table-cell office:value-type="float" office:value="0.231477009194366" calcext:value-type="float">
            <text:p>0.231477009194366</text:p>
          </table:table-cell>
          <table:table-cell office:value-type="float" office:value="0.248048039900977" calcext:value-type="float">
            <text:p>0.248048039900977</text:p>
          </table:table-cell>
          <table:table-cell office:value-type="float" office:value="0.0387780654476789" calcext:value-type="float">
            <text:p>0.038778065447679</text:p>
          </table:table-cell>
          <table:table-cell office:value-type="float" office:value="0.0273027856014955" calcext:value-type="float">
            <text:p>0.027302785601496</text:p>
          </table:table-cell>
          <table:table-cell office:value-type="float" office:value="0.0279517222582631" calcext:value-type="float">
            <text:p>0.027951722258263</text:p>
          </table:table-cell>
          <table:table-cell office:value-type="float" office:value="0.0426151651974757" calcext:value-type="float">
            <text:p>0.042615165197476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321724591559" calcext:value-type="float">
            <text:p>0.391321724591559</text:p>
          </table:table-cell>
          <table:table-cell office:value-type="float" office:value="0.460486172884804" calcext:value-type="float">
            <text:p>0.460486172884804</text:p>
          </table:table-cell>
          <table:table-cell office:value-type="float" office:value="0.408591328651365" calcext:value-type="float">
            <text:p>0.408591328651365</text:p>
          </table:table-cell>
          <table:table-cell office:value-type="float" office:value="0.439098812232651" calcext:value-type="float">
            <text:p>0.439098812232651</text:p>
          </table:table-cell>
          <table:table-cell office:value-type="float" office:value="7.04675704549447" calcext:value-type="float">
            <text:p>7.04675704549447</text:p>
          </table:table-cell>
          <table:table-cell office:value-type="float" office:value="12.3441483693838" calcext:value-type="float">
            <text:p>12.3441483693838</text:p>
          </table:table-cell>
          <table:table-cell office:value-type="float" office:value="8.69628533550587" calcext:value-type="float">
            <text:p>8.69628533550587</text:p>
          </table:table-cell>
          <table:table-cell office:value-type="float" office:value="9.31486045721211" calcext:value-type="float">
            <text:p>9.31486045721211</text:p>
          </table:table-cell>
          <table:table-cell office:value-type="float" office:value="0.220437078118085" calcext:value-type="float">
            <text:p>0.220437078118085</text:p>
          </table:table-cell>
          <table:table-cell office:value-type="float" office:value="0.259131322879709" calcext:value-type="float">
            <text:p>0.259131322879709</text:p>
          </table:table-cell>
          <table:table-cell office:value-type="float" office:value="0.230280509234392" calcext:value-type="float">
            <text:p>0.230280509234392</text:p>
          </table:table-cell>
          <table:table-cell office:value-type="float" office:value="0.243680015417368" calcext:value-type="float">
            <text:p>0.243680015417368</text:p>
          </table:table-cell>
          <table:table-cell office:value-type="float" office:value="0.0383274192658053" calcext:value-type="float">
            <text:p>0.038327419265805</text:p>
          </table:table-cell>
          <table:table-cell office:value-type="float" office:value="0.0290598390819291" calcext:value-type="float">
            <text:p>0.029059839081929</text:p>
          </table:table-cell>
          <table:table-cell office:value-type="float" office:value="0.0291393226314097" calcext:value-type="float">
            <text:p>0.02913932263141</text:p>
          </table:table-cell>
          <table:table-cell office:value-type="float" office:value="0.0418778716416881" calcext:value-type="float">
            <text:p>0.041877871641688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1386822422541" calcext:value-type="float">
            <text:p>0.391386822422541</text:p>
          </table:table-cell>
          <table:table-cell office:value-type="float" office:value="0.462361479840926" calcext:value-type="float">
            <text:p>0.462361479840926</text:p>
          </table:table-cell>
          <table:table-cell office:value-type="float" office:value="0.412028416713934" calcext:value-type="float">
            <text:p>0.412028416713934</text:p>
          </table:table-cell>
          <table:table-cell office:value-type="float" office:value="0.438278209765896" calcext:value-type="float">
            <text:p>0.438278209765896</text:p>
          </table:table-cell>
          <table:table-cell office:value-type="float" office:value="6.82513816437695" calcext:value-type="float">
            <text:p>6.82513816437695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83427184471166" calcext:value-type="float">
            <text:p>8.83427184471166</text:p>
          </table:table-cell>
          <table:table-cell office:value-type="float" office:value="8.87071636418804" calcext:value-type="float">
            <text:p>8.87071636418804</text:p>
          </table:table-cell>
          <table:table-cell office:value-type="float" office:value="0.223044813432848" calcext:value-type="float">
            <text:p>0.223044813432848</text:p>
          </table:table-cell>
          <table:table-cell office:value-type="float" office:value="0.269533660608863" calcext:value-type="float">
            <text:p>0.269533660608863</text:p>
          </table:table-cell>
          <table:table-cell office:value-type="float" office:value="0.234788885155184" calcext:value-type="float">
            <text:p>0.234788885155184</text:p>
          </table:table-cell>
          <table:table-cell office:value-type="float" office:value="0.251127969239312" calcext:value-type="float">
            <text:p>0.251127969239312</text:p>
          </table:table-cell>
          <table:table-cell office:value-type="float" office:value="0.0414918134256736" calcext:value-type="float">
            <text:p>0.041491813425674</text:p>
          </table:table-cell>
          <table:table-cell office:value-type="float" office:value="0.0284978371642698" calcext:value-type="float">
            <text:p>0.02849783716427</text:p>
          </table:table-cell>
          <table:table-cell office:value-type="float" office:value="0.0300714799941085" calcext:value-type="float">
            <text:p>0.030071479994109</text:p>
          </table:table-cell>
          <table:table-cell office:value-type="float" office:value="0.0441966772608792" calcext:value-type="float">
            <text:p>0.044196677260879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830926942753" calcext:value-type="float">
            <text:p>0.389830926942753</text:p>
          </table:table-cell>
          <table:table-cell office:value-type="float" office:value="0.462822630560376" calcext:value-type="float">
            <text:p>0.462822630560376</text:p>
          </table:table-cell>
          <table:table-cell office:value-type="float" office:value="0.408423476637897" calcext:value-type="float">
            <text:p>0.408423476637897</text:p>
          </table:table-cell>
          <table:table-cell office:value-type="float" office:value="0.439407825961833" calcext:value-type="float">
            <text:p>0.439407825961833</text:p>
          </table:table-cell>
          <table:table-cell office:value-type="float" office:value="6.8293399446676" calcext:value-type="float">
            <text:p>6.8293399446676</text:p>
          </table:table-cell>
          <table:table-cell office:value-type="float" office:value="11.4954311425813" calcext:value-type="float">
            <text:p>11.4954311425813</text:p>
          </table:table-cell>
          <table:table-cell office:value-type="float" office:value="8.60436938810538" calcext:value-type="float">
            <text:p>8.60436938810538</text:p>
          </table:table-cell>
          <table:table-cell office:value-type="float" office:value="8.82858004177507" calcext:value-type="float">
            <text:p>8.82858004177507</text:p>
          </table:table-cell>
          <table:table-cell office:value-type="float" office:value="0.219911580645585" calcext:value-type="float">
            <text:p>0.219911580645585</text:p>
          </table:table-cell>
          <table:table-cell office:value-type="float" office:value="0.249848726169235" calcext:value-type="float">
            <text:p>0.249848726169235</text:p>
          </table:table-cell>
          <table:table-cell office:value-type="float" office:value="0.230654723026786" calcext:value-type="float">
            <text:p>0.230654723026786</text:p>
          </table:table-cell>
          <table:table-cell office:value-type="float" office:value="0.233493200519864" calcext:value-type="float">
            <text:p>0.233493200519864</text:p>
          </table:table-cell>
          <table:table-cell office:value-type="float" office:value="0.0410034918913605" calcext:value-type="float">
            <text:p>0.041003491891361</text:p>
          </table:table-cell>
          <table:table-cell office:value-type="float" office:value="0.0311474832153689" calcext:value-type="float">
            <text:p>0.031147483215369</text:p>
          </table:table-cell>
          <table:table-cell office:value-type="float" office:value="0.0296820400598024" calcext:value-type="float">
            <text:p>0.029682040059803</text:p>
          </table:table-cell>
          <table:table-cell office:value-type="float" office:value="0.0469614450849994" calcext:value-type="float">
            <text:p>0.046961445085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6766552585347" calcext:value-type="float">
            <text:p>0.386766552585347</text:p>
          </table:table-cell>
          <table:table-cell office:value-type="float" office:value="0.45750237075972" calcext:value-type="float">
            <text:p>0.45750237075972</text:p>
          </table:table-cell>
          <table:table-cell office:value-type="float" office:value="0.403822622520321" calcext:value-type="float">
            <text:p>0.403822622520321</text:p>
          </table:table-cell>
          <table:table-cell office:value-type="float" office:value="0.437996426326434" calcext:value-type="float">
            <text:p>0.437996426326434</text:p>
          </table:table-cell>
          <table:table-cell office:value-type="float" office:value="6.5912464055729" calcext:value-type="float">
            <text:p>6.5912464055729</text:p>
          </table:table-cell>
          <table:table-cell office:value-type="float" office:value="11.1829855220578" calcext:value-type="float">
            <text:p>11.1829855220578</text:p>
          </table:table-cell>
          <table:table-cell office:value-type="float" office:value="7.97772635105627" calcext:value-type="float">
            <text:p>7.97772635105627</text:p>
          </table:table-cell>
          <table:table-cell office:value-type="float" office:value="9.03887071501329" calcext:value-type="float">
            <text:p>9.03887071501329</text:p>
          </table:table-cell>
          <table:table-cell office:value-type="float" office:value="0.222375921918" calcext:value-type="float">
            <text:p>0.222375921918</text:p>
          </table:table-cell>
          <table:table-cell office:value-type="float" office:value="0.255163364469904" calcext:value-type="float">
            <text:p>0.255163364469904</text:p>
          </table:table-cell>
          <table:table-cell office:value-type="float" office:value="0.232144884627868" calcext:value-type="float">
            <text:p>0.232144884627868</text:p>
          </table:table-cell>
          <table:table-cell office:value-type="float" office:value="0.240214676640649" calcext:value-type="float">
            <text:p>0.240214676640649</text:p>
          </table:table-cell>
          <table:table-cell office:value-type="float" office:value="0.041783164106144" calcext:value-type="float">
            <text:p>0.041783164106144</text:p>
          </table:table-cell>
          <table:table-cell office:value-type="float" office:value="0.0316022400298233" calcext:value-type="float">
            <text:p>0.031602240029823</text:p>
          </table:table-cell>
          <table:table-cell office:value-type="float" office:value="0.0308841611275554" calcext:value-type="float">
            <text:p>0.030884161127555</text:p>
          </table:table-cell>
          <table:table-cell office:value-type="float" office:value="0.0467337857002627" calcext:value-type="float">
            <text:p>0.046733785700263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5111727831512" calcext:value-type="float">
            <text:p>0.385111727831512</text:p>
          </table:table-cell>
          <table:table-cell office:value-type="float" office:value="0.459885494507103" calcext:value-type="float">
            <text:p>0.459885494507103</text:p>
          </table:table-cell>
          <table:table-cell office:value-type="float" office:value="0.403830226797224" calcext:value-type="float">
            <text:p>0.403830226797224</text:p>
          </table:table-cell>
          <table:table-cell office:value-type="float" office:value="0.43749456665693" calcext:value-type="float">
            <text:p>0.43749456665693</text:p>
          </table:table-cell>
          <table:table-cell office:value-type="float" office:value="7.1246964454537" calcext:value-type="float">
            <text:p>7.1246964454537</text:p>
          </table:table-cell>
          <table:table-cell office:value-type="float" office:value="11.671349407136" calcext:value-type="float">
            <text:p>11.671349407136</text:p>
          </table:table-cell>
          <table:table-cell office:value-type="float" office:value="8.60586543632662" calcext:value-type="float">
            <text:p>8.60586543632662</text:p>
          </table:table-cell>
          <table:table-cell office:value-type="float" office:value="9.2422742033048" calcext:value-type="float">
            <text:p>9.2422742033048</text:p>
          </table:table-cell>
          <table:table-cell office:value-type="float" office:value="0.220462928358025" calcext:value-type="float">
            <text:p>0.220462928358025</text:p>
          </table:table-cell>
          <table:table-cell office:value-type="float" office:value="0.252065436013879" calcext:value-type="float">
            <text:p>0.252065436013879</text:p>
          </table:table-cell>
          <table:table-cell office:value-type="float" office:value="0.231590037597768" calcext:value-type="float">
            <text:p>0.231590037597768</text:p>
          </table:table-cell>
          <table:table-cell office:value-type="float" office:value="0.234863216979862" calcext:value-type="float">
            <text:p>0.234863216979862</text:p>
          </table:table-cell>
          <table:table-cell office:value-type="float" office:value="0.0396860614149145" calcext:value-type="float">
            <text:p>0.039686061414915</text:p>
          </table:table-cell>
          <table:table-cell office:value-type="float" office:value="0.032849171952976" calcext:value-type="float">
            <text:p>0.032849171952976</text:p>
          </table:table-cell>
          <table:table-cell office:value-type="float" office:value="0.0298155578155233" calcext:value-type="float">
            <text:p>0.029815557815523</text:p>
          </table:table-cell>
          <table:table-cell office:value-type="float" office:value="0.0466599773732236" calcext:value-type="float">
            <text:p>0.046659977373224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5692479953356" calcext:value-type="float">
            <text:p>0.385692479953356</text:p>
          </table:table-cell>
          <table:table-cell office:value-type="float" office:value="0.462769305417168" calcext:value-type="float">
            <text:p>0.462769305417168</text:p>
          </table:table-cell>
          <table:table-cell office:value-type="float" office:value="0.407135060558047" calcext:value-type="float">
            <text:p>0.407135060558047</text:p>
          </table:table-cell>
          <table:table-cell office:value-type="float" office:value="0.435605514405222" calcext:value-type="float">
            <text:p>0.435605514405222</text:p>
          </table:table-cell>
          <table:table-cell office:value-type="float" office:value="6.63973559141862" calcext:value-type="float">
            <text:p>6.63973559141862</text:p>
          </table:table-cell>
          <table:table-cell office:value-type="float" office:value="11.6100011635972" calcext:value-type="float">
            <text:p>11.6100011635972</text:p>
          </table:table-cell>
          <table:table-cell office:value-type="float" office:value="8.54125892623599" calcext:value-type="float">
            <text:p>8.54125892623599</text:p>
          </table:table-cell>
          <table:table-cell office:value-type="float" office:value="8.98002511057149" calcext:value-type="float">
            <text:p>8.98002511057149</text:p>
          </table:table-cell>
          <table:table-cell office:value-type="float" office:value="0.218585960219484" calcext:value-type="float">
            <text:p>0.218585960219484</text:p>
          </table:table-cell>
          <table:table-cell office:value-type="float" office:value="0.260870636617152" calcext:value-type="float">
            <text:p>0.260870636617152</text:p>
          </table:table-cell>
          <table:table-cell office:value-type="float" office:value="0.230957862277083" calcext:value-type="float">
            <text:p>0.230957862277083</text:p>
          </table:table-cell>
          <table:table-cell office:value-type="float" office:value="0.241407719745237" calcext:value-type="float">
            <text:p>0.241407719745237</text:p>
          </table:table-cell>
          <table:table-cell office:value-type="float" office:value="0.042040413747098" calcext:value-type="float">
            <text:p>0.042040413747098</text:p>
          </table:table-cell>
          <table:table-cell office:value-type="float" office:value="0.0336626527218427" calcext:value-type="float">
            <text:p>0.033662652721843</text:p>
          </table:table-cell>
          <table:table-cell office:value-type="float" office:value="0.031814955039325" calcext:value-type="float">
            <text:p>0.031814955039325</text:p>
          </table:table-cell>
          <table:table-cell office:value-type="float" office:value="0.0477668837404092" calcext:value-type="float">
            <text:p>0.047766883740409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195575734378" calcext:value-type="float">
            <text:p>0.38195575734378</text:p>
          </table:table-cell>
          <table:table-cell office:value-type="float" office:value="0.458977589066111" calcext:value-type="float">
            <text:p>0.458977589066111</text:p>
          </table:table-cell>
          <table:table-cell office:value-type="float" office:value="0.400050141411438" calcext:value-type="float">
            <text:p>0.400050141411438</text:p>
          </table:table-cell>
          <table:table-cell office:value-type="float" office:value="0.435392420687966" calcext:value-type="float">
            <text:p>0.435392420687966</text:p>
          </table:table-cell>
          <table:table-cell office:value-type="float" office:value="6.89510163290909" calcext:value-type="float">
            <text:p>6.89510163290909</text:p>
          </table:table-cell>
          <table:table-cell office:value-type="float" office:value="11.3638048994021" calcext:value-type="float">
            <text:p>11.3638048994021</text:p>
          </table:table-cell>
          <table:table-cell office:value-type="float" office:value="8.42042982188261" calcext:value-type="float">
            <text:p>8.42042982188261</text:p>
          </table:table-cell>
          <table:table-cell office:value-type="float" office:value="9.21060933523137" calcext:value-type="float">
            <text:p>9.21060933523137</text:p>
          </table:table-cell>
          <table:table-cell office:value-type="float" office:value="0.215412583678098" calcext:value-type="float">
            <text:p>0.215412583678098</text:p>
          </table:table-cell>
          <table:table-cell office:value-type="float" office:value="0.245462925270378" calcext:value-type="float">
            <text:p>0.245462925270378</text:p>
          </table:table-cell>
          <table:table-cell office:value-type="float" office:value="0.226290770680288" calcext:value-type="float">
            <text:p>0.226290770680288</text:p>
          </table:table-cell>
          <table:table-cell office:value-type="float" office:value="0.228378110537436" calcext:value-type="float">
            <text:p>0.228378110537436</text:p>
          </table:table-cell>
          <table:table-cell office:value-type="float" office:value="0.0404246218159678" calcext:value-type="float">
            <text:p>0.040424621815968</text:p>
          </table:table-cell>
          <table:table-cell office:value-type="float" office:value="0.0340608581788599" calcext:value-type="float">
            <text:p>0.03406085817886</text:p>
          </table:table-cell>
          <table:table-cell office:value-type="float" office:value="0.0302129712259223" calcext:value-type="float">
            <text:p>0.030212971225922</text:p>
          </table:table-cell>
          <table:table-cell office:value-type="float" office:value="0.0485757861810504" calcext:value-type="float">
            <text:p>0.04857578618105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5020399321878" calcext:value-type="float">
            <text:p>0.385020399321878</text:p>
          </table:table-cell>
          <table:table-cell office:value-type="float" office:value="0.460283119805182" calcext:value-type="float">
            <text:p>0.460283119805182</text:p>
          </table:table-cell>
          <table:table-cell office:value-type="float" office:value="0.403364162678289" calcext:value-type="float">
            <text:p>0.403364162678289</text:p>
          </table:table-cell>
          <table:table-cell office:value-type="float" office:value="0.437746934590671" calcext:value-type="float">
            <text:p>0.437746934590671</text:p>
          </table:table-cell>
          <table:table-cell office:value-type="float" office:value="6.58837562179222" calcext:value-type="float">
            <text:p>6.58837562179222</text:p>
          </table:table-cell>
          <table:table-cell office:value-type="float" office:value="11.9540619930354" calcext:value-type="float">
            <text:p>11.9540619930354</text:p>
          </table:table-cell>
          <table:table-cell office:value-type="float" office:value="8.2990005564489" calcext:value-type="float">
            <text:p>8.2990005564489</text:p>
          </table:table-cell>
          <table:table-cell office:value-type="float" office:value="9.28666258276519" calcext:value-type="float">
            <text:p>9.28666258276519</text:p>
          </table:table-cell>
          <table:table-cell office:value-type="float" office:value="0.222241993641306" calcext:value-type="float">
            <text:p>0.222241993641306</text:p>
          </table:table-cell>
          <table:table-cell office:value-type="float" office:value="0.256963854207533" calcext:value-type="float">
            <text:p>0.256963854207533</text:p>
          </table:table-cell>
          <table:table-cell office:value-type="float" office:value="0.232855884457846" calcext:value-type="float">
            <text:p>0.232855884457846</text:p>
          </table:table-cell>
          <table:table-cell office:value-type="float" office:value="0.240205409163678" calcext:value-type="float">
            <text:p>0.240205409163678</text:p>
          </table:table-cell>
          <table:table-cell office:value-type="float" office:value="0.0420102850533292" calcext:value-type="float">
            <text:p>0.042010285053329</text:p>
          </table:table-cell>
          <table:table-cell office:value-type="float" office:value="0.0368299981760033" calcext:value-type="float">
            <text:p>0.036829998176003</text:p>
          </table:table-cell>
          <table:table-cell office:value-type="float" office:value="0.0312446060408775" calcext:value-type="float">
            <text:p>0.031244606040878</text:p>
          </table:table-cell>
          <table:table-cell office:value-type="float" office:value="0.051866386401138" calcext:value-type="float">
            <text:p>0.051866386401138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3848648115907" calcext:value-type="float">
            <text:p>0.383848648115907</text:p>
          </table:table-cell>
          <table:table-cell office:value-type="float" office:value="0.458881684429561" calcext:value-type="float">
            <text:p>0.458881684429561</text:p>
          </table:table-cell>
          <table:table-cell office:value-type="float" office:value="0.401503959987091" calcext:value-type="float">
            <text:p>0.401503959987091</text:p>
          </table:table-cell>
          <table:table-cell office:value-type="float" office:value="0.435926747541759" calcext:value-type="float">
            <text:p>0.435926747541759</text:p>
          </table:table-cell>
          <table:table-cell office:value-type="float" office:value="6.91114092336394" calcext:value-type="float">
            <text:p>6.91114092336394</text:p>
          </table:table-cell>
          <table:table-cell office:value-type="float" office:value="11.6777657572276" calcext:value-type="float">
            <text:p>11.6777657572276</text:p>
          </table:table-cell>
          <table:table-cell office:value-type="float" office:value="8.24638033882972" calcext:value-type="float">
            <text:p>8.24638033882972</text:p>
          </table:table-cell>
          <table:table-cell office:value-type="float" office:value="8.839830596433" calcext:value-type="float">
            <text:p>8.839830596433</text:p>
          </table:table-cell>
          <table:table-cell office:value-type="float" office:value="0.22170930702151" calcext:value-type="float">
            <text:p>0.22170930702151</text:p>
          </table:table-cell>
          <table:table-cell office:value-type="float" office:value="0.252233540981548" calcext:value-type="float">
            <text:p>0.252233540981548</text:p>
          </table:table-cell>
          <table:table-cell office:value-type="float" office:value="0.232838127008527" calcext:value-type="float">
            <text:p>0.232838127008527</text:p>
          </table:table-cell>
          <table:table-cell office:value-type="float" office:value="0.234646237504597" calcext:value-type="float">
            <text:p>0.234646237504597</text:p>
          </table:table-cell>
          <table:table-cell office:value-type="float" office:value="0.0418120391520915" calcext:value-type="float">
            <text:p>0.041812039152092</text:p>
          </table:table-cell>
          <table:table-cell office:value-type="float" office:value="0.0366753268641018" calcext:value-type="float">
            <text:p>0.036675326864102</text:p>
          </table:table-cell>
          <table:table-cell office:value-type="float" office:value="0.0315348910988778" calcext:value-type="float">
            <text:p>0.031534891098878</text:p>
          </table:table-cell>
          <table:table-cell office:value-type="float" office:value="0.0513069808880311" calcext:value-type="float">
            <text:p>0.05130698088803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2205921910766" calcext:value-type="float">
            <text:p>0.382205921910766</text:p>
          </table:table-cell>
          <table:table-cell office:value-type="float" office:value="0.458602452619819" calcext:value-type="float">
            <text:p>0.458602452619819</text:p>
          </table:table-cell>
          <table:table-cell office:value-type="float" office:value="0.40217581504411" calcext:value-type="float">
            <text:p>0.40217581504411</text:p>
          </table:table-cell>
          <table:table-cell office:value-type="float" office:value="0.430948350842277" calcext:value-type="float">
            <text:p>0.430948350842277</text:p>
          </table:table-cell>
          <table:table-cell office:value-type="float" office:value="6.63825193372676" calcext:value-type="float">
            <text:p>6.63825193372676</text:p>
          </table:table-cell>
          <table:table-cell office:value-type="float" office:value="12.0996011056027" calcext:value-type="float">
            <text:p>12.0996011056027</text:p>
          </table:table-cell>
          <table:table-cell office:value-type="float" office:value="8.30145193007069" calcext:value-type="float">
            <text:p>8.30145193007069</text:p>
          </table:table-cell>
          <table:table-cell office:value-type="float" office:value="9.32745063821163" calcext:value-type="float">
            <text:p>9.32745063821163</text:p>
          </table:table-cell>
          <table:table-cell office:value-type="float" office:value="0.220601538932326" calcext:value-type="float">
            <text:p>0.220601538932326</text:p>
          </table:table-cell>
          <table:table-cell office:value-type="float" office:value="0.256382446419479" calcext:value-type="float">
            <text:p>0.256382446419479</text:p>
          </table:table-cell>
          <table:table-cell office:value-type="float" office:value="0.23320299877586" calcext:value-type="float">
            <text:p>0.23320299877586</text:p>
          </table:table-cell>
          <table:table-cell office:value-type="float" office:value="0.236544823450892" calcext:value-type="float">
            <text:p>0.236544823450892</text:p>
          </table:table-cell>
          <table:table-cell office:value-type="float" office:value="0.0391487172347821" calcext:value-type="float">
            <text:p>0.039148717234782</text:p>
          </table:table-cell>
          <table:table-cell office:value-type="float" office:value="0.0341254838025277" calcext:value-type="float">
            <text:p>0.034125483802528</text:p>
          </table:table-cell>
          <table:table-cell office:value-type="float" office:value="0.028735566536366" calcext:value-type="float">
            <text:p>0.028735566536366</text:p>
          </table:table-cell>
          <table:table-cell office:value-type="float" office:value="0.048613701411574" calcext:value-type="float">
            <text:p>0.048613701411574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79891749402144" calcext:value-type="float">
            <text:p>0.379891749402144</text:p>
          </table:table-cell>
          <table:table-cell office:value-type="float" office:value="0.458967122448421" calcext:value-type="float">
            <text:p>0.458967122448421</text:p>
          </table:table-cell>
          <table:table-cell office:value-type="float" office:value="0.398405483622215" calcext:value-type="float">
            <text:p>0.398405483622215</text:p>
          </table:table-cell>
          <table:table-cell office:value-type="float" office:value="0.434185698412463" calcext:value-type="float">
            <text:p>0.434185698412463</text:p>
          </table:table-cell>
          <table:table-cell office:value-type="float" office:value="7.04135148565184" calcext:value-type="float">
            <text:p>7.04135148565184</text:p>
          </table:table-cell>
          <table:table-cell office:value-type="float" office:value="12.3299396469408" calcext:value-type="float">
            <text:p>12.3299396469408</text:p>
          </table:table-cell>
          <table:table-cell office:value-type="float" office:value="8.8775473043271" calcext:value-type="float">
            <text:p>8.8775473043271</text:p>
          </table:table-cell>
          <table:table-cell office:value-type="float" office:value="9.68880562297049" calcext:value-type="float">
            <text:p>9.68880562297049</text:p>
          </table:table-cell>
          <table:table-cell office:value-type="float" office:value="0.216686870208111" calcext:value-type="float">
            <text:p>0.216686870208111</text:p>
          </table:table-cell>
          <table:table-cell office:value-type="float" office:value="0.242346036385739" calcext:value-type="float">
            <text:p>0.242346036385739</text:p>
          </table:table-cell>
          <table:table-cell office:value-type="float" office:value="0.22774066446968" calcext:value-type="float">
            <text:p>0.22774066446968</text:p>
          </table:table-cell>
          <table:table-cell office:value-type="float" office:value="0.224950706461798" calcext:value-type="float">
            <text:p>0.224950706461798</text:p>
          </table:table-cell>
          <table:table-cell office:value-type="float" office:value="0.0394010183460744" calcext:value-type="float">
            <text:p>0.039401018346075</text:p>
          </table:table-cell>
          <table:table-cell office:value-type="float" office:value="0.035121932075991" calcext:value-type="float">
            <text:p>0.035121932075991</text:p>
          </table:table-cell>
          <table:table-cell office:value-type="float" office:value="0.0286293439045175" calcext:value-type="float">
            <text:p>0.028629343904518</text:p>
          </table:table-cell>
          <table:table-cell office:value-type="float" office:value="0.0505813750995781" calcext:value-type="float">
            <text:p>0.050581375099578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3432738464024" calcext:value-type="float">
            <text:p>0.383432738464024</text:p>
          </table:table-cell>
          <table:table-cell office:value-type="float" office:value="0.461119912940587" calcext:value-type="float">
            <text:p>0.461119912940587</text:p>
          </table:table-cell>
          <table:table-cell office:value-type="float" office:value="0.399938867832995" calcext:value-type="float">
            <text:p>0.399938867832995</text:p>
          </table:table-cell>
          <table:table-cell office:value-type="float" office:value="0.438288711705173" calcext:value-type="float">
            <text:p>0.438288711705173</text:p>
          </table:table-cell>
          <table:table-cell office:value-type="float" office:value="6.97089909452768" calcext:value-type="float">
            <text:p>6.97089909452768</text:p>
          </table:table-cell>
          <table:table-cell office:value-type="float" office:value="12.1633934146363" calcext:value-type="float">
            <text:p>12.1633934146363</text:p>
          </table:table-cell>
          <table:table-cell office:value-type="float" office:value="8.47732222478716" calcext:value-type="float">
            <text:p>8.47732222478716</text:p>
          </table:table-cell>
          <table:table-cell office:value-type="float" office:value="9.59117333230168" calcext:value-type="float">
            <text:p>9.59117333230168</text:p>
          </table:table-cell>
          <table:table-cell office:value-type="float" office:value="0.220176428389914" calcext:value-type="float">
            <text:p>0.220176428389914</text:p>
          </table:table-cell>
          <table:table-cell office:value-type="float" office:value="0.250157422080247" calcext:value-type="float">
            <text:p>0.250157422080247</text:p>
          </table:table-cell>
          <table:table-cell office:value-type="float" office:value="0.23044367600594" calcext:value-type="float">
            <text:p>0.23044367600594</text:p>
          </table:table-cell>
          <table:table-cell office:value-type="float" office:value="0.233925831093958" calcext:value-type="float">
            <text:p>0.233925831093958</text:p>
          </table:table-cell>
          <table:table-cell office:value-type="float" office:value="0.0399202186054713" calcext:value-type="float">
            <text:p>0.039920218605471</text:p>
          </table:table-cell>
          <table:table-cell office:value-type="float" office:value="0.035513054467434" calcext:value-type="float">
            <text:p>0.035513054467434</text:p>
          </table:table-cell>
          <table:table-cell office:value-type="float" office:value="0.0295885502617667" calcext:value-type="float">
            <text:p>0.029588550261767</text:p>
          </table:table-cell>
          <table:table-cell office:value-type="float" office:value="0.0501740984200407" calcext:value-type="float">
            <text:p>0.05017409842004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7780313381376" calcext:value-type="float">
            <text:p>0.377780313381376</text:p>
          </table:table-cell>
          <table:table-cell office:value-type="float" office:value="0.456252021773651" calcext:value-type="float">
            <text:p>0.456252021773651</text:p>
          </table:table-cell>
          <table:table-cell office:value-type="float" office:value="0.394649005311769" calcext:value-type="float">
            <text:p>0.394649005311769</text:p>
          </table:table-cell>
          <table:table-cell office:value-type="float" office:value="0.434768177262156" calcext:value-type="float">
            <text:p>0.434768177262156</text:p>
          </table:table-cell>
          <table:table-cell office:value-type="float" office:value="6.9403813423877" calcext:value-type="float">
            <text:p>6.9403813423877</text:p>
          </table:table-cell>
          <table:table-cell office:value-type="float" office:value="11.9722289937578" calcext:value-type="float">
            <text:p>11.9722289937578</text:p>
          </table:table-cell>
          <table:table-cell office:value-type="float" office:value="8.38846222131169" calcext:value-type="float">
            <text:p>8.38846222131169</text:p>
          </table:table-cell>
          <table:table-cell office:value-type="float" office:value="9.64756804441485" calcext:value-type="float">
            <text:p>9.64756804441485</text:p>
          </table:table-cell>
          <table:table-cell office:value-type="float" office:value="0.214031658039392" calcext:value-type="float">
            <text:p>0.214031658039392</text:p>
          </table:table-cell>
          <table:table-cell office:value-type="float" office:value="0.238774403002609" calcext:value-type="float">
            <text:p>0.238774403002609</text:p>
          </table:table-cell>
          <table:table-cell office:value-type="float" office:value="0.223799116534901" calcext:value-type="float">
            <text:p>0.223799116534901</text:p>
          </table:table-cell>
          <table:table-cell office:value-type="float" office:value="0.223310255618822" calcext:value-type="float">
            <text:p>0.223310255618822</text:p>
          </table:table-cell>
          <table:table-cell office:value-type="float" office:value="0.0392377508146845" calcext:value-type="float">
            <text:p>0.039237750814685</text:p>
          </table:table-cell>
          <table:table-cell office:value-type="float" office:value="0.0378374913133267" calcext:value-type="float">
            <text:p>0.037837491313327</text:p>
          </table:table-cell>
          <table:table-cell office:value-type="float" office:value="0.0314868108818431" calcext:value-type="float">
            <text:p>0.031486810881843</text:p>
          </table:table-cell>
          <table:table-cell office:value-type="float" office:value="0.0489260095113565" calcext:value-type="float">
            <text:p>0.048926009511357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6000259248422" calcext:value-type="float">
            <text:p>0.376000259248422</text:p>
          </table:table-cell>
          <table:table-cell office:value-type="float" office:value="0.46070300616994" calcext:value-type="float">
            <text:p>0.46070300616994</text:p>
          </table:table-cell>
          <table:table-cell office:value-type="float" office:value="0.396489674004867" calcext:value-type="float">
            <text:p>0.396489674004867</text:p>
          </table:table-cell>
          <table:table-cell office:value-type="float" office:value="0.431459406511423" calcext:value-type="float">
            <text:p>0.431459406511423</text:p>
          </table:table-cell>
          <table:table-cell office:value-type="float" office:value="6.73392133412691" calcext:value-type="float">
            <text:p>6.73392133412691</text:p>
          </table:table-cell>
          <table:table-cell office:value-type="float" office:value="11.3748882700877" calcext:value-type="float">
            <text:p>11.3748882700877</text:p>
          </table:table-cell>
          <table:table-cell office:value-type="float" office:value="8.71472359679801" calcext:value-type="float">
            <text:p>8.71472359679801</text:p>
          </table:table-cell>
          <table:table-cell office:value-type="float" office:value="8.99574085954211" calcext:value-type="float">
            <text:p>8.99574085954211</text:p>
          </table:table-cell>
          <table:table-cell office:value-type="float" office:value="0.21180153930977" calcext:value-type="float">
            <text:p>0.21180153930977</text:p>
          </table:table-cell>
          <table:table-cell office:value-type="float" office:value="0.241115100313196" calcext:value-type="float">
            <text:p>0.241115100313196</text:p>
          </table:table-cell>
          <table:table-cell office:value-type="float" office:value="0.224196971801609" calcext:value-type="float">
            <text:p>0.224196971801609</text:p>
          </table:table-cell>
          <table:table-cell office:value-type="float" office:value="0.221563055333122" calcext:value-type="float">
            <text:p>0.221563055333122</text:p>
          </table:table-cell>
          <table:table-cell office:value-type="float" office:value="0.0397191112394336" calcext:value-type="float">
            <text:p>0.039719111239434</text:p>
          </table:table-cell>
          <table:table-cell office:value-type="float" office:value="0.0353461493234558" calcext:value-type="float">
            <text:p>0.035346149323456</text:p>
          </table:table-cell>
          <table:table-cell office:value-type="float" office:value="0.0294021562672775" calcext:value-type="float">
            <text:p>0.029402156267278</text:p>
          </table:table-cell>
          <table:table-cell office:value-type="float" office:value="0.0499945239828834" calcext:value-type="float">
            <text:p>0.049994523982884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9555380838322" calcext:value-type="float">
            <text:p>0.379555380838322</text:p>
          </table:table-cell>
          <table:table-cell office:value-type="float" office:value="0.458300819293607" calcext:value-type="float">
            <text:p>0.458300819293607</text:p>
          </table:table-cell>
          <table:table-cell office:value-type="float" office:value="0.396394009825837" calcext:value-type="float">
            <text:p>0.396394009825837</text:p>
          </table:table-cell>
          <table:table-cell office:value-type="float" office:value="0.434304300988029" calcext:value-type="float">
            <text:p>0.434304300988029</text:p>
          </table:table-cell>
          <table:table-cell office:value-type="float" office:value="6.94879794022021" calcext:value-type="float">
            <text:p>6.94879794022021</text:p>
          </table:table-cell>
          <table:table-cell office:value-type="float" office:value="11.5075419574445" calcext:value-type="float">
            <text:p>11.5075419574445</text:p>
          </table:table-cell>
          <table:table-cell office:value-type="float" office:value="8.77919724319251" calcext:value-type="float">
            <text:p>8.77919724319251</text:p>
          </table:table-cell>
          <table:table-cell office:value-type="float" office:value="9.25419301396087" calcext:value-type="float">
            <text:p>9.25419301396087</text:p>
          </table:table-cell>
          <table:table-cell office:value-type="float" office:value="0.210245999484237" calcext:value-type="float">
            <text:p>0.210245999484237</text:p>
          </table:table-cell>
          <table:table-cell office:value-type="float" office:value="0.229294282756149" calcext:value-type="float">
            <text:p>0.229294282756149</text:p>
          </table:table-cell>
          <table:table-cell office:value-type="float" office:value="0.220480330328925" calcext:value-type="float">
            <text:p>0.220480330328925</text:p>
          </table:table-cell>
          <table:table-cell office:value-type="float" office:value="0.213301908548611" calcext:value-type="float">
            <text:p>0.213301908548611</text:p>
          </table:table-cell>
          <table:table-cell office:value-type="float" office:value="0.036338320803887" calcext:value-type="float">
            <text:p>0.036338320803887</text:p>
          </table:table-cell>
          <table:table-cell office:value-type="float" office:value="0.0346668413014048" calcext:value-type="float">
            <text:p>0.034666841301405</text:p>
          </table:table-cell>
          <table:table-cell office:value-type="float" office:value="0.0285743692279188" calcext:value-type="float">
            <text:p>0.028574369227919</text:p>
          </table:table-cell>
          <table:table-cell office:value-type="float" office:value="0.0459077168620206" calcext:value-type="float">
            <text:p>0.045907716862021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1686121748465" calcext:value-type="float">
            <text:p>0.371686121748465</text:p>
          </table:table-cell>
          <table:table-cell office:value-type="float" office:value="0.449320815010744" calcext:value-type="float">
            <text:p>0.449320815010744</text:p>
          </table:table-cell>
          <table:table-cell office:value-type="float" office:value="0.388556848401891" calcext:value-type="float">
            <text:p>0.388556848401891</text:p>
          </table:table-cell>
          <table:table-cell office:value-type="float" office:value="0.42635433546877" calcext:value-type="float">
            <text:p>0.42635433546877</text:p>
          </table:table-cell>
          <table:table-cell office:value-type="float" office:value="6.64220592537194" calcext:value-type="float">
            <text:p>6.64220592537194</text:p>
          </table:table-cell>
          <table:table-cell office:value-type="float" office:value="10.523563296684" calcext:value-type="float">
            <text:p>10.523563296684</text:p>
          </table:table-cell>
          <table:table-cell office:value-type="float" office:value="8.15427764154843" calcext:value-type="float">
            <text:p>8.15427764154843</text:p>
          </table:table-cell>
          <table:table-cell office:value-type="float" office:value="8.87889276880564" calcext:value-type="float">
            <text:p>8.87889276880564</text:p>
          </table:table-cell>
          <table:table-cell office:value-type="float" office:value="0.210364481245338" calcext:value-type="float">
            <text:p>0.210364481245338</text:p>
          </table:table-cell>
          <table:table-cell office:value-type="float" office:value="0.230630244187162" calcext:value-type="float">
            <text:p>0.230630244187162</text:p>
          </table:table-cell>
          <table:table-cell office:value-type="float" office:value="0.220207767336473" calcext:value-type="float">
            <text:p>0.220207767336473</text:p>
          </table:table-cell>
          <table:table-cell office:value-type="float" office:value="0.215228385525954" calcext:value-type="float">
            <text:p>0.215228385525954</text:p>
          </table:table-cell>
          <table:table-cell office:value-type="float" office:value="0.038507471311559" calcext:value-type="float">
            <text:p>0.038507471311559</text:p>
          </table:table-cell>
          <table:table-cell office:value-type="float" office:value="0.0370863900359651" calcext:value-type="float">
            <text:p>0.037086390035965</text:p>
          </table:table-cell>
          <table:table-cell office:value-type="float" office:value="0.0303558668623297" calcext:value-type="float">
            <text:p>0.03035586686233</text:p>
          </table:table-cell>
          <table:table-cell office:value-type="float" office:value="0.0488150446922715" calcext:value-type="float">
            <text:p>0.048815044692272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366607958095" calcext:value-type="float">
            <text:p>0.37366607958095</text:p>
          </table:table-cell>
          <table:table-cell office:value-type="float" office:value="0.453577010337068" calcext:value-type="float">
            <text:p>0.453577010337068</text:p>
          </table:table-cell>
          <table:table-cell office:value-type="float" office:value="0.390947775673038" calcext:value-type="float">
            <text:p>0.390947775673038</text:p>
          </table:table-cell>
          <table:table-cell office:value-type="float" office:value="0.430499166979399" calcext:value-type="float">
            <text:p>0.430499166979399</text:p>
          </table:table-cell>
          <table:table-cell office:value-type="float" office:value="6.6315619064365" calcext:value-type="float">
            <text:p>6.6315619064365</text:p>
          </table:table-cell>
          <table:table-cell office:value-type="float" office:value="10.9921131846819" calcext:value-type="float">
            <text:p>10.9921131846819</text:p>
          </table:table-cell>
          <table:table-cell office:value-type="float" office:value="8.26115641880414" calcext:value-type="float">
            <text:p>8.26115641880414</text:p>
          </table:table-cell>
          <table:table-cell office:value-type="float" office:value="8.78251286442215" calcext:value-type="float">
            <text:p>8.78251286442215</text:p>
          </table:table-cell>
          <table:table-cell office:value-type="float" office:value="0.213140375005705" calcext:value-type="float">
            <text:p>0.213140375005705</text:p>
          </table:table-cell>
          <table:table-cell office:value-type="float" office:value="0.227596093586672" calcext:value-type="float">
            <text:p>0.227596093586672</text:p>
          </table:table-cell>
          <table:table-cell office:value-type="float" office:value="0.223292495864679" calcext:value-type="float">
            <text:p>0.223292495864679</text:p>
          </table:table-cell>
          <table:table-cell office:value-type="float" office:value="0.211974167165753" calcext:value-type="float">
            <text:p>0.211974167165753</text:p>
          </table:table-cell>
          <table:table-cell office:value-type="float" office:value="0.0393482114515243" calcext:value-type="float">
            <text:p>0.039348211451524</text:p>
          </table:table-cell>
          <table:table-cell office:value-type="float" office:value="0.038503210913135" calcext:value-type="float">
            <text:p>0.038503210913135</text:p>
          </table:table-cell>
          <table:table-cell office:value-type="float" office:value="0.031134677303659" calcext:value-type="float">
            <text:p>0.031134677303659</text:p>
          </table:table-cell>
          <table:table-cell office:value-type="float" office:value="0.0503972978414969" calcext:value-type="float">
            <text:p>0.05039729784149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8742140502517" calcext:value-type="float">
            <text:p>0.368742140502517</text:p>
          </table:table-cell>
          <table:table-cell office:value-type="float" office:value="0.451911757708399" calcext:value-type="float">
            <text:p>0.451911757708399</text:p>
          </table:table-cell>
          <table:table-cell office:value-type="float" office:value="0.388926983530631" calcext:value-type="float">
            <text:p>0.388926983530631</text:p>
          </table:table-cell>
          <table:table-cell office:value-type="float" office:value="0.423460837572095" calcext:value-type="float">
            <text:p>0.423460837572095</text:p>
          </table:table-cell>
          <table:table-cell office:value-type="float" office:value="6.35985825076185" calcext:value-type="float">
            <text:p>6.35985825076185</text:p>
          </table:table-cell>
          <table:table-cell office:value-type="float" office:value="10.9630411751343" calcext:value-type="float">
            <text:p>10.9630411751343</text:p>
          </table:table-cell>
          <table:table-cell office:value-type="float" office:value="8.14268398825451" calcext:value-type="float">
            <text:p>8.14268398825451</text:p>
          </table:table-cell>
          <table:table-cell office:value-type="float" office:value="8.30481649107612" calcext:value-type="float">
            <text:p>8.30481649107612</text:p>
          </table:table-cell>
          <table:table-cell office:value-type="float" office:value="0.203729522752179" calcext:value-type="float">
            <text:p>0.203729522752179</text:p>
          </table:table-cell>
          <table:table-cell office:value-type="float" office:value="0.224723913772689" calcext:value-type="float">
            <text:p>0.224723913772689</text:p>
          </table:table-cell>
          <table:table-cell office:value-type="float" office:value="0.215571258564857" calcext:value-type="float">
            <text:p>0.215571258564857</text:p>
          </table:table-cell>
          <table:table-cell office:value-type="float" office:value="0.20643722829302" calcext:value-type="float">
            <text:p>0.20643722829302</text:p>
          </table:table-cell>
          <table:table-cell office:value-type="float" office:value="0.0395375841119302" calcext:value-type="float">
            <text:p>0.03953758411193</text:p>
          </table:table-cell>
          <table:table-cell office:value-type="float" office:value="0.0369392360262635" calcext:value-type="float">
            <text:p>0.036939236026264</text:p>
          </table:table-cell>
          <table:table-cell office:value-type="float" office:value="0.0300163220113602" calcext:value-type="float">
            <text:p>0.03001632201136</text:p>
          </table:table-cell>
          <table:table-cell office:value-type="float" office:value="0.0504792408695822" calcext:value-type="float">
            <text:p>0.05047924086958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2869657854374" calcext:value-type="float">
            <text:p>0.372869657854374</text:p>
          </table:table-cell>
          <table:table-cell office:value-type="float" office:value="0.45001196826105" calcext:value-type="float">
            <text:p>0.45001196826105</text:p>
          </table:table-cell>
          <table:table-cell office:value-type="float" office:value="0.390298093118412" calcext:value-type="float">
            <text:p>0.390298093118412</text:p>
          </table:table-cell>
          <table:table-cell office:value-type="float" office:value="0.425691586155995" calcext:value-type="float">
            <text:p>0.425691586155995</text:p>
          </table:table-cell>
          <table:table-cell office:value-type="float" office:value="6.46170526579102" calcext:value-type="float">
            <text:p>6.46170526579102</text:p>
          </table:table-cell>
          <table:table-cell office:value-type="float" office:value="10.7282545272938" calcext:value-type="float">
            <text:p>10.7282545272938</text:p>
          </table:table-cell>
          <table:table-cell office:value-type="float" office:value="8.23433065033163" calcext:value-type="float">
            <text:p>8.23433065033163</text:p>
          </table:table-cell>
          <table:table-cell office:value-type="float" office:value="8.4662235084138" calcext:value-type="float">
            <text:p>8.4662235084138</text:p>
          </table:table-cell>
          <table:table-cell office:value-type="float" office:value="0.211265993753553" calcext:value-type="float">
            <text:p>0.211265993753553</text:p>
          </table:table-cell>
          <table:table-cell office:value-type="float" office:value="0.219317118337342" calcext:value-type="float">
            <text:p>0.219317118337342</text:p>
          </table:table-cell>
          <table:table-cell office:value-type="float" office:value="0.221454414337191" calcext:value-type="float">
            <text:p>0.221454414337191</text:p>
          </table:table-cell>
          <table:table-cell office:value-type="float" office:value="0.204026511748681" calcext:value-type="float">
            <text:p>0.204026511748681</text:p>
          </table:table-cell>
          <table:table-cell office:value-type="float" office:value="0.0384840721167869" calcext:value-type="float">
            <text:p>0.038484072116787</text:p>
          </table:table-cell>
          <table:table-cell office:value-type="float" office:value="0.03821903927159" calcext:value-type="float">
            <text:p>0.03821903927159</text:p>
          </table:table-cell>
          <table:table-cell office:value-type="float" office:value="0.0298636201998269" calcext:value-type="float">
            <text:p>0.029863620199827</text:p>
          </table:table-cell>
          <table:table-cell office:value-type="float" office:value="0.0506955339219131" calcext:value-type="float">
            <text:p>0.05069553392191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67957856976772" calcext:value-type="float">
            <text:p>0.367957856976772</text:p>
          </table:table-cell>
          <table:table-cell office:value-type="float" office:value="0.445203821480951" calcext:value-type="float">
            <text:p>0.445203821480951</text:p>
          </table:table-cell>
          <table:table-cell office:value-type="float" office:value="0.383752081869043" calcext:value-type="float">
            <text:p>0.383752081869043</text:p>
          </table:table-cell>
          <table:table-cell office:value-type="float" office:value="0.422734145730525" calcext:value-type="float">
            <text:p>0.422734145730525</text:p>
          </table:table-cell>
          <table:table-cell office:value-type="float" office:value="6.08825590713826" calcext:value-type="float">
            <text:p>6.08825590713826</text:p>
          </table:table-cell>
          <table:table-cell office:value-type="float" office:value="10.3028703325263" calcext:value-type="float">
            <text:p>10.3028703325263</text:p>
          </table:table-cell>
          <table:table-cell office:value-type="float" office:value="7.82464416708641" calcext:value-type="float">
            <text:p>7.82464416708641</text:p>
          </table:table-cell>
          <table:table-cell office:value-type="float" office:value="8.09047105198302" calcext:value-type="float">
            <text:p>8.09047105198302</text:p>
          </table:table-cell>
          <table:table-cell office:value-type="float" office:value="0.210212961179742" calcext:value-type="float">
            <text:p>0.210212961179742</text:p>
          </table:table-cell>
          <table:table-cell office:value-type="float" office:value="0.223697317013971" calcext:value-type="float">
            <text:p>0.223697317013971</text:p>
          </table:table-cell>
          <table:table-cell office:value-type="float" office:value="0.22005869099959" calcext:value-type="float">
            <text:p>0.22005869099959</text:p>
          </table:table-cell>
          <table:table-cell office:value-type="float" office:value="0.208682537966982" calcext:value-type="float">
            <text:p>0.208682537966982</text:p>
          </table:table-cell>
          <table:table-cell office:value-type="float" office:value="0.0386338217187503" calcext:value-type="float">
            <text:p>0.03863382171875</text:p>
          </table:table-cell>
          <table:table-cell office:value-type="float" office:value="0.038686432704132" calcext:value-type="float">
            <text:p>0.038686432704132</text:p>
          </table:table-cell>
          <table:table-cell office:value-type="float" office:value="0.0296367027379958" calcext:value-type="float">
            <text:p>0.029636702737996</text:p>
          </table:table-cell>
          <table:table-cell office:value-type="float" office:value="0.0515751171461744" calcext:value-type="float">
            <text:p>0.051575117146174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8018886433553" calcext:value-type="float">
            <text:p>0.368018886433553</text:p>
          </table:table-cell>
          <table:table-cell office:value-type="float" office:value="0.447605721558159" calcext:value-type="float">
            <text:p>0.447605721558159</text:p>
          </table:table-cell>
          <table:table-cell office:value-type="float" office:value="0.383121642080532" calcext:value-type="float">
            <text:p>0.383121642080532</text:p>
          </table:table-cell>
          <table:table-cell office:value-type="float" office:value="0.424377931204687" calcext:value-type="float">
            <text:p>0.424377931204687</text:p>
          </table:table-cell>
          <table:table-cell office:value-type="float" office:value="6.27342981848669" calcext:value-type="float">
            <text:p>6.27342981848669</text:p>
          </table:table-cell>
          <table:table-cell office:value-type="float" office:value="10.1265844345481" calcext:value-type="float">
            <text:p>10.1265844345481</text:p>
          </table:table-cell>
          <table:table-cell office:value-type="float" office:value="7.42137117965564" calcext:value-type="float">
            <text:p>7.42137117965564</text:p>
          </table:table-cell>
          <table:table-cell office:value-type="float" office:value="8.03443013923712" calcext:value-type="float">
            <text:p>8.03443013923712</text:p>
          </table:table-cell>
          <table:table-cell office:value-type="float" office:value="0.204413152751386" calcext:value-type="float">
            <text:p>0.204413152751386</text:p>
          </table:table-cell>
          <table:table-cell office:value-type="float" office:value="0.216432433649288" calcext:value-type="float">
            <text:p>0.216432433649288</text:p>
          </table:table-cell>
          <table:table-cell office:value-type="float" office:value="0.214280183147024" calcext:value-type="float">
            <text:p>0.214280183147024</text:p>
          </table:table-cell>
          <table:table-cell office:value-type="float" office:value="0.201308609202843" calcext:value-type="float">
            <text:p>0.201308609202843</text:p>
          </table:table-cell>
          <table:table-cell office:value-type="float" office:value="0.0379582837357335" calcext:value-type="float">
            <text:p>0.037958283735734</text:p>
          </table:table-cell>
          <table:table-cell office:value-type="float" office:value="0.0375878508738307" calcext:value-type="float">
            <text:p>0.037587850873831</text:p>
          </table:table-cell>
          <table:table-cell office:value-type="float" office:value="0.0283563982850021" calcext:value-type="float">
            <text:p>0.028356398285002</text:p>
          </table:table-cell>
          <table:table-cell office:value-type="float" office:value="0.0515137468750366" calcext:value-type="float">
            <text:p>0.05151374687503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267825074497" calcext:value-type="float">
            <text:p>0.36267825074497</text:p>
          </table:table-cell>
          <table:table-cell office:value-type="float" office:value="0.44577492011504" calcext:value-type="float">
            <text:p>0.44577492011504</text:p>
          </table:table-cell>
          <table:table-cell office:value-type="float" office:value="0.381810082126727" calcext:value-type="float">
            <text:p>0.381810082126727</text:p>
          </table:table-cell>
          <table:table-cell office:value-type="float" office:value="0.417846988891444" calcext:value-type="float">
            <text:p>0.417846988891444</text:p>
          </table:table-cell>
          <table:table-cell office:value-type="float" office:value="5.99433586756696" calcext:value-type="float">
            <text:p>5.99433586756696</text:p>
          </table:table-cell>
          <table:table-cell office:value-type="float" office:value="10.3761631954747" calcext:value-type="float">
            <text:p>10.3761631954747</text:p>
          </table:table-cell>
          <table:table-cell office:value-type="float" office:value="7.42230733266164" calcext:value-type="float">
            <text:p>7.42230733266164</text:p>
          </table:table-cell>
          <table:table-cell office:value-type="float" office:value="7.89203175963899" calcext:value-type="float">
            <text:p>7.89203175963899</text:p>
          </table:table-cell>
          <table:table-cell office:value-type="float" office:value="0.204112529735845" calcext:value-type="float">
            <text:p>0.204112529735845</text:p>
          </table:table-cell>
          <table:table-cell office:value-type="float" office:value="0.218520694324239" calcext:value-type="float">
            <text:p>0.218520694324239</text:p>
          </table:table-cell>
          <table:table-cell office:value-type="float" office:value="0.215649457607412" calcext:value-type="float">
            <text:p>0.215649457607412</text:p>
          </table:table-cell>
          <table:table-cell office:value-type="float" office:value="0.200881095156472" calcext:value-type="float">
            <text:p>0.200881095156472</text:p>
          </table:table-cell>
          <table:table-cell office:value-type="float" office:value="0.0417959093645269" calcext:value-type="float">
            <text:p>0.041795909364527</text:p>
          </table:table-cell>
          <table:table-cell office:value-type="float" office:value="0.0372290240458203" calcext:value-type="float">
            <text:p>0.03722902404582</text:p>
          </table:table-cell>
          <table:table-cell office:value-type="float" office:value="0.0306648113955931" calcext:value-type="float">
            <text:p>0.030664811395593</text:p>
          </table:table-cell>
          <table:table-cell office:value-type="float" office:value="0.0534911676454616" calcext:value-type="float">
            <text:p>0.05349116764546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6526604988369" calcext:value-type="float">
            <text:p>0.366526604988369</text:p>
          </table:table-cell>
          <table:table-cell office:value-type="float" office:value="0.44622785289986" calcext:value-type="float">
            <text:p>0.44622785289986</text:p>
          </table:table-cell>
          <table:table-cell office:value-type="float" office:value="0.382008480971989" calcext:value-type="float">
            <text:p>0.382008480971989</text:p>
          </table:table-cell>
          <table:table-cell office:value-type="float" office:value="0.422708030635113" calcext:value-type="float">
            <text:p>0.422708030635113</text:p>
          </table:table-cell>
          <table:table-cell office:value-type="float" office:value="6.27055730711912" calcext:value-type="float">
            <text:p>6.27055730711912</text:p>
          </table:table-cell>
          <table:table-cell office:value-type="float" office:value="10.5558858691537" calcext:value-type="float">
            <text:p>10.5558858691537</text:p>
          </table:table-cell>
          <table:table-cell office:value-type="float" office:value="7.82808778715617" calcext:value-type="float">
            <text:p>7.82808778715617</text:p>
          </table:table-cell>
          <table:table-cell office:value-type="float" office:value="8.51084026139516" calcext:value-type="float">
            <text:p>8.51084026139516</text:p>
          </table:table-cell>
          <table:table-cell office:value-type="float" office:value="0.208230656538554" calcext:value-type="float">
            <text:p>0.208230656538554</text:p>
          </table:table-cell>
          <table:table-cell office:value-type="float" office:value="0.223180424133706" calcext:value-type="float">
            <text:p>0.223180424133706</text:p>
          </table:table-cell>
          <table:table-cell office:value-type="float" office:value="0.218127971388517" calcext:value-type="float">
            <text:p>0.218127971388517</text:p>
          </table:table-cell>
          <table:table-cell office:value-type="float" office:value="0.207437205905603" calcext:value-type="float">
            <text:p>0.207437205905603</text:p>
          </table:table-cell>
          <table:table-cell office:value-type="float" office:value="0.0394153929565515" calcext:value-type="float">
            <text:p>0.039415392956552</text:p>
          </table:table-cell>
          <table:table-cell office:value-type="float" office:value="0.0403186054622184" calcext:value-type="float">
            <text:p>0.040318605462219</text:p>
          </table:table-cell>
          <table:table-cell office:value-type="float" office:value="0.0298377581408885" calcext:value-type="float">
            <text:p>0.029837758140889</text:p>
          </table:table-cell>
          <table:table-cell office:value-type="float" office:value="0.0544680867526472" calcext:value-type="float">
            <text:p>0.054468086752647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0869368217464" calcext:value-type="float">
            <text:p>0.360869368217464</text:p>
          </table:table-cell>
          <table:table-cell office:value-type="float" office:value="0.43741400178464" calcext:value-type="float">
            <text:p>0.43741400178464</text:p>
          </table:table-cell>
          <table:table-cell office:value-type="float" office:value="0.376019502246604" calcext:value-type="float">
            <text:p>0.376019502246604</text:p>
          </table:table-cell>
          <table:table-cell office:value-type="float" office:value="0.414129113052717" calcext:value-type="float">
            <text:p>0.414129113052717</text:p>
          </table:table-cell>
          <table:table-cell office:value-type="float" office:value="6.35152429500504" calcext:value-type="float">
            <text:p>6.35152429500504</text:p>
          </table:table-cell>
          <table:table-cell office:value-type="float" office:value="9.67029788918447" calcext:value-type="float">
            <text:p>9.67029788918447</text:p>
          </table:table-cell>
          <table:table-cell office:value-type="float" office:value="7.7258935354557" calcext:value-type="float">
            <text:p>7.7258935354557</text:p>
          </table:table-cell>
          <table:table-cell office:value-type="float" office:value="7.82581235122789" calcext:value-type="float">
            <text:p>7.82581235122789</text:p>
          </table:table-cell>
          <table:table-cell office:value-type="float" office:value="0.203117250689241" calcext:value-type="float">
            <text:p>0.203117250689241</text:p>
          </table:table-cell>
          <table:table-cell office:value-type="float" office:value="0.214035172260913" calcext:value-type="float">
            <text:p>0.214035172260913</text:p>
          </table:table-cell>
          <table:table-cell office:value-type="float" office:value="0.212027459242232" calcext:value-type="float">
            <text:p>0.212027459242232</text:p>
          </table:table-cell>
          <table:table-cell office:value-type="float" office:value="0.200171415142925" calcext:value-type="float">
            <text:p>0.200171415142925</text:p>
          </table:table-cell>
          <table:table-cell office:value-type="float" office:value="0.040619865574242" calcext:value-type="float">
            <text:p>0.040619865574242</text:p>
          </table:table-cell>
          <table:table-cell office:value-type="float" office:value="0.0392836294680739" calcext:value-type="float">
            <text:p>0.039283629468074</text:p>
          </table:table-cell>
          <table:table-cell office:value-type="float" office:value="0.030080437597788" calcext:value-type="float">
            <text:p>0.030080437597788</text:p>
          </table:table-cell>
          <table:table-cell office:value-type="float" office:value="0.0549323665976177" calcext:value-type="float">
            <text:p>0.054932366597618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2659051256685" calcext:value-type="float">
            <text:p>0.362659051256685</text:p>
          </table:table-cell>
          <table:table-cell office:value-type="float" office:value="0.446193749514603" calcext:value-type="float">
            <text:p>0.446193749514603</text:p>
          </table:table-cell>
          <table:table-cell office:value-type="float" office:value="0.377752165904563" calcext:value-type="float">
            <text:p>0.377752165904563</text:p>
          </table:table-cell>
          <table:table-cell office:value-type="float" office:value="0.423166952550417" calcext:value-type="float">
            <text:p>0.423166952550417</text:p>
          </table:table-cell>
          <table:table-cell office:value-type="float" office:value="6.64258546027063" calcext:value-type="float">
            <text:p>6.64258546027063</text:p>
          </table:table-cell>
          <table:table-cell office:value-type="float" office:value="10.1262483556946" calcext:value-type="float">
            <text:p>10.1262483556946</text:p>
          </table:table-cell>
          <table:table-cell office:value-type="float" office:value="7.88620162690005" calcext:value-type="float">
            <text:p>7.88620162690005</text:p>
          </table:table-cell>
          <table:table-cell office:value-type="float" office:value="8.30096089985238" calcext:value-type="float">
            <text:p>8.30096089985238</text:p>
          </table:table-cell>
          <table:table-cell office:value-type="float" office:value="0.202472278670204" calcext:value-type="float">
            <text:p>0.202472278670204</text:p>
          </table:table-cell>
          <table:table-cell office:value-type="float" office:value="0.210105286131079" calcext:value-type="float">
            <text:p>0.210105286131079</text:p>
          </table:table-cell>
          <table:table-cell office:value-type="float" office:value="0.211544996037574" calcext:value-type="float">
            <text:p>0.211544996037574</text:p>
          </table:table-cell>
          <table:table-cell office:value-type="float" office:value="0.196092914460377" calcext:value-type="float">
            <text:p>0.196092914460377</text:p>
          </table:table-cell>
          <table:table-cell office:value-type="float" office:value="0.0380421692270379" calcext:value-type="float">
            <text:p>0.038042169227038</text:p>
          </table:table-cell>
          <table:table-cell office:value-type="float" office:value="0.0394957794956791" calcext:value-type="float">
            <text:p>0.039495779495679</text:p>
          </table:table-cell>
          <table:table-cell office:value-type="float" office:value="0.029503738389428" calcext:value-type="float">
            <text:p>0.029503738389428</text:p>
          </table:table-cell>
          <table:table-cell office:value-type="float" office:value="0.0521072414202625" calcext:value-type="float">
            <text:p>0.052107241420263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1782755895552" calcext:value-type="float">
            <text:p>0.361782755895552</text:p>
          </table:table-cell>
          <table:table-cell office:value-type="float" office:value="0.448302599141621" calcext:value-type="float">
            <text:p>0.448302599141621</text:p>
          </table:table-cell>
          <table:table-cell office:value-type="float" office:value="0.37959869014322" calcext:value-type="float">
            <text:p>0.37959869014322</text:p>
          </table:table-cell>
          <table:table-cell office:value-type="float" office:value="0.421824015814595" calcext:value-type="float">
            <text:p>0.421824015814595</text:p>
          </table:table-cell>
          <table:table-cell office:value-type="float" office:value="6.29647508403731" calcext:value-type="float">
            <text:p>6.29647508403731</text:p>
          </table:table-cell>
          <table:table-cell office:value-type="float" office:value="9.96665885957412" calcext:value-type="float">
            <text:p>9.96665885957412</text:p>
          </table:table-cell>
          <table:table-cell office:value-type="float" office:value="7.53299659440219" calcext:value-type="float">
            <text:p>7.53299659440219</text:p>
          </table:table-cell>
          <table:table-cell office:value-type="float" office:value="7.66302101336844" calcext:value-type="float">
            <text:p>7.66302101336844</text:p>
          </table:table-cell>
          <table:table-cell office:value-type="float" office:value="0.198948318629188" calcext:value-type="float">
            <text:p>0.198948318629188</text:p>
          </table:table-cell>
          <table:table-cell office:value-type="float" office:value="0.210459096798858" calcext:value-type="float">
            <text:p>0.210459096798858</text:p>
          </table:table-cell>
          <table:table-cell office:value-type="float" office:value="0.20934375957876" calcext:value-type="float">
            <text:p>0.20934375957876</text:p>
          </table:table-cell>
          <table:table-cell office:value-type="float" office:value="0.194421464647374" calcext:value-type="float">
            <text:p>0.194421464647374</text:p>
          </table:table-cell>
          <table:table-cell office:value-type="float" office:value="0.0370002016355551" calcext:value-type="float">
            <text:p>0.037000201635555</text:p>
          </table:table-cell>
          <table:table-cell office:value-type="float" office:value="0.0402809887863094" calcext:value-type="float">
            <text:p>0.04028098878631</text:p>
          </table:table-cell>
          <table:table-cell office:value-type="float" office:value="0.029656391617997" calcext:value-type="float">
            <text:p>0.029656391617997</text:p>
          </table:table-cell>
          <table:table-cell office:value-type="float" office:value="0.0507413939661217" calcext:value-type="float">
            <text:p>0.050741393966122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6617723014459" calcext:value-type="float">
            <text:p>0.366617723014459</text:p>
          </table:table-cell>
          <table:table-cell office:value-type="float" office:value="0.452191048794306" calcext:value-type="float">
            <text:p>0.452191048794306</text:p>
          </table:table-cell>
          <table:table-cell office:value-type="float" office:value="0.380791194899058" calcext:value-type="float">
            <text:p>0.380791194899058</text:p>
          </table:table-cell>
          <table:table-cell office:value-type="float" office:value="0.4307935225597" calcext:value-type="float">
            <text:p>0.4307935225597</text:p>
          </table:table-cell>
          <table:table-cell office:value-type="float" office:value="6.50342102616655" calcext:value-type="float">
            <text:p>6.50342102616655</text:p>
          </table:table-cell>
          <table:table-cell office:value-type="float" office:value="10.7239769132946" calcext:value-type="float">
            <text:p>10.7239769132946</text:p>
          </table:table-cell>
          <table:table-cell office:value-type="float" office:value="7.61984634386452" calcext:value-type="float">
            <text:p>7.61984634386452</text:p>
          </table:table-cell>
          <table:table-cell office:value-type="float" office:value="8.42471028753289" calcext:value-type="float">
            <text:p>8.42471028753289</text:p>
          </table:table-cell>
          <table:table-cell office:value-type="float" office:value="0.205755823258713" calcext:value-type="float">
            <text:p>0.205755823258713</text:p>
          </table:table-cell>
          <table:table-cell office:value-type="float" office:value="0.217080805582447" calcext:value-type="float">
            <text:p>0.217080805582447</text:p>
          </table:table-cell>
          <table:table-cell office:value-type="float" office:value="0.214388187437663" calcext:value-type="float">
            <text:p>0.214388187437663</text:p>
          </table:table-cell>
          <table:table-cell office:value-type="float" office:value="0.203531101520166" calcext:value-type="float">
            <text:p>0.203531101520166</text:p>
          </table:table-cell>
          <table:table-cell office:value-type="float" office:value="0.0386883299914473" calcext:value-type="float">
            <text:p>0.038688329991447</text:p>
          </table:table-cell>
          <table:table-cell office:value-type="float" office:value="0.0407034803451994" calcext:value-type="float">
            <text:p>0.040703480345199</text:p>
          </table:table-cell>
          <table:table-cell office:value-type="float" office:value="0.0296196383988159" calcext:value-type="float">
            <text:p>0.029619638398816</text:p>
          </table:table-cell>
          <table:table-cell office:value-type="float" office:value="0.0540703799017575" calcext:value-type="float">
            <text:p>0.054070379901758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7298659157596" calcext:value-type="float">
            <text:p>0.367298659157596</text:p>
          </table:table-cell>
          <table:table-cell office:value-type="float" office:value="0.453886915701162" calcext:value-type="float">
            <text:p>0.453886915701162</text:p>
          </table:table-cell>
          <table:table-cell office:value-type="float" office:value="0.382054586130365" calcext:value-type="float">
            <text:p>0.382054586130365</text:p>
          </table:table-cell>
          <table:table-cell office:value-type="float" office:value="0.43024460405919" calcext:value-type="float">
            <text:p>0.43024460405919</text:p>
          </table:table-cell>
          <table:table-cell office:value-type="float" office:value="6.50625226337123" calcext:value-type="float">
            <text:p>6.50625226337123</text:p>
          </table:table-cell>
          <table:table-cell office:value-type="float" office:value="10.4866455185458" calcext:value-type="float">
            <text:p>10.4866455185458</text:p>
          </table:table-cell>
          <table:table-cell office:value-type="float" office:value="7.96489911505151" calcext:value-type="float">
            <text:p>7.96489911505151</text:p>
          </table:table-cell>
          <table:table-cell office:value-type="float" office:value="8.2958404935035" calcext:value-type="float">
            <text:p>8.2958404935035</text:p>
          </table:table-cell>
          <table:table-cell office:value-type="float" office:value="0.212632826268409" calcext:value-type="float">
            <text:p>0.212632826268409</text:p>
          </table:table-cell>
          <table:table-cell office:value-type="float" office:value="0.224888187179918" calcext:value-type="float">
            <text:p>0.224888187179918</text:p>
          </table:table-cell>
          <table:table-cell office:value-type="float" office:value="0.221444904295707" calcext:value-type="float">
            <text:p>0.221444904295707</text:p>
          </table:table-cell>
          <table:table-cell office:value-type="float" office:value="0.211071842464906" calcext:value-type="float">
            <text:p>0.211071842464906</text:p>
          </table:table-cell>
          <table:table-cell office:value-type="float" office:value="0.0412025061491033" calcext:value-type="float">
            <text:p>0.041202506149103</text:p>
          </table:table-cell>
          <table:table-cell office:value-type="float" office:value="0.0447243810460228" calcext:value-type="float">
            <text:p>0.044724381046023</text:p>
          </table:table-cell>
          <table:table-cell office:value-type="float" office:value="0.0316675510242448" calcext:value-type="float">
            <text:p>0.031667551024245</text:p>
          </table:table-cell>
          <table:table-cell office:value-type="float" office:value="0.0586438870107282" calcext:value-type="float">
            <text:p>0.058643887010728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6010310364111" calcext:value-type="float">
            <text:p>0.376010310364111</text:p>
          </table:table-cell>
          <table:table-cell office:value-type="float" office:value="0.468340504859998" calcext:value-type="float">
            <text:p>0.468340504859998</text:p>
          </table:table-cell>
          <table:table-cell office:value-type="float" office:value="0.389996963237933" calcext:value-type="float">
            <text:p>0.389996963237933</text:p>
          </table:table-cell>
          <table:table-cell office:value-type="float" office:value="0.446522208322337" calcext:value-type="float">
            <text:p>0.446522208322337</text:p>
          </table:table-cell>
          <table:table-cell office:value-type="float" office:value="6.71346288211056" calcext:value-type="float">
            <text:p>6.71346288211056</text:p>
          </table:table-cell>
          <table:table-cell office:value-type="float" office:value="11.2487767446621" calcext:value-type="float">
            <text:p>11.2487767446621</text:p>
          </table:table-cell>
          <table:table-cell office:value-type="float" office:value="8.13117933159956" calcext:value-type="float">
            <text:p>8.13117933159956</text:p>
          </table:table-cell>
          <table:table-cell office:value-type="float" office:value="9.27085193298161" calcext:value-type="float">
            <text:p>9.27085193298161</text:p>
          </table:table-cell>
          <table:table-cell office:value-type="float" office:value="0.216508673765956" calcext:value-type="float">
            <text:p>0.216508673765956</text:p>
          </table:table-cell>
          <table:table-cell office:value-type="float" office:value="0.22942830813983" calcext:value-type="float">
            <text:p>0.22942830813983</text:p>
          </table:table-cell>
          <table:table-cell office:value-type="float" office:value="0.22601620219411" calcext:value-type="float">
            <text:p>0.22601620219411</text:p>
          </table:table-cell>
          <table:table-cell office:value-type="float" office:value="0.214344980150096" calcext:value-type="float">
            <text:p>0.214344980150096</text:p>
          </table:table-cell>
          <table:table-cell office:value-type="float" office:value="0.0361373526887957" calcext:value-type="float">
            <text:p>0.036137352688796</text:p>
          </table:table-cell>
          <table:table-cell office:value-type="float" office:value="0.0393977119751959" calcext:value-type="float">
            <text:p>0.039397711975196</text:p>
          </table:table-cell>
          <table:table-cell office:value-type="float" office:value="0.0280104209541903" calcext:value-type="float">
            <text:p>0.02801042095419</text:p>
          </table:table-cell>
          <table:table-cell office:value-type="float" office:value="0.0513509489547982" calcext:value-type="float">
            <text:p>0.051350948954798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560553337482" calcext:value-type="float">
            <text:p>0.36560553337482</text:p>
          </table:table-cell>
          <table:table-cell office:value-type="float" office:value="0.459390431077598" calcext:value-type="float">
            <text:p>0.459390431077598</text:p>
          </table:table-cell>
          <table:table-cell office:value-type="float" office:value="0.384151585403777" calcext:value-type="float">
            <text:p>0.384151585403777</text:p>
          </table:table-cell>
          <table:table-cell office:value-type="float" office:value="0.431709660732712" calcext:value-type="float">
            <text:p>0.431709660732712</text:p>
          </table:table-cell>
          <table:table-cell office:value-type="float" office:value="6.09713344512443" calcext:value-type="float">
            <text:p>6.09713344512443</text:p>
          </table:table-cell>
          <table:table-cell office:value-type="float" office:value="10.4383245085432" calcext:value-type="float">
            <text:p>10.4383245085432</text:p>
          </table:table-cell>
          <table:table-cell office:value-type="float" office:value="7.42436712105085" calcext:value-type="float">
            <text:p>7.42436712105085</text:p>
          </table:table-cell>
          <table:table-cell office:value-type="float" office:value="8.17262331926561" calcext:value-type="float">
            <text:p>8.17262331926561</text:p>
          </table:table-cell>
          <table:table-cell office:value-type="float" office:value="0.207260657914779" calcext:value-type="float">
            <text:p>0.207260657914779</text:p>
          </table:table-cell>
          <table:table-cell office:value-type="float" office:value="0.218586963252323" calcext:value-type="float">
            <text:p>0.218586963252323</text:p>
          </table:table-cell>
          <table:table-cell office:value-type="float" office:value="0.218377003680953" calcext:value-type="float">
            <text:p>0.218377003680953</text:p>
          </table:table-cell>
          <table:table-cell office:value-type="float" office:value="0.201478490043555" calcext:value-type="float">
            <text:p>0.201478490043555</text:p>
          </table:table-cell>
          <table:table-cell office:value-type="float" office:value="0.0363034441195496" calcext:value-type="float">
            <text:p>0.03630344411955</text:p>
          </table:table-cell>
          <table:table-cell office:value-type="float" office:value="0.0416536509605798" calcext:value-type="float">
            <text:p>0.04165365096058</text:p>
          </table:table-cell>
          <table:table-cell office:value-type="float" office:value="0.0300771132388711" calcext:value-type="float">
            <text:p>0.030077113238871</text:p>
          </table:table-cell>
          <table:table-cell office:value-type="float" office:value="0.0503223806253203" calcext:value-type="float">
            <text:p>0.0503223806253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2383522001197" calcext:value-type="float">
            <text:p>0.372383522001197</text:p>
          </table:table-cell>
          <table:table-cell office:value-type="float" office:value="0.459638522395119" calcext:value-type="float">
            <text:p>0.459638522395119</text:p>
          </table:table-cell>
          <table:table-cell office:value-type="float" office:value="0.386047232722287" calcext:value-type="float">
            <text:p>0.386047232722287</text:p>
          </table:table-cell>
          <table:table-cell office:value-type="float" office:value="0.437771672504441" calcext:value-type="float">
            <text:p>0.437771672504441</text:p>
          </table:table-cell>
          <table:table-cell office:value-type="float" office:value="6.64750873358844" calcext:value-type="float">
            <text:p>6.64750873358844</text:p>
          </table:table-cell>
          <table:table-cell office:value-type="float" office:value="10.54767840019" calcext:value-type="float">
            <text:p>10.54767840019</text:p>
          </table:table-cell>
          <table:table-cell office:value-type="float" office:value="7.63143524219238" calcext:value-type="float">
            <text:p>7.63143524219238</text:p>
          </table:table-cell>
          <table:table-cell office:value-type="float" office:value="8.62732657017192" calcext:value-type="float">
            <text:p>8.62732657017192</text:p>
          </table:table-cell>
          <table:table-cell office:value-type="float" office:value="0.213191446338127" calcext:value-type="float">
            <text:p>0.213191446338127</text:p>
          </table:table-cell>
          <table:table-cell office:value-type="float" office:value="0.223261141085374" calcext:value-type="float">
            <text:p>0.223261141085374</text:p>
          </table:table-cell>
          <table:table-cell office:value-type="float" office:value="0.222222381845128" calcext:value-type="float">
            <text:p>0.222222381845128</text:p>
          </table:table-cell>
          <table:table-cell office:value-type="float" office:value="0.209133178862336" calcext:value-type="float">
            <text:p>0.209133178862336</text:p>
          </table:table-cell>
          <table:table-cell office:value-type="float" office:value="0.0362636967168337" calcext:value-type="float">
            <text:p>0.036263696716834</text:p>
          </table:table-cell>
          <table:table-cell office:value-type="float" office:value="0.0393502696080529" calcext:value-type="float">
            <text:p>0.039350269608053</text:p>
          </table:table-cell>
          <table:table-cell office:value-type="float" office:value="0.0287982620679993" calcext:value-type="float">
            <text:p>0.028798262067999</text:p>
          </table:table-cell>
          <table:table-cell office:value-type="float" office:value="0.0503086650338754" calcext:value-type="float">
            <text:p>0.050308665033876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555352277322" calcext:value-type="float">
            <text:p>0.37555352277322</text:p>
          </table:table-cell>
          <table:table-cell office:value-type="float" office:value="0.461903979087903" calcext:value-type="float">
            <text:p>0.461903979087903</text:p>
          </table:table-cell>
          <table:table-cell office:value-type="float" office:value="0.387714645159842" calcext:value-type="float">
            <text:p>0.387714645159842</text:p>
          </table:table-cell>
          <table:table-cell office:value-type="float" office:value="0.442822861963737" calcext:value-type="float">
            <text:p>0.442822861963737</text:p>
          </table:table-cell>
          <table:table-cell office:value-type="float" office:value="6.88392911303991" calcext:value-type="float">
            <text:p>6.88392911303991</text:p>
          </table:table-cell>
          <table:table-cell office:value-type="float" office:value="10.8920232791499" calcext:value-type="float">
            <text:p>10.8920232791499</text:p>
          </table:table-cell>
          <table:table-cell office:value-type="float" office:value="8.24666807693475" calcext:value-type="float">
            <text:p>8.24666807693475</text:p>
          </table:table-cell>
          <table:table-cell office:value-type="float" office:value="9.42949756198455" calcext:value-type="float">
            <text:p>9.42949756198455</text:p>
          </table:table-cell>
          <table:table-cell office:value-type="float" office:value="0.214931175827688" calcext:value-type="float">
            <text:p>0.214931175827688</text:p>
          </table:table-cell>
          <table:table-cell office:value-type="float" office:value="0.231638126846514" calcext:value-type="float">
            <text:p>0.231638126846514</text:p>
          </table:table-cell>
          <table:table-cell office:value-type="float" office:value="0.223021888624535" calcext:value-type="float">
            <text:p>0.223021888624535</text:p>
          </table:table-cell>
          <table:table-cell office:value-type="float" office:value="0.218445122865132" calcext:value-type="float">
            <text:p>0.218445122865132</text:p>
          </table:table-cell>
          <table:table-cell office:value-type="float" office:value="0.0342231566323823" calcext:value-type="float">
            <text:p>0.034223156632382</text:p>
          </table:table-cell>
          <table:table-cell office:value-type="float" office:value="0.0361812794247107" calcext:value-type="float">
            <text:p>0.036181279424711</text:p>
          </table:table-cell>
          <table:table-cell office:value-type="float" office:value="0.027401253835955" calcext:value-type="float">
            <text:p>0.027401253835955</text:p>
          </table:table-cell>
          <table:table-cell office:value-type="float" office:value="0.0463921790609221" calcext:value-type="float">
            <text:p>0.04639217906092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8116851106195" calcext:value-type="float">
            <text:p>0.378116851106195</text:p>
          </table:table-cell>
          <table:table-cell office:value-type="float" office:value="0.458954920880696" calcext:value-type="float">
            <text:p>0.458954920880696</text:p>
          </table:table-cell>
          <table:table-cell office:value-type="float" office:value="0.389221943816393" calcext:value-type="float">
            <text:p>0.389221943816393</text:p>
          </table:table-cell>
          <table:table-cell office:value-type="float" office:value="0.441345326745084" calcext:value-type="float">
            <text:p>0.441345326745084</text:p>
          </table:table-cell>
          <table:table-cell office:value-type="float" office:value="7.06453814135472" calcext:value-type="float">
            <text:p>7.06453814135472</text:p>
          </table:table-cell>
          <table:table-cell office:value-type="float" office:value="10.2787085947803" calcext:value-type="float">
            <text:p>10.2787085947803</text:p>
          </table:table-cell>
          <table:table-cell office:value-type="float" office:value="8.268135015645" calcext:value-type="float">
            <text:p>8.268135015645</text:p>
          </table:table-cell>
          <table:table-cell office:value-type="float" office:value="8.92592040083252" calcext:value-type="float">
            <text:p>8.92592040083252</text:p>
          </table:table-cell>
          <table:table-cell office:value-type="float" office:value="0.231669003445317" calcext:value-type="float">
            <text:p>0.231669003445317</text:p>
          </table:table-cell>
          <table:table-cell office:value-type="float" office:value="0.250077608708233" calcext:value-type="float">
            <text:p>0.250077608708233</text:p>
          </table:table-cell>
          <table:table-cell office:value-type="float" office:value="0.24018442769939" calcext:value-type="float">
            <text:p>0.24018442769939</text:p>
          </table:table-cell>
          <table:table-cell office:value-type="float" office:value="0.236137391419768" calcext:value-type="float">
            <text:p>0.236137391419768</text:p>
          </table:table-cell>
          <table:table-cell office:value-type="float" office:value="0.0339857110235258" calcext:value-type="float">
            <text:p>0.033985711023526</text:p>
          </table:table-cell>
          <table:table-cell office:value-type="float" office:value="0.0391651571347341" calcext:value-type="float">
            <text:p>0.039165157134734</text:p>
          </table:table-cell>
          <table:table-cell office:value-type="float" office:value="0.0290500808700211" calcext:value-type="float">
            <text:p>0.029050080870021</text:p>
          </table:table-cell>
          <table:table-cell office:value-type="float" office:value="0.0463569496461655" calcext:value-type="float">
            <text:p>0.046356949646166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6403564515477" calcext:value-type="float">
            <text:p>0.376403564515477</text:p>
          </table:table-cell>
          <table:table-cell office:value-type="float" office:value="0.463056221740733" calcext:value-type="float">
            <text:p>0.463056221740733</text:p>
          </table:table-cell>
          <table:table-cell office:value-type="float" office:value="0.391283314273701" calcext:value-type="float">
            <text:p>0.391283314273701</text:p>
          </table:table-cell>
          <table:table-cell office:value-type="float" office:value="0.440216537459063" calcext:value-type="float">
            <text:p>0.440216537459063</text:p>
          </table:table-cell>
          <table:table-cell office:value-type="float" office:value="6.81136453061754" calcext:value-type="float">
            <text:p>6.81136453061754</text:p>
          </table:table-cell>
          <table:table-cell office:value-type="float" office:value="10.7441148185066" calcext:value-type="float">
            <text:p>10.7441148185066</text:p>
          </table:table-cell>
          <table:table-cell office:value-type="float" office:value="8.41040678866997" calcext:value-type="float">
            <text:p>8.41040678866997</text:p>
          </table:table-cell>
          <table:table-cell office:value-type="float" office:value="8.58704229577341" calcext:value-type="float">
            <text:p>8.58704229577341</text:p>
          </table:table-cell>
          <table:table-cell office:value-type="float" office:value="0.236604179857325" calcext:value-type="float">
            <text:p>0.236604179857325</text:p>
          </table:table-cell>
          <table:table-cell office:value-type="float" office:value="0.266474492076332" calcext:value-type="float">
            <text:p>0.266474492076332</text:p>
          </table:table-cell>
          <table:table-cell office:value-type="float" office:value="0.247188159248401" calcext:value-type="float">
            <text:p>0.247188159248401</text:p>
          </table:table-cell>
          <table:table-cell office:value-type="float" office:value="0.24863890852869" calcext:value-type="float">
            <text:p>0.24863890852869</text:p>
          </table:table-cell>
          <table:table-cell office:value-type="float" office:value="0.0338707573605721" calcext:value-type="float">
            <text:p>0.033870757360572</text:p>
          </table:table-cell>
          <table:table-cell office:value-type="float" office:value="0.0372220671528107" calcext:value-type="float">
            <text:p>0.037222067152811</text:p>
          </table:table-cell>
          <table:table-cell office:value-type="float" office:value="0.0285916496412011" calcext:value-type="float">
            <text:p>0.028591649641201</text:p>
          </table:table-cell>
          <table:table-cell office:value-type="float" office:value="0.0448898284006821" calcext:value-type="float">
            <text:p>0.044889828400682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6107157082634" calcext:value-type="float">
            <text:p>0.376107157082634</text:p>
          </table:table-cell>
          <table:table-cell office:value-type="float" office:value="0.458669227698674" calcext:value-type="float">
            <text:p>0.458669227698674</text:p>
          </table:table-cell>
          <table:table-cell office:value-type="float" office:value="0.389809184965375" calcext:value-type="float">
            <text:p>0.389809184965375</text:p>
          </table:table-cell>
          <table:table-cell office:value-type="float" office:value="0.438063172651096" calcext:value-type="float">
            <text:p>0.438063172651096</text:p>
          </table:table-cell>
          <table:table-cell office:value-type="float" office:value="7.08014486063172" calcext:value-type="float">
            <text:p>7.08014486063172</text:p>
          </table:table-cell>
          <table:table-cell office:value-type="float" office:value="11.0903309319214" calcext:value-type="float">
            <text:p>11.0903309319214</text:p>
          </table:table-cell>
          <table:table-cell office:value-type="float" office:value="8.05868781560258" calcext:value-type="float">
            <text:p>8.05868781560258</text:p>
          </table:table-cell>
          <table:table-cell office:value-type="float" office:value="8.97027931165763" calcext:value-type="float">
            <text:p>8.97027931165763</text:p>
          </table:table-cell>
          <table:table-cell office:value-type="float" office:value="0.232230253071612" calcext:value-type="float">
            <text:p>0.232230253071612</text:p>
          </table:table-cell>
          <table:table-cell office:value-type="float" office:value="0.261844254458756" calcext:value-type="float">
            <text:p>0.261844254458756</text:p>
          </table:table-cell>
          <table:table-cell office:value-type="float" office:value="0.240800666088495" calcext:value-type="float">
            <text:p>0.240800666088495</text:p>
          </table:table-cell>
          <table:table-cell office:value-type="float" office:value="0.247235929270787" calcext:value-type="float">
            <text:p>0.247235929270787</text:p>
          </table:table-cell>
          <table:table-cell office:value-type="float" office:value="0.0381369194908333" calcext:value-type="float">
            <text:p>0.038136919490833</text:p>
          </table:table-cell>
          <table:table-cell office:value-type="float" office:value="0.0375241025556895" calcext:value-type="float">
            <text:p>0.03752410255569</text:p>
          </table:table-cell>
          <table:table-cell office:value-type="float" office:value="0.0291908622972172" calcext:value-type="float">
            <text:p>0.029190862297217</text:p>
          </table:table-cell>
          <table:table-cell office:value-type="float" office:value="0.0510801772871015" calcext:value-type="float">
            <text:p>0.051080177287102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0850012232109" calcext:value-type="float">
            <text:p>0.380850012232109</text:p>
          </table:table-cell>
          <table:table-cell office:value-type="float" office:value="0.467159901493585" calcext:value-type="float">
            <text:p>0.467159901493585</text:p>
          </table:table-cell>
          <table:table-cell office:value-type="float" office:value="0.392292210501256" calcext:value-type="float">
            <text:p>0.392292210501256</text:p>
          </table:table-cell>
          <table:table-cell office:value-type="float" office:value="0.449152965716358" calcext:value-type="float">
            <text:p>0.449152965716358</text:p>
          </table:table-cell>
          <table:table-cell office:value-type="float" office:value="6.97489652640505" calcext:value-type="float">
            <text:p>6.97489652640505</text:p>
          </table:table-cell>
          <table:table-cell office:value-type="float" office:value="11.5259898975059" calcext:value-type="float">
            <text:p>11.5259898975059</text:p>
          </table:table-cell>
          <table:table-cell office:value-type="float" office:value="8.03598677009035" calcext:value-type="float">
            <text:p>8.03598677009035</text:p>
          </table:table-cell>
          <table:table-cell office:value-type="float" office:value="9.71123592251887" calcext:value-type="float">
            <text:p>9.71123592251887</text:p>
          </table:table-cell>
          <table:table-cell office:value-type="float" office:value="0.23556272733575" calcext:value-type="float">
            <text:p>0.23556272733575</text:p>
          </table:table-cell>
          <table:table-cell office:value-type="float" office:value="0.267974703680267" calcext:value-type="float">
            <text:p>0.267974703680267</text:p>
          </table:table-cell>
          <table:table-cell office:value-type="float" office:value="0.243502208920689" calcext:value-type="float">
            <text:p>0.243502208920689</text:p>
          </table:table-cell>
          <table:table-cell office:value-type="float" office:value="0.254359976739258" calcext:value-type="float">
            <text:p>0.254359976739258</text:p>
          </table:table-cell>
          <table:table-cell office:value-type="float" office:value="0.0330721993293251" calcext:value-type="float">
            <text:p>0.033072199329325</text:p>
          </table:table-cell>
          <table:table-cell office:value-type="float" office:value="0.0325950921546633" calcext:value-type="float">
            <text:p>0.032595092154663</text:p>
          </table:table-cell>
          <table:table-cell office:value-type="float" office:value="0.0260220956892719" calcext:value-type="float">
            <text:p>0.026022095689272</text:p>
          </table:table-cell>
          <table:table-cell office:value-type="float" office:value="0.0432483990548388" calcext:value-type="float">
            <text:p>0.043248399054839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9751821526162" calcext:value-type="float">
            <text:p>0.379751821526162</text:p>
          </table:table-cell>
          <table:table-cell office:value-type="float" office:value="0.461584822704465" calcext:value-type="float">
            <text:p>0.461584822704465</text:p>
          </table:table-cell>
          <table:table-cell office:value-type="float" office:value="0.391256668859106" calcext:value-type="float">
            <text:p>0.391256668859106</text:p>
          </table:table-cell>
          <table:table-cell office:value-type="float" office:value="0.443448868532527" calcext:value-type="float">
            <text:p>0.443448868532527</text:p>
          </table:table-cell>
          <table:table-cell office:value-type="float" office:value="7.29317484428613" calcext:value-type="float">
            <text:p>7.29317484428613</text:p>
          </table:table-cell>
          <table:table-cell office:value-type="float" office:value="11.410005715945" calcext:value-type="float">
            <text:p>11.410005715945</text:p>
          </table:table-cell>
          <table:table-cell office:value-type="float" office:value="8.23848254794665" calcext:value-type="float">
            <text:p>8.23848254794665</text:p>
          </table:table-cell>
          <table:table-cell office:value-type="float" office:value="8.89395455052728" calcext:value-type="float">
            <text:p>8.89395455052728</text:p>
          </table:table-cell>
          <table:table-cell office:value-type="float" office:value="0.233198338333768" calcext:value-type="float">
            <text:p>0.233198338333768</text:p>
          </table:table-cell>
          <table:table-cell office:value-type="float" office:value="0.262852989359043" calcext:value-type="float">
            <text:p>0.262852989359043</text:p>
          </table:table-cell>
          <table:table-cell office:value-type="float" office:value="0.240800744284828" calcext:value-type="float">
            <text:p>0.240800744284828</text:p>
          </table:table-cell>
          <table:table-cell office:value-type="float" office:value="0.249708676410118" calcext:value-type="float">
            <text:p>0.249708676410118</text:p>
          </table:table-cell>
          <table:table-cell office:value-type="float" office:value="0.033551794485984" calcext:value-type="float">
            <text:p>0.033551794485984</text:p>
          </table:table-cell>
          <table:table-cell office:value-type="float" office:value="0.0345101862980182" calcext:value-type="float">
            <text:p>0.034510186298018</text:p>
          </table:table-cell>
          <table:table-cell office:value-type="float" office:value="0.0287401377249345" calcext:value-type="float">
            <text:p>0.028740137724935</text:p>
          </table:table-cell>
          <table:table-cell office:value-type="float" office:value="0.0418449195817035" calcext:value-type="float">
            <text:p>0.041844919581704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5629499528281" calcext:value-type="float">
            <text:p>0.375629499528281</text:p>
          </table:table-cell>
          <table:table-cell office:value-type="float" office:value="0.459708394487023" calcext:value-type="float">
            <text:p>0.459708394487023</text:p>
          </table:table-cell>
          <table:table-cell office:value-type="float" office:value="0.38764533710732" calcext:value-type="float">
            <text:p>0.38764533710732</text:p>
          </table:table-cell>
          <table:table-cell office:value-type="float" office:value="0.440722920546327" calcext:value-type="float">
            <text:p>0.440722920546327</text:p>
          </table:table-cell>
          <table:table-cell office:value-type="float" office:value="7.05207225700068" calcext:value-type="float">
            <text:p>7.05207225700068</text:p>
          </table:table-cell>
          <table:table-cell office:value-type="float" office:value="11.2187047116708" calcext:value-type="float">
            <text:p>11.2187047116708</text:p>
          </table:table-cell>
          <table:table-cell office:value-type="float" office:value="8.02855830987997" calcext:value-type="float">
            <text:p>8.02855830987997</text:p>
          </table:table-cell>
          <table:table-cell office:value-type="float" office:value="9.30760855209481" calcext:value-type="float">
            <text:p>9.30760855209481</text:p>
          </table:table-cell>
          <table:table-cell office:value-type="float" office:value="0.232524693619758" calcext:value-type="float">
            <text:p>0.232524693619758</text:p>
          </table:table-cell>
          <table:table-cell office:value-type="float" office:value="0.260608983555871" calcext:value-type="float">
            <text:p>0.260608983555871</text:p>
          </table:table-cell>
          <table:table-cell office:value-type="float" office:value="0.241633611877946" calcext:value-type="float">
            <text:p>0.241633611877946</text:p>
          </table:table-cell>
          <table:table-cell office:value-type="float" office:value="0.245232374928064" calcext:value-type="float">
            <text:p>0.245232374928064</text:p>
          </table:table-cell>
          <table:table-cell office:value-type="float" office:value="0.0325117840011659" calcext:value-type="float">
            <text:p>0.032511784001166</text:p>
          </table:table-cell>
          <table:table-cell office:value-type="float" office:value="0.036408512264856" calcext:value-type="float">
            <text:p>0.036408512264856</text:p>
          </table:table-cell>
          <table:table-cell office:value-type="float" office:value="0.0283956969181622" calcext:value-type="float">
            <text:p>0.028395696918162</text:p>
          </table:table-cell>
          <table:table-cell office:value-type="float" office:value="0.0423737519097778" calcext:value-type="float">
            <text:p>0.042373751909778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8995723495512" calcext:value-type="float">
            <text:p>0.378995723495512</text:p>
          </table:table-cell>
          <table:table-cell office:value-type="float" office:value="0.461576410550056" calcext:value-type="float">
            <text:p>0.461576410550056</text:p>
          </table:table-cell>
          <table:table-cell office:value-type="float" office:value="0.388205291977107" calcext:value-type="float">
            <text:p>0.388205291977107</text:p>
          </table:table-cell>
          <table:table-cell office:value-type="float" office:value="0.445562024583963" calcext:value-type="float">
            <text:p>0.445562024583963</text:p>
          </table:table-cell>
          <table:table-cell office:value-type="float" office:value="7.24335827719609" calcext:value-type="float">
            <text:p>7.24335827719609</text:p>
          </table:table-cell>
          <table:table-cell office:value-type="float" office:value="10.6668407295642" calcext:value-type="float">
            <text:p>10.6668407295642</text:p>
          </table:table-cell>
          <table:table-cell office:value-type="float" office:value="8.20244608097913" calcext:value-type="float">
            <text:p>8.20244608097913</text:p>
          </table:table-cell>
          <table:table-cell office:value-type="float" office:value="9.14169072020471" calcext:value-type="float">
            <text:p>9.14169072020471</text:p>
          </table:table-cell>
          <table:table-cell office:value-type="float" office:value="0.234685709448143" calcext:value-type="float">
            <text:p>0.234685709448143</text:p>
          </table:table-cell>
          <table:table-cell office:value-type="float" office:value="0.254894870860683" calcext:value-type="float">
            <text:p>0.254894870860683</text:p>
          </table:table-cell>
          <table:table-cell office:value-type="float" office:value="0.241327867595405" calcext:value-type="float">
            <text:p>0.241327867595405</text:p>
          </table:table-cell>
          <table:table-cell office:value-type="float" office:value="0.243739769887613" calcext:value-type="float">
            <text:p>0.243739769887613</text:p>
          </table:table-cell>
          <table:table-cell office:value-type="float" office:value="0.0343285158126698" calcext:value-type="float">
            <text:p>0.03432851581267</text:p>
          </table:table-cell>
          <table:table-cell office:value-type="float" office:value="0.0373616163193409" calcext:value-type="float">
            <text:p>0.037361616319341</text:p>
          </table:table-cell>
          <table:table-cell office:value-type="float" office:value="0.028850112949813" calcext:value-type="float">
            <text:p>0.028850112949813</text:p>
          </table:table-cell>
          <table:table-cell office:value-type="float" office:value="0.0457026160370936" calcext:value-type="float">
            <text:p>0.045702616037094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3163666245244" calcext:value-type="float">
            <text:p>0.373163666245244</text:p>
          </table:table-cell>
          <table:table-cell office:value-type="float" office:value="0.458002356766968" calcext:value-type="float">
            <text:p>0.458002356766968</text:p>
          </table:table-cell>
          <table:table-cell office:value-type="float" office:value="0.384106181346425" calcext:value-type="float">
            <text:p>0.384106181346425</text:p>
          </table:table-cell>
          <table:table-cell office:value-type="float" office:value="0.440076407032667" calcext:value-type="float">
            <text:p>0.440076407032667</text:p>
          </table:table-cell>
          <table:table-cell office:value-type="float" office:value="6.71320840652616" calcext:value-type="float">
            <text:p>6.71320840652616</text:p>
          </table:table-cell>
          <table:table-cell office:value-type="float" office:value="9.85583855531129" calcext:value-type="float">
            <text:p>9.85583855531129</text:p>
          </table:table-cell>
          <table:table-cell office:value-type="float" office:value="7.43963237943597" calcext:value-type="float">
            <text:p>7.43963237943597</text:p>
          </table:table-cell>
          <table:table-cell office:value-type="float" office:value="8.38839990248791" calcext:value-type="float">
            <text:p>8.38839990248791</text:p>
          </table:table-cell>
          <table:table-cell office:value-type="float" office:value="0.230051642688032" calcext:value-type="float">
            <text:p>0.230051642688032</text:p>
          </table:table-cell>
          <table:table-cell office:value-type="float" office:value="0.246087463178741" calcext:value-type="float">
            <text:p>0.246087463178741</text:p>
          </table:table-cell>
          <table:table-cell office:value-type="float" office:value="0.236555659688291" calcext:value-type="float">
            <text:p>0.236555659688291</text:p>
          </table:table-cell>
          <table:table-cell office:value-type="float" office:value="0.235409503068943" calcext:value-type="float">
            <text:p>0.235409503068943</text:p>
          </table:table-cell>
          <table:table-cell office:value-type="float" office:value="0.0330694049159322" calcext:value-type="float">
            <text:p>0.033069404915932</text:p>
          </table:table-cell>
          <table:table-cell office:value-type="float" office:value="0.0387969333953498" calcext:value-type="float">
            <text:p>0.03879693339535</text:p>
          </table:table-cell>
          <table:table-cell office:value-type="float" office:value="0.0292053006065149" calcext:value-type="float">
            <text:p>0.029205300606515</text:p>
          </table:table-cell>
          <table:table-cell office:value-type="float" office:value="0.0444807116929126" calcext:value-type="float">
            <text:p>0.044480711692913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4426127209458" calcext:value-type="float">
            <text:p>0.374426127209458</text:p>
          </table:table-cell>
          <table:table-cell office:value-type="float" office:value="0.453029236675359" calcext:value-type="float">
            <text:p>0.453029236675359</text:p>
          </table:table-cell>
          <table:table-cell office:value-type="float" office:value="0.384107133802493" calcext:value-type="float">
            <text:p>0.384107133802493</text:p>
          </table:table-cell>
          <table:table-cell office:value-type="float" office:value="0.438845375941025" calcext:value-type="float">
            <text:p>0.438845375941025</text:p>
          </table:table-cell>
          <table:table-cell office:value-type="float" office:value="6.61634575962803" calcext:value-type="float">
            <text:p>6.61634575962803</text:p>
          </table:table-cell>
          <table:table-cell office:value-type="float" office:value="9.88018837785706" calcext:value-type="float">
            <text:p>9.88018837785706</text:p>
          </table:table-cell>
          <table:table-cell office:value-type="float" office:value="7.49235494145742" calcext:value-type="float">
            <text:p>7.49235494145742</text:p>
          </table:table-cell>
          <table:table-cell office:value-type="float" office:value="8.92151443307959" calcext:value-type="float">
            <text:p>8.92151443307959</text:p>
          </table:table-cell>
          <table:table-cell office:value-type="float" office:value="0.223985662517451" calcext:value-type="float">
            <text:p>0.223985662517451</text:p>
          </table:table-cell>
          <table:table-cell office:value-type="float" office:value="0.230807085445665" calcext:value-type="float">
            <text:p>0.230807085445665</text:p>
          </table:table-cell>
          <table:table-cell office:value-type="float" office:value="0.230287626407214" calcext:value-type="float">
            <text:p>0.230287626407214</text:p>
          </table:table-cell>
          <table:table-cell office:value-type="float" office:value="0.220781295730523" calcext:value-type="float">
            <text:p>0.220781295730523</text:p>
          </table:table-cell>
          <table:table-cell office:value-type="float" office:value="0.0339640423157766" calcext:value-type="float">
            <text:p>0.033964042315777</text:p>
          </table:table-cell>
          <table:table-cell office:value-type="float" office:value="0.0399500366570324" calcext:value-type="float">
            <text:p>0.039950036657032</text:p>
          </table:table-cell>
          <table:table-cell office:value-type="float" office:value="0.0291944251914075" calcext:value-type="float">
            <text:p>0.029194425191408</text:p>
          </table:table-cell>
          <table:table-cell office:value-type="float" office:value="0.0470537806490191" calcext:value-type="float">
            <text:p>0.04705378064901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1034420998422" calcext:value-type="float">
            <text:p>0.371034420998422</text:p>
          </table:table-cell>
          <table:table-cell office:value-type="float" office:value="0.451104910984787" calcext:value-type="float">
            <text:p>0.451104910984787</text:p>
          </table:table-cell>
          <table:table-cell office:value-type="float" office:value="0.38261986953079" calcext:value-type="float">
            <text:p>0.38261986953079</text:p>
          </table:table-cell>
          <table:table-cell office:value-type="float" office:value="0.432386141633832" calcext:value-type="float">
            <text:p>0.432386141633832</text:p>
          </table:table-cell>
          <table:table-cell office:value-type="float" office:value="6.68071779444446" calcext:value-type="float">
            <text:p>6.68071779444446</text:p>
          </table:table-cell>
          <table:table-cell office:value-type="float" office:value="11.1146689725688" calcext:value-type="float">
            <text:p>11.1146689725688</text:p>
          </table:table-cell>
          <table:table-cell office:value-type="float" office:value="7.39708432193675" calcext:value-type="float">
            <text:p>7.39708432193675</text:p>
          </table:table-cell>
          <table:table-cell office:value-type="float" office:value="8.47984639232366" calcext:value-type="float">
            <text:p>8.47984639232366</text:p>
          </table:table-cell>
          <table:table-cell office:value-type="float" office:value="0.222737923122899" calcext:value-type="float">
            <text:p>0.222737923122899</text:p>
          </table:table-cell>
          <table:table-cell office:value-type="float" office:value="0.231649964245081" calcext:value-type="float">
            <text:p>0.231649964245081</text:p>
          </table:table-cell>
          <table:table-cell office:value-type="float" office:value="0.230249954383472" calcext:value-type="float">
            <text:p>0.230249954383472</text:p>
          </table:table-cell>
          <table:table-cell office:value-type="float" office:value="0.219629007520132" calcext:value-type="float">
            <text:p>0.219629007520132</text:p>
          </table:table-cell>
          <table:table-cell office:value-type="float" office:value="0.0292470241212251" calcext:value-type="float">
            <text:p>0.029247024121225</text:p>
          </table:table-cell>
          <table:table-cell office:value-type="float" office:value="0.0353820277108831" calcext:value-type="float">
            <text:p>0.035382027710883</text:p>
          </table:table-cell>
          <table:table-cell office:value-type="float" office:value="0.0260159647619595" calcext:value-type="float">
            <text:p>0.02601596476196</text:p>
          </table:table-cell>
          <table:table-cell office:value-type="float" office:value="0.0400370461205595" calcext:value-type="float">
            <text:p>0.04003704612056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9135806224967" calcext:value-type="float">
            <text:p>0.379135806224967</text:p>
          </table:table-cell>
          <table:table-cell office:value-type="float" office:value="0.456772549454143" calcext:value-type="float">
            <text:p>0.456772549454143</text:p>
          </table:table-cell>
          <table:table-cell office:value-type="float" office:value="0.388339432284417" calcext:value-type="float">
            <text:p>0.388339432284417</text:p>
          </table:table-cell>
          <table:table-cell office:value-type="float" office:value="0.442147746998184" calcext:value-type="float">
            <text:p>0.442147746998184</text:p>
          </table:table-cell>
          <table:table-cell office:value-type="float" office:value="7.1939037388985" calcext:value-type="float">
            <text:p>7.1939037388985</text:p>
          </table:table-cell>
          <table:table-cell office:value-type="float" office:value="11.1951549700877" calcext:value-type="float">
            <text:p>11.1951549700877</text:p>
          </table:table-cell>
          <table:table-cell office:value-type="float" office:value="7.75694205975291" calcext:value-type="float">
            <text:p>7.75694205975291</text:p>
          </table:table-cell>
          <table:table-cell office:value-type="float" office:value="9.62070143636156" calcext:value-type="float">
            <text:p>9.62070143636156</text:p>
          </table:table-cell>
          <table:table-cell office:value-type="float" office:value="0.230350500535934" calcext:value-type="float">
            <text:p>0.230350500535934</text:p>
          </table:table-cell>
          <table:table-cell office:value-type="float" office:value="0.241372541412714" calcext:value-type="float">
            <text:p>0.241372541412714</text:p>
          </table:table-cell>
          <table:table-cell office:value-type="float" office:value="0.236204626578451" calcext:value-type="float">
            <text:p>0.236204626578451</text:p>
          </table:table-cell>
          <table:table-cell office:value-type="float" office:value="0.231844042725338" calcext:value-type="float">
            <text:p>0.231844042725338</text:p>
          </table:table-cell>
          <table:table-cell office:value-type="float" office:value="0.0337155910591653" calcext:value-type="float">
            <text:p>0.033715591059165</text:p>
          </table:table-cell>
          <table:table-cell office:value-type="float" office:value="0.0430824229815947" calcext:value-type="float">
            <text:p>0.043082422981595</text:p>
          </table:table-cell>
          <table:table-cell office:value-type="float" office:value="0.0302647462008485" calcext:value-type="float">
            <text:p>0.030264746200849</text:p>
          </table:table-cell>
          <table:table-cell office:value-type="float" office:value="0.0480754405250105" calcext:value-type="float">
            <text:p>0.048075440525011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9485043149647" calcext:value-type="float">
            <text:p>0.379485043149647</text:p>
          </table:table-cell>
          <table:table-cell office:value-type="float" office:value="0.457720643744514" calcext:value-type="float">
            <text:p>0.457720643744514</text:p>
          </table:table-cell>
          <table:table-cell office:value-type="float" office:value="0.387333809247281" calcext:value-type="float">
            <text:p>0.387333809247281</text:p>
          </table:table-cell>
          <table:table-cell office:value-type="float" office:value="0.444946631484198" calcext:value-type="float">
            <text:p>0.444946631484198</text:p>
          </table:table-cell>
          <table:table-cell office:value-type="float" office:value="6.52357314708017" calcext:value-type="float">
            <text:p>6.52357314708017</text:p>
          </table:table-cell>
          <table:table-cell office:value-type="float" office:value="10.8954684455363" calcext:value-type="float">
            <text:p>10.8954684455363</text:p>
          </table:table-cell>
          <table:table-cell office:value-type="float" office:value="7.37005764400261" calcext:value-type="float">
            <text:p>7.37005764400261</text:p>
          </table:table-cell>
          <table:table-cell office:value-type="float" office:value="9.65131706437464" calcext:value-type="float">
            <text:p>9.65131706437464</text:p>
          </table:table-cell>
          <table:table-cell office:value-type="float" office:value="0.232525182345375" calcext:value-type="float">
            <text:p>0.232525182345375</text:p>
          </table:table-cell>
          <table:table-cell office:value-type="float" office:value="0.247349635572253" calcext:value-type="float">
            <text:p>0.247349635572253</text:p>
          </table:table-cell>
          <table:table-cell office:value-type="float" office:value="0.237732576648436" calcext:value-type="float">
            <text:p>0.237732576648436</text:p>
          </table:table-cell>
          <table:table-cell office:value-type="float" office:value="0.23872095306274" calcext:value-type="float">
            <text:p>0.23872095306274</text:p>
          </table:table-cell>
          <table:table-cell office:value-type="float" office:value="0.0328855979945968" calcext:value-type="float">
            <text:p>0.032885597994597</text:p>
          </table:table-cell>
          <table:table-cell office:value-type="float" office:value="0.0401597277102379" calcext:value-type="float">
            <text:p>0.040159727710238</text:p>
          </table:table-cell>
          <table:table-cell office:value-type="float" office:value="0.0295044631903621" calcext:value-type="float">
            <text:p>0.029504463190362</text:p>
          </table:table-cell>
          <table:table-cell office:value-type="float" office:value="0.0451750024011162" calcext:value-type="float">
            <text:p>0.045175002401116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6720802541733" calcext:value-type="float">
            <text:p>0.386720802541733</text:p>
          </table:table-cell>
          <table:table-cell office:value-type="float" office:value="0.466819967347047" calcext:value-type="float">
            <text:p>0.466819967347047</text:p>
          </table:table-cell>
          <table:table-cell office:value-type="float" office:value="0.392914880240015" calcext:value-type="float">
            <text:p>0.392914880240015</text:p>
          </table:table-cell>
          <table:table-cell office:value-type="float" office:value="0.456427264030808" calcext:value-type="float">
            <text:p>0.456427264030808</text:p>
          </table:table-cell>
          <table:table-cell office:value-type="float" office:value="7.63649763247684" calcext:value-type="float">
            <text:p>7.63649763247684</text:p>
          </table:table-cell>
          <table:table-cell office:value-type="float" office:value="12.1025492738626" calcext:value-type="float">
            <text:p>12.1025492738626</text:p>
          </table:table-cell>
          <table:table-cell office:value-type="float" office:value="8.11355982418927" calcext:value-type="float">
            <text:p>8.11355982418927</text:p>
          </table:table-cell>
          <table:table-cell office:value-type="float" office:value="11.3395305003923" calcext:value-type="float">
            <text:p>11.3395305003923</text:p>
          </table:table-cell>
          <table:table-cell office:value-type="float" office:value="0.236378579181259" calcext:value-type="float">
            <text:p>0.236378579181259</text:p>
          </table:table-cell>
          <table:table-cell office:value-type="float" office:value="0.264855664460015" calcext:value-type="float">
            <text:p>0.264855664460015</text:p>
          </table:table-cell>
          <table:table-cell office:value-type="float" office:value="0.241360679551373" calcext:value-type="float">
            <text:p>0.241360679551373</text:p>
          </table:table-cell>
          <table:table-cell office:value-type="float" office:value="0.256150532368994" calcext:value-type="float">
            <text:p>0.256150532368994</text:p>
          </table:table-cell>
          <table:table-cell office:value-type="float" office:value="0.0287360191235466" calcext:value-type="float">
            <text:p>0.028736019123547</text:p>
          </table:table-cell>
          <table:table-cell office:value-type="float" office:value="0.0374616709026376" calcext:value-type="float">
            <text:p>0.037461670902638</text:p>
          </table:table-cell>
          <table:table-cell office:value-type="float" office:value="0.0268138645694647" calcext:value-type="float">
            <text:p>0.026813864569465</text:p>
          </table:table-cell>
          <table:table-cell office:value-type="float" office:value="0.0401747640668479" calcext:value-type="float">
            <text:p>0.04017476406684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5368607922074" calcext:value-type="float">
            <text:p>0.385368607922074</text:p>
          </table:table-cell>
          <table:table-cell office:value-type="float" office:value="0.458212174462576" calcext:value-type="float">
            <text:p>0.458212174462576</text:p>
          </table:table-cell>
          <table:table-cell office:value-type="float" office:value="0.392088720751342" calcext:value-type="float">
            <text:p>0.392088720751342</text:p>
          </table:table-cell>
          <table:table-cell office:value-type="float" office:value="0.447301538808543" calcext:value-type="float">
            <text:p>0.447301538808543</text:p>
          </table:table-cell>
          <table:table-cell office:value-type="float" office:value="6.87670549390784" calcext:value-type="float">
            <text:p>6.87670549390784</text:p>
          </table:table-cell>
          <table:table-cell office:value-type="float" office:value="11.0830122655659" calcext:value-type="float">
            <text:p>11.0830122655659</text:p>
          </table:table-cell>
          <table:table-cell office:value-type="float" office:value="7.40191245752653" calcext:value-type="float">
            <text:p>7.40191245752653</text:p>
          </table:table-cell>
          <table:table-cell office:value-type="float" office:value="10.2430683051558" calcext:value-type="float">
            <text:p>10.2430683051558</text:p>
          </table:table-cell>
          <table:table-cell office:value-type="float" office:value="0.238261324638041" calcext:value-type="float">
            <text:p>0.238261324638041</text:p>
          </table:table-cell>
          <table:table-cell office:value-type="float" office:value="0.268120692249072" calcext:value-type="float">
            <text:p>0.268120692249072</text:p>
          </table:table-cell>
          <table:table-cell office:value-type="float" office:value="0.243602822812505" calcext:value-type="float">
            <text:p>0.243602822812505</text:p>
          </table:table-cell>
          <table:table-cell office:value-type="float" office:value="0.258819067859132" calcext:value-type="float">
            <text:p>0.258819067859132</text:p>
          </table:table-cell>
          <table:table-cell office:value-type="float" office:value="0.03313110732456" calcext:value-type="float">
            <text:p>0.03313110732456</text:p>
          </table:table-cell>
          <table:table-cell office:value-type="float" office:value="0.0436247390152396" calcext:value-type="float">
            <text:p>0.04362473901524</text:p>
          </table:table-cell>
          <table:table-cell office:value-type="float" office:value="0.0316856700924829" calcext:value-type="float">
            <text:p>0.031685670092483</text:p>
          </table:table-cell>
          <table:table-cell office:value-type="float" office:value="0.0455009045744481" calcext:value-type="float">
            <text:p>0.045500904574448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5908281671257" calcext:value-type="float">
            <text:p>0.385908281671257</text:p>
          </table:table-cell>
          <table:table-cell office:value-type="float" office:value="0.461760817633006" calcext:value-type="float">
            <text:p>0.461760817633006</text:p>
          </table:table-cell>
          <table:table-cell office:value-type="float" office:value="0.390770785413132" calcext:value-type="float">
            <text:p>0.390770785413132</text:p>
          </table:table-cell>
          <table:table-cell office:value-type="float" office:value="0.453555623914679" calcext:value-type="float">
            <text:p>0.453555623914679</text:p>
          </table:table-cell>
          <table:table-cell office:value-type="float" office:value="7.10961254292639" calcext:value-type="float">
            <text:p>7.10961254292639</text:p>
          </table:table-cell>
          <table:table-cell office:value-type="float" office:value="10.8225247621959" calcext:value-type="float">
            <text:p>10.8225247621959</text:p>
          </table:table-cell>
          <table:table-cell office:value-type="float" office:value="7.56949265649291" calcext:value-type="float">
            <text:p>7.56949265649291</text:p>
          </table:table-cell>
          <table:table-cell office:value-type="float" office:value="9.97742236736181" calcext:value-type="float">
            <text:p>9.97742236736181</text:p>
          </table:table-cell>
          <table:table-cell office:value-type="float" office:value="0.245204550242883" calcext:value-type="float">
            <text:p>0.245204550242883</text:p>
          </table:table-cell>
          <table:table-cell office:value-type="float" office:value="0.265375354748971" calcext:value-type="float">
            <text:p>0.265375354748971</text:p>
          </table:table-cell>
          <table:table-cell office:value-type="float" office:value="0.249538249713954" calcext:value-type="float">
            <text:p>0.249538249713954</text:p>
          </table:table-cell>
          <table:table-cell office:value-type="float" office:value="0.258016476054598" calcext:value-type="float">
            <text:p>0.258016476054598</text:p>
          </table:table-cell>
          <table:table-cell office:value-type="float" office:value="0.0314804594579888" calcext:value-type="float">
            <text:p>0.031480459457989</text:p>
          </table:table-cell>
          <table:table-cell office:value-type="float" office:value="0.0425183601110525" calcext:value-type="float">
            <text:p>0.042518360111053</text:p>
          </table:table-cell>
          <table:table-cell office:value-type="float" office:value="0.029183993964249" calcext:value-type="float">
            <text:p>0.029183993964249</text:p>
          </table:table-cell>
          <table:table-cell office:value-type="float" office:value="0.0458188544866163" calcext:value-type="float">
            <text:p>0.045818854486616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7577662908152" calcext:value-type="float">
            <text:p>0.387577662908152</text:p>
          </table:table-cell>
          <table:table-cell office:value-type="float" office:value="0.463742757086037" calcext:value-type="float">
            <text:p>0.463742757086037</text:p>
          </table:table-cell>
          <table:table-cell office:value-type="float" office:value="0.392191107937261" calcext:value-type="float">
            <text:p>0.392191107937261</text:p>
          </table:table-cell>
          <table:table-cell office:value-type="float" office:value="0.455751480826518" calcext:value-type="float">
            <text:p>0.455751480826518</text:p>
          </table:table-cell>
          <table:table-cell office:value-type="float" office:value="6.8797520598035" calcext:value-type="float">
            <text:p>6.8797520598035</text:p>
          </table:table-cell>
          <table:table-cell office:value-type="float" office:value="11.0096023107006" calcext:value-type="float">
            <text:p>11.0096023107006</text:p>
          </table:table-cell>
          <table:table-cell office:value-type="float" office:value="7.12625117234183" calcext:value-type="float">
            <text:p>7.12625117234183</text:p>
          </table:table-cell>
          <table:table-cell office:value-type="float" office:value="9.9395750584535" calcext:value-type="float">
            <text:p>9.9395750584535</text:p>
          </table:table-cell>
          <table:table-cell office:value-type="float" office:value="0.241470090489052" calcext:value-type="float">
            <text:p>0.241470090489052</text:p>
          </table:table-cell>
          <table:table-cell office:value-type="float" office:value="0.26734104661344" calcext:value-type="float">
            <text:p>0.26734104661344</text:p>
          </table:table-cell>
          <table:table-cell office:value-type="float" office:value="0.245427725509327" calcext:value-type="float">
            <text:p>0.245427725509327</text:p>
          </table:table-cell>
          <table:table-cell office:value-type="float" office:value="0.260558242063372" calcext:value-type="float">
            <text:p>0.260558242063372</text:p>
          </table:table-cell>
          <table:table-cell office:value-type="float" office:value="0.0308691475959791" calcext:value-type="float">
            <text:p>0.030869147595979</text:p>
          </table:table-cell>
          <table:table-cell office:value-type="float" office:value="0.0400125122594326" calcext:value-type="float">
            <text:p>0.040012512259433</text:p>
          </table:table-cell>
          <table:table-cell office:value-type="float" office:value="0.0285704422094584" calcext:value-type="float">
            <text:p>0.028570442209458</text:p>
          </table:table-cell>
          <table:table-cell office:value-type="float" office:value="0.0433424753034162" calcext:value-type="float">
            <text:p>0.043342475303416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8084203911717" calcext:value-type="float">
            <text:p>0.388084203911717</text:p>
          </table:table-cell>
          <table:table-cell office:value-type="float" office:value="0.461649495011314" calcext:value-type="float">
            <text:p>0.461649495011314</text:p>
          </table:table-cell>
          <table:table-cell office:value-type="float" office:value="0.391868859585669" calcext:value-type="float">
            <text:p>0.391868859585669</text:p>
          </table:table-cell>
          <table:table-cell office:value-type="float" office:value="0.454814249318157" calcext:value-type="float">
            <text:p>0.454814249318157</text:p>
          </table:table-cell>
          <table:table-cell office:value-type="float" office:value="7.21242046996223" calcext:value-type="float">
            <text:p>7.21242046996223</text:p>
          </table:table-cell>
          <table:table-cell office:value-type="float" office:value="10.826306654242" calcext:value-type="float">
            <text:p>10.826306654242</text:p>
          </table:table-cell>
          <table:table-cell office:value-type="float" office:value="7.72470613882629" calcext:value-type="float">
            <text:p>7.72470613882629</text:p>
          </table:table-cell>
          <table:table-cell office:value-type="float" office:value="10.0248515519044" calcext:value-type="float">
            <text:p>10.0248515519044</text:p>
          </table:table-cell>
          <table:table-cell office:value-type="float" office:value="0.241158787931714" calcext:value-type="float">
            <text:p>0.241158787931714</text:p>
          </table:table-cell>
          <table:table-cell office:value-type="float" office:value="0.266031083387048" calcext:value-type="float">
            <text:p>0.266031083387048</text:p>
          </table:table-cell>
          <table:table-cell office:value-type="float" office:value="0.245593625319717" calcext:value-type="float">
            <text:p>0.245593625319717</text:p>
          </table:table-cell>
          <table:table-cell office:value-type="float" office:value="0.258436181750869" calcext:value-type="float">
            <text:p>0.258436181750869</text:p>
          </table:table-cell>
          <table:table-cell office:value-type="float" office:value="0.031050043938561" calcext:value-type="float">
            <text:p>0.031050043938561</text:p>
          </table:table-cell>
          <table:table-cell office:value-type="float" office:value="0.0411634932649843" calcext:value-type="float">
            <text:p>0.041163493264984</text:p>
          </table:table-cell>
          <table:table-cell office:value-type="float" office:value="0.0287241153191954" calcext:value-type="float">
            <text:p>0.028724115319195</text:p>
          </table:table-cell>
          <table:table-cell office:value-type="float" office:value="0.0444890989428048" calcext:value-type="float">
            <text:p>0.044489098942805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2033249257853" calcext:value-type="float">
            <text:p>0.382033249257853</text:p>
          </table:table-cell>
          <table:table-cell office:value-type="float" office:value="0.455308869229151" calcext:value-type="float">
            <text:p>0.455308869229151</text:p>
          </table:table-cell>
          <table:table-cell office:value-type="float" office:value="0.385678696438239" calcext:value-type="float">
            <text:p>0.385678696438239</text:p>
          </table:table-cell>
          <table:table-cell office:value-type="float" office:value="0.448966047411405" calcext:value-type="float">
            <text:p>0.448966047411405</text:p>
          </table:table-cell>
          <table:table-cell office:value-type="float" office:value="7.19294417862213" calcext:value-type="float">
            <text:p>7.19294417862213</text:p>
          </table:table-cell>
          <table:table-cell office:value-type="float" office:value="10.6138127758243" calcext:value-type="float">
            <text:p>10.6138127758243</text:p>
          </table:table-cell>
          <table:table-cell office:value-type="float" office:value="7.60776449582043" calcext:value-type="float">
            <text:p>7.60776449582043</text:p>
          </table:table-cell>
          <table:table-cell office:value-type="float" office:value="9.64685974423659" calcext:value-type="float">
            <text:p>9.64685974423659</text:p>
          </table:table-cell>
          <table:table-cell office:value-type="float" office:value="0.238836237602701" calcext:value-type="float">
            <text:p>0.238836237602701</text:p>
          </table:table-cell>
          <table:table-cell office:value-type="float" office:value="0.266262055139925" calcext:value-type="float">
            <text:p>0.266262055139925</text:p>
          </table:table-cell>
          <table:table-cell office:value-type="float" office:value="0.243495312684202" calcext:value-type="float">
            <text:p>0.243495312684202</text:p>
          </table:table-cell>
          <table:table-cell office:value-type="float" office:value="0.258235907747878" calcext:value-type="float">
            <text:p>0.258235907747878</text:p>
          </table:table-cell>
          <table:table-cell office:value-type="float" office:value="0.0323258123373819" calcext:value-type="float">
            <text:p>0.032325812337382</text:p>
          </table:table-cell>
          <table:table-cell office:value-type="float" office:value="0.0442541912768724" calcext:value-type="float">
            <text:p>0.044254191276872</text:p>
          </table:table-cell>
          <table:table-cell office:value-type="float" office:value="0.0305263337611743" calcext:value-type="float">
            <text:p>0.030526333761174</text:p>
          </table:table-cell>
          <table:table-cell office:value-type="float" office:value="0.0466801628072881" calcext:value-type="float">
            <text:p>0.046680162807288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5524025206392" calcext:value-type="float">
            <text:p>0.385524025206392</text:p>
          </table:table-cell>
          <table:table-cell office:value-type="float" office:value="0.463395227377325" calcext:value-type="float">
            <text:p>0.463395227377325</text:p>
          </table:table-cell>
          <table:table-cell office:value-type="float" office:value="0.388851991798234" calcext:value-type="float">
            <text:p>0.388851991798234</text:p>
          </table:table-cell>
          <table:table-cell office:value-type="float" office:value="0.457266353160936" calcext:value-type="float">
            <text:p>0.457266353160936</text:p>
          </table:table-cell>
          <table:table-cell office:value-type="float" office:value="7.16929083289062" calcext:value-type="float">
            <text:p>7.16929083289062</text:p>
          </table:table-cell>
          <table:table-cell office:value-type="float" office:value="11.2295735340791" calcext:value-type="float">
            <text:p>11.2295735340791</text:p>
          </table:table-cell>
          <table:table-cell office:value-type="float" office:value="7.53192142392825" calcext:value-type="float">
            <text:p>7.53192142392825</text:p>
          </table:table-cell>
          <table:table-cell office:value-type="float" office:value="10.7986326958919" calcext:value-type="float">
            <text:p>10.7986326958919</text:p>
          </table:table-cell>
          <table:table-cell office:value-type="float" office:value="0.24170358854301" calcext:value-type="float">
            <text:p>0.24170358854301</text:p>
          </table:table-cell>
          <table:table-cell office:value-type="float" office:value="0.267327592433649" calcext:value-type="float">
            <text:p>0.267327592433649</text:p>
          </table:table-cell>
          <table:table-cell office:value-type="float" office:value="0.245128021815231" calcext:value-type="float">
            <text:p>0.245128021815231</text:p>
          </table:table-cell>
          <table:table-cell office:value-type="float" office:value="0.261404173369118" calcext:value-type="float">
            <text:p>0.261404173369118</text:p>
          </table:table-cell>
          <table:table-cell office:value-type="float" office:value="0.0308594666011858" calcext:value-type="float">
            <text:p>0.030859466601186</text:p>
          </table:table-cell>
          <table:table-cell office:value-type="float" office:value="0.0410477953833859" calcext:value-type="float">
            <text:p>0.041047795383386</text:p>
          </table:table-cell>
          <table:table-cell office:value-type="float" office:value="0.0285631564579833" calcext:value-type="float">
            <text:p>0.028563156457983</text:p>
          </table:table-cell>
          <table:table-cell office:value-type="float" office:value="0.0444175980447384" calcext:value-type="float">
            <text:p>0.044417598044738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7979185708771" calcext:value-type="float">
            <text:p>0.387979185708771</text:p>
          </table:table-cell>
          <table:table-cell office:value-type="float" office:value="0.462690372471137" calcext:value-type="float">
            <text:p>0.462690372471137</text:p>
          </table:table-cell>
          <table:table-cell office:value-type="float" office:value="0.392174123578418" calcext:value-type="float">
            <text:p>0.392174123578418</text:p>
          </table:table-cell>
          <table:table-cell office:value-type="float" office:value="0.455728984441666" calcext:value-type="float">
            <text:p>0.455728984441666</text:p>
          </table:table-cell>
          <table:table-cell office:value-type="float" office:value="7.07945713398114" calcext:value-type="float">
            <text:p>7.07945713398114</text:p>
          </table:table-cell>
          <table:table-cell office:value-type="float" office:value="10.9747571101776" calcext:value-type="float">
            <text:p>10.9747571101776</text:p>
          </table:table-cell>
          <table:table-cell office:value-type="float" office:value="7.31734982212311" calcext:value-type="float">
            <text:p>7.31734982212311</text:p>
          </table:table-cell>
          <table:table-cell office:value-type="float" office:value="9.62262403505965" calcext:value-type="float">
            <text:p>9.62262403505965</text:p>
          </table:table-cell>
          <table:table-cell office:value-type="float" office:value="0.241261100083866" calcext:value-type="float">
            <text:p>0.241261100083866</text:p>
          </table:table-cell>
          <table:table-cell office:value-type="float" office:value="0.275575585737677" calcext:value-type="float">
            <text:p>0.275575585737677</text:p>
          </table:table-cell>
          <table:table-cell office:value-type="float" office:value="0.245189537201714" calcext:value-type="float">
            <text:p>0.245189537201714</text:p>
          </table:table-cell>
          <table:table-cell office:value-type="float" office:value="0.268634090009331" calcext:value-type="float">
            <text:p>0.268634090009331</text:p>
          </table:table-cell>
          <table:table-cell office:value-type="float" office:value="0.0334191011633986" calcext:value-type="float">
            <text:p>0.033419101163399</text:p>
          </table:table-cell>
          <table:table-cell office:value-type="float" office:value="0.0411039755521951" calcext:value-type="float">
            <text:p>0.041103975552195</text:p>
          </table:table-cell>
          <table:table-cell office:value-type="float" office:value="0.0298412218297773" calcext:value-type="float">
            <text:p>0.029841221829777</text:p>
          </table:table-cell>
          <table:table-cell office:value-type="float" office:value="0.0464505030523829" calcext:value-type="float">
            <text:p>0.046450503052383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4261827684735" calcext:value-type="float">
            <text:p>0.384261827684735</text:p>
          </table:table-cell>
          <table:table-cell office:value-type="float" office:value="0.465274414607238" calcext:value-type="float">
            <text:p>0.465274414607238</text:p>
          </table:table-cell>
          <table:table-cell office:value-type="float" office:value="0.388161406217616" calcext:value-type="float">
            <text:p>0.388161406217616</text:p>
          </table:table-cell>
          <table:table-cell office:value-type="float" office:value="0.458623210630007" calcext:value-type="float">
            <text:p>0.458623210630007</text:p>
          </table:table-cell>
          <table:table-cell office:value-type="float" office:value="7.25758502805575" calcext:value-type="float">
            <text:p>7.25758502805575</text:p>
          </table:table-cell>
          <table:table-cell office:value-type="float" office:value="11.6258511710818" calcext:value-type="float">
            <text:p>11.6258511710818</text:p>
          </table:table-cell>
          <table:table-cell office:value-type="float" office:value="7.52082755406024" calcext:value-type="float">
            <text:p>7.52082755406024</text:p>
          </table:table-cell>
          <table:table-cell office:value-type="float" office:value="10.4920749514134" calcext:value-type="float">
            <text:p>10.4920749514134</text:p>
          </table:table-cell>
          <table:table-cell office:value-type="float" office:value="0.233771860551065" calcext:value-type="float">
            <text:p>0.233771860551065</text:p>
          </table:table-cell>
          <table:table-cell office:value-type="float" office:value="0.256838707678506" calcext:value-type="float">
            <text:p>0.256838707678506</text:p>
          </table:table-cell>
          <table:table-cell office:value-type="float" office:value="0.23735379554865" calcext:value-type="float">
            <text:p>0.23735379554865</text:p>
          </table:table-cell>
          <table:table-cell office:value-type="float" office:value="0.250572181874841" calcext:value-type="float">
            <text:p>0.250572181874841</text:p>
          </table:table-cell>
          <table:table-cell office:value-type="float" office:value="0.0311012998198535" calcext:value-type="float">
            <text:p>0.031101299819854</text:p>
          </table:table-cell>
          <table:table-cell office:value-type="float" office:value="0.0413813189389071" calcext:value-type="float">
            <text:p>0.041381318938907</text:p>
          </table:table-cell>
          <table:table-cell office:value-type="float" office:value="0.0295771787602216" calcext:value-type="float">
            <text:p>0.029577178760222</text:p>
          </table:table-cell>
          <table:table-cell office:value-type="float" office:value="0.0435616447593273" calcext:value-type="float">
            <text:p>0.043561644759327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2382581958854" calcext:value-type="float">
            <text:p>0.382382581958854</text:p>
          </table:table-cell>
          <table:table-cell office:value-type="float" office:value="0.46504893371175" calcext:value-type="float">
            <text:p>0.46504893371175</text:p>
          </table:table-cell>
          <table:table-cell office:value-type="float" office:value="0.386985810891552" calcext:value-type="float">
            <text:p>0.386985810891552</text:p>
          </table:table-cell>
          <table:table-cell office:value-type="float" office:value="0.456994235631894" calcext:value-type="float">
            <text:p>0.456994235631894</text:p>
          </table:table-cell>
          <table:table-cell office:value-type="float" office:value="6.97472529373787" calcext:value-type="float">
            <text:p>6.97472529373787</text:p>
          </table:table-cell>
          <table:table-cell office:value-type="float" office:value="11.4798539474355" calcext:value-type="float">
            <text:p>11.4798539474355</text:p>
          </table:table-cell>
          <table:table-cell office:value-type="float" office:value="7.34189771643719" calcext:value-type="float">
            <text:p>7.34189771643719</text:p>
          </table:table-cell>
          <table:table-cell office:value-type="float" office:value="10.0172453794333" calcext:value-type="float">
            <text:p>10.0172453794333</text:p>
          </table:table-cell>
          <table:table-cell office:value-type="float" office:value="0.232831132640378" calcext:value-type="float">
            <text:p>0.232831132640378</text:p>
          </table:table-cell>
          <table:table-cell office:value-type="float" office:value="0.258516046488312" calcext:value-type="float">
            <text:p>0.258516046488312</text:p>
          </table:table-cell>
          <table:table-cell office:value-type="float" office:value="0.237089599281644" calcext:value-type="float">
            <text:p>0.237089599281644</text:p>
          </table:table-cell>
          <table:table-cell office:value-type="float" office:value="0.251053215461696" calcext:value-type="float">
            <text:p>0.251053215461696</text:p>
          </table:table-cell>
          <table:table-cell office:value-type="float" office:value="0.0324065446294369" calcext:value-type="float">
            <text:p>0.032406544629437</text:p>
          </table:table-cell>
          <table:table-cell office:value-type="float" office:value="0.0461888576516493" calcext:value-type="float">
            <text:p>0.046188857651649</text:p>
          </table:table-cell>
          <table:table-cell office:value-type="float" office:value="0.031906445760944" calcext:value-type="float">
            <text:p>0.031906445760944</text:p>
          </table:table-cell>
          <table:table-cell office:value-type="float" office:value="0.0465848594335652" calcext:value-type="float">
            <text:p>0.046584859433565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486860312151" calcext:value-type="float">
            <text:p>0.37486860312151</text:p>
          </table:table-cell>
          <table:table-cell office:value-type="float" office:value="0.454324140914655" calcext:value-type="float">
            <text:p>0.454324140914655</text:p>
          </table:table-cell>
          <table:table-cell office:value-type="float" office:value="0.378725146622979" calcext:value-type="float">
            <text:p>0.378725146622979</text:p>
          </table:table-cell>
          <table:table-cell office:value-type="float" office:value="0.449815527667582" calcext:value-type="float">
            <text:p>0.449815527667582</text:p>
          </table:table-cell>
          <table:table-cell office:value-type="float" office:value="6.92957898971017" calcext:value-type="float">
            <text:p>6.92957898971017</text:p>
          </table:table-cell>
          <table:table-cell office:value-type="float" office:value="11.0710069048506" calcext:value-type="float">
            <text:p>11.0710069048506</text:p>
          </table:table-cell>
          <table:table-cell office:value-type="float" office:value="7.3656550247406" calcext:value-type="float">
            <text:p>7.3656550247406</text:p>
          </table:table-cell>
          <table:table-cell office:value-type="float" office:value="10.7314663928624" calcext:value-type="float">
            <text:p>10.7314663928624</text:p>
          </table:table-cell>
          <table:table-cell office:value-type="float" office:value="0.235649393348288" calcext:value-type="float">
            <text:p>0.235649393348288</text:p>
          </table:table-cell>
          <table:table-cell office:value-type="float" office:value="0.260200617492443" calcext:value-type="float">
            <text:p>0.260200617492443</text:p>
          </table:table-cell>
          <table:table-cell office:value-type="float" office:value="0.239343295742874" calcext:value-type="float">
            <text:p>0.239343295742874</text:p>
          </table:table-cell>
          <table:table-cell office:value-type="float" office:value="0.253736222681028" calcext:value-type="float">
            <text:p>0.253736222681028</text:p>
          </table:table-cell>
          <table:table-cell office:value-type="float" office:value="0.0289045465819601" calcext:value-type="float">
            <text:p>0.02890454658196</text:p>
          </table:table-cell>
          <table:table-cell office:value-type="float" office:value="0.0405170276914365" calcext:value-type="float">
            <text:p>0.040517027691437</text:p>
          </table:table-cell>
          <table:table-cell office:value-type="float" office:value="0.0278766939845352" calcext:value-type="float">
            <text:p>0.027876693984535</text:p>
          </table:table-cell>
          <table:table-cell office:value-type="float" office:value="0.0418614711209711" calcext:value-type="float">
            <text:p>0.041861471120971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9660022305553" calcext:value-type="float">
            <text:p>0.379660022305553</text:p>
          </table:table-cell>
          <table:table-cell office:value-type="float" office:value="0.461244479591287" calcext:value-type="float">
            <text:p>0.461244479591287</text:p>
          </table:table-cell>
          <table:table-cell office:value-type="float" office:value="0.383473066945329" calcext:value-type="float">
            <text:p>0.383473066945329</text:p>
          </table:table-cell>
          <table:table-cell office:value-type="float" office:value="0.455447790216398" calcext:value-type="float">
            <text:p>0.455447790216398</text:p>
          </table:table-cell>
          <table:table-cell office:value-type="float" office:value="7.04404828878763" calcext:value-type="float">
            <text:p>7.04404828878763</text:p>
          </table:table-cell>
          <table:table-cell office:value-type="float" office:value="11.5927185307046" calcext:value-type="float">
            <text:p>11.5927185307046</text:p>
          </table:table-cell>
          <table:table-cell office:value-type="float" office:value="7.30949400540558" calcext:value-type="float">
            <text:p>7.30949400540558</text:p>
          </table:table-cell>
          <table:table-cell office:value-type="float" office:value="10.9360458365817" calcext:value-type="float">
            <text:p>10.9360458365817</text:p>
          </table:table-cell>
          <table:table-cell office:value-type="float" office:value="0.235127191561584" calcext:value-type="float">
            <text:p>0.235127191561584</text:p>
          </table:table-cell>
          <table:table-cell office:value-type="float" office:value="0.271986628973213" calcext:value-type="float">
            <text:p>0.271986628973213</text:p>
          </table:table-cell>
          <table:table-cell office:value-type="float" office:value="0.23870873918345" calcext:value-type="float">
            <text:p>0.23870873918345</text:p>
          </table:table-cell>
          <table:table-cell office:value-type="float" office:value="0.265393866203736" calcext:value-type="float">
            <text:p>0.265393866203736</text:p>
          </table:table-cell>
          <table:table-cell office:value-type="float" office:value="0.030592634065787" calcext:value-type="float">
            <text:p>0.030592634065787</text:p>
          </table:table-cell>
          <table:table-cell office:value-type="float" office:value="0.04213220420345" calcext:value-type="float">
            <text:p>0.04213220420345</text:p>
          </table:table-cell>
          <table:table-cell office:value-type="float" office:value="0.0288402379558394" calcext:value-type="float">
            <text:p>0.028840237955839</text:p>
          </table:table-cell>
          <table:table-cell office:value-type="float" office:value="0.0446474235422663" calcext:value-type="float">
            <text:p>0.044647423542266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7930832329207" calcext:value-type="float">
            <text:p>0.377930832329207</text:p>
          </table:table-cell>
          <table:table-cell office:value-type="float" office:value="0.454724709613203" calcext:value-type="float">
            <text:p>0.454724709613203</text:p>
          </table:table-cell>
          <table:table-cell office:value-type="float" office:value="0.381478349290455" calcext:value-type="float">
            <text:p>0.381478349290455</text:p>
          </table:table-cell>
          <table:table-cell office:value-type="float" office:value="0.44859077041528" calcext:value-type="float">
            <text:p>0.44859077041528</text:p>
          </table:table-cell>
          <table:table-cell office:value-type="float" office:value="6.75966337516314" calcext:value-type="float">
            <text:p>6.75966337516314</text:p>
          </table:table-cell>
          <table:table-cell office:value-type="float" office:value="10.5348753318811" calcext:value-type="float">
            <text:p>10.5348753318811</text:p>
          </table:table-cell>
          <table:table-cell office:value-type="float" office:value="7.16579039420407" calcext:value-type="float">
            <text:p>7.16579039420407</text:p>
          </table:table-cell>
          <table:table-cell office:value-type="float" office:value="9.92561903515972" calcext:value-type="float">
            <text:p>9.92561903515972</text:p>
          </table:table-cell>
          <table:table-cell office:value-type="float" office:value="0.232451895345202" calcext:value-type="float">
            <text:p>0.232451895345202</text:p>
          </table:table-cell>
          <table:table-cell office:value-type="float" office:value="0.256814636697017" calcext:value-type="float">
            <text:p>0.256814636697017</text:p>
          </table:table-cell>
          <table:table-cell office:value-type="float" office:value="0.235914660081358" calcext:value-type="float">
            <text:p>0.235914660081358</text:p>
          </table:table-cell>
          <table:table-cell office:value-type="float" office:value="0.250611168363779" calcext:value-type="float">
            <text:p>0.250611168363779</text:p>
          </table:table-cell>
          <table:table-cell office:value-type="float" office:value="0.0317778326427164" calcext:value-type="float">
            <text:p>0.031777832642717</text:p>
          </table:table-cell>
          <table:table-cell office:value-type="float" office:value="0.0454436623221599" calcext:value-type="float">
            <text:p>0.04544366232216</text:p>
          </table:table-cell>
          <table:table-cell office:value-type="float" office:value="0.030547927698246" calcext:value-type="float">
            <text:p>0.030547927698246</text:p>
          </table:table-cell>
          <table:table-cell office:value-type="float" office:value="0.0471130473968489" calcext:value-type="float">
            <text:p>0.047113047396849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4725855615003" calcext:value-type="float">
            <text:p>0.374725855615003</text:p>
          </table:table-cell>
          <table:table-cell office:value-type="float" office:value="0.456555734139271" calcext:value-type="float">
            <text:p>0.456555734139271</text:p>
          </table:table-cell>
          <table:table-cell office:value-type="float" office:value="0.37874545289059" calcext:value-type="float">
            <text:p>0.37874545289059</text:p>
          </table:table-cell>
          <table:table-cell office:value-type="float" office:value="0.449673128097926" calcext:value-type="float">
            <text:p>0.449673128097926</text:p>
          </table:table-cell>
          <table:table-cell office:value-type="float" office:value="6.8459165537807" calcext:value-type="float">
            <text:p>6.8459165537807</text:p>
          </table:table-cell>
          <table:table-cell office:value-type="float" office:value="11.3811280132396" calcext:value-type="float">
            <text:p>11.3811280132396</text:p>
          </table:table-cell>
          <table:table-cell office:value-type="float" office:value="7.24346784389228" calcext:value-type="float">
            <text:p>7.24346784389228</text:p>
          </table:table-cell>
          <table:table-cell office:value-type="float" office:value="10.851498808641" calcext:value-type="float">
            <text:p>10.851498808641</text:p>
          </table:table-cell>
          <table:table-cell office:value-type="float" office:value="0.227856308584555" calcext:value-type="float">
            <text:p>0.227856308584555</text:p>
          </table:table-cell>
          <table:table-cell office:value-type="float" office:value="0.265236221457924" calcext:value-type="float">
            <text:p>0.265236221457924</text:p>
          </table:table-cell>
          <table:table-cell office:value-type="float" office:value="0.231833621002484" calcext:value-type="float">
            <text:p>0.231833621002484</text:p>
          </table:table-cell>
          <table:table-cell office:value-type="float" office:value="0.257780063201296" calcext:value-type="float">
            <text:p>0.257780063201296</text:p>
          </table:table-cell>
          <table:table-cell office:value-type="float" office:value="0.0328544569887737" calcext:value-type="float">
            <text:p>0.032854456988774</text:p>
          </table:table-cell>
          <table:table-cell office:value-type="float" office:value="0.0487866099403148" calcext:value-type="float">
            <text:p>0.048786609940315</text:p>
          </table:table-cell>
          <table:table-cell office:value-type="float" office:value="0.031405588242306" calcext:value-type="float">
            <text:p>0.031405588242306</text:p>
          </table:table-cell>
          <table:table-cell office:value-type="float" office:value="0.0506825828877696" calcext:value-type="float">
            <text:p>0.0506825828877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262372114409" calcext:value-type="float">
            <text:p>0.373262372114409</text:p>
          </table:table-cell>
          <table:table-cell office:value-type="float" office:value="0.449773491665816" calcext:value-type="float">
            <text:p>0.449773491665816</text:p>
          </table:table-cell>
          <table:table-cell office:value-type="float" office:value="0.375887289433492" calcext:value-type="float">
            <text:p>0.375887289433492</text:p>
          </table:table-cell>
          <table:table-cell office:value-type="float" office:value="0.444833822579357" calcext:value-type="float">
            <text:p>0.444833822579357</text:p>
          </table:table-cell>
          <table:table-cell office:value-type="float" office:value="6.86519508160826" calcext:value-type="float">
            <text:p>6.86519508160826</text:p>
          </table:table-cell>
          <table:table-cell office:value-type="float" office:value="10.0411623626065" calcext:value-type="float">
            <text:p>10.0411623626065</text:p>
          </table:table-cell>
          <table:table-cell office:value-type="float" office:value="7.07513021775568" calcext:value-type="float">
            <text:p>7.07513021775568</text:p>
          </table:table-cell>
          <table:table-cell office:value-type="float" office:value="9.13878727360141" calcext:value-type="float">
            <text:p>9.13878727360141</text:p>
          </table:table-cell>
          <table:table-cell office:value-type="float" office:value="0.231403255597419" calcext:value-type="float">
            <text:p>0.231403255597419</text:p>
          </table:table-cell>
          <table:table-cell office:value-type="float" office:value="0.270206912801276" calcext:value-type="float">
            <text:p>0.270206912801276</text:p>
          </table:table-cell>
          <table:table-cell office:value-type="float" office:value="0.234611592971478" calcext:value-type="float">
            <text:p>0.234611592971478</text:p>
          </table:table-cell>
          <table:table-cell office:value-type="float" office:value="0.264156681395276" calcext:value-type="float">
            <text:p>0.264156681395276</text:p>
          </table:table-cell>
          <table:table-cell office:value-type="float" office:value="0.0322301596150079" calcext:value-type="float">
            <text:p>0.032230159615008</text:p>
          </table:table-cell>
          <table:table-cell office:value-type="float" office:value="0.0468859703238515" calcext:value-type="float">
            <text:p>0.046885970323852</text:p>
          </table:table-cell>
          <table:table-cell office:value-type="float" office:value="0.0298093274887493" calcext:value-type="float">
            <text:p>0.029809327488749</text:p>
          </table:table-cell>
          <table:table-cell office:value-type="float" office:value="0.0504752785638765" calcext:value-type="float">
            <text:p>0.050475278563877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4683368840922" calcext:value-type="float">
            <text:p>0.374683368840922</text:p>
          </table:table-cell>
          <table:table-cell office:value-type="float" office:value="0.450469747686073" calcext:value-type="float">
            <text:p>0.450469747686073</text:p>
          </table:table-cell>
          <table:table-cell office:value-type="float" office:value="0.378123313158542" calcext:value-type="float">
            <text:p>0.378123313158542</text:p>
          </table:table-cell>
          <table:table-cell office:value-type="float" office:value="0.444192313333997" calcext:value-type="float">
            <text:p>0.444192313333997</text:p>
          </table:table-cell>
          <table:table-cell office:value-type="float" office:value="6.79905317157782" calcext:value-type="float">
            <text:p>6.79905317157782</text:p>
          </table:table-cell>
          <table:table-cell office:value-type="float" office:value="10.4315603019868" calcext:value-type="float">
            <text:p>10.4315603019868</text:p>
          </table:table-cell>
          <table:table-cell office:value-type="float" office:value="7.06326730114295" calcext:value-type="float">
            <text:p>7.06326730114295</text:p>
          </table:table-cell>
          <table:table-cell office:value-type="float" office:value="9.61379551987452" calcext:value-type="float">
            <text:p>9.61379551987452</text:p>
          </table:table-cell>
          <table:table-cell office:value-type="float" office:value="0.22974153530222" calcext:value-type="float">
            <text:p>0.22974153530222</text:p>
          </table:table-cell>
          <table:table-cell office:value-type="float" office:value="0.268306338821915" calcext:value-type="float">
            <text:p>0.268306338821915</text:p>
          </table:table-cell>
          <table:table-cell office:value-type="float" office:value="0.232881128224233" calcext:value-type="float">
            <text:p>0.232881128224233</text:p>
          </table:table-cell>
          <table:table-cell office:value-type="float" office:value="0.262405747774419" calcext:value-type="float">
            <text:p>0.262405747774419</text:p>
          </table:table-cell>
          <table:table-cell office:value-type="float" office:value="0.03516276201975" calcext:value-type="float">
            <text:p>0.03516276201975</text:p>
          </table:table-cell>
          <table:table-cell office:value-type="float" office:value="0.0494267005488547" calcext:value-type="float">
            <text:p>0.049426700548855</text:p>
          </table:table-cell>
          <table:table-cell office:value-type="float" office:value="0.0322642628513963" calcext:value-type="float">
            <text:p>0.032264262851396</text:p>
          </table:table-cell>
          <table:table-cell office:value-type="float" office:value="0.0537877221967891" calcext:value-type="float">
            <text:p>0.053787722196789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4001835093352" calcext:value-type="float">
            <text:p>0.374001835093352</text:p>
          </table:table-cell>
          <table:table-cell office:value-type="float" office:value="0.443676339204577" calcext:value-type="float">
            <text:p>0.443676339204577</text:p>
          </table:table-cell>
          <table:table-cell office:value-type="float" office:value="0.377470922724427" calcext:value-type="float">
            <text:p>0.377470922724427</text:p>
          </table:table-cell>
          <table:table-cell office:value-type="float" office:value="0.437564494104783" calcext:value-type="float">
            <text:p>0.437564494104783</text:p>
          </table:table-cell>
          <table:table-cell office:value-type="float" office:value="6.53634336496233" calcext:value-type="float">
            <text:p>6.53634336496233</text:p>
          </table:table-cell>
          <table:table-cell office:value-type="float" office:value="10.5412517176238" calcext:value-type="float">
            <text:p>10.5412517176238</text:p>
          </table:table-cell>
          <table:table-cell office:value-type="float" office:value="6.93814939696884" calcext:value-type="float">
            <text:p>6.93814939696884</text:p>
          </table:table-cell>
          <table:table-cell office:value-type="float" office:value="9.70938863674106" calcext:value-type="float">
            <text:p>9.70938863674106</text:p>
          </table:table-cell>
          <table:table-cell office:value-type="float" office:value="0.226218274502686" calcext:value-type="float">
            <text:p>0.226218274502686</text:p>
          </table:table-cell>
          <table:table-cell office:value-type="float" office:value="0.251546284318741" calcext:value-type="float">
            <text:p>0.251546284318741</text:p>
          </table:table-cell>
          <table:table-cell office:value-type="float" office:value="0.229390680446797" calcext:value-type="float">
            <text:p>0.229390680446797</text:p>
          </table:table-cell>
          <table:table-cell office:value-type="float" office:value="0.245852900021795" calcext:value-type="float">
            <text:p>0.245852900021795</text:p>
          </table:table-cell>
          <table:table-cell office:value-type="float" office:value="0.0338138106300159" calcext:value-type="float">
            <text:p>0.033813810630016</text:p>
          </table:table-cell>
          <table:table-cell office:value-type="float" office:value="0.046090642374345" calcext:value-type="float">
            <text:p>0.046090642374345</text:p>
          </table:table-cell>
          <table:table-cell office:value-type="float" office:value="0.0312483867395638" calcext:value-type="float">
            <text:p>0.031248386739564</text:p>
          </table:table-cell>
          <table:table-cell office:value-type="float" office:value="0.0499597080654102" calcext:value-type="float">
            <text:p>0.04995970806541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8987077353966" calcext:value-type="float">
            <text:p>0.368987077353966</text:p>
          </table:table-cell>
          <table:table-cell office:value-type="float" office:value="0.445240186365057" calcext:value-type="float">
            <text:p>0.445240186365057</text:p>
          </table:table-cell>
          <table:table-cell office:value-type="float" office:value="0.37157490847185" calcext:value-type="float">
            <text:p>0.37157490847185</text:p>
          </table:table-cell>
          <table:table-cell office:value-type="float" office:value="0.440562211814167" calcext:value-type="float">
            <text:p>0.440562211814167</text:p>
          </table:table-cell>
          <table:table-cell office:value-type="float" office:value="6.33626908848275" calcext:value-type="float">
            <text:p>6.33626908848275</text:p>
          </table:table-cell>
          <table:table-cell office:value-type="float" office:value="9.40086408669441" calcext:value-type="float">
            <text:p>9.40086408669441</text:p>
          </table:table-cell>
          <table:table-cell office:value-type="float" office:value="6.38682394405413" calcext:value-type="float">
            <text:p>6.38682394405413</text:p>
          </table:table-cell>
          <table:table-cell office:value-type="float" office:value="9.15831854614891" calcext:value-type="float">
            <text:p>9.15831854614891</text:p>
          </table:table-cell>
          <table:table-cell office:value-type="float" office:value="0.229008904583826" calcext:value-type="float">
            <text:p>0.229008904583826</text:p>
          </table:table-cell>
          <table:table-cell office:value-type="float" office:value="0.266870500491734" calcext:value-type="float">
            <text:p>0.266870500491734</text:p>
          </table:table-cell>
          <table:table-cell office:value-type="float" office:value="0.231647489016248" calcext:value-type="float">
            <text:p>0.231647489016248</text:p>
          </table:table-cell>
          <table:table-cell office:value-type="float" office:value="0.261901151667149" calcext:value-type="float">
            <text:p>0.261901151667149</text:p>
          </table:table-cell>
          <table:table-cell office:value-type="float" office:value="0.0351568350469934" calcext:value-type="float">
            <text:p>0.035156835046994</text:p>
          </table:table-cell>
          <table:table-cell office:value-type="float" office:value="0.0438103076725683" calcext:value-type="float">
            <text:p>0.043810307672568</text:p>
          </table:table-cell>
          <table:table-cell office:value-type="float" office:value="0.0327363903972607" calcext:value-type="float">
            <text:p>0.032736390397261</text:p>
          </table:table-cell>
          <table:table-cell office:value-type="float" office:value="0.0475775829114881" calcext:value-type="float">
            <text:p>0.04757758291148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715475137172" calcext:value-type="float">
            <text:p>0.36715475137172</text:p>
          </table:table-cell>
          <table:table-cell office:value-type="float" office:value="0.45006021856833" calcext:value-type="float">
            <text:p>0.45006021856833</text:p>
          </table:table-cell>
          <table:table-cell office:value-type="float" office:value="0.369651787660196" calcext:value-type="float">
            <text:p>0.369651787660196</text:p>
          </table:table-cell>
          <table:table-cell office:value-type="float" office:value="0.445170975783419" calcext:value-type="float">
            <text:p>0.445170975783419</text:p>
          </table:table-cell>
          <table:table-cell office:value-type="float" office:value="6.34206467473143" calcext:value-type="float">
            <text:p>6.34206467473143</text:p>
          </table:table-cell>
          <table:table-cell office:value-type="float" office:value="9.30434258361981" calcext:value-type="float">
            <text:p>9.30434258361981</text:p>
          </table:table-cell>
          <table:table-cell office:value-type="float" office:value="6.43441158587813" calcext:value-type="float">
            <text:p>6.43441158587813</text:p>
          </table:table-cell>
          <table:table-cell office:value-type="float" office:value="8.81049000006292" calcext:value-type="float">
            <text:p>8.81049000006292</text:p>
          </table:table-cell>
          <table:table-cell office:value-type="float" office:value="0.23254246565405" calcext:value-type="float">
            <text:p>0.23254246565405</text:p>
          </table:table-cell>
          <table:table-cell office:value-type="float" office:value="0.273468908979707" calcext:value-type="float">
            <text:p>0.273468908979707</text:p>
          </table:table-cell>
          <table:table-cell office:value-type="float" office:value="0.234975531522153" calcext:value-type="float">
            <text:p>0.234975531522153</text:p>
          </table:table-cell>
          <table:table-cell office:value-type="float" office:value="0.268736666716097" calcext:value-type="float">
            <text:p>0.268736666716097</text:p>
          </table:table-cell>
          <table:table-cell office:value-type="float" office:value="0.0359537126698517" calcext:value-type="float">
            <text:p>0.035953712669852</text:p>
          </table:table-cell>
          <table:table-cell office:value-type="float" office:value="0.047229892097804" calcext:value-type="float">
            <text:p>0.047229892097804</text:p>
          </table:table-cell>
          <table:table-cell office:value-type="float" office:value="0.0331433457340597" calcext:value-type="float">
            <text:p>0.03314334573406</text:p>
          </table:table-cell>
          <table:table-cell office:value-type="float" office:value="0.0516944953993586" calcext:value-type="float">
            <text:p>0.051694495399359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4305020822505" calcext:value-type="float">
            <text:p>0.364305020822505</text:p>
          </table:table-cell>
          <table:table-cell office:value-type="float" office:value="0.441071601612973" calcext:value-type="float">
            <text:p>0.441071601612973</text:p>
          </table:table-cell>
          <table:table-cell office:value-type="float" office:value="0.366347278259123" calcext:value-type="float">
            <text:p>0.366347278259123</text:p>
          </table:table-cell>
          <table:table-cell office:value-type="float" office:value="0.437631564396052" calcext:value-type="float">
            <text:p>0.437631564396052</text:p>
          </table:table-cell>
          <table:table-cell office:value-type="float" office:value="6.32970856160593" calcext:value-type="float">
            <text:p>6.32970856160593</text:p>
          </table:table-cell>
          <table:table-cell office:value-type="float" office:value="9.72433862869456" calcext:value-type="float">
            <text:p>9.72433862869456</text:p>
          </table:table-cell>
          <table:table-cell office:value-type="float" office:value="6.42147379115112" calcext:value-type="float">
            <text:p>6.42147379115112</text:p>
          </table:table-cell>
          <table:table-cell office:value-type="float" office:value="9.11208101338483" calcext:value-type="float">
            <text:p>9.11208101338483</text:p>
          </table:table-cell>
          <table:table-cell office:value-type="float" office:value="0.237862390441165" calcext:value-type="float">
            <text:p>0.237862390441165</text:p>
          </table:table-cell>
          <table:table-cell office:value-type="float" office:value="0.285561972220964" calcext:value-type="float">
            <text:p>0.285561972220964</text:p>
          </table:table-cell>
          <table:table-cell office:value-type="float" office:value="0.239799492798542" calcext:value-type="float">
            <text:p>0.239799492798542</text:p>
          </table:table-cell>
          <table:table-cell office:value-type="float" office:value="0.281715822222902" calcext:value-type="float">
            <text:p>0.281715822222902</text:p>
          </table:table-cell>
          <table:table-cell office:value-type="float" office:value="0.039258168007469" calcext:value-type="float">
            <text:p>0.039258168007469</text:p>
          </table:table-cell>
          <table:table-cell office:value-type="float" office:value="0.0468895836385634" calcext:value-type="float">
            <text:p>0.046889583638563</text:p>
          </table:table-cell>
          <table:table-cell office:value-type="float" office:value="0.034075815203474" calcext:value-type="float">
            <text:p>0.034075815203474</text:p>
          </table:table-cell>
          <table:table-cell office:value-type="float" office:value="0.0553890641285266" calcext:value-type="float">
            <text:p>0.055389064128527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3904740020716" calcext:value-type="float">
            <text:p>0.363904740020716</text:p>
          </table:table-cell>
          <table:table-cell office:value-type="float" office:value="0.449358073147445" calcext:value-type="float">
            <text:p>0.449358073147445</text:p>
          </table:table-cell>
          <table:table-cell office:value-type="float" office:value="0.366109912183764" calcext:value-type="float">
            <text:p>0.366109912183764</text:p>
          </table:table-cell>
          <table:table-cell office:value-type="float" office:value="0.444723840440462" calcext:value-type="float">
            <text:p>0.444723840440462</text:p>
          </table:table-cell>
          <table:table-cell office:value-type="float" office:value="6.74196797285946" calcext:value-type="float">
            <text:p>6.74196797285946</text:p>
          </table:table-cell>
          <table:table-cell office:value-type="float" office:value="11.0643596837315" calcext:value-type="float">
            <text:p>11.0643596837315</text:p>
          </table:table-cell>
          <table:table-cell office:value-type="float" office:value="6.96811248083061" calcext:value-type="float">
            <text:p>6.96811248083061</text:p>
          </table:table-cell>
          <table:table-cell office:value-type="float" office:value="10.7641230356752" calcext:value-type="float">
            <text:p>10.7641230356752</text:p>
          </table:table-cell>
          <table:table-cell office:value-type="float" office:value="0.233388921556884" calcext:value-type="float">
            <text:p>0.233388921556884</text:p>
          </table:table-cell>
          <table:table-cell office:value-type="float" office:value="0.286262955035175" calcext:value-type="float">
            <text:p>0.286262955035175</text:p>
          </table:table-cell>
          <table:table-cell office:value-type="float" office:value="0.235538396462886" calcext:value-type="float">
            <text:p>0.235538396462886</text:p>
          </table:table-cell>
          <table:table-cell office:value-type="float" office:value="0.281900109708011" calcext:value-type="float">
            <text:p>0.281900109708011</text:p>
          </table:table-cell>
          <table:table-cell office:value-type="float" office:value="0.0367628041000694" calcext:value-type="float">
            <text:p>0.03676280410007</text:p>
          </table:table-cell>
          <table:table-cell office:value-type="float" office:value="0.0510977679814331" calcext:value-type="float">
            <text:p>0.051097767981433</text:p>
          </table:table-cell>
          <table:table-cell office:value-type="float" office:value="0.0331807415465444" calcext:value-type="float">
            <text:p>0.033180741546544</text:p>
          </table:table-cell>
          <table:table-cell office:value-type="float" office:value="0.056829158976358" calcext:value-type="float">
            <text:p>0.056829158976358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9116980032986" calcext:value-type="float">
            <text:p>0.359116980032986</text:p>
          </table:table-cell>
          <table:table-cell office:value-type="float" office:value="0.44350379712048" calcext:value-type="float">
            <text:p>0.44350379712048</text:p>
          </table:table-cell>
          <table:table-cell office:value-type="float" office:value="0.362630999308188" calcext:value-type="float">
            <text:p>0.362630999308188</text:p>
          </table:table-cell>
          <table:table-cell office:value-type="float" office:value="0.436529577221528" calcext:value-type="float">
            <text:p>0.436529577221528</text:p>
          </table:table-cell>
          <table:table-cell office:value-type="float" office:value="6.29765229391012" calcext:value-type="float">
            <text:p>6.29765229391012</text:p>
          </table:table-cell>
          <table:table-cell office:value-type="float" office:value="11.5935998315488" calcext:value-type="float">
            <text:p>11.5935998315488</text:p>
          </table:table-cell>
          <table:table-cell office:value-type="float" office:value="6.46351019313529" calcext:value-type="float">
            <text:p>6.46351019313529</text:p>
          </table:table-cell>
          <table:table-cell office:value-type="float" office:value="9.67525790262814" calcext:value-type="float">
            <text:p>9.67525790262814</text:p>
          </table:table-cell>
          <table:table-cell office:value-type="float" office:value="0.228538182092469" calcext:value-type="float">
            <text:p>0.228538182092469</text:p>
          </table:table-cell>
          <table:table-cell office:value-type="float" office:value="0.281292783407975" calcext:value-type="float">
            <text:p>0.281292783407975</text:p>
          </table:table-cell>
          <table:table-cell office:value-type="float" office:value="0.231751077429672" calcext:value-type="float">
            <text:p>0.231751077429672</text:p>
          </table:table-cell>
          <table:table-cell office:value-type="float" office:value="0.274876105823646" calcext:value-type="float">
            <text:p>0.274876105823646</text:p>
          </table:table-cell>
          <table:table-cell office:value-type="float" office:value="0.0366353858582584" calcext:value-type="float">
            <text:p>0.036635385858258</text:p>
          </table:table-cell>
          <table:table-cell office:value-type="float" office:value="0.0425530176660032" calcext:value-type="float">
            <text:p>0.042553017666003</text:p>
          </table:table-cell>
          <table:table-cell office:value-type="float" office:value="0.0327972398439385" calcext:value-type="float">
            <text:p>0.032797239843939</text:p>
          </table:table-cell>
          <table:table-cell office:value-type="float" office:value="0.0486714097115565" calcext:value-type="float">
            <text:p>0.048671409711557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6355365755075" calcext:value-type="float">
            <text:p>0.356355365755075</text:p>
          </table:table-cell>
          <table:table-cell office:value-type="float" office:value="0.432311113005636" calcext:value-type="float">
            <text:p>0.432311113005636</text:p>
          </table:table-cell>
          <table:table-cell office:value-type="float" office:value="0.358685726821756" calcext:value-type="float">
            <text:p>0.358685726821756</text:p>
          </table:table-cell>
          <table:table-cell office:value-type="float" office:value="0.427302297406105" calcext:value-type="float">
            <text:p>0.427302297406105</text:p>
          </table:table-cell>
          <table:table-cell office:value-type="float" office:value="6.0121868314952" calcext:value-type="float">
            <text:p>6.0121868314952</text:p>
          </table:table-cell>
          <table:table-cell office:value-type="float" office:value="8.90241548226894" calcext:value-type="float">
            <text:p>8.90241548226894</text:p>
          </table:table-cell>
          <table:table-cell office:value-type="float" office:value="6.17385090523437" calcext:value-type="float">
            <text:p>6.17385090523437</text:p>
          </table:table-cell>
          <table:table-cell office:value-type="float" office:value="8.09309949142343" calcext:value-type="float">
            <text:p>8.09309949142343</text:p>
          </table:table-cell>
          <table:table-cell office:value-type="float" office:value="0.228266923003359" calcext:value-type="float">
            <text:p>0.228266923003359</text:p>
          </table:table-cell>
          <table:table-cell office:value-type="float" office:value="0.271779403266587" calcext:value-type="float">
            <text:p>0.271779403266587</text:p>
          </table:table-cell>
          <table:table-cell office:value-type="float" office:value="0.230434845357203" calcext:value-type="float">
            <text:p>0.230434845357203</text:p>
          </table:table-cell>
          <table:table-cell office:value-type="float" office:value="0.26750015275254" calcext:value-type="float">
            <text:p>0.26750015275254</text:p>
          </table:table-cell>
          <table:table-cell office:value-type="float" office:value="0.034237714164945" calcext:value-type="float">
            <text:p>0.034237714164945</text:p>
          </table:table-cell>
          <table:table-cell office:value-type="float" office:value="0.0409031844038563" calcext:value-type="float">
            <text:p>0.040903184403856</text:p>
          </table:table-cell>
          <table:table-cell office:value-type="float" office:value="0.0307060593361559" calcext:value-type="float">
            <text:p>0.030706059336156</text:p>
          </table:table-cell>
          <table:table-cell office:value-type="float" office:value="0.0466683453329383" calcext:value-type="float">
            <text:p>0.046668345332938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48268264606531" calcext:value-type="float">
            <text:p>0.348268264606531</text:p>
          </table:table-cell>
          <table:table-cell office:value-type="float" office:value="0.429049733691714" calcext:value-type="float">
            <text:p>0.429049733691714</text:p>
          </table:table-cell>
          <table:table-cell office:value-type="float" office:value="0.350242650605641" calcext:value-type="float">
            <text:p>0.350242650605641</text:p>
          </table:table-cell>
          <table:table-cell office:value-type="float" office:value="0.426626849271851" calcext:value-type="float">
            <text:p>0.426626849271851</text:p>
          </table:table-cell>
          <table:table-cell office:value-type="float" office:value="5.61700984715221" calcext:value-type="float">
            <text:p>5.61700984715221</text:p>
          </table:table-cell>
          <table:table-cell office:value-type="float" office:value="8.70094652372997" calcext:value-type="float">
            <text:p>8.70094652372997</text:p>
          </table:table-cell>
          <table:table-cell office:value-type="float" office:value="5.71721114070737" calcext:value-type="float">
            <text:p>5.71721114070737</text:p>
          </table:table-cell>
          <table:table-cell office:value-type="float" office:value="8.31960703076101" calcext:value-type="float">
            <text:p>8.31960703076101</text:p>
          </table:table-cell>
          <table:table-cell office:value-type="float" office:value="0.233963314229408" calcext:value-type="float">
            <text:p>0.233963314229408</text:p>
          </table:table-cell>
          <table:table-cell office:value-type="float" office:value="0.291584281888771" calcext:value-type="float">
            <text:p>0.291584281888771</text:p>
          </table:table-cell>
          <table:table-cell office:value-type="float" office:value="0.235788370651878" calcext:value-type="float">
            <text:p>0.235788370651878</text:p>
          </table:table-cell>
          <table:table-cell office:value-type="float" office:value="0.287807353267048" calcext:value-type="float">
            <text:p>0.287807353267048</text:p>
          </table:table-cell>
          <table:table-cell office:value-type="float" office:value="0.0348877584540486" calcext:value-type="float">
            <text:p>0.034887758454049</text:p>
          </table:table-cell>
          <table:table-cell office:value-type="float" office:value="0.0404181296846351" calcext:value-type="float">
            <text:p>0.040418129684635</text:p>
          </table:table-cell>
          <table:table-cell office:value-type="float" office:value="0.0316886360329645" calcext:value-type="float">
            <text:p>0.031688636032965</text:p>
          </table:table-cell>
          <table:table-cell office:value-type="float" office:value="0.0456841074066187" calcext:value-type="float">
            <text:p>0.045684107406619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3088653611722" calcext:value-type="float">
            <text:p>0.353088653611722</text:p>
          </table:table-cell>
          <table:table-cell office:value-type="float" office:value="0.435334969236384" calcext:value-type="float">
            <text:p>0.435334969236384</text:p>
          </table:table-cell>
          <table:table-cell office:value-type="float" office:value="0.354866955730847" calcext:value-type="float">
            <text:p>0.354866955730847</text:p>
          </table:table-cell>
          <table:table-cell office:value-type="float" office:value="0.432881830152297" calcext:value-type="float">
            <text:p>0.432881830152297</text:p>
          </table:table-cell>
          <table:table-cell office:value-type="float" office:value="5.91946455768987" calcext:value-type="float">
            <text:p>5.91946455768987</text:p>
          </table:table-cell>
          <table:table-cell office:value-type="float" office:value="9.5106904912531" calcext:value-type="float">
            <text:p>9.5106904912531</text:p>
          </table:table-cell>
          <table:table-cell office:value-type="float" office:value="6.06303670330631" calcext:value-type="float">
            <text:p>6.06303670330631</text:p>
          </table:table-cell>
          <table:table-cell office:value-type="float" office:value="9.37832229426097" calcext:value-type="float">
            <text:p>9.37832229426097</text:p>
          </table:table-cell>
          <table:table-cell office:value-type="float" office:value="0.231015945775123" calcext:value-type="float">
            <text:p>0.231015945775123</text:p>
          </table:table-cell>
          <table:table-cell office:value-type="float" office:value="0.287585641956076" calcext:value-type="float">
            <text:p>0.287585641956076</text:p>
          </table:table-cell>
          <table:table-cell office:value-type="float" office:value="0.232806370679132" calcext:value-type="float">
            <text:p>0.232806370679132</text:p>
          </table:table-cell>
          <table:table-cell office:value-type="float" office:value="0.283778635873244" calcext:value-type="float">
            <text:p>0.283778635873244</text:p>
          </table:table-cell>
          <table:table-cell office:value-type="float" office:value="0.037057160942641" calcext:value-type="float">
            <text:p>0.037057160942641</text:p>
          </table:table-cell>
          <table:table-cell office:value-type="float" office:value="0.0450945349090338" calcext:value-type="float">
            <text:p>0.045094534909034</text:p>
          </table:table-cell>
          <table:table-cell office:value-type="float" office:value="0.0341012334448096" calcext:value-type="float">
            <text:p>0.03410123344481</text:p>
          </table:table-cell>
          <table:table-cell office:value-type="float" office:value="0.0500650404568908" calcext:value-type="float">
            <text:p>0.050065040456891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9595110520497" calcext:value-type="float">
            <text:p>0.349595110520497</text:p>
          </table:table-cell>
          <table:table-cell office:value-type="float" office:value="0.432105289864139" calcext:value-type="float">
            <text:p>0.432105289864139</text:p>
          </table:table-cell>
          <table:table-cell office:value-type="float" office:value="0.351887292379868" calcext:value-type="float">
            <text:p>0.351887292379868</text:p>
          </table:table-cell>
          <table:table-cell office:value-type="float" office:value="0.428249805724258" calcext:value-type="float">
            <text:p>0.428249805724258</text:p>
          </table:table-cell>
          <table:table-cell office:value-type="float" office:value="5.89671288739906" calcext:value-type="float">
            <text:p>5.89671288739906</text:p>
          </table:table-cell>
          <table:table-cell office:value-type="float" office:value="10.1340569272666" calcext:value-type="float">
            <text:p>10.1340569272666</text:p>
          </table:table-cell>
          <table:table-cell office:value-type="float" office:value="6.06786638931008" calcext:value-type="float">
            <text:p>6.06786638931008</text:p>
          </table:table-cell>
          <table:table-cell office:value-type="float" office:value="9.33695165740267" calcext:value-type="float">
            <text:p>9.33695165740267</text:p>
          </table:table-cell>
          <table:table-cell office:value-type="float" office:value="0.220547907872014" calcext:value-type="float">
            <text:p>0.220547907872014</text:p>
          </table:table-cell>
          <table:table-cell office:value-type="float" office:value="0.258050249605232" calcext:value-type="float">
            <text:p>0.258050249605232</text:p>
          </table:table-cell>
          <table:table-cell office:value-type="float" office:value="0.223148336648895" calcext:value-type="float">
            <text:p>0.223148336648895</text:p>
          </table:table-cell>
          <table:table-cell office:value-type="float" office:value="0.252893919157525" calcext:value-type="float">
            <text:p>0.252893919157525</text:p>
          </table:table-cell>
          <table:table-cell office:value-type="float" office:value="0.0325611403537759" calcext:value-type="float">
            <text:p>0.032561140353776</text:p>
          </table:table-cell>
          <table:table-cell office:value-type="float" office:value="0.0366511940385598" calcext:value-type="float">
            <text:p>0.03665119403856</text:p>
          </table:table-cell>
          <table:table-cell office:value-type="float" office:value="0.0288918084028717" calcext:value-type="float">
            <text:p>0.028891808402872</text:p>
          </table:table-cell>
          <table:table-cell office:value-type="float" office:value="0.0428164658346969" calcext:value-type="float">
            <text:p>0.04281646583469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2049507639356" calcext:value-type="float">
            <text:p>0.352049507639356</text:p>
          </table:table-cell>
          <table:table-cell office:value-type="float" office:value="0.43333458380002" calcext:value-type="float">
            <text:p>0.43333458380002</text:p>
          </table:table-cell>
          <table:table-cell office:value-type="float" office:value="0.354010932948407" calcext:value-type="float">
            <text:p>0.354010932948407</text:p>
          </table:table-cell>
          <table:table-cell office:value-type="float" office:value="0.430003447627552" calcext:value-type="float">
            <text:p>0.430003447627552</text:p>
          </table:table-cell>
          <table:table-cell office:value-type="float" office:value="6.01751936935515" calcext:value-type="float">
            <text:p>6.01751936935515</text:p>
          </table:table-cell>
          <table:table-cell office:value-type="float" office:value="9.70377700475693" calcext:value-type="float">
            <text:p>9.70377700475693</text:p>
          </table:table-cell>
          <table:table-cell office:value-type="float" office:value="6.08783829958994" calcext:value-type="float">
            <text:p>6.08783829958994</text:p>
          </table:table-cell>
          <table:table-cell office:value-type="float" office:value="9.49295721145578" calcext:value-type="float">
            <text:p>9.49295721145578</text:p>
          </table:table-cell>
          <table:table-cell office:value-type="float" office:value="0.231238600732146" calcext:value-type="float">
            <text:p>0.231238600732146</text:p>
          </table:table-cell>
          <table:table-cell office:value-type="float" office:value="0.273962815310283" calcext:value-type="float">
            <text:p>0.273962815310283</text:p>
          </table:table-cell>
          <table:table-cell office:value-type="float" office:value="0.233123240278482" calcext:value-type="float">
            <text:p>0.233123240278482</text:p>
          </table:table-cell>
          <table:table-cell office:value-type="float" office:value="0.270136704974468" calcext:value-type="float">
            <text:p>0.270136704974468</text:p>
          </table:table-cell>
          <table:table-cell office:value-type="float" office:value="0.032598992261096" calcext:value-type="float">
            <text:p>0.032598992261096</text:p>
          </table:table-cell>
          <table:table-cell office:value-type="float" office:value="0.0406664718353956" calcext:value-type="float">
            <text:p>0.040666471835396</text:p>
          </table:table-cell>
          <table:table-cell office:value-type="float" office:value="0.0289976235905584" calcext:value-type="float">
            <text:p>0.028997623590559</text:p>
          </table:table-cell>
          <table:table-cell office:value-type="float" office:value="0.0467505942941668" calcext:value-type="float">
            <text:p>0.046750594294167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51077384080222" calcext:value-type="float">
            <text:p>0.351077384080222</text:p>
          </table:table-cell>
          <table:table-cell office:value-type="float" office:value="0.430490911537113" calcext:value-type="float">
            <text:p>0.430490911537113</text:p>
          </table:table-cell>
          <table:table-cell office:value-type="float" office:value="0.353576808561765" calcext:value-type="float">
            <text:p>0.353576808561765</text:p>
          </table:table-cell>
          <table:table-cell office:value-type="float" office:value="0.426367084271284" calcext:value-type="float">
            <text:p>0.426367084271284</text:p>
          </table:table-cell>
          <table:table-cell office:value-type="float" office:value="6.14806376407561" calcext:value-type="float">
            <text:p>6.14806376407561</text:p>
          </table:table-cell>
          <table:table-cell office:value-type="float" office:value="9.59604337764511" calcext:value-type="float">
            <text:p>9.59604337764511</text:p>
          </table:table-cell>
          <table:table-cell office:value-type="float" office:value="6.24681058711958" calcext:value-type="float">
            <text:p>6.24681058711958</text:p>
          </table:table-cell>
          <table:table-cell office:value-type="float" office:value="8.89347390833148" calcext:value-type="float">
            <text:p>8.89347390833148</text:p>
          </table:table-cell>
          <table:table-cell office:value-type="float" office:value="0.242786335235281" calcext:value-type="float">
            <text:p>0.242786335235281</text:p>
          </table:table-cell>
          <table:table-cell office:value-type="float" office:value="0.305931300275155" calcext:value-type="float">
            <text:p>0.305931300275155</text:p>
          </table:table-cell>
          <table:table-cell office:value-type="float" office:value="0.245406626330198" calcext:value-type="float">
            <text:p>0.245406626330198</text:p>
          </table:table-cell>
          <table:table-cell office:value-type="float" office:value="0.300273378109617" calcext:value-type="float">
            <text:p>0.300273378109617</text:p>
          </table:table-cell>
          <table:table-cell office:value-type="float" office:value="0.041440179780009" calcext:value-type="float">
            <text:p>0.041440179780009</text:p>
          </table:table-cell>
          <table:table-cell office:value-type="float" office:value="0.0507899015156678" calcext:value-type="float">
            <text:p>0.050789901515668</text:p>
          </table:table-cell>
          <table:table-cell office:value-type="float" office:value="0.0341972916296089" calcext:value-type="float">
            <text:p>0.034197291629609</text:p>
          </table:table-cell>
          <table:table-cell office:value-type="float" office:value="0.0630725816341744" calcext:value-type="float">
            <text:p>0.063072581634175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51924887825696" calcext:value-type="float">
            <text:p>0.351924887825696</text:p>
          </table:table-cell>
          <table:table-cell office:value-type="float" office:value="0.431934987127079" calcext:value-type="float">
            <text:p>0.431934987127079</text:p>
          </table:table-cell>
          <table:table-cell office:value-type="float" office:value="0.353458725662719" calcext:value-type="float">
            <text:p>0.353458725662719</text:p>
          </table:table-cell>
          <table:table-cell office:value-type="float" office:value="0.429842237418123" calcext:value-type="float">
            <text:p>0.429842237418123</text:p>
          </table:table-cell>
          <table:table-cell office:value-type="float" office:value="6.09015396601825" calcext:value-type="float">
            <text:p>6.09015396601825</text:p>
          </table:table-cell>
          <table:table-cell office:value-type="float" office:value="10.2746654307466" calcext:value-type="float">
            <text:p>10.2746654307466</text:p>
          </table:table-cell>
          <table:table-cell office:value-type="float" office:value="6.09015396601825" calcext:value-type="float">
            <text:p>6.09015396601825</text:p>
          </table:table-cell>
          <table:table-cell office:value-type="float" office:value="10.2184900108886" calcext:value-type="float">
            <text:p>10.2184900108886</text:p>
          </table:table-cell>
          <table:table-cell office:value-type="float" office:value="0.23103492441375" calcext:value-type="float">
            <text:p>0.23103492441375</text:p>
          </table:table-cell>
          <table:table-cell office:value-type="float" office:value="0.268503217726179" calcext:value-type="float">
            <text:p>0.268503217726179</text:p>
          </table:table-cell>
          <table:table-cell office:value-type="float" office:value="0.233173765975662" calcext:value-type="float">
            <text:p>0.233173765975662</text:p>
          </table:table-cell>
          <table:table-cell office:value-type="float" office:value="0.264174581359595" calcext:value-type="float">
            <text:p>0.264174581359595</text:p>
          </table:table-cell>
          <table:table-cell office:value-type="float" office:value="0.0411214158434142" calcext:value-type="float">
            <text:p>0.041121415843414</text:p>
          </table:table-cell>
          <table:table-cell office:value-type="float" office:value="0.052895404046771" calcext:value-type="float">
            <text:p>0.052895404046771</text:p>
          </table:table-cell>
          <table:table-cell office:value-type="float" office:value="0.0359571997296444" calcext:value-type="float">
            <text:p>0.035957199729644</text:p>
          </table:table-cell>
          <table:table-cell office:value-type="float" office:value="0.0617332688400814" calcext:value-type="float">
            <text:p>0.061733268840082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8858948231702" calcext:value-type="float">
            <text:p>0.348858948231702</text:p>
          </table:table-cell>
          <table:table-cell office:value-type="float" office:value="0.428068236874395" calcext:value-type="float">
            <text:p>0.428068236874395</text:p>
          </table:table-cell>
          <table:table-cell office:value-type="float" office:value="0.35157556641447" calcext:value-type="float">
            <text:p>0.35157556641447</text:p>
          </table:table-cell>
          <table:table-cell office:value-type="float" office:value="0.423649771288831" calcext:value-type="float">
            <text:p>0.423649771288831</text:p>
          </table:table-cell>
          <table:table-cell office:value-type="float" office:value="5.71295553965745" calcext:value-type="float">
            <text:p>5.71295553965745</text:p>
          </table:table-cell>
          <table:table-cell office:value-type="float" office:value="9.08245037034906" calcext:value-type="float">
            <text:p>9.08245037034906</text:p>
          </table:table-cell>
          <table:table-cell office:value-type="float" office:value="6.1195570417446" calcext:value-type="float">
            <text:p>6.1195570417446</text:p>
          </table:table-cell>
          <table:table-cell office:value-type="float" office:value="8.37587858887642" calcext:value-type="float">
            <text:p>8.37587858887642</text:p>
          </table:table-cell>
          <table:table-cell office:value-type="float" office:value="0.225321181017445" calcext:value-type="float">
            <text:p>0.225321181017445</text:p>
          </table:table-cell>
          <table:table-cell office:value-type="float" office:value="0.271236304306612" calcext:value-type="float">
            <text:p>0.271236304306612</text:p>
          </table:table-cell>
          <table:table-cell office:value-type="float" office:value="0.228086087832388" calcext:value-type="float">
            <text:p>0.228086087832388</text:p>
          </table:table-cell>
          <table:table-cell office:value-type="float" office:value="0.265584355057541" calcext:value-type="float">
            <text:p>0.265584355057541</text:p>
          </table:table-cell>
          <table:table-cell office:value-type="float" office:value="0.0356483717191139" calcext:value-type="float">
            <text:p>0.035648371719114</text:p>
          </table:table-cell>
          <table:table-cell office:value-type="float" office:value="0.046865162687886" calcext:value-type="float">
            <text:p>0.046865162687886</text:p>
          </table:table-cell>
          <table:table-cell office:value-type="float" office:value="0.032693228917234" calcext:value-type="float">
            <text:p>0.032693228917234</text:p>
          </table:table-cell>
          <table:table-cell office:value-type="float" office:value="0.05167716456174" calcext:value-type="float">
            <text:p>0.0516771645617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52961330176594" calcext:value-type="float">
            <text:p>0.352961330176594</text:p>
          </table:table-cell>
          <table:table-cell office:value-type="float" office:value="0.431210889651481" calcext:value-type="float">
            <text:p>0.431210889651481</text:p>
          </table:table-cell>
          <table:table-cell office:value-type="float" office:value="0.354784720809431" calcext:value-type="float">
            <text:p>0.354784720809431</text:p>
          </table:table-cell>
          <table:table-cell office:value-type="float" office:value="0.427076567207936" calcext:value-type="float">
            <text:p>0.427076567207936</text:p>
          </table:table-cell>
          <table:table-cell office:value-type="float" office:value="6.14744435963374" calcext:value-type="float">
            <text:p>6.14744435963374</text:p>
          </table:table-cell>
          <table:table-cell office:value-type="float" office:value="9.2894760187427" calcext:value-type="float">
            <text:p>9.2894760187427</text:p>
          </table:table-cell>
          <table:table-cell office:value-type="float" office:value="6.32026860350376" calcext:value-type="float">
            <text:p>6.32026860350376</text:p>
          </table:table-cell>
          <table:table-cell office:value-type="float" office:value="9.23305942990218" calcext:value-type="float">
            <text:p>9.23305942990218</text:p>
          </table:table-cell>
          <table:table-cell office:value-type="float" office:value="0.230184018671719" calcext:value-type="float">
            <text:p>0.230184018671719</text:p>
          </table:table-cell>
          <table:table-cell office:value-type="float" office:value="0.284191722893539" calcext:value-type="float">
            <text:p>0.284191722893539</text:p>
          </table:table-cell>
          <table:table-cell office:value-type="float" office:value="0.232152362256414" calcext:value-type="float">
            <text:p>0.232152362256414</text:p>
          </table:table-cell>
          <table:table-cell office:value-type="float" office:value="0.279892694916867" calcext:value-type="float">
            <text:p>0.279892694916867</text:p>
          </table:table-cell>
          <table:table-cell office:value-type="float" office:value="0.0398277668650212" calcext:value-type="float">
            <text:p>0.039827766865021</text:p>
          </table:table-cell>
          <table:table-cell office:value-type="float" office:value="0.0443347598087328" calcext:value-type="float">
            <text:p>0.044334759808733</text:p>
          </table:table-cell>
          <table:table-cell office:value-type="float" office:value="0.0385124359500148" calcext:value-type="float">
            <text:p>0.038512435950015</text:p>
          </table:table-cell>
          <table:table-cell office:value-type="float" office:value="0.0466067323353743" calcext:value-type="float">
            <text:p>0.046606732335374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8493674250302" calcext:value-type="float">
            <text:p>0.358493674250302</text:p>
          </table:table-cell>
          <table:table-cell office:value-type="float" office:value="0.436094947801831" calcext:value-type="float">
            <text:p>0.436094947801831</text:p>
          </table:table-cell>
          <table:table-cell office:value-type="float" office:value="0.360121533674721" calcext:value-type="float">
            <text:p>0.360121533674721</text:p>
          </table:table-cell>
          <table:table-cell office:value-type="float" office:value="0.433945964847765" calcext:value-type="float">
            <text:p>0.433945964847765</text:p>
          </table:table-cell>
          <table:table-cell office:value-type="float" office:value="6.41317694302857" calcext:value-type="float">
            <text:p>6.41317694302857</text:p>
          </table:table-cell>
          <table:table-cell office:value-type="float" office:value="11.4069806473372" calcext:value-type="float">
            <text:p>11.4069806473372</text:p>
          </table:table-cell>
          <table:table-cell office:value-type="float" office:value="6.67545565262863" calcext:value-type="float">
            <text:p>6.67545565262863</text:p>
          </table:table-cell>
          <table:table-cell office:value-type="float" office:value="11.3677561904192" calcext:value-type="float">
            <text:p>11.3677561904192</text:p>
          </table:table-cell>
          <table:table-cell office:value-type="float" office:value="0.233802711245955" calcext:value-type="float">
            <text:p>0.233802711245955</text:p>
          </table:table-cell>
          <table:table-cell office:value-type="float" office:value="0.286763172474179" calcext:value-type="float">
            <text:p>0.286763172474179</text:p>
          </table:table-cell>
          <table:table-cell office:value-type="float" office:value="0.235621606317564" calcext:value-type="float">
            <text:p>0.235621606317564</text:p>
          </table:table-cell>
          <table:table-cell office:value-type="float" office:value="0.282830114140585" calcext:value-type="float">
            <text:p>0.282830114140585</text:p>
          </table:table-cell>
          <table:table-cell office:value-type="float" office:value="0.0395943445998324" calcext:value-type="float">
            <text:p>0.039594344599833</text:p>
          </table:table-cell>
          <table:table-cell office:value-type="float" office:value="0.0450293969304291" calcext:value-type="float">
            <text:p>0.045029396930429</text:p>
          </table:table-cell>
          <table:table-cell office:value-type="float" office:value="0.0389443233473474" calcext:value-type="float">
            <text:p>0.038944323347348</text:p>
          </table:table-cell>
          <table:table-cell office:value-type="float" office:value="0.0461083932638998" calcext:value-type="float">
            <text:p>0.0461083932639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8049266748542" calcext:value-type="float">
            <text:p>0.358049266748542</text:p>
          </table:table-cell>
          <table:table-cell office:value-type="float" office:value="0.431082020991902" calcext:value-type="float">
            <text:p>0.431082020991902</text:p>
          </table:table-cell>
          <table:table-cell office:value-type="float" office:value="0.359658929366238" calcext:value-type="float">
            <text:p>0.359658929366238</text:p>
          </table:table-cell>
          <table:table-cell office:value-type="float" office:value="0.4285905040305" calcext:value-type="float">
            <text:p>0.4285905040305</text:p>
          </table:table-cell>
          <table:table-cell office:value-type="float" office:value="6.19468509975793" calcext:value-type="float">
            <text:p>6.19468509975793</text:p>
          </table:table-cell>
          <table:table-cell office:value-type="float" office:value="9.44507155184033" calcext:value-type="float">
            <text:p>9.44507155184033</text:p>
          </table:table-cell>
          <table:table-cell office:value-type="float" office:value="6.41603968005787" calcext:value-type="float">
            <text:p>6.41603968005787</text:p>
          </table:table-cell>
          <table:table-cell office:value-type="float" office:value="9.37994450855552" calcext:value-type="float">
            <text:p>9.37994450855552</text:p>
          </table:table-cell>
          <table:table-cell office:value-type="float" office:value="0.232121202062923" calcext:value-type="float">
            <text:p>0.232121202062923</text:p>
          </table:table-cell>
          <table:table-cell office:value-type="float" office:value="0.278541824058916" calcext:value-type="float">
            <text:p>0.278541824058916</text:p>
          </table:table-cell>
          <table:table-cell office:value-type="float" office:value="0.233861375582965" calcext:value-type="float">
            <text:p>0.233861375582965</text:p>
          </table:table-cell>
          <table:table-cell office:value-type="float" office:value="0.274880656709766" calcext:value-type="float">
            <text:p>0.274880656709766</text:p>
          </table:table-cell>
          <table:table-cell office:value-type="float" office:value="0.0407873733292997" calcext:value-type="float">
            <text:p>0.0407873733293</text:p>
          </table:table-cell>
          <table:table-cell office:value-type="float" office:value="0.050208782217229" calcext:value-type="float">
            <text:p>0.050208782217229</text:p>
          </table:table-cell>
          <table:table-cell office:value-type="float" office:value="0.0398988719978317" calcext:value-type="float">
            <text:p>0.039898871997832</text:p>
          </table:table-cell>
          <table:table-cell office:value-type="float" office:value="0.0516529496897782" calcext:value-type="float">
            <text:p>0.051652949689778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6275300764346" calcext:value-type="float">
            <text:p>0.356275300764346</text:p>
          </table:table-cell>
          <table:table-cell office:value-type="float" office:value="0.431305130633874" calcext:value-type="float">
            <text:p>0.431305130633874</text:p>
          </table:table-cell>
          <table:table-cell office:value-type="float" office:value="0.358321193306782" calcext:value-type="float">
            <text:p>0.358321193306782</text:p>
          </table:table-cell>
          <table:table-cell office:value-type="float" office:value="0.429339033630621" calcext:value-type="float">
            <text:p>0.429339033630621</text:p>
          </table:table-cell>
          <table:table-cell office:value-type="float" office:value="5.74710540156206" calcext:value-type="float">
            <text:p>5.74710540156206</text:p>
          </table:table-cell>
          <table:table-cell office:value-type="float" office:value="9.69977062809227" calcext:value-type="float">
            <text:p>9.69977062809227</text:p>
          </table:table-cell>
          <table:table-cell office:value-type="float" office:value="5.77087143479818" calcext:value-type="float">
            <text:p>5.77087143479818</text:p>
          </table:table-cell>
          <table:table-cell office:value-type="float" office:value="9.39722100884569" calcext:value-type="float">
            <text:p>9.39722100884569</text:p>
          </table:table-cell>
          <table:table-cell office:value-type="float" office:value="0.230724689709794" calcext:value-type="float">
            <text:p>0.230724689709794</text:p>
          </table:table-cell>
          <table:table-cell office:value-type="float" office:value="0.275091478743636" calcext:value-type="float">
            <text:p>0.275091478743636</text:p>
          </table:table-cell>
          <table:table-cell office:value-type="float" office:value="0.232975621412401" calcext:value-type="float">
            <text:p>0.232975621412401</text:p>
          </table:table-cell>
          <table:table-cell office:value-type="float" office:value="0.270383986602047" calcext:value-type="float">
            <text:p>0.270383986602047</text:p>
          </table:table-cell>
          <table:table-cell office:value-type="float" office:value="0.0426406510875355" calcext:value-type="float">
            <text:p>0.042640651087536</text:p>
          </table:table-cell>
          <table:table-cell office:value-type="float" office:value="0.0490173454648367" calcext:value-type="float">
            <text:p>0.049017345464837</text:p>
          </table:table-cell>
          <table:table-cell office:value-type="float" office:value="0.0380483259180508" calcext:value-type="float">
            <text:p>0.038048325918051</text:p>
          </table:table-cell>
          <table:table-cell office:value-type="float" office:value="0.0570126450318267" calcext:value-type="float">
            <text:p>0.057012645031827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3968397503376" calcext:value-type="float">
            <text:p>0.353968397503376</text:p>
          </table:table-cell>
          <table:table-cell office:value-type="float" office:value="0.429625053554024" calcext:value-type="float">
            <text:p>0.429625053554024</text:p>
          </table:table-cell>
          <table:table-cell office:value-type="float" office:value="0.355537545608044" calcext:value-type="float">
            <text:p>0.355537545608044</text:p>
          </table:table-cell>
          <table:table-cell office:value-type="float" office:value="0.428642673415544" calcext:value-type="float">
            <text:p>0.428642673415544</text:p>
          </table:table-cell>
          <table:table-cell office:value-type="float" office:value="5.69057182966866" calcext:value-type="float">
            <text:p>5.69057182966866</text:p>
          </table:table-cell>
          <table:table-cell office:value-type="float" office:value="9.2276925704745" calcext:value-type="float">
            <text:p>9.2276925704745</text:p>
          </table:table-cell>
          <table:table-cell office:value-type="float" office:value="5.99132859999895" calcext:value-type="float">
            <text:p>5.99132859999895</text:p>
          </table:table-cell>
          <table:table-cell office:value-type="float" office:value="9.23977697535056" calcext:value-type="float">
            <text:p>9.23977697535056</text:p>
          </table:table-cell>
          <table:table-cell office:value-type="float" office:value="0.233459573130765" calcext:value-type="float">
            <text:p>0.233459573130765</text:p>
          </table:table-cell>
          <table:table-cell office:value-type="float" office:value="0.281974054114814" calcext:value-type="float">
            <text:p>0.281974054114814</text:p>
          </table:table-cell>
          <table:table-cell office:value-type="float" office:value="0.235225045343629" calcext:value-type="float">
            <text:p>0.235225045343629</text:p>
          </table:table-cell>
          <table:table-cell office:value-type="float" office:value="0.278128592549262" calcext:value-type="float">
            <text:p>0.278128592549262</text:p>
          </table:table-cell>
          <table:table-cell office:value-type="float" office:value="0.0383534370193834" calcext:value-type="float">
            <text:p>0.038353437019383</text:p>
          </table:table-cell>
          <table:table-cell office:value-type="float" office:value="0.0454661974058981" calcext:value-type="float">
            <text:p>0.045466197405898</text:p>
          </table:table-cell>
          <table:table-cell office:value-type="float" office:value="0.0367996230673987" calcext:value-type="float">
            <text:p>0.036799623067399</text:p>
          </table:table-cell>
          <table:table-cell office:value-type="float" office:value="0.0481858512618337" calcext:value-type="float">
            <text:p>0.048185851261834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9185899446698" calcext:value-type="float">
            <text:p>0.349185899446698</text:p>
          </table:table-cell>
          <table:table-cell office:value-type="float" office:value="0.407549539501669" calcext:value-type="float">
            <text:p>0.407549539501669</text:p>
          </table:table-cell>
          <table:table-cell office:value-type="float" office:value="0.349160953638339" calcext:value-type="float">
            <text:p>0.349160953638339</text:p>
          </table:table-cell>
          <table:table-cell office:value-type="float" office:value="0.407848891791075" calcext:value-type="float">
            <text:p>0.407848891791075</text:p>
          </table:table-cell>
          <table:table-cell office:value-type="float" office:value="5.38178122497172" calcext:value-type="float">
            <text:p>5.38178122497172</text:p>
          </table:table-cell>
          <table:table-cell office:value-type="float" office:value="7.6426594945079" calcext:value-type="float">
            <text:p>7.6426594945079</text:p>
          </table:table-cell>
          <table:table-cell office:value-type="float" office:value="5.32912085251078" calcext:value-type="float">
            <text:p>5.32912085251078</text:p>
          </table:table-cell>
          <table:table-cell office:value-type="float" office:value="7.66037234280179" calcext:value-type="float">
            <text:p>7.66037234280179</text:p>
          </table:table-cell>
          <table:table-cell office:value-type="float" office:value="0.234315194280405" calcext:value-type="float">
            <text:p>0.234315194280405</text:p>
          </table:table-cell>
          <table:table-cell office:value-type="float" office:value="0.285537863070178" calcext:value-type="float">
            <text:p>0.285537863070178</text:p>
          </table:table-cell>
          <table:table-cell office:value-type="float" office:value="0.235711578116434" calcext:value-type="float">
            <text:p>0.235711578116434</text:p>
          </table:table-cell>
          <table:table-cell office:value-type="float" office:value="0.282495922263928" calcext:value-type="float">
            <text:p>0.282495922263928</text:p>
          </table:table-cell>
          <table:table-cell office:value-type="float" office:value="0.0462422805120319" calcext:value-type="float">
            <text:p>0.046242280512032</text:p>
          </table:table-cell>
          <table:table-cell office:value-type="float" office:value="0.057868029251219" calcext:value-type="float">
            <text:p>0.057868029251219</text:p>
          </table:table-cell>
          <table:table-cell office:value-type="float" office:value="0.0429932720625337" calcext:value-type="float">
            <text:p>0.042993272062534</text:p>
          </table:table-cell>
          <table:table-cell office:value-type="float" office:value="0.0635929066880314" calcext:value-type="float">
            <text:p>0.063592906688032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1473633694043" calcext:value-type="float">
            <text:p>0.351473633694043</text:p>
          </table:table-cell>
          <table:table-cell office:value-type="float" office:value="0.412507710137832" calcext:value-type="float">
            <text:p>0.412507710137832</text:p>
          </table:table-cell>
          <table:table-cell office:value-type="float" office:value="0.352395429490535" calcext:value-type="float">
            <text:p>0.352395429490535</text:p>
          </table:table-cell>
          <table:table-cell office:value-type="float" office:value="0.411186382643195" calcext:value-type="float">
            <text:p>0.411186382643195</text:p>
          </table:table-cell>
          <table:table-cell office:value-type="float" office:value="5.41061788091307" calcext:value-type="float">
            <text:p>5.41061788091307</text:p>
          </table:table-cell>
          <table:table-cell office:value-type="float" office:value="7.69152485350936" calcext:value-type="float">
            <text:p>7.69152485350936</text:p>
          </table:table-cell>
          <table:table-cell office:value-type="float" office:value="5.4422479740252" calcext:value-type="float">
            <text:p>5.4422479740252</text:p>
          </table:table-cell>
          <table:table-cell office:value-type="float" office:value="7.64701620469856" calcext:value-type="float">
            <text:p>7.64701620469856</text:p>
          </table:table-cell>
          <table:table-cell office:value-type="float" office:value="0.231079485087034" calcext:value-type="float">
            <text:p>0.231079485087034</text:p>
          </table:table-cell>
          <table:table-cell office:value-type="float" office:value="0.281019868133941" calcext:value-type="float">
            <text:p>0.281019868133941</text:p>
          </table:table-cell>
          <table:table-cell office:value-type="float" office:value="0.232554366636841" calcext:value-type="float">
            <text:p>0.232554366636841</text:p>
          </table:table-cell>
          <table:table-cell office:value-type="float" office:value="0.277774797102595" calcext:value-type="float">
            <text:p>0.277774797102595</text:p>
          </table:table-cell>
          <table:table-cell office:value-type="float" office:value="0.0503463429642937" calcext:value-type="float">
            <text:p>0.050346342964294</text:p>
          </table:table-cell>
          <table:table-cell office:value-type="float" office:value="0.0600420670194426" calcext:value-type="float">
            <text:p>0.060042067019443</text:p>
          </table:table-cell>
          <table:table-cell office:value-type="float" office:value="0.0458934492539007" calcext:value-type="float">
            <text:p>0.045893449253901</text:p>
          </table:table-cell>
          <table:table-cell office:value-type="float" office:value="0.0680446693235287" calcext:value-type="float">
            <text:p>0.068044669323529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6014068769207" calcext:value-type="float">
            <text:p>0.386014068769207</text:p>
          </table:table-cell>
          <table:table-cell office:value-type="float" office:value="0.45807176707283" calcext:value-type="float">
            <text:p>0.45807176707283</text:p>
          </table:table-cell>
          <table:table-cell office:value-type="float" office:value="0.40484320439213" calcext:value-type="float">
            <text:p>0.40484320439213</text:p>
          </table:table-cell>
          <table:table-cell office:value-type="float" office:value="0.434565491169177" calcext:value-type="float">
            <text:p>0.434565491169177</text:p>
          </table:table-cell>
          <table:table-cell office:value-type="float" office:value="6.74936931156084" calcext:value-type="float">
            <text:p>6.74936931156084</text:p>
          </table:table-cell>
          <table:table-cell office:value-type="float" office:value="11.9719646132753" calcext:value-type="float">
            <text:p>11.9719646132753</text:p>
          </table:table-cell>
          <table:table-cell office:value-type="float" office:value="8.40821882671052" calcext:value-type="float">
            <text:p>8.40821882671052</text:p>
          </table:table-cell>
          <table:table-cell office:value-type="float" office:value="8.85189591322195" calcext:value-type="float">
            <text:p>8.85189591322195</text:p>
          </table:table-cell>
          <table:table-cell office:value-type="float" office:value="0.217249920209503" calcext:value-type="float">
            <text:p>0.217249920209503</text:p>
          </table:table-cell>
          <table:table-cell office:value-type="float" office:value="0.247780960419567" calcext:value-type="float">
            <text:p>0.247780960419567</text:p>
          </table:table-cell>
          <table:table-cell office:value-type="float" office:value="0.228045948397786" calcext:value-type="float">
            <text:p>0.228045948397786</text:p>
          </table:table-cell>
          <table:table-cell office:value-type="float" office:value="0.23162765715332" calcext:value-type="float">
            <text:p>0.23162765715332</text:p>
          </table:table-cell>
          <table:table-cell office:value-type="float" office:value="0.040209774199023" calcext:value-type="float">
            <text:p>0.040209774199023</text:p>
          </table:table-cell>
          <table:table-cell office:value-type="float" office:value="0.0330791236281161" calcext:value-type="float">
            <text:p>0.033079123628116</text:p>
          </table:table-cell>
          <table:table-cell office:value-type="float" office:value="0.0297196141141695" calcext:value-type="float">
            <text:p>0.02971961411417</text:p>
          </table:table-cell>
          <table:table-cell office:value-type="float" office:value="0.0473037411442871" calcext:value-type="float">
            <text:p>0.04730374114428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3679254195639" calcext:value-type="float">
            <text:p>0.383679254195639</text:p>
          </table:table-cell>
          <table:table-cell office:value-type="float" office:value="0.453153593767216" calcext:value-type="float">
            <text:p>0.453153593767216</text:p>
          </table:table-cell>
          <table:table-cell office:value-type="float" office:value="0.400792625600372" calcext:value-type="float">
            <text:p>0.400792625600372</text:p>
          </table:table-cell>
          <table:table-cell office:value-type="float" office:value="0.433192931277167" calcext:value-type="float">
            <text:p>0.433192931277167</text:p>
          </table:table-cell>
          <table:table-cell office:value-type="float" office:value="6.75667183926906" calcext:value-type="float">
            <text:p>6.75667183926906</text:p>
          </table:table-cell>
          <table:table-cell office:value-type="float" office:value="11.8228924345532" calcext:value-type="float">
            <text:p>11.8228924345532</text:p>
          </table:table-cell>
          <table:table-cell office:value-type="float" office:value="8.55537502928381" calcext:value-type="float">
            <text:p>8.55537502928381</text:p>
          </table:table-cell>
          <table:table-cell office:value-type="float" office:value="9.04232532935552" calcext:value-type="float">
            <text:p>9.04232532935552</text:p>
          </table:table-cell>
          <table:table-cell office:value-type="float" office:value="0.221728646920043" calcext:value-type="float">
            <text:p>0.221728646920043</text:p>
          </table:table-cell>
          <table:table-cell office:value-type="float" office:value="0.255904491876058" calcext:value-type="float">
            <text:p>0.255904491876058</text:p>
          </table:table-cell>
          <table:table-cell office:value-type="float" office:value="0.232078103307826" calcext:value-type="float">
            <text:p>0.232078103307826</text:p>
          </table:table-cell>
          <table:table-cell office:value-type="float" office:value="0.240140320276161" calcext:value-type="float">
            <text:p>0.240140320276161</text:p>
          </table:table-cell>
          <table:table-cell office:value-type="float" office:value="0.0402507638409739" calcext:value-type="float">
            <text:p>0.040250763840974</text:p>
          </table:table-cell>
          <table:table-cell office:value-type="float" office:value="0.0314150045721049" calcext:value-type="float">
            <text:p>0.031415004572105</text:p>
          </table:table-cell>
          <table:table-cell office:value-type="float" office:value="0.0301940857171403" calcext:value-type="float">
            <text:p>0.03019408571714</text:p>
          </table:table-cell>
          <table:table-cell office:value-type="float" office:value="0.0452286170313585" calcext:value-type="float">
            <text:p>0.04522861703135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378525699046" calcext:value-type="float">
            <text:p>0.38378525699046</text:p>
          </table:table-cell>
          <table:table-cell office:value-type="float" office:value="0.454675858988561" calcext:value-type="float">
            <text:p>0.454675858988561</text:p>
          </table:table-cell>
          <table:table-cell office:value-type="float" office:value="0.40266631721513" calcext:value-type="float">
            <text:p>0.40266631721513</text:p>
          </table:table-cell>
          <table:table-cell office:value-type="float" office:value="0.431134611908352" calcext:value-type="float">
            <text:p>0.431134611908352</text:p>
          </table:table-cell>
          <table:table-cell office:value-type="float" office:value="6.72179695766222" calcext:value-type="float">
            <text:p>6.72179695766222</text:p>
          </table:table-cell>
          <table:table-cell office:value-type="float" office:value="11.3483795854581" calcext:value-type="float">
            <text:p>11.3483795854581</text:p>
          </table:table-cell>
          <table:table-cell office:value-type="float" office:value="8.32160707848895" calcext:value-type="float">
            <text:p>8.32160707848895</text:p>
          </table:table-cell>
          <table:table-cell office:value-type="float" office:value="8.64904218702126" calcext:value-type="float">
            <text:p>8.64904218702126</text:p>
          </table:table-cell>
          <table:table-cell office:value-type="float" office:value="0.216534106202832" calcext:value-type="float">
            <text:p>0.216534106202832</text:p>
          </table:table-cell>
          <table:table-cell office:value-type="float" office:value="0.245298371206953" calcext:value-type="float">
            <text:p>0.245298371206953</text:p>
          </table:table-cell>
          <table:table-cell office:value-type="float" office:value="0.22688631807017" calcext:value-type="float">
            <text:p>0.22688631807017</text:p>
          </table:table-cell>
          <table:table-cell office:value-type="float" office:value="0.229706396053867" calcext:value-type="float">
            <text:p>0.229706396053867</text:p>
          </table:table-cell>
          <table:table-cell office:value-type="float" office:value="0.0401062236345794" calcext:value-type="float">
            <text:p>0.04010622363458</text:p>
          </table:table-cell>
          <table:table-cell office:value-type="float" office:value="0.0330673713431436" calcext:value-type="float">
            <text:p>0.033067371343144</text:p>
          </table:table-cell>
          <table:table-cell office:value-type="float" office:value="0.031315024845121" calcext:value-type="float">
            <text:p>0.031315024845121</text:p>
          </table:table-cell>
          <table:table-cell office:value-type="float" office:value="0.0451989617926119" calcext:value-type="float">
            <text:p>0.045198961792612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18172912874" calcext:value-type="float">
            <text:p>0.3818172912874</text:p>
          </table:table-cell>
          <table:table-cell office:value-type="float" office:value="0.455433407360319" calcext:value-type="float">
            <text:p>0.455433407360319</text:p>
          </table:table-cell>
          <table:table-cell office:value-type="float" office:value="0.40338847671665" calcext:value-type="float">
            <text:p>0.40338847671665</text:p>
          </table:table-cell>
          <table:table-cell office:value-type="float" office:value="0.430304816185658" calcext:value-type="float">
            <text:p>0.430304816185658</text:p>
          </table:table-cell>
          <table:table-cell office:value-type="float" office:value="6.34739091552477" calcext:value-type="float">
            <text:p>6.34739091552477</text:p>
          </table:table-cell>
          <table:table-cell office:value-type="float" office:value="11.1809179355453" calcext:value-type="float">
            <text:p>11.1809179355453</text:p>
          </table:table-cell>
          <table:table-cell office:value-type="float" office:value="7.95682951318675" calcext:value-type="float">
            <text:p>7.95682951318675</text:p>
          </table:table-cell>
          <table:table-cell office:value-type="float" office:value="8.51529126979831" calcext:value-type="float">
            <text:p>8.51529126979831</text:p>
          </table:table-cell>
          <table:table-cell office:value-type="float" office:value="0.220230958728436" calcext:value-type="float">
            <text:p>0.220230958728436</text:p>
          </table:table-cell>
          <table:table-cell office:value-type="float" office:value="0.265240563452274" calcext:value-type="float">
            <text:p>0.265240563452274</text:p>
          </table:table-cell>
          <table:table-cell office:value-type="float" office:value="0.232582530307417" calcext:value-type="float">
            <text:p>0.232582530307417</text:p>
          </table:table-cell>
          <table:table-cell office:value-type="float" office:value="0.245974792894257" calcext:value-type="float">
            <text:p>0.245974792894257</text:p>
          </table:table-cell>
          <table:table-cell office:value-type="float" office:value="0.0405312518015056" calcext:value-type="float">
            <text:p>0.040531251801506</text:p>
          </table:table-cell>
          <table:table-cell office:value-type="float" office:value="0.0312994232081131" calcext:value-type="float">
            <text:p>0.031299423208113</text:p>
          </table:table-cell>
          <table:table-cell office:value-type="float" office:value="0.030915379514699" calcext:value-type="float">
            <text:p>0.030915379514699</text:p>
          </table:table-cell>
          <table:table-cell office:value-type="float" office:value="0.0444239014631222" calcext:value-type="float">
            <text:p>0.044423901463122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2647680766517" calcext:value-type="float">
            <text:p>0.382647680766517</text:p>
          </table:table-cell>
          <table:table-cell office:value-type="float" office:value="0.455747728458504" calcext:value-type="float">
            <text:p>0.455747728458504</text:p>
          </table:table-cell>
          <table:table-cell office:value-type="float" office:value="0.400556647152959" calcext:value-type="float">
            <text:p>0.400556647152959</text:p>
          </table:table-cell>
          <table:table-cell office:value-type="float" office:value="0.433934507858121" calcext:value-type="float">
            <text:p>0.433934507858121</text:p>
          </table:table-cell>
          <table:table-cell office:value-type="float" office:value="6.65609806318265" calcext:value-type="float">
            <text:p>6.65609806318265</text:p>
          </table:table-cell>
          <table:table-cell office:value-type="float" office:value="10.9581711519194" calcext:value-type="float">
            <text:p>10.9581711519194</text:p>
          </table:table-cell>
          <table:table-cell office:value-type="float" office:value="8.15790409096022" calcext:value-type="float">
            <text:p>8.15790409096022</text:p>
          </table:table-cell>
          <table:table-cell office:value-type="float" office:value="8.80677730421674" calcext:value-type="float">
            <text:p>8.80677730421674</text:p>
          </table:table-cell>
          <table:table-cell office:value-type="float" office:value="0.220005388112723" calcext:value-type="float">
            <text:p>0.220005388112723</text:p>
          </table:table-cell>
          <table:table-cell office:value-type="float" office:value="0.251626045440939" calcext:value-type="float">
            <text:p>0.251626045440939</text:p>
          </table:table-cell>
          <table:table-cell office:value-type="float" office:value="0.23025278782288" calcext:value-type="float">
            <text:p>0.23025278782288</text:p>
          </table:table-cell>
          <table:table-cell office:value-type="float" office:value="0.235901940200111" calcext:value-type="float">
            <text:p>0.235901940200111</text:p>
          </table:table-cell>
          <table:table-cell office:value-type="float" office:value="0.0410549605201161" calcext:value-type="float">
            <text:p>0.041054960520116</text:p>
          </table:table-cell>
          <table:table-cell office:value-type="float" office:value="0.0350099010571315" calcext:value-type="float">
            <text:p>0.035009901057132</text:p>
          </table:table-cell>
          <table:table-cell office:value-type="float" office:value="0.031539247602455" calcext:value-type="float">
            <text:p>0.031539247602455</text:p>
          </table:table-cell>
          <table:table-cell office:value-type="float" office:value="0.0481520314176095" calcext:value-type="float">
            <text:p>0.0481520314176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5576200041927" calcext:value-type="float">
            <text:p>0.385576200041927</text:p>
          </table:table-cell>
          <table:table-cell office:value-type="float" office:value="0.457510825300743" calcext:value-type="float">
            <text:p>0.457510825300743</text:p>
          </table:table-cell>
          <table:table-cell office:value-type="float" office:value="0.402424068213131" calcext:value-type="float">
            <text:p>0.402424068213131</text:p>
          </table:table-cell>
          <table:table-cell office:value-type="float" office:value="0.437309286116591" calcext:value-type="float">
            <text:p>0.437309286116591</text:p>
          </table:table-cell>
          <table:table-cell office:value-type="float" office:value="6.52540811295775" calcext:value-type="float">
            <text:p>6.52540811295775</text:p>
          </table:table-cell>
          <table:table-cell office:value-type="float" office:value="11.5713870029845" calcext:value-type="float">
            <text:p>11.5713870029845</text:p>
          </table:table-cell>
          <table:table-cell office:value-type="float" office:value="8.06275127597964" calcext:value-type="float">
            <text:p>8.06275127597964</text:p>
          </table:table-cell>
          <table:table-cell office:value-type="float" office:value="9.02364734040809" calcext:value-type="float">
            <text:p>9.02364734040809</text:p>
          </table:table-cell>
          <table:table-cell office:value-type="float" office:value="0.228044472304692" calcext:value-type="float">
            <text:p>0.228044472304692</text:p>
          </table:table-cell>
          <table:table-cell office:value-type="float" office:value="0.27328911099063" calcext:value-type="float">
            <text:p>0.27328911099063</text:p>
          </table:table-cell>
          <table:table-cell office:value-type="float" office:value="0.238426329302952" calcext:value-type="float">
            <text:p>0.238426329302952</text:p>
          </table:table-cell>
          <table:table-cell office:value-type="float" office:value="0.256792847330238" calcext:value-type="float">
            <text:p>0.256792847330238</text:p>
          </table:table-cell>
          <table:table-cell office:value-type="float" office:value="0.0432367301986871" calcext:value-type="float">
            <text:p>0.043236730198687</text:p>
          </table:table-cell>
          <table:table-cell office:value-type="float" office:value="0.0339166928064913" calcext:value-type="float">
            <text:p>0.033916692806491</text:p>
          </table:table-cell>
          <table:table-cell office:value-type="float" office:value="0.0327676460059297" calcext:value-type="float">
            <text:p>0.03276764600593</text:p>
          </table:table-cell>
          <table:table-cell office:value-type="float" office:value="0.0483603534668517" calcext:value-type="float">
            <text:p>0.048360353466852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196747749511" calcext:value-type="float">
            <text:p>0.38196747749511</text:p>
          </table:table-cell>
          <table:table-cell office:value-type="float" office:value="0.4567964853269" calcext:value-type="float">
            <text:p>0.4567964853269</text:p>
          </table:table-cell>
          <table:table-cell office:value-type="float" office:value="0.400815838163923" calcext:value-type="float">
            <text:p>0.400815838163923</text:p>
          </table:table-cell>
          <table:table-cell office:value-type="float" office:value="0.432896149201306" calcext:value-type="float">
            <text:p>0.432896149201306</text:p>
          </table:table-cell>
          <table:table-cell office:value-type="float" office:value="6.75576319201566" calcext:value-type="float">
            <text:p>6.75576319201566</text:p>
          </table:table-cell>
          <table:table-cell office:value-type="float" office:value="11.1691353639415" calcext:value-type="float">
            <text:p>11.1691353639415</text:p>
          </table:table-cell>
          <table:table-cell office:value-type="float" office:value="8.59829484722361" calcext:value-type="float">
            <text:p>8.59829484722361</text:p>
          </table:table-cell>
          <table:table-cell office:value-type="float" office:value="8.75111772167854" calcext:value-type="float">
            <text:p>8.75111772167854</text:p>
          </table:table-cell>
          <table:table-cell office:value-type="float" office:value="0.217944809095424" calcext:value-type="float">
            <text:p>0.217944809095424</text:p>
          </table:table-cell>
          <table:table-cell office:value-type="float" office:value="0.24985725078533" calcext:value-type="float">
            <text:p>0.24985725078533</text:p>
          </table:table-cell>
          <table:table-cell office:value-type="float" office:value="0.229080775561073" calcext:value-type="float">
            <text:p>0.229080775561073</text:p>
          </table:table-cell>
          <table:table-cell office:value-type="float" office:value="0.232560495887522" calcext:value-type="float">
            <text:p>0.232560495887522</text:p>
          </table:table-cell>
          <table:table-cell office:value-type="float" office:value="0.0396510831445689" calcext:value-type="float">
            <text:p>0.039651083144569</text:p>
          </table:table-cell>
          <table:table-cell office:value-type="float" office:value="0.0344930145233785" calcext:value-type="float">
            <text:p>0.034493014523379</text:p>
          </table:table-cell>
          <table:table-cell office:value-type="float" office:value="0.0301154832877279" calcext:value-type="float">
            <text:p>0.030115483287728</text:p>
          </table:table-cell>
          <table:table-cell office:value-type="float" office:value="0.0477645517154763" calcext:value-type="float">
            <text:p>0.047764551715476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7006588858552" calcext:value-type="float">
            <text:p>0.377006588858552</text:p>
          </table:table-cell>
          <table:table-cell office:value-type="float" office:value="0.453895369101911" calcext:value-type="float">
            <text:p>0.453895369101911</text:p>
          </table:table-cell>
          <table:table-cell office:value-type="float" office:value="0.399098286979057" calcext:value-type="float">
            <text:p>0.399098286979057</text:p>
          </table:table-cell>
          <table:table-cell office:value-type="float" office:value="0.425355924506592" calcext:value-type="float">
            <text:p>0.425355924506592</text:p>
          </table:table-cell>
          <table:table-cell office:value-type="float" office:value="6.24606047987397" calcext:value-type="float">
            <text:p>6.24606047987397</text:p>
          </table:table-cell>
          <table:table-cell office:value-type="float" office:value="11.5039576107037" calcext:value-type="float">
            <text:p>11.5039576107037</text:p>
          </table:table-cell>
          <table:table-cell office:value-type="float" office:value="8.33077964622848" calcext:value-type="float">
            <text:p>8.33077964622848</text:p>
          </table:table-cell>
          <table:table-cell office:value-type="float" office:value="8.27309322405582" calcext:value-type="float">
            <text:p>8.27309322405582</text:p>
          </table:table-cell>
          <table:table-cell office:value-type="float" office:value="0.214761074713271" calcext:value-type="float">
            <text:p>0.214761074713271</text:p>
          </table:table-cell>
          <table:table-cell office:value-type="float" office:value="0.251245702816751" calcext:value-type="float">
            <text:p>0.251245702816751</text:p>
          </table:table-cell>
          <table:table-cell office:value-type="float" office:value="0.227978487483292" calcext:value-type="float">
            <text:p>0.227978487483292</text:p>
          </table:table-cell>
          <table:table-cell office:value-type="float" office:value="0.230852052325367" calcext:value-type="float">
            <text:p>0.230852052325367</text:p>
          </table:table-cell>
          <table:table-cell office:value-type="float" office:value="0.0392891809042695" calcext:value-type="float">
            <text:p>0.03928918090427</text:p>
          </table:table-cell>
          <table:table-cell office:value-type="float" office:value="0.0318434032787521" calcext:value-type="float">
            <text:p>0.031843403278752</text:p>
          </table:table-cell>
          <table:table-cell office:value-type="float" office:value="0.0291092933102826" calcext:value-type="float">
            <text:p>0.029109293310283</text:p>
          </table:table-cell>
          <table:table-cell office:value-type="float" office:value="0.0458698624638581" calcext:value-type="float">
            <text:p>0.045869862463858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0042505902872" calcext:value-type="float">
            <text:p>0.380042505902872</text:p>
          </table:table-cell>
          <table:table-cell office:value-type="float" office:value="0.458404821494305" calcext:value-type="float">
            <text:p>0.458404821494305</text:p>
          </table:table-cell>
          <table:table-cell office:value-type="float" office:value="0.398965293948477" calcext:value-type="float">
            <text:p>0.398965293948477</text:p>
          </table:table-cell>
          <table:table-cell office:value-type="float" office:value="0.434666186112482" calcext:value-type="float">
            <text:p>0.434666186112482</text:p>
          </table:table-cell>
          <table:table-cell office:value-type="float" office:value="6.45651276982849" calcext:value-type="float">
            <text:p>6.45651276982849</text:p>
          </table:table-cell>
          <table:table-cell office:value-type="float" office:value="11.3543948265539" calcext:value-type="float">
            <text:p>11.3543948265539</text:p>
          </table:table-cell>
          <table:table-cell office:value-type="float" office:value="8.19316102981051" calcext:value-type="float">
            <text:p>8.19316102981051</text:p>
          </table:table-cell>
          <table:table-cell office:value-type="float" office:value="9.05541304555267" calcext:value-type="float">
            <text:p>9.05541304555267</text:p>
          </table:table-cell>
          <table:table-cell office:value-type="float" office:value="0.215302225372899" calcext:value-type="float">
            <text:p>0.215302225372899</text:p>
          </table:table-cell>
          <table:table-cell office:value-type="float" office:value="0.242642863696835" calcext:value-type="float">
            <text:p>0.242642863696835</text:p>
          </table:table-cell>
          <table:table-cell office:value-type="float" office:value="0.226262541385842" calcext:value-type="float">
            <text:p>0.226262541385842</text:p>
          </table:table-cell>
          <table:table-cell office:value-type="float" office:value="0.225709397890579" calcext:value-type="float">
            <text:p>0.225709397890579</text:p>
          </table:table-cell>
          <table:table-cell office:value-type="float" office:value="0.0388139074312816" calcext:value-type="float">
            <text:p>0.038813907431282</text:p>
          </table:table-cell>
          <table:table-cell office:value-type="float" office:value="0.0364640780178374" calcext:value-type="float">
            <text:p>0.036464078017837</text:p>
          </table:table-cell>
          <table:table-cell office:value-type="float" office:value="0.0296692829762451" calcext:value-type="float">
            <text:p>0.029669282976245</text:p>
          </table:table-cell>
          <table:table-cell office:value-type="float" office:value="0.0491584785497637" calcext:value-type="float">
            <text:p>0.049158478549764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2505649161047" calcext:value-type="float">
            <text:p>0.382505649161047</text:p>
          </table:table-cell>
          <table:table-cell office:value-type="float" office:value="0.459737473993501" calcext:value-type="float">
            <text:p>0.459737473993501</text:p>
          </table:table-cell>
          <table:table-cell office:value-type="float" office:value="0.400367392490274" calcext:value-type="float">
            <text:p>0.400367392490274</text:p>
          </table:table-cell>
          <table:table-cell office:value-type="float" office:value="0.438347005559253" calcext:value-type="float">
            <text:p>0.438347005559253</text:p>
          </table:table-cell>
          <table:table-cell office:value-type="float" office:value="6.53773053210761" calcext:value-type="float">
            <text:p>6.53773053210761</text:p>
          </table:table-cell>
          <table:table-cell office:value-type="float" office:value="11.6427775500896" calcext:value-type="float">
            <text:p>11.6427775500896</text:p>
          </table:table-cell>
          <table:table-cell office:value-type="float" office:value="8.09504118073421" calcext:value-type="float">
            <text:p>8.09504118073421</text:p>
          </table:table-cell>
          <table:table-cell office:value-type="float" office:value="9.0499098553115" calcext:value-type="float">
            <text:p>9.0499098553115</text:p>
          </table:table-cell>
          <table:table-cell office:value-type="float" office:value="0.218380319789061" calcext:value-type="float">
            <text:p>0.218380319789061</text:p>
          </table:table-cell>
          <table:table-cell office:value-type="float" office:value="0.2520345734541" calcext:value-type="float">
            <text:p>0.2520345734541</text:p>
          </table:table-cell>
          <table:table-cell office:value-type="float" office:value="0.228840184948396" calcext:value-type="float">
            <text:p>0.228840184948396</text:p>
          </table:table-cell>
          <table:table-cell office:value-type="float" office:value="0.23564021349615" calcext:value-type="float">
            <text:p>0.23564021349615</text:p>
          </table:table-cell>
          <table:table-cell office:value-type="float" office:value="0.041290339001972" calcext:value-type="float">
            <text:p>0.041290339001972</text:p>
          </table:table-cell>
          <table:table-cell office:value-type="float" office:value="0.0368793010359395" calcext:value-type="float">
            <text:p>0.03687930103594</text:p>
          </table:table-cell>
          <table:table-cell office:value-type="float" office:value="0.0302575138686959" calcext:value-type="float">
            <text:p>0.030257513868696</text:p>
          </table:table-cell>
          <table:table-cell office:value-type="float" office:value="0.0521475392834356" calcext:value-type="float">
            <text:p>0.052147539283436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1996459797118" calcext:value-type="float">
            <text:p>0.381996459797118</text:p>
          </table:table-cell>
          <table:table-cell office:value-type="float" office:value="0.462364159482728" calcext:value-type="float">
            <text:p>0.462364159482728</text:p>
          </table:table-cell>
          <table:table-cell office:value-type="float" office:value="0.401383232527937" calcext:value-type="float">
            <text:p>0.401383232527937</text:p>
          </table:table-cell>
          <table:table-cell office:value-type="float" office:value="0.439613215348131" calcext:value-type="float">
            <text:p>0.439613215348131</text:p>
          </table:table-cell>
          <table:table-cell office:value-type="float" office:value="6.7683237537897" calcext:value-type="float">
            <text:p>6.7683237537897</text:p>
          </table:table-cell>
          <table:table-cell office:value-type="float" office:value="12.0171411628307" calcext:value-type="float">
            <text:p>12.0171411628307</text:p>
          </table:table-cell>
          <table:table-cell office:value-type="float" office:value="8.3879293934484" calcext:value-type="float">
            <text:p>8.3879293934484</text:p>
          </table:table-cell>
          <table:table-cell office:value-type="float" office:value="9.11927384981146" calcext:value-type="float">
            <text:p>9.11927384981146</text:p>
          </table:table-cell>
          <table:table-cell office:value-type="float" office:value="0.220033145899381" calcext:value-type="float">
            <text:p>0.220033145899381</text:p>
          </table:table-cell>
          <table:table-cell office:value-type="float" office:value="0.251835625723902" calcext:value-type="float">
            <text:p>0.251835625723902</text:p>
          </table:table-cell>
          <table:table-cell office:value-type="float" office:value="0.231416528474157" calcext:value-type="float">
            <text:p>0.231416528474157</text:p>
          </table:table-cell>
          <table:table-cell office:value-type="float" office:value="0.233994058724296" calcext:value-type="float">
            <text:p>0.233994058724296</text:p>
          </table:table-cell>
          <table:table-cell office:value-type="float" office:value="0.0421999126149415" calcext:value-type="float">
            <text:p>0.042199912614942</text:p>
          </table:table-cell>
          <table:table-cell office:value-type="float" office:value="0.036817883514345" calcext:value-type="float">
            <text:p>0.036817883514345</text:p>
          </table:table-cell>
          <table:table-cell office:value-type="float" office:value="0.0299529930960232" calcext:value-type="float">
            <text:p>0.029952993096023</text:p>
          </table:table-cell>
          <table:table-cell office:value-type="float" office:value="0.05396452732508" calcext:value-type="float">
            <text:p>0.05396452732508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9615631382395" calcext:value-type="float">
            <text:p>0.379615631382395</text:p>
          </table:table-cell>
          <table:table-cell office:value-type="float" office:value="0.46482595813685" calcext:value-type="float">
            <text:p>0.46482595813685</text:p>
          </table:table-cell>
          <table:table-cell office:value-type="float" office:value="0.40304605777509" calcext:value-type="float">
            <text:p>0.40304605777509</text:p>
          </table:table-cell>
          <table:table-cell office:value-type="float" office:value="0.433729546899776" calcext:value-type="float">
            <text:p>0.433729546899776</text:p>
          </table:table-cell>
          <table:table-cell office:value-type="float" office:value="6.38440311441108" calcext:value-type="float">
            <text:p>6.38440311441108</text:p>
          </table:table-cell>
          <table:table-cell office:value-type="float" office:value="11.966041157268" calcext:value-type="float">
            <text:p>11.966041157268</text:p>
          </table:table-cell>
          <table:table-cell office:value-type="float" office:value="8.55848483362785" calcext:value-type="float">
            <text:p>8.55848483362785</text:p>
          </table:table-cell>
          <table:table-cell office:value-type="float" office:value="8.78753128838468" calcext:value-type="float">
            <text:p>8.78753128838468</text:p>
          </table:table-cell>
          <table:table-cell office:value-type="float" office:value="0.22012818068126" calcext:value-type="float">
            <text:p>0.22012818068126</text:p>
          </table:table-cell>
          <table:table-cell office:value-type="float" office:value="0.254778900938291" calcext:value-type="float">
            <text:p>0.254778900938291</text:p>
          </table:table-cell>
          <table:table-cell office:value-type="float" office:value="0.23395979505679" calcext:value-type="float">
            <text:p>0.23395979505679</text:p>
          </table:table-cell>
          <table:table-cell office:value-type="float" office:value="0.233406924285372" calcext:value-type="float">
            <text:p>0.233406924285372</text:p>
          </table:table-cell>
          <table:table-cell office:value-type="float" office:value="0.0388307864870449" calcext:value-type="float">
            <text:p>0.038830786487045</text:p>
          </table:table-cell>
          <table:table-cell office:value-type="float" office:value="0.0351120909506102" calcext:value-type="float">
            <text:p>0.03511209095061</text:p>
          </table:table-cell>
          <table:table-cell office:value-type="float" office:value="0.029318554424586" calcext:value-type="float">
            <text:p>0.029318554424586</text:p>
          </table:table-cell>
          <table:table-cell office:value-type="float" office:value="0.0481193530053485" calcext:value-type="float">
            <text:p>0.048119353005349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79173110387846" calcext:value-type="float">
            <text:p>0.379173110387846</text:p>
          </table:table-cell>
          <table:table-cell office:value-type="float" office:value="0.461187889550722" calcext:value-type="float">
            <text:p>0.461187889550722</text:p>
          </table:table-cell>
          <table:table-cell office:value-type="float" office:value="0.398958099432826" calcext:value-type="float">
            <text:p>0.398958099432826</text:p>
          </table:table-cell>
          <table:table-cell office:value-type="float" office:value="0.43401397622511" calcext:value-type="float">
            <text:p>0.43401397622511</text:p>
          </table:table-cell>
          <table:table-cell office:value-type="float" office:value="6.723266083573" calcext:value-type="float">
            <text:p>6.723266083573</text:p>
          </table:table-cell>
          <table:table-cell office:value-type="float" office:value="11.5083946105765" calcext:value-type="float">
            <text:p>11.5083946105765</text:p>
          </table:table-cell>
          <table:table-cell office:value-type="float" office:value="8.44066974325186" calcext:value-type="float">
            <text:p>8.44066974325186</text:p>
          </table:table-cell>
          <table:table-cell office:value-type="float" office:value="8.7421660509022" calcext:value-type="float">
            <text:p>8.7421660509022</text:p>
          </table:table-cell>
          <table:table-cell office:value-type="float" office:value="0.218933219098033" calcext:value-type="float">
            <text:p>0.218933219098033</text:p>
          </table:table-cell>
          <table:table-cell office:value-type="float" office:value="0.248191884823913" calcext:value-type="float">
            <text:p>0.248191884823913</text:p>
          </table:table-cell>
          <table:table-cell office:value-type="float" office:value="0.23025281476408" calcext:value-type="float">
            <text:p>0.23025281476408</text:p>
          </table:table-cell>
          <table:table-cell office:value-type="float" office:value="0.230501126440504" calcext:value-type="float">
            <text:p>0.230501126440504</text:p>
          </table:table-cell>
          <table:table-cell office:value-type="float" office:value="0.0391594734827279" calcext:value-type="float">
            <text:p>0.039159473482728</text:p>
          </table:table-cell>
          <table:table-cell office:value-type="float" office:value="0.0355835860464819" calcext:value-type="float">
            <text:p>0.035583586046482</text:p>
          </table:table-cell>
          <table:table-cell office:value-type="float" office:value="0.0284974163373199" calcext:value-type="float">
            <text:p>0.02849741633732</text:p>
          </table:table-cell>
          <table:table-cell office:value-type="float" office:value="0.0505329364295597" calcext:value-type="float">
            <text:p>0.05053293642956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1335964342887" calcext:value-type="float">
            <text:p>0.381335964342887</text:p>
          </table:table-cell>
          <table:table-cell office:value-type="float" office:value="0.461319213730061" calcext:value-type="float">
            <text:p>0.461319213730061</text:p>
          </table:table-cell>
          <table:table-cell office:value-type="float" office:value="0.398876005169353" calcext:value-type="float">
            <text:p>0.398876005169353</text:p>
          </table:table-cell>
          <table:table-cell office:value-type="float" office:value="0.436976528729861" calcext:value-type="float">
            <text:p>0.436976528729861</text:p>
          </table:table-cell>
          <table:table-cell office:value-type="float" office:value="6.3213840955249" calcext:value-type="float">
            <text:p>6.3213840955249</text:p>
          </table:table-cell>
          <table:table-cell office:value-type="float" office:value="11.0855216910062" calcext:value-type="float">
            <text:p>11.0855216910062</text:p>
          </table:table-cell>
          <table:table-cell office:value-type="float" office:value="8.09369550018838" calcext:value-type="float">
            <text:p>8.09369550018838</text:p>
          </table:table-cell>
          <table:table-cell office:value-type="float" office:value="8.83013227060127" calcext:value-type="float">
            <text:p>8.83013227060127</text:p>
          </table:table-cell>
          <table:table-cell office:value-type="float" office:value="0.221978498511821" calcext:value-type="float">
            <text:p>0.221978498511821</text:p>
          </table:table-cell>
          <table:table-cell office:value-type="float" office:value="0.252168790335686" calcext:value-type="float">
            <text:p>0.252168790335686</text:p>
          </table:table-cell>
          <table:table-cell office:value-type="float" office:value="0.232433812943906" calcext:value-type="float">
            <text:p>0.232433812943906</text:p>
          </table:table-cell>
          <table:table-cell office:value-type="float" office:value="0.235781817775013" calcext:value-type="float">
            <text:p>0.235781817775013</text:p>
          </table:table-cell>
          <table:table-cell office:value-type="float" office:value="0.0392159150057381" calcext:value-type="float">
            <text:p>0.039215915005738</text:p>
          </table:table-cell>
          <table:table-cell office:value-type="float" office:value="0.0363848922598539" calcext:value-type="float">
            <text:p>0.036384892259854</text:p>
          </table:table-cell>
          <table:table-cell office:value-type="float" office:value="0.0298685169571874" calcext:value-type="float">
            <text:p>0.029868516957188</text:p>
          </table:table-cell>
          <table:table-cell office:value-type="float" office:value="0.0494654434502098" calcext:value-type="float">
            <text:p>0.0494654434502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4290968105494" calcext:value-type="float">
            <text:p>0.374290968105494</text:p>
          </table:table-cell>
          <table:table-cell office:value-type="float" office:value="0.455094778518366" calcext:value-type="float">
            <text:p>0.455094778518366</text:p>
          </table:table-cell>
          <table:table-cell office:value-type="float" office:value="0.39156987124202" calcext:value-type="float">
            <text:p>0.39156987124202</text:p>
          </table:table-cell>
          <table:table-cell office:value-type="float" office:value="0.430467039264871" calcext:value-type="float">
            <text:p>0.430467039264871</text:p>
          </table:table-cell>
          <table:table-cell office:value-type="float" office:value="6.60938199566238" calcext:value-type="float">
            <text:p>6.60938199566238</text:p>
          </table:table-cell>
          <table:table-cell office:value-type="float" office:value="10.7224520534421" calcext:value-type="float">
            <text:p>10.7224520534421</text:p>
          </table:table-cell>
          <table:table-cell office:value-type="float" office:value="8.13019208062916" calcext:value-type="float">
            <text:p>8.13019208062916</text:p>
          </table:table-cell>
          <table:table-cell office:value-type="float" office:value="8.6814064192837" calcext:value-type="float">
            <text:p>8.6814064192837</text:p>
          </table:table-cell>
          <table:table-cell office:value-type="float" office:value="0.212534507987933" calcext:value-type="float">
            <text:p>0.212534507987933</text:p>
          </table:table-cell>
          <table:table-cell office:value-type="float" office:value="0.236827601500611" calcext:value-type="float">
            <text:p>0.236827601500611</text:p>
          </table:table-cell>
          <table:table-cell office:value-type="float" office:value="0.222719836742927" calcext:value-type="float">
            <text:p>0.222719836742927</text:p>
          </table:table-cell>
          <table:table-cell office:value-type="float" office:value="0.220920326888646" calcext:value-type="float">
            <text:p>0.220920326888646</text:p>
          </table:table-cell>
          <table:table-cell office:value-type="float" office:value="0.0384315730821117" calcext:value-type="float">
            <text:p>0.038431573082112</text:p>
          </table:table-cell>
          <table:table-cell office:value-type="float" office:value="0.0369434622298639" calcext:value-type="float">
            <text:p>0.036943462229864</text:p>
          </table:table-cell>
          <table:table-cell office:value-type="float" office:value="0.0293567553711137" calcext:value-type="float">
            <text:p>0.029356755371114</text:p>
          </table:table-cell>
          <table:table-cell office:value-type="float" office:value="0.0497636211086388" calcext:value-type="float">
            <text:p>0.049763621108639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0359467813849" calcext:value-type="float">
            <text:p>0.370359467813849</text:p>
          </table:table-cell>
          <table:table-cell office:value-type="float" office:value="0.451023344164061" calcext:value-type="float">
            <text:p>0.451023344164061</text:p>
          </table:table-cell>
          <table:table-cell office:value-type="float" office:value="0.389842193667286" calcext:value-type="float">
            <text:p>0.389842193667286</text:p>
          </table:table-cell>
          <table:table-cell office:value-type="float" office:value="0.423599651820575" calcext:value-type="float">
            <text:p>0.423599651820575</text:p>
          </table:table-cell>
          <table:table-cell office:value-type="float" office:value="6.24910013287689" calcext:value-type="float">
            <text:p>6.24910013287689</text:p>
          </table:table-cell>
          <table:table-cell office:value-type="float" office:value="10.5594707125939" calcext:value-type="float">
            <text:p>10.5594707125939</text:p>
          </table:table-cell>
          <table:table-cell office:value-type="float" office:value="8.10110122325197" calcext:value-type="float">
            <text:p>8.10110122325197</text:p>
          </table:table-cell>
          <table:table-cell office:value-type="float" office:value="8.31929375320796" calcext:value-type="float">
            <text:p>8.31929375320796</text:p>
          </table:table-cell>
          <table:table-cell office:value-type="float" office:value="0.211863982276702" calcext:value-type="float">
            <text:p>0.211863982276702</text:p>
          </table:table-cell>
          <table:table-cell office:value-type="float" office:value="0.243811186048934" calcext:value-type="float">
            <text:p>0.243811186048934</text:p>
          </table:table-cell>
          <table:table-cell office:value-type="float" office:value="0.224084860237544" calcext:value-type="float">
            <text:p>0.224084860237544</text:p>
          </table:table-cell>
          <table:table-cell office:value-type="float" office:value="0.224554933596846" calcext:value-type="float">
            <text:p>0.224554933596846</text:p>
          </table:table-cell>
          <table:table-cell office:value-type="float" office:value="0.0403200188348307" calcext:value-type="float">
            <text:p>0.040320018834831</text:p>
          </table:table-cell>
          <table:table-cell office:value-type="float" office:value="0.036197426307034" calcext:value-type="float">
            <text:p>0.036197426307034</text:p>
          </table:table-cell>
          <table:table-cell office:value-type="float" office:value="0.0306649008502249" calcext:value-type="float">
            <text:p>0.030664900850225</text:p>
          </table:table-cell>
          <table:table-cell office:value-type="float" office:value="0.0497403003862765" calcext:value-type="float">
            <text:p>0.049740300386277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2322920348273" calcext:value-type="float">
            <text:p>0.372322920348273</text:p>
          </table:table-cell>
          <table:table-cell office:value-type="float" office:value="0.449110148670954" calcext:value-type="float">
            <text:p>0.449110148670954</text:p>
          </table:table-cell>
          <table:table-cell office:value-type="float" office:value="0.388825117418824" calcext:value-type="float">
            <text:p>0.388825117418824</text:p>
          </table:table-cell>
          <table:table-cell office:value-type="float" office:value="0.426884181917168" calcext:value-type="float">
            <text:p>0.426884181917168</text:p>
          </table:table-cell>
          <table:table-cell office:value-type="float" office:value="6.56307599769228" calcext:value-type="float">
            <text:p>6.56307599769228</text:p>
          </table:table-cell>
          <table:table-cell office:value-type="float" office:value="10.8691739111928" calcext:value-type="float">
            <text:p>10.8691739111928</text:p>
          </table:table-cell>
          <table:table-cell office:value-type="float" office:value="8.53131584254166" calcext:value-type="float">
            <text:p>8.53131584254166</text:p>
          </table:table-cell>
          <table:table-cell office:value-type="float" office:value="8.81828258114436" calcext:value-type="float">
            <text:p>8.81828258114436</text:p>
          </table:table-cell>
          <table:table-cell office:value-type="float" office:value="0.213703672810859" calcext:value-type="float">
            <text:p>0.213703672810859</text:p>
          </table:table-cell>
          <table:table-cell office:value-type="float" office:value="0.242706245262132" calcext:value-type="float">
            <text:p>0.242706245262132</text:p>
          </table:table-cell>
          <table:table-cell office:value-type="float" office:value="0.223746990387194" calcext:value-type="float">
            <text:p>0.223746990387194</text:p>
          </table:table-cell>
          <table:table-cell office:value-type="float" office:value="0.22665802634137" calcext:value-type="float">
            <text:p>0.22665802634137</text:p>
          </table:table-cell>
          <table:table-cell office:value-type="float" office:value="0.0400223072165202" calcext:value-type="float">
            <text:p>0.04002230721652</text:p>
          </table:table-cell>
          <table:table-cell office:value-type="float" office:value="0.0366080029840251" calcext:value-type="float">
            <text:p>0.036608002984025</text:p>
          </table:table-cell>
          <table:table-cell office:value-type="float" office:value="0.0298906989932398" calcext:value-type="float">
            <text:p>0.02989069899324</text:p>
          </table:table-cell>
          <table:table-cell office:value-type="float" office:value="0.0510889133184771" calcext:value-type="float">
            <text:p>0.051088913318477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3453099719866" calcext:value-type="float">
            <text:p>0.373453099719866</text:p>
          </table:table-cell>
          <table:table-cell office:value-type="float" office:value="0.451562020915752" calcext:value-type="float">
            <text:p>0.451562020915752</text:p>
          </table:table-cell>
          <table:table-cell office:value-type="float" office:value="0.389799625904459" calcext:value-type="float">
            <text:p>0.389799625904459</text:p>
          </table:table-cell>
          <table:table-cell office:value-type="float" office:value="0.43036872854529" calcext:value-type="float">
            <text:p>0.43036872854529</text:p>
          </table:table-cell>
          <table:table-cell office:value-type="float" office:value="6.49231821989985" calcext:value-type="float">
            <text:p>6.49231821989985</text:p>
          </table:table-cell>
          <table:table-cell office:value-type="float" office:value="10.629656662379" calcext:value-type="float">
            <text:p>10.629656662379</text:p>
          </table:table-cell>
          <table:table-cell office:value-type="float" office:value="8.08727559058984" calcext:value-type="float">
            <text:p>8.08727559058984</text:p>
          </table:table-cell>
          <table:table-cell office:value-type="float" office:value="8.96004552083868" calcext:value-type="float">
            <text:p>8.96004552083868</text:p>
          </table:table-cell>
          <table:table-cell office:value-type="float" office:value="0.216697572631569" calcext:value-type="float">
            <text:p>0.216697572631569</text:p>
          </table:table-cell>
          <table:table-cell office:value-type="float" office:value="0.244437740884202" calcext:value-type="float">
            <text:p>0.244437740884202</text:p>
          </table:table-cell>
          <table:table-cell office:value-type="float" office:value="0.22658803206183" calcext:value-type="float">
            <text:p>0.22658803206183</text:p>
          </table:table-cell>
          <table:table-cell office:value-type="float" office:value="0.228773427942883" calcext:value-type="float">
            <text:p>0.228773427942883</text:p>
          </table:table-cell>
          <table:table-cell office:value-type="float" office:value="0.0374568784471439" calcext:value-type="float">
            <text:p>0.037456878447144</text:p>
          </table:table-cell>
          <table:table-cell office:value-type="float" office:value="0.0355899413712912" calcext:value-type="float">
            <text:p>0.035589941371291</text:p>
          </table:table-cell>
          <table:table-cell office:value-type="float" office:value="0.029125626394559" calcext:value-type="float">
            <text:p>0.029125626394559</text:p>
          </table:table-cell>
          <table:table-cell office:value-type="float" office:value="0.0474059239899446" calcext:value-type="float">
            <text:p>0.047405923989945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4766858369663" calcext:value-type="float">
            <text:p>0.374766858369663</text:p>
          </table:table-cell>
          <table:table-cell office:value-type="float" office:value="0.455207969196749" calcext:value-type="float">
            <text:p>0.455207969196749</text:p>
          </table:table-cell>
          <table:table-cell office:value-type="float" office:value="0.391375577101633" calcext:value-type="float">
            <text:p>0.391375577101633</text:p>
          </table:table-cell>
          <table:table-cell office:value-type="float" office:value="0.432542284434181" calcext:value-type="float">
            <text:p>0.432542284434181</text:p>
          </table:table-cell>
          <table:table-cell office:value-type="float" office:value="6.72143576636378" calcext:value-type="float">
            <text:p>6.72143576636378</text:p>
          </table:table-cell>
          <table:table-cell office:value-type="float" office:value="11.0303145471694" calcext:value-type="float">
            <text:p>11.0303145471694</text:p>
          </table:table-cell>
          <table:table-cell office:value-type="float" office:value="8.00733410155789" calcext:value-type="float">
            <text:p>8.00733410155789</text:p>
          </table:table-cell>
          <table:table-cell office:value-type="float" office:value="8.82034070554841" calcext:value-type="float">
            <text:p>8.82034070554841</text:p>
          </table:table-cell>
          <table:table-cell office:value-type="float" office:value="0.221649643092843" calcext:value-type="float">
            <text:p>0.221649643092843</text:p>
          </table:table-cell>
          <table:table-cell office:value-type="float" office:value="0.249201473515836" calcext:value-type="float">
            <text:p>0.249201473515836</text:p>
          </table:table-cell>
          <table:table-cell office:value-type="float" office:value="0.231396307856057" calcext:value-type="float">
            <text:p>0.231396307856057</text:p>
          </table:table-cell>
          <table:table-cell office:value-type="float" office:value="0.233630723670068" calcext:value-type="float">
            <text:p>0.233630723670068</text:p>
          </table:table-cell>
          <table:table-cell office:value-type="float" office:value="0.0393750539782572" calcext:value-type="float">
            <text:p>0.039375053978257</text:p>
          </table:table-cell>
          <table:table-cell office:value-type="float" office:value="0.0391038958185679" calcext:value-type="float">
            <text:p>0.039103895818568</text:p>
          </table:table-cell>
          <table:table-cell office:value-type="float" office:value="0.0306762655599125" calcext:value-type="float">
            <text:p>0.030676265559913</text:p>
          </table:table-cell>
          <table:table-cell office:value-type="float" office:value="0.0514810264521398" calcext:value-type="float">
            <text:p>0.05148102645214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0101476369366" calcext:value-type="float">
            <text:p>0.370101476369366</text:p>
          </table:table-cell>
          <table:table-cell office:value-type="float" office:value="0.453209030545231" calcext:value-type="float">
            <text:p>0.453209030545231</text:p>
          </table:table-cell>
          <table:table-cell office:value-type="float" office:value="0.389900682977458" calcext:value-type="float">
            <text:p>0.389900682977458</text:p>
          </table:table-cell>
          <table:table-cell office:value-type="float" office:value="0.426851089722169" calcext:value-type="float">
            <text:p>0.426851089722169</text:p>
          </table:table-cell>
          <table:table-cell office:value-type="float" office:value="6.34369187524639" calcext:value-type="float">
            <text:p>6.34369187524639</text:p>
          </table:table-cell>
          <table:table-cell office:value-type="float" office:value="10.9098952602124" calcext:value-type="float">
            <text:p>10.9098952602124</text:p>
          </table:table-cell>
          <table:table-cell office:value-type="float" office:value="7.93596752332332" calcext:value-type="float">
            <text:p>7.93596752332332</text:p>
          </table:table-cell>
          <table:table-cell office:value-type="float" office:value="8.25017037827065" calcext:value-type="float">
            <text:p>8.25017037827065</text:p>
          </table:table-cell>
          <table:table-cell office:value-type="float" office:value="0.20985059563175" calcext:value-type="float">
            <text:p>0.20985059563175</text:p>
          </table:table-cell>
          <table:table-cell office:value-type="float" office:value="0.235701128379386" calcext:value-type="float">
            <text:p>0.235701128379386</text:p>
          </table:table-cell>
          <table:table-cell office:value-type="float" office:value="0.221157788800179" calcext:value-type="float">
            <text:p>0.221157788800179</text:p>
          </table:table-cell>
          <table:table-cell office:value-type="float" office:value="0.218015915936545" calcext:value-type="float">
            <text:p>0.218015915936545</text:p>
          </table:table-cell>
          <table:table-cell office:value-type="float" office:value="0.0409342167737633" calcext:value-type="float">
            <text:p>0.040934216773763</text:p>
          </table:table-cell>
          <table:table-cell office:value-type="float" office:value="0.0383809358822767" calcext:value-type="float">
            <text:p>0.038380935882277</text:p>
          </table:table-cell>
          <table:table-cell office:value-type="float" office:value="0.030670108936846" calcext:value-type="float">
            <text:p>0.030670108936846</text:p>
          </table:table-cell>
          <table:table-cell office:value-type="float" office:value="0.0528644519923905" calcext:value-type="float">
            <text:p>0.052864451992391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695308267482" calcext:value-type="float">
            <text:p>0.375695308267482</text:p>
          </table:table-cell>
          <table:table-cell office:value-type="float" office:value="0.452027445203231" calcext:value-type="float">
            <text:p>0.452027445203231</text:p>
          </table:table-cell>
          <table:table-cell office:value-type="float" office:value="0.39050718994817" calcext:value-type="float">
            <text:p>0.39050718994817</text:p>
          </table:table-cell>
          <table:table-cell office:value-type="float" office:value="0.433324883546813" calcext:value-type="float">
            <text:p>0.433324883546813</text:p>
          </table:table-cell>
          <table:table-cell office:value-type="float" office:value="6.74636097044357" calcext:value-type="float">
            <text:p>6.74636097044357</text:p>
          </table:table-cell>
          <table:table-cell office:value-type="float" office:value="10.8091528908971" calcext:value-type="float">
            <text:p>10.8091528908971</text:p>
          </table:table-cell>
          <table:table-cell office:value-type="float" office:value="7.99481360807761" calcext:value-type="float">
            <text:p>7.99481360807761</text:p>
          </table:table-cell>
          <table:table-cell office:value-type="float" office:value="9.0130734013216" calcext:value-type="float">
            <text:p>9.0130734013216</text:p>
          </table:table-cell>
          <table:table-cell office:value-type="float" office:value="0.213083315205576" calcext:value-type="float">
            <text:p>0.213083315205576</text:p>
          </table:table-cell>
          <table:table-cell office:value-type="float" office:value="0.23319666579548" calcext:value-type="float">
            <text:p>0.23319666579548</text:p>
          </table:table-cell>
          <table:table-cell office:value-type="float" office:value="0.222281234505997" calcext:value-type="float">
            <text:p>0.222281234505997</text:p>
          </table:table-cell>
          <table:table-cell office:value-type="float" office:value="0.218816536842353" calcext:value-type="float">
            <text:p>0.218816536842353</text:p>
          </table:table-cell>
          <table:table-cell office:value-type="float" office:value="0.0370909548675186" calcext:value-type="float">
            <text:p>0.037090954867519</text:p>
          </table:table-cell>
          <table:table-cell office:value-type="float" office:value="0.0383993089833667" calcext:value-type="float">
            <text:p>0.038399308983367</text:p>
          </table:table-cell>
          <table:table-cell office:value-type="float" office:value="0.029221020948356" calcext:value-type="float">
            <text:p>0.029221020948356</text:p>
          </table:table-cell>
          <table:table-cell office:value-type="float" office:value="0.0495614305433153" calcext:value-type="float">
            <text:p>0.049561430543315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4800519124655" calcext:value-type="float">
            <text:p>0.374800519124655</text:p>
          </table:table-cell>
          <table:table-cell office:value-type="float" office:value="0.453632596388263" calcext:value-type="float">
            <text:p>0.453632596388263</text:p>
          </table:table-cell>
          <table:table-cell office:value-type="float" office:value="0.388925861519297" calcext:value-type="float">
            <text:p>0.388925861519297</text:p>
          </table:table-cell>
          <table:table-cell office:value-type="float" office:value="0.434293367551312" calcext:value-type="float">
            <text:p>0.434293367551312</text:p>
          </table:table-cell>
          <table:table-cell office:value-type="float" office:value="6.59475555387045" calcext:value-type="float">
            <text:p>6.59475555387045</text:p>
          </table:table-cell>
          <table:table-cell office:value-type="float" office:value="10.7409788074142" calcext:value-type="float">
            <text:p>10.7409788074142</text:p>
          </table:table-cell>
          <table:table-cell office:value-type="float" office:value="7.86546878295655" calcext:value-type="float">
            <text:p>7.86546878295655</text:p>
          </table:table-cell>
          <table:table-cell office:value-type="float" office:value="9.01777435610391" calcext:value-type="float">
            <text:p>9.01777435610391</text:p>
          </table:table-cell>
          <table:table-cell office:value-type="float" office:value="0.219001794596661" calcext:value-type="float">
            <text:p>0.219001794596661</text:p>
          </table:table-cell>
          <table:table-cell office:value-type="float" office:value="0.248237929312194" calcext:value-type="float">
            <text:p>0.248237929312194</text:p>
          </table:table-cell>
          <table:table-cell office:value-type="float" office:value="0.228445094705032" calcext:value-type="float">
            <text:p>0.228445094705032</text:p>
          </table:table-cell>
          <table:table-cell office:value-type="float" office:value="0.232988256706723" calcext:value-type="float">
            <text:p>0.232988256706723</text:p>
          </table:table-cell>
          <table:table-cell office:value-type="float" office:value="0.0366625547986351" calcext:value-type="float">
            <text:p>0.036662554798635</text:p>
          </table:table-cell>
          <table:table-cell office:value-type="float" office:value="0.0371846471604761" calcext:value-type="float">
            <text:p>0.037184647160476</text:p>
          </table:table-cell>
          <table:table-cell office:value-type="float" office:value="0.0296760381837475" calcext:value-type="float">
            <text:p>0.029676038183748</text:p>
          </table:table-cell>
          <table:table-cell office:value-type="float" office:value="0.0470821220309521" calcext:value-type="float">
            <text:p>0.047082122030952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3044662725506" calcext:value-type="float">
            <text:p>0.373044662725506</text:p>
          </table:table-cell>
          <table:table-cell office:value-type="float" office:value="0.453393407093707" calcext:value-type="float">
            <text:p>0.453393407093707</text:p>
          </table:table-cell>
          <table:table-cell office:value-type="float" office:value="0.389080590585708" calcext:value-type="float">
            <text:p>0.389080590585708</text:p>
          </table:table-cell>
          <table:table-cell office:value-type="float" office:value="0.431078063606426" calcext:value-type="float">
            <text:p>0.431078063606426</text:p>
          </table:table-cell>
          <table:table-cell office:value-type="float" office:value="6.48143823239308" calcext:value-type="float">
            <text:p>6.48143823239308</text:p>
          </table:table-cell>
          <table:table-cell office:value-type="float" office:value="10.3473821516206" calcext:value-type="float">
            <text:p>10.3473821516206</text:p>
          </table:table-cell>
          <table:table-cell office:value-type="float" office:value="7.60651068438949" calcext:value-type="float">
            <text:p>7.60651068438949</text:p>
          </table:table-cell>
          <table:table-cell office:value-type="float" office:value="8.44680037615501" calcext:value-type="float">
            <text:p>8.44680037615501</text:p>
          </table:table-cell>
          <table:table-cell office:value-type="float" office:value="0.218831516632945" calcext:value-type="float">
            <text:p>0.218831516632945</text:p>
          </table:table-cell>
          <table:table-cell office:value-type="float" office:value="0.236096034491739" calcext:value-type="float">
            <text:p>0.236096034491739</text:p>
          </table:table-cell>
          <table:table-cell office:value-type="float" office:value="0.228506065641062" calcext:value-type="float">
            <text:p>0.228506065641062</text:p>
          </table:table-cell>
          <table:table-cell office:value-type="float" office:value="0.221164775746346" calcext:value-type="float">
            <text:p>0.221164775746346</text:p>
          </table:table-cell>
          <table:table-cell office:value-type="float" office:value="0.0376280253696345" calcext:value-type="float">
            <text:p>0.037628025369635</text:p>
          </table:table-cell>
          <table:table-cell office:value-type="float" office:value="0.0394673206149112" calcext:value-type="float">
            <text:p>0.039467320614911</text:p>
          </table:table-cell>
          <table:table-cell office:value-type="float" office:value="0.0294747858672343" calcext:value-type="float">
            <text:p>0.029474785867234</text:p>
          </table:table-cell>
          <table:table-cell office:value-type="float" office:value="0.0509934702663036" calcext:value-type="float">
            <text:p>0.050993470266304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5963040803815" calcext:value-type="float">
            <text:p>0.365963040803815</text:p>
          </table:table-cell>
          <table:table-cell office:value-type="float" office:value="0.45191896564675" calcext:value-type="float">
            <text:p>0.45191896564675</text:p>
          </table:table-cell>
          <table:table-cell office:value-type="float" office:value="0.38550183279175" calcext:value-type="float">
            <text:p>0.38550183279175</text:p>
          </table:table-cell>
          <table:table-cell office:value-type="float" office:value="0.424126095999243" calcext:value-type="float">
            <text:p>0.424126095999243</text:p>
          </table:table-cell>
          <table:table-cell office:value-type="float" office:value="5.93566536458935" calcext:value-type="float">
            <text:p>5.93566536458935</text:p>
          </table:table-cell>
          <table:table-cell office:value-type="float" office:value="10.3254065099784" calcext:value-type="float">
            <text:p>10.3254065099784</text:p>
          </table:table-cell>
          <table:table-cell office:value-type="float" office:value="7.24031436649357" calcext:value-type="float">
            <text:p>7.24031436649357</text:p>
          </table:table-cell>
          <table:table-cell office:value-type="float" office:value="7.92157691221066" calcext:value-type="float">
            <text:p>7.92157691221066</text:p>
          </table:table-cell>
          <table:table-cell office:value-type="float" office:value="0.219193330174328" calcext:value-type="float">
            <text:p>0.219193330174328</text:p>
          </table:table-cell>
          <table:table-cell office:value-type="float" office:value="0.239893377342748" calcext:value-type="float">
            <text:p>0.239893377342748</text:p>
          </table:table-cell>
          <table:table-cell office:value-type="float" office:value="0.231120942607513" calcext:value-type="float">
            <text:p>0.231120942607513</text:p>
          </table:table-cell>
          <table:table-cell office:value-type="float" office:value="0.221486878715783" calcext:value-type="float">
            <text:p>0.221486878715783</text:p>
          </table:table-cell>
          <table:table-cell office:value-type="float" office:value="0.0356594069710348" calcext:value-type="float">
            <text:p>0.035659406971035</text:p>
          </table:table-cell>
          <table:table-cell office:value-type="float" office:value="0.0360483081176175" calcext:value-type="float">
            <text:p>0.036048308117618</text:p>
          </table:table-cell>
          <table:table-cell office:value-type="float" office:value="0.0289125393904497" calcext:value-type="float">
            <text:p>0.02891253939045</text:p>
          </table:table-cell>
          <table:table-cell office:value-type="float" office:value="0.0455131602985766" calcext:value-type="float">
            <text:p>0.045513160298577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4003971932115" calcext:value-type="float">
            <text:p>0.374003971932115</text:p>
          </table:table-cell>
          <table:table-cell office:value-type="float" office:value="0.457453050798241" calcext:value-type="float">
            <text:p>0.457453050798241</text:p>
          </table:table-cell>
          <table:table-cell office:value-type="float" office:value="0.390091513368864" calcext:value-type="float">
            <text:p>0.390091513368864</text:p>
          </table:table-cell>
          <table:table-cell office:value-type="float" office:value="0.43620429160716" calcext:value-type="float">
            <text:p>0.43620429160716</text:p>
          </table:table-cell>
          <table:table-cell office:value-type="float" office:value="6.43911743104672" calcext:value-type="float">
            <text:p>6.43911743104672</text:p>
          </table:table-cell>
          <table:table-cell office:value-type="float" office:value="11.1148440275565" calcext:value-type="float">
            <text:p>11.1148440275565</text:p>
          </table:table-cell>
          <table:table-cell office:value-type="float" office:value="7.66865061831907" calcext:value-type="float">
            <text:p>7.66865061831907</text:p>
          </table:table-cell>
          <table:table-cell office:value-type="float" office:value="9.21207684858026" calcext:value-type="float">
            <text:p>9.21207684858026</text:p>
          </table:table-cell>
          <table:table-cell office:value-type="float" office:value="0.219749827731104" calcext:value-type="float">
            <text:p>0.219749827731104</text:p>
          </table:table-cell>
          <table:table-cell office:value-type="float" office:value="0.240986962883295" calcext:value-type="float">
            <text:p>0.240986962883295</text:p>
          </table:table-cell>
          <table:table-cell office:value-type="float" office:value="0.229774306842104" calcext:value-type="float">
            <text:p>0.229774306842104</text:p>
          </table:table-cell>
          <table:table-cell office:value-type="float" office:value="0.225046510441111" calcext:value-type="float">
            <text:p>0.225046510441111</text:p>
          </table:table-cell>
          <table:table-cell office:value-type="float" office:value="0.0382604099524698" calcext:value-type="float">
            <text:p>0.03826040995247</text:p>
          </table:table-cell>
          <table:table-cell office:value-type="float" office:value="0.0387572938758554" calcext:value-type="float">
            <text:p>0.038757293875856</text:p>
          </table:table-cell>
          <table:table-cell office:value-type="float" office:value="0.0284439213240343" calcext:value-type="float">
            <text:p>0.028443921324034</text:p>
          </table:table-cell>
          <table:table-cell office:value-type="float" office:value="0.0529585718532336" calcext:value-type="float">
            <text:p>0.052958571853234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7054068722381" calcext:value-type="float">
            <text:p>0.377054068722381</text:p>
          </table:table-cell>
          <table:table-cell office:value-type="float" office:value="0.46014074485433" calcext:value-type="float">
            <text:p>0.46014074485433</text:p>
          </table:table-cell>
          <table:table-cell office:value-type="float" office:value="0.392961453629013" calcext:value-type="float">
            <text:p>0.392961453629013</text:p>
          </table:table-cell>
          <table:table-cell office:value-type="float" office:value="0.436906373951886" calcext:value-type="float">
            <text:p>0.436906373951886</text:p>
          </table:table-cell>
          <table:table-cell office:value-type="float" office:value="6.84711267178213" calcext:value-type="float">
            <text:p>6.84711267178213</text:p>
          </table:table-cell>
          <table:table-cell office:value-type="float" office:value="11.5569283646546" calcext:value-type="float">
            <text:p>11.5569283646546</text:p>
          </table:table-cell>
          <table:table-cell office:value-type="float" office:value="8.03028156579702" calcext:value-type="float">
            <text:p>8.03028156579702</text:p>
          </table:table-cell>
          <table:table-cell office:value-type="float" office:value="9.21589440470338" calcext:value-type="float">
            <text:p>9.21589440470338</text:p>
          </table:table-cell>
          <table:table-cell office:value-type="float" office:value="0.224259700702621" calcext:value-type="float">
            <text:p>0.224259700702621</text:p>
          </table:table-cell>
          <table:table-cell office:value-type="float" office:value="0.249699396402809" calcext:value-type="float">
            <text:p>0.249699396402809</text:p>
          </table:table-cell>
          <table:table-cell office:value-type="float" office:value="0.234387021533282" calcext:value-type="float">
            <text:p>0.234387021533282</text:p>
          </table:table-cell>
          <table:table-cell office:value-type="float" office:value="0.233329393973491" calcext:value-type="float">
            <text:p>0.233329393973491</text:p>
          </table:table-cell>
          <table:table-cell office:value-type="float" office:value="0.0339487917012286" calcext:value-type="float">
            <text:p>0.033948791701229</text:p>
          </table:table-cell>
          <table:table-cell office:value-type="float" office:value="0.0338282407483391" calcext:value-type="float">
            <text:p>0.033828240748339</text:p>
          </table:table-cell>
          <table:table-cell office:value-type="float" office:value="0.0259014996940057" calcext:value-type="float">
            <text:p>0.025901499694006</text:p>
          </table:table-cell>
          <table:table-cell office:value-type="float" office:value="0.045494137021464" calcext:value-type="float">
            <text:p>0.045494137021464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2766844572366" calcext:value-type="float">
            <text:p>0.372766844572366</text:p>
          </table:table-cell>
          <table:table-cell office:value-type="float" office:value="0.459174835184251" calcext:value-type="float">
            <text:p>0.459174835184251</text:p>
          </table:table-cell>
          <table:table-cell office:value-type="float" office:value="0.388853138164293" calcext:value-type="float">
            <text:p>0.388853138164293</text:p>
          </table:table-cell>
          <table:table-cell office:value-type="float" office:value="0.437596028064833" calcext:value-type="float">
            <text:p>0.437596028064833</text:p>
          </table:table-cell>
          <table:table-cell office:value-type="float" office:value="6.84117503052857" calcext:value-type="float">
            <text:p>6.84117503052857</text:p>
          </table:table-cell>
          <table:table-cell office:value-type="float" office:value="11.2578975718905" calcext:value-type="float">
            <text:p>11.2578975718905</text:p>
          </table:table-cell>
          <table:table-cell office:value-type="float" office:value="8.19829024635041" calcext:value-type="float">
            <text:p>8.19829024635041</text:p>
          </table:table-cell>
          <table:table-cell office:value-type="float" office:value="9.13889469133102" calcext:value-type="float">
            <text:p>9.13889469133102</text:p>
          </table:table-cell>
          <table:table-cell office:value-type="float" office:value="0.222725743127999" calcext:value-type="float">
            <text:p>0.222725743127999</text:p>
          </table:table-cell>
          <table:table-cell office:value-type="float" office:value="0.247947173929506" calcext:value-type="float">
            <text:p>0.247947173929506</text:p>
          </table:table-cell>
          <table:table-cell office:value-type="float" office:value="0.232907712006165" calcext:value-type="float">
            <text:p>0.232907712006165</text:p>
          </table:table-cell>
          <table:table-cell office:value-type="float" office:value="0.231406387194663" calcext:value-type="float">
            <text:p>0.231406387194663</text:p>
          </table:table-cell>
          <table:table-cell office:value-type="float" office:value="0.0350438505430635" calcext:value-type="float">
            <text:p>0.035043850543064</text:p>
          </table:table-cell>
          <table:table-cell office:value-type="float" office:value="0.0360850139801657" calcext:value-type="float">
            <text:p>0.036085013980166</text:p>
          </table:table-cell>
          <table:table-cell office:value-type="float" office:value="0.0270410239866137" calcext:value-type="float">
            <text:p>0.027041023986614</text:p>
          </table:table-cell>
          <table:table-cell office:value-type="float" office:value="0.0476925268023318" calcext:value-type="float">
            <text:p>0.047692526802332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7556246069234" calcext:value-type="float">
            <text:p>0.367556246069234</text:p>
          </table:table-cell>
          <table:table-cell office:value-type="float" office:value="0.455459369749786" calcext:value-type="float">
            <text:p>0.455459369749786</text:p>
          </table:table-cell>
          <table:table-cell office:value-type="float" office:value="0.386079683749934" calcext:value-type="float">
            <text:p>0.386079683749934</text:p>
          </table:table-cell>
          <table:table-cell office:value-type="float" office:value="0.427872304028303" calcext:value-type="float">
            <text:p>0.427872304028303</text:p>
          </table:table-cell>
          <table:table-cell office:value-type="float" office:value="6.65863976390346" calcext:value-type="float">
            <text:p>6.65863976390346</text:p>
          </table:table-cell>
          <table:table-cell office:value-type="float" office:value="11.255931432374" calcext:value-type="float">
            <text:p>11.255931432374</text:p>
          </table:table-cell>
          <table:table-cell office:value-type="float" office:value="7.91105018419844" calcext:value-type="float">
            <text:p>7.91105018419844</text:p>
          </table:table-cell>
          <table:table-cell office:value-type="float" office:value="8.39573849035389" calcext:value-type="float">
            <text:p>8.39573849035389</text:p>
          </table:table-cell>
          <table:table-cell office:value-type="float" office:value="0.213661297533826" calcext:value-type="float">
            <text:p>0.213661297533826</text:p>
          </table:table-cell>
          <table:table-cell office:value-type="float" office:value="0.231301633239509" calcext:value-type="float">
            <text:p>0.231301633239509</text:p>
          </table:table-cell>
          <table:table-cell office:value-type="float" office:value="0.225269076141" calcext:value-type="float">
            <text:p>0.225269076141</text:p>
          </table:table-cell>
          <table:table-cell office:value-type="float" office:value="0.213144489258322" calcext:value-type="float">
            <text:p>0.213144489258322</text:p>
          </table:table-cell>
          <table:table-cell office:value-type="float" office:value="0.0351935845576401" calcext:value-type="float">
            <text:p>0.03519358455764</text:p>
          </table:table-cell>
          <table:table-cell office:value-type="float" office:value="0.0354001331393803" calcext:value-type="float">
            <text:p>0.03540013313938</text:p>
          </table:table-cell>
          <table:table-cell office:value-type="float" office:value="0.0273476280955018" calcext:value-type="float">
            <text:p>0.027347628095502</text:p>
          </table:table-cell>
          <table:table-cell office:value-type="float" office:value="0.0467199143117849" calcext:value-type="float">
            <text:p>0.046719914311785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8914158080174" calcext:value-type="float">
            <text:p>0.368914158080174</text:p>
          </table:table-cell>
          <table:table-cell office:value-type="float" office:value="0.451081816718727" calcext:value-type="float">
            <text:p>0.451081816718727</text:p>
          </table:table-cell>
          <table:table-cell office:value-type="float" office:value="0.385266351603572" calcext:value-type="float">
            <text:p>0.385266351603572</text:p>
          </table:table-cell>
          <table:table-cell office:value-type="float" office:value="0.427879264071654" calcext:value-type="float">
            <text:p>0.427879264071654</text:p>
          </table:table-cell>
          <table:table-cell office:value-type="float" office:value="6.62289823004647" calcext:value-type="float">
            <text:p>6.62289823004647</text:p>
          </table:table-cell>
          <table:table-cell office:value-type="float" office:value="11.0246892317559" calcext:value-type="float">
            <text:p>11.0246892317559</text:p>
          </table:table-cell>
          <table:table-cell office:value-type="float" office:value="8.01340834641488" calcext:value-type="float">
            <text:p>8.01340834641488</text:p>
          </table:table-cell>
          <table:table-cell office:value-type="float" office:value="8.4482060528434" calcext:value-type="float">
            <text:p>8.4482060528434</text:p>
          </table:table-cell>
          <table:table-cell office:value-type="float" office:value="0.218300997641675" calcext:value-type="float">
            <text:p>0.218300997641675</text:p>
          </table:table-cell>
          <table:table-cell office:value-type="float" office:value="0.235423877513383" calcext:value-type="float">
            <text:p>0.235423877513383</text:p>
          </table:table-cell>
          <table:table-cell office:value-type="float" office:value="0.227600831304135" calcext:value-type="float">
            <text:p>0.227600831304135</text:p>
          </table:table-cell>
          <table:table-cell office:value-type="float" office:value="0.220663338131975" calcext:value-type="float">
            <text:p>0.220663338131975</text:p>
          </table:table-cell>
          <table:table-cell office:value-type="float" office:value="0.0367314359159909" calcext:value-type="float">
            <text:p>0.036731435915991</text:p>
          </table:table-cell>
          <table:table-cell office:value-type="float" office:value="0.03820058635877" calcext:value-type="float">
            <text:p>0.03820058635877</text:p>
          </table:table-cell>
          <table:table-cell office:value-type="float" office:value="0.0283275711980907" calcext:value-type="float">
            <text:p>0.028327571198091</text:p>
          </table:table-cell>
          <table:table-cell office:value-type="float" office:value="0.050476377234603" calcext:value-type="float">
            <text:p>0.050476377234603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0996305444296" calcext:value-type="float">
            <text:p>0.370996305444296</text:p>
          </table:table-cell>
          <table:table-cell office:value-type="float" office:value="0.454059583733101" calcext:value-type="float">
            <text:p>0.454059583733101</text:p>
          </table:table-cell>
          <table:table-cell office:value-type="float" office:value="0.386961694084766" calcext:value-type="float">
            <text:p>0.386961694084766</text:p>
          </table:table-cell>
          <table:table-cell office:value-type="float" office:value="0.432539703108364" calcext:value-type="float">
            <text:p>0.432539703108364</text:p>
          </table:table-cell>
          <table:table-cell office:value-type="float" office:value="6.46374624575468" calcext:value-type="float">
            <text:p>6.46374624575468</text:p>
          </table:table-cell>
          <table:table-cell office:value-type="float" office:value="10.9126463308115" calcext:value-type="float">
            <text:p>10.9126463308115</text:p>
          </table:table-cell>
          <table:table-cell office:value-type="float" office:value="7.81931092064838" calcext:value-type="float">
            <text:p>7.81931092064838</text:p>
          </table:table-cell>
          <table:table-cell office:value-type="float" office:value="8.5849623849346" calcext:value-type="float">
            <text:p>8.5849623849346</text:p>
          </table:table-cell>
          <table:table-cell office:value-type="float" office:value="0.226302614393914" calcext:value-type="float">
            <text:p>0.226302614393914</text:p>
          </table:table-cell>
          <table:table-cell office:value-type="float" office:value="0.245153649746587" calcext:value-type="float">
            <text:p>0.245153649746587</text:p>
          </table:table-cell>
          <table:table-cell office:value-type="float" office:value="0.236353184534604" calcext:value-type="float">
            <text:p>0.236353184534604</text:p>
          </table:table-cell>
          <table:table-cell office:value-type="float" office:value="0.229139592029678" calcext:value-type="float">
            <text:p>0.229139592029678</text:p>
          </table:table-cell>
          <table:table-cell office:value-type="float" office:value="0.0374555380414202" calcext:value-type="float">
            <text:p>0.03745553804142</text:p>
          </table:table-cell>
          <table:table-cell office:value-type="float" office:value="0.0398844764573858" calcext:value-type="float">
            <text:p>0.039884476457386</text:p>
          </table:table-cell>
          <table:table-cell office:value-type="float" office:value="0.0291506950266311" calcext:value-type="float">
            <text:p>0.029150695026631</text:p>
          </table:table-cell>
          <table:table-cell office:value-type="float" office:value="0.0519383826023605" calcext:value-type="float">
            <text:p>0.051938382602361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921043892811" calcext:value-type="float">
            <text:p>0.36921043892811</text:p>
          </table:table-cell>
          <table:table-cell office:value-type="float" office:value="0.454696187247265" calcext:value-type="float">
            <text:p>0.454696187247265</text:p>
          </table:table-cell>
          <table:table-cell office:value-type="float" office:value="0.384083381154557" calcext:value-type="float">
            <text:p>0.384083381154557</text:p>
          </table:table-cell>
          <table:table-cell office:value-type="float" office:value="0.433367521459422" calcext:value-type="float">
            <text:p>0.433367521459422</text:p>
          </table:table-cell>
          <table:table-cell office:value-type="float" office:value="6.37104800014017" calcext:value-type="float">
            <text:p>6.37104800014017</text:p>
          </table:table-cell>
          <table:table-cell office:value-type="float" office:value="10.9674755434453" calcext:value-type="float">
            <text:p>10.9674755434453</text:p>
          </table:table-cell>
          <table:table-cell office:value-type="float" office:value="7.76721823828279" calcext:value-type="float">
            <text:p>7.76721823828279</text:p>
          </table:table-cell>
          <table:table-cell office:value-type="float" office:value="8.82411364899659" calcext:value-type="float">
            <text:p>8.82411364899659</text:p>
          </table:table-cell>
          <table:table-cell office:value-type="float" office:value="0.221664065751303" calcext:value-type="float">
            <text:p>0.221664065751303</text:p>
          </table:table-cell>
          <table:table-cell office:value-type="float" office:value="0.238266670998842" calcext:value-type="float">
            <text:p>0.238266670998842</text:p>
          </table:table-cell>
          <table:table-cell office:value-type="float" office:value="0.230977758761643" calcext:value-type="float">
            <text:p>0.230977758761643</text:p>
          </table:table-cell>
          <table:table-cell office:value-type="float" office:value="0.223301620813435" calcext:value-type="float">
            <text:p>0.223301620813435</text:p>
          </table:table-cell>
          <table:table-cell office:value-type="float" office:value="0.0364241487781156" calcext:value-type="float">
            <text:p>0.036424148778116</text:p>
          </table:table-cell>
          <table:table-cell office:value-type="float" office:value="0.0395235987013823" calcext:value-type="float">
            <text:p>0.039523598701382</text:p>
          </table:table-cell>
          <table:table-cell office:value-type="float" office:value="0.0282007569860809" calcext:value-type="float">
            <text:p>0.028200756986081</text:p>
          </table:table-cell>
          <table:table-cell office:value-type="float" office:value="0.0516056140782056" calcext:value-type="float">
            <text:p>0.051605614078206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59379866265533" calcext:value-type="float">
            <text:p>0.359379866265533</text:p>
          </table:table-cell>
          <table:table-cell office:value-type="float" office:value="0.445141050553541" calcext:value-type="float">
            <text:p>0.445141050553541</text:p>
          </table:table-cell>
          <table:table-cell office:value-type="float" office:value="0.377574198393846" calcext:value-type="float">
            <text:p>0.377574198393846</text:p>
          </table:table-cell>
          <table:table-cell office:value-type="float" office:value="0.417566753711198" calcext:value-type="float">
            <text:p>0.417566753711198</text:p>
          </table:table-cell>
          <table:table-cell office:value-type="float" office:value="6.08884569001289" calcext:value-type="float">
            <text:p>6.08884569001289</text:p>
          </table:table-cell>
          <table:table-cell office:value-type="float" office:value="9.8373926503371" calcext:value-type="float">
            <text:p>9.8373926503371</text:p>
          </table:table-cell>
          <table:table-cell office:value-type="float" office:value="7.60361715421986" calcext:value-type="float">
            <text:p>7.60361715421986</text:p>
          </table:table-cell>
          <table:table-cell office:value-type="float" office:value="7.59903263595352" calcext:value-type="float">
            <text:p>7.59903263595352</text:p>
          </table:table-cell>
          <table:table-cell office:value-type="float" office:value="0.21745568532118" calcext:value-type="float">
            <text:p>0.21745568532118</text:p>
          </table:table-cell>
          <table:table-cell office:value-type="float" office:value="0.234223003229616" calcext:value-type="float">
            <text:p>0.234223003229616</text:p>
          </table:table-cell>
          <table:table-cell office:value-type="float" office:value="0.228102912908478" calcext:value-type="float">
            <text:p>0.228102912908478</text:p>
          </table:table-cell>
          <table:table-cell office:value-type="float" office:value="0.217390924583722" calcext:value-type="float">
            <text:p>0.217390924583722</text:p>
          </table:table-cell>
          <table:table-cell office:value-type="float" office:value="0.036557103746317" calcext:value-type="float">
            <text:p>0.036557103746317</text:p>
          </table:table-cell>
          <table:table-cell office:value-type="float" office:value="0.0377808297098774" calcext:value-type="float">
            <text:p>0.037780829709878</text:p>
          </table:table-cell>
          <table:table-cell office:value-type="float" office:value="0.028224321148756" calcext:value-type="float">
            <text:p>0.028224321148756</text:p>
          </table:table-cell>
          <table:table-cell office:value-type="float" office:value="0.0499223314108837" calcext:value-type="float">
            <text:p>0.049922331410884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0024182807878" calcext:value-type="float">
            <text:p>0.360024182807878</text:p>
          </table:table-cell>
          <table:table-cell office:value-type="float" office:value="0.441849097863846" calcext:value-type="float">
            <text:p>0.441849097863846</text:p>
          </table:table-cell>
          <table:table-cell office:value-type="float" office:value="0.37320880930543" calcext:value-type="float">
            <text:p>0.37320880930543</text:p>
          </table:table-cell>
          <table:table-cell office:value-type="float" office:value="0.423727309141373" calcext:value-type="float">
            <text:p>0.423727309141373</text:p>
          </table:table-cell>
          <table:table-cell office:value-type="float" office:value="6.19489604944743" calcext:value-type="float">
            <text:p>6.19489604944743</text:p>
          </table:table-cell>
          <table:table-cell office:value-type="float" office:value="9.81161740369884" calcext:value-type="float">
            <text:p>9.81161740369884</text:p>
          </table:table-cell>
          <table:table-cell office:value-type="float" office:value="7.3025866485944" calcext:value-type="float">
            <text:p>7.3025866485944</text:p>
          </table:table-cell>
          <table:table-cell office:value-type="float" office:value="8.0845304354436" calcext:value-type="float">
            <text:p>8.0845304354436</text:p>
          </table:table-cell>
          <table:table-cell office:value-type="float" office:value="0.216514273151396" calcext:value-type="float">
            <text:p>0.216514273151396</text:p>
          </table:table-cell>
          <table:table-cell office:value-type="float" office:value="0.229546151359687" calcext:value-type="float">
            <text:p>0.229546151359687</text:p>
          </table:table-cell>
          <table:table-cell office:value-type="float" office:value="0.225097793125363" calcext:value-type="float">
            <text:p>0.225097793125363</text:p>
          </table:table-cell>
          <table:table-cell office:value-type="float" office:value="0.215887007156889" calcext:value-type="float">
            <text:p>0.215887007156889</text:p>
          </table:table-cell>
          <table:table-cell office:value-type="float" office:value="0.0354650758440511" calcext:value-type="float">
            <text:p>0.035465075844051</text:p>
          </table:table-cell>
          <table:table-cell office:value-type="float" office:value="0.0391857968453553" calcext:value-type="float">
            <text:p>0.039185796845355</text:p>
          </table:table-cell>
          <table:table-cell office:value-type="float" office:value="0.0277067246865499" calcext:value-type="float">
            <text:p>0.02770672468655</text:p>
          </table:table-cell>
          <table:table-cell office:value-type="float" office:value="0.0506098811256988" calcext:value-type="float">
            <text:p>0.050609881125699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6147943738586" calcext:value-type="float">
            <text:p>0.366147943738586</text:p>
          </table:table-cell>
          <table:table-cell office:value-type="float" office:value="0.454415770318398" calcext:value-type="float">
            <text:p>0.454415770318398</text:p>
          </table:table-cell>
          <table:table-cell office:value-type="float" office:value="0.379205274145873" calcext:value-type="float">
            <text:p>0.379205274145873</text:p>
          </table:table-cell>
          <table:table-cell office:value-type="float" office:value="0.436305811507637" calcext:value-type="float">
            <text:p>0.436305811507637</text:p>
          </table:table-cell>
          <table:table-cell office:value-type="float" office:value="6.32169861006238" calcext:value-type="float">
            <text:p>6.32169861006238</text:p>
          </table:table-cell>
          <table:table-cell office:value-type="float" office:value="10.4841925615636" calcext:value-type="float">
            <text:p>10.4841925615636</text:p>
          </table:table-cell>
          <table:table-cell office:value-type="float" office:value="7.53533808393552" calcext:value-type="float">
            <text:p>7.53533808393552</text:p>
          </table:table-cell>
          <table:table-cell office:value-type="float" office:value="8.51084789168137" calcext:value-type="float">
            <text:p>8.51084789168137</text:p>
          </table:table-cell>
          <table:table-cell office:value-type="float" office:value="0.216863850260551" calcext:value-type="float">
            <text:p>0.216863850260551</text:p>
          </table:table-cell>
          <table:table-cell office:value-type="float" office:value="0.232377624908707" calcext:value-type="float">
            <text:p>0.232377624908707</text:p>
          </table:table-cell>
          <table:table-cell office:value-type="float" office:value="0.224737882649729" calcext:value-type="float">
            <text:p>0.224737882649729</text:p>
          </table:table-cell>
          <table:table-cell office:value-type="float" office:value="0.219625711377693" calcext:value-type="float">
            <text:p>0.219625711377693</text:p>
          </table:table-cell>
          <table:table-cell office:value-type="float" office:value="0.036614224004668" calcext:value-type="float">
            <text:p>0.036614224004668</text:p>
          </table:table-cell>
          <table:table-cell office:value-type="float" office:value="0.0434408833912727" calcext:value-type="float">
            <text:p>0.043440883391273</text:p>
          </table:table-cell>
          <table:table-cell office:value-type="float" office:value="0.0294739406984645" calcext:value-type="float">
            <text:p>0.029473940698465</text:p>
          </table:table-cell>
          <table:table-cell office:value-type="float" office:value="0.0538597445940418" calcext:value-type="float">
            <text:p>0.05385974459404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7145180259906" calcext:value-type="float">
            <text:p>0.367145180259906</text:p>
          </table:table-cell>
          <table:table-cell office:value-type="float" office:value="0.457937746524198" calcext:value-type="float">
            <text:p>0.457937746524198</text:p>
          </table:table-cell>
          <table:table-cell office:value-type="float" office:value="0.380607955895086" calcext:value-type="float">
            <text:p>0.380607955895086</text:p>
          </table:table-cell>
          <table:table-cell office:value-type="float" office:value="0.439370091699978" calcext:value-type="float">
            <text:p>0.439370091699978</text:p>
          </table:table-cell>
          <table:table-cell office:value-type="float" office:value="6.17729518847998" calcext:value-type="float">
            <text:p>6.17729518847998</text:p>
          </table:table-cell>
          <table:table-cell office:value-type="float" office:value="10.611971745229" calcext:value-type="float">
            <text:p>10.611971745229</text:p>
          </table:table-cell>
          <table:table-cell office:value-type="float" office:value="7.23867296586238" calcext:value-type="float">
            <text:p>7.23867296586238</text:p>
          </table:table-cell>
          <table:table-cell office:value-type="float" office:value="8.49999751242546" calcext:value-type="float">
            <text:p>8.49999751242546</text:p>
          </table:table-cell>
          <table:table-cell office:value-type="float" office:value="0.219679111337883" calcext:value-type="float">
            <text:p>0.219679111337883</text:p>
          </table:table-cell>
          <table:table-cell office:value-type="float" office:value="0.236867432402569" calcext:value-type="float">
            <text:p>0.236867432402569</text:p>
          </table:table-cell>
          <table:table-cell office:value-type="float" office:value="0.227598619603665" calcext:value-type="float">
            <text:p>0.227598619603665</text:p>
          </table:table-cell>
          <table:table-cell office:value-type="float" office:value="0.22387349576143" calcext:value-type="float">
            <text:p>0.22387349576143</text:p>
          </table:table-cell>
          <table:table-cell office:value-type="float" office:value="0.038330818466865" calcext:value-type="float">
            <text:p>0.038330818466865</text:p>
          </table:table-cell>
          <table:table-cell office:value-type="float" office:value="0.0439212960422636" calcext:value-type="float">
            <text:p>0.043921296042264</text:p>
          </table:table-cell>
          <table:table-cell office:value-type="float" office:value="0.0300103602113894" calcext:value-type="float">
            <text:p>0.030010360211389</text:p>
          </table:table-cell>
          <table:table-cell office:value-type="float" office:value="0.0562773896408455" calcext:value-type="float">
            <text:p>0.056277389640846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5598370403744" calcext:value-type="float">
            <text:p>0.365598370403744</text:p>
          </table:table-cell>
          <table:table-cell office:value-type="float" office:value="0.456891643344191" calcext:value-type="float">
            <text:p>0.456891643344191</text:p>
          </table:table-cell>
          <table:table-cell office:value-type="float" office:value="0.38011512510092" calcext:value-type="float">
            <text:p>0.38011512510092</text:p>
          </table:table-cell>
          <table:table-cell office:value-type="float" office:value="0.434223430906435" calcext:value-type="float">
            <text:p>0.434223430906435</text:p>
          </table:table-cell>
          <table:table-cell office:value-type="float" office:value="6.33310860870931" calcext:value-type="float">
            <text:p>6.33310860870931</text:p>
          </table:table-cell>
          <table:table-cell office:value-type="float" office:value="10.5513353192876" calcext:value-type="float">
            <text:p>10.5513353192876</text:p>
          </table:table-cell>
          <table:table-cell office:value-type="float" office:value="7.31785560348916" calcext:value-type="float">
            <text:p>7.31785560348916</text:p>
          </table:table-cell>
          <table:table-cell office:value-type="float" office:value="8.37719634215197" calcext:value-type="float">
            <text:p>8.37719634215197</text:p>
          </table:table-cell>
          <table:table-cell office:value-type="float" office:value="0.21810798002262" calcext:value-type="float">
            <text:p>0.21810798002262</text:p>
          </table:table-cell>
          <table:table-cell office:value-type="float" office:value="0.236471512139179" calcext:value-type="float">
            <text:p>0.236471512139179</text:p>
          </table:table-cell>
          <table:table-cell office:value-type="float" office:value="0.227596572695494" calcext:value-type="float">
            <text:p>0.227596572695494</text:p>
          </table:table-cell>
          <table:table-cell office:value-type="float" office:value="0.221117400092832" calcext:value-type="float">
            <text:p>0.221117400092832</text:p>
          </table:table-cell>
          <table:table-cell office:value-type="float" office:value="0.0354390163371235" calcext:value-type="float">
            <text:p>0.035439016337124</text:p>
          </table:table-cell>
          <table:table-cell office:value-type="float" office:value="0.0399097314653846" calcext:value-type="float">
            <text:p>0.039909731465385</text:p>
          </table:table-cell>
          <table:table-cell office:value-type="float" office:value="0.0272673036122777" calcext:value-type="float">
            <text:p>0.027267303612278</text:p>
          </table:table-cell>
          <table:table-cell office:value-type="float" office:value="0.0518183491374064" calcext:value-type="float">
            <text:p>0.051818349137406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1952005822172" calcext:value-type="float">
            <text:p>0.361952005822172</text:p>
          </table:table-cell>
          <table:table-cell office:value-type="float" office:value="0.451229162145465" calcext:value-type="float">
            <text:p>0.451229162145465</text:p>
          </table:table-cell>
          <table:table-cell office:value-type="float" office:value="0.373492793822247" calcext:value-type="float">
            <text:p>0.373492793822247</text:p>
          </table:table-cell>
          <table:table-cell office:value-type="float" office:value="0.433832176225129" calcext:value-type="float">
            <text:p>0.433832176225129</text:p>
          </table:table-cell>
          <table:table-cell office:value-type="float" office:value="6.34306841124895" calcext:value-type="float">
            <text:p>6.34306841124895</text:p>
          </table:table-cell>
          <table:table-cell office:value-type="float" office:value="9.99867544714545" calcext:value-type="float">
            <text:p>9.99867544714545</text:p>
          </table:table-cell>
          <table:table-cell office:value-type="float" office:value="7.03302835472663" calcext:value-type="float">
            <text:p>7.03302835472663</text:p>
          </table:table-cell>
          <table:table-cell office:value-type="float" office:value="8.38734510558652" calcext:value-type="float">
            <text:p>8.38734510558652</text:p>
          </table:table-cell>
          <table:table-cell office:value-type="float" office:value="0.217836127851596" calcext:value-type="float">
            <text:p>0.217836127851596</text:p>
          </table:table-cell>
          <table:table-cell office:value-type="float" office:value="0.236605782848988" calcext:value-type="float">
            <text:p>0.236605782848988</text:p>
          </table:table-cell>
          <table:table-cell office:value-type="float" office:value="0.224895377278553" calcext:value-type="float">
            <text:p>0.224895377278553</text:p>
          </table:table-cell>
          <table:table-cell office:value-type="float" office:value="0.2249208888406" calcext:value-type="float">
            <text:p>0.2249208888406</text:p>
          </table:table-cell>
          <table:table-cell office:value-type="float" office:value="0.035923151950087" calcext:value-type="float">
            <text:p>0.035923151950087</text:p>
          </table:table-cell>
          <table:table-cell office:value-type="float" office:value="0.0427434349256599" calcext:value-type="float">
            <text:p>0.04274343492566</text:p>
          </table:table-cell>
          <table:table-cell office:value-type="float" office:value="0.02920716702567" calcext:value-type="float">
            <text:p>0.02920716702567</text:p>
          </table:table-cell>
          <table:table-cell office:value-type="float" office:value="0.0526445196159942" calcext:value-type="float">
            <text:p>0.052644519615994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8234121912303" calcext:value-type="float">
            <text:p>0.368234121912303</text:p>
          </table:table-cell>
          <table:table-cell office:value-type="float" office:value="0.456752771455209" calcext:value-type="float">
            <text:p>0.456752771455209</text:p>
          </table:table-cell>
          <table:table-cell office:value-type="float" office:value="0.378543533768375" calcext:value-type="float">
            <text:p>0.378543533768375</text:p>
          </table:table-cell>
          <table:table-cell office:value-type="float" office:value="0.441132612220228" calcext:value-type="float">
            <text:p>0.441132612220228</text:p>
          </table:table-cell>
          <table:table-cell office:value-type="float" office:value="6.61344990362346" calcext:value-type="float">
            <text:p>6.61344990362346</text:p>
          </table:table-cell>
          <table:table-cell office:value-type="float" office:value="9.86213584751803" calcext:value-type="float">
            <text:p>9.86213584751803</text:p>
          </table:table-cell>
          <table:table-cell office:value-type="float" office:value="7.51789410434983" calcext:value-type="float">
            <text:p>7.51789410434983</text:p>
          </table:table-cell>
          <table:table-cell office:value-type="float" office:value="8.65217468663661" calcext:value-type="float">
            <text:p>8.65217468663661</text:p>
          </table:table-cell>
          <table:table-cell office:value-type="float" office:value="0.222406516300393" calcext:value-type="float">
            <text:p>0.222406516300393</text:p>
          </table:table-cell>
          <table:table-cell office:value-type="float" office:value="0.241800514882546" calcext:value-type="float">
            <text:p>0.241800514882546</text:p>
          </table:table-cell>
          <table:table-cell office:value-type="float" office:value="0.22969401429633" calcext:value-type="float">
            <text:p>0.22969401429633</text:p>
          </table:table-cell>
          <table:table-cell office:value-type="float" office:value="0.229765810634026" calcext:value-type="float">
            <text:p>0.229765810634026</text:p>
          </table:table-cell>
          <table:table-cell office:value-type="float" office:value="0.0300216870381684" calcext:value-type="float">
            <text:p>0.030021687038168</text:p>
          </table:table-cell>
          <table:table-cell office:value-type="float" office:value="0.0374689141072801" calcext:value-type="float">
            <text:p>0.03746891410728</text:p>
          </table:table-cell>
          <table:table-cell office:value-type="float" office:value="0.0254568731108836" calcext:value-type="float">
            <text:p>0.025456873110884</text:p>
          </table:table-cell>
          <table:table-cell office:value-type="float" office:value="0.0440324615989673" calcext:value-type="float">
            <text:p>0.044032461598967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559879307368" calcext:value-type="float">
            <text:p>0.36559879307368</text:p>
          </table:table-cell>
          <table:table-cell office:value-type="float" office:value="0.45486798801416" calcext:value-type="float">
            <text:p>0.45486798801416</text:p>
          </table:table-cell>
          <table:table-cell office:value-type="float" office:value="0.377621040670362" calcext:value-type="float">
            <text:p>0.377621040670362</text:p>
          </table:table-cell>
          <table:table-cell office:value-type="float" office:value="0.436873905258072" calcext:value-type="float">
            <text:p>0.436873905258072</text:p>
          </table:table-cell>
          <table:table-cell office:value-type="float" office:value="6.20826244092424" calcext:value-type="float">
            <text:p>6.20826244092424</text:p>
          </table:table-cell>
          <table:table-cell office:value-type="float" office:value="9.15671975485838" calcext:value-type="float">
            <text:p>9.15671975485838</text:p>
          </table:table-cell>
          <table:table-cell office:value-type="float" office:value="7.30468334119601" calcext:value-type="float">
            <text:p>7.30468334119601</text:p>
          </table:table-cell>
          <table:table-cell office:value-type="float" office:value="8.01836368907424" calcext:value-type="float">
            <text:p>8.01836368907424</text:p>
          </table:table-cell>
          <table:table-cell office:value-type="float" office:value="0.217366133239699" calcext:value-type="float">
            <text:p>0.217366133239699</text:p>
          </table:table-cell>
          <table:table-cell office:value-type="float" office:value="0.233526816160299" calcext:value-type="float">
            <text:p>0.233526816160299</text:p>
          </table:table-cell>
          <table:table-cell office:value-type="float" office:value="0.224251063673002" calcext:value-type="float">
            <text:p>0.224251063673002</text:p>
          </table:table-cell>
          <table:table-cell office:value-type="float" office:value="0.222275475654745" calcext:value-type="float">
            <text:p>0.222275475654745</text:p>
          </table:table-cell>
          <table:table-cell office:value-type="float" office:value="0.0321815190307171" calcext:value-type="float">
            <text:p>0.032181519030717</text:p>
          </table:table-cell>
          <table:table-cell office:value-type="float" office:value="0.0394386278266305" calcext:value-type="float">
            <text:p>0.039438627826631</text:p>
          </table:table-cell>
          <table:table-cell office:value-type="float" office:value="0.0271087655721851" calcext:value-type="float">
            <text:p>0.027108765572185</text:p>
          </table:table-cell>
          <table:table-cell office:value-type="float" office:value="0.0468077527311177" calcext:value-type="float">
            <text:p>0.046807752731118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4718473497182" calcext:value-type="float">
            <text:p>0.354718473497182</text:p>
          </table:table-cell>
          <table:table-cell office:value-type="float" office:value="0.446252198076666" calcext:value-type="float">
            <text:p>0.446252198076666</text:p>
          </table:table-cell>
          <table:table-cell office:value-type="float" office:value="0.369680793061211" calcext:value-type="float">
            <text:p>0.369680793061211</text:p>
          </table:table-cell>
          <table:table-cell office:value-type="float" office:value="0.423709716764546" calcext:value-type="float">
            <text:p>0.423709716764546</text:p>
          </table:table-cell>
          <table:table-cell office:value-type="float" office:value="5.7776052109531" calcext:value-type="float">
            <text:p>5.7776052109531</text:p>
          </table:table-cell>
          <table:table-cell office:value-type="float" office:value="9.00222900495099" calcext:value-type="float">
            <text:p>9.00222900495099</text:p>
          </table:table-cell>
          <table:table-cell office:value-type="float" office:value="6.84017292671893" calcext:value-type="float">
            <text:p>6.84017292671893</text:p>
          </table:table-cell>
          <table:table-cell office:value-type="float" office:value="7.37393125206851" calcext:value-type="float">
            <text:p>7.37393125206851</text:p>
          </table:table-cell>
          <table:table-cell office:value-type="float" office:value="0.215024434031616" calcext:value-type="float">
            <text:p>0.215024434031616</text:p>
          </table:table-cell>
          <table:table-cell office:value-type="float" office:value="0.232351138838168" calcext:value-type="float">
            <text:p>0.232351138838168</text:p>
          </table:table-cell>
          <table:table-cell office:value-type="float" office:value="0.223266847658538" calcext:value-type="float">
            <text:p>0.223266847658538</text:p>
          </table:table-cell>
          <table:table-cell office:value-type="float" office:value="0.219005485527026" calcext:value-type="float">
            <text:p>0.219005485527026</text:p>
          </table:table-cell>
          <table:table-cell office:value-type="float" office:value="0.0325337249831054" calcext:value-type="float">
            <text:p>0.032533724983105</text:p>
          </table:table-cell>
          <table:table-cell office:value-type="float" office:value="0.0366880828160499" calcext:value-type="float">
            <text:p>0.03668808281605</text:p>
          </table:table-cell>
          <table:table-cell office:value-type="float" office:value="0.0262176967726097" calcext:value-type="float">
            <text:p>0.02621769677261</text:p>
          </table:table-cell>
          <table:table-cell office:value-type="float" office:value="0.0459168769537647" calcext:value-type="float">
            <text:p>0.04591687695376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5082438969967" calcext:value-type="float">
            <text:p>0.365082438969967</text:p>
          </table:table-cell>
          <table:table-cell office:value-type="float" office:value="0.447591946943511" calcext:value-type="float">
            <text:p>0.447591946943511</text:p>
          </table:table-cell>
          <table:table-cell office:value-type="float" office:value="0.37556857157627" calcext:value-type="float">
            <text:p>0.37556857157627</text:p>
          </table:table-cell>
          <table:table-cell office:value-type="float" office:value="0.433096143790653" calcext:value-type="float">
            <text:p>0.433096143790653</text:p>
          </table:table-cell>
          <table:table-cell office:value-type="float" office:value="6.22503006375656" calcext:value-type="float">
            <text:p>6.22503006375656</text:p>
          </table:table-cell>
          <table:table-cell office:value-type="float" office:value="9.05305906883522" calcext:value-type="float">
            <text:p>9.05305906883522</text:p>
          </table:table-cell>
          <table:table-cell office:value-type="float" office:value="7.03586575135247" calcext:value-type="float">
            <text:p>7.03586575135247</text:p>
          </table:table-cell>
          <table:table-cell office:value-type="float" office:value="7.99092426172068" calcext:value-type="float">
            <text:p>7.99092426172068</text:p>
          </table:table-cell>
          <table:table-cell office:value-type="float" office:value="0.217660714867363" calcext:value-type="float">
            <text:p>0.217660714867363</text:p>
          </table:table-cell>
          <table:table-cell office:value-type="float" office:value="0.226715278582793" calcext:value-type="float">
            <text:p>0.226715278582793</text:p>
          </table:table-cell>
          <table:table-cell office:value-type="float" office:value="0.224350988325583" calcext:value-type="float">
            <text:p>0.224350988325583</text:p>
          </table:table-cell>
          <table:table-cell office:value-type="float" office:value="0.21595834765772" calcext:value-type="float">
            <text:p>0.21595834765772</text:p>
          </table:table-cell>
          <table:table-cell office:value-type="float" office:value="0.0319556556895463" calcext:value-type="float">
            <text:p>0.031955655689546</text:p>
          </table:table-cell>
          <table:table-cell office:value-type="float" office:value="0.0372398723251913" calcext:value-type="float">
            <text:p>0.037239872325191</text:p>
          </table:table-cell>
          <table:table-cell office:value-type="float" office:value="0.0267921068870337" calcext:value-type="float">
            <text:p>0.026792106887034</text:p>
          </table:table-cell>
          <table:table-cell office:value-type="float" office:value="0.0449616194344991" calcext:value-type="float">
            <text:p>0.04496161943449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4743242728445" calcext:value-type="float">
            <text:p>0.364743242728445</text:p>
          </table:table-cell>
          <table:table-cell office:value-type="float" office:value="0.451608041824222" calcext:value-type="float">
            <text:p>0.451608041824222</text:p>
          </table:table-cell>
          <table:table-cell office:value-type="float" office:value="0.375491119342442" calcext:value-type="float">
            <text:p>0.375491119342442</text:p>
          </table:table-cell>
          <table:table-cell office:value-type="float" office:value="0.436212100399995" calcext:value-type="float">
            <text:p>0.436212100399995</text:p>
          </table:table-cell>
          <table:table-cell office:value-type="float" office:value="6.01078866634337" calcext:value-type="float">
            <text:p>6.01078866634337</text:p>
          </table:table-cell>
          <table:table-cell office:value-type="float" office:value="9.49650901716231" calcext:value-type="float">
            <text:p>9.49650901716231</text:p>
          </table:table-cell>
          <table:table-cell office:value-type="float" office:value="6.80402979019636" calcext:value-type="float">
            <text:p>6.80402979019636</text:p>
          </table:table-cell>
          <table:table-cell office:value-type="float" office:value="8.25890233118137" calcext:value-type="float">
            <text:p>8.25890233118137</text:p>
          </table:table-cell>
          <table:table-cell office:value-type="float" office:value="0.223004699904439" calcext:value-type="float">
            <text:p>0.223004699904439</text:p>
          </table:table-cell>
          <table:table-cell office:value-type="float" office:value="0.23703081529707" calcext:value-type="float">
            <text:p>0.23703081529707</text:p>
          </table:table-cell>
          <table:table-cell office:value-type="float" office:value="0.229168945587216" calcext:value-type="float">
            <text:p>0.229168945587216</text:p>
          </table:table-cell>
          <table:table-cell office:value-type="float" office:value="0.226960956080535" calcext:value-type="float">
            <text:p>0.226960956080535</text:p>
          </table:table-cell>
          <table:table-cell office:value-type="float" office:value="0.0349348415381212" calcext:value-type="float">
            <text:p>0.034934841538121</text:p>
          </table:table-cell>
          <table:table-cell office:value-type="float" office:value="0.0414921473464085" calcext:value-type="float">
            <text:p>0.041492147346409</text:p>
          </table:table-cell>
          <table:table-cell office:value-type="float" office:value="0.0290989404266974" calcext:value-type="float">
            <text:p>0.029098940426697</text:p>
          </table:table-cell>
          <table:table-cell office:value-type="float" office:value="0.0501856696540369" calcext:value-type="float">
            <text:p>0.050185669654037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67081051116143" calcext:value-type="float">
            <text:p>0.367081051116143</text:p>
          </table:table-cell>
          <table:table-cell office:value-type="float" office:value="0.451588217199326" calcext:value-type="float">
            <text:p>0.451588217199326</text:p>
          </table:table-cell>
          <table:table-cell office:value-type="float" office:value="0.376656098106837" calcext:value-type="float">
            <text:p>0.376656098106837</text:p>
          </table:table-cell>
          <table:table-cell office:value-type="float" office:value="0.441337053585531" calcext:value-type="float">
            <text:p>0.441337053585531</text:p>
          </table:table-cell>
          <table:table-cell office:value-type="float" office:value="6.50211704023412" calcext:value-type="float">
            <text:p>6.50211704023412</text:p>
          </table:table-cell>
          <table:table-cell office:value-type="float" office:value="9.19413616604609" calcext:value-type="float">
            <text:p>9.19413616604609</text:p>
          </table:table-cell>
          <table:table-cell office:value-type="float" office:value="7.21385032683247" calcext:value-type="float">
            <text:p>7.21385032683247</text:p>
          </table:table-cell>
          <table:table-cell office:value-type="float" office:value="8.62075997453669" calcext:value-type="float">
            <text:p>8.62075997453669</text:p>
          </table:table-cell>
          <table:table-cell office:value-type="float" office:value="0.223608699023027" calcext:value-type="float">
            <text:p>0.223608699023027</text:p>
          </table:table-cell>
          <table:table-cell office:value-type="float" office:value="0.23598203249227" calcext:value-type="float">
            <text:p>0.23598203249227</text:p>
          </table:table-cell>
          <table:table-cell office:value-type="float" office:value="0.229524669071513" calcext:value-type="float">
            <text:p>0.229524669071513</text:p>
          </table:table-cell>
          <table:table-cell office:value-type="float" office:value="0.226452332321299" calcext:value-type="float">
            <text:p>0.226452332321299</text:p>
          </table:table-cell>
          <table:table-cell office:value-type="float" office:value="0.030960309451765" calcext:value-type="float">
            <text:p>0.030960309451765</text:p>
          </table:table-cell>
          <table:table-cell office:value-type="float" office:value="0.0384933586886172" calcext:value-type="float">
            <text:p>0.038493358688617</text:p>
          </table:table-cell>
          <table:table-cell office:value-type="float" office:value="0.0267065456726783" calcext:value-type="float">
            <text:p>0.026706545672678</text:p>
          </table:table-cell>
          <table:table-cell office:value-type="float" office:value="0.0446845192228738" calcext:value-type="float">
            <text:p>0.044684519222874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5258636109765" calcext:value-type="float">
            <text:p>0.365258636109765</text:p>
          </table:table-cell>
          <table:table-cell office:value-type="float" office:value="0.451891482051264" calcext:value-type="float">
            <text:p>0.451891482051264</text:p>
          </table:table-cell>
          <table:table-cell office:value-type="float" office:value="0.37612148978381" calcext:value-type="float">
            <text:p>0.37612148978381</text:p>
          </table:table-cell>
          <table:table-cell office:value-type="float" office:value="0.437435048161825" calcext:value-type="float">
            <text:p>0.437435048161825</text:p>
          </table:table-cell>
          <table:table-cell office:value-type="float" office:value="6.53821836642489" calcext:value-type="float">
            <text:p>6.53821836642489</text:p>
          </table:table-cell>
          <table:table-cell office:value-type="float" office:value="9.2736553256591" calcext:value-type="float">
            <text:p>9.2736553256591</text:p>
          </table:table-cell>
          <table:table-cell office:value-type="float" office:value="7.30399448150495" calcext:value-type="float">
            <text:p>7.30399448150495</text:p>
          </table:table-cell>
          <table:table-cell office:value-type="float" office:value="8.15050081186609" calcext:value-type="float">
            <text:p>8.15050081186609</text:p>
          </table:table-cell>
          <table:table-cell office:value-type="float" office:value="0.223076056366899" calcext:value-type="float">
            <text:p>0.223076056366899</text:p>
          </table:table-cell>
          <table:table-cell office:value-type="float" office:value="0.238820889059311" calcext:value-type="float">
            <text:p>0.238820889059311</text:p>
          </table:table-cell>
          <table:table-cell office:value-type="float" office:value="0.230246118180301" calcext:value-type="float">
            <text:p>0.230246118180301</text:p>
          </table:table-cell>
          <table:table-cell office:value-type="float" office:value="0.227297930941171" calcext:value-type="float">
            <text:p>0.227297930941171</text:p>
          </table:table-cell>
          <table:table-cell office:value-type="float" office:value="0.0323534726812616" calcext:value-type="float">
            <text:p>0.032353472681262</text:p>
          </table:table-cell>
          <table:table-cell office:value-type="float" office:value="0.0396834979879751" calcext:value-type="float">
            <text:p>0.039683497987975</text:p>
          </table:table-cell>
          <table:table-cell office:value-type="float" office:value="0.0280779085785393" calcext:value-type="float">
            <text:p>0.028077908578539</text:p>
          </table:table-cell>
          <table:table-cell office:value-type="float" office:value="0.0457502492034416" calcext:value-type="float">
            <text:p>0.045750249203442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9619408519709" calcext:value-type="float">
            <text:p>0.369619408519709</text:p>
          </table:table-cell>
          <table:table-cell office:value-type="float" office:value="0.459829428632639" calcext:value-type="float">
            <text:p>0.459829428632639</text:p>
          </table:table-cell>
          <table:table-cell office:value-type="float" office:value="0.376957027417581" calcext:value-type="float">
            <text:p>0.376957027417581</text:p>
          </table:table-cell>
          <table:table-cell office:value-type="float" office:value="0.450190634017404" calcext:value-type="float">
            <text:p>0.450190634017404</text:p>
          </table:table-cell>
          <table:table-cell office:value-type="float" office:value="6.47918678573187" calcext:value-type="float">
            <text:p>6.47918678573187</text:p>
          </table:table-cell>
          <table:table-cell office:value-type="float" office:value="9.19116105504915" calcext:value-type="float">
            <text:p>9.19116105504915</text:p>
          </table:table-cell>
          <table:table-cell office:value-type="float" office:value="7.25274646019355" calcext:value-type="float">
            <text:p>7.25274646019355</text:p>
          </table:table-cell>
          <table:table-cell office:value-type="float" office:value="8.66367205290898" calcext:value-type="float">
            <text:p>8.66367205290898</text:p>
          </table:table-cell>
          <table:table-cell office:value-type="float" office:value="0.235709676422298" calcext:value-type="float">
            <text:p>0.235709676422298</text:p>
          </table:table-cell>
          <table:table-cell office:value-type="float" office:value="0.259711059351275" calcext:value-type="float">
            <text:p>0.259711059351275</text:p>
          </table:table-cell>
          <table:table-cell office:value-type="float" office:value="0.241683328178875" calcext:value-type="float">
            <text:p>0.241683328178875</text:p>
          </table:table-cell>
          <table:table-cell office:value-type="float" office:value="0.249687740489452" calcext:value-type="float">
            <text:p>0.249687740489452</text:p>
          </table:table-cell>
          <table:table-cell office:value-type="float" office:value="0.0284959111693616" calcext:value-type="float">
            <text:p>0.028495911169362</text:p>
          </table:table-cell>
          <table:table-cell office:value-type="float" office:value="0.0372725873633742" calcext:value-type="float">
            <text:p>0.037272587363374</text:p>
          </table:table-cell>
          <table:table-cell office:value-type="float" office:value="0.0258518969442498" calcext:value-type="float">
            <text:p>0.02585189694425</text:p>
          </table:table-cell>
          <table:table-cell office:value-type="float" office:value="0.0409628635304492" calcext:value-type="float">
            <text:p>0.040962863530449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1041705696816" calcext:value-type="float">
            <text:p>0.371041705696816</text:p>
          </table:table-cell>
          <table:table-cell office:value-type="float" office:value="0.457714819542807" calcext:value-type="float">
            <text:p>0.457714819542807</text:p>
          </table:table-cell>
          <table:table-cell office:value-type="float" office:value="0.379457204660898" calcext:value-type="float">
            <text:p>0.379457204660898</text:p>
          </table:table-cell>
          <table:table-cell office:value-type="float" office:value="0.445935690258961" calcext:value-type="float">
            <text:p>0.445935690258961</text:p>
          </table:table-cell>
          <table:table-cell office:value-type="float" office:value="6.61711233400406" calcext:value-type="float">
            <text:p>6.61711233400406</text:p>
          </table:table-cell>
          <table:table-cell office:value-type="float" office:value="9.42105093243246" calcext:value-type="float">
            <text:p>9.42105093243246</text:p>
          </table:table-cell>
          <table:table-cell office:value-type="float" office:value="7.26375414283599" calcext:value-type="float">
            <text:p>7.26375414283599</text:p>
          </table:table-cell>
          <table:table-cell office:value-type="float" office:value="8.64831030986922" calcext:value-type="float">
            <text:p>8.64831030986922</text:p>
          </table:table-cell>
          <table:table-cell office:value-type="float" office:value="0.229037903762613" calcext:value-type="float">
            <text:p>0.229037903762613</text:p>
          </table:table-cell>
          <table:table-cell office:value-type="float" office:value="0.247376900401301" calcext:value-type="float">
            <text:p>0.247376900401301</text:p>
          </table:table-cell>
          <table:table-cell office:value-type="float" office:value="0.234687751507313" calcext:value-type="float">
            <text:p>0.234687751507313</text:p>
          </table:table-cell>
          <table:table-cell office:value-type="float" office:value="0.238171764923346" calcext:value-type="float">
            <text:p>0.238171764923346</text:p>
          </table:table-cell>
          <table:table-cell office:value-type="float" office:value="0.0282889317834877" calcext:value-type="float">
            <text:p>0.028288931783488</text:p>
          </table:table-cell>
          <table:table-cell office:value-type="float" office:value="0.0366772291310325" calcext:value-type="float">
            <text:p>0.036677229131033</text:p>
          </table:table-cell>
          <table:table-cell office:value-type="float" office:value="0.0264116961477228" calcext:value-type="float">
            <text:p>0.026411696147723</text:p>
          </table:table-cell>
          <table:table-cell office:value-type="float" office:value="0.0391986187870649" calcext:value-type="float">
            <text:p>0.039198618787065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499801438691" calcext:value-type="float">
            <text:p>0.37499801438691</text:p>
          </table:table-cell>
          <table:table-cell office:value-type="float" office:value="0.461414510637372" calcext:value-type="float">
            <text:p>0.461414510637372</text:p>
          </table:table-cell>
          <table:table-cell office:value-type="float" office:value="0.38151404402862" calcext:value-type="float">
            <text:p>0.38151404402862</text:p>
          </table:table-cell>
          <table:table-cell office:value-type="float" office:value="0.452258465612498" calcext:value-type="float">
            <text:p>0.452258465612498</text:p>
          </table:table-cell>
          <table:table-cell office:value-type="float" office:value="7.02102094335468" calcext:value-type="float">
            <text:p>7.02102094335468</text:p>
          </table:table-cell>
          <table:table-cell office:value-type="float" office:value="10.0764970673258" calcext:value-type="float">
            <text:p>10.0764970673258</text:p>
          </table:table-cell>
          <table:table-cell office:value-type="float" office:value="7.33154568510771" calcext:value-type="float">
            <text:p>7.33154568510771</text:p>
          </table:table-cell>
          <table:table-cell office:value-type="float" office:value="9.46365148326224" calcext:value-type="float">
            <text:p>9.46365148326224</text:p>
          </table:table-cell>
          <table:table-cell office:value-type="float" office:value="0.231669043123276" calcext:value-type="float">
            <text:p>0.231669043123276</text:p>
          </table:table-cell>
          <table:table-cell office:value-type="float" office:value="0.249179201524946" calcext:value-type="float">
            <text:p>0.249179201524946</text:p>
          </table:table-cell>
          <table:table-cell office:value-type="float" office:value="0.236988849392399" calcext:value-type="float">
            <text:p>0.236988849392399</text:p>
          </table:table-cell>
          <table:table-cell office:value-type="float" office:value="0.240439479560256" calcext:value-type="float">
            <text:p>0.240439479560256</text:p>
          </table:table-cell>
          <table:table-cell office:value-type="float" office:value="0.0295705204937684" calcext:value-type="float">
            <text:p>0.029570520493769</text:p>
          </table:table-cell>
          <table:table-cell office:value-type="float" office:value="0.0375168903568653" calcext:value-type="float">
            <text:p>0.037516890356865</text:p>
          </table:table-cell>
          <table:table-cell office:value-type="float" office:value="0.0261327866637223" calcext:value-type="float">
            <text:p>0.026132786663722</text:p>
          </table:table-cell>
          <table:table-cell office:value-type="float" office:value="0.0424916325779034" calcext:value-type="float">
            <text:p>0.042491632577903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9423102098041" calcext:value-type="float">
            <text:p>0.369423102098041</text:p>
          </table:table-cell>
          <table:table-cell office:value-type="float" office:value="0.454983314014261" calcext:value-type="float">
            <text:p>0.454983314014261</text:p>
          </table:table-cell>
          <table:table-cell office:value-type="float" office:value="0.377080243432857" calcext:value-type="float">
            <text:p>0.377080243432857</text:p>
          </table:table-cell>
          <table:table-cell office:value-type="float" office:value="0.444568750860621" calcext:value-type="float">
            <text:p>0.444568750860621</text:p>
          </table:table-cell>
          <table:table-cell office:value-type="float" office:value="6.78276125501218" calcext:value-type="float">
            <text:p>6.78276125501218</text:p>
          </table:table-cell>
          <table:table-cell office:value-type="float" office:value="9.713479603226" calcext:value-type="float">
            <text:p>9.713479603226</text:p>
          </table:table-cell>
          <table:table-cell office:value-type="float" office:value="7.43159561196405" calcext:value-type="float">
            <text:p>7.43159561196405</text:p>
          </table:table-cell>
          <table:table-cell office:value-type="float" office:value="9.30789023197339" calcext:value-type="float">
            <text:p>9.30789023197339</text:p>
          </table:table-cell>
          <table:table-cell office:value-type="float" office:value="0.22949148986532" calcext:value-type="float">
            <text:p>0.22949148986532</text:p>
          </table:table-cell>
          <table:table-cell office:value-type="float" office:value="0.248020959328209" calcext:value-type="float">
            <text:p>0.248020959328209</text:p>
          </table:table-cell>
          <table:table-cell office:value-type="float" office:value="0.236044852558471" calcext:value-type="float">
            <text:p>0.236044852558471</text:p>
          </table:table-cell>
          <table:table-cell office:value-type="float" office:value="0.237250370171565" calcext:value-type="float">
            <text:p>0.237250370171565</text:p>
          </table:table-cell>
          <table:table-cell office:value-type="float" office:value="0.0266893095604002" calcext:value-type="float">
            <text:p>0.0266893095604</text:p>
          </table:table-cell>
          <table:table-cell office:value-type="float" office:value="0.0361605395376703" calcext:value-type="float">
            <text:p>0.03616053953767</text:p>
          </table:table-cell>
          <table:table-cell office:value-type="float" office:value="0.0260375766430191" calcext:value-type="float">
            <text:p>0.026037576643019</text:p>
          </table:table-cell>
          <table:table-cell office:value-type="float" office:value="0.036741952236878" calcext:value-type="float">
            <text:p>0.036741952236878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4335027012663" calcext:value-type="float">
            <text:p>0.374335027012663</text:p>
          </table:table-cell>
          <table:table-cell office:value-type="float" office:value="0.458190177702777" calcext:value-type="float">
            <text:p>0.458190177702777</text:p>
          </table:table-cell>
          <table:table-cell office:value-type="float" office:value="0.381199115481683" calcext:value-type="float">
            <text:p>0.381199115481683</text:p>
          </table:table-cell>
          <table:table-cell office:value-type="float" office:value="0.449361468734663" calcext:value-type="float">
            <text:p>0.449361468734663</text:p>
          </table:table-cell>
          <table:table-cell office:value-type="float" office:value="7.02807315704362" calcext:value-type="float">
            <text:p>7.02807315704362</text:p>
          </table:table-cell>
          <table:table-cell office:value-type="float" office:value="9.22581580413579" calcext:value-type="float">
            <text:p>9.22581580413579</text:p>
          </table:table-cell>
          <table:table-cell office:value-type="float" office:value="7.75920654535987" calcext:value-type="float">
            <text:p>7.75920654535987</text:p>
          </table:table-cell>
          <table:table-cell office:value-type="float" office:value="8.88906259420611" calcext:value-type="float">
            <text:p>8.88906259420611</text:p>
          </table:table-cell>
          <table:table-cell office:value-type="float" office:value="0.230764909899764" calcext:value-type="float">
            <text:p>0.230764909899764</text:p>
          </table:table-cell>
          <table:table-cell office:value-type="float" office:value="0.244229994994935" calcext:value-type="float">
            <text:p>0.244229994994935</text:p>
          </table:table-cell>
          <table:table-cell office:value-type="float" office:value="0.235969007498356" calcext:value-type="float">
            <text:p>0.235969007498356</text:p>
          </table:table-cell>
          <table:table-cell office:value-type="float" office:value="0.235726946907115" calcext:value-type="float">
            <text:p>0.235726946907115</text:p>
          </table:table-cell>
          <table:table-cell office:value-type="float" office:value="0.0285624488229847" calcext:value-type="float">
            <text:p>0.028562448822985</text:p>
          </table:table-cell>
          <table:table-cell office:value-type="float" office:value="0.0383939459370958" calcext:value-type="float">
            <text:p>0.038393945937096</text:p>
          </table:table-cell>
          <table:table-cell office:value-type="float" office:value="0.0268166291924922" calcext:value-type="float">
            <text:p>0.026816629192492</text:p>
          </table:table-cell>
          <table:table-cell office:value-type="float" office:value="0.040749252340221" calcext:value-type="float">
            <text:p>0.040749252340221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6425511819022" calcext:value-type="float">
            <text:p>0.376425511819022</text:p>
          </table:table-cell>
          <table:table-cell office:value-type="float" office:value="0.462116083488422" calcext:value-type="float">
            <text:p>0.462116083488422</text:p>
          </table:table-cell>
          <table:table-cell office:value-type="float" office:value="0.38171791051047" calcext:value-type="float">
            <text:p>0.38171791051047</text:p>
          </table:table-cell>
          <table:table-cell office:value-type="float" office:value="0.455433787819583" calcext:value-type="float">
            <text:p>0.455433787819583</text:p>
          </table:table-cell>
          <table:table-cell office:value-type="float" office:value="6.74116869555727" calcext:value-type="float">
            <text:p>6.74116869555727</text:p>
          </table:table-cell>
          <table:table-cell office:value-type="float" office:value="10.0729560281436" calcext:value-type="float">
            <text:p>10.0729560281436</text:p>
          </table:table-cell>
          <table:table-cell office:value-type="float" office:value="7.06570833541538" calcext:value-type="float">
            <text:p>7.06570833541538</text:p>
          </table:table-cell>
          <table:table-cell office:value-type="float" office:value="9.91225329857866" calcext:value-type="float">
            <text:p>9.91225329857866</text:p>
          </table:table-cell>
          <table:table-cell office:value-type="float" office:value="0.24376034503103" calcext:value-type="float">
            <text:p>0.24376034503103</text:p>
          </table:table-cell>
          <table:table-cell office:value-type="float" office:value="0.265097176553077" calcext:value-type="float">
            <text:p>0.265097176553077</text:p>
          </table:table-cell>
          <table:table-cell office:value-type="float" office:value="0.24892474494769" calcext:value-type="float">
            <text:p>0.24892474494769</text:p>
          </table:table-cell>
          <table:table-cell office:value-type="float" office:value="0.256411655366634" calcext:value-type="float">
            <text:p>0.256411655366634</text:p>
          </table:table-cell>
          <table:table-cell office:value-type="float" office:value="0.0308789267023459" calcext:value-type="float">
            <text:p>0.030878926702346</text:p>
          </table:table-cell>
          <table:table-cell office:value-type="float" office:value="0.0398425849672822" calcext:value-type="float">
            <text:p>0.039842584967282</text:p>
          </table:table-cell>
          <table:table-cell office:value-type="float" office:value="0.0271058767921936" calcext:value-type="float">
            <text:p>0.027105876792194</text:p>
          </table:table-cell>
          <table:table-cell office:value-type="float" office:value="0.0453576726227957" calcext:value-type="float">
            <text:p>0.045357672622796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7964541026924" calcext:value-type="float">
            <text:p>0.367964541026924</text:p>
          </table:table-cell>
          <table:table-cell office:value-type="float" office:value="0.443755034082684" calcext:value-type="float">
            <text:p>0.443755034082684</text:p>
          </table:table-cell>
          <table:table-cell office:value-type="float" office:value="0.37246770999034" calcext:value-type="float">
            <text:p>0.37246770999034</text:p>
          </table:table-cell>
          <table:table-cell office:value-type="float" office:value="0.438294263571979" calcext:value-type="float">
            <text:p>0.438294263571979</text:p>
          </table:table-cell>
          <table:table-cell office:value-type="float" office:value="6.44959691180299" calcext:value-type="float">
            <text:p>6.44959691180299</text:p>
          </table:table-cell>
          <table:table-cell office:value-type="float" office:value="9.12734135770097" calcext:value-type="float">
            <text:p>9.12734135770097</text:p>
          </table:table-cell>
          <table:table-cell office:value-type="float" office:value="6.6053583270708" calcext:value-type="float">
            <text:p>6.6053583270708</text:p>
          </table:table-cell>
          <table:table-cell office:value-type="float" office:value="8.91321957264242" calcext:value-type="float">
            <text:p>8.91321957264242</text:p>
          </table:table-cell>
          <table:table-cell office:value-type="float" office:value="0.229405181856524" calcext:value-type="float">
            <text:p>0.229405181856524</text:p>
          </table:table-cell>
          <table:table-cell office:value-type="float" office:value="0.233911256379658" calcext:value-type="float">
            <text:p>0.233911256379658</text:p>
          </table:table-cell>
          <table:table-cell office:value-type="float" office:value="0.233701916610868" calcext:value-type="float">
            <text:p>0.233701916610868</text:p>
          </table:table-cell>
          <table:table-cell office:value-type="float" office:value="0.227049933384372" calcext:value-type="float">
            <text:p>0.227049933384372</text:p>
          </table:table-cell>
          <table:table-cell office:value-type="float" office:value="0.0317308641186596" calcext:value-type="float">
            <text:p>0.03173086411866</text:p>
          </table:table-cell>
          <table:table-cell office:value-type="float" office:value="0.0430440612578115" calcext:value-type="float">
            <text:p>0.043044061257812</text:p>
          </table:table-cell>
          <table:table-cell office:value-type="float" office:value="0.028883738274781" calcext:value-type="float">
            <text:p>0.028883738274781</text:p>
          </table:table-cell>
          <table:table-cell office:value-type="float" office:value="0.0471744306340379" calcext:value-type="float">
            <text:p>0.047174430634038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3914601753169" calcext:value-type="float">
            <text:p>0.373914601753169</text:p>
          </table:table-cell>
          <table:table-cell office:value-type="float" office:value="0.454562408849383" calcext:value-type="float">
            <text:p>0.454562408849383</text:p>
          </table:table-cell>
          <table:table-cell office:value-type="float" office:value="0.379220260863378" calcext:value-type="float">
            <text:p>0.379220260863378</text:p>
          </table:table-cell>
          <table:table-cell office:value-type="float" office:value="0.447501341781488" calcext:value-type="float">
            <text:p>0.447501341781488</text:p>
          </table:table-cell>
          <table:table-cell office:value-type="float" office:value="6.57176919344516" calcext:value-type="float">
            <text:p>6.57176919344516</text:p>
          </table:table-cell>
          <table:table-cell office:value-type="float" office:value="10.1406120831927" calcext:value-type="float">
            <text:p>10.1406120831927</text:p>
          </table:table-cell>
          <table:table-cell office:value-type="float" office:value="6.99930542926581" calcext:value-type="float">
            <text:p>6.99930542926581</text:p>
          </table:table-cell>
          <table:table-cell office:value-type="float" office:value="9.40515486643808" calcext:value-type="float">
            <text:p>9.40515486643808</text:p>
          </table:table-cell>
          <table:table-cell office:value-type="float" office:value="0.244127494567872" calcext:value-type="float">
            <text:p>0.244127494567872</text:p>
          </table:table-cell>
          <table:table-cell office:value-type="float" office:value="0.262034232446149" calcext:value-type="float">
            <text:p>0.262034232446149</text:p>
          </table:table-cell>
          <table:table-cell office:value-type="float" office:value="0.249343243529038" calcext:value-type="float">
            <text:p>0.249343243529038</text:p>
          </table:table-cell>
          <table:table-cell office:value-type="float" office:value="0.253339485126667" calcext:value-type="float">
            <text:p>0.253339485126667</text:p>
          </table:table-cell>
          <table:table-cell office:value-type="float" office:value="0.0297710182483076" calcext:value-type="float">
            <text:p>0.029771018248308</text:p>
          </table:table-cell>
          <table:table-cell office:value-type="float" office:value="0.0420907648044791" calcext:value-type="float">
            <text:p>0.042090764804479</text:p>
          </table:table-cell>
          <table:table-cell office:value-type="float" office:value="0.0274886637229939" calcext:value-type="float">
            <text:p>0.027488663722994</text:p>
          </table:table-cell>
          <table:table-cell office:value-type="float" office:value="0.0452316994748333" calcext:value-type="float">
            <text:p>0.045231699474833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0802709276112" calcext:value-type="float">
            <text:p>0.370802709276112</text:p>
          </table:table-cell>
          <table:table-cell office:value-type="float" office:value="0.444387800925673" calcext:value-type="float">
            <text:p>0.444387800925673</text:p>
          </table:table-cell>
          <table:table-cell office:value-type="float" office:value="0.375445066613277" calcext:value-type="float">
            <text:p>0.375445066613277</text:p>
          </table:table-cell>
          <table:table-cell office:value-type="float" office:value="0.438516467725896" calcext:value-type="float">
            <text:p>0.438516467725896</text:p>
          </table:table-cell>
          <table:table-cell office:value-type="float" office:value="6.40186547586696" calcext:value-type="float">
            <text:p>6.40186547586696</text:p>
          </table:table-cell>
          <table:table-cell office:value-type="float" office:value="9.04023137455155" calcext:value-type="float">
            <text:p>9.04023137455155</text:p>
          </table:table-cell>
          <table:table-cell office:value-type="float" office:value="6.89970091950242" calcext:value-type="float">
            <text:p>6.89970091950242</text:p>
          </table:table-cell>
          <table:table-cell office:value-type="float" office:value="8.58371733288974" calcext:value-type="float">
            <text:p>8.58371733288974</text:p>
          </table:table-cell>
          <table:table-cell office:value-type="float" office:value="0.246740640569842" calcext:value-type="float">
            <text:p>0.246740640569842</text:p>
          </table:table-cell>
          <table:table-cell office:value-type="float" office:value="0.262149847526007" calcext:value-type="float">
            <text:p>0.262149847526007</text:p>
          </table:table-cell>
          <table:table-cell office:value-type="float" office:value="0.251285485922567" calcext:value-type="float">
            <text:p>0.251285485922567</text:p>
          </table:table-cell>
          <table:table-cell office:value-type="float" office:value="0.254625370653223" calcext:value-type="float">
            <text:p>0.254625370653223</text:p>
          </table:table-cell>
          <table:table-cell office:value-type="float" office:value="0.0282680648008147" calcext:value-type="float">
            <text:p>0.028268064800815</text:p>
          </table:table-cell>
          <table:table-cell office:value-type="float" office:value="0.0406797802656165" calcext:value-type="float">
            <text:p>0.040679780265617</text:p>
          </table:table-cell>
          <table:table-cell office:value-type="float" office:value="0.0267323992237826" calcext:value-type="float">
            <text:p>0.026732399223783</text:p>
          </table:table-cell>
          <table:table-cell office:value-type="float" office:value="0.0427194469654785" calcext:value-type="float">
            <text:p>0.042719446965479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6299754855324" calcext:value-type="float">
            <text:p>0.376299754855324</text:p>
          </table:table-cell>
          <table:table-cell office:value-type="float" office:value="0.451172122705463" calcext:value-type="float">
            <text:p>0.451172122705463</text:p>
          </table:table-cell>
          <table:table-cell office:value-type="float" office:value="0.380514258324922" calcext:value-type="float">
            <text:p>0.380514258324922</text:p>
          </table:table-cell>
          <table:table-cell office:value-type="float" office:value="0.44590938531584" calcext:value-type="float">
            <text:p>0.44590938531584</text:p>
          </table:table-cell>
          <table:table-cell office:value-type="float" office:value="6.6631114178764" calcext:value-type="float">
            <text:p>6.6631114178764</text:p>
          </table:table-cell>
          <table:table-cell office:value-type="float" office:value="9.52961536452773" calcext:value-type="float">
            <text:p>9.52961536452773</text:p>
          </table:table-cell>
          <table:table-cell office:value-type="float" office:value="6.96744482331004" calcext:value-type="float">
            <text:p>6.96744482331004</text:p>
          </table:table-cell>
          <table:table-cell office:value-type="float" office:value="9.10797618690181" calcext:value-type="float">
            <text:p>9.10797618690181</text:p>
          </table:table-cell>
          <table:table-cell office:value-type="float" office:value="0.255516813892288" calcext:value-type="float">
            <text:p>0.255516813892288</text:p>
          </table:table-cell>
          <table:table-cell office:value-type="float" office:value="0.272148286366649" calcext:value-type="float">
            <text:p>0.272148286366649</text:p>
          </table:table-cell>
          <table:table-cell office:value-type="float" office:value="0.259642353251318" calcext:value-type="float">
            <text:p>0.259642353251318</text:p>
          </table:table-cell>
          <table:table-cell office:value-type="float" office:value="0.265187195037949" calcext:value-type="float">
            <text:p>0.265187195037949</text:p>
          </table:table-cell>
          <table:table-cell office:value-type="float" office:value="0.0296748643078342" calcext:value-type="float">
            <text:p>0.029674864307834</text:p>
          </table:table-cell>
          <table:table-cell office:value-type="float" office:value="0.0427824953278561" calcext:value-type="float">
            <text:p>0.042782495327856</text:p>
          </table:table-cell>
          <table:table-cell office:value-type="float" office:value="0.0279565599843504" calcext:value-type="float">
            <text:p>0.02795655998435</text:p>
          </table:table-cell>
          <table:table-cell office:value-type="float" office:value="0.0451727688946799" calcext:value-type="float">
            <text:p>0.04517276889468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006198627701" calcext:value-type="float">
            <text:p>0.37006198627701</text:p>
          </table:table-cell>
          <table:table-cell office:value-type="float" office:value="0.444941066597634" calcext:value-type="float">
            <text:p>0.444941066597634</text:p>
          </table:table-cell>
          <table:table-cell office:value-type="float" office:value="0.374522911334524" calcext:value-type="float">
            <text:p>0.374522911334524</text:p>
          </table:table-cell>
          <table:table-cell office:value-type="float" office:value="0.439666592708543" calcext:value-type="float">
            <text:p>0.439666592708543</text:p>
          </table:table-cell>
          <table:table-cell office:value-type="float" office:value="6.42880222643801" calcext:value-type="float">
            <text:p>6.42880222643801</text:p>
          </table:table-cell>
          <table:table-cell office:value-type="float" office:value="9.09114918315544" calcext:value-type="float">
            <text:p>9.09114918315544</text:p>
          </table:table-cell>
          <table:table-cell office:value-type="float" office:value="6.65512504145867" calcext:value-type="float">
            <text:p>6.65512504145867</text:p>
          </table:table-cell>
          <table:table-cell office:value-type="float" office:value="8.87803044897523" calcext:value-type="float">
            <text:p>8.87803044897523</text:p>
          </table:table-cell>
          <table:table-cell office:value-type="float" office:value="0.246782013212161" calcext:value-type="float">
            <text:p>0.246782013212161</text:p>
          </table:table-cell>
          <table:table-cell office:value-type="float" office:value="0.253281841691265" calcext:value-type="float">
            <text:p>0.253281841691265</text:p>
          </table:table-cell>
          <table:table-cell office:value-type="float" office:value="0.251268165352641" calcext:value-type="float">
            <text:p>0.251268165352641</text:p>
          </table:table-cell>
          <table:table-cell office:value-type="float" office:value="0.245915691405348" calcext:value-type="float">
            <text:p>0.245915691405348</text:p>
          </table:table-cell>
          <table:table-cell office:value-type="float" office:value="0.0334318330893555" calcext:value-type="float">
            <text:p>0.033431833089356</text:p>
          </table:table-cell>
          <table:table-cell office:value-type="float" office:value="0.0466650969728306" calcext:value-type="float">
            <text:p>0.046665096972831</text:p>
          </table:table-cell>
          <table:table-cell office:value-type="float" office:value="0.0300577346725098" calcext:value-type="float">
            <text:p>0.03005773467251</text:p>
          </table:table-cell>
          <table:table-cell office:value-type="float" office:value="0.0516814418721304" calcext:value-type="float">
            <text:p>0.05168144187213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97731292047" calcext:value-type="float">
            <text:p>0.37197731292047</text:p>
          </table:table-cell>
          <table:table-cell office:value-type="float" office:value="0.448340055557634" calcext:value-type="float">
            <text:p>0.448340055557634</text:p>
          </table:table-cell>
          <table:table-cell office:value-type="float" office:value="0.376553682648184" calcext:value-type="float">
            <text:p>0.376553682648184</text:p>
          </table:table-cell>
          <table:table-cell office:value-type="float" office:value="0.442662392039132" calcext:value-type="float">
            <text:p>0.442662392039132</text:p>
          </table:table-cell>
          <table:table-cell office:value-type="float" office:value="6.50593956082936" calcext:value-type="float">
            <text:p>6.50593956082936</text:p>
          </table:table-cell>
          <table:table-cell office:value-type="float" office:value="9.75228377538118" calcext:value-type="float">
            <text:p>9.75228377538118</text:p>
          </table:table-cell>
          <table:table-cell office:value-type="float" office:value="6.8860560432045" calcext:value-type="float">
            <text:p>6.8860560432045</text:p>
          </table:table-cell>
          <table:table-cell office:value-type="float" office:value="9.2306007088271" calcext:value-type="float">
            <text:p>9.2306007088271</text:p>
          </table:table-cell>
          <table:table-cell office:value-type="float" office:value="0.248064551396153" calcext:value-type="float">
            <text:p>0.248064551396153</text:p>
          </table:table-cell>
          <table:table-cell office:value-type="float" office:value="0.257362440659387" calcext:value-type="float">
            <text:p>0.257362440659387</text:p>
          </table:table-cell>
          <table:table-cell office:value-type="float" office:value="0.252981718281004" calcext:value-type="float">
            <text:p>0.252981718281004</text:p>
          </table:table-cell>
          <table:table-cell office:value-type="float" office:value="0.249216099140755" calcext:value-type="float">
            <text:p>0.249216099140755</text:p>
          </table:table-cell>
          <table:table-cell office:value-type="float" office:value="0.0311462218090608" calcext:value-type="float">
            <text:p>0.031146221809061</text:p>
          </table:table-cell>
          <table:table-cell office:value-type="float" office:value="0.0465730970901078" calcext:value-type="float">
            <text:p>0.046573097090108</text:p>
          </table:table-cell>
          <table:table-cell office:value-type="float" office:value="0.0302427060691792" calcext:value-type="float">
            <text:p>0.030242706069179</text:p>
          </table:table-cell>
          <table:table-cell office:value-type="float" office:value="0.0475327032375364" calcext:value-type="float">
            <text:p>0.047532703237537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272513279765" calcext:value-type="float">
            <text:p>0.37272513279765</text:p>
          </table:table-cell>
          <table:table-cell office:value-type="float" office:value="0.450816499086551" calcext:value-type="float">
            <text:p>0.450816499086551</text:p>
          </table:table-cell>
          <table:table-cell office:value-type="float" office:value="0.376019243644525" calcext:value-type="float">
            <text:p>0.376019243644525</text:p>
          </table:table-cell>
          <table:table-cell office:value-type="float" office:value="0.446691279061857" calcext:value-type="float">
            <text:p>0.446691279061857</text:p>
          </table:table-cell>
          <table:table-cell office:value-type="float" office:value="6.45046833205106" calcext:value-type="float">
            <text:p>6.45046833205106</text:p>
          </table:table-cell>
          <table:table-cell office:value-type="float" office:value="9.72678712408067" calcext:value-type="float">
            <text:p>9.72678712408067</text:p>
          </table:table-cell>
          <table:table-cell office:value-type="float" office:value="6.88451719022769" calcext:value-type="float">
            <text:p>6.88451719022769</text:p>
          </table:table-cell>
          <table:table-cell office:value-type="float" office:value="9.45795181956359" calcext:value-type="float">
            <text:p>9.45795181956359</text:p>
          </table:table-cell>
          <table:table-cell office:value-type="float" office:value="0.251450865828338" calcext:value-type="float">
            <text:p>0.251450865828338</text:p>
          </table:table-cell>
          <table:table-cell office:value-type="float" office:value="0.268070912881344" calcext:value-type="float">
            <text:p>0.268070912881344</text:p>
          </table:table-cell>
          <table:table-cell office:value-type="float" office:value="0.254649799811046" calcext:value-type="float">
            <text:p>0.254649799811046</text:p>
          </table:table-cell>
          <table:table-cell office:value-type="float" office:value="0.262490612178109" calcext:value-type="float">
            <text:p>0.262490612178109</text:p>
          </table:table-cell>
          <table:table-cell office:value-type="float" office:value="0.0306648962068466" calcext:value-type="float">
            <text:p>0.030664896206847</text:p>
          </table:table-cell>
          <table:table-cell office:value-type="float" office:value="0.0442739981453741" calcext:value-type="float">
            <text:p>0.044273998145374</text:p>
          </table:table-cell>
          <table:table-cell office:value-type="float" office:value="0.0281166759942765" calcext:value-type="float">
            <text:p>0.028116675994277</text:p>
          </table:table-cell>
          <table:table-cell office:value-type="float" office:value="0.0481654884209938" calcext:value-type="float">
            <text:p>0.04816548842099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1234549518426" calcext:value-type="float">
            <text:p>0.371234549518426</text:p>
          </table:table-cell>
          <table:table-cell office:value-type="float" office:value="0.449824956464717" calcext:value-type="float">
            <text:p>0.449824956464717</text:p>
          </table:table-cell>
          <table:table-cell office:value-type="float" office:value="0.374410832501599" calcext:value-type="float">
            <text:p>0.374410832501599</text:p>
          </table:table-cell>
          <table:table-cell office:value-type="float" office:value="0.446775959163841" calcext:value-type="float">
            <text:p>0.446775959163841</text:p>
          </table:table-cell>
          <table:table-cell office:value-type="float" office:value="6.36687348363705" calcext:value-type="float">
            <text:p>6.36687348363705</text:p>
          </table:table-cell>
          <table:table-cell office:value-type="float" office:value="9.61567427115522" calcext:value-type="float">
            <text:p>9.61567427115522</text:p>
          </table:table-cell>
          <table:table-cell office:value-type="float" office:value="6.65360380186434" calcext:value-type="float">
            <text:p>6.65360380186434</text:p>
          </table:table-cell>
          <table:table-cell office:value-type="float" office:value="9.40460892551866" calcext:value-type="float">
            <text:p>9.40460892551866</text:p>
          </table:table-cell>
          <table:table-cell office:value-type="float" office:value="0.256863653024829" calcext:value-type="float">
            <text:p>0.256863653024829</text:p>
          </table:table-cell>
          <table:table-cell office:value-type="float" office:value="0.274740037208318" calcext:value-type="float">
            <text:p>0.274740037208318</text:p>
          </table:table-cell>
          <table:table-cell office:value-type="float" office:value="0.260332236636372" calcext:value-type="float">
            <text:p>0.260332236636372</text:p>
          </table:table-cell>
          <table:table-cell office:value-type="float" office:value="0.268725598497712" calcext:value-type="float">
            <text:p>0.268725598497712</text:p>
          </table:table-cell>
          <table:table-cell office:value-type="float" office:value="0.031588126004873" calcext:value-type="float">
            <text:p>0.031588126004873</text:p>
          </table:table-cell>
          <table:table-cell office:value-type="float" office:value="0.0434630184490558" calcext:value-type="float">
            <text:p>0.043463018449056</text:p>
          </table:table-cell>
          <table:table-cell office:value-type="float" office:value="0.0279714366103226" calcext:value-type="float">
            <text:p>0.027971436610323</text:p>
          </table:table-cell>
          <table:table-cell office:value-type="float" office:value="0.0490725126980811" calcext:value-type="float">
            <text:p>0.049072512698081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7351284070948" calcext:value-type="float">
            <text:p>0.367351284070948</text:p>
          </table:table-cell>
          <table:table-cell office:value-type="float" office:value="0.437527732984002" calcext:value-type="float">
            <text:p>0.437527732984002</text:p>
          </table:table-cell>
          <table:table-cell office:value-type="float" office:value="0.370097117567806" calcext:value-type="float">
            <text:p>0.370097117567806</text:p>
          </table:table-cell>
          <table:table-cell office:value-type="float" office:value="0.436517401163541" calcext:value-type="float">
            <text:p>0.436517401163541</text:p>
          </table:table-cell>
          <table:table-cell office:value-type="float" office:value="6.24319665356626" calcext:value-type="float">
            <text:p>6.24319665356626</text:p>
          </table:table-cell>
          <table:table-cell office:value-type="float" office:value="9.03226568988546" calcext:value-type="float">
            <text:p>9.03226568988546</text:p>
          </table:table-cell>
          <table:table-cell office:value-type="float" office:value="6.52449680412979" calcext:value-type="float">
            <text:p>6.52449680412979</text:p>
          </table:table-cell>
          <table:table-cell office:value-type="float" office:value="8.89418756068687" calcext:value-type="float">
            <text:p>8.89418756068687</text:p>
          </table:table-cell>
          <table:table-cell office:value-type="float" office:value="0.239733743921022" calcext:value-type="float">
            <text:p>0.239733743921022</text:p>
          </table:table-cell>
          <table:table-cell office:value-type="float" office:value="0.239429048276786" calcext:value-type="float">
            <text:p>0.239429048276786</text:p>
          </table:table-cell>
          <table:table-cell office:value-type="float" office:value="0.242693558940261" calcext:value-type="float">
            <text:p>0.242693558940261</text:p>
          </table:table-cell>
          <table:table-cell office:value-type="float" office:value="0.234614661777404" calcext:value-type="float">
            <text:p>0.234614661777404</text:p>
          </table:table-cell>
          <table:table-cell office:value-type="float" office:value="0.033695084896375" calcext:value-type="float">
            <text:p>0.033695084896375</text:p>
          </table:table-cell>
          <table:table-cell office:value-type="float" office:value="0.0480618701617523" calcext:value-type="float">
            <text:p>0.048061870161752</text:p>
          </table:table-cell>
          <table:table-cell office:value-type="float" office:value="0.030597978046169" calcext:value-type="float">
            <text:p>0.030597978046169</text:p>
          </table:table-cell>
          <table:table-cell office:value-type="float" office:value="0.0528206594108477" calcext:value-type="float">
            <text:p>0.052820659410848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9002635380312" calcext:value-type="float">
            <text:p>0.369002635380312</text:p>
          </table:table-cell>
          <table:table-cell office:value-type="float" office:value="0.442515745387046" calcext:value-type="float">
            <text:p>0.442515745387046</text:p>
          </table:table-cell>
          <table:table-cell office:value-type="float" office:value="0.372998844337979" calcext:value-type="float">
            <text:p>0.372998844337979</text:p>
          </table:table-cell>
          <table:table-cell office:value-type="float" office:value="0.437601616806319" calcext:value-type="float">
            <text:p>0.437601616806319</text:p>
          </table:table-cell>
          <table:table-cell office:value-type="float" office:value="5.97425688985195" calcext:value-type="float">
            <text:p>5.97425688985195</text:p>
          </table:table-cell>
          <table:table-cell office:value-type="float" office:value="8.77884604694095" calcext:value-type="float">
            <text:p>8.77884604694095</text:p>
          </table:table-cell>
          <table:table-cell office:value-type="float" office:value="6.22152712705828" calcext:value-type="float">
            <text:p>6.22152712705828</text:p>
          </table:table-cell>
          <table:table-cell office:value-type="float" office:value="8.23744571251931" calcext:value-type="float">
            <text:p>8.23744571251931</text:p>
          </table:table-cell>
          <table:table-cell office:value-type="float" office:value="0.249387750821019" calcext:value-type="float">
            <text:p>0.249387750821019</text:p>
          </table:table-cell>
          <table:table-cell office:value-type="float" office:value="0.25752935430374" calcext:value-type="float">
            <text:p>0.25752935430374</text:p>
          </table:table-cell>
          <table:table-cell office:value-type="float" office:value="0.253451228423576" calcext:value-type="float">
            <text:p>0.253451228423576</text:p>
          </table:table-cell>
          <table:table-cell office:value-type="float" office:value="0.250758084102874" calcext:value-type="float">
            <text:p>0.250758084102874</text:p>
          </table:table-cell>
          <table:table-cell office:value-type="float" office:value="0.0325397433337267" calcext:value-type="float">
            <text:p>0.032539743333727</text:p>
          </table:table-cell>
          <table:table-cell office:value-type="float" office:value="0.0452942191826126" calcext:value-type="float">
            <text:p>0.045294219182613</text:p>
          </table:table-cell>
          <table:table-cell office:value-type="float" office:value="0.0313222901505626" calcext:value-type="float">
            <text:p>0.031322290150563</text:p>
          </table:table-cell>
          <table:table-cell office:value-type="float" office:value="0.0469285574196355" calcext:value-type="float">
            <text:p>0.046928557419636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5372869298118" calcext:value-type="float">
            <text:p>0.365372869298118</text:p>
          </table:table-cell>
          <table:table-cell office:value-type="float" office:value="0.437213813728682" calcext:value-type="float">
            <text:p>0.437213813728682</text:p>
          </table:table-cell>
          <table:table-cell office:value-type="float" office:value="0.368887593093804" calcext:value-type="float">
            <text:p>0.368887593093804</text:p>
          </table:table-cell>
          <table:table-cell office:value-type="float" office:value="0.433091292888079" calcext:value-type="float">
            <text:p>0.433091292888079</text:p>
          </table:table-cell>
          <table:table-cell office:value-type="float" office:value="6.04133815275851" calcext:value-type="float">
            <text:p>6.04133815275851</text:p>
          </table:table-cell>
          <table:table-cell office:value-type="float" office:value="8.53531592004954" calcext:value-type="float">
            <text:p>8.53531592004954</text:p>
          </table:table-cell>
          <table:table-cell office:value-type="float" office:value="6.35939465940599" calcext:value-type="float">
            <text:p>6.35939465940599</text:p>
          </table:table-cell>
          <table:table-cell office:value-type="float" office:value="8.28351475341069" calcext:value-type="float">
            <text:p>8.28351475341069</text:p>
          </table:table-cell>
          <table:table-cell office:value-type="float" office:value="0.242580560231817" calcext:value-type="float">
            <text:p>0.242580560231817</text:p>
          </table:table-cell>
          <table:table-cell office:value-type="float" office:value="0.242334911534546" calcext:value-type="float">
            <text:p>0.242334911534546</text:p>
          </table:table-cell>
          <table:table-cell office:value-type="float" office:value="0.245990893399656" calcext:value-type="float">
            <text:p>0.245990893399656</text:p>
          </table:table-cell>
          <table:table-cell office:value-type="float" office:value="0.236789733714439" calcext:value-type="float">
            <text:p>0.236789733714439</text:p>
          </table:table-cell>
          <table:table-cell office:value-type="float" office:value="0.0316630236528147" calcext:value-type="float">
            <text:p>0.031663023652815</text:p>
          </table:table-cell>
          <table:table-cell office:value-type="float" office:value="0.0460867416686925" calcext:value-type="float">
            <text:p>0.046086741668693</text:p>
          </table:table-cell>
          <table:table-cell office:value-type="float" office:value="0.0305155558170128" calcext:value-type="float">
            <text:p>0.030515555817013</text:p>
          </table:table-cell>
          <table:table-cell office:value-type="float" office:value="0.0476279035778587" calcext:value-type="float">
            <text:p>0.047627903577859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0231825590398" calcext:value-type="float">
            <text:p>0.370231825590398</text:p>
          </table:table-cell>
          <table:table-cell office:value-type="float" office:value="0.446495211261869" calcext:value-type="float">
            <text:p>0.446495211261869</text:p>
          </table:table-cell>
          <table:table-cell office:value-type="float" office:value="0.373471416909156" calcext:value-type="float">
            <text:p>0.373471416909156</text:p>
          </table:table-cell>
          <table:table-cell office:value-type="float" office:value="0.443479023279451" calcext:value-type="float">
            <text:p>0.443479023279451</text:p>
          </table:table-cell>
          <table:table-cell office:value-type="float" office:value="6.09328938405967" calcext:value-type="float">
            <text:p>6.09328938405967</text:p>
          </table:table-cell>
          <table:table-cell office:value-type="float" office:value="9.46401246870799" calcext:value-type="float">
            <text:p>9.46401246870799</text:p>
          </table:table-cell>
          <table:table-cell office:value-type="float" office:value="6.32375081789519" calcext:value-type="float">
            <text:p>6.32375081789519</text:p>
          </table:table-cell>
          <table:table-cell office:value-type="float" office:value="9.2318899855728" calcext:value-type="float">
            <text:p>9.2318899855728</text:p>
          </table:table-cell>
          <table:table-cell office:value-type="float" office:value="0.246930351775874" calcext:value-type="float">
            <text:p>0.246930351775874</text:p>
          </table:table-cell>
          <table:table-cell office:value-type="float" office:value="0.27219152221316" calcext:value-type="float">
            <text:p>0.27219152221316</text:p>
          </table:table-cell>
          <table:table-cell office:value-type="float" office:value="0.25023337553423" calcext:value-type="float">
            <text:p>0.25023337553423</text:p>
          </table:table-cell>
          <table:table-cell office:value-type="float" office:value="0.266237812373426" calcext:value-type="float">
            <text:p>0.266237812373426</text:p>
          </table:table-cell>
          <table:table-cell office:value-type="float" office:value="0.035239329190396" calcext:value-type="float">
            <text:p>0.035239329190396</text:p>
          </table:table-cell>
          <table:table-cell office:value-type="float" office:value="0.0504651508453613" calcext:value-type="float">
            <text:p>0.050465150845361</text:p>
          </table:table-cell>
          <table:table-cell office:value-type="float" office:value="0.0340597495186833" calcext:value-type="float">
            <text:p>0.034059749518683</text:p>
          </table:table-cell>
          <table:table-cell office:value-type="float" office:value="0.0520663806508567" calcext:value-type="float">
            <text:p>0.052066380650857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7241456744326" calcext:value-type="float">
            <text:p>0.357241456744326</text:p>
          </table:table-cell>
          <table:table-cell office:value-type="float" office:value="0.427189149803686" calcext:value-type="float">
            <text:p>0.427189149803686</text:p>
          </table:table-cell>
          <table:table-cell office:value-type="float" office:value="0.360289320112584" calcext:value-type="float">
            <text:p>0.360289320112584</text:p>
          </table:table-cell>
          <table:table-cell office:value-type="float" office:value="0.424139479205526" calcext:value-type="float">
            <text:p>0.424139479205526</text:p>
          </table:table-cell>
          <table:table-cell office:value-type="float" office:value="5.85836457561362" calcext:value-type="float">
            <text:p>5.85836457561362</text:p>
          </table:table-cell>
          <table:table-cell office:value-type="float" office:value="8.02158815240084" calcext:value-type="float">
            <text:p>8.02158815240084</text:p>
          </table:table-cell>
          <table:table-cell office:value-type="float" office:value="6.03659604851568" calcext:value-type="float">
            <text:p>6.03659604851568</text:p>
          </table:table-cell>
          <table:table-cell office:value-type="float" office:value="7.71332449450216" calcext:value-type="float">
            <text:p>7.71332449450216</text:p>
          </table:table-cell>
          <table:table-cell office:value-type="float" office:value="0.232893093419018" calcext:value-type="float">
            <text:p>0.232893093419018</text:p>
          </table:table-cell>
          <table:table-cell office:value-type="float" office:value="0.246233468434115" calcext:value-type="float">
            <text:p>0.246233468434115</text:p>
          </table:table-cell>
          <table:table-cell office:value-type="float" office:value="0.235603784063515" calcext:value-type="float">
            <text:p>0.235603784063515</text:p>
          </table:table-cell>
          <table:table-cell office:value-type="float" office:value="0.24144250969986" calcext:value-type="float">
            <text:p>0.24144250969986</text:p>
          </table:table-cell>
          <table:table-cell office:value-type="float" office:value="0.037786860449437" calcext:value-type="float">
            <text:p>0.037786860449437</text:p>
          </table:table-cell>
          <table:table-cell office:value-type="float" office:value="0.0542083638367102" calcext:value-type="float">
            <text:p>0.05420836383671</text:p>
          </table:table-cell>
          <table:table-cell office:value-type="float" office:value="0.0357483755499464" calcext:value-type="float">
            <text:p>0.035748375549947</text:p>
          </table:table-cell>
          <table:table-cell office:value-type="float" office:value="0.0573033466632492" calcext:value-type="float">
            <text:p>0.05730334666324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0014200813525" calcext:value-type="float">
            <text:p>0.360014200813525</text:p>
          </table:table-cell>
          <table:table-cell office:value-type="float" office:value="0.429085470166743" calcext:value-type="float">
            <text:p>0.429085470166743</text:p>
          </table:table-cell>
          <table:table-cell office:value-type="float" office:value="0.363490730719658" calcext:value-type="float">
            <text:p>0.363490730719658</text:p>
          </table:table-cell>
          <table:table-cell office:value-type="float" office:value="0.425566092749237" calcext:value-type="float">
            <text:p>0.425566092749237</text:p>
          </table:table-cell>
          <table:table-cell office:value-type="float" office:value="5.86853116344707" calcext:value-type="float">
            <text:p>5.86853116344707</text:p>
          </table:table-cell>
          <table:table-cell office:value-type="float" office:value="8.54308871281954" calcext:value-type="float">
            <text:p>8.54308871281954</text:p>
          </table:table-cell>
          <table:table-cell office:value-type="float" office:value="6.11406925995636" calcext:value-type="float">
            <text:p>6.11406925995636</text:p>
          </table:table-cell>
          <table:table-cell office:value-type="float" office:value="8.06669086477621" calcext:value-type="float">
            <text:p>8.06669086477621</text:p>
          </table:table-cell>
          <table:table-cell office:value-type="float" office:value="0.232570352540845" calcext:value-type="float">
            <text:p>0.232570352540845</text:p>
          </table:table-cell>
          <table:table-cell office:value-type="float" office:value="0.244350192364483" calcext:value-type="float">
            <text:p>0.244350192364483</text:p>
          </table:table-cell>
          <table:table-cell office:value-type="float" office:value="0.235820908822595" calcext:value-type="float">
            <text:p>0.235820908822595</text:p>
          </table:table-cell>
          <table:table-cell office:value-type="float" office:value="0.238764731838769" calcext:value-type="float">
            <text:p>0.238764731838769</text:p>
          </table:table-cell>
          <table:table-cell office:value-type="float" office:value="0.0343111199027538" calcext:value-type="float">
            <text:p>0.034311119902754</text:p>
          </table:table-cell>
          <table:table-cell office:value-type="float" office:value="0.0491274024700974" calcext:value-type="float">
            <text:p>0.049127402470097</text:p>
          </table:table-cell>
          <table:table-cell office:value-type="float" office:value="0.0327450201853189" calcext:value-type="float">
            <text:p>0.032745020185319</text:p>
          </table:table-cell>
          <table:table-cell office:value-type="float" office:value="0.0513559699180673" calcext:value-type="float">
            <text:p>0.051355969918067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59320351036175" calcext:value-type="float">
            <text:p>0.359320351036175</text:p>
          </table:table-cell>
          <table:table-cell office:value-type="float" office:value="0.427308542843" calcext:value-type="float">
            <text:p>0.427308542843</text:p>
          </table:table-cell>
          <table:table-cell office:value-type="float" office:value="0.362354293179492" calcext:value-type="float">
            <text:p>0.362354293179492</text:p>
          </table:table-cell>
          <table:table-cell office:value-type="float" office:value="0.424294170404022" calcext:value-type="float">
            <text:p>0.424294170404022</text:p>
          </table:table-cell>
          <table:table-cell office:value-type="float" office:value="6.1414004532859" calcext:value-type="float">
            <text:p>6.1414004532859</text:p>
          </table:table-cell>
          <table:table-cell office:value-type="float" office:value="8.82423688834717" calcext:value-type="float">
            <text:p>8.82423688834717</text:p>
          </table:table-cell>
          <table:table-cell office:value-type="float" office:value="6.14445234352944" calcext:value-type="float">
            <text:p>6.14445234352944</text:p>
          </table:table-cell>
          <table:table-cell office:value-type="float" office:value="8.60557520445366" calcext:value-type="float">
            <text:p>8.60557520445366</text:p>
          </table:table-cell>
          <table:table-cell office:value-type="float" office:value="0.228290283477556" calcext:value-type="float">
            <text:p>0.228290283477556</text:p>
          </table:table-cell>
          <table:table-cell office:value-type="float" office:value="0.239593235212504" calcext:value-type="float">
            <text:p>0.239593235212504</text:p>
          </table:table-cell>
          <table:table-cell office:value-type="float" office:value="0.231051662106426" calcext:value-type="float">
            <text:p>0.231051662106426</text:p>
          </table:table-cell>
          <table:table-cell office:value-type="float" office:value="0.234792832088662" calcext:value-type="float">
            <text:p>0.234792832088662</text:p>
          </table:table-cell>
          <table:table-cell office:value-type="float" office:value="0.0286560566914567" calcext:value-type="float">
            <text:p>0.028656056691457</text:p>
          </table:table-cell>
          <table:table-cell office:value-type="float" office:value="0.0390649512590164" calcext:value-type="float">
            <text:p>0.039064951259016</text:p>
          </table:table-cell>
          <table:table-cell office:value-type="float" office:value="0.0265040590284608" calcext:value-type="float">
            <text:p>0.026504059028461</text:p>
          </table:table-cell>
          <table:table-cell office:value-type="float" office:value="0.0424263586411792" calcext:value-type="float">
            <text:p>0.042426358641179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59100295248426" calcext:value-type="float">
            <text:p>0.359100295248426</text:p>
          </table:table-cell>
          <table:table-cell office:value-type="float" office:value="0.425397951907179" calcext:value-type="float">
            <text:p>0.425397951907179</text:p>
          </table:table-cell>
          <table:table-cell office:value-type="float" office:value="0.361585697478415" calcext:value-type="float">
            <text:p>0.361585697478415</text:p>
          </table:table-cell>
          <table:table-cell office:value-type="float" office:value="0.425089095283966" calcext:value-type="float">
            <text:p>0.425089095283966</text:p>
          </table:table-cell>
          <table:table-cell office:value-type="float" office:value="6.28453253955856" calcext:value-type="float">
            <text:p>6.28453253955856</text:p>
          </table:table-cell>
          <table:table-cell office:value-type="float" office:value="8.40556738300695" calcext:value-type="float">
            <text:p>8.40556738300695</text:p>
          </table:table-cell>
          <table:table-cell office:value-type="float" office:value="6.41603968005747" calcext:value-type="float">
            <text:p>6.41603968005747</text:p>
          </table:table-cell>
          <table:table-cell office:value-type="float" office:value="8.31516336581004" calcext:value-type="float">
            <text:p>8.31516336581004</text:p>
          </table:table-cell>
          <table:table-cell office:value-type="float" office:value="0.230093001993532" calcext:value-type="float">
            <text:p>0.230093001993532</text:p>
          </table:table-cell>
          <table:table-cell office:value-type="float" office:value="0.247021690366465" calcext:value-type="float">
            <text:p>0.247021690366465</text:p>
          </table:table-cell>
          <table:table-cell office:value-type="float" office:value="0.232813506528517" calcext:value-type="float">
            <text:p>0.232813506528517</text:p>
          </table:table-cell>
          <table:table-cell office:value-type="float" office:value="0.242245355212152" calcext:value-type="float">
            <text:p>0.242245355212152</text:p>
          </table:table-cell>
          <table:table-cell office:value-type="float" office:value="0.0298171925146749" calcext:value-type="float">
            <text:p>0.029817192514675</text:p>
          </table:table-cell>
          <table:table-cell office:value-type="float" office:value="0.0397825533383994" calcext:value-type="float">
            <text:p>0.039782553338399</text:p>
          </table:table-cell>
          <table:table-cell office:value-type="float" office:value="0.0274461903101399" calcext:value-type="float">
            <text:p>0.02744619031014</text:p>
          </table:table-cell>
          <table:table-cell office:value-type="float" office:value="0.0434721135778754" calcext:value-type="float">
            <text:p>0.043472113577876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0145400174699" calcext:value-type="float">
            <text:p>0.360145400174699</text:p>
          </table:table-cell>
          <table:table-cell office:value-type="float" office:value="0.428926032449649" calcext:value-type="float">
            <text:p>0.428926032449649</text:p>
          </table:table-cell>
          <table:table-cell office:value-type="float" office:value="0.362397140972381" calcext:value-type="float">
            <text:p>0.362397140972381</text:p>
          </table:table-cell>
          <table:table-cell office:value-type="float" office:value="0.427498401818906" calcext:value-type="float">
            <text:p>0.427498401818906</text:p>
          </table:table-cell>
          <table:table-cell office:value-type="float" office:value="6.35019378654292" calcext:value-type="float">
            <text:p>6.35019378654292</text:p>
          </table:table-cell>
          <table:table-cell office:value-type="float" office:value="8.91372330121268" calcext:value-type="float">
            <text:p>8.91372330121268</text:p>
          </table:table-cell>
          <table:table-cell office:value-type="float" office:value="6.44578817258664" calcext:value-type="float">
            <text:p>6.44578817258664</text:p>
          </table:table-cell>
          <table:table-cell office:value-type="float" office:value="8.3897441538637" calcext:value-type="float">
            <text:p>8.3897441538637</text:p>
          </table:table-cell>
          <table:table-cell office:value-type="float" office:value="0.224536884015074" calcext:value-type="float">
            <text:p>0.224536884015074</text:p>
          </table:table-cell>
          <table:table-cell office:value-type="float" office:value="0.244022724608151" calcext:value-type="float">
            <text:p>0.244022724608151</text:p>
          </table:table-cell>
          <table:table-cell office:value-type="float" office:value="0.226897547437478" calcext:value-type="float">
            <text:p>0.226897547437478</text:p>
          </table:table-cell>
          <table:table-cell office:value-type="float" office:value="0.23978625414727" calcext:value-type="float">
            <text:p>0.23978625414727</text:p>
          </table:table-cell>
          <table:table-cell office:value-type="float" office:value="0.0376526531595588" calcext:value-type="float">
            <text:p>0.037652653159559</text:p>
          </table:table-cell>
          <table:table-cell office:value-type="float" office:value="0.0502504047757123" calcext:value-type="float">
            <text:p>0.050250404775712</text:p>
          </table:table-cell>
          <table:table-cell office:value-type="float" office:value="0.034868134247121" calcext:value-type="float">
            <text:p>0.034868134247121</text:p>
          </table:table-cell>
          <table:table-cell office:value-type="float" office:value="0.0546379009963704" calcext:value-type="float">
            <text:p>0.05463790099637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0280498221755" calcext:value-type="float">
            <text:p>0.360280498221755</text:p>
          </table:table-cell>
          <table:table-cell office:value-type="float" office:value="0.429782045823416" calcext:value-type="float">
            <text:p>0.429782045823416</text:p>
          </table:table-cell>
          <table:table-cell office:value-type="float" office:value="0.363538552796576" calcext:value-type="float">
            <text:p>0.363538552796576</text:p>
          </table:table-cell>
          <table:table-cell office:value-type="float" office:value="0.42647476093352" calcext:value-type="float">
            <text:p>0.42647476093352</text:p>
          </table:table-cell>
          <table:table-cell office:value-type="float" office:value="6.18197013376194" calcext:value-type="float">
            <text:p>6.18197013376194</text:p>
          </table:table-cell>
          <table:table-cell office:value-type="float" office:value="8.42145531646376" calcext:value-type="float">
            <text:p>8.42145531646376</text:p>
          </table:table-cell>
          <table:table-cell office:value-type="float" office:value="6.37216974886373" calcext:value-type="float">
            <text:p>6.37216974886373</text:p>
          </table:table-cell>
          <table:table-cell office:value-type="float" office:value="8.26952387606921" calcext:value-type="float">
            <text:p>8.26952387606921</text:p>
          </table:table-cell>
          <table:table-cell office:value-type="float" office:value="0.232057192861275" calcext:value-type="float">
            <text:p>0.232057192861275</text:p>
          </table:table-cell>
          <table:table-cell office:value-type="float" office:value="0.262248341953864" calcext:value-type="float">
            <text:p>0.262248341953864</text:p>
          </table:table-cell>
          <table:table-cell office:value-type="float" office:value="0.235098569568477" calcext:value-type="float">
            <text:p>0.235098569568477</text:p>
          </table:table-cell>
          <table:table-cell office:value-type="float" office:value="0.256621633287848" calcext:value-type="float">
            <text:p>0.256621633287848</text:p>
          </table:table-cell>
          <table:table-cell office:value-type="float" office:value="0.032308835234834" calcext:value-type="float">
            <text:p>0.032308835234834</text:p>
          </table:table-cell>
          <table:table-cell office:value-type="float" office:value="0.0455226350747915" calcext:value-type="float">
            <text:p>0.045522635074792</text:p>
          </table:table-cell>
          <table:table-cell office:value-type="float" office:value="0.0319585772104476" calcext:value-type="float">
            <text:p>0.031958577210448</text:p>
          </table:table-cell>
          <table:table-cell office:value-type="float" office:value="0.0458037712558828" calcext:value-type="float">
            <text:p>0.045803771255883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8710109647927" calcext:value-type="float">
            <text:p>0.368710109647927</text:p>
          </table:table-cell>
          <table:table-cell office:value-type="float" office:value="0.445510789666826" calcext:value-type="float">
            <text:p>0.445510789666826</text:p>
          </table:table-cell>
          <table:table-cell office:value-type="float" office:value="0.371558410620927" calcext:value-type="float">
            <text:p>0.371558410620927</text:p>
          </table:table-cell>
          <table:table-cell office:value-type="float" office:value="0.443027730526786" calcext:value-type="float">
            <text:p>0.443027730526786</text:p>
          </table:table-cell>
          <table:table-cell office:value-type="float" office:value="6.25787252255005" calcext:value-type="float">
            <text:p>6.25787252255005</text:p>
          </table:table-cell>
          <table:table-cell office:value-type="float" office:value="8.97103618297274" calcext:value-type="float">
            <text:p>8.97103618297274</text:p>
          </table:table-cell>
          <table:table-cell office:value-type="float" office:value="6.33799483493963" calcext:value-type="float">
            <text:p>6.33799483493963</text:p>
          </table:table-cell>
          <table:table-cell office:value-type="float" office:value="8.44689060812596" calcext:value-type="float">
            <text:p>8.44689060812596</text:p>
          </table:table-cell>
          <table:table-cell office:value-type="float" office:value="0.235632163419057" calcext:value-type="float">
            <text:p>0.235632163419057</text:p>
          </table:table-cell>
          <table:table-cell office:value-type="float" office:value="0.259765989499446" calcext:value-type="float">
            <text:p>0.259765989499446</text:p>
          </table:table-cell>
          <table:table-cell office:value-type="float" office:value="0.238295734418756" calcext:value-type="float">
            <text:p>0.238295734418756</text:p>
          </table:table-cell>
          <table:table-cell office:value-type="float" office:value="0.254822639924375" calcext:value-type="float">
            <text:p>0.254822639924375</text:p>
          </table:table-cell>
          <table:table-cell office:value-type="float" office:value="0.0356286511820774" calcext:value-type="float">
            <text:p>0.035628651182078</text:p>
          </table:table-cell>
          <table:table-cell office:value-type="float" office:value="0.0508358725722864" calcext:value-type="float">
            <text:p>0.050835872572286</text:p>
          </table:table-cell>
          <table:table-cell office:value-type="float" office:value="0.0342474231322514" calcext:value-type="float">
            <text:p>0.034247423132251</text:p>
          </table:table-cell>
          <table:table-cell office:value-type="float" office:value="0.0528782395844295" calcext:value-type="float">
            <text:p>0.05287823958443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2371844102236" calcext:value-type="float">
            <text:p>0.372371844102236</text:p>
          </table:table-cell>
          <table:table-cell office:value-type="float" office:value="0.44503396535771" calcext:value-type="float">
            <text:p>0.44503396535771</text:p>
          </table:table-cell>
          <table:table-cell office:value-type="float" office:value="0.375036422368941" calcext:value-type="float">
            <text:p>0.375036422368941</text:p>
          </table:table-cell>
          <table:table-cell office:value-type="float" office:value="0.444098439428301" calcext:value-type="float">
            <text:p>0.444098439428301</text:p>
          </table:table-cell>
          <table:table-cell office:value-type="float" office:value="6.09858553314537" calcext:value-type="float">
            <text:p>6.09858553314537</text:p>
          </table:table-cell>
          <table:table-cell office:value-type="float" office:value="8.99300168589593" calcext:value-type="float">
            <text:p>8.99300168589593</text:p>
          </table:table-cell>
          <table:table-cell office:value-type="float" office:value="6.32731725661362" calcext:value-type="float">
            <text:p>6.32731725661362</text:p>
          </table:table-cell>
          <table:table-cell office:value-type="float" office:value="8.32296471961215" calcext:value-type="float">
            <text:p>8.32296471961215</text:p>
          </table:table-cell>
          <table:table-cell office:value-type="float" office:value="0.243888800708791" calcext:value-type="float">
            <text:p>0.243888800708791</text:p>
          </table:table-cell>
          <table:table-cell office:value-type="float" office:value="0.279602218918607" calcext:value-type="float">
            <text:p>0.279602218918607</text:p>
          </table:table-cell>
          <table:table-cell office:value-type="float" office:value="0.246547916869906" calcext:value-type="float">
            <text:p>0.246547916869906</text:p>
          </table:table-cell>
          <table:table-cell office:value-type="float" office:value="0.274493848838369" calcext:value-type="float">
            <text:p>0.274493848838369</text:p>
          </table:table-cell>
          <table:table-cell office:value-type="float" office:value="0.0315798066102645" calcext:value-type="float">
            <text:p>0.031579806610265</text:p>
          </table:table-cell>
          <table:table-cell office:value-type="float" office:value="0.0420934855659787" calcext:value-type="float">
            <text:p>0.042093485565979</text:p>
          </table:table-cell>
          <table:table-cell office:value-type="float" office:value="0.02983356821424" calcext:value-type="float">
            <text:p>0.02983356821424</text:p>
          </table:table-cell>
          <table:table-cell office:value-type="float" office:value="0.0448330264879053" calcext:value-type="float">
            <text:p>0.044833026487905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4024149123181" calcext:value-type="float">
            <text:p>0.364024149123181</text:p>
          </table:table-cell>
          <table:table-cell office:value-type="float" office:value="0.436297487035633" calcext:value-type="float">
            <text:p>0.436297487035633</text:p>
          </table:table-cell>
          <table:table-cell office:value-type="float" office:value="0.366418302177078" calcext:value-type="float">
            <text:p>0.366418302177078</text:p>
          </table:table-cell>
          <table:table-cell office:value-type="float" office:value="0.435743581832783" calcext:value-type="float">
            <text:p>0.435743581832783</text:p>
          </table:table-cell>
          <table:table-cell office:value-type="float" office:value="5.97352959894879" calcext:value-type="float">
            <text:p>5.97352959894879</text:p>
          </table:table-cell>
          <table:table-cell office:value-type="float" office:value="8.42167440188924" calcext:value-type="float">
            <text:p>8.42167440188924</text:p>
          </table:table-cell>
          <table:table-cell office:value-type="float" office:value="6.18206073687766" calcext:value-type="float">
            <text:p>6.18206073687766</text:p>
          </table:table-cell>
          <table:table-cell office:value-type="float" office:value="8.41726550796678" calcext:value-type="float">
            <text:p>8.41726550796678</text:p>
          </table:table-cell>
          <table:table-cell office:value-type="float" office:value="0.23652206958781" calcext:value-type="float">
            <text:p>0.23652206958781</text:p>
          </table:table-cell>
          <table:table-cell office:value-type="float" office:value="0.263978560426903" calcext:value-type="float">
            <text:p>0.263978560426903</text:p>
          </table:table-cell>
          <table:table-cell office:value-type="float" office:value="0.239066721529107" calcext:value-type="float">
            <text:p>0.239066721529107</text:p>
          </table:table-cell>
          <table:table-cell office:value-type="float" office:value="0.259199472948969" calcext:value-type="float">
            <text:p>0.259199472948969</text:p>
          </table:table-cell>
          <table:table-cell office:value-type="float" office:value="0.0352670967651195" calcext:value-type="float">
            <text:p>0.03526709676512</text:p>
          </table:table-cell>
          <table:table-cell office:value-type="float" office:value="0.0462287510274889" calcext:value-type="float">
            <text:p>0.046228751027489</text:p>
          </table:table-cell>
          <table:table-cell office:value-type="float" office:value="0.0335277895225949" calcext:value-type="float">
            <text:p>0.033527789522595</text:p>
          </table:table-cell>
          <table:table-cell office:value-type="float" office:value="0.0489632755878904" calcext:value-type="float">
            <text:p>0.0489632755878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4776035672204" calcext:value-type="float">
            <text:p>0.364776035672204</text:p>
          </table:table-cell>
          <table:table-cell office:value-type="float" office:value="0.437634281916996" calcext:value-type="float">
            <text:p>0.437634281916996</text:p>
          </table:table-cell>
          <table:table-cell office:value-type="float" office:value="0.367927908149731" calcext:value-type="float">
            <text:p>0.367927908149731</text:p>
          </table:table-cell>
          <table:table-cell office:value-type="float" office:value="0.436005906654477" calcext:value-type="float">
            <text:p>0.436005906654477</text:p>
          </table:table-cell>
          <table:table-cell office:value-type="float" office:value="6.14616774026696" calcext:value-type="float">
            <text:p>6.14616774026696</text:p>
          </table:table-cell>
          <table:table-cell office:value-type="float" office:value="8.6164807402381" calcext:value-type="float">
            <text:p>8.6164807402381</text:p>
          </table:table-cell>
          <table:table-cell office:value-type="float" office:value="6.42744634466293" calcext:value-type="float">
            <text:p>6.42744634466293</text:p>
          </table:table-cell>
          <table:table-cell office:value-type="float" office:value="9.00352033882355" calcext:value-type="float">
            <text:p>9.00352033882355</text:p>
          </table:table-cell>
          <table:table-cell office:value-type="float" office:value="0.235973929512358" calcext:value-type="float">
            <text:p>0.235973929512358</text:p>
          </table:table-cell>
          <table:table-cell office:value-type="float" office:value="0.264770656560381" calcext:value-type="float">
            <text:p>0.264770656560381</text:p>
          </table:table-cell>
          <table:table-cell office:value-type="float" office:value="0.239310875398157" calcext:value-type="float">
            <text:p>0.239310875398157</text:p>
          </table:table-cell>
          <table:table-cell office:value-type="float" office:value="0.258408294398582" calcext:value-type="float">
            <text:p>0.258408294398582</text:p>
          </table:table-cell>
          <table:table-cell office:value-type="float" office:value="0.0279700674303922" calcext:value-type="float">
            <text:p>0.027970067430392</text:p>
          </table:table-cell>
          <table:table-cell office:value-type="float" office:value="0.0367569458959373" calcext:value-type="float">
            <text:p>0.036756945895937</text:p>
          </table:table-cell>
          <table:table-cell office:value-type="float" office:value="0.0272887010988659" calcext:value-type="float">
            <text:p>0.027288701098866</text:p>
          </table:table-cell>
          <table:table-cell office:value-type="float" office:value="0.0376804337386541" calcext:value-type="float">
            <text:p>0.037680433738654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67652089377932" calcext:value-type="float">
            <text:p>0.367652089377932</text:p>
          </table:table-cell>
          <table:table-cell office:value-type="float" office:value="0.445830839607453" calcext:value-type="float">
            <text:p>0.445830839607453</text:p>
          </table:table-cell>
          <table:table-cell office:value-type="float" office:value="0.370132953554043" calcext:value-type="float">
            <text:p>0.370132953554043</text:p>
          </table:table-cell>
          <table:table-cell office:value-type="float" office:value="0.445379558251569" calcext:value-type="float">
            <text:p>0.445379558251569</text:p>
          </table:table-cell>
          <table:table-cell office:value-type="float" office:value="6.10962098875823" calcext:value-type="float">
            <text:p>6.10962098875823</text:p>
          </table:table-cell>
          <table:table-cell office:value-type="float" office:value="8.51688159443194" calcext:value-type="float">
            <text:p>8.51688159443194</text:p>
          </table:table-cell>
          <table:table-cell office:value-type="float" office:value="6.33692240056868" calcext:value-type="float">
            <text:p>6.33692240056868</text:p>
          </table:table-cell>
          <table:table-cell office:value-type="float" office:value="8.57365912711116" calcext:value-type="float">
            <text:p>8.57365912711116</text:p>
          </table:table-cell>
          <table:table-cell office:value-type="float" office:value="0.242432134951419" calcext:value-type="float">
            <text:p>0.242432134951419</text:p>
          </table:table-cell>
          <table:table-cell office:value-type="float" office:value="0.284448080779771" calcext:value-type="float">
            <text:p>0.284448080779771</text:p>
          </table:table-cell>
          <table:table-cell office:value-type="float" office:value="0.245071789485963" calcext:value-type="float">
            <text:p>0.245071789485963</text:p>
          </table:table-cell>
          <table:table-cell office:value-type="float" office:value="0.27913391098283" calcext:value-type="float">
            <text:p>0.27913391098283</text:p>
          </table:table-cell>
          <table:table-cell office:value-type="float" office:value="0.0337202216791436" calcext:value-type="float">
            <text:p>0.033720221679144</text:p>
          </table:table-cell>
          <table:table-cell office:value-type="float" office:value="0.0456305378840556" calcext:value-type="float">
            <text:p>0.045630537884056</text:p>
          </table:table-cell>
          <table:table-cell office:value-type="float" office:value="0.0329123197525744" calcext:value-type="float">
            <text:p>0.032912319752574</text:p>
          </table:table-cell>
          <table:table-cell office:value-type="float" office:value="0.0468001524321093" calcext:value-type="float">
            <text:p>0.046800152432109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2437677596432" calcext:value-type="float">
            <text:p>0.372437677596432</text:p>
          </table:table-cell>
          <table:table-cell office:value-type="float" office:value="0.44986160481689" calcext:value-type="float">
            <text:p>0.44986160481689</text:p>
          </table:table-cell>
          <table:table-cell office:value-type="float" office:value="0.372617914658578" calcext:value-type="float">
            <text:p>0.372617914658578</text:p>
          </table:table-cell>
          <table:table-cell office:value-type="float" office:value="0.453434556298438" calcext:value-type="float">
            <text:p>0.453434556298438</text:p>
          </table:table-cell>
          <table:table-cell office:value-type="float" office:value="6.11950696300778" calcext:value-type="float">
            <text:p>6.11950696300778</text:p>
          </table:table-cell>
          <table:table-cell office:value-type="float" office:value="9.1020104330517" calcext:value-type="float">
            <text:p>9.1020104330517</text:p>
          </table:table-cell>
          <table:table-cell office:value-type="float" office:value="6.25289324773791" calcext:value-type="float">
            <text:p>6.25289324773791</text:p>
          </table:table-cell>
          <table:table-cell office:value-type="float" office:value="9.37541619809552" calcext:value-type="float">
            <text:p>9.37541619809552</text:p>
          </table:table-cell>
          <table:table-cell office:value-type="float" office:value="0.247034862489339" calcext:value-type="float">
            <text:p>0.247034862489339</text:p>
          </table:table-cell>
          <table:table-cell office:value-type="float" office:value="0.292579032253445" calcext:value-type="float">
            <text:p>0.292579032253445</text:p>
          </table:table-cell>
          <table:table-cell office:value-type="float" office:value="0.248943713583921" calcext:value-type="float">
            <text:p>0.248943713583921</text:p>
          </table:table-cell>
          <table:table-cell office:value-type="float" office:value="0.288650445203658" calcext:value-type="float">
            <text:p>0.288650445203658</text:p>
          </table:table-cell>
          <table:table-cell office:value-type="float" office:value="0.0334925841864202" calcext:value-type="float">
            <text:p>0.03349258418642</text:p>
          </table:table-cell>
          <table:table-cell office:value-type="float" office:value="0.0446865409505229" calcext:value-type="float">
            <text:p>0.044686540950523</text:p>
          </table:table-cell>
          <table:table-cell office:value-type="float" office:value="0.0321492928312464" calcext:value-type="float">
            <text:p>0.032149292831246</text:p>
          </table:table-cell>
          <table:table-cell office:value-type="float" office:value="0.0468798731220877" calcext:value-type="float">
            <text:p>0.046879873122088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5513079896251" calcext:value-type="float">
            <text:p>0.365513079896251</text:p>
          </table:table-cell>
          <table:table-cell office:value-type="float" office:value="0.437666971530546" calcext:value-type="float">
            <text:p>0.437666971530546</text:p>
          </table:table-cell>
          <table:table-cell office:value-type="float" office:value="0.366772718132993" calcext:value-type="float">
            <text:p>0.366772718132993</text:p>
          </table:table-cell>
          <table:table-cell office:value-type="float" office:value="0.436540497483539" calcext:value-type="float">
            <text:p>0.436540497483539</text:p>
          </table:table-cell>
          <table:table-cell office:value-type="float" office:value="6.08160433135619" calcext:value-type="float">
            <text:p>6.08160433135619</text:p>
          </table:table-cell>
          <table:table-cell office:value-type="float" office:value="9.07620421307529" calcext:value-type="float">
            <text:p>9.07620421307529</text:p>
          </table:table-cell>
          <table:table-cell office:value-type="float" office:value="6.19610841625899" calcext:value-type="float">
            <text:p>6.19610841625899</text:p>
          </table:table-cell>
          <table:table-cell office:value-type="float" office:value="9.01971959606336" calcext:value-type="float">
            <text:p>9.01971959606336</text:p>
          </table:table-cell>
          <table:table-cell office:value-type="float" office:value="0.24356172475939" calcext:value-type="float">
            <text:p>0.24356172475939</text:p>
          </table:table-cell>
          <table:table-cell office:value-type="float" office:value="0.278744483631272" calcext:value-type="float">
            <text:p>0.278744483631272</text:p>
          </table:table-cell>
          <table:table-cell office:value-type="float" office:value="0.245432702315758" calcext:value-type="float">
            <text:p>0.245432702315758</text:p>
          </table:table-cell>
          <table:table-cell office:value-type="float" office:value="0.275021980673644" calcext:value-type="float">
            <text:p>0.275021980673644</text:p>
          </table:table-cell>
          <table:table-cell office:value-type="float" office:value="0.0314061070236135" calcext:value-type="float">
            <text:p>0.031406107023614</text:p>
          </table:table-cell>
          <table:table-cell office:value-type="float" office:value="0.0415349458964903" calcext:value-type="float">
            <text:p>0.04153494589649</text:p>
          </table:table-cell>
          <table:table-cell office:value-type="float" office:value="0.0298260669562099" calcext:value-type="float">
            <text:p>0.02982606695621</text:p>
          </table:table-cell>
          <table:table-cell office:value-type="float" office:value="0.0441524910395957" calcext:value-type="float">
            <text:p>0.044152491039596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0325373612422" calcext:value-type="float">
            <text:p>0.360325373612422</text:p>
          </table:table-cell>
          <table:table-cell office:value-type="float" office:value="0.439580607910344" calcext:value-type="float">
            <text:p>0.439580607910344</text:p>
          </table:table-cell>
          <table:table-cell office:value-type="float" office:value="0.362081549605054" calcext:value-type="float">
            <text:p>0.362081549605054</text:p>
          </table:table-cell>
          <table:table-cell office:value-type="float" office:value="0.436671652491437" calcext:value-type="float">
            <text:p>0.436671652491437</text:p>
          </table:table-cell>
          <table:table-cell office:value-type="float" office:value="5.7146902231344" calcext:value-type="float">
            <text:p>5.7146902231344</text:p>
          </table:table-cell>
          <table:table-cell office:value-type="float" office:value="9.03762546320414" calcext:value-type="float">
            <text:p>9.03762546320414</text:p>
          </table:table-cell>
          <table:table-cell office:value-type="float" office:value="5.88292069657514" calcext:value-type="float">
            <text:p>5.88292069657514</text:p>
          </table:table-cell>
          <table:table-cell office:value-type="float" office:value="9.05496767637691" calcext:value-type="float">
            <text:p>9.05496767637691</text:p>
          </table:table-cell>
          <table:table-cell office:value-type="float" office:value="0.238456087076076" calcext:value-type="float">
            <text:p>0.238456087076076</text:p>
          </table:table-cell>
          <table:table-cell office:value-type="float" office:value="0.27436461592107" calcext:value-type="float">
            <text:p>0.27436461592107</text:p>
          </table:table-cell>
          <table:table-cell office:value-type="float" office:value="0.240967357478857" calcext:value-type="float">
            <text:p>0.240967357478857</text:p>
          </table:table-cell>
          <table:table-cell office:value-type="float" office:value="0.269361622930765" calcext:value-type="float">
            <text:p>0.269361622930765</text:p>
          </table:table-cell>
          <table:table-cell office:value-type="float" office:value="0.0338751722136642" calcext:value-type="float">
            <text:p>0.033875172213664</text:p>
          </table:table-cell>
          <table:table-cell office:value-type="float" office:value="0.0509817170627786" calcext:value-type="float">
            <text:p>0.050981717062779</text:p>
          </table:table-cell>
          <table:table-cell office:value-type="float" office:value="0.0318844503738963" calcext:value-type="float">
            <text:p>0.031884450373896</text:p>
          </table:table-cell>
          <table:table-cell office:value-type="float" office:value="0.0541334486380473" calcext:value-type="float">
            <text:p>0.054133448638047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56906070855061" calcext:value-type="float">
            <text:p>0.356906070855061</text:p>
          </table:table-cell>
          <table:table-cell office:value-type="float" office:value="0.442873861932805" calcext:value-type="float">
            <text:p>0.442873861932805</text:p>
          </table:table-cell>
          <table:table-cell office:value-type="float" office:value="0.358639929886211" calcext:value-type="float">
            <text:p>0.358639929886211</text:p>
          </table:table-cell>
          <table:table-cell office:value-type="float" office:value="0.440145786499402" calcext:value-type="float">
            <text:p>0.440145786499402</text:p>
          </table:table-cell>
          <table:table-cell office:value-type="float" office:value="5.84398562094326" calcext:value-type="float">
            <text:p>5.84398562094326</text:p>
          </table:table-cell>
          <table:table-cell office:value-type="float" office:value="8.85390894852914" calcext:value-type="float">
            <text:p>8.85390894852914</text:p>
          </table:table-cell>
          <table:table-cell office:value-type="float" office:value="5.9350631628077" calcext:value-type="float">
            <text:p>5.9350631628077</text:p>
          </table:table-cell>
          <table:table-cell office:value-type="float" office:value="8.76268786972714" calcext:value-type="float">
            <text:p>8.76268786972714</text:p>
          </table:table-cell>
          <table:table-cell office:value-type="float" office:value="0.233339515411134" calcext:value-type="float">
            <text:p>0.233339515411134</text:p>
          </table:table-cell>
          <table:table-cell office:value-type="float" office:value="0.272861708332163" calcext:value-type="float">
            <text:p>0.272861708332163</text:p>
          </table:table-cell>
          <table:table-cell office:value-type="float" office:value="0.235153484071808" calcext:value-type="float">
            <text:p>0.235153484071808</text:p>
          </table:table-cell>
          <table:table-cell office:value-type="float" office:value="0.269100006444562" calcext:value-type="float">
            <text:p>0.269100006444562</text:p>
          </table:table-cell>
          <table:table-cell office:value-type="float" office:value="0.0345345717903612" calcext:value-type="float">
            <text:p>0.034534571790361</text:p>
          </table:table-cell>
          <table:table-cell office:value-type="float" office:value="0.0531143446568704" calcext:value-type="float">
            <text:p>0.053114344656871</text:p>
          </table:table-cell>
          <table:table-cell office:value-type="float" office:value="0.0317989670871361" calcext:value-type="float">
            <text:p>0.031798967087136</text:p>
          </table:table-cell>
          <table:table-cell office:value-type="float" office:value="0.0577256863453412" calcext:value-type="float">
            <text:p>0.057725686345341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7654762555787" calcext:value-type="float">
            <text:p>0.357654762555787</text:p>
          </table:table-cell>
          <table:table-cell office:value-type="float" office:value="0.43682376715738" calcext:value-type="float">
            <text:p>0.43682376715738</text:p>
          </table:table-cell>
          <table:table-cell office:value-type="float" office:value="0.359496522069664" calcext:value-type="float">
            <text:p>0.359496522069664</text:p>
          </table:table-cell>
          <table:table-cell office:value-type="float" office:value="0.434200981631194" calcext:value-type="float">
            <text:p>0.434200981631194</text:p>
          </table:table-cell>
          <table:table-cell office:value-type="float" office:value="5.70577813945864" calcext:value-type="float">
            <text:p>5.70577813945864</text:p>
          </table:table-cell>
          <table:table-cell office:value-type="float" office:value="8.892853885232" calcext:value-type="float">
            <text:p>8.892853885232</text:p>
          </table:table-cell>
          <table:table-cell office:value-type="float" office:value="5.72449413959627" calcext:value-type="float">
            <text:p>5.72449413959627</text:p>
          </table:table-cell>
          <table:table-cell office:value-type="float" office:value="8.77919628504084" calcext:value-type="float">
            <text:p>8.77919628504084</text:p>
          </table:table-cell>
          <table:table-cell office:value-type="float" office:value="0.236970962441327" calcext:value-type="float">
            <text:p>0.236970962441327</text:p>
          </table:table-cell>
          <table:table-cell office:value-type="float" office:value="0.28075032594821" calcext:value-type="float">
            <text:p>0.28075032594821</text:p>
          </table:table-cell>
          <table:table-cell office:value-type="float" office:value="0.238771334769094" calcext:value-type="float">
            <text:p>0.238771334769094</text:p>
          </table:table-cell>
          <table:table-cell office:value-type="float" office:value="0.276992792278072" calcext:value-type="float">
            <text:p>0.276992792278072</text:p>
          </table:table-cell>
          <table:table-cell office:value-type="float" office:value="0.0371928834883184" calcext:value-type="float">
            <text:p>0.037192883488319</text:p>
          </table:table-cell>
          <table:table-cell office:value-type="float" office:value="0.0551071876802244" calcext:value-type="float">
            <text:p>0.055107187680224</text:p>
          </table:table-cell>
          <table:table-cell office:value-type="float" office:value="0.0334105214000959" calcext:value-type="float">
            <text:p>0.033410521400096</text:p>
          </table:table-cell>
          <table:table-cell office:value-type="float" office:value="0.0615542592156612" calcext:value-type="float">
            <text:p>0.061554259215661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5772580944738" calcext:value-type="float">
            <text:p>0.365772580944738</text:p>
          </table:table-cell>
          <table:table-cell office:value-type="float" office:value="0.440733381740739" calcext:value-type="float">
            <text:p>0.440733381740739</text:p>
          </table:table-cell>
          <table:table-cell office:value-type="float" office:value="0.367210371378497" calcext:value-type="float">
            <text:p>0.367210371378497</text:p>
          </table:table-cell>
          <table:table-cell office:value-type="float" office:value="0.441016798936692" calcext:value-type="float">
            <text:p>0.441016798936692</text:p>
          </table:table-cell>
          <table:table-cell office:value-type="float" office:value="5.41433701214238" calcext:value-type="float">
            <text:p>5.41433701214238</text:p>
          </table:table-cell>
          <table:table-cell office:value-type="float" office:value="8.49409218771163" calcext:value-type="float">
            <text:p>8.49409218771163</text:p>
          </table:table-cell>
          <table:table-cell office:value-type="float" office:value="5.45234836129495" calcext:value-type="float">
            <text:p>5.45234836129495</text:p>
          </table:table-cell>
          <table:table-cell office:value-type="float" office:value="8.32982507009913" calcext:value-type="float">
            <text:p>8.32982507009913</text:p>
          </table:table-cell>
          <table:table-cell office:value-type="float" office:value="0.24464495099441" calcext:value-type="float">
            <text:p>0.24464495099441</text:p>
          </table:table-cell>
          <table:table-cell office:value-type="float" office:value="0.294731617856124" calcext:value-type="float">
            <text:p>0.294731617856124</text:p>
          </table:table-cell>
          <table:table-cell office:value-type="float" office:value="0.246125287706643" calcext:value-type="float">
            <text:p>0.246125287706643</text:p>
          </table:table-cell>
          <table:table-cell office:value-type="float" office:value="0.291575047499949" calcext:value-type="float">
            <text:p>0.291575047499949</text:p>
          </table:table-cell>
          <table:table-cell office:value-type="float" office:value="0.0352774987639092" calcext:value-type="float">
            <text:p>0.035277498763909</text:p>
          </table:table-cell>
          <table:table-cell office:value-type="float" office:value="0.0517512749942514" calcext:value-type="float">
            <text:p>0.051751274994251</text:p>
          </table:table-cell>
          <table:table-cell office:value-type="float" office:value="0.0326279253569548" calcext:value-type="float">
            <text:p>0.032627925356955</text:p>
          </table:table-cell>
          <table:table-cell office:value-type="float" office:value="0.0562868957809548" calcext:value-type="float">
            <text:p>0.056286895780955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5502437024947" calcext:value-type="float">
            <text:p>0.365502437024947</text:p>
          </table:table-cell>
          <table:table-cell office:value-type="float" office:value="0.435655323721111" calcext:value-type="float">
            <text:p>0.435655323721111</text:p>
          </table:table-cell>
          <table:table-cell office:value-type="float" office:value="0.36747192832409" calcext:value-type="float">
            <text:p>0.36747192832409</text:p>
          </table:table-cell>
          <table:table-cell office:value-type="float" office:value="0.432719557317215" calcext:value-type="float">
            <text:p>0.432719557317215</text:p>
          </table:table-cell>
          <table:table-cell office:value-type="float" office:value="5.42468683629692" calcext:value-type="float">
            <text:p>5.42468683629692</text:p>
          </table:table-cell>
          <table:table-cell office:value-type="float" office:value="8.7154330916159" calcext:value-type="float">
            <text:p>8.7154330916159</text:p>
          </table:table-cell>
          <table:table-cell office:value-type="float" office:value="5.65960884113464" calcext:value-type="float">
            <text:p>5.65960884113464</text:p>
          </table:table-cell>
          <table:table-cell office:value-type="float" office:value="8.48781784755662" calcext:value-type="float">
            <text:p>8.48781784755662</text:p>
          </table:table-cell>
          <table:table-cell office:value-type="float" office:value="0.257755847775643" calcext:value-type="float">
            <text:p>0.257755847775643</text:p>
          </table:table-cell>
          <table:table-cell office:value-type="float" office:value="0.322950146584779" calcext:value-type="float">
            <text:p>0.322950146584779</text:p>
          </table:table-cell>
          <table:table-cell office:value-type="float" office:value="0.260121770361409" calcext:value-type="float">
            <text:p>0.260121770361409</text:p>
          </table:table-cell>
          <table:table-cell office:value-type="float" office:value="0.317731434450944" calcext:value-type="float">
            <text:p>0.317731434450944</text:p>
          </table:table-cell>
          <table:table-cell office:value-type="float" office:value="0.0302277512294274" calcext:value-type="float">
            <text:p>0.030227751229427</text:p>
          </table:table-cell>
          <table:table-cell office:value-type="float" office:value="0.0442003466328817" calcext:value-type="float">
            <text:p>0.044200346632882</text:p>
          </table:table-cell>
          <table:table-cell office:value-type="float" office:value="0.0283747292661769" calcext:value-type="float">
            <text:p>0.028374729266177</text:p>
          </table:table-cell>
          <table:table-cell office:value-type="float" office:value="0.047256418185027" calcext:value-type="float">
            <text:p>0.047256418185027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2214497423074" calcext:value-type="float">
            <text:p>0.362214497423074</text:p>
          </table:table-cell>
          <table:table-cell office:value-type="float" office:value="0.442847637455717" calcext:value-type="float">
            <text:p>0.442847637455717</text:p>
          </table:table-cell>
          <table:table-cell office:value-type="float" office:value="0.363458377193874" calcext:value-type="float">
            <text:p>0.363458377193874</text:p>
          </table:table-cell>
          <table:table-cell office:value-type="float" office:value="0.440989326943578" calcext:value-type="float">
            <text:p>0.440989326943578</text:p>
          </table:table-cell>
          <table:table-cell office:value-type="float" office:value="5.56838169042871" calcext:value-type="float">
            <text:p>5.56838169042871</text:p>
          </table:table-cell>
          <table:table-cell office:value-type="float" office:value="9.37930055541969" calcext:value-type="float">
            <text:p>9.37930055541969</text:p>
          </table:table-cell>
          <table:table-cell office:value-type="float" office:value="5.79292264692622" calcext:value-type="float">
            <text:p>5.79292264692622</text:p>
          </table:table-cell>
          <table:table-cell office:value-type="float" office:value="9.27441582023735" calcext:value-type="float">
            <text:p>9.27441582023735</text:p>
          </table:table-cell>
          <table:table-cell office:value-type="float" office:value="0.255233390325123" calcext:value-type="float">
            <text:p>0.255233390325123</text:p>
          </table:table-cell>
          <table:table-cell office:value-type="float" office:value="0.311614642027852" calcext:value-type="float">
            <text:p>0.311614642027852</text:p>
          </table:table-cell>
          <table:table-cell office:value-type="float" office:value="0.256937268868705" calcext:value-type="float">
            <text:p>0.256937268868705</text:p>
          </table:table-cell>
          <table:table-cell office:value-type="float" office:value="0.307804857427098" calcext:value-type="float">
            <text:p>0.307804857427098</text:p>
          </table:table-cell>
          <table:table-cell office:value-type="float" office:value="0.0321399581741644" calcext:value-type="float">
            <text:p>0.032139958174165</text:p>
          </table:table-cell>
          <table:table-cell office:value-type="float" office:value="0.0514309357943611" calcext:value-type="float">
            <text:p>0.051430935794361</text:p>
          </table:table-cell>
          <table:table-cell office:value-type="float" office:value="0.0308439470770607" calcext:value-type="float">
            <text:p>0.030843947077061</text:p>
          </table:table-cell>
          <table:table-cell office:value-type="float" office:value="0.053581626020155" calcext:value-type="float">
            <text:p>0.053581626020155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1008687464335" calcext:value-type="float">
            <text:p>0.361008687464335</text:p>
          </table:table-cell>
          <table:table-cell office:value-type="float" office:value="0.441633912121298" calcext:value-type="float">
            <text:p>0.441633912121298</text:p>
          </table:table-cell>
          <table:table-cell office:value-type="float" office:value="0.362277862016848" calcext:value-type="float">
            <text:p>0.362277862016848</text:p>
          </table:table-cell>
          <table:table-cell office:value-type="float" office:value="0.439782647299602" calcext:value-type="float">
            <text:p>0.439782647299602</text:p>
          </table:table-cell>
          <table:table-cell office:value-type="float" office:value="5.22114920594534" calcext:value-type="float">
            <text:p>5.22114920594534</text:p>
          </table:table-cell>
          <table:table-cell office:value-type="float" office:value="9.15320186400901" calcext:value-type="float">
            <text:p>9.15320186400901</text:p>
          </table:table-cell>
          <table:table-cell office:value-type="float" office:value="5.45724767754246" calcext:value-type="float">
            <text:p>5.45724767754246</text:p>
          </table:table-cell>
          <table:table-cell office:value-type="float" office:value="9.10010717419251" calcext:value-type="float">
            <text:p>9.10010717419251</text:p>
          </table:table-cell>
          <table:table-cell office:value-type="float" office:value="0.252046294737283" calcext:value-type="float">
            <text:p>0.252046294737283</text:p>
          </table:table-cell>
          <table:table-cell office:value-type="float" office:value="0.316370262197133" calcext:value-type="float">
            <text:p>0.316370262197133</text:p>
          </table:table-cell>
          <table:table-cell office:value-type="float" office:value="0.253812448828294" calcext:value-type="float">
            <text:p>0.253812448828294</text:p>
          </table:table-cell>
          <table:table-cell office:value-type="float" office:value="0.312338296269021" calcext:value-type="float">
            <text:p>0.312338296269021</text:p>
          </table:table-cell>
          <table:table-cell office:value-type="float" office:value="0.0325188942996912" calcext:value-type="float">
            <text:p>0.032518894299691</text:p>
          </table:table-cell>
          <table:table-cell office:value-type="float" office:value="0.0525959963421827" calcext:value-type="float">
            <text:p>0.052595996342183</text:p>
          </table:table-cell>
          <table:table-cell office:value-type="float" office:value="0.0310217269683985" calcext:value-type="float">
            <text:p>0.031021726968399</text:p>
          </table:table-cell>
          <table:table-cell office:value-type="float" office:value="0.0550801070709971" calcext:value-type="float">
            <text:p>0.055080107070997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1735588908959" calcext:value-type="float">
            <text:p>0.371735588908959</text:p>
          </table:table-cell>
          <table:table-cell office:value-type="float" office:value="0.437179812743252" calcext:value-type="float">
            <text:p>0.437179812743252</text:p>
          </table:table-cell>
          <table:table-cell office:value-type="float" office:value="0.37341051105047" calcext:value-type="float">
            <text:p>0.37341051105047</text:p>
          </table:table-cell>
          <table:table-cell office:value-type="float" office:value="0.434936427545227" calcext:value-type="float">
            <text:p>0.434936427545227</text:p>
          </table:table-cell>
          <table:table-cell office:value-type="float" office:value="5.97532908066249" calcext:value-type="float">
            <text:p>5.97532908066249</text:p>
          </table:table-cell>
          <table:table-cell office:value-type="float" office:value="9.18971109848088" calcext:value-type="float">
            <text:p>9.18971109848088</text:p>
          </table:table-cell>
          <table:table-cell office:value-type="float" office:value="6.04348974020711" calcext:value-type="float">
            <text:p>6.04348974020711</text:p>
          </table:table-cell>
          <table:table-cell office:value-type="float" office:value="8.86011549487067" calcext:value-type="float">
            <text:p>8.86011549487067</text:p>
          </table:table-cell>
          <table:table-cell office:value-type="float" office:value="0.261948398473424" calcext:value-type="float">
            <text:p>0.261948398473424</text:p>
          </table:table-cell>
          <table:table-cell office:value-type="float" office:value="0.313786134757991" calcext:value-type="float">
            <text:p>0.313786134757991</text:p>
          </table:table-cell>
          <table:table-cell office:value-type="float" office:value="0.263634716957601" calcext:value-type="float">
            <text:p>0.263634716957601</text:p>
          </table:table-cell>
          <table:table-cell office:value-type="float" office:value="0.309941713682633" calcext:value-type="float">
            <text:p>0.309941713682633</text:p>
          </table:table-cell>
          <table:table-cell office:value-type="float" office:value="0.0306548086546214" calcext:value-type="float">
            <text:p>0.030654808654622</text:p>
          </table:table-cell>
          <table:table-cell office:value-type="float" office:value="0.0487863582733915" calcext:value-type="float">
            <text:p>0.048786358273392</text:p>
          </table:table-cell>
          <table:table-cell office:value-type="float" office:value="0.0299738326451443" calcext:value-type="float">
            <text:p>0.029973832645144</text:p>
          </table:table-cell>
          <table:table-cell office:value-type="float" office:value="0.0498674842157641" calcext:value-type="float">
            <text:p>0.049867484215764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3:42:17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10-20T23:43:51.953000000</dc:date>
    <meta:editing-cycles>13</meta:editing-cycles>
    <meta:editing-duration>PT2H33M10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00367514746">
                <text:p>0.455500367514746</text:p>
              </table:table-cell>
              <table:table-cell office:value-type="float" office:value="0.401259315684171">
                <text:p>0.401259315684171</text:p>
              </table:table-cell>
              <table:table-cell office:value-type="float" office:value="0.434726540238922">
                <text:p>0.434726540238922</text:p>
              </table:table-cell>
              <table:table-cell office:value-type="float" office:value="0.383512231059669">
                <text:p>0.383512231059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642993917031">
                <text:p>0.460642993917031</text:p>
              </table:table-cell>
              <table:table-cell office:value-type="float" office:value="0.407026185667344">
                <text:p>0.407026185667344</text:p>
              </table:table-cell>
              <table:table-cell office:value-type="float" office:value="0.438294257177773">
                <text:p>0.438294257177773</text:p>
              </table:table-cell>
              <table:table-cell office:value-type="float" office:value="0.388274007445538">
                <text:p>0.388274007445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227924679506">
                <text:p>0.460227924679506</text:p>
              </table:table-cell>
              <table:table-cell office:value-type="float" office:value="0.403013331158716">
                <text:p>0.403013331158716</text:p>
              </table:table-cell>
              <table:table-cell office:value-type="float" office:value="0.436167904306405">
                <text:p>0.436167904306405</text:p>
              </table:table-cell>
              <table:table-cell office:value-type="float" office:value="0.38412932118373">
                <text:p>0.38412932118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873537744562">
                <text:p>0.45873537744562</text:p>
              </table:table-cell>
              <table:table-cell office:value-type="float" office:value="0.398792292952772">
                <text:p>0.398792292952772</text:p>
              </table:table-cell>
              <table:table-cell office:value-type="float" office:value="0.434547734555518">
                <text:p>0.434547734555518</text:p>
              </table:table-cell>
              <table:table-cell office:value-type="float" office:value="0.380827680789577">
                <text:p>0.380827680789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547541270284">
                <text:p>0.45547541270284</text:p>
              </table:table-cell>
              <table:table-cell office:value-type="float" office:value="0.393097076976408">
                <text:p>0.393097076976408</text:p>
              </table:table-cell>
              <table:table-cell office:value-type="float" office:value="0.430654302486905">
                <text:p>0.430654302486905</text:p>
              </table:table-cell>
              <table:table-cell office:value-type="float" office:value="0.37522696035404">
                <text:p>0.3752269603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4868331725214">
                <text:p>0.44868331725214</text:p>
              </table:table-cell>
              <table:table-cell office:value-type="float" office:value="0.386524700149654">
                <text:p>0.386524700149654</text:p>
              </table:table-cell>
              <table:table-cell office:value-type="float" office:value="0.424066125165825">
                <text:p>0.424066125165825</text:p>
              </table:table-cell>
              <table:table-cell office:value-type="float" office:value="0.369397135441804">
                <text:p>0.369397135441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3902631078536">
                <text:p>0.443902631078536</text:p>
              </table:table-cell>
              <table:table-cell office:value-type="float" office:value="0.37939755781247">
                <text:p>0.37939755781247</text:p>
              </table:table-cell>
              <table:table-cell office:value-type="float" office:value="0.419462771282423">
                <text:p>0.419462771282423</text:p>
              </table:table-cell>
              <table:table-cell office:value-type="float" office:value="0.363183318801872">
                <text:p>0.363183318801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5680267124272">
                <text:p>0.455680267124272</text:p>
              </table:table-cell>
              <table:table-cell office:value-type="float" office:value="0.383110358602644">
                <text:p>0.383110358602644</text:p>
              </table:table-cell>
              <table:table-cell office:value-type="float" office:value="0.432346087688955">
                <text:p>0.432346087688955</text:p>
              </table:table-cell>
              <table:table-cell office:value-type="float" office:value="0.367927362107929">
                <text:p>0.367927362107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9971963360329">
                <text:p>0.459971963360329</text:p>
              </table:table-cell>
              <table:table-cell office:value-type="float" office:value="0.386783851775575">
                <text:p>0.386783851775575</text:p>
              </table:table-cell>
              <table:table-cell office:value-type="float" office:value="0.438412380486494">
                <text:p>0.438412380486494</text:p>
              </table:table-cell>
              <table:table-cell office:value-type="float" office:value="0.372914857313858">
                <text:p>0.372914857313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2617543409364">
                <text:p>0.462617543409364</text:p>
              </table:table-cell>
              <table:table-cell office:value-type="float" office:value="0.391160344649859">
                <text:p>0.391160344649859</text:p>
              </table:table-cell>
              <table:table-cell office:value-type="float" office:value="0.442720386089761">
                <text:p>0.442720386089761</text:p>
              </table:table-cell>
              <table:table-cell office:value-type="float" office:value="0.378278138839095">
                <text:p>0.378278138839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079099619852">
                <text:p>0.458079099619852</text:p>
              </table:table-cell>
              <table:table-cell office:value-type="float" office:value="0.386015986058336">
                <text:p>0.386015986058336</text:p>
              </table:table-cell>
              <table:table-cell office:value-type="float" office:value="0.441301682025996">
                <text:p>0.441301682025996</text:p>
              </table:table-cell>
              <table:table-cell office:value-type="float" office:value="0.375553754119624">
                <text:p>0.375553754119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8104517882623">
                <text:p>0.458104517882623</text:p>
              </table:table-cell>
              <table:table-cell office:value-type="float" office:value="0.387801997825626">
                <text:p>0.387801997825626</text:p>
              </table:table-cell>
              <table:table-cell office:value-type="float" office:value="0.443976946036756">
                <text:p>0.443976946036756</text:p>
              </table:table-cell>
              <table:table-cell office:value-type="float" office:value="0.379094018228692">
                <text:p>0.379094018228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1341311048233">
                <text:p>0.461341311048233</text:p>
              </table:table-cell>
              <table:table-cell office:value-type="float" office:value="0.391729868421851">
                <text:p>0.391729868421851</text:p>
              </table:table-cell>
              <table:table-cell office:value-type="float" office:value="0.452855723216974">
                <text:p>0.452855723216974</text:p>
              </table:table-cell>
              <table:table-cell office:value-type="float" office:value="0.3867346891033">
                <text:p>0.3867346891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1667220921213">
                <text:p>0.461667220921213</text:p>
              </table:table-cell>
              <table:table-cell office:value-type="float" office:value="0.388716554508127">
                <text:p>0.388716554508127</text:p>
              </table:table-cell>
              <table:table-cell office:value-type="float" office:value="0.455146148911003">
                <text:p>0.455146148911003</text:p>
              </table:table-cell>
              <table:table-cell office:value-type="float" office:value="0.384949571964438">
                <text:p>0.384949571964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8835565957723">
                <text:p>0.458835565957723</text:p>
              </table:table-cell>
              <table:table-cell office:value-type="float" office:value="0.382665593437579">
                <text:p>0.382665593437579</text:p>
              </table:table-cell>
              <table:table-cell office:value-type="float" office:value="0.452712080982789">
                <text:p>0.452712080982789</text:p>
              </table:table-cell>
              <table:table-cell office:value-type="float" office:value="0.378710509928781">
                <text:p>0.378710509928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50118828173934">
                <text:p>0.450118828173934</text:p>
              </table:table-cell>
              <table:table-cell office:value-type="float" office:value="0.377556744551763">
                <text:p>0.377556744551763</text:p>
              </table:table-cell>
              <table:table-cell office:value-type="float" office:value="0.444065939529016">
                <text:p>0.444065939529016</text:p>
              </table:table-cell>
              <table:table-cell office:value-type="float" office:value="0.374168357915922">
                <text:p>0.374168357915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6432519923451">
                <text:p>0.446432519923451</text:p>
              </table:table-cell>
              <table:table-cell office:value-type="float" office:value="0.368420971643734">
                <text:p>0.368420971643734</text:p>
              </table:table-cell>
              <table:table-cell office:value-type="float" office:value="0.442022148108525">
                <text:p>0.442022148108525</text:p>
              </table:table-cell>
              <table:table-cell office:value-type="float" office:value="0.366087897392227">
                <text:p>0.366087897392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049903263554">
                <text:p>0.435049903263554</text:p>
              </table:table-cell>
              <table:table-cell office:value-type="float" office:value="0.356606583116608">
                <text:p>0.356606583116608</text:p>
              </table:table-cell>
              <table:table-cell office:value-type="float" office:value="0.430835138512945">
                <text:p>0.430835138512945</text:p>
              </table:table-cell>
              <table:table-cell office:value-type="float" office:value="0.354207316001579">
                <text:p>0.354207316001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31966443082088">
                <text:p>0.431966443082088</text:p>
              </table:table-cell>
              <table:table-cell office:value-type="float" office:value="0.35323343988819">
                <text:p>0.35323343988819</text:p>
              </table:table-cell>
              <table:table-cell office:value-type="float" office:value="0.428615643760304">
                <text:p>0.428615643760304</text:p>
              </table:table-cell>
              <table:table-cell office:value-type="float" office:value="0.351161722516443">
                <text:p>0.351161722516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1614023829902">
                <text:p>0.431614023829902</text:p>
              </table:table-cell>
              <table:table-cell office:value-type="float" office:value="0.356535187566215">
                <text:p>0.356535187566215</text:p>
              </table:table-cell>
              <table:table-cell office:value-type="float" office:value="0.428315701843758">
                <text:p>0.428315701843758</text:p>
              </table:table-cell>
              <table:table-cell office:value-type="float" office:value="0.354590804851785">
                <text:p>0.354590804851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2024685845685">
                <text:p>0.42024685845685</text:p>
              </table:table-cell>
              <table:table-cell office:value-type="float" office:value="0.353853780510925">
                <text:p>0.353853780510925</text:p>
              </table:table-cell>
              <table:table-cell office:value-type="float" office:value="0.419254245370108">
                <text:p>0.419254245370108</text:p>
              </table:table-cell>
              <table:table-cell office:value-type="float" office:value="0.352725807852116">
                <text:p>0.352725807852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8cm" svg:width="21.352cm" svg:height="13.025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5123374468811">
                <text:p>0.0305123374468811</text:p>
              </table:table-cell>
              <table:table-cell office:value-type="float" office:value="0.0296319747006637">
                <text:p>0.0296319747006637</text:p>
              </table:table-cell>
              <table:table-cell office:value-type="float" office:value="0.0457447965772107">
                <text:p>0.0457447965772107</text:p>
              </table:table-cell>
              <table:table-cell office:value-type="float" office:value="0.0405912572613406">
                <text:p>0.0405912572613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10241830906095">
                <text:p>0.0310241830906095</text:p>
              </table:table-cell>
              <table:table-cell office:value-type="float" office:value="0.0301133097492474">
                <text:p>0.0301133097492474</text:p>
              </table:table-cell>
              <table:table-cell office:value-type="float" office:value="0.0461379713548412">
                <text:p>0.0461379713548412</text:p>
              </table:table-cell>
              <table:table-cell office:value-type="float" office:value="0.0409911327095232">
                <text:p>0.0409911327095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53072089852019">
                <text:p>0.0353072089852019</text:p>
              </table:table-cell>
              <table:table-cell office:value-type="float" office:value="0.0312018558512506">
                <text:p>0.0312018558512506</text:p>
              </table:table-cell>
              <table:table-cell office:value-type="float" office:value="0.0498790093026571">
                <text:p>0.0498790093026571</text:p>
              </table:table-cell>
              <table:table-cell office:value-type="float" office:value="0.0415718399421216">
                <text:p>0.0415718399421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56494904148198">
                <text:p>0.0356494904148198</text:p>
              </table:table-cell>
              <table:table-cell office:value-type="float" office:value="0.0296100678961233">
                <text:p>0.0296100678961233</text:p>
              </table:table-cell>
              <table:table-cell office:value-type="float" office:value="0.0495737961106373">
                <text:p>0.0495737961106373</text:p>
              </table:table-cell>
              <table:table-cell office:value-type="float" office:value="0.0394269262502531">
                <text:p>0.0394269262502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64006478934902">
                <text:p>0.0364006478934902</text:p>
              </table:table-cell>
              <table:table-cell office:value-type="float" office:value="0.0298667674152963">
                <text:p>0.0298667674152963</text:p>
              </table:table-cell>
              <table:table-cell office:value-type="float" office:value="0.0487786458446681">
                <text:p>0.0487786458446681</text:p>
              </table:table-cell>
              <table:table-cell office:value-type="float" office:value="0.038478278701601">
                <text:p>0.038478278701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7858139718954">
                <text:p>0.037858139718954</text:p>
              </table:table-cell>
              <table:table-cell office:value-type="float" office:value="0.0294682608085463">
                <text:p>0.0294682608085463</text:p>
              </table:table-cell>
              <table:table-cell office:value-type="float" office:value="0.0510659097031766">
                <text:p>0.0510659097031766</text:p>
              </table:table-cell>
              <table:table-cell office:value-type="float" office:value="0.0386534404208002">
                <text:p>0.0386534404208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90817596179479">
                <text:p>0.0390817596179479</text:p>
              </table:table-cell>
              <table:table-cell office:value-type="float" office:value="0.0300216863809244">
                <text:p>0.0300216863809244</text:p>
              </table:table-cell>
              <table:table-cell office:value-type="float" office:value="0.0537497156039972">
                <text:p>0.0537497156039972</text:p>
              </table:table-cell>
              <table:table-cell office:value-type="float" office:value="0.0399683342805896">
                <text:p>0.0399683342805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412766405381819">
                <text:p>0.0412766405381819</text:p>
              </table:table-cell>
              <table:table-cell office:value-type="float" office:value="0.029738500498812">
                <text:p>0.029738500498812</text:p>
              </table:table-cell>
              <table:table-cell office:value-type="float" office:value="0.0537016524583514">
                <text:p>0.0537016524583514</text:p>
              </table:table-cell>
              <table:table-cell office:value-type="float" office:value="0.0382570976162254">
                <text:p>0.0382570976162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90875892820194">
                <text:p>0.0390875892820194</text:p>
              </table:table-cell>
              <table:table-cell office:value-type="float" office:value="0.0288316775032116">
                <text:p>0.0288316775032116</text:p>
              </table:table-cell>
              <table:table-cell office:value-type="float" office:value="0.0483450435915708">
                <text:p>0.0483450435915708</text:p>
              </table:table-cell>
              <table:table-cell office:value-type="float" office:value="0.0351940021230728">
                <text:p>0.0351940021230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54628620402954">
                <text:p>0.0354628620402954</text:p>
              </table:table-cell>
              <table:table-cell office:value-type="float" office:value="0.0281361863381562">
                <text:p>0.0281361863381562</text:p>
              </table:table-cell>
              <table:table-cell office:value-type="float" office:value="0.0452658310810815">
                <text:p>0.0452658310810815</text:p>
              </table:table-cell>
              <table:table-cell office:value-type="float" office:value="0.0346579176666786">
                <text:p>0.0346579176666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81292746591448">
                <text:p>0.0381292746591448</text:p>
              </table:table-cell>
              <table:table-cell office:value-type="float" office:value="0.0289113839164744">
                <text:p>0.0289113839164744</text:p>
              </table:table-cell>
              <table:table-cell office:value-type="float" office:value="0.0449027150722008">
                <text:p>0.0449027150722008</text:p>
              </table:table-cell>
              <table:table-cell office:value-type="float" office:value="0.0334684367613861">
                <text:p>0.0334684367613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90214623263383">
                <text:p>0.0390214623263383</text:p>
              </table:table-cell>
              <table:table-cell office:value-type="float" office:value="0.0281497596806587">
                <text:p>0.0281497596806587</text:p>
              </table:table-cell>
              <table:table-cell office:value-type="float" office:value="0.0433655632783835">
                <text:p>0.0433655632783835</text:p>
              </table:table-cell>
              <table:table-cell office:value-type="float" office:value="0.0311460580746334">
                <text:p>0.0311460580746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18297761626772">
                <text:p>0.0418297761626772</text:p>
              </table:table-cell>
              <table:table-cell office:value-type="float" office:value="0.0295410553963464">
                <text:p>0.0295410553963464</text:p>
              </table:table-cell>
              <table:table-cell office:value-type="float" office:value="0.0447878333268214">
                <text:p>0.0447878333268214</text:p>
              </table:table-cell>
              <table:table-cell office:value-type="float" office:value="0.0316326895792722">
                <text:p>0.0316326895792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419468202878401">
                <text:p>0.0419468202878401</text:p>
              </table:table-cell>
              <table:table-cell office:value-type="float" office:value="0.0296269727022891">
                <text:p>0.0296269727022891</text:p>
              </table:table-cell>
              <table:table-cell office:value-type="float" office:value="0.0452774771659342">
                <text:p>0.0452774771659342</text:p>
              </table:table-cell>
              <table:table-cell office:value-type="float" office:value="0.031926419980455">
                <text:p>0.031926419980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35704379671739">
                <text:p>0.0435704379671739</text:p>
              </table:table-cell>
              <table:table-cell office:value-type="float" office:value="0.0297928263498911">
                <text:p>0.0297928263498911</text:p>
              </table:table-cell>
              <table:table-cell office:value-type="float" office:value="0.0450517003734129">
                <text:p>0.0450517003734129</text:p>
              </table:table-cell>
              <table:table-cell office:value-type="float" office:value="0.0309203894799751">
                <text:p>0.030920389479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77974807968415">
                <text:p>0.0477974807968415</text:p>
              </table:table-cell>
              <table:table-cell office:value-type="float" office:value="0.0311818913305039">
                <text:p>0.0311818913305039</text:p>
              </table:table-cell>
              <table:table-cell office:value-type="float" office:value="0.0512263229284613">
                <text:p>0.0512263229284613</text:p>
              </table:table-cell>
              <table:table-cell office:value-type="float" office:value="0.0335152973133869">
                <text:p>0.033515297313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72568878475922">
                <text:p>0.0472568878475922</text:p>
              </table:table-cell>
              <table:table-cell office:value-type="float" office:value="0.0332840732203347">
                <text:p>0.0332840732203347</text:p>
              </table:table-cell>
              <table:table-cell office:value-type="float" office:value="0.0528725753539328">
                <text:p>0.0528725753539328</text:p>
              </table:table-cell>
              <table:table-cell office:value-type="float" office:value="0.0367828799560959">
                <text:p>0.036782879956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22422166658821">
                <text:p>0.0422422166658821</text:p>
              </table:table-cell>
              <table:table-cell office:value-type="float" office:value="0.0323232921644671">
                <text:p>0.0323232921644671</text:p>
              </table:table-cell>
              <table:table-cell office:value-type="float" office:value="0.0477722257270011">
                <text:p>0.0477722257270011</text:p>
              </table:table-cell>
              <table:table-cell office:value-type="float" office:value="0.0357045048549733">
                <text:p>0.0357045048549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52507428590985">
                <text:p>0.0452507428590985</text:p>
              </table:table-cell>
              <table:table-cell office:value-type="float" office:value="0.0320109808381708">
                <text:p>0.0320109808381708</text:p>
              </table:table-cell>
              <table:table-cell office:value-type="float" office:value="0.0535932276507799">
                <text:p>0.0535932276507799</text:p>
              </table:table-cell>
              <table:table-cell office:value-type="float" office:value="0.0369304320595738">
                <text:p>0.0369304320595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66095254110692">
                <text:p>0.0466095254110692</text:p>
              </table:table-cell>
              <table:table-cell office:value-type="float" office:value="0.037512215053107">
                <text:p>0.037512215053107</text:p>
              </table:table-cell>
              <table:table-cell office:value-type="float" office:value="0.0490113099626981">
                <text:p>0.0490113099626981</text:p>
              </table:table-cell>
              <table:table-cell office:value-type="float" office:value="0.0389644641283168">
                <text:p>0.0389644641283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530984097853491">
                <text:p>0.0530984097853491</text:p>
              </table:table-cell>
              <table:table-cell office:value-type="float" office:value="0.040933667575471">
                <text:p>0.040933667575471</text:p>
              </table:table-cell>
              <table:table-cell office:value-type="float" office:value="0.0592090180763051">
                <text:p>0.0592090180763051</text:p>
              </table:table-cell>
              <table:table-cell office:value-type="float" office:value="0.0443956778958111">
                <text:p>0.0443956778958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1705475732831">
                <text:p>0.0331705475732831</text:p>
              </table:table-cell>
              <table:table-cell office:value-type="float" office:value="0.0307880252537507">
                <text:p>0.0307880252537507</text:p>
              </table:table-cell>
              <table:table-cell office:value-type="float" office:value="0.0474302612849595">
                <text:p>0.0474302612849595</text:p>
              </table:table-cell>
              <table:table-cell office:value-type="float" office:value="0.0412243855803197">
                <text:p>0.0412243855803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6797578987786">
                <text:p>0.0336797578987786</text:p>
              </table:table-cell>
              <table:table-cell office:value-type="float" office:value="0.0313344391027029">
                <text:p>0.0313344391027029</text:p>
              </table:table-cell>
              <table:table-cell office:value-type="float" office:value="0.0471752095157649">
                <text:p>0.0471752095157649</text:p>
              </table:table-cell>
              <table:table-cell office:value-type="float" office:value="0.0411185064162194">
                <text:p>0.0411185064162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5011664617185">
                <text:p>0.0355011664617185</text:p>
              </table:table-cell>
              <table:table-cell office:value-type="float" office:value="0.0297472708128117">
                <text:p>0.0297472708128117</text:p>
              </table:table-cell>
              <table:table-cell office:value-type="float" office:value="0.0502851019055343">
                <text:p>0.0502851019055343</text:p>
              </table:table-cell>
              <table:table-cell office:value-type="float" office:value="0.0403983349881162">
                <text:p>0.040398334988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0060078717025">
                <text:p>0.0360060078717025</text:p>
              </table:table-cell>
              <table:table-cell office:value-type="float" office:value="0.0292603107725518">
                <text:p>0.0292603107725518</text:p>
              </table:table-cell>
              <table:table-cell office:value-type="float" office:value="0.0494703384984392">
                <text:p>0.0494703384984392</text:p>
              </table:table-cell>
              <table:table-cell office:value-type="float" office:value="0.0389094370144056">
                <text:p>0.038909437014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8748166202295">
                <text:p>0.0368748166202295</text:p>
              </table:table-cell>
              <table:table-cell office:value-type="float" office:value="0.030089372949484">
                <text:p>0.030089372949484</text:p>
              </table:table-cell>
              <table:table-cell office:value-type="float" office:value="0.0499290410367095">
                <text:p>0.0499290410367095</text:p>
              </table:table-cell>
              <table:table-cell office:value-type="float" office:value="0.039293564619188">
                <text:p>0.03929356461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3580531602577">
                <text:p>0.0383580531602577</text:p>
              </table:table-cell>
              <table:table-cell office:value-type="float" office:value="0.029760488484046">
                <text:p>0.029760488484046</text:p>
              </table:table-cell>
              <table:table-cell office:value-type="float" office:value="0.0501253687082404">
                <text:p>0.0501253687082404</text:p>
              </table:table-cell>
              <table:table-cell office:value-type="float" office:value="0.0380789379523879">
                <text:p>0.0380789379523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1797141804944">
                <text:p>0.0361797141804944</text:p>
              </table:table-cell>
              <table:table-cell office:value-type="float" office:value="0.0275747460987758">
                <text:p>0.0275747460987758</text:p>
              </table:table-cell>
              <table:table-cell office:value-type="float" office:value="0.0479145989939015">
                <text:p>0.0479145989939015</text:p>
              </table:table-cell>
              <table:table-cell office:value-type="float" office:value="0.0357281147919492">
                <text:p>0.0357281147919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2521986642296">
                <text:p>0.0382521986642296</text:p>
              </table:table-cell>
              <table:table-cell office:value-type="float" office:value="0.0282566628265761">
                <text:p>0.0282566628265761</text:p>
              </table:table-cell>
              <table:table-cell office:value-type="float" office:value="0.0501850720567385">
                <text:p>0.0501850720567385</text:p>
              </table:table-cell>
              <table:table-cell office:value-type="float" office:value="0.0364511768232917">
                <text:p>0.0364511768232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0822014971923">
                <text:p>0.0410822014971923</text:p>
              </table:table-cell>
              <table:table-cell office:value-type="float" office:value="0.02885383668629">
                <text:p>0.02885383668629</text:p>
              </table:table-cell>
              <table:table-cell office:value-type="float" office:value="0.0526673366928675">
                <text:p>0.0526673366928675</text:p>
              </table:table-cell>
              <table:table-cell office:value-type="float" office:value="0.0367418055154753">
                <text:p>0.0367418055154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8901770812388">
                <text:p>0.0398901770812388</text:p>
              </table:table-cell>
              <table:table-cell office:value-type="float" office:value="0.0272600273302541">
                <text:p>0.0272600273302541</text:p>
              </table:table-cell>
              <table:table-cell office:value-type="float" office:value="0.0488257707708714">
                <text:p>0.0488257707708714</text:p>
              </table:table-cell>
              <table:table-cell office:value-type="float" office:value="0.033391343589024">
                <text:p>0.033391343589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783652940667">
                <text:p>0.0384783652940667</text:p>
              </table:table-cell>
              <table:table-cell office:value-type="float" office:value="0.0272038224397548">
                <text:p>0.0272038224397548</text:p>
              </table:table-cell>
              <table:table-cell office:value-type="float" office:value="0.0464371713162936">
                <text:p>0.0464371713162936</text:p>
              </table:table-cell>
              <table:table-cell office:value-type="float" office:value="0.0325961329156345">
                <text:p>0.0325961329156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7875512098118">
                <text:p>0.0377875512098118</text:p>
              </table:table-cell>
              <table:table-cell office:value-type="float" office:value="0.0266185720835585">
                <text:p>0.0266185720835585</text:p>
              </table:table-cell>
              <table:table-cell office:value-type="float" office:value="0.0421008410247148">
                <text:p>0.0421008410247148</text:p>
              </table:table-cell>
              <table:table-cell office:value-type="float" office:value="0.0296772090319698">
                <text:p>0.0296772090319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360282924965">
                <text:p>0.039360282924965</text:p>
              </table:table-cell>
              <table:table-cell office:value-type="float" office:value="0.0272109552256215">
                <text:p>0.0272109552256215</text:p>
              </table:table-cell>
              <table:table-cell office:value-type="float" office:value="0.0425058269584832">
                <text:p>0.0425058269584832</text:p>
              </table:table-cell>
              <table:table-cell office:value-type="float" office:value="0.0294653873010976">
                <text:p>0.0294653873010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0545343426956">
                <text:p>0.0430545343426956</text:p>
              </table:table-cell>
              <table:table-cell office:value-type="float" office:value="0.0280588394009092">
                <text:p>0.0280588394009092</text:p>
              </table:table-cell>
              <table:table-cell office:value-type="float" office:value="0.0462013393017805">
                <text:p>0.0462013393017805</text:p>
              </table:table-cell>
              <table:table-cell office:value-type="float" office:value="0.030286445111578">
                <text:p>0.030286445111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5929959615725">
                <text:p>0.0455929959615725</text:p>
              </table:table-cell>
              <table:table-cell office:value-type="float" office:value="0.0292321991799868">
                <text:p>0.0292321991799868</text:p>
              </table:table-cell>
              <table:table-cell office:value-type="float" office:value="0.0493978409418648">
                <text:p>0.0493978409418648</text:p>
              </table:table-cell>
              <table:table-cell office:value-type="float" office:value="0.0317735822292888">
                <text:p>0.0317735822292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90136188833442">
                <text:p>0.0490136188833442</text:p>
              </table:table-cell>
              <table:table-cell office:value-type="float" office:value="0.0329114927590513">
                <text:p>0.0329114927590513</text:p>
              </table:table-cell>
              <table:table-cell office:value-type="float" office:value="0.0509815470779">
                <text:p>0.0509815470779</text:p>
              </table:table-cell>
              <table:table-cell office:value-type="float" office:value="0.0343072391565936">
                <text:p>0.034307239156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5563279608064">
                <text:p>0.0445563279608064</text:p>
              </table:table-cell>
              <table:table-cell office:value-type="float" office:value="0.0303908509427601">
                <text:p>0.0303908509427601</text:p>
              </table:table-cell>
              <table:table-cell office:value-type="float" office:value="0.0479730857833731">
                <text:p>0.0479730857833731</text:p>
              </table:table-cell>
              <table:table-cell office:value-type="float" office:value="0.032609255567111">
                <text:p>0.032609255567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1701860601364">
                <text:p>0.0461701860601364</text:p>
              </table:table-cell>
              <table:table-cell office:value-type="float" office:value="0.0323918395198835">
                <text:p>0.0323918395198835</text:p>
              </table:table-cell>
              <table:table-cell office:value-type="float" office:value="0.048119578229027">
                <text:p>0.048119578229027</text:p>
              </table:table-cell>
              <table:table-cell office:value-type="float" office:value="0.0336960974480738">
                <text:p>0.0336960974480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1522426567515">
                <text:p>0.0421522426567515</text:p>
              </table:table-cell>
              <table:table-cell office:value-type="float" office:value="0.0305440951597241">
                <text:p>0.0305440951597241</text:p>
              </table:table-cell>
              <table:table-cell office:value-type="float" office:value="0.0438782375831117">
                <text:p>0.0438782375831117</text:p>
              </table:table-cell>
              <table:table-cell office:value-type="float" office:value="0.0316472450798924">
                <text:p>0.0316472450798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7386310985312">
                <text:p>0.0527386310985312</text:p>
              </table:table-cell>
              <table:table-cell office:value-type="float" office:value="0.0324304660545208">
                <text:p>0.0324304660545208</text:p>
              </table:table-cell>
              <table:table-cell office:value-type="float" office:value="0.0574250724950011">
                <text:p>0.0574250724950011</text:p>
              </table:table-cell>
              <table:table-cell office:value-type="float" office:value="0.0352200315640632">
                <text:p>0.035220031564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2534092607043">
                <text:p>0.0492534092607043</text:p>
              </table:table-cell>
              <table:table-cell office:value-type="float" office:value="0.0300535589891951">
                <text:p>0.0300535589891951</text:p>
              </table:table-cell>
              <table:table-cell office:value-type="float" office:value="0.0514464088729858">
                <text:p>0.0514464088729858</text:p>
              </table:table-cell>
              <table:table-cell office:value-type="float" office:value="0.0313853530894761">
                <text:p>0.03138535308947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7456416437442">
                <text:p>0.0327456416437442</text:p>
              </table:table-cell>
              <table:table-cell office:value-type="float" office:value="0.0308546036458246">
                <text:p>0.0308546036458246</text:p>
              </table:table-cell>
              <table:table-cell office:value-type="float" office:value="0.0470313195374389">
                <text:p>0.0470313195374389</text:p>
              </table:table-cell>
              <table:table-cell office:value-type="float" office:value="0.0413292127884959">
                <text:p>0.041329212788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974257389744">
                <text:p>0.033974257389744</text:p>
              </table:table-cell>
              <table:table-cell office:value-type="float" office:value="0.03181138981089">
                <text:p>0.03181138981089</text:p>
              </table:table-cell>
              <table:table-cell office:value-type="float" office:value="0.047585226360307">
                <text:p>0.047585226360307</text:p>
              </table:table-cell>
              <table:table-cell office:value-type="float" office:value="0.0417783367636105">
                <text:p>0.0417783367636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7120705660924">
                <text:p>0.0357120705660924</text:p>
              </table:table-cell>
              <table:table-cell office:value-type="float" office:value="0.0305071850721347">
                <text:p>0.0305071850721347</text:p>
              </table:table-cell>
              <table:table-cell office:value-type="float" office:value="0.0495626904801299">
                <text:p>0.0495626904801299</text:p>
              </table:table-cell>
              <table:table-cell office:value-type="float" office:value="0.0405604073292041">
                <text:p>0.0405604073292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0712704470988">
                <text:p>0.0370712704470988</text:p>
              </table:table-cell>
              <table:table-cell office:value-type="float" office:value="0.0303336884594958">
                <text:p>0.0303336884594958</text:p>
              </table:table-cell>
              <table:table-cell office:value-type="float" office:value="0.0497117170600435">
                <text:p>0.0497117170600435</text:p>
              </table:table-cell>
              <table:table-cell office:value-type="float" office:value="0.039353045952318">
                <text:p>0.03935304595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4046159171618">
                <text:p>0.0344046159171618</text:p>
              </table:table-cell>
              <table:table-cell office:value-type="float" office:value="0.0279069603338407">
                <text:p>0.0279069603338407</text:p>
              </table:table-cell>
              <table:table-cell office:value-type="float" office:value="0.0470708464336244">
                <text:p>0.0470708464336244</text:p>
              </table:table-cell>
              <table:table-cell office:value-type="float" office:value="0.0368197737971505">
                <text:p>0.0368197737971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79466086621853">
                <text:p>0.0379466086621853</text:p>
              </table:table-cell>
              <table:table-cell office:value-type="float" office:value="0.0299875723828533">
                <text:p>0.0299875723828533</text:p>
              </table:table-cell>
              <table:table-cell office:value-type="float" office:value="0.0481352185196982">
                <text:p>0.0481352185196982</text:p>
              </table:table-cell>
              <table:table-cell office:value-type="float" office:value="0.0371811176963063">
                <text:p>0.0371811176963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0341493355169">
                <text:p>0.0420341493355169</text:p>
              </table:table-cell>
              <table:table-cell office:value-type="float" office:value="0.0313759424623623">
                <text:p>0.0313759424623623</text:p>
              </table:table-cell>
              <table:table-cell office:value-type="float" office:value="0.0528425888355504">
                <text:p>0.0528425888355504</text:p>
              </table:table-cell>
              <table:table-cell office:value-type="float" office:value="0.0389827324608781">
                <text:p>0.0389827324608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7122249081174">
                <text:p>0.0387122249081174</text:p>
              </table:table-cell>
              <table:table-cell office:value-type="float" office:value="0.0291975880562705">
                <text:p>0.0291975880562705</text:p>
              </table:table-cell>
              <table:table-cell office:value-type="float" office:value="0.0510626372199054">
                <text:p>0.0510626372199054</text:p>
              </table:table-cell>
              <table:table-cell office:value-type="float" office:value="0.0376073411172489">
                <text:p>0.0376073411172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6302961747448">
                <text:p>0.0406302961747448</text:p>
              </table:table-cell>
              <table:table-cell office:value-type="float" office:value="0.0297372932508291">
                <text:p>0.0297372932508291</text:p>
              </table:table-cell>
              <table:table-cell office:value-type="float" office:value="0.0521114001046529">
                <text:p>0.0521114001046529</text:p>
              </table:table-cell>
              <table:table-cell office:value-type="float" office:value="0.0374689921521657">
                <text:p>0.0374689921521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261505946211">
                <text:p>0.040261505946211</text:p>
              </table:table-cell>
              <table:table-cell office:value-type="float" office:value="0.0294350078100858">
                <text:p>0.0294350078100858</text:p>
              </table:table-cell>
              <table:table-cell office:value-type="float" office:value="0.0504934838681441">
                <text:p>0.0504934838681441</text:p>
              </table:table-cell>
              <table:table-cell office:value-type="float" office:value="0.0362720124865534">
                <text:p>0.0362720124865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1107469283685">
                <text:p>0.0411107469283685</text:p>
              </table:table-cell>
              <table:table-cell office:value-type="float" office:value="0.0292228378389122">
                <text:p>0.0292228378389122</text:p>
              </table:table-cell>
              <table:table-cell office:value-type="float" office:value="0.0472796222349896">
                <text:p>0.0472796222349896</text:p>
              </table:table-cell>
              <table:table-cell office:value-type="float" office:value="0.0334141812082985">
                <text:p>0.0334141812082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18874148631673">
                <text:p>0.0418874148631673</text:p>
              </table:table-cell>
              <table:table-cell office:value-type="float" office:value="0.0276964650156864">
                <text:p>0.0276964650156864</text:p>
              </table:table-cell>
              <table:table-cell office:value-type="float" office:value="0.0494221928249675">
                <text:p>0.0494221928249675</text:p>
              </table:table-cell>
              <table:table-cell office:value-type="float" office:value="0.0327094070855548">
                <text:p>0.0327094070855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5247849271491">
                <text:p>0.0395247849271491</text:p>
              </table:table-cell>
              <table:table-cell office:value-type="float" office:value="0.0278032062314696">
                <text:p>0.0278032062314696</text:p>
              </table:table-cell>
              <table:table-cell office:value-type="float" office:value="0.0435251093221068">
                <text:p>0.0435251093221068</text:p>
              </table:table-cell>
              <table:table-cell office:value-type="float" office:value="0.0304553708633863">
                <text:p>0.0304553708633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6818580478559">
                <text:p>0.0406818580478559</text:p>
              </table:table-cell>
              <table:table-cell office:value-type="float" office:value="0.0273584385997976">
                <text:p>0.0273584385997976</text:p>
              </table:table-cell>
              <table:table-cell office:value-type="float" office:value="0.0481539876310346">
                <text:p>0.0481539876310346</text:p>
              </table:table-cell>
              <table:table-cell office:value-type="float" office:value="0.032010301115369">
                <text:p>0.032010301115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91208327881862">
                <text:p>0.0491208327881862</text:p>
              </table:table-cell>
              <table:table-cell office:value-type="float" office:value="0.0329541481664141">
                <text:p>0.0329541481664141</text:p>
              </table:table-cell>
              <table:table-cell office:value-type="float" office:value="0.0567380601648737">
                <text:p>0.0567380601648737</text:p>
              </table:table-cell>
              <table:table-cell office:value-type="float" office:value="0.0376484122154676">
                <text:p>0.0376484122154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99361240377904">
                <text:p>0.0499361240377904</text:p>
              </table:table-cell>
              <table:table-cell office:value-type="float" office:value="0.031467378748932">
                <text:p>0.031467378748932</text:p>
              </table:table-cell>
              <table:table-cell office:value-type="float" office:value="0.0552891679917284">
                <text:p>0.0552891679917284</text:p>
              </table:table-cell>
              <table:table-cell office:value-type="float" office:value="0.0348853059186933">
                <text:p>0.0348853059186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6043235157658">
                <text:p>0.0456043235157658</text:p>
              </table:table-cell>
              <table:table-cell office:value-type="float" office:value="0.0280589330712779">
                <text:p>0.0280589330712779</text:p>
              </table:table-cell>
              <table:table-cell office:value-type="float" office:value="0.0520494431701159">
                <text:p>0.0520494431701159</text:p>
              </table:table-cell>
              <table:table-cell office:value-type="float" office:value="0.0320642860878263">
                <text:p>0.0320642860878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840686104378">
                <text:p>0.0440840686104378</text:p>
              </table:table-cell>
              <table:table-cell office:value-type="float" office:value="0.026587578823681">
                <text:p>0.026587578823681</text:p>
              </table:table-cell>
              <table:table-cell office:value-type="float" office:value="0.0479068352778545">
                <text:p>0.0479068352778545</text:p>
              </table:table-cell>
              <table:table-cell office:value-type="float" office:value="0.0289438811486129">
                <text:p>0.0289438811486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9689066729761">
                <text:p>0.0399689066729761</text:p>
              </table:table-cell>
              <table:table-cell office:value-type="float" office:value="0.0260870729701038">
                <text:p>0.0260870729701038</text:p>
              </table:table-cell>
              <table:table-cell office:value-type="float" office:value="0.0430727651377339">
                <text:p>0.0430727651377339</text:p>
              </table:table-cell>
              <table:table-cell office:value-type="float" office:value="0.0279776941908523">
                <text:p>0.0279776941908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4463038927106">
                <text:p>0.0384463038927106</text:p>
              </table:table-cell>
              <table:table-cell office:value-type="float" office:value="0.0274032212085014">
                <text:p>0.0274032212085014</text:p>
              </table:table-cell>
              <table:table-cell office:value-type="float" office:value="0.0427042402665802">
                <text:p>0.0427042402665802</text:p>
              </table:table-cell>
              <table:table-cell office:value-type="float" office:value="0.0298864058376606">
                <text:p>0.0298864058376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2478713571852">
                <text:p>0.0442478713571852</text:p>
              </table:table-cell>
              <table:table-cell office:value-type="float" office:value="0.0280538231423154">
                <text:p>0.0280538231423154</text:p>
              </table:table-cell>
              <table:table-cell office:value-type="float" office:value="0.0527303987450836">
                <text:p>0.0527303987450836</text:p>
              </table:table-cell>
              <table:table-cell office:value-type="float" office:value="0.0328056471290362">
                <text:p>0.03280564712903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1cm" svg:y="0.063cm" svg:width="23.921cm" svg:height="17.891cm">
          <chartooo:coordinate-region svg:x="1.926cm" svg:y="0.521cm" svg:width="21.619cm" svg:height="15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500367514746">
                <text:p>0.455500367514746</text:p>
              </table:table-cell>
              <table:table-cell office:value-type="float" office:value="0.401259315684171">
                <text:p>0.401259315684171</text:p>
              </table:table-cell>
              <table:table-cell office:value-type="float" office:value="0.434726540238922">
                <text:p>0.434726540238922</text:p>
              </table:table-cell>
              <table:table-cell office:value-type="float" office:value="0.383512231059669">
                <text:p>0.383512231059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642993917031">
                <text:p>0.460642993917031</text:p>
              </table:table-cell>
              <table:table-cell office:value-type="float" office:value="0.407026185667344">
                <text:p>0.407026185667344</text:p>
              </table:table-cell>
              <table:table-cell office:value-type="float" office:value="0.438294257177773">
                <text:p>0.438294257177773</text:p>
              </table:table-cell>
              <table:table-cell office:value-type="float" office:value="0.388274007445538">
                <text:p>0.388274007445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227924679506">
                <text:p>0.460227924679506</text:p>
              </table:table-cell>
              <table:table-cell office:value-type="float" office:value="0.403013331158716">
                <text:p>0.403013331158716</text:p>
              </table:table-cell>
              <table:table-cell office:value-type="float" office:value="0.436167904306405">
                <text:p>0.436167904306405</text:p>
              </table:table-cell>
              <table:table-cell office:value-type="float" office:value="0.38412932118373">
                <text:p>0.38412932118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873537744562">
                <text:p>0.45873537744562</text:p>
              </table:table-cell>
              <table:table-cell office:value-type="float" office:value="0.398792292952772">
                <text:p>0.398792292952772</text:p>
              </table:table-cell>
              <table:table-cell office:value-type="float" office:value="0.434547734555518">
                <text:p>0.434547734555518</text:p>
              </table:table-cell>
              <table:table-cell office:value-type="float" office:value="0.380827680789577">
                <text:p>0.380827680789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547541270284">
                <text:p>0.45547541270284</text:p>
              </table:table-cell>
              <table:table-cell office:value-type="float" office:value="0.393097076976408">
                <text:p>0.393097076976408</text:p>
              </table:table-cell>
              <table:table-cell office:value-type="float" office:value="0.430654302486905">
                <text:p>0.430654302486905</text:p>
              </table:table-cell>
              <table:table-cell office:value-type="float" office:value="0.37522696035404">
                <text:p>0.3752269603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4868331725214">
                <text:p>0.44868331725214</text:p>
              </table:table-cell>
              <table:table-cell office:value-type="float" office:value="0.386524700149654">
                <text:p>0.386524700149654</text:p>
              </table:table-cell>
              <table:table-cell office:value-type="float" office:value="0.424066125165825">
                <text:p>0.424066125165825</text:p>
              </table:table-cell>
              <table:table-cell office:value-type="float" office:value="0.369397135441804">
                <text:p>0.369397135441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3902631078536">
                <text:p>0.443902631078536</text:p>
              </table:table-cell>
              <table:table-cell office:value-type="float" office:value="0.37939755781247">
                <text:p>0.37939755781247</text:p>
              </table:table-cell>
              <table:table-cell office:value-type="float" office:value="0.419462771282423">
                <text:p>0.419462771282423</text:p>
              </table:table-cell>
              <table:table-cell office:value-type="float" office:value="0.363183318801872">
                <text:p>0.363183318801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5680267124272">
                <text:p>0.455680267124272</text:p>
              </table:table-cell>
              <table:table-cell office:value-type="float" office:value="0.383110358602644">
                <text:p>0.383110358602644</text:p>
              </table:table-cell>
              <table:table-cell office:value-type="float" office:value="0.432346087688955">
                <text:p>0.432346087688955</text:p>
              </table:table-cell>
              <table:table-cell office:value-type="float" office:value="0.367927362107929">
                <text:p>0.367927362107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9971963360329">
                <text:p>0.459971963360329</text:p>
              </table:table-cell>
              <table:table-cell office:value-type="float" office:value="0.386783851775575">
                <text:p>0.386783851775575</text:p>
              </table:table-cell>
              <table:table-cell office:value-type="float" office:value="0.438412380486494">
                <text:p>0.438412380486494</text:p>
              </table:table-cell>
              <table:table-cell office:value-type="float" office:value="0.372914857313858">
                <text:p>0.372914857313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2617543409364">
                <text:p>0.462617543409364</text:p>
              </table:table-cell>
              <table:table-cell office:value-type="float" office:value="0.391160344649859">
                <text:p>0.391160344649859</text:p>
              </table:table-cell>
              <table:table-cell office:value-type="float" office:value="0.442720386089761">
                <text:p>0.442720386089761</text:p>
              </table:table-cell>
              <table:table-cell office:value-type="float" office:value="0.378278138839095">
                <text:p>0.378278138839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8079099619852">
                <text:p>0.458079099619852</text:p>
              </table:table-cell>
              <table:table-cell office:value-type="float" office:value="0.386015986058336">
                <text:p>0.386015986058336</text:p>
              </table:table-cell>
              <table:table-cell office:value-type="float" office:value="0.441301682025996">
                <text:p>0.441301682025996</text:p>
              </table:table-cell>
              <table:table-cell office:value-type="float" office:value="0.375553754119624">
                <text:p>0.375553754119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8104517882623">
                <text:p>0.458104517882623</text:p>
              </table:table-cell>
              <table:table-cell office:value-type="float" office:value="0.387801997825626">
                <text:p>0.387801997825626</text:p>
              </table:table-cell>
              <table:table-cell office:value-type="float" office:value="0.443976946036756">
                <text:p>0.443976946036756</text:p>
              </table:table-cell>
              <table:table-cell office:value-type="float" office:value="0.379094018228692">
                <text:p>0.379094018228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1341311048233">
                <text:p>0.461341311048233</text:p>
              </table:table-cell>
              <table:table-cell office:value-type="float" office:value="0.391729868421851">
                <text:p>0.391729868421851</text:p>
              </table:table-cell>
              <table:table-cell office:value-type="float" office:value="0.452855723216974">
                <text:p>0.452855723216974</text:p>
              </table:table-cell>
              <table:table-cell office:value-type="float" office:value="0.3867346891033">
                <text:p>0.3867346891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1667220921213">
                <text:p>0.461667220921213</text:p>
              </table:table-cell>
              <table:table-cell office:value-type="float" office:value="0.388716554508127">
                <text:p>0.388716554508127</text:p>
              </table:table-cell>
              <table:table-cell office:value-type="float" office:value="0.455146148911003">
                <text:p>0.455146148911003</text:p>
              </table:table-cell>
              <table:table-cell office:value-type="float" office:value="0.384949571964438">
                <text:p>0.384949571964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8835565957723">
                <text:p>0.458835565957723</text:p>
              </table:table-cell>
              <table:table-cell office:value-type="float" office:value="0.382665593437579">
                <text:p>0.382665593437579</text:p>
              </table:table-cell>
              <table:table-cell office:value-type="float" office:value="0.452712080982789">
                <text:p>0.452712080982789</text:p>
              </table:table-cell>
              <table:table-cell office:value-type="float" office:value="0.378710509928781">
                <text:p>0.378710509928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50118828173934">
                <text:p>0.450118828173934</text:p>
              </table:table-cell>
              <table:table-cell office:value-type="float" office:value="0.377556744551763">
                <text:p>0.377556744551763</text:p>
              </table:table-cell>
              <table:table-cell office:value-type="float" office:value="0.444065939529016">
                <text:p>0.444065939529016</text:p>
              </table:table-cell>
              <table:table-cell office:value-type="float" office:value="0.374168357915922">
                <text:p>0.374168357915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6432519923451">
                <text:p>0.446432519923451</text:p>
              </table:table-cell>
              <table:table-cell office:value-type="float" office:value="0.368420971643734">
                <text:p>0.368420971643734</text:p>
              </table:table-cell>
              <table:table-cell office:value-type="float" office:value="0.442022148108525">
                <text:p>0.442022148108525</text:p>
              </table:table-cell>
              <table:table-cell office:value-type="float" office:value="0.366087897392227">
                <text:p>0.366087897392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049903263554">
                <text:p>0.435049903263554</text:p>
              </table:table-cell>
              <table:table-cell office:value-type="float" office:value="0.356606583116608">
                <text:p>0.356606583116608</text:p>
              </table:table-cell>
              <table:table-cell office:value-type="float" office:value="0.430835138512945">
                <text:p>0.430835138512945</text:p>
              </table:table-cell>
              <table:table-cell office:value-type="float" office:value="0.354207316001579">
                <text:p>0.354207316001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31966443082088">
                <text:p>0.431966443082088</text:p>
              </table:table-cell>
              <table:table-cell office:value-type="float" office:value="0.35323343988819">
                <text:p>0.35323343988819</text:p>
              </table:table-cell>
              <table:table-cell office:value-type="float" office:value="0.428615643760304">
                <text:p>0.428615643760304</text:p>
              </table:table-cell>
              <table:table-cell office:value-type="float" office:value="0.351161722516443">
                <text:p>0.351161722516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1614023829902">
                <text:p>0.431614023829902</text:p>
              </table:table-cell>
              <table:table-cell office:value-type="float" office:value="0.356535187566215">
                <text:p>0.356535187566215</text:p>
              </table:table-cell>
              <table:table-cell office:value-type="float" office:value="0.428315701843758">
                <text:p>0.428315701843758</text:p>
              </table:table-cell>
              <table:table-cell office:value-type="float" office:value="0.354590804851785">
                <text:p>0.354590804851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2024685845685">
                <text:p>0.42024685845685</text:p>
              </table:table-cell>
              <table:table-cell office:value-type="float" office:value="0.353853780510925">
                <text:p>0.353853780510925</text:p>
              </table:table-cell>
              <table:table-cell office:value-type="float" office:value="0.419254245370108">
                <text:p>0.419254245370108</text:p>
              </table:table-cell>
              <table:table-cell office:value-type="float" office:value="0.352725807852116">
                <text:p>0.3527258078521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3467788761909">
                <text:p>0.453467788761909</text:p>
              </table:table-cell>
              <table:table-cell office:value-type="float" office:value="0.399639979222466">
                <text:p>0.399639979222466</text:p>
              </table:table-cell>
              <table:table-cell office:value-type="float" office:value="0.430397640268559">
                <text:p>0.430397640268559</text:p>
              </table:table-cell>
              <table:table-cell office:value-type="float" office:value="0.380484830127863">
                <text:p>0.38048483012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5286062845192">
                <text:p>0.455286062845192</text:p>
              </table:table-cell>
              <table:table-cell office:value-type="float" office:value="0.4035771902082">
                <text:p>0.4035771902082</text:p>
              </table:table-cell>
              <table:table-cell office:value-type="float" office:value="0.434021469461912">
                <text:p>0.434021469461912</text:p>
              </table:table-cell>
              <table:table-cell office:value-type="float" office:value="0.385609653976094">
                <text:p>0.385609653976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6150619573155">
                <text:p>0.456150619573155</text:p>
              </table:table-cell>
              <table:table-cell office:value-type="float" office:value="0.400298745020359">
                <text:p>0.400298745020359</text:p>
              </table:table-cell>
              <table:table-cell office:value-type="float" office:value="0.432870595096456">
                <text:p>0.432870595096456</text:p>
              </table:table-cell>
              <table:table-cell office:value-type="float" office:value="0.381533933029635">
                <text:p>0.381533933029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840972694964">
                <text:p>0.461840972694964</text:p>
              </table:table-cell>
              <table:table-cell office:value-type="float" office:value="0.400978543912832">
                <text:p>0.400978543912832</text:p>
              </table:table-cell>
              <table:table-cell office:value-type="float" office:value="0.435440169254268">
                <text:p>0.435440169254268</text:p>
              </table:table-cell>
              <table:table-cell office:value-type="float" office:value="0.382099407382422">
                <text:p>0.38209940738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4544609913451">
                <text:p>0.464544609913451</text:p>
              </table:table-cell>
              <table:table-cell office:value-type="float" office:value="0.399279569500621">
                <text:p>0.399279569500621</text:p>
              </table:table-cell>
              <table:table-cell office:value-type="float" office:value="0.43850220568158">
                <text:p>0.43850220568158</text:p>
              </table:table-cell>
              <table:table-cell office:value-type="float" office:value="0.381503154322302">
                <text:p>0.381503154322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6722130015014">
                <text:p>0.456722130015014</text:p>
              </table:table-cell>
              <table:table-cell office:value-type="float" office:value="0.394698392617578">
                <text:p>0.394698392617578</text:p>
              </table:table-cell>
              <table:table-cell office:value-type="float" office:value="0.43239121172242">
                <text:p>0.43239121172242</text:p>
              </table:table-cell>
              <table:table-cell office:value-type="float" office:value="0.378232197871632">
                <text:p>0.378232197871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9663620769457">
                <text:p>0.459663620769457</text:p>
              </table:table-cell>
              <table:table-cell office:value-type="float" office:value="0.392639755317">
                <text:p>0.392639755317</text:p>
              </table:table-cell>
              <table:table-cell office:value-type="float" office:value="0.436784472332273">
                <text:p>0.436784472332273</text:p>
              </table:table-cell>
              <table:table-cell office:value-type="float" office:value="0.376952869930143">
                <text:p>0.376952869930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231325296725">
                <text:p>0.461231325296725</text:p>
              </table:table-cell>
              <table:table-cell office:value-type="float" office:value="0.391057866423484">
                <text:p>0.391057866423484</text:p>
              </table:table-cell>
              <table:table-cell office:value-type="float" office:value="0.4397172972552">
                <text:p>0.4397172972552</text:p>
              </table:table-cell>
              <table:table-cell office:value-type="float" office:value="0.376711116674713">
                <text:p>0.376711116674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6234104616788">
                <text:p>0.456234104616788</text:p>
              </table:table-cell>
              <table:table-cell office:value-type="float" office:value="0.385117730158177">
                <text:p>0.385117730158177</text:p>
              </table:table-cell>
              <table:table-cell office:value-type="float" office:value="0.437597452340107">
                <text:p>0.437597452340107</text:p>
              </table:table-cell>
              <table:table-cell office:value-type="float" office:value="0.372469509802509">
                <text:p>0.372469509802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825606853277">
                <text:p>0.458825606853277</text:p>
              </table:table-cell>
              <table:table-cell office:value-type="float" office:value="0.388000346149115">
                <text:p>0.388000346149115</text:p>
              </table:table-cell>
              <table:table-cell office:value-type="float" office:value="0.440370784098784">
                <text:p>0.440370784098784</text:p>
              </table:table-cell>
              <table:table-cell office:value-type="float" office:value="0.375629453183031">
                <text:p>0.375629453183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4254819256297">
                <text:p>0.454254819256297</text:p>
              </table:table-cell>
              <table:table-cell office:value-type="float" office:value="0.387086661823345">
                <text:p>0.387086661823345</text:p>
              </table:table-cell>
              <table:table-cell office:value-type="float" office:value="0.436465937985362">
                <text:p>0.436465937985362</text:p>
              </table:table-cell>
              <table:table-cell office:value-type="float" office:value="0.376003259583327">
                <text:p>0.376003259583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7489459389314">
                <text:p>0.457489459389314</text:p>
              </table:table-cell>
              <table:table-cell office:value-type="float" office:value="0.386585536312402">
                <text:p>0.386585536312402</text:p>
              </table:table-cell>
              <table:table-cell office:value-type="float" office:value="0.443716742941902">
                <text:p>0.443716742941902</text:p>
              </table:table-cell>
              <table:table-cell office:value-type="float" office:value="0.377518129718321">
                <text:p>0.377518129718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139233114543">
                <text:p>0.459139233114543</text:p>
              </table:table-cell>
              <table:table-cell office:value-type="float" office:value="0.387887546379411">
                <text:p>0.387887546379411</text:p>
              </table:table-cell>
              <table:table-cell office:value-type="float" office:value="0.450926471323774">
                <text:p>0.450926471323774</text:p>
              </table:table-cell>
              <table:table-cell office:value-type="float" office:value="0.382604405809125">
                <text:p>0.382604405809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4032277500061">
                <text:p>0.444032277500061</text:p>
              </table:table-cell>
              <table:table-cell office:value-type="float" office:value="0.381252938796889">
                <text:p>0.381252938796889</text:p>
              </table:table-cell>
              <table:table-cell office:value-type="float" office:value="0.438265211461066">
                <text:p>0.438265211461066</text:p>
              </table:table-cell>
              <table:table-cell office:value-type="float" office:value="0.37728949339401">
                <text:p>0.37728949339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0324436520314">
                <text:p>0.440324436520314</text:p>
              </table:table-cell>
              <table:table-cell office:value-type="float" office:value="0.37459158429409">
                <text:p>0.37459158429409</text:p>
              </table:table-cell>
              <table:table-cell office:value-type="float" office:value="0.434314040241472">
                <text:p>0.434314040241472</text:p>
              </table:table-cell>
              <table:table-cell office:value-type="float" office:value="0.370575966191856">
                <text:p>0.370575966191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3188541961714">
                <text:p>0.433188541961714</text:p>
              </table:table-cell>
              <table:table-cell office:value-type="float" office:value="0.369057811617785">
                <text:p>0.369057811617785</text:p>
              </table:table-cell>
              <table:table-cell office:value-type="float" office:value="0.42818446253947">
                <text:p>0.42818446253947</text:p>
              </table:table-cell>
              <table:table-cell office:value-type="float" office:value="0.365898872507536">
                <text:p>0.365898872507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0901749175602">
                <text:p>0.430901749175602</text:p>
              </table:table-cell>
              <table:table-cell office:value-type="float" office:value="0.365884352380062">
                <text:p>0.365884352380062</text:p>
              </table:table-cell>
              <table:table-cell office:value-type="float" office:value="0.427672105309871">
                <text:p>0.427672105309871</text:p>
              </table:table-cell>
              <table:table-cell office:value-type="float" office:value="0.363866873190387">
                <text:p>0.363866873190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590680874427">
                <text:p>0.435590680874427</text:p>
              </table:table-cell>
              <table:table-cell office:value-type="float" office:value="0.372015659343146">
                <text:p>0.372015659343146</text:p>
              </table:table-cell>
              <table:table-cell office:value-type="float" office:value="0.433080777113366">
                <text:p>0.433080777113366</text:p>
              </table:table-cell>
              <table:table-cell office:value-type="float" office:value="0.370540651210366">
                <text:p>0.370540651210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2330073047678">
                <text:p>0.442330073047678</text:p>
              </table:table-cell>
              <table:table-cell office:value-type="float" office:value="0.376830799988104">
                <text:p>0.376830799988104</text:p>
              </table:table-cell>
              <table:table-cell office:value-type="float" office:value="0.440288532442204">
                <text:p>0.440288532442204</text:p>
              </table:table-cell>
              <table:table-cell office:value-type="float" office:value="0.375370188742431">
                <text:p>0.375370188742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6934816113247">
                <text:p>0.426934816113247</text:p>
              </table:table-cell>
              <table:table-cell office:value-type="float" office:value="0.369352772160377">
                <text:p>0.369352772160377</text:p>
              </table:table-cell>
              <table:table-cell office:value-type="float" office:value="0.425371366203271">
                <text:p>0.425371366203271</text:p>
              </table:table-cell>
              <table:table-cell office:value-type="float" office:value="0.36804969239709">
                <text:p>0.36804969239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2983375258436">
                <text:p>0.432983375258436</text:p>
              </table:table-cell>
              <table:table-cell office:value-type="float" office:value="0.370403346141502">
                <text:p>0.370403346141502</text:p>
              </table:table-cell>
              <table:table-cell office:value-type="float" office:value="0.429720013758539">
                <text:p>0.429720013758539</text:p>
              </table:table-cell>
              <table:table-cell office:value-type="float" office:value="0.369133245584362">
                <text:p>0.36913324558436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3566979343422">
                <text:p>0.453566979343422</text:p>
              </table:table-cell>
              <table:table-cell office:value-type="float" office:value="0.398956477626253">
                <text:p>0.398956477626253</text:p>
              </table:table-cell>
              <table:table-cell office:value-type="float" office:value="0.429932318117371">
                <text:p>0.429932318117371</text:p>
              </table:table-cell>
              <table:table-cell office:value-type="float" office:value="0.379492132278087">
                <text:p>0.379492132278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6372111611616">
                <text:p>0.456372111611616</text:p>
              </table:table-cell>
              <table:table-cell office:value-type="float" office:value="0.401796257561666">
                <text:p>0.401796257561666</text:p>
              </table:table-cell>
              <table:table-cell office:value-type="float" office:value="0.433611189840419">
                <text:p>0.433611189840419</text:p>
              </table:table-cell>
              <table:table-cell office:value-type="float" office:value="0.383002162397738">
                <text:p>0.383002162397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8600456018111">
                <text:p>0.458600456018111</text:p>
              </table:table-cell>
              <table:table-cell office:value-type="float" office:value="0.399953551486436">
                <text:p>0.399953551486436</text:p>
              </table:table-cell>
              <table:table-cell office:value-type="float" office:value="0.434495582881615">
                <text:p>0.434495582881615</text:p>
              </table:table-cell>
              <table:table-cell office:value-type="float" office:value="0.380387800929897">
                <text:p>0.38038780092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0606959984">
                <text:p>0.460606959984</text:p>
              </table:table-cell>
              <table:table-cell office:value-type="float" office:value="0.398112508404822">
                <text:p>0.398112508404822</text:p>
              </table:table-cell>
              <table:table-cell office:value-type="float" office:value="0.433796772779905">
                <text:p>0.433796772779905</text:p>
              </table:table-cell>
              <table:table-cell office:value-type="float" office:value="0.378603918554656">
                <text:p>0.378603918554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1725870736879">
                <text:p>0.451725870736879</text:p>
              </table:table-cell>
              <table:table-cell office:value-type="float" office:value="0.389960628523051">
                <text:p>0.389960628523051</text:p>
              </table:table-cell>
              <table:table-cell office:value-type="float" office:value="0.428348711679303">
                <text:p>0.428348711679303</text:p>
              </table:table-cell>
              <table:table-cell office:value-type="float" office:value="0.372725586562913">
                <text:p>0.372725586562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065619807608">
                <text:p>0.453065619807608</text:p>
              </table:table-cell>
              <table:table-cell office:value-type="float" office:value="0.389603581257658">
                <text:p>0.389603581257658</text:p>
              </table:table-cell>
              <table:table-cell office:value-type="float" office:value="0.43138685110668">
                <text:p>0.43138685110668</text:p>
              </table:table-cell>
              <table:table-cell office:value-type="float" office:value="0.373410491621752">
                <text:p>0.373410491621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7171899120893">
                <text:p>0.457171899120893</text:p>
              </table:table-cell>
              <table:table-cell office:value-type="float" office:value="0.38935198448848">
                <text:p>0.38935198448848</text:p>
              </table:table-cell>
              <table:table-cell office:value-type="float" office:value="0.43370819740578">
                <text:p>0.43370819740578</text:p>
              </table:table-cell>
              <table:table-cell office:value-type="float" office:value="0.372446981507669">
                <text:p>0.372446981507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382423936222">
                <text:p>0.45382423936222</text:p>
              </table:table-cell>
              <table:table-cell office:value-type="float" office:value="0.385597777648207">
                <text:p>0.385597777648207</text:p>
              </table:table-cell>
              <table:table-cell office:value-type="float" office:value="0.430414698166936">
                <text:p>0.430414698166936</text:p>
              </table:table-cell>
              <table:table-cell office:value-type="float" office:value="0.369169287130454">
                <text:p>0.369169287130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835916314996">
                <text:p>0.449835916314996</text:p>
              </table:table-cell>
              <table:table-cell office:value-type="float" office:value="0.377649059435059">
                <text:p>0.377649059435059</text:p>
              </table:table-cell>
              <table:table-cell office:value-type="float" office:value="0.429242491515047">
                <text:p>0.429242491515047</text:p>
              </table:table-cell>
              <table:table-cell office:value-type="float" office:value="0.363174293267976">
                <text:p>0.36317429326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4935391239756">
                <text:p>0.454935391239756</text:p>
              </table:table-cell>
              <table:table-cell office:value-type="float" office:value="0.377443123340476">
                <text:p>0.377443123340476</text:p>
              </table:table-cell>
              <table:table-cell office:value-type="float" office:value="0.436515531152466">
                <text:p>0.436515531152466</text:p>
              </table:table-cell>
              <table:table-cell office:value-type="float" office:value="0.365345822802975">
                <text:p>0.365345822802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9260101010931">
                <text:p>0.449260101010931</text:p>
              </table:table-cell>
              <table:table-cell office:value-type="float" office:value="0.37434914552169">
                <text:p>0.37434914552169</text:p>
              </table:table-cell>
              <table:table-cell office:value-type="float" office:value="0.433588753635181">
                <text:p>0.433588753635181</text:p>
              </table:table-cell>
              <table:table-cell office:value-type="float" office:value="0.362906301577934">
                <text:p>0.362906301577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771256021602">
                <text:p>0.45771256021602</text:p>
              </table:table-cell>
              <table:table-cell office:value-type="float" office:value="0.378512441472727">
                <text:p>0.378512441472727</text:p>
              </table:table-cell>
              <table:table-cell office:value-type="float" office:value="0.446454959512672">
                <text:p>0.446454959512672</text:p>
              </table:table-cell>
              <table:table-cell office:value-type="float" office:value="0.3702294411783">
                <text:p>0.3702294411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4761152322036">
                <text:p>0.454761152322036</text:p>
              </table:table-cell>
              <table:table-cell office:value-type="float" office:value="0.378116244853837">
                <text:p>0.378116244853837</text:p>
              </table:table-cell>
              <table:table-cell office:value-type="float" office:value="0.446914567746711">
                <text:p>0.446914567746711</text:p>
              </table:table-cell>
              <table:table-cell office:value-type="float" office:value="0.372037045489162">
                <text:p>0.372037045489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765849769538">
                <text:p>0.448765849769538</text:p>
              </table:table-cell>
              <table:table-cell office:value-type="float" office:value="0.377425624284025">
                <text:p>0.377425624284025</text:p>
              </table:table-cell>
              <table:table-cell office:value-type="float" office:value="0.442898446882942">
                <text:p>0.442898446882942</text:p>
              </table:table-cell>
              <table:table-cell office:value-type="float" office:value="0.372769763040404">
                <text:p>0.372769763040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6627311023226">
                <text:p>0.446627311023226</text:p>
              </table:table-cell>
              <table:table-cell office:value-type="float" office:value="0.374270219090529">
                <text:p>0.374270219090529</text:p>
              </table:table-cell>
              <table:table-cell office:value-type="float" office:value="0.443161757857093">
                <text:p>0.443161757857093</text:p>
              </table:table-cell>
              <table:table-cell office:value-type="float" office:value="0.370822069826873">
                <text:p>0.370822069826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8353480045321">
                <text:p>0.438353480045321</text:p>
              </table:table-cell>
              <table:table-cell office:value-type="float" office:value="0.368911793613381">
                <text:p>0.368911793613381</text:p>
              </table:table-cell>
              <table:table-cell office:value-type="float" office:value="0.434577853044844">
                <text:p>0.434577853044844</text:p>
              </table:table-cell>
              <table:table-cell office:value-type="float" office:value="0.365462196753289">
                <text:p>0.365462196753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679499341643">
                <text:p>0.427679499341643</text:p>
              </table:table-cell>
              <table:table-cell office:value-type="float" office:value="0.362456965587486">
                <text:p>0.362456965587486</text:p>
              </table:table-cell>
              <table:table-cell office:value-type="float" office:value="0.425611940064033">
                <text:p>0.425611940064033</text:p>
              </table:table-cell>
              <table:table-cell office:value-type="float" office:value="0.359645061818206">
                <text:p>0.359645061818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9156071970896">
                <text:p>0.439156071970896</text:p>
              </table:table-cell>
              <table:table-cell office:value-type="float" office:value="0.36913792199088">
                <text:p>0.36913792199088</text:p>
              </table:table-cell>
              <table:table-cell office:value-type="float" office:value="0.437336128180347">
                <text:p>0.437336128180347</text:p>
              </table:table-cell>
              <table:table-cell office:value-type="float" office:value="0.366346650273775">
                <text:p>0.366346650273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2748424467971">
                <text:p>0.442748424467971</text:p>
              </table:table-cell>
              <table:table-cell office:value-type="float" office:value="0.369362873623837">
                <text:p>0.369362873623837</text:p>
              </table:table-cell>
              <table:table-cell office:value-type="float" office:value="0.442840129672005">
                <text:p>0.442840129672005</text:p>
              </table:table-cell>
              <table:table-cell office:value-type="float" office:value="0.367594720635705">
                <text:p>0.367594720635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0002904685317">
                <text:p>0.440002904685317</text:p>
              </table:table-cell>
              <table:table-cell office:value-type="float" office:value="0.361857093234857">
                <text:p>0.361857093234857</text:p>
              </table:table-cell>
              <table:table-cell office:value-type="float" office:value="0.438008804889681">
                <text:p>0.438008804889681</text:p>
              </table:table-cell>
              <table:table-cell office:value-type="float" office:value="0.360164696992002">
                <text:p>0.360164696992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9329171510344">
                <text:p>0.439329171510344</text:p>
              </table:table-cell>
              <table:table-cell office:value-type="float" office:value="0.36665466964632">
                <text:p>0.36665466964632</text:p>
              </table:table-cell>
              <table:table-cell office:value-type="float" office:value="0.437106989776405">
                <text:p>0.437106989776405</text:p>
              </table:table-cell>
              <table:table-cell office:value-type="float" office:value="0.365115302705329">
                <text:p>0.3651153027053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3467788761909">
                <text:p>0.453467788761909</text:p>
              </table:table-cell>
              <table:table-cell office:value-type="float" office:value="0.399639979222466">
                <text:p>0.399639979222466</text:p>
              </table:table-cell>
              <table:table-cell office:value-type="float" office:value="0.430397640268559">
                <text:p>0.430397640268559</text:p>
              </table:table-cell>
              <table:table-cell office:value-type="float" office:value="0.380484830127863">
                <text:p>0.38048483012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5286062845192">
                <text:p>0.455286062845192</text:p>
              </table:table-cell>
              <table:table-cell office:value-type="float" office:value="0.4035771902082">
                <text:p>0.4035771902082</text:p>
              </table:table-cell>
              <table:table-cell office:value-type="float" office:value="0.434021469461912">
                <text:p>0.434021469461912</text:p>
              </table:table-cell>
              <table:table-cell office:value-type="float" office:value="0.385609653976094">
                <text:p>0.385609653976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6150619573155">
                <text:p>0.456150619573155</text:p>
              </table:table-cell>
              <table:table-cell office:value-type="float" office:value="0.400298745020359">
                <text:p>0.400298745020359</text:p>
              </table:table-cell>
              <table:table-cell office:value-type="float" office:value="0.432870595096456">
                <text:p>0.432870595096456</text:p>
              </table:table-cell>
              <table:table-cell office:value-type="float" office:value="0.381533933029635">
                <text:p>0.381533933029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840972694964">
                <text:p>0.461840972694964</text:p>
              </table:table-cell>
              <table:table-cell office:value-type="float" office:value="0.400978543912832">
                <text:p>0.400978543912832</text:p>
              </table:table-cell>
              <table:table-cell office:value-type="float" office:value="0.435440169254268">
                <text:p>0.435440169254268</text:p>
              </table:table-cell>
              <table:table-cell office:value-type="float" office:value="0.382099407382422">
                <text:p>0.38209940738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4544609913451">
                <text:p>0.464544609913451</text:p>
              </table:table-cell>
              <table:table-cell office:value-type="float" office:value="0.399279569500621">
                <text:p>0.399279569500621</text:p>
              </table:table-cell>
              <table:table-cell office:value-type="float" office:value="0.43850220568158">
                <text:p>0.43850220568158</text:p>
              </table:table-cell>
              <table:table-cell office:value-type="float" office:value="0.381503154322302">
                <text:p>0.381503154322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6722130015014">
                <text:p>0.456722130015014</text:p>
              </table:table-cell>
              <table:table-cell office:value-type="float" office:value="0.394698392617578">
                <text:p>0.394698392617578</text:p>
              </table:table-cell>
              <table:table-cell office:value-type="float" office:value="0.43239121172242">
                <text:p>0.43239121172242</text:p>
              </table:table-cell>
              <table:table-cell office:value-type="float" office:value="0.378232197871632">
                <text:p>0.378232197871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9663620769457">
                <text:p>0.459663620769457</text:p>
              </table:table-cell>
              <table:table-cell office:value-type="float" office:value="0.392639755317">
                <text:p>0.392639755317</text:p>
              </table:table-cell>
              <table:table-cell office:value-type="float" office:value="0.436784472332273">
                <text:p>0.436784472332273</text:p>
              </table:table-cell>
              <table:table-cell office:value-type="float" office:value="0.376952869930143">
                <text:p>0.376952869930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1231325296725">
                <text:p>0.461231325296725</text:p>
              </table:table-cell>
              <table:table-cell office:value-type="float" office:value="0.391057866423484">
                <text:p>0.391057866423484</text:p>
              </table:table-cell>
              <table:table-cell office:value-type="float" office:value="0.4397172972552">
                <text:p>0.4397172972552</text:p>
              </table:table-cell>
              <table:table-cell office:value-type="float" office:value="0.376711116674713">
                <text:p>0.376711116674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6234104616788">
                <text:p>0.456234104616788</text:p>
              </table:table-cell>
              <table:table-cell office:value-type="float" office:value="0.385117730158177">
                <text:p>0.385117730158177</text:p>
              </table:table-cell>
              <table:table-cell office:value-type="float" office:value="0.437597452340107">
                <text:p>0.437597452340107</text:p>
              </table:table-cell>
              <table:table-cell office:value-type="float" office:value="0.372469509802509">
                <text:p>0.372469509802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825606853277">
                <text:p>0.458825606853277</text:p>
              </table:table-cell>
              <table:table-cell office:value-type="float" office:value="0.388000346149115">
                <text:p>0.388000346149115</text:p>
              </table:table-cell>
              <table:table-cell office:value-type="float" office:value="0.440370784098784">
                <text:p>0.440370784098784</text:p>
              </table:table-cell>
              <table:table-cell office:value-type="float" office:value="0.375629453183031">
                <text:p>0.375629453183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4254819256297">
                <text:p>0.454254819256297</text:p>
              </table:table-cell>
              <table:table-cell office:value-type="float" office:value="0.387086661823345">
                <text:p>0.387086661823345</text:p>
              </table:table-cell>
              <table:table-cell office:value-type="float" office:value="0.436465937985362">
                <text:p>0.436465937985362</text:p>
              </table:table-cell>
              <table:table-cell office:value-type="float" office:value="0.376003259583327">
                <text:p>0.376003259583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7489459389314">
                <text:p>0.457489459389314</text:p>
              </table:table-cell>
              <table:table-cell office:value-type="float" office:value="0.386585536312402">
                <text:p>0.386585536312402</text:p>
              </table:table-cell>
              <table:table-cell office:value-type="float" office:value="0.443716742941902">
                <text:p>0.443716742941902</text:p>
              </table:table-cell>
              <table:table-cell office:value-type="float" office:value="0.377518129718321">
                <text:p>0.377518129718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139233114543">
                <text:p>0.459139233114543</text:p>
              </table:table-cell>
              <table:table-cell office:value-type="float" office:value="0.387887546379411">
                <text:p>0.387887546379411</text:p>
              </table:table-cell>
              <table:table-cell office:value-type="float" office:value="0.450926471323774">
                <text:p>0.450926471323774</text:p>
              </table:table-cell>
              <table:table-cell office:value-type="float" office:value="0.382604405809125">
                <text:p>0.382604405809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4032277500061">
                <text:p>0.444032277500061</text:p>
              </table:table-cell>
              <table:table-cell office:value-type="float" office:value="0.381252938796889">
                <text:p>0.381252938796889</text:p>
              </table:table-cell>
              <table:table-cell office:value-type="float" office:value="0.438265211461066">
                <text:p>0.438265211461066</text:p>
              </table:table-cell>
              <table:table-cell office:value-type="float" office:value="0.37728949339401">
                <text:p>0.37728949339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0324436520314">
                <text:p>0.440324436520314</text:p>
              </table:table-cell>
              <table:table-cell office:value-type="float" office:value="0.37459158429409">
                <text:p>0.37459158429409</text:p>
              </table:table-cell>
              <table:table-cell office:value-type="float" office:value="0.434314040241472">
                <text:p>0.434314040241472</text:p>
              </table:table-cell>
              <table:table-cell office:value-type="float" office:value="0.370575966191856">
                <text:p>0.370575966191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3188541961714">
                <text:p>0.433188541961714</text:p>
              </table:table-cell>
              <table:table-cell office:value-type="float" office:value="0.369057811617785">
                <text:p>0.369057811617785</text:p>
              </table:table-cell>
              <table:table-cell office:value-type="float" office:value="0.42818446253947">
                <text:p>0.42818446253947</text:p>
              </table:table-cell>
              <table:table-cell office:value-type="float" office:value="0.365898872507536">
                <text:p>0.365898872507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0901749175602">
                <text:p>0.430901749175602</text:p>
              </table:table-cell>
              <table:table-cell office:value-type="float" office:value="0.365884352380062">
                <text:p>0.365884352380062</text:p>
              </table:table-cell>
              <table:table-cell office:value-type="float" office:value="0.427672105309871">
                <text:p>0.427672105309871</text:p>
              </table:table-cell>
              <table:table-cell office:value-type="float" office:value="0.363866873190387">
                <text:p>0.363866873190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590680874427">
                <text:p>0.435590680874427</text:p>
              </table:table-cell>
              <table:table-cell office:value-type="float" office:value="0.372015659343146">
                <text:p>0.372015659343146</text:p>
              </table:table-cell>
              <table:table-cell office:value-type="float" office:value="0.433080777113366">
                <text:p>0.433080777113366</text:p>
              </table:table-cell>
              <table:table-cell office:value-type="float" office:value="0.370540651210366">
                <text:p>0.370540651210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2330073047678">
                <text:p>0.442330073047678</text:p>
              </table:table-cell>
              <table:table-cell office:value-type="float" office:value="0.376830799988104">
                <text:p>0.376830799988104</text:p>
              </table:table-cell>
              <table:table-cell office:value-type="float" office:value="0.440288532442204">
                <text:p>0.440288532442204</text:p>
              </table:table-cell>
              <table:table-cell office:value-type="float" office:value="0.375370188742431">
                <text:p>0.375370188742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6934816113247">
                <text:p>0.426934816113247</text:p>
              </table:table-cell>
              <table:table-cell office:value-type="float" office:value="0.369352772160377">
                <text:p>0.369352772160377</text:p>
              </table:table-cell>
              <table:table-cell office:value-type="float" office:value="0.425371366203271">
                <text:p>0.425371366203271</text:p>
              </table:table-cell>
              <table:table-cell office:value-type="float" office:value="0.36804969239709">
                <text:p>0.36804969239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2983375258436">
                <text:p>0.432983375258436</text:p>
              </table:table-cell>
              <table:table-cell office:value-type="float" office:value="0.370403346141502">
                <text:p>0.370403346141502</text:p>
              </table:table-cell>
              <table:table-cell office:value-type="float" office:value="0.429720013758539">
                <text:p>0.429720013758539</text:p>
              </table:table-cell>
              <table:table-cell office:value-type="float" office:value="0.369133245584362">
                <text:p>0.369133245584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3566979343422">
                <text:p>0.453566979343422</text:p>
              </table:table-cell>
              <table:table-cell office:value-type="float" office:value="0.398956477626253">
                <text:p>0.398956477626253</text:p>
              </table:table-cell>
              <table:table-cell office:value-type="float" office:value="0.429932318117371">
                <text:p>0.429932318117371</text:p>
              </table:table-cell>
              <table:table-cell office:value-type="float" office:value="0.379492132278087">
                <text:p>0.379492132278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6372111611616">
                <text:p>0.456372111611616</text:p>
              </table:table-cell>
              <table:table-cell office:value-type="float" office:value="0.401796257561666">
                <text:p>0.401796257561666</text:p>
              </table:table-cell>
              <table:table-cell office:value-type="float" office:value="0.433611189840419">
                <text:p>0.433611189840419</text:p>
              </table:table-cell>
              <table:table-cell office:value-type="float" office:value="0.383002162397738">
                <text:p>0.383002162397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8600456018111">
                <text:p>0.458600456018111</text:p>
              </table:table-cell>
              <table:table-cell office:value-type="float" office:value="0.399953551486436">
                <text:p>0.399953551486436</text:p>
              </table:table-cell>
              <table:table-cell office:value-type="float" office:value="0.434495582881615">
                <text:p>0.434495582881615</text:p>
              </table:table-cell>
              <table:table-cell office:value-type="float" office:value="0.380387800929897">
                <text:p>0.38038780092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0606959984">
                <text:p>0.460606959984</text:p>
              </table:table-cell>
              <table:table-cell office:value-type="float" office:value="0.398112508404822">
                <text:p>0.398112508404822</text:p>
              </table:table-cell>
              <table:table-cell office:value-type="float" office:value="0.433796772779905">
                <text:p>0.433796772779905</text:p>
              </table:table-cell>
              <table:table-cell office:value-type="float" office:value="0.378603918554656">
                <text:p>0.378603918554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1725870736879">
                <text:p>0.451725870736879</text:p>
              </table:table-cell>
              <table:table-cell office:value-type="float" office:value="0.389960628523051">
                <text:p>0.389960628523051</text:p>
              </table:table-cell>
              <table:table-cell office:value-type="float" office:value="0.428348711679303">
                <text:p>0.428348711679303</text:p>
              </table:table-cell>
              <table:table-cell office:value-type="float" office:value="0.372725586562913">
                <text:p>0.372725586562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065619807608">
                <text:p>0.453065619807608</text:p>
              </table:table-cell>
              <table:table-cell office:value-type="float" office:value="0.389603581257658">
                <text:p>0.389603581257658</text:p>
              </table:table-cell>
              <table:table-cell office:value-type="float" office:value="0.43138685110668">
                <text:p>0.43138685110668</text:p>
              </table:table-cell>
              <table:table-cell office:value-type="float" office:value="0.373410491621752">
                <text:p>0.373410491621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7171899120893">
                <text:p>0.457171899120893</text:p>
              </table:table-cell>
              <table:table-cell office:value-type="float" office:value="0.38935198448848">
                <text:p>0.38935198448848</text:p>
              </table:table-cell>
              <table:table-cell office:value-type="float" office:value="0.43370819740578">
                <text:p>0.43370819740578</text:p>
              </table:table-cell>
              <table:table-cell office:value-type="float" office:value="0.372446981507669">
                <text:p>0.372446981507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382423936222">
                <text:p>0.45382423936222</text:p>
              </table:table-cell>
              <table:table-cell office:value-type="float" office:value="0.385597777648207">
                <text:p>0.385597777648207</text:p>
              </table:table-cell>
              <table:table-cell office:value-type="float" office:value="0.430414698166936">
                <text:p>0.430414698166936</text:p>
              </table:table-cell>
              <table:table-cell office:value-type="float" office:value="0.369169287130454">
                <text:p>0.369169287130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835916314996">
                <text:p>0.449835916314996</text:p>
              </table:table-cell>
              <table:table-cell office:value-type="float" office:value="0.377649059435059">
                <text:p>0.377649059435059</text:p>
              </table:table-cell>
              <table:table-cell office:value-type="float" office:value="0.429242491515047">
                <text:p>0.429242491515047</text:p>
              </table:table-cell>
              <table:table-cell office:value-type="float" office:value="0.363174293267976">
                <text:p>0.36317429326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4935391239756">
                <text:p>0.454935391239756</text:p>
              </table:table-cell>
              <table:table-cell office:value-type="float" office:value="0.377443123340476">
                <text:p>0.377443123340476</text:p>
              </table:table-cell>
              <table:table-cell office:value-type="float" office:value="0.436515531152466">
                <text:p>0.436515531152466</text:p>
              </table:table-cell>
              <table:table-cell office:value-type="float" office:value="0.365345822802975">
                <text:p>0.365345822802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9260101010931">
                <text:p>0.449260101010931</text:p>
              </table:table-cell>
              <table:table-cell office:value-type="float" office:value="0.37434914552169">
                <text:p>0.37434914552169</text:p>
              </table:table-cell>
              <table:table-cell office:value-type="float" office:value="0.433588753635181">
                <text:p>0.433588753635181</text:p>
              </table:table-cell>
              <table:table-cell office:value-type="float" office:value="0.362906301577934">
                <text:p>0.362906301577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771256021602">
                <text:p>0.45771256021602</text:p>
              </table:table-cell>
              <table:table-cell office:value-type="float" office:value="0.378512441472727">
                <text:p>0.378512441472727</text:p>
              </table:table-cell>
              <table:table-cell office:value-type="float" office:value="0.446454959512672">
                <text:p>0.446454959512672</text:p>
              </table:table-cell>
              <table:table-cell office:value-type="float" office:value="0.3702294411783">
                <text:p>0.3702294411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4761152322036">
                <text:p>0.454761152322036</text:p>
              </table:table-cell>
              <table:table-cell office:value-type="float" office:value="0.378116244853837">
                <text:p>0.378116244853837</text:p>
              </table:table-cell>
              <table:table-cell office:value-type="float" office:value="0.446914567746711">
                <text:p>0.446914567746711</text:p>
              </table:table-cell>
              <table:table-cell office:value-type="float" office:value="0.372037045489162">
                <text:p>0.372037045489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765849769538">
                <text:p>0.448765849769538</text:p>
              </table:table-cell>
              <table:table-cell office:value-type="float" office:value="0.377425624284025">
                <text:p>0.377425624284025</text:p>
              </table:table-cell>
              <table:table-cell office:value-type="float" office:value="0.442898446882942">
                <text:p>0.442898446882942</text:p>
              </table:table-cell>
              <table:table-cell office:value-type="float" office:value="0.372769763040404">
                <text:p>0.372769763040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6627311023226">
                <text:p>0.446627311023226</text:p>
              </table:table-cell>
              <table:table-cell office:value-type="float" office:value="0.374270219090529">
                <text:p>0.374270219090529</text:p>
              </table:table-cell>
              <table:table-cell office:value-type="float" office:value="0.443161757857093">
                <text:p>0.443161757857093</text:p>
              </table:table-cell>
              <table:table-cell office:value-type="float" office:value="0.370822069826873">
                <text:p>0.370822069826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8353480045321">
                <text:p>0.438353480045321</text:p>
              </table:table-cell>
              <table:table-cell office:value-type="float" office:value="0.368911793613381">
                <text:p>0.368911793613381</text:p>
              </table:table-cell>
              <table:table-cell office:value-type="float" office:value="0.434577853044844">
                <text:p>0.434577853044844</text:p>
              </table:table-cell>
              <table:table-cell office:value-type="float" office:value="0.365462196753289">
                <text:p>0.365462196753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7679499341643">
                <text:p>0.427679499341643</text:p>
              </table:table-cell>
              <table:table-cell office:value-type="float" office:value="0.362456965587486">
                <text:p>0.362456965587486</text:p>
              </table:table-cell>
              <table:table-cell office:value-type="float" office:value="0.425611940064033">
                <text:p>0.425611940064033</text:p>
              </table:table-cell>
              <table:table-cell office:value-type="float" office:value="0.359645061818206">
                <text:p>0.359645061818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9156071970896">
                <text:p>0.439156071970896</text:p>
              </table:table-cell>
              <table:table-cell office:value-type="float" office:value="0.36913792199088">
                <text:p>0.36913792199088</text:p>
              </table:table-cell>
              <table:table-cell office:value-type="float" office:value="0.437336128180347">
                <text:p>0.437336128180347</text:p>
              </table:table-cell>
              <table:table-cell office:value-type="float" office:value="0.366346650273775">
                <text:p>0.366346650273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2748424467971">
                <text:p>0.442748424467971</text:p>
              </table:table-cell>
              <table:table-cell office:value-type="float" office:value="0.369362873623837">
                <text:p>0.369362873623837</text:p>
              </table:table-cell>
              <table:table-cell office:value-type="float" office:value="0.442840129672005">
                <text:p>0.442840129672005</text:p>
              </table:table-cell>
              <table:table-cell office:value-type="float" office:value="0.367594720635705">
                <text:p>0.367594720635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0002904685317">
                <text:p>0.440002904685317</text:p>
              </table:table-cell>
              <table:table-cell office:value-type="float" office:value="0.361857093234857">
                <text:p>0.361857093234857</text:p>
              </table:table-cell>
              <table:table-cell office:value-type="float" office:value="0.438008804889681">
                <text:p>0.438008804889681</text:p>
              </table:table-cell>
              <table:table-cell office:value-type="float" office:value="0.360164696992002">
                <text:p>0.360164696992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9329171510344">
                <text:p>0.439329171510344</text:p>
              </table:table-cell>
              <table:table-cell office:value-type="float" office:value="0.36665466964632">
                <text:p>0.36665466964632</text:p>
              </table:table-cell>
              <table:table-cell office:value-type="float" office:value="0.437106989776405">
                <text:p>0.437106989776405</text:p>
              </table:table-cell>
              <table:table-cell office:value-type="float" office:value="0.365115302705329">
                <text:p>0.365115302705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5367503202295">
                <text:p>11.5367503202295</text:p>
              </table:table-cell>
              <table:table-cell office:value-type="float" office:value="8.32540588484703">
                <text:p>8.32540588484703</text:p>
              </table:table-cell>
              <table:table-cell office:value-type="float" office:value="8.58182859601074">
                <text:p>8.58182859601074</text:p>
              </table:table-cell>
              <table:table-cell office:value-type="float" office:value="6.54696549396686">
                <text:p>6.54696549396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2199028635977">
                <text:p>11.2199028635977</text:p>
              </table:table-cell>
              <table:table-cell office:value-type="float" office:value="8.19394493183756">
                <text:p>8.19394493183756</text:p>
              </table:table-cell>
              <table:table-cell office:value-type="float" office:value="8.77420840902542">
                <text:p>8.77420840902542</text:p>
              </table:table-cell>
              <table:table-cell office:value-type="float" office:value="6.57116507092021">
                <text:p>6.57116507092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295677875445">
                <text:p>11.6295677875445</text:p>
              </table:table-cell>
              <table:table-cell office:value-type="float" office:value="8.2517278125554">
                <text:p>8.2517278125554</text:p>
              </table:table-cell>
              <table:table-cell office:value-type="float" office:value="8.87442249368286">
                <text:p>8.87442249368286</text:p>
              </table:table-cell>
              <table:table-cell office:value-type="float" office:value="6.50215688389994">
                <text:p>6.5021568838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3206023780732">
                <text:p>11.3206023780732</text:p>
              </table:table-cell>
              <table:table-cell office:value-type="float" office:value="8.30576053942431">
                <text:p>8.30576053942431</text:p>
              </table:table-cell>
              <table:table-cell office:value-type="float" office:value="8.76030900729296">
                <text:p>8.76030900729296</text:p>
              </table:table-cell>
              <table:table-cell office:value-type="float" office:value="6.50960882229284">
                <text:p>6.5096088222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7721539583338">
                <text:p>10.7721539583338</text:p>
              </table:table-cell>
              <table:table-cell office:value-type="float" office:value="8.18175668948534">
                <text:p>8.18175668948534</text:p>
              </table:table-cell>
              <table:table-cell office:value-type="float" office:value="8.72949064018485">
                <text:p>8.72949064018485</text:p>
              </table:table-cell>
              <table:table-cell office:value-type="float" office:value="6.5064825292082">
                <text:p>6.5064825292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0.7018522775361">
                <text:p>10.7018522775361</text:p>
              </table:table-cell>
              <table:table-cell office:value-type="float" office:value="7.85069014968674">
                <text:p>7.85069014968674</text:p>
              </table:table-cell>
              <table:table-cell office:value-type="float" office:value="8.68195462796279">
                <text:p>8.68195462796279</text:p>
              </table:table-cell>
              <table:table-cell office:value-type="float" office:value="6.54156165798837">
                <text:p>6.54156165798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06376911852">
                <text:p>11.06376911852</text:p>
              </table:table-cell>
              <table:table-cell office:value-type="float" office:value="7.78438419924002">
                <text:p>7.78438419924002</text:p>
              </table:table-cell>
              <table:table-cell office:value-type="float" office:value="8.87211071420633">
                <text:p>8.87211071420633</text:p>
              </table:table-cell>
              <table:table-cell office:value-type="float" office:value="6.51576762448669">
                <text:p>6.51576762448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0401856345967">
                <text:p>11.0401856345967</text:p>
              </table:table-cell>
              <table:table-cell office:value-type="float" office:value="7.87774692238612">
                <text:p>7.87774692238612</text:p>
              </table:table-cell>
              <table:table-cell office:value-type="float" office:value="8.56325514428212">
                <text:p>8.56325514428212</text:p>
              </table:table-cell>
              <table:table-cell office:value-type="float" office:value="6.5290830599612">
                <text:p>6.5290830599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1862935902071">
                <text:p>10.1862935902071</text:p>
              </table:table-cell>
              <table:table-cell office:value-type="float" office:value="7.42005371315304">
                <text:p>7.42005371315304</text:p>
              </table:table-cell>
              <table:table-cell office:value-type="float" office:value="8.17360211887599">
                <text:p>8.17360211887599</text:p>
              </table:table-cell>
              <table:table-cell office:value-type="float" office:value="6.19568388450067">
                <text:p>6.19568388450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9.89221659220236">
                <text:p>9.89221659220236</text:p>
              </table:table-cell>
              <table:table-cell office:value-type="float" office:value="7.29336535094041">
                <text:p>7.29336535094041</text:p>
              </table:table-cell>
              <table:table-cell office:value-type="float" office:value="8.35876995586234">
                <text:p>8.35876995586234</text:p>
              </table:table-cell>
              <table:table-cell office:value-type="float" office:value="6.37447234112649">
                <text:p>6.37447234112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9.18648331424865">
                <text:p>9.18648331424865</text:p>
              </table:table-cell>
              <table:table-cell office:value-type="float" office:value="6.97347969877506">
                <text:p>6.97347969877506</text:p>
              </table:table-cell>
              <table:table-cell office:value-type="float" office:value="8.06112945487681">
                <text:p>8.06112945487681</text:p>
              </table:table-cell>
              <table:table-cell office:value-type="float" office:value="6.12888524532179">
                <text:p>6.12888524532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49059109511662">
                <text:p>9.49059109511662</text:p>
              </table:table-cell>
              <table:table-cell office:value-type="float" office:value="7.28801019241055">
                <text:p>7.28801019241055</text:p>
              </table:table-cell>
              <table:table-cell office:value-type="float" office:value="8.73153366447663">
                <text:p>8.73153366447663</text:p>
              </table:table-cell>
              <table:table-cell office:value-type="float" office:value="6.66388460737887">
                <text:p>6.66388460737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53489819830158">
                <text:p>9.53489819830158</text:p>
              </table:table-cell>
              <table:table-cell office:value-type="float" office:value="7.21546720495253">
                <text:p>7.21546720495253</text:p>
              </table:table-cell>
              <table:table-cell office:value-type="float" office:value="9.25560642435015">
                <text:p>9.25560642435015</text:p>
              </table:table-cell>
              <table:table-cell office:value-type="float" office:value="6.75040000485402">
                <text:p>6.75040000485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45040200135685">
                <text:p>9.45040200135685</text:p>
              </table:table-cell>
              <table:table-cell office:value-type="float" office:value="6.88039405338424">
                <text:p>6.88039405338424</text:p>
              </table:table-cell>
              <table:table-cell office:value-type="float" office:value="8.99371970880122">
                <text:p>8.99371970880122</text:p>
              </table:table-cell>
              <table:table-cell office:value-type="float" office:value="6.51638707840663">
                <text:p>6.51638707840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53175271512563">
                <text:p>9.53175271512563</text:p>
              </table:table-cell>
              <table:table-cell office:value-type="float" office:value="6.73716845985658">
                <text:p>6.73716845985658</text:p>
              </table:table-cell>
              <table:table-cell office:value-type="float" office:value="9.24683725364906">
                <text:p>9.24683725364906</text:p>
              </table:table-cell>
              <table:table-cell office:value-type="float" office:value="6.39161950752093">
                <text:p>6.39161950752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69994064702483">
                <text:p>8.69994064702483</text:p>
              </table:table-cell>
              <table:table-cell office:value-type="float" office:value="6.23531716321879">
                <text:p>6.23531716321879</text:p>
              </table:table-cell>
              <table:table-cell office:value-type="float" office:value="8.36654373650124">
                <text:p>8.36654373650124</text:p>
              </table:table-cell>
              <table:table-cell office:value-type="float" office:value="5.99181225057094">
                <text:p>5.99181225057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67165407134658">
                <text:p>8.67165407134658</text:p>
              </table:table-cell>
              <table:table-cell office:value-type="float" office:value="6.28008736403248">
                <text:p>6.28008736403248</text:p>
              </table:table-cell>
              <table:table-cell office:value-type="float" office:value="8.3442933972259">
                <text:p>8.3442933972259</text:p>
              </table:table-cell>
              <table:table-cell office:value-type="float" office:value="6.16116448570861">
                <text:p>6.16116448570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0179189680542">
                <text:p>8.70179189680542</text:p>
              </table:table-cell>
              <table:table-cell office:value-type="float" office:value="6.30488564432366">
                <text:p>6.30488564432366</text:p>
              </table:table-cell>
              <table:table-cell office:value-type="float" office:value="8.36416117794353">
                <text:p>8.36416117794353</text:p>
              </table:table-cell>
              <table:table-cell office:value-type="float" office:value="6.12798944710154">
                <text:p>6.12798944710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82789424519926">
                <text:p>8.82789424519926</text:p>
              </table:table-cell>
              <table:table-cell office:value-type="float" office:value="6.30334260230713">
                <text:p>6.30334260230713</text:p>
              </table:table-cell>
              <table:table-cell office:value-type="float" office:value="8.9930788150234">
                <text:p>8.9930788150234</text:p>
              </table:table-cell>
              <table:table-cell office:value-type="float" office:value="6.11422500584729">
                <text:p>6.11422500584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81962012116923">
                <text:p>8.81962012116923</text:p>
              </table:table-cell>
              <table:table-cell office:value-type="float" office:value="5.74870659006851">
                <text:p>5.74870659006851</text:p>
              </table:table-cell>
              <table:table-cell office:value-type="float" office:value="8.731669225311">
                <text:p>8.731669225311</text:p>
              </table:table-cell>
              <table:table-cell office:value-type="float" office:value="5.66969774891967">
                <text:p>5.66969774891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10941165238137">
                <text:p>9.10941165238137</text:p>
              </table:table-cell>
              <table:table-cell office:value-type="float" office:value="5.73831722645261">
                <text:p>5.73831722645261</text:p>
              </table:table-cell>
              <table:table-cell office:value-type="float" office:value="8.93061408421429">
                <text:p>8.93061408421429</text:p>
              </table:table-cell>
              <table:table-cell office:value-type="float" office:value="5.54738670333337">
                <text:p>5.547386703333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313648687436">
                <text:p>12.1313648687436</text:p>
              </table:table-cell>
              <table:table-cell office:value-type="float" office:value="8.61972654109489">
                <text:p>8.61972654109489</text:p>
              </table:table-cell>
              <table:table-cell office:value-type="float" office:value="9.09574164749574">
                <text:p>9.09574164749574</text:p>
              </table:table-cell>
              <table:table-cell office:value-type="float" office:value="6.81059783352377">
                <text:p>6.81059783352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487928691262">
                <text:p>11.6487928691262</text:p>
              </table:table-cell>
              <table:table-cell office:value-type="float" office:value="8.50555825504998">
                <text:p>8.50555825504998</text:p>
              </table:table-cell>
              <table:table-cell office:value-type="float" office:value="8.9951103310703">
                <text:p>8.9951103310703</text:p>
              </table:table-cell>
              <table:table-cell office:value-type="float" office:value="6.84260524001779">
                <text:p>6.8426052400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514084533156">
                <text:p>11.6514084533156</text:p>
              </table:table-cell>
              <table:table-cell office:value-type="float" office:value="8.3767674108493">
                <text:p>8.3767674108493</text:p>
              </table:table-cell>
              <table:table-cell office:value-type="float" office:value="9.07928190625026">
                <text:p>9.07928190625026</text:p>
              </table:table-cell>
              <table:table-cell office:value-type="float" office:value="6.75858844237097">
                <text:p>6.75858844237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1412907902344">
                <text:p>12.1412907902344</text:p>
              </table:table-cell>
              <table:table-cell office:value-type="float" office:value="8.51119592012416">
                <text:p>8.51119592012416</text:p>
              </table:table-cell>
              <table:table-cell office:value-type="float" office:value="9.56374940947466">
                <text:p>9.56374940947466</text:p>
              </table:table-cell>
              <table:table-cell office:value-type="float" office:value="6.8977209640735">
                <text:p>6.8977209640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0995266772245">
                <text:p>11.0995266772245</text:p>
              </table:table-cell>
              <table:table-cell office:value-type="float" office:value="8.47733872508577">
                <text:p>8.47733872508577</text:p>
              </table:table-cell>
              <table:table-cell office:value-type="float" office:value="8.97783487668269">
                <text:p>8.97783487668269</text:p>
              </table:table-cell>
              <table:table-cell office:value-type="float" office:value="6.73912177653889">
                <text:p>6.73912177653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0.5301876173756">
                <text:p>10.5301876173756</text:p>
              </table:table-cell>
              <table:table-cell office:value-type="float" office:value="7.90575749633205">
                <text:p>7.90575749633205</text:p>
              </table:table-cell>
              <table:table-cell office:value-type="float" office:value="8.22398529767752">
                <text:p>8.22398529767752</text:p>
              </table:table-cell>
              <table:table-cell office:value-type="float" office:value="6.29581231054446">
                <text:p>6.2958123105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1821488273769">
                <text:p>10.1821488273769</text:p>
              </table:table-cell>
              <table:table-cell office:value-type="float" office:value="7.71562257054339">
                <text:p>7.71562257054339</text:p>
              </table:table-cell>
              <table:table-cell office:value-type="float" office:value="8.1324113180286">
                <text:p>8.1324113180286</text:p>
              </table:table-cell>
              <table:table-cell office:value-type="float" office:value="6.31475073249044">
                <text:p>6.31475073249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6065145090192">
                <text:p>10.6065145090192</text:p>
              </table:table-cell>
              <table:table-cell office:value-type="float" office:value="7.81223034622945">
                <text:p>7.81223034622945</text:p>
              </table:table-cell>
              <table:table-cell office:value-type="float" office:value="8.41360593184661">
                <text:p>8.41360593184661</text:p>
              </table:table-cell>
              <table:table-cell office:value-type="float" office:value="6.50490281392141">
                <text:p>6.50490281392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5391836956658">
                <text:p>10.5391836956658</text:p>
              </table:table-cell>
              <table:table-cell office:value-type="float" office:value="7.89265136395574">
                <text:p>7.89265136395574</text:p>
              </table:table-cell>
              <table:table-cell office:value-type="float" office:value="8.78884196306365">
                <text:p>8.78884196306365</text:p>
              </table:table-cell>
              <table:table-cell office:value-type="float" office:value="6.67327735827687">
                <text:p>6.67327735827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1926103409697">
                <text:p>11.1926103409697</text:p>
              </table:table-cell>
              <table:table-cell office:value-type="float" office:value="8.18589098057739">
                <text:p>8.18589098057739</text:p>
              </table:table-cell>
              <table:table-cell office:value-type="float" office:value="9.0406280201193">
                <text:p>9.0406280201193</text:p>
              </table:table-cell>
              <table:table-cell office:value-type="float" office:value="7.03989519048511">
                <text:p>7.03989519048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4053930936008">
                <text:p>10.4053930936008</text:p>
              </table:table-cell>
              <table:table-cell office:value-type="float" office:value="7.79074792793812">
                <text:p>7.79074792793812</text:p>
              </table:table-cell>
              <table:table-cell office:value-type="float" office:value="8.93980340196676">
                <text:p>8.93980340196676</text:p>
              </table:table-cell>
              <table:table-cell office:value-type="float" office:value="6.90624617508774">
                <text:p>6.90624617508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3269604155139">
                <text:p>11.3269604155139</text:p>
              </table:table-cell>
              <table:table-cell office:value-type="float" office:value="7.65941096247038">
                <text:p>7.65941096247038</text:p>
              </table:table-cell>
              <table:table-cell office:value-type="float" office:value="9.77284884836305">
                <text:p>9.77284884836305</text:p>
              </table:table-cell>
              <table:table-cell office:value-type="float" office:value="7.00867307822499">
                <text:p>7.00867307822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9353614981761">
                <text:p>10.9353614981761</text:p>
              </table:table-cell>
              <table:table-cell office:value-type="float" office:value="7.45559060629689">
                <text:p>7.45559060629689</text:p>
              </table:table-cell>
              <table:table-cell office:value-type="float" office:value="10.0462293207189">
                <text:p>10.0462293207189</text:p>
              </table:table-cell>
              <table:table-cell office:value-type="float" office:value="7.01962264164999">
                <text:p>7.01962264164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1.1109986477907">
                <text:p>11.1109986477907</text:p>
              </table:table-cell>
              <table:table-cell office:value-type="float" office:value="7.49446582398301">
                <text:p>7.49446582398301</text:p>
              </table:table-cell>
              <table:table-cell office:value-type="float" office:value="10.1400478566504">
                <text:p>10.1400478566504</text:p>
              </table:table-cell>
              <table:table-cell office:value-type="float" office:value="7.17481929338741">
                <text:p>7.17481929338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1.169613678718">
                <text:p>11.169613678718</text:p>
              </table:table-cell>
              <table:table-cell office:value-type="float" office:value="7.29570928519686">
                <text:p>7.29570928519686</text:p>
              </table:table-cell>
              <table:table-cell office:value-type="float" office:value="10.4025941610093">
                <text:p>10.4025941610093</text:p>
              </table:table-cell>
              <table:table-cell office:value-type="float" office:value="6.9270039868497">
                <text:p>6.9270039868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5987755988642">
                <text:p>10.5987755988642</text:p>
              </table:table-cell>
              <table:table-cell office:value-type="float" office:value="7.08000368993994">
                <text:p>7.08000368993994</text:p>
              </table:table-cell>
              <table:table-cell office:value-type="float" office:value="9.82836755971449">
                <text:p>9.82836755971449</text:p>
              </table:table-cell>
              <table:table-cell office:value-type="float" office:value="6.76162704298228">
                <text:p>6.76162704298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87347624568507">
                <text:p>9.87347624568507</text:p>
              </table:table-cell>
              <table:table-cell office:value-type="float" office:value="6.5527054504785">
                <text:p>6.5527054504785</text:p>
              </table:table-cell>
              <table:table-cell office:value-type="float" office:value="9.46125314881796">
                <text:p>9.46125314881796</text:p>
              </table:table-cell>
              <table:table-cell office:value-type="float" office:value="6.43750257441989">
                <text:p>6.43750257441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67691308220019">
                <text:p>9.67691308220019</text:p>
              </table:table-cell>
              <table:table-cell office:value-type="float" office:value="6.10440223559583">
                <text:p>6.10440223559583</text:p>
              </table:table-cell>
              <table:table-cell office:value-type="float" office:value="8.86657167976839">
                <text:p>8.86657167976839</text:p>
              </table:table-cell>
              <table:table-cell office:value-type="float" office:value="5.96157838256185">
                <text:p>5.96157838256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92713568510381">
                <text:p>9.92713568510381</text:p>
              </table:table-cell>
              <table:table-cell office:value-type="float" office:value="6.12316731050946">
                <text:p>6.12316731050946</text:p>
              </table:table-cell>
              <table:table-cell office:value-type="float" office:value="9.48546819701962">
                <text:p>9.48546819701962</text:p>
              </table:table-cell>
              <table:table-cell office:value-type="float" office:value="6.03811249671202">
                <text:p>6.03811249671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80599464706732">
                <text:p>9.80599464706732</text:p>
              </table:table-cell>
              <table:table-cell office:value-type="float" office:value="6.38283024448371">
                <text:p>6.38283024448371</text:p>
              </table:table-cell>
              <table:table-cell office:value-type="float" office:value="9.58915967943832">
                <text:p>9.58915967943832</text:p>
              </table:table-cell>
              <table:table-cell office:value-type="float" office:value="6.11706548551942">
                <text:p>6.11706548551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56541188664601">
                <text:p>8.56541188664601</text:p>
              </table:table-cell>
              <table:table-cell office:value-type="float" office:value="5.63339221533328">
                <text:p>5.63339221533328</text:p>
              </table:table-cell>
              <table:table-cell office:value-type="float" office:value="8.48609663292415">
                <text:p>8.48609663292415</text:p>
              </table:table-cell>
              <table:table-cell office:value-type="float" office:value="5.55751908427888">
                <text:p>5.55751908427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5264614577531">
                <text:p>11.5264614577531</text:p>
              </table:table-cell>
              <table:table-cell office:value-type="float" office:value="8.2661356205772">
                <text:p>8.2661356205772</text:p>
              </table:table-cell>
              <table:table-cell office:value-type="float" office:value="8.6298160859033">
                <text:p>8.6298160859033</text:p>
              </table:table-cell>
              <table:table-cell office:value-type="float" office:value="6.55694480200142">
                <text:p>6.55694480200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221432262094">
                <text:p>11.221432262094</text:p>
              </table:table-cell>
              <table:table-cell office:value-type="float" office:value="8.09169442575943">
                <text:p>8.09169442575943</text:p>
              </table:table-cell>
              <table:table-cell office:value-type="float" office:value="8.82485452500775">
                <text:p>8.82485452500775</text:p>
              </table:table-cell>
              <table:table-cell office:value-type="float" office:value="6.54518360593671">
                <text:p>6.54518360593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4893932866529">
                <text:p>11.4893932866529</text:p>
              </table:table-cell>
              <table:table-cell office:value-type="float" office:value="8.06068739325042">
                <text:p>8.06068739325042</text:p>
              </table:table-cell>
              <table:table-cell office:value-type="float" office:value="8.75304569073275">
                <text:p>8.75304569073275</text:p>
              </table:table-cell>
              <table:table-cell office:value-type="float" office:value="6.43993051354207">
                <text:p>6.43993051354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9083143805026">
                <text:p>11.9083143805026</text:p>
              </table:table-cell>
              <table:table-cell office:value-type="float" office:value="8.5544222450046">
                <text:p>8.5544222450046</text:p>
              </table:table-cell>
              <table:table-cell office:value-type="float" office:value="9.09413795809025">
                <text:p>9.09413795809025</text:p>
              </table:table-cell>
              <table:table-cell office:value-type="float" office:value="6.85661595186252">
                <text:p>6.85661595186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2.2668402173058">
                <text:p>12.2668402173058</text:p>
              </table:table-cell>
              <table:table-cell office:value-type="float" office:value="8.76907920006038">
                <text:p>8.76907920006038</text:p>
              </table:table-cell>
              <table:table-cell office:value-type="float" office:value="9.37203943853145">
                <text:p>9.37203943853145</text:p>
              </table:table-cell>
              <table:table-cell office:value-type="float" office:value="7.06557598900716">
                <text:p>7.06557598900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5216257743203">
                <text:p>11.5216257743203</text:p>
              </table:table-cell>
              <table:table-cell office:value-type="float" office:value="8.36658932810715">
                <text:p>8.36658932810715</text:p>
              </table:table-cell>
              <table:table-cell office:value-type="float" office:value="8.8746232869887">
                <text:p>8.8746232869887</text:p>
              </table:table-cell>
              <table:table-cell office:value-type="float" office:value="6.83979773946636">
                <text:p>6.83979773946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9999911853918">
                <text:p>10.9999911853918</text:p>
              </table:table-cell>
              <table:table-cell office:value-type="float" office:value="8.27041303478848">
                <text:p>8.27041303478848</text:p>
              </table:table-cell>
              <table:table-cell office:value-type="float" office:value="8.88333706214979">
                <text:p>8.88333706214979</text:p>
              </table:table-cell>
              <table:table-cell office:value-type="float" office:value="6.81932080648803">
                <text:p>6.8193208064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6726419038344">
                <text:p>11.6726419038344</text:p>
              </table:table-cell>
              <table:table-cell office:value-type="float" office:value="8.34103820464284">
                <text:p>8.34103820464284</text:p>
              </table:table-cell>
              <table:table-cell office:value-type="float" office:value="9.56877250814918">
                <text:p>9.56877250814918</text:p>
              </table:table-cell>
              <table:table-cell office:value-type="float" office:value="7.13433263039669">
                <text:p>7.13433263039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1535354979334">
                <text:p>11.1535354979334</text:p>
              </table:table-cell>
              <table:table-cell office:value-type="float" office:value="8.26947267765964">
                <text:p>8.26947267765964</text:p>
              </table:table-cell>
              <table:table-cell office:value-type="float" office:value="9.36282894729623">
                <text:p>9.36282894729623</text:p>
              </table:table-cell>
              <table:table-cell office:value-type="float" office:value="6.98205948675166">
                <text:p>6.98205948675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9960758025897">
                <text:p>10.9960758025897</text:p>
              </table:table-cell>
              <table:table-cell office:value-type="float" office:value="8.05998858831939">
                <text:p>8.05998858831939</text:p>
              </table:table-cell>
              <table:table-cell office:value-type="float" office:value="9.29651246784914">
                <text:p>9.29651246784914</text:p>
              </table:table-cell>
              <table:table-cell office:value-type="float" office:value="6.95265531278035">
                <text:p>6.95265531278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84559397114">
                <text:p>10.84559397114</text:p>
              </table:table-cell>
              <table:table-cell office:value-type="float" office:value="8.18821904250334">
                <text:p>8.18821904250334</text:p>
              </table:table-cell>
              <table:table-cell office:value-type="float" office:value="9.39682770925253">
                <text:p>9.39682770925253</text:p>
              </table:table-cell>
              <table:table-cell office:value-type="float" office:value="6.98710782420974">
                <text:p>6.98710782420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6339731904746">
                <text:p>10.6339731904746</text:p>
              </table:table-cell>
              <table:table-cell office:value-type="float" office:value="8.04417063547183">
                <text:p>8.04417063547183</text:p>
              </table:table-cell>
              <table:table-cell office:value-type="float" office:value="9.60600486485282">
                <text:p>9.60600486485282</text:p>
              </table:table-cell>
              <table:table-cell office:value-type="float" office:value="7.33650288466819">
                <text:p>7.33650288466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5270586336303">
                <text:p>10.5270586336303</text:p>
              </table:table-cell>
              <table:table-cell office:value-type="float" office:value="8.15184306016934">
                <text:p>8.15184306016934</text:p>
              </table:table-cell>
              <table:table-cell office:value-type="float" office:value="9.96878721864671">
                <text:p>9.96878721864671</text:p>
              </table:table-cell>
              <table:table-cell office:value-type="float" office:value="7.50910860421988">
                <text:p>7.50910860421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3859053251337">
                <text:p>9.83859053251337</text:p>
              </table:table-cell>
              <table:table-cell office:value-type="float" office:value="7.60417354655379">
                <text:p>7.60417354655379</text:p>
              </table:table-cell>
              <table:table-cell office:value-type="float" office:value="9.08963350743317">
                <text:p>9.08963350743317</text:p>
              </table:table-cell>
              <table:table-cell office:value-type="float" office:value="7.24737584563408">
                <text:p>7.24737584563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94219573330862">
                <text:p>9.94219573330862</text:p>
              </table:table-cell>
              <table:table-cell office:value-type="float" office:value="7.11195936795718">
                <text:p>7.11195936795718</text:p>
              </table:table-cell>
              <table:table-cell office:value-type="float" office:value="9.33908020943243">
                <text:p>9.33908020943243</text:p>
              </table:table-cell>
              <table:table-cell office:value-type="float" office:value="6.81182600787162">
                <text:p>6.81182600787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24706684510125">
                <text:p>9.24706684510125</text:p>
              </table:table-cell>
              <table:table-cell office:value-type="float" office:value="6.95376467607577">
                <text:p>6.95376467607577</text:p>
              </table:table-cell>
              <table:table-cell office:value-type="float" office:value="8.82176565339024">
                <text:p>8.82176565339024</text:p>
              </table:table-cell>
              <table:table-cell office:value-type="float" office:value="6.63868758976954">
                <text:p>6.63868758976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71564274080663">
                <text:p>9.71564274080663</text:p>
              </table:table-cell>
              <table:table-cell office:value-type="float" office:value="7.18308759958382">
                <text:p>7.18308759958382</text:p>
              </table:table-cell>
              <table:table-cell office:value-type="float" office:value="9.15916857682271">
                <text:p>9.15916857682271</text:p>
              </table:table-cell>
              <table:table-cell office:value-type="float" office:value="6.98873339760334">
                <text:p>6.98873339760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54925949864874">
                <text:p>9.54925949864874</text:p>
              </table:table-cell>
              <table:table-cell office:value-type="float" office:value="7.21383361750558">
                <text:p>7.21383361750558</text:p>
              </table:table-cell>
              <table:table-cell office:value-type="float" office:value="9.3029212410218">
                <text:p>9.3029212410218</text:p>
              </table:table-cell>
              <table:table-cell office:value-type="float" office:value="6.93639437801559">
                <text:p>6.93639437801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50638191504629">
                <text:p>9.50638191504629</text:p>
              </table:table-cell>
              <table:table-cell office:value-type="float" office:value="7.29859937028479">
                <text:p>7.29859937028479</text:p>
              </table:table-cell>
              <table:table-cell office:value-type="float" office:value="9.32356046636981">
                <text:p>9.32356046636981</text:p>
              </table:table-cell>
              <table:table-cell office:value-type="float" office:value="7.11418468789493">
                <text:p>7.11418468789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98132943113136">
                <text:p>8.98132943113136</text:p>
              </table:table-cell>
              <table:table-cell office:value-type="float" office:value="7.0217183805397">
                <text:p>7.0217183805397</text:p>
              </table:table-cell>
              <table:table-cell office:value-type="float" office:value="8.97975772100287">
                <text:p>8.97975772100287</text:p>
              </table:table-cell>
              <table:table-cell office:value-type="float" office:value="6.93956206650347">
                <text:p>6.93956206650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21774937758283">
                <text:p>9.21774937758283</text:p>
              </table:table-cell>
              <table:table-cell office:value-type="float" office:value="6.6606599482055">
                <text:p>6.6606599482055</text:p>
              </table:table-cell>
              <table:table-cell office:value-type="float" office:value="8.8842440918837">
                <text:p>8.8842440918837</text:p>
              </table:table-cell>
              <table:table-cell office:value-type="float" office:value="6.47365630718726">
                <text:p>6.473656307187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4263974209596">
                <text:p>0.254263974209596</text:p>
              </table:table-cell>
              <table:table-cell office:value-type="float" office:value="0.228532511601314">
                <text:p>0.228532511601314</text:p>
              </table:table-cell>
              <table:table-cell office:value-type="float" office:value="0.23714142034657">
                <text:p>0.23714142034657</text:p>
              </table:table-cell>
              <table:table-cell office:value-type="float" office:value="0.217393571951619">
                <text:p>0.217393571951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419268531928">
                <text:p>0.258419268531928</text:p>
              </table:table-cell>
              <table:table-cell office:value-type="float" office:value="0.231967250511057">
                <text:p>0.231967250511057</text:p>
              </table:table-cell>
              <table:table-cell office:value-type="float" office:value="0.242128965454298">
                <text:p>0.242128965454298</text:p>
              </table:table-cell>
              <table:table-cell office:value-type="float" office:value="0.221442348528629">
                <text:p>0.22144234852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3840713027236">
                <text:p>0.253840713027236</text:p>
              </table:table-cell>
              <table:table-cell office:value-type="float" office:value="0.230423638753246">
                <text:p>0.230423638753246</text:p>
              </table:table-cell>
              <table:table-cell office:value-type="float" office:value="0.236213614106553">
                <text:p>0.236213614106553</text:p>
              </table:table-cell>
              <table:table-cell office:value-type="float" office:value="0.219175866474228">
                <text:p>0.219175866474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0279861466753">
                <text:p>0.250279861466753</text:p>
              </table:table-cell>
              <table:table-cell office:value-type="float" office:value="0.231056366565002">
                <text:p>0.231056366565002</text:p>
              </table:table-cell>
              <table:table-cell office:value-type="float" office:value="0.232516899627812">
                <text:p>0.232516899627812</text:p>
              </table:table-cell>
              <table:table-cell office:value-type="float" office:value="0.219793536137965">
                <text:p>0.219793536137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34953507564779">
                <text:p>0.234953507564779</text:p>
              </table:table-cell>
              <table:table-cell office:value-type="float" office:value="0.222171046500477">
                <text:p>0.222171046500477</text:p>
              </table:table-cell>
              <table:table-cell office:value-type="float" office:value="0.218350901256627">
                <text:p>0.218350901256627</text:p>
              </table:table-cell>
              <table:table-cell office:value-type="float" office:value="0.211610919519684">
                <text:p>0.21161091951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23833610677668">
                <text:p>0.223833610677668</text:p>
              </table:table-cell>
              <table:table-cell office:value-type="float" office:value="0.22009421494158">
                <text:p>0.22009421494158</text:p>
              </table:table-cell>
              <table:table-cell office:value-type="float" office:value="0.207780111293609">
                <text:p>0.207780111293609</text:p>
              </table:table-cell>
              <table:table-cell office:value-type="float" office:value="0.209587213172795">
                <text:p>0.209587213172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18042181092037">
                <text:p>0.218042181092037</text:p>
              </table:table-cell>
              <table:table-cell office:value-type="float" office:value="0.215021267846296">
                <text:p>0.215021267846296</text:p>
              </table:table-cell>
              <table:table-cell office:value-type="float" office:value="0.202449581351961">
                <text:p>0.202449581351961</text:p>
              </table:table-cell>
              <table:table-cell office:value-type="float" office:value="0.204968397428756">
                <text:p>0.204968397428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15633343923075">
                <text:p>0.215633343923075</text:p>
              </table:table-cell>
              <table:table-cell office:value-type="float" office:value="0.214180461837426">
                <text:p>0.214180461837426</text:p>
              </table:table-cell>
              <table:table-cell office:value-type="float" office:value="0.201279330773206">
                <text:p>0.201279330773206</text:p>
              </table:table-cell>
              <table:table-cell office:value-type="float" office:value="0.204952311706628">
                <text:p>0.204952311706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2572863483101">
                <text:p>0.22572863483101</text:p>
              </table:table-cell>
              <table:table-cell office:value-type="float" office:value="0.222409369086181">
                <text:p>0.222409369086181</text:p>
              </table:table-cell>
              <table:table-cell office:value-type="float" office:value="0.21085044298028">
                <text:p>0.21085044298028</text:p>
              </table:table-cell>
              <table:table-cell office:value-type="float" office:value="0.212972988461638">
                <text:p>0.212972988461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61592764730897">
                <text:p>0.261592764730897</text:p>
              </table:table-cell>
              <table:table-cell office:value-type="float" office:value="0.242918865489244">
                <text:p>0.242918865489244</text:p>
              </table:table-cell>
              <table:table-cell office:value-type="float" office:value="0.246593051489626">
                <text:p>0.246593051489626</text:p>
              </table:table-cell>
              <table:table-cell office:value-type="float" office:value="0.234016540927501">
                <text:p>0.234016540927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56111076738585">
                <text:p>0.256111076738585</text:p>
              </table:table-cell>
              <table:table-cell office:value-type="float" office:value="0.240079470861618">
                <text:p>0.240079470861618</text:p>
              </table:table-cell>
              <table:table-cell office:value-type="float" office:value="0.243522581073685">
                <text:p>0.243522581073685</text:p>
              </table:table-cell>
              <table:table-cell office:value-type="float" office:value="0.232615096022425">
                <text:p>0.23261509602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37794806668928">
                <text:p>0.237794806668928</text:p>
              </table:table-cell>
              <table:table-cell office:value-type="float" office:value="0.233618696004393">
                <text:p>0.233618696004393</text:p>
              </table:table-cell>
              <table:table-cell office:value-type="float" office:value="0.227743824759683">
                <text:p>0.227743824759683</text:p>
              </table:table-cell>
              <table:table-cell office:value-type="float" office:value="0.227399817130415">
                <text:p>0.227399817130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66423189517874">
                <text:p>0.266423189517874</text:p>
              </table:table-cell>
              <table:table-cell office:value-type="float" office:value="0.24498236939679">
                <text:p>0.24498236939679</text:p>
              </table:table-cell>
              <table:table-cell office:value-type="float" office:value="0.258386079586524">
                <text:p>0.258386079586524</text:p>
              </table:table-cell>
              <table:table-cell office:value-type="float" office:value="0.240328636137808">
                <text:p>0.24032863613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8799079174575">
                <text:p>0.268799079174575</text:p>
              </table:table-cell>
              <table:table-cell office:value-type="float" office:value="0.244851624255216">
                <text:p>0.244851624255216</text:p>
              </table:table-cell>
              <table:table-cell office:value-type="float" office:value="0.261677588219299">
                <text:p>0.261677588219299</text:p>
              </table:table-cell>
              <table:table-cell office:value-type="float" office:value="0.240739928540323">
                <text:p>0.240739928540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61885500158119">
                <text:p>0.261885500158119</text:p>
              </table:table-cell>
              <table:table-cell office:value-type="float" office:value="0.238123857439154">
                <text:p>0.238123857439154</text:p>
              </table:table-cell>
              <table:table-cell office:value-type="float" office:value="0.255188871555326">
                <text:p>0.255188871555326</text:p>
              </table:table-cell>
              <table:table-cell office:value-type="float" office:value="0.234344894525329">
                <text:p>0.234344894525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5141027444533">
                <text:p>0.265141027444533</text:p>
              </table:table-cell>
              <table:table-cell office:value-type="float" office:value="0.233810250569888">
                <text:p>0.233810250569888</text:p>
              </table:table-cell>
              <table:table-cell office:value-type="float" office:value="0.258738415183692">
                <text:p>0.258738415183692</text:p>
              </table:table-cell>
              <table:table-cell office:value-type="float" office:value="0.230363248707349">
                <text:p>0.230363248707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9361916502787">
                <text:p>0.269361916502787</text:p>
              </table:table-cell>
              <table:table-cell office:value-type="float" office:value="0.233953298445935">
                <text:p>0.233953298445935</text:p>
              </table:table-cell>
              <table:table-cell office:value-type="float" office:value="0.264551635156985">
                <text:p>0.264551635156985</text:p>
              </table:table-cell>
              <table:table-cell office:value-type="float" office:value="0.231408008795432">
                <text:p>0.231408008795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82729855899627">
                <text:p>0.282729855899627</text:p>
              </table:table-cell>
              <table:table-cell office:value-type="float" office:value="0.23337817247541">
                <text:p>0.23337817247541</text:p>
              </table:table-cell>
              <table:table-cell office:value-type="float" office:value="0.278020930387812">
                <text:p>0.278020930387812</text:p>
              </table:table-cell>
              <table:table-cell office:value-type="float" office:value="0.23103933522053">
                <text:p>0.23103933522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81382501786686">
                <text:p>0.281382501786686</text:p>
              </table:table-cell>
              <table:table-cell office:value-type="float" office:value="0.233621143484177">
                <text:p>0.233621143484177</text:p>
              </table:table-cell>
              <table:table-cell office:value-type="float" office:value="0.276770659528713">
                <text:p>0.276770659528713</text:p>
              </table:table-cell>
              <table:table-cell office:value-type="float" office:value="0.231397197403641">
                <text:p>0.231397197403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7673604350127">
                <text:p>0.277673604350127</text:p>
              </table:table-cell>
              <table:table-cell office:value-type="float" office:value="0.232258455595507">
                <text:p>0.232258455595507</text:p>
              </table:table-cell>
              <table:table-cell office:value-type="float" office:value="0.273120436368647">
                <text:p>0.273120436368647</text:p>
              </table:table-cell>
              <table:table-cell office:value-type="float" office:value="0.230085708837217">
                <text:p>0.230085708837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0286304996886">
                <text:p>0.280286304996886</text:p>
              </table:table-cell>
              <table:table-cell office:value-type="float" office:value="0.234443405113857">
                <text:p>0.234443405113857</text:p>
              </table:table-cell>
              <table:table-cell office:value-type="float" office:value="0.276472289531251">
                <text:p>0.276472289531251</text:p>
              </table:table-cell>
              <table:table-cell office:value-type="float" office:value="0.232655164795972">
                <text:p>0.2326551647959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5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9947119203705">
                <text:p>0.249947119203705</text:p>
              </table:table-cell>
              <table:table-cell office:value-type="float" office:value="0.228264922544908">
                <text:p>0.228264922544908</text:p>
              </table:table-cell>
              <table:table-cell office:value-type="float" office:value="0.23309066163158">
                <text:p>0.23309066163158</text:p>
              </table:table-cell>
              <table:table-cell office:value-type="float" office:value="0.217032603390098">
                <text:p>0.217032603390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8863522772699">
                <text:p>0.258863522772699</text:p>
              </table:table-cell>
              <table:table-cell office:value-type="float" office:value="0.232036991375855">
                <text:p>0.232036991375855</text:p>
              </table:table-cell>
              <table:table-cell office:value-type="float" office:value="0.242093994119618">
                <text:p>0.242093994119618</text:p>
              </table:table-cell>
              <table:table-cell office:value-type="float" office:value="0.221203731337171">
                <text:p>0.22120373133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48945097688254">
                <text:p>0.248945097688254</text:p>
              </table:table-cell>
              <table:table-cell office:value-type="float" office:value="0.228040497344651">
                <text:p>0.228040497344651</text:p>
              </table:table-cell>
              <table:table-cell office:value-type="float" office:value="0.231190539899905">
                <text:p>0.231190539899905</text:p>
              </table:table-cell>
              <table:table-cell office:value-type="float" office:value="0.216597107242664">
                <text:p>0.216597107242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1743800455448">
                <text:p>0.251743800455448</text:p>
              </table:table-cell>
              <table:table-cell office:value-type="float" office:value="0.232015737809733">
                <text:p>0.232015737809733</text:p>
              </table:table-cell>
              <table:table-cell office:value-type="float" office:value="0.233420981806296">
                <text:p>0.233420981806296</text:p>
              </table:table-cell>
              <table:table-cell office:value-type="float" office:value="0.220268261047624">
                <text:p>0.220268261047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194569342397">
                <text:p>0.24194569342397</text:p>
              </table:table-cell>
              <table:table-cell office:value-type="float" office:value="0.224284929857374">
                <text:p>0.224284929857374</text:p>
              </table:table-cell>
              <table:table-cell office:value-type="float" office:value="0.225226678692436">
                <text:p>0.225226678692436</text:p>
              </table:table-cell>
              <table:table-cell office:value-type="float" office:value="0.213699933926766">
                <text:p>0.213699933926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1584299250724">
                <text:p>0.241584299250724</text:p>
              </table:table-cell>
              <table:table-cell office:value-type="float" office:value="0.225820106466816">
                <text:p>0.225820106466816</text:p>
              </table:table-cell>
              <table:table-cell office:value-type="float" office:value="0.225862858288923">
                <text:p>0.225862858288923</text:p>
              </table:table-cell>
              <table:table-cell office:value-type="float" office:value="0.215896337131707">
                <text:p>0.21589633713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1668942780148">
                <text:p>0.241668942780148</text:p>
              </table:table-cell>
              <table:table-cell office:value-type="float" office:value="0.23094708415599">
                <text:p>0.23094708415599</text:p>
              </table:table-cell>
              <table:table-cell office:value-type="float" office:value="0.225256889719183">
                <text:p>0.225256889719183</text:p>
              </table:table-cell>
              <table:table-cell office:value-type="float" office:value="0.22050859381025">
                <text:p>0.22050859381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9956583607246">
                <text:p>0.239956583607246</text:p>
              </table:table-cell>
              <table:table-cell office:value-type="float" office:value="0.230532700996476">
                <text:p>0.230532700996476</text:p>
              </table:table-cell>
              <table:table-cell office:value-type="float" office:value="0.223588451653659">
                <text:p>0.223588451653659</text:p>
              </table:table-cell>
              <table:table-cell office:value-type="float" office:value="0.220247663174354">
                <text:p>0.220247663174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33603362624213">
                <text:p>0.233603362624213</text:p>
              </table:table-cell>
              <table:table-cell office:value-type="float" office:value="0.227229086861303">
                <text:p>0.227229086861303</text:p>
              </table:table-cell>
              <table:table-cell office:value-type="float" office:value="0.219051315982935">
                <text:p>0.219051315982935</text:p>
              </table:table-cell>
              <table:table-cell office:value-type="float" office:value="0.218124468621107">
                <text:p>0.218124468621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37936310568321">
                <text:p>0.237936310568321</text:p>
              </table:table-cell>
              <table:table-cell office:value-type="float" office:value="0.227446145968511">
                <text:p>0.227446145968511</text:p>
              </table:table-cell>
              <table:table-cell office:value-type="float" office:value="0.224919398832222">
                <text:p>0.224919398832222</text:p>
              </table:table-cell>
              <table:table-cell office:value-type="float" office:value="0.219507433878123">
                <text:p>0.219507433878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2406012219583">
                <text:p>0.232406012219583</text:p>
              </table:table-cell>
              <table:table-cell office:value-type="float" office:value="0.225259461311085">
                <text:p>0.225259461311085</text:p>
              </table:table-cell>
              <table:table-cell office:value-type="float" office:value="0.221050066230006">
                <text:p>0.221050066230006</text:p>
              </table:table-cell>
              <table:table-cell office:value-type="float" office:value="0.218263995510779">
                <text:p>0.218263995510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45472720326039">
                <text:p>0.245472720326039</text:p>
              </table:table-cell>
              <table:table-cell office:value-type="float" office:value="0.2340354667345">
                <text:p>0.2340354667345</text:p>
              </table:table-cell>
              <table:table-cell office:value-type="float" office:value="0.235402442168817">
                <text:p>0.235402442168817</text:p>
              </table:table-cell>
              <table:table-cell office:value-type="float" office:value="0.227858083893709">
                <text:p>0.227858083893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51631833100292">
                <text:p>0.251631833100292</text:p>
              </table:table-cell>
              <table:table-cell office:value-type="float" office:value="0.239481863599229">
                <text:p>0.239481863599229</text:p>
              </table:table-cell>
              <table:table-cell office:value-type="float" office:value="0.242457113001392">
                <text:p>0.242457113001392</text:p>
              </table:table-cell>
              <table:table-cell office:value-type="float" office:value="0.233921446979847">
                <text:p>0.233921446979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57560905679616">
                <text:p>0.257560905679616</text:p>
              </table:table-cell>
              <table:table-cell office:value-type="float" office:value="0.248493249828448">
                <text:p>0.248493249828448</text:p>
              </table:table-cell>
              <table:table-cell office:value-type="float" office:value="0.250050496050553">
                <text:p>0.250050496050553</text:p>
              </table:table-cell>
              <table:table-cell office:value-type="float" office:value="0.243947532721632">
                <text:p>0.24394753272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63363808110079">
                <text:p>0.263363808110079</text:p>
              </table:table-cell>
              <table:table-cell office:value-type="float" office:value="0.254807980020266">
                <text:p>0.254807980020266</text:p>
              </table:table-cell>
              <table:table-cell office:value-type="float" office:value="0.256587000305481">
                <text:p>0.256587000305481</text:p>
              </table:table-cell>
              <table:table-cell office:value-type="float" office:value="0.25079027086537">
                <text:p>0.25079027086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2871209082058">
                <text:p>0.252871209082058</text:p>
              </table:table-cell>
              <table:table-cell office:value-type="float" office:value="0.248092264074431">
                <text:p>0.248092264074431</text:p>
              </table:table-cell>
              <table:table-cell office:value-type="float" office:value="0.247100072992036">
                <text:p>0.247100072992036</text:p>
              </table:table-cell>
              <table:table-cell office:value-type="float" office:value="0.244658101687433">
                <text:p>0.244658101687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44299646594392">
                <text:p>0.244299646594392</text:p>
              </table:table-cell>
              <table:table-cell office:value-type="float" office:value="0.233822465380263">
                <text:p>0.233822465380263</text:p>
              </table:table-cell>
              <table:table-cell office:value-type="float" office:value="0.239311357209861">
                <text:p>0.239311357209861</text:p>
              </table:table-cell>
              <table:table-cell office:value-type="float" office:value="0.230961682857738">
                <text:p>0.230961682857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1409818745017">
                <text:p>0.261409818745017</text:p>
              </table:table-cell>
              <table:table-cell office:value-type="float" office:value="0.236709942073654">
                <text:p>0.236709942073654</text:p>
              </table:table-cell>
              <table:table-cell office:value-type="float" office:value="0.256431094049465">
                <text:p>0.256431094049465</text:p>
              </table:table-cell>
              <table:table-cell office:value-type="float" office:value="0.23402876025105">
                <text:p>0.23402876025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6444082505125">
                <text:p>0.276444082505125</text:p>
              </table:table-cell>
              <table:table-cell office:value-type="float" office:value="0.243098274999287">
                <text:p>0.243098274999287</text:p>
              </table:table-cell>
              <table:table-cell office:value-type="float" office:value="0.27134803088351">
                <text:p>0.27134803088351</text:p>
              </table:table-cell>
              <table:table-cell office:value-type="float" office:value="0.240490749135231">
                <text:p>0.240490749135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6680283458179">
                <text:p>0.276680283458179</text:p>
              </table:table-cell>
              <table:table-cell office:value-type="float" office:value="0.240081219658879">
                <text:p>0.240081219658879</text:p>
              </table:table-cell>
              <table:table-cell office:value-type="float" office:value="0.272619100581761">
                <text:p>0.272619100581761</text:p>
              </table:table-cell>
              <table:table-cell office:value-type="float" office:value="0.238082072421982">
                <text:p>0.238082072421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11416667166472">
                <text:p>0.311416667166472</text:p>
              </table:table-cell>
              <table:table-cell office:value-type="float" office:value="0.254249193941263">
                <text:p>0.254249193941263</text:p>
              </table:table-cell>
              <table:table-cell office:value-type="float" office:value="0.307362408911753">
                <text:p>0.307362408911753</text:p>
              </table:table-cell>
              <table:table-cell office:value-type="float" office:value="0.252420120958114">
                <text:p>0.2524201209581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249478867021">
                <text:p>0.251249478867021</text:p>
              </table:table-cell>
              <table:table-cell office:value-type="float" office:value="0.228125673474599">
                <text:p>0.228125673474599</text:p>
              </table:table-cell>
              <table:table-cell office:value-type="float" office:value="0.234392544963579">
                <text:p>0.234392544963579</text:p>
              </table:table-cell>
              <table:table-cell office:value-type="float" office:value="0.21694189660725">
                <text:p>0.21694189660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4907246407563">
                <text:p>0.264907246407563</text:p>
              </table:table-cell>
              <table:table-cell office:value-type="float" office:value="0.233658281283425">
                <text:p>0.233658281283425</text:p>
              </table:table-cell>
              <table:table-cell office:value-type="float" office:value="0.248923975380129">
                <text:p>0.248923975380129</text:p>
              </table:table-cell>
              <table:table-cell office:value-type="float" office:value="0.223362759736601">
                <text:p>0.223362759736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7673716688179">
                <text:p>0.257673716688179</text:p>
              </table:table-cell>
              <table:table-cell office:value-type="float" office:value="0.231971681606502">
                <text:p>0.231971681606502</text:p>
              </table:table-cell>
              <table:table-cell office:value-type="float" office:value="0.240324258408572">
                <text:p>0.240324258408572</text:p>
              </table:table-cell>
              <table:table-cell office:value-type="float" office:value="0.220857359015875">
                <text:p>0.22085735901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0518445279664">
                <text:p>0.250518445279664</text:p>
              </table:table-cell>
              <table:table-cell office:value-type="float" office:value="0.230058165343291">
                <text:p>0.230058165343291</text:p>
              </table:table-cell>
              <table:table-cell office:value-type="float" office:value="0.232672962035061">
                <text:p>0.232672962035061</text:p>
              </table:table-cell>
              <table:table-cell office:value-type="float" office:value="0.21871878030087">
                <text:p>0.21871878030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956432504912">
                <text:p>0.24956432504912</text:p>
              </table:table-cell>
              <table:table-cell office:value-type="float" office:value="0.229620928557407">
                <text:p>0.229620928557407</text:p>
              </table:table-cell>
              <table:table-cell office:value-type="float" office:value="0.23180229226975">
                <text:p>0.23180229226975</text:p>
              </table:table-cell>
              <table:table-cell office:value-type="float" office:value="0.218505632401467">
                <text:p>0.218505632401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6807167643749">
                <text:p>0.246807167643749</text:p>
              </table:table-cell>
              <table:table-cell office:value-type="float" office:value="0.228722945075728">
                <text:p>0.228722945075728</text:p>
              </table:table-cell>
              <table:table-cell office:value-type="float" office:value="0.230030716761136">
                <text:p>0.230030716761136</text:p>
              </table:table-cell>
              <table:table-cell office:value-type="float" office:value="0.21826254573886">
                <text:p>0.21826254573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54947956261069">
                <text:p>0.254947956261069</text:p>
              </table:table-cell>
              <table:table-cell office:value-type="float" office:value="0.236131743310646">
                <text:p>0.236131743310646</text:p>
              </table:table-cell>
              <table:table-cell office:value-type="float" office:value="0.238865924639845">
                <text:p>0.238865924639845</text:p>
              </table:table-cell>
              <table:table-cell office:value-type="float" office:value="0.22622924138653">
                <text:p>0.22622924138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0104631061251">
                <text:p>0.260104631061251</text:p>
              </table:table-cell>
              <table:table-cell office:value-type="float" office:value="0.235115783808933">
                <text:p>0.235115783808933</text:p>
              </table:table-cell>
              <table:table-cell office:value-type="float" office:value="0.244171958013802">
                <text:p>0.244171958013802</text:p>
              </table:table-cell>
              <table:table-cell office:value-type="float" office:value="0.225699084759292">
                <text:p>0.225699084759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2420016623974">
                <text:p>0.242420016623974</text:p>
              </table:table-cell>
              <table:table-cell office:value-type="float" office:value="0.225193870293485">
                <text:p>0.225193870293485</text:p>
              </table:table-cell>
              <table:table-cell office:value-type="float" office:value="0.228559200876679">
                <text:p>0.228559200876679</text:p>
              </table:table-cell>
              <table:table-cell office:value-type="float" office:value="0.216929627559612">
                <text:p>0.216929627559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35988002802983">
                <text:p>0.235988002802983</text:p>
              </table:table-cell>
              <table:table-cell office:value-type="float" office:value="0.230197698136604">
                <text:p>0.230197698136604</text:p>
              </table:table-cell>
              <table:table-cell office:value-type="float" office:value="0.223414952419727">
                <text:p>0.223414952419727</text:p>
              </table:table-cell>
              <table:table-cell office:value-type="float" office:value="0.222410463230446">
                <text:p>0.222410463230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9774793785752">
                <text:p>0.239774793785752</text:p>
              </table:table-cell>
              <table:table-cell office:value-type="float" office:value="0.230092929006075">
                <text:p>0.230092929006075</text:p>
              </table:table-cell>
              <table:table-cell office:value-type="float" office:value="0.227748553449098">
                <text:p>0.227748553449098</text:p>
              </table:table-cell>
              <table:table-cell office:value-type="float" office:value="0.222918295221418">
                <text:p>0.222918295221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40016686066505">
                <text:p>0.240016686066505</text:p>
              </table:table-cell>
              <table:table-cell office:value-type="float" office:value="0.237605744065756">
                <text:p>0.237605744065756</text:p>
              </table:table-cell>
              <table:table-cell office:value-type="float" office:value="0.229143872449042">
                <text:p>0.229143872449042</text:p>
              </table:table-cell>
              <table:table-cell office:value-type="float" office:value="0.23099626838187">
                <text:p>0.23099626838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47566766749343">
                <text:p>0.247566766749343</text:p>
              </table:table-cell>
              <table:table-cell office:value-type="float" office:value="0.238011732617633">
                <text:p>0.238011732617633</text:p>
              </table:table-cell>
              <table:table-cell office:value-type="float" office:value="0.238331850464815">
                <text:p>0.238331850464815</text:p>
              </table:table-cell>
              <table:table-cell office:value-type="float" office:value="0.232598486611335">
                <text:p>0.232598486611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35956102229705">
                <text:p>0.235956102229705</text:p>
              </table:table-cell>
              <table:table-cell office:value-type="float" office:value="0.237172950560785">
                <text:p>0.237172950560785</text:p>
              </table:table-cell>
              <table:table-cell office:value-type="float" office:value="0.229343539739364">
                <text:p>0.229343539739364</text:p>
              </table:table-cell>
              <table:table-cell office:value-type="float" office:value="0.233217144181566">
                <text:p>0.233217144181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29619613590758">
                <text:p>0.229619613590758</text:p>
              </table:table-cell>
              <table:table-cell office:value-type="float" office:value="0.228446940929404">
                <text:p>0.228446940929404</text:p>
              </table:table-cell>
              <table:table-cell office:value-type="float" office:value="0.222894151411048">
                <text:p>0.222894151411048</text:p>
              </table:table-cell>
              <table:table-cell office:value-type="float" office:value="0.224537201411542">
                <text:p>0.224537201411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41309833548218">
                <text:p>0.241309833548218</text:p>
              </table:table-cell>
              <table:table-cell office:value-type="float" office:value="0.22701455582399">
                <text:p>0.22701455582399</text:p>
              </table:table-cell>
              <table:table-cell office:value-type="float" office:value="0.234803936218292">
                <text:p>0.234803936218292</text:p>
              </table:table-cell>
              <table:table-cell office:value-type="float" office:value="0.223423995209455">
                <text:p>0.223423995209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43557768729843">
                <text:p>0.243557768729843</text:p>
              </table:table-cell>
              <table:table-cell office:value-type="float" office:value="0.221741691645628">
                <text:p>0.221741691645628</text:p>
              </table:table-cell>
              <table:table-cell office:value-type="float" office:value="0.238455295084777">
                <text:p>0.238455295084777</text:p>
              </table:table-cell>
              <table:table-cell office:value-type="float" office:value="0.21897937321193">
                <text:p>0.21897937321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76765355176083">
                <text:p>0.276765355176083</text:p>
              </table:table-cell>
              <table:table-cell office:value-type="float" office:value="0.246226377055138">
                <text:p>0.246226377055138</text:p>
              </table:table-cell>
              <table:table-cell office:value-type="float" office:value="0.272403018354848">
                <text:p>0.272403018354848</text:p>
              </table:table-cell>
              <table:table-cell office:value-type="float" office:value="0.243977913177553">
                <text:p>0.243977913177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89778433710614">
                <text:p>0.289778433710614</text:p>
              </table:table-cell>
              <table:table-cell office:value-type="float" office:value="0.25354528563067">
                <text:p>0.25354528563067</text:p>
              </table:table-cell>
              <table:table-cell office:value-type="float" office:value="0.284773799909271">
                <text:p>0.284773799909271</text:p>
              </table:table-cell>
              <table:table-cell office:value-type="float" office:value="0.251064582324416">
                <text:p>0.251064582324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87129869676729">
                <text:p>0.287129869676729</text:p>
              </table:table-cell>
              <table:table-cell office:value-type="float" office:value="0.252419892380809">
                <text:p>0.252419892380809</text:p>
              </table:table-cell>
              <table:table-cell office:value-type="float" office:value="0.283315003623479">
                <text:p>0.283315003623479</text:p>
              </table:table-cell>
              <table:table-cell office:value-type="float" office:value="0.250517272092882">
                <text:p>0.2505172720928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5394793160689">
                <text:p>0.305394793160689</text:p>
              </table:table-cell>
              <table:table-cell office:value-type="float" office:value="0.25817399048821">
                <text:p>0.25817399048821</text:p>
              </table:table-cell>
              <table:table-cell office:value-type="float" office:value="0.301108991934455">
                <text:p>0.301108991934455</text:p>
              </table:table-cell>
              <table:table-cell office:value-type="float" office:value="0.256174218688346">
                <text:p>0.2561742186883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